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2mm"/>
    </style:style>
    <style:style style:name="co3" style:family="table-column">
      <style:table-column-properties fo:break-before="auto" style:column-width="60.92mm"/>
    </style:style>
    <style:style style:name="co4" style:family="table-column">
      <style:table-column-properties fo:break-before="auto" style:column-width="45.83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46.74mm"/>
    </style:style>
    <style:style style:name="co7" style:family="table-column">
      <style:table-column-properties fo:break-before="auto" style:column-width="50.46mm"/>
    </style:style>
    <style:style style:name="co8" style:family="table-column">
      <style:table-column-properties fo:break-before="auto" style:column-width="38.12mm"/>
    </style:style>
    <style:style style:name="co9" style:family="table-column">
      <style:table-column-properties fo:break-before="auto" style:column-width="57.03mm"/>
    </style:style>
    <style:style style:name="co10" style:family="table-column">
      <style:table-column-properties fo:break-before="auto" style:column-width="32.67mm"/>
    </style:style>
    <style:style style:name="co11" style:family="table-column">
      <style:table-column-properties fo:break-before="auto" style:column-width="52.86mm"/>
    </style:style>
    <style:style style:name="co12" style:family="table-column">
      <style:table-column-properties fo:break-before="auto" style:column-width="54.45mm"/>
    </style:style>
    <style:style style:name="co13" style:family="table-column">
      <style:table-column-properties fo:break-before="auto" style:column-width="25.59mm"/>
    </style:style>
    <style:style style:name="co14" style:family="table-column">
      <style:table-column-properties fo:break-before="auto" style:column-width="42.32mm"/>
    </style:style>
    <style:style style:name="co15" style:family="table-column">
      <style:table-column-properties fo:break-before="auto" style:column-width="47.92mm"/>
    </style:style>
    <style:style style:name="co16" style:family="table-column">
      <style:table-column-properties fo:break-before="auto" style:column-width="27.09mm"/>
    </style:style>
    <style:style style:name="co17" style:family="table-column">
      <style:table-column-properties fo:break-before="auto" style:column-width="26.88mm"/>
    </style:style>
    <style:style style:name="co18" style:family="table-column">
      <style:table-column-properties fo:break-before="auto" style:column-width="24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32mm" fo:break-before="auto" style:use-optimal-row-height="false"/>
    </style:style>
    <style:style style:name="ro3" style:family="table-row">
      <style:table-row-properties style:row-height="4.64mm" fo:break-before="auto" style:use-optimal-row-height="fals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8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38" style:family="table-cell" style:parent-style-name="Default">
      <style:table-cell-properties fo:background-color="#ccffcc"/>
    </style:style>
    <style:style style:name="ce39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99ff99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99ff99"/>
    </style:style>
    <style:style style:name="ce48" style:family="table-cell" style:parent-style-name="Default">
      <style:table-cell-properties fo:background-color="transparent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ccffcc"/>
    </style:style>
    <style:style style:name="ce55" style:family="table-cell" style:parent-style-name="Default" style:data-style-name="N0">
      <style:table-cell-properties fo:background-color="#99ff99"/>
    </style:style>
    <style:style style:name="ce9" style:family="table-cell" style:parent-style-name="Default" style:data-style-name="N0">
      <style:table-cell-properties fo:background-color="#99ff99"/>
      <style:text-properties fo:color="#ff6600"/>
    </style:style>
    <style:style style:name="ce10" style:family="table-cell" style:parent-style-name="Default" style:data-style-name="N0">
      <style:table-cell-properties fo:background-color="transparent"/>
      <style:text-properties fo:color="#ff6600"/>
    </style:style>
    <style:style style:name="ce63" style:family="table-cell" style:parent-style-name="Default" style:data-style-name="N0">
      <style:table-cell-properties fo:background-color="#99ff99"/>
      <style:text-properties fo:color="#ff9900"/>
    </style:style>
    <style:style style:name="ce65" style:family="table-cell" style:parent-style-name="Default" style:data-style-name="N0">
      <style:table-cell-properties fo:background-color="transparent"/>
      <style:text-properties fo:color="#ff9900"/>
    </style:style>
    <style:style style:name="ce68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14" style:family="table-cell" style:parent-style-name="Default">
      <style:text-properties fo:color="#ff3333"/>
    </style:style>
    <style:style style:name="ce70" style:family="table-cell" style:parent-style-name="Default" style:data-style-name="N0">
      <style:table-cell-properties fo:background-color="#99ff99"/>
      <style:text-properties fo:color="#ff3333"/>
    </style:style>
    <style:style style:name="ce71" style:family="table-cell" style:parent-style-name="Default" style:data-style-name="N0">
      <style:table-cell-properties fo:background-color="#99ff99"/>
      <style:text-properties fo:color="#ff3333" fo:font-weight="normal" style:font-weight-asian="normal" style:font-weight-complex="normal"/>
    </style:style>
    <style:style style:name="ce7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transparent"/>
    </style:style>
    <style:style style:name="ce80" style:family="table-cell" style:parent-style-name="Default" style:data-style-name="N0">
      <style:table-cell-properties fo:background-color="transparent"/>
      <style:text-properties fo:color="#ff3333"/>
    </style:style>
    <style:style style:name="ce25" style:family="table-cell" style:parent-style-name="Default" style:data-style-name="N0">
      <style:table-cell-properties fo:background-color="#ccffcc"/>
      <style:text-properties fo:color="#ff6600"/>
    </style:style>
    <style:style style:name="ce26" style:family="table-cell" style:parent-style-name="Default" style:data-style-name="N0">
      <style:table-cell-properties fo:background-color="#ccffcc"/>
      <style:text-properties fo:color="#ff9900"/>
    </style:style>
    <style:style style:name="ce83" style:family="table-cell" style:parent-style-name="Default" style:data-style-name="N0">
      <style:table-cell-properties fo:background-color="transparent"/>
      <style:text-properties style:use-window-font-color="true"/>
    </style:style>
    <style:style style:name="ce32" style:family="table-cell" style:parent-style-name="Default">
      <style:text-properties style:use-window-font-color="true"/>
    </style:style>
    <style:style style:name="ce76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ccffcc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99ff99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ackground-color="#ccffcc"/>
      <style:text-properties fo:font-weight="normal" style:font-weight-asian="normal" style:font-weight-complex="normal"/>
    </style:style>
    <style:style style:name="ce22" style:family="table-cell" style:parent-style-name="Default" style:data-style-name="N0">
      <style:table-cell-properties fo:background-color="#99ff99"/>
      <style:text-properties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33ff99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ff9999"/>
    </style:style>
    <style:style style:name="ce111" style:family="table-cell" style:parent-style-name="Default" style:data-style-name="N100">
      <style:table-cell-properties fo:background-color="#99ff66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33ff99"/>
    </style:style>
    <style:style style:name="ce113" style:family="table-cell" style:parent-style-name="Default">
      <style:table-cell-properties fo:background-color="#99ff66"/>
    </style:style>
    <style:style style:name="ce114" style:family="table-cell" style:parent-style-name="Default">
      <style:table-cell-properties fo:background-color="#33ff99"/>
      <style:text-properties fo:color="#cc0000"/>
    </style:style>
    <style:style style:name="ce115" style:family="table-cell" style:parent-style-name="Default">
      <style:table-cell-properties fo:background-color="#ff9999"/>
      <style:text-properties fo:color="#cc0000"/>
    </style:style>
    <style:style style:name="ce116" style:family="table-cell" style:parent-style-name="Default">
      <style:text-properties fo:color="#cc0000"/>
    </style:style>
    <style:style style:name="ce117" style:family="table-cell" style:parent-style-name="Default">
      <style:table-cell-properties fo:background-color="#99ff66"/>
      <style:text-properties fo:color="#cc0000"/>
    </style:style>
    <style:style style:name="ce108" style:family="table-cell" style:parent-style-name="Default" style:data-style-name="N0">
      <style:table-cell-properties fo:background-color="transparent"/>
      <style:text-properties fo:color="#ff3333" fo:font-weight="normal" style:font-weight-asian="normal" style:font-weight-complex="normal"/>
    </style:style>
    <style:style style:name="ce102" style:family="table-cell" style:parent-style-name="Default">
      <style:table-cell-properties fo:background-color="#dddddd"/>
    </style:style>
    <style:style style:name="ce103" style:family="table-cell" style:parent-style-name="Default" style:data-style-name="N61">
      <style:table-cell-properties fo:background-color="#81d41a"/>
      <style:text-properties style:use-window-font-color="true"/>
    </style:style>
    <style:style style:name="ce104" style:family="table-cell" style:parent-style-name="Default">
      <style:table-cell-properties fo:background-color="#81d41a"/>
    </style:style>
    <style:style style:name="ce124" style:family="table-cell" style:parent-style-name="Default">
      <style:table-cell-properties fo:background-color="#fff200"/>
    </style:style>
    <style:style style:name="ce128" style:family="table-cell" style:parent-style-name="Default">
      <style:table-cell-properties fo:background-color="#ffff00"/>
    </style:style>
    <style:style style:name="ce129" style:family="table-cell" style:parent-style-name="Default">
      <style:table-cell-properties fo:background-color="#729fcf"/>
    </style:style>
    <style:style style:name="ce130" style:family="table-cell" style:parent-style-name="Default">
      <style:table-cell-properties fo:background-color="#ff0000"/>
    </style:style>
    <style:style style:name="ce131" style:family="table-cell" style:parent-style-name="Default" style:data-style-name="N61"/>
    <style:style style:name="ce133" style:family="table-cell" style:parent-style-name="Default" style:data-style-name="N0"/>
    <style:style style:name="ce57" style:family="table-cell" style:parent-style-name="Default" style:data-style-name="N117"/>
    <style:style style:name="ce58" style:family="table-cell" style:parent-style-name="Default" style:data-style-name="N0">
      <style:table-cell-properties fo:background-color="#99ff99"/>
      <style:text-properties style:use-window-font-color="true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99ff99" style:vertical-align="top"/>
    </style:style>
    <style:style style:name="ce6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7" style:family="table-cell" style:parent-style-name="Default">
      <style:text-properties fo:color="#ff8000"/>
    </style:style>
    <style:style style:name="ce88" style:family="table-cell" style:parent-style-name="Default">
      <style:table-cell-properties fo:background-color="transparent"/>
      <style:text-properties fo:color="#ff8000"/>
    </style:style>
    <style:style style:name="ce141" style:family="table-cell" style:parent-style-name="Default">
      <style:table-cell-properties fo:background-color="#eeeeee"/>
    </style:style>
    <style:style style:name="ce73" style:family="table-cell" style:parent-style-name="Default">
      <style:table-cell-properties fo:background-color="#999999"/>
    </style:style>
    <style:style style:name="ce74" style:family="table-cell" style:parent-style-name="Default">
      <style:table-cell-properties fo:background-color="#ffaa95"/>
    </style:style>
    <style:style style:name="ce14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eeeeee" style:vertical-align="middl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p3 CH3" table:style-name="ta1">
        <office:forms form:automatic-focus="false" form:apply-design-mode="false"/>
        <table:shapes>
          <draw:frame draw:z-index="0" draw:style-name="gr1" draw:text-style-name="P1" svg:width="159.99mm" svg:height="89.99mm" svg:x="1321.87mm" svg:y="15.52mm">
            <draw:object draw:notify-on-update-of-ranges="'sp3 CH3'.B1:'sp3 CH3'.B1 'sp3 CH3'.D1:'sp3 CH3'.D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53.38mm" svg:y="16.5mm">
            <draw:object draw:notify-on-update-of-ranges="'sp3 CH3'.B1:'sp3 CH3'.B1 'sp3 CH3'.B1:'sp3 CH3'.B1 'sp3 CH3'.D1:'sp3 CH3'.D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65.07mm" svg:height="89.99mm" svg:x="1485.52mm" svg:y="14.71mm">
            <draw:object draw:notify-on-update-of-ranges="'sp3 CH3'.B1:'sp3 CH3'.B1 'sp3 CH3'.D1:'sp3 CH3'.D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820.37mm" svg:y="15.52mm">
            <draw:object draw:notify-on-update-of-ranges="'sp3 CH3'.B1:'sp3 CH3'.B1 'sp3 CH3'.D1:'sp3 CH3'.D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60.04mm" svg:height="92.07mm" svg:x="1321.52mm" svg:y="110.23mm">
            <draw:object draw:notify-on-update-of-ranges="'sp3 CH3'.B1:'sp3 CH3'.B1 'sp3 CH3'.D1:'sp3 CH3'.D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159.99mm" svg:height="89.99mm" svg:x="1484.87mm" svg:y="113.88mm">
            <draw:object draw:notify-on-update-of-ranges="'sp3 CH3'.B1:'sp3 CH3'.B1 'sp3 CH3'.D1:'sp3 CH3'.D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6" draw:style-name="gr1" draw:text-style-name="P1" svg:width="159.99mm" svg:height="89.99mm" svg:x="1649.27mm" svg:y="115.13mm">
            <draw:object draw:notify-on-update-of-ranges="'sp3 CH3'.B1:'sp3 CH3'.B1 'sp3 CH3'.D1:'sp3 CH3'.D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7" draw:style-name="gr1" draw:text-style-name="P1" svg:width="159.99mm" svg:height="89.99mm" svg:x="1818.46mm" svg:y="116.04mm">
            <draw:object draw:notify-on-update-of-ranges="'sp3 CH3'.B1:'sp3 CH3'.B1 'sp3 CH3'.D1:'sp3 CH3'.D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ce47"/>
        <table:table-column table:style-name="co1" table:number-columns-repeated="2" table:default-cell-style-name="ce51"/>
        <table:table-column table:style-name="co1" table:default-cell-style-name="ce55"/>
        <table:table-column table:style-name="co1" table:number-columns-repeated="2" table:default-cell-style-name="ce47"/>
        <table:table-column table:style-name="co1" table:number-columns-repeated="2" table:default-cell-style-name="ce38"/>
        <table:table-column table:style-name="co1" table:default-cell-style-name="ce5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5" table:default-cell-style-name="Default"/>
        <table:table-column table:style-name="co1" table:number-columns-repeated="5" table:default-cell-style-name="ce48"/>
        <table:table-column table:style-name="co1" table:number-columns-repeated="961" table:default-cell-style-name="Default"/>
        <table:table-row table:style-name="ro1">
          <table:table-cell table:style-name="ce38"/>
          <table:table-cell table:style-name="Default" office:value-type="string" calcext:value-type="string">
            <text:p>All-electron</text:p>
          </table:table-cell>
          <table:table-cell table:style-name="ce47"/>
          <table:table-cell table:style-name="Default" office:value-type="string" calcext:value-type="string">
            <text:p>Pseudo</text:p>
          </table:table-cell>
          <table:table-cell table:style-name="Default"/>
          <table:table-cell table:style-name="Default" office:value-type="float" office:value="27.2113845" calcext:value-type="float">
            <text:p>27.2113845</text:p>
          </table:table-cell>
          <table:table-cell table:style-name="Default"/>
          <table:table-cell table:style-name="Default" office:value-type="string" calcext:value-type="string">
            <text:p>C*-C</text:p>
          </table:table-cell>
          <table:table-cell table:style-name="Default" office:value-type="string" calcext:value-type="string">
            <text:p>C*-R</text:p>
          </table:table-cell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 table:number-rows-repeated="2">
          <table:table-cell table:style-name="Default" table:number-columns-repeated="9"/>
          <table:table-cell table:number-columns-repeated="49"/>
          <table:table-cell table:style-name="Default" table:number-columns-repeated="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8" table:number-columns-repeated="3"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 table:number-columns-repeated="2"/>
          <table:table-cell table:style-name="ce39" office:value-type="string" calcext:value-type="string">
            <text:p>C*-O</text:p>
          </table:table-cell>
          <table:table-cell table:style-name="ce38" table:number-columns-repeated="5"/>
          <table:table-cell table:style-name="ce39" office:value-type="string" calcext:value-type="string">
            <text:p>C*-N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H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P</text:p>
          </table:table-cell>
          <table:table-cell table:style-name="ce38" table:number-columns-repeated="11"/>
          <table:table-cell table:number-columns-repeated="5"/>
          <table:table-cell table:style-name="ce48" table:number-columns-repeated="13"/>
          <table:table-cell table:style-name="ce38"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number-columns-repeated="3"/>
          <table:table-cell table:style-name="ce38"/>
          <table:table-cell table:style-name="ce39" office:value-type="string" calcext:value-type="string">
            <text:p>Methano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Methylamine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Acetic Acid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Aspirin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Methane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ana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ClAuP(CH3)3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ClAuP((CH3)3)3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77"/>
          <table:table-cell table:number-columns-repeated="3"/>
          <table:table-cell table:style-name="ce78"/>
          <table:table-cell table:style-name="ce48" table:number-columns-repeated="13"/>
          <table:table-cell table:style-name="ce38"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3.284" calcext:value-type="float">
            <text:p>-13.284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2.146" calcext:value-type="float">
            <text:p>-12.146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0.45" calcext:value-type="float">
            <text:p>-10.45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2.369" calcext:value-type="float">
            <text:p>-12.369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9.78" calcext:value-type="float">
            <text:p>-9.78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4.892" calcext:value-type="float">
            <text:p>-14.892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1.518" calcext:value-type="float">
            <text:p>-11.518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9.563" calcext:value-type="float">
            <text:p>-9.563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9.402" calcext:value-type="float">
            <text:p>-9.402</text:p>
          </table:table-cell>
          <table:table-cell table:style-name="ce51"/>
          <table:table-cell table:style-name="ce38"/>
          <table:table-cell/>
          <table:table-cell table:style-name="ce78"/>
          <table:table-cell table:number-columns-repeated="2"/>
          <table:table-cell table:style-name="ce78"/>
          <table:table-cell table:style-name="ce48" table:number-columns-repeated="13"/>
          <table:table-cell table:style-name="ce38"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79.1525771133" calcext:value-type="float">
            <text:p>-79.1525771133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14.9350531276" calcext:value-type="float">
            <text:p>-114.935053127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95.1248145251" calcext:value-type="float">
            <text:p>-95.1248145251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227.620441584" calcext:value-type="float">
            <text:p>-227.620441584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644.4350935604" calcext:value-type="float">
            <text:p>-644.4350935604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40.1569001698" calcext:value-type="float">
            <text:p>-40.156900169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52.7875861152" calcext:value-type="float">
            <text:p>-152.787586115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053.599644622" calcext:value-type="float">
            <text:p>-1053.59964462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404.557259866" calcext:value-type="float">
            <text:p>-1404.557259866</text:p>
          </table:table-cell>
          <table:table-cell table:style-name="ce38"/>
          <table:table-cell table:style-name="ce51"/>
          <table:table-cell table:style-name="ce38"/>
          <table:table-cell table:number-columns-repeated="4"/>
          <table:table-cell table:style-name="ce78"/>
          <table:table-cell table:style-name="ce48" table:number-columns-repeated="13"/>
          <table:table-cell table:style-name="ce38"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78.7510146256" calcext:value-type="float">
            <text:p>-78.7510146256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14.5181158966" calcext:value-type="float">
            <text:p>-114.518115896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94.898335544" calcext:value-type="float">
            <text:p>-94.898335544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227.4392707416" calcext:value-type="float">
            <text:p>-227.439270741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644.2823688253" calcext:value-type="float">
            <text:p>-644.282368825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39.7413849918" calcext:value-type="float">
            <text:p>-39.741384991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52.6736253505" calcext:value-type="float">
            <text:p>-152.6736253505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053.397190659" calcext:value-type="float">
            <text:p>-1053.39719065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table:number-columns-repeated="2"/>
          <table:table-cell table:style-name="ce51"/>
          <table:table-cell table:style-name="ce38"/>
          <table:table-cell/>
          <table:table-cell table:style-name="ce78"/>
          <table:table-cell table:number-columns-repeated="2"/>
          <table:table-cell table:style-name="ce78"/>
          <table:table-cell table:style-name="ce48" table:number-columns-repeated="13"/>
          <table:table-cell table:style-name="ce38"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8]-[.G7]" office:value-type="float" office:value="0.401562487699991" calcext:value-type="float">
            <text:p>0.401562487699991</text:p>
          </table:table-cell>
          <table:table-cell table:style-name="ce39" table:formula="of:=[.G9]*conv" office:value-type="float" office:value="10.927071253581" calcext:value-type="float">
            <text:p>10.927071253581</text:p>
          </table:table-cell>
          <table:table-cell/>
          <table:table-cell table:style-name="ce38" table:number-columns-repeated="3"/>
          <table:table-cell table:style-name="ce39" table:formula="of:=[.M8]-[.M7]" office:value-type="float" office:value="0.416937231000006" calcext:value-type="float">
            <text:p>0.416937231000006</text:p>
          </table:table-cell>
          <table:table-cell table:style-name="ce39" table:formula="of:=[.M9]*conv" office:value-type="float" office:value="11.3454393051065" calcext:value-type="float">
            <text:p>11.3454393051065</text:p>
          </table:table-cell>
          <table:table-cell table:style-name="ce51"/>
          <table:table-cell table:style-name="ce38" table:number-columns-repeated="3"/>
          <table:table-cell table:style-name="ce39" table:formula="of:=[.S8]-[.S7]" office:value-type="float" office:value="0.226478981100001" calcext:value-type="float">
            <text:p>0.226478981100001</text:p>
          </table:table-cell>
          <table:table-cell table:style-name="ce39" table:formula="of:=[.S9]*conv" office:value-type="float" office:value="6.16280663588037" calcext:value-type="float">
            <text:p>6.16280663588037</text:p>
          </table:table-cell>
          <table:table-cell table:style-name="ce51"/>
          <table:table-cell table:style-name="ce38" table:number-columns-repeated="3"/>
          <table:table-cell table:style-name="ce39" table:formula="of:=[.Y8]-[.Y7]" office:value-type="float" office:value="0.181170842399979" calcext:value-type="float">
            <text:p>0.181170842399979</text:p>
          </table:table-cell>
          <table:table-cell table:style-name="ce39" table:formula="of:=[.Y9]*conv" office:value-type="float" office:value="4.92990945273473" calcext:value-type="float">
            <text:p>4.92990945273473</text:p>
          </table:table-cell>
          <table:table-cell table:style-name="ce51"/>
          <table:table-cell table:style-name="ce38" table:number-columns-repeated="3"/>
          <table:table-cell table:style-name="ce39" table:formula="of:=[.AE8]-[.AE7]" office:value-type="float" office:value="0.152724735100037" calcext:value-type="float">
            <text:p>0.152724735100037</text:p>
          </table:table-cell>
          <table:table-cell table:style-name="ce39" table:formula="of:=[.AE9]*conv" office:value-type="float" office:value="4.15585148946775" calcext:value-type="float">
            <text:p>4.15585148946775</text:p>
          </table:table-cell>
          <table:table-cell table:style-name="ce51"/>
          <table:table-cell table:style-name="ce38" table:number-columns-repeated="3"/>
          <table:table-cell table:style-name="ce39" table:formula="of:=[.AK8]-[.AK7]" office:value-type="float" office:value="0.415515178" calcext:value-type="float">
            <text:p>0.415515178</text:p>
          </table:table-cell>
          <table:table-cell table:style-name="ce39" table:formula="of:=[.AK9]*conv" office:value-type="float" office:value="11.3067432741439" calcext:value-type="float">
            <text:p>11.3067432741439</text:p>
          </table:table-cell>
          <table:table-cell table:style-name="ce51"/>
          <table:table-cell table:style-name="ce38" table:number-columns-repeated="3"/>
          <table:table-cell table:style-name="ce39" table:formula="of:=[.AQ8]-[.AQ7]" office:value-type="float" office:value="0.11396076470001" calcext:value-type="float">
            <text:p>0.11396076470001</text:p>
          </table:table-cell>
          <table:table-cell table:style-name="ce39" table:formula="of:=[.AQ9]*conv" office:value-type="float" office:value="3.10103018616601" calcext:value-type="float">
            <text:p>3.10103018616601</text:p>
          </table:table-cell>
          <table:table-cell table:style-name="ce51"/>
          <table:table-cell table:style-name="ce38" table:number-columns-repeated="3"/>
          <table:table-cell table:style-name="ce39" table:formula="of:=[.AW8]-[.AW7]" office:value-type="float" office:value="0.202453962999925" calcext:value-type="float">
            <text:p>0.202453962999925</text:p>
          </table:table-cell>
          <table:table-cell table:style-name="ce39" table:formula="of:=[.AW9]*conv" office:value-type="float" office:value="5.50905263073974" calcext:value-type="float">
            <text:p>5.50905263073974</text:p>
          </table:table-cell>
          <table:table-cell table:style-name="ce51"/>
          <table:table-cell table:style-name="ce38" table:number-columns-repeated="3"/>
          <table:table-cell table:style-name="ce39" table:formula="of:=[.BC8]-[.BC7]" office:value-type="float" office:value="1404.557259866" calcext:value-type="float">
            <text:p>1404.557259866</text:p>
          </table:table-cell>
          <table:table-cell table:style-name="ce39" table:formula="of:=[.BC9]*conv" office:value-type="float" office:value="38219.9476504801" calcext:value-type="float">
            <text:p>38219.9476504801</text:p>
          </table:table-cell>
          <table:table-cell table:style-name="ce51"/>
          <table:table-cell table:style-name="ce38"/>
          <table:table-cell table:number-columns-repeated="2"/>
          <table:table-cell table:style-name="ce77" table:number-columns-repeated="2"/>
          <table:table-cell table:style-name="ce78"/>
          <table:table-cell table:style-name="ce48" table:number-columns-repeated="13"/>
          <table:table-cell table:style-name="ce38"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78210651247436" calcext:value-type="float">
            <text:p>0.378210651247436</text:p>
          </table:table-cell>
          <table:table-cell table:style-name="ce39" table:formula="of:=[.G10]*conv" office:value-type="float" office:value="10.2916354530894" calcext:value-type="float">
            <text:p>10.2916354530894</text:p>
          </table:table-cell>
          <table:table-cell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309122361903688" calcext:value-type="float">
            <text:p>0.309122361903688</text:p>
          </table:table-cell>
          <table:table-cell table:style-name="ce39" table:formula="of:=[.M10]*conv" office:value-type="float" office:value="8.41164744730941" calcext:value-type="float">
            <text:p>8.41164744730941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272516349960189" calcext:value-type="float">
            <text:p>0.272516349960189</text:p>
          </table:table-cell>
          <table:table-cell table:style-name="ce39" table:formula="of:=[.S10]*conv" office:value-type="float" office:value="7.41554718130326" calcext:value-type="float">
            <text:p>7.41554718130326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238281750588106" calcext:value-type="float">
            <text:p>0.238281750588106</text:p>
          </table:table-cell>
          <table:table-cell table:style-name="ce39" table:formula="of:=[.Y10]*conv" office:value-type="float" office:value="6.48397633458605" calcext:value-type="float">
            <text:p>6.48397633458605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23805163669004" calcext:value-type="float">
            <text:p>0.123805163669004</text:p>
          </table:table-cell>
          <table:table-cell table:style-name="ce39" table:formula="of:=[.AE10]*conv" office:value-type="float" office:value="3.3689099116827" calcext:value-type="float">
            <text:p>3.3689099116827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411958197062924" calcext:value-type="float">
            <text:p>0.411958197062924</text:p>
          </table:table-cell>
          <table:table-cell table:style-name="ce39" table:formula="of:=[.AK10]*conv" office:value-type="float" office:value="11.209952898206" calcext:value-type="float">
            <text:p>11.209952898206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56738945139328" calcext:value-type="float">
            <text:p>0.156738945139328</text:p>
          </table:table-cell>
          <table:table-cell table:style-name="ce39" table:formula="of:=[.AQ10]*conv" office:value-type="float" office:value="4.26508370231066" calcext:value-type="float">
            <text:p>4.26508370231066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211688876711216" calcext:value-type="float">
            <text:p>0.211688876711216</text:p>
          </table:table-cell>
          <table:table-cell table:style-name="ce39" table:formula="of:=[.AW10]*conv" office:value-type="float" office:value="5.760347418562" calcext:value-type="float">
            <text:p>5.760347418562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222580472796905" calcext:value-type="float">
            <text:p>0.222580472796905</text:p>
          </table:table-cell>
          <table:table-cell table:style-name="ce39" table:formula="of:=[.BC10]*conv" office:value-type="float" office:value="6.05672282746837" calcext:value-type="float">
            <text:p>6.05672282746837</text:p>
          </table:table-cell>
          <table:table-cell table:style-name="ce51"/>
          <table:table-cell table:style-name="ce38"/>
          <table:table-cell table:number-columns-repeated="2"/>
          <table:table-cell table:style-name="ce77" table:number-columns-repeated="2"/>
          <table:table-cell table:style-name="ce78"/>
          <table:table-cell table:style-name="ce48" table:number-columns-repeated="13"/>
          <table:table-cell table:style-name="ce38"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78.7060607" calcext:value-type="float">
            <text:p>-78.7060607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14.5750463113" calcext:value-type="float">
            <text:p>-114.575046311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94.8201675674" calcext:value-type="float">
            <text:p>-94.8201675674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227.2683839387" calcext:value-type="float">
            <text:p>-227.268383938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644.0862757225" calcext:value-type="float">
            <text:p>-644.0862757225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39.6612877607" calcext:value-type="float">
            <text:p>-39.661287760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52.4571001381" calcext:value-type="float">
            <text:p>-152.4571001381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053.280987181" calcext:value-type="float">
            <text:p>-1053.280987181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404.260532978" calcext:value-type="float">
            <text:p>-1404.260532978</text:p>
          </table:table-cell>
          <table:table-cell table:style-name="ce38"/>
          <table:table-cell table:style-name="ce51"/>
          <table:table-cell table:style-name="ce38"/>
          <table:table-cell table:number-columns-repeated="4"/>
          <table:table-cell table:style-name="ce78"/>
          <table:table-cell table:style-name="ce48" table:number-columns-repeated="13"/>
          <table:table-cell table:style-name="ce38"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11]-[.G7]" office:value-type="float" office:value="0.446516413300003" calcext:value-type="float">
            <text:p>0.446516413300003</text:p>
          </table:table-cell>
          <table:table-cell table:formula="of:=[.G12]*conv" office:value-type="float" office:value="12.1503298078673" calcext:value-type="float">
            <text:p>12.1503298078673</text:p>
          </table:table-cell>
          <table:table-cell/>
          <table:table-cell table:style-name="ce38" table:number-columns-repeated="3"/>
          <table:table-cell table:style-name="ce38" table:formula="of:=[.M11]-[.M7]" office:value-type="float" office:value="0.3600068163" calcext:value-type="float">
            <text:p>0.3600068163</text:p>
          </table:table-cell>
          <table:table-cell table:style-name="ce38" table:formula="of:=[.M12]*conv" office:value-type="float" office:value="9.79628390096018" calcext:value-type="float">
            <text:p>9.79628390096018</text:p>
          </table:table-cell>
          <table:table-cell table:style-name="ce51"/>
          <table:table-cell table:style-name="ce38" table:number-columns-repeated="3"/>
          <table:table-cell table:style-name="ce38" table:formula="of:=[.S11]-[.S7]" office:value-type="float" office:value="0.304646957700001" calcext:value-type="float">
            <text:p>0.304646957700001</text:p>
          </table:table-cell>
          <table:table-cell table:style-name="ce38" table:formula="of:=[.S12]*conv" office:value-type="float" office:value="8.28986550272997" calcext:value-type="float">
            <text:p>8.28986550272997</text:p>
          </table:table-cell>
          <table:table-cell table:style-name="ce51"/>
          <table:table-cell table:style-name="ce38" table:number-columns-repeated="3"/>
          <table:table-cell table:style-name="ce38" table:formula="of:=[.Y11]-[.Y7]" office:value-type="float" office:value="0.352057645299993" calcext:value-type="float">
            <text:p>0.352057645299993</text:p>
          </table:table-cell>
          <table:table-cell table:style-name="ce38" table:formula="of:=[.Y12]*conv" office:value-type="float" office:value="9.57997595242274" calcext:value-type="float">
            <text:p>9.57997595242274</text:p>
          </table:table-cell>
          <table:table-cell table:style-name="ce51"/>
          <table:table-cell table:style-name="ce38" table:number-columns-repeated="3"/>
          <table:table-cell table:style-name="ce38" table:formula="of:=[.AE11]-[.AE7]" office:value-type="float" office:value="0.348817837900015" calcext:value-type="float">
            <text:p>0.348817837900015</text:p>
          </table:table-cell>
          <table:table-cell table:style-name="ce38" table:formula="of:=[.AE12]*conv" office:value-type="float" office:value="9.49181630755597" calcext:value-type="float">
            <text:p>9.49181630755597</text:p>
          </table:table-cell>
          <table:table-cell table:style-name="ce51"/>
          <table:table-cell table:style-name="ce38" table:number-columns-repeated="3"/>
          <table:table-cell table:style-name="ce38" table:formula="of:=[.AK11]-[.AK7]" office:value-type="float" office:value="0.495612409099998" calcext:value-type="float">
            <text:p>0.495612409099998</text:p>
          </table:table-cell>
          <table:table-cell table:style-name="ce38" table:formula="of:=[.AK12]*conv" office:value-type="float" office:value="13.4862998269913" calcext:value-type="float">
            <text:p>13.4862998269913</text:p>
          </table:table-cell>
          <table:table-cell table:style-name="ce51"/>
          <table:table-cell table:style-name="ce38" table:number-columns-repeated="3"/>
          <table:table-cell table:style-name="ce38" table:formula="of:=[.AQ11]-[.AQ7]" office:value-type="float" office:value="0.330485977100011" calcext:value-type="float">
            <text:p>0.330485977100011</text:p>
          </table:table-cell>
          <table:table-cell table:style-name="ce38" table:formula="of:=[.AQ12]*conv" office:value-type="float" office:value="8.9929809947266" calcext:value-type="float">
            <text:p>8.9929809947266</text:p>
          </table:table-cell>
          <table:table-cell table:style-name="ce51"/>
          <table:table-cell table:style-name="ce38" table:number-columns-repeated="3"/>
          <table:table-cell table:style-name="ce38" table:formula="of:=[.AW11]-[.AW7]" office:value-type="float" office:value="0.318657440999914" calcext:value-type="float">
            <text:p>0.318657440999914</text:p>
          </table:table-cell>
          <table:table-cell table:style-name="ce38" table:formula="of:=[.AW12]*conv" office:value-type="float" office:value="8.67111015083472" calcext:value-type="float">
            <text:p>8.67111015083472</text:p>
          </table:table-cell>
          <table:table-cell table:style-name="ce51"/>
          <table:table-cell table:style-name="ce38" table:number-columns-repeated="3"/>
          <table:table-cell table:style-name="ce38" table:formula="of:=[.BC11]-[.BC7]" office:value-type="float" office:value="0.296726888000194" calcext:value-type="float">
            <text:p>0.296726888000194</text:p>
          </table:table-cell>
          <table:table-cell table:style-name="ce38" table:formula="of:=[.BC12]*conv" office:value-type="float" office:value="8.07434944086171" calcext:value-type="float">
            <text:p>8.07434944086171</text:p>
          </table:table-cell>
          <table:table-cell table:style-name="ce51"/>
          <table:table-cell table:style-name="ce38"/>
          <table:table-cell table:number-columns-repeated="4"/>
          <table:table-cell table:style-name="ce78"/>
          <table:table-cell table:style-name="ce48" table:number-columns-repeated="13"/>
          <table:table-cell table:style-name="ce38" table:number-columns-repeated="948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78" table:number-columns-repeated="5"/>
          <table:table-cell table:style-name="ce48" table:number-columns-repeated="13"/>
          <table:table-cell table:style-name="ce47" table:number-columns-repeated="948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Methano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Methylamine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Acetic Acid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Aspirin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Methane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ana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ClAuP(CH3)3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ClAuP((CH3)3)3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77"/>
          <table:table-cell table:number-columns-repeated="3"/>
          <table:table-cell table:style-name="ce78"/>
          <table:table-cell table:style-name="ce48" table:number-columns-repeated="13"/>
          <table:table-cell table:style-name="ce47" table:number-columns-repeated="948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3.911" calcext:value-type="float">
            <text:p>-13.911</text:p>
          </table:table-cell>
          <table:table-cell table:style-name="ce70" table:formula="of:=[.H6]-[.H15]" office:value-type="float" office:value="0.626999999999999" calcext:value-type="float">
            <text:p>0.626999999999999</text:p>
          </table:table-cell>
          <table:table-cell table:style-name="ce47" table:formula="of:=[.I15]/27" office:value-type="float" office:value="0.0232222222222222" calcext:value-type="float">
            <text:p>0.023222222222222</text:p>
          </table:table-cell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903" calcext:value-type="float">
            <text:p>-12.903</text:p>
          </table:table-cell>
          <table:table-cell table:style-name="ce70" table:formula="of:=[.N6]-[.N15]" office:value-type="float" office:value="0.757" calcext:value-type="float">
            <text:p>0.757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0.621" calcext:value-type="float">
            <text:p>-10.621</text:p>
          </table:table-cell>
          <table:table-cell table:style-name="ce70" table:formula="of:=[.T6]-[.T15]" office:value-type="float" office:value="0.171000000000001" calcext:value-type="float">
            <text:p>0.17100000000000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157" calcext:value-type="float">
            <text:p>-12.157</text:p>
          </table:table-cell>
          <table:table-cell table:style-name="ce70" table:formula="of:=[.Z6]-[.Z15]" office:value-type="float" office:value="-0.212" calcext:value-type="float">
            <text:p>-0.212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744" calcext:value-type="float">
            <text:p>-9.744</text:p>
          </table:table-cell>
          <table:table-cell table:style-name="ce70" table:formula="of:=[.AF6]-[.AF15]" office:value-type="float" office:value="-0.0359999999999996" calcext:value-type="float">
            <text:p>-0.036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5.074" calcext:value-type="float">
            <text:p>-15.074</text:p>
          </table:table-cell>
          <table:table-cell table:style-name="ce70" table:formula="of:=[.AL6]-[.AL15]" office:value-type="float" office:value="0.182" calcext:value-type="float">
            <text:p>0.182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1.177" calcext:value-type="float">
            <text:p>-11.177</text:p>
          </table:table-cell>
          <table:table-cell table:style-name="ce70" table:formula="of:=[.AR6]-[.AR15]" office:value-type="float" office:value="-0.341000000000001" calcext:value-type="float">
            <text:p>-0.34100000000000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299" calcext:value-type="float">
            <text:p>-9.299</text:p>
          </table:table-cell>
          <table:table-cell table:style-name="ce70" table:formula="of:=[.AX6]-[.AX15]" office:value-type="float" office:value="-0.264000000000001" calcext:value-type="float">
            <text:p>-0.26400000000000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 table:number-columns-repeated="2"/>
          <table:table-cell table:style-name="ce70" table:formula="of:=[.BD6]-[.BD15]" office:value-type="float" office:value="-9.402" calcext:value-type="float">
            <text:p>-9.402</text:p>
          </table:table-cell>
          <table:table-cell table:style-name="ce47"/>
          <table:table-cell/>
          <table:table-cell table:style-name="ce78"/>
          <table:table-cell table:number-columns-repeated="2"/>
          <table:table-cell table:style-name="ce80"/>
          <table:table-cell table:style-name="ce48" table:number-columns-repeated="13"/>
          <table:table-cell table:style-name="ce47" table:number-columns-repeated="948"/>
        </table:table-row>
        <table:table-row table:style-name="ro1">
          <table:table-cell/>
          <table:table-cell table:style-name="ce9" table:formula="of:=MAX(MAX([.I16];[.O16];[.U16];[.AA16];[.AG16]);-MIN([.I16];[.O16];[.U16];[.AA16];[.AG16]))" office:value-type="float" office:value="6.23250452823975" calcext:value-type="float">
            <text:p>6.23250452823975</text:p>
          </table:table-cell>
          <table:table-cell table:style-name="ce63" table:formula="of:=AVERAGE([.I16];[.O16];[.U16];[.AA16];[.AG16])" office:value-type="float" office:value="2.93417850311713" calcext:value-type="float">
            <text:p>2.9341785031171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40.3115575671" calcext:value-type="float">
            <text:p>-40.3115575671</text:p>
          </table:table-cell>
          <table:table-cell table:style-name="ce47"/>
          <table:table-cell table:style-name="ce63" table:formula="of:=ABS(([.I15]/[.H6])*100)" office:value-type="float" office:value="4.71996386630532" calcext:value-type="float">
            <text:p>4.71996386630532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76.2067478369" calcext:value-type="float">
            <text:p>-76.2067478369</text:p>
          </table:table-cell>
          <table:table-cell table:style-name="ce47"/>
          <table:table-cell table:style-name="ce63" table:formula="of:=ABS(([.O15]/[.N6])*100)" office:value-type="float" office:value="6.23250452823975" calcext:value-type="float">
            <text:p>6.23250452823975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56.3626965544" calcext:value-type="float">
            <text:p>-56.3626965544</text:p>
          </table:table-cell>
          <table:table-cell table:style-name="ce47"/>
          <table:table-cell table:style-name="ce63" table:formula="of:=ABS(([.U15]/[.T6])*100)" office:value-type="float" office:value="1.63636363636365" calcext:value-type="float">
            <text:p>1.63636363636365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88.8013076478" calcext:value-type="float">
            <text:p>-188.8013076478</text:p>
          </table:table-cell>
          <table:table-cell table:style-name="ce47"/>
          <table:table-cell table:style-name="ce63" table:formula="of:=ABS(([.AA15]/[.Z6])*100)" office:value-type="float" office:value="1.71396232516776" calcext:value-type="float">
            <text:p>1.71396232516776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605.6306461309" calcext:value-type="float">
            <text:p>-605.6306461309</text:p>
          </table:table-cell>
          <table:table-cell table:style-name="ce47"/>
          <table:table-cell table:style-name="ce63" table:formula="of:=ABS(([.AG15]/[.AF6])*100)" office:value-type="float" office:value="0.368098159509198" calcext:value-type="float">
            <text:p>0.368098159509198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.2833752998" calcext:value-type="float">
            <text:p>-1.2833752998</text:p>
          </table:table-cell>
          <table:table-cell table:style-name="ce47"/>
          <table:table-cell table:style-name="ce63" table:formula="of:=ABS(([.AM15]/[.AL6])*100)" office:value-type="float" office:value="1.22213268869192" calcext:value-type="float">
            <text:p>1.22213268869192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13.95995679536" calcext:value-type="float">
            <text:p>-113.95995679536</text:p>
          </table:table-cell>
          <table:table-cell table:style-name="ce47"/>
          <table:table-cell table:style-name="ce63" table:formula="of:=ABS(([.AS15]/[.AR6])*100)" office:value-type="float" office:value="2.96058343462408" calcext:value-type="float">
            <text:p>2.96058343462408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936.95394239752" calcext:value-type="float">
            <text:p>-936.95394239752</text:p>
          </table:table-cell>
          <table:table-cell table:style-name="ce47"/>
          <table:table-cell table:style-name="ce63" table:formula="of:=ABS(([.AY15]/[.AX6])*100)" office:value-type="float" office:value="2.76063996653771" calcext:value-type="float">
            <text:p>2.76063996653771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table:number-columns-repeated="2"/>
          <table:table-cell table:style-name="ce63" table:formula="of:=ABS(([.BE15]/[.BD6])*100)" office:value-type="float" office:value="100" calcext:value-type="float">
            <text:p>100</text:p>
          </table:table-cell>
          <table:table-cell table:style-name="ce47"/>
          <table:table-cell table:number-columns-repeated="4"/>
          <table:table-cell table:style-name="ce65"/>
          <table:table-cell table:style-name="ce48" table:number-columns-repeated="13"/>
          <table:table-cell table:style-name="ce47" table:number-columns-repeated="948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39.9289467352" calcext:value-type="float">
            <text:p>-39.9289467352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75.9046020619" calcext:value-type="float">
            <text:p>-75.9046020619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56.179169142" calcext:value-type="float">
            <text:p>-56.179169142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88.6366153328" calcext:value-type="float">
            <text:p>-188.6366153328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605.4771658403" calcext:value-type="float">
            <text:p>-605.4771658403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0.8902528789" calcext:value-type="float">
            <text:p>-0.8902528789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13.85950613617" calcext:value-type="float">
            <text:p>-113.85950613617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936.75968298525" calcext:value-type="float">
            <text:p>-936.75968298525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table:number-columns-repeated="4"/>
          <table:table-cell/>
          <table:table-cell table:style-name="ce78"/>
          <table:table-cell table:number-columns-repeated="3"/>
          <table:table-cell table:style-name="ce48" table:number-columns-repeated="13"/>
          <table:table-cell table:style-name="ce47" table:number-columns-repeated="948"/>
        </table:table-row>
        <table:table-row table:style-name="ro1">
          <table:table-cell/>
          <table:table-cell table:style-name="ce9" table:formula="of:=MAX(MAX([.I19];[.O19];[.U19];[.AA19];[.AG19]);-MIN([.I19];[.O19];[.U19];[.AA19];[.AG19]))" office:value-type="float" office:value="27.5320713683135" calcext:value-type="float">
            <text:p>27.5320713683135</text:p>
          </table:table-cell>
          <table:table-cell table:style-name="ce63" table:formula="of:=AVERAGE([.I19];[.O19];[.U19];[.AA19];[.AG19])" office:value-type="float" office:value="12.1613531471144" calcext:value-type="float">
            <text:p>12.1613531471144</text:p>
          </table:table-cell>
          <table:table-cell table:number-columns-repeated="3"/>
          <table:table-cell table:style-name="ce68" table:formula="of:=[.G17]-[.G16]" office:value-type="float" office:value="0.382610831900003" calcext:value-type="float">
            <text:p>0.382610831900003</text:p>
          </table:table-cell>
          <table:table-cell table:style-name="ce68" table:formula="of:=[.G18]*conv" office:value-type="float" office:value="10.4113704606958" calcext:value-type="float">
            <text:p>10.4113704606958</text:p>
          </table:table-cell>
          <table:table-cell table:style-name="ce70" table:formula="of:=[.H9]-[.H18]" office:value-type="float" office:value="0.515700792885129" calcext:value-type="float">
            <text:p>0.515700792885129</text:p>
          </table:table-cell>
          <table:table-cell table:style-name="ce47" table:number-columns-repeated="3"/>
          <table:table-cell table:style-name="ce68" table:formula="of:=[.M17]-[.M16]" office:value-type="float" office:value="0.302145775000014" calcext:value-type="float">
            <text:p>0.302145775000014</text:p>
          </table:table-cell>
          <table:table-cell table:style-name="ce68" table:formula="of:=[.M18]*conv" office:value-type="float" office:value="8.22180485857586" calcext:value-type="float">
            <text:p>8.22180485857586</text:p>
          </table:table-cell>
          <table:table-cell table:style-name="ce70" table:formula="of:=[.N9]-[.N18]" office:value-type="float" office:value="3.12363444653061" calcext:value-type="float">
            <text:p>3.12363444653061</text:p>
          </table:table-cell>
          <table:table-cell table:style-name="ce47" table:number-columns-repeated="3"/>
          <table:table-cell table:style-name="ce68" table:formula="of:=[.S17]-[.S16]" office:value-type="float" office:value="0.183527412400004" calcext:value-type="float">
            <text:p>0.183527412400004</text:p>
          </table:table-cell>
          <table:table-cell table:style-name="ce68" table:formula="of:=[.S18]*conv" office:value-type="float" office:value="4.99403498510657" calcext:value-type="float">
            <text:p>4.99403498510657</text:p>
          </table:table-cell>
          <table:table-cell table:style-name="ce70" table:formula="of:=[.T9]-[.T18]" office:value-type="float" office:value="1.1687716507738" calcext:value-type="float">
            <text:p>1.1687716507738</text:p>
          </table:table-cell>
          <table:table-cell table:style-name="ce47" table:number-columns-repeated="3"/>
          <table:table-cell table:style-name="ce68" table:formula="of:=[.Y17]-[.Y16]" office:value-type="float" office:value="0.164692314999996" calcext:value-type="float">
            <text:p>0.164692314999996</text:p>
          </table:table-cell>
          <table:table-cell table:style-name="ce68" table:formula="of:=[.Y18]*conv" office:value-type="float" office:value="4.48150590766002" calcext:value-type="float">
            <text:p>4.48150590766002</text:p>
          </table:table-cell>
          <table:table-cell table:style-name="ce70" table:formula="of:=[.Z9]-[.Z18]" office:value-type="float" office:value="0.448403545074712" calcext:value-type="float">
            <text:p>0.448403545074712</text:p>
          </table:table-cell>
          <table:table-cell table:style-name="ce47" table:number-columns-repeated="3"/>
          <table:table-cell table:style-name="ce68" table:formula="of:=[.AE17]-[.AE16]" office:value-type="float" office:value="0.153480290599987" calcext:value-type="float">
            <text:p>0.153480290599987</text:p>
          </table:table-cell>
          <table:table-cell table:style-name="ce68" table:formula="of:=[.AE18]*conv" office:value-type="float" office:value="4.17641120068798" calcext:value-type="float">
            <text:p>4.17641120068798</text:p>
          </table:table-cell>
          <table:table-cell table:style-name="ce70" table:formula="of:=[.AF9]-[.AF18]" office:value-type="float" office:value="-0.0205597112202254" calcext:value-type="float">
            <text:p>-0.020559711220225</text:p>
          </table:table-cell>
          <table:table-cell table:style-name="ce47" table:number-columns-repeated="3"/>
          <table:table-cell table:style-name="ce68" table:formula="of:=[.AK17]-[.AK16]" office:value-type="float" office:value="0.3931224209" calcext:value-type="float">
            <text:p>0.3931224209</text:p>
          </table:table-cell>
          <table:table-cell table:style-name="ce68" table:formula="of:=[.AK18]*conv" office:value-type="float" office:value="10.6974053506807" calcext:value-type="float">
            <text:p>10.6974053506807</text:p>
          </table:table-cell>
          <table:table-cell table:style-name="ce70" table:formula="of:=[.AL9]-[.AL18]" office:value-type="float" office:value="0.609337923463196" calcext:value-type="float">
            <text:p>0.609337923463196</text:p>
          </table:table-cell>
          <table:table-cell table:style-name="ce47" table:number-columns-repeated="3"/>
          <table:table-cell table:style-name="ce68" table:formula="of:=[.AQ17]-[.AQ16]" office:value-type="float" office:value="0.100450659190003" calcext:value-type="float">
            <text:p>0.100450659190003</text:p>
          </table:table-cell>
          <table:table-cell table:style-name="ce68" table:formula="of:=[.AQ18]*conv" office:value-type="float" office:value="2.73340151049762" calcext:value-type="float">
            <text:p>2.73340151049762</text:p>
          </table:table-cell>
          <table:table-cell table:style-name="ce70" table:formula="of:=[.AR9]-[.AR18]" office:value-type="float" office:value="0.367628675668396" calcext:value-type="float">
            <text:p>0.367628675668396</text:p>
          </table:table-cell>
          <table:table-cell table:style-name="ce47" table:number-columns-repeated="3"/>
          <table:table-cell table:style-name="ce68" table:formula="of:=[.AW17]-[.AW16]" office:value-type="float" office:value="0.194259412269957" calcext:value-type="float">
            <text:p>0.194259412269957</text:p>
          </table:table-cell>
          <table:table-cell table:style-name="ce68" table:formula="of:=[.AW18]*conv" office:value-type="float" office:value="5.28606756002183" calcext:value-type="float">
            <text:p>5.28606756002183</text:p>
          </table:table-cell>
          <table:table-cell table:style-name="ce70" table:formula="of:=[.AX9]-[.AX18]" office:value-type="float" office:value="0.222985070717912" calcext:value-type="float">
            <text:p>0.222985070717912</text:p>
          </table:table-cell>
          <table:table-cell table:style-name="ce47" table:number-columns-repeated="3"/>
          <table:table-cell table:style-name="ce68"/>
          <table:table-cell table:style-name="ce68" table:formula="of:=[.BC18]*conv" office:value-type="float" office:value="0" calcext:value-type="float">
            <text:p>0</text:p>
          </table:table-cell>
          <table:table-cell table:style-name="ce70" table:formula="of:=[.BD9]-[.BD18]" office:value-type="float" office:value="38219.9476504801" calcext:value-type="float">
            <text:p>38219.9476504801</text:p>
          </table:table-cell>
          <table:table-cell table:style-name="ce47"/>
          <table:table-cell table:number-columns-repeated="2"/>
          <table:table-cell table:style-name="ce77" table:number-columns-repeated="2"/>
          <table:table-cell table:style-name="ce80"/>
          <table:table-cell table:style-name="ce48" table:number-columns-repeated="13"/>
          <table:table-cell table:style-name="ce47" table:number-columns-repeated="948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18]/[.H9])*100)" office:value-type="float" office:value="4.71947863171594" calcext:value-type="float">
            <text:p>4.7194786317159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18]/[.N9])*100)" office:value-type="float" office:value="27.5320713683135" calcext:value-type="float">
            <text:p>27.532071368313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18]/[.T9])*100)" office:value-type="float" office:value="18.9649249088738" calcext:value-type="float">
            <text:p>18.964924908873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18]/[.Z9])*100)" office:value-type="float" office:value="9.09557364843632" calcext:value-type="float">
            <text:p>9.0955736484363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G18]/[.AF9])*100)" office:value-type="float" office:value="0.494717178232433" calcext:value-type="float">
            <text:p>0.49471717823243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M18]/[.AL9])*100)" office:value-type="float" office:value="5.38915502624544" calcext:value-type="float">
            <text:p>5.3891550262454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S18]/[.AR9])*100)" office:value-type="float" office:value="11.8550498898212" calcext:value-type="float">
            <text:p>11.855049889821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Y18]/[.AX9])*100)" office:value-type="float" office:value="4.04761191558938" calcext:value-type="float">
            <text:p>4.0476119155893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BE18]/[.BD9])*100)" office:value-type="float" office:value="100" calcext:value-type="float">
            <text:p>100</text:p>
          </table:table-cell>
          <table:table-cell table:style-name="ce47"/>
          <table:table-cell table:number-columns-repeated="2"/>
          <table:table-cell table:style-name="ce77" table:number-columns-repeated="2"/>
          <table:table-cell table:style-name="ce65"/>
          <table:table-cell table:style-name="ce48" table:number-columns-repeated="13"/>
          <table:table-cell table:style-name="ce47" table:number-columns-repeated="948"/>
        </table:table-row>
        <table:table-row table:style-name="ro1">
          <table:table-cell/>
          <table:table-cell table:style-name="ce9" table:formula="of:=MAX(MAX([.I21];[.O21];[.U21];[.AA21];[.AG21]);-MIN([.I21];[.O21];[.U21];[.AA21];[.AG21]))" office:value-type="float" office:value="8.31982194778183" calcext:value-type="float">
            <text:p>8.31982194778183</text:p>
          </table:table-cell>
          <table:table-cell table:style-name="ce63" table:formula="of:=AVERAGE([.I21];[.O21];[.U21];[.AA21];[.AG21])" office:value-type="float" office:value="4.13178614780799" calcext:value-type="float">
            <text:p>4.13178614780799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392906656579651" calcext:value-type="float">
            <text:p>0.392906656579651</text:p>
          </table:table-cell>
          <table:table-cell table:style-name="ce68" table:formula="of:=[.G20]*conv" office:value-type="float" office:value="10.6915341047983" calcext:value-type="float">
            <text:p>10.6915341047983</text:p>
          </table:table-cell>
          <table:table-cell table:style-name="ce71" table:formula="of:=[.H10]-[.H20]" office:value-type="float" office:value="-0.399898651708952" calcext:value-type="float">
            <text:p>-0.399898651708952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314986591819849" calcext:value-type="float">
            <text:p>0.314986591819849</text:p>
          </table:table-cell>
          <table:table-cell table:style-name="ce68" table:formula="of:=[.M20]*conv" office:value-type="float" office:value="8.57122126235447" calcext:value-type="float">
            <text:p>8.57122126235447</text:p>
          </table:table-cell>
          <table:table-cell table:style-name="ce71" table:formula="of:=[.N10]-[.N20]" office:value-type="float" office:value="-0.159573815045059" calcext:value-type="float">
            <text:p>-0.159573815045059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255943104067436" calcext:value-type="float">
            <text:p>0.255943104067436</text:p>
          </table:table-cell>
          <table:table-cell table:style-name="ce68" table:formula="of:=[.S20]*conv" office:value-type="float" office:value="6.96456621490252" calcext:value-type="float">
            <text:p>6.96456621490252</text:p>
          </table:table-cell>
          <table:table-cell table:style-name="ce71" table:formula="of:=[.T10]-[.T20]" office:value-type="float" office:value="0.450980966400748" calcext:value-type="float">
            <text:p>0.450980966400748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218457133205118" calcext:value-type="float">
            <text:p>0.218457133205118</text:p>
          </table:table-cell>
          <table:table-cell table:style-name="ce68" table:formula="of:=[.Y20]*conv" office:value-type="float" office:value="5.94452104841218" calcext:value-type="float">
            <text:p>5.94452104841218</text:p>
          </table:table-cell>
          <table:table-cell table:style-name="ce71" table:formula="of:=[.Z10]-[.Z20]" office:value-type="float" office:value="0.539455286173871" calcext:value-type="float">
            <text:p>0.539455286173871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24393020389931" calcext:value-type="float">
            <text:p>0.124393020389931</text:p>
          </table:table-cell>
          <table:table-cell table:style-name="ce68" table:formula="of:=[.AE20]*conv" office:value-type="float" office:value="3.38490630694675" calcext:value-type="float">
            <text:p>3.38490630694675</text:p>
          </table:table-cell>
          <table:table-cell table:style-name="ce71" table:formula="of:=[.AF10]-[.AF20]" office:value-type="float" office:value="-0.0159963952640538" calcext:value-type="float">
            <text:p>-0.015996395264054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388679884244521" calcext:value-type="float">
            <text:p>0.388679884244521</text:p>
          </table:table-cell>
          <table:table-cell table:style-name="ce68" table:formula="of:=[.AK20]*conv" office:value-type="float" office:value="10.5765177775932" calcext:value-type="float">
            <text:p>10.5765177775932</text:p>
          </table:table-cell>
          <table:table-cell table:style-name="ce71" table:formula="of:=[.AL10]-[.AL20]" office:value-type="float" office:value="0.633435120612841" calcext:value-type="float">
            <text:p>0.633435120612841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40015212361485" calcext:value-type="float">
            <text:p>0.140015212361485</text:p>
          </table:table-cell>
          <table:table-cell table:style-name="ce68" table:formula="of:=[.AQ20]*conv" office:value-type="float" office:value="3.81000777941752" calcext:value-type="float">
            <text:p>3.81000777941752</text:p>
          </table:table-cell>
          <table:table-cell table:style-name="ce71" table:formula="of:=[.AR10]-[.AR20]" office:value-type="float" office:value="0.455075922893139" calcext:value-type="float">
            <text:p>0.455075922893139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212181898262837" calcext:value-type="float">
            <text:p>0.212181898262837</text:p>
          </table:table-cell>
          <table:table-cell table:style-name="ce68" table:formula="of:=[.AW20]*conv" office:value-type="float" office:value="5.77376321756994" calcext:value-type="float">
            <text:p>5.77376321756994</text:p>
          </table:table-cell>
          <table:table-cell table:style-name="ce71" table:formula="of:=[.AX10]-[.AX20]" office:value-type="float" office:value="-0.0134157990079453" calcext:value-type="float">
            <text:p>-0.013415799007945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BC20]*conv" office:value-type="float" office:value="0" calcext:value-type="float">
            <text:p>0</text:p>
          </table:table-cell>
          <table:table-cell table:style-name="ce71" table:formula="of:=[.BD10]-[.BD20]" office:value-type="float" office:value="6.05672282746837" calcext:value-type="float">
            <text:p>6.05672282746837</text:p>
          </table:table-cell>
          <table:table-cell table:style-name="ce47"/>
          <table:table-cell table:number-columns-repeated="2"/>
          <table:table-cell table:style-name="ce77" table:number-columns-repeated="2"/>
          <table:table-cell table:style-name="ce80"/>
          <table:table-cell table:style-name="ce48" table:number-columns-repeated="13"/>
          <table:table-cell table:style-name="ce47" table:number-columns-repeated="948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20]/[.H10])*100)" office:value-type="float" office:value="3.88566670022216" calcext:value-type="float">
            <text:p>3.88566670022216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20]/[.N10])*100)" office:value-type="float" office:value="1.8970578123326" calcext:value-type="float">
            <text:p>1.8970578123326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20]/[.T10])*100)" office:value-type="float" office:value="6.08156020553414" calcext:value-type="float">
            <text:p>6.0815602055341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20]/[.Z10])*100)" office:value-type="float" office:value="8.31982194778183" calcext:value-type="float">
            <text:p>8.3198219477818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G20]/[.AF10])*100)" office:value-type="float" office:value="0.474824073169234" calcext:value-type="float">
            <text:p>0.47482407316923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M20]/[.AL10])*100)" office:value-type="float" office:value="5.6506492611063" calcext:value-type="float">
            <text:p>5.650649261106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S20]/[.AR10])*100)" office:value-type="float" office:value="10.669800516379" calcext:value-type="float">
            <text:p>10.669800516379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Y20]/[.AX10])*100)" office:value-type="float" office:value="0.232899129741977" calcext:value-type="float">
            <text:p>0.232899129741977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BE20]/[.BD10])*100)" office:value-type="float" office:value="100" calcext:value-type="float">
            <text:p>100</text:p>
          </table:table-cell>
          <table:table-cell table:style-name="ce47"/>
          <table:table-cell table:number-columns-repeated="2"/>
          <table:table-cell table:style-name="ce77" table:number-columns-repeated="2"/>
          <table:table-cell table:style-name="ce65"/>
          <table:table-cell table:style-name="ce48" table:number-columns-repeated="13"/>
          <table:table-cell table:style-name="ce47" table:number-columns-repeated="948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39.8527218826" calcext:value-type="float">
            <text:p>-39.8527218826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75.7530680484" calcext:value-type="float">
            <text:p>-75.7530680484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56.0498782667" calcext:value-type="float">
            <text:p>-56.0498782667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88.4531710645" calcext:value-type="float">
            <text:p>-188.4531710645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605.2838068363" calcext:value-type="float">
            <text:p>-605.2838068363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0.7537277853" calcext:value-type="float">
            <text:p>-0.7537277853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13.6353934516" calcext:value-type="float">
            <text:p>-113.6353934516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936.67321754769" calcext:value-type="float">
            <text:p>-936.67321754769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table:number-columns-repeated="2"/>
          <table:table-cell table:style-name="ce63"/>
          <table:table-cell table:style-name="ce47"/>
          <table:table-cell table:number-columns-repeated="4"/>
          <table:table-cell table:style-name="ce65"/>
          <table:table-cell table:style-name="ce48" table:number-columns-repeated="13"/>
          <table:table-cell table:style-name="ce47" table:number-columns-repeated="948"/>
        </table:table-row>
        <table:table-row table:style-name="ro1">
          <table:table-cell/>
          <table:table-cell table:style-name="ce9" table:formula="of:=MAX(MAX([.I24];[.O24];[.U24];[.AA24];[.AG24]);-MIN([.I24];[.O24];[.U24];[.AA24];[.AG24]))" office:value-type="float" office:value="26.0197773927568" calcext:value-type="float">
            <text:p>26.0197773927568</text:p>
          </table:table-cell>
          <table:table-cell table:style-name="ce63" table:formula="of:=AVERAGE([.I24];[.O24];[.U24];[.AA24];[.AG24])" office:value-type="float" office:value="6.62839003348297" calcext:value-type="float">
            <text:p>6.62839003348297</text:p>
          </table:table-cell>
          <table:table-cell table:number-columns-repeated="3"/>
          <table:table-cell table:style-name="ce47" table:formula="of:=[.G22]-[.G16]" office:value-type="float" office:value="0.458835684500002" calcext:value-type="float">
            <text:p>0.458835684500002</text:p>
          </table:table-cell>
          <table:table-cell table:style-name="ce47" table:formula="of:=[.G23]*conv" office:value-type="float" office:value="12.4855542332503" calcext:value-type="float">
            <text:p>12.4855542332503</text:p>
          </table:table-cell>
          <table:table-cell table:style-name="ce70" table:formula="of:=[.H12]-[.H23]" office:value-type="float" office:value="-0.335224425382952" calcext:value-type="float">
            <text:p>-0.335224425382952</text:p>
          </table:table-cell>
          <table:table-cell table:style-name="ce47" table:number-columns-repeated="3"/>
          <table:table-cell table:style-name="ce47" table:formula="of:=[.M22]-[.M16]" office:value-type="float" office:value="0.453679788500011" calcext:value-type="float">
            <text:p>0.453679788500011</text:p>
          </table:table-cell>
          <table:table-cell table:style-name="ce47" table:formula="of:=[.M23]*conv" office:value-type="float" office:value="12.3452551647525" calcext:value-type="float">
            <text:p>12.3452551647525</text:p>
          </table:table-cell>
          <table:table-cell table:style-name="ce70" table:formula="of:=[.N12]-[.N23]" office:value-type="float" office:value="-2.54897126379231" calcext:value-type="float">
            <text:p>-2.54897126379231</text:p>
          </table:table-cell>
          <table:table-cell table:style-name="ce47" table:number-columns-repeated="3"/>
          <table:table-cell table:style-name="ce47" table:formula="of:=[.S22]-[.S16]" office:value-type="float" office:value="0.312818287700004" calcext:value-type="float">
            <text:p>0.312818287700004</text:p>
          </table:table-cell>
          <table:table-cell table:style-name="ce47" table:formula="of:=[.S23]*conv" office:value-type="float" office:value="8.51221870523644" calcext:value-type="float">
            <text:p>8.51221870523644</text:p>
          </table:table-cell>
          <table:table-cell table:style-name="ce70" table:formula="of:=[.T12]-[.T23]" office:value-type="float" office:value="-0.222353202506474" calcext:value-type="float">
            <text:p>-0.222353202506474</text:p>
          </table:table-cell>
          <table:table-cell table:style-name="ce47" table:number-columns-repeated="3"/>
          <table:table-cell table:style-name="ce47" table:formula="of:=[.Y22]-[.Y16]" office:value-type="float" office:value="0.348136583300004" calcext:value-type="float">
            <text:p>0.348136583300004</text:p>
          </table:table-cell>
          <table:table-cell table:style-name="ce47" table:formula="of:=[.Y23]*conv" office:value-type="float" office:value="9.47327842669269" calcext:value-type="float">
            <text:p>9.47327842669269</text:p>
          </table:table-cell>
          <table:table-cell table:style-name="ce70" table:formula="of:=[.Z12]-[.Z23]" office:value-type="float" office:value="0.106697525730045" calcext:value-type="float">
            <text:p>0.106697525730045</text:p>
          </table:table-cell>
          <table:table-cell table:style-name="ce47" table:number-columns-repeated="3"/>
          <table:table-cell table:style-name="ce47" table:formula="of:=[.AE22]-[.AE16]" office:value-type="float" office:value="0.346839294600045" calcext:value-type="float">
            <text:p>0.346839294600045</text:p>
          </table:table-cell>
          <table:table-cell table:style-name="ce47" table:formula="of:=[.AE23]*conv" office:value-type="float" office:value="9.4379774050706" calcext:value-type="float">
            <text:p>9.4379774050706</text:p>
          </table:table-cell>
          <table:table-cell table:style-name="ce70" table:formula="of:=[.AF12]-[.AF23]" office:value-type="float" office:value="0.053838902485376" calcext:value-type="float">
            <text:p>0.053838902485376</text:p>
          </table:table-cell>
          <table:table-cell table:style-name="ce47" table:number-columns-repeated="3"/>
          <table:table-cell table:style-name="ce47" table:formula="of:=[.AK22]-[.AK16]" office:value-type="float" office:value="0.5296475145" calcext:value-type="float">
            <text:p>0.5296475145</text:p>
          </table:table-cell>
          <table:table-cell table:style-name="ce47" table:formula="of:=[.AK23]*conv" office:value-type="float" office:value="14.4124421665288" calcext:value-type="float">
            <text:p>14.4124421665288</text:p>
          </table:table-cell>
          <table:table-cell table:style-name="ce70" table:formula="of:=[.AL12]-[.AL23]" office:value-type="float" office:value="-0.926142339537487" calcext:value-type="float">
            <text:p>-0.926142339537487</text:p>
          </table:table-cell>
          <table:table-cell table:style-name="ce47" table:number-columns-repeated="3"/>
          <table:table-cell table:style-name="ce47" table:formula="of:=[.AQ22]-[.AQ16]" office:value-type="float" office:value="0.324563343760005" calcext:value-type="float">
            <text:p>0.324563343760005</text:p>
          </table:table-cell>
          <table:table-cell table:style-name="ce47" table:formula="of:=[.AQ23]*conv" office:value-type="float" office:value="8.83181794165917" calcext:value-type="float">
            <text:p>8.83181794165917</text:p>
          </table:table-cell>
          <table:table-cell table:style-name="ce70" table:formula="of:=[.AR12]-[.AR23]" office:value-type="float" office:value="0.161163053067428" calcext:value-type="float">
            <text:p>0.161163053067428</text:p>
          </table:table-cell>
          <table:table-cell table:style-name="ce47" table:number-columns-repeated="3"/>
          <table:table-cell table:style-name="ce47" table:formula="of:=[.AW22]-[.AW16]" office:value-type="float" office:value="0.280724849829994" calcext:value-type="float">
            <text:p>0.280724849829994</text:p>
          </table:table-cell>
          <table:table-cell table:style-name="ce47" table:formula="of:=[.AW23]*conv" office:value-type="float" office:value="7.63891182742873" calcext:value-type="float">
            <text:p>7.63891182742873</text:p>
          </table:table-cell>
          <table:table-cell table:style-name="ce70" table:formula="of:=[.AX12]-[.AX23]" office:value-type="float" office:value="1.03219832340599" calcext:value-type="float">
            <text:p>1.03219832340599</text:p>
          </table:table-cell>
          <table:table-cell table:style-name="ce47" table:number-columns-repeated="3"/>
          <table:table-cell table:style-name="ce47" table:formula="of:=[.BC22]-[.BC16]" office:value-type="float" office:value="0" calcext:value-type="float">
            <text:p>0</text:p>
          </table:table-cell>
          <table:table-cell table:style-name="ce47" table:formula="of:=[.BC23]*conv" office:value-type="float" office:value="0" calcext:value-type="float">
            <text:p>0</text:p>
          </table:table-cell>
          <table:table-cell table:style-name="ce70" table:formula="of:=[.BD12]-[.BD23]" office:value-type="float" office:value="8.07434944086171" calcext:value-type="float">
            <text:p>8.07434944086171</text:p>
          </table:table-cell>
          <table:table-cell table:style-name="ce47"/>
          <table:table-cell table:number-columns-repeated="4"/>
          <table:table-cell table:style-name="ce80"/>
          <table:table-cell table:style-name="ce48" table:number-columns-repeated="13"/>
          <table:table-cell table:style-name="ce47" table:number-columns-repeated="948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23]/[.H12])*100)" office:value-type="float" office:value="2.75897387711974" calcext:value-type="float">
            <text:p>2.75897387711974</text:p>
          </table:table-cell>
          <table:table-cell table:style-name="ce47" table:number-columns-repeated="5"/>
          <table:table-cell table:style-name="ce63" table:formula="of:=ABS(([.O23]/[.N12])*100)" office:value-type="float" office:value="26.0197773927568" calcext:value-type="float">
            <text:p>26.0197773927568</text:p>
          </table:table-cell>
          <table:table-cell table:style-name="ce47" table:number-columns-repeated="5"/>
          <table:table-cell table:style-name="ce63" table:formula="of:=ABS(([.U23]/[.T12])*100)" office:value-type="float" office:value="2.6822293128067" calcext:value-type="float">
            <text:p>2.6822293128067</text:p>
          </table:table-cell>
          <table:table-cell table:style-name="ce47" table:number-columns-repeated="5"/>
          <table:table-cell table:style-name="ce63" table:formula="of:=ABS(([.AA23]/[.Z12])*100)" office:value-type="float" office:value="1.11375567391755" calcext:value-type="float">
            <text:p>1.11375567391755</text:p>
          </table:table-cell>
          <table:table-cell table:style-name="ce47" table:number-columns-repeated="5"/>
          <table:table-cell table:style-name="ce63" table:formula="of:=ABS(([.AG23]/[.AF12])*100)" office:value-type="float" office:value="0.567213910814072" calcext:value-type="float">
            <text:p>0.567213910814072</text:p>
          </table:table-cell>
          <table:table-cell table:style-name="ce47" table:number-columns-repeated="5"/>
          <table:table-cell table:style-name="ce63" table:formula="of:=ABS(([.AM23]/[.AL12])*100)" office:value-type="float" office:value="6.86728273446743" calcext:value-type="float">
            <text:p>6.86728273446743</text:p>
          </table:table-cell>
          <table:table-cell table:style-name="ce47" table:number-columns-repeated="5"/>
          <table:table-cell table:style-name="ce63" table:formula="of:=ABS(([.AS23]/[.AR12])*100)" office:value-type="float" office:value="1.7920982281841" calcext:value-type="float">
            <text:p>1.7920982281841</text:p>
          </table:table-cell>
          <table:table-cell table:style-name="ce47" table:number-columns-repeated="5"/>
          <table:table-cell table:style-name="ce63" table:formula="of:=ABS(([.AY23]/[.AX12])*100)" office:value-type="float" office:value="11.9038774211238" calcext:value-type="float">
            <text:p>11.9038774211238</text:p>
          </table:table-cell>
          <table:table-cell table:style-name="ce47" table:number-columns-repeated="5"/>
          <table:table-cell table:style-name="ce63" table:formula="of:=ABS(([.BE23]/[.BD12])*100)" office:value-type="float" office:value="100" calcext:value-type="float">
            <text:p>100</text:p>
          </table:table-cell>
          <table:table-cell table:style-name="ce47"/>
          <table:table-cell table:number-columns-repeated="4"/>
          <table:table-cell table:style-name="ce65"/>
          <table:table-cell table:style-name="ce48" table:number-columns-repeated="13"/>
          <table:table-cell table:style-name="ce47" table:number-columns-repeated="948"/>
        </table:table-row>
        <table:table-row table:style-name="ro1">
          <table:table-cell table:style-name="Default" table:number-columns-repeated="9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8" table:number-columns-repeated="3"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 table:number-columns-repeated="2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number-columns-repeated="3"/>
          <table:table-cell table:style-name="ce38"/>
          <table:table-cell table:style-name="ce39" office:value-type="string" calcext:value-type="string">
            <text:p>Acetic Acid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Aspirin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anal</text:p>
          </table:table-cell>
          <table:table-cell table:style-name="ce38" table:number-columns-repeated="3"/>
          <table:table-cell table:style-name="ce51"/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3.284" calcext:value-type="float">
            <text:p>-13.284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2.369" calcext:value-type="float">
            <text:p>-12.369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9.78" calcext:value-type="float">
            <text:p>-9.78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1.518" calcext:value-type="float">
            <text:p>-11.518</text:p>
          </table:table-cell>
          <table:table-cell table:style-name="ce51"/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79.1525771133" calcext:value-type="float">
            <text:p>-79.1525771133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227.620441584" calcext:value-type="float">
            <text:p>-227.620441584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644.4350935604" calcext:value-type="float">
            <text:p>-644.4350935604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52.7875861152" calcext:value-type="float">
            <text:p>-152.7875861152</text:p>
          </table:table-cell>
          <table:table-cell table:style-name="ce38"/>
          <table:table-cell table:style-name="ce51"/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78.7510146256" calcext:value-type="float">
            <text:p>-78.7510146256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227.4392707416" calcext:value-type="float">
            <text:p>-227.439270741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644.2823688253" calcext:value-type="float">
            <text:p>-644.282368825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52.6736253505" calcext:value-type="float">
            <text:p>-152.6736253505</text:p>
          </table:table-cell>
          <table:table-cell table:style-name="ce38"/>
          <table:table-cell table:style-name="ce51"/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30]-[.G29]" office:value-type="float" office:value="0.401562487699991" calcext:value-type="float">
            <text:p>0.401562487699991</text:p>
          </table:table-cell>
          <table:table-cell table:style-name="ce39" table:formula="of:=[.G31]*conv" office:value-type="float" office:value="10.927071253581" calcext:value-type="float">
            <text:p>10.927071253581</text:p>
          </table:table-cell>
          <table:table-cell/>
          <table:table-cell table:style-name="ce38" table:number-columns-repeated="3"/>
          <table:table-cell table:style-name="ce39" table:formula="of:=[.M30]-[.M29]" office:value-type="float" office:value="0.181170842399979" calcext:value-type="float">
            <text:p>0.181170842399979</text:p>
          </table:table-cell>
          <table:table-cell table:style-name="ce39" table:formula="of:=[.M31]*conv" office:value-type="float" office:value="4.92990945273473" calcext:value-type="float">
            <text:p>4.92990945273473</text:p>
          </table:table-cell>
          <table:table-cell table:style-name="ce51"/>
          <table:table-cell table:style-name="ce38" table:number-columns-repeated="3"/>
          <table:table-cell table:style-name="ce39" table:formula="of:=[.S30]-[.S29]" office:value-type="float" office:value="0.152724735100037" calcext:value-type="float">
            <text:p>0.152724735100037</text:p>
          </table:table-cell>
          <table:table-cell table:style-name="ce39" table:formula="of:=[.S31]*conv" office:value-type="float" office:value="4.15585148946775" calcext:value-type="float">
            <text:p>4.15585148946775</text:p>
          </table:table-cell>
          <table:table-cell table:style-name="ce51"/>
          <table:table-cell table:style-name="ce38" table:number-columns-repeated="3"/>
          <table:table-cell table:style-name="ce39" table:formula="of:=[.Y30]-[.Y29]" office:value-type="float" office:value="0.11396076470001" calcext:value-type="float">
            <text:p>0.11396076470001</text:p>
          </table:table-cell>
          <table:table-cell table:style-name="ce39" table:formula="of:=[.Y31]*conv" office:value-type="float" office:value="3.10103018616601" calcext:value-type="float">
            <text:p>3.10103018616601</text:p>
          </table:table-cell>
          <table:table-cell table:style-name="ce51"/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78210651247436" calcext:value-type="float">
            <text:p>0.378210651247436</text:p>
          </table:table-cell>
          <table:table-cell table:style-name="ce39" table:formula="of:=[.G32]*conv" office:value-type="float" office:value="10.2916354530894" calcext:value-type="float">
            <text:p>10.2916354530894</text:p>
          </table:table-cell>
          <table:table-cell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238281750588106" calcext:value-type="float">
            <text:p>0.238281750588106</text:p>
          </table:table-cell>
          <table:table-cell table:style-name="ce39" table:formula="of:=[.M32]*conv" office:value-type="float" office:value="6.48397633458605" calcext:value-type="float">
            <text:p>6.48397633458605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23805163669004" calcext:value-type="float">
            <text:p>0.123805163669004</text:p>
          </table:table-cell>
          <table:table-cell table:style-name="ce39" table:formula="of:=[.S32]*conv" office:value-type="float" office:value="3.3689099116827" calcext:value-type="float">
            <text:p>3.3689099116827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56738945139328" calcext:value-type="float">
            <text:p>0.156738945139328</text:p>
          </table:table-cell>
          <table:table-cell table:style-name="ce39" table:formula="of:=[.Y32]*conv" office:value-type="float" office:value="4.26508370231066" calcext:value-type="float">
            <text:p>4.26508370231066</text:p>
          </table:table-cell>
          <table:table-cell table:style-name="ce51"/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78.7060607" calcext:value-type="float">
            <text:p>-78.7060607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227.2683839387" calcext:value-type="float">
            <text:p>-227.268383938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644.0862757225" calcext:value-type="float">
            <text:p>-644.0862757225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52.4571001381" calcext:value-type="float">
            <text:p>-152.4571001381</text:p>
          </table:table-cell>
          <table:table-cell table:style-name="ce38"/>
          <table:table-cell table:style-name="ce51"/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33]-[.G29]" office:value-type="float" office:value="0.446516413300003" calcext:value-type="float">
            <text:p>0.446516413300003</text:p>
          </table:table-cell>
          <table:table-cell table:formula="of:=[.G34]*conv" office:value-type="float" office:value="12.1503298078673" calcext:value-type="float">
            <text:p>12.1503298078673</text:p>
          </table:table-cell>
          <table:table-cell/>
          <table:table-cell table:style-name="ce38" table:number-columns-repeated="3"/>
          <table:table-cell table:style-name="ce38" table:formula="of:=[.M33]-[.M29]" office:value-type="float" office:value="0.352057645299993" calcext:value-type="float">
            <text:p>0.352057645299993</text:p>
          </table:table-cell>
          <table:table-cell table:style-name="ce38" table:formula="of:=[.M34]*conv" office:value-type="float" office:value="9.57997595242274" calcext:value-type="float">
            <text:p>9.57997595242274</text:p>
          </table:table-cell>
          <table:table-cell table:style-name="ce51"/>
          <table:table-cell table:style-name="ce38" table:number-columns-repeated="3"/>
          <table:table-cell table:style-name="ce38" table:formula="of:=[.S33]-[.S29]" office:value-type="float" office:value="0.348817837900015" calcext:value-type="float">
            <text:p>0.348817837900015</text:p>
          </table:table-cell>
          <table:table-cell table:style-name="ce38" table:formula="of:=[.S34]*conv" office:value-type="float" office:value="9.49181630755597" calcext:value-type="float">
            <text:p>9.49181630755597</text:p>
          </table:table-cell>
          <table:table-cell table:style-name="ce51"/>
          <table:table-cell table:style-name="ce38" table:number-columns-repeated="3"/>
          <table:table-cell table:style-name="ce38" table:formula="of:=[.Y33]-[.Y29]" office:value-type="float" office:value="0.330485977100011" calcext:value-type="float">
            <text:p>0.330485977100011</text:p>
          </table:table-cell>
          <table:table-cell table:style-name="ce38" table:formula="of:=[.Y34]*conv" office:value-type="float" office:value="8.9929809947266" calcext:value-type="float">
            <text:p>8.9929809947266</text:p>
          </table:table-cell>
          <table:table-cell table:style-name="ce51"/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Acetic Acid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Aspirin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anal</text:p>
          </table:table-cell>
          <table:table-cell table:style-name="ce47" table:number-columns-repeated="3"/>
          <table:table-cell table:style-name="ce55"/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3.911" calcext:value-type="float">
            <text:p>-13.911</text:p>
          </table:table-cell>
          <table:table-cell table:style-name="ce70" table:formula="of:=[.H28]-[.H37]" office:value-type="float" office:value="0.626999999999999" calcext:value-type="float">
            <text:p>0.626999999999999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157" calcext:value-type="float">
            <text:p>-12.157</text:p>
          </table:table-cell>
          <table:table-cell table:style-name="ce70" table:formula="of:=[.N28]-[.N37]" office:value-type="float" office:value="-0.212" calcext:value-type="float">
            <text:p>-0.212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744" calcext:value-type="float">
            <text:p>-9.744</text:p>
          </table:table-cell>
          <table:table-cell table:style-name="ce70" table:formula="of:=[.T28]-[.T37]" office:value-type="float" office:value="-0.0359999999999996" calcext:value-type="float">
            <text:p>-0.036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1.177" calcext:value-type="float">
            <text:p>-11.177</text:p>
          </table:table-cell>
          <table:table-cell table:style-name="ce70" table:formula="of:=[.Z28]-[.Z37]" office:value-type="float" office:value="-0.341000000000001" calcext:value-type="float">
            <text:p>-0.341000000000001</text:p>
          </table:table-cell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38];[.O38];[.U38];[.AA38];[.AG38]);-MIN([.I38];[.O38];[.U38];[.AA38];[.AG38]))" office:value-type="float" office:value="4.71996386630532" calcext:value-type="float">
            <text:p>4.71996386630532</text:p>
          </table:table-cell>
          <table:table-cell table:style-name="ce63" table:formula="of:=AVERAGE([.I38];[.O38];[.U38];[.AA38];[.AG38])" office:value-type="float" office:value="2.44065194640159" calcext:value-type="float">
            <text:p>2.4406519464015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40.3115575671" calcext:value-type="float">
            <text:p>-40.3115575671</text:p>
          </table:table-cell>
          <table:table-cell table:style-name="ce47"/>
          <table:table-cell table:style-name="ce63" table:formula="of:=ABS(([.I37]/[.H28])*100)" office:value-type="float" office:value="4.71996386630532" calcext:value-type="float">
            <text:p>4.71996386630532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88.8013076478" calcext:value-type="float">
            <text:p>-188.8013076478</text:p>
          </table:table-cell>
          <table:table-cell table:style-name="ce47"/>
          <table:table-cell table:style-name="ce63" table:formula="of:=ABS(([.O37]/[.N28])*100)" office:value-type="float" office:value="1.71396232516776" calcext:value-type="float">
            <text:p>1.71396232516776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605.6306461309" calcext:value-type="float">
            <text:p>-605.6306461309</text:p>
          </table:table-cell>
          <table:table-cell table:style-name="ce47"/>
          <table:table-cell table:style-name="ce63" table:formula="of:=ABS(([.U37]/[.T28])*100)" office:value-type="float" office:value="0.368098159509198" calcext:value-type="float">
            <text:p>0.368098159509198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13.95995679536" calcext:value-type="float">
            <text:p>-113.95995679536</text:p>
          </table:table-cell>
          <table:table-cell table:style-name="ce47"/>
          <table:table-cell table:style-name="ce63" table:formula="of:=ABS(([.AA37]/[.Z28])*100)" office:value-type="float" office:value="2.96058343462408" calcext:value-type="float">
            <text:p>2.96058343462408</text:p>
          </table:table-cell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39.9289467352" calcext:value-type="float">
            <text:p>-39.9289467352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88.6366153328" calcext:value-type="float">
            <text:p>-188.6366153328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605.4771658403" calcext:value-type="float">
            <text:p>-605.4771658403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13.85950613617" calcext:value-type="float">
            <text:p>-113.85950613617</text:p>
          </table:table-cell>
          <table:table-cell table:style-name="ce47" table:number-columns-repeated="2"/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41];[.O41];[.U41];[.AA41];[.AG41]);-MIN([.I41];[.O41];[.U41];[.AA41];[.AG41]))" office:value-type="float" office:value="11.8550498898212" calcext:value-type="float">
            <text:p>11.8550498898212</text:p>
          </table:table-cell>
          <table:table-cell table:style-name="ce63" table:formula="of:=AVERAGE([.I41];[.O41];[.U41];[.AA41];[.AG41])" office:value-type="float" office:value="6.54120483705147" calcext:value-type="float">
            <text:p>6.54120483705147</text:p>
          </table:table-cell>
          <table:table-cell table:number-columns-repeated="3"/>
          <table:table-cell table:style-name="ce68" table:formula="of:=[.G39]-[.G38]" office:value-type="float" office:value="0.382610831900003" calcext:value-type="float">
            <text:p>0.382610831900003</text:p>
          </table:table-cell>
          <table:table-cell table:style-name="ce68" table:formula="of:=[.G40]*conv" office:value-type="float" office:value="10.4113704606958" calcext:value-type="float">
            <text:p>10.4113704606958</text:p>
          </table:table-cell>
          <table:table-cell table:style-name="ce70" table:formula="of:=[.H31]-[.H40]" office:value-type="float" office:value="0.515700792885129" calcext:value-type="float">
            <text:p>0.515700792885129</text:p>
          </table:table-cell>
          <table:table-cell table:style-name="ce47" table:number-columns-repeated="3"/>
          <table:table-cell table:style-name="ce68" table:formula="of:=[.M39]-[.M38]" office:value-type="float" office:value="0.164692314999996" calcext:value-type="float">
            <text:p>0.164692314999996</text:p>
          </table:table-cell>
          <table:table-cell table:style-name="ce68" table:formula="of:=[.M40]*conv" office:value-type="float" office:value="4.48150590766002" calcext:value-type="float">
            <text:p>4.48150590766002</text:p>
          </table:table-cell>
          <table:table-cell table:style-name="ce70" table:formula="of:=[.N31]-[.N40]" office:value-type="float" office:value="0.448403545074712" calcext:value-type="float">
            <text:p>0.448403545074712</text:p>
          </table:table-cell>
          <table:table-cell table:style-name="ce47" table:number-columns-repeated="3"/>
          <table:table-cell table:style-name="ce68" table:formula="of:=[.S39]-[.S38]" office:value-type="float" office:value="0.153480290599987" calcext:value-type="float">
            <text:p>0.153480290599987</text:p>
          </table:table-cell>
          <table:table-cell table:style-name="ce68" table:formula="of:=[.S40]*conv" office:value-type="float" office:value="4.17641120068798" calcext:value-type="float">
            <text:p>4.17641120068798</text:p>
          </table:table-cell>
          <table:table-cell table:style-name="ce70" table:formula="of:=[.T31]-[.T40]" office:value-type="float" office:value="-0.0205597112202254" calcext:value-type="float">
            <text:p>-0.020559711220225</text:p>
          </table:table-cell>
          <table:table-cell table:style-name="ce47" table:number-columns-repeated="3"/>
          <table:table-cell table:style-name="ce68" table:formula="of:=[.Y39]-[.Y38]" office:value-type="float" office:value="0.100450659190003" calcext:value-type="float">
            <text:p>0.100450659190003</text:p>
          </table:table-cell>
          <table:table-cell table:style-name="ce68" table:formula="of:=[.Y40]*conv" office:value-type="float" office:value="2.73340151049762" calcext:value-type="float">
            <text:p>2.73340151049762</text:p>
          </table:table-cell>
          <table:table-cell table:style-name="ce70" table:formula="of:=[.Z31]-[.Z40]" office:value-type="float" office:value="0.367628675668396" calcext:value-type="float">
            <text:p>0.367628675668396</text:p>
          </table:table-cell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40]/[.H31])*100)" office:value-type="float" office:value="4.71947863171594" calcext:value-type="float">
            <text:p>4.7194786317159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40]/[.N31])*100)" office:value-type="float" office:value="9.09557364843632" calcext:value-type="float">
            <text:p>9.0955736484363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40]/[.T31])*100)" office:value-type="float" office:value="0.494717178232433" calcext:value-type="float">
            <text:p>0.49471717823243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40]/[.Z31])*100)" office:value-type="float" office:value="11.8550498898212" calcext:value-type="float">
            <text:p>11.8550498898212</text:p>
          </table:table-cell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43];[.O43];[.U43];[.AA43];[.AG43]);-MIN([.I43];[.O43];[.U43];[.AA43];[.AG43]))" office:value-type="float" office:value="10.669800516379" calcext:value-type="float">
            <text:p>10.669800516379</text:p>
          </table:table-cell>
          <table:table-cell table:style-name="ce63" table:formula="of:=AVERAGE([.I43];[.O43];[.U43];[.AA43];[.AG43])" office:value-type="float" office:value="5.83752830938805" calcext:value-type="float">
            <text:p>5.83752830938805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392906656579651" calcext:value-type="float">
            <text:p>0.392906656579651</text:p>
          </table:table-cell>
          <table:table-cell table:style-name="ce68" table:formula="of:=[.G42]*conv" office:value-type="float" office:value="10.6915341047983" calcext:value-type="float">
            <text:p>10.6915341047983</text:p>
          </table:table-cell>
          <table:table-cell table:style-name="ce71" table:formula="of:=[.H32]-[.H42]" office:value-type="float" office:value="-0.399898651708952" calcext:value-type="float">
            <text:p>-0.399898651708952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218457133205118" calcext:value-type="float">
            <text:p>0.218457133205118</text:p>
          </table:table-cell>
          <table:table-cell table:style-name="ce68" table:formula="of:=[.M42]*conv" office:value-type="float" office:value="5.94452104841218" calcext:value-type="float">
            <text:p>5.94452104841218</text:p>
          </table:table-cell>
          <table:table-cell table:style-name="ce71" table:formula="of:=[.N32]-[.N42]" office:value-type="float" office:value="0.539455286173871" calcext:value-type="float">
            <text:p>0.539455286173871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24393020389931" calcext:value-type="float">
            <text:p>0.124393020389931</text:p>
          </table:table-cell>
          <table:table-cell table:style-name="ce68" table:formula="of:=[.S42]*conv" office:value-type="float" office:value="3.38490630694675" calcext:value-type="float">
            <text:p>3.38490630694675</text:p>
          </table:table-cell>
          <table:table-cell table:style-name="ce71" table:formula="of:=[.T32]-[.T42]" office:value-type="float" office:value="-0.0159963952640538" calcext:value-type="float">
            <text:p>-0.015996395264054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40015212361485" calcext:value-type="float">
            <text:p>0.140015212361485</text:p>
          </table:table-cell>
          <table:table-cell table:style-name="ce68" table:formula="of:=[.Y42]*conv" office:value-type="float" office:value="3.81000777941752" calcext:value-type="float">
            <text:p>3.81000777941752</text:p>
          </table:table-cell>
          <table:table-cell table:style-name="ce71" table:formula="of:=[.Z32]-[.Z42]" office:value-type="float" office:value="0.455075922893139" calcext:value-type="float">
            <text:p>0.455075922893139</text:p>
          </table:table-cell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42]/[.H32])*100)" office:value-type="float" office:value="3.88566670022216" calcext:value-type="float">
            <text:p>3.88566670022216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42]/[.N32])*100)" office:value-type="float" office:value="8.31982194778183" calcext:value-type="float">
            <text:p>8.3198219477818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42]/[.T32])*100)" office:value-type="float" office:value="0.474824073169234" calcext:value-type="float">
            <text:p>0.47482407316923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42]/[.Z32])*100)" office:value-type="float" office:value="10.669800516379" calcext:value-type="float">
            <text:p>10.669800516379</text:p>
          </table:table-cell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39.8527218826" calcext:value-type="float">
            <text:p>-39.8527218826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88.4531710645" calcext:value-type="float">
            <text:p>-188.4531710645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605.2838068363" calcext:value-type="float">
            <text:p>-605.2838068363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13.6353934516" calcext:value-type="float">
            <text:p>-113.6353934516</text:p>
          </table:table-cell>
          <table:table-cell table:style-name="ce47"/>
          <table:table-cell table:style-name="ce63"/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46];[.O46];[.U46];[.AA46];[.AG46]);-MIN([.I46];[.O46];[.U46];[.AA46];[.AG46]))" office:value-type="float" office:value="2.75897387711974" calcext:value-type="float">
            <text:p>2.75897387711974</text:p>
          </table:table-cell>
          <table:table-cell table:style-name="ce63" table:formula="of:=AVERAGE([.I46];[.O46];[.U46];[.AA46];[.AG46])" office:value-type="float" office:value="1.55801042250887" calcext:value-type="float">
            <text:p>1.55801042250887</text:p>
          </table:table-cell>
          <table:table-cell table:number-columns-repeated="3"/>
          <table:table-cell table:style-name="ce47" table:formula="of:=[.G44]-[.G38]" office:value-type="float" office:value="0.458835684500002" calcext:value-type="float">
            <text:p>0.458835684500002</text:p>
          </table:table-cell>
          <table:table-cell table:style-name="ce47" table:formula="of:=[.G45]*conv" office:value-type="float" office:value="12.4855542332503" calcext:value-type="float">
            <text:p>12.4855542332503</text:p>
          </table:table-cell>
          <table:table-cell table:style-name="ce70" table:formula="of:=[.H34]-[.H45]" office:value-type="float" office:value="-0.335224425382952" calcext:value-type="float">
            <text:p>-0.335224425382952</text:p>
          </table:table-cell>
          <table:table-cell table:style-name="ce47" table:number-columns-repeated="3"/>
          <table:table-cell table:style-name="ce47" table:formula="of:=[.M44]-[.M38]" office:value-type="float" office:value="0.348136583300004" calcext:value-type="float">
            <text:p>0.348136583300004</text:p>
          </table:table-cell>
          <table:table-cell table:style-name="ce47" table:formula="of:=[.M45]*conv" office:value-type="float" office:value="9.47327842669269" calcext:value-type="float">
            <text:p>9.47327842669269</text:p>
          </table:table-cell>
          <table:table-cell table:style-name="ce70" table:formula="of:=[.N34]-[.N45]" office:value-type="float" office:value="0.106697525730045" calcext:value-type="float">
            <text:p>0.106697525730045</text:p>
          </table:table-cell>
          <table:table-cell table:style-name="ce47" table:number-columns-repeated="3"/>
          <table:table-cell table:style-name="ce47" table:formula="of:=[.S44]-[.S38]" office:value-type="float" office:value="0.346839294600045" calcext:value-type="float">
            <text:p>0.346839294600045</text:p>
          </table:table-cell>
          <table:table-cell table:style-name="ce47" table:formula="of:=[.S45]*conv" office:value-type="float" office:value="9.4379774050706" calcext:value-type="float">
            <text:p>9.4379774050706</text:p>
          </table:table-cell>
          <table:table-cell table:style-name="ce70" table:formula="of:=[.T34]-[.T45]" office:value-type="float" office:value="0.053838902485376" calcext:value-type="float">
            <text:p>0.053838902485376</text:p>
          </table:table-cell>
          <table:table-cell table:style-name="ce47" table:number-columns-repeated="3"/>
          <table:table-cell table:style-name="ce47" table:formula="of:=[.Y44]-[.Y38]" office:value-type="float" office:value="0.324563343760005" calcext:value-type="float">
            <text:p>0.324563343760005</text:p>
          </table:table-cell>
          <table:table-cell table:style-name="ce47" table:formula="of:=[.Y45]*conv" office:value-type="float" office:value="8.83181794165917" calcext:value-type="float">
            <text:p>8.83181794165917</text:p>
          </table:table-cell>
          <table:table-cell table:style-name="ce70" table:formula="of:=[.Z34]-[.Z45]" office:value-type="float" office:value="0.161163053067428" calcext:value-type="float">
            <text:p>0.161163053067428</text:p>
          </table:table-cell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45]/[.H34])*100)" office:value-type="float" office:value="2.75897387711974" calcext:value-type="float">
            <text:p>2.75897387711974</text:p>
          </table:table-cell>
          <table:table-cell table:style-name="ce47" table:number-columns-repeated="5"/>
          <table:table-cell table:style-name="ce63" table:formula="of:=ABS(([.O45]/[.N34])*100)" office:value-type="float" office:value="1.11375567391755" calcext:value-type="float">
            <text:p>1.11375567391755</text:p>
          </table:table-cell>
          <table:table-cell table:style-name="ce47" table:number-columns-repeated="5"/>
          <table:table-cell table:style-name="ce63" table:formula="of:=ABS(([.U45]/[.T34])*100)" office:value-type="float" office:value="0.567213910814072" calcext:value-type="float">
            <text:p>0.567213910814072</text:p>
          </table:table-cell>
          <table:table-cell table:style-name="ce47" table:number-columns-repeated="5"/>
          <table:table-cell table:style-name="ce63" table:formula="of:=ABS(([.AA45]/[.Z34])*100)" office:value-type="float" office:value="1.7920982281841" calcext:value-type="float">
            <text:p>1.7920982281841</text:p>
          </table:table-cell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Default" table:number-columns-repeated="9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8" table:number-columns-repeated="3"/>
          <table:table-cell table:style-name="ce39" office:value-type="string" calcext:value-type="string">
            <text:p>C*-O</text:p>
          </table:table-cell>
          <table:table-cell table:style-name="ce38"/>
          <table:table-cell table:number-columns-repeated="2"/>
          <table:table-cell table:style-name="ce38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Methanol</text:p>
          </table:table-cell>
          <table:table-cell table:style-name="ce38"/>
          <table:table-cell table:number-columns-repeated="57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2.146" calcext:value-type="float">
            <text:p>-12.146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114.9350531276" calcext:value-type="float">
            <text:p>-114.9350531276</text:p>
          </table:table-cell>
          <table:table-cell table:number-columns-repeated="5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114.5181158966" calcext:value-type="float">
            <text:p>-114.5181158966</text:p>
          </table:table-cell>
          <table:table-cell table:number-columns-repeated="5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52]-[.G51]" office:value-type="float" office:value="0.416937231000006" calcext:value-type="float">
            <text:p>0.416937231000006</text:p>
          </table:table-cell>
          <table:table-cell table:style-name="ce39" table:formula="of:=[.G53]*conv" office:value-type="float" office:value="11.3454393051065" calcext:value-type="float">
            <text:p>11.3454393051065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09122361903688" calcext:value-type="float">
            <text:p>0.309122361903688</text:p>
          </table:table-cell>
          <table:table-cell table:style-name="ce39" table:formula="of:=[.G54]*conv" office:value-type="float" office:value="8.41164744730941" calcext:value-type="float">
            <text:p>8.41164744730941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114.5750463113" calcext:value-type="float">
            <text:p>-114.5750463113</text:p>
          </table:table-cell>
          <table:table-cell table:number-columns-repeated="5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55]-[.G51]" office:value-type="float" office:value="0.3600068163" calcext:value-type="float">
            <text:p>0.3600068163</text:p>
          </table:table-cell>
          <table:table-cell table:formula="of:=[.G56]*conv" office:value-type="float" office:value="9.79628390096018" calcext:value-type="float">
            <text:p>9.79628390096018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Methanol</text:p>
          </table:table-cell>
          <table:table-cell/>
          <table:table-cell table:style-name="ce47" table:number-columns-repeated="2"/>
          <table:table-cell table:style-name="ce55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903" calcext:value-type="float">
            <text:p>-12.903</text:p>
          </table:table-cell>
          <table:table-cell table:style-name="ce70" table:formula="of:=[.H50]-[.H59]" office:value-type="float" office:value="0.757" calcext:value-type="float">
            <text:p>0.757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60];[.O60];[.U60];[.AA60];[.AG60]);-MIN([.I60];[.O60];[.U60];[.AA60];[.AG60]))" office:value-type="float" office:value="6.23250452823975" calcext:value-type="float">
            <text:p>6.23250452823975</text:p>
          </table:table-cell>
          <table:table-cell table:style-name="ce63" table:formula="of:=AVERAGE([.I60];[.O60];[.U60];[.AA60];[.AG60])" office:value-type="float" office:value="6.23250452823975" calcext:value-type="float">
            <text:p>6.2325045282397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76.2067478369" calcext:value-type="float">
            <text:p>-76.2067478369</text:p>
          </table:table-cell>
          <table:table-cell table:style-name="ce47"/>
          <table:table-cell table:style-name="ce63" table:formula="of:=ABS(([.I59]/[.H50])*100)" office:value-type="float" office:value="6.23250452823975" calcext:value-type="float">
            <text:p>6.23250452823975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75.9046020619" calcext:value-type="float">
            <text:p>-75.9046020619</text:p>
          </table:table-cell>
          <table:table-cell table:style-name="ce47" table:number-columns-repeated="2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63];[.O63];[.U63];[.AA63];[.AG63]);-MIN([.I63];[.O63];[.U63];[.AA63];[.AG63]))" office:value-type="float" office:value="27.5320713683135" calcext:value-type="float">
            <text:p>27.5320713683135</text:p>
          </table:table-cell>
          <table:table-cell table:style-name="ce63" table:formula="of:=AVERAGE([.I63];[.O63];[.U63];[.AA63];[.AG63])" office:value-type="float" office:value="27.5320713683135" calcext:value-type="float">
            <text:p>27.5320713683135</text:p>
          </table:table-cell>
          <table:table-cell table:number-columns-repeated="3"/>
          <table:table-cell table:style-name="ce68" table:formula="of:=[.G61]-[.G60]" office:value-type="float" office:value="0.302145775000014" calcext:value-type="float">
            <text:p>0.302145775000014</text:p>
          </table:table-cell>
          <table:table-cell table:style-name="ce68" table:formula="of:=[.G62]*conv" office:value-type="float" office:value="8.22180485857586" calcext:value-type="float">
            <text:p>8.22180485857586</text:p>
          </table:table-cell>
          <table:table-cell table:style-name="ce70" table:formula="of:=[.H53]-[.H62]" office:value-type="float" office:value="3.12363444653061" calcext:value-type="float">
            <text:p>3.12363444653061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62]/[.H53])*100)" office:value-type="float" office:value="27.5320713683135" calcext:value-type="float">
            <text:p>27.5320713683135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65];[.O65];[.U65];[.AA65];[.AG65]);-MIN([.I65];[.O65];[.U65];[.AA65];[.AG65]))" office:value-type="float" office:value="1.8970578123326" calcext:value-type="float">
            <text:p>1.8970578123326</text:p>
          </table:table-cell>
          <table:table-cell table:style-name="ce63" table:formula="of:=AVERAGE([.I65];[.O65];[.U65];[.AA65];[.AG65])" office:value-type="float" office:value="1.8970578123326" calcext:value-type="float">
            <text:p>1.8970578123326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314986591819849" calcext:value-type="float">
            <text:p>0.314986591819849</text:p>
          </table:table-cell>
          <table:table-cell table:style-name="ce68" table:formula="of:=[.G64]*conv" office:value-type="float" office:value="8.57122126235447" calcext:value-type="float">
            <text:p>8.57122126235447</text:p>
          </table:table-cell>
          <table:table-cell table:style-name="ce71" table:formula="of:=[.H54]-[.H64]" office:value-type="float" office:value="-0.159573815045059" calcext:value-type="float">
            <text:p>-0.159573815045059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64]/[.H54])*100)" office:value-type="float" office:value="1.8970578123326" calcext:value-type="float">
            <text:p>1.8970578123326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75.7530680484" calcext:value-type="float">
            <text:p>-75.7530680484</text:p>
          </table:table-cell>
          <table:table-cell table:style-name="ce47"/>
          <table:table-cell table:style-name="ce63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68];[.O68];[.U68];[.AA68];[.AG68]);-MIN([.I68];[.O68];[.U68];[.AA68];[.AG68]))" office:value-type="float" office:value="26.0197773927568" calcext:value-type="float">
            <text:p>26.0197773927568</text:p>
          </table:table-cell>
          <table:table-cell table:style-name="ce63" table:formula="of:=AVERAGE([.I68];[.O68];[.U68];[.AA68];[.AG68])" office:value-type="float" office:value="26.0197773927568" calcext:value-type="float">
            <text:p>26.0197773927568</text:p>
          </table:table-cell>
          <table:table-cell table:number-columns-repeated="3"/>
          <table:table-cell table:style-name="ce47" table:formula="of:=[.G66]-[.G60]" office:value-type="float" office:value="0.453679788500011" calcext:value-type="float">
            <text:p>0.453679788500011</text:p>
          </table:table-cell>
          <table:table-cell table:style-name="ce47" table:formula="of:=[.G67]*conv" office:value-type="float" office:value="12.3452551647525" calcext:value-type="float">
            <text:p>12.3452551647525</text:p>
          </table:table-cell>
          <table:table-cell table:style-name="ce70" table:formula="of:=[.H56]-[.H67]" office:value-type="float" office:value="-2.54897126379231" calcext:value-type="float">
            <text:p>-2.54897126379231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67]/[.H56])*100)" office:value-type="float" office:value="26.0197773927568" calcext:value-type="float">
            <text:p>26.0197773927568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Default" table:number-columns-repeated="9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8" table:number-columns-repeated="3"/>
          <table:table-cell table:style-name="ce39" office:value-type="string" calcext:value-type="string">
            <text:p>C*-N</text:p>
          </table:table-cell>
          <table:table-cell table:style-name="ce38"/>
          <table:table-cell table:number-columns-repeated="2"/>
          <table:table-cell table:style-name="ce38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Methylamine</text:p>
          </table:table-cell>
          <table:table-cell table:style-name="ce38"/>
          <table:table-cell table:number-columns-repeated="57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0.45" calcext:value-type="float">
            <text:p>-10.45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95.1248145251" calcext:value-type="float">
            <text:p>-95.1248145251</text:p>
          </table:table-cell>
          <table:table-cell table:number-columns-repeated="5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94.898335544" calcext:value-type="float">
            <text:p>-94.898335544</text:p>
          </table:table-cell>
          <table:table-cell table:number-columns-repeated="5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74]-[.G73]" office:value-type="float" office:value="0.226478981100001" calcext:value-type="float">
            <text:p>0.226478981100001</text:p>
          </table:table-cell>
          <table:table-cell table:style-name="ce39" table:formula="of:=[.G75]*conv" office:value-type="float" office:value="6.16280663588037" calcext:value-type="float">
            <text:p>6.16280663588037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272516349960189" calcext:value-type="float">
            <text:p>0.272516349960189</text:p>
          </table:table-cell>
          <table:table-cell table:style-name="ce39" table:formula="of:=[.G76]*conv" office:value-type="float" office:value="7.41554718130326" calcext:value-type="float">
            <text:p>7.41554718130326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94.8201675674" calcext:value-type="float">
            <text:p>-94.8201675674</text:p>
          </table:table-cell>
          <table:table-cell table:number-columns-repeated="5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77]-[.G73]" office:value-type="float" office:value="0.304646957700001" calcext:value-type="float">
            <text:p>0.304646957700001</text:p>
          </table:table-cell>
          <table:table-cell table:formula="of:=[.G78]*conv" office:value-type="float" office:value="8.28986550272997" calcext:value-type="float">
            <text:p>8.28986550272997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Methylamine</text:p>
          </table:table-cell>
          <table:table-cell/>
          <table:table-cell table:style-name="ce47" table:number-columns-repeated="2"/>
          <table:table-cell table:style-name="ce55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0.621" calcext:value-type="float">
            <text:p>-10.621</text:p>
          </table:table-cell>
          <table:table-cell table:style-name="ce70" table:formula="of:=[.H72]-[.H81]" office:value-type="float" office:value="0.171000000000001" calcext:value-type="float">
            <text:p>0.171000000000001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82];[.O82];[.U82];[.AA82];[.AG82]);-MIN([.I82];[.O82];[.U82];[.AA82];[.AG82]))" office:value-type="float" office:value="1.63636363636365" calcext:value-type="float">
            <text:p>1.63636363636365</text:p>
          </table:table-cell>
          <table:table-cell table:style-name="ce63" table:formula="of:=AVERAGE([.I82];[.O82];[.U82];[.AA82];[.AG82])" office:value-type="float" office:value="1.63636363636365" calcext:value-type="float">
            <text:p>1.6363636363636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56.3626965544" calcext:value-type="float">
            <text:p>-56.3626965544</text:p>
          </table:table-cell>
          <table:table-cell table:style-name="ce47"/>
          <table:table-cell table:style-name="ce63" table:formula="of:=ABS(([.I81]/[.H72])*100)" office:value-type="float" office:value="1.63636363636365" calcext:value-type="float">
            <text:p>1.63636363636365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56.179169142" calcext:value-type="float">
            <text:p>-56.179169142</text:p>
          </table:table-cell>
          <table:table-cell table:style-name="ce47" table:number-columns-repeated="2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85];[.O85];[.U85];[.AA85];[.AG85]);-MIN([.I85];[.O85];[.U85];[.AA85];[.AG85]))" office:value-type="float" office:value="18.9649249088738" calcext:value-type="float">
            <text:p>18.9649249088738</text:p>
          </table:table-cell>
          <table:table-cell table:style-name="ce63" table:formula="of:=AVERAGE([.I85];[.O85];[.U85];[.AA85];[.AG85])" office:value-type="float" office:value="18.9649249088738" calcext:value-type="float">
            <text:p>18.9649249088738</text:p>
          </table:table-cell>
          <table:table-cell table:number-columns-repeated="3"/>
          <table:table-cell table:style-name="ce68" table:formula="of:=[.G83]-[.G82]" office:value-type="float" office:value="0.183527412400004" calcext:value-type="float">
            <text:p>0.183527412400004</text:p>
          </table:table-cell>
          <table:table-cell table:style-name="ce68" table:formula="of:=[.G84]*conv" office:value-type="float" office:value="4.99403498510657" calcext:value-type="float">
            <text:p>4.99403498510657</text:p>
          </table:table-cell>
          <table:table-cell table:style-name="ce70" table:formula="of:=[.H75]-[.H84]" office:value-type="float" office:value="1.1687716507738" calcext:value-type="float">
            <text:p>1.1687716507738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84]/[.H75])*100)" office:value-type="float" office:value="18.9649249088738" calcext:value-type="float">
            <text:p>18.9649249088738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87];[.O87];[.U87];[.AA87];[.AG87]);-MIN([.I87];[.O87];[.U87];[.AA87];[.AG87]))" office:value-type="float" office:value="6.08156020553414" calcext:value-type="float">
            <text:p>6.08156020553414</text:p>
          </table:table-cell>
          <table:table-cell table:style-name="ce63" table:formula="of:=AVERAGE([.I87];[.O87];[.U87];[.AA87];[.AG87])" office:value-type="float" office:value="6.08156020553414" calcext:value-type="float">
            <text:p>6.08156020553414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255943104067436" calcext:value-type="float">
            <text:p>0.255943104067436</text:p>
          </table:table-cell>
          <table:table-cell table:style-name="ce68" table:formula="of:=[.G86]*conv" office:value-type="float" office:value="6.96456621490252" calcext:value-type="float">
            <text:p>6.96456621490252</text:p>
          </table:table-cell>
          <table:table-cell table:style-name="ce71" table:formula="of:=[.H76]-[.H86]" office:value-type="float" office:value="0.450980966400748" calcext:value-type="float">
            <text:p>0.450980966400748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86]/[.H76])*100)" office:value-type="float" office:value="6.08156020553414" calcext:value-type="float">
            <text:p>6.08156020553414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56.0498782667" calcext:value-type="float">
            <text:p>-56.0498782667</text:p>
          </table:table-cell>
          <table:table-cell table:style-name="ce47"/>
          <table:table-cell table:style-name="ce63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90];[.O90];[.U90];[.AA90];[.AG90]);-MIN([.I90];[.O90];[.U90];[.AA90];[.AG90]))" office:value-type="float" office:value="2.6822293128067" calcext:value-type="float">
            <text:p>2.6822293128067</text:p>
          </table:table-cell>
          <table:table-cell table:style-name="ce63" table:formula="of:=AVERAGE([.I90];[.O90];[.U90];[.AA90];[.AG90])" office:value-type="float" office:value="2.6822293128067" calcext:value-type="float">
            <text:p>2.6822293128067</text:p>
          </table:table-cell>
          <table:table-cell table:number-columns-repeated="3"/>
          <table:table-cell table:style-name="ce47" table:formula="of:=[.G88]-[.G82]" office:value-type="float" office:value="0.312818287700004" calcext:value-type="float">
            <text:p>0.312818287700004</text:p>
          </table:table-cell>
          <table:table-cell table:style-name="ce47" table:formula="of:=[.G89]*conv" office:value-type="float" office:value="8.51221870523644" calcext:value-type="float">
            <text:p>8.51221870523644</text:p>
          </table:table-cell>
          <table:table-cell table:style-name="ce70" table:formula="of:=[.H78]-[.H89]" office:value-type="float" office:value="-0.222353202506474" calcext:value-type="float">
            <text:p>-0.222353202506474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89]/[.H78])*100)" office:value-type="float" office:value="2.6822293128067" calcext:value-type="float">
            <text:p>2.6822293128067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Default" table:number-columns-repeated="9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8" table:number-columns-repeated="3"/>
          <table:table-cell table:style-name="ce39" office:value-type="string" calcext:value-type="string">
            <text:p>C*-H</text:p>
          </table:table-cell>
          <table:table-cell table:style-name="ce38"/>
          <table:table-cell table:number-columns-repeated="2"/>
          <table:table-cell table:style-name="ce38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Methane</text:p>
          </table:table-cell>
          <table:table-cell table:style-name="ce38"/>
          <table:table-cell table:number-columns-repeated="57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4.892" calcext:value-type="float">
            <text:p>-14.892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40.1569001698" calcext:value-type="float">
            <text:p>-40.1569001698</text:p>
          </table:table-cell>
          <table:table-cell table:number-columns-repeated="5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39.7413849918" calcext:value-type="float">
            <text:p>-39.7413849918</text:p>
          </table:table-cell>
          <table:table-cell table:number-columns-repeated="5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96]-[.G95]" office:value-type="float" office:value="0.415515178" calcext:value-type="float">
            <text:p>0.415515178</text:p>
          </table:table-cell>
          <table:table-cell table:style-name="ce39" table:formula="of:=[.G97]*conv" office:value-type="float" office:value="11.3067432741439" calcext:value-type="float">
            <text:p>11.3067432741439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411958197062924" calcext:value-type="float">
            <text:p>0.411958197062924</text:p>
          </table:table-cell>
          <table:table-cell table:style-name="ce39" table:formula="of:=[.G98]*conv" office:value-type="float" office:value="11.209952898206" calcext:value-type="float">
            <text:p>11.209952898206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39.6612877607" calcext:value-type="float">
            <text:p>-39.6612877607</text:p>
          </table:table-cell>
          <table:table-cell table:number-columns-repeated="5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99]-[.G95]" office:value-type="float" office:value="0.495612409099998" calcext:value-type="float">
            <text:p>0.495612409099998</text:p>
          </table:table-cell>
          <table:table-cell table:formula="of:=[.G100]*conv" office:value-type="float" office:value="13.4862998269913" calcext:value-type="float">
            <text:p>13.4862998269913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Methane</text:p>
          </table:table-cell>
          <table:table-cell/>
          <table:table-cell table:style-name="ce47" table:number-columns-repeated="2"/>
          <table:table-cell table:style-name="ce55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5.074" calcext:value-type="float">
            <text:p>-15.074</text:p>
          </table:table-cell>
          <table:table-cell table:style-name="ce70" table:formula="of:=[.H94]-[.H103]" office:value-type="float" office:value="0.182" calcext:value-type="float">
            <text:p>0.182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104];[.O104];[.U104];[.AA104];[.AG104]);-MIN([.I104];[.O104];[.U104];[.AA104];[.AG104]))" office:value-type="float" office:value="1.22213268869192" calcext:value-type="float">
            <text:p>1.22213268869192</text:p>
          </table:table-cell>
          <table:table-cell table:style-name="ce63" table:formula="of:=AVERAGE([.I104];[.O104];[.U104];[.AA104];[.AG104])" office:value-type="float" office:value="1.22213268869192" calcext:value-type="float">
            <text:p>1.2221326886919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1.2833752998" calcext:value-type="float">
            <text:p>-1.2833752998</text:p>
          </table:table-cell>
          <table:table-cell table:style-name="ce47"/>
          <table:table-cell table:style-name="ce63" table:formula="of:=ABS(([.I103]/[.H94])*100)" office:value-type="float" office:value="1.22213268869192" calcext:value-type="float">
            <text:p>1.22213268869192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0.8902528789" calcext:value-type="float">
            <text:p>-0.8902528789</text:p>
          </table:table-cell>
          <table:table-cell table:style-name="ce47" table:number-columns-repeated="2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107];[.O107];[.U107];[.AA107];[.AG107]);-MIN([.I107];[.O107];[.U107];[.AA107];[.AG107]))" office:value-type="float" office:value="5.38915502624544" calcext:value-type="float">
            <text:p>5.38915502624544</text:p>
          </table:table-cell>
          <table:table-cell table:style-name="ce63" table:formula="of:=AVERAGE([.I107];[.O107];[.U107];[.AA107];[.AG107])" office:value-type="float" office:value="5.38915502624544" calcext:value-type="float">
            <text:p>5.38915502624544</text:p>
          </table:table-cell>
          <table:table-cell table:number-columns-repeated="3"/>
          <table:table-cell table:style-name="ce68" table:formula="of:=[.G105]-[.G104]" office:value-type="float" office:value="0.3931224209" calcext:value-type="float">
            <text:p>0.3931224209</text:p>
          </table:table-cell>
          <table:table-cell table:style-name="ce68" table:formula="of:=[.G106]*conv" office:value-type="float" office:value="10.6974053506807" calcext:value-type="float">
            <text:p>10.6974053506807</text:p>
          </table:table-cell>
          <table:table-cell table:style-name="ce70" table:formula="of:=[.H97]-[.H106]" office:value-type="float" office:value="0.609337923463196" calcext:value-type="float">
            <text:p>0.609337923463196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106]/[.H97])*100)" office:value-type="float" office:value="5.38915502624544" calcext:value-type="float">
            <text:p>5.38915502624544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109];[.O109];[.U109];[.AA109];[.AG109]);-MIN([.I109];[.O109];[.U109];[.AA109];[.AG109]))" office:value-type="float" office:value="5.6506492611063" calcext:value-type="float">
            <text:p>5.6506492611063</text:p>
          </table:table-cell>
          <table:table-cell table:style-name="ce63" table:formula="of:=AVERAGE([.I109];[.O109];[.U109];[.AA109];[.AG109])" office:value-type="float" office:value="5.6506492611063" calcext:value-type="float">
            <text:p>5.6506492611063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388679884244521" calcext:value-type="float">
            <text:p>0.388679884244521</text:p>
          </table:table-cell>
          <table:table-cell table:style-name="ce68" table:formula="of:=[.G108]*conv" office:value-type="float" office:value="10.5765177775932" calcext:value-type="float">
            <text:p>10.5765177775932</text:p>
          </table:table-cell>
          <table:table-cell table:style-name="ce71" table:formula="of:=[.H98]-[.H108]" office:value-type="float" office:value="0.633435120612841" calcext:value-type="float">
            <text:p>0.633435120612841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108]/[.H98])*100)" office:value-type="float" office:value="5.6506492611063" calcext:value-type="float">
            <text:p>5.6506492611063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0.7537277853" calcext:value-type="float">
            <text:p>-0.7537277853</text:p>
          </table:table-cell>
          <table:table-cell table:style-name="ce47"/>
          <table:table-cell table:style-name="ce63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112];[.O112];[.U112];[.AA112];[.AG112]);-MIN([.I112];[.O112];[.U112];[.AA112];[.AG112]))" office:value-type="float" office:value="6.86728273446743" calcext:value-type="float">
            <text:p>6.86728273446743</text:p>
          </table:table-cell>
          <table:table-cell table:style-name="ce63" table:formula="of:=AVERAGE([.I112];[.O112];[.U112];[.AA112];[.AG112])" office:value-type="float" office:value="6.86728273446743" calcext:value-type="float">
            <text:p>6.86728273446743</text:p>
          </table:table-cell>
          <table:table-cell table:number-columns-repeated="3"/>
          <table:table-cell table:style-name="ce47" table:formula="of:=[.G110]-[.G104]" office:value-type="float" office:value="0.5296475145" calcext:value-type="float">
            <text:p>0.5296475145</text:p>
          </table:table-cell>
          <table:table-cell table:style-name="ce47" table:formula="of:=[.G111]*conv" office:value-type="float" office:value="14.4124421665288" calcext:value-type="float">
            <text:p>14.4124421665288</text:p>
          </table:table-cell>
          <table:table-cell table:style-name="ce70" table:formula="of:=[.H100]-[.H111]" office:value-type="float" office:value="-0.926142339537487" calcext:value-type="float">
            <text:p>-0.926142339537487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111]/[.H100])*100)" office:value-type="float" office:value="6.86728273446743" calcext:value-type="float">
            <text:p>6.86728273446743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Default" table:number-columns-repeated="9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8" table:number-columns-repeated="3"/>
          <table:table-cell table:style-name="ce39" office:value-type="string" calcext:value-type="string">
            <text:p>C*-P</text:p>
          </table:table-cell>
          <table:table-cell table:style-name="ce38"/>
          <table:table-cell table:number-columns-repeated="2"/>
          <table:table-cell table:style-name="ce38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ClAuP(CH3)3</text:p>
          </table:table-cell>
          <table:table-cell table:style-name="ce38"/>
          <table:table-cell table:number-columns-repeated="57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9.563" calcext:value-type="float">
            <text:p>-9.563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1053.599644622" calcext:value-type="float">
            <text:p>-1053.599644622</text:p>
          </table:table-cell>
          <table:table-cell table:number-columns-repeated="5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1053.397190659" calcext:value-type="float">
            <text:p>-1053.397190659</text:p>
          </table:table-cell>
          <table:table-cell table:number-columns-repeated="5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118]-[.G117]" office:value-type="float" office:value="0.202453962999925" calcext:value-type="float">
            <text:p>0.202453962999925</text:p>
          </table:table-cell>
          <table:table-cell table:style-name="ce39" table:formula="of:=[.G119]*conv" office:value-type="float" office:value="5.50905263073974" calcext:value-type="float">
            <text:p>5.50905263073974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211688876711216" calcext:value-type="float">
            <text:p>0.211688876711216</text:p>
          </table:table-cell>
          <table:table-cell table:style-name="ce39" table:formula="of:=[.G120]*conv" office:value-type="float" office:value="5.760347418562" calcext:value-type="float">
            <text:p>5.760347418562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1053.280987181" calcext:value-type="float">
            <text:p>-1053.280987181</text:p>
          </table:table-cell>
          <table:table-cell table:number-columns-repeated="5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121]-[.G117]" office:value-type="float" office:value="0.318657440999914" calcext:value-type="float">
            <text:p>0.318657440999914</text:p>
          </table:table-cell>
          <table:table-cell table:formula="of:=[.G122]*conv" office:value-type="float" office:value="8.67111015083472" calcext:value-type="float">
            <text:p>8.67111015083472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ClAuP(CH3)3</text:p>
          </table:table-cell>
          <table:table-cell/>
          <table:table-cell table:style-name="ce47" table:number-columns-repeated="2"/>
          <table:table-cell table:style-name="ce55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299" calcext:value-type="float">
            <text:p>-9.299</text:p>
          </table:table-cell>
          <table:table-cell table:style-name="ce70" table:formula="of:=[.H116]-[.H125]" office:value-type="float" office:value="-0.264000000000001" calcext:value-type="float">
            <text:p>-0.264000000000001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126];[.O126];[.U126];[.AA126];[.AG126]);-MIN([.I126];[.O126];[.U126];[.AA126];[.AG126]))" office:value-type="float" office:value="2.76063996653771" calcext:value-type="float">
            <text:p>2.76063996653771</text:p>
          </table:table-cell>
          <table:table-cell table:style-name="ce63" table:formula="of:=AVERAGE([.I126];[.O126];[.U126];[.AA126];[.AG126])" office:value-type="float" office:value="2.76063996653771" calcext:value-type="float">
            <text:p>2.7606399665377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936.95394239752" calcext:value-type="float">
            <text:p>-936.95394239752</text:p>
          </table:table-cell>
          <table:table-cell table:style-name="ce47"/>
          <table:table-cell table:style-name="ce63" table:formula="of:=ABS(([.I125]/[.H116])*100)" office:value-type="float" office:value="2.76063996653771" calcext:value-type="float">
            <text:p>2.76063996653771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936.75968298525" calcext:value-type="float">
            <text:p>-936.75968298525</text:p>
          </table:table-cell>
          <table:table-cell table:style-name="ce47" table:number-columns-repeated="2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129];[.O129];[.U129];[.AA129];[.AG129]);-MIN([.I129];[.O129];[.U129];[.AA129];[.AG129]))" office:value-type="float" office:value="4.04761191558938" calcext:value-type="float">
            <text:p>4.04761191558938</text:p>
          </table:table-cell>
          <table:table-cell table:style-name="ce63" table:formula="of:=AVERAGE([.I129];[.O129];[.U129];[.AA129];[.AG129])" office:value-type="float" office:value="4.04761191558938" calcext:value-type="float">
            <text:p>4.04761191558938</text:p>
          </table:table-cell>
          <table:table-cell table:number-columns-repeated="3"/>
          <table:table-cell table:style-name="ce68" table:formula="of:=[.G127]-[.G126]" office:value-type="float" office:value="0.194259412269957" calcext:value-type="float">
            <text:p>0.194259412269957</text:p>
          </table:table-cell>
          <table:table-cell table:style-name="ce68" table:formula="of:=[.G128]*conv" office:value-type="float" office:value="5.28606756002183" calcext:value-type="float">
            <text:p>5.28606756002183</text:p>
          </table:table-cell>
          <table:table-cell table:style-name="ce70" table:formula="of:=[.H119]-[.H128]" office:value-type="float" office:value="0.222985070717912" calcext:value-type="float">
            <text:p>0.222985070717912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128]/[.H119])*100)" office:value-type="float" office:value="4.04761191558938" calcext:value-type="float">
            <text:p>4.04761191558938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131];[.O131];[.U131];[.AA131];[.AG131]);-MIN([.I131];[.O131];[.U131];[.AA131];[.AG131]))" office:value-type="float" office:value="0.232899129741977" calcext:value-type="float">
            <text:p>0.232899129741977</text:p>
          </table:table-cell>
          <table:table-cell table:style-name="ce63" table:formula="of:=AVERAGE([.I131];[.O131];[.U131];[.AA131];[.AG131])" office:value-type="float" office:value="0.232899129741977" calcext:value-type="float">
            <text:p>0.232899129741977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212181898262837" calcext:value-type="float">
            <text:p>0.212181898262837</text:p>
          </table:table-cell>
          <table:table-cell table:style-name="ce68" table:formula="of:=[.G130]*conv" office:value-type="float" office:value="5.77376321756994" calcext:value-type="float">
            <text:p>5.77376321756994</text:p>
          </table:table-cell>
          <table:table-cell table:style-name="ce71" table:formula="of:=[.H120]-[.H130]" office:value-type="float" office:value="-0.0134157990079453" calcext:value-type="float">
            <text:p>-0.013415799007945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130]/[.H120])*100)" office:value-type="float" office:value="0.232899129741977" calcext:value-type="float">
            <text:p>0.232899129741977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936.67321754769" calcext:value-type="float">
            <text:p>-936.67321754769</text:p>
          </table:table-cell>
          <table:table-cell table:style-name="ce47"/>
          <table:table-cell table:style-name="ce63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134];[.O134];[.U134];[.AA134];[.AG134]);-MIN([.I134];[.O134];[.U134];[.AA134];[.AG134]))" office:value-type="float" office:value="11.9038774211238" calcext:value-type="float">
            <text:p>11.9038774211238</text:p>
          </table:table-cell>
          <table:table-cell table:style-name="ce63" table:formula="of:=AVERAGE([.I134];[.O134];[.U134];[.AA134];[.AG134])" office:value-type="float" office:value="11.9038774211238" calcext:value-type="float">
            <text:p>11.9038774211238</text:p>
          </table:table-cell>
          <table:table-cell table:number-columns-repeated="3"/>
          <table:table-cell table:style-name="ce47" table:formula="of:=[.G132]-[.G126]" office:value-type="float" office:value="0.280724849829994" calcext:value-type="float">
            <text:p>0.280724849829994</text:p>
          </table:table-cell>
          <table:table-cell table:style-name="ce47" table:formula="of:=[.G133]*conv" office:value-type="float" office:value="7.63891182742873" calcext:value-type="float">
            <text:p>7.63891182742873</text:p>
          </table:table-cell>
          <table:table-cell table:style-name="ce70" table:formula="of:=[.H122]-[.H133]" office:value-type="float" office:value="1.03219832340599" calcext:value-type="float">
            <text:p>1.03219832340599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133]/[.H122])*100)" office:value-type="float" office:value="11.9038774211238" calcext:value-type="float">
            <text:p>11.9038774211238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 table:number-rows-repeated="3">
          <table:table-cell table:style-name="Default" table:number-columns-repeated="9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8" table:number-columns-repeated="3"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 table:number-columns-repeated="2"/>
          <table:table-cell table:style-name="ce39" office:value-type="string" calcext:value-type="string">
            <text:p>C*-O</text:p>
          </table:table-cell>
          <table:table-cell table:style-name="ce38" table:number-columns-repeated="5"/>
          <table:table-cell table:style-name="ce39" office:value-type="string" calcext:value-type="string">
            <text:p>C*-N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H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P</text:p>
          </table:table-cell>
          <table:table-cell table:style-name="ce38" table:number-columns-repeated="11"/>
          <table:table-cell table:number-columns-repeated="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number-columns-repeated="3"/>
          <table:table-cell table:style-name="ce38"/>
          <table:table-cell table:style-name="ce39" office:value-type="string" calcext:value-type="string">
            <text:p>Methano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Methylamine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Acetic Acid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Aspirin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Methane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ana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ClAuP(CH3)3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ClAuP((CH3)3)3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77"/>
          <table:table-cell table:number-columns-repeated="3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9.492" calcext:value-type="float">
            <text:p>-9.492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603" calcext:value-type="float">
            <text:p>-7.603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6.47" calcext:value-type="float">
            <text:p>-6.47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956" calcext:value-type="float">
            <text:p>-7.956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518" calcext:value-type="float">
            <text:p>-7.518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0.924" calcext:value-type="float">
            <text:p>-10.924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357" calcext:value-type="float">
            <text:p>-7.357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6.706" calcext:value-type="float">
            <text:p>-6.706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6.536" calcext:value-type="float">
            <text:p>-6.536</text:p>
          </table:table-cell>
          <table:table-cell table:style-name="ce51"/>
          <table:table-cell table:style-name="ce38"/>
          <table:table-cell/>
          <table:table-cell table:style-name="ce78"/>
          <table:table-cell table:number-columns-repeated="2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79.6448527128" calcext:value-type="float">
            <text:p>-79.6448527128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15.4816644148" calcext:value-type="float">
            <text:p>-115.481664414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95.648713672" calcext:value-type="float">
            <text:p>-95.64871367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228.648136802" calcext:value-type="float">
            <text:p>-228.64813680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647.4759523172" calcext:value-type="float">
            <text:p>-647.475952317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40.4182104508" calcext:value-type="float">
            <text:p>-40.418210450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53.525504489" calcext:value-type="float">
            <text:p>-153.52550448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056.33409410942" calcext:value-type="float">
            <text:p>-1056.3340941094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409.39544103948" calcext:value-type="float">
            <text:p>-1409.39544103948</text:p>
          </table:table-cell>
          <table:table-cell table:style-name="ce38"/>
          <table:table-cell table:style-name="ce51"/>
          <table:table-cell table:style-name="ce38"/>
          <table:table-cell table:number-columns-repeated="4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79.2505217382" calcext:value-type="float">
            <text:p>-79.2505217382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15.1525108848" calcext:value-type="float">
            <text:p>-115.152510884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95.414445775" calcext:value-type="float">
            <text:p>-95.414445775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228.4480471786" calcext:value-type="float">
            <text:p>-228.448047178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647.3347495945" calcext:value-type="float">
            <text:p>-647.3347495945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40.0091124317" calcext:value-type="float">
            <text:p>-40.009112431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53.3935410993" calcext:value-type="float">
            <text:p>-153.393541099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056.12490346081" calcext:value-type="float">
            <text:p>-1056.12490346081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409.182069531" calcext:value-type="float">
            <text:p>-1409.182069531</text:p>
          </table:table-cell>
          <table:table-cell table:style-name="ce38"/>
          <table:table-cell table:style-name="ce51"/>
          <table:table-cell table:style-name="ce38"/>
          <table:table-cell/>
          <table:table-cell table:style-name="ce78"/>
          <table:table-cell table:number-columns-repeated="2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142]-[.G141]" office:value-type="float" office:value="0.394330974599995" calcext:value-type="float">
            <text:p>0.394330974599995</text:p>
          </table:table-cell>
          <table:table-cell table:style-name="ce39" table:formula="of:=[.G143]*conv" office:value-type="float" office:value="10.7302917701002" calcext:value-type="float">
            <text:p>10.7302917701002</text:p>
          </table:table-cell>
          <table:table-cell/>
          <table:table-cell table:style-name="ce38" table:number-columns-repeated="3"/>
          <table:table-cell table:style-name="ce39" table:formula="of:=[.M142]-[.M141]" office:value-type="float" office:value="0.329153529999999" calcext:value-type="float">
            <text:p>0.329153529999999</text:p>
          </table:table-cell>
          <table:table-cell table:style-name="ce39" table:formula="of:=[.M143]*conv" office:value-type="float" office:value="8.95672326436227" calcext:value-type="float">
            <text:p>8.95672326436227</text:p>
          </table:table-cell>
          <table:table-cell table:style-name="ce51"/>
          <table:table-cell table:style-name="ce38" table:number-columns-repeated="3"/>
          <table:table-cell table:style-name="ce39" table:formula="of:=[.S142]-[.S141]" office:value-type="float" office:value="0.234267896999995" calcext:value-type="float">
            <text:p>0.234267896999995</text:p>
          </table:table-cell>
          <table:table-cell table:style-name="ce39" table:formula="of:=[.S143]*conv" office:value-type="float" office:value="6.37475382127327" calcext:value-type="float">
            <text:p>6.37475382127327</text:p>
          </table:table-cell>
          <table:table-cell table:style-name="ce51"/>
          <table:table-cell table:style-name="ce38" table:number-columns-repeated="3"/>
          <table:table-cell table:style-name="ce39" table:formula="of:=[.Y142]-[.Y141]" office:value-type="float" office:value="0.200089623400004" calcext:value-type="float">
            <text:p>0.200089623400004</text:p>
          </table:table-cell>
          <table:table-cell table:style-name="ce39" table:formula="of:=[.Y143]*conv" office:value-type="float" office:value="5.4447156767977" calcext:value-type="float">
            <text:p>5.4447156767977</text:p>
          </table:table-cell>
          <table:table-cell table:style-name="ce51"/>
          <table:table-cell table:style-name="ce38" table:number-columns-repeated="3"/>
          <table:table-cell table:style-name="ce39" table:formula="of:=[.AE142]-[.AE141]" office:value-type="float" office:value="0.141202722700086" calcext:value-type="float">
            <text:p>0.141202722700086</text:p>
          </table:table-cell>
          <table:table-cell table:style-name="ce39" table:formula="of:=[.AE143]*conv" office:value-type="float" office:value="3.84232157983893" calcext:value-type="float">
            <text:p>3.84232157983893</text:p>
          </table:table-cell>
          <table:table-cell table:style-name="ce51"/>
          <table:table-cell table:style-name="ce38" table:number-columns-repeated="3"/>
          <table:table-cell table:style-name="ce39" table:formula="of:=[.AK142]-[.AK141]" office:value-type="float" office:value="0.4090980191" calcext:value-type="float">
            <text:p>0.4090980191</text:p>
          </table:table-cell>
          <table:table-cell table:style-name="ce39" table:formula="of:=[.AK143]*conv" office:value-type="float" office:value="11.1321234959184" calcext:value-type="float">
            <text:p>11.1321234959184</text:p>
          </table:table-cell>
          <table:table-cell table:style-name="ce51"/>
          <table:table-cell table:style-name="ce38" table:number-columns-repeated="3"/>
          <table:table-cell table:style-name="ce39" table:formula="of:=[.AQ142]-[.AQ141]" office:value-type="float" office:value="0.131963389700019" calcext:value-type="float">
            <text:p>0.131963389700019</text:p>
          </table:table-cell>
          <table:table-cell table:style-name="ce39" table:formula="of:=[.AQ143]*conv" office:value-type="float" office:value="3.59090653705055" calcext:value-type="float">
            <text:p>3.59090653705055</text:p>
          </table:table-cell>
          <table:table-cell table:style-name="ce51"/>
          <table:table-cell table:style-name="ce38" table:number-columns-repeated="3"/>
          <table:table-cell table:style-name="ce39" table:formula="of:=[.AW142]-[.AW141]" office:value-type="float" office:value="0.209190648610047" calcext:value-type="float">
            <text:p>0.209190648610047</text:p>
          </table:table-cell>
          <table:table-cell table:style-name="ce39" table:formula="of:=[.AW143]*conv" office:value-type="float" office:value="5.69236717313238" calcext:value-type="float">
            <text:p>5.69236717313238</text:p>
          </table:table-cell>
          <table:table-cell table:style-name="ce51"/>
          <table:table-cell table:style-name="ce38" table:number-columns-repeated="3"/>
          <table:table-cell table:style-name="ce39" table:formula="of:=[.BC142]-[.BC141]" office:value-type="float" office:value="0.213371508479895" calcext:value-type="float">
            <text:p>0.213371508479895</text:p>
          </table:table-cell>
          <table:table-cell table:style-name="ce39" table:formula="of:=[.BC143]*conv" office:value-type="float" office:value="5.80613415859144" calcext:value-type="float">
            <text:p>5.80613415859144</text:p>
          </table:table-cell>
          <table:table-cell table:style-name="ce51"/>
          <table:table-cell table:style-name="ce38"/>
          <table:table-cell table:number-columns-repeated="2"/>
          <table:table-cell table:style-name="ce77" table:number-columns-repeated="2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50112343295901" calcext:value-type="float">
            <text:p>0.350112343295901</text:p>
          </table:table-cell>
          <table:table-cell table:style-name="ce39" table:formula="of:=[.G144]*conv" office:value-type="float" office:value="9.52704159162076" calcext:value-type="float">
            <text:p>9.52704159162076</text:p>
          </table:table-cell>
          <table:table-cell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257155061801203" calcext:value-type="float">
            <text:p>0.257155061801203</text:p>
          </table:table-cell>
          <table:table-cell table:style-name="ce39" table:formula="of:=[.M144]*conv" office:value-type="float" office:value="6.9975452627938" calcext:value-type="float">
            <text:p>6.9975452627938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229208750213517" calcext:value-type="float">
            <text:p>0.229208750213517</text:p>
          </table:table-cell>
          <table:table-cell table:style-name="ce39" table:formula="of:=[.S144]*conv" office:value-type="float" office:value="6.23708743282447" calcext:value-type="float">
            <text:p>6.23708743282447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9928004213902" calcext:value-type="float">
            <text:p>0.19928004213902</text:p>
          </table:table-cell>
          <table:table-cell table:style-name="ce39" table:formula="of:=[.Y144]*conv" office:value-type="float" office:value="5.42268584982108" calcext:value-type="float">
            <text:p>5.42268584982108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39078" calcext:value-type="float">
            <text:p>0.139078</text:p>
          </table:table-cell>
          <table:table-cell table:style-name="ce39" table:formula="of:=[.AE144]*conv" office:value-type="float" office:value="3.784504933491" calcext:value-type="float">
            <text:p>3.784504933491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407195642293938" calcext:value-type="float">
            <text:p>0.407195642293938</text:p>
          </table:table-cell>
          <table:table-cell table:style-name="ce39" table:formula="of:=[.AK144]*conv" office:value-type="float" office:value="11.0803571891848" calcext:value-type="float">
            <text:p>11.0803571891848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32105487518442" calcext:value-type="float">
            <text:p>0.132105487518442</text:p>
          </table:table-cell>
          <table:table-cell table:style-name="ce39" table:formula="of:=[.AQ144]*conv" office:value-type="float" office:value="3.59477321542428" calcext:value-type="float">
            <text:p>3.59477321542428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95206534812612" calcext:value-type="float">
            <text:p>0.195206534812612</text:p>
          </table:table-cell>
          <table:table-cell table:style-name="ce39" table:formula="of:=[.AW144]*conv" office:value-type="float" office:value="5.31184007569862" calcext:value-type="float">
            <text:p>5.31184007569862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201847811482964" calcext:value-type="float">
            <text:p>0.201847811482964</text:p>
          </table:table-cell>
          <table:table-cell table:style-name="ce39" table:formula="of:=[.BC144]*conv" office:value-type="float" office:value="5.49255840874645" calcext:value-type="float">
            <text:p>5.49255840874645</text:p>
          </table:table-cell>
          <table:table-cell table:style-name="ce51"/>
          <table:table-cell table:style-name="ce38"/>
          <table:table-cell table:number-columns-repeated="2"/>
          <table:table-cell table:style-name="ce77" table:number-columns-repeated="2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79.1649968883" calcext:value-type="float">
            <text:p>-79.1649968883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15.088516932" calcext:value-type="float">
            <text:p>-115.08851693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95.304169574" calcext:value-type="float">
            <text:p>-95.304169574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228.2567862208" calcext:value-type="float">
            <text:p>-228.256786220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647.13665777943" calcext:value-type="float">
            <text:p>-647.1366577794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39.8964345385" calcext:value-type="float">
            <text:p>-39.8964345385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53.1552079359" calcext:value-type="float">
            <text:p>-153.155207935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056.00533146599" calcext:value-type="float">
            <text:p>-1056.0053314659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409.080748533" calcext:value-type="float">
            <text:p>-1409.080748533</text:p>
          </table:table-cell>
          <table:table-cell table:style-name="ce38"/>
          <table:table-cell table:style-name="ce51"/>
          <table:table-cell table:style-name="ce38"/>
          <table:table-cell table:number-columns-repeated="4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145]-[.G141]" office:value-type="float" office:value="0.479855824500007" calcext:value-type="float">
            <text:p>0.479855824500007</text:p>
          </table:table-cell>
          <table:table-cell table:formula="of:=[.G146]*conv" office:value-type="float" office:value="13.0575413450342" calcext:value-type="float">
            <text:p>13.0575413450342</text:p>
          </table:table-cell>
          <table:table-cell/>
          <table:table-cell table:style-name="ce38" table:number-columns-repeated="3"/>
          <table:table-cell table:style-name="ce38" table:formula="of:=[.M145]-[.M141]" office:value-type="float" office:value="0.393147482799989" calcext:value-type="float">
            <text:p>0.393147482799989</text:p>
          </table:table-cell>
          <table:table-cell table:style-name="ce38" table:formula="of:=[.M146]*conv" office:value-type="float" office:value="10.6980873196776" calcext:value-type="float">
            <text:p>10.6980873196776</text:p>
          </table:table-cell>
          <table:table-cell table:style-name="ce51"/>
          <table:table-cell table:style-name="ce38" table:number-columns-repeated="3"/>
          <table:table-cell table:style-name="ce38" table:formula="of:=[.S145]-[.S141]" office:value-type="float" office:value="0.344544098" calcext:value-type="float">
            <text:p>0.344544098</text:p>
          </table:table-cell>
          <table:table-cell table:style-name="ce38" table:formula="of:=[.S146]*conv" office:value-type="float" office:value="9.37552192788368" calcext:value-type="float">
            <text:p>9.37552192788368</text:p>
          </table:table-cell>
          <table:table-cell table:style-name="ce51"/>
          <table:table-cell table:style-name="ce38" table:number-columns-repeated="3"/>
          <table:table-cell table:style-name="ce38" table:formula="of:=[.Y145]-[.Y141]" office:value-type="float" office:value="0.391350581200015" calcext:value-type="float">
            <text:p>0.391350581200015</text:p>
          </table:table-cell>
          <table:table-cell table:style-name="ce38" table:formula="of:=[.Y146]*conv" office:value-type="float" office:value="10.6491911393321" calcext:value-type="float">
            <text:p>10.6491911393321</text:p>
          </table:table-cell>
          <table:table-cell table:style-name="ce51"/>
          <table:table-cell table:style-name="ce38" table:number-columns-repeated="3"/>
          <table:table-cell table:style-name="ce38" table:formula="of:=[.AE145]-[.AE141]" office:value-type="float" office:value="0.339294537770002" calcext:value-type="float">
            <text:p>0.339294537770002</text:p>
          </table:table-cell>
          <table:table-cell table:style-name="ce38" table:formula="of:=[.AE146]*conv" office:value-type="float" office:value="9.23267412600929" calcext:value-type="float">
            <text:p>9.23267412600929</text:p>
          </table:table-cell>
          <table:table-cell table:style-name="ce51"/>
          <table:table-cell table:style-name="ce38" table:number-columns-repeated="3"/>
          <table:table-cell table:style-name="ce38" table:formula="of:=[.AK145]-[.AK141]" office:value-type="float" office:value="0.521775912299994" calcext:value-type="float">
            <text:p>0.521775912299994</text:p>
          </table:table-cell>
          <table:table-cell table:style-name="ce38" table:formula="of:=[.AK146]*conv" office:value-type="float" office:value="14.1982449724334" calcext:value-type="float">
            <text:p>14.1982449724334</text:p>
          </table:table-cell>
          <table:table-cell table:style-name="ce51"/>
          <table:table-cell table:style-name="ce38" table:number-columns-repeated="3"/>
          <table:table-cell table:style-name="ce38" table:formula="of:=[.AQ145]-[.AQ141]" office:value-type="float" office:value="0.370296553100019" calcext:value-type="float">
            <text:p>0.370296553100019</text:p>
          </table:table-cell>
          <table:table-cell table:style-name="ce38" table:formula="of:=[.AQ146]*conv" office:value-type="float" office:value="10.0762818854293" calcext:value-type="float">
            <text:p>10.0762818854293</text:p>
          </table:table-cell>
          <table:table-cell table:style-name="ce51"/>
          <table:table-cell table:style-name="ce38" table:number-columns-repeated="3"/>
          <table:table-cell table:style-name="ce38" table:formula="of:=[.AW145]-[.AW141]" office:value-type="float" office:value="0.328762643430082" calcext:value-type="float">
            <text:p>0.328762643430082</text:p>
          </table:table-cell>
          <table:table-cell table:style-name="ce38" table:formula="of:=[.AW146]*conv" office:value-type="float" office:value="8.94608669961236" calcext:value-type="float">
            <text:p>8.94608669961236</text:p>
          </table:table-cell>
          <table:table-cell table:style-name="ce51"/>
          <table:table-cell table:style-name="ce38" table:number-columns-repeated="3"/>
          <table:table-cell table:style-name="ce38" table:formula="of:=[.BC145]-[.BC141]" office:value-type="float" office:value="0.314692506480014" calcext:value-type="float">
            <text:p>0.314692506480014</text:p>
          </table:table-cell>
          <table:table-cell table:style-name="ce38" table:formula="of:=[.BC146]*conv" office:value-type="float" office:value="8.56321879309641" calcext:value-type="float">
            <text:p>8.56321879309641</text:p>
          </table:table-cell>
          <table:table-cell table:style-name="ce51"/>
          <table:table-cell table:style-name="ce38"/>
          <table:table-cell table:number-columns-repeated="4"/>
          <table:table-cell table:style-name="ce78"/>
          <table:table-cell table:number-columns-repeated="961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78" table:number-columns-repeated="5"/>
          <table:table-cell table:number-columns-repeated="961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Methano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Methylamine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Acetic Acid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Aspirin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Methane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ana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ClAuP(CH3)3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ClAuP((CH3)3)3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77"/>
          <table:table-cell table:number-columns-repeated="3"/>
          <table:table-cell table:style-name="ce78"/>
          <table:table-cell table:number-columns-repeated="961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0.14" calcext:value-type="float">
            <text:p>-10.14</text:p>
          </table:table-cell>
          <table:table-cell table:style-name="ce70" table:formula="of:=[.H140]-[.H149]" office:value-type="float" office:value="0.648" calcext:value-type="float">
            <text:p>0.648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8.196" calcext:value-type="float">
            <text:p>-8.196</text:p>
          </table:table-cell>
          <table:table-cell table:style-name="ce70" table:formula="of:=[.N140]-[.N149]" office:value-type="float" office:value="0.593" calcext:value-type="float">
            <text:p>0.593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6.713" calcext:value-type="float">
            <text:p>-6.713</text:p>
          </table:table-cell>
          <table:table-cell table:style-name="ce70" table:formula="of:=[.T140]-[.T149]" office:value-type="float" office:value="0.243" calcext:value-type="float">
            <text:p>0.243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7.86" calcext:value-type="float">
            <text:p>-7.86</text:p>
          </table:table-cell>
          <table:table-cell table:style-name="ce70" table:formula="of:=[.Z140]-[.Z149]" office:value-type="float" office:value="-0.0960000000000001" calcext:value-type="float">
            <text:p>-0.096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7.518" calcext:value-type="float">
            <text:p>-7.518</text:p>
          </table:table-cell>
          <table:table-cell table:style-name="ce70" table:formula="of:=[.AF140]-[.AF149]" office:value-type="float" office:value="0" calcext:value-type="float">
            <text:p>0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1.084" calcext:value-type="float">
            <text:p>-11.084</text:p>
          </table:table-cell>
          <table:table-cell table:style-name="ce70" table:formula="of:=[.AL140]-[.AL149]" office:value-type="float" office:value="0.16" calcext:value-type="float">
            <text:p>0.16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7.113" calcext:value-type="float">
            <text:p>-7.113</text:p>
          </table:table-cell>
          <table:table-cell table:style-name="ce70" table:formula="of:=[.AR140]-[.AR149]" office:value-type="float" office:value="-0.244" calcext:value-type="float">
            <text:p>-0.244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6.549" calcext:value-type="float">
            <text:p>-6.549</text:p>
          </table:table-cell>
          <table:table-cell table:style-name="ce70" table:formula="of:=[.AX140]-[.AX149]" office:value-type="float" office:value="-0.156999999999999" calcext:value-type="float">
            <text:p>-0.156999999999999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 table:number-columns-repeated="2"/>
          <table:table-cell table:style-name="ce70" table:formula="of:=[.BD140]-[.BD149]" office:value-type="float" office:value="-6.536" calcext:value-type="float">
            <text:p>-6.536</text:p>
          </table:table-cell>
          <table:table-cell table:style-name="ce47"/>
          <table:table-cell/>
          <table:table-cell table:style-name="ce78"/>
          <table:table-cell table:number-columns-repeated="2"/>
          <table:table-cell table:style-name="ce80"/>
          <table:table-cell table:number-columns-repeated="961"/>
        </table:table-row>
        <table:table-row table:style-name="ro1">
          <table:table-cell/>
          <table:table-cell table:style-name="ce9" table:formula="of:=MAX(MAX([.I150];[.O150];[.U150];[.AA150];[.AG150]);-MIN([.I150];[.O150];[.U150];[.AA150];[.AG150]))" office:value-type="float" office:value="7.79955280810206" calcext:value-type="float">
            <text:p>7.79955280810206</text:p>
          </table:table-cell>
          <table:table-cell table:style-name="ce63" table:formula="of:=AVERAGE([.I150];[.O150];[.U150];[.AA150];[.AG150])" office:value-type="float" office:value="3.91775736147522" calcext:value-type="float">
            <text:p>3.9177573614752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40.58645390254" calcext:value-type="float">
            <text:p>-40.58645390254</text:p>
          </table:table-cell>
          <table:table-cell table:style-name="ce47"/>
          <table:table-cell table:style-name="ce63" table:formula="of:=ABS(([.I149]/[.H140])*100)" office:value-type="float" office:value="6.826801517067" calcext:value-type="float">
            <text:p>6.826801517067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76.5232387158" calcext:value-type="float">
            <text:p>-76.5232387158</text:p>
          </table:table-cell>
          <table:table-cell table:style-name="ce47"/>
          <table:table-cell table:style-name="ce63" table:formula="of:=ABS(([.O149]/[.N140])*100)" office:value-type="float" office:value="7.79955280810206" calcext:value-type="float">
            <text:p>7.79955280810206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56.6578101677" calcext:value-type="float">
            <text:p>-56.6578101677</text:p>
          </table:table-cell>
          <table:table-cell table:style-name="ce47"/>
          <table:table-cell table:style-name="ce63" table:formula="of:=ABS(([.U149]/[.T140])*100)" office:value-type="float" office:value="3.75579598145286" calcext:value-type="float">
            <text:p>3.75579598145286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89.6070908796" calcext:value-type="float">
            <text:p>-189.6070908796</text:p>
          </table:table-cell>
          <table:table-cell table:style-name="ce47"/>
          <table:table-cell table:style-name="ce63" table:formula="of:=ABS(([.AA149]/[.Z140])*100)" office:value-type="float" office:value="1.20663650075415" calcext:value-type="float">
            <text:p>1.20663650075415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608.4363311461" calcext:value-type="float">
            <text:p>-608.4363311461</text:p>
          </table:table-cell>
          <table:table-cell table:style-name="ce47"/>
          <table:table-cell table:style-name="ce63" table:formula="of:=ABS(([.AG149]/[.AF140])*100)" office:value-type="float" office:value="0" calcext:value-type="float">
            <text:p>0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.3263122087" calcext:value-type="float">
            <text:p>-1.3263122087</text:p>
          </table:table-cell>
          <table:table-cell table:style-name="ce47"/>
          <table:table-cell table:style-name="ce63" table:formula="of:=ABS(([.AM149]/[.AL140])*100)" office:value-type="float" office:value="1.46466495789088" calcext:value-type="float">
            <text:p>1.46466495789088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14.4741706876" calcext:value-type="float">
            <text:p>-114.4741706876</text:p>
          </table:table-cell>
          <table:table-cell table:style-name="ce47"/>
          <table:table-cell table:style-name="ce63" table:formula="of:=ABS(([.AS149]/[.AR140])*100)" office:value-type="float" office:value="3.31656925377191" calcext:value-type="float">
            <text:p>3.31656925377191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939.02479387704" calcext:value-type="float">
            <text:p>-939.02479387704</text:p>
          </table:table-cell>
          <table:table-cell table:style-name="ce47"/>
          <table:table-cell table:style-name="ce63" table:formula="of:=ABS(([.AY149]/[.AX140])*100)" office:value-type="float" office:value="2.34118699671934" calcext:value-type="float">
            <text:p>2.34118699671934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table:number-columns-repeated="2"/>
          <table:table-cell table:style-name="ce63" table:formula="of:=ABS(([.BE149]/[.BD140])*100)" office:value-type="float" office:value="100" calcext:value-type="float">
            <text:p>100</text:p>
          </table:table-cell>
          <table:table-cell table:style-name="ce47"/>
          <table:table-cell table:number-columns-repeated="4"/>
          <table:table-cell table:style-name="ce65"/>
          <table:table-cell table:number-columns-repeated="961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40.20663770769" calcext:value-type="float">
            <text:p>-40.20663770769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76.1628016167" calcext:value-type="float">
            <text:p>-76.1628016167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56.4162337461" calcext:value-type="float">
            <text:p>-56.4162337461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89.4244490969" calcext:value-type="float">
            <text:p>-189.4244490969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608.2943230183" calcext:value-type="float">
            <text:p>-608.2943230183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0.934714201" calcext:value-type="float">
            <text:p>-0.934714201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14.3532904212" calcext:value-type="float">
            <text:p>-114.3532904212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938.83441735225" calcext:value-type="float">
            <text:p>-938.83441735225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table:number-columns-repeated="4"/>
          <table:table-cell/>
          <table:table-cell table:style-name="ce78"/>
          <table:table-cell table:number-columns-repeated="964"/>
        </table:table-row>
        <table:table-row table:style-name="ro1">
          <table:table-cell/>
          <table:table-cell table:style-name="ce9" table:formula="of:=MAX(MAX([.I153];[.O153];[.U153];[.AA153];[.AG153]);-MIN([.I153];[.O153];[.U153];[.AA153];[.AG153]))" office:value-type="float" office:value="9.50424839740038" calcext:value-type="float">
            <text:p>9.50424839740038</text:p>
          </table:table-cell>
          <table:table-cell table:style-name="ce63" table:formula="of:=AVERAGE([.I153];[.O153];[.U153];[.AA153];[.AG153])" office:value-type="float" office:value="5.11904840534065" calcext:value-type="float">
            <text:p>5.11904840534065</text:p>
          </table:table-cell>
          <table:table-cell table:number-columns-repeated="3"/>
          <table:table-cell table:style-name="ce68" table:formula="of:=[.G151]-[.G150]" office:value-type="float" office:value="0.379816194850001" calcext:value-type="float">
            <text:p>0.379816194850001</text:p>
          </table:table-cell>
          <table:table-cell table:style-name="ce68" table:formula="of:=[.G152]*conv" office:value-type="float" office:value="10.3353245173903" calcext:value-type="float">
            <text:p>10.3353245173903</text:p>
          </table:table-cell>
          <table:table-cell table:style-name="ce70" table:formula="of:=[.H143]-[.H152]" office:value-type="float" office:value="0.394967252709915" calcext:value-type="float">
            <text:p>0.394967252709915</text:p>
          </table:table-cell>
          <table:table-cell table:style-name="ce47" table:number-columns-repeated="3"/>
          <table:table-cell table:style-name="ce68" table:formula="of:=[.M151]-[.M150]" office:value-type="float" office:value="0.360437099100011" calcext:value-type="float">
            <text:p>0.360437099100011</text:p>
          </table:table-cell>
          <table:table-cell table:style-name="ce68" table:formula="of:=[.M152]*conv" office:value-type="float" office:value="9.807992491675" calcext:value-type="float">
            <text:p>9.807992491675</text:p>
          </table:table-cell>
          <table:table-cell table:style-name="ce70" table:formula="of:=[.N143]-[.N152]" office:value-type="float" office:value="-0.851269227312738" calcext:value-type="float">
            <text:p>-0.851269227312738</text:p>
          </table:table-cell>
          <table:table-cell table:style-name="ce47" table:number-columns-repeated="3"/>
          <table:table-cell table:style-name="ce68" table:formula="of:=[.S151]-[.S150]" office:value-type="float" office:value="0.241576421600001" calcext:value-type="float">
            <text:p>0.241576421600001</text:p>
          </table:table-cell>
          <table:table-cell table:style-name="ce68" table:formula="of:=[.S152]*conv" office:value-type="float" office:value="6.57362889429174" calcext:value-type="float">
            <text:p>6.57362889429174</text:p>
          </table:table-cell>
          <table:table-cell table:style-name="ce70" table:formula="of:=[.T143]-[.T152]" office:value-type="float" office:value="-0.198875073018478" calcext:value-type="float">
            <text:p>-0.198875073018478</text:p>
          </table:table-cell>
          <table:table-cell table:style-name="ce47" table:number-columns-repeated="3"/>
          <table:table-cell table:style-name="ce68" table:formula="of:=[.Y151]-[.Y150]" office:value-type="float" office:value="0.182641782700017" calcext:value-type="float">
            <text:p>0.182641782700017</text:p>
          </table:table-cell>
          <table:table-cell table:style-name="ce68" table:formula="of:=[.Y152]*conv" office:value-type="float" office:value="4.96993577481561" calcext:value-type="float">
            <text:p>4.96993577481561</text:p>
          </table:table-cell>
          <table:table-cell table:style-name="ce70" table:formula="of:=[.Z143]-[.Z152]" office:value-type="float" office:value="0.474779901982088" calcext:value-type="float">
            <text:p>0.474779901982088</text:p>
          </table:table-cell>
          <table:table-cell table:style-name="ce47" table:number-columns-repeated="3"/>
          <table:table-cell table:style-name="ce68" table:formula="of:=[.AE151]-[.AE150]" office:value-type="float" office:value="0.142008127799954" calcext:value-type="float">
            <text:p>0.142008127799954</text:p>
          </table:table-cell>
          <table:table-cell table:style-name="ce68" table:formula="of:=[.AE152]*conv" office:value-type="float" office:value="3.8642377676897" calcext:value-type="float">
            <text:p>3.8642377676897</text:p>
          </table:table-cell>
          <table:table-cell table:style-name="ce70" table:formula="of:=[.AF143]-[.AF152]" office:value-type="float" office:value="-0.0219161878507701" calcext:value-type="float">
            <text:p>-0.02191618785077</text:p>
          </table:table-cell>
          <table:table-cell table:style-name="ce47" table:number-columns-repeated="3"/>
          <table:table-cell table:style-name="ce68" table:formula="of:=[.AK151]-[.AK150]" office:value-type="float" office:value="0.3915980077" calcext:value-type="float">
            <text:p>0.3915980077</text:p>
          </table:table-cell>
          <table:table-cell table:style-name="ce68" table:formula="of:=[.AK152]*conv" office:value-type="float" office:value="10.6559239569587" calcext:value-type="float">
            <text:p>10.6559239569587</text:p>
          </table:table-cell>
          <table:table-cell table:style-name="ce70" table:formula="of:=[.AL143]-[.AL152]" office:value-type="float" office:value="0.476199538959781" calcext:value-type="float">
            <text:p>0.476199538959781</text:p>
          </table:table-cell>
          <table:table-cell table:style-name="ce47" table:number-columns-repeated="3"/>
          <table:table-cell table:style-name="ce68" table:formula="of:=[.AQ151]-[.AQ150]" office:value-type="float" office:value="0.120880266399993" calcext:value-type="float">
            <text:p>0.120880266399993</text:p>
          </table:table-cell>
          <table:table-cell table:style-name="ce68" table:formula="of:=[.AQ152]*conv" office:value-type="float" office:value="3.28931940747265" calcext:value-type="float">
            <text:p>3.28931940747265</text:p>
          </table:table-cell>
          <table:table-cell table:style-name="ce70" table:formula="of:=[.AR143]-[.AR152]" office:value-type="float" office:value="0.301587129577902" calcext:value-type="float">
            <text:p>0.301587129577902</text:p>
          </table:table-cell>
          <table:table-cell table:style-name="ce47" table:number-columns-repeated="3"/>
          <table:table-cell table:style-name="ce68" table:formula="of:=[.AW151]-[.AW150]" office:value-type="float" office:value="0.190376524790054" calcext:value-type="float">
            <text:p>0.190376524790054</text:p>
          </table:table-cell>
          <table:table-cell table:style-name="ce68" table:formula="of:=[.AW152]*conv" office:value-type="float" office:value="5.18040881583593" calcext:value-type="float">
            <text:p>5.18040881583593</text:p>
          </table:table-cell>
          <table:table-cell table:style-name="ce70" table:formula="of:=[.AX143]-[.AX152]" office:value-type="float" office:value="0.511958357296446" calcext:value-type="float">
            <text:p>0.511958357296446</text:p>
          </table:table-cell>
          <table:table-cell table:style-name="ce47" table:number-columns-repeated="3"/>
          <table:table-cell table:style-name="ce68"/>
          <table:table-cell table:style-name="ce68" table:formula="of:=[.BC152]*conv" office:value-type="float" office:value="0" calcext:value-type="float">
            <text:p>0</text:p>
          </table:table-cell>
          <table:table-cell table:style-name="ce70" table:formula="of:=[.BD143]-[.BD152]" office:value-type="float" office:value="5.80613415859144" calcext:value-type="float">
            <text:p>5.80613415859144</text:p>
          </table:table-cell>
          <table:table-cell table:style-name="ce47"/>
          <table:table-cell table:number-columns-repeated="2"/>
          <table:table-cell table:style-name="ce77" table:number-columns-repeated="2"/>
          <table:table-cell table:style-name="ce80"/>
          <table:table-cell table:number-columns-repeated="961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152]/[.H143])*100)" office:value-type="float" office:value="3.68086219063012" calcext:value-type="float">
            <text:p>3.6808621906301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152]/[.N143])*100)" office:value-type="float" office:value="9.50424839740038" calcext:value-type="float">
            <text:p>9.5042483974003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152]/[.T143])*100)" office:value-type="float" office:value="3.11972946084301" calcext:value-type="float">
            <text:p>3.1197294608430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152]/[.Z143])*100)" office:value-type="float" office:value="8.72001276403342" calcext:value-type="float">
            <text:p>8.7200127640334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G152]/[.AF143])*100)" office:value-type="float" office:value="0.570389213796333" calcext:value-type="float">
            <text:p>0.57038921379633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M152]/[.AL143])*100)" office:value-type="float" office:value="4.2777062178153" calcext:value-type="float">
            <text:p>4.277706217815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S152]/[.AR143])*100)" office:value-type="float" office:value="8.39863489807272" calcext:value-type="float">
            <text:p>8.3986348980727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Y152]/[.AX143])*100)" office:value-type="float" office:value="8.99376905468884" calcext:value-type="float">
            <text:p>8.9937690546888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BE152]/[.BD143])*100)" office:value-type="float" office:value="100" calcext:value-type="float">
            <text:p>100</text:p>
          </table:table-cell>
          <table:table-cell table:style-name="ce47"/>
          <table:table-cell table:number-columns-repeated="2"/>
          <table:table-cell table:style-name="ce77" table:number-columns-repeated="2"/>
          <table:table-cell table:style-name="ce65"/>
          <table:table-cell table:number-columns-repeated="961"/>
        </table:table-row>
        <table:table-row table:style-name="ro1">
          <table:table-cell/>
          <table:table-cell table:style-name="ce9" table:formula="of:=MAX(MAX([.I155];[.O155];[.U155];[.AA155];[.AG155]);-MIN([.I155];[.O155];[.U155];[.AA155];[.AG155]))" office:value-type="float" office:value="7.94221017775014" calcext:value-type="float">
            <text:p>7.94221017775014</text:p>
          </table:table-cell>
          <table:table-cell table:style-name="ce63" table:formula="of:=AVERAGE([.I155];[.O155];[.U155];[.AA155];[.AG155])" office:value-type="float" office:value="4.26939318941949" calcext:value-type="float">
            <text:p>4.26939318941949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358009115793284" calcext:value-type="float">
            <text:p>0.358009115793284</text:p>
          </table:table-cell>
          <table:table-cell table:style-name="ce68" table:formula="of:=[.G154]*conv" office:value-type="float" office:value="9.74192370435608" calcext:value-type="float">
            <text:p>9.74192370435608</text:p>
          </table:table-cell>
          <table:table-cell table:style-name="ce71" table:formula="of:=[.H144]-[.H154]" office:value-type="float" office:value="-0.214882112735316" calcext:value-type="float">
            <text:p>-0.214882112735316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276942307655903" calcext:value-type="float">
            <text:p>0.276942307655903</text:p>
          </table:table-cell>
          <table:table-cell table:style-name="ce68" table:formula="of:=[.M154]*conv" office:value-type="float" office:value="7.53598361794207" calcext:value-type="float">
            <text:p>7.53598361794207</text:p>
          </table:table-cell>
          <table:table-cell table:style-name="ce71" table:formula="of:=[.N144]-[.N154]" office:value-type="float" office:value="-0.538438355148273" calcext:value-type="float">
            <text:p>-0.538438355148273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235941751813166" calcext:value-type="float">
            <text:p>0.235941751813166</text:p>
          </table:table-cell>
          <table:table-cell table:style-name="ce68" table:formula="of:=[.S154]*conv" office:value-type="float" office:value="6.42030172819163" calcext:value-type="float">
            <text:p>6.42030172819163</text:p>
          </table:table-cell>
          <table:table-cell table:style-name="ce71" table:formula="of:=[.T144]-[.T154]" office:value-type="float" office:value="-0.183214295367163" calcext:value-type="float">
            <text:p>-0.183214295367163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8345280235003" calcext:value-type="float">
            <text:p>0.18345280235003</text:p>
          </table:table-cell>
          <table:table-cell table:style-name="ce68" table:formula="of:=[.Y154]*conv" office:value-type="float" office:value="4.99200474234917" calcext:value-type="float">
            <text:p>4.99200474234917</text:p>
          </table:table-cell>
          <table:table-cell table:style-name="ce71" table:formula="of:=[.Z144]-[.Z154]" office:value-type="float" office:value="0.430681107471906" calcext:value-type="float">
            <text:p>0.430681107471906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39797153637402" calcext:value-type="float">
            <text:p>0.139797153637402</text:p>
          </table:table-cell>
          <table:table-cell table:style-name="ce68" table:formula="of:=[.AE154]*conv" office:value-type="float" office:value="3.80407409963292" calcext:value-type="float">
            <text:p>3.80407409963292</text:p>
          </table:table-cell>
          <table:table-cell table:style-name="ce71" table:formula="of:=[.AF144]-[.AF154]" office:value-type="float" office:value="-0.0195691661419195" calcext:value-type="float">
            <text:p>-0.01956916614192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367399057073582" calcext:value-type="float">
            <text:p>0.367399057073582</text:p>
          </table:table-cell>
          <table:table-cell table:style-name="ce68" table:formula="of:=[.AK154]*conv" office:value-type="float" office:value="9.99743700696669" calcext:value-type="float">
            <text:p>9.99743700696669</text:p>
          </table:table-cell>
          <table:table-cell table:style-name="ce71" table:formula="of:=[.AL144]-[.AL154]" office:value-type="float" office:value="1.08292018221812" calcext:value-type="float">
            <text:p>1.08292018221812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21760634798682" calcext:value-type="float">
            <text:p>0.121760634798682</text:p>
          </table:table-cell>
          <table:table-cell table:style-name="ce68" table:formula="of:=[.AQ154]*conv" office:value-type="float" office:value="3.31327545047102" calcext:value-type="float">
            <text:p>3.31327545047102</text:p>
          </table:table-cell>
          <table:table-cell table:style-name="ce71" table:formula="of:=[.AR144]-[.AR154]" office:value-type="float" office:value="0.28149776495326" calcext:value-type="float">
            <text:p>0.28149776495326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68546945192293" calcext:value-type="float">
            <text:p>0.168546945192293</text:p>
          </table:table-cell>
          <table:table-cell table:style-name="ce68" table:formula="of:=[.AW154]*conv" office:value-type="float" office:value="4.58639573192791" calcext:value-type="float">
            <text:p>4.58639573192791</text:p>
          </table:table-cell>
          <table:table-cell table:style-name="ce71" table:formula="of:=[.AX144]-[.AX154]" office:value-type="float" office:value="0.72544434377071" calcext:value-type="float">
            <text:p>0.72544434377071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BC154]*conv" office:value-type="float" office:value="0" calcext:value-type="float">
            <text:p>0</text:p>
          </table:table-cell>
          <table:table-cell table:style-name="ce71" table:formula="of:=[.BD144]-[.BD154]" office:value-type="float" office:value="5.49255840874645" calcext:value-type="float">
            <text:p>5.49255840874645</text:p>
          </table:table-cell>
          <table:table-cell table:style-name="ce47"/>
          <table:table-cell table:number-columns-repeated="2"/>
          <table:table-cell table:style-name="ce77" table:number-columns-repeated="2"/>
          <table:table-cell table:style-name="ce80"/>
          <table:table-cell table:number-columns-repeated="961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154]/[.H144])*100)" office:value-type="float" office:value="2.25549674228681" calcext:value-type="float">
            <text:p>2.2554967422868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154]/[.N144])*100)" office:value-type="float" office:value="7.69467484563721" calcext:value-type="float">
            <text:p>7.6946748456372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154]/[.T144])*100)" office:value-type="float" office:value="2.93749762754559" calcext:value-type="float">
            <text:p>2.93749762754559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154]/[.Z144])*100)" office:value-type="float" office:value="7.94221017775014" calcext:value-type="float">
            <text:p>7.9422101777501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G154]/[.AF144])*100)" office:value-type="float" office:value="0.517086553877683" calcext:value-type="float">
            <text:p>0.51708655387768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M154]/[.AL144])*100)" office:value-type="float" office:value="9.77333278818059" calcext:value-type="float">
            <text:p>9.77333278818059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S154]/[.AR144])*100)" office:value-type="float" office:value="7.83075170765774" calcext:value-type="float">
            <text:p>7.8307517076577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Y154]/[.AX144])*100)" office:value-type="float" office:value="13.6571194432148" calcext:value-type="float">
            <text:p>13.657119443214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BE154]/[.BD144])*100)" office:value-type="float" office:value="100" calcext:value-type="float">
            <text:p>100</text:p>
          </table:table-cell>
          <table:table-cell table:style-name="ce47"/>
          <table:table-cell table:number-columns-repeated="2"/>
          <table:table-cell table:style-name="ce77" table:number-columns-repeated="2"/>
          <table:table-cell table:style-name="ce65"/>
          <table:table-cell table:number-columns-repeated="961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40.08436835655" calcext:value-type="float">
            <text:p>-40.08436835655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76.0231861057" calcext:value-type="float">
            <text:p>-76.0231861057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56.2965154156" calcext:value-type="float">
            <text:p>-56.2965154156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89.2114410934" calcext:value-type="float">
            <text:p>-189.2114410934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608.0953954444" calcext:value-type="float">
            <text:p>-608.0953954444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0.7587820789" calcext:value-type="float">
            <text:p>-0.7587820789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14.1017875806" calcext:value-type="float">
            <text:p>-114.1017875806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938.70028234069" calcext:value-type="float">
            <text:p>-938.70028234069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table:number-columns-repeated="2"/>
          <table:table-cell table:style-name="ce63"/>
          <table:table-cell table:style-name="ce47"/>
          <table:table-cell table:number-columns-repeated="4"/>
          <table:table-cell table:style-name="ce65"/>
          <table:table-cell table:number-columns-repeated="961"/>
        </table:table-row>
        <table:table-row table:style-name="ro1">
          <table:table-cell/>
          <table:table-cell table:style-name="ce9" table:formula="of:=MAX(MAX([.I158];[.O158];[.U158];[.AA158];[.AG158]);-MIN([.I158];[.O158];[.U158];[.AA158];[.AG158]))" office:value-type="float" office:value="27.1921179651549" calcext:value-type="float">
            <text:p>27.1921179651549</text:p>
          </table:table-cell>
          <table:table-cell table:style-name="ce63" table:formula="of:=AVERAGE([.I158];[.O158];[.U158];[.AA158];[.AG158])" office:value-type="float" office:value="7.65372855801748" calcext:value-type="float">
            <text:p>7.65372855801748</text:p>
          </table:table-cell>
          <table:table-cell table:number-columns-repeated="3"/>
          <table:table-cell table:style-name="ce47" table:formula="of:=[.G156]-[.G150]" office:value-type="float" office:value="0.502085545989999" calcext:value-type="float">
            <text:p>0.502085545989999</text:p>
          </table:table-cell>
          <table:table-cell table:style-name="ce47" table:formula="of:=[.G157]*conv" office:value-type="float" office:value="13.6624428438263" calcext:value-type="float">
            <text:p>13.6624428438263</text:p>
          </table:table-cell>
          <table:table-cell table:style-name="ce70" table:formula="of:=[.H146]-[.H157]" office:value-type="float" office:value="-0.604901498792099" calcext:value-type="float">
            <text:p>-0.604901498792099</text:p>
          </table:table-cell>
          <table:table-cell table:style-name="ce47" table:number-columns-repeated="3"/>
          <table:table-cell table:style-name="ce47" table:formula="of:=[.M156]-[.M150]" office:value-type="float" office:value="0.500052610099999" calcext:value-type="float">
            <text:p>0.500052610099999</text:p>
          </table:table-cell>
          <table:table-cell table:style-name="ce47" table:formula="of:=[.M157]*conv" office:value-type="float" office:value="13.6071238436597" calcext:value-type="float">
            <text:p>13.6071238436597</text:p>
          </table:table-cell>
          <table:table-cell table:style-name="ce70" table:formula="of:=[.N146]-[.N157]" office:value-type="float" office:value="-2.90903652398202" calcext:value-type="float">
            <text:p>-2.90903652398202</text:p>
          </table:table-cell>
          <table:table-cell table:style-name="ce47" table:number-columns-repeated="3"/>
          <table:table-cell table:style-name="ce47" table:formula="of:=[.S156]-[.S150]" office:value-type="float" office:value="0.361294752100001" calcext:value-type="float">
            <text:p>0.361294752100001</text:p>
          </table:table-cell>
          <table:table-cell table:style-name="ce47" table:formula="of:=[.S157]*conv" office:value-type="float" office:value="9.83133041722531" calcext:value-type="float">
            <text:p>9.83133041722531</text:p>
          </table:table-cell>
          <table:table-cell table:style-name="ce70" table:formula="of:=[.T146]-[.T157]" office:value-type="float" office:value="-0.455808489341624" calcext:value-type="float">
            <text:p>-0.455808489341624</text:p>
          </table:table-cell>
          <table:table-cell table:style-name="ce47" table:number-columns-repeated="3"/>
          <table:table-cell table:style-name="ce47" table:formula="of:=[.Y156]-[.Y150]" office:value-type="float" office:value="0.395649786200011" calcext:value-type="float">
            <text:p>0.395649786200011</text:p>
          </table:table-cell>
          <table:table-cell table:style-name="ce47" table:formula="of:=[.Y157]*conv" office:value-type="float" office:value="10.7661784596313" calcext:value-type="float">
            <text:p>10.7661784596313</text:p>
          </table:table-cell>
          <table:table-cell table:style-name="ce70" table:formula="of:=[.Z146]-[.Z157]" office:value-type="float" office:value="-0.116987320299193" calcext:value-type="float">
            <text:p>-0.116987320299193</text:p>
          </table:table-cell>
          <table:table-cell table:style-name="ce47" table:number-columns-repeated="3"/>
          <table:table-cell table:style-name="ce47" table:formula="of:=[.AE156]-[.AE150]" office:value-type="float" office:value="0.340935701700005" calcext:value-type="float">
            <text:p>0.340935701700005</text:p>
          </table:table-cell>
          <table:table-cell table:style-name="ce47" table:formula="of:=[.AE157]*conv" office:value-type="float" office:value="9.27733246873613" calcext:value-type="float">
            <text:p>9.27733246873613</text:p>
          </table:table-cell>
          <table:table-cell table:style-name="ce70" table:formula="of:=[.AF146]-[.AF157]" office:value-type="float" office:value="-0.0446583427268461" calcext:value-type="float">
            <text:p>-0.044658342726846</text:p>
          </table:table-cell>
          <table:table-cell table:style-name="ce47" table:number-columns-repeated="3"/>
          <table:table-cell table:style-name="ce47" table:formula="of:=[.AK156]-[.AK150]" office:value-type="float" office:value="0.5675301298" calcext:value-type="float">
            <text:p>0.5675301298</text:p>
          </table:table-cell>
          <table:table-cell table:style-name="ce47" table:formula="of:=[.AK157]*conv" office:value-type="float" office:value="15.4432805773227" calcext:value-type="float">
            <text:p>15.4432805773227</text:p>
          </table:table-cell>
          <table:table-cell table:style-name="ce70" table:formula="of:=[.AL146]-[.AL157]" office:value-type="float" office:value="-1.2450356048893" calcext:value-type="float">
            <text:p>-1.2450356048893</text:p>
          </table:table-cell>
          <table:table-cell table:style-name="ce47" table:number-columns-repeated="3"/>
          <table:table-cell table:style-name="ce47" table:formula="of:=[.AQ156]-[.AQ150]" office:value-type="float" office:value="0.37238310699999" calcext:value-type="float">
            <text:p>0.37238310699999</text:p>
          </table:table-cell>
          <table:table-cell table:style-name="ce47" table:formula="of:=[.AQ157]*conv" office:value-type="float" office:value="10.1330599058814" calcext:value-type="float">
            <text:p>10.1330599058814</text:p>
          </table:table-cell>
          <table:table-cell table:style-name="ce70" table:formula="of:=[.AR146]-[.AR157]" office:value-type="float" office:value="-0.0567780204520982" calcext:value-type="float">
            <text:p>-0.056778020452098</text:p>
          </table:table-cell>
          <table:table-cell table:style-name="ce47" table:number-columns-repeated="3"/>
          <table:table-cell table:style-name="ce47" table:formula="of:=[.AW156]-[.AW150]" office:value-type="float" office:value="0.324511536349974" calcext:value-type="float">
            <text:p>0.324511536349974</text:p>
          </table:table-cell>
          <table:table-cell table:style-name="ce47" table:formula="of:=[.AW157]*conv" office:value-type="float" office:value="8.83040819030486" calcext:value-type="float">
            <text:p>8.83040819030486</text:p>
          </table:table-cell>
          <table:table-cell table:style-name="ce70" table:formula="of:=[.AX146]-[.AX157]" office:value-type="float" office:value="0.1156785093075" calcext:value-type="float">
            <text:p>0.1156785093075</text:p>
          </table:table-cell>
          <table:table-cell table:style-name="ce47" table:number-columns-repeated="3"/>
          <table:table-cell table:style-name="ce47" table:formula="of:=[.BC156]-[.BC150]" office:value-type="float" office:value="0" calcext:value-type="float">
            <text:p>0</text:p>
          </table:table-cell>
          <table:table-cell table:style-name="ce47" table:formula="of:=[.BC157]*conv" office:value-type="float" office:value="0" calcext:value-type="float">
            <text:p>0</text:p>
          </table:table-cell>
          <table:table-cell table:style-name="ce70" table:formula="of:=[.BD146]-[.BD157]" office:value-type="float" office:value="8.56321879309641" calcext:value-type="float">
            <text:p>8.56321879309641</text:p>
          </table:table-cell>
          <table:table-cell table:style-name="ce47"/>
          <table:table-cell table:number-columns-repeated="4"/>
          <table:table-cell table:style-name="ce80"/>
          <table:table-cell table:number-columns-repeated="961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157]/[.H146])*100)" office:value-type="float" office:value="4.6325834459038" calcext:value-type="float">
            <text:p>4.6325834459038</text:p>
          </table:table-cell>
          <table:table-cell table:style-name="ce47" table:number-columns-repeated="5"/>
          <table:table-cell table:style-name="ce63" table:formula="of:=ABS(([.O157]/[.N146])*100)" office:value-type="float" office:value="27.1921179651549" calcext:value-type="float">
            <text:p>27.1921179651549</text:p>
          </table:table-cell>
          <table:table-cell table:style-name="ce47" table:number-columns-repeated="5"/>
          <table:table-cell table:style-name="ce63" table:formula="of:=ABS(([.U157]/[.T146])*100)" office:value-type="float" office:value="4.8616865583345" calcext:value-type="float">
            <text:p>4.8616865583345</text:p>
          </table:table-cell>
          <table:table-cell table:style-name="ce47" table:number-columns-repeated="5"/>
          <table:table-cell table:style-name="ce63" table:formula="of:=ABS(([.AA157]/[.Z146])*100)" office:value-type="float" office:value="1.09855592569006" calcext:value-type="float">
            <text:p>1.09855592569006</text:p>
          </table:table-cell>
          <table:table-cell table:style-name="ce47" table:number-columns-repeated="5"/>
          <table:table-cell table:style-name="ce63" table:formula="of:=ABS(([.AG157]/[.AF146])*100)" office:value-type="float" office:value="0.483698895004205" calcext:value-type="float">
            <text:p>0.483698895004205</text:p>
          </table:table-cell>
          <table:table-cell table:style-name="ce47" table:number-columns-repeated="5"/>
          <table:table-cell table:style-name="ce63" table:formula="of:=ABS(([.AM157]/[.AL146])*100)" office:value-type="float" office:value="8.76894015638271" calcext:value-type="float">
            <text:p>8.76894015638271</text:p>
          </table:table-cell>
          <table:table-cell table:style-name="ce47" table:number-columns-repeated="5"/>
          <table:table-cell table:style-name="ce63" table:formula="of:=ABS(([.AS157]/[.AR146])*100)" office:value-type="float" office:value="0.563481858662585" calcext:value-type="float">
            <text:p>0.563481858662585</text:p>
          </table:table-cell>
          <table:table-cell table:style-name="ce47" table:number-columns-repeated="5"/>
          <table:table-cell table:style-name="ce63" table:formula="of:=ABS(([.AY157]/[.AX146])*100)" office:value-type="float" office:value="1.29306268977376" calcext:value-type="float">
            <text:p>1.29306268977376</text:p>
          </table:table-cell>
          <table:table-cell table:style-name="ce47" table:number-columns-repeated="5"/>
          <table:table-cell table:style-name="ce63" table:formula="of:=ABS(([.BE157]/[.BD146])*100)" office:value-type="float" office:value="100" calcext:value-type="float">
            <text:p>100</text:p>
          </table:table-cell>
          <table:table-cell table:style-name="ce47"/>
          <table:table-cell table:number-columns-repeated="4"/>
          <table:table-cell table:style-name="ce65"/>
          <table:table-cell table:number-columns-repeated="961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9" office:value-type="string" calcext:value-type="string">
            <text:p>C*-C</text:p>
          </table:table-cell>
          <table:table-cell table:style-name="ce38" table:number-columns-repeated="2"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 table:number-columns-repeated="2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number-columns-repeated="99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number-columns-repeated="3"/>
          <table:table-cell table:style-name="ce38"/>
          <table:table-cell table:style-name="ce39" office:value-type="string" calcext:value-type="string">
            <text:p>Acetic Acid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Aspirin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anal</text:p>
          </table:table-cell>
          <table:table-cell table:style-name="ce38" table:number-columns-repeated="3"/>
          <table:table-cell table:style-name="ce51"/>
          <table:table-cell table:style-name="ce38"/>
          <table:table-cell table:number-columns-repeated="5"/>
          <table:table-cell office:value-type="string" calcext:value-type="string">
            <text:p>formula</text:p>
          </table:table-cell>
          <table:table-cell office:value-type="string" calcext:value-type="string">
            <text:p>st</text:p>
          </table:table-cell>
          <table:table-cell/>
          <table:table-cell office:value-type="string" calcext:value-type="string">
            <text:p>homo</text:p>
          </table:table-cell>
          <table:table-cell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tddft</text:p>
          </table:table-cell>
          <table:table-cell table:number-columns-repeated="983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9.492" calcext:value-type="float">
            <text:p>-9.492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956" calcext:value-type="float">
            <text:p>-7.956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518" calcext:value-type="float">
            <text:p>-7.518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357" calcext:value-type="float">
            <text:p>-7.357</text:p>
          </table:table-cell>
          <table:table-cell table:style-name="ce51"/>
          <table:table-cell table:style-name="ce38"/>
          <table:table-cell table:number-columns-repeated="6"/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table:number-columns-repeated="98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79.6448527128" calcext:value-type="float">
            <text:p>-79.6448527128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228.648136802" calcext:value-type="float">
            <text:p>-228.64813680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647.4759523172" calcext:value-type="float">
            <text:p>-647.475952317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53.525504489" calcext:value-type="float">
            <text:p>-153.525504489</text:p>
          </table:table-cell>
          <table:table-cell table:style-name="ce38"/>
          <table:table-cell table:style-name="ce51"/>
          <table:table-cell table:style-name="ce38"/>
          <table:table-cell table:number-columns-repeated="5"/>
          <table:table-cell office:value-type="string" calcext:value-type="string">
            <text:p>CH_{3}CH_{3}</text:p>
          </table:table-cell>
          <table:table-cell office:value-type="float" office:value="10.7302917701002" calcext:value-type="float">
            <text:p>10.7302917701002</text:p>
          </table:table-cell>
          <table:table-cell office:value-type="float" office:value="10.3353245173903" calcext:value-type="float">
            <text:p>10.3353245173903</text:p>
          </table:table-cell>
          <table:table-cell office:value-type="float" office:value="-9.492" calcext:value-type="float">
            <text:p>-9.492</text:p>
          </table:table-cell>
          <table:table-cell office:value-type="float" office:value="-10.14" calcext:value-type="float">
            <text:p>-10.14</text:p>
          </table:table-cell>
          <table:table-cell office:value-type="float" office:value="13.0575413450342" calcext:value-type="float">
            <text:p>13.0575413450342</text:p>
          </table:table-cell>
          <table:table-cell office:value-type="float" office:value="13.6624428438263" calcext:value-type="float">
            <text:p>13.6624428438263</text:p>
          </table:table-cell>
          <table:table-cell office:value-type="float" office:value="9.52704159162076" calcext:value-type="float">
            <text:p>9.52704159162076</text:p>
          </table:table-cell>
          <table:table-cell office:value-type="float" office:value="9.74192370435608" calcext:value-type="float">
            <text:p>9.74192370435608</text:p>
          </table:table-cell>
          <table:table-cell table:number-columns-repeated="98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79.2505217382" calcext:value-type="float">
            <text:p>-79.2505217382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228.4480471786" calcext:value-type="float">
            <text:p>-228.448047178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647.3347495945" calcext:value-type="float">
            <text:p>-647.3347495945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53.3935410993" calcext:value-type="float">
            <text:p>-153.3935410993</text:p>
          </table:table-cell>
          <table:table-cell table:style-name="ce38"/>
          <table:table-cell table:style-name="ce51"/>
          <table:table-cell table:style-name="ce38"/>
          <table:table-cell table:number-columns-repeated="5"/>
          <table:table-cell office:value-type="string" calcext:value-type="string">
            <text:p>CH_{3}OH</text:p>
          </table:table-cell>
          <table:table-cell office:value-type="float" office:value="8.95672326436227" calcext:value-type="float">
            <text:p>8.95672326436227</text:p>
          </table:table-cell>
          <table:table-cell office:value-type="float" office:value="9.807992491675" calcext:value-type="float">
            <text:p>9.807992491675</text:p>
          </table:table-cell>
          <table:table-cell office:value-type="float" office:value="-7.603" calcext:value-type="float">
            <text:p>-7.603</text:p>
          </table:table-cell>
          <table:table-cell office:value-type="float" office:value="-8.196" calcext:value-type="float">
            <text:p>-8.196</text:p>
          </table:table-cell>
          <table:table-cell office:value-type="float" office:value="10.6980873196776" calcext:value-type="float">
            <text:p>10.6980873196776</text:p>
          </table:table-cell>
          <table:table-cell office:value-type="float" office:value="13.6071238436597" calcext:value-type="float">
            <text:p>13.6071238436597</text:p>
          </table:table-cell>
          <table:table-cell office:value-type="float" office:value="6.9975452627938" calcext:value-type="float">
            <text:p>6.9975452627938</text:p>
          </table:table-cell>
          <table:table-cell office:value-type="float" office:value="7.53598361794207" calcext:value-type="float">
            <text:p>7.53598361794207</text:p>
          </table:table-cell>
          <table:table-cell table:number-columns-repeated="98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164]-[.G163]" office:value-type="float" office:value="0.394330974599995" calcext:value-type="float">
            <text:p>0.394330974599995</text:p>
          </table:table-cell>
          <table:table-cell table:style-name="ce39" table:formula="of:=[.G165]*conv" office:value-type="float" office:value="10.7302917701002" calcext:value-type="float">
            <text:p>10.7302917701002</text:p>
          </table:table-cell>
          <table:table-cell/>
          <table:table-cell table:style-name="ce38" table:number-columns-repeated="3"/>
          <table:table-cell table:style-name="ce39" table:formula="of:=[.M164]-[.M163]" office:value-type="float" office:value="0.200089623400004" calcext:value-type="float">
            <text:p>0.200089623400004</text:p>
          </table:table-cell>
          <table:table-cell table:style-name="ce39" table:formula="of:=[.M165]*conv" office:value-type="float" office:value="5.4447156767977" calcext:value-type="float">
            <text:p>5.4447156767977</text:p>
          </table:table-cell>
          <table:table-cell table:style-name="ce51"/>
          <table:table-cell table:style-name="ce38" table:number-columns-repeated="3"/>
          <table:table-cell table:style-name="ce39" table:formula="of:=[.S164]-[.S163]" office:value-type="float" office:value="0.141202722700086" calcext:value-type="float">
            <text:p>0.141202722700086</text:p>
          </table:table-cell>
          <table:table-cell table:style-name="ce39" table:formula="of:=[.S165]*conv" office:value-type="float" office:value="3.84232157983893" calcext:value-type="float">
            <text:p>3.84232157983893</text:p>
          </table:table-cell>
          <table:table-cell table:style-name="ce51"/>
          <table:table-cell table:style-name="ce38" table:number-columns-repeated="3"/>
          <table:table-cell table:style-name="ce39" table:formula="of:=[.Y164]-[.Y163]" office:value-type="float" office:value="0.131963389700019" calcext:value-type="float">
            <text:p>0.131963389700019</text:p>
          </table:table-cell>
          <table:table-cell table:style-name="ce39" table:formula="of:=[.Y165]*conv" office:value-type="float" office:value="3.59090653705055" calcext:value-type="float">
            <text:p>3.59090653705055</text:p>
          </table:table-cell>
          <table:table-cell table:style-name="ce51"/>
          <table:table-cell table:style-name="ce38"/>
          <table:table-cell table:number-columns-repeated="5"/>
          <table:table-cell office:value-type="string" calcext:value-type="string">
            <text:p>CH_{3}NH_{2}</text:p>
          </table:table-cell>
          <table:table-cell office:value-type="float" office:value="6.37475382127327" calcext:value-type="float">
            <text:p>6.37475382127327</text:p>
          </table:table-cell>
          <table:table-cell office:value-type="float" office:value="6.57362889429174" calcext:value-type="float">
            <text:p>6.57362889429174</text:p>
          </table:table-cell>
          <table:table-cell office:value-type="float" office:value="-6.47" calcext:value-type="float">
            <text:p>-6.47</text:p>
          </table:table-cell>
          <table:table-cell office:value-type="float" office:value="-6.713" calcext:value-type="float">
            <text:p>-6.713</text:p>
          </table:table-cell>
          <table:table-cell office:value-type="float" office:value="9.37552192788368" calcext:value-type="float">
            <text:p>9.37552192788368</text:p>
          </table:table-cell>
          <table:table-cell office:value-type="float" office:value="9.83133041722531" calcext:value-type="float">
            <text:p>9.83133041722531</text:p>
          </table:table-cell>
          <table:table-cell office:value-type="float" office:value="6.23708743282447" calcext:value-type="float">
            <text:p>6.23708743282447</text:p>
          </table:table-cell>
          <table:table-cell office:value-type="float" office:value="6.42030172819163" calcext:value-type="float">
            <text:p>6.42030172819163</text:p>
          </table:table-cell>
          <table:table-cell table:number-columns-repeated="98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50112343295901" calcext:value-type="float">
            <text:p>0.350112343295901</text:p>
          </table:table-cell>
          <table:table-cell table:style-name="ce39" table:formula="of:=[.G166]*conv" office:value-type="float" office:value="9.52704159162076" calcext:value-type="float">
            <text:p>9.52704159162076</text:p>
          </table:table-cell>
          <table:table-cell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9928004213902" calcext:value-type="float">
            <text:p>0.19928004213902</text:p>
          </table:table-cell>
          <table:table-cell table:style-name="ce39" table:formula="of:=[.M166]*conv" office:value-type="float" office:value="5.42268584982108" calcext:value-type="float">
            <text:p>5.42268584982108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39078" calcext:value-type="float">
            <text:p>0.139078</text:p>
          </table:table-cell>
          <table:table-cell table:style-name="ce39" table:formula="of:=[.S166]*conv" office:value-type="float" office:value="3.784504933491" calcext:value-type="float">
            <text:p>3.784504933491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32105487518442" calcext:value-type="float">
            <text:p>0.132105487518442</text:p>
          </table:table-cell>
          <table:table-cell table:style-name="ce39" table:formula="of:=[.Y166]*conv" office:value-type="float" office:value="3.59477321542428" calcext:value-type="float">
            <text:p>3.59477321542428</text:p>
          </table:table-cell>
          <table:table-cell table:style-name="ce51"/>
          <table:table-cell table:style-name="ce38"/>
          <table:table-cell table:number-columns-repeated="5"/>
          <table:table-cell office:value-type="string" calcext:value-type="string">
            <text:p>CH_{3}COOH</text:p>
          </table:table-cell>
          <table:table-cell office:value-type="float" office:value="5.4447156767977" calcext:value-type="float">
            <text:p>5.4447156767977</text:p>
          </table:table-cell>
          <table:table-cell office:value-type="float" office:value="4.96993577481561" calcext:value-type="float">
            <text:p>4.96993577481561</text:p>
          </table:table-cell>
          <table:table-cell office:value-type="float" office:value="-7.956" calcext:value-type="float">
            <text:p>-7.956</text:p>
          </table:table-cell>
          <table:table-cell office:value-type="float" office:value="-7.86" calcext:value-type="float">
            <text:p>-7.86</text:p>
          </table:table-cell>
          <table:table-cell office:value-type="float" office:value="10.6491911393321" calcext:value-type="float">
            <text:p>10.6491911393321</text:p>
          </table:table-cell>
          <table:table-cell office:value-type="float" office:value="10.7661784596313" calcext:value-type="float">
            <text:p>10.7661784596313</text:p>
          </table:table-cell>
          <table:table-cell office:value-type="float" office:value="5.42268584982108" calcext:value-type="float">
            <text:p>5.42268584982108</text:p>
          </table:table-cell>
          <table:table-cell office:value-type="float" office:value="4.99200474234917" calcext:value-type="float">
            <text:p>4.99200474234917</text:p>
          </table:table-cell>
          <table:table-cell table:number-columns-repeated="98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79.1649968883" calcext:value-type="float">
            <text:p>-79.1649968883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228.2567862208" calcext:value-type="float">
            <text:p>-228.256786220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647.13665777943" calcext:value-type="float">
            <text:p>-647.1366577794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53.1552079359" calcext:value-type="float">
            <text:p>-153.1552079359</text:p>
          </table:table-cell>
          <table:table-cell table:style-name="ce38"/>
          <table:table-cell table:style-name="ce51"/>
          <table:table-cell table:style-name="ce38"/>
          <table:table-cell table:number-columns-repeated="5"/>
          <table:table-cell office:value-type="string" calcext:value-type="string">
            <text:p>C_{9}H_{8}O_{4}</text:p>
          </table:table-cell>
          <table:table-cell office:value-type="float" office:value="3.84232157983893" calcext:value-type="float">
            <text:p>3.84232157983893</text:p>
          </table:table-cell>
          <table:table-cell office:value-type="float" office:value="3.8642377676897" calcext:value-type="float">
            <text:p>3.8642377676897</text:p>
          </table:table-cell>
          <table:table-cell table:number-columns-repeated="2" office:value-type="float" office:value="-7.518" calcext:value-type="float">
            <text:p>-7.518</text:p>
          </table:table-cell>
          <table:table-cell office:value-type="float" office:value="9.23267412600929" calcext:value-type="float">
            <text:p>9.23267412600929</text:p>
          </table:table-cell>
          <table:table-cell office:value-type="float" office:value="9.27733246873613" calcext:value-type="float">
            <text:p>9.27733246873613</text:p>
          </table:table-cell>
          <table:table-cell office:value-type="float" office:value="3.784504933491" calcext:value-type="float">
            <text:p>3.784504933491</text:p>
          </table:table-cell>
          <table:table-cell office:value-type="float" office:value="3.80407409963292" calcext:value-type="float">
            <text:p>3.80407409963292</text:p>
          </table:table-cell>
          <table:table-cell table:number-columns-repeated="98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167]-[.G163]" office:value-type="float" office:value="0.479855824500007" calcext:value-type="float">
            <text:p>0.479855824500007</text:p>
          </table:table-cell>
          <table:table-cell table:formula="of:=[.G168]*conv" office:value-type="float" office:value="13.0575413450342" calcext:value-type="float">
            <text:p>13.0575413450342</text:p>
          </table:table-cell>
          <table:table-cell/>
          <table:table-cell table:style-name="ce38" table:number-columns-repeated="3"/>
          <table:table-cell table:style-name="ce38" table:formula="of:=[.M167]-[.M163]" office:value-type="float" office:value="0.391350581200015" calcext:value-type="float">
            <text:p>0.391350581200015</text:p>
          </table:table-cell>
          <table:table-cell table:style-name="ce38" table:formula="of:=[.M168]*conv" office:value-type="float" office:value="10.6491911393321" calcext:value-type="float">
            <text:p>10.6491911393321</text:p>
          </table:table-cell>
          <table:table-cell table:style-name="ce51"/>
          <table:table-cell table:style-name="ce38" table:number-columns-repeated="3"/>
          <table:table-cell table:style-name="ce38" table:formula="of:=[.S167]-[.S163]" office:value-type="float" office:value="0.339294537770002" calcext:value-type="float">
            <text:p>0.339294537770002</text:p>
          </table:table-cell>
          <table:table-cell table:style-name="ce38" table:formula="of:=[.S168]*conv" office:value-type="float" office:value="9.23267412600929" calcext:value-type="float">
            <text:p>9.23267412600929</text:p>
          </table:table-cell>
          <table:table-cell table:style-name="ce51"/>
          <table:table-cell table:style-name="ce38" table:number-columns-repeated="3"/>
          <table:table-cell table:style-name="ce38" table:formula="of:=[.Y167]-[.Y163]" office:value-type="float" office:value="0.370296553100019" calcext:value-type="float">
            <text:p>0.370296553100019</text:p>
          </table:table-cell>
          <table:table-cell table:style-name="ce38" table:formula="of:=[.Y168]*conv" office:value-type="float" office:value="10.0762818854293" calcext:value-type="float">
            <text:p>10.0762818854293</text:p>
          </table:table-cell>
          <table:table-cell table:style-name="ce51"/>
          <table:table-cell table:style-name="ce38"/>
          <table:table-cell table:number-columns-repeated="5"/>
          <table:table-cell office:value-type="string" calcext:value-type="string">
            <text:p>CH_{4}</text:p>
          </table:table-cell>
          <table:table-cell office:value-type="float" office:value="11.1321234959184" calcext:value-type="float">
            <text:p>11.1321234959184</text:p>
          </table:table-cell>
          <table:table-cell office:value-type="float" office:value="10.6559239569587" calcext:value-type="float">
            <text:p>10.6559239569587</text:p>
          </table:table-cell>
          <table:table-cell office:value-type="float" office:value="-10.924" calcext:value-type="float">
            <text:p>-10.924</text:p>
          </table:table-cell>
          <table:table-cell office:value-type="float" office:value="-11.084" calcext:value-type="float">
            <text:p>-11.084</text:p>
          </table:table-cell>
          <table:table-cell office:value-type="float" office:value="14.1982449724334" calcext:value-type="float">
            <text:p>14.1982449724334</text:p>
          </table:table-cell>
          <table:table-cell office:value-type="float" office:value="15.4432805773227" calcext:value-type="float">
            <text:p>15.4432805773227</text:p>
          </table:table-cell>
          <table:table-cell office:value-type="float" office:value="11.0803571891848" calcext:value-type="float">
            <text:p>11.0803571891848</text:p>
          </table:table-cell>
          <table:table-cell office:value-type="float" office:value="9.99743700696669" calcext:value-type="float">
            <text:p>9.99743700696669</text:p>
          </table:table-cell>
          <table:table-cell table:number-columns-repeated="982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number-columns-repeated="5"/>
          <table:table-cell office:value-type="string" calcext:value-type="string">
            <text:p>C_{2}H_{4}O</text:p>
          </table:table-cell>
          <table:table-cell office:value-type="float" office:value="3.59090653705055" calcext:value-type="float">
            <text:p>3.59090653705055</text:p>
          </table:table-cell>
          <table:table-cell office:value-type="float" office:value="3.28931940747265" calcext:value-type="float">
            <text:p>3.28931940747265</text:p>
          </table:table-cell>
          <table:table-cell office:value-type="float" office:value="-7.357" calcext:value-type="float">
            <text:p>-7.357</text:p>
          </table:table-cell>
          <table:table-cell office:value-type="float" office:value="-7.113" calcext:value-type="float">
            <text:p>-7.113</text:p>
          </table:table-cell>
          <table:table-cell office:value-type="float" office:value="10.0762818854293" calcext:value-type="float">
            <text:p>10.0762818854293</text:p>
          </table:table-cell>
          <table:table-cell office:value-type="float" office:value="10.1330599058814" calcext:value-type="float">
            <text:p>10.1330599058814</text:p>
          </table:table-cell>
          <table:table-cell office:value-type="float" office:value="3.59477321542428" calcext:value-type="float">
            <text:p>3.59477321542428</text:p>
          </table:table-cell>
          <table:table-cell office:value-type="float" office:value="3.31327545047102" calcext:value-type="float">
            <text:p>3.31327545047102</text:p>
          </table:table-cell>
          <table:table-cell table:number-columns-repeated="982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Acetic Acid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Aspirin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anal</text:p>
          </table:table-cell>
          <table:table-cell table:style-name="ce47" table:number-columns-repeated="3"/>
          <table:table-cell table:style-name="ce55"/>
          <table:table-cell table:style-name="ce47"/>
          <table:table-cell table:number-columns-repeated="5"/>
          <table:table-cell office:value-type="string" calcext:value-type="string">
            <text:p>ClAuP(CH_{3})_{3}</text:p>
          </table:table-cell>
          <table:table-cell office:value-type="float" office:value="5.69236717313238" calcext:value-type="float">
            <text:p>5.69236717313238</text:p>
          </table:table-cell>
          <table:table-cell office:value-type="float" office:value="5.18040881583593" calcext:value-type="float">
            <text:p>5.18040881583593</text:p>
          </table:table-cell>
          <table:table-cell office:value-type="float" office:value="-6.706" calcext:value-type="float">
            <text:p>-6.706</text:p>
          </table:table-cell>
          <table:table-cell office:value-type="float" office:value="-6.549" calcext:value-type="float">
            <text:p>-6.549</text:p>
          </table:table-cell>
          <table:table-cell office:value-type="float" office:value="8.94608669961236" calcext:value-type="float">
            <text:p>8.94608669961236</text:p>
          </table:table-cell>
          <table:table-cell office:value-type="float" office:value="8.83040819030486" calcext:value-type="float">
            <text:p>8.83040819030486</text:p>
          </table:table-cell>
          <table:table-cell office:value-type="float" office:value="5.31184007569862" calcext:value-type="float">
            <text:p>5.31184007569862</text:p>
          </table:table-cell>
          <table:table-cell office:value-type="float" office:value="4.58639573192791" calcext:value-type="float">
            <text:p>4.58639573192791</text:p>
          </table:table-cell>
          <table:table-cell table:number-columns-repeated="982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0.14" calcext:value-type="float">
            <text:p>-10.14</text:p>
          </table:table-cell>
          <table:table-cell table:style-name="ce70" table:formula="of:=[.H162]-[.H171]" office:value-type="float" office:value="0.648" calcext:value-type="float">
            <text:p>0.648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7.86" calcext:value-type="float">
            <text:p>-7.86</text:p>
          </table:table-cell>
          <table:table-cell table:style-name="ce70" table:formula="of:=[.N162]-[.N171]" office:value-type="float" office:value="-0.0960000000000001" calcext:value-type="float">
            <text:p>-0.096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7.518" calcext:value-type="float">
            <text:p>-7.518</text:p>
          </table:table-cell>
          <table:table-cell table:style-name="ce70" table:formula="of:=[.T162]-[.T171]" office:value-type="float" office:value="0" calcext:value-type="float">
            <text:p>0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7.113" calcext:value-type="float">
            <text:p>-7.113</text:p>
          </table:table-cell>
          <table:table-cell table:style-name="ce70" table:formula="of:=[.Z162]-[.Z171]" office:value-type="float" office:value="-0.244" calcext:value-type="float">
            <text:p>-0.244</text:p>
          </table:table-cell>
          <table:table-cell table:style-name="ce47"/>
          <table:table-cell table:number-columns-repeated="996"/>
        </table:table-row>
        <table:table-row table:style-name="ro1">
          <table:table-cell/>
          <table:table-cell table:style-name="ce9" table:formula="of:=MAX(MAX([.I172];[.O172];[.U172];[.AA172];[.AG172]);-MIN([.I172];[.O172];[.U172];[.AA172];[.AG172]))" office:value-type="float" office:value="6.826801517067" calcext:value-type="float">
            <text:p>6.826801517067</text:p>
          </table:table-cell>
          <table:table-cell table:style-name="ce63" table:formula="of:=AVERAGE([.I172];[.O172];[.U172];[.AA172];[.AG172])" office:value-type="float" office:value="2.83750181789827" calcext:value-type="float">
            <text:p>2.8375018178982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40.58645390254" calcext:value-type="float">
            <text:p>-40.58645390254</text:p>
          </table:table-cell>
          <table:table-cell table:style-name="ce47"/>
          <table:table-cell table:style-name="ce63" table:formula="of:=ABS(([.I171]/[.H162])*100)" office:value-type="float" office:value="6.826801517067" calcext:value-type="float">
            <text:p>6.826801517067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89.6070908796" calcext:value-type="float">
            <text:p>-189.6070908796</text:p>
          </table:table-cell>
          <table:table-cell table:style-name="ce47"/>
          <table:table-cell table:style-name="ce63" table:formula="of:=ABS(([.O171]/[.N162])*100)" office:value-type="float" office:value="1.20663650075415" calcext:value-type="float">
            <text:p>1.20663650075415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608.4363311461" calcext:value-type="float">
            <text:p>-608.4363311461</text:p>
          </table:table-cell>
          <table:table-cell table:style-name="ce47"/>
          <table:table-cell table:style-name="ce63" table:formula="of:=ABS(([.U171]/[.T162])*100)" office:value-type="float" office:value="0" calcext:value-type="float">
            <text:p>0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14.4741706876" calcext:value-type="float">
            <text:p>-114.4741706876</text:p>
          </table:table-cell>
          <table:table-cell table:style-name="ce47"/>
          <table:table-cell table:style-name="ce63" table:formula="of:=ABS(([.AA171]/[.Z162])*100)" office:value-type="float" office:value="3.31656925377191" calcext:value-type="float">
            <text:p>3.31656925377191</text:p>
          </table:table-cell>
          <table:table-cell table:style-name="ce47"/>
          <table:table-cell table:number-columns-repeated="996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40.20663770769" calcext:value-type="float">
            <text:p>-40.20663770769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89.4244490969" calcext:value-type="float">
            <text:p>-189.4244490969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608.2943230183" calcext:value-type="float">
            <text:p>-608.2943230183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14.3532904212" calcext:value-type="float">
            <text:p>-114.3532904212</text:p>
          </table:table-cell>
          <table:table-cell table:style-name="ce47" table:number-columns-repeated="3"/>
          <table:table-cell table:number-columns-repeated="996"/>
        </table:table-row>
        <table:table-row table:style-name="ro1">
          <table:table-cell/>
          <table:table-cell table:style-name="ce9" table:formula="of:=MAX(MAX([.I175];[.O175];[.U175];[.AA175];[.AG175]);-MIN([.I175];[.O175];[.U175];[.AA175];[.AG175]))" office:value-type="float" office:value="8.72001276403342" calcext:value-type="float">
            <text:p>8.72001276403342</text:p>
          </table:table-cell>
          <table:table-cell table:style-name="ce63" table:formula="of:=AVERAGE([.I175];[.O175];[.U175];[.AA175];[.AG175])" office:value-type="float" office:value="5.34247476663315" calcext:value-type="float">
            <text:p>5.34247476663315</text:p>
          </table:table-cell>
          <table:table-cell table:number-columns-repeated="3"/>
          <table:table-cell table:style-name="ce68" table:formula="of:=[.G173]-[.G172]" office:value-type="float" office:value="0.379816194850001" calcext:value-type="float">
            <text:p>0.379816194850001</text:p>
          </table:table-cell>
          <table:table-cell table:style-name="ce68" table:formula="of:=[.G174]*conv" office:value-type="float" office:value="10.3353245173903" calcext:value-type="float">
            <text:p>10.3353245173903</text:p>
          </table:table-cell>
          <table:table-cell table:style-name="ce70" table:formula="of:=[.H165]-[.H174]" office:value-type="float" office:value="0.394967252709915" calcext:value-type="float">
            <text:p>0.394967252709915</text:p>
          </table:table-cell>
          <table:table-cell table:style-name="ce47" table:number-columns-repeated="3"/>
          <table:table-cell table:style-name="ce68" table:formula="of:=[.M173]-[.M172]" office:value-type="float" office:value="0.182641782700017" calcext:value-type="float">
            <text:p>0.182641782700017</text:p>
          </table:table-cell>
          <table:table-cell table:style-name="ce68" table:formula="of:=[.M174]*conv" office:value-type="float" office:value="4.96993577481561" calcext:value-type="float">
            <text:p>4.96993577481561</text:p>
          </table:table-cell>
          <table:table-cell table:style-name="ce70" table:formula="of:=[.N165]-[.N174]" office:value-type="float" office:value="0.474779901982088" calcext:value-type="float">
            <text:p>0.474779901982088</text:p>
          </table:table-cell>
          <table:table-cell table:style-name="ce47" table:number-columns-repeated="3"/>
          <table:table-cell table:style-name="ce68" table:formula="of:=[.S173]-[.S172]" office:value-type="float" office:value="0.142008127799954" calcext:value-type="float">
            <text:p>0.142008127799954</text:p>
          </table:table-cell>
          <table:table-cell table:style-name="ce68" table:formula="of:=[.S174]*conv" office:value-type="float" office:value="3.8642377676897" calcext:value-type="float">
            <text:p>3.8642377676897</text:p>
          </table:table-cell>
          <table:table-cell table:style-name="ce70" table:formula="of:=[.T165]-[.T174]" office:value-type="float" office:value="-0.0219161878507701" calcext:value-type="float">
            <text:p>-0.02191618785077</text:p>
          </table:table-cell>
          <table:table-cell table:style-name="ce47" table:number-columns-repeated="3"/>
          <table:table-cell table:style-name="ce68" table:formula="of:=[.Y173]-[.Y172]" office:value-type="float" office:value="0.120880266399993" calcext:value-type="float">
            <text:p>0.120880266399993</text:p>
          </table:table-cell>
          <table:table-cell table:style-name="ce68" table:formula="of:=[.Y174]*conv" office:value-type="float" office:value="3.28931940747265" calcext:value-type="float">
            <text:p>3.28931940747265</text:p>
          </table:table-cell>
          <table:table-cell table:style-name="ce70" table:formula="of:=[.Z165]-[.Z174]" office:value-type="float" office:value="0.301587129577902" calcext:value-type="float">
            <text:p>0.301587129577902</text:p>
          </table:table-cell>
          <table:table-cell table:style-name="ce47"/>
          <table:table-cell table:number-columns-repeated="996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174]/[.H165])*100)" office:value-type="float" office:value="3.68086219063012" calcext:value-type="float">
            <text:p>3.6808621906301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174]/[.N165])*100)" office:value-type="float" office:value="8.72001276403342" calcext:value-type="float">
            <text:p>8.7200127640334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174]/[.T165])*100)" office:value-type="float" office:value="0.570389213796333" calcext:value-type="float">
            <text:p>0.57038921379633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174]/[.Z165])*100)" office:value-type="float" office:value="8.39863489807272" calcext:value-type="float">
            <text:p>8.39863489807272</text:p>
          </table:table-cell>
          <table:table-cell table:style-name="ce47"/>
          <table:table-cell table:number-columns-repeated="996"/>
        </table:table-row>
        <table:table-row table:style-name="ro1">
          <table:table-cell/>
          <table:table-cell table:style-name="ce9" table:formula="of:=MAX(MAX([.I177];[.O177];[.U177];[.AA177];[.AG177]);-MIN([.I177];[.O177];[.U177];[.AA177];[.AG177]))" office:value-type="float" office:value="7.94221017775014" calcext:value-type="float">
            <text:p>7.94221017775014</text:p>
          </table:table-cell>
          <table:table-cell table:style-name="ce63" table:formula="of:=AVERAGE([.I177];[.O177];[.U177];[.AA177];[.AG177])" office:value-type="float" office:value="4.63638629539309" calcext:value-type="float">
            <text:p>4.63638629539309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358009115793284" calcext:value-type="float">
            <text:p>0.358009115793284</text:p>
          </table:table-cell>
          <table:table-cell table:style-name="ce68" table:formula="of:=[.G176]*conv" office:value-type="float" office:value="9.74192370435608" calcext:value-type="float">
            <text:p>9.74192370435608</text:p>
          </table:table-cell>
          <table:table-cell table:style-name="ce71" table:formula="of:=[.H166]-[.H176]" office:value-type="float" office:value="-0.214882112735316" calcext:value-type="float">
            <text:p>-0.214882112735316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8345280235003" calcext:value-type="float">
            <text:p>0.18345280235003</text:p>
          </table:table-cell>
          <table:table-cell table:style-name="ce68" table:formula="of:=[.M176]*conv" office:value-type="float" office:value="4.99200474234917" calcext:value-type="float">
            <text:p>4.99200474234917</text:p>
          </table:table-cell>
          <table:table-cell table:style-name="ce71" table:formula="of:=[.N166]-[.N176]" office:value-type="float" office:value="0.430681107471906" calcext:value-type="float">
            <text:p>0.430681107471906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39797153637402" calcext:value-type="float">
            <text:p>0.139797153637402</text:p>
          </table:table-cell>
          <table:table-cell table:style-name="ce68" table:formula="of:=[.S176]*conv" office:value-type="float" office:value="3.80407409963292" calcext:value-type="float">
            <text:p>3.80407409963292</text:p>
          </table:table-cell>
          <table:table-cell table:style-name="ce71" table:formula="of:=[.T166]-[.T176]" office:value-type="float" office:value="-0.0195691661419195" calcext:value-type="float">
            <text:p>-0.01956916614192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21760634798682" calcext:value-type="float">
            <text:p>0.121760634798682</text:p>
          </table:table-cell>
          <table:table-cell table:style-name="ce68" table:formula="of:=[.Y176]*conv" office:value-type="float" office:value="3.31327545047102" calcext:value-type="float">
            <text:p>3.31327545047102</text:p>
          </table:table-cell>
          <table:table-cell table:style-name="ce71" table:formula="of:=[.Z166]-[.Z176]" office:value-type="float" office:value="0.28149776495326" calcext:value-type="float">
            <text:p>0.28149776495326</text:p>
          </table:table-cell>
          <table:table-cell table:style-name="ce47"/>
          <table:table-cell table:number-columns-repeated="996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176]/[.H166])*100)" office:value-type="float" office:value="2.25549674228681" calcext:value-type="float">
            <text:p>2.2554967422868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176]/[.N166])*100)" office:value-type="float" office:value="7.94221017775014" calcext:value-type="float">
            <text:p>7.9422101777501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176]/[.T166])*100)" office:value-type="float" office:value="0.517086553877683" calcext:value-type="float">
            <text:p>0.51708655387768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176]/[.Z166])*100)" office:value-type="float" office:value="7.83075170765774" calcext:value-type="float">
            <text:p>7.83075170765774</text:p>
          </table:table-cell>
          <table:table-cell table:style-name="ce47"/>
          <table:table-cell table:number-columns-repeated="996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40.08436835655" calcext:value-type="float">
            <text:p>-40.08436835655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89.2114410934" calcext:value-type="float">
            <text:p>-189.2114410934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608.0953954444" calcext:value-type="float">
            <text:p>-608.0953954444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14.1017875806" calcext:value-type="float">
            <text:p>-114.1017875806</text:p>
          </table:table-cell>
          <table:table-cell table:style-name="ce47"/>
          <table:table-cell table:style-name="ce63"/>
          <table:table-cell table:style-name="ce47"/>
          <table:table-cell table:number-columns-repeated="996"/>
        </table:table-row>
        <table:table-row table:style-name="ro1">
          <table:table-cell/>
          <table:table-cell table:style-name="ce9" table:formula="of:=MAX(MAX([.I180];[.O180];[.U180];[.AA180];[.AG180]);-MIN([.I180];[.O180];[.U180];[.AA180];[.AG180]))" office:value-type="float" office:value="4.6325834459038" calcext:value-type="float">
            <text:p>4.6325834459038</text:p>
          </table:table-cell>
          <table:table-cell table:style-name="ce63" table:formula="of:=AVERAGE([.I180];[.O180];[.U180];[.AA180];[.AG180])" office:value-type="float" office:value="1.69458003131516" calcext:value-type="float">
            <text:p>1.69458003131516</text:p>
          </table:table-cell>
          <table:table-cell table:number-columns-repeated="3"/>
          <table:table-cell table:style-name="ce47" table:formula="of:=[.G178]-[.G172]" office:value-type="float" office:value="0.502085545989999" calcext:value-type="float">
            <text:p>0.502085545989999</text:p>
          </table:table-cell>
          <table:table-cell table:style-name="ce47" table:formula="of:=[.G179]*conv" office:value-type="float" office:value="13.6624428438263" calcext:value-type="float">
            <text:p>13.6624428438263</text:p>
          </table:table-cell>
          <table:table-cell table:style-name="ce70" table:formula="of:=[.H168]-[.H179]" office:value-type="float" office:value="-0.604901498792099" calcext:value-type="float">
            <text:p>-0.604901498792099</text:p>
          </table:table-cell>
          <table:table-cell table:style-name="ce47" table:number-columns-repeated="3"/>
          <table:table-cell table:style-name="ce47" table:formula="of:=[.M178]-[.M172]" office:value-type="float" office:value="0.395649786200011" calcext:value-type="float">
            <text:p>0.395649786200011</text:p>
          </table:table-cell>
          <table:table-cell table:style-name="ce47" table:formula="of:=[.M179]*conv" office:value-type="float" office:value="10.7661784596313" calcext:value-type="float">
            <text:p>10.7661784596313</text:p>
          </table:table-cell>
          <table:table-cell table:style-name="ce70" table:formula="of:=[.N168]-[.N179]" office:value-type="float" office:value="-0.116987320299193" calcext:value-type="float">
            <text:p>-0.116987320299193</text:p>
          </table:table-cell>
          <table:table-cell table:style-name="ce47" table:number-columns-repeated="3"/>
          <table:table-cell table:style-name="ce47" table:formula="of:=[.S178]-[.S172]" office:value-type="float" office:value="0.340935701700005" calcext:value-type="float">
            <text:p>0.340935701700005</text:p>
          </table:table-cell>
          <table:table-cell table:style-name="ce47" table:formula="of:=[.S179]*conv" office:value-type="float" office:value="9.27733246873613" calcext:value-type="float">
            <text:p>9.27733246873613</text:p>
          </table:table-cell>
          <table:table-cell table:style-name="ce70" table:formula="of:=[.T168]-[.T179]" office:value-type="float" office:value="-0.0446583427268461" calcext:value-type="float">
            <text:p>-0.044658342726846</text:p>
          </table:table-cell>
          <table:table-cell table:style-name="ce47" table:number-columns-repeated="3"/>
          <table:table-cell table:style-name="ce47" table:formula="of:=[.Y178]-[.Y172]" office:value-type="float" office:value="0.37238310699999" calcext:value-type="float">
            <text:p>0.37238310699999</text:p>
          </table:table-cell>
          <table:table-cell table:style-name="ce47" table:formula="of:=[.Y179]*conv" office:value-type="float" office:value="10.1330599058814" calcext:value-type="float">
            <text:p>10.1330599058814</text:p>
          </table:table-cell>
          <table:table-cell table:style-name="ce70" table:formula="of:=[.Z168]-[.Z179]" office:value-type="float" office:value="-0.0567780204520982" calcext:value-type="float">
            <text:p>-0.056778020452098</text:p>
          </table:table-cell>
          <table:table-cell table:style-name="ce47"/>
          <table:table-cell table:number-columns-repeated="996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179]/[.H168])*100)" office:value-type="float" office:value="4.6325834459038" calcext:value-type="float">
            <text:p>4.6325834459038</text:p>
          </table:table-cell>
          <table:table-cell table:style-name="ce47" table:number-columns-repeated="5"/>
          <table:table-cell table:style-name="ce63" table:formula="of:=ABS(([.O179]/[.N168])*100)" office:value-type="float" office:value="1.09855592569006" calcext:value-type="float">
            <text:p>1.09855592569006</text:p>
          </table:table-cell>
          <table:table-cell table:style-name="ce47" table:number-columns-repeated="5"/>
          <table:table-cell table:style-name="ce63" table:formula="of:=ABS(([.U179]/[.T168])*100)" office:value-type="float" office:value="0.483698895004205" calcext:value-type="float">
            <text:p>0.483698895004205</text:p>
          </table:table-cell>
          <table:table-cell table:style-name="ce47" table:number-columns-repeated="5"/>
          <table:table-cell table:style-name="ce63" table:formula="of:=ABS(([.AA179]/[.Z168])*100)" office:value-type="float" office:value="0.563481858662585" calcext:value-type="float">
            <text:p>0.563481858662585</text:p>
          </table:table-cell>
          <table:table-cell table:style-name="ce47"/>
          <table:table-cell table:number-columns-repeated="996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9" office:value-type="string" calcext:value-type="string">
            <text:p>C*-O</text:p>
          </table:table-cell>
          <table:table-cell table:style-name="ce38" table:number-columns-repeated="2"/>
          <table:table-cell table:style-name="ce39" office:value-type="string" calcext:value-type="string">
            <text:p>C*-O</text:p>
          </table:table-cell>
          <table:table-cell table:style-name="ce38"/>
          <table:table-cell table:number-columns-repeated="2"/>
          <table:table-cell table:style-name="ce38"/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Methanol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7.603" calcext:value-type="float">
            <text:p>-7.603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115.4816644148" calcext:value-type="float">
            <text:p>-115.4816644148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115.1525108848" calcext:value-type="float">
            <text:p>-115.1525108848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186]-[.G185]" office:value-type="float" office:value="0.329153529999999" calcext:value-type="float">
            <text:p>0.329153529999999</text:p>
          </table:table-cell>
          <table:table-cell table:style-name="ce39" table:formula="of:=[.G187]*conv" office:value-type="float" office:value="8.95672326436227" calcext:value-type="float">
            <text:p>8.95672326436227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257155061801203" calcext:value-type="float">
            <text:p>0.257155061801203</text:p>
          </table:table-cell>
          <table:table-cell table:style-name="ce39" table:formula="of:=[.G188]*conv" office:value-type="float" office:value="6.9975452627938" calcext:value-type="float">
            <text:p>6.9975452627938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115.0306181532" calcext:value-type="float">
            <text:p>-115.0306181532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189]-[.G185]" office:value-type="float" office:value="0.451046261599998" calcext:value-type="float">
            <text:p>0.451046261599998</text:p>
          </table:table-cell>
          <table:table-cell table:formula="of:=[.G190]*conv" office:value-type="float" office:value="12.2735932516851" calcext:value-type="float">
            <text:p>12.2735932516851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number-columns-repeated="1015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Methanol</text:p>
          </table:table-cell>
          <table:table-cell/>
          <table:table-cell table:style-name="ce47" table:number-columns-repeated="2"/>
          <table:table-cell table:style-name="ce55"/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8.196" calcext:value-type="float">
            <text:p>-8.196</text:p>
          </table:table-cell>
          <table:table-cell table:style-name="ce70" table:formula="of:=[.H184]-[.H193]" office:value-type="float" office:value="0.593" calcext:value-type="float">
            <text:p>0.593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194];[.O194];[.U194];[.AA194];[.AG194]);-MIN([.I194];[.O194];[.U194];[.AA194];[.AG194]))" office:value-type="float" office:value="7.79955280810206" calcext:value-type="float">
            <text:p>7.79955280810206</text:p>
          </table:table-cell>
          <table:table-cell table:style-name="ce63" table:formula="of:=AVERAGE([.I194];[.O194];[.U194];[.AA194];[.AG194])" office:value-type="float" office:value="7.79955280810206" calcext:value-type="float">
            <text:p>7.7995528081020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76.5232387158" calcext:value-type="float">
            <text:p>-76.5232387158</text:p>
          </table:table-cell>
          <table:table-cell table:style-name="ce47"/>
          <table:table-cell table:style-name="ce63" table:formula="of:=ABS(([.I193]/[.H184])*100)" office:value-type="float" office:value="7.79955280810206" calcext:value-type="float">
            <text:p>7.79955280810206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76.1628016167" calcext:value-type="float">
            <text:p>-76.1628016167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/>
          <table:table-cell table:style-name="ce9" table:formula="of:=MAX(MAX([.I197];[.O197];[.U197];[.AA197];[.AG197]);-MIN([.I197];[.O197];[.U197];[.AA197];[.AG197]))" office:value-type="float" office:value="9.50424839740038" calcext:value-type="float">
            <text:p>9.50424839740038</text:p>
          </table:table-cell>
          <table:table-cell table:style-name="ce63" table:formula="of:=AVERAGE([.I197];[.O197];[.U197];[.AA197];[.AG197])" office:value-type="float" office:value="9.50424839740038" calcext:value-type="float">
            <text:p>9.50424839740038</text:p>
          </table:table-cell>
          <table:table-cell table:number-columns-repeated="3"/>
          <table:table-cell table:style-name="ce68" table:formula="of:=[.G195]-[.G194]" office:value-type="float" office:value="0.360437099100011" calcext:value-type="float">
            <text:p>0.360437099100011</text:p>
          </table:table-cell>
          <table:table-cell table:style-name="ce68" table:formula="of:=[.G196]*conv" office:value-type="float" office:value="9.807992491675" calcext:value-type="float">
            <text:p>9.807992491675</text:p>
          </table:table-cell>
          <table:table-cell table:style-name="ce70" table:formula="of:=[.H187]-[.H196]" office:value-type="float" office:value="-0.851269227312738" calcext:value-type="float">
            <text:p>-0.851269227312738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196]/[.H187])*100)" office:value-type="float" office:value="9.50424839740038" calcext:value-type="float">
            <text:p>9.50424839740038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199];[.O199];[.U199];[.AA199];[.AG199]);-MIN([.I199];[.O199];[.U199];[.AA199];[.AG199]))" office:value-type="float" office:value="7.69467484563721" calcext:value-type="float">
            <text:p>7.69467484563721</text:p>
          </table:table-cell>
          <table:table-cell table:style-name="ce63" table:formula="of:=AVERAGE([.I199];[.O199];[.U199];[.AA199];[.AG199])" office:value-type="float" office:value="7.69467484563721" calcext:value-type="float">
            <text:p>7.69467484563721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276942307655903" calcext:value-type="float">
            <text:p>0.276942307655903</text:p>
          </table:table-cell>
          <table:table-cell table:style-name="ce68" table:formula="of:=[.G198]*conv" office:value-type="float" office:value="7.53598361794207" calcext:value-type="float">
            <text:p>7.53598361794207</text:p>
          </table:table-cell>
          <table:table-cell table:style-name="ce71" table:formula="of:=[.H188]-[.H198]" office:value-type="float" office:value="-0.538438355148273" calcext:value-type="float">
            <text:p>-0.538438355148273</text:p>
          </table:table-cell>
          <table:table-cell table:number-columns-repeated="1015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198]/[.H188])*100)" office:value-type="float" office:value="7.69467484563721" calcext:value-type="float">
            <text:p>7.69467484563721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76.0161141492" calcext:value-type="float">
            <text:p>-76.0161141492</text:p>
          </table:table-cell>
          <table:table-cell table:style-name="ce47"/>
          <table:table-cell table:style-name="ce63"/>
          <table:table-cell table:number-columns-repeated="1015"/>
        </table:table-row>
        <table:table-row table:style-name="ro1">
          <table:table-cell/>
          <table:table-cell table:style-name="ce9" table:formula="of:=MAX(MAX([.I202];[.O202];[.U202];[.AA202];[.AG202]);-MIN([.I202];[.O202];[.U202];[.AA202];[.AG202]))" office:value-type="float" office:value="12.4329386526945" calcext:value-type="float">
            <text:p>12.4329386526945</text:p>
          </table:table-cell>
          <table:table-cell table:style-name="ce63" table:formula="of:=AVERAGE([.I202];[.O202];[.U202];[.AA202];[.AG202])" office:value-type="float" office:value="12.4329386526945" calcext:value-type="float">
            <text:p>12.4329386526945</text:p>
          </table:table-cell>
          <table:table-cell table:number-columns-repeated="3"/>
          <table:table-cell table:style-name="ce47" table:formula="of:=[.G200]-[.G194]" office:value-type="float" office:value="0.507124566599998" calcext:value-type="float">
            <text:p>0.507124566599998</text:p>
          </table:table-cell>
          <table:table-cell table:style-name="ce47" table:formula="of:=[.G201]*conv" office:value-type="float" office:value="13.7995615711484" calcext:value-type="float">
            <text:p>13.7995615711484</text:p>
          </table:table-cell>
          <table:table-cell table:style-name="ce70" table:formula="of:=[.H190]-[.H201]" office:value-type="float" office:value="-1.52596831946327" calcext:value-type="float">
            <text:p>-1.52596831946327</text:p>
          </table:table-cell>
          <table:table-cell table:number-columns-repeated="1015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201]/[.H190])*100)" office:value-type="float" office:value="12.4329386526945" calcext:value-type="float">
            <text:p>12.4329386526945</text:p>
          </table:table-cell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9" office:value-type="string" calcext:value-type="string">
            <text:p>C*-N</text:p>
          </table:table-cell>
          <table:table-cell table:style-name="ce38" table:number-columns-repeated="2"/>
          <table:table-cell table:style-name="ce39" office:value-type="string" calcext:value-type="string">
            <text:p>C*-N</text:p>
          </table:table-cell>
          <table:table-cell table:style-name="ce38"/>
          <table:table-cell table:number-columns-repeated="2"/>
          <table:table-cell table:style-name="ce38"/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Methylamine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6.47" calcext:value-type="float">
            <text:p>-6.47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95.648713672" calcext:value-type="float">
            <text:p>-95.648713672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95.414445775" calcext:value-type="float">
            <text:p>-95.414445775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208]-[.G207]" office:value-type="float" office:value="0.234267896999995" calcext:value-type="float">
            <text:p>0.234267896999995</text:p>
          </table:table-cell>
          <table:table-cell table:style-name="ce39" table:formula="of:=[.G209]*conv" office:value-type="float" office:value="6.37475382127327" calcext:value-type="float">
            <text:p>6.37475382127327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229208750213517" calcext:value-type="float">
            <text:p>0.229208750213517</text:p>
          </table:table-cell>
          <table:table-cell table:style-name="ce39" table:formula="of:=[.G210]*conv" office:value-type="float" office:value="6.23708743282447" calcext:value-type="float">
            <text:p>6.23708743282447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95.304169574" calcext:value-type="float">
            <text:p>-95.304169574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211]-[.G207]" office:value-type="float" office:value="0.344544098" calcext:value-type="float">
            <text:p>0.344544098</text:p>
          </table:table-cell>
          <table:table-cell table:formula="of:=[.G212]*conv" office:value-type="float" office:value="9.37552192788368" calcext:value-type="float">
            <text:p>9.37552192788368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number-columns-repeated="1015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Methylamine</text:p>
          </table:table-cell>
          <table:table-cell/>
          <table:table-cell table:style-name="ce47" table:number-columns-repeated="2"/>
          <table:table-cell table:style-name="ce55"/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6.713" calcext:value-type="float">
            <text:p>-6.713</text:p>
          </table:table-cell>
          <table:table-cell table:style-name="ce70" table:formula="of:=[.H206]-[.H215]" office:value-type="float" office:value="0.243" calcext:value-type="float">
            <text:p>0.243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216];[.O216];[.U216];[.AA216];[.AG216]);-MIN([.I216];[.O216];[.U216];[.AA216];[.AG216]))" office:value-type="float" office:value="3.75579598145286" calcext:value-type="float">
            <text:p>3.75579598145286</text:p>
          </table:table-cell>
          <table:table-cell table:style-name="ce63" table:formula="of:=AVERAGE([.I216];[.O216];[.U216];[.AA216];[.AG216])" office:value-type="float" office:value="3.75579598145286" calcext:value-type="float">
            <text:p>3.7557959814528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56.6578101677" calcext:value-type="float">
            <text:p>-56.6578101677</text:p>
          </table:table-cell>
          <table:table-cell table:style-name="ce47"/>
          <table:table-cell table:style-name="ce63" table:formula="of:=ABS(([.I215]/[.H206])*100)" office:value-type="float" office:value="3.75579598145286" calcext:value-type="float">
            <text:p>3.75579598145286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56.4162337461" calcext:value-type="float">
            <text:p>-56.4162337461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/>
          <table:table-cell table:style-name="ce9" table:formula="of:=MAX(MAX([.I219];[.O219];[.U219];[.AA219];[.AG219]);-MIN([.I219];[.O219];[.U219];[.AA219];[.AG219]))" office:value-type="float" office:value="3.11972946084301" calcext:value-type="float">
            <text:p>3.11972946084301</text:p>
          </table:table-cell>
          <table:table-cell table:style-name="ce63" table:formula="of:=AVERAGE([.I219];[.O219];[.U219];[.AA219];[.AG219])" office:value-type="float" office:value="3.11972946084301" calcext:value-type="float">
            <text:p>3.11972946084301</text:p>
          </table:table-cell>
          <table:table-cell table:number-columns-repeated="3"/>
          <table:table-cell table:style-name="ce68" table:formula="of:=[.G217]-[.G216]" office:value-type="float" office:value="0.241576421600001" calcext:value-type="float">
            <text:p>0.241576421600001</text:p>
          </table:table-cell>
          <table:table-cell table:style-name="ce68" table:formula="of:=[.G218]*conv" office:value-type="float" office:value="6.57362889429174" calcext:value-type="float">
            <text:p>6.57362889429174</text:p>
          </table:table-cell>
          <table:table-cell table:style-name="ce70" table:formula="of:=[.H209]-[.H218]" office:value-type="float" office:value="-0.198875073018478" calcext:value-type="float">
            <text:p>-0.198875073018478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218]/[.H209])*100)" office:value-type="float" office:value="3.11972946084301" calcext:value-type="float">
            <text:p>3.11972946084301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221];[.O221];[.U221];[.AA221];[.AG221]);-MIN([.I221];[.O221];[.U221];[.AA221];[.AG221]))" office:value-type="float" office:value="2.93749762754559" calcext:value-type="float">
            <text:p>2.93749762754559</text:p>
          </table:table-cell>
          <table:table-cell table:style-name="ce63" table:formula="of:=AVERAGE([.I221];[.O221];[.U221];[.AA221];[.AG221])" office:value-type="float" office:value="2.93749762754559" calcext:value-type="float">
            <text:p>2.93749762754559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235941751813166" calcext:value-type="float">
            <text:p>0.235941751813166</text:p>
          </table:table-cell>
          <table:table-cell table:style-name="ce68" table:formula="of:=[.G220]*conv" office:value-type="float" office:value="6.42030172819163" calcext:value-type="float">
            <text:p>6.42030172819163</text:p>
          </table:table-cell>
          <table:table-cell table:style-name="ce71" table:formula="of:=[.H210]-[.H220]" office:value-type="float" office:value="-0.183214295367163" calcext:value-type="float">
            <text:p>-0.183214295367163</text:p>
          </table:table-cell>
          <table:table-cell table:number-columns-repeated="1015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220]/[.H210])*100)" office:value-type="float" office:value="2.93749762754559" calcext:value-type="float">
            <text:p>2.93749762754559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56.2965154156" calcext:value-type="float">
            <text:p>-56.2965154156</text:p>
          </table:table-cell>
          <table:table-cell table:style-name="ce47"/>
          <table:table-cell table:style-name="ce63"/>
          <table:table-cell table:number-columns-repeated="1015"/>
        </table:table-row>
        <table:table-row table:style-name="ro1">
          <table:table-cell/>
          <table:table-cell table:style-name="ce9" table:formula="of:=MAX(MAX([.I224];[.O224];[.U224];[.AA224];[.AG224]);-MIN([.I224];[.O224];[.U224];[.AA224];[.AG224]))" office:value-type="float" office:value="4.8616865583345" calcext:value-type="float">
            <text:p>4.8616865583345</text:p>
          </table:table-cell>
          <table:table-cell table:style-name="ce63" table:formula="of:=AVERAGE([.I224];[.O224];[.U224];[.AA224];[.AG224])" office:value-type="float" office:value="4.8616865583345" calcext:value-type="float">
            <text:p>4.8616865583345</text:p>
          </table:table-cell>
          <table:table-cell table:number-columns-repeated="3"/>
          <table:table-cell table:style-name="ce47" table:formula="of:=[.G222]-[.G216]" office:value-type="float" office:value="0.361294752100001" calcext:value-type="float">
            <text:p>0.361294752100001</text:p>
          </table:table-cell>
          <table:table-cell table:style-name="ce47" table:formula="of:=[.G223]*conv" office:value-type="float" office:value="9.83133041722531" calcext:value-type="float">
            <text:p>9.83133041722531</text:p>
          </table:table-cell>
          <table:table-cell table:style-name="ce70" table:formula="of:=[.H212]-[.H223]" office:value-type="float" office:value="-0.455808489341624" calcext:value-type="float">
            <text:p>-0.455808489341624</text:p>
          </table:table-cell>
          <table:table-cell table:number-columns-repeated="1015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223]/[.H212])*100)" office:value-type="float" office:value="4.8616865583345" calcext:value-type="float">
            <text:p>4.8616865583345</text:p>
          </table:table-cell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9" office:value-type="string" calcext:value-type="string">
            <text:p>C*-H</text:p>
          </table:table-cell>
          <table:table-cell table:style-name="ce38" table:number-columns-repeated="2"/>
          <table:table-cell table:style-name="ce39" office:value-type="string" calcext:value-type="string">
            <text:p>C*-H</text:p>
          </table:table-cell>
          <table:table-cell table:style-name="ce38"/>
          <table:table-cell table:number-columns-repeated="2"/>
          <table:table-cell table:style-name="ce38"/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Methane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0.924" calcext:value-type="float">
            <text:p>-10.924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40.4182104508" calcext:value-type="float">
            <text:p>-40.4182104508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40.0091124317" calcext:value-type="float">
            <text:p>-40.0091124317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230]-[.G229]" office:value-type="float" office:value="0.4090980191" calcext:value-type="float">
            <text:p>0.4090980191</text:p>
          </table:table-cell>
          <table:table-cell table:style-name="ce39" table:formula="of:=[.G231]*conv" office:value-type="float" office:value="11.1321234959184" calcext:value-type="float">
            <text:p>11.1321234959184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407195642293938" calcext:value-type="float">
            <text:p>0.407195642293938</text:p>
          </table:table-cell>
          <table:table-cell table:style-name="ce39" table:formula="of:=[.G232]*conv" office:value-type="float" office:value="11.0803571891848" calcext:value-type="float">
            <text:p>11.0803571891848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39.8964345385" calcext:value-type="float">
            <text:p>-39.8964345385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233]-[.G229]" office:value-type="float" office:value="0.521775912299994" calcext:value-type="float">
            <text:p>0.521775912299994</text:p>
          </table:table-cell>
          <table:table-cell table:formula="of:=[.G234]*conv" office:value-type="float" office:value="14.1982449724334" calcext:value-type="float">
            <text:p>14.1982449724334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number-columns-repeated="1015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Methane</text:p>
          </table:table-cell>
          <table:table-cell/>
          <table:table-cell table:style-name="ce47" table:number-columns-repeated="2"/>
          <table:table-cell table:style-name="ce55"/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1.084" calcext:value-type="float">
            <text:p>-11.084</text:p>
          </table:table-cell>
          <table:table-cell table:style-name="ce70" table:formula="of:=[.H228]-[.H237]" office:value-type="float" office:value="0.16" calcext:value-type="float">
            <text:p>0.16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238];[.O238];[.U238];[.AA238];[.AG238]);-MIN([.I238];[.O238];[.U238];[.AA238];[.AG238]))" office:value-type="float" office:value="1.46466495789088" calcext:value-type="float">
            <text:p>1.46466495789088</text:p>
          </table:table-cell>
          <table:table-cell table:style-name="ce63" table:formula="of:=AVERAGE([.I238];[.O238];[.U238];[.AA238];[.AG238])" office:value-type="float" office:value="1.46466495789088" calcext:value-type="float">
            <text:p>1.46466495789088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1.3263122087" calcext:value-type="float">
            <text:p>-1.3263122087</text:p>
          </table:table-cell>
          <table:table-cell table:style-name="ce47"/>
          <table:table-cell table:style-name="ce63" table:formula="of:=ABS(([.I237]/[.H228])*100)" office:value-type="float" office:value="1.46466495789088" calcext:value-type="float">
            <text:p>1.46466495789088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0.934714201" calcext:value-type="float">
            <text:p>-0.934714201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/>
          <table:table-cell table:style-name="ce9" table:formula="of:=MAX(MAX([.I241];[.O241];[.U241];[.AA241];[.AG241]);-MIN([.I241];[.O241];[.U241];[.AA241];[.AG241]))" office:value-type="float" office:value="4.2777062178153" calcext:value-type="float">
            <text:p>4.2777062178153</text:p>
          </table:table-cell>
          <table:table-cell table:style-name="ce63" table:formula="of:=AVERAGE([.I241];[.O241];[.U241];[.AA241];[.AG241])" office:value-type="float" office:value="4.2777062178153" calcext:value-type="float">
            <text:p>4.2777062178153</text:p>
          </table:table-cell>
          <table:table-cell table:number-columns-repeated="3"/>
          <table:table-cell table:style-name="ce68" table:formula="of:=[.G239]-[.G238]" office:value-type="float" office:value="0.3915980077" calcext:value-type="float">
            <text:p>0.3915980077</text:p>
          </table:table-cell>
          <table:table-cell table:style-name="ce68" table:formula="of:=[.G240]*conv" office:value-type="float" office:value="10.6559239569587" calcext:value-type="float">
            <text:p>10.6559239569587</text:p>
          </table:table-cell>
          <table:table-cell table:style-name="ce70" table:formula="of:=[.H231]-[.H240]" office:value-type="float" office:value="0.476199538959781" calcext:value-type="float">
            <text:p>0.476199538959781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240]/[.H231])*100)" office:value-type="float" office:value="4.2777062178153" calcext:value-type="float">
            <text:p>4.2777062178153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243];[.O243];[.U243];[.AA243];[.AG243]);-MIN([.I243];[.O243];[.U243];[.AA243];[.AG243]))" office:value-type="float" office:value="9.77333278818059" calcext:value-type="float">
            <text:p>9.77333278818059</text:p>
          </table:table-cell>
          <table:table-cell table:style-name="ce63" table:formula="of:=AVERAGE([.I243];[.O243];[.U243];[.AA243];[.AG243])" office:value-type="float" office:value="9.77333278818059" calcext:value-type="float">
            <text:p>9.77333278818059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367399057073582" calcext:value-type="float">
            <text:p>0.367399057073582</text:p>
          </table:table-cell>
          <table:table-cell table:style-name="ce68" table:formula="of:=[.G242]*conv" office:value-type="float" office:value="9.99743700696669" calcext:value-type="float">
            <text:p>9.99743700696669</text:p>
          </table:table-cell>
          <table:table-cell table:style-name="ce71" table:formula="of:=[.H232]-[.H242]" office:value-type="float" office:value="1.08292018221812" calcext:value-type="float">
            <text:p>1.08292018221812</text:p>
          </table:table-cell>
          <table:table-cell table:number-columns-repeated="1015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242]/[.H232])*100)" office:value-type="float" office:value="9.77333278818059" calcext:value-type="float">
            <text:p>9.77333278818059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0.7587820789" calcext:value-type="float">
            <text:p>-0.7587820789</text:p>
          </table:table-cell>
          <table:table-cell table:style-name="ce47"/>
          <table:table-cell table:style-name="ce63"/>
          <table:table-cell table:number-columns-repeated="1015"/>
        </table:table-row>
        <table:table-row table:style-name="ro1">
          <table:table-cell/>
          <table:table-cell table:style-name="ce9" table:formula="of:=MAX(MAX([.I246];[.O246];[.U246];[.AA246];[.AG246]);-MIN([.I246];[.O246];[.U246];[.AA246];[.AG246]))" office:value-type="float" office:value="8.76894015638271" calcext:value-type="float">
            <text:p>8.76894015638271</text:p>
          </table:table-cell>
          <table:table-cell table:style-name="ce63" table:formula="of:=AVERAGE([.I246];[.O246];[.U246];[.AA246];[.AG246])" office:value-type="float" office:value="8.76894015638271" calcext:value-type="float">
            <text:p>8.76894015638271</text:p>
          </table:table-cell>
          <table:table-cell table:number-columns-repeated="3"/>
          <table:table-cell table:style-name="ce47" table:formula="of:=[.G244]-[.G238]" office:value-type="float" office:value="0.5675301298" calcext:value-type="float">
            <text:p>0.5675301298</text:p>
          </table:table-cell>
          <table:table-cell table:style-name="ce47" table:formula="of:=[.G245]*conv" office:value-type="float" office:value="15.4432805773227" calcext:value-type="float">
            <text:p>15.4432805773227</text:p>
          </table:table-cell>
          <table:table-cell table:style-name="ce70" table:formula="of:=[.H234]-[.H245]" office:value-type="float" office:value="-1.2450356048893" calcext:value-type="float">
            <text:p>-1.2450356048893</text:p>
          </table:table-cell>
          <table:table-cell table:number-columns-repeated="1015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245]/[.H234])*100)" office:value-type="float" office:value="8.76894015638271" calcext:value-type="float">
            <text:p>8.76894015638271</text:p>
          </table:table-cell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9" office:value-type="string" calcext:value-type="string">
            <text:p>C*-P</text:p>
          </table:table-cell>
          <table:table-cell table:style-name="ce38" table:number-columns-repeated="2"/>
          <table:table-cell table:style-name="ce39" office:value-type="string" calcext:value-type="string">
            <text:p>C*-P</text:p>
          </table:table-cell>
          <table:table-cell table:style-name="ce38"/>
          <table:table-cell table:number-columns-repeated="2"/>
          <table:table-cell table:style-name="ce38"/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ClAuP(CH3)3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6.706" calcext:value-type="float">
            <text:p>-6.706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1056.33409410942" calcext:value-type="float">
            <text:p>-1056.33409410942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1056.12490346081" calcext:value-type="float">
            <text:p>-1056.12490346081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252]-[.G251]" office:value-type="float" office:value="0.209190648610047" calcext:value-type="float">
            <text:p>0.209190648610047</text:p>
          </table:table-cell>
          <table:table-cell table:style-name="ce39" table:formula="of:=[.G253]*conv" office:value-type="float" office:value="5.69236717313238" calcext:value-type="float">
            <text:p>5.69236717313238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195207" calcext:value-type="float">
            <text:p>0.195207</text:p>
          </table:table-cell>
          <table:table-cell table:style-name="ce39" table:formula="of:=[.G254]*conv" office:value-type="float" office:value="5.3118527340915" calcext:value-type="float">
            <text:p>5.3118527340915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1056.00533146599" calcext:value-type="float">
            <text:p>-1056.00533146599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255]-[.G251]" office:value-type="float" office:value="0.328762643430082" calcext:value-type="float">
            <text:p>0.328762643430082</text:p>
          </table:table-cell>
          <table:table-cell table:formula="of:=[.G256]*conv" office:value-type="float" office:value="8.94608669961236" calcext:value-type="float">
            <text:p>8.94608669961236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number-columns-repeated="1015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ClAuP(CH3)3</text:p>
          </table:table-cell>
          <table:table-cell/>
          <table:table-cell table:style-name="ce47" table:number-columns-repeated="2"/>
          <table:table-cell table:style-name="ce55"/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6.549" calcext:value-type="float">
            <text:p>-6.549</text:p>
          </table:table-cell>
          <table:table-cell table:style-name="ce70" table:formula="of:=[.H250]-[.H259]" office:value-type="float" office:value="-0.156999999999999" calcext:value-type="float">
            <text:p>-0.156999999999999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260];[.O260];[.U260];[.AA260];[.AG260]);-MIN([.I260];[.O260];[.U260];[.AA260];[.AG260]))" office:value-type="float" office:value="2.34118699671934" calcext:value-type="float">
            <text:p>2.34118699671934</text:p>
          </table:table-cell>
          <table:table-cell table:style-name="ce63" table:formula="of:=AVERAGE([.I260];[.O260];[.U260];[.AA260];[.AG260])" office:value-type="float" office:value="2.34118699671934" calcext:value-type="float">
            <text:p>2.3411869967193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939.02479387704" calcext:value-type="float">
            <text:p>-939.02479387704</text:p>
          </table:table-cell>
          <table:table-cell table:style-name="ce47"/>
          <table:table-cell table:style-name="ce63" table:formula="of:=ABS(([.I259]/[.H250])*100)" office:value-type="float" office:value="2.34118699671934" calcext:value-type="float">
            <text:p>2.34118699671934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938.83441735225" calcext:value-type="float">
            <text:p>-938.83441735225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/>
          <table:table-cell table:style-name="ce9" table:formula="of:=MAX(MAX([.I263];[.O263];[.U263];[.AA263];[.AG263]);-MIN([.I263];[.O263];[.U263];[.AA263];[.AG263]))" office:value-type="float" office:value="8.99376905468884" calcext:value-type="float">
            <text:p>8.99376905468884</text:p>
          </table:table-cell>
          <table:table-cell table:style-name="ce63" table:formula="of:=AVERAGE([.I263];[.O263];[.U263];[.AA263];[.AG263])" office:value-type="float" office:value="8.99376905468884" calcext:value-type="float">
            <text:p>8.99376905468884</text:p>
          </table:table-cell>
          <table:table-cell table:number-columns-repeated="3"/>
          <table:table-cell table:style-name="ce68" table:formula="of:=[.G261]-[.G260]" office:value-type="float" office:value="0.190376524790054" calcext:value-type="float">
            <text:p>0.190376524790054</text:p>
          </table:table-cell>
          <table:table-cell table:style-name="ce68" table:formula="of:=[.G262]*conv" office:value-type="float" office:value="5.18040881583593" calcext:value-type="float">
            <text:p>5.18040881583593</text:p>
          </table:table-cell>
          <table:table-cell table:style-name="ce70" table:formula="of:=[.H253]-[.H262]" office:value-type="float" office:value="0.511958357296446" calcext:value-type="float">
            <text:p>0.511958357296446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262]/[.H253])*100)" office:value-type="float" office:value="8.99376905468884" calcext:value-type="float">
            <text:p>8.99376905468884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265];[.O265];[.U265];[.AA265];[.AG265]);-MIN([.I265];[.O265];[.U265];[.AA265];[.AG265]))" office:value-type="float" office:value="13.6573252023273" calcext:value-type="float">
            <text:p>13.6573252023273</text:p>
          </table:table-cell>
          <table:table-cell table:style-name="ce63" table:formula="of:=AVERAGE([.I265];[.O265];[.U265];[.AA265];[.AG265])" office:value-type="float" office:value="13.6573252023273" calcext:value-type="float">
            <text:p>13.6573252023273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168546945192293" calcext:value-type="float">
            <text:p>0.168546945192293</text:p>
          </table:table-cell>
          <table:table-cell table:style-name="ce68" table:formula="of:=[.G264]*conv" office:value-type="float" office:value="4.58639573192791" calcext:value-type="float">
            <text:p>4.58639573192791</text:p>
          </table:table-cell>
          <table:table-cell table:style-name="ce71" table:formula="of:=[.H254]-[.H264]" office:value-type="float" office:value="0.725457002163588" calcext:value-type="float">
            <text:p>0.725457002163588</text:p>
          </table:table-cell>
          <table:table-cell table:number-columns-repeated="1015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264]/[.H254])*100)" office:value-type="float" office:value="13.6573252023273" calcext:value-type="float">
            <text:p>13.6573252023273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938.70028234069" calcext:value-type="float">
            <text:p>-938.70028234069</text:p>
          </table:table-cell>
          <table:table-cell table:style-name="ce47"/>
          <table:table-cell table:style-name="ce63"/>
          <table:table-cell table:number-columns-repeated="1015"/>
        </table:table-row>
        <table:table-row table:style-name="ro1">
          <table:table-cell/>
          <table:table-cell table:style-name="ce9" table:formula="of:=MAX(MAX([.I268];[.O268];[.U268];[.AA268];[.AG268]);-MIN([.I268];[.O268];[.U268];[.AA268];[.AG268]))" office:value-type="float" office:value="1.29306268977376" calcext:value-type="float">
            <text:p>1.29306268977376</text:p>
          </table:table-cell>
          <table:table-cell table:style-name="ce63" table:formula="of:=AVERAGE([.I268];[.O268];[.U268];[.AA268];[.AG268])" office:value-type="float" office:value="1.29306268977376" calcext:value-type="float">
            <text:p>1.29306268977376</text:p>
          </table:table-cell>
          <table:table-cell table:number-columns-repeated="3"/>
          <table:table-cell table:style-name="ce47" table:formula="of:=[.G266]-[.G260]" office:value-type="float" office:value="0.324511536349974" calcext:value-type="float">
            <text:p>0.324511536349974</text:p>
          </table:table-cell>
          <table:table-cell table:style-name="ce47" table:formula="of:=[.G267]*conv" office:value-type="float" office:value="8.83040819030486" calcext:value-type="float">
            <text:p>8.83040819030486</text:p>
          </table:table-cell>
          <table:table-cell table:style-name="ce70" table:formula="of:=[.H256]-[.H267]" office:value-type="float" office:value="0.1156785093075" calcext:value-type="float">
            <text:p>0.1156785093075</text:p>
          </table:table-cell>
          <table:table-cell table:number-columns-repeated="1015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267]/[.H256])*100)" office:value-type="float" office:value="1.29306268977376" calcext:value-type="float">
            <text:p>1.29306268977376</text:p>
          </table:table-cell>
          <table:table-cell table:number-columns-repeated="1015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PBE</text:p>
          </table:table-cell>
          <table:table-cell table:style-name="ce38" table:number-columns-repeated="5"/>
          <table:table-cell table:number-columns-repeated="2"/>
          <table:table-cell table:style-name="ce38" table:number-columns-repeated="50"/>
          <table:table-cell table:number-columns-repeated="96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number-columns-repeated="3"/>
          <table:table-cell table:style-name="ce38"/>
          <table:table-cell table:style-name="ce39" office:value-type="string" calcext:value-type="string">
            <text:p>Methano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Methylamine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Acetic Acid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Aspirin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Methane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ana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ClAuP(CH3)3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ClAuP((CH3)3)3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77"/>
          <table:table-cell table:number-columns-repeated="3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 table:number-columns-repeated="3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5.776" calcext:value-type="float">
            <text:p>-5.776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4.895" calcext:value-type="float">
            <text:p>-4.895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6.194" calcext:value-type="float">
            <text:p>-6.194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6.168" calcext:value-type="float">
            <text:p>-6.168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5.689" calcext:value-type="float">
            <text:p>-5.689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5.445" calcext:value-type="float">
            <text:p>-5.445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5.262" calcext:value-type="float">
            <text:p>-5.262</text:p>
          </table:table-cell>
          <table:table-cell table:style-name="ce51"/>
          <table:table-cell table:style-name="ce38"/>
          <table:table-cell/>
          <table:table-cell table:style-name="ce78"/>
          <table:table-cell table:number-columns-repeated="2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table:number-columns-repeated="3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15.47188912644" calcext:value-type="float">
            <text:p>-115.47188912644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95.63351942735" calcext:value-type="float">
            <text:p>-95.63351942735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228.643494717" calcext:value-type="float">
            <text:p>-228.64349471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647.45969298818" calcext:value-type="float">
            <text:p>-647.4596929881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53.51705145149" calcext:value-type="float">
            <text:p>-153.5170514514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056.28341655655" calcext:value-type="float">
            <text:p>-1056.28341655655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409.26601118837" calcext:value-type="float">
            <text:p>-1409.26601118837</text:p>
          </table:table-cell>
          <table:table-cell table:style-name="ce38"/>
          <table:table-cell table:style-name="ce51"/>
          <table:table-cell table:style-name="ce38"/>
          <table:table-cell table:number-columns-repeated="4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table:number-columns-repeated="3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15.22230907047" calcext:value-type="float">
            <text:p>-115.2223090704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95.40727348013" calcext:value-type="float">
            <text:p>-95.4072734801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228.4455785181" calcext:value-type="float">
            <text:p>-228.4455785181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647.32714388097" calcext:value-type="float">
            <text:p>-647.3271438809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53.38523570622" calcext:value-type="float">
            <text:p>-153.3852357062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056.08605719832" calcext:value-type="float">
            <text:p>-1056.0860571983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409.266011188" calcext:value-type="float">
            <text:p>-1409.266011188</text:p>
          </table:table-cell>
          <table:table-cell table:style-name="ce38"/>
          <table:table-cell table:style-name="ce51"/>
          <table:table-cell table:style-name="ce38"/>
          <table:table-cell/>
          <table:table-cell table:style-name="ce78"/>
          <table:table-cell table:number-columns-repeated="2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275]-[.G274]" office:value-type="float" office:value="0" calcext:value-type="float">
            <text:p>0</text:p>
          </table:table-cell>
          <table:table-cell table:style-name="ce39" table:formula="of:=[.G276]*conv" office:value-type="float" office:value="0" calcext:value-type="float">
            <text:p>0</text:p>
          </table:table-cell>
          <table:table-cell/>
          <table:table-cell table:style-name="ce38" table:number-columns-repeated="3"/>
          <table:table-cell table:style-name="ce39" table:formula="of:=[.M275]-[.M274]" office:value-type="float" office:value="0.24958005597" calcext:value-type="float">
            <text:p>0.24958005597</text:p>
          </table:table-cell>
          <table:table-cell table:style-name="ce39" table:formula="of:=[.M276]*conv" office:value-type="float" office:value="6.79141886653119" calcext:value-type="float">
            <text:p>6.79141886653119</text:p>
          </table:table-cell>
          <table:table-cell table:style-name="ce51"/>
          <table:table-cell table:style-name="ce38" table:number-columns-repeated="3"/>
          <table:table-cell table:style-name="ce39" table:formula="of:=[.S275]-[.S274]" office:value-type="float" office:value="0.226245947219994" calcext:value-type="float">
            <text:p>0.226245947219994</text:p>
          </table:table-cell>
          <table:table-cell table:style-name="ce39" table:formula="of:=[.S276]*conv" office:value-type="float" office:value="6.15646546136995" calcext:value-type="float">
            <text:p>6.15646546136995</text:p>
          </table:table-cell>
          <table:table-cell table:style-name="ce51"/>
          <table:table-cell table:style-name="ce38" table:number-columns-repeated="3"/>
          <table:table-cell table:style-name="ce39" table:formula="of:=[.Y275]-[.Y274]" office:value-type="float" office:value="0.197916198900003" calcext:value-type="float">
            <text:p>0.197916198900003</text:p>
          </table:table-cell>
          <table:table-cell table:style-name="ce39" table:formula="of:=[.Y276]*conv" office:value-type="float" office:value="5.38557378704647" calcext:value-type="float">
            <text:p>5.38557378704647</text:p>
          </table:table-cell>
          <table:table-cell table:style-name="ce51"/>
          <table:table-cell table:style-name="ce38" table:number-columns-repeated="3"/>
          <table:table-cell table:style-name="ce39" table:formula="of:=[.AE275]-[.AE274]" office:value-type="float" office:value="0.132549107210025" calcext:value-type="float">
            <text:p>0.132549107210025</text:p>
          </table:table-cell>
          <table:table-cell table:style-name="ce39" table:formula="of:=[.AE276]*conv" office:value-type="float" office:value="3.60684472142371" calcext:value-type="float">
            <text:p>3.60684472142371</text:p>
          </table:table-cell>
          <table:table-cell table:style-name="ce51"/>
          <table:table-cell table:style-name="ce38" table:number-columns-repeated="3"/>
          <table:table-cell table:style-name="ce39" table:formula="of:=[.AK275]-[.AK274]" office:value-type="float" office:value="0" calcext:value-type="float">
            <text:p>0</text:p>
          </table:table-cell>
          <table:table-cell table:style-name="ce39" table:formula="of:=[.AK276]*conv" office:value-type="float" office:value="0" calcext:value-type="float">
            <text:p>0</text:p>
          </table:table-cell>
          <table:table-cell table:style-name="ce51"/>
          <table:table-cell table:style-name="ce38" table:number-columns-repeated="3"/>
          <table:table-cell table:style-name="ce39" table:formula="of:=[.AQ275]-[.AQ274]" office:value-type="float" office:value="0.131815745270018" calcext:value-type="float">
            <text:p>0.131815745270018</text:p>
          </table:table-cell>
          <table:table-cell table:style-name="ce39" table:formula="of:=[.AQ276]*conv" office:value-type="float" office:value="3.58688892769651" calcext:value-type="float">
            <text:p>3.58688892769651</text:p>
          </table:table-cell>
          <table:table-cell table:style-name="ce51"/>
          <table:table-cell table:style-name="ce38" table:number-columns-repeated="3"/>
          <table:table-cell table:style-name="ce39" table:formula="of:=[.AW275]-[.AW274]" office:value-type="float" office:value="0.19735935822996" calcext:value-type="float">
            <text:p>0.19735935822996</text:p>
          </table:table-cell>
          <table:table-cell table:style-name="ce39" table:formula="of:=[.AW276]*conv" office:value-type="float" office:value="5.37042138146868" calcext:value-type="float">
            <text:p>5.37042138146868</text:p>
          </table:table-cell>
          <table:table-cell table:style-name="ce51"/>
          <table:table-cell table:style-name="ce38" table:number-columns-repeated="3"/>
          <table:table-cell table:style-name="ce39" table:formula="of:=[.BC275]-[.BC274]" office:value-type="float" office:value="0.000000000369936969946139" calcext:value-type="float">
            <text:p>3.69936969946139E-10</text:p>
          </table:table-cell>
          <table:table-cell table:style-name="ce39" table:formula="of:=[.BC276]*conv" office:value-type="float" office:value="0.0000000100664971299693" calcext:value-type="float">
            <text:p>1.00664971299693E-08</text:p>
          </table:table-cell>
          <table:table-cell table:style-name="ce51"/>
          <table:table-cell table:style-name="ce38"/>
          <table:table-cell table:number-columns-repeated="2"/>
          <table:table-cell table:style-name="ce77" table:number-columns-repeated="2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G277]*conv" office:value-type="float" office:value="0" calcext:value-type="float">
            <text:p>0</text:p>
          </table:table-cell>
          <table:table-cell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230363461763077" calcext:value-type="float">
            <text:p>0.230363461763077</text:p>
          </table:table-cell>
          <table:table-cell table:style-name="ce39" table:formula="of:=[.M277]*conv" office:value-type="float" office:value="6.26850873278614" calcext:value-type="float">
            <text:p>6.26850873278614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20584074144251" calcext:value-type="float">
            <text:p>0.20584074144251</text:p>
          </table:table-cell>
          <table:table-cell table:style-name="ce39" table:formula="of:=[.S277]*conv" office:value-type="float" office:value="5.60121156115722" calcext:value-type="float">
            <text:p>5.60121156115722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86176820296676" calcext:value-type="float">
            <text:p>0.186176820296676</text:p>
          </table:table-cell>
          <table:table-cell table:style-name="ce39" table:formula="of:=[.Y277]*conv" office:value-type="float" office:value="5.06612904208026" calcext:value-type="float">
            <text:p>5.06612904208026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27341225444509" calcext:value-type="float">
            <text:p>0.127341225444509</text:p>
          </table:table-cell>
          <table:table-cell table:style-name="ce39" table:formula="of:=[.AE277]*conv" office:value-type="float" office:value="3.46513104827172" calcext:value-type="float">
            <text:p>3.46513104827172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AK277]*conv" office:value-type="float" office:value="0" calcext:value-type="float">
            <text:p>0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25198350987463" calcext:value-type="float">
            <text:p>0.125198350987463</text:p>
          </table:table-cell>
          <table:table-cell table:style-name="ce39" table:formula="of:=[.AQ277]*conv" office:value-type="float" office:value="3.40682046748581" calcext:value-type="float">
            <text:p>3.40682046748581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67663221643265" calcext:value-type="float">
            <text:p>0.167663221643265</text:p>
          </table:table-cell>
          <table:table-cell table:style-name="ce39" table:formula="of:=[.AW277]*conv" office:value-type="float" office:value="4.56234839064361" calcext:value-type="float">
            <text:p>4.56234839064361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69271496071176" calcext:value-type="float">
            <text:p>0.169271496071176</text:p>
          </table:table-cell>
          <table:table-cell table:style-name="ce39" table:formula="of:=[.BC277]*conv" office:value-type="float" office:value="4.60611176448301" calcext:value-type="float">
            <text:p>4.60611176448301</text:p>
          </table:table-cell>
          <table:table-cell table:style-name="ce51"/>
          <table:table-cell table:style-name="ce38"/>
          <table:table-cell table:number-columns-repeated="2"/>
          <table:table-cell table:style-name="ce77" table:number-columns-repeated="2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table:number-columns-repeated="3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15.08668103062" calcext:value-type="float">
            <text:p>-115.0866810306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95.29132707455" calcext:value-type="float">
            <text:p>-95.29132707455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228.2590584283" calcext:value-type="float">
            <text:p>-228.259058428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647.14048884521" calcext:value-type="float">
            <text:p>-647.14048884521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53.15179686562" calcext:value-type="float">
            <text:p>-153.1517968656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055.94498982299" calcext:value-type="float">
            <text:p>-1055.9449898229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table:number-columns-repeated="2"/>
          <table:table-cell table:style-name="ce51"/>
          <table:table-cell table:style-name="ce38"/>
          <table:table-cell table:number-columns-repeated="4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278]-[.G274]" office:value-type="float" office:value="0" calcext:value-type="float">
            <text:p>0</text:p>
          </table:table-cell>
          <table:table-cell table:formula="of:=[.G279]*conv" office:value-type="float" office:value="0" calcext:value-type="float">
            <text:p>0</text:p>
          </table:table-cell>
          <table:table-cell/>
          <table:table-cell table:style-name="ce38" table:number-columns-repeated="3"/>
          <table:table-cell table:style-name="ce38" table:formula="of:=[.M278]-[.M274]" office:value-type="float" office:value="0.385208095820005" calcext:value-type="float">
            <text:p>0.385208095820005</text:p>
          </table:table-cell>
          <table:table-cell table:style-name="ce38" table:formula="of:=[.M279]*conv" office:value-type="float" office:value="10.482045607871" calcext:value-type="float">
            <text:p>10.482045607871</text:p>
          </table:table-cell>
          <table:table-cell table:style-name="ce51"/>
          <table:table-cell table:style-name="ce38" table:number-columns-repeated="3"/>
          <table:table-cell table:style-name="ce38" table:formula="of:=[.S278]-[.S274]" office:value-type="float" office:value="0.342192352799998" calcext:value-type="float">
            <text:p>0.342192352799998</text:p>
          </table:table-cell>
          <table:table-cell table:style-name="ce38" table:formula="of:=[.S279]*conv" office:value-type="float" office:value="9.3115276850004" calcext:value-type="float">
            <text:p>9.3115276850004</text:p>
          </table:table-cell>
          <table:table-cell table:style-name="ce51"/>
          <table:table-cell table:style-name="ce38" table:number-columns-repeated="3"/>
          <table:table-cell table:style-name="ce38" table:formula="of:=[.Y278]-[.Y274]" office:value-type="float" office:value="0.384436288700016" calcext:value-type="float">
            <text:p>0.384436288700016</text:p>
          </table:table-cell>
          <table:table-cell table:style-name="ce38" table:formula="of:=[.Y279]*conv" office:value-type="float" office:value="10.4610436675691" calcext:value-type="float">
            <text:p>10.4610436675691</text:p>
          </table:table-cell>
          <table:table-cell table:style-name="ce51"/>
          <table:table-cell table:style-name="ce38" table:number-columns-repeated="3"/>
          <table:table-cell table:style-name="ce38" table:formula="of:=[.AE278]-[.AE274]" office:value-type="float" office:value="0.319204142969966" calcext:value-type="float">
            <text:p>0.319204142969966</text:p>
          </table:table-cell>
          <table:table-cell table:style-name="ce38" table:formula="of:=[.AE279]*conv" office:value-type="float" office:value="8.68598666834871" calcext:value-type="float">
            <text:p>8.68598666834871</text:p>
          </table:table-cell>
          <table:table-cell table:style-name="ce51"/>
          <table:table-cell table:style-name="ce38" table:number-columns-repeated="3"/>
          <table:table-cell table:style-name="ce38" table:formula="of:=[.AK278]-[.AK274]" office:value-type="float" office:value="0" calcext:value-type="float">
            <text:p>0</text:p>
          </table:table-cell>
          <table:table-cell table:style-name="ce38" table:formula="of:=[.AK279]*conv" office:value-type="float" office:value="0" calcext:value-type="float">
            <text:p>0</text:p>
          </table:table-cell>
          <table:table-cell table:style-name="ce51"/>
          <table:table-cell table:style-name="ce38" table:number-columns-repeated="3"/>
          <table:table-cell table:style-name="ce38" table:formula="of:=[.AQ278]-[.AQ274]" office:value-type="float" office:value="0.365254585869991" calcext:value-type="float">
            <text:p>0.365254585869991</text:p>
          </table:table-cell>
          <table:table-cell table:style-name="ce38" table:formula="of:=[.AQ279]*conv" office:value-type="float" office:value="9.93908297649659" calcext:value-type="float">
            <text:p>9.93908297649659</text:p>
          </table:table-cell>
          <table:table-cell table:style-name="ce51"/>
          <table:table-cell table:style-name="ce38" table:number-columns-repeated="3"/>
          <table:table-cell table:style-name="ce38" table:formula="of:=[.AW278]-[.AW274]" office:value-type="float" office:value="0.338426733560027" calcext:value-type="float">
            <text:p>0.338426733560027</text:p>
          </table:table-cell>
          <table:table-cell table:style-name="ce38" table:formula="of:=[.AW279]*conv" office:value-type="float" office:value="9.20905997198095" calcext:value-type="float">
            <text:p>9.20905997198095</text:p>
          </table:table-cell>
          <table:table-cell table:style-name="ce51"/>
          <table:table-cell table:style-name="ce38" table:number-columns-repeated="3"/>
          <table:table-cell table:style-name="ce38" table:formula="of:=[.BC278]-[.BC274]" office:value-type="float" office:value="1409.26601118837" calcext:value-type="float">
            <text:p>1409.26601118837</text:p>
          </table:table-cell>
          <table:table-cell table:style-name="ce38" table:formula="of:=[.BC279]*conv" office:value-type="float" office:value="38348.079293228" calcext:value-type="float">
            <text:p>38348.079293228</text:p>
          </table:table-cell>
          <table:table-cell table:style-name="ce51"/>
          <table:table-cell table:style-name="ce38"/>
          <table:table-cell table:number-columns-repeated="4"/>
          <table:table-cell table:style-name="ce78"/>
          <table:table-cell table:number-columns-repeated="961"/>
        </table:table-row>
        <table:table-row table:style-name="ro1">
          <table:table-cell table:style-name="ce45" office:value-type="string" calcext:value-type="string">
            <text:p>PBE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78" table:number-columns-repeated="5"/>
          <table:table-cell table:number-columns-repeated="961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Methano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Methylamine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Acetic Acid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Aspirin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Methane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ana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ClAuP(CH3)3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ClAuP((CH3)3)3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77"/>
          <table:table-cell table:number-columns-repeated="3"/>
          <table:table-cell table:style-name="ce78"/>
          <table:table-cell table:number-columns-repeated="961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 table:number-columns-repeated="2"/>
          <table:table-cell table:style-name="ce70" table:formula="of:=[.H273]-[.H282]" office:value-type="float" office:value="0" calcext:value-type="float">
            <text:p>0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6.357" calcext:value-type="float">
            <text:p>-6.357</text:p>
          </table:table-cell>
          <table:table-cell table:style-name="ce70" table:formula="of:=[.N273]-[.N282]" office:value-type="float" office:value="0.581" calcext:value-type="float">
            <text:p>0.58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5.268" calcext:value-type="float">
            <text:p>-5.268</text:p>
          </table:table-cell>
          <table:table-cell table:style-name="ce70" table:formula="of:=[.T273]-[.T282]" office:value-type="float" office:value="0.373" calcext:value-type="float">
            <text:p>0.373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6.173" calcext:value-type="float">
            <text:p>-6.173</text:p>
          </table:table-cell>
          <table:table-cell table:style-name="ce70" table:formula="of:=[.Z273]-[.Z282]" office:value-type="float" office:value="-0.0209999999999999" calcext:value-type="float">
            <text:p>-0.02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6.211" calcext:value-type="float">
            <text:p>-6.211</text:p>
          </table:table-cell>
          <table:table-cell table:style-name="ce70" table:formula="of:=[.AF273]-[.AF282]" office:value-type="float" office:value="0.0430000000000002" calcext:value-type="float">
            <text:p>0.043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 table:number-columns-repeated="2"/>
          <table:table-cell table:style-name="ce70" table:formula="of:=[.AL273]-[.AL282]" office:value-type="float" office:value="0" calcext:value-type="float">
            <text:p>0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5.581" calcext:value-type="float">
            <text:p>-5.581</text:p>
          </table:table-cell>
          <table:table-cell table:style-name="ce70" table:formula="of:=[.AR273]-[.AR282]" office:value-type="float" office:value="-0.108000000000001" calcext:value-type="float">
            <text:p>-0.10800000000000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5.365" calcext:value-type="float">
            <text:p>-5.365</text:p>
          </table:table-cell>
          <table:table-cell table:style-name="ce70" table:formula="of:=[.AX273]-[.AX282]" office:value-type="float" office:value="-0.0800000000000001" calcext:value-type="float">
            <text:p>-0.08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 table:number-columns-repeated="2"/>
          <table:table-cell table:style-name="ce70" table:formula="of:=[.BD273]-[.BD282]" office:value-type="float" office:value="-5.262" calcext:value-type="float">
            <text:p>-5.262</text:p>
          </table:table-cell>
          <table:table-cell table:style-name="ce47"/>
          <table:table-cell/>
          <table:table-cell table:style-name="ce78"/>
          <table:table-cell table:number-columns-repeated="2"/>
          <table:table-cell table:style-name="ce80"/>
          <table:table-cell table:number-columns-repeated="961"/>
        </table:table-row>
        <table:table-row table:style-name="ro1">
          <table:table-cell/>
          <table:table-cell table:style-name="ce9" table:formula="of:=MAX(MAX([.I283];[.O283];[.U283];[.AA283];[.AG283]);-MIN([.I283];[.O283];[.U283];[.AA283];[.AG283]))" office:value-type="string" office:string-value="" calcext:value-type="error">
            <text:p>#DIV/0!</text:p>
          </table:table-cell>
          <table:table-cell table:style-name="ce63" table:formula="of:=AVERAGE([.I283];[.O283];[.U283];[.AA283];[.AG283]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table:number-columns-repeated="2"/>
          <table:table-cell table:style-name="ce63" table:formula="of:=ABS(([.I282]/[.H273])*100)" office:value-type="string" office:string-value="" calcext:value-type="error">
            <text:p>#DIV/0!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76.51511962638" calcext:value-type="float">
            <text:p>-76.51511962638</text:p>
          </table:table-cell>
          <table:table-cell table:style-name="ce47"/>
          <table:table-cell table:style-name="ce63" table:formula="of:=ABS(([.O282]/[.N273])*100)" office:value-type="float" office:value="10.058864265928" calcext:value-type="float">
            <text:p>10.058864265928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56.64795592326" calcext:value-type="float">
            <text:p>-56.64795592326</text:p>
          </table:table-cell>
          <table:table-cell table:style-name="ce47"/>
          <table:table-cell table:style-name="ce63" table:formula="of:=ABS(([.U282]/[.T273])*100)" office:value-type="float" office:value="7.6200204290092" calcext:value-type="float">
            <text:p>7.6200204290092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89.60827551473" calcext:value-type="float">
            <text:p>-189.60827551473</text:p>
          </table:table-cell>
          <table:table-cell table:style-name="ce47"/>
          <table:table-cell table:style-name="ce63" table:formula="of:=ABS(([.AA282]/[.Z273])*100)" office:value-type="float" office:value="0.339037778495317" calcext:value-type="float">
            <text:p>0.339037778495317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608.42642837347" calcext:value-type="float">
            <text:p>-608.42642837347</text:p>
          </table:table-cell>
          <table:table-cell table:style-name="ce47"/>
          <table:table-cell table:style-name="ce63" table:formula="of:=ABS(([.AG282]/[.AF273])*100)" office:value-type="float" office:value="0.69714656290532" calcext:value-type="float">
            <text:p>0.69714656290532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table:number-columns-repeated="2"/>
          <table:table-cell table:style-name="ce63" table:formula="of:=ABS(([.AM282]/[.AL273])*100)" office:value-type="string" office:string-value="" calcext:value-type="error">
            <text:p>#DIV/0!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14.47367086403" calcext:value-type="float">
            <text:p>-114.47367086403</text:p>
          </table:table-cell>
          <table:table-cell table:style-name="ce47"/>
          <table:table-cell table:style-name="ce63" table:formula="of:=ABS(([.AS282]/[.AR273])*100)" office:value-type="float" office:value="1.89840042186677" calcext:value-type="float">
            <text:p>1.89840042186677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938.99300505201" calcext:value-type="float">
            <text:p>-938.99300505201</text:p>
          </table:table-cell>
          <table:table-cell table:style-name="ce47"/>
          <table:table-cell table:style-name="ce63" table:formula="of:=ABS(([.AY282]/[.AX273])*100)" office:value-type="float" office:value="1.4692378328742" calcext:value-type="float">
            <text:p>1.4692378328742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table:number-columns-repeated="2"/>
          <table:table-cell table:style-name="ce63" table:formula="of:=ABS(([.BE282]/[.BD273])*100)" office:value-type="float" office:value="100" calcext:value-type="float">
            <text:p>100</text:p>
          </table:table-cell>
          <table:table-cell table:style-name="ce47"/>
          <table:table-cell table:number-columns-repeated="4"/>
          <table:table-cell table:style-name="ce65"/>
          <table:table-cell table:number-columns-repeated="961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table:number-columns-repeated="5"/>
          <table:table-cell table:style-name="ce55" office:value-type="string" calcext:value-type="string">
            <text:p>Triplet</text:p>
          </table:table-cell>
          <table:table-cell table:style-name="ce47" office:value-type="float" office:value="-76.23677551736" calcext:value-type="float">
            <text:p>-76.23677551736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56.40923524951" calcext:value-type="float">
            <text:p>-56.40923524951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89.4273887568" calcext:value-type="float">
            <text:p>-189.4273887568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608.29274763856" calcext:value-type="float">
            <text:p>-608.29274763856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table:number-columns-repeated="5"/>
          <table:table-cell table:style-name="ce55" office:value-type="string" calcext:value-type="string">
            <text:p>Triplet</text:p>
          </table:table-cell>
          <table:table-cell table:style-name="ce47" office:value-type="float" office:value="-114.35687297569" calcext:value-type="float">
            <text:p>-114.35687297569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938.81772497149" calcext:value-type="float">
            <text:p>-938.81772497149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table:number-columns-repeated="4"/>
          <table:table-cell/>
          <table:table-cell table:style-name="ce78"/>
          <table:table-cell table:number-columns-repeated="964"/>
        </table:table-row>
        <table:table-row table:style-name="ro1">
          <table:table-cell/>
          <table:table-cell table:style-name="ce9" table:formula="of:=MAX(MAX([.I286];[.O286];[.U286];[.AA286];[.AG286]);-MIN([.I286];[.O286];[.U286];[.AA286];[.AG286]))" office:value-type="string" office:string-value="" calcext:value-type="error">
            <text:p>#DIV/0!</text:p>
          </table:table-cell>
          <table:table-cell table:style-name="ce63" table:formula="of:=AVERAGE([.I286];[.O286];[.U286];[.AA286];[.AG286])" office:value-type="string" office:string-value="" calcext:value-type="error">
            <text:p>#DIV/0!</text:p>
          </table:table-cell>
          <table:table-cell table:number-columns-repeated="3"/>
          <table:table-cell table:style-name="ce68" table:formula="of:=[.G284]-[.G283]" office:value-type="float" office:value="0" calcext:value-type="float">
            <text:p>0</text:p>
          </table:table-cell>
          <table:table-cell table:style-name="ce68" table:formula="of:=[.G285]*conv" office:value-type="float" office:value="0" calcext:value-type="float">
            <text:p>0</text:p>
          </table:table-cell>
          <table:table-cell table:style-name="ce70" table:formula="of:=[.H276]-[.H285]" office:value-type="float" office:value="0" calcext:value-type="float">
            <text:p>0</text:p>
          </table:table-cell>
          <table:table-cell table:style-name="ce47" table:number-columns-repeated="3"/>
          <table:table-cell table:style-name="ce68" table:formula="of:=[.M284]-[.M283]" office:value-type="float" office:value="0.278344109019997" calcext:value-type="float">
            <text:p>0.278344109019997</text:p>
          </table:table-cell>
          <table:table-cell table:style-name="ce68" table:formula="of:=[.M285]*conv" office:value-type="float" office:value="7.57412857385306" calcext:value-type="float">
            <text:p>7.57412857385306</text:p>
          </table:table-cell>
          <table:table-cell table:style-name="ce70" table:formula="of:=[.N276]-[.N285]" office:value-type="float" office:value="-0.782709707321868" calcext:value-type="float">
            <text:p>-0.782709707321868</text:p>
          </table:table-cell>
          <table:table-cell table:style-name="ce47" table:number-columns-repeated="3"/>
          <table:table-cell table:style-name="ce68" table:formula="of:=[.S284]-[.S283]" office:value-type="float" office:value="0.238720673750002" calcext:value-type="float">
            <text:p>0.238720673750002</text:p>
          </table:table-cell>
          <table:table-cell table:style-name="ce68" table:formula="of:=[.S285]*conv" office:value-type="float" office:value="6.49592004151037" calcext:value-type="float">
            <text:p>6.49592004151037</text:p>
          </table:table-cell>
          <table:table-cell table:style-name="ce70" table:formula="of:=[.T276]-[.T285]" office:value-type="float" office:value="-0.339454580140417" calcext:value-type="float">
            <text:p>-0.339454580140417</text:p>
          </table:table-cell>
          <table:table-cell table:style-name="ce47" table:number-columns-repeated="3"/>
          <table:table-cell table:style-name="ce68" table:formula="of:=[.Y284]-[.Y283]" office:value-type="float" office:value="0.180886757929983" calcext:value-type="float">
            <text:p>0.180886757929983</text:p>
          </table:table-cell>
          <table:table-cell table:style-name="ce68" table:formula="of:=[.Y285]*conv" office:value-type="float" office:value="4.92217912099119" calcext:value-type="float">
            <text:p>4.92217912099119</text:p>
          </table:table-cell>
          <table:table-cell table:style-name="ce70" table:formula="of:=[.Z276]-[.Z285]" office:value-type="float" office:value="0.463394666055279" calcext:value-type="float">
            <text:p>0.463394666055279</text:p>
          </table:table-cell>
          <table:table-cell table:style-name="ce47" table:number-columns-repeated="3"/>
          <table:table-cell table:style-name="ce68" table:formula="of:=[.AE284]-[.AE283]" office:value-type="float" office:value="0.133680734910058" calcext:value-type="float">
            <text:p>0.133680734910058</text:p>
          </table:table-cell>
          <table:table-cell table:style-name="ce68" table:formula="of:=[.AE285]*conv" office:value-type="float" office:value="3.63763787788017" calcext:value-type="float">
            <text:p>3.63763787788017</text:p>
          </table:table-cell>
          <table:table-cell table:style-name="ce70" table:formula="of:=[.AF276]-[.AF285]" office:value-type="float" office:value="-0.0307931564564563" calcext:value-type="float">
            <text:p>-0.030793156456456</text:p>
          </table:table-cell>
          <table:table-cell table:style-name="ce47" table:number-columns-repeated="3"/>
          <table:table-cell table:style-name="ce68" table:formula="of:=[.AK284]-[.AK283]" office:value-type="float" office:value="0" calcext:value-type="float">
            <text:p>0</text:p>
          </table:table-cell>
          <table:table-cell table:style-name="ce68" table:formula="of:=[.AK285]*conv" office:value-type="float" office:value="0" calcext:value-type="float">
            <text:p>0</text:p>
          </table:table-cell>
          <table:table-cell table:style-name="ce70" table:formula="of:=[.AL276]-[.AL285]" office:value-type="float" office:value="0" calcext:value-type="float">
            <text:p>0</text:p>
          </table:table-cell>
          <table:table-cell table:style-name="ce47" table:number-columns-repeated="3"/>
          <table:table-cell table:style-name="ce68" table:formula="of:=[.AQ284]-[.AQ283]" office:value-type="float" office:value="0.116797888340002" calcext:value-type="float">
            <text:p>0.116797888340002</text:p>
          </table:table-cell>
          <table:table-cell table:style-name="ce68" table:formula="of:=[.AQ285]*conv" office:value-type="float" office:value="3.17823224840787" calcext:value-type="float">
            <text:p>3.17823224840787</text:p>
          </table:table-cell>
          <table:table-cell table:style-name="ce70" table:formula="of:=[.AR276]-[.AR285]" office:value-type="float" office:value="0.408656679288634" calcext:value-type="float">
            <text:p>0.408656679288634</text:p>
          </table:table-cell>
          <table:table-cell table:style-name="ce47" table:number-columns-repeated="3"/>
          <table:table-cell table:style-name="ce68" table:formula="of:=[.AW284]-[.AW283]" office:value-type="float" office:value="0.175280080519997" calcext:value-type="float">
            <text:p>0.175280080519997</text:p>
          </table:table-cell>
          <table:table-cell table:style-name="ce68" table:formula="of:=[.AW285]*conv" office:value-type="float" office:value="4.76961366622059" calcext:value-type="float">
            <text:p>4.76961366622059</text:p>
          </table:table-cell>
          <table:table-cell table:style-name="ce70" table:formula="of:=[.AX276]-[.AX285]" office:value-type="float" office:value="0.600807715248089" calcext:value-type="float">
            <text:p>0.600807715248089</text:p>
          </table:table-cell>
          <table:table-cell table:style-name="ce47" table:number-columns-repeated="3"/>
          <table:table-cell table:style-name="ce68"/>
          <table:table-cell table:style-name="ce68" table:formula="of:=[.BC285]*conv" office:value-type="float" office:value="0" calcext:value-type="float">
            <text:p>0</text:p>
          </table:table-cell>
          <table:table-cell table:style-name="ce70" table:formula="of:=[.BD276]-[.BD285]" office:value-type="float" office:value="0.0000000100664971299693" calcext:value-type="float">
            <text:p>1.00664971299693E-08</text:p>
          </table:table-cell>
          <table:table-cell table:style-name="ce47"/>
          <table:table-cell table:number-columns-repeated="2"/>
          <table:table-cell table:style-name="ce77" table:number-columns-repeated="2"/>
          <table:table-cell table:style-name="ce80"/>
          <table:table-cell table:number-columns-repeated="961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285]/[.H276])*100)" office:value-type="string" office:string-value="" calcext:value-type="error">
            <text:p>#DIV/0!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285]/[.N276])*100)" office:value-type="float" office:value="11.5249806072063" calcext:value-type="float">
            <text:p>11.524980607206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285]/[.T276])*100)" office:value-type="float" office:value="5.51379005161967" calcext:value-type="float">
            <text:p>5.51379005161967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285]/[.Z276])*100)" office:value-type="float" office:value="8.60436945771404" calcext:value-type="float">
            <text:p>8.6043694577140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G285]/[.AF276])*100)" office:value-type="float" office:value="0.853742227203546" calcext:value-type="float">
            <text:p>0.853742227203546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M285]/[.AL276])*100)" office:value-type="string" office:string-value="" calcext:value-type="error">
            <text:p>#DIV/0!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S285]/[.AR276])*100)" office:value-type="float" office:value="11.3930675726575" calcext:value-type="float">
            <text:p>11.393067572657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Y285]/[.AX276])*100)" office:value-type="float" office:value="11.1873477437218" calcext:value-type="float">
            <text:p>11.187347743721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BE285]/[.BD276])*100)" office:value-type="float" office:value="100" calcext:value-type="float">
            <text:p>100</text:p>
          </table:table-cell>
          <table:table-cell table:style-name="ce47"/>
          <table:table-cell table:number-columns-repeated="2"/>
          <table:table-cell table:style-name="ce77" table:number-columns-repeated="2"/>
          <table:table-cell table:style-name="ce65"/>
          <table:table-cell table:number-columns-repeated="961"/>
        </table:table-row>
        <table:table-row table:style-name="ro1">
          <table:table-cell/>
          <table:table-cell table:style-name="ce9" table:formula="of:=MAX(MAX([.I288];[.O288];[.U288];[.AA288];[.AG288]);-MIN([.I288];[.O288];[.U288];[.AA288];[.AG288]))" office:value-type="string" office:string-value="" calcext:value-type="error">
            <text:p>#DIV/0!</text:p>
          </table:table-cell>
          <table:table-cell table:style-name="ce63" table:formula="of:=AVERAGE([.I288];[.O288];[.U288];[.AA288];[.AG288]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/>
          <table:table-cell table:style-name="ce68" table:formula="of:=[.G287]*conv" office:value-type="float" office:value="0" calcext:value-type="float">
            <text:p>0</text:p>
          </table:table-cell>
          <table:table-cell table:style-name="ce71" table:formula="of:=[.H277]-[.H287]" office:value-type="float" office:value="0" calcext:value-type="float">
            <text:p>0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245384705270577" calcext:value-type="float">
            <text:p>0.245384705270577</text:p>
          </table:table-cell>
          <table:table-cell table:style-name="ce68" table:formula="of:=[.M287]*conv" office:value-type="float" office:value="6.67725756553685" calcext:value-type="float">
            <text:p>6.67725756553685</text:p>
          </table:table-cell>
          <table:table-cell table:style-name="ce71" table:formula="of:=[.N277]-[.N287]" office:value-type="float" office:value="-0.408748832750711" calcext:value-type="float">
            <text:p>-0.408748832750711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212555598918037" calcext:value-type="float">
            <text:p>0.212555598918037</text:p>
          </table:table-cell>
          <table:table-cell table:style-name="ce68" table:formula="of:=[.S287]*conv" office:value-type="float" office:value="5.78393212978649" calcext:value-type="float">
            <text:p>5.78393212978649</text:p>
          </table:table-cell>
          <table:table-cell table:style-name="ce71" table:formula="of:=[.T277]-[.T287]" office:value-type="float" office:value="-0.182720568629265" calcext:value-type="float">
            <text:p>-0.182720568629265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70936337005924" calcext:value-type="float">
            <text:p>0.170936337005924</text:p>
          </table:table-cell>
          <table:table-cell table:style-name="ce68" table:formula="of:=[.Y287]*conv" office:value-type="float" office:value="4.65141439128978" calcext:value-type="float">
            <text:p>4.65141439128978</text:p>
          </table:table-cell>
          <table:table-cell table:style-name="ce71" table:formula="of:=[.Z277]-[.Z287]" office:value-type="float" office:value="0.414714650790478" calcext:value-type="float">
            <text:p>0.414714650790478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29862663830757" calcext:value-type="float">
            <text:p>0.129862663830757</text:p>
          </table:table-cell>
          <table:table-cell table:style-name="ce68" table:formula="of:=[.AE287]*conv" office:value-type="float" office:value="3.53374287769297" calcext:value-type="float">
            <text:p>3.53374287769297</text:p>
          </table:table-cell>
          <table:table-cell table:style-name="ce71" table:formula="of:=[.AF277]-[.AF287]" office:value-type="float" office:value="-0.0686118294212537" calcext:value-type="float">
            <text:p>-0.068611829421254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AK287]*conv" office:value-type="float" office:value="0" calcext:value-type="float">
            <text:p>0</text:p>
          </table:table-cell>
          <table:table-cell table:style-name="ce71" table:formula="of:=[.AL277]-[.AL287]" office:value-type="float" office:value="0" calcext:value-type="float">
            <text:p>0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11767626883293" calcext:value-type="float">
            <text:p>0.111767626883293</text:p>
          </table:table-cell>
          <table:table-cell table:style-name="ce68" table:formula="of:=[.AQ287]*conv" office:value-type="float" office:value="3.04135186977382" calcext:value-type="float">
            <text:p>3.04135186977382</text:p>
          </table:table-cell>
          <table:table-cell table:style-name="ce71" table:formula="of:=[.AR277]-[.AR287]" office:value-type="float" office:value="0.365468597711988" calcext:value-type="float">
            <text:p>0.365468597711988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32468213027569" calcext:value-type="float">
            <text:p>0.132468213027569</text:p>
          </table:table-cell>
          <table:table-cell table:style-name="ce68" table:formula="of:=[.AW287]*conv" office:value-type="float" office:value="3.60464347872109" calcext:value-type="float">
            <text:p>3.60464347872109</text:p>
          </table:table-cell>
          <table:table-cell table:style-name="ce71" table:formula="of:=[.AX277]-[.AX287]" office:value-type="float" office:value="0.957704911922517" calcext:value-type="float">
            <text:p>0.957704911922517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BC287]*conv" office:value-type="float" office:value="0" calcext:value-type="float">
            <text:p>0</text:p>
          </table:table-cell>
          <table:table-cell table:style-name="ce71" table:formula="of:=[.BD277]-[.BD287]" office:value-type="float" office:value="4.60611176448301" calcext:value-type="float">
            <text:p>4.60611176448301</text:p>
          </table:table-cell>
          <table:table-cell table:style-name="ce47"/>
          <table:table-cell table:number-columns-repeated="2"/>
          <table:table-cell table:style-name="ce77" table:number-columns-repeated="2"/>
          <table:table-cell table:style-name="ce80"/>
          <table:table-cell table:number-columns-repeated="961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287]/[.H277])*100)" office:value-type="string" office:string-value="" calcext:value-type="error">
            <text:p>#DIV/0!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287]/[.N277])*100)" office:value-type="float" office:value="6.52067102679199" calcext:value-type="float">
            <text:p>6.52067102679199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287]/[.T277])*100)" office:value-type="float" office:value="3.26216152763055" calcext:value-type="float">
            <text:p>3.2621615276305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287]/[.Z277])*100)" office:value-type="float" office:value="8.1860262015787" calcext:value-type="float">
            <text:p>8.1860262015787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G287]/[.AF277])*100)" office:value-type="float" office:value="1.98006449007101" calcext:value-type="float">
            <text:p>1.9800644900710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M287]/[.AL277])*100)" office:value-type="string" office:string-value="" calcext:value-type="error">
            <text:p>#DIV/0!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S287]/[.AR277])*100)" office:value-type="float" office:value="10.7275567116015" calcext:value-type="float">
            <text:p>10.727556711601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Y287]/[.AX277])*100)" office:value-type="float" office:value="20.9914901257117" calcext:value-type="float">
            <text:p>20.9914901257117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BE287]/[.BD277])*100)" office:value-type="float" office:value="100" calcext:value-type="float">
            <text:p>100</text:p>
          </table:table-cell>
          <table:table-cell table:style-name="ce47"/>
          <table:table-cell table:number-columns-repeated="2"/>
          <table:table-cell table:style-name="ce77" table:number-columns-repeated="2"/>
          <table:table-cell table:style-name="ce65"/>
          <table:table-cell table:number-columns-repeated="961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table:number-columns-repeated="2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76.08229011436" calcext:value-type="float">
            <text:p>-76.08229011436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56.27988824137" calcext:value-type="float">
            <text:p>-56.27988824137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89.21518570581" calcext:value-type="float">
            <text:p>-189.21518570581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608.10509495213" calcext:value-type="float">
            <text:p>-608.10509495213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table:number-columns-repeated="2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14.10129085892" calcext:value-type="float">
            <text:p>-114.10129085892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938.67261993846" calcext:value-type="float">
            <text:p>-938.67261993846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table:number-columns-repeated="2"/>
          <table:table-cell table:style-name="ce63"/>
          <table:table-cell table:style-name="ce47"/>
          <table:table-cell table:number-columns-repeated="4"/>
          <table:table-cell table:style-name="ce65"/>
          <table:table-cell table:number-columns-repeated="961"/>
        </table:table-row>
        <table:table-row table:style-name="ro1">
          <table:table-cell/>
          <table:table-cell table:style-name="ce9" table:formula="of:=MAX(MAX([.I291];[.O291];[.U291];[.AA291];[.AG291]);-MIN([.I291];[.O291];[.U291];[.AA291];[.AG291]))" office:value-type="string" office:string-value="" calcext:value-type="error">
            <text:p>#DIV/0!</text:p>
          </table:table-cell>
          <table:table-cell table:style-name="ce63" table:formula="of:=AVERAGE([.I291];[.O291];[.U291];[.AA291];[.AG291])" office:value-type="string" office:string-value="" calcext:value-type="error">
            <text:p>#DIV/0!</text:p>
          </table:table-cell>
          <table:table-cell table:number-columns-repeated="3"/>
          <table:table-cell table:style-name="ce47" table:formula="of:=[.G289]-[.G283]" office:value-type="float" office:value="0" calcext:value-type="float">
            <text:p>0</text:p>
          </table:table-cell>
          <table:table-cell table:style-name="ce47" table:formula="of:=[.G290]*conv" office:value-type="float" office:value="0" calcext:value-type="float">
            <text:p>0</text:p>
          </table:table-cell>
          <table:table-cell table:style-name="ce70" table:formula="of:=[.H279]-[.H290]" office:value-type="float" office:value="0" calcext:value-type="float">
            <text:p>0</text:p>
          </table:table-cell>
          <table:table-cell table:style-name="ce47" table:number-columns-repeated="3"/>
          <table:table-cell table:style-name="ce47" table:formula="of:=[.M289]-[.M283]" office:value-type="float" office:value="0.432829512019993" calcext:value-type="float">
            <text:p>0.432829512019993</text:p>
          </table:table-cell>
          <table:table-cell table:style-name="ce47" table:formula="of:=[.M290]*conv" office:value-type="float" office:value="11.7778902745234" calcext:value-type="float">
            <text:p>11.7778902745234</text:p>
          </table:table-cell>
          <table:table-cell table:style-name="ce70" table:formula="of:=[.N279]-[.N290]" office:value-type="float" office:value="-1.29584466665239" calcext:value-type="float">
            <text:p>-1.29584466665239</text:p>
          </table:table-cell>
          <table:table-cell table:style-name="ce47" table:number-columns-repeated="3"/>
          <table:table-cell table:style-name="ce47" table:formula="of:=[.S289]-[.S283]" office:value-type="float" office:value="0.368067681889997" calcext:value-type="float">
            <text:p>0.368067681889997</text:p>
          </table:table-cell>
          <table:table-cell table:style-name="ce47" table:formula="of:=[.S290]*conv" office:value-type="float" office:value="10.0156312139324" calcext:value-type="float">
            <text:p>10.0156312139324</text:p>
          </table:table-cell>
          <table:table-cell table:style-name="ce70" table:formula="of:=[.T279]-[.T290]" office:value-type="float" office:value="-0.704103528931995" calcext:value-type="float">
            <text:p>-0.704103528931995</text:p>
          </table:table-cell>
          <table:table-cell table:style-name="ce47" table:number-columns-repeated="3"/>
          <table:table-cell table:style-name="ce47" table:formula="of:=[.Y289]-[.Y283]" office:value-type="float" office:value="0.393089808919996" calcext:value-type="float">
            <text:p>0.393089808919996</text:p>
          </table:table-cell>
          <table:table-cell table:style-name="ce47" table:formula="of:=[.Y290]*conv" office:value-type="float" office:value="10.6965179335535" calcext:value-type="float">
            <text:p>10.6965179335535</text:p>
          </table:table-cell>
          <table:table-cell table:style-name="ce70" table:formula="of:=[.Z279]-[.Z290]" office:value-type="float" office:value="-0.235474265984395" calcext:value-type="float">
            <text:p>-0.235474265984395</text:p>
          </table:table-cell>
          <table:table-cell table:style-name="ce47" table:number-columns-repeated="3"/>
          <table:table-cell table:style-name="ce47" table:formula="of:=[.AE289]-[.AE283]" office:value-type="float" office:value="0.32133342134" calcext:value-type="float">
            <text:p>0.32133342134</text:p>
          </table:table-cell>
          <table:table-cell table:style-name="ce47" table:formula="of:=[.AE290]*conv" office:value-type="float" office:value="8.74392728078325" calcext:value-type="float">
            <text:p>8.74392728078325</text:p>
          </table:table-cell>
          <table:table-cell table:style-name="ce70" table:formula="of:=[.AF279]-[.AF290]" office:value-type="float" office:value="-0.0579406124345443" calcext:value-type="float">
            <text:p>-0.057940612434544</text:p>
          </table:table-cell>
          <table:table-cell table:style-name="ce47" table:number-columns-repeated="3"/>
          <table:table-cell table:style-name="ce47" table:formula="of:=[.AK289]-[.AK283]" office:value-type="float" office:value="0" calcext:value-type="float">
            <text:p>0</text:p>
          </table:table-cell>
          <table:table-cell table:style-name="ce47" table:formula="of:=[.AK290]*conv" office:value-type="float" office:value="0" calcext:value-type="float">
            <text:p>0</text:p>
          </table:table-cell>
          <table:table-cell table:style-name="ce70" table:formula="of:=[.AL279]-[.AL290]" office:value-type="float" office:value="0" calcext:value-type="float">
            <text:p>0</text:p>
          </table:table-cell>
          <table:table-cell table:style-name="ce47" table:number-columns-repeated="3"/>
          <table:table-cell table:style-name="ce47" table:formula="of:=[.AQ289]-[.AQ283]" office:value-type="float" office:value="0.372380005110003" calcext:value-type="float">
            <text:p>0.372380005110003</text:p>
          </table:table-cell>
          <table:table-cell table:style-name="ce47" table:formula="of:=[.AQ290]*conv" office:value-type="float" office:value="10.1329754991603" calcext:value-type="float">
            <text:p>10.1329754991603</text:p>
          </table:table-cell>
          <table:table-cell table:style-name="ce70" table:formula="of:=[.AR279]-[.AR290]" office:value-type="float" office:value="-0.19389252266366" calcext:value-type="float">
            <text:p>-0.19389252266366</text:p>
          </table:table-cell>
          <table:table-cell table:style-name="ce47" table:number-columns-repeated="3"/>
          <table:table-cell table:style-name="ce47" table:formula="of:=[.AW289]-[.AW283]" office:value-type="float" office:value="0.320385113549946" calcext:value-type="float">
            <text:p>0.320385113549946</text:p>
          </table:table-cell>
          <table:table-cell table:style-name="ce47" table:formula="of:=[.AW290]*conv" office:value-type="float" office:value="8.71812251288375" calcext:value-type="float">
            <text:p>8.71812251288375</text:p>
          </table:table-cell>
          <table:table-cell table:style-name="ce70" table:formula="of:=[.AX279]-[.AX290]" office:value-type="float" office:value="0.490937459097204" calcext:value-type="float">
            <text:p>0.490937459097204</text:p>
          </table:table-cell>
          <table:table-cell table:style-name="ce47" table:number-columns-repeated="3"/>
          <table:table-cell table:style-name="ce47" table:formula="of:=[.BC289]-[.BC283]" office:value-type="float" office:value="0" calcext:value-type="float">
            <text:p>0</text:p>
          </table:table-cell>
          <table:table-cell table:style-name="ce47" table:formula="of:=[.BC290]*conv" office:value-type="float" office:value="0" calcext:value-type="float">
            <text:p>0</text:p>
          </table:table-cell>
          <table:table-cell table:style-name="ce70" table:formula="of:=[.BD279]-[.BD290]" office:value-type="float" office:value="38348.079293228" calcext:value-type="float">
            <text:p>38348.079293228</text:p>
          </table:table-cell>
          <table:table-cell table:style-name="ce47"/>
          <table:table-cell table:number-columns-repeated="4"/>
          <table:table-cell table:style-name="ce80"/>
          <table:table-cell table:number-columns-repeated="961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290]/[.H279])*100)" office:value-type="string" office:string-value="" calcext:value-type="error">
            <text:p>#DIV/0!</text:p>
          </table:table-cell>
          <table:table-cell table:style-name="ce47" table:number-columns-repeated="5"/>
          <table:table-cell table:style-name="ce63" table:formula="of:=ABS(([.O290]/[.N279])*100)" office:value-type="float" office:value="12.3625169659569" calcext:value-type="float">
            <text:p>12.3625169659569</text:p>
          </table:table-cell>
          <table:table-cell table:style-name="ce47" table:number-columns-repeated="5"/>
          <table:table-cell table:style-name="ce63" table:formula="of:=ABS(([.U290]/[.T279])*100)" office:value-type="float" office:value="7.56163277123914" calcext:value-type="float">
            <text:p>7.56163277123914</text:p>
          </table:table-cell>
          <table:table-cell table:style-name="ce47" table:number-columns-repeated="5"/>
          <table:table-cell table:style-name="ce63" table:formula="of:=ABS(([.AA290]/[.Z279])*100)" office:value-type="float" office:value="2.25096341691415" calcext:value-type="float">
            <text:p>2.25096341691415</text:p>
          </table:table-cell>
          <table:table-cell table:style-name="ce47" table:number-columns-repeated="5"/>
          <table:table-cell table:style-name="ce63" table:formula="of:=ABS(([.AG290]/[.AF279])*100)" office:value-type="float" office:value="0.667058500626957" calcext:value-type="float">
            <text:p>0.667058500626957</text:p>
          </table:table-cell>
          <table:table-cell table:style-name="ce47" table:number-columns-repeated="5"/>
          <table:table-cell table:style-name="ce63" table:formula="of:=ABS(([.AM290]/[.AL279])*100)" office:value-type="string" office:string-value="" calcext:value-type="error">
            <text:p>#DIV/0!</text:p>
          </table:table-cell>
          <table:table-cell table:style-name="ce47" table:number-columns-repeated="5"/>
          <table:table-cell table:style-name="ce63" table:formula="of:=ABS(([.AS290]/[.AR279])*100)" office:value-type="float" office:value="1.9508089742501" calcext:value-type="float">
            <text:p>1.9508089742501</text:p>
          </table:table-cell>
          <table:table-cell table:style-name="ce47" table:number-columns-repeated="5"/>
          <table:table-cell table:style-name="ce63" table:formula="of:=ABS(([.AY290]/[.AX279])*100)" office:value-type="float" office:value="5.33102684303182" calcext:value-type="float">
            <text:p>5.33102684303182</text:p>
          </table:table-cell>
          <table:table-cell table:style-name="ce47" table:number-columns-repeated="5"/>
          <table:table-cell table:style-name="ce63" table:formula="of:=ABS(([.BE290]/[.BD279])*100)" office:value-type="float" office:value="100" calcext:value-type="float">
            <text:p>100</text:p>
          </table:table-cell>
          <table:table-cell table:style-name="ce47"/>
          <table:table-cell table:number-columns-repeated="4"/>
          <table:table-cell table:style-name="ce65"/>
          <table:table-cell table:number-columns-repeated="961"/>
        </table:table-row>
        <table:table-row table:style-name="ro1">
          <table:table-cell table:style-name="ce48"/>
          <table:table-cell table:style-name="ce10"/>
          <table:table-cell table:style-name="ce65"/>
          <table:table-cell table:style-name="ce48" table:number-columns-repeated="2"/>
          <table:table-cell table:style-name="Default" table:number-columns-repeated="4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ce85" office:value-type="string" calcext:value-type="string">
            <text:p>GEOMETRY OPTIMISATION</text:p>
          </table:table-cell>
          <table:table-cell table:style-name="Default" table:number-columns-repeated="3"/>
          <table:table-cell table:style-name="ce85"/>
          <table:table-cell table:style-name="Default" table:number-columns-repeated="4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ce85" office:value-type="string" calcext:value-type="string">
            <text:p>HF</text:p>
          </table:table-cell>
          <table:table-cell table:style-name="ce85" table:number-columns-repeated="3"/>
          <table:table-cell table:style-name="ce85" office:value-type="string" calcext:value-type="string">
            <text:p>MOLECULE</text:p>
          </table:table-cell>
          <table:table-cell table:style-name="ce85"/>
          <table:table-cell table:style-name="ce85" office:value-type="string" calcext:value-type="string">
            <text:p>Ethane (ecl)</text:p>
          </table:table-cell>
          <table:table-cell table:style-name="ce85"/>
          <table:table-cell table:style-name="ce85" office:value-type="string" calcext:value-type="string">
            <text:p>Methanol</text:p>
          </table:table-cell>
          <table:table-cell table:style-name="ce85"/>
          <table:table-cell table:style-name="ce85" office:value-type="string" calcext:value-type="string">
            <text:p>Methylamine</text:p>
          </table:table-cell>
          <table:table-cell table:style-name="ce85"/>
          <table:table-cell table:style-name="ce85" office:value-type="string" calcext:value-type="string">
            <text:p>Acetic Acid</text:p>
          </table:table-cell>
          <table:table-cell table:style-name="ce85"/>
          <table:table-cell table:style-name="ce85" office:value-type="string" calcext:value-type="string">
            <text:p>Aspirin</text:p>
          </table:table-cell>
          <table:table-cell table:style-name="ce85"/>
          <table:table-cell table:style-name="ce85" office:value-type="string" calcext:value-type="string">
            <text:p>Methane</text:p>
          </table:table-cell>
          <table:table-cell table:style-name="ce85"/>
          <table:table-cell table:style-name="ce85" office:value-type="string" calcext:value-type="string">
            <text:p>Ethanal</text:p>
          </table:table-cell>
          <table:table-cell table:style-name="ce85"/>
          <table:table-cell table:style-name="ce85" office:value-type="string" calcext:value-type="string">
            <text:p>Toluene</text:p>
          </table:table-cell>
          <table:table-cell table:style-name="ce85"/>
          <table:table-cell table:style-name="ce85" office:value-type="string" calcext:value-type="string">
            <text:p>Peptide</text:p>
          </table:table-cell>
          <table:table-cell table:style-name="ce85" table:number-columns-repeated="3"/>
          <table:table-cell table:style-name="ce85" office:value-type="string" calcext:value-type="string">
            <text:p>ClAuP(CH3)3</text:p>
          </table:table-cell>
          <table:table-cell table:style-name="ce85"/>
          <table:table-cell table:style-name="ce85" office:value-type="string" calcext:value-type="string">
            <text:p>ClAuP(C(CH3)3)3</text:p>
          </table:table-cell>
          <table:table-cell table:style-name="ce85" table:number-columns-repeated="995"/>
        </table:table-row>
        <table:table-row table:style-name="ro1">
          <table:table-cell table:style-name="Default" table:number-columns-repeated="4"/>
          <table:table-cell table:style-name="ce85"/>
          <table:table-cell table:style-name="Default"/>
          <table:table-cell table:style-name="Default" office:value-type="string" calcext:value-type="string">
            <text:p>CH_{3}CH_{3}</text:p>
          </table:table-cell>
          <table:table-cell table:style-name="Default"/>
          <table:table-cell table:style-name="Default" office:value-type="string" calcext:value-type="string">
            <text:p>CH_{3}OH</text:p>
          </table:table-cell>
          <table:table-cell/>
          <table:table-cell office:value-type="string" calcext:value-type="string">
            <text:p>CH_{3}NH_{2}</text:p>
          </table:table-cell>
          <table:table-cell/>
          <table:table-cell office:value-type="string" calcext:value-type="string">
            <text:p>CH_{3}COOH</text:p>
          </table:table-cell>
          <table:table-cell/>
          <table:table-cell office:value-type="string" calcext:value-type="string">
            <text:p>C_{9}H_{8}O_{4}</text:p>
          </table:table-cell>
          <table:table-cell/>
          <table:table-cell office:value-type="string" calcext:value-type="string">
            <text:p>CH_{4}</text:p>
          </table:table-cell>
          <table:table-cell/>
          <table:table-cell office:value-type="string" calcext:value-type="string">
            <text:p>C_{2}H_{4}O</text:p>
          </table:table-cell>
          <table:table-cell table:number-columns-repeated="7"/>
          <table:table-cell office:value-type="string" calcext:value-type="string">
            <text:p>ClAuP(CH_{3})_{3}</text:p>
          </table:table-cell>
          <table:table-cell table:number-columns-repeated="31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X (C*-X)</text:p>
          </table:table-cell>
          <table:table-cell table:style-name="Default"/>
          <table:table-cell table:style-name="Default" office:value-type="string" calcext:value-type="string">
            <text:p>C</text:p>
          </table:table-cell>
          <table:table-cell table:style-name="Default"/>
          <table:table-cell table:style-name="Default" office:value-type="string" calcext:value-type="string">
            <text:p>O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C</text:p>
          </table:table-cell>
          <table:table-cell table:number-columns-repeated="2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4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Ref C*-X Distance (a.u.)</text:p>
          </table:table-cell>
          <table:table-cell table:style-name="Default"/>
          <table:table-cell table:style-name="Default" office:value-type="float" office:value="2.90969" calcext:value-type="float">
            <text:p>2.90969</text:p>
          </table:table-cell>
          <table:table-cell table:style-name="Default"/>
          <table:table-cell table:style-name="Default" office:value-type="float" office:value="2.63046" calcext:value-type="float">
            <text:p>2.63046</text:p>
          </table:table-cell>
          <table:table-cell/>
          <table:table-cell office:value-type="float" office:value="2.73578" calcext:value-type="float">
            <text:p>2.73578</text:p>
          </table:table-cell>
          <table:table-cell/>
          <table:table-cell office:value-type="float" office:value="2.84167" calcext:value-type="float">
            <text:p>2.84167</text:p>
          </table:table-cell>
          <table:table-cell table:number-columns-repeated="3"/>
          <table:table-cell office:value-type="float" office:value="2.0643" calcext:value-type="float">
            <text:p>2.0643</text:p>
          </table:table-cell>
          <table:table-cell/>
          <table:table-cell office:value-type="float" office:value="2.85268" calcext:value-type="float">
            <text:p>2.85268</text:p>
          </table:table-cell>
          <table:table-cell/>
          <table:table-cell office:value-type="float" office:value="2.8569" calcext:value-type="float">
            <text:p>2.8569</text:p>
          </table:table-cell>
          <table:table-cell/>
          <table:table-cell office:value-type="float" office:value="2.86237" calcext:value-type="float">
            <text:p>2.86237</text:p>
          </table:table-cell>
          <table:table-cell/>
          <table:table-cell office:value-type="float" office:value="2.73076" calcext:value-type="float">
            <text:p>2.73076</text:p>
          </table:table-cell>
          <table:table-cell/>
          <table:table-cell office:value-type="float" office:value="3.46262" calcext:value-type="float">
            <text:p>3.46262</text:p>
          </table:table-cell>
          <table:table-cell table:number-columns-repeated="31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PP C*-X Distance (a.u.)</text:p>
          </table:table-cell>
          <table:table-cell table:style-name="Default"/>
          <table:table-cell table:style-name="Default" office:value-type="float" office:value="2.88518" calcext:value-type="float">
            <text:p>2.88518</text:p>
          </table:table-cell>
          <table:table-cell table:style-name="ce14" table:formula="of:=[.G298]-[.G299]" office:value-type="float" office:value="0.0245100000000003" calcext:value-type="float">
            <text:p>0.02451</text:p>
          </table:table-cell>
          <table:table-cell table:style-name="Default" office:value-type="float" office:value="2.51479" calcext:value-type="float">
            <text:p>2.51479</text:p>
          </table:table-cell>
          <table:table-cell table:style-name="ce14" table:formula="of:=[.I298]-[.I299]" office:value-type="float" office:value="0.11567" calcext:value-type="float">
            <text:p>0.11567</text:p>
          </table:table-cell>
          <table:table-cell office:value-type="float" office:value="2.58175" calcext:value-type="float">
            <text:p>2.58175</text:p>
          </table:table-cell>
          <table:table-cell table:style-name="ce14" table:formula="of:=[.K298]-[.K299]" office:value-type="float" office:value="0.15403" calcext:value-type="float">
            <text:p>0.15403</text:p>
          </table:table-cell>
          <table:table-cell office:value-type="float" office:value="2.89013" calcext:value-type="float">
            <text:p>2.89013</text:p>
          </table:table-cell>
          <table:table-cell table:style-name="ce14" table:formula="of:=[.M298]-[.M299]" office:value-type="float" office:value="-0.04846" calcext:value-type="float">
            <text:p>-0.04846</text:p>
          </table:table-cell>
          <table:table-cell/>
          <table:table-cell table:style-name="ce14"/>
          <table:table-cell office:value-type="float" office:value="3.485" calcext:value-type="float">
            <text:p>3.485</text:p>
          </table:table-cell>
          <table:table-cell table:style-name="ce14" table:formula="of:=[.Q298]-[.Q299]" office:value-type="float" office:value="-1.4207" calcext:value-type="float">
            <text:p>-1.4207</text:p>
          </table:table-cell>
          <table:table-cell office:value-type="float" office:value="2.93723" calcext:value-type="float">
            <text:p>2.93723</text:p>
          </table:table-cell>
          <table:table-cell table:style-name="ce14" table:formula="of:=[.S298]-[.S299]" office:value-type="float" office:value="-0.0845499999999997" calcext:value-type="float">
            <text:p>-0.08455</text:p>
          </table:table-cell>
          <table:table-cell office:value-type="float" office:value="2.86748" calcext:value-type="float">
            <text:p>2.86748</text:p>
          </table:table-cell>
          <table:table-cell table:style-name="ce14" table:formula="of:=[.U298]-[.U299]" office:value-type="float" office:value="-0.01058" calcext:value-type="float">
            <text:p>-0.01058</text:p>
          </table:table-cell>
          <table:table-cell office:value-type="float" office:value="2.90737" calcext:value-type="float">
            <text:p>2.90737</text:p>
          </table:table-cell>
          <table:table-cell table:style-name="ce14" table:formula="of:=[.W298]-[.W299]" office:value-type="float" office:value="-0.0449999999999999" calcext:value-type="float">
            <text:p>-0.045</text:p>
          </table:table-cell>
          <table:table-cell office:value-type="float" office:value="2.6551" calcext:value-type="float">
            <text:p>2.6551</text:p>
          </table:table-cell>
          <table:table-cell table:style-name="ce14" table:formula="of:=[.Y298]-[.Y299]" office:value-type="float" office:value="0.0756600000000001" calcext:value-type="float">
            <text:p>0.07566</text:p>
          </table:table-cell>
          <table:table-cell office:value-type="float" office:value="3.02448" calcext:value-type="float">
            <text:p>3.02448</text:p>
          </table:table-cell>
          <table:table-cell table:style-name="ce14" table:formula="of:=[.AA298]-[.AA299]" office:value-type="float" office:value="0.43814" calcext:value-type="float">
            <text:p>0.43814</text:p>
          </table:table-cell>
          <table:table-cell/>
          <table:table-cell table:style-name="ce14" table:formula="of:=[.AC298]-[.AC299]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2"/>
          <table:table-cell table:style-name="ce65" table:formula="of:=ABS(([.H299]/[.G298])*100)" office:value-type="float" office:value="0.842357776945319" calcext:value-type="float">
            <text:p>0.842357776945319</text:p>
          </table:table-cell>
          <table:table-cell table:style-name="Default"/>
          <table:table-cell table:style-name="ce65" table:formula="of:=ABS(([.J299]/[.I298])*100)" office:value-type="float" office:value="4.39732974460741" calcext:value-type="float">
            <text:p>4.39732974460741</text:p>
          </table:table-cell>
          <table:table-cell/>
          <table:table-cell table:style-name="ce65" table:formula="of:=ABS(([.L299]/[.K298])*100)" office:value-type="float" office:value="5.6302041830849" calcext:value-type="float">
            <text:p>5.6302041830849</text:p>
          </table:table-cell>
          <table:table-cell/>
          <table:table-cell table:style-name="ce65" table:formula="of:=ABS(([.N299]/[.M298])*100)" office:value-type="float" office:value="1.70533524300851" calcext:value-type="float">
            <text:p>1.70533524300851</text:p>
          </table:table-cell>
          <table:table-cell/>
          <table:table-cell table:style-name="ce65"/>
          <table:table-cell/>
          <table:table-cell table:style-name="ce65" table:formula="of:=ABS(([.R299]/[.Q298])*100)" office:value-type="float" office:value="68.8223610909267" calcext:value-type="float">
            <text:p>68.8223610909267</text:p>
          </table:table-cell>
          <table:table-cell/>
          <table:table-cell table:style-name="ce65" table:formula="of:=ABS(([.T299]/[.S298])*100)" office:value-type="float" office:value="2.9638795799038" calcext:value-type="float">
            <text:p>2.9638795799038</text:p>
          </table:table-cell>
          <table:table-cell/>
          <table:table-cell table:style-name="ce65" table:formula="of:=ABS(([.V299]/[.U298])*100)" office:value-type="float" office:value="0.370331478175646" calcext:value-type="float">
            <text:p>0.370331478175646</text:p>
          </table:table-cell>
          <table:table-cell/>
          <table:table-cell table:style-name="ce65" table:formula="of:=ABS(([.X299]/[.W298])*100)" office:value-type="float" office:value="1.5721237995088" calcext:value-type="float">
            <text:p>1.5721237995088</text:p>
          </table:table-cell>
          <table:table-cell/>
          <table:table-cell table:style-name="ce65" table:formula="of:=ABS(([.Z299]/[.Y298])*100)" office:value-type="float" office:value="2.77065725292593" calcext:value-type="float">
            <text:p>2.77065725292593</text:p>
          </table:table-cell>
          <table:table-cell/>
          <table:table-cell table:style-name="ce65" table:formula="of:=ABS(([.AB299]/[.AA298])*100)" office:value-type="float" office:value="12.6534242856565" calcext:value-type="float">
            <text:p>12.6534242856565</text:p>
          </table:table-cell>
          <table:table-cell/>
          <table:table-cell table:style-name="ce65" table:formula="of:=ABS(([.AD299]/[.AC298])*100)" office:value-type="string" office:string-value="" calcext:value-type="error">
            <text:p>#DIV/0!</text:p>
          </table:table-cell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Fr C*-X-R</text:p>
          </table:table-cell>
          <table:table-cell table:style-name="Default"/>
          <table:table-cell table:style-name="Default" office:value-type="string" calcext:value-type="string">
            <text:p>-</text:p>
          </table:table-cell>
          <table:table-cell table:style-name="ce65"/>
          <table:table-cell table:style-name="Default" office:value-type="string" calcext:value-type="string">
            <text:p>C*-O-H</text:p>
          </table:table-cell>
          <table:table-cell table:style-name="ce65"/>
          <table:table-cell office:value-type="string" calcext:value-type="string">
            <text:p>-</text:p>
          </table:table-cell>
          <table:table-cell table:style-name="ce65"/>
          <table:table-cell office:value-type="string" calcext:value-type="string">
            <text:p>C*-C-O</text:p>
          </table:table-cell>
          <table:table-cell table:style-name="ce65"/>
          <table:table-cell office:value-type="string" calcext:value-type="string">
            <text:p>C*-C-O</text:p>
          </table:table-cell>
          <table:table-cell table:style-name="ce65"/>
          <table:table-cell office:value-type="string" calcext:value-type="string">
            <text:p>-</text:p>
          </table:table-cell>
          <table:table-cell table:style-name="ce65"/>
          <table:table-cell office:value-type="string" calcext:value-type="string">
            <text:p>C*-C-O</text:p>
          </table:table-cell>
          <table:table-cell table:style-name="ce65"/>
          <table:table-cell office:value-type="string" calcext:value-type="string">
            <text:p>-</text:p>
          </table:table-cell>
          <table:table-cell table:style-name="ce65"/>
          <table:table-cell office:value-type="string" calcext:value-type="string">
            <text:p>C*-C-N</text:p>
          </table:table-cell>
          <table:table-cell table:style-name="ce65"/>
          <table:table-cell office:value-type="string" calcext:value-type="string">
            <text:p>C*-N-C</text:p>
          </table:table-cell>
          <table:table-cell table:style-name="ce65"/>
          <table:table-cell office:value-type="string" calcext:value-type="string">
            <text:p>C*-P-Au</text:p>
          </table:table-cell>
          <table:table-cell table:style-name="ce65"/>
          <table:table-cell/>
          <table:table-cell table:style-name="ce65"/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C*-X-R</text:p>
          </table:table-cell>
          <table:table-cell table:style-name="Default"/>
          <table:table-cell table:style-name="Default" office:value-type="string" calcext:value-type="string">
            <text:p>C*-C-H</text:p>
          </table:table-cell>
          <table:table-cell table:style-name="ce65"/>
          <table:table-cell table:style-name="Default" office:value-type="string" calcext:value-type="string">
            <text:p>C*-O-H</text:p>
          </table:table-cell>
          <table:table-cell table:style-name="ce65"/>
          <table:table-cell office:value-type="string" calcext:value-type="string">
            <text:p>C*-N-H</text:p>
          </table:table-cell>
          <table:table-cell table:style-name="ce65"/>
          <table:table-cell office:value-type="string" calcext:value-type="string">
            <text:p>C*-C-O</text:p>
          </table:table-cell>
          <table:table-cell table:style-name="ce65"/>
          <table:table-cell office:value-type="string" calcext:value-type="string">
            <text:p>-</text:p>
          </table:table-cell>
          <table:table-cell table:style-name="ce65"/>
          <table:table-cell office:value-type="string" calcext:value-type="string">
            <text:p>-</text:p>
          </table:table-cell>
          <table:table-cell table:style-name="ce65"/>
          <table:table-cell office:value-type="string" calcext:value-type="string">
            <text:p>C*-C-H</text:p>
          </table:table-cell>
          <table:table-cell table:style-name="ce65"/>
          <table:table-cell office:value-type="string" calcext:value-type="string">
            <text:p>C*-C-C</text:p>
          </table:table-cell>
          <table:table-cell table:style-name="ce65"/>
          <table:table-cell office:value-type="string" calcext:value-type="string">
            <text:p>C*-C-O</text:p>
          </table:table-cell>
          <table:table-cell table:style-name="ce65"/>
          <table:table-cell office:value-type="string" calcext:value-type="string">
            <text:p>C*-N-H</text:p>
          </table:table-cell>
          <table:table-cell table:style-name="ce65"/>
          <table:table-cell office:value-type="string" calcext:value-type="string">
            <text:p>C*-P-Au</text:p>
          </table:table-cell>
          <table:table-cell table:style-name="ce65"/>
          <table:table-cell/>
          <table:table-cell table:style-name="ce65"/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Ref C*-X-R angle</text:p>
          </table:table-cell>
          <table:table-cell table:style-name="Default"/>
          <table:table-cell table:style-name="Default" office:value-type="float" office:value="111.761" calcext:value-type="float">
            <text:p>111.761</text:p>
          </table:table-cell>
          <table:table-cell table:style-name="ce65"/>
          <table:table-cell table:style-name="Default" office:value-type="float" office:value="110.376" calcext:value-type="float">
            <text:p>110.376</text:p>
          </table:table-cell>
          <table:table-cell table:style-name="ce65"/>
          <table:table-cell office:value-type="float" office:value="111.467" calcext:value-type="float">
            <text:p>111.467</text:p>
          </table:table-cell>
          <table:table-cell/>
          <table:table-cell office:value-type="float" office:value="124.731" calcext:value-type="float">
            <text:p>124.731</text:p>
          </table:table-cell>
          <table:table-cell table:style-name="ce65"/>
          <table:table-cell office:value-type="string" calcext:value-type="string">
            <text:p>-</text:p>
          </table:table-cell>
          <table:table-cell table:style-name="ce65"/>
          <table:table-cell office:value-type="string" calcext:value-type="string">
            <text:p>-</text:p>
          </table:table-cell>
          <table:table-cell table:style-name="ce65"/>
          <table:table-cell office:value-type="float" office:value="123.377" calcext:value-type="float">
            <text:p>123.377</text:p>
          </table:table-cell>
          <table:table-cell table:style-name="ce65"/>
          <table:table-cell office:value-type="float" office:value="120.861" calcext:value-type="float">
            <text:p>120.861</text:p>
          </table:table-cell>
          <table:table-cell table:style-name="ce65"/>
          <table:table-cell office:value-type="float" office:value="121.546" calcext:value-type="float">
            <text:p>121.546</text:p>
          </table:table-cell>
          <table:table-cell table:style-name="ce65"/>
          <table:table-cell office:value-type="float" office:value="118.941" calcext:value-type="float">
            <text:p>118.941</text:p>
          </table:table-cell>
          <table:table-cell table:style-name="ce65"/>
          <table:table-cell office:value-type="float" office:value="114.444" calcext:value-type="float">
            <text:p>114.444</text:p>
          </table:table-cell>
          <table:table-cell table:style-name="ce65"/>
          <table:table-cell/>
          <table:table-cell table:style-name="ce65"/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PP C*-X-R angle</text:p>
          </table:table-cell>
          <table:table-cell table:style-name="Default"/>
          <table:table-cell table:style-name="Default" office:value-type="float" office:value="111.769" calcext:value-type="float">
            <text:p>111.769</text:p>
          </table:table-cell>
          <table:table-cell table:style-name="ce14" table:formula="of:=[.G303]-[.G304]" office:value-type="float" office:value="-0.00800000000000978" calcext:value-type="float">
            <text:p>-0.00800000000001</text:p>
          </table:table-cell>
          <table:table-cell table:style-name="Default" office:value-type="float" office:value="108.723" calcext:value-type="float">
            <text:p>108.723</text:p>
          </table:table-cell>
          <table:table-cell table:style-name="ce14" table:formula="of:=[.I303]-[.I304]" office:value-type="float" office:value="1.65300000000001" calcext:value-type="float">
            <text:p>1.65300000000001</text:p>
          </table:table-cell>
          <table:table-cell office:value-type="float" office:value="96.11" calcext:value-type="float">
            <text:p>96.11</text:p>
          </table:table-cell>
          <table:table-cell table:style-name="ce14" table:formula="of:=[.K303]-[.K304]" office:value-type="float" office:value="15.357" calcext:value-type="float">
            <text:p>15.357</text:p>
          </table:table-cell>
          <table:table-cell office:value-type="float" office:value="121.898" calcext:value-type="float">
            <text:p>121.898</text:p>
          </table:table-cell>
          <table:table-cell table:style-name="ce14" table:formula="of:=[.M303]-[.M304]" office:value-type="float" office:value="2.833" calcext:value-type="float">
            <text:p>2.833</text:p>
          </table:table-cell>
          <table:table-cell office:value-type="string" calcext:value-type="string">
            <text:p>-</text:p>
          </table:table-cell>
          <table:table-cell table:style-name="ce14"/>
          <table:table-cell office:value-type="string" calcext:value-type="string">
            <text:p>-</text:p>
          </table:table-cell>
          <table:table-cell table:style-name="ce14"/>
          <table:table-cell office:value-type="float" office:value="119.969" calcext:value-type="float">
            <text:p>119.969</text:p>
          </table:table-cell>
          <table:table-cell table:style-name="ce14" table:formula="of:=[.S303]-[.S304]" office:value-type="float" office:value="3.408" calcext:value-type="float">
            <text:p>3.408</text:p>
          </table:table-cell>
          <table:table-cell office:value-type="float" office:value="119.372" calcext:value-type="float">
            <text:p>119.372</text:p>
          </table:table-cell>
          <table:table-cell table:style-name="ce14" table:formula="of:=[.U303]-[.U304]" office:value-type="float" office:value="1.489" calcext:value-type="float">
            <text:p>1.489</text:p>
          </table:table-cell>
          <table:table-cell office:value-type="float" office:value="117.646" calcext:value-type="float">
            <text:p>117.646</text:p>
          </table:table-cell>
          <table:table-cell table:style-name="ce14" table:formula="of:=[.W303]-[.W304]" office:value-type="float" office:value="3.90000000000001" calcext:value-type="float">
            <text:p>3.90000000000001</text:p>
          </table:table-cell>
          <table:table-cell office:value-type="float" office:value="115.918" calcext:value-type="float">
            <text:p>115.918</text:p>
          </table:table-cell>
          <table:table-cell table:style-name="ce14" table:formula="of:=[.Y303]-[.Y304]" office:value-type="float" office:value="3.023" calcext:value-type="float">
            <text:p>3.023</text:p>
          </table:table-cell>
          <table:table-cell office:value-type="float" office:value="114.407" calcext:value-type="float">
            <text:p>114.407</text:p>
          </table:table-cell>
          <table:table-cell table:style-name="ce14" table:formula="of:=[.AA303]-[.AA304]" office:value-type="float" office:value="0.0370000000000061" calcext:value-type="float">
            <text:p>0.037000000000006</text:p>
          </table:table-cell>
          <table:table-cell/>
          <table:table-cell table:style-name="ce14" table:formula="of:=[.AC303]-[.AC304]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2"/>
          <table:table-cell table:style-name="ce65" table:formula="of:=ABS(([.H304]/[.G303])*100)" office:value-type="float" office:value="0.00715813208544105" calcext:value-type="float">
            <text:p>0.007158132085441</text:p>
          </table:table-cell>
          <table:table-cell table:style-name="Default"/>
          <table:table-cell table:style-name="ce65" table:formula="of:=ABS(([.J304]/[.I303])*100)" office:value-type="float" office:value="1.49760817569037" calcext:value-type="float">
            <text:p>1.49760817569037</text:p>
          </table:table-cell>
          <table:table-cell/>
          <table:table-cell table:style-name="ce65" table:formula="of:=ABS(([.L304]/[.K303])*100)" office:value-type="float" office:value="13.7771717189841" calcext:value-type="float">
            <text:p>13.7771717189841</text:p>
          </table:table-cell>
          <table:table-cell/>
          <table:table-cell table:style-name="ce65" table:formula="of:=ABS(([.N304]/[.M303])*100)" office:value-type="float" office:value="2.27128781137007" calcext:value-type="float">
            <text:p>2.27128781137007</text:p>
          </table:table-cell>
          <table:table-cell/>
          <table:table-cell table:style-name="ce65"/>
          <table:table-cell/>
          <table:table-cell table:style-name="ce65"/>
          <table:table-cell/>
          <table:table-cell table:style-name="ce65" table:formula="of:=ABS(([.T304]/[.S303])*100)" office:value-type="float" office:value="2.76226525203239" calcext:value-type="float">
            <text:p>2.76226525203239</text:p>
          </table:table-cell>
          <table:table-cell/>
          <table:table-cell table:style-name="ce65" table:formula="of:=ABS(([.V304]/[.U303])*100)" office:value-type="float" office:value="1.23199377797636" calcext:value-type="float">
            <text:p>1.23199377797636</text:p>
          </table:table-cell>
          <table:table-cell/>
          <table:table-cell table:style-name="ce65" table:formula="of:=ABS(([.X304]/[.W303])*100)" office:value-type="float" office:value="3.20866174123378" calcext:value-type="float">
            <text:p>3.20866174123378</text:p>
          </table:table-cell>
          <table:table-cell/>
          <table:table-cell table:style-name="ce65" table:formula="of:=ABS(([.Z304]/[.Y303])*100)" office:value-type="float" office:value="2.54159625360473" calcext:value-type="float">
            <text:p>2.54159625360473</text:p>
          </table:table-cell>
          <table:table-cell/>
          <table:table-cell table:style-name="ce65" table:formula="of:=ABS(([.AB304]/[.AA303])*100)" office:value-type="float" office:value="0.0323302226416467" calcext:value-type="float">
            <text:p>0.032330222641647</text:p>
          </table:table-cell>
          <table:table-cell/>
          <table:table-cell table:style-name="ce65" table:formula="of:=ABS(([.AD304]/[.AC303])*100)" office:value-type="string" office:string-value="" calcext:value-type="error">
            <text:p>#DIV/0!</text:p>
          </table:table-cell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Notes</text:p>
          </table:table-cell>
          <table:table-cell table:style-name="Default" table:number-columns-repeated="4"/>
          <table:table-cell table:number-columns-repeated="5"/>
          <table:table-cell office:value-type="string" calcext:value-type="string">
            <text:p>collapses</text:p>
          </table:table-cell>
          <table:table-cell table:number-columns-repeated="5"/>
          <table:table-cell office:value-type="string" calcext:value-type="string">
            <text:p>no frangle needed</text:p>
          </table:table-cell>
          <table:table-cell/>
          <table:table-cell office:value-type="string" calcext:value-type="string">
            <text:p>franglestatpt</text:p>
          </table:table-cell>
          <table:table-cell/>
          <table:table-cell office:value-type="string" calcext:value-type="string">
            <text:p>franglestatpt</text:p>
          </table:table-cell>
          <table:table-cell/>
          <table:table-cell office:value-type="string" calcext:value-type="string">
            <text:p>franglestatpt</text:p>
          </table:table-cell>
          <table:table-cell/>
          <table:table-cell office:value-type="string" calcext:value-type="string">
            <text:p>couldn’t converge</text:p>
          </table:table-cell>
          <table:table-cell table:number-columns-repeated="2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4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calcs to do</text:p>
          </table:table-cell>
          <table:table-cell table:style-name="Default" table:number-columns-repeated="4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ce85" office:value-type="string" calcext:value-type="string">
            <text:p>PBE0</text:p>
          </table:table-cell>
          <table:table-cell table:style-name="ce85" table:number-columns-repeated="3"/>
          <table:table-cell table:style-name="ce85" office:value-type="string" calcext:value-type="string">
            <text:p>MOLECULE</text:p>
          </table:table-cell>
          <table:table-cell table:style-name="ce85"/>
          <table:table-cell table:style-name="ce85" office:value-type="string" calcext:value-type="string">
            <text:p>Ethane</text:p>
          </table:table-cell>
          <table:table-cell table:style-name="ce85"/>
          <table:table-cell table:style-name="ce85" office:value-type="string" calcext:value-type="string">
            <text:p>Methanol</text:p>
          </table:table-cell>
          <table:table-cell table:style-name="ce85"/>
          <table:table-cell table:style-name="ce85" office:value-type="string" calcext:value-type="string">
            <text:p>Methylamine</text:p>
          </table:table-cell>
          <table:table-cell table:style-name="ce85"/>
          <table:table-cell table:style-name="ce85" office:value-type="string" calcext:value-type="string">
            <text:p>Acetic Acid</text:p>
          </table:table-cell>
          <table:table-cell table:style-name="ce85"/>
          <table:table-cell table:style-name="ce85" office:value-type="string" calcext:value-type="string">
            <text:p>Aspirin</text:p>
          </table:table-cell>
          <table:table-cell table:style-name="ce85"/>
          <table:table-cell table:style-name="ce85" office:value-type="string" calcext:value-type="string">
            <text:p>Methane</text:p>
          </table:table-cell>
          <table:table-cell table:style-name="ce85"/>
          <table:table-cell table:style-name="ce85" office:value-type="string" calcext:value-type="string">
            <text:p>Ethanal</text:p>
          </table:table-cell>
          <table:table-cell table:style-name="ce85"/>
          <table:table-cell table:style-name="ce85" office:value-type="string" calcext:value-type="string">
            <text:p>Toluene</text:p>
          </table:table-cell>
          <table:table-cell table:style-name="ce85"/>
          <table:table-cell table:style-name="ce85" office:value-type="string" calcext:value-type="string">
            <text:p>Peptide</text:p>
          </table:table-cell>
          <table:table-cell table:style-name="ce85" table:number-columns-repeated="3"/>
          <table:table-cell table:style-name="ce85" office:value-type="string" calcext:value-type="string">
            <text:p>ClAuP(CH3)3</text:p>
          </table:table-cell>
          <table:table-cell table:style-name="ce85"/>
          <table:table-cell table:style-name="ce85" office:value-type="string" calcext:value-type="string">
            <text:p>ClAuP(C(CH3)3)3</text:p>
          </table:table-cell>
          <table:table-cell table:style-name="ce85" table:number-columns-repeated="995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4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X (C*-X)</text:p>
          </table:table-cell>
          <table:table-cell table:style-name="Default"/>
          <table:table-cell table:style-name="Default" office:value-type="string" calcext:value-type="string">
            <text:p>C</text:p>
          </table:table-cell>
          <table:table-cell table:style-name="Default"/>
          <table:table-cell table:style-name="Default" office:value-type="string" calcext:value-type="string">
            <text:p>O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C</text:p>
          </table:table-cell>
          <table:table-cell table:number-columns-repeated="2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4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Ref C*-X Distance (a.u.)</text:p>
          </table:table-cell>
          <table:table-cell table:style-name="Default"/>
          <table:table-cell table:style-name="Default" office:value-type="float" office:value="2.90043" calcext:value-type="float">
            <text:p>2.90043</text:p>
          </table:table-cell>
          <table:table-cell table:style-name="Default"/>
          <table:table-cell table:style-name="Default" office:value-type="float" office:value="2.6424" calcext:value-type="float">
            <text:p>2.6424</text:p>
          </table:table-cell>
          <table:table-cell table:number-columns-repeated="3"/>
          <table:table-cell office:value-type="float" office:value="2.8397" calcext:value-type="float">
            <text:p>2.8397</text:p>
          </table:table-cell>
          <table:table-cell/>
          <table:table-cell office:value-type="float" office:value="2.8491" calcext:value-type="float">
            <text:p>2.8491</text:p>
          </table:table-cell>
          <table:table-cell/>
          <table:table-cell office:value-type="float" office:value="2.06434" calcext:value-type="float">
            <text:p>2.06434</text:p>
          </table:table-cell>
          <table:table-cell/>
          <table:table-cell office:value-type="float" office:value="2.85268" calcext:value-type="float">
            <text:p>2.85268</text:p>
          </table:table-cell>
          <table:table-cell/>
          <table:table-cell office:value-type="float" office:value="2.08552" calcext:value-type="float">
            <text:p>2.08552</text:p>
          </table:table-cell>
          <table:table-cell table:number-columns-repeated="37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PP C*-X Distance (a.u.)</text:p>
          </table:table-cell>
          <table:table-cell table:style-name="Default"/>
          <table:table-cell table:style-name="Default" office:value-type="float" office:value="2.89072" calcext:value-type="float">
            <text:p>2.89072</text:p>
          </table:table-cell>
          <table:table-cell table:style-name="ce14" table:formula="of:=[.G313]-[.G314]" office:value-type="float" office:value="0.00971000000000011" calcext:value-type="float">
            <text:p>0.00971</text:p>
          </table:table-cell>
          <table:table-cell table:style-name="Default" office:value-type="float" office:value="2.53985" calcext:value-type="float">
            <text:p>2.53985</text:p>
          </table:table-cell>
          <table:table-cell table:style-name="ce14" table:formula="of:=[.I313]-[.I314]" office:value-type="float" office:value="0.10255" calcext:value-type="float">
            <text:p>0.10255</text:p>
          </table:table-cell>
          <table:table-cell/>
          <table:table-cell table:style-name="ce14"/>
          <table:table-cell office:value-type="float" office:value="2.90916" calcext:value-type="float">
            <text:p>2.90916</text:p>
          </table:table-cell>
          <table:table-cell table:style-name="ce14" table:formula="of:=[.M313]-[.M314]" office:value-type="float" office:value="-0.0694599999999999" calcext:value-type="float">
            <text:p>-0.06946</text:p>
          </table:table-cell>
          <table:table-cell/>
          <table:table-cell table:style-name="ce14"/>
          <table:table-cell office:value-type="float" office:value="3.57098" calcext:value-type="float">
            <text:p>3.57098</text:p>
          </table:table-cell>
          <table:table-cell table:style-name="ce14" table:formula="of:=[.Q313]-[.Q314]" office:value-type="float" office:value="-1.50664" calcext:value-type="float">
            <text:p>-1.50664</text:p>
          </table:table-cell>
          <table:table-cell office:value-type="float" office:value="2.94066" calcext:value-type="float">
            <text:p>2.94066</text:p>
          </table:table-cell>
          <table:table-cell table:style-name="ce14" table:formula="of:=[.S313]-[.S314]" office:value-type="float" office:value="-0.08798" calcext:value-type="float">
            <text:p>-0.08798</text:p>
          </table:table-cell>
          <table:table-cell office:value-type="float" office:value="2.88317" calcext:value-type="float">
            <text:p>2.88317</text:p>
          </table:table-cell>
          <table:table-cell table:style-name="ce14" table:formula="of:=[.U313]-[.U314]" office:value-type="float" office:value="-0.79765" calcext:value-type="float">
            <text:p>-0.79765</text:p>
          </table:table-cell>
          <table:table-cell/>
          <table:table-cell table:style-name="ce14" table:formula="of:=[.W313]-[.W314]" office:value-type="float" office:value="0" calcext:value-type="float">
            <text:p>0</text:p>
          </table:table-cell>
          <table:table-cell/>
          <table:table-cell table:style-name="ce14" table:formula="of:=[.Y313]-[.Y314]" office:value-type="float" office:value="0" calcext:value-type="float">
            <text:p>0</text:p>
          </table:table-cell>
          <table:table-cell/>
          <table:table-cell table:style-name="ce14" table:formula="of:=[.AA313]-[.AA314]" office:value-type="float" office:value="0" calcext:value-type="float">
            <text:p>0</text:p>
          </table:table-cell>
          <table:table-cell/>
          <table:table-cell table:style-name="ce14" table:formula="of:=[.AC313]-[.AC314]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2"/>
          <table:table-cell table:style-name="ce65" table:formula="of:=ABS(([.H314]/[.G313])*100)" office:value-type="float" office:value="0.334777946718249" calcext:value-type="float">
            <text:p>0.334777946718249</text:p>
          </table:table-cell>
          <table:table-cell table:style-name="Default"/>
          <table:table-cell table:style-name="ce65" table:formula="of:=ABS(([.J314]/[.I313])*100)" office:value-type="float" office:value="3.88094156827128" calcext:value-type="float">
            <text:p>3.88094156827128</text:p>
          </table:table-cell>
          <table:table-cell/>
          <table:table-cell table:style-name="ce65"/>
          <table:table-cell/>
          <table:table-cell table:style-name="ce65" table:formula="of:=ABS(([.N314]/[.M313])*100)" office:value-type="float" office:value="2.44603303165827" calcext:value-type="float">
            <text:p>2.44603303165827</text:p>
          </table:table-cell>
          <table:table-cell/>
          <table:table-cell table:style-name="ce65"/>
          <table:table-cell/>
          <table:table-cell table:style-name="ce65" table:formula="of:=ABS(([.R314]/[.Q313])*100)" office:value-type="float" office:value="72.9841014561555" calcext:value-type="float">
            <text:p>72.9841014561555</text:p>
          </table:table-cell>
          <table:table-cell/>
          <table:table-cell table:style-name="ce65" table:formula="of:=ABS(([.T314]/[.S313])*100)" office:value-type="float" office:value="3.08411739136531" calcext:value-type="float">
            <text:p>3.08411739136531</text:p>
          </table:table-cell>
          <table:table-cell/>
          <table:table-cell table:style-name="ce65" table:formula="of:=ABS(([.V314]/[.U313])*100)" office:value-type="float" office:value="38.2470558901377" calcext:value-type="float">
            <text:p>38.2470558901377</text:p>
          </table:table-cell>
          <table:table-cell/>
          <table:table-cell table:style-name="ce65" table:formula="of:=ABS(([.X314]/[.W313])*100)" office:value-type="string" office:string-value="" calcext:value-type="error">
            <text:p>#DIV/0!</text:p>
          </table:table-cell>
          <table:table-cell/>
          <table:table-cell table:style-name="ce65" table:formula="of:=ABS(([.Z314]/[.Y313])*100)" office:value-type="string" office:string-value="" calcext:value-type="error">
            <text:p>#DIV/0!</text:p>
          </table:table-cell>
          <table:table-cell/>
          <table:table-cell table:style-name="ce65" table:formula="of:=ABS(([.AB314]/[.AA313])*100)" office:value-type="string" office:string-value="" calcext:value-type="error">
            <text:p>#DIV/0!</text:p>
          </table:table-cell>
          <table:table-cell/>
          <table:table-cell table:style-name="ce65" table:formula="of:=ABS(([.AD314]/[.AC313])*100)" office:value-type="string" office:string-value="" calcext:value-type="error">
            <text:p>#DIV/0!</text:p>
          </table:table-cell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Fr C*-X-R</text:p>
          </table:table-cell>
          <table:table-cell table:style-name="Default"/>
          <table:table-cell table:style-name="Default" office:value-type="string" calcext:value-type="string">
            <text:p>-</text:p>
          </table:table-cell>
          <table:table-cell table:style-name="ce65"/>
          <table:table-cell table:style-name="Default" office:value-type="string" calcext:value-type="string">
            <text:p>-</text:p>
          </table:table-cell>
          <table:table-cell table:style-name="ce65"/>
          <table:table-cell/>
          <table:table-cell table:style-name="ce65"/>
          <table:table-cell office:value-type="string" calcext:value-type="string">
            <text:p>C*-C-O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office:value-type="string" calcext:value-type="string">
            <text:p>C*-C-O</text:p>
          </table:table-cell>
          <table:table-cell table:style-name="ce65"/>
          <table:table-cell office:value-type="string" calcext:value-type="string">
            <text:p>C*-C-C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C*-X-R</text:p>
          </table:table-cell>
          <table:table-cell table:style-name="Default"/>
          <table:table-cell table:style-name="Default" office:value-type="string" calcext:value-type="string">
            <text:p>C*-C-H</text:p>
          </table:table-cell>
          <table:table-cell table:style-name="ce65"/>
          <table:table-cell table:style-name="Default" office:value-type="string" calcext:value-type="string">
            <text:p>C*-O-H</text:p>
          </table:table-cell>
          <table:table-cell table:style-name="ce65"/>
          <table:table-cell/>
          <table:table-cell table:style-name="ce65"/>
          <table:table-cell office:value-type="string" calcext:value-type="string">
            <text:p>C*-C-O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office:value-type="string" calcext:value-type="string">
            <text:p>C*-C-H</text:p>
          </table:table-cell>
          <table:table-cell table:style-name="ce65"/>
          <table:table-cell office:value-type="string" calcext:value-type="string">
            <text:p>C*-C-C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Ref C*-X-R angle</text:p>
          </table:table-cell>
          <table:table-cell table:style-name="Default"/>
          <table:table-cell table:style-name="Default" office:value-type="float" office:value="112.053" calcext:value-type="float">
            <text:p>112.053</text:p>
          </table:table-cell>
          <table:table-cell table:style-name="ce65"/>
          <table:table-cell table:style-name="Default" office:value-type="float" office:value="110.376" calcext:value-type="float">
            <text:p>110.376</text:p>
          </table:table-cell>
          <table:table-cell table:style-name="ce65"/>
          <table:table-cell/>
          <table:table-cell table:style-name="ce65"/>
          <table:table-cell office:value-type="float" office:value="124.731" calcext:value-type="float">
            <text:p>124.731</text:p>
          </table:table-cell>
          <table:table-cell table:style-name="ce65"/>
          <table:table-cell/>
          <table:table-cell table:style-name="ce65"/>
          <table:table-cell office:value-type="string" calcext:value-type="string">
            <text:p>-</text:p>
          </table:table-cell>
          <table:table-cell table:style-name="ce65"/>
          <table:table-cell office:value-type="float" office:value="116.06" calcext:value-type="float">
            <text:p>116.06</text:p>
          </table:table-cell>
          <table:table-cell table:style-name="ce65"/>
          <table:table-cell office:value-type="float" office:value="120.015" calcext:value-type="float">
            <text:p>120.015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PP C*-X-R angle</text:p>
          </table:table-cell>
          <table:table-cell table:style-name="Default"/>
          <table:table-cell table:style-name="Default" office:value-type="float" office:value="107.724" calcext:value-type="float">
            <text:p>107.724</text:p>
          </table:table-cell>
          <table:table-cell table:style-name="ce14" table:formula="of:=[.G318]-[.G319]" office:value-type="float" office:value="4.32899999999999" calcext:value-type="float">
            <text:p>4.32899999999999</text:p>
          </table:table-cell>
          <table:table-cell table:style-name="Default" office:value-type="float" office:value="85.247" calcext:value-type="float">
            <text:p>85.247</text:p>
          </table:table-cell>
          <table:table-cell table:style-name="ce14" table:formula="of:=[.I318]-[.I319]" office:value-type="float" office:value="25.129" calcext:value-type="float">
            <text:p>25.129</text:p>
          </table:table-cell>
          <table:table-cell/>
          <table:table-cell table:style-name="ce14"/>
          <table:table-cell office:value-type="float" office:value="124.727" calcext:value-type="float">
            <text:p>124.727</text:p>
          </table:table-cell>
          <table:table-cell table:style-name="ce14" table:formula="of:=[.M318]-[.M319]" office:value-type="float" office:value="0.00399999999999068" calcext:value-type="float">
            <text:p>0.003999999999991</text:p>
          </table:table-cell>
          <table:table-cell/>
          <table:table-cell table:style-name="ce14"/>
          <table:table-cell office:value-type="string" calcext:value-type="string">
            <text:p>-</text:p>
          </table:table-cell>
          <table:table-cell table:style-name="ce14"/>
          <table:table-cell office:value-type="float" office:value="112.742" calcext:value-type="float">
            <text:p>112.742</text:p>
          </table:table-cell>
          <table:table-cell table:style-name="ce14" table:formula="of:=[.S318]-[.S319]" office:value-type="float" office:value="3.318" calcext:value-type="float">
            <text:p>3.318</text:p>
          </table:table-cell>
          <table:table-cell office:value-type="float" office:value="117.8" calcext:value-type="float">
            <text:p>117.8</text:p>
          </table:table-cell>
          <table:table-cell table:style-name="ce14" table:formula="of:=[.U318]-[.U319]" office:value-type="float" office:value="2.215" calcext:value-type="float">
            <text:p>2.215</text:p>
          </table:table-cell>
          <table:table-cell/>
          <table:table-cell table:style-name="ce14" table:formula="of:=[.W318]-[.W319]" office:value-type="float" office:value="0" calcext:value-type="float">
            <text:p>0</text:p>
          </table:table-cell>
          <table:table-cell/>
          <table:table-cell table:style-name="ce14" table:formula="of:=[.Y318]-[.Y319]" office:value-type="float" office:value="0" calcext:value-type="float">
            <text:p>0</text:p>
          </table:table-cell>
          <table:table-cell/>
          <table:table-cell table:style-name="ce14" table:formula="of:=[.AA318]-[.AA319]" office:value-type="float" office:value="0" calcext:value-type="float">
            <text:p>0</text:p>
          </table:table-cell>
          <table:table-cell/>
          <table:table-cell table:style-name="ce14" table:formula="of:=[.AC318]-[.AC319]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2"/>
          <table:table-cell table:style-name="ce65" table:formula="of:=ABS(([.H319]/[.G318])*100)" office:value-type="float" office:value="3.86335037883858" calcext:value-type="float">
            <text:p>3.86335037883858</text:p>
          </table:table-cell>
          <table:table-cell table:style-name="Default"/>
          <table:table-cell table:style-name="ce65" table:formula="of:=ABS(([.J319]/[.I318])*100)" office:value-type="float" office:value="22.7667246502863" calcext:value-type="float">
            <text:p>22.7667246502863</text:p>
          </table:table-cell>
          <table:table-cell/>
          <table:table-cell table:style-name="ce65"/>
          <table:table-cell/>
          <table:table-cell table:style-name="ce65" table:formula="of:=ABS(([.N319]/[.M318])*100)" office:value-type="float" office:value="0.00320690125148574" calcext:value-type="float">
            <text:p>0.003206901251486</text:p>
          </table:table-cell>
          <table:table-cell/>
          <table:table-cell table:style-name="ce65"/>
          <table:table-cell/>
          <table:table-cell table:style-name="ce65"/>
          <table:table-cell/>
          <table:table-cell table:style-name="ce65" table:formula="of:=ABS(([.T319]/[.S318])*100)" office:value-type="float" office:value="2.85886610373944" calcext:value-type="float">
            <text:p>2.85886610373944</text:p>
          </table:table-cell>
          <table:table-cell/>
          <table:table-cell table:style-name="ce65" table:formula="of:=ABS(([.V319]/[.U318])*100)" office:value-type="float" office:value="1.84560263300421" calcext:value-type="float">
            <text:p>1.84560263300421</text:p>
          </table:table-cell>
          <table:table-cell/>
          <table:table-cell table:style-name="ce65" table:formula="of:=ABS(([.X319]/[.W318])*100)" office:value-type="string" office:string-value="" calcext:value-type="error">
            <text:p>#DIV/0!</text:p>
          </table:table-cell>
          <table:table-cell/>
          <table:table-cell table:style-name="ce65" table:formula="of:=ABS(([.Z319]/[.Y318])*100)" office:value-type="string" office:string-value="" calcext:value-type="error">
            <text:p>#DIV/0!</text:p>
          </table:table-cell>
          <table:table-cell/>
          <table:table-cell table:style-name="ce65" table:formula="of:=ABS(([.AB319]/[.AA318])*100)" office:value-type="string" office:string-value="" calcext:value-type="error">
            <text:p>#DIV/0!</text:p>
          </table:table-cell>
          <table:table-cell/>
          <table:table-cell table:style-name="ce65" table:formula="of:=ABS(([.AD319]/[.AC318])*100)" office:value-type="string" office:string-value="" calcext:value-type="error">
            <text:p>#DIV/0!</text:p>
          </table:table-cell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Notes</text:p>
          </table:table-cell>
          <table:table-cell table:style-name="Default" table:number-columns-repeated="4"/>
          <table:table-cell/>
          <table:table-cell office:value-type="string" calcext:value-type="string">
            <text:p>collapses</text:p>
          </table:table-cell>
          <table:table-cell table:number-columns-repeated="3"/>
          <table:table-cell office:value-type="string" calcext:value-type="string">
            <text:p>collapses</text:p>
          </table:table-cell>
          <table:table-cell table:number-columns-repeated="5"/>
          <table:table-cell office:value-type="string" calcext:value-type="string">
            <text:p>not same mangle</text:p>
          </table:table-cell>
          <table:table-cell/>
          <table:table-cell office:value-type="string" calcext:value-type="string">
            <text:p>geom failure (cis-trans swap)</text:p>
          </table:table-cell>
          <table:table-cell table:number-columns-repeated="35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9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ce85" table:number-columns-repeated="1024"/>
        </table:table-row>
        <table:table-row table:style-name="ro1" table:number-rows-repeated="2">
          <table:table-cell table:style-name="Default" table:number-columns-repeated="4"/>
          <table:table-cell table:style-name="ce85"/>
          <table:table-cell table:style-name="Default" table:number-columns-repeated="4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/>
          <table:table-cell table:style-name="Default" office:value-type="string" calcext:value-type="string">
            <text:p>CH_{3}CH_{3}</text:p>
          </table:table-cell>
          <table:table-cell table:style-name="Default" table:number-columns-repeated="2"/>
          <table:table-cell table:style-name="ce85"/>
          <table:table-cell table:style-name="Default" table:number-columns-repeated="4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/>
          <table:table-cell table:style-name="Default" office:value-type="string" calcext:value-type="string">
            <text:p>CH_{3}OH</text:p>
          </table:table-cell>
          <table:table-cell table:style-name="Default" table:number-columns-repeated="2"/>
          <table:table-cell table:style-name="ce85"/>
          <table:table-cell table:style-name="Default" table:number-columns-repeated="4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/>
          <table:table-cell table:style-name="Default" office:value-type="string" calcext:value-type="string">
            <text:p>CH_{3}NH_{2}</text:p>
          </table:table-cell>
          <table:table-cell table:style-name="Default" table:number-columns-repeated="2"/>
          <table:table-cell table:style-name="ce85"/>
          <table:table-cell table:style-name="Default" table:number-columns-repeated="2"/>
          <table:table-cell table:style-name="ce14"/>
          <table:table-cell table:style-name="Default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/>
          <table:table-cell table:style-name="Default" office:value-type="string" calcext:value-type="string">
            <text:p>CH_{3}COOH</text:p>
          </table:table-cell>
          <table:table-cell table:style-name="Default" table:number-columns-repeated="2"/>
          <table:table-cell table:style-name="ce85"/>
          <table:table-cell table:style-name="Default" table:number-columns-repeated="2"/>
          <table:table-cell table:style-name="ce65"/>
          <table:table-cell table:style-name="Default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/>
          <table:table-cell table:style-name="Default" office:value-type="string" calcext:value-type="string">
            <text:p>C_{9}H_{8}O_{4}</text:p>
          </table:table-cell>
          <table:table-cell table:style-name="Default" table:number-columns-repeated="2"/>
          <table:table-cell table:style-name="ce85"/>
          <table:table-cell table:style-name="Default" table:number-columns-repeated="4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/>
          <table:table-cell table:style-name="Default" office:value-type="string" calcext:value-type="string">
            <text:p>CH_{4}</text:p>
          </table:table-cell>
          <table:table-cell table:style-name="Default" table:number-columns-repeated="7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/>
          <table:table-cell table:style-name="Default" office:value-type="string" calcext:value-type="string">
            <text:p>C_{2}H_{4}O</text:p>
          </table:table-cell>
          <table:table-cell table:style-name="Default" table:number-columns-repeated="7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/>
          <table:table-cell table:style-name="Default" office:value-type="string" calcext:value-type="string">
            <text:p>ClAuP(CH_{3})_{3}</text:p>
          </table:table-cell>
          <table:table-cell table:style-name="Default" table:number-columns-repeated="7"/>
          <table:table-cell table:number-columns-repeated="49"/>
          <table:table-cell table:style-name="Default" table:number-columns-repeated="5"/>
          <table:table-cell table:number-columns-repeated="961"/>
        </table:table-row>
      </table:table>
      <table:table table:name="sp2" table:style-name="ta1" table:print="false">
        <table:shapes>
          <draw:frame draw:z-index="0" draw:style-name="gr1" draw:text-style-name="P1" svg:width="159.99mm" svg:height="89.99mm" svg:x="962.91mm" svg:y="16.49mm">
            <draw:object draw:notify-on-update-of-ranges="sp2.B1:sp2.B1 sp2.D1:sp2.D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59.99mm" svg:height="89.99mm" svg:x="777.41mm" svg:y="121.9mm">
            <draw:object draw:notify-on-update-of-ranges="sp2.B1:sp2.B1 sp2.D1:sp2.D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59.99mm" svg:height="89.99mm" svg:x="1105.01mm" svg:y="123.05mm">
            <draw:object draw:notify-on-update-of-ranges="sp2.B1:sp2.B1 sp2.D1:sp2.D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159.99mm" svg:height="89.99mm" svg:x="1269.62mm" svg:y="125.58mm">
            <draw:object draw:notify-on-update-of-ranges="sp2.B1:sp2.B1 sp2.D1:sp2.D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4" draw:style-name="gr1" draw:text-style-name="P1" svg:width="159.97mm" svg:height="85.53mm" svg:x="942.84mm" svg:y="126.2mm">
            <draw:object draw:notify-on-update-of-ranges="sp2.B1:sp2.B1 sp2.D1:sp2.D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ce47"/>
        <table:table-column table:style-name="co1" table:number-columns-repeated="2" table:default-cell-style-name="ce51"/>
        <table:table-column table:style-name="co1" table:default-cell-style-name="ce55"/>
        <table:table-column table:style-name="co1" table:number-columns-repeated="2" table:default-cell-style-name="ce47"/>
        <table:table-column table:style-name="co1" table:number-columns-repeated="2" table:default-cell-style-name="ce38"/>
        <table:table-column table:style-name="co1" table:default-cell-style-name="ce51"/>
        <table:table-column table:style-name="co1" table:number-columns-repeated="1015" table:default-cell-style-name="Default"/>
        <table:table-row table:style-name="ro1">
          <table:table-cell table:style-name="ce38"/>
          <table:table-cell table:style-name="Default" office:value-type="string" calcext:value-type="string">
            <text:p>All-electron</text:p>
          </table:table-cell>
          <table:table-cell table:style-name="ce47"/>
          <table:table-cell table:style-name="Default" office:value-type="string" calcext:value-type="string">
            <text:p>Pseudo</text:p>
          </table:table-cell>
          <table:table-cell table:style-name="Default" table:number-columns-repeated="5"/>
          <table:table-cell table:number-columns-repeated="1015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8" table:number-columns-repeated="3"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 table:number-columns-repeated="2"/>
          <table:table-cell table:style-name="ce39" office:value-type="string" calcext:value-type="string">
            <text:p>C*-O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N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O</text:p>
          </table:table-cell>
          <table:table-cell table:style-name="ce38" office:value-type="string" calcext:value-type="string">
            <text:p>O at C-C distance</text:p>
          </table:table-cell>
          <table:table-cell table:style-name="ce38" table:number-columns-repeated="3"/>
          <table:table-cell table:number-columns-repeated="98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Ethene</text:p>
          </table:table-cell>
          <table:table-cell table:style-name="ce38"/>
          <table:table-cell table:number-columns-repeated="3"/>
          <table:table-cell table:style-name="ce38"/>
          <table:table-cell table:style-name="ce39" office:value-type="string" calcext:value-type="string">
            <text:p>Methana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eno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CH2NH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ylamine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Methanal</text:p>
          </table:table-cell>
          <table:table-cell table:style-name="ce38" table:number-columns-repeated="3"/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0.363" calcext:value-type="float">
            <text:p>-10.363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1.925" calcext:value-type="float">
            <text:p>-11.925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9.379" calcext:value-type="float">
            <text:p>-9.379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1.576" calcext:value-type="float">
            <text:p>-11.576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8.256" calcext:value-type="float">
            <text:p>-8.256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1.925" calcext:value-type="float">
            <text:p>-11.925</text:p>
          </table:table-cell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style-name="ce25"/>
          <table:table-cell table:style-name="ce26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77.9658487391" calcext:value-type="float">
            <text:p>-77.9658487391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13.77411297928" calcext:value-type="float">
            <text:p>-113.7741129792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52.75695554416" calcext:value-type="float">
            <text:p>-152.7569555441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93.94788642841" calcext:value-type="float">
            <text:p>-93.94788642841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32.94810976287" calcext:value-type="float">
            <text:p>-132.9481097628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13.77411297928" calcext:value-type="float">
            <text:p>-113.77411297928</text:p>
          </table:table-cell>
          <table:table-cell table:style-name="ce38"/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77.836014394" calcext:value-type="float">
            <text:p>-77.836014394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13.66784947" calcext:value-type="float">
            <text:p>-113.6678494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52.62378524987" calcext:value-type="float">
            <text:p>-152.6237852498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93.80684755326" calcext:value-type="float">
            <text:p>-93.8068475532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32.81708829531" calcext:value-type="float">
            <text:p>-132.81708829531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13.66784947" calcext:value-type="float">
            <text:p>-113.66784947</text:p>
          </table:table-cell>
          <table:table-cell table:style-name="ce38"/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8]-[.G7]" office:value-type="float" office:value="0.129834345099994" calcext:value-type="float">
            <text:p>0.129834345099994</text:p>
          </table:table-cell>
          <table:table-cell table:style-name="ce39" table:formula="of:=[.G9]*conv" office:value-type="float" office:value="3.53297228582162" calcext:value-type="float">
            <text:p>3.53297228582162</text:p>
          </table:table-cell>
          <table:table-cell/>
          <table:table-cell table:style-name="ce38" table:number-columns-repeated="3"/>
          <table:table-cell table:style-name="ce39" table:formula="of:=[.M8]-[.M7]" office:value-type="float" office:value="0.106263509280012" calcext:value-type="float">
            <text:p>0.106263509280012</text:p>
          </table:table-cell>
          <table:table-cell table:style-name="ce39" table:formula="of:=[.M9]*conv" office:value-type="float" office:value="2.89157720933773" calcext:value-type="float">
            <text:p>2.89157720933773</text:p>
          </table:table-cell>
          <table:table-cell table:style-name="ce51"/>
          <table:table-cell table:style-name="ce38" table:number-columns-repeated="3"/>
          <table:table-cell table:style-name="ce39" table:formula="of:=[.S8]-[.S7]" office:value-type="float" office:value="0.133170294290011" calcext:value-type="float">
            <text:p>0.133170294290011</text:p>
          </table:table-cell>
          <table:table-cell table:style-name="ce39" table:formula="of:=[.S9]*conv" office:value-type="float" office:value="3.62374808190364" calcext:value-type="float">
            <text:p>3.62374808190364</text:p>
          </table:table-cell>
          <table:table-cell table:style-name="ce51"/>
          <table:table-cell table:style-name="ce38" table:number-columns-repeated="3"/>
          <table:table-cell table:style-name="ce39" table:formula="of:=[.Y8]-[.Y7]" office:value-type="float" office:value="0.141038875150002" calcext:value-type="float">
            <text:p>0.141038875150002</text:p>
          </table:table-cell>
          <table:table-cell table:style-name="ce39" table:formula="of:=[.Y9]*conv" office:value-type="float" office:value="3.83786306115421" calcext:value-type="float">
            <text:p>3.83786306115421</text:p>
          </table:table-cell>
          <table:table-cell table:style-name="ce51"/>
          <table:table-cell table:style-name="ce38" table:number-columns-repeated="3"/>
          <table:table-cell table:style-name="ce39" table:formula="of:=[.AE8]-[.AE7]" office:value-type="float" office:value="0.131021467560004" calcext:value-type="float">
            <text:p>0.131021467560004</text:p>
          </table:table-cell>
          <table:table-cell table:style-name="ce39" table:formula="of:=[.AE9]*conv" office:value-type="float" office:value="3.56527553152954" calcext:value-type="float">
            <text:p>3.56527553152954</text:p>
          </table:table-cell>
          <table:table-cell table:style-name="ce51"/>
          <table:table-cell table:style-name="ce38" table:number-columns-repeated="3"/>
          <table:table-cell table:style-name="ce39" table:formula="of:=[.AK8]-[.AK7]" office:value-type="float" office:value="0.106263509280012" calcext:value-type="float">
            <text:p>0.106263509280012</text:p>
          </table:table-cell>
          <table:table-cell table:style-name="ce39" table:formula="of:=[.AK9]*conv" office:value-type="float" office:value="2.89157720933773" calcext:value-type="float">
            <text:p>2.89157720933773</text:p>
          </table:table-cell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style-name="ce25"/>
          <table:table-cell table:style-name="ce26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137863353974491" calcext:value-type="float">
            <text:p>0.137863353974491</text:p>
          </table:table-cell>
          <table:table-cell table:style-name="ce39" table:formula="of:=[.G10]*conv" office:value-type="float" office:value="3.75145273345948" calcext:value-type="float">
            <text:p>3.75145273345948</text:p>
          </table:table-cell>
          <table:table-cell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46389268474457" calcext:value-type="float">
            <text:p>0.146389268474457</text:p>
          </table:table-cell>
          <table:table-cell table:style-name="ce39" table:formula="of:=[.M10]*conv" office:value-type="float" office:value="3.98345467113218" calcext:value-type="float">
            <text:p>3.98345467113218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42010052547678" calcext:value-type="float">
            <text:p>0.142010052547678</text:p>
          </table:table-cell>
          <table:table-cell table:style-name="ce39" table:formula="of:=[.S10]*conv" office:value-type="float" office:value="3.86429014274007" calcext:value-type="float">
            <text:p>3.86429014274007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75916016287649" calcext:value-type="float">
            <text:p>0.175916016287649</text:p>
          </table:table-cell>
          <table:table-cell table:style-name="ce39" table:formula="of:=[.Y10]*conv" office:value-type="float" office:value="4.78691835891148" calcext:value-type="float">
            <text:p>4.78691835891148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41648461429295" calcext:value-type="float">
            <text:p>0.141648461429295</text:p>
          </table:table-cell>
          <table:table-cell table:style-name="ce39" table:formula="of:=[.AE10]*conv" office:value-type="float" office:value="3.85445074778597" calcext:value-type="float">
            <text:p>3.85445074778597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46389268474457" calcext:value-type="float">
            <text:p>0.146389268474457</text:p>
          </table:table-cell>
          <table:table-cell table:style-name="ce39" table:formula="of:=[.AK10]*conv" office:value-type="float" office:value="3.98345467113218" calcext:value-type="float">
            <text:p>3.98345467113218</text:p>
          </table:table-cell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77.4890918258" calcext:value-type="float">
            <text:p>-77.4890918258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13.4221526939" calcext:value-type="float">
            <text:p>-113.422152693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52.45769703542" calcext:value-type="float">
            <text:p>-152.4576970354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93.60777126886" calcext:value-type="float">
            <text:p>-93.6077712688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32.69513174477" calcext:value-type="float">
            <text:p>-132.6951317447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13.4221526939" calcext:value-type="float">
            <text:p>-113.4221526939</text:p>
          </table:table-cell>
          <table:table-cell table:style-name="ce38"/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style-name="ce25"/>
          <table:table-cell table:style-name="ce26"/>
          <table:table-cell table:style-name="ce51"/>
          <table:table-cell table:style-name="ce38" table:number-columns-repeated="2"/>
          <table:table-cell table:formula="of:=[.G11]-[.G7]" office:value-type="float" office:value="0.476756913299994" calcext:value-type="float">
            <text:p>0.476756913299994</text:p>
          </table:table-cell>
          <table:table-cell table:formula="of:=[.G12]*conv" office:value-type="float" office:value="12.9732156808393" calcext:value-type="float">
            <text:p>12.9732156808393</text:p>
          </table:table-cell>
          <table:table-cell/>
          <table:table-cell table:style-name="ce38" table:number-columns-repeated="3"/>
          <table:table-cell table:style-name="ce38" table:formula="of:=[.M11]-[.M7]" office:value-type="float" office:value="0.351960285380002" calcext:value-type="float">
            <text:p>0.351960285380002</text:p>
          </table:table-cell>
          <table:table-cell table:style-name="ce38" table:formula="of:=[.M12]*conv" office:value-type="float" office:value="9.57732665420497" calcext:value-type="float">
            <text:p>9.57732665420497</text:p>
          </table:table-cell>
          <table:table-cell table:style-name="ce51"/>
          <table:table-cell table:style-name="ce38" table:number-columns-repeated="3"/>
          <table:table-cell table:style-name="ce38" table:formula="of:=[.S11]-[.S7]" office:value-type="float" office:value="0.299258508739996" calcext:value-type="float">
            <text:p>0.299258508739996</text:p>
          </table:table-cell>
          <table:table-cell table:style-name="ce38" table:formula="of:=[.S12]*conv" office:value-type="float" office:value="8.14323834622064" calcext:value-type="float">
            <text:p>8.14323834622064</text:p>
          </table:table-cell>
          <table:table-cell table:style-name="ce51"/>
          <table:table-cell table:style-name="ce38" table:number-columns-repeated="3"/>
          <table:table-cell table:style-name="ce38" table:formula="of:=[.Y11]-[.Y7]" office:value-type="float" office:value="0.340115159549995" calcext:value-type="float">
            <text:p>0.340115159549995</text:p>
          </table:table-cell>
          <table:table-cell table:style-name="ce38" table:formula="of:=[.Y12]*conv" office:value-type="float" office:value="9.25500438079377" calcext:value-type="float">
            <text:p>9.25500438079377</text:p>
          </table:table-cell>
          <table:table-cell table:style-name="ce51"/>
          <table:table-cell table:style-name="ce38" table:number-columns-repeated="3"/>
          <table:table-cell table:style-name="ce38" table:formula="of:=[.AE11]-[.AE7]" office:value-type="float" office:value="0.252978018099981" calcext:value-type="float">
            <text:p>0.252978018099981</text:p>
          </table:table-cell>
          <table:table-cell table:style-name="ce38" table:formula="of:=[.AE12]*conv" office:value-type="float" office:value="6.88388212056654" calcext:value-type="float">
            <text:p>6.88388212056654</text:p>
          </table:table-cell>
          <table:table-cell table:style-name="ce51"/>
          <table:table-cell table:style-name="ce38" table:number-columns-repeated="3"/>
          <table:table-cell table:style-name="ce38" table:formula="of:=[.AK11]-[.AK7]" office:value-type="float" office:value="0.351960285380002" calcext:value-type="float">
            <text:p>0.351960285380002</text:p>
          </table:table-cell>
          <table:table-cell table:style-name="ce38" table:formula="of:=[.AK12]*conv" office:value-type="float" office:value="9.57732665420497" calcext:value-type="float">
            <text:p>9.57732665420497</text:p>
          </table:table-cell>
          <table:table-cell table:style-name="ce51"/>
          <table:table-cell table:number-columns-repeated="985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number-columns-repeated="985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Ethene</text:p>
          </table:table-cell>
          <table:table-cell/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Methana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eno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CH2NH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ylamine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Methanal</text:p>
          </table:table-cell>
          <table:table-cell table:style-name="ce47" table:number-columns-repeated="3"/>
          <table:table-cell table:style-name="ce55"/>
          <table:table-cell table:number-columns-repeated="985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0.363" calcext:value-type="float">
            <text:p>-10.363</text:p>
          </table:table-cell>
          <table:table-cell table:style-name="ce70" table:formula="of:=[.H6]-[.H15]" office:value-type="float" office:value="0" calcext:value-type="float">
            <text:p>0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5.328" calcext:value-type="float">
            <text:p>-15.328</text:p>
          </table:table-cell>
          <table:table-cell table:style-name="ce70" table:formula="of:=[.N6]-[.N15]" office:value-type="float" office:value="3.403" calcext:value-type="float">
            <text:p>3.403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624" calcext:value-type="float">
            <text:p>-9.624</text:p>
          </table:table-cell>
          <table:table-cell table:style-name="ce70" table:formula="of:=[.T6]-[.T15]" office:value-type="float" office:value="0.245000000000001" calcext:value-type="float">
            <text:p>0.24500000000000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592" calcext:value-type="float">
            <text:p>-12.592</text:p>
          </table:table-cell>
          <table:table-cell table:style-name="ce70" table:formula="of:=[.Z6]-[.Z15]" office:value-type="float" office:value="1.016" calcext:value-type="float">
            <text:p>1.016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8.514" calcext:value-type="float">
            <text:p>-8.514</text:p>
          </table:table-cell>
          <table:table-cell table:style-name="ce70" table:formula="of:=[.AF6]-[.AF15]" office:value-type="float" office:value="0.257999999999999" calcext:value-type="float">
            <text:p>0.257999999999999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4.077" calcext:value-type="float">
            <text:p>-14.077</text:p>
          </table:table-cell>
          <table:table-cell table:style-name="ce70" table:formula="of:=[.AL6]-[.AL15]" office:value-type="float" office:value="2.152" calcext:value-type="float">
            <text:p>2.152</text:p>
          </table:table-cell>
          <table:table-cell table:number-columns-repeated="985"/>
        </table:table-row>
        <table:table-row table:style-name="ro1">
          <table:table-cell/>
          <table:table-cell table:style-name="ce9" table:formula="of:=MAX(MAX([.I16];[.O16];[.U16];[.AA16];[.AG16]);-MIN([.I16];[.O16];[.U16];[.AA16];[.AG16]))" office:value-type="float" office:value="28.5366876310272" calcext:value-type="float">
            <text:p>28.5366876310272</text:p>
          </table:table-cell>
          <table:table-cell table:style-name="ce63" table:formula="of:=AVERAGE([.I16];[.O16];[.U16];[.AA16];[.AG16])" office:value-type="float" office:value="8.61013719231243" calcext:value-type="float">
            <text:p>8.6101371923124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41.186066377" calcext:value-type="float">
            <text:p>-41.186066377</text:p>
          </table:table-cell>
          <table:table-cell table:style-name="ce47"/>
          <table:table-cell table:style-name="ce63" table:formula="of:=ABS(([.I15]/[.H6])*100)" office:value-type="float" office:value="0" calcext:value-type="float">
            <text:p>0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77.1955303214" calcext:value-type="float">
            <text:p>-77.1955303214</text:p>
          </table:table-cell>
          <table:table-cell table:style-name="ce47"/>
          <table:table-cell table:style-name="ce63" table:formula="of:=ABS(([.O15]/[.N6])*100)" office:value-type="float" office:value="28.5366876310272" calcext:value-type="float">
            <text:p>28.5366876310272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15.9811159736" calcext:value-type="float">
            <text:p>-115.9811159736</text:p>
          </table:table-cell>
          <table:table-cell table:style-name="ce47"/>
          <table:table-cell table:style-name="ce63" table:formula="of:=ABS(([.U15]/[.T6])*100)" office:value-type="float" office:value="2.61221878665104" calcext:value-type="float">
            <text:p>2.61221878665104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57.26884929667" calcext:value-type="float">
            <text:p>-57.26884929667</text:p>
          </table:table-cell>
          <table:table-cell table:style-name="ce47"/>
          <table:table-cell table:style-name="ce63" table:formula="of:=ABS(([.AA15]/[.Z6])*100)" office:value-type="float" office:value="8.7767795438839" calcext:value-type="float">
            <text:p>8.7767795438839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96.16380473979" calcext:value-type="float">
            <text:p>-96.16380473979</text:p>
          </table:table-cell>
          <table:table-cell table:style-name="ce47"/>
          <table:table-cell table:style-name="ce63" table:formula="of:=ABS(([.AG15]/[.AF6])*100)" office:value-type="float" office:value="3.12499999999999" calcext:value-type="float">
            <text:p>3.12499999999999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76.9062692026" calcext:value-type="float">
            <text:p>-76.9062692026</text:p>
          </table:table-cell>
          <table:table-cell table:style-name="ce47"/>
          <table:table-cell table:style-name="ce63" table:formula="of:=ABS(([.AM15]/[.AL6])*100)" office:value-type="float" office:value="18.0461215932914" calcext:value-type="float">
            <text:p>18.0461215932914</text:p>
          </table:table-cell>
          <table:table-cell table:number-columns-repeated="985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41.0038947179" calcext:value-type="float">
            <text:p>-41.0038947179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76.66681156554" calcext:value-type="float">
            <text:p>-76.66681156554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15.82989231564" calcext:value-type="float">
            <text:p>-115.82989231564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57.11740746326" calcext:value-type="float">
            <text:p>-57.11740746326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96.03711124256" calcext:value-type="float">
            <text:p>-96.03711124256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76.4408897696" calcext:value-type="float">
            <text:p>-76.4408897696</text:p>
          </table:table-cell>
          <table:table-cell table:style-name="ce47" table:number-columns-repeated="2"/>
          <table:table-cell table:number-columns-repeated="985"/>
        </table:table-row>
        <table:table-row table:style-name="ro1">
          <table:table-cell/>
          <table:table-cell table:style-name="ce9" table:formula="of:=MAX(MAX([.I19];[.O19];[.U19];[.AA19];[.AG19]);-MIN([.I19];[.O19];[.U19];[.AA19];[.AG19]))" office:value-type="float" office:value="397.554390441582" calcext:value-type="float">
            <text:p>397.554390441582</text:p>
          </table:table-cell>
          <table:table-cell table:style-name="ce63" table:formula="of:=AVERAGE([.I19];[.O19];[.U19];[.AA19];[.AG19])" office:value-type="float" office:value="92.4202066055405" calcext:value-type="float">
            <text:p>92.4202066055405</text:p>
          </table:table-cell>
          <table:table-cell table:number-columns-repeated="3"/>
          <table:table-cell table:style-name="ce68" table:formula="of:=[.G17]-[.G16]" office:value-type="float" office:value="0.1821716591" calcext:value-type="float">
            <text:p>0.1821716591</text:p>
          </table:table-cell>
          <table:table-cell table:style-name="ce68" table:formula="of:=[.G18]*conv" office:value-type="float" office:value="4.95714306077302" calcext:value-type="float">
            <text:p>4.95714306077302</text:p>
          </table:table-cell>
          <table:table-cell table:style-name="ce70" table:formula="of:=[.H9]-[.H18]" office:value-type="float" office:value="-1.4241707749514" calcext:value-type="float">
            <text:p>-1.4241707749514</text:p>
          </table:table-cell>
          <table:table-cell table:style-name="ce47" table:number-columns-repeated="3"/>
          <table:table-cell table:style-name="ce68" table:formula="of:=[.M17]-[.M16]" office:value-type="float" office:value="0.528718755859998" calcext:value-type="float">
            <text:p>0.528718755859998</text:p>
          </table:table-cell>
          <table:table-cell table:style-name="ce68" table:formula="of:=[.M18]*conv" office:value-type="float" office:value="14.387169358068" calcext:value-type="float">
            <text:p>14.387169358068</text:p>
          </table:table-cell>
          <table:table-cell table:style-name="ce70" table:formula="of:=[.N9]-[.N18]" office:value-type="float" office:value="-11.4955921487303" calcext:value-type="float">
            <text:p>-11.4955921487303</text:p>
          </table:table-cell>
          <table:table-cell table:style-name="ce47" table:number-columns-repeated="3"/>
          <table:table-cell table:style-name="ce68" table:formula="of:=[.S17]-[.S16]" office:value-type="float" office:value="0.151223657960003" calcext:value-type="float">
            <text:p>0.151223657960003</text:p>
          </table:table-cell>
          <table:table-cell table:style-name="ce68" table:formula="of:=[.S18]*conv" office:value-type="float" office:value="4.11500510224612" calcext:value-type="float">
            <text:p>4.11500510224612</text:p>
          </table:table-cell>
          <table:table-cell table:style-name="ce70" table:formula="of:=[.T9]-[.T18]" office:value-type="float" office:value="-0.491257020342484" calcext:value-type="float">
            <text:p>-0.491257020342484</text:p>
          </table:table-cell>
          <table:table-cell table:style-name="ce47" table:number-columns-repeated="3"/>
          <table:table-cell table:style-name="ce68" table:formula="of:=[.Y17]-[.Y16]" office:value-type="float" office:value="0.151441833409997" calcext:value-type="float">
            <text:p>0.151441833409997</text:p>
          </table:table-cell>
          <table:table-cell table:style-name="ce68" table:formula="of:=[.Y18]*conv" office:value-type="float" office:value="4.12094195830438" calcext:value-type="float">
            <text:p>4.12094195830438</text:p>
          </table:table-cell>
          <table:table-cell table:style-name="ce70" table:formula="of:=[.Z9]-[.Z18]" office:value-type="float" office:value="-0.283078897150173" calcext:value-type="float">
            <text:p>-0.283078897150173</text:p>
          </table:table-cell>
          <table:table-cell table:style-name="ce47" table:number-columns-repeated="3"/>
          <table:table-cell table:style-name="ce68" table:formula="of:=[.AE17]-[.AE16]" office:value-type="float" office:value="0.126693497229994" calcext:value-type="float">
            <text:p>0.126693497229994</text:p>
          </table:table-cell>
          <table:table-cell table:style-name="ce68" table:formula="of:=[.AE18]*conv" office:value-type="float" office:value="3.44750546677504" calcext:value-type="float">
            <text:p>3.44750546677504</text:p>
          </table:table-cell>
          <table:table-cell table:style-name="ce70" table:formula="of:=[.AF9]-[.AF18]" office:value-type="float" office:value="0.117770064754497" calcext:value-type="float">
            <text:p>0.117770064754497</text:p>
          </table:table-cell>
          <table:table-cell table:style-name="ce47" table:number-columns-repeated="3"/>
          <table:table-cell table:style-name="ce68" table:formula="of:=[.AK17]-[.AK16]" office:value-type="float" office:value="0.465379432999995" calcext:value-type="float">
            <text:p>0.465379432999995</text:p>
          </table:table-cell>
          <table:table-cell table:style-name="ce68" table:formula="of:=[.AK18]*conv" office:value-type="float" office:value="12.6636186897549" calcext:value-type="float">
            <text:p>12.6636186897549</text:p>
          </table:table-cell>
          <table:table-cell table:style-name="ce70" table:formula="of:=[.AL9]-[.AL18]" office:value-type="float" office:value="-9.77204148041714" calcext:value-type="float">
            <text:p>-9.77204148041714</text:p>
          </table:table-cell>
          <table:table-cell table:number-columns-repeated="985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18]/[.H9])*100)" office:value-type="float" office:value="40.3108391386715" calcext:value-type="float">
            <text:p>40.310839138671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18]/[.N9])*100)" office:value-type="float" office:value="397.554390441582" calcext:value-type="float">
            <text:p>397.55439044158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18]/[.T9])*100)" office:value-type="float" office:value="13.556599665295" calcext:value-type="float">
            <text:p>13.55659966529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18]/[.Z9])*100)" office:value-type="float" office:value="7.37595095602602" calcext:value-type="float">
            <text:p>7.3759509560260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G18]/[.AF9])*100)" office:value-type="float" office:value="3.30325282612792" calcext:value-type="float">
            <text:p>3.3032528261279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M18]/[.AL9])*100)" office:value-type="float" office:value="337.948488764554" calcext:value-type="float">
            <text:p>337.948488764554</text:p>
          </table:table-cell>
          <table:table-cell table:number-columns-repeated="985"/>
        </table:table-row>
        <table:table-row table:style-name="ro1">
          <table:table-cell/>
          <table:table-cell table:style-name="ce9" table:formula="of:=MAX(MAX([.I21];[.O21];[.U21];[.AA21];[.AG21]);-MIN([.I21];[.O21];[.U21];[.AA21];[.AG21]))" office:value-type="float" office:value="23.9849041663846" calcext:value-type="float">
            <text:p>23.9849041663846</text:p>
          </table:table-cell>
          <table:table-cell table:style-name="ce63" table:formula="of:=AVERAGE([.I21];[.O21];[.U21];[.AA21];[.AG21])" office:value-type="float" office:value="9.27447075676547" calcext:value-type="float">
            <text:p>9.27447075676547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142744517063761" calcext:value-type="float">
            <text:p>0.142744517063761</text:p>
          </table:table-cell>
          <table:table-cell table:style-name="ce68" table:formula="of:=[.G20]*conv" office:value-type="float" office:value="3.88427593908881" calcext:value-type="float">
            <text:p>3.88427593908881</text:p>
          </table:table-cell>
          <table:table-cell table:style-name="ce71" table:formula="of:=[.H10]-[.H20]" office:value-type="float" office:value="-0.132823205629334" calcext:value-type="float">
            <text:p>-0.132823205629334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81500594227927" calcext:value-type="float">
            <text:p>0.181500594227927</text:p>
          </table:table-cell>
          <table:table-cell table:style-name="ce68" table:formula="of:=[.M20]*conv" office:value-type="float" office:value="4.9388824565146" calcext:value-type="float">
            <text:p>4.9388824565146</text:p>
          </table:table-cell>
          <table:table-cell table:style-name="ce71" table:formula="of:=[.N10]-[.N20]" office:value-type="float" office:value="-0.955427785382425" calcext:value-type="float">
            <text:p>-0.955427785382425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46323076922396" calcext:value-type="float">
            <text:p>0.146323076922396</text:p>
          </table:table-cell>
          <table:table-cell table:style-name="ce68" table:formula="of:=[.S20]*conv" office:value-type="float" office:value="3.98165350735839" calcext:value-type="float">
            <text:p>3.98165350735839</text:p>
          </table:table-cell>
          <table:table-cell table:style-name="ce71" table:formula="of:=[.T10]-[.T20]" office:value-type="float" office:value="-0.117363364618324" calcext:value-type="float">
            <text:p>-0.117363364618324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58289599376551" calcext:value-type="float">
            <text:p>0.158289599376551</text:p>
          </table:table-cell>
          <table:table-cell table:style-name="ce68" table:formula="of:=[.Y20]*conv" office:value-type="float" office:value="4.30727915098629" calcext:value-type="float">
            <text:p>4.30727915098629</text:p>
          </table:table-cell>
          <table:table-cell table:style-name="ce71" table:formula="of:=[.Z10]-[.Z20]" office:value-type="float" office:value="0.47963920792519" calcext:value-type="float">
            <text:p>0.47963920792519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33447083340256" calcext:value-type="float">
            <text:p>0.133447083340256</text:p>
          </table:table-cell>
          <table:table-cell table:style-name="ce68" table:formula="of:=[.AE20]*conv" office:value-type="float" office:value="3.63127989517525" calcext:value-type="float">
            <text:p>3.63127989517525</text:p>
          </table:table-cell>
          <table:table-cell table:style-name="ce71" table:formula="of:=[.AF10]-[.AF20]" office:value-type="float" office:value="0.223170852610715" calcext:value-type="float">
            <text:p>0.223170852610715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AK20]*conv" office:value-type="float" office:value="0" calcext:value-type="float">
            <text:p>0</text:p>
          </table:table-cell>
          <table:table-cell table:style-name="ce71" table:formula="of:=[.AL10]-[.AL20]" office:value-type="float" office:value="3.98345467113218" calcext:value-type="float">
            <text:p>3.98345467113218</text:p>
          </table:table-cell>
          <table:table-cell table:number-columns-repeated="985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20]/[.H10])*100)" office:value-type="float" office:value="3.54058054482932" calcext:value-type="float">
            <text:p>3.5405805448293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20]/[.N10])*100)" office:value-type="float" office:value="23.9849041663846" calcext:value-type="float">
            <text:p>23.9849041663846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20]/[.T10])*100)" office:value-type="float" office:value="3.03712610293554" calcext:value-type="float">
            <text:p>3.0371261029355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20]/[.Z10])*100)" office:value-type="float" office:value="10.01979085422" calcext:value-type="float">
            <text:p>10.0197908542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G20]/[.AF10])*100)" office:value-type="float" office:value="5.78995211545788" calcext:value-type="float">
            <text:p>5.7899521154578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M20]/[.AL10])*100)" office:value-type="float" office:value="100" calcext:value-type="float">
            <text:p>100</text:p>
          </table:table-cell>
          <table:table-cell table:number-columns-repeated="985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40.8448525401" calcext:value-type="float">
            <text:p>-40.8448525401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76.52687622496" calcext:value-type="float">
            <text:p>-76.52687622496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15.67033261258" calcext:value-type="float">
            <text:p>-115.67033261258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56.85698003684" calcext:value-type="float">
            <text:p>-56.85698003684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95.89840913973" calcext:value-type="float">
            <text:p>-95.89840913973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76.2821922343" calcext:value-type="float">
            <text:p>-76.2821922343</text:p>
          </table:table-cell>
          <table:table-cell table:style-name="ce47"/>
          <table:table-cell table:style-name="ce63"/>
          <table:table-cell table:number-columns-repeated="985"/>
        </table:table-row>
        <table:table-row table:style-name="ro1">
          <table:table-cell/>
          <table:table-cell table:style-name="ce9" table:formula="of:=MAX(MAX([.I24];[.O24];[.U24];[.AA24];[.AG24]);-MIN([.I24];[.O24];[.U24];[.AA24];[.AG24]))" office:value-type="float" office:value="89.9799847355123" calcext:value-type="float">
            <text:p>89.9799847355123</text:p>
          </table:table-cell>
          <table:table-cell table:style-name="ce63" table:formula="of:=AVERAGE([.I24];[.O24];[.U24];[.AA24];[.AG24])" office:value-type="float" office:value="29.6533823371597" calcext:value-type="float">
            <text:p>29.6533823371597</text:p>
          </table:table-cell>
          <table:table-cell table:number-columns-repeated="3"/>
          <table:table-cell table:style-name="ce47" table:formula="of:=[.G22]-[.G16]" office:value-type="float" office:value="0.341213836900003" calcext:value-type="float">
            <text:p>0.341213836900003</text:p>
          </table:table-cell>
          <table:table-cell table:style-name="ce47" table:formula="of:=[.G23]*conv" office:value-type="float" office:value="9.28490091260628" calcext:value-type="float">
            <text:p>9.28490091260628</text:p>
          </table:table-cell>
          <table:table-cell table:style-name="ce70" table:formula="of:=[.H12]-[.H23]" office:value-type="float" office:value="3.68831476823302" calcext:value-type="float">
            <text:p>3.68831476823302</text:p>
          </table:table-cell>
          <table:table-cell table:style-name="ce47" table:number-columns-repeated="3"/>
          <table:table-cell table:style-name="ce47" table:formula="of:=[.M22]-[.M16]" office:value-type="float" office:value="0.668654096439994" calcext:value-type="float">
            <text:p>0.668654096439994</text:p>
          </table:table-cell>
          <table:table-cell table:style-name="ce47" table:formula="of:=[.M23]*conv" office:value-type="float" office:value="18.1950037157288" calcext:value-type="float">
            <text:p>18.1950037157288</text:p>
          </table:table-cell>
          <table:table-cell table:style-name="ce70" table:formula="of:=[.N12]-[.N23]" office:value-type="float" office:value="-8.61767706152378" calcext:value-type="float">
            <text:p>-8.61767706152378</text:p>
          </table:table-cell>
          <table:table-cell table:style-name="ce47" table:number-columns-repeated="3"/>
          <table:table-cell table:style-name="ce47" table:formula="of:=[.S22]-[.S16]" office:value-type="float" office:value="0.31078336102" calcext:value-type="float">
            <text:p>0.31078336102</text:p>
          </table:table-cell>
          <table:table-cell table:style-name="ce47" table:formula="of:=[.S23]*conv" office:value-type="float" office:value="8.45684553291754" calcext:value-type="float">
            <text:p>8.45684553291754</text:p>
          </table:table-cell>
          <table:table-cell table:style-name="ce70" table:formula="of:=[.T12]-[.T23]" office:value-type="float" office:value="-0.313607186696903" calcext:value-type="float">
            <text:p>-0.313607186696903</text:p>
          </table:table-cell>
          <table:table-cell table:style-name="ce47" table:number-columns-repeated="3"/>
          <table:table-cell table:style-name="ce47" table:formula="of:=[.Y22]-[.Y16]" office:value-type="float" office:value="0.411869259829999" calcext:value-type="float">
            <text:p>0.411869259829999</text:p>
          </table:table-cell>
          <table:table-cell table:style-name="ce47" table:formula="of:=[.Y23]*conv" office:value-type="float" office:value="11.2075327929645" calcext:value-type="float">
            <text:p>11.2075327929645</text:p>
          </table:table-cell>
          <table:table-cell table:style-name="ce70" table:formula="of:=[.Z12]-[.Z23]" office:value-type="float" office:value="-1.95252841217073" calcext:value-type="float">
            <text:p>-1.95252841217073</text:p>
          </table:table-cell>
          <table:table-cell table:style-name="ce47" table:number-columns-repeated="3"/>
          <table:table-cell table:style-name="ce47" table:formula="of:=[.AE22]-[.AE16]" office:value-type="float" office:value="0.265395600059989" calcext:value-type="float">
            <text:p>0.265395600059989</text:p>
          </table:table-cell>
          <table:table-cell table:style-name="ce47" table:formula="of:=[.AE23]*conv" office:value-type="float" office:value="7.22178171784059" calcext:value-type="float">
            <text:p>7.22178171784059</text:p>
          </table:table-cell>
          <table:table-cell table:style-name="ce70" table:formula="of:=[.AF12]-[.AF23]" office:value-type="float" office:value="-0.33789959727405" calcext:value-type="float">
            <text:p>-0.33789959727405</text:p>
          </table:table-cell>
          <table:table-cell table:style-name="ce47" table:number-columns-repeated="3"/>
          <table:table-cell table:style-name="ce47" table:formula="of:=[.AK22]-[.AK16]" office:value-type="float" office:value="0.624076968300003" calcext:value-type="float">
            <text:p>0.624076968300003</text:p>
          </table:table-cell>
          <table:table-cell table:style-name="ce47" table:formula="of:=[.AK23]*conv" office:value-type="float" office:value="16.9819983420057" calcext:value-type="float">
            <text:p>16.9819983420057</text:p>
          </table:table-cell>
          <table:table-cell table:style-name="ce70" table:formula="of:=[.AL12]-[.AL23]" office:value-type="float" office:value="-7.40467168780071" calcext:value-type="float">
            <text:p>-7.40467168780071</text:p>
          </table:table-cell>
          <table:table-cell table:number-columns-repeated="985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23]/[.H12])*100)" office:value-type="float" office:value="28.4302277783021" calcext:value-type="float">
            <text:p>28.4302277783021</text:p>
          </table:table-cell>
          <table:table-cell table:style-name="ce47" table:number-columns-repeated="5"/>
          <table:table-cell table:style-name="ce63" table:formula="of:=ABS(([.O23]/[.N12])*100)" office:value-type="float" office:value="89.9799847355123" calcext:value-type="float">
            <text:p>89.9799847355123</text:p>
          </table:table-cell>
          <table:table-cell table:style-name="ce47" table:number-columns-repeated="5"/>
          <table:table-cell table:style-name="ce63" table:formula="of:=ABS(([.U23]/[.T12])*100)" office:value-type="float" office:value="3.85113603904828" calcext:value-type="float">
            <text:p>3.85113603904828</text:p>
          </table:table-cell>
          <table:table-cell table:style-name="ce47" table:number-columns-repeated="5"/>
          <table:table-cell table:style-name="ce63" table:formula="of:=ABS(([.AA23]/[.Z12])*100)" office:value-type="float" office:value="21.0970014905954" calcext:value-type="float">
            <text:p>21.0970014905954</text:p>
          </table:table-cell>
          <table:table-cell table:style-name="ce47" table:number-columns-repeated="5"/>
          <table:table-cell table:style-name="ce63" table:formula="of:=ABS(([.AG23]/[.AF12])*100)" office:value-type="float" office:value="4.90856164234028" calcext:value-type="float">
            <text:p>4.90856164234028</text:p>
          </table:table-cell>
          <table:table-cell table:style-name="ce47" table:number-columns-repeated="5"/>
          <table:table-cell table:style-name="ce63" table:formula="of:=ABS(([.AM23]/[.AL12])*100)" office:value-type="float" office:value="77.3145988974872" calcext:value-type="float">
            <text:p>77.3145988974872</text:p>
          </table:table-cell>
          <table:table-cell table:number-columns-repeated="98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8" table:number-columns-repeated="3"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 table:number-columns-repeated="2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 table:number-columns-repeated="1003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Ethene</text:p>
          </table:table-cell>
          <table:table-cell table:style-name="ce38"/>
          <table:table-cell table:number-columns-repeated="3"/>
          <table:table-cell table:style-name="ce38"/>
          <table:table-cell table:style-name="ce39" office:value-type="string" calcext:value-type="string">
            <text:p>Etheno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ylamine</text:p>
          </table:table-cell>
          <table:table-cell table:style-name="ce38" table:number-columns-repeated="3"/>
          <table:table-cell table:style-name="ce51"/>
          <table:table-cell table:number-columns-repeated="3"/>
          <table:table-cell office:value-type="string" calcext:value-type="string">
            <text:p>st</text:p>
          </table:table-cell>
          <table:table-cell/>
          <table:table-cell office:value-type="string" calcext:value-type="string">
            <text:p>homo</text:p>
          </table:table-cell>
          <table:table-cell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tddft</text:p>
          </table:table-cell>
          <table:table-cell table:number-columns-repeated="993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0.363" calcext:value-type="float">
            <text:p>-10.363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9.379" calcext:value-type="float">
            <text:p>-9.379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8.256" calcext:value-type="float">
            <text:p>-8.256</text:p>
          </table:table-cell>
          <table:table-cell table:style-name="ce51"/>
          <table:table-cell table:number-columns-repeated="3"/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table:number-columns-repeated="992"/>
        </table:table-row>
        <table:table-row table:style-name="ro1">
          <table:table-cell table:style-name="ce38"/>
          <table:table-cell table:style-name="ce25"/>
          <table:table-cell table:style-name="ce26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77.9658487391" calcext:value-type="float">
            <text:p>-77.9658487391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52.75695554416" calcext:value-type="float">
            <text:p>-152.7569555441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32.94810976287" calcext:value-type="float">
            <text:p>-132.94810976287</text:p>
          </table:table-cell>
          <table:table-cell table:style-name="ce38"/>
          <table:table-cell table:style-name="ce51"/>
          <table:table-cell table:number-columns-repeated="3"/>
          <table:table-cell office:value-type="float" office:value="3.53297228582162" calcext:value-type="float">
            <text:p>3.53297228582162</text:p>
          </table:table-cell>
          <table:table-cell office:value-type="float" office:value="4.95714306077302" calcext:value-type="float">
            <text:p>4.95714306077302</text:p>
          </table:table-cell>
          <table:table-cell table:number-columns-repeated="2" office:value-type="float" office:value="-10.363" calcext:value-type="float">
            <text:p>-10.363</text:p>
          </table:table-cell>
          <table:table-cell office:value-type="float" office:value="12.9732156808393" calcext:value-type="float">
            <text:p>12.9732156808393</text:p>
          </table:table-cell>
          <table:table-cell office:value-type="float" office:value="9.28490091260628" calcext:value-type="float">
            <text:p>9.28490091260628</text:p>
          </table:table-cell>
          <table:table-cell office:value-type="float" office:value="3.75145273345948" calcext:value-type="float">
            <text:p>3.75145273345948</text:p>
          </table:table-cell>
          <table:table-cell office:value-type="float" office:value="3.88427593908881" calcext:value-type="float">
            <text:p>3.88427593908881</text:p>
          </table:table-cell>
          <table:table-cell table:number-columns-repeated="99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77.836014394" calcext:value-type="float">
            <text:p>-77.836014394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52.62378524987" calcext:value-type="float">
            <text:p>-152.6237852498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32.81708829531" calcext:value-type="float">
            <text:p>-132.81708829531</text:p>
          </table:table-cell>
          <table:table-cell table:style-name="ce38"/>
          <table:table-cell table:style-name="ce51"/>
          <table:table-cell table:number-columns-repeated="3"/>
          <table:table-cell office:value-type="float" office:value="2.89157720933773" calcext:value-type="float">
            <text:p>2.89157720933773</text:p>
          </table:table-cell>
          <table:table-cell office:value-type="float" office:value="14.387169358068" calcext:value-type="float">
            <text:p>14.387169358068</text:p>
          </table:table-cell>
          <table:table-cell office:value-type="float" office:value="-11.925" calcext:value-type="float">
            <text:p>-11.925</text:p>
          </table:table-cell>
          <table:table-cell office:value-type="float" office:value="-15.328" calcext:value-type="float">
            <text:p>-15.328</text:p>
          </table:table-cell>
          <table:table-cell office:value-type="float" office:value="9.57732665420497" calcext:value-type="float">
            <text:p>9.57732665420497</text:p>
          </table:table-cell>
          <table:table-cell office:value-type="float" office:value="18.1950037157288" calcext:value-type="float">
            <text:p>18.1950037157288</text:p>
          </table:table-cell>
          <table:table-cell office:value-type="float" office:value="3.98345467113218" calcext:value-type="float">
            <text:p>3.98345467113218</text:p>
          </table:table-cell>
          <table:table-cell office:value-type="float" office:value="4.9388824565146" calcext:value-type="float">
            <text:p>4.9388824565146</text:p>
          </table:table-cell>
          <table:table-cell table:number-columns-repeated="99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30]-[.G29]" office:value-type="float" office:value="0.129834345099994" calcext:value-type="float">
            <text:p>0.129834345099994</text:p>
          </table:table-cell>
          <table:table-cell table:style-name="ce39" table:formula="of:=[.G31]*conv" office:value-type="float" office:value="3.53297228582162" calcext:value-type="float">
            <text:p>3.53297228582162</text:p>
          </table:table-cell>
          <table:table-cell/>
          <table:table-cell table:style-name="ce38" table:number-columns-repeated="3"/>
          <table:table-cell table:style-name="ce39" table:formula="of:=[.M30]-[.M29]" office:value-type="float" office:value="0.133170294290011" calcext:value-type="float">
            <text:p>0.133170294290011</text:p>
          </table:table-cell>
          <table:table-cell table:style-name="ce39" table:formula="of:=[.M31]*conv" office:value-type="float" office:value="3.62374808190364" calcext:value-type="float">
            <text:p>3.62374808190364</text:p>
          </table:table-cell>
          <table:table-cell table:style-name="ce51"/>
          <table:table-cell table:style-name="ce38" table:number-columns-repeated="3"/>
          <table:table-cell table:style-name="ce39" table:formula="of:=[.S30]-[.S29]" office:value-type="float" office:value="0.131021467560004" calcext:value-type="float">
            <text:p>0.131021467560004</text:p>
          </table:table-cell>
          <table:table-cell table:style-name="ce39" table:formula="of:=[.S31]*conv" office:value-type="float" office:value="3.56527553152954" calcext:value-type="float">
            <text:p>3.56527553152954</text:p>
          </table:table-cell>
          <table:table-cell table:style-name="ce51"/>
          <table:table-cell table:number-columns-repeated="3"/>
          <table:table-cell office:value-type="float" office:value="3.62374808190364" calcext:value-type="float">
            <text:p>3.62374808190364</text:p>
          </table:table-cell>
          <table:table-cell office:value-type="float" office:value="4.11500510224612" calcext:value-type="float">
            <text:p>4.11500510224612</text:p>
          </table:table-cell>
          <table:table-cell office:value-type="float" office:value="-9.379" calcext:value-type="float">
            <text:p>-9.379</text:p>
          </table:table-cell>
          <table:table-cell office:value-type="float" office:value="-9.624" calcext:value-type="float">
            <text:p>-9.624</text:p>
          </table:table-cell>
          <table:table-cell office:value-type="float" office:value="8.14323834622064" calcext:value-type="float">
            <text:p>8.14323834622064</text:p>
          </table:table-cell>
          <table:table-cell office:value-type="float" office:value="8.45684553291754" calcext:value-type="float">
            <text:p>8.45684553291754</text:p>
          </table:table-cell>
          <table:table-cell office:value-type="float" office:value="3.86429014274007" calcext:value-type="float">
            <text:p>3.86429014274007</text:p>
          </table:table-cell>
          <table:table-cell office:value-type="float" office:value="3.98165350735839" calcext:value-type="float">
            <text:p>3.98165350735839</text:p>
          </table:table-cell>
          <table:table-cell table:number-columns-repeated="992"/>
        </table:table-row>
        <table:table-row table:style-name="ro1">
          <table:table-cell table:style-name="ce38"/>
          <table:table-cell table:style-name="ce25"/>
          <table:table-cell table:style-name="ce26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137863353974491" calcext:value-type="float">
            <text:p>0.137863353974491</text:p>
          </table:table-cell>
          <table:table-cell table:style-name="ce39" table:formula="of:=[.G32]*conv" office:value-type="float" office:value="3.75145273345948" calcext:value-type="float">
            <text:p>3.75145273345948</text:p>
          </table:table-cell>
          <table:table-cell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42010052547678" calcext:value-type="float">
            <text:p>0.142010052547678</text:p>
          </table:table-cell>
          <table:table-cell table:style-name="ce39" table:formula="of:=[.M32]*conv" office:value-type="float" office:value="3.86429014274007" calcext:value-type="float">
            <text:p>3.86429014274007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41648461429295" calcext:value-type="float">
            <text:p>0.141648461429295</text:p>
          </table:table-cell>
          <table:table-cell table:style-name="ce39" table:formula="of:=[.S32]*conv" office:value-type="float" office:value="3.85445074778597" calcext:value-type="float">
            <text:p>3.85445074778597</text:p>
          </table:table-cell>
          <table:table-cell table:style-name="ce51"/>
          <table:table-cell table:number-columns-repeated="3"/>
          <table:table-cell office:value-type="float" office:value="3.83786306115421" calcext:value-type="float">
            <text:p>3.83786306115421</text:p>
          </table:table-cell>
          <table:table-cell office:value-type="float" office:value="4.12094195830438" calcext:value-type="float">
            <text:p>4.12094195830438</text:p>
          </table:table-cell>
          <table:table-cell office:value-type="float" office:value="-11.576" calcext:value-type="float">
            <text:p>-11.576</text:p>
          </table:table-cell>
          <table:table-cell office:value-type="float" office:value="-12.592" calcext:value-type="float">
            <text:p>-12.592</text:p>
          </table:table-cell>
          <table:table-cell office:value-type="float" office:value="9.25500438079377" calcext:value-type="float">
            <text:p>9.25500438079377</text:p>
          </table:table-cell>
          <table:table-cell office:value-type="float" office:value="11.2075327929645" calcext:value-type="float">
            <text:p>11.2075327929645</text:p>
          </table:table-cell>
          <table:table-cell office:value-type="float" office:value="4.78691835891148" calcext:value-type="float">
            <text:p>4.78691835891148</text:p>
          </table:table-cell>
          <table:table-cell office:value-type="float" office:value="4.30727915098629" calcext:value-type="float">
            <text:p>4.30727915098629</text:p>
          </table:table-cell>
          <table:table-cell table:number-columns-repeated="99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77.4890918258" calcext:value-type="float">
            <text:p>-77.4890918258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52.45769703542" calcext:value-type="float">
            <text:p>-152.4576970354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32.69513174477" calcext:value-type="float">
            <text:p>-132.69513174477</text:p>
          </table:table-cell>
          <table:table-cell table:style-name="ce38"/>
          <table:table-cell table:style-name="ce51"/>
          <table:table-cell table:number-columns-repeated="3"/>
          <table:table-cell office:value-type="float" office:value="3.56527553152954" calcext:value-type="float">
            <text:p>3.56527553152954</text:p>
          </table:table-cell>
          <table:table-cell office:value-type="float" office:value="3.44750546677504" calcext:value-type="float">
            <text:p>3.44750546677504</text:p>
          </table:table-cell>
          <table:table-cell office:value-type="float" office:value="-8.256" calcext:value-type="float">
            <text:p>-8.256</text:p>
          </table:table-cell>
          <table:table-cell office:value-type="float" office:value="-8.514" calcext:value-type="float">
            <text:p>-8.514</text:p>
          </table:table-cell>
          <table:table-cell office:value-type="float" office:value="6.88388212056654" calcext:value-type="float">
            <text:p>6.88388212056654</text:p>
          </table:table-cell>
          <table:table-cell office:value-type="float" office:value="7.22178171784059" calcext:value-type="float">
            <text:p>7.22178171784059</text:p>
          </table:table-cell>
          <table:table-cell office:value-type="float" office:value="3.85445074778597" calcext:value-type="float">
            <text:p>3.85445074778597</text:p>
          </table:table-cell>
          <table:table-cell office:value-type="float" office:value="3.63127989517525" calcext:value-type="float">
            <text:p>3.63127989517525</text:p>
          </table:table-cell>
          <table:table-cell table:number-columns-repeated="992"/>
        </table:table-row>
        <table:table-row table:style-name="ro1">
          <table:table-cell table:style-name="ce38"/>
          <table:table-cell table:style-name="ce25"/>
          <table:table-cell table:style-name="ce26"/>
          <table:table-cell table:style-name="ce51"/>
          <table:table-cell table:style-name="ce38" table:number-columns-repeated="2"/>
          <table:table-cell table:formula="of:=[.G33]-[.G29]" office:value-type="float" office:value="0.476756913299994" calcext:value-type="float">
            <text:p>0.476756913299994</text:p>
          </table:table-cell>
          <table:table-cell table:formula="of:=[.G34]*conv" office:value-type="float" office:value="12.9732156808393" calcext:value-type="float">
            <text:p>12.9732156808393</text:p>
          </table:table-cell>
          <table:table-cell/>
          <table:table-cell table:style-name="ce38" table:number-columns-repeated="3"/>
          <table:table-cell table:style-name="ce38" table:formula="of:=[.M33]-[.M29]" office:value-type="float" office:value="0.299258508739996" calcext:value-type="float">
            <text:p>0.299258508739996</text:p>
          </table:table-cell>
          <table:table-cell table:style-name="ce38" table:formula="of:=[.M34]*conv" office:value-type="float" office:value="8.14323834622064" calcext:value-type="float">
            <text:p>8.14323834622064</text:p>
          </table:table-cell>
          <table:table-cell table:style-name="ce51"/>
          <table:table-cell table:style-name="ce38" table:number-columns-repeated="3"/>
          <table:table-cell table:style-name="ce38" table:formula="of:=[.S33]-[.S29]" office:value-type="float" office:value="0.252978018099981" calcext:value-type="float">
            <text:p>0.252978018099981</text:p>
          </table:table-cell>
          <table:table-cell table:style-name="ce38" table:formula="of:=[.S34]*conv" office:value-type="float" office:value="6.88388212056654" calcext:value-type="float">
            <text:p>6.88388212056654</text:p>
          </table:table-cell>
          <table:table-cell table:style-name="ce51"/>
          <table:table-cell table:number-columns-repeated="1003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number-columns-repeated="1003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Ethene</text:p>
          </table:table-cell>
          <table:table-cell/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Etheno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ylamine</text:p>
          </table:table-cell>
          <table:table-cell table:style-name="ce47" table:number-columns-repeated="3"/>
          <table:table-cell table:style-name="ce55"/>
          <table:table-cell table:number-columns-repeated="1003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0.363" calcext:value-type="float">
            <text:p>-10.363</text:p>
          </table:table-cell>
          <table:table-cell table:style-name="ce70" table:formula="of:=[.H28]-[.H37]" office:value-type="float" office:value="0" calcext:value-type="float">
            <text:p>0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624" calcext:value-type="float">
            <text:p>-9.624</text:p>
          </table:table-cell>
          <table:table-cell table:style-name="ce70" table:formula="of:=[.N28]-[.N37]" office:value-type="float" office:value="0.245000000000001" calcext:value-type="float">
            <text:p>0.24500000000000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8.514" calcext:value-type="float">
            <text:p>-8.514</text:p>
          </table:table-cell>
          <table:table-cell table:style-name="ce70" table:formula="of:=[.T28]-[.T37]" office:value-type="float" office:value="0.257999999999999" calcext:value-type="float">
            <text:p>0.257999999999999</text:p>
          </table:table-cell>
          <table:table-cell table:number-columns-repeated="1003"/>
        </table:table-row>
        <table:table-row table:style-name="ro1">
          <table:table-cell/>
          <table:table-cell table:style-name="ce9" table:formula="of:=MAX(MAX([.I38];[.O38];[.U38];[.AA38];[.AG38]);-MIN([.I38];[.O38];[.U38];[.AA38];[.AG38]))" office:value-type="float" office:value="3.12499999999999" calcext:value-type="float">
            <text:p>3.12499999999999</text:p>
          </table:table-cell>
          <table:table-cell table:style-name="ce63" table:formula="of:=AVERAGE([.I38];[.O38];[.U38];[.AA38];[.AG38])" office:value-type="float" office:value="1.91240626221701" calcext:value-type="float">
            <text:p>1.9124062622170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41.186066377" calcext:value-type="float">
            <text:p>-41.186066377</text:p>
          </table:table-cell>
          <table:table-cell table:style-name="ce47"/>
          <table:table-cell table:style-name="ce63" table:formula="of:=ABS(([.I37]/[.H28])*100)" office:value-type="float" office:value="0" calcext:value-type="float">
            <text:p>0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15.9811159736" calcext:value-type="float">
            <text:p>-115.9811159736</text:p>
          </table:table-cell>
          <table:table-cell table:style-name="ce47"/>
          <table:table-cell table:style-name="ce63" table:formula="of:=ABS(([.O37]/[.N28])*100)" office:value-type="float" office:value="2.61221878665104" calcext:value-type="float">
            <text:p>2.61221878665104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96.16380473979" calcext:value-type="float">
            <text:p>-96.16380473979</text:p>
          </table:table-cell>
          <table:table-cell table:style-name="ce47"/>
          <table:table-cell table:style-name="ce63" table:formula="of:=ABS(([.U37]/[.T28])*100)" office:value-type="float" office:value="3.12499999999999" calcext:value-type="float">
            <text:p>3.12499999999999</text:p>
          </table:table-cell>
          <table:table-cell table:number-columns-repeated="1003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41.0038947179" calcext:value-type="float">
            <text:p>-41.0038947179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15.82989231564" calcext:value-type="float">
            <text:p>-115.82989231564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96.03711124256" calcext:value-type="float">
            <text:p>-96.03711124256</text:p>
          </table:table-cell>
          <table:table-cell table:style-name="ce47" table:number-columns-repeated="2"/>
          <table:table-cell table:number-columns-repeated="1003"/>
        </table:table-row>
        <table:table-row table:style-name="ro1">
          <table:table-cell/>
          <table:table-cell table:style-name="ce9" table:formula="of:=MAX(MAX([.I41];[.O41];[.U41];[.AA41];[.AG41]);-MIN([.I41];[.O41];[.U41];[.AA41];[.AG41]))" office:value-type="float" office:value="40.3108391386715" calcext:value-type="float">
            <text:p>40.3108391386715</text:p>
          </table:table-cell>
          <table:table-cell table:style-name="ce63" table:formula="of:=AVERAGE([.I41];[.O41];[.U41];[.AA41];[.AG41])" office:value-type="float" office:value="19.0568972100315" calcext:value-type="float">
            <text:p>19.0568972100315</text:p>
          </table:table-cell>
          <table:table-cell table:number-columns-repeated="3"/>
          <table:table-cell table:style-name="ce68" table:formula="of:=[.G39]-[.G38]" office:value-type="float" office:value="0.1821716591" calcext:value-type="float">
            <text:p>0.1821716591</text:p>
          </table:table-cell>
          <table:table-cell table:style-name="ce68" table:formula="of:=[.G40]*conv" office:value-type="float" office:value="4.95714306077302" calcext:value-type="float">
            <text:p>4.95714306077302</text:p>
          </table:table-cell>
          <table:table-cell table:style-name="ce70" table:formula="of:=[.H31]-[.H40]" office:value-type="float" office:value="-1.4241707749514" calcext:value-type="float">
            <text:p>-1.4241707749514</text:p>
          </table:table-cell>
          <table:table-cell table:style-name="ce47" table:number-columns-repeated="3"/>
          <table:table-cell table:style-name="ce68" table:formula="of:=[.M39]-[.M38]" office:value-type="float" office:value="0.151223657960003" calcext:value-type="float">
            <text:p>0.151223657960003</text:p>
          </table:table-cell>
          <table:table-cell table:style-name="ce68" table:formula="of:=[.M40]*conv" office:value-type="float" office:value="4.11500510224612" calcext:value-type="float">
            <text:p>4.11500510224612</text:p>
          </table:table-cell>
          <table:table-cell table:style-name="ce70" table:formula="of:=[.N31]-[.N40]" office:value-type="float" office:value="-0.491257020342484" calcext:value-type="float">
            <text:p>-0.491257020342484</text:p>
          </table:table-cell>
          <table:table-cell table:style-name="ce47" table:number-columns-repeated="3"/>
          <table:table-cell table:style-name="ce68" table:formula="of:=[.S39]-[.S38]" office:value-type="float" office:value="0.126693497229994" calcext:value-type="float">
            <text:p>0.126693497229994</text:p>
          </table:table-cell>
          <table:table-cell table:style-name="ce68" table:formula="of:=[.S40]*conv" office:value-type="float" office:value="3.44750546677504" calcext:value-type="float">
            <text:p>3.44750546677504</text:p>
          </table:table-cell>
          <table:table-cell table:style-name="ce70" table:formula="of:=[.T31]-[.T40]" office:value-type="float" office:value="0.117770064754497" calcext:value-type="float">
            <text:p>0.117770064754497</text:p>
          </table:table-cell>
          <table:table-cell table:number-columns-repeated="1003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40]/[.H31])*100)" office:value-type="float" office:value="40.3108391386715" calcext:value-type="float">
            <text:p>40.310839138671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40]/[.N31])*100)" office:value-type="float" office:value="13.556599665295" calcext:value-type="float">
            <text:p>13.55659966529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40]/[.T31])*100)" office:value-type="float" office:value="3.30325282612792" calcext:value-type="float">
            <text:p>3.30325282612792</text:p>
          </table:table-cell>
          <table:table-cell table:number-columns-repeated="1003"/>
        </table:table-row>
        <table:table-row table:style-name="ro1">
          <table:table-cell/>
          <table:table-cell table:style-name="ce9" table:formula="of:=MAX(MAX([.I43];[.O43];[.U43];[.AA43];[.AG43]);-MIN([.I43];[.O43];[.U43];[.AA43];[.AG43]))" office:value-type="float" office:value="5.78995211545788" calcext:value-type="float">
            <text:p>5.78995211545788</text:p>
          </table:table-cell>
          <table:table-cell table:style-name="ce63" table:formula="of:=AVERAGE([.I43];[.O43];[.U43];[.AA43];[.AG43])" office:value-type="float" office:value="4.12255292107425" calcext:value-type="float">
            <text:p>4.12255292107425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142744517063761" calcext:value-type="float">
            <text:p>0.142744517063761</text:p>
          </table:table-cell>
          <table:table-cell table:style-name="ce68" table:formula="of:=[.G42]*conv" office:value-type="float" office:value="3.88427593908881" calcext:value-type="float">
            <text:p>3.88427593908881</text:p>
          </table:table-cell>
          <table:table-cell table:style-name="ce71" table:formula="of:=[.H32]-[.H42]" office:value-type="float" office:value="-0.132823205629334" calcext:value-type="float">
            <text:p>-0.132823205629334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46323076922396" calcext:value-type="float">
            <text:p>0.146323076922396</text:p>
          </table:table-cell>
          <table:table-cell table:style-name="ce68" table:formula="of:=[.M42]*conv" office:value-type="float" office:value="3.98165350735839" calcext:value-type="float">
            <text:p>3.98165350735839</text:p>
          </table:table-cell>
          <table:table-cell table:style-name="ce71" table:formula="of:=[.N32]-[.N42]" office:value-type="float" office:value="-0.117363364618324" calcext:value-type="float">
            <text:p>-0.117363364618324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33447083340256" calcext:value-type="float">
            <text:p>0.133447083340256</text:p>
          </table:table-cell>
          <table:table-cell table:style-name="ce68" table:formula="of:=[.S42]*conv" office:value-type="float" office:value="3.63127989517525" calcext:value-type="float">
            <text:p>3.63127989517525</text:p>
          </table:table-cell>
          <table:table-cell table:style-name="ce71" table:formula="of:=[.T32]-[.T42]" office:value-type="float" office:value="0.223170852610715" calcext:value-type="float">
            <text:p>0.223170852610715</text:p>
          </table:table-cell>
          <table:table-cell table:number-columns-repeated="1003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42]/[.H32])*100)" office:value-type="float" office:value="3.54058054482932" calcext:value-type="float">
            <text:p>3.5405805448293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42]/[.N32])*100)" office:value-type="float" office:value="3.03712610293554" calcext:value-type="float">
            <text:p>3.0371261029355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42]/[.T32])*100)" office:value-type="float" office:value="5.78995211545788" calcext:value-type="float">
            <text:p>5.78995211545788</text:p>
          </table:table-cell>
          <table:table-cell table:number-columns-repeated="1003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40.8448525401" calcext:value-type="float">
            <text:p>-40.8448525401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15.67033261258" calcext:value-type="float">
            <text:p>-115.67033261258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95.89840913973" calcext:value-type="float">
            <text:p>-95.89840913973</text:p>
          </table:table-cell>
          <table:table-cell table:style-name="ce47"/>
          <table:table-cell table:style-name="ce63"/>
          <table:table-cell table:number-columns-repeated="1003"/>
        </table:table-row>
        <table:table-row table:style-name="ro1">
          <table:table-cell/>
          <table:table-cell table:style-name="ce9" table:formula="of:=MAX(MAX([.I46];[.O46];[.U46];[.AA46];[.AG46]);-MIN([.I46];[.O46];[.U46];[.AA46];[.AG46]))" office:value-type="float" office:value="28.4302277783021" calcext:value-type="float">
            <text:p>28.4302277783021</text:p>
          </table:table-cell>
          <table:table-cell table:style-name="ce63" table:formula="of:=AVERAGE([.I46];[.O46];[.U46];[.AA46];[.AG46])" office:value-type="float" office:value="12.3966418198969" calcext:value-type="float">
            <text:p>12.3966418198969</text:p>
          </table:table-cell>
          <table:table-cell table:number-columns-repeated="3"/>
          <table:table-cell table:style-name="ce47" table:formula="of:=[.G44]-[.G38]" office:value-type="float" office:value="0.341213836900003" calcext:value-type="float">
            <text:p>0.341213836900003</text:p>
          </table:table-cell>
          <table:table-cell table:style-name="ce47" table:formula="of:=[.G45]*conv" office:value-type="float" office:value="9.28490091260628" calcext:value-type="float">
            <text:p>9.28490091260628</text:p>
          </table:table-cell>
          <table:table-cell table:style-name="ce70" table:formula="of:=[.H34]-[.H45]" office:value-type="float" office:value="3.68831476823302" calcext:value-type="float">
            <text:p>3.68831476823302</text:p>
          </table:table-cell>
          <table:table-cell table:style-name="ce47" table:number-columns-repeated="3"/>
          <table:table-cell table:style-name="ce47" table:formula="of:=[.M44]-[.M38]" office:value-type="float" office:value="0.31078336102" calcext:value-type="float">
            <text:p>0.31078336102</text:p>
          </table:table-cell>
          <table:table-cell table:style-name="ce47" table:formula="of:=[.M45]*conv" office:value-type="float" office:value="8.45684553291754" calcext:value-type="float">
            <text:p>8.45684553291754</text:p>
          </table:table-cell>
          <table:table-cell table:style-name="ce70" table:formula="of:=[.N34]-[.N45]" office:value-type="float" office:value="-0.313607186696903" calcext:value-type="float">
            <text:p>-0.313607186696903</text:p>
          </table:table-cell>
          <table:table-cell table:style-name="ce47" table:number-columns-repeated="3"/>
          <table:table-cell table:style-name="ce47" table:formula="of:=[.S44]-[.S38]" office:value-type="float" office:value="0.265395600059989" calcext:value-type="float">
            <text:p>0.265395600059989</text:p>
          </table:table-cell>
          <table:table-cell table:style-name="ce47" table:formula="of:=[.S45]*conv" office:value-type="float" office:value="7.22178171784059" calcext:value-type="float">
            <text:p>7.22178171784059</text:p>
          </table:table-cell>
          <table:table-cell table:style-name="ce70" table:formula="of:=[.T34]-[.T45]" office:value-type="float" office:value="-0.33789959727405" calcext:value-type="float">
            <text:p>-0.33789959727405</text:p>
          </table:table-cell>
          <table:table-cell table:number-columns-repeated="1003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45]/[.H34])*100)" office:value-type="float" office:value="28.4302277783021" calcext:value-type="float">
            <text:p>28.4302277783021</text:p>
          </table:table-cell>
          <table:table-cell table:style-name="ce47" table:number-columns-repeated="5"/>
          <table:table-cell table:style-name="ce63" table:formula="of:=ABS(([.O45]/[.N34])*100)" office:value-type="float" office:value="3.85113603904828" calcext:value-type="float">
            <text:p>3.85113603904828</text:p>
          </table:table-cell>
          <table:table-cell table:style-name="ce47" table:number-columns-repeated="5"/>
          <table:table-cell table:style-name="ce63" table:formula="of:=ABS(([.U45]/[.T34])*100)" office:value-type="float" office:value="4.90856164234028" calcext:value-type="float">
            <text:p>4.90856164234028</text:p>
          </table:table-cell>
          <table:table-cell table:number-columns-repeated="1003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8" table:number-columns-repeated="3"/>
          <table:table-cell table:style-name="ce39" office:value-type="string" calcext:value-type="string">
            <text:p>C*-O</text:p>
          </table:table-cell>
          <table:table-cell table:style-name="ce38"/>
          <table:table-cell table:number-columns-repeated="2"/>
          <table:table-cell table:style-name="ce38"/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Methanal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1.925" calcext:value-type="float">
            <text:p>-11.925</text:p>
          </table:table-cell>
          <table:table-cell table:number-columns-repeated="1016"/>
        </table:table-row>
        <table:table-row table:style-name="ro1">
          <table:table-cell table:style-name="ce38"/>
          <table:table-cell table:style-name="ce25"/>
          <table:table-cell table:style-name="ce26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113.77411297928" calcext:value-type="float">
            <text:p>-113.77411297928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113.66784947" calcext:value-type="float">
            <text:p>-113.66784947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52]-[.G51]" office:value-type="float" office:value="0.106263509280012" calcext:value-type="float">
            <text:p>0.106263509280012</text:p>
          </table:table-cell>
          <table:table-cell table:style-name="ce39" table:formula="of:=[.G53]*conv" office:value-type="float" office:value="2.89157720933773" calcext:value-type="float">
            <text:p>2.89157720933773</text:p>
          </table:table-cell>
          <table:table-cell table:number-columns-repeated="1016"/>
        </table:table-row>
        <table:table-row table:style-name="ro1">
          <table:table-cell table:style-name="ce38"/>
          <table:table-cell table:style-name="ce25"/>
          <table:table-cell table:style-name="ce26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146389268474457" calcext:value-type="float">
            <text:p>0.146389268474457</text:p>
          </table:table-cell>
          <table:table-cell table:style-name="ce39" table:formula="of:=[.G54]*conv" office:value-type="float" office:value="3.98345467113218" calcext:value-type="float">
            <text:p>3.98345467113218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113.4221526939" calcext:value-type="float">
            <text:p>-113.4221526939</text:p>
          </table:table-cell>
          <table:table-cell table:number-columns-repeated="1017"/>
        </table:table-row>
        <table:table-row table:style-name="ro1">
          <table:table-cell table:style-name="ce38"/>
          <table:table-cell table:style-name="ce25"/>
          <table:table-cell table:style-name="ce26"/>
          <table:table-cell table:style-name="ce51"/>
          <table:table-cell table:style-name="ce38" table:number-columns-repeated="2"/>
          <table:table-cell table:formula="of:=[.G55]-[.G51]" office:value-type="float" office:value="0.351960285380002" calcext:value-type="float">
            <text:p>0.351960285380002</text:p>
          </table:table-cell>
          <table:table-cell table:formula="of:=[.G56]*conv" office:value-type="float" office:value="9.57732665420497" calcext:value-type="float">
            <text:p>9.57732665420497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number-columns-repeated="1015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Methanal</text:p>
          </table:table-cell>
          <table:table-cell/>
          <table:table-cell table:style-name="ce47" table:number-columns-repeated="2"/>
          <table:table-cell table:style-name="ce55"/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5.328" calcext:value-type="float">
            <text:p>-15.328</text:p>
          </table:table-cell>
          <table:table-cell table:style-name="ce70" table:formula="of:=[.H50]-[.H59]" office:value-type="float" office:value="3.403" calcext:value-type="float">
            <text:p>3.403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60];[.O60];[.U60];[.AA60];[.AG60]);-MIN([.I60];[.O60];[.U60];[.AA60];[.AG60]))" office:value-type="float" office:value="28.5366876310272" calcext:value-type="float">
            <text:p>28.5366876310272</text:p>
          </table:table-cell>
          <table:table-cell table:style-name="ce63" table:formula="of:=AVERAGE([.I60];[.O60];[.U60];[.AA60];[.AG60])" office:value-type="float" office:value="28.5366876310272" calcext:value-type="float">
            <text:p>28.536687631027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77.1955303214" calcext:value-type="float">
            <text:p>-77.1955303214</text:p>
          </table:table-cell>
          <table:table-cell table:style-name="ce47"/>
          <table:table-cell table:style-name="ce63" table:formula="of:=ABS(([.I59]/[.H50])*100)" office:value-type="float" office:value="28.5366876310272" calcext:value-type="float">
            <text:p>28.5366876310272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76.66681156554" calcext:value-type="float">
            <text:p>-76.66681156554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/>
          <table:table-cell table:style-name="ce9" table:formula="of:=MAX(MAX([.I63];[.O63];[.U63];[.AA63];[.AG63]);-MIN([.I63];[.O63];[.U63];[.AA63];[.AG63]))" office:value-type="float" office:value="397.554390441582" calcext:value-type="float">
            <text:p>397.554390441582</text:p>
          </table:table-cell>
          <table:table-cell table:style-name="ce63" table:formula="of:=AVERAGE([.I63];[.O63];[.U63];[.AA63];[.AG63])" office:value-type="float" office:value="397.554390441582" calcext:value-type="float">
            <text:p>397.554390441582</text:p>
          </table:table-cell>
          <table:table-cell table:number-columns-repeated="3"/>
          <table:table-cell table:style-name="ce68" table:formula="of:=[.G61]-[.G60]" office:value-type="float" office:value="0.528718755859998" calcext:value-type="float">
            <text:p>0.528718755859998</text:p>
          </table:table-cell>
          <table:table-cell table:style-name="ce68" table:formula="of:=[.G62]*conv" office:value-type="float" office:value="14.387169358068" calcext:value-type="float">
            <text:p>14.387169358068</text:p>
          </table:table-cell>
          <table:table-cell table:style-name="ce70" table:formula="of:=[.H53]-[.H62]" office:value-type="float" office:value="-11.4955921487303" calcext:value-type="float">
            <text:p>-11.4955921487303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62]/[.H53])*100)" office:value-type="float" office:value="397.554390441582" calcext:value-type="float">
            <text:p>397.554390441582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65];[.O65];[.U65];[.AA65];[.AG65]);-MIN([.I65];[.O65];[.U65];[.AA65];[.AG65]))" office:value-type="float" office:value="23.9849041663846" calcext:value-type="float">
            <text:p>23.9849041663846</text:p>
          </table:table-cell>
          <table:table-cell table:style-name="ce63" table:formula="of:=AVERAGE([.I65];[.O65];[.U65];[.AA65];[.AG65])" office:value-type="float" office:value="23.9849041663846" calcext:value-type="float">
            <text:p>23.9849041663846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181500594227927" calcext:value-type="float">
            <text:p>0.181500594227927</text:p>
          </table:table-cell>
          <table:table-cell table:style-name="ce68" table:formula="of:=[.G64]*conv" office:value-type="float" office:value="4.9388824565146" calcext:value-type="float">
            <text:p>4.9388824565146</text:p>
          </table:table-cell>
          <table:table-cell table:style-name="ce71" table:formula="of:=[.H54]-[.H64]" office:value-type="float" office:value="-0.955427785382425" calcext:value-type="float">
            <text:p>-0.955427785382425</text:p>
          </table:table-cell>
          <table:table-cell table:number-columns-repeated="1015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64]/[.H54])*100)" office:value-type="float" office:value="23.9849041663846" calcext:value-type="float">
            <text:p>23.9849041663846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76.52687622496" calcext:value-type="float">
            <text:p>-76.52687622496</text:p>
          </table:table-cell>
          <table:table-cell table:style-name="ce47"/>
          <table:table-cell table:style-name="ce63"/>
          <table:table-cell table:number-columns-repeated="1015"/>
        </table:table-row>
        <table:table-row table:style-name="ro1">
          <table:table-cell/>
          <table:table-cell table:style-name="ce9" table:formula="of:=MAX(MAX([.I68];[.O68];[.U68];[.AA68];[.AG68]);-MIN([.I68];[.O68];[.U68];[.AA68];[.AG68]))" office:value-type="float" office:value="89.9799847355123" calcext:value-type="float">
            <text:p>89.9799847355123</text:p>
          </table:table-cell>
          <table:table-cell table:style-name="ce63" table:formula="of:=AVERAGE([.I68];[.O68];[.U68];[.AA68];[.AG68])" office:value-type="float" office:value="89.9799847355123" calcext:value-type="float">
            <text:p>89.9799847355123</text:p>
          </table:table-cell>
          <table:table-cell table:number-columns-repeated="3"/>
          <table:table-cell table:style-name="ce47" table:formula="of:=[.G66]-[.G60]" office:value-type="float" office:value="0.668654096439994" calcext:value-type="float">
            <text:p>0.668654096439994</text:p>
          </table:table-cell>
          <table:table-cell table:style-name="ce47" table:formula="of:=[.G67]*conv" office:value-type="float" office:value="18.1950037157288" calcext:value-type="float">
            <text:p>18.1950037157288</text:p>
          </table:table-cell>
          <table:table-cell table:style-name="ce70" table:formula="of:=[.H56]-[.H67]" office:value-type="float" office:value="-8.61767706152378" calcext:value-type="float">
            <text:p>-8.61767706152378</text:p>
          </table:table-cell>
          <table:table-cell table:number-columns-repeated="1015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67]/[.H56])*100)" office:value-type="float" office:value="89.9799847355123" calcext:value-type="float">
            <text:p>89.9799847355123</text:p>
          </table:table-cell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8" table:number-columns-repeated="3"/>
          <table:table-cell table:style-name="ce39" office:value-type="string" calcext:value-type="string">
            <text:p>C*-N</text:p>
          </table:table-cell>
          <table:table-cell table:style-name="ce38"/>
          <table:table-cell table:number-columns-repeated="2"/>
          <table:table-cell table:style-name="ce38"/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CH2NH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1.576" calcext:value-type="float">
            <text:p>-11.576</text:p>
          </table:table-cell>
          <table:table-cell table:number-columns-repeated="1016"/>
        </table:table-row>
        <table:table-row table:style-name="ro1">
          <table:table-cell table:style-name="ce38"/>
          <table:table-cell table:style-name="ce25"/>
          <table:table-cell table:style-name="ce26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93.94788642841" calcext:value-type="float">
            <text:p>-93.94788642841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93.80684755326" calcext:value-type="float">
            <text:p>-93.80684755326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74]-[.G73]" office:value-type="float" office:value="0.141038875150002" calcext:value-type="float">
            <text:p>0.141038875150002</text:p>
          </table:table-cell>
          <table:table-cell table:style-name="ce39" table:formula="of:=[.G75]*conv" office:value-type="float" office:value="3.83786306115421" calcext:value-type="float">
            <text:p>3.83786306115421</text:p>
          </table:table-cell>
          <table:table-cell table:number-columns-repeated="1016"/>
        </table:table-row>
        <table:table-row table:style-name="ro1">
          <table:table-cell table:style-name="ce38"/>
          <table:table-cell table:style-name="ce25"/>
          <table:table-cell table:style-name="ce26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175916016287649" calcext:value-type="float">
            <text:p>0.175916016287649</text:p>
          </table:table-cell>
          <table:table-cell table:style-name="ce39" table:formula="of:=[.G76]*conv" office:value-type="float" office:value="4.78691835891148" calcext:value-type="float">
            <text:p>4.78691835891148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93.60777126886" calcext:value-type="float">
            <text:p>-93.60777126886</text:p>
          </table:table-cell>
          <table:table-cell table:number-columns-repeated="1017"/>
        </table:table-row>
        <table:table-row table:style-name="ro1">
          <table:table-cell table:style-name="ce38"/>
          <table:table-cell table:style-name="ce25"/>
          <table:table-cell table:style-name="ce26"/>
          <table:table-cell table:style-name="ce51"/>
          <table:table-cell table:style-name="ce38" table:number-columns-repeated="2"/>
          <table:table-cell table:formula="of:=[.G77]-[.G73]" office:value-type="float" office:value="0.340115159549995" calcext:value-type="float">
            <text:p>0.340115159549995</text:p>
          </table:table-cell>
          <table:table-cell table:formula="of:=[.G78]*conv" office:value-type="float" office:value="9.25500438079377" calcext:value-type="float">
            <text:p>9.25500438079377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number-columns-repeated="1015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CH2NH</text:p>
          </table:table-cell>
          <table:table-cell/>
          <table:table-cell table:style-name="ce47" table:number-columns-repeated="2"/>
          <table:table-cell table:style-name="ce55"/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592" calcext:value-type="float">
            <text:p>-12.592</text:p>
          </table:table-cell>
          <table:table-cell table:style-name="ce70" table:formula="of:=[.H72]-[.H81]" office:value-type="float" office:value="1.016" calcext:value-type="float">
            <text:p>1.016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82];[.O82];[.U82];[.AA82];[.AG82]);-MIN([.I82];[.O82];[.U82];[.AA82];[.AG82]))" office:value-type="float" office:value="8.7767795438839" calcext:value-type="float">
            <text:p>8.7767795438839</text:p>
          </table:table-cell>
          <table:table-cell table:style-name="ce63" table:formula="of:=AVERAGE([.I82];[.O82];[.U82];[.AA82];[.AG82])" office:value-type="float" office:value="8.7767795438839" calcext:value-type="float">
            <text:p>8.776779543883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57.26884929667" calcext:value-type="float">
            <text:p>-57.26884929667</text:p>
          </table:table-cell>
          <table:table-cell table:style-name="ce47"/>
          <table:table-cell table:style-name="ce63" table:formula="of:=ABS(([.I81]/[.H72])*100)" office:value-type="float" office:value="8.7767795438839" calcext:value-type="float">
            <text:p>8.7767795438839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57.11740746326" calcext:value-type="float">
            <text:p>-57.11740746326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/>
          <table:table-cell table:style-name="ce9" table:formula="of:=MAX(MAX([.I85];[.O85];[.U85];[.AA85];[.AG85]);-MIN([.I85];[.O85];[.U85];[.AA85];[.AG85]))" office:value-type="float" office:value="7.37595095602602" calcext:value-type="float">
            <text:p>7.37595095602602</text:p>
          </table:table-cell>
          <table:table-cell table:style-name="ce63" table:formula="of:=AVERAGE([.I85];[.O85];[.U85];[.AA85];[.AG85])" office:value-type="float" office:value="7.37595095602602" calcext:value-type="float">
            <text:p>7.37595095602602</text:p>
          </table:table-cell>
          <table:table-cell table:number-columns-repeated="3"/>
          <table:table-cell table:style-name="ce68" table:formula="of:=[.G83]-[.G82]" office:value-type="float" office:value="0.151441833409997" calcext:value-type="float">
            <text:p>0.151441833409997</text:p>
          </table:table-cell>
          <table:table-cell table:style-name="ce68" table:formula="of:=[.G84]*conv" office:value-type="float" office:value="4.12094195830438" calcext:value-type="float">
            <text:p>4.12094195830438</text:p>
          </table:table-cell>
          <table:table-cell table:style-name="ce70" table:formula="of:=[.H75]-[.H84]" office:value-type="float" office:value="-0.283078897150173" calcext:value-type="float">
            <text:p>-0.283078897150173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84]/[.H75])*100)" office:value-type="float" office:value="7.37595095602602" calcext:value-type="float">
            <text:p>7.37595095602602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87];[.O87];[.U87];[.AA87];[.AG87]);-MIN([.I87];[.O87];[.U87];[.AA87];[.AG87]))" office:value-type="float" office:value="10.01979085422" calcext:value-type="float">
            <text:p>10.01979085422</text:p>
          </table:table-cell>
          <table:table-cell table:style-name="ce63" table:formula="of:=AVERAGE([.I87];[.O87];[.U87];[.AA87];[.AG87])" office:value-type="float" office:value="10.01979085422" calcext:value-type="float">
            <text:p>10.01979085422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158289599376551" calcext:value-type="float">
            <text:p>0.158289599376551</text:p>
          </table:table-cell>
          <table:table-cell table:style-name="ce68" table:formula="of:=[.G86]*conv" office:value-type="float" office:value="4.30727915098629" calcext:value-type="float">
            <text:p>4.30727915098629</text:p>
          </table:table-cell>
          <table:table-cell table:style-name="ce71" table:formula="of:=[.H76]-[.H86]" office:value-type="float" office:value="0.47963920792519" calcext:value-type="float">
            <text:p>0.47963920792519</text:p>
          </table:table-cell>
          <table:table-cell table:number-columns-repeated="1015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86]/[.H76])*100)" office:value-type="float" office:value="10.01979085422" calcext:value-type="float">
            <text:p>10.01979085422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56.85698003684" calcext:value-type="float">
            <text:p>-56.85698003684</text:p>
          </table:table-cell>
          <table:table-cell table:style-name="ce47"/>
          <table:table-cell table:style-name="ce63"/>
          <table:table-cell table:number-columns-repeated="1015"/>
        </table:table-row>
        <table:table-row table:style-name="ro1">
          <table:table-cell/>
          <table:table-cell table:style-name="ce9" table:formula="of:=MAX(MAX([.I90];[.O90];[.U90];[.AA90];[.AG90]);-MIN([.I90];[.O90];[.U90];[.AA90];[.AG90]))" office:value-type="float" office:value="21.0970014905954" calcext:value-type="float">
            <text:p>21.0970014905954</text:p>
          </table:table-cell>
          <table:table-cell table:style-name="ce63" table:formula="of:=AVERAGE([.I90];[.O90];[.U90];[.AA90];[.AG90])" office:value-type="float" office:value="21.0970014905954" calcext:value-type="float">
            <text:p>21.0970014905954</text:p>
          </table:table-cell>
          <table:table-cell table:number-columns-repeated="3"/>
          <table:table-cell table:style-name="ce47" table:formula="of:=[.G88]-[.G82]" office:value-type="float" office:value="0.411869259829999" calcext:value-type="float">
            <text:p>0.411869259829999</text:p>
          </table:table-cell>
          <table:table-cell table:style-name="ce47" table:formula="of:=[.G89]*conv" office:value-type="float" office:value="11.2075327929645" calcext:value-type="float">
            <text:p>11.2075327929645</text:p>
          </table:table-cell>
          <table:table-cell table:style-name="ce70" table:formula="of:=[.H78]-[.H89]" office:value-type="float" office:value="-1.95252841217073" calcext:value-type="float">
            <text:p>-1.95252841217073</text:p>
          </table:table-cell>
          <table:table-cell table:number-columns-repeated="1015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89]/[.H78])*100)" office:value-type="float" office:value="21.0970014905954" calcext:value-type="float">
            <text:p>21.0970014905954</text:p>
          </table:table-cell>
          <table:table-cell table:number-columns-repeated="1015"/>
        </table:table-row>
        <table:table-row table:style-name="ro1">
          <table:table-cell table:style-name="ce48"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8" table:number-columns-repeated="3"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 table:number-columns-repeated="2"/>
          <table:table-cell table:style-name="ce39" office:value-type="string" calcext:value-type="string">
            <text:p>C*-O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N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O</text:p>
          </table:table-cell>
          <table:table-cell table:style-name="ce38" office:value-type="string" calcext:value-type="string">
            <text:p>O at C-C distance</text:p>
          </table:table-cell>
          <table:table-cell table:style-name="ce38" table:number-columns-repeated="3"/>
          <table:table-cell table:number-columns-repeated="98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Ethene</text:p>
          </table:table-cell>
          <table:table-cell table:style-name="ce38"/>
          <table:table-cell table:number-columns-repeated="3"/>
          <table:table-cell table:style-name="ce38"/>
          <table:table-cell table:style-name="ce39" office:value-type="string" calcext:value-type="string">
            <text:p>Methana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eno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CH2NH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ylamine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Methanal</text:p>
          </table:table-cell>
          <table:table-cell table:style-name="ce38" table:number-columns-repeated="3"/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7.797" calcext:value-type="float">
            <text:p>-7.797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665" calcext:value-type="float">
            <text:p>-7.665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6.504" calcext:value-type="float">
            <text:p>-6.504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591" calcext:value-type="float">
            <text:p>-7.591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5.554" calcext:value-type="float">
            <text:p>-5.554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665" calcext:value-type="float">
            <text:p>-7.665</text:p>
          </table:table-cell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78.4153306114" calcext:value-type="float">
            <text:p>-78.4153306114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14.27955702012" calcext:value-type="float">
            <text:p>-114.2795570201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53.49879908476" calcext:value-type="float">
            <text:p>-153.4987990847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94.43063144298" calcext:value-type="float">
            <text:p>-94.4306314429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33.66693127788" calcext:value-type="float">
            <text:p>-133.6669312778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14.27955702012" calcext:value-type="float">
            <text:p>-114.27955702012</text:p>
          </table:table-cell>
          <table:table-cell table:style-name="ce38"/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78.25592573169" calcext:value-type="float">
            <text:p>-78.25592573169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14.15482773418" calcext:value-type="float">
            <text:p>-114.1548277341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53.34401169429" calcext:value-type="float">
            <text:p>-153.3440116942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94.27131080423" calcext:value-type="float">
            <text:p>-94.2713108042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33.51353549658" calcext:value-type="float">
            <text:p>-133.5135354965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14.15482773418" calcext:value-type="float">
            <text:p>-114.15482773418</text:p>
          </table:table-cell>
          <table:table-cell table:style-name="ce38"/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96]-[.G95]" office:value-type="float" office:value="0.159404879709996" calcext:value-type="float">
            <text:p>0.159404879709996</text:p>
          </table:table-cell>
          <table:table-cell table:style-name="ce39" table:formula="of:=[.G97]*conv" office:value-type="float" office:value="4.33762747296495" calcext:value-type="float">
            <text:p>4.33762747296495</text:p>
          </table:table-cell>
          <table:table-cell/>
          <table:table-cell table:style-name="ce38" table:number-columns-repeated="3"/>
          <table:table-cell table:style-name="ce39" table:formula="of:=[.M96]-[.M95]" office:value-type="float" office:value="0.124729285939992" calcext:value-type="float">
            <text:p>0.124729285939992</text:p>
          </table:table-cell>
          <table:table-cell table:style-name="ce39" table:formula="of:=[.M97]*conv" office:value-type="float" office:value="3.39405655812357" calcext:value-type="float">
            <text:p>3.39405655812357</text:p>
          </table:table-cell>
          <table:table-cell table:style-name="ce51"/>
          <table:table-cell table:style-name="ce38" table:number-columns-repeated="3"/>
          <table:table-cell table:style-name="ce39" table:formula="of:=[.S96]-[.S95]" office:value-type="float" office:value="0.154787390470005" calcext:value-type="float">
            <text:p>0.154787390470005</text:p>
          </table:table-cell>
          <table:table-cell table:style-name="ce39" table:formula="of:=[.S97]*conv" office:value-type="float" office:value="4.21197919783095" calcext:value-type="float">
            <text:p>4.21197919783095</text:p>
          </table:table-cell>
          <table:table-cell table:style-name="ce51"/>
          <table:table-cell table:style-name="ce38" table:number-columns-repeated="3"/>
          <table:table-cell table:style-name="ce39" table:formula="of:=[.Y96]-[.Y95]" office:value-type="float" office:value="0.159320638750003" calcext:value-type="float">
            <text:p>0.159320638750003</text:p>
          </table:table-cell>
          <table:table-cell table:style-name="ce39" table:formula="of:=[.Y97]*conv" office:value-type="float" office:value="4.33533515981194" calcext:value-type="float">
            <text:p>4.33533515981194</text:p>
          </table:table-cell>
          <table:table-cell table:style-name="ce51"/>
          <table:table-cell table:style-name="ce38" table:number-columns-repeated="3"/>
          <table:table-cell table:style-name="ce39" table:formula="of:=[.AE96]-[.AE95]" office:value-type="float" office:value="0.153395781299992" calcext:value-type="float">
            <text:p>0.153395781299992</text:p>
          </table:table-cell>
          <table:table-cell table:style-name="ce39" table:formula="of:=[.AE97]*conv" office:value-type="float" office:value="4.17411158563198" calcext:value-type="float">
            <text:p>4.17411158563198</text:p>
          </table:table-cell>
          <table:table-cell table:style-name="ce51"/>
          <table:table-cell table:style-name="ce38" table:number-columns-repeated="3"/>
          <table:table-cell table:style-name="ce39" table:formula="of:=[.AK96]-[.AK95]" office:value-type="float" office:value="0.124729285939992" calcext:value-type="float">
            <text:p>0.124729285939992</text:p>
          </table:table-cell>
          <table:table-cell table:style-name="ce39" table:formula="of:=[.AK97]*conv" office:value-type="float" office:value="3.39405655812357" calcext:value-type="float">
            <text:p>3.39405655812357</text:p>
          </table:table-cell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160972021145875" calcext:value-type="float">
            <text:p>0.160972021145875</text:p>
          </table:table-cell>
          <table:table-cell table:style-name="ce39" table:formula="of:=[.G98]*conv" office:value-type="float" office:value="4.38027156114254" calcext:value-type="float">
            <text:p>4.38027156114254</text:p>
          </table:table-cell>
          <table:table-cell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24806696648233" calcext:value-type="float">
            <text:p>0.124806696648233</text:p>
          </table:table-cell>
          <table:table-cell table:style-name="ce39" table:formula="of:=[.M98]*conv" office:value-type="float" office:value="3.39616301066993" calcext:value-type="float">
            <text:p>3.39616301066993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55945322102884" calcext:value-type="float">
            <text:p>0.155945322102884</text:p>
          </table:table-cell>
          <table:table-cell table:style-name="ce39" table:formula="of:=[.S98]*conv" office:value-type="float" office:value="4.24348812071793" calcext:value-type="float">
            <text:p>4.24348812071793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5553133830861" calcext:value-type="float">
            <text:p>0.15553133830861</text:p>
          </table:table-cell>
          <table:table-cell table:style-name="ce39" table:formula="of:=[.Y98]*conv" office:value-type="float" office:value="4.23222304851517" calcext:value-type="float">
            <text:p>4.23222304851517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54272251589739" calcext:value-type="float">
            <text:p>0.154272251589739</text:p>
          </table:table-cell>
          <table:table-cell table:style-name="ce39" table:formula="of:=[.AE98]*conv" office:value-type="float" office:value="4.19796155568912" calcext:value-type="float">
            <text:p>4.19796155568912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24806696648233" calcext:value-type="float">
            <text:p>0.124806696648233</text:p>
          </table:table-cell>
          <table:table-cell table:style-name="ce39" table:formula="of:=[.AK98]*conv" office:value-type="float" office:value="3.39616301066993" calcext:value-type="float">
            <text:p>3.39616301066993</text:p>
          </table:table-cell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78.0290986665" calcext:value-type="float">
            <text:p>-78.0290986665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13.88466724165" calcext:value-type="float">
            <text:p>-113.88466724165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53.16460920119" calcext:value-type="float">
            <text:p>-153.1646092011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94.04585470133" calcext:value-type="float">
            <text:p>-94.0458547013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33.37302781782" calcext:value-type="float">
            <text:p>-133.3730278178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13.88466724165" calcext:value-type="float">
            <text:p>-113.88466724165</text:p>
          </table:table-cell>
          <table:table-cell table:style-name="ce38"/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99]-[.G95]" office:value-type="float" office:value="0.38623194489999" calcext:value-type="float">
            <text:p>0.38623194489999</text:p>
          </table:table-cell>
          <table:table-cell table:formula="of:=[.G100]*conv" office:value-type="float" office:value="10.5099059588564" calcext:value-type="float">
            <text:p>10.5099059588564</text:p>
          </table:table-cell>
          <table:table-cell/>
          <table:table-cell table:style-name="ce38" table:number-columns-repeated="3"/>
          <table:table-cell table:style-name="ce38" table:formula="of:=[.M99]-[.M95]" office:value-type="float" office:value="0.394889778469988" calcext:value-type="float">
            <text:p>0.394889778469988</text:p>
          </table:table-cell>
          <table:table-cell table:style-name="ce38" table:formula="of:=[.M100]*conv" office:value-type="float" office:value="10.7454975970667" calcext:value-type="float">
            <text:p>10.7454975970667</text:p>
          </table:table-cell>
          <table:table-cell table:style-name="ce51"/>
          <table:table-cell table:style-name="ce38" table:number-columns-repeated="3"/>
          <table:table-cell table:style-name="ce38" table:formula="of:=[.S99]-[.S95]" office:value-type="float" office:value="0.334189883570019" calcext:value-type="float">
            <text:p>0.334189883570019</text:p>
          </table:table-cell>
          <table:table-cell table:style-name="ce38" table:formula="of:=[.S100]*conv" office:value-type="float" office:value="9.09376941783403" calcext:value-type="float">
            <text:p>9.09376941783403</text:p>
          </table:table-cell>
          <table:table-cell table:style-name="ce51"/>
          <table:table-cell table:style-name="ce38" table:number-columns-repeated="3"/>
          <table:table-cell table:style-name="ce38" table:formula="of:=[.Y99]-[.Y95]" office:value-type="float" office:value="0.384776741650001" calcext:value-type="float">
            <text:p>0.384776741650001</text:p>
          </table:table-cell>
          <table:table-cell table:style-name="ce38" table:formula="of:=[.Y100]*conv" office:value-type="float" office:value="10.4703078636953" calcext:value-type="float">
            <text:p>10.4703078636953</text:p>
          </table:table-cell>
          <table:table-cell table:style-name="ce51"/>
          <table:table-cell table:style-name="ce38" table:number-columns-repeated="3"/>
          <table:table-cell table:style-name="ce38" table:formula="of:=[.AE99]-[.AE95]" office:value-type="float" office:value="0.293903460059994" calcext:value-type="float">
            <text:p>0.293903460059994</text:p>
          </table:table-cell>
          <table:table-cell table:style-name="ce38" table:formula="of:=[.AE100]*conv" office:value-type="float" office:value="7.99752005757289" calcext:value-type="float">
            <text:p>7.99752005757289</text:p>
          </table:table-cell>
          <table:table-cell table:style-name="ce51"/>
          <table:table-cell table:style-name="ce38" table:number-columns-repeated="3"/>
          <table:table-cell table:style-name="ce38" table:formula="of:=[.AK99]-[.AK95]" office:value-type="float" office:value="0.394889778469988" calcext:value-type="float">
            <text:p>0.394889778469988</text:p>
          </table:table-cell>
          <table:table-cell table:style-name="ce38" table:formula="of:=[.AK100]*conv" office:value-type="float" office:value="10.7454975970667" calcext:value-type="float">
            <text:p>10.7454975970667</text:p>
          </table:table-cell>
          <table:table-cell table:style-name="ce51"/>
          <table:table-cell table:number-columns-repeated="985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number-columns-repeated="985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Ethene</text:p>
          </table:table-cell>
          <table:table-cell/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Methana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eno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CH2NH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ylamine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Methanal</text:p>
          </table:table-cell>
          <table:table-cell table:style-name="ce47" table:number-columns-repeated="3"/>
          <table:table-cell table:style-name="ce55"/>
          <table:table-cell table:number-columns-repeated="985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8.046" calcext:value-type="float">
            <text:p>-8.046</text:p>
          </table:table-cell>
          <table:table-cell table:style-name="ce70" table:formula="of:=[.H94]-[.H103]" office:value-type="float" office:value="0.249" calcext:value-type="float">
            <text:p>0.249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0.985" calcext:value-type="float">
            <text:p>-10.985</text:p>
          </table:table-cell>
          <table:table-cell table:style-name="ce70" table:formula="of:=[.N94]-[.N103]" office:value-type="float" office:value="3.32" calcext:value-type="float">
            <text:p>3.32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6.964" calcext:value-type="float">
            <text:p>-6.964</text:p>
          </table:table-cell>
          <table:table-cell table:style-name="ce70" table:formula="of:=[.T94]-[.T103]" office:value-type="float" office:value="0.460000000000001" calcext:value-type="float">
            <text:p>0.46000000000000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82" calcext:value-type="float">
            <text:p>-9.82</text:p>
          </table:table-cell>
          <table:table-cell table:style-name="ce70" table:formula="of:=[.Z94]-[.Z103]" office:value-type="float" office:value="2.229" calcext:value-type="float">
            <text:p>2.229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5.973" calcext:value-type="float">
            <text:p>-5.973</text:p>
          </table:table-cell>
          <table:table-cell table:style-name="ce70" table:formula="of:=[.AF94]-[.AF103]" office:value-type="float" office:value="0.419" calcext:value-type="float">
            <text:p>0.419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0.317" calcext:value-type="float">
            <text:p>-10.317</text:p>
          </table:table-cell>
          <table:table-cell table:style-name="ce70" table:formula="of:=[.AL94]-[.AL103]" office:value-type="float" office:value="2.652" calcext:value-type="float">
            <text:p>2.652</text:p>
          </table:table-cell>
          <table:table-cell table:number-columns-repeated="985"/>
        </table:table-row>
        <table:table-row table:style-name="ro1">
          <table:table-cell/>
          <table:table-cell table:style-name="ce9" table:formula="of:=MAX(MAX([.I104];[.O104];[.U104];[.AA104];[.AG104]);-MIN([.I104];[.O104];[.U104];[.AA104];[.AG104]))" office:value-type="float" office:value="43.3137638617091" calcext:value-type="float">
            <text:p>43.3137638617091</text:p>
          </table:table-cell>
          <table:table-cell table:style-name="ce63" table:formula="of:=AVERAGE([.I104];[.O104];[.U104];[.AA104];[.AG104])" office:value-type="float" office:value="18.0975406218435" calcext:value-type="float">
            <text:p>18.097540621843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41.4932679629" calcext:value-type="float">
            <text:p>-41.4932679629</text:p>
          </table:table-cell>
          <table:table-cell table:style-name="ce47"/>
          <table:table-cell table:style-name="ce63" table:formula="of:=ABS(([.I103]/[.H94])*100)" office:value-type="float" office:value="3.19353597537514" calcext:value-type="float">
            <text:p>3.19353597537514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77.54877995016" calcext:value-type="float">
            <text:p>-77.54877995016</text:p>
          </table:table-cell>
          <table:table-cell table:style-name="ce47"/>
          <table:table-cell table:style-name="ce63" table:formula="of:=ABS(([.O103]/[.N94])*100)" office:value-type="float" office:value="43.3137638617091" calcext:value-type="float">
            <text:p>43.3137638617091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16.57385150103" calcext:value-type="float">
            <text:p>-116.57385150103</text:p>
          </table:table-cell>
          <table:table-cell table:style-name="ce47"/>
          <table:table-cell table:style-name="ce63" table:formula="of:=ABS(([.U103]/[.T94])*100)" office:value-type="float" office:value="7.07257072570727" calcext:value-type="float">
            <text:p>7.07257072570727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57.60378868766" calcext:value-type="float">
            <text:p>-57.60378868766</text:p>
          </table:table-cell>
          <table:table-cell table:style-name="ce47"/>
          <table:table-cell table:style-name="ce63" table:formula="of:=ABS(([.AA103]/[.Z94])*100)" office:value-type="float" office:value="29.3637201949677" calcext:value-type="float">
            <text:p>29.3637201949677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96.75080349406" calcext:value-type="float">
            <text:p>-96.75080349406</text:p>
          </table:table-cell>
          <table:table-cell table:style-name="ce47"/>
          <table:table-cell table:style-name="ce63" table:formula="of:=ABS(([.AG103]/[.AF94])*100)" office:value-type="float" office:value="7.5441123514584" calcext:value-type="float">
            <text:p>7.5441123514584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77.3093584439" calcext:value-type="float">
            <text:p>-77.3093584439</text:p>
          </table:table-cell>
          <table:table-cell table:style-name="ce47"/>
          <table:table-cell table:style-name="ce63" table:formula="of:=ABS(([.AM103]/[.AL94])*100)" office:value-type="float" office:value="34.5988258317025" calcext:value-type="float">
            <text:p>34.5988258317025</text:p>
          </table:table-cell>
          <table:table-cell table:number-columns-repeated="985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41.3342121015" calcext:value-type="float">
            <text:p>-41.3342121015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77.34847127522" calcext:value-type="float">
            <text:p>-77.34847127522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16.42655064486" calcext:value-type="float">
            <text:p>-116.42655064486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57.42097851425" calcext:value-type="float">
            <text:p>-57.42097851425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96.61500246166" calcext:value-type="float">
            <text:p>-96.61500246166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76.8030499165" calcext:value-type="float">
            <text:p>-76.8030499165</text:p>
          </table:table-cell>
          <table:table-cell table:style-name="ce47" table:number-columns-repeated="2"/>
          <table:table-cell table:number-columns-repeated="985"/>
        </table:table-row>
        <table:table-row table:style-name="ro1">
          <table:table-cell/>
          <table:table-cell table:style-name="ce9" table:formula="of:=MAX(MAX([.I107];[.O107];[.U107];[.AA107];[.AG107]);-MIN([.I107];[.O107];[.U107];[.AA107];[.AG107]))" office:value-type="float" office:value="60.59474198895" calcext:value-type="float">
            <text:p>60.59474198895</text:p>
          </table:table-cell>
          <table:table-cell table:style-name="ce63" table:formula="of:=AVERAGE([.I107];[.O107];[.U107];[.AA107];[.AG107])" office:value-type="float" office:value="18.372814899079" calcext:value-type="float">
            <text:p>18.372814899079</text:p>
          </table:table-cell>
          <table:table-cell table:number-columns-repeated="3"/>
          <table:table-cell table:style-name="ce68" table:formula="of:=[.G105]-[.G104]" office:value-type="float" office:value="0.159055861399999" calcext:value-type="float">
            <text:p>0.159055861399999</text:p>
          </table:table-cell>
          <table:table-cell table:style-name="ce68" table:formula="of:=[.G106]*conv" office:value-type="float" office:value="4.32813020153408" calcext:value-type="float">
            <text:p>4.32813020153408</text:p>
          </table:table-cell>
          <table:table-cell table:style-name="ce70" table:formula="of:=[.H97]-[.H106]" office:value-type="float" office:value="0.00949727143086943" calcext:value-type="float">
            <text:p>0.009497271430869</text:p>
          </table:table-cell>
          <table:table-cell table:style-name="ce47" table:number-columns-repeated="3"/>
          <table:table-cell table:style-name="ce68" table:formula="of:=[.M105]-[.M104]" office:value-type="float" office:value="0.20030867493999" calcext:value-type="float">
            <text:p>0.20030867493999</text:p>
          </table:table-cell>
          <table:table-cell table:style-name="ce68" table:formula="of:=[.M106]*conv" office:value-type="float" office:value="5.45067637247758" calcext:value-type="float">
            <text:p>5.45067637247758</text:p>
          </table:table-cell>
          <table:table-cell table:style-name="ce70" table:formula="of:=[.N97]-[.N106]" office:value-type="float" office:value="-2.05661981435401" calcext:value-type="float">
            <text:p>-2.05661981435401</text:p>
          </table:table-cell>
          <table:table-cell table:style-name="ce47" table:number-columns-repeated="3"/>
          <table:table-cell table:style-name="ce68" table:formula="of:=[.S105]-[.S104]" office:value-type="float" office:value="0.147300856170006" calcext:value-type="float">
            <text:p>0.147300856170006</text:p>
          </table:table-cell>
          <table:table-cell table:style-name="ce68" table:formula="of:=[.S106]*conv" office:value-type="float" office:value="4.00826023442122" calcext:value-type="float">
            <text:p>4.00826023442122</text:p>
          </table:table-cell>
          <table:table-cell table:style-name="ce70" table:formula="of:=[.T97]-[.T106]" office:value-type="float" office:value="0.203718963409735" calcext:value-type="float">
            <text:p>0.203718963409735</text:p>
          </table:table-cell>
          <table:table-cell table:style-name="ce47" table:number-columns-repeated="3"/>
          <table:table-cell table:style-name="ce68" table:formula="of:=[.Y105]-[.Y104]" office:value-type="float" office:value="0.182810173409997" calcext:value-type="float">
            <text:p>0.182810173409997</text:p>
          </table:table-cell>
          <table:table-cell table:style-name="ce68" table:formula="of:=[.Y106]*conv" office:value-type="float" office:value="4.97451791917112" calcext:value-type="float">
            <text:p>4.97451791917112</text:p>
          </table:table-cell>
          <table:table-cell table:style-name="ce70" table:formula="of:=[.Z97]-[.Z106]" office:value-type="float" office:value="-0.639182759359178" calcext:value-type="float">
            <text:p>-0.639182759359178</text:p>
          </table:table-cell>
          <table:table-cell table:style-name="ce47" table:number-columns-repeated="3"/>
          <table:table-cell table:style-name="ce68" table:formula="of:=[.AE105]-[.AE104]" office:value-type="float" office:value="0.135801032399996" calcext:value-type="float">
            <text:p>0.135801032399996</text:p>
          </table:table-cell>
          <table:table-cell table:style-name="ce68" table:formula="of:=[.AE106]*conv" office:value-type="float" office:value="3.69533410813326" calcext:value-type="float">
            <text:p>3.69533410813326</text:p>
          </table:table-cell>
          <table:table-cell table:style-name="ce70" table:formula="of:=[.AF97]-[.AF106]" office:value-type="float" office:value="0.478777477498723" calcext:value-type="float">
            <text:p>0.478777477498723</text:p>
          </table:table-cell>
          <table:table-cell table:style-name="ce47" table:number-columns-repeated="3"/>
          <table:table-cell table:style-name="ce68" table:formula="of:=[.AK105]-[.AK104]" office:value-type="float" office:value="0.506308527399995" calcext:value-type="float">
            <text:p>0.506308527399995</text:p>
          </table:table-cell>
          <table:table-cell table:style-name="ce68" table:formula="of:=[.AK106]*conv" office:value-type="float" office:value="13.77735601471" calcext:value-type="float">
            <text:p>13.77735601471</text:p>
          </table:table-cell>
          <table:table-cell table:style-name="ce70" table:formula="of:=[.AL97]-[.AL106]" office:value-type="float" office:value="-10.3832994565865" calcext:value-type="float">
            <text:p>-10.3832994565865</text:p>
          </table:table-cell>
          <table:table-cell table:number-columns-repeated="985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106]/[.H97])*100)" office:value-type="float" office:value="0.218950831763744" calcext:value-type="float">
            <text:p>0.21895083176374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106]/[.N97])*100)" office:value-type="float" office:value="60.59474198895" calcext:value-type="float">
            <text:p>60.5947419889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106]/[.T97])*100)" office:value-type="float" office:value="4.83665644679928" calcext:value-type="float">
            <text:p>4.8366564467992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106]/[.Z97])*100)" office:value-type="float" office:value="14.7435604352884" calcext:value-type="float">
            <text:p>14.743560435288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G106]/[.AF97])*100)" office:value-type="float" office:value="11.4701647925934" calcext:value-type="float">
            <text:p>11.470164792593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M106]/[.AL97])*100)" office:value-type="float" office:value="305.925940795959" calcext:value-type="float">
            <text:p>305.925940795959</text:p>
          </table:table-cell>
          <table:table-cell table:number-columns-repeated="985"/>
        </table:table-row>
        <table:table-row table:style-name="ro1">
          <table:table-cell/>
          <table:table-cell table:style-name="ce9" table:formula="of:=MAX(MAX([.I109];[.O109];[.U109];[.AA109];[.AG109]);-MIN([.I109];[.O109];[.U109];[.AA109];[.AG109]))" office:value-type="float" office:value="63.7067274807162" calcext:value-type="float">
            <text:p>63.7067274807162</text:p>
          </table:table-cell>
          <table:table-cell table:style-name="ce63" table:formula="of:=AVERAGE([.I109];[.O109];[.U109];[.AA109];[.AG109])" office:value-type="float" office:value="17.5478586971797" calcext:value-type="float">
            <text:p>17.5478586971797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160629217687662" calcext:value-type="float">
            <text:p>0.160629217687662</text:p>
          </table:table-cell>
          <table:table-cell table:style-name="ce68" table:formula="of:=[.G108]*conv" office:value-type="float" office:value="4.37094340443317" calcext:value-type="float">
            <text:p>4.37094340443317</text:p>
          </table:table-cell>
          <table:table-cell table:style-name="ce71" table:formula="of:=[.H98]-[.H108]" office:value-type="float" office:value="0.00932815670936371" calcext:value-type="float">
            <text:p>0.009328156709364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204316958759607" calcext:value-type="float">
            <text:p>0.204316958759607</text:p>
          </table:table-cell>
          <table:table-cell table:style-name="ce68" table:formula="of:=[.M108]*conv" office:value-type="float" office:value="5.55974732467831" calcext:value-type="float">
            <text:p>5.55974732467831</text:p>
          </table:table-cell>
          <table:table-cell table:style-name="ce71" table:formula="of:=[.N98]-[.N108]" office:value-type="float" office:value="-2.16358431400838" calcext:value-type="float">
            <text:p>-2.16358431400838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60509556119816" calcext:value-type="float">
            <text:p>0.160509556119816</text:p>
          </table:table-cell>
          <table:table-cell table:style-name="ce68" table:formula="of:=[.S108]*conv" office:value-type="float" office:value="4.36768724750064" calcext:value-type="float">
            <text:p>4.36768724750064</text:p>
          </table:table-cell>
          <table:table-cell table:style-name="ce71" table:formula="of:=[.T98]-[.T108]" office:value-type="float" office:value="-0.124199126782717" calcext:value-type="float">
            <text:p>-0.124199126782717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83695496445766" calcext:value-type="float">
            <text:p>0.183695496445766</text:p>
          </table:table-cell>
          <table:table-cell table:style-name="ce68" table:formula="of:=[.Y108]*conv" office:value-type="float" office:value="4.99860878470412" calcext:value-type="float">
            <text:p>4.99860878470412</text:p>
          </table:table-cell>
          <table:table-cell table:style-name="ce71" table:formula="of:=[.Z98]-[.Z108]" office:value-type="float" office:value="-0.766385736188957" calcext:value-type="float">
            <text:p>-0.766385736188957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4997663125596" calcext:value-type="float">
            <text:p>0.14997663125596</text:p>
          </table:table-cell>
          <table:table-cell table:style-name="ce68" table:formula="of:=[.AE108]*conv" office:value-type="float" office:value="4.08107177912065" calcext:value-type="float">
            <text:p>4.08107177912065</text:p>
          </table:table-cell>
          <table:table-cell table:style-name="ce71" table:formula="of:=[.AF98]-[.AF108]" office:value-type="float" office:value="0.116889776568478" calcext:value-type="float">
            <text:p>0.116889776568478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AK108]*conv" office:value-type="float" office:value="0" calcext:value-type="float">
            <text:p>0</text:p>
          </table:table-cell>
          <table:table-cell table:style-name="ce71" table:formula="of:=[.AL98]-[.AL108]" office:value-type="float" office:value="3.39616301066993" calcext:value-type="float">
            <text:p>3.39616301066993</text:p>
          </table:table-cell>
          <table:table-cell table:number-columns-repeated="985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108]/[.H98])*100)" office:value-type="float" office:value="0.212958410892008" calcext:value-type="float">
            <text:p>0.21295841089200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108]/[.N98])*100)" office:value-type="float" office:value="63.7067274807162" calcext:value-type="float">
            <text:p>63.706727480716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108]/[.T98])*100)" office:value-type="float" office:value="2.92681688388241" calcext:value-type="float">
            <text:p>2.9268168838824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108]/[.Z98])*100)" office:value-type="float" office:value="18.1083493805421" calcext:value-type="float">
            <text:p>18.108349380542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G108]/[.AF98])*100)" office:value-type="float" office:value="2.78444132986564" calcext:value-type="float">
            <text:p>2.7844413298656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M108]/[.AL98])*100)" office:value-type="float" office:value="100" calcext:value-type="float">
            <text:p>100</text:p>
          </table:table-cell>
          <table:table-cell table:number-columns-repeated="985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41.0915664021" calcext:value-type="float">
            <text:p>-41.0915664021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77.01339819542" calcext:value-type="float">
            <text:p>-77.01339819542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16.21919365275" calcext:value-type="float">
            <text:p>-116.21919365275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57.12609456795" calcext:value-type="float">
            <text:p>-57.12609456795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96.43855195882" calcext:value-type="float">
            <text:p>-96.43855195882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76.6058266541" calcext:value-type="float">
            <text:p>-76.6058266541</text:p>
          </table:table-cell>
          <table:table-cell table:style-name="ce47"/>
          <table:table-cell table:style-name="ce63"/>
          <table:table-cell table:number-columns-repeated="985"/>
        </table:table-row>
        <table:table-row table:style-name="ro1">
          <table:table-cell/>
          <table:table-cell table:style-name="ce9" table:formula="of:=MAX(MAX([.I112];[.O112];[.U112];[.AA112];[.AG112]);-MIN([.I112];[.O112];[.U112];[.AA112];[.AG112]))" office:value-type="float" office:value="35.5775165450859" calcext:value-type="float">
            <text:p>35.5775165450859</text:p>
          </table:table-cell>
          <table:table-cell table:style-name="ce63" table:formula="of:=AVERAGE([.I112];[.O112];[.U112];[.AA112];[.AG112])" office:value-type="float" office:value="15.2197425481881" calcext:value-type="float">
            <text:p>15.2197425481881</text:p>
          </table:table-cell>
          <table:table-cell table:number-columns-repeated="3"/>
          <table:table-cell table:style-name="ce47" table:formula="of:=[.G110]-[.G104]" office:value-type="float" office:value="0.401701560799999" calcext:value-type="float">
            <text:p>0.401701560799999</text:p>
          </table:table-cell>
          <table:table-cell table:style-name="ce47" table:formula="of:=[.G111]*conv" office:value-type="float" office:value="10.9308556251789" calcext:value-type="float">
            <text:p>10.9308556251789</text:p>
          </table:table-cell>
          <table:table-cell table:style-name="ce70" table:formula="of:=[.H100]-[.H111]" office:value-type="float" office:value="-0.420949666322475" calcext:value-type="float">
            <text:p>-0.420949666322475</text:p>
          </table:table-cell>
          <table:table-cell table:style-name="ce47" table:number-columns-repeated="3"/>
          <table:table-cell table:style-name="ce47" table:formula="of:=[.M110]-[.M104]" office:value-type="float" office:value="0.535381754740001" calcext:value-type="float">
            <text:p>0.535381754740001</text:p>
          </table:table-cell>
          <table:table-cell table:style-name="ce47" table:formula="of:=[.M111]*conv" office:value-type="float" office:value="14.5684787825149" calcext:value-type="float">
            <text:p>14.5684787825149</text:p>
          </table:table-cell>
          <table:table-cell table:style-name="ce70" table:formula="of:=[.N100]-[.N111]" office:value-type="float" office:value="-3.8229811854482" calcext:value-type="float">
            <text:p>-3.8229811854482</text:p>
          </table:table-cell>
          <table:table-cell table:style-name="ce47" table:number-columns-repeated="3"/>
          <table:table-cell table:style-name="ce47" table:formula="of:=[.S110]-[.S104]" office:value-type="float" office:value="0.354657848280013" calcext:value-type="float">
            <text:p>0.354657848280013</text:p>
          </table:table-cell>
          <table:table-cell table:style-name="ce47" table:formula="of:=[.S111]*conv" office:value-type="float" office:value="9.65073107549009" calcext:value-type="float">
            <text:p>9.65073107549009</text:p>
          </table:table-cell>
          <table:table-cell table:style-name="ce70" table:formula="of:=[.T100]-[.T111]" office:value-type="float" office:value="-0.556961657656068" calcext:value-type="float">
            <text:p>-0.556961657656068</text:p>
          </table:table-cell>
          <table:table-cell table:style-name="ce47" table:number-columns-repeated="3"/>
          <table:table-cell table:style-name="ce47" table:formula="of:=[.Y110]-[.Y104]" office:value-type="float" office:value="0.477694119710002" calcext:value-type="float">
            <text:p>0.477694119710002</text:p>
          </table:table-cell>
          <table:table-cell table:style-name="ce47" table:formula="of:=[.Y111]*conv" office:value-type="float" office:value="12.9987183648179" calcext:value-type="float">
            <text:p>12.9987183648179</text:p>
          </table:table-cell>
          <table:table-cell table:style-name="ce70" table:formula="of:=[.Z100]-[.Z111]" office:value-type="float" office:value="-2.52841050112255" calcext:value-type="float">
            <text:p>-2.52841050112255</text:p>
          </table:table-cell>
          <table:table-cell table:style-name="ce47" table:number-columns-repeated="3"/>
          <table:table-cell table:style-name="ce47" table:formula="of:=[.AE110]-[.AE104]" office:value-type="float" office:value="0.312251535239994" calcext:value-type="float">
            <text:p>0.312251535239994</text:p>
          </table:table-cell>
          <table:table-cell table:style-name="ce47" table:formula="of:=[.AE111]*conv" office:value-type="float" office:value="8.49679658613079" calcext:value-type="float">
            <text:p>8.49679658613079</text:p>
          </table:table-cell>
          <table:table-cell table:style-name="ce70" table:formula="of:=[.AF100]-[.AF111]" office:value-type="float" office:value="-0.499276528557901" calcext:value-type="float">
            <text:p>-0.499276528557901</text:p>
          </table:table-cell>
          <table:table-cell table:style-name="ce47" table:number-columns-repeated="3"/>
          <table:table-cell table:style-name="ce47" table:formula="of:=[.AK110]-[.AK104]" office:value-type="float" office:value="0.703531789799996" calcext:value-type="float">
            <text:p>0.703531789799996</text:p>
          </table:table-cell>
          <table:table-cell table:style-name="ce47" table:formula="of:=[.AK111]*conv" office:value-type="float" office:value="19.1440740402209" calcext:value-type="float">
            <text:p>19.1440740402209</text:p>
          </table:table-cell>
          <table:table-cell table:style-name="ce70" table:formula="of:=[.AL100]-[.AL111]" office:value-type="float" office:value="-8.3985764431542" calcext:value-type="float">
            <text:p>-8.3985764431542</text:p>
          </table:table-cell>
          <table:table-cell table:number-columns-repeated="985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111]/[.H100])*100)" office:value-type="float" office:value="4.00526577469279" calcext:value-type="float">
            <text:p>4.00526577469279</text:p>
          </table:table-cell>
          <table:table-cell table:style-name="ce47" table:number-columns-repeated="5"/>
          <table:table-cell table:style-name="ce63" table:formula="of:=ABS(([.O111]/[.N100])*100)" office:value-type="float" office:value="35.5775165450859" calcext:value-type="float">
            <text:p>35.5775165450859</text:p>
          </table:table-cell>
          <table:table-cell table:style-name="ce47" table:number-columns-repeated="5"/>
          <table:table-cell table:style-name="ce63" table:formula="of:=ABS(([.U111]/[.T100])*100)" office:value-type="float" office:value="6.1246511986965" calcext:value-type="float">
            <text:p>6.1246511986965</text:p>
          </table:table-cell>
          <table:table-cell table:style-name="ce47" table:number-columns-repeated="5"/>
          <table:table-cell table:style-name="ce63" table:formula="of:=ABS(([.AA111]/[.Z100])*100)" office:value-type="float" office:value="24.1483873639432" calcext:value-type="float">
            <text:p>24.1483873639432</text:p>
          </table:table-cell>
          <table:table-cell table:style-name="ce47" table:number-columns-repeated="5"/>
          <table:table-cell table:style-name="ce63" table:formula="of:=ABS(([.AG111]/[.AF100])*100)" office:value-type="float" office:value="6.24289185852224" calcext:value-type="float">
            <text:p>6.24289185852224</text:p>
          </table:table-cell>
          <table:table-cell table:style-name="ce47" table:number-columns-repeated="5"/>
          <table:table-cell table:style-name="ce63" table:formula="of:=ABS(([.AM111]/[.AL100])*100)" office:value-type="float" office:value="78.1590276977668" calcext:value-type="float">
            <text:p>78.1590276977668</text:p>
          </table:table-cell>
          <table:table-cell table:number-columns-repeated="985"/>
        </table:table-row>
        <table:table-row table:style-name="ro3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8" table:number-columns-repeated="3"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 table:number-columns-repeated="2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 table:number-columns-repeated="1003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Ethene</text:p>
          </table:table-cell>
          <table:table-cell table:style-name="ce38"/>
          <table:table-cell table:number-columns-repeated="3"/>
          <table:table-cell table:style-name="ce38"/>
          <table:table-cell table:style-name="ce39" office:value-type="string" calcext:value-type="string">
            <text:p>Etheno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ylamine</text:p>
          </table:table-cell>
          <table:table-cell table:style-name="ce38" table:number-columns-repeated="3"/>
          <table:table-cell table:style-name="ce51"/>
          <table:table-cell table:number-columns-repeated="1003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7.797" calcext:value-type="float">
            <text:p>-7.797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6.504" calcext:value-type="float">
            <text:p>-6.504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5.554" calcext:value-type="float">
            <text:p>-5.554</text:p>
          </table:table-cell>
          <table:table-cell table:style-name="ce51"/>
          <table:table-cell table:number-columns-repeated="2"/>
          <table:table-cell office:value-type="string" calcext:value-type="string">
            <text:p>formula</text:p>
          </table:table-cell>
          <table:table-cell office:value-type="string" calcext:value-type="string">
            <text:p>st</text:p>
          </table:table-cell>
          <table:table-cell/>
          <table:table-cell office:value-type="string" calcext:value-type="string">
            <text:p>homo</text:p>
          </table:table-cell>
          <table:table-cell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tddft</text:p>
          </table:table-cell>
          <table:table-cell table:number-columns-repeated="993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78.4153306114" calcext:value-type="float">
            <text:p>-78.4153306114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53.49879908476" calcext:value-type="float">
            <text:p>-153.4987990847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33.66693127788" calcext:value-type="float">
            <text:p>-133.66693127788</text:p>
          </table:table-cell>
          <table:table-cell table:style-name="ce38"/>
          <table:table-cell table:style-name="ce51"/>
          <table:table-cell table:number-columns-repeated="3"/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table:number-columns-repeated="99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78.25592573169" calcext:value-type="float">
            <text:p>-78.25592573169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53.34401169429" calcext:value-type="float">
            <text:p>-153.3440116942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33.51353549658" calcext:value-type="float">
            <text:p>-133.51353549658</text:p>
          </table:table-cell>
          <table:table-cell table:style-name="ce38"/>
          <table:table-cell table:style-name="ce51"/>
          <table:table-cell table:number-columns-repeated="2"/>
          <table:table-cell office:value-type="string" calcext:value-type="string">
            <text:p>C_{2}H_{4}</text:p>
          </table:table-cell>
          <table:table-cell office:value-type="float" office:value="4.33762747296495" calcext:value-type="float">
            <text:p>4.33762747296495</text:p>
          </table:table-cell>
          <table:table-cell office:value-type="float" office:value="4.32813020153408" calcext:value-type="float">
            <text:p>4.32813020153408</text:p>
          </table:table-cell>
          <table:table-cell office:value-type="float" office:value="-7.797" calcext:value-type="float">
            <text:p>-7.797</text:p>
          </table:table-cell>
          <table:table-cell office:value-type="float" office:value="-8.046" calcext:value-type="float">
            <text:p>-8.046</text:p>
          </table:table-cell>
          <table:table-cell office:value-type="float" office:value="10.5099059588564" calcext:value-type="float">
            <text:p>10.5099059588564</text:p>
          </table:table-cell>
          <table:table-cell office:value-type="float" office:value="10.9308556251789" calcext:value-type="float">
            <text:p>10.9308556251789</text:p>
          </table:table-cell>
          <table:table-cell office:value-type="float" office:value="4.38027156114254" calcext:value-type="float">
            <text:p>4.38027156114254</text:p>
          </table:table-cell>
          <table:table-cell office:value-type="float" office:value="4.37094340443317" calcext:value-type="float">
            <text:p>4.37094340443317</text:p>
          </table:table-cell>
          <table:table-cell table:number-columns-repeated="99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118]-[.G117]" office:value-type="float" office:value="0.159404879709996" calcext:value-type="float">
            <text:p>0.159404879709996</text:p>
          </table:table-cell>
          <table:table-cell table:style-name="ce39" table:formula="of:=[.G119]*conv" office:value-type="float" office:value="4.33762747296495" calcext:value-type="float">
            <text:p>4.33762747296495</text:p>
          </table:table-cell>
          <table:table-cell/>
          <table:table-cell table:style-name="ce38" table:number-columns-repeated="3"/>
          <table:table-cell table:style-name="ce39" table:formula="of:=[.M118]-[.M117]" office:value-type="float" office:value="0.154787390470005" calcext:value-type="float">
            <text:p>0.154787390470005</text:p>
          </table:table-cell>
          <table:table-cell table:style-name="ce39" table:formula="of:=[.M119]*conv" office:value-type="float" office:value="4.21197919783095" calcext:value-type="float">
            <text:p>4.21197919783095</text:p>
          </table:table-cell>
          <table:table-cell table:style-name="ce51"/>
          <table:table-cell table:style-name="ce38" table:number-columns-repeated="3"/>
          <table:table-cell table:style-name="ce39" table:formula="of:=[.S118]-[.S117]" office:value-type="float" office:value="0.153395781299992" calcext:value-type="float">
            <text:p>0.153395781299992</text:p>
          </table:table-cell>
          <table:table-cell table:style-name="ce39" table:formula="of:=[.S119]*conv" office:value-type="float" office:value="4.17411158563198" calcext:value-type="float">
            <text:p>4.17411158563198</text:p>
          </table:table-cell>
          <table:table-cell table:style-name="ce51"/>
          <table:table-cell table:number-columns-repeated="2"/>
          <table:table-cell office:value-type="string" calcext:value-type="string">
            <text:p>CH_{2}O</text:p>
          </table:table-cell>
          <table:table-cell office:value-type="float" office:value="3.39405655812357" calcext:value-type="float">
            <text:p>3.39405655812357</text:p>
          </table:table-cell>
          <table:table-cell office:value-type="float" office:value="5.45067637247758" calcext:value-type="float">
            <text:p>5.45067637247758</text:p>
          </table:table-cell>
          <table:table-cell office:value-type="float" office:value="-7.665" calcext:value-type="float">
            <text:p>-7.665</text:p>
          </table:table-cell>
          <table:table-cell office:value-type="float" office:value="-10.985" calcext:value-type="float">
            <text:p>-10.985</text:p>
          </table:table-cell>
          <table:table-cell office:value-type="float" office:value="10.7454975970667" calcext:value-type="float">
            <text:p>10.7454975970667</text:p>
          </table:table-cell>
          <table:table-cell office:value-type="float" office:value="14.5684787825149" calcext:value-type="float">
            <text:p>14.5684787825149</text:p>
          </table:table-cell>
          <table:table-cell office:value-type="float" office:value="3.39616301066993" calcext:value-type="float">
            <text:p>3.39616301066993</text:p>
          </table:table-cell>
          <table:table-cell office:value-type="float" office:value="5.55974732467831" calcext:value-type="float">
            <text:p>5.55974732467831</text:p>
          </table:table-cell>
          <table:table-cell table:number-columns-repeated="99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160972021145875" calcext:value-type="float">
            <text:p>0.160972021145875</text:p>
          </table:table-cell>
          <table:table-cell table:style-name="ce39" table:formula="of:=[.G120]*conv" office:value-type="float" office:value="4.38027156114254" calcext:value-type="float">
            <text:p>4.38027156114254</text:p>
          </table:table-cell>
          <table:table-cell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55945322102884" calcext:value-type="float">
            <text:p>0.155945322102884</text:p>
          </table:table-cell>
          <table:table-cell table:style-name="ce39" table:formula="of:=[.M120]*conv" office:value-type="float" office:value="4.24348812071793" calcext:value-type="float">
            <text:p>4.24348812071793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54272251589739" calcext:value-type="float">
            <text:p>0.154272251589739</text:p>
          </table:table-cell>
          <table:table-cell table:style-name="ce39" table:formula="of:=[.S120]*conv" office:value-type="float" office:value="4.19796155568912" calcext:value-type="float">
            <text:p>4.19796155568912</text:p>
          </table:table-cell>
          <table:table-cell table:style-name="ce51"/>
          <table:table-cell table:number-columns-repeated="2"/>
          <table:table-cell office:value-type="string" calcext:value-type="string">
            <text:p>CH_{2}COH</text:p>
          </table:table-cell>
          <table:table-cell office:value-type="float" office:value="4.21197919783095" calcext:value-type="float">
            <text:p>4.21197919783095</text:p>
          </table:table-cell>
          <table:table-cell office:value-type="float" office:value="4.00826023442122" calcext:value-type="float">
            <text:p>4.00826023442122</text:p>
          </table:table-cell>
          <table:table-cell office:value-type="float" office:value="-6.504" calcext:value-type="float">
            <text:p>-6.504</text:p>
          </table:table-cell>
          <table:table-cell office:value-type="float" office:value="-6.964" calcext:value-type="float">
            <text:p>-6.964</text:p>
          </table:table-cell>
          <table:table-cell office:value-type="float" office:value="9.09376941783403" calcext:value-type="float">
            <text:p>9.09376941783403</text:p>
          </table:table-cell>
          <table:table-cell office:value-type="float" office:value="9.6507310754901" calcext:value-type="float">
            <text:p>9.6507310754901</text:p>
          </table:table-cell>
          <table:table-cell office:value-type="float" office:value="4.24348812071793" calcext:value-type="float">
            <text:p>4.24348812071793</text:p>
          </table:table-cell>
          <table:table-cell office:value-type="float" office:value="4.36768724750064" calcext:value-type="float">
            <text:p>4.36768724750064</text:p>
          </table:table-cell>
          <table:table-cell table:number-columns-repeated="99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78.0290986665" calcext:value-type="float">
            <text:p>-78.0290986665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53.16460920119" calcext:value-type="float">
            <text:p>-153.1646092011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33.37302781782" calcext:value-type="float">
            <text:p>-133.37302781782</text:p>
          </table:table-cell>
          <table:table-cell table:style-name="ce38"/>
          <table:table-cell table:style-name="ce51"/>
          <table:table-cell table:number-columns-repeated="2"/>
          <table:table-cell office:value-type="string" calcext:value-type="string">
            <text:p>CH_{2}NH</text:p>
          </table:table-cell>
          <table:table-cell office:value-type="float" office:value="4.33533515981194" calcext:value-type="float">
            <text:p>4.33533515981194</text:p>
          </table:table-cell>
          <table:table-cell office:value-type="float" office:value="4.97451791917112" calcext:value-type="float">
            <text:p>4.97451791917112</text:p>
          </table:table-cell>
          <table:table-cell office:value-type="float" office:value="-7.591" calcext:value-type="float">
            <text:p>-7.591</text:p>
          </table:table-cell>
          <table:table-cell office:value-type="float" office:value="-9.82" calcext:value-type="float">
            <text:p>-9.82</text:p>
          </table:table-cell>
          <table:table-cell office:value-type="float" office:value="10.4703078636953" calcext:value-type="float">
            <text:p>10.4703078636953</text:p>
          </table:table-cell>
          <table:table-cell office:value-type="float" office:value="12.9987183648179" calcext:value-type="float">
            <text:p>12.9987183648179</text:p>
          </table:table-cell>
          <table:table-cell office:value-type="float" office:value="4.23222304851517" calcext:value-type="float">
            <text:p>4.23222304851517</text:p>
          </table:table-cell>
          <table:table-cell office:value-type="float" office:value="4.99860878470412" calcext:value-type="float">
            <text:p>4.99860878470412</text:p>
          </table:table-cell>
          <table:table-cell table:number-columns-repeated="99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121]-[.G117]" office:value-type="float" office:value="0.38623194489999" calcext:value-type="float">
            <text:p>0.38623194489999</text:p>
          </table:table-cell>
          <table:table-cell table:formula="of:=[.G122]*conv" office:value-type="float" office:value="10.5099059588564" calcext:value-type="float">
            <text:p>10.5099059588564</text:p>
          </table:table-cell>
          <table:table-cell/>
          <table:table-cell table:style-name="ce38" table:number-columns-repeated="3"/>
          <table:table-cell table:style-name="ce38" table:formula="of:=[.M121]-[.M117]" office:value-type="float" office:value="0.334189883570019" calcext:value-type="float">
            <text:p>0.334189883570019</text:p>
          </table:table-cell>
          <table:table-cell table:style-name="ce38" table:formula="of:=[.M122]*conv" office:value-type="float" office:value="9.09376941783403" calcext:value-type="float">
            <text:p>9.09376941783403</text:p>
          </table:table-cell>
          <table:table-cell table:style-name="ce51"/>
          <table:table-cell table:style-name="ce38" table:number-columns-repeated="3"/>
          <table:table-cell table:style-name="ce38" table:formula="of:=[.S121]-[.S117]" office:value-type="float" office:value="0.293903460059994" calcext:value-type="float">
            <text:p>0.293903460059994</text:p>
          </table:table-cell>
          <table:table-cell table:style-name="ce38" table:formula="of:=[.S122]*conv" office:value-type="float" office:value="7.99752005757289" calcext:value-type="float">
            <text:p>7.99752005757289</text:p>
          </table:table-cell>
          <table:table-cell table:style-name="ce51"/>
          <table:table-cell table:number-columns-repeated="2"/>
          <table:table-cell office:value-type="string" calcext:value-type="string">
            <text:p>CH_{2}CHNH_{2}</text:p>
          </table:table-cell>
          <table:table-cell office:value-type="float" office:value="4.17411158563198" calcext:value-type="float">
            <text:p>4.17411158563198</text:p>
          </table:table-cell>
          <table:table-cell office:value-type="float" office:value="3.69533410813326" calcext:value-type="float">
            <text:p>3.69533410813326</text:p>
          </table:table-cell>
          <table:table-cell office:value-type="float" office:value="-5.554" calcext:value-type="float">
            <text:p>-5.554</text:p>
          </table:table-cell>
          <table:table-cell office:value-type="float" office:value="-5.973" calcext:value-type="float">
            <text:p>-5.973</text:p>
          </table:table-cell>
          <table:table-cell office:value-type="float" office:value="7.99752005757289" calcext:value-type="float">
            <text:p>7.99752005757289</text:p>
          </table:table-cell>
          <table:table-cell office:value-type="float" office:value="8.49679658613078" calcext:value-type="float">
            <text:p>8.49679658613078</text:p>
          </table:table-cell>
          <table:table-cell office:value-type="float" office:value="4.19796155568912" calcext:value-type="float">
            <text:p>4.19796155568912</text:p>
          </table:table-cell>
          <table:table-cell office:value-type="float" office:value="4.08107177912065" calcext:value-type="float">
            <text:p>4.08107177912065</text:p>
          </table:table-cell>
          <table:table-cell table:number-columns-repeated="992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number-columns-repeated="1003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Ethene</text:p>
          </table:table-cell>
          <table:table-cell/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Etheno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ylamine</text:p>
          </table:table-cell>
          <table:table-cell table:style-name="ce47" table:number-columns-repeated="3"/>
          <table:table-cell table:style-name="ce55"/>
          <table:table-cell table:number-columns-repeated="1003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8.046" calcext:value-type="float">
            <text:p>-8.046</text:p>
          </table:table-cell>
          <table:table-cell table:style-name="ce70" table:formula="of:=[.H116]-[.H125]" office:value-type="float" office:value="0.249" calcext:value-type="float">
            <text:p>0.249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6.964" calcext:value-type="float">
            <text:p>-6.964</text:p>
          </table:table-cell>
          <table:table-cell table:style-name="ce70" table:formula="of:=[.N116]-[.N125]" office:value-type="float" office:value="0.460000000000001" calcext:value-type="float">
            <text:p>0.46000000000000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5.973" calcext:value-type="float">
            <text:p>-5.973</text:p>
          </table:table-cell>
          <table:table-cell table:style-name="ce70" table:formula="of:=[.T116]-[.T125]" office:value-type="float" office:value="0.419" calcext:value-type="float">
            <text:p>0.419</text:p>
          </table:table-cell>
          <table:table-cell table:number-columns-repeated="1003"/>
        </table:table-row>
        <table:table-row table:style-name="ro1">
          <table:table-cell/>
          <table:table-cell table:style-name="ce9" table:formula="of:=MAX(MAX([.I126];[.O126];[.U126];[.AA126];[.AG126]);-MIN([.I126];[.O126];[.U126];[.AA126];[.AG126]))" office:value-type="float" office:value="7.5441123514584" calcext:value-type="float">
            <text:p>7.5441123514584</text:p>
          </table:table-cell>
          <table:table-cell table:style-name="ce63" table:formula="of:=AVERAGE([.I126];[.O126];[.U126];[.AA126];[.AG126])" office:value-type="float" office:value="5.93673968418027" calcext:value-type="float">
            <text:p>5.9367396841802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41.4932679629" calcext:value-type="float">
            <text:p>-41.4932679629</text:p>
          </table:table-cell>
          <table:table-cell table:style-name="ce47"/>
          <table:table-cell table:style-name="ce63" table:formula="of:=ABS(([.I125]/[.H116])*100)" office:value-type="float" office:value="3.19353597537514" calcext:value-type="float">
            <text:p>3.19353597537514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16.57385150103" calcext:value-type="float">
            <text:p>-116.57385150103</text:p>
          </table:table-cell>
          <table:table-cell table:style-name="ce47"/>
          <table:table-cell table:style-name="ce63" table:formula="of:=ABS(([.O125]/[.N116])*100)" office:value-type="float" office:value="7.07257072570727" calcext:value-type="float">
            <text:p>7.07257072570727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96.75080349406" calcext:value-type="float">
            <text:p>-96.75080349406</text:p>
          </table:table-cell>
          <table:table-cell table:style-name="ce47"/>
          <table:table-cell table:style-name="ce63" table:formula="of:=ABS(([.U125]/[.T116])*100)" office:value-type="float" office:value="7.5441123514584" calcext:value-type="float">
            <text:p>7.5441123514584</text:p>
          </table:table-cell>
          <table:table-cell table:number-columns-repeated="1003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41.3342121015" calcext:value-type="float">
            <text:p>-41.3342121015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16.42655064486" calcext:value-type="float">
            <text:p>-116.42655064486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96.61500246166" calcext:value-type="float">
            <text:p>-96.61500246166</text:p>
          </table:table-cell>
          <table:table-cell table:style-name="ce47" table:number-columns-repeated="2"/>
          <table:table-cell table:number-columns-repeated="1003"/>
        </table:table-row>
        <table:table-row table:style-name="ro1">
          <table:table-cell/>
          <table:table-cell table:style-name="ce9" table:formula="of:=MAX(MAX([.I129];[.O129];[.U129];[.AA129];[.AG129]);-MIN([.I129];[.O129];[.U129];[.AA129];[.AG129]))" office:value-type="float" office:value="11.4701647925934" calcext:value-type="float">
            <text:p>11.4701647925934</text:p>
          </table:table-cell>
          <table:table-cell table:style-name="ce63" table:formula="of:=AVERAGE([.I129];[.O129];[.U129];[.AA129];[.AG129])" office:value-type="float" office:value="5.50859069038548" calcext:value-type="float">
            <text:p>5.50859069038548</text:p>
          </table:table-cell>
          <table:table-cell table:number-columns-repeated="3"/>
          <table:table-cell table:style-name="ce68" table:formula="of:=[.G127]-[.G126]" office:value-type="float" office:value="0.159055861399999" calcext:value-type="float">
            <text:p>0.159055861399999</text:p>
          </table:table-cell>
          <table:table-cell table:style-name="ce68" table:formula="of:=[.G128]*conv" office:value-type="float" office:value="4.32813020153408" calcext:value-type="float">
            <text:p>4.32813020153408</text:p>
          </table:table-cell>
          <table:table-cell table:style-name="ce70" table:formula="of:=[.H119]-[.H128]" office:value-type="float" office:value="0.00949727143086943" calcext:value-type="float">
            <text:p>0.009497271430869</text:p>
          </table:table-cell>
          <table:table-cell table:style-name="ce47" table:number-columns-repeated="3"/>
          <table:table-cell table:style-name="ce68" table:formula="of:=[.M127]-[.M126]" office:value-type="float" office:value="0.147300856170006" calcext:value-type="float">
            <text:p>0.147300856170006</text:p>
          </table:table-cell>
          <table:table-cell table:style-name="ce68" table:formula="of:=[.M128]*conv" office:value-type="float" office:value="4.00826023442122" calcext:value-type="float">
            <text:p>4.00826023442122</text:p>
          </table:table-cell>
          <table:table-cell table:style-name="ce70" table:formula="of:=[.N119]-[.N128]" office:value-type="float" office:value="0.203718963409735" calcext:value-type="float">
            <text:p>0.203718963409735</text:p>
          </table:table-cell>
          <table:table-cell table:style-name="ce47" table:number-columns-repeated="3"/>
          <table:table-cell table:style-name="ce68" table:formula="of:=[.S127]-[.S126]" office:value-type="float" office:value="0.135801032399996" calcext:value-type="float">
            <text:p>0.135801032399996</text:p>
          </table:table-cell>
          <table:table-cell table:style-name="ce68" table:formula="of:=[.S128]*conv" office:value-type="float" office:value="3.69533410813326" calcext:value-type="float">
            <text:p>3.69533410813326</text:p>
          </table:table-cell>
          <table:table-cell table:style-name="ce70" table:formula="of:=[.T119]-[.T128]" office:value-type="float" office:value="0.478777477498723" calcext:value-type="float">
            <text:p>0.478777477498723</text:p>
          </table:table-cell>
          <table:table-cell table:number-columns-repeated="1003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128]/[.H119])*100)" office:value-type="float" office:value="0.218950831763744" calcext:value-type="float">
            <text:p>0.21895083176374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128]/[.N119])*100)" office:value-type="float" office:value="4.83665644679928" calcext:value-type="float">
            <text:p>4.8366564467992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128]/[.T119])*100)" office:value-type="float" office:value="11.4701647925934" calcext:value-type="float">
            <text:p>11.4701647925934</text:p>
          </table:table-cell>
          <table:table-cell table:number-columns-repeated="1003"/>
        </table:table-row>
        <table:table-row table:style-name="ro1">
          <table:table-cell/>
          <table:table-cell table:style-name="ce9" table:formula="of:=MAX(MAX([.I131];[.O131];[.U131];[.AA131];[.AG131]);-MIN([.I131];[.O131];[.U131];[.AA131];[.AG131]))" office:value-type="float" office:value="2.92681688388241" calcext:value-type="float">
            <text:p>2.92681688388241</text:p>
          </table:table-cell>
          <table:table-cell table:style-name="ce63" table:formula="of:=AVERAGE([.I131];[.O131];[.U131];[.AA131];[.AG131])" office:value-type="float" office:value="1.97473887488002" calcext:value-type="float">
            <text:p>1.97473887488002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160629217687662" calcext:value-type="float">
            <text:p>0.160629217687662</text:p>
          </table:table-cell>
          <table:table-cell table:style-name="ce68" table:formula="of:=[.G130]*conv" office:value-type="float" office:value="4.37094340443317" calcext:value-type="float">
            <text:p>4.37094340443317</text:p>
          </table:table-cell>
          <table:table-cell table:style-name="ce71" table:formula="of:=[.H120]-[.H130]" office:value-type="float" office:value="0.00932815670936371" calcext:value-type="float">
            <text:p>0.009328156709364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60509556119816" calcext:value-type="float">
            <text:p>0.160509556119816</text:p>
          </table:table-cell>
          <table:table-cell table:style-name="ce68" table:formula="of:=[.M130]*conv" office:value-type="float" office:value="4.36768724750064" calcext:value-type="float">
            <text:p>4.36768724750064</text:p>
          </table:table-cell>
          <table:table-cell table:style-name="ce71" table:formula="of:=[.N120]-[.N130]" office:value-type="float" office:value="-0.124199126782717" calcext:value-type="float">
            <text:p>-0.124199126782717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4997663125596" calcext:value-type="float">
            <text:p>0.14997663125596</text:p>
          </table:table-cell>
          <table:table-cell table:style-name="ce68" table:formula="of:=[.S130]*conv" office:value-type="float" office:value="4.08107177912065" calcext:value-type="float">
            <text:p>4.08107177912065</text:p>
          </table:table-cell>
          <table:table-cell table:style-name="ce71" table:formula="of:=[.T120]-[.T130]" office:value-type="float" office:value="0.116889776568478" calcext:value-type="float">
            <text:p>0.116889776568478</text:p>
          </table:table-cell>
          <table:table-cell table:number-columns-repeated="1003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130]/[.H120])*100)" office:value-type="float" office:value="0.212958410892008" calcext:value-type="float">
            <text:p>0.21295841089200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130]/[.N120])*100)" office:value-type="float" office:value="2.92681688388241" calcext:value-type="float">
            <text:p>2.9268168838824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130]/[.T120])*100)" office:value-type="float" office:value="2.78444132986564" calcext:value-type="float">
            <text:p>2.78444132986564</text:p>
          </table:table-cell>
          <table:table-cell table:number-columns-repeated="1003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41.0915664021" calcext:value-type="float">
            <text:p>-41.0915664021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16.21919365275" calcext:value-type="float">
            <text:p>-116.21919365275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96.43855195882" calcext:value-type="float">
            <text:p>-96.43855195882</text:p>
          </table:table-cell>
          <table:table-cell table:style-name="ce47"/>
          <table:table-cell table:style-name="ce63"/>
          <table:table-cell table:number-columns-repeated="1003"/>
        </table:table-row>
        <table:table-row table:style-name="ro1">
          <table:table-cell/>
          <table:table-cell table:style-name="ce9" table:formula="of:=MAX(MAX([.I134];[.O134];[.U134];[.AA134];[.AG134]);-MIN([.I134];[.O134];[.U134];[.AA134];[.AG134]))" office:value-type="float" office:value="6.24289185852224" calcext:value-type="float">
            <text:p>6.24289185852224</text:p>
          </table:table-cell>
          <table:table-cell table:style-name="ce63" table:formula="of:=AVERAGE([.I134];[.O134];[.U134];[.AA134];[.AG134])" office:value-type="float" office:value="5.45760294397051" calcext:value-type="float">
            <text:p>5.45760294397051</text:p>
          </table:table-cell>
          <table:table-cell table:number-columns-repeated="3"/>
          <table:table-cell table:style-name="ce47" table:formula="of:=[.G132]-[.G126]" office:value-type="float" office:value="0.401701560799999" calcext:value-type="float">
            <text:p>0.401701560799999</text:p>
          </table:table-cell>
          <table:table-cell table:style-name="ce47" table:formula="of:=[.G133]*conv" office:value-type="float" office:value="10.9308556251789" calcext:value-type="float">
            <text:p>10.9308556251789</text:p>
          </table:table-cell>
          <table:table-cell table:style-name="ce70" table:formula="of:=[.H122]-[.H133]" office:value-type="float" office:value="-0.420949666322475" calcext:value-type="float">
            <text:p>-0.420949666322475</text:p>
          </table:table-cell>
          <table:table-cell table:style-name="ce47" table:number-columns-repeated="3"/>
          <table:table-cell table:style-name="ce47" table:formula="of:=[.M132]-[.M126]" office:value-type="float" office:value="0.354657848280013" calcext:value-type="float">
            <text:p>0.354657848280013</text:p>
          </table:table-cell>
          <table:table-cell table:style-name="ce47" table:formula="of:=[.M133]*conv" office:value-type="float" office:value="9.65073107549009" calcext:value-type="float">
            <text:p>9.65073107549009</text:p>
          </table:table-cell>
          <table:table-cell table:style-name="ce70" table:formula="of:=[.N122]-[.N133]" office:value-type="float" office:value="-0.556961657656068" calcext:value-type="float">
            <text:p>-0.556961657656068</text:p>
          </table:table-cell>
          <table:table-cell table:style-name="ce47" table:number-columns-repeated="3"/>
          <table:table-cell table:style-name="ce47" table:formula="of:=[.S132]-[.S126]" office:value-type="float" office:value="0.312251535239994" calcext:value-type="float">
            <text:p>0.312251535239994</text:p>
          </table:table-cell>
          <table:table-cell table:style-name="ce47" table:formula="of:=[.S133]*conv" office:value-type="float" office:value="8.49679658613079" calcext:value-type="float">
            <text:p>8.49679658613079</text:p>
          </table:table-cell>
          <table:table-cell table:style-name="ce70" table:formula="of:=[.T122]-[.T133]" office:value-type="float" office:value="-0.499276528557901" calcext:value-type="float">
            <text:p>-0.499276528557901</text:p>
          </table:table-cell>
          <table:table-cell table:number-columns-repeated="1003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133]/[.H122])*100)" office:value-type="float" office:value="4.00526577469279" calcext:value-type="float">
            <text:p>4.00526577469279</text:p>
          </table:table-cell>
          <table:table-cell table:style-name="ce47" table:number-columns-repeated="5"/>
          <table:table-cell table:style-name="ce63" table:formula="of:=ABS(([.O133]/[.N122])*100)" office:value-type="float" office:value="6.1246511986965" calcext:value-type="float">
            <text:p>6.1246511986965</text:p>
          </table:table-cell>
          <table:table-cell table:style-name="ce47" table:number-columns-repeated="5"/>
          <table:table-cell table:style-name="ce63" table:formula="of:=ABS(([.U133]/[.T122])*100)" office:value-type="float" office:value="6.24289185852224" calcext:value-type="float">
            <text:p>6.24289185852224</text:p>
          </table:table-cell>
          <table:table-cell table:number-columns-repeated="1003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8" table:number-columns-repeated="3"/>
          <table:table-cell table:style-name="ce39" office:value-type="string" calcext:value-type="string">
            <text:p>C*-O</text:p>
          </table:table-cell>
          <table:table-cell table:style-name="ce38"/>
          <table:table-cell table:number-columns-repeated="2"/>
          <table:table-cell table:style-name="ce38"/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Methanal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7.665" calcext:value-type="float">
            <text:p>-7.665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114.27955702012" calcext:value-type="float">
            <text:p>-114.27955702012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114.15482773418" calcext:value-type="float">
            <text:p>-114.15482773418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140]-[.G139]" office:value-type="float" office:value="0.124729285939992" calcext:value-type="float">
            <text:p>0.124729285939992</text:p>
          </table:table-cell>
          <table:table-cell table:style-name="ce39" table:formula="of:=[.G141]*conv" office:value-type="float" office:value="3.39405655812357" calcext:value-type="float">
            <text:p>3.39405655812357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124806696648233" calcext:value-type="float">
            <text:p>0.124806696648233</text:p>
          </table:table-cell>
          <table:table-cell table:style-name="ce39" table:formula="of:=[.G142]*conv" office:value-type="float" office:value="3.39616301066993" calcext:value-type="float">
            <text:p>3.39616301066993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113.88466724165" calcext:value-type="float">
            <text:p>-113.88466724165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143]-[.G139]" office:value-type="float" office:value="0.394889778469988" calcext:value-type="float">
            <text:p>0.394889778469988</text:p>
          </table:table-cell>
          <table:table-cell table:formula="of:=[.G144]*conv" office:value-type="float" office:value="10.7454975970667" calcext:value-type="float">
            <text:p>10.7454975970667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number-columns-repeated="1015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Methanal</text:p>
          </table:table-cell>
          <table:table-cell/>
          <table:table-cell table:style-name="ce47" table:number-columns-repeated="2"/>
          <table:table-cell table:style-name="ce55"/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0.985" calcext:value-type="float">
            <text:p>-10.985</text:p>
          </table:table-cell>
          <table:table-cell table:style-name="ce70" table:formula="of:=[.H138]-[.H147]" office:value-type="float" office:value="3.32" calcext:value-type="float">
            <text:p>3.32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148];[.O148];[.U148];[.AA148];[.AG148]);-MIN([.I148];[.O148];[.U148];[.AA148];[.AG148]))" office:value-type="float" office:value="43.3137638617091" calcext:value-type="float">
            <text:p>43.3137638617091</text:p>
          </table:table-cell>
          <table:table-cell table:style-name="ce63" table:formula="of:=AVERAGE([.I148];[.O148];[.U148];[.AA148];[.AG148])" office:value-type="float" office:value="43.3137638617091" calcext:value-type="float">
            <text:p>43.313763861709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77.54877995016" calcext:value-type="float">
            <text:p>-77.54877995016</text:p>
          </table:table-cell>
          <table:table-cell table:style-name="ce47"/>
          <table:table-cell table:style-name="ce63" table:formula="of:=ABS(([.I147]/[.H138])*100)" office:value-type="float" office:value="43.3137638617091" calcext:value-type="float">
            <text:p>43.3137638617091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77.34847127522" calcext:value-type="float">
            <text:p>-77.34847127522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/>
          <table:table-cell table:style-name="ce9" table:formula="of:=MAX(MAX([.I151];[.O151];[.U151];[.AA151];[.AG151]);-MIN([.I151];[.O151];[.U151];[.AA151];[.AG151]))" office:value-type="float" office:value="60.59474198895" calcext:value-type="float">
            <text:p>60.59474198895</text:p>
          </table:table-cell>
          <table:table-cell table:style-name="ce63" table:formula="of:=AVERAGE([.I151];[.O151];[.U151];[.AA151];[.AG151])" office:value-type="float" office:value="60.59474198895" calcext:value-type="float">
            <text:p>60.59474198895</text:p>
          </table:table-cell>
          <table:table-cell table:number-columns-repeated="3"/>
          <table:table-cell table:style-name="ce68" table:formula="of:=[.G149]-[.G148]" office:value-type="float" office:value="0.20030867493999" calcext:value-type="float">
            <text:p>0.20030867493999</text:p>
          </table:table-cell>
          <table:table-cell table:style-name="ce68" table:formula="of:=[.G150]*conv" office:value-type="float" office:value="5.45067637247758" calcext:value-type="float">
            <text:p>5.45067637247758</text:p>
          </table:table-cell>
          <table:table-cell table:style-name="ce70" table:formula="of:=[.H141]-[.H150]" office:value-type="float" office:value="-2.05661981435401" calcext:value-type="float">
            <text:p>-2.05661981435401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150]/[.H141])*100)" office:value-type="float" office:value="60.59474198895" calcext:value-type="float">
            <text:p>60.59474198895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153];[.O153];[.U153];[.AA153];[.AG153]);-MIN([.I153];[.O153];[.U153];[.AA153];[.AG153]))" office:value-type="float" office:value="63.7067274807162" calcext:value-type="float">
            <text:p>63.7067274807162</text:p>
          </table:table-cell>
          <table:table-cell table:style-name="ce63" table:formula="of:=AVERAGE([.I153];[.O153];[.U153];[.AA153];[.AG153])" office:value-type="float" office:value="63.7067274807162" calcext:value-type="float">
            <text:p>63.7067274807162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204316958759607" calcext:value-type="float">
            <text:p>0.204316958759607</text:p>
          </table:table-cell>
          <table:table-cell table:style-name="ce68" table:formula="of:=[.G152]*conv" office:value-type="float" office:value="5.55974732467831" calcext:value-type="float">
            <text:p>5.55974732467831</text:p>
          </table:table-cell>
          <table:table-cell table:style-name="ce71" table:formula="of:=[.H142]-[.H152]" office:value-type="float" office:value="-2.16358431400838" calcext:value-type="float">
            <text:p>-2.16358431400838</text:p>
          </table:table-cell>
          <table:table-cell table:number-columns-repeated="1015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152]/[.H142])*100)" office:value-type="float" office:value="63.7067274807162" calcext:value-type="float">
            <text:p>63.7067274807162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77.01339819542" calcext:value-type="float">
            <text:p>-77.01339819542</text:p>
          </table:table-cell>
          <table:table-cell table:style-name="ce47"/>
          <table:table-cell table:style-name="ce63"/>
          <table:table-cell table:number-columns-repeated="1015"/>
        </table:table-row>
        <table:table-row table:style-name="ro1">
          <table:table-cell/>
          <table:table-cell table:style-name="ce9" table:formula="of:=MAX(MAX([.I156];[.O156];[.U156];[.AA156];[.AG156]);-MIN([.I156];[.O156];[.U156];[.AA156];[.AG156]))" office:value-type="float" office:value="35.5775165450859" calcext:value-type="float">
            <text:p>35.5775165450859</text:p>
          </table:table-cell>
          <table:table-cell table:style-name="ce63" table:formula="of:=AVERAGE([.I156];[.O156];[.U156];[.AA156];[.AG156])" office:value-type="float" office:value="35.5775165450859" calcext:value-type="float">
            <text:p>35.5775165450859</text:p>
          </table:table-cell>
          <table:table-cell table:number-columns-repeated="3"/>
          <table:table-cell table:style-name="ce47" table:formula="of:=[.G154]-[.G148]" office:value-type="float" office:value="0.535381754740001" calcext:value-type="float">
            <text:p>0.535381754740001</text:p>
          </table:table-cell>
          <table:table-cell table:style-name="ce47" table:formula="of:=[.G155]*conv" office:value-type="float" office:value="14.5684787825149" calcext:value-type="float">
            <text:p>14.5684787825149</text:p>
          </table:table-cell>
          <table:table-cell table:style-name="ce70" table:formula="of:=[.H144]-[.H155]" office:value-type="float" office:value="-3.8229811854482" calcext:value-type="float">
            <text:p>-3.8229811854482</text:p>
          </table:table-cell>
          <table:table-cell table:number-columns-repeated="1015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155]/[.H144])*100)" office:value-type="float" office:value="35.5775165450859" calcext:value-type="float">
            <text:p>35.5775165450859</text:p>
          </table:table-cell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8" table:number-columns-repeated="3"/>
          <table:table-cell table:style-name="ce39" office:value-type="string" calcext:value-type="string">
            <text:p>C*-N</text:p>
          </table:table-cell>
          <table:table-cell table:style-name="ce38"/>
          <table:table-cell table:number-columns-repeated="2"/>
          <table:table-cell table:style-name="ce38"/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CH2NH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7.591" calcext:value-type="float">
            <text:p>-7.591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94.43063144298" calcext:value-type="float">
            <text:p>-94.43063144298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94.27131080423" calcext:value-type="float">
            <text:p>-94.27131080423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162]-[.G161]" office:value-type="float" office:value="0.159320638750003" calcext:value-type="float">
            <text:p>0.159320638750003</text:p>
          </table:table-cell>
          <table:table-cell table:style-name="ce39" table:formula="of:=[.G163]*conv" office:value-type="float" office:value="4.33533515981194" calcext:value-type="float">
            <text:p>4.33533515981194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15553133830861" calcext:value-type="float">
            <text:p>0.15553133830861</text:p>
          </table:table-cell>
          <table:table-cell table:style-name="ce39" table:formula="of:=[.G164]*conv" office:value-type="float" office:value="4.23222304851517" calcext:value-type="float">
            <text:p>4.23222304851517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94.04585470133" calcext:value-type="float">
            <text:p>-94.04585470133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165]-[.G161]" office:value-type="float" office:value="0.384776741650001" calcext:value-type="float">
            <text:p>0.384776741650001</text:p>
          </table:table-cell>
          <table:table-cell table:formula="of:=[.G166]*conv" office:value-type="float" office:value="10.4703078636953" calcext:value-type="float">
            <text:p>10.4703078636953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number-columns-repeated="1015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CH2NH</text:p>
          </table:table-cell>
          <table:table-cell/>
          <table:table-cell table:style-name="ce47" table:number-columns-repeated="2"/>
          <table:table-cell table:style-name="ce55"/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82" calcext:value-type="float">
            <text:p>-9.82</text:p>
          </table:table-cell>
          <table:table-cell table:style-name="ce70" table:formula="of:=[.H160]-[.H169]" office:value-type="float" office:value="2.229" calcext:value-type="float">
            <text:p>2.229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170];[.O170];[.U170];[.AA170];[.AG170]);-MIN([.I170];[.O170];[.U170];[.AA170];[.AG170]))" office:value-type="float" office:value="29.3637201949677" calcext:value-type="float">
            <text:p>29.3637201949677</text:p>
          </table:table-cell>
          <table:table-cell table:style-name="ce63" table:formula="of:=AVERAGE([.I170];[.O170];[.U170];[.AA170];[.AG170])" office:value-type="float" office:value="29.3637201949677" calcext:value-type="float">
            <text:p>29.363720194967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57.60378868766" calcext:value-type="float">
            <text:p>-57.60378868766</text:p>
          </table:table-cell>
          <table:table-cell table:style-name="ce47"/>
          <table:table-cell table:style-name="ce63" table:formula="of:=ABS(([.I169]/[.H160])*100)" office:value-type="float" office:value="29.3637201949677" calcext:value-type="float">
            <text:p>29.3637201949677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57.42097851425" calcext:value-type="float">
            <text:p>-57.42097851425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/>
          <table:table-cell table:style-name="ce9" table:formula="of:=MAX(MAX([.I173];[.O173];[.U173];[.AA173];[.AG173]);-MIN([.I173];[.O173];[.U173];[.AA173];[.AG173]))" office:value-type="float" office:value="14.7435604352884" calcext:value-type="float">
            <text:p>14.7435604352884</text:p>
          </table:table-cell>
          <table:table-cell table:style-name="ce63" table:formula="of:=AVERAGE([.I173];[.O173];[.U173];[.AA173];[.AG173])" office:value-type="float" office:value="14.7435604352884" calcext:value-type="float">
            <text:p>14.7435604352884</text:p>
          </table:table-cell>
          <table:table-cell table:number-columns-repeated="3"/>
          <table:table-cell table:style-name="ce68" table:formula="of:=[.G171]-[.G170]" office:value-type="float" office:value="0.182810173409997" calcext:value-type="float">
            <text:p>0.182810173409997</text:p>
          </table:table-cell>
          <table:table-cell table:style-name="ce68" table:formula="of:=[.G172]*conv" office:value-type="float" office:value="4.97451791917112" calcext:value-type="float">
            <text:p>4.97451791917112</text:p>
          </table:table-cell>
          <table:table-cell table:style-name="ce70" table:formula="of:=[.H163]-[.H172]" office:value-type="float" office:value="-0.639182759359178" calcext:value-type="float">
            <text:p>-0.639182759359178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172]/[.H163])*100)" office:value-type="float" office:value="14.7435604352884" calcext:value-type="float">
            <text:p>14.7435604352884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175];[.O175];[.U175];[.AA175];[.AG175]);-MIN([.I175];[.O175];[.U175];[.AA175];[.AG175]))" office:value-type="float" office:value="18.1083493805421" calcext:value-type="float">
            <text:p>18.1083493805421</text:p>
          </table:table-cell>
          <table:table-cell table:style-name="ce63" table:formula="of:=AVERAGE([.I175];[.O175];[.U175];[.AA175];[.AG175])" office:value-type="float" office:value="18.1083493805421" calcext:value-type="float">
            <text:p>18.1083493805421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183695496445766" calcext:value-type="float">
            <text:p>0.183695496445766</text:p>
          </table:table-cell>
          <table:table-cell table:style-name="ce68" table:formula="of:=[.G174]*conv" office:value-type="float" office:value="4.99860878470412" calcext:value-type="float">
            <text:p>4.99860878470412</text:p>
          </table:table-cell>
          <table:table-cell table:style-name="ce71" table:formula="of:=[.H164]-[.H174]" office:value-type="float" office:value="-0.766385736188957" calcext:value-type="float">
            <text:p>-0.766385736188957</text:p>
          </table:table-cell>
          <table:table-cell table:number-columns-repeated="1015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174]/[.H164])*100)" office:value-type="float" office:value="18.1083493805421" calcext:value-type="float">
            <text:p>18.1083493805421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57.12609456795" calcext:value-type="float">
            <text:p>-57.12609456795</text:p>
          </table:table-cell>
          <table:table-cell table:style-name="ce47"/>
          <table:table-cell table:style-name="ce63"/>
          <table:table-cell table:number-columns-repeated="1015"/>
        </table:table-row>
        <table:table-row table:style-name="ro1">
          <table:table-cell/>
          <table:table-cell table:style-name="ce9" table:formula="of:=MAX(MAX([.I178];[.O178];[.U178];[.AA178];[.AG178]);-MIN([.I178];[.O178];[.U178];[.AA178];[.AG178]))" office:value-type="float" office:value="24.1483873639432" calcext:value-type="float">
            <text:p>24.1483873639432</text:p>
          </table:table-cell>
          <table:table-cell table:style-name="ce63" table:formula="of:=AVERAGE([.I178];[.O178];[.U178];[.AA178];[.AG178])" office:value-type="float" office:value="24.1483873639432" calcext:value-type="float">
            <text:p>24.1483873639432</text:p>
          </table:table-cell>
          <table:table-cell table:number-columns-repeated="3"/>
          <table:table-cell table:style-name="ce47" table:formula="of:=[.G176]-[.G170]" office:value-type="float" office:value="0.477694119710002" calcext:value-type="float">
            <text:p>0.477694119710002</text:p>
          </table:table-cell>
          <table:table-cell table:style-name="ce47" table:formula="of:=[.G177]*conv" office:value-type="float" office:value="12.9987183648179" calcext:value-type="float">
            <text:p>12.9987183648179</text:p>
          </table:table-cell>
          <table:table-cell table:style-name="ce70" table:formula="of:=[.H166]-[.H177]" office:value-type="float" office:value="-2.52841050112255" calcext:value-type="float">
            <text:p>-2.52841050112255</text:p>
          </table:table-cell>
          <table:table-cell table:number-columns-repeated="1015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177]/[.H166])*100)" office:value-type="float" office:value="24.1483873639432" calcext:value-type="float">
            <text:p>24.1483873639432</text:p>
          </table:table-cell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PBE</text:p>
          </table:table-cell>
          <table:table-cell table:style-name="ce38" table:number-columns-repeated="5"/>
          <table:table-cell table:number-columns-repeated="2"/>
          <table:table-cell table:style-name="ce38" table:number-columns-repeated="26"/>
          <table:table-cell table:number-columns-repeated="990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Ethene</text:p>
          </table:table-cell>
          <table:table-cell table:style-name="ce38"/>
          <table:table-cell table:number-columns-repeated="3"/>
          <table:table-cell table:style-name="ce38"/>
          <table:table-cell table:style-name="ce39" office:value-type="string" calcext:value-type="string">
            <text:p>Methana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eno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CH2NH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ylamine</text:p>
          </table:table-cell>
          <table:table-cell table:style-name="ce38" table:number-columns-repeated="3"/>
          <table:table-cell table:style-name="ce51"/>
          <table:table-cell table:style-name="ce38"/>
          <table:table-cell table:number-columns-repeated="990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 table:number-columns-repeated="3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5.988" calcext:value-type="float">
            <text:p>-5.988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5.201" calcext:value-type="float">
            <text:p>-5.201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1.576" calcext:value-type="float">
            <text:p>-11.576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4.322" calcext:value-type="float">
            <text:p>-4.322</text:p>
          </table:table-cell>
          <table:table-cell table:style-name="ce51"/>
          <table:table-cell table:style-name="ce38"/>
          <table:table-cell table:number-columns-repeated="990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table:number-columns-repeated="3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14.27946480507" calcext:value-type="float">
            <text:p>-114.2794648050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53.49056793399" calcext:value-type="float">
            <text:p>-153.4905679339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93.94788642841" calcext:value-type="float">
            <text:p>-93.94788642841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33.6513369659" calcext:value-type="float">
            <text:p>-133.6513369659</text:p>
          </table:table-cell>
          <table:table-cell table:style-name="ce38"/>
          <table:table-cell table:style-name="ce51"/>
          <table:table-cell table:style-name="ce38"/>
          <table:table-cell table:number-columns-repeated="990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table:number-columns-repeated="3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14.15397251193" calcext:value-type="float">
            <text:p>-114.1539725119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53.33443040212" calcext:value-type="float">
            <text:p>-153.3344304021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93.80684755326" calcext:value-type="float">
            <text:p>-93.8068475532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33.49399633619" calcext:value-type="float">
            <text:p>-133.49399633619</text:p>
          </table:table-cell>
          <table:table-cell table:style-name="ce38"/>
          <table:table-cell table:style-name="ce51"/>
          <table:table-cell table:style-name="ce38"/>
          <table:table-cell table:number-columns-repeated="990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184]-[.G183]" office:value-type="float" office:value="0" calcext:value-type="float">
            <text:p>0</text:p>
          </table:table-cell>
          <table:table-cell table:style-name="ce39" table:formula="of:=[.G185]*conv" office:value-type="float" office:value="0" calcext:value-type="float">
            <text:p>0</text:p>
          </table:table-cell>
          <table:table-cell/>
          <table:table-cell table:style-name="ce38" table:number-columns-repeated="3"/>
          <table:table-cell table:style-name="ce39" table:formula="of:=[.M184]-[.M183]" office:value-type="float" office:value="0.125492293140013" calcext:value-type="float">
            <text:p>0.125492293140013</text:p>
          </table:table-cell>
          <table:table-cell table:style-name="ce39" table:formula="of:=[.M185]*conv" office:value-type="float" office:value="3.41481904041961" calcext:value-type="float">
            <text:p>3.41481904041961</text:p>
          </table:table-cell>
          <table:table-cell table:style-name="ce51"/>
          <table:table-cell table:style-name="ce38" table:number-columns-repeated="3"/>
          <table:table-cell table:style-name="ce39" table:formula="of:=[.S184]-[.S183]" office:value-type="float" office:value="0.156137531870002" calcext:value-type="float">
            <text:p>0.156137531870002</text:p>
          </table:table-cell>
          <table:table-cell table:style-name="ce39" table:formula="of:=[.S185]*conv" office:value-type="float" office:value="4.24871841459562" calcext:value-type="float">
            <text:p>4.24871841459562</text:p>
          </table:table-cell>
          <table:table-cell table:style-name="ce51"/>
          <table:table-cell table:style-name="ce38" table:number-columns-repeated="3"/>
          <table:table-cell table:style-name="ce39" table:formula="of:=[.Y184]-[.Y183]" office:value-type="float" office:value="0.141038875150002" calcext:value-type="float">
            <text:p>0.141038875150002</text:p>
          </table:table-cell>
          <table:table-cell table:style-name="ce39" table:formula="of:=[.Y185]*conv" office:value-type="float" office:value="3.83786306115421" calcext:value-type="float">
            <text:p>3.83786306115421</text:p>
          </table:table-cell>
          <table:table-cell table:style-name="ce51"/>
          <table:table-cell table:style-name="ce38" table:number-columns-repeated="3"/>
          <table:table-cell table:style-name="ce39" table:formula="of:=[.AE184]-[.AE183]" office:value-type="float" office:value="0.157340629709978" calcext:value-type="float">
            <text:p>0.157340629709978</text:p>
          </table:table-cell>
          <table:table-cell table:style-name="ce39" table:formula="of:=[.AE185]*conv" office:value-type="float" office:value="4.28145637251033" calcext:value-type="float">
            <text:p>4.28145637251033</text:p>
          </table:table-cell>
          <table:table-cell table:style-name="ce51"/>
          <table:table-cell table:style-name="ce38"/>
          <table:table-cell table:number-columns-repeated="990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G186]*conv" office:value-type="float" office:value="0" calcext:value-type="float">
            <text:p>0</text:p>
          </table:table-cell>
          <table:table-cell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19543070185056" calcext:value-type="float">
            <text:p>0.119543070185056</text:p>
          </table:table-cell>
          <table:table-cell table:style-name="ce39" table:formula="of:=[.M186]*conv" office:value-type="float" office:value="3.25293244711605" calcext:value-type="float">
            <text:p>3.25293244711605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56122394213238" calcext:value-type="float">
            <text:p>0.156122394213238</text:p>
          </table:table-cell>
          <table:table-cell table:style-name="ce39" table:formula="of:=[.S186]*conv" office:value-type="float" office:value="4.24830649799699" calcext:value-type="float">
            <text:p>4.24830649799699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75916016287649" calcext:value-type="float">
            <text:p>0.175916016287649</text:p>
          </table:table-cell>
          <table:table-cell table:style-name="ce39" table:formula="of:=[.Y186]*conv" office:value-type="float" office:value="4.78691835891148" calcext:value-type="float">
            <text:p>4.78691835891148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5653814567125" calcext:value-type="float">
            <text:p>0.15653814567125</text:p>
          </table:table-cell>
          <table:table-cell table:style-name="ce39" table:formula="of:=[.AE186]*conv" office:value-type="float" office:value="4.25961967077739" calcext:value-type="float">
            <text:p>4.25961967077739</text:p>
          </table:table-cell>
          <table:table-cell table:style-name="ce51"/>
          <table:table-cell table:style-name="ce38"/>
          <table:table-cell table:number-columns-repeated="990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table:number-columns-repeated="3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13.88771700092" calcext:value-type="float">
            <text:p>-113.8877170009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53.15946471968" calcext:value-type="float">
            <text:p>-153.1594647196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93.60777126886" calcext:value-type="float">
            <text:p>-93.6077712688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33.35869893643" calcext:value-type="float">
            <text:p>-133.35869893643</text:p>
          </table:table-cell>
          <table:table-cell table:style-name="ce38"/>
          <table:table-cell table:style-name="ce51"/>
          <table:table-cell table:style-name="ce38"/>
          <table:table-cell table:number-columns-repeated="990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187]-[.G183]" office:value-type="float" office:value="0" calcext:value-type="float">
            <text:p>0</text:p>
          </table:table-cell>
          <table:table-cell table:formula="of:=[.G188]*conv" office:value-type="float" office:value="0" calcext:value-type="float">
            <text:p>0</text:p>
          </table:table-cell>
          <table:table-cell/>
          <table:table-cell table:style-name="ce38" table:number-columns-repeated="3"/>
          <table:table-cell table:style-name="ce38" table:formula="of:=[.M187]-[.M183]" office:value-type="float" office:value="0.39174780415" calcext:value-type="float">
            <text:p>0.39174780415</text:p>
          </table:table-cell>
          <table:table-cell table:style-name="ce38" table:formula="of:=[.M188]*conv" office:value-type="float" office:value="10.6600001257564" calcext:value-type="float">
            <text:p>10.6600001257564</text:p>
          </table:table-cell>
          <table:table-cell table:style-name="ce51"/>
          <table:table-cell table:style-name="ce38" table:number-columns-repeated="3"/>
          <table:table-cell table:style-name="ce38" table:formula="of:=[.S187]-[.S183]" office:value-type="float" office:value="0.331103214310019" calcext:value-type="float">
            <text:p>0.331103214310019</text:p>
          </table:table-cell>
          <table:table-cell table:style-name="ce38" table:formula="of:=[.S188]*conv" office:value-type="float" office:value="9.00977687377584" calcext:value-type="float">
            <text:p>9.00977687377584</text:p>
          </table:table-cell>
          <table:table-cell table:style-name="ce51"/>
          <table:table-cell table:style-name="ce38" table:number-columns-repeated="3"/>
          <table:table-cell table:style-name="ce38" table:formula="of:=[.Y187]-[.Y183]" office:value-type="float" office:value="0.340115159549995" calcext:value-type="float">
            <text:p>0.340115159549995</text:p>
          </table:table-cell>
          <table:table-cell table:style-name="ce38" table:formula="of:=[.Y188]*conv" office:value-type="float" office:value="9.25500438079377" calcext:value-type="float">
            <text:p>9.25500438079377</text:p>
          </table:table-cell>
          <table:table-cell table:style-name="ce51"/>
          <table:table-cell table:style-name="ce38" table:number-columns-repeated="3"/>
          <table:table-cell table:style-name="ce38" table:formula="of:=[.AE187]-[.AE183]" office:value-type="float" office:value="0.292638029469998" calcext:value-type="float">
            <text:p>0.292638029469998</text:p>
          </table:table-cell>
          <table:table-cell table:style-name="ce38" table:formula="of:=[.AE188]*conv" office:value-type="float" office:value="7.96308593923045" calcext:value-type="float">
            <text:p>7.96308593923045</text:p>
          </table:table-cell>
          <table:table-cell table:style-name="ce51"/>
          <table:table-cell table:style-name="ce38"/>
          <table:table-cell table:number-columns-repeated="990"/>
        </table:table-row>
        <table:table-row table:style-name="ro1">
          <table:table-cell table:style-name="ce45" office:value-type="string" calcext:value-type="string">
            <text:p>PBE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number-columns-repeated="990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Ethene</text:p>
          </table:table-cell>
          <table:table-cell/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Methana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eno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CH2NH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ylamine</text:p>
          </table:table-cell>
          <table:table-cell table:style-name="ce47" table:number-columns-repeated="3"/>
          <table:table-cell table:style-name="ce55"/>
          <table:table-cell table:style-name="ce47"/>
          <table:table-cell table:number-columns-repeated="990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 table:number-columns-repeated="2"/>
          <table:table-cell table:style-name="ce70" table:formula="of:=[.H182]-[.H191]" office:value-type="float" office:value="0" calcext:value-type="float">
            <text:p>0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239" calcext:value-type="float">
            <text:p>-9.239</text:p>
          </table:table-cell>
          <table:table-cell table:style-name="ce70" table:formula="of:=[.N182]-[.N191]" office:value-type="float" office:value="3.251" calcext:value-type="float">
            <text:p>3.25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5.756" calcext:value-type="float">
            <text:p>-5.756</text:p>
          </table:table-cell>
          <table:table-cell table:style-name="ce70" table:formula="of:=[.T182]-[.T191]" office:value-type="float" office:value="0.555000000000001" calcext:value-type="float">
            <text:p>0.55500000000000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8.249" calcext:value-type="float">
            <text:p>-8.249</text:p>
          </table:table-cell>
          <table:table-cell table:style-name="ce70" table:formula="of:=[.Z182]-[.Z191]" office:value-type="float" office:value="-3.327" calcext:value-type="float">
            <text:p>-3.327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4.815" calcext:value-type="float">
            <text:p>-4.815</text:p>
          </table:table-cell>
          <table:table-cell table:style-name="ce70" table:formula="of:=[.AF182]-[.AF191]" office:value-type="float" office:value="0.493" calcext:value-type="float">
            <text:p>0.493</text:p>
          </table:table-cell>
          <table:table-cell table:style-name="ce47"/>
          <table:table-cell table:number-columns-repeated="990"/>
        </table:table-row>
        <table:table-row table:style-name="ro1">
          <table:table-cell/>
          <table:table-cell table:style-name="ce9" table:formula="of:=MAX(MAX([.I192];[.O192];[.U192];[.AA192];[.AG192]);-MIN([.I192];[.O192];[.U192];[.AA192];[.AG192]))" office:value-type="string" office:string-value="" calcext:value-type="error">
            <text:p>#DIV/0!</text:p>
          </table:table-cell>
          <table:table-cell table:style-name="ce63" table:formula="of:=AVERAGE([.I192];[.O192];[.U192];[.AA192];[.AG192]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table:number-columns-repeated="2"/>
          <table:table-cell table:style-name="ce63" table:formula="of:=ABS(([.I191]/[.H182])*100)" office:value-type="string" office:string-value="" calcext:value-type="error">
            <text:p>#DIV/0!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77.55170752364" calcext:value-type="float">
            <text:p>-77.55170752364</text:p>
          </table:table-cell>
          <table:table-cell table:style-name="ce47"/>
          <table:table-cell table:style-name="ce63" table:formula="of:=ABS(([.O191]/[.N182])*100)" office:value-type="float" office:value="54.2919171676687" calcext:value-type="float">
            <text:p>54.2919171676687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16.57578378264" calcext:value-type="float">
            <text:p>-116.57578378264</text:p>
          </table:table-cell>
          <table:table-cell table:style-name="ce47"/>
          <table:table-cell table:style-name="ce63" table:formula="of:=ABS(([.U191]/[.T182])*100)" office:value-type="float" office:value="10.6710248029225" calcext:value-type="float">
            <text:p>10.6710248029225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57.64828380863" calcext:value-type="float">
            <text:p>-57.64828380863</text:p>
          </table:table-cell>
          <table:table-cell table:style-name="ce47"/>
          <table:table-cell table:style-name="ce63" table:formula="of:=ABS(([.AA191]/[.Z182])*100)" office:value-type="float" office:value="28.7404975812025" calcext:value-type="float">
            <text:p>28.7404975812025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96.75993783993" calcext:value-type="float">
            <text:p>-96.75993783993</text:p>
          </table:table-cell>
          <table:table-cell table:style-name="ce47"/>
          <table:table-cell table:style-name="ce63" table:formula="of:=ABS(([.AG191]/[.AF182])*100)" office:value-type="float" office:value="11.4067561314206" calcext:value-type="float">
            <text:p>11.4067561314206</text:p>
          </table:table-cell>
          <table:table-cell table:style-name="ce47"/>
          <table:table-cell table:number-columns-repeated="990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table:number-columns-repeated="5"/>
          <table:table-cell table:style-name="ce55" office:value-type="string" calcext:value-type="string">
            <text:p>Triplet</text:p>
          </table:table-cell>
          <table:table-cell table:style-name="ce47" office:value-type="float" office:value="-77.3478153252" calcext:value-type="float">
            <text:p>-77.3478153252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16.43469241182" calcext:value-type="float">
            <text:p>-116.43469241182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57.42125265109" calcext:value-type="float">
            <text:p>-57.42125265109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96.62829254722" calcext:value-type="float">
            <text:p>-96.62829254722</text:p>
          </table:table-cell>
          <table:table-cell table:style-name="ce47" table:number-columns-repeated="3"/>
          <table:table-cell table:number-columns-repeated="990"/>
        </table:table-row>
        <table:table-row table:style-name="ro1">
          <table:table-cell/>
          <table:table-cell table:style-name="ce9" table:formula="of:=MAX(MAX([.I195];[.O195];[.U195];[.AA195];[.AG195]);-MIN([.I195];[.O195];[.U195];[.AA195];[.AG195]))" office:value-type="string" office:string-value="" calcext:value-type="error">
            <text:p>#DIV/0!</text:p>
          </table:table-cell>
          <table:table-cell table:style-name="ce63" table:formula="of:=AVERAGE([.I195];[.O195];[.U195];[.AA195];[.AG195])" office:value-type="string" office:string-value="" calcext:value-type="error">
            <text:p>#DIV/0!</text:p>
          </table:table-cell>
          <table:table-cell table:number-columns-repeated="3"/>
          <table:table-cell table:style-name="ce68" table:formula="of:=[.G193]-[.G192]" office:value-type="float" office:value="0" calcext:value-type="float">
            <text:p>0</text:p>
          </table:table-cell>
          <table:table-cell table:style-name="ce68" table:formula="of:=[.G194]*conv" office:value-type="float" office:value="0" calcext:value-type="float">
            <text:p>0</text:p>
          </table:table-cell>
          <table:table-cell table:style-name="ce70" table:formula="of:=[.H185]-[.H194]" office:value-type="float" office:value="0" calcext:value-type="float">
            <text:p>0</text:p>
          </table:table-cell>
          <table:table-cell table:style-name="ce47" table:number-columns-repeated="3"/>
          <table:table-cell table:style-name="ce68" table:formula="of:=[.M193]-[.M192]" office:value-type="float" office:value="0.203892198440002" calcext:value-type="float">
            <text:p>0.203892198440002</text:p>
          </table:table-cell>
          <table:table-cell table:style-name="ce68" table:formula="of:=[.M194]*conv" office:value-type="float" office:value="5.54818900830119" calcext:value-type="float">
            <text:p>5.54818900830119</text:p>
          </table:table-cell>
          <table:table-cell table:style-name="ce70" table:formula="of:=[.N185]-[.N194]" office:value-type="float" office:value="-2.13336996788158" calcext:value-type="float">
            <text:p>-2.13336996788158</text:p>
          </table:table-cell>
          <table:table-cell table:style-name="ce47" table:number-columns-repeated="3"/>
          <table:table-cell table:style-name="ce68" table:formula="of:=[.S193]-[.S192]" office:value-type="float" office:value="0.141091370820007" calcext:value-type="float">
            <text:p>0.141091370820007</text:p>
          </table:table-cell>
          <table:table-cell table:style-name="ce68" table:formula="of:=[.S194]*conv" office:value-type="float" office:value="3.83929154101529" calcext:value-type="float">
            <text:p>3.83929154101529</text:p>
          </table:table-cell>
          <table:table-cell table:style-name="ce70" table:formula="of:=[.T185]-[.T194]" office:value-type="float" office:value="0.409426873580326" calcext:value-type="float">
            <text:p>0.409426873580326</text:p>
          </table:table-cell>
          <table:table-cell table:style-name="ce47" table:number-columns-repeated="3"/>
          <table:table-cell table:style-name="ce68" table:formula="of:=[.Y193]-[.Y192]" office:value-type="float" office:value="0.227031157539997" calcext:value-type="float">
            <text:p>0.227031157539997</text:p>
          </table:table-cell>
          <table:table-cell table:style-name="ce68" table:formula="of:=[.Y194]*conv" office:value-type="float" office:value="6.17783212130094" calcext:value-type="float">
            <text:p>6.17783212130094</text:p>
          </table:table-cell>
          <table:table-cell table:style-name="ce70" table:formula="of:=[.Z185]-[.Z194]" office:value-type="float" office:value="-2.33996906014673" calcext:value-type="float">
            <text:p>-2.33996906014673</text:p>
          </table:table-cell>
          <table:table-cell table:style-name="ce47" table:number-columns-repeated="3"/>
          <table:table-cell table:style-name="ce68" table:formula="of:=[.AE193]-[.AE192]" office:value-type="float" office:value="0.131645292710004" calcext:value-type="float">
            <text:p>0.131645292710004</text:p>
          </table:table-cell>
          <table:table-cell table:style-name="ce68" table:formula="of:=[.AE194]*conv" office:value-type="float" office:value="3.58225067754698" calcext:value-type="float">
            <text:p>3.58225067754698</text:p>
          </table:table-cell>
          <table:table-cell table:style-name="ce70" table:formula="of:=[.AF185]-[.AF194]" office:value-type="float" office:value="0.699205694963355" calcext:value-type="float">
            <text:p>0.699205694963355</text:p>
          </table:table-cell>
          <table:table-cell table:style-name="ce47"/>
          <table:table-cell table:number-columns-repeated="990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194]/[.H185])*100)" office:value-type="string" office:string-value="" calcext:value-type="error">
            <text:p>#DIV/0!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194]/[.N185])*100)" office:value-type="float" office:value="62.4738805374424" calcext:value-type="float">
            <text:p>62.473880537442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194]/[.T185])*100)" office:value-type="float" office:value="9.63647937161056" calcext:value-type="float">
            <text:p>9.63647937161056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194]/[.Z185])*100)" office:value-type="float" office:value="60.9706240910796" calcext:value-type="float">
            <text:p>60.9706240910796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G194]/[.AF185])*100)" office:value-type="float" office:value="16.3310246357454" calcext:value-type="float">
            <text:p>16.3310246357454</text:p>
          </table:table-cell>
          <table:table-cell table:style-name="ce47"/>
          <table:table-cell table:number-columns-repeated="990"/>
        </table:table-row>
        <table:table-row table:style-name="ro1">
          <table:table-cell/>
          <table:table-cell table:style-name="ce9" table:formula="of:=MAX(MAX([.I197];[.O197];[.U197];[.AA197];[.AG197]);-MIN([.I197];[.O197];[.U197];[.AA197];[.AG197]))" office:value-type="string" office:string-value="" calcext:value-type="error">
            <text:p>#DIV/0!</text:p>
          </table:table-cell>
          <table:table-cell table:style-name="ce63" table:formula="of:=AVERAGE([.I197];[.O197];[.U197];[.AA197];[.AG197]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/>
          <table:table-cell table:style-name="ce68" table:formula="of:=[.G196]*conv" office:value-type="float" office:value="0" calcext:value-type="float">
            <text:p>0</text:p>
          </table:table-cell>
          <table:table-cell table:style-name="ce71" table:formula="of:=[.H186]-[.H196]" office:value-type="float" office:value="0" calcext:value-type="float">
            <text:p>0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201049347261624" calcext:value-type="float">
            <text:p>0.201049347261624</text:p>
          </table:table-cell>
          <table:table-cell table:style-name="ce68" table:formula="of:=[.M196]*conv" office:value-type="float" office:value="5.47083109181007" calcext:value-type="float">
            <text:p>5.47083109181007</text:p>
          </table:table-cell>
          <table:table-cell table:style-name="ce71" table:formula="of:=[.N186]-[.N196]" office:value-type="float" office:value="-2.21789864469403" calcext:value-type="float">
            <text:p>-2.21789864469403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56356413552723" calcext:value-type="float">
            <text:p>0.156356413552723</text:p>
          </table:table-cell>
          <table:table-cell table:style-name="ce68" table:formula="of:=[.S196]*conv" office:value-type="float" office:value="4.25467448822416" calcext:value-type="float">
            <text:p>4.25467448822416</text:p>
          </table:table-cell>
          <table:table-cell table:style-name="ce71" table:formula="of:=[.T186]-[.T196]" office:value-type="float" office:value="-0.0063679902271625" calcext:value-type="float">
            <text:p>-0.006367990227163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201409082764851" calcext:value-type="float">
            <text:p>0.201409082764851</text:p>
          </table:table-cell>
          <table:table-cell table:style-name="ce68" table:formula="of:=[.Y196]*conv" office:value-type="float" office:value="5.48061999290668" calcext:value-type="float">
            <text:p>5.48061999290668</text:p>
          </table:table-cell>
          <table:table-cell table:style-name="ce71" table:formula="of:=[.Z186]-[.Z196]" office:value-type="float" office:value="-0.693701633995204" calcext:value-type="float">
            <text:p>-0.693701633995204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46709072715075" calcext:value-type="float">
            <text:p>0.146709072715075</text:p>
          </table:table-cell>
          <table:table-cell table:style-name="ce68" table:formula="of:=[.AE196]*conv" office:value-type="float" office:value="3.99215698728837" calcext:value-type="float">
            <text:p>3.99215698728837</text:p>
          </table:table-cell>
          <table:table-cell table:style-name="ce71" table:formula="of:=[.AF186]-[.AF196]" office:value-type="float" office:value="0.267462683489029" calcext:value-type="float">
            <text:p>0.267462683489029</text:p>
          </table:table-cell>
          <table:table-cell table:style-name="ce47"/>
          <table:table-cell table:number-columns-repeated="990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196]/[.H186])*100)" office:value-type="string" office:string-value="" calcext:value-type="error">
            <text:p>#DIV/0!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196]/[.N186])*100)" office:value-type="float" office:value="68.181515624782" calcext:value-type="float">
            <text:p>68.18151562478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196]/[.T186])*100)" office:value-type="float" office:value="0.149894792905477" calcext:value-type="float">
            <text:p>0.149894792905477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196]/[.Z186])*100)" office:value-type="float" office:value="14.4916119721112" calcext:value-type="float">
            <text:p>14.491611972111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G196]/[.AF186])*100)" office:value-type="float" office:value="6.2790273348563" calcext:value-type="float">
            <text:p>6.2790273348563</text:p>
          </table:table-cell>
          <table:table-cell table:style-name="ce47"/>
          <table:table-cell table:number-columns-repeated="990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table:number-columns-repeated="2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77.00959279224" calcext:value-type="float">
            <text:p>-77.00959279224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16.22115840439" calcext:value-type="float">
            <text:p>-116.22115840439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57.16348145143" calcext:value-type="float">
            <text:p>-57.16348145143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96.44621970846" calcext:value-type="float">
            <text:p>-96.44621970846</text:p>
          </table:table-cell>
          <table:table-cell table:style-name="ce47"/>
          <table:table-cell table:style-name="ce63"/>
          <table:table-cell table:style-name="ce47"/>
          <table:table-cell table:number-columns-repeated="990"/>
        </table:table-row>
        <table:table-row table:style-name="ro1">
          <table:table-cell/>
          <table:table-cell table:style-name="ce9" table:formula="of:=MAX(MAX([.I200];[.O200];[.U200];[.AA200];[.AG200]);-MIN([.I200];[.O200];[.U200];[.AA200];[.AG200]))" office:value-type="string" office:string-value="" calcext:value-type="error">
            <text:p>#DIV/0!</text:p>
          </table:table-cell>
          <table:table-cell table:style-name="ce63" table:formula="of:=AVERAGE([.I200];[.O200];[.U200];[.AA200];[.AG200])" office:value-type="string" office:string-value="" calcext:value-type="error">
            <text:p>#DIV/0!</text:p>
          </table:table-cell>
          <table:table-cell table:number-columns-repeated="3"/>
          <table:table-cell table:style-name="ce47" table:formula="of:=[.G198]-[.G192]" office:value-type="float" office:value="0" calcext:value-type="float">
            <text:p>0</text:p>
          </table:table-cell>
          <table:table-cell table:style-name="ce47" table:formula="of:=[.G199]*conv" office:value-type="float" office:value="0" calcext:value-type="float">
            <text:p>0</text:p>
          </table:table-cell>
          <table:table-cell table:style-name="ce70" table:formula="of:=[.H188]-[.H199]" office:value-type="float" office:value="0" calcext:value-type="float">
            <text:p>0</text:p>
          </table:table-cell>
          <table:table-cell table:style-name="ce47" table:number-columns-repeated="3"/>
          <table:table-cell table:style-name="ce47" table:formula="of:=[.M198]-[.M192]" office:value-type="float" office:value="0.542114731400005" calcext:value-type="float">
            <text:p>0.542114731400005</text:p>
          </table:table-cell>
          <table:table-cell table:style-name="ce47" table:formula="of:=[.M199]*conv" office:value-type="float" office:value="14.7516923992398" calcext:value-type="float">
            <text:p>14.7516923992398</text:p>
          </table:table-cell>
          <table:table-cell table:style-name="ce70" table:formula="of:=[.N188]-[.N199]" office:value-type="float" office:value="-4.09169227348341" calcext:value-type="float">
            <text:p>-4.09169227348341</text:p>
          </table:table-cell>
          <table:table-cell table:style-name="ce47" table:number-columns-repeated="3"/>
          <table:table-cell table:style-name="ce47" table:formula="of:=[.S198]-[.S192]" office:value-type="float" office:value="0.354625378250006" calcext:value-type="float">
            <text:p>0.354625378250006</text:p>
          </table:table-cell>
          <table:table-cell table:style-name="ce47" table:formula="of:=[.S199]*conv" office:value-type="float" office:value="9.64984752101885" calcext:value-type="float">
            <text:p>9.64984752101885</text:p>
          </table:table-cell>
          <table:table-cell table:style-name="ce70" table:formula="of:=[.T188]-[.T199]" office:value-type="float" office:value="-0.640070647243013" calcext:value-type="float">
            <text:p>-0.640070647243013</text:p>
          </table:table-cell>
          <table:table-cell table:style-name="ce47" table:number-columns-repeated="3"/>
          <table:table-cell table:style-name="ce47" table:formula="of:=[.Y198]-[.Y192]" office:value-type="float" office:value="0.484802357199996" calcext:value-type="float">
            <text:p>0.484802357199996</text:p>
          </table:table-cell>
          <table:table-cell table:style-name="ce47" table:formula="of:=[.Y199]*conv" office:value-type="float" office:value="13.1921433482754" calcext:value-type="float">
            <text:p>13.1921433482754</text:p>
          </table:table-cell>
          <table:table-cell table:style-name="ce70" table:formula="of:=[.Z188]-[.Z199]" office:value-type="float" office:value="-3.93713896748166" calcext:value-type="float">
            <text:p>-3.93713896748166</text:p>
          </table:table-cell>
          <table:table-cell table:style-name="ce47" table:number-columns-repeated="3"/>
          <table:table-cell table:style-name="ce47" table:formula="of:=[.AE198]-[.AE192]" office:value-type="float" office:value="0.313718131469997" calcext:value-type="float">
            <text:p>0.313718131469997</text:p>
          </table:table-cell>
          <table:table-cell table:style-name="ce47" table:formula="of:=[.AE199]*conv" office:value-type="float" office:value="8.53670470005165" calcext:value-type="float">
            <text:p>8.53670470005165</text:p>
          </table:table-cell>
          <table:table-cell table:style-name="ce70" table:formula="of:=[.AF188]-[.AF199]" office:value-type="float" office:value="-0.573618760821195" calcext:value-type="float">
            <text:p>-0.573618760821195</text:p>
          </table:table-cell>
          <table:table-cell table:style-name="ce47"/>
          <table:table-cell table:number-columns-repeated="990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199]/[.H188])*100)" office:value-type="string" office:string-value="" calcext:value-type="error">
            <text:p>#DIV/0!</text:p>
          </table:table-cell>
          <table:table-cell table:style-name="ce47" table:number-columns-repeated="5"/>
          <table:table-cell table:style-name="ce63" table:formula="of:=ABS(([.O199]/[.N188])*100)" office:value-type="float" office:value="38.3836043641049" calcext:value-type="float">
            <text:p>38.3836043641049</text:p>
          </table:table-cell>
          <table:table-cell table:style-name="ce47" table:number-columns-repeated="5"/>
          <table:table-cell table:style-name="ce63" table:formula="of:=ABS(([.U199]/[.T188])*100)" office:value-type="float" office:value="7.10417867401383" calcext:value-type="float">
            <text:p>7.10417867401383</text:p>
          </table:table-cell>
          <table:table-cell table:style-name="ce47" table:number-columns-repeated="5"/>
          <table:table-cell table:style-name="ce63" table:formula="of:=ABS(([.AA199]/[.Z188])*100)" office:value-type="float" office:value="42.5406494204597" calcext:value-type="float">
            <text:p>42.5406494204597</text:p>
          </table:table-cell>
          <table:table-cell table:style-name="ce47" table:number-columns-repeated="5"/>
          <table:table-cell table:style-name="ce63" table:formula="of:=ABS(([.AG199]/[.AF188])*100)" office:value-type="float" office:value="7.20347319115621" calcext:value-type="float">
            <text:p>7.20347319115621</text:p>
          </table:table-cell>
          <table:table-cell table:style-name="ce47"/>
          <table:table-cell table:number-columns-repeated="990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85" office:value-type="string" calcext:value-type="string">
            <text:p>GEOMETRY OPTIMISATION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85" office:value-type="string" calcext:value-type="string">
            <text:p>HF</text:p>
          </table:table-cell>
          <table:table-cell table:style-name="ce85" table:number-columns-repeated="3"/>
          <table:table-cell table:style-name="ce85" office:value-type="string" calcext:value-type="string">
            <text:p>MOLECULE</text:p>
          </table:table-cell>
          <table:table-cell table:style-name="ce85"/>
          <table:table-cell table:style-name="ce85" office:value-type="string" calcext:value-type="string">
            <text:p>Ethene</text:p>
          </table:table-cell>
          <table:table-cell table:style-name="ce85" table:number-columns-repeated="2"/>
          <table:table-cell table:style-name="ce85" office:value-type="string" calcext:value-type="string">
            <text:p>Methanal</text:p>
          </table:table-cell>
          <table:table-cell table:style-name="ce85" table:number-columns-repeated="2"/>
          <table:table-cell table:style-name="ce85" office:value-type="string" calcext:value-type="string">
            <text:p>Ethenol</text:p>
          </table:table-cell>
          <table:table-cell table:style-name="ce85" table:number-columns-repeated="2"/>
          <table:table-cell table:style-name="ce85" office:value-type="string" calcext:value-type="string">
            <text:p>CH2NH</text:p>
          </table:table-cell>
          <table:table-cell table:style-name="ce85" table:number-columns-repeated="2"/>
          <table:table-cell table:style-name="ce85" office:value-type="string" calcext:value-type="string">
            <text:p>Amine</text:p>
          </table:table-cell>
          <table:table-cell table:style-name="ce85" table:number-columns-repeated="1005"/>
        </table:table-row>
        <table:table-row table:style-name="ro1">
          <table:table-cell table:style-name="Default" table:number-columns-repeated="4"/>
          <table:table-cell table:style-name="ce85"/>
          <table:table-cell table:style-name="Default"/>
          <table:table-cell table:style-name="Default" office:value-type="string" calcext:value-type="string">
            <text:p>C_{2}H_{4}</text:p>
          </table:table-cell>
          <table:table-cell table:style-name="Default" table:number-columns-repeated="2"/>
          <table:table-cell office:value-type="string" calcext:value-type="string">
            <text:p>CH_{2}O</text:p>
          </table:table-cell>
          <table:table-cell table:number-columns-repeated="2"/>
          <table:table-cell office:value-type="string" calcext:value-type="string">
            <text:p>CH_{2}COH</text:p>
          </table:table-cell>
          <table:table-cell table:number-columns-repeated="2"/>
          <table:table-cell office:value-type="string" calcext:value-type="string">
            <text:p>CH_{2}NH</text:p>
          </table:table-cell>
          <table:table-cell table:number-columns-repeated="2"/>
          <table:table-cell office:value-type="string" calcext:value-type="string">
            <text:p>CH_{2}CHNH_{2}</text:p>
          </table:table-cell>
          <table:table-cell table:number-columns-repeated="1005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X (C*-X)</text:p>
          </table:table-cell>
          <table:table-cell table:style-name="Default"/>
          <table:table-cell table:style-name="Default" office:value-type="string" calcext:value-type="string">
            <text:p>C</text:p>
          </table:table-cell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Ref C*-X Distance (a.u.)</text:p>
          </table:table-cell>
          <table:table-cell table:style-name="Default"/>
          <table:table-cell table:style-name="Default" office:value-type="float" office:value="3.01763" calcext:value-type="float">
            <text:p>3.01763</text:p>
          </table:table-cell>
          <table:table-cell table:style-name="Default" table:number-columns-repeated="2"/>
          <table:table-cell office:value-type="float" office:value="2.22639" calcext:value-type="float">
            <text:p>2.22639</text:p>
          </table:table-cell>
          <table:table-cell table:number-columns-repeated="2"/>
          <table:table-cell office:value-type="float" office:value="2.49473" calcext:value-type="float">
            <text:p>2.49473</text:p>
          </table:table-cell>
          <table:table-cell table:number-columns-repeated="2"/>
          <table:table-cell office:value-type="float" office:value="2.36069" calcext:value-type="float">
            <text:p>2.36069</text:p>
          </table:table-cell>
          <table:table-cell table:number-columns-repeated="2"/>
          <table:table-cell office:value-type="float" office:value="2.51475" calcext:value-type="float">
            <text:p>2.51475</text:p>
          </table:table-cell>
          <table:table-cell table:number-columns-repeated="1005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PP C*-X Distance (a.u.)</text:p>
          </table:table-cell>
          <table:table-cell table:style-name="Default"/>
          <table:table-cell table:style-name="Default" office:value-type="float" office:value="3.15645" calcext:value-type="float">
            <text:p>3.15645</text:p>
          </table:table-cell>
          <table:table-cell table:style-name="ce14" table:formula="of:=[.G207]-[.G208]" office:value-type="float" office:value="-0.13882" calcext:value-type="float">
            <text:p>-0.13882</text:p>
          </table:table-cell>
          <table:table-cell table:style-name="Default"/>
          <table:table-cell office:value-type="float" office:value="2.0206" calcext:value-type="float">
            <text:p>2.0206</text:p>
          </table:table-cell>
          <table:table-cell table:style-name="ce14" table:formula="of:=[.J207]-[.J208]" office:value-type="float" office:value="0.20579" calcext:value-type="float">
            <text:p>0.20579</text:p>
          </table:table-cell>
          <table:table-cell/>
          <table:table-cell office:value-type="float" office:value="2.51957" calcext:value-type="float">
            <text:p>2.51957</text:p>
          </table:table-cell>
          <table:table-cell table:style-name="ce14" table:formula="of:=[.M207]-[.M208]" office:value-type="float" office:value="-0.0248399999999998" calcext:value-type="float">
            <text:p>-0.02484</text:p>
          </table:table-cell>
          <table:table-cell/>
          <table:table-cell office:value-type="float" office:value="2.25015" calcext:value-type="float">
            <text:p>2.25015</text:p>
          </table:table-cell>
          <table:table-cell table:style-name="ce14" table:formula="of:=[.P207]-[.P208]" office:value-type="float" office:value="0.11054" calcext:value-type="float">
            <text:p>0.11054</text:p>
          </table:table-cell>
          <table:table-cell/>
          <table:table-cell office:value-type="float" office:value="2.53578" calcext:value-type="float">
            <text:p>2.53578</text:p>
          </table:table-cell>
          <table:table-cell table:style-name="ce14" table:formula="of:=[.S207]-[.S208]" office:value-type="float" office:value="-0.0210299999999997" calcext:value-type="float">
            <text:p>-0.02103</text:p>
          </table:table-cell>
          <table:table-cell table:number-columns-repeated="1004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2"/>
          <table:table-cell table:style-name="ce65" table:formula="of:=ABS(([.H208]/[.G208])*100)" office:value-type="float" office:value="4.3979787419411" calcext:value-type="float">
            <text:p>4.3979787419411</text:p>
          </table:table-cell>
          <table:table-cell table:style-name="Default"/>
          <table:table-cell/>
          <table:table-cell table:style-name="ce65" table:formula="of:=ABS(([.K208]/[.J208])*100)" office:value-type="float" office:value="10.1845986340691" calcext:value-type="float">
            <text:p>10.1845986340691</text:p>
          </table:table-cell>
          <table:table-cell table:number-columns-repeated="2"/>
          <table:table-cell table:style-name="ce65" table:formula="of:=ABS(([.N208]/[.M208])*100)" office:value-type="float" office:value="0.985882511698415" calcext:value-type="float">
            <text:p>0.985882511698415</text:p>
          </table:table-cell>
          <table:table-cell table:number-columns-repeated="2"/>
          <table:table-cell table:style-name="ce65" table:formula="of:=ABS(([.Q208]/[.P208])*100)" office:value-type="float" office:value="4.91256138479656" calcext:value-type="float">
            <text:p>4.91256138479656</text:p>
          </table:table-cell>
          <table:table-cell table:number-columns-repeated="2"/>
          <table:table-cell table:style-name="ce65" table:formula="of:=ABS(([.T208]/[.S208])*100)" office:value-type="float" office:value="0.829330620164196" calcext:value-type="float">
            <text:p>0.829330620164196</text:p>
          </table:table-cell>
          <table:table-cell table:number-columns-repeated="1004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Fr C*-X-R</text:p>
          </table:table-cell>
          <table:table-cell table:style-name="Default"/>
          <table:table-cell table:style-name="Default" office:value-type="string" calcext:value-type="string">
            <text:p>-</text:p>
          </table:table-cell>
          <table:table-cell table:style-name="ce65"/>
          <table:table-cell table:style-name="Default"/>
          <table:table-cell/>
          <table:table-cell table:style-name="ce65"/>
          <table:table-cell/>
          <table:table-cell office:value-type="string" calcext:value-type="string">
            <text:p>C*-C-O</text:p>
          </table:table-cell>
          <table:table-cell table:style-name="ce65"/>
          <table:table-cell/>
          <table:table-cell office:value-type="string" calcext:value-type="string">
            <text:p>C*-N-H</text:p>
          </table:table-cell>
          <table:table-cell table:style-name="ce65"/>
          <table:table-cell/>
          <table:table-cell office:value-type="string" calcext:value-type="string">
            <text:p>C*-C-N</text:p>
          </table:table-cell>
          <table:table-cell table:style-name="ce65"/>
          <table:table-cell table:number-columns-repeated="1004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C*-X-R</text:p>
          </table:table-cell>
          <table:table-cell table:style-name="Default"/>
          <table:table-cell table:style-name="Default" office:value-type="string" calcext:value-type="string">
            <text:p>C*-C-H</text:p>
          </table:table-cell>
          <table:table-cell table:style-name="ce65"/>
          <table:table-cell table:style-name="Default"/>
          <table:table-cell table:number-columns-repeated="2"/>
          <table:table-cell table:style-name="ce65"/>
          <table:table-cell office:value-type="string" calcext:value-type="string">
            <text:p>C*-C-H</text:p>
          </table:table-cell>
          <table:table-cell table:style-name="ce65"/>
          <table:table-cell/>
          <table:table-cell office:value-type="string" calcext:value-type="string">
            <text:p>C*-N-H</text:p>
          </table:table-cell>
          <table:table-cell/>
          <table:table-cell table:style-name="ce65"/>
          <table:table-cell office:value-type="string" calcext:value-type="string">
            <text:p>C-C-H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Ref C*-X-R angle</text:p>
          </table:table-cell>
          <table:table-cell table:style-name="Default"/>
          <table:table-cell table:style-name="Default" office:value-type="float" office:value="121.738" calcext:value-type="float">
            <text:p>121.738</text:p>
          </table:table-cell>
          <table:table-cell table:style-name="ce65"/>
          <table:table-cell table:style-name="Default"/>
          <table:table-cell table:style-name="ce65"/>
          <table:table-cell table:number-columns-repeated="2"/>
          <table:table-cell table:style-name="ce83" office:value-type="float" office:value="121.299" calcext:value-type="float">
            <text:p>121.299</text:p>
          </table:table-cell>
          <table:table-cell table:style-name="ce65"/>
          <table:table-cell/>
          <table:table-cell table:style-name="ce83" office:value-type="float" office:value="111.794" calcext:value-type="float">
            <text:p>111.794</text:p>
          </table:table-cell>
          <table:table-cell/>
          <table:table-cell table:style-name="ce65"/>
          <table:table-cell office:value-type="float" office:value="117.704" calcext:value-type="float">
            <text:p>117.704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PP C*-X-R angle</text:p>
          </table:table-cell>
          <table:table-cell table:style-name="Default"/>
          <table:table-cell table:style-name="Default" office:value-type="float" office:value="114.267" calcext:value-type="float">
            <text:p>114.267</text:p>
          </table:table-cell>
          <table:table-cell table:style-name="ce14" table:formula="of:=[.G212]-[.G213]" office:value-type="float" office:value="7.471" calcext:value-type="float">
            <text:p>7.471</text:p>
          </table:table-cell>
          <table:table-cell table:style-name="Default"/>
          <table:table-cell table:style-name="ce14" table:number-columns-repeated="3"/>
          <table:table-cell table:style-name="ce83" office:value-type="float" office:value="114.478" calcext:value-type="float">
            <text:p>114.478</text:p>
          </table:table-cell>
          <table:table-cell table:style-name="ce14" table:formula="of:=[.M212]-[.M213]" office:value-type="float" office:value="6.82100000000001" calcext:value-type="float">
            <text:p>6.82100000000001</text:p>
          </table:table-cell>
          <table:table-cell/>
          <table:table-cell table:style-name="ce32" office:value-type="float" office:value="109.471" calcext:value-type="float">
            <text:p>109.471</text:p>
          </table:table-cell>
          <table:table-cell table:style-name="ce14" table:formula="of:=[.P212]-[.P213]" office:value-type="float" office:value="2.32299999999999" calcext:value-type="float">
            <text:p>2.32299999999999</text:p>
          </table:table-cell>
          <table:table-cell table:style-name="ce14"/>
          <table:table-cell office:value-type="float" office:value="112.282" calcext:value-type="float">
            <text:p>112.282</text:p>
          </table:table-cell>
          <table:table-cell table:style-name="ce14" table:formula="of:=[.S212]-[.S213]" office:value-type="float" office:value="5.422" calcext:value-type="float">
            <text:p>5.422</text:p>
          </table:table-cell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2"/>
          <table:table-cell table:style-name="ce65" table:formula="of:=ABS(([.H213]/[.G212])*100)" office:value-type="float" office:value="6.13694984310569" calcext:value-type="float">
            <text:p>6.13694984310569</text:p>
          </table:table-cell>
          <table:table-cell table:style-name="Default"/>
          <table:table-cell table:style-name="ce65" table:number-columns-repeated="3"/>
          <table:table-cell table:style-name="ce32"/>
          <table:table-cell table:style-name="ce65" table:formula="of:=ABS(([.N213]/[.M212])*100)" office:value-type="float" office:value="5.62329450366451" calcext:value-type="float">
            <text:p>5.62329450366451</text:p>
          </table:table-cell>
          <table:table-cell/>
          <table:table-cell table:style-name="ce83"/>
          <table:table-cell table:style-name="ce65" table:formula="of:=ABS(([.Q213]/[.P212])*100)" office:value-type="float" office:value="2.07792904807055" calcext:value-type="float">
            <text:p>2.07792904807055</text:p>
          </table:table-cell>
          <table:table-cell table:style-name="ce65"/>
          <table:table-cell/>
          <table:table-cell table:style-name="ce65" table:formula="of:=ABS(([.T213]/[.S212])*100)" office:value-type="float" office:value="4.60647046829334" calcext:value-type="float">
            <text:p>4.60647046829334</text:p>
          </table:table-cell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Notes</text:p>
          </table:table-cell>
          <table:table-cell table:style-name="Default" table:number-columns-repeated="4"/>
          <table:table-cell table:number-columns-repeated="3"/>
          <table:table-cell table:style-name="ce83" office:value-type="string" calcext:value-type="string">
            <text:p>frangle</text:p>
          </table:table-cell>
          <table:table-cell table:number-columns-repeated="2"/>
          <table:table-cell table:style-name="ce32" office:value-type="string" calcext:value-type="string">
            <text:p>frangle</text:p>
          </table:table-cell>
          <table:table-cell table:number-columns-repeated="2"/>
          <table:table-cell office:value-type="string" calcext:value-type="string">
            <text:p>frangle</text:p>
          </table:table-cell>
          <table:table-cell table:number-columns-repeated="1005"/>
        </table:table-row>
        <table:table-row table:style-name="ro1" table:number-rows-repeated="4">
          <table:table-cell table:style-name="Default" table:number-columns-repeated="4"/>
          <table:table-cell table:style-name="ce85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85" office:value-type="string" calcext:value-type="string">
            <text:p>PBE0</text:p>
          </table:table-cell>
          <table:table-cell table:style-name="ce85" table:number-columns-repeated="3"/>
          <table:table-cell table:style-name="ce85" office:value-type="string" calcext:value-type="string">
            <text:p>MOLECULE</text:p>
          </table:table-cell>
          <table:table-cell table:style-name="ce85"/>
          <table:table-cell table:style-name="ce85" office:value-type="string" calcext:value-type="string">
            <text:p>Ethene</text:p>
          </table:table-cell>
          <table:table-cell table:style-name="ce85" table:number-columns-repeated="2"/>
          <table:table-cell table:style-name="ce85" office:value-type="string" calcext:value-type="string">
            <text:p>Methanal</text:p>
          </table:table-cell>
          <table:table-cell table:style-name="ce85" table:number-columns-repeated="2"/>
          <table:table-cell table:style-name="ce85" office:value-type="string" calcext:value-type="string">
            <text:p>Ethenol</text:p>
          </table:table-cell>
          <table:table-cell table:style-name="ce85" table:number-columns-repeated="2"/>
          <table:table-cell table:style-name="ce85" office:value-type="string" calcext:value-type="string">
            <text:p>CH2NH</text:p>
          </table:table-cell>
          <table:table-cell table:style-name="ce85" table:number-columns-repeated="2"/>
          <table:table-cell table:style-name="ce85" office:value-type="string" calcext:value-type="string">
            <text:p>Amine</text:p>
          </table:table-cell>
          <table:table-cell table:style-name="ce85" table:number-columns-repeated="1005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X (C*-X)</text:p>
          </table:table-cell>
          <table:table-cell table:style-name="Default"/>
          <table:table-cell table:style-name="Default" office:value-type="string" calcext:value-type="string">
            <text:p>C</text:p>
          </table:table-cell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Ref C*-X Distance (a.u.)</text:p>
          </table:table-cell>
          <table:table-cell table:style-name="Default"/>
          <table:table-cell table:style-name="Default" office:value-type="float" office:value="2.51768" calcext:value-type="float">
            <text:p>2.51768</text:p>
          </table:table-cell>
          <table:table-cell table:style-name="Default" table:number-columns-repeated="2"/>
          <table:table-cell office:value-type="float" office:value="2.25889" calcext:value-type="float">
            <text:p>2.25889</text:p>
          </table:table-cell>
          <table:table-cell table:number-columns-repeated="2"/>
          <table:table-cell office:value-type="float" office:value="2.52117" calcext:value-type="float">
            <text:p>2.52117</text:p>
          </table:table-cell>
          <table:table-cell table:number-columns-repeated="2"/>
          <table:table-cell office:value-type="float" office:value="2.38979" calcext:value-type="float">
            <text:p>2.38979</text:p>
          </table:table-cell>
          <table:table-cell table:number-columns-repeated="2"/>
          <table:table-cell office:value-type="float" office:value="2.43103" calcext:value-type="float">
            <text:p>2.43103</text:p>
          </table:table-cell>
          <table:table-cell table:number-columns-repeated="1005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PP C*-X Distance (a.u.)</text:p>
          </table:table-cell>
          <table:table-cell table:style-name="Default"/>
          <table:table-cell table:style-name="Default" office:value-type="float" office:value="3.22885" calcext:value-type="float">
            <text:p>3.22885</text:p>
          </table:table-cell>
          <table:table-cell table:style-name="ce14" table:formula="of:=[.G224]-[.G225]" office:value-type="float" office:value="-0.71117" calcext:value-type="float">
            <text:p>-0.71117</text:p>
          </table:table-cell>
          <table:table-cell table:style-name="Default"/>
          <table:table-cell office:value-type="float" office:value="2.06275" calcext:value-type="float">
            <text:p>2.06275</text:p>
          </table:table-cell>
          <table:table-cell table:style-name="ce14" table:formula="of:=[.J224]-[.J225]" office:value-type="float" office:value="0.19614" calcext:value-type="float">
            <text:p>0.19614</text:p>
          </table:table-cell>
          <table:table-cell/>
          <table:table-cell office:value-type="float" office:value="2.55894" calcext:value-type="float">
            <text:p>2.55894</text:p>
          </table:table-cell>
          <table:table-cell table:style-name="ce14" table:formula="of:=[.M224]-[.M225]" office:value-type="float" office:value="-0.0377699999999996" calcext:value-type="float">
            <text:p>-0.03777</text:p>
          </table:table-cell>
          <table:table-cell/>
          <table:table-cell office:value-type="float" office:value="2.27943" calcext:value-type="float">
            <text:p>2.27943</text:p>
          </table:table-cell>
          <table:table-cell table:style-name="ce14" table:formula="of:=[.P224]-[.P225]" office:value-type="float" office:value="0.11036" calcext:value-type="float">
            <text:p>0.11036</text:p>
          </table:table-cell>
          <table:table-cell/>
          <table:table-cell office:value-type="float" office:value="2.57255" calcext:value-type="float">
            <text:p>2.57255</text:p>
          </table:table-cell>
          <table:table-cell table:style-name="ce14" table:formula="of:=[.S224]-[.S225]" office:value-type="float" office:value="-0.14152" calcext:value-type="float">
            <text:p>-0.14152</text:p>
          </table:table-cell>
          <table:table-cell table:number-columns-repeated="1004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2"/>
          <table:table-cell table:style-name="ce65" table:formula="of:=ABS(([.H225]/[.G225])*100)" office:value-type="float" office:value="22.0254889511746" calcext:value-type="float">
            <text:p>22.0254889511746</text:p>
          </table:table-cell>
          <table:table-cell table:style-name="Default"/>
          <table:table-cell/>
          <table:table-cell table:style-name="ce65" table:formula="of:=ABS(([.K225]/[.J225])*100)" office:value-type="float" office:value="9.50866561628895" calcext:value-type="float">
            <text:p>9.50866561628895</text:p>
          </table:table-cell>
          <table:table-cell table:number-columns-repeated="2"/>
          <table:table-cell table:style-name="ce65" table:formula="of:=ABS(([.N225]/[.M225])*100)" office:value-type="float" office:value="1.47600178198784" calcext:value-type="float">
            <text:p>1.47600178198784</text:p>
          </table:table-cell>
          <table:table-cell table:number-columns-repeated="2"/>
          <table:table-cell table:style-name="ce65" table:formula="of:=ABS(([.Q225]/[.P225])*100)" office:value-type="float" office:value="4.84156126750986" calcext:value-type="float">
            <text:p>4.84156126750986</text:p>
          </table:table-cell>
          <table:table-cell table:number-columns-repeated="2"/>
          <table:table-cell table:style-name="ce65" table:formula="of:=ABS(([.T225]/[.S225])*100)" office:value-type="float" office:value="5.50115644010808" calcext:value-type="float">
            <text:p>5.50115644010808</text:p>
          </table:table-cell>
          <table:table-cell table:number-columns-repeated="1004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Fr C*-X-R</text:p>
          </table:table-cell>
          <table:table-cell table:style-name="Default" table:number-columns-repeated="2"/>
          <table:table-cell table:style-name="ce65"/>
          <table:table-cell table:style-name="Default"/>
          <table:table-cell/>
          <table:table-cell table:style-name="ce65"/>
          <table:table-cell/>
          <table:table-cell office:value-type="string" calcext:value-type="string">
            <text:p>C*-C-O</text:p>
          </table:table-cell>
          <table:table-cell table:style-name="ce65"/>
          <table:table-cell/>
          <table:table-cell office:value-type="string" calcext:value-type="string">
            <text:p>C*-N-H</text:p>
          </table:table-cell>
          <table:table-cell table:style-name="ce65"/>
          <table:table-cell/>
          <table:table-cell office:value-type="string" calcext:value-type="string">
            <text:p>C*-C-N</text:p>
          </table:table-cell>
          <table:table-cell table:style-name="ce65"/>
          <table:table-cell table:number-columns-repeated="1004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C*-X-R</text:p>
          </table:table-cell>
          <table:table-cell table:style-name="Default" table:number-columns-repeated="2"/>
          <table:table-cell table:style-name="ce65"/>
          <table:table-cell table:style-name="Default"/>
          <table:table-cell table:style-name="ce65"/>
          <table:table-cell/>
          <table:table-cell table:style-name="ce65"/>
          <table:table-cell office:value-type="string" calcext:value-type="string">
            <text:p>C*-C-H</text:p>
          </table:table-cell>
          <table:table-cell table:style-name="ce65"/>
          <table:table-cell/>
          <table:table-cell office:value-type="string" calcext:value-type="string">
            <text:p>C*-N-H</text:p>
          </table:table-cell>
          <table:table-cell/>
          <table:table-cell table:style-name="ce65"/>
          <table:table-cell office:value-type="string" calcext:value-type="string">
            <text:p>C*-C-H</text:p>
          </table:table-cell>
          <table:table-cell table:style-name="ce65"/>
          <table:table-cell table:number-columns-repeated="1004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Ref C*-X-R angle</text:p>
          </table:table-cell>
          <table:table-cell table:style-name="Default"/>
          <table:table-cell table:style-name="Default" office:value-type="float" office:value="121.669" calcext:value-type="float">
            <text:p>121.669</text:p>
          </table:table-cell>
          <table:table-cell table:style-name="ce65"/>
          <table:table-cell table:style-name="Default"/>
          <table:table-cell table:style-name="ce65"/>
          <table:table-cell table:number-columns-repeated="2"/>
          <table:table-cell office:value-type="float" office:value="121.041" calcext:value-type="float">
            <text:p>121.041</text:p>
          </table:table-cell>
          <table:table-cell table:style-name="ce65"/>
          <table:table-cell/>
          <table:table-cell table:style-name="ce83" office:value-type="float" office:value="110.654" calcext:value-type="float">
            <text:p>110.654</text:p>
          </table:table-cell>
          <table:table-cell/>
          <table:table-cell table:style-name="ce65"/>
          <table:table-cell office:value-type="float" office:value="119.307" calcext:value-type="float">
            <text:p>119.307</text:p>
          </table:table-cell>
          <table:table-cell table:style-name="ce65"/>
          <table:table-cell table:number-columns-repeated="1004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PP C*-X-R angle</text:p>
          </table:table-cell>
          <table:table-cell table:style-name="Default"/>
          <table:table-cell table:style-name="Default" office:value-type="float" office:value="112.949" calcext:value-type="float">
            <text:p>112.949</text:p>
          </table:table-cell>
          <table:table-cell table:style-name="ce14" table:formula="of:=[.G229]-[.G230]" office:value-type="float" office:value="8.72" calcext:value-type="float">
            <text:p>8.72</text:p>
          </table:table-cell>
          <table:table-cell table:style-name="Default"/>
          <table:table-cell table:style-name="ce14"/>
          <table:table-cell/>
          <table:table-cell table:style-name="ce14"/>
          <table:table-cell office:value-type="float" office:value="112.561" calcext:value-type="float">
            <text:p>112.561</text:p>
          </table:table-cell>
          <table:table-cell table:style-name="ce14" table:formula="of:=[.M229]-[.M230]" office:value-type="float" office:value="8.47999999999999" calcext:value-type="float">
            <text:p>8.47999999999999</text:p>
          </table:table-cell>
          <table:table-cell/>
          <table:table-cell office:value-type="float" office:value="109.471" calcext:value-type="float">
            <text:p>109.471</text:p>
          </table:table-cell>
          <table:table-cell table:style-name="ce14" table:formula="of:=[.P229]-[.P230]" office:value-type="float" office:value="1.18299999999999" calcext:value-type="float">
            <text:p>1.18299999999999</text:p>
          </table:table-cell>
          <table:table-cell table:style-name="ce14"/>
          <table:table-cell table:style-name="ce76" office:value-type="float" office:value="110.833" calcext:value-type="float">
            <text:p>110.833</text:p>
          </table:table-cell>
          <table:table-cell table:style-name="ce14" table:formula="of:=[.S229]-[.S230]" office:value-type="float" office:value="8.474" calcext:value-type="float">
            <text:p>8.474</text:p>
          </table:table-cell>
          <table:table-cell table:number-columns-repeated="1004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2"/>
          <table:table-cell table:style-name="ce65" table:formula="of:=ABS(([.H230]/[.G230])*100)" office:value-type="float" office:value="7.72029854181976" calcext:value-type="float">
            <text:p>7.72029854181976</text:p>
          </table:table-cell>
          <table:table-cell table:style-name="Default"/>
          <table:table-cell table:style-name="ce65"/>
          <table:table-cell/>
          <table:table-cell table:style-name="ce65"/>
          <table:table-cell/>
          <table:table-cell table:style-name="ce65" table:formula="of:=ABS(([.N230]/[.M230])*100)" office:value-type="float" office:value="7.53369284210338" calcext:value-type="float">
            <text:p>7.53369284210338</text:p>
          </table:table-cell>
          <table:table-cell table:number-columns-repeated="2"/>
          <table:table-cell table:style-name="ce65" table:formula="of:=ABS(([.Q230]/[.P230])*100)" office:value-type="float" office:value="1.08065149674342" calcext:value-type="float">
            <text:p>1.08065149674342</text:p>
          </table:table-cell>
          <table:table-cell table:style-name="ce65"/>
          <table:table-cell/>
          <table:table-cell table:style-name="ce65" table:formula="of:=ABS(([.T230]/[.S229])*100)" office:value-type="float" office:value="7.10268467063961" calcext:value-type="float">
            <text:p>7.10268467063961</text:p>
          </table:table-cell>
          <table:table-cell table:number-columns-repeated="1004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Notes</text:p>
          </table:table-cell>
          <table:table-cell table:style-name="Default" table:number-columns-repeated="4"/>
          <table:table-cell table:number-columns-repeated="3"/>
          <table:table-cell table:style-name="ce83" office:value-type="string" calcext:value-type="string">
            <text:p>frangle</text:p>
          </table:table-cell>
          <table:table-cell table:number-columns-repeated="2"/>
          <table:table-cell table:style-name="ce83" office:value-type="string" calcext:value-type="string">
            <text:p>frangle</text:p>
          </table:table-cell>
          <table:table-cell table:number-columns-repeated="2"/>
          <table:table-cell table:style-name="ce83" office:value-type="string" calcext:value-type="string">
            <text:p>frangle</text:p>
          </table:table-cell>
          <table:table-cell table:number-columns-repeated="1005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85" table:number-columns-repeated="18"/>
          <table:table-cell/>
          <table:table-cell table:style-name="ce85"/>
          <table:table-cell table:number-columns-repeated="1004"/>
        </table:table-row>
        <table:table-row table:style-name="ro1" table:number-rows-repeated="4">
          <table:table-cell table:style-name="Default" table:number-columns-repeated="4"/>
          <table:table-cell table:style-name="ce85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2"/>
          <table:table-cell table:style-name="ce14"/>
          <table:table-cell table:style-name="Default"/>
          <table:table-cell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04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2"/>
          <table:table-cell table:style-name="ce65"/>
          <table:table-cell table:style-name="Default"/>
          <table:table-cell/>
          <table:table-cell table:style-name="ce65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1004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4"/>
          <table:table-cell table:number-columns-repeated="1015"/>
        </table:table-row>
      </table:table>
      <table:table table:name="sp3 CH2" table:style-name="ta1">
        <office:forms form:automatic-focus="false" form:apply-design-mode="false"/>
        <table:shapes>
          <draw:frame draw:z-index="0" draw:style-name="gr1" draw:text-style-name="P1" svg:width="159.99mm" svg:height="89.99mm" svg:x="1375.34mm" svg:y="15.72mm">
            <draw:object draw:notify-on-update-of-ranges="'sp3 CH2'.B1:'sp3 CH2'.B1 'sp3 CH2'.D1:'sp3 CH2'.D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049.97mm" svg:y="15.87mm">
            <draw:object draw:notify-on-update-of-ranges="'sp3 CH2'.B1:'sp3 CH2'.B1 'sp3 CH2'.D1:'sp3 CH2'.D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1212.25mm" svg:y="15.37mm">
            <draw:object draw:notify-on-update-of-ranges="'sp3 CH2'.B1:'sp3 CH2'.B1 'sp3 CH2'.D1:'sp3 CH2'.D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159.99mm" svg:height="89.99mm" svg:x="1538.66mm" svg:y="14.79mm">
            <draw:object draw:notify-on-update-of-ranges="'sp3 CH2'.B1:'sp3 CH2'.B1 'sp3 CH2'.D1:'sp3 CH2'.D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47"/>
        <table:table-column table:style-name="co1" table:number-columns-repeated="2" table:default-cell-style-name="ce51"/>
        <table:table-column table:style-name="co1" table:default-cell-style-name="ce55"/>
        <table:table-column table:style-name="co1" table:number-columns-repeated="3" table:default-cell-style-name="ce47"/>
        <table:table-column table:style-name="co1" table:number-columns-repeated="2" table:default-cell-style-name="ce38"/>
        <table:table-column table:style-name="co1" table:default-cell-style-name="ce51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1002" table:default-cell-style-name="Default"/>
        <table:table-row table:style-name="ro1">
          <table:table-cell table:style-name="ce38"/>
          <table:table-cell table:style-name="Default" office:value-type="string" calcext:value-type="string">
            <text:p>All-electron</text:p>
          </table:table-cell>
          <table:table-cell table:style-name="ce47"/>
          <table:table-cell table:style-name="Default" office:value-type="string" calcext:value-type="string">
            <text:p>Pseudo</text:p>
          </table:table-cell>
          <table:table-cell table:style-name="Default" office:value-type="string" calcext:value-type="string">
            <text:p>c p</text:p>
          </table:table-cell>
          <table:table-cell table:style-name="Default" office:value-type="float" office:value="-6.9569199" calcext:value-type="float">
            <text:p>-6.9569199</text:p>
          </table:table-cell>
          <table:table-cell table:style-name="Default" office:value-type="string" calcext:value-type="string">
            <text:p>c s</text:p>
          </table:table-cell>
          <table:table-cell table:style-name="Default" office:value-type="float" office:value="0.6391082" calcext:value-type="float">
            <text:p>0.6391082</text:p>
          </table:table-cell>
          <table:table-cell table:style-name="Default" office:value-type="string" calcext:value-type="string">
            <text:p>h s</text:p>
          </table:table-cell>
          <table:table-cell table:style-name="ce48" office:value-type="float" office:value="5.3934159" calcext:value-type="float">
            <text:p>5.3934159</text:p>
          </table:table-cell>
          <table:table-cell/>
          <table:table-cell table:style-name="ce48"/>
          <table:table-cell table:number-columns-repeated="1012"/>
        </table:table-row>
        <table:table-row table:style-name="ro1">
          <table:table-cell table:style-name="Default" table:number-columns-repeated="5"/>
          <table:table-cell table:style-name="Default" office:value-type="float" office:value="3.4066078" calcext:value-type="float">
            <text:p>3.4066078</text:p>
          </table:table-cell>
          <table:table-cell table:style-name="Default"/>
          <table:table-cell table:style-name="Default" office:value-type="float" office:value="0.9382024" calcext:value-type="float">
            <text:p>0.9382024</text:p>
          </table:table-cell>
          <table:table-cell table:style-name="Default"/>
          <table:table-cell table:style-name="Default" office:value-type="float" office:value="6.4912032" calcext:value-type="float">
            <text:p>6.4912032</text:p>
          </table:table-cell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9" office:value-type="string" calcext:value-type="string">
            <text:p>ALL C-X</text:p>
          </table:table-cell>
          <table:table-cell table:style-name="ce38" table:number-columns-repeated="3"/>
          <table:table-cell table:style-name="ce39" office:value-type="string" calcext:value-type="string">
            <text:p>C*-H</text:p>
          </table:table-cell>
          <table:table-cell table:style-name="ce38"/>
          <table:table-cell table:number-columns-repeated="2"/>
          <table:table-cell table:style-name="ce38" table:number-columns-repeated="2"/>
          <table:table-cell table:style-name="ce39" office:value-type="string" calcext:value-type="string">
            <text:p>C*-F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O</text:p>
          </table:table-cell>
          <table:table-cell table:style-name="ce38" table:number-columns-repeated="5"/>
          <table:table-cell table:style-name="ce39" office:value-type="string" calcext:value-type="string">
            <text:p>C*-N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N</text:p>
          </table:table-cell>
          <table:table-cell table:style-name="ce38" table:number-columns-repeated="977"/>
          <table:table-cell table:number-columns-repeated="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9" office:value-type="string" calcext:value-type="string">
            <text:p>Methane</text:p>
          </table:table-cell>
          <table:table-cell table:style-name="ce38"/>
          <table:table-cell table:number-columns-repeated="3"/>
          <table:table-cell table:style-name="ce38"/>
          <table:table-cell table:style-name="ce39" office:value-type="string" calcext:value-type="string">
            <text:p>Fluoroacetic Acid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Propane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ano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ylamine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CHOCH2CHO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CHONH2CH2CHO</text:p>
          </table:table-cell>
          <table:table-cell table:style-name="ce38" table:number-columns-repeated="3"/>
          <table:table-cell table:style-name="ce51"/>
          <table:table-cell table:style-name="ce38" table:number-columns-repeated="973"/>
          <table:table-cell table:number-columns-repeated="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/>
          <table:table-cell office:value-type="float" office:value="-14.892" calcext:value-type="float">
            <text:p>-14.892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2.78" calcext:value-type="float">
            <text:p>-12.78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2.82" calcext:value-type="float">
            <text:p>-12.82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2.001" calcext:value-type="float">
            <text:p>-12.001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0.417" calcext:value-type="float">
            <text:p>-10.417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1.543" calcext:value-type="float">
            <text:p>-11.543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1.029" calcext:value-type="float">
            <text:p>-11.029</text:p>
          </table:table-cell>
          <table:table-cell table:style-name="ce51"/>
          <table:table-cell table:style-name="ce38" table:number-columns-repeated="973"/>
          <table:table-cell table:number-columns-repeated="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office:value-type="float" office:value="-40.1569001698" calcext:value-type="float">
            <text:p>-40.1569001698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326.3834999525" calcext:value-type="float">
            <text:p>-326.3834999525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18.1594301623" calcext:value-type="float">
            <text:p>-118.159430162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53.9418778523" calcext:value-type="float">
            <text:p>-153.941877852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34.1293209598" calcext:value-type="float">
            <text:p>-134.129320959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265.4199234306" calcext:value-type="float">
            <text:p>-265.419923430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320.425259966" calcext:value-type="float">
            <text:p>-320.425259966</text:p>
          </table:table-cell>
          <table:table-cell table:style-name="ce38"/>
          <table:table-cell table:style-name="ce51"/>
          <table:table-cell table:style-name="ce38" table:number-columns-repeated="973"/>
          <table:table-cell table:number-columns-repeated="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office:value-type="float" office:value="-39.7577454068" calcext:value-type="float">
            <text:p>-39.7577454068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326.2018400418" calcext:value-type="float">
            <text:p>-326.201840041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17.7121962702" calcext:value-type="float">
            <text:p>-117.712196270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53.6864580093" calcext:value-type="float">
            <text:p>-153.686458009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33.8998514257" calcext:value-type="float">
            <text:p>-133.899851425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265.3047517739" calcext:value-type="float">
            <text:p>-265.304751773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320.308252355" calcext:value-type="float">
            <text:p>-320.308252355</text:p>
          </table:table-cell>
          <table:table-cell table:style-name="ce38"/>
          <table:table-cell table:style-name="ce51"/>
          <table:table-cell table:style-name="ce38" table:number-columns-repeated="973"/>
          <table:table-cell table:number-columns-repeated="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style-name="ce39" table:formula="of:=[.H8]-[.H7]" office:value-type="float" office:value="0.399154762999999" calcext:value-type="float">
            <text:p>0.399154762999999</text:p>
          </table:table-cell>
          <table:table-cell table:style-name="ce39" table:formula="of:=[.H9]*conv" office:value-type="float" office:value="10.8615537309993" calcext:value-type="float">
            <text:p>10.8615537309993</text:p>
          </table:table-cell>
          <table:table-cell/>
          <table:table-cell table:style-name="ce38" table:number-columns-repeated="3"/>
          <table:table-cell table:style-name="ce39" table:formula="of:=[.N8]-[.N7]" office:value-type="float" office:value="0.181659910700034" calcext:value-type="float">
            <text:p>0.181659910700034</text:p>
          </table:table-cell>
          <table:table-cell table:style-name="ce39" table:formula="of:=[.N9]*conv" office:value-type="float" office:value="4.9432176782943" calcext:value-type="float">
            <text:p>4.9432176782943</text:p>
          </table:table-cell>
          <table:table-cell table:style-name="ce51"/>
          <table:table-cell table:style-name="ce38" table:number-columns-repeated="3"/>
          <table:table-cell table:style-name="ce39" table:formula="of:=[.T8]-[.T7]" office:value-type="float" office:value="0.447233892100002" calcext:value-type="float">
            <text:p>0.447233892100002</text:p>
          </table:table-cell>
          <table:table-cell table:style-name="ce39" table:formula="of:=[.T9]*conv" office:value-type="float" office:value="12.1698533993647" calcext:value-type="float">
            <text:p>12.1698533993647</text:p>
          </table:table-cell>
          <table:table-cell table:style-name="ce51"/>
          <table:table-cell table:style-name="ce38" table:number-columns-repeated="3"/>
          <table:table-cell table:style-name="ce39" table:formula="of:=[.Z8]-[.Z7]" office:value-type="float" office:value="0.255419842999999" calcext:value-type="float">
            <text:p>0.255419842999999</text:p>
          </table:table-cell>
          <table:table-cell table:style-name="ce39" table:formula="of:=[.Z9]*conv" office:value-type="float" office:value="6.95032755680259" calcext:value-type="float">
            <text:p>6.95032755680259</text:p>
          </table:table-cell>
          <table:table-cell table:style-name="ce51"/>
          <table:table-cell table:style-name="ce38" table:number-columns-repeated="3"/>
          <table:table-cell table:style-name="ce39" table:formula="of:=[.AF8]-[.AF7]" office:value-type="float" office:value="0.229469534099991" calcext:value-type="float">
            <text:p>0.229469534099991</text:p>
          </table:table-cell>
          <table:table-cell table:style-name="ce39" table:formula="of:=[.AF9]*conv" office:value-type="float" office:value="6.24418372343071" calcext:value-type="float">
            <text:p>6.24418372343071</text:p>
          </table:table-cell>
          <table:table-cell table:style-name="ce51"/>
          <table:table-cell table:style-name="ce38" table:number-columns-repeated="3"/>
          <table:table-cell table:style-name="ce39" table:formula="of:=[.AL8]-[.AL7]" office:value-type="float" office:value="0.115171656699999" calcext:value-type="float">
            <text:p>0.115171656699999</text:p>
          </table:table-cell>
          <table:table-cell table:style-name="ce39" table:formula="of:=[.AL9]*conv" office:value-type="float" office:value="3.13398023396569" calcext:value-type="float">
            <text:p>3.13398023396569</text:p>
          </table:table-cell>
          <table:table-cell table:style-name="ce51"/>
          <table:table-cell table:style-name="ce38" table:number-columns-repeated="3"/>
          <table:table-cell table:style-name="ce39" table:formula="of:=[.AR8]-[.AR7]" office:value-type="float" office:value="0.11700761100002" calcext:value-type="float">
            <text:p>0.11700761100002</text:p>
          </table:table-cell>
          <table:table-cell table:style-name="ce39" table:formula="of:=[.AR9]*conv" office:value-type="float" office:value="3.18393909234796" calcext:value-type="float">
            <text:p>3.18393909234796</text:p>
          </table:table-cell>
          <table:table-cell table:style-name="ce51"/>
          <table:table-cell table:style-name="ce38" table:number-columns-repeated="973"/>
          <table:table-cell table:number-columns-repeated="5"/>
        </table:table-row>
        <table:table-row table:style-name="ro1">
          <table:table-cell table:style-name="ce19"/>
          <table:table-cell table:style-name="ce21" table:number-columns-repeated="3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411961" calcext:value-type="float">
            <text:p>0.411961</text:p>
          </table:table-cell>
          <table:table-cell table:style-name="ce19" table:formula="of:=[.H10]*conv" office:value-type="float" office:value="11.2100291700045" calcext:value-type="float">
            <text:p>11.2100291700045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234965" calcext:value-type="float">
            <text:p>0.234965</text:p>
          </table:table-cell>
          <table:table-cell table:style-name="ce19" table:formula="of:=[.N10]*conv" office:value-type="float" office:value="6.3937229590425" calcext:value-type="float">
            <text:p>6.3937229590425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375472698651367" calcext:value-type="float">
            <text:p>0.375472698651367</text:p>
          </table:table-cell>
          <table:table-cell table:style-name="ce19" table:formula="of:=[.T10]*conv" office:value-type="float" office:value="10.217131972255" calcext:value-type="float">
            <text:p>10.217131972255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315096180811144" calcext:value-type="float">
            <text:p>0.315096180811144</text:p>
          </table:table-cell>
          <table:table-cell table:style-name="ce19" table:formula="of:=[.Z10]*conv" office:value-type="float" office:value="8.57420333053356" calcext:value-type="float">
            <text:p>8.57420333053356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27769829295499" calcext:value-type="float">
            <text:p>0.27769829295499</text:p>
          </table:table-cell>
          <table:table-cell table:style-name="ce19" table:formula="of:=[.AF10]*conv" office:value-type="float" office:value="7.55655502459187" calcext:value-type="float">
            <text:p>7.55655502459187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157221754150079" calcext:value-type="float">
            <text:p>0.157221754150079</text:p>
          </table:table-cell>
          <table:table-cell table:style-name="ce19" table:formula="of:=[.AL10]*conv" office:value-type="float" office:value="4.27822160394227" calcext:value-type="float">
            <text:p>4.27822160394227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157574390024132" calcext:value-type="float">
            <text:p>0.157574390024132</text:p>
          </table:table-cell>
          <table:table-cell table:style-name="ce19" table:formula="of:=[.AR10]*conv" office:value-type="float" office:value="4.28781731429962" calcext:value-type="float">
            <text:p>4.28781731429962</text:p>
          </table:table-cell>
          <table:table-cell table:style-name="ce21"/>
          <table:table-cell table:style-name="ce19" table:number-columns-repeated="973"/>
          <table:table-cell table:style-name="ce76" table:number-columns-repeated="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office:value-type="float" office:value="-39.6633747782" calcext:value-type="float">
            <text:p>-39.6633747782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326.014060804" calcext:value-type="float">
            <text:p>-326.014060804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17.7350898113" calcext:value-type="float">
            <text:p>-117.735089811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53.5890431247" calcext:value-type="float">
            <text:p>-153.589043124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33.8300831854" calcext:value-type="float">
            <text:p>-133.8300831854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265.0821251919" calcext:value-type="float">
            <text:p>-265.082125191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320.0883307816" calcext:value-type="float">
            <text:p>-320.0883307816</text:p>
          </table:table-cell>
          <table:table-cell table:style-name="ce38"/>
          <table:table-cell table:style-name="ce51"/>
          <table:table-cell table:style-name="ce38" table:number-columns-repeated="973"/>
          <table:table-cell table:number-columns-repeated="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formula="of:=[.H11]-[.H7]" office:value-type="float" office:value="0.493525391599995" calcext:value-type="float">
            <text:p>0.493525391599995</text:p>
          </table:table-cell>
          <table:table-cell table:formula="of:=[.H12]*conv" office:value-type="float" office:value="13.4295091913405" calcext:value-type="float">
            <text:p>13.4295091913405</text:p>
          </table:table-cell>
          <table:table-cell/>
          <table:table-cell table:style-name="ce38" table:number-columns-repeated="3"/>
          <table:table-cell table:style-name="ce38" table:formula="of:=[.N11]-[.N7]" office:value-type="float" office:value="0.369439148500021" calcext:value-type="float">
            <text:p>0.369439148500021</text:p>
          </table:table-cell>
          <table:table-cell table:style-name="ce38" table:formula="of:=[.N12]*conv" office:value-type="float" office:value="10.0529507191867" calcext:value-type="float">
            <text:p>10.0529507191867</text:p>
          </table:table-cell>
          <table:table-cell table:style-name="ce51"/>
          <table:table-cell table:style-name="ce38" table:number-columns-repeated="3"/>
          <table:table-cell table:style-name="ce38" table:formula="of:=[.T11]-[.T7]" office:value-type="float" office:value="0.424340350999998" calcext:value-type="float">
            <text:p>0.424340350999998</text:p>
          </table:table-cell>
          <table:table-cell table:style-name="ce38" table:formula="of:=[.T12]*conv" office:value-type="float" office:value="11.5468884499259" calcext:value-type="float">
            <text:p>11.5468884499259</text:p>
          </table:table-cell>
          <table:table-cell table:style-name="ce51"/>
          <table:table-cell table:style-name="ce38" table:number-columns-repeated="3"/>
          <table:table-cell table:style-name="ce38" table:formula="of:=[.Z11]-[.Z7]" office:value-type="float" office:value="0.352834727599998" calcext:value-type="float">
            <text:p>0.352834727599998</text:p>
          </table:table-cell>
          <table:table-cell table:style-name="ce38" table:formula="of:=[.Z12]*conv" office:value-type="float" office:value="9.6011214376763" calcext:value-type="float">
            <text:p>9.6011214376763</text:p>
          </table:table-cell>
          <table:table-cell table:style-name="ce51"/>
          <table:table-cell table:style-name="ce38" table:number-columns-repeated="3"/>
          <table:table-cell table:style-name="ce38" table:formula="of:=[.AF11]-[.AF7]" office:value-type="float" office:value="0.299237774399984" calcext:value-type="float">
            <text:p>0.299237774399984</text:p>
          </table:table-cell>
          <table:table-cell table:style-name="ce38" table:formula="of:=[.AF12]*conv" office:value-type="float" office:value="8.14267413612222" calcext:value-type="float">
            <text:p>8.14267413612222</text:p>
          </table:table-cell>
          <table:table-cell table:style-name="ce51"/>
          <table:table-cell table:style-name="ce38" table:number-columns-repeated="3"/>
          <table:table-cell table:style-name="ce38" table:formula="of:=[.AL11]-[.AL7]" office:value-type="float" office:value="0.337798238700032" calcext:value-type="float">
            <text:p>0.337798238700032</text:p>
          </table:table-cell>
          <table:table-cell table:style-name="ce38" table:formula="of:=[.AL12]*conv" office:value-type="float" office:value="9.19195775668934" calcext:value-type="float">
            <text:p>9.19195775668934</text:p>
          </table:table-cell>
          <table:table-cell table:style-name="ce51"/>
          <table:table-cell table:style-name="ce38" table:number-columns-repeated="3"/>
          <table:table-cell table:style-name="ce38" table:formula="of:=[.AR11]-[.AR7]" office:value-type="float" office:value="0.336929184399992" calcext:value-type="float">
            <text:p>0.336929184399992</text:p>
          </table:table-cell>
          <table:table-cell table:style-name="ce38" table:formula="of:=[.AR12]*conv" office:value-type="float" office:value="9.16830958597958" calcext:value-type="float">
            <text:p>9.16830958597958</text:p>
          </table:table-cell>
          <table:table-cell table:style-name="ce51"/>
          <table:table-cell table:style-name="ce38" table:number-columns-repeated="973"/>
          <table:table-cell table:number-columns-repeated="5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 table:number-columns-repeated="2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 table:number-columns-repeated="973"/>
          <table:table-cell table:number-columns-repeated="5"/>
        </table:table-row>
        <table:table-row table:style-name="ro1">
          <table:table-cell/>
          <table:table-cell table:style-name="ce55" table:number-columns-repeated="2"/>
          <table:table-cell table:number-columns-repeated="2"/>
          <table:table-cell table:style-name="ce68" office:value-type="string" calcext:value-type="string">
            <text:p>Methane</text:p>
          </table:table-cell>
          <table:table-cell/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Fluoroacetic Acid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Propane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ano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ylamine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CHOCH2CHO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CHONH2CH2CHO</text:p>
          </table:table-cell>
          <table:table-cell table:style-name="ce47" table:number-columns-repeated="3"/>
          <table:table-cell table:style-name="ce55"/>
          <table:table-cell table:style-name="ce47" table:number-columns-repeated="973"/>
          <table:table-cell table:number-columns-repeated="5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3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4.108" calcext:value-type="float">
            <text:p>-14.108</text:p>
          </table:table-cell>
          <table:table-cell table:style-name="ce70" table:formula="of:=[.I6]-[.I15]" office:value-type="float" office:value="-0.783999999999999" calcext:value-type="float">
            <text:p>-0.783999999999999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3.148" calcext:value-type="float">
            <text:p>-13.148</text:p>
          </table:table-cell>
          <table:table-cell table:style-name="ce70" table:formula="of:=[.O6]-[.O15]" office:value-type="float" office:value="0.368" calcext:value-type="float">
            <text:p>0.368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82" calcext:value-type="float">
            <text:p>-12.82</text:p>
          </table:table-cell>
          <table:table-cell table:style-name="ce70" table:formula="of:=[.U6]-[.U15]" office:value-type="float" office:value="0" calcext:value-type="float">
            <text:p>0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094" calcext:value-type="float">
            <text:p>-12.094</text:p>
          </table:table-cell>
          <table:table-cell table:style-name="ce70" table:formula="of:=[.AA6]-[.AA15]" office:value-type="float" office:value="0.093" calcext:value-type="float">
            <text:p>0.093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0.232" calcext:value-type="float">
            <text:p>-10.232</text:p>
          </table:table-cell>
          <table:table-cell table:style-name="ce70" table:formula="of:=[.AG6]-[.AG15]" office:value-type="float" office:value="-0.185000000000001" calcext:value-type="float">
            <text:p>-0.18500000000000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1.579" calcext:value-type="float">
            <text:p>-11.579</text:p>
          </table:table-cell>
          <table:table-cell table:style-name="ce70" table:formula="of:=[.AM6]-[.AM15]" office:value-type="float" office:value="0.0360000000000014" calcext:value-type="float">
            <text:p>0.03600000000000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1.018" calcext:value-type="float">
            <text:p>-11.018</text:p>
          </table:table-cell>
          <table:table-cell table:style-name="ce70" table:formula="of:=[.AS6]-[.AS15]" office:value-type="float" office:value="-0.0109999999999992" calcext:value-type="float">
            <text:p>-0.010999999999999</text:p>
          </table:table-cell>
          <table:table-cell table:style-name="ce47" table:number-columns-repeated="973"/>
          <table:table-cell table:number-columns-repeated="5"/>
        </table:table-row>
        <table:table-row table:style-name="ro1">
          <table:table-cell/>
          <table:table-cell table:style-name="ce9" table:formula="of:=MAX(MAX([.J16];[.P16];[.V16];[.AB16];[.AH16];[.AN16];[.AT16]);-MIN([.J16];[.P16];[.V16];[.AB16];[.AH16];[.AN16];[.AT16]))" office:value-type="float" office:value="5.26457158205747" calcext:value-type="float">
            <text:p>5.26457158205747</text:p>
          </table:table-cell>
          <table:table-cell table:style-name="ce63" table:formula="of:=AVERAGE([.J16];[.P16];[.V16];[.AB16];[.AH16];[.AN16];[.AT16])" office:value-type="float" office:value="1.58665196807894" calcext:value-type="float">
            <text:p>1.58665196807894</text:p>
          </table:table-cell>
          <table:table-cell table:number-columns-repeated="3"/>
          <table:table-cell office:value-type="string" calcext:value-type="string">
            <text:p>Singlet</text:p>
          </table:table-cell>
          <table:table-cell table:style-name="ce47" office:value-type="float" office:value="-3.0747799967" calcext:value-type="float">
            <text:p>-3.0747799967</text:p>
          </table:table-cell>
          <table:table-cell table:style-name="ce47"/>
          <table:table-cell table:style-name="ce63" table:formula="of:=ABS(([.J15]/[.I6])*100)" office:value-type="float" office:value="5.26457158205747" calcext:value-type="float">
            <text:p>5.26457158205747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289.3594563461" calcext:value-type="float">
            <text:p>-289.3594563461</text:p>
          </table:table-cell>
          <table:table-cell table:style-name="ce47"/>
          <table:table-cell table:style-name="ce63" table:formula="of:=ABS(([.P15]/[.O6])*100)" office:value-type="float" office:value="2.87949921752739" calcext:value-type="float">
            <text:p>2.87949921752739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81.1005713286" calcext:value-type="float">
            <text:p>-81.1005713286</text:p>
          </table:table-cell>
          <table:table-cell table:style-name="ce47"/>
          <table:table-cell table:style-name="ce63" table:formula="of:=ABS(([.V15]/[.U6])*100)" office:value-type="float" office:value="0" calcext:value-type="float">
            <text:p>0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16.8999662906" calcext:value-type="float">
            <text:p>-116.8999662906</text:p>
          </table:table-cell>
          <table:table-cell table:style-name="ce47"/>
          <table:table-cell table:style-name="ce63" table:formula="of:=ABS(([.AB15]/[.AA6])*100)" office:value-type="float" office:value="0.774935422048162" calcext:value-type="float">
            <text:p>0.774935422048162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97.0788449733" calcext:value-type="float">
            <text:p>-97.0788449733</text:p>
          </table:table-cell>
          <table:table-cell table:style-name="ce47"/>
          <table:table-cell table:style-name="ce63" table:formula="of:=ABS(([.AH15]/[.AG6])*100)" office:value-type="float" office:value="1.77594316981857" calcext:value-type="float">
            <text:p>1.77594316981857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228.389248275" calcext:value-type="float">
            <text:p>-228.389248275</text:p>
          </table:table-cell>
          <table:table-cell table:style-name="ce47"/>
          <table:table-cell table:style-name="ce63" table:formula="of:=ABS(([.AN15]/[.AM6])*100)" office:value-type="float" office:value="0.3118773282509" calcext:value-type="float">
            <text:p>0.3118773282509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283.3908771095" calcext:value-type="float">
            <text:p>-283.3908771095</text:p>
          </table:table-cell>
          <table:table-cell table:style-name="ce47"/>
          <table:table-cell table:style-name="ce63" table:formula="of:=ABS(([.AT15]/[.AS6])*100)" office:value-type="float" office:value="0.0997370568501154" calcext:value-type="float">
            <text:p>0.099737056850116</text:p>
          </table:table-cell>
          <table:table-cell table:style-name="ce47" table:number-columns-repeated="973"/>
          <table:table-cell table:number-columns-repeated="5"/>
        </table:table-row>
        <table:table-row table:style-name="ro1">
          <table:table-cell/>
          <table:table-cell table:style-name="ce55" table:number-columns-repeated="2"/>
          <table:table-cell table:number-columns-repeated="3"/>
          <table:table-cell table:style-name="ce55" office:value-type="string" calcext:value-type="string">
            <text:p>Triplet</text:p>
          </table:table-cell>
          <table:table-cell table:style-name="ce47" office:value-type="float" office:value="-2.7698683968" calcext:value-type="float">
            <text:p>-2.7698683968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289.1724042958" calcext:value-type="float">
            <text:p>-289.1724042958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80.7706015384" calcext:value-type="float">
            <text:p>-80.7706015384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16.6686335376" calcext:value-type="float">
            <text:p>-116.6686335376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96.8656007374" calcext:value-type="float">
            <text:p>-96.8656007374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228.2634349837" calcext:value-type="float">
            <text:p>-228.2634349837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283.2174417398" calcext:value-type="float">
            <text:p>-283.2174417398</text:p>
          </table:table-cell>
          <table:table-cell table:style-name="ce47" table:number-columns-repeated="975"/>
          <table:table-cell table:number-columns-repeated="5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4"/>
          <table:table-cell table:style-name="ce68" table:formula="of:=[.H17]-[.H16]" office:value-type="float" office:value="0.3049115999" calcext:value-type="float">
            <text:p>0.3049115999</text:p>
          </table:table-cell>
          <table:table-cell table:style-name="ce68" table:formula="of:=[.H18]*conv" office:value-type="float" office:value="8.29706678338905" calcext:value-type="float">
            <text:p>8.29706678338905</text:p>
          </table:table-cell>
          <table:table-cell table:style-name="ce70" table:formula="of:=[.I9]-[.I18]" office:value-type="float" office:value="2.56448694761028" calcext:value-type="float">
            <text:p>2.56448694761028</text:p>
          </table:table-cell>
          <table:table-cell table:style-name="ce47" table:number-columns-repeated="3"/>
          <table:table-cell table:style-name="ce68" table:formula="of:=[.N17]-[.N16]" office:value-type="float" office:value="0.187052050299997" calcext:value-type="float">
            <text:p>0.187052050299997</text:p>
          </table:table-cell>
          <table:table-cell table:style-name="ce68" table:formula="of:=[.N18]*conv" office:value-type="float" office:value="5.08994526222655" calcext:value-type="float">
            <text:p>5.08994526222655</text:p>
          </table:table-cell>
          <table:table-cell table:style-name="ce70" table:formula="of:=[.O9]-[.O18]" office:value-type="float" office:value="-0.14672758393225" calcext:value-type="float">
            <text:p>-0.14672758393225</text:p>
          </table:table-cell>
          <table:table-cell table:style-name="ce47" table:number-columns-repeated="3"/>
          <table:table-cell table:style-name="ce68" table:formula="of:=[.T17]-[.T16]" office:value-type="float" office:value="0.329969790199996" calcext:value-type="float">
            <text:p>0.329969790199996</text:p>
          </table:table-cell>
          <table:table-cell table:style-name="ce68" table:formula="of:=[.T18]*conv" office:value-type="float" office:value="8.97893483451643" calcext:value-type="float">
            <text:p>8.97893483451643</text:p>
          </table:table-cell>
          <table:table-cell table:style-name="ce70" table:formula="of:=[.U9]-[.U18]" office:value-type="float" office:value="3.19091856484823" calcext:value-type="float">
            <text:p>3.19091856484823</text:p>
          </table:table-cell>
          <table:table-cell table:style-name="ce47" table:number-columns-repeated="3"/>
          <table:table-cell table:style-name="ce68" table:formula="of:=[.Z17]-[.Z16]" office:value-type="float" office:value="0.231332753000004" calcext:value-type="float">
            <text:p>0.231332753000004</text:p>
          </table:table-cell>
          <table:table-cell table:style-name="ce68" table:formula="of:=[.Z18]*conv" office:value-type="float" office:value="6.29488448932663" calcext:value-type="float">
            <text:p>6.29488448932663</text:p>
          </table:table-cell>
          <table:table-cell table:style-name="ce70" table:formula="of:=[.AA9]-[.AA18]" office:value-type="float" office:value="0.655443067475963" calcext:value-type="float">
            <text:p>0.655443067475963</text:p>
          </table:table-cell>
          <table:table-cell table:style-name="ce47" table:number-columns-repeated="3"/>
          <table:table-cell table:style-name="ce68" table:formula="of:=[.AF17]-[.AF16]" office:value-type="float" office:value="0.213244235899992" calcext:value-type="float">
            <text:p>0.213244235899992</text:p>
          </table:table-cell>
          <table:table-cell table:style-name="ce68" table:formula="of:=[.AF18]*conv" office:value-type="float" office:value="5.8026708954834" calcext:value-type="float">
            <text:p>5.8026708954834</text:p>
          </table:table-cell>
          <table:table-cell table:style-name="ce70" table:formula="of:=[.AG9]-[.AG18]" office:value-type="float" office:value="0.441512827947315" calcext:value-type="float">
            <text:p>0.441512827947315</text:p>
          </table:table-cell>
          <table:table-cell table:style-name="ce47" table:number-columns-repeated="3"/>
          <table:table-cell table:style-name="ce68" table:formula="of:=[.AL17]-[.AL16]" office:value-type="float" office:value="0.125813291300005" calcext:value-type="float">
            <text:p>0.125813291300005</text:p>
          </table:table-cell>
          <table:table-cell table:style-name="ce68" table:formula="of:=[.AL18]*conv" office:value-type="float" office:value="3.42355384477495" calcext:value-type="float">
            <text:p>3.42355384477495</text:p>
          </table:table-cell>
          <table:table-cell table:style-name="ce70" table:formula="of:=[.AM9]-[.AM18]" office:value-type="float" office:value="-0.289573610809267" calcext:value-type="float">
            <text:p>-0.289573610809267</text:p>
          </table:table-cell>
          <table:table-cell table:style-name="ce47" table:number-columns-repeated="3"/>
          <table:table-cell table:style-name="ce68" table:formula="of:=[.AR17]-[.AR16]" office:value-type="float" office:value="0.17343536970003" calcext:value-type="float">
            <text:p>0.17343536970003</text:p>
          </table:table-cell>
          <table:table-cell table:style-name="ce68" table:formula="of:=[.AR18]*conv" office:value-type="float" office:value="4.71941653080717" calcext:value-type="float">
            <text:p>4.71941653080717</text:p>
          </table:table-cell>
          <table:table-cell table:style-name="ce70" table:formula="of:=[.AS9]-[.AS18]" office:value-type="float" office:value="-1.53547743845921" calcext:value-type="float">
            <text:p>-1.53547743845921</text:p>
          </table:table-cell>
          <table:table-cell table:style-name="ce47" table:number-columns-repeated="973"/>
          <table:table-cell table:number-columns-repeated="5"/>
        </table:table-row>
        <table:table-row table:style-name="ro1">
          <table:table-cell/>
          <table:table-cell table:style-name="ce9" table:formula="of:=MAX(MAX([.J19];[.P19];[.V19];[.AB19];[.AH19];[.AN19];[.AT19]);-MIN([.J19];[.P19];[.V19];[.AB19];[.AH19];[.AN19];[.AT19]))" office:value-type="float" office:value="48.225716445062" calcext:value-type="float">
            <text:p>48.225716445062</text:p>
          </table:table-cell>
          <table:table-cell table:style-name="ce63" table:formula="of:=AVERAGE([.J19];[.P19];[.V19];[.AB19];[.AH19];[.AN19];[.AT19])" office:value-type="float" office:value="18.1093570699581" calcext:value-type="float">
            <text:p>18.1093570699581</text:p>
          </table:table-cell>
          <table:table-cell table:number-columns-repeated="4"/>
          <table:table-cell table:style-name="ce68" table:number-columns-repeated="2"/>
          <table:table-cell table:style-name="ce63" table:formula="of:=ABS(([.J18]/[.I9])*100)" office:value-type="float" office:value="23.6106823307528" calcext:value-type="float">
            <text:p>23.610682330752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P18]/[.O9])*100)" office:value-type="float" office:value="2.9682606245833" calcext:value-type="float">
            <text:p>2.968260624583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V18]/[.U9])*100)" office:value-type="float" office:value="26.2198603396062" calcext:value-type="float">
            <text:p>26.219860339606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B18]/[.AA9])*100)" office:value-type="float" office:value="9.43039104444008" calcext:value-type="float">
            <text:p>9.4303910444400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H18]/[.AG9])*100)" office:value-type="float" office:value="7.07078535006232" calcext:value-type="float">
            <text:p>7.0707853500623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N18]/[.AM9])*100)" office:value-type="float" office:value="9.23980335520001" calcext:value-type="float">
            <text:p>9.2398033552000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T18]/[.AS9])*100)" office:value-type="float" office:value="48.225716445062" calcext:value-type="float">
            <text:p>48.225716445062</text:p>
          </table:table-cell>
          <table:table-cell table:style-name="ce47" table:number-columns-repeated="973"/>
          <table:table-cell table:number-columns-repeated="5"/>
        </table:table-row>
        <table:table-row table:style-name="ro1">
          <table:table-cell table:style-name="ce20"/>
          <table:table-cell table:style-name="ce55" office:value-type="string" calcext:value-type="string">
            <text:p>Max TDDFT % error</text:p>
          </table:table-cell>
          <table:table-cell table:style-name="ce55"/>
          <table:table-cell table:style-name="ce22"/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6993" calcext:value-type="float">
            <text:p>0.26993</text:p>
          </table:table-cell>
          <table:table-cell table:style-name="ce20" table:formula="of:=[.H20]*conv" office:value-type="float" office:value="7.345169018085" calcext:value-type="float">
            <text:p>7.345169018085</text:p>
          </table:table-cell>
          <table:table-cell table:style-name="ce71" table:formula="of:=[.I10]-[.I20]" office:value-type="float" office:value="3.8648601519195" calcext:value-type="float">
            <text:p>3.8648601519195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41210490417051" calcext:value-type="float">
            <text:p>0.241210490417051</text:p>
          </table:table-cell>
          <table:table-cell table:style-name="ce20" table:formula="of:=[.N20]*conv" office:value-type="float" office:value="6.56367140017194" calcext:value-type="float">
            <text:p>6.56367140017194</text:p>
          </table:table-cell>
          <table:table-cell table:style-name="ce71" table:formula="of:=[.O10]-[.O20]" office:value-type="float" office:value="-0.169948441129441" calcext:value-type="float">
            <text:p>-0.169948441129441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316763129505105" calcext:value-type="float">
            <text:p>0.316763129505105</text:p>
          </table:table-cell>
          <table:table-cell table:style-name="ce20" table:formula="of:=[.T20]*conv" office:value-type="float" office:value="8.61956331238671" calcext:value-type="float">
            <text:p>8.61956331238671</text:p>
          </table:table-cell>
          <table:table-cell table:style-name="ce71" table:formula="of:=[.U10]-[.U20]" office:value-type="float" office:value="1.59756865986827" calcext:value-type="float">
            <text:p>1.59756865986827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73321149340546" calcext:value-type="float">
            <text:p>0.273321149340546</text:p>
          </table:table-cell>
          <table:table-cell table:style-name="ce20" table:formula="of:=[.Z20]*conv" office:value-type="float" office:value="7.43744688668752" calcext:value-type="float">
            <text:p>7.43744688668752</text:p>
          </table:table-cell>
          <table:table-cell table:style-name="ce71" table:formula="of:=[.AA10]-[.AA20]" office:value-type="float" office:value="1.13675644384604" calcext:value-type="float">
            <text:p>1.13675644384604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57626403007717" calcext:value-type="float">
            <text:p>0.257626403007717</text:p>
          </table:table-cell>
          <table:table-cell table:style-name="ce20" table:formula="of:=[.AF20]*conv" office:value-type="float" office:value="7.01037110959494" calcext:value-type="float">
            <text:p>7.01037110959494</text:p>
          </table:table-cell>
          <table:table-cell table:style-name="ce71" table:formula="of:=[.AG10]-[.AG20]" office:value-type="float" office:value="0.54618391499693" calcext:value-type="float">
            <text:p>0.54618391499693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153962439924661" calcext:value-type="float">
            <text:p>0.153962439924661</text:p>
          </table:table-cell>
          <table:table-cell table:style-name="ce20" table:formula="of:=[.AL20]*conv" office:value-type="float" office:value="4.1895311513481" calcext:value-type="float">
            <text:p>4.1895311513481</text:p>
          </table:table-cell>
          <table:table-cell table:style-name="ce71" table:formula="of:=[.AM10]-[.AM20]" office:value-type="float" office:value="0.088690452594169" calcext:value-type="float">
            <text:p>0.088690452594169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165853067344053" calcext:value-type="float">
            <text:p>0.165853067344053</text:p>
          </table:table-cell>
          <table:table-cell table:style-name="ce20" table:formula="of:=[.AR20]*conv" office:value-type="float" office:value="4.51309158600342" calcext:value-type="float">
            <text:p>4.51309158600342</text:p>
          </table:table-cell>
          <table:table-cell table:style-name="ce71" table:formula="of:=[.AS10]-[.AS20]" office:value-type="float" office:value="-0.2252742717038" calcext:value-type="float">
            <text:p>-0.2252742717038</text:p>
          </table:table-cell>
          <table:table-cell table:style-name="ce20" table:number-columns-repeated="973"/>
          <table:table-cell table:style-name="ce76" table:number-columns-repeated="5"/>
        </table:table-row>
        <table:table-row table:style-name="ro1">
          <table:table-cell/>
          <table:table-cell table:style-name="ce9" table:formula="of:=MAX(MAX([.J21];[.P21];[.V21];[.AB21];[.AH21];[.AN21];[.AT21]);-MIN([.J21];[.P21];[.V21];[.AB21];[.AH21];[.AN21];[.AT21]))" office:value-type="float" office:value="34.4768072705911" calcext:value-type="float">
            <text:p>34.4768072705911</text:p>
          </table:table-cell>
          <table:table-cell table:style-name="ce63" table:formula="of:=AVERAGE([.J21];[.P21];[.V21];[.AB21];[.AH21];[.AN21];[.AT21])" office:value-type="float" office:value="11.5119627107026" calcext:value-type="float">
            <text:p>11.5119627107026</text:p>
          </table:table-cell>
          <table:table-cell table:number-columns-repeated="4"/>
          <table:table-cell table:style-name="ce68" table:number-columns-repeated="2"/>
          <table:table-cell table:style-name="ce63" table:formula="of:=ABS(([.J20]/[.I10])*100)" office:value-type="float" office:value="34.4768072705911" calcext:value-type="float">
            <text:p>34.476807270591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P20]/[.O10])*100)" office:value-type="float" office:value="2.65805137660972" calcext:value-type="float">
            <text:p>2.6580513766097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V20]/[.U10])*100)" office:value-type="float" office:value="15.636175241805" calcext:value-type="float">
            <text:p>15.63617524180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B20]/[.AA10])*100)" office:value-type="float" office:value="13.2578666498139" calcext:value-type="float">
            <text:p>13.2578666498139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H20]/[.AG10])*100)" office:value-type="float" office:value="7.22794862499435" calcext:value-type="float">
            <text:p>7.2279486249943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N20]/[.AM10])*100)" office:value-type="float" office:value="2.07306822331136" calcext:value-type="float">
            <text:p>2.07306822331136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T20]/[.AS10])*100)" office:value-type="float" office:value="5.253821587793" calcext:value-type="float">
            <text:p>5.253821587793</text:p>
          </table:table-cell>
          <table:table-cell table:style-name="ce47" table:number-columns-repeated="973"/>
          <table:table-cell table:number-columns-repeated="5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office:value-type="string" calcext:value-type="string">
            <text:p>cation</text:p>
          </table:table-cell>
          <table:table-cell table:style-name="ce47" office:value-type="float" office:value="-2.6285739918" calcext:value-type="float">
            <text:p>-2.6285739918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288.9759229373" calcext:value-type="float">
            <text:p>-288.9759229373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80.7099865047" calcext:value-type="float">
            <text:p>-80.7099865047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16.5620115256" calcext:value-type="float">
            <text:p>-116.5620115256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96.7918389437" calcext:value-type="float">
            <text:p>-96.7918389437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228.0502588357" calcext:value-type="float">
            <text:p>-228.0502588357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283.0707945692" calcext:value-type="float">
            <text:p>-283.0707945692</text:p>
          </table:table-cell>
          <table:table-cell table:style-name="ce47"/>
          <table:table-cell table:style-name="ce63"/>
          <table:table-cell table:style-name="ce47" table:number-columns-repeated="973"/>
          <table:table-cell table:number-columns-repeated="5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4"/>
          <table:table-cell table:style-name="ce47" table:formula="of:=[.H22]-[.H16]" office:value-type="float" office:value="0.4462060049" calcext:value-type="float">
            <text:p>0.4462060049</text:p>
          </table:table-cell>
          <table:table-cell table:style-name="ce47" table:formula="of:=[.H23]*conv" office:value-type="float" office:value="12.1418831655428" calcext:value-type="float">
            <text:p>12.1418831655428</text:p>
          </table:table-cell>
          <table:table-cell table:style-name="ce70" table:formula="of:=[.I12]-[.I23]" office:value-type="float" office:value="1.28762602579776" calcext:value-type="float">
            <text:p>1.28762602579776</text:p>
          </table:table-cell>
          <table:table-cell table:style-name="ce47" table:number-columns-repeated="3"/>
          <table:table-cell table:style-name="ce47" table:formula="of:=[.N22]-[.N16]" office:value-type="float" office:value="0.383533408799963" calcext:value-type="float">
            <text:p>0.383533408799963</text:p>
          </table:table-cell>
          <table:table-cell table:style-name="ce47" table:formula="of:=[.N23]*conv" office:value-type="float" office:value="10.4364750554515" calcext:value-type="float">
            <text:p>10.4364750554515</text:p>
          </table:table-cell>
          <table:table-cell table:style-name="ce70" table:formula="of:=[.O12]-[.O23]" office:value-type="float" office:value="-0.383524336264799" calcext:value-type="float">
            <text:p>-0.383524336264799</text:p>
          </table:table-cell>
          <table:table-cell table:style-name="ce47" table:number-columns-repeated="3"/>
          <table:table-cell table:style-name="ce47" table:formula="of:=[.T22]-[.T16]" office:value-type="float" office:value="0.390584823899999" calcext:value-type="float">
            <text:p>0.390584823899999</text:p>
          </table:table-cell>
          <table:table-cell table:style-name="ce47" table:formula="of:=[.T23]*conv" office:value-type="float" office:value="10.6283538230077" calcext:value-type="float">
            <text:p>10.6283538230077</text:p>
          </table:table-cell>
          <table:table-cell table:style-name="ce70" table:formula="of:=[.U12]-[.U23]" office:value-type="float" office:value="0.918534626918229" calcext:value-type="float">
            <text:p>0.918534626918229</text:p>
          </table:table-cell>
          <table:table-cell table:style-name="ce47" table:number-columns-repeated="3"/>
          <table:table-cell table:style-name="ce47" table:formula="of:=[.Z22]-[.Z16]" office:value-type="float" office:value="0.337954765000006" calcext:value-type="float">
            <text:p>0.337954765000006</text:p>
          </table:table-cell>
          <table:table-cell table:style-name="ce47" table:formula="of:=[.Z23]*conv" office:value-type="float" office:value="9.19621705402231" calcext:value-type="float">
            <text:p>9.19621705402231</text:p>
          </table:table-cell>
          <table:table-cell table:style-name="ce70" table:formula="of:=[.AA12]-[.AA23]" office:value-type="float" office:value="0.404904383653985" calcext:value-type="float">
            <text:p>0.404904383653985</text:p>
          </table:table-cell>
          <table:table-cell table:style-name="ce47" table:number-columns-repeated="3"/>
          <table:table-cell table:style-name="ce47" table:formula="of:=[.AF22]-[.AF16]" office:value-type="float" office:value="0.287006029599993" calcext:value-type="float">
            <text:p>0.287006029599993</text:p>
          </table:table-cell>
          <table:table-cell table:style-name="ce47" table:formula="of:=[.AF23]*conv" office:value-type="float" office:value="7.8098314252638" calcext:value-type="float">
            <text:p>7.8098314252638</text:p>
          </table:table-cell>
          <table:table-cell table:style-name="ce70" table:formula="of:=[.AG12]-[.AG23]" office:value-type="float" office:value="0.332842710858416" calcext:value-type="float">
            <text:p>0.332842710858416</text:p>
          </table:table-cell>
          <table:table-cell table:style-name="ce47" table:number-columns-repeated="3"/>
          <table:table-cell table:style-name="ce47" table:formula="of:=[.AL22]-[.AL16]" office:value-type="float" office:value="0.338989439300008" calcext:value-type="float">
            <text:p>0.338989439300008</text:p>
          </table:table-cell>
          <table:table-cell table:style-name="ce47" table:formula="of:=[.AL23]*conv" office:value-type="float" office:value="9.22437197423192" calcext:value-type="float">
            <text:p>9.22437197423192</text:p>
          </table:table-cell>
          <table:table-cell table:style-name="ce70" table:formula="of:=[.AM12]-[.AM23]" office:value-type="float" office:value="-0.0324142175425806" calcext:value-type="float">
            <text:p>-0.032414217542581</text:p>
          </table:table-cell>
          <table:table-cell table:style-name="ce47" table:number-columns-repeated="3"/>
          <table:table-cell table:style-name="ce47" table:formula="of:=[.AR22]-[.AR16]" office:value-type="float" office:value="0.320082540300007" calcext:value-type="float">
            <text:p>0.320082540300007</text:p>
          </table:table-cell>
          <table:table-cell table:style-name="ce47" table:formula="of:=[.AR23]*conv" office:value-type="float" office:value="8.70988907584023" calcext:value-type="float">
            <text:p>8.70988907584023</text:p>
          </table:table-cell>
          <table:table-cell table:style-name="ce70" table:formula="of:=[.AS12]-[.AS23]" office:value-type="float" office:value="0.45842051013935" calcext:value-type="float">
            <text:p>0.45842051013935</text:p>
          </table:table-cell>
          <table:table-cell table:style-name="ce47" table:number-columns-repeated="973"/>
          <table:table-cell table:number-columns-repeated="5"/>
        </table:table-row>
        <table:table-row table:style-name="ro1">
          <table:table-cell/>
          <table:table-cell table:style-name="ce9" table:formula="of:=MAX(MAX([.J24];[.P24];[.V24];[.AB24];[.AH24];[.AN24];[.AT24]);-MIN([.J24];[.P24];[.V24];[.AB24];[.AH24];[.AN24];[.AT24]))" office:value-type="float" office:value="9.58803488237705" calcext:value-type="float">
            <text:p>9.58803488237705</text:p>
          </table:table-cell>
          <table:table-cell table:style-name="ce63" table:formula="of:=AVERAGE([.J24];[.P24];[.V24];[.AB24];[.AH24];[.AN24];[.AT24])" office:value-type="float" office:value="5.00221256492116" calcext:value-type="float">
            <text:p>5.00221256492116</text:p>
          </table:table-cell>
          <table:table-cell table:style-name="ce47"/>
          <table:table-cell table:number-columns-repeated="3"/>
          <table:table-cell table:style-name="ce47" table:number-columns-repeated="2"/>
          <table:table-cell table:style-name="ce63" table:formula="of:=ABS(([.J23]/[.I12])*100)" office:value-type="float" office:value="9.58803488237705" calcext:value-type="float">
            <text:p>9.58803488237705</text:p>
          </table:table-cell>
          <table:table-cell table:style-name="ce47" table:number-columns-repeated="5"/>
          <table:table-cell table:style-name="ce63" table:formula="of:=ABS(([.P23]/[.O12])*100)" office:value-type="float" office:value="3.81504243856303" calcext:value-type="float">
            <text:p>3.81504243856303</text:p>
          </table:table-cell>
          <table:table-cell table:style-name="ce47" table:number-columns-repeated="5"/>
          <table:table-cell table:style-name="ce63" table:formula="of:=ABS(([.V23]/[.U12])*100)" office:value-type="float" office:value="7.95482376833841" calcext:value-type="float">
            <text:p>7.95482376833841</text:p>
          </table:table-cell>
          <table:table-cell table:style-name="ce47" table:number-columns-repeated="5"/>
          <table:table-cell table:style-name="ce63" table:formula="of:=ABS(([.AB23]/[.AA12])*100)" office:value-type="float" office:value="4.21726135100299" calcext:value-type="float">
            <text:p>4.21726135100299</text:p>
          </table:table-cell>
          <table:table-cell table:style-name="ce47" table:number-columns-repeated="5"/>
          <table:table-cell table:style-name="ce63" table:formula="of:=ABS(([.AH23]/[.AG12])*100)" office:value-type="float" office:value="4.08763393074852" calcext:value-type="float">
            <text:p>4.08763393074852</text:p>
          </table:table-cell>
          <table:table-cell table:style-name="ce47" table:number-columns-repeated="5"/>
          <table:table-cell table:style-name="ce63" table:formula="of:=ABS(([.AN23]/[.AM12])*100)" office:value-type="float" office:value="0.352636711357725" calcext:value-type="float">
            <text:p>0.352636711357725</text:p>
          </table:table-cell>
          <table:table-cell table:style-name="ce47" table:number-columns-repeated="5"/>
          <table:table-cell table:style-name="ce63" table:formula="of:=ABS(([.AT23]/[.AS12])*100)" office:value-type="float" office:value="5.00005487206037" calcext:value-type="float">
            <text:p>5.00005487206037</text:p>
          </table:table-cell>
          <table:table-cell table:style-name="ce47" table:number-columns-repeated="973"/>
          <table:table-cell table:number-columns-repeated="5"/>
        </table:table-row>
        <table:table-row table:style-name="ro1">
          <table:table-cell table:style-name="ce48"/>
          <table:table-cell table:style-name="ce10"/>
          <table:table-cell table:style-name="ce65"/>
          <table:table-cell table:style-name="ce48" table:number-columns-repeated="6"/>
          <table:table-cell table:style-name="ce65"/>
          <table:table-cell table:style-name="ce48" table:number-columns-repeated="5"/>
          <table:table-cell table:style-name="ce65"/>
          <table:table-cell table:style-name="ce48" table:number-columns-repeated="5"/>
          <table:table-cell table:style-name="ce65"/>
          <table:table-cell table:style-name="ce48" table:number-columns-repeated="5"/>
          <table:table-cell table:style-name="ce65"/>
          <table:table-cell table:style-name="ce48" table:number-columns-repeated="5"/>
          <table:table-cell table:style-name="ce65"/>
          <table:table-cell table:style-name="ce48" table:number-columns-repeated="5"/>
          <table:table-cell table:style-name="ce65"/>
          <table:table-cell table:style-name="ce48" table:number-columns-repeated="5"/>
          <table:table-cell table:style-name="ce65"/>
          <table:table-cell table:style-name="ce48" table:number-columns-repeated="978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9" office:value-type="string" calcext:value-type="string">
            <text:p>C*-C</text:p>
          </table:table-cell>
          <table:table-cell table:style-name="ce38" table:number-columns-repeated="3"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 table:number-columns-repeated="2"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9" office:value-type="string" calcext:value-type="string">
            <text:p>Propane</text:p>
          </table:table-cell>
          <table:table-cell table:style-name="ce38"/>
          <table:table-cell table:number-columns-repeated="3"/>
          <table:table-cell table:style-name="ce38"/>
          <table:table-cell table:style-name="ce39" office:value-type="string" calcext:value-type="string">
            <text:p>CHOCH2CHO</text:p>
          </table:table-cell>
          <table:table-cell table:style-name="ce38" table:number-columns-repeated="3"/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/>
          <table:table-cell office:value-type="float" office:value="-12.82" calcext:value-type="float">
            <text:p>-12.82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1.543" calcext:value-type="float">
            <text:p>-11.543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office:value-type="float" office:value="-118.1594301623" calcext:value-type="float">
            <text:p>-118.1594301623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265.4199234306" calcext:value-type="float">
            <text:p>-265.4199234306</text:p>
          </table:table-cell>
          <table:table-cell table:style-name="ce38"/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office:value-type="float" office:value="-117.7121962702" calcext:value-type="float">
            <text:p>-117.7121962702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265.3047517739" calcext:value-type="float">
            <text:p>-265.3047517739</text:p>
          </table:table-cell>
          <table:table-cell table:style-name="ce38"/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style-name="ce39" table:formula="of:=[.H30]-[.H29]" office:value-type="float" office:value="0.447233892100002" calcext:value-type="float">
            <text:p>0.447233892100002</text:p>
          </table:table-cell>
          <table:table-cell table:style-name="ce39" table:formula="of:=[.H31]*conv" office:value-type="float" office:value="12.1698533993647" calcext:value-type="float">
            <text:p>12.1698533993647</text:p>
          </table:table-cell>
          <table:table-cell/>
          <table:table-cell table:style-name="ce38" table:number-columns-repeated="3"/>
          <table:table-cell table:style-name="ce39" table:formula="of:=[.N30]-[.N29]" office:value-type="float" office:value="0.115171656699999" calcext:value-type="float">
            <text:p>0.115171656699999</text:p>
          </table:table-cell>
          <table:table-cell table:style-name="ce39" table:formula="of:=[.N31]*conv" office:value-type="float" office:value="3.13398023396569" calcext:value-type="float">
            <text:p>3.13398023396569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19"/>
          <table:table-cell table:style-name="ce21" table:number-columns-repeated="3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375472698651367" calcext:value-type="float">
            <text:p>0.375472698651367</text:p>
          </table:table-cell>
          <table:table-cell table:style-name="ce19" table:formula="of:=[.H32]*conv" office:value-type="float" office:value="10.217131972255" calcext:value-type="float">
            <text:p>10.217131972255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157221754150079" calcext:value-type="float">
            <text:p>0.157221754150079</text:p>
          </table:table-cell>
          <table:table-cell table:style-name="ce19" table:formula="of:=[.N32]*conv" office:value-type="float" office:value="4.27822160394227" calcext:value-type="float">
            <text:p>4.27822160394227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office:value-type="float" office:value="-117.7350898113" calcext:value-type="float">
            <text:p>-117.7350898113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265.0821251919" calcext:value-type="float">
            <text:p>-265.0821251919</text:p>
          </table:table-cell>
          <table:table-cell table:style-name="ce38"/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formula="of:=[.H33]-[.H29]" office:value-type="float" office:value="0.424340350999998" calcext:value-type="float">
            <text:p>0.424340350999998</text:p>
          </table:table-cell>
          <table:table-cell table:formula="of:=[.H34]*conv" office:value-type="float" office:value="11.5468884499259" calcext:value-type="float">
            <text:p>11.5468884499259</text:p>
          </table:table-cell>
          <table:table-cell/>
          <table:table-cell table:style-name="ce38" table:number-columns-repeated="3"/>
          <table:table-cell table:style-name="ce38" table:formula="of:=[.N33]-[.N29]" office:value-type="float" office:value="0.337798238700032" calcext:value-type="float">
            <text:p>0.337798238700032</text:p>
          </table:table-cell>
          <table:table-cell table:style-name="ce38" table:formula="of:=[.N34]*conv" office:value-type="float" office:value="9.19195775668934" calcext:value-type="float">
            <text:p>9.19195775668934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 table:number-columns-repeated="2"/>
          <table:table-cell table:style-name="ce55" table:number-columns-repeated="5"/>
          <table:table-cell table:style-name="ce47"/>
          <table:table-cell table:style-name="ce55" table:number-columns-repeated="5"/>
          <table:table-cell table:number-columns-repeated="1008"/>
        </table:table-row>
        <table:table-row table:style-name="ro1">
          <table:table-cell/>
          <table:table-cell table:style-name="ce55" table:number-columns-repeated="2"/>
          <table:table-cell table:number-columns-repeated="2"/>
          <table:table-cell table:style-name="ce68" office:value-type="string" calcext:value-type="string">
            <text:p>Propane</text:p>
          </table:table-cell>
          <table:table-cell/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CHOCH2CHO</text:p>
          </table:table-cell>
          <table:table-cell table:style-name="ce47" table:number-columns-repeated="3"/>
          <table:table-cell table:style-name="ce55"/>
          <table:table-cell table:number-columns-repeated="1008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3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82" calcext:value-type="float">
            <text:p>-12.82</text:p>
          </table:table-cell>
          <table:table-cell table:style-name="ce70" table:formula="of:=[.I28]-[.I37]" office:value-type="float" office:value="0" calcext:value-type="float">
            <text:p>0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1.579" calcext:value-type="float">
            <text:p>-11.579</text:p>
          </table:table-cell>
          <table:table-cell table:style-name="ce70" table:formula="of:=[.O28]-[.O37]" office:value-type="float" office:value="0.0360000000000014" calcext:value-type="float">
            <text:p>0.036000000000001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38];[.P38];[.V38];[.AB38];[.AH38];[.AN38];[.AT38]);-MIN([.J38];[.P38];[.V38];[.AB38];[.AH38];[.AN38];[.AT38]))" office:value-type="float" office:value="0.3118773282509" calcext:value-type="float">
            <text:p>0.3118773282509</text:p>
          </table:table-cell>
          <table:table-cell table:style-name="ce63" table:formula="of:=AVERAGE([.J38];[.P38];[.V38];[.AB38];[.AH38];[.AN38];[.AT38])" office:value-type="float" office:value="0.15593866412545" calcext:value-type="float">
            <text:p>0.15593866412545</text:p>
          </table:table-cell>
          <table:table-cell table:number-columns-repeated="3"/>
          <table:table-cell office:value-type="string" calcext:value-type="string">
            <text:p>Singlet</text:p>
          </table:table-cell>
          <table:table-cell table:style-name="ce47" office:value-type="float" office:value="-81.1005713286" calcext:value-type="float">
            <text:p>-81.1005713286</text:p>
          </table:table-cell>
          <table:table-cell table:style-name="ce47"/>
          <table:table-cell table:style-name="ce63" table:formula="of:=ABS(([.J37]/[.I28])*100)" office:value-type="float" office:value="0" calcext:value-type="float">
            <text:p>0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228.389248275" calcext:value-type="float">
            <text:p>-228.389248275</text:p>
          </table:table-cell>
          <table:table-cell table:style-name="ce47"/>
          <table:table-cell table:style-name="ce63" table:formula="of:=ABS(([.P37]/[.O28])*100)" office:value-type="float" office:value="0.3118773282509" calcext:value-type="float">
            <text:p>0.3118773282509</text:p>
          </table:table-cell>
          <table:table-cell table:number-columns-repeated="1008"/>
        </table:table-row>
        <table:table-row table:style-name="ro1">
          <table:table-cell/>
          <table:table-cell table:style-name="ce9"/>
          <table:table-cell table:style-name="ce63"/>
          <table:table-cell table:number-columns-repeated="3"/>
          <table:table-cell table:style-name="ce55" office:value-type="string" calcext:value-type="string">
            <text:p>Triplet</text:p>
          </table:table-cell>
          <table:table-cell table:style-name="ce47" office:value-type="float" office:value="-80.7706015384" calcext:value-type="float">
            <text:p>-80.7706015384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228.2634349837" calcext:value-type="float">
            <text:p>-228.2634349837</text:p>
          </table:table-cell>
          <table:table-cell table:style-name="ce47" table:number-columns-repeated="2"/>
          <table:table-cell table:number-columns-repeated="1008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4"/>
          <table:table-cell table:style-name="ce68" table:formula="of:=[.H39]-[.H38]" office:value-type="float" office:value="0.329969790199996" calcext:value-type="float">
            <text:p>0.329969790199996</text:p>
          </table:table-cell>
          <table:table-cell table:style-name="ce68" table:formula="of:=[.H40]*conv" office:value-type="float" office:value="8.97893483451643" calcext:value-type="float">
            <text:p>8.97893483451643</text:p>
          </table:table-cell>
          <table:table-cell table:style-name="ce70" table:formula="of:=[.I31]-[.I40]" office:value-type="float" office:value="3.19091856484823" calcext:value-type="float">
            <text:p>3.19091856484823</text:p>
          </table:table-cell>
          <table:table-cell table:style-name="ce47" table:number-columns-repeated="3"/>
          <table:table-cell table:style-name="ce68" table:formula="of:=[.N39]-[.N38]" office:value-type="float" office:value="0.125813291300005" calcext:value-type="float">
            <text:p>0.125813291300005</text:p>
          </table:table-cell>
          <table:table-cell table:style-name="ce68" table:formula="of:=[.N40]*conv" office:value-type="float" office:value="3.42355384477495" calcext:value-type="float">
            <text:p>3.42355384477495</text:p>
          </table:table-cell>
          <table:table-cell table:style-name="ce70" table:formula="of:=[.O31]-[.O40]" office:value-type="float" office:value="-0.289573610809267" calcext:value-type="float">
            <text:p>-0.289573610809267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41];[.P41];[.V41];[.AB41];[.AH41];[.AN41];[.AT41]);-MIN([.J41];[.P41];[.V41];[.AB41];[.AH41];[.AN41];[.AT41]))" office:value-type="float" office:value="26.2198603396062" calcext:value-type="float">
            <text:p>26.2198603396062</text:p>
          </table:table-cell>
          <table:table-cell table:style-name="ce63" table:formula="of:=AVERAGE([.J41];[.P41];[.V41];[.AB41];[.AH41];[.AN41];[.AT41])" office:value-type="float" office:value="17.7298318474031" calcext:value-type="float">
            <text:p>17.7298318474031</text:p>
          </table:table-cell>
          <table:table-cell table:number-columns-repeated="4"/>
          <table:table-cell table:style-name="ce68" table:number-columns-repeated="2"/>
          <table:table-cell table:style-name="ce63" table:formula="of:=ABS(([.J40]/[.I31])*100)" office:value-type="float" office:value="26.2198603396062" calcext:value-type="float">
            <text:p>26.219860339606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P40]/[.O31])*100)" office:value-type="float" office:value="9.23980335520001" calcext:value-type="float">
            <text:p>9.23980335520001</text:p>
          </table:table-cell>
          <table:table-cell table:number-columns-repeated="1008"/>
        </table:table-row>
        <table:table-row table:style-name="ro1">
          <table:table-cell table:style-name="ce20"/>
          <table:table-cell table:style-name="ce55" office:value-type="string" calcext:value-type="string">
            <text:p>Max TDDFT % error</text:p>
          </table:table-cell>
          <table:table-cell table:style-name="ce55"/>
          <table:table-cell table:style-name="ce22"/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316763129505105" calcext:value-type="float">
            <text:p>0.316763129505105</text:p>
          </table:table-cell>
          <table:table-cell table:style-name="ce20" table:formula="of:=[.H42]*conv" office:value-type="float" office:value="8.61956331238671" calcext:value-type="float">
            <text:p>8.61956331238671</text:p>
          </table:table-cell>
          <table:table-cell table:style-name="ce71" table:formula="of:=[.I32]-[.I42]" office:value-type="float" office:value="1.59756865986827" calcext:value-type="float">
            <text:p>1.59756865986827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153962439924661" calcext:value-type="float">
            <text:p>0.153962439924661</text:p>
          </table:table-cell>
          <table:table-cell table:style-name="ce20" table:formula="of:=[.N42]*conv" office:value-type="float" office:value="4.1895311513481" calcext:value-type="float">
            <text:p>4.1895311513481</text:p>
          </table:table-cell>
          <table:table-cell table:style-name="ce71" table:formula="of:=[.O32]-[.O42]" office:value-type="float" office:value="0.088690452594169" calcext:value-type="float">
            <text:p>0.088690452594169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43];[.P43];[.V43];[.AB43];[.AH43];[.AN43];[.AT43]);-MIN([.J43];[.P43];[.V43];[.AB43];[.AH43];[.AN43];[.AT43]))" office:value-type="float" office:value="15.636175241805" calcext:value-type="float">
            <text:p>15.636175241805</text:p>
          </table:table-cell>
          <table:table-cell table:style-name="ce63" table:formula="of:=AVERAGE([.J43];[.P43];[.V43];[.AB43];[.AH43];[.AN43];[.AT43])" office:value-type="float" office:value="8.85462173255816" calcext:value-type="float">
            <text:p>8.85462173255816</text:p>
          </table:table-cell>
          <table:table-cell table:number-columns-repeated="4"/>
          <table:table-cell table:style-name="ce68" table:number-columns-repeated="2"/>
          <table:table-cell table:style-name="ce63" table:formula="of:=ABS(([.J42]/[.I32])*100)" office:value-type="float" office:value="15.636175241805" calcext:value-type="float">
            <text:p>15.63617524180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P42]/[.O32])*100)" office:value-type="float" office:value="2.07306822331136" calcext:value-type="float">
            <text:p>2.07306822331136</text:p>
          </table:table-cell>
          <table:table-cell table:number-columns-repeated="1008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office:value-type="string" calcext:value-type="string">
            <text:p>cation</text:p>
          </table:table-cell>
          <table:table-cell table:style-name="ce47" office:value-type="float" office:value="-80.7099865047" calcext:value-type="float">
            <text:p>-80.7099865047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228.0502588357" calcext:value-type="float">
            <text:p>-228.0502588357</text:p>
          </table:table-cell>
          <table:table-cell table:style-name="ce47"/>
          <table:table-cell table:style-name="ce63"/>
          <table:table-cell table:number-columns-repeated="1008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4"/>
          <table:table-cell table:style-name="ce47" table:formula="of:=[.H44]-[.H38]" office:value-type="float" office:value="0.390584823899999" calcext:value-type="float">
            <text:p>0.390584823899999</text:p>
          </table:table-cell>
          <table:table-cell table:style-name="ce47" table:formula="of:=[.H45]*conv" office:value-type="float" office:value="10.6283538230077" calcext:value-type="float">
            <text:p>10.6283538230077</text:p>
          </table:table-cell>
          <table:table-cell table:style-name="ce70" table:formula="of:=[.I34]-[.I45]" office:value-type="float" office:value="0.918534626918229" calcext:value-type="float">
            <text:p>0.918534626918229</text:p>
          </table:table-cell>
          <table:table-cell table:style-name="ce47" table:number-columns-repeated="3"/>
          <table:table-cell table:style-name="ce47" table:formula="of:=[.N44]-[.N38]" office:value-type="float" office:value="0.338989439300008" calcext:value-type="float">
            <text:p>0.338989439300008</text:p>
          </table:table-cell>
          <table:table-cell table:style-name="ce47" table:formula="of:=[.N45]*conv" office:value-type="float" office:value="9.22437197423192" calcext:value-type="float">
            <text:p>9.22437197423192</text:p>
          </table:table-cell>
          <table:table-cell table:style-name="ce70" table:formula="of:=[.O34]-[.O45]" office:value-type="float" office:value="-0.0324142175425806" calcext:value-type="float">
            <text:p>-0.032414217542581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46];[.P46];[.V46];[.AB46];[.AH46];[.AN46];[.AT46]);-MIN([.J46];[.P46];[.V46];[.AB46];[.AH46];[.AN46];[.AT46]))" office:value-type="float" office:value="7.95482376833841" calcext:value-type="float">
            <text:p>7.95482376833841</text:p>
          </table:table-cell>
          <table:table-cell table:style-name="ce63" table:formula="of:=AVERAGE([.J46];[.P46];[.V46];[.AB46];[.AH46];[.AN46];[.AT46])" office:value-type="float" office:value="4.15373023984807" calcext:value-type="float">
            <text:p>4.15373023984807</text:p>
          </table:table-cell>
          <table:table-cell table:style-name="ce47"/>
          <table:table-cell table:number-columns-repeated="3"/>
          <table:table-cell table:style-name="ce47" table:number-columns-repeated="2"/>
          <table:table-cell table:style-name="ce63" table:formula="of:=ABS(([.J45]/[.I34])*100)" office:value-type="float" office:value="7.95482376833841" calcext:value-type="float">
            <text:p>7.95482376833841</text:p>
          </table:table-cell>
          <table:table-cell table:style-name="ce47" table:number-columns-repeated="5"/>
          <table:table-cell table:style-name="ce63" table:formula="of:=ABS(([.P45]/[.O34])*100)" office:value-type="float" office:value="0.352636711357725" calcext:value-type="float">
            <text:p>0.352636711357725</text:p>
          </table:table-cell>
          <table:table-cell table:number-columns-repeated="1008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9" office:value-type="string" calcext:value-type="string">
            <text:p>C*-H</text:p>
          </table:table-cell>
          <table:table-cell table:style-name="ce38" table:number-columns-repeated="3"/>
          <table:table-cell table:style-name="ce39" office:value-type="string" calcext:value-type="string">
            <text:p>C*-H</text:p>
          </table:table-cell>
          <table:table-cell table:style-name="ce38"/>
          <table:table-cell table:number-columns-repeated="2"/>
          <table:table-cell table:style-name="ce38"/>
          <table:table-cell table:number-columns-repeated="101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9" office:value-type="string" calcext:value-type="string">
            <text:p>Methane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/>
          <table:table-cell office:value-type="float" office:value="-14.892" calcext:value-type="float">
            <text:p>-14.892</text:p>
          </table:table-cell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office:value-type="float" office:value="-40.1569001698" calcext:value-type="float">
            <text:p>-40.1569001698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office:value-type="float" office:value="-39.7577454068" calcext:value-type="float">
            <text:p>-39.7577454068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style-name="ce39" table:formula="of:=[.H52]-[.H51]" office:value-type="float" office:value="0.399154762999999" calcext:value-type="float">
            <text:p>0.399154762999999</text:p>
          </table:table-cell>
          <table:table-cell table:style-name="ce39" table:formula="of:=[.H53]*conv" office:value-type="float" office:value="10.8615537309993" calcext:value-type="float">
            <text:p>10.8615537309993</text:p>
          </table:table-cell>
          <table:table-cell table:number-columns-repeated="1015"/>
        </table:table-row>
        <table:table-row table:style-name="ro1">
          <table:table-cell table:style-name="ce19"/>
          <table:table-cell table:style-name="ce21" table:number-columns-repeated="3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411961" calcext:value-type="float">
            <text:p>0.411961</text:p>
          </table:table-cell>
          <table:table-cell table:style-name="ce19" table:formula="of:=[.H54]*conv" office:value-type="float" office:value="11.2100291700045" calcext:value-type="float">
            <text:p>11.2100291700045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office:value-type="float" office:value="-39.6633747782" calcext:value-type="float">
            <text:p>-39.6633747782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formula="of:=[.H55]-[.H51]" office:value-type="float" office:value="0.493525391599995" calcext:value-type="float">
            <text:p>0.493525391599995</text:p>
          </table:table-cell>
          <table:table-cell table:formula="of:=[.H56]*conv" office:value-type="float" office:value="13.4295091913405" calcext:value-type="float">
            <text:p>13.4295091913405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 table:number-columns-repeated="2"/>
          <table:table-cell table:style-name="ce55" table:number-columns-repeated="5"/>
          <table:table-cell table:number-columns-repeated="1014"/>
        </table:table-row>
        <table:table-row table:style-name="ro1">
          <table:table-cell/>
          <table:table-cell table:style-name="ce55" table:number-columns-repeated="2"/>
          <table:table-cell table:number-columns-repeated="2"/>
          <table:table-cell table:style-name="ce68" office:value-type="string" calcext:value-type="string">
            <text:p>Methane</text:p>
          </table:table-cell>
          <table:table-cell/>
          <table:table-cell table:style-name="ce47" table:number-columns-repeated="2"/>
          <table:table-cell table:style-name="ce55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3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4.108" calcext:value-type="float">
            <text:p>-14.108</text:p>
          </table:table-cell>
          <table:table-cell table:style-name="ce70" table:formula="of:=[.I50]-[.I59]" office:value-type="float" office:value="-0.783999999999999" calcext:value-type="float">
            <text:p>-0.783999999999999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60];[.P60];[.V60];[.AB60];[.AH60];[.AN60];[.AT60]);-MIN([.J60];[.P60];[.V60];[.AB60];[.AH60];[.AN60];[.AT60]))" office:value-type="float" office:value="5.26457158205747" calcext:value-type="float">
            <text:p>5.26457158205747</text:p>
          </table:table-cell>
          <table:table-cell table:style-name="ce63" table:formula="of:=AVERAGE([.J60];[.P60];[.V60];[.AB60];[.AH60];[.AN60];[.AT60])" office:value-type="float" office:value="5.26457158205747" calcext:value-type="float">
            <text:p>5.26457158205747</text:p>
          </table:table-cell>
          <table:table-cell table:number-columns-repeated="3"/>
          <table:table-cell office:value-type="string" calcext:value-type="string">
            <text:p>Singlet</text:p>
          </table:table-cell>
          <table:table-cell table:style-name="ce47" office:value-type="float" office:value="-3.0747799967" calcext:value-type="float">
            <text:p>-3.0747799967</text:p>
          </table:table-cell>
          <table:table-cell table:style-name="ce47"/>
          <table:table-cell table:style-name="ce63" table:formula="of:=ABS(([.J59]/[.I50])*100)" office:value-type="float" office:value="5.26457158205747" calcext:value-type="float">
            <text:p>5.26457158205747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63"/>
          <table:table-cell table:number-columns-repeated="3"/>
          <table:table-cell table:style-name="ce55" office:value-type="string" calcext:value-type="string">
            <text:p>Triplet</text:p>
          </table:table-cell>
          <table:table-cell table:style-name="ce47" office:value-type="float" office:value="-2.7698683968" calcext:value-type="float">
            <text:p>-2.7698683968</text:p>
          </table:table-cell>
          <table:table-cell table:style-name="ce47" table:number-columns-repeated="2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4"/>
          <table:table-cell table:style-name="ce68" table:formula="of:=[.H61]-[.H60]" office:value-type="float" office:value="0.3049115999" calcext:value-type="float">
            <text:p>0.3049115999</text:p>
          </table:table-cell>
          <table:table-cell table:style-name="ce68" table:formula="of:=[.H62]*conv" office:value-type="float" office:value="8.29706678338905" calcext:value-type="float">
            <text:p>8.29706678338905</text:p>
          </table:table-cell>
          <table:table-cell table:style-name="ce70" table:formula="of:=[.I53]-[.I62]" office:value-type="float" office:value="2.56448694761028" calcext:value-type="float">
            <text:p>2.56448694761028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63];[.P63];[.V63];[.AB63];[.AH63];[.AN63];[.AT63]);-MIN([.J63];[.P63];[.V63];[.AB63];[.AH63];[.AN63];[.AT63]))" office:value-type="float" office:value="23.6106823307528" calcext:value-type="float">
            <text:p>23.6106823307528</text:p>
          </table:table-cell>
          <table:table-cell table:style-name="ce63" table:formula="of:=AVERAGE([.J63];[.P63];[.V63];[.AB63];[.AH63];[.AN63];[.AT63])" office:value-type="float" office:value="23.6106823307528" calcext:value-type="float">
            <text:p>23.6106823307528</text:p>
          </table:table-cell>
          <table:table-cell table:number-columns-repeated="4"/>
          <table:table-cell table:style-name="ce68" table:number-columns-repeated="2"/>
          <table:table-cell table:style-name="ce63" table:formula="of:=ABS(([.J62]/[.I53])*100)" office:value-type="float" office:value="23.6106823307528" calcext:value-type="float">
            <text:p>23.6106823307528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55" office:value-type="string" calcext:value-type="string">
            <text:p>Max TDDFT % error</text:p>
          </table:table-cell>
          <table:table-cell table:style-name="ce55"/>
          <table:table-cell table:style-name="ce22"/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6993" calcext:value-type="float">
            <text:p>0.26993</text:p>
          </table:table-cell>
          <table:table-cell table:style-name="ce20" table:formula="of:=[.H64]*conv" office:value-type="float" office:value="7.345169018085" calcext:value-type="float">
            <text:p>7.345169018085</text:p>
          </table:table-cell>
          <table:table-cell table:style-name="ce71" table:formula="of:=[.I54]-[.I64]" office:value-type="float" office:value="3.8648601519195" calcext:value-type="float">
            <text:p>3.8648601519195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65];[.P65];[.V65];[.AB65];[.AH65];[.AN65];[.AT65]);-MIN([.J65];[.P65];[.V65];[.AB65];[.AH65];[.AN65];[.AT65]))" office:value-type="float" office:value="34.4768072705911" calcext:value-type="float">
            <text:p>34.4768072705911</text:p>
          </table:table-cell>
          <table:table-cell table:style-name="ce63" table:formula="of:=AVERAGE([.J65];[.P65];[.V65];[.AB65];[.AH65];[.AN65];[.AT65])" office:value-type="float" office:value="34.4768072705911" calcext:value-type="float">
            <text:p>34.4768072705911</text:p>
          </table:table-cell>
          <table:table-cell table:number-columns-repeated="4"/>
          <table:table-cell table:style-name="ce68" table:number-columns-repeated="2"/>
          <table:table-cell table:style-name="ce63" table:formula="of:=ABS(([.J64]/[.I54])*100)" office:value-type="float" office:value="34.4768072705911" calcext:value-type="float">
            <text:p>34.4768072705911</text:p>
          </table:table-cell>
          <table:table-cell table:number-columns-repeated="1014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office:value-type="string" calcext:value-type="string">
            <text:p>cation</text:p>
          </table:table-cell>
          <table:table-cell table:style-name="ce47" office:value-type="float" office:value="-2.6285739918" calcext:value-type="float">
            <text:p>-2.6285739918</text:p>
          </table:table-cell>
          <table:table-cell table:style-name="ce47"/>
          <table:table-cell table:style-name="ce63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4"/>
          <table:table-cell table:style-name="ce47" table:formula="of:=[.H66]-[.H60]" office:value-type="float" office:value="0.4462060049" calcext:value-type="float">
            <text:p>0.4462060049</text:p>
          </table:table-cell>
          <table:table-cell table:style-name="ce47" table:formula="of:=[.H67]*conv" office:value-type="float" office:value="12.1418831655428" calcext:value-type="float">
            <text:p>12.1418831655428</text:p>
          </table:table-cell>
          <table:table-cell table:style-name="ce70" table:formula="of:=[.I56]-[.I67]" office:value-type="float" office:value="1.28762602579776" calcext:value-type="float">
            <text:p>1.28762602579776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68];[.P68];[.V68];[.AB68];[.AH68];[.AN68];[.AT68]);-MIN([.J68];[.P68];[.V68];[.AB68];[.AH68];[.AN68];[.AT68]))" office:value-type="float" office:value="9.58803488237705" calcext:value-type="float">
            <text:p>9.58803488237705</text:p>
          </table:table-cell>
          <table:table-cell table:style-name="ce63" table:formula="of:=AVERAGE([.J68];[.P68];[.V68];[.AB68];[.AH68];[.AN68];[.AT68])" office:value-type="float" office:value="9.58803488237705" calcext:value-type="float">
            <text:p>9.58803488237705</text:p>
          </table:table-cell>
          <table:table-cell table:style-name="ce47"/>
          <table:table-cell table:number-columns-repeated="3"/>
          <table:table-cell table:style-name="ce47" table:number-columns-repeated="2"/>
          <table:table-cell table:style-name="ce63" table:formula="of:=ABS(([.J67]/[.I56])*100)" office:value-type="float" office:value="9.58803488237705" calcext:value-type="float">
            <text:p>9.58803488237705</text:p>
          </table:table-cell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9" office:value-type="string" calcext:value-type="string">
            <text:p>C*-F</text:p>
          </table:table-cell>
          <table:table-cell table:style-name="ce38" table:number-columns-repeated="3"/>
          <table:table-cell table:style-name="ce39" office:value-type="string" calcext:value-type="string">
            <text:p>C*-F</text:p>
          </table:table-cell>
          <table:table-cell table:style-name="ce38"/>
          <table:table-cell table:number-columns-repeated="2"/>
          <table:table-cell table:style-name="ce38"/>
          <table:table-cell table:number-columns-repeated="101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9" office:value-type="string" calcext:value-type="string">
            <text:p>Fluoroacetic Acid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/>
          <table:table-cell office:value-type="float" office:value="-12.78" calcext:value-type="float">
            <text:p>-12.78</text:p>
          </table:table-cell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office:value-type="float" office:value="-326.3834999525" calcext:value-type="float">
            <text:p>-326.3834999525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office:value-type="float" office:value="-326.2018400418" calcext:value-type="float">
            <text:p>-326.2018400418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style-name="ce39" table:formula="of:=[.H74]-[.H73]" office:value-type="float" office:value="0.181659910700034" calcext:value-type="float">
            <text:p>0.181659910700034</text:p>
          </table:table-cell>
          <table:table-cell table:style-name="ce39" table:formula="of:=[.H75]*conv" office:value-type="float" office:value="4.9432176782943" calcext:value-type="float">
            <text:p>4.9432176782943</text:p>
          </table:table-cell>
          <table:table-cell table:number-columns-repeated="1015"/>
        </table:table-row>
        <table:table-row table:style-name="ro1">
          <table:table-cell table:style-name="ce19"/>
          <table:table-cell table:style-name="ce21" table:number-columns-repeated="3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234965" calcext:value-type="float">
            <text:p>0.234965</text:p>
          </table:table-cell>
          <table:table-cell table:style-name="ce19" table:formula="of:=[.H76]*conv" office:value-type="float" office:value="6.3937229590425" calcext:value-type="float">
            <text:p>6.3937229590425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office:value-type="float" office:value="-326.014060804" calcext:value-type="float">
            <text:p>-326.014060804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formula="of:=[.H77]-[.H73]" office:value-type="float" office:value="0.369439148500021" calcext:value-type="float">
            <text:p>0.369439148500021</text:p>
          </table:table-cell>
          <table:table-cell table:formula="of:=[.H78]*conv" office:value-type="float" office:value="10.0529507191867" calcext:value-type="float">
            <text:p>10.0529507191867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 table:number-columns-repeated="2"/>
          <table:table-cell table:style-name="ce55" table:number-columns-repeated="5"/>
          <table:table-cell table:number-columns-repeated="1014"/>
        </table:table-row>
        <table:table-row table:style-name="ro1">
          <table:table-cell/>
          <table:table-cell table:style-name="ce55" table:number-columns-repeated="2"/>
          <table:table-cell table:number-columns-repeated="2"/>
          <table:table-cell table:style-name="ce68" office:value-type="string" calcext:value-type="string">
            <text:p>Fluoroacetic Acid</text:p>
          </table:table-cell>
          <table:table-cell/>
          <table:table-cell table:style-name="ce47" table:number-columns-repeated="2"/>
          <table:table-cell table:style-name="ce55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3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3.148" calcext:value-type="float">
            <text:p>-13.148</text:p>
          </table:table-cell>
          <table:table-cell table:style-name="ce70" table:formula="of:=[.I72]-[.I81]" office:value-type="float" office:value="0.368" calcext:value-type="float">
            <text:p>0.368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82];[.P82];[.V82];[.AB82];[.AH82];[.AN82];[.AT82]);-MIN([.J82];[.P82];[.V82];[.AB82];[.AH82];[.AN82];[.AT82]))" office:value-type="float" office:value="2.87949921752739" calcext:value-type="float">
            <text:p>2.87949921752739</text:p>
          </table:table-cell>
          <table:table-cell table:style-name="ce63" table:formula="of:=AVERAGE([.J82];[.P82];[.V82];[.AB82];[.AH82];[.AN82];[.AT82])" office:value-type="float" office:value="2.87949921752739" calcext:value-type="float">
            <text:p>2.87949921752739</text:p>
          </table:table-cell>
          <table:table-cell table:number-columns-repeated="3"/>
          <table:table-cell office:value-type="string" calcext:value-type="string">
            <text:p>Singlet</text:p>
          </table:table-cell>
          <table:table-cell table:style-name="ce47" office:value-type="float" office:value="-289.3594563461" calcext:value-type="float">
            <text:p>-289.3594563461</text:p>
          </table:table-cell>
          <table:table-cell table:style-name="ce47"/>
          <table:table-cell table:style-name="ce63" table:formula="of:=ABS(([.J81]/[.I72])*100)" office:value-type="float" office:value="2.87949921752739" calcext:value-type="float">
            <text:p>2.87949921752739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63"/>
          <table:table-cell table:number-columns-repeated="3"/>
          <table:table-cell table:style-name="ce55" office:value-type="string" calcext:value-type="string">
            <text:p>Triplet</text:p>
          </table:table-cell>
          <table:table-cell table:style-name="ce47" office:value-type="float" office:value="-289.1724042958" calcext:value-type="float">
            <text:p>-289.1724042958</text:p>
          </table:table-cell>
          <table:table-cell table:style-name="ce47" table:number-columns-repeated="2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4"/>
          <table:table-cell table:style-name="ce68" table:formula="of:=[.H83]-[.H82]" office:value-type="float" office:value="0.187052050299997" calcext:value-type="float">
            <text:p>0.187052050299997</text:p>
          </table:table-cell>
          <table:table-cell table:style-name="ce68" table:formula="of:=[.H84]*conv" office:value-type="float" office:value="5.08994526222655" calcext:value-type="float">
            <text:p>5.08994526222655</text:p>
          </table:table-cell>
          <table:table-cell table:style-name="ce70" table:formula="of:=[.I75]-[.I84]" office:value-type="float" office:value="-0.14672758393225" calcext:value-type="float">
            <text:p>-0.14672758393225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85];[.P85];[.V85];[.AB85];[.AH85];[.AN85];[.AT85]);-MIN([.J85];[.P85];[.V85];[.AB85];[.AH85];[.AN85];[.AT85]))" office:value-type="float" office:value="2.9682606245833" calcext:value-type="float">
            <text:p>2.9682606245833</text:p>
          </table:table-cell>
          <table:table-cell table:style-name="ce63" table:formula="of:=AVERAGE([.J85];[.P85];[.V85];[.AB85];[.AH85];[.AN85];[.AT85])" office:value-type="float" office:value="2.9682606245833" calcext:value-type="float">
            <text:p>2.9682606245833</text:p>
          </table:table-cell>
          <table:table-cell table:number-columns-repeated="4"/>
          <table:table-cell table:style-name="ce68" table:number-columns-repeated="2"/>
          <table:table-cell table:style-name="ce63" table:formula="of:=ABS(([.J84]/[.I75])*100)" office:value-type="float" office:value="2.9682606245833" calcext:value-type="float">
            <text:p>2.9682606245833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55" office:value-type="string" calcext:value-type="string">
            <text:p>Max TDDFT % error</text:p>
          </table:table-cell>
          <table:table-cell table:style-name="ce55"/>
          <table:table-cell table:style-name="ce22"/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41210490417051" calcext:value-type="float">
            <text:p>0.241210490417051</text:p>
          </table:table-cell>
          <table:table-cell table:style-name="ce20" table:formula="of:=[.H86]*conv" office:value-type="float" office:value="6.56367140017194" calcext:value-type="float">
            <text:p>6.56367140017194</text:p>
          </table:table-cell>
          <table:table-cell table:style-name="ce71" table:formula="of:=[.I76]-[.I86]" office:value-type="float" office:value="-0.169948441129441" calcext:value-type="float">
            <text:p>-0.169948441129441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87];[.P87];[.V87];[.AB87];[.AH87];[.AN87];[.AT87]);-MIN([.J87];[.P87];[.V87];[.AB87];[.AH87];[.AN87];[.AT87]))" office:value-type="float" office:value="2.65805137660972" calcext:value-type="float">
            <text:p>2.65805137660972</text:p>
          </table:table-cell>
          <table:table-cell table:style-name="ce63" table:formula="of:=AVERAGE([.J87];[.P87];[.V87];[.AB87];[.AH87];[.AN87];[.AT87])" office:value-type="float" office:value="2.65805137660972" calcext:value-type="float">
            <text:p>2.65805137660972</text:p>
          </table:table-cell>
          <table:table-cell table:number-columns-repeated="4"/>
          <table:table-cell table:style-name="ce68" table:number-columns-repeated="2"/>
          <table:table-cell table:style-name="ce63" table:formula="of:=ABS(([.J86]/[.I76])*100)" office:value-type="float" office:value="2.65805137660972" calcext:value-type="float">
            <text:p>2.65805137660972</text:p>
          </table:table-cell>
          <table:table-cell table:number-columns-repeated="1014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office:value-type="string" calcext:value-type="string">
            <text:p>cation</text:p>
          </table:table-cell>
          <table:table-cell table:style-name="ce47" office:value-type="float" office:value="-288.9759229373" calcext:value-type="float">
            <text:p>-288.9759229373</text:p>
          </table:table-cell>
          <table:table-cell table:style-name="ce47"/>
          <table:table-cell table:style-name="ce63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4"/>
          <table:table-cell table:style-name="ce47" table:formula="of:=[.H88]-[.H82]" office:value-type="float" office:value="0.383533408799963" calcext:value-type="float">
            <text:p>0.383533408799963</text:p>
          </table:table-cell>
          <table:table-cell table:style-name="ce47" table:formula="of:=[.H89]*conv" office:value-type="float" office:value="10.4364750554515" calcext:value-type="float">
            <text:p>10.4364750554515</text:p>
          </table:table-cell>
          <table:table-cell table:style-name="ce70" table:formula="of:=[.I78]-[.I89]" office:value-type="float" office:value="-0.383524336264799" calcext:value-type="float">
            <text:p>-0.383524336264799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90];[.P90];[.V90];[.AB90];[.AH90];[.AN90];[.AT90]);-MIN([.J90];[.P90];[.V90];[.AB90];[.AH90];[.AN90];[.AT90]))" office:value-type="float" office:value="3.81504243856303" calcext:value-type="float">
            <text:p>3.81504243856303</text:p>
          </table:table-cell>
          <table:table-cell table:style-name="ce63" table:formula="of:=AVERAGE([.J90];[.P90];[.V90];[.AB90];[.AH90];[.AN90];[.AT90])" office:value-type="float" office:value="3.81504243856303" calcext:value-type="float">
            <text:p>3.81504243856303</text:p>
          </table:table-cell>
          <table:table-cell table:style-name="ce47"/>
          <table:table-cell table:number-columns-repeated="3"/>
          <table:table-cell table:style-name="ce47" table:number-columns-repeated="2"/>
          <table:table-cell table:style-name="ce63" table:formula="of:=ABS(([.J89]/[.I78])*100)" office:value-type="float" office:value="3.81504243856303" calcext:value-type="float">
            <text:p>3.81504243856303</text:p>
          </table:table-cell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9" office:value-type="string" calcext:value-type="string">
            <text:p>C*-O</text:p>
          </table:table-cell>
          <table:table-cell table:style-name="ce38" table:number-columns-repeated="3"/>
          <table:table-cell table:style-name="ce39" office:value-type="string" calcext:value-type="string">
            <text:p>C*-O</text:p>
          </table:table-cell>
          <table:table-cell table:style-name="ce38"/>
          <table:table-cell table:number-columns-repeated="2"/>
          <table:table-cell table:style-name="ce38"/>
          <table:table-cell table:number-columns-repeated="101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9" office:value-type="string" calcext:value-type="string">
            <text:p>Ethanol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/>
          <table:table-cell office:value-type="float" office:value="-12.001" calcext:value-type="float">
            <text:p>-12.001</text:p>
          </table:table-cell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office:value-type="float" office:value="-153.9418778523" calcext:value-type="float">
            <text:p>-153.9418778523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office:value-type="float" office:value="-153.6864580093" calcext:value-type="float">
            <text:p>-153.6864580093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style-name="ce39" table:formula="of:=[.H96]-[.H95]" office:value-type="float" office:value="0.255419842999999" calcext:value-type="float">
            <text:p>0.255419842999999</text:p>
          </table:table-cell>
          <table:table-cell table:style-name="ce39" table:formula="of:=[.H97]*conv" office:value-type="float" office:value="6.95032755680259" calcext:value-type="float">
            <text:p>6.95032755680259</text:p>
          </table:table-cell>
          <table:table-cell table:number-columns-repeated="1015"/>
        </table:table-row>
        <table:table-row table:style-name="ro1">
          <table:table-cell table:style-name="ce19"/>
          <table:table-cell table:style-name="ce21" table:number-columns-repeated="3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315096180811144" calcext:value-type="float">
            <text:p>0.315096180811144</text:p>
          </table:table-cell>
          <table:table-cell table:style-name="ce19" table:formula="of:=[.H98]*conv" office:value-type="float" office:value="8.57420333053356" calcext:value-type="float">
            <text:p>8.57420333053356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office:value-type="float" office:value="-153.5890431247" calcext:value-type="float">
            <text:p>-153.5890431247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formula="of:=[.H99]-[.H95]" office:value-type="float" office:value="0.352834727599998" calcext:value-type="float">
            <text:p>0.352834727599998</text:p>
          </table:table-cell>
          <table:table-cell table:formula="of:=[.H100]*conv" office:value-type="float" office:value="9.6011214376763" calcext:value-type="float">
            <text:p>9.6011214376763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 table:number-columns-repeated="2"/>
          <table:table-cell table:style-name="ce55" table:number-columns-repeated="5"/>
          <table:table-cell table:number-columns-repeated="1014"/>
        </table:table-row>
        <table:table-row table:style-name="ro1">
          <table:table-cell/>
          <table:table-cell table:style-name="ce55" table:number-columns-repeated="2"/>
          <table:table-cell table:number-columns-repeated="2"/>
          <table:table-cell table:style-name="ce68" office:value-type="string" calcext:value-type="string">
            <text:p>Ethanol</text:p>
          </table:table-cell>
          <table:table-cell/>
          <table:table-cell table:style-name="ce47" table:number-columns-repeated="2"/>
          <table:table-cell table:style-name="ce55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3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094" calcext:value-type="float">
            <text:p>-12.094</text:p>
          </table:table-cell>
          <table:table-cell table:style-name="ce70" table:formula="of:=[.I94]-[.I103]" office:value-type="float" office:value="0.093" calcext:value-type="float">
            <text:p>0.093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104];[.P104];[.V104];[.AB104];[.AH104];[.AN104];[.AT104]);-MIN([.J104];[.P104];[.V104];[.AB104];[.AH104];[.AN104];[.AT104]))" office:value-type="float" office:value="0.774935422048162" calcext:value-type="float">
            <text:p>0.774935422048162</text:p>
          </table:table-cell>
          <table:table-cell table:style-name="ce63" table:formula="of:=AVERAGE([.J104];[.P104];[.V104];[.AB104];[.AH104];[.AN104];[.AT104])" office:value-type="float" office:value="0.774935422048162" calcext:value-type="float">
            <text:p>0.774935422048162</text:p>
          </table:table-cell>
          <table:table-cell table:number-columns-repeated="3"/>
          <table:table-cell office:value-type="string" calcext:value-type="string">
            <text:p>Singlet</text:p>
          </table:table-cell>
          <table:table-cell table:style-name="ce47" office:value-type="float" office:value="-116.8999662906" calcext:value-type="float">
            <text:p>-116.8999662906</text:p>
          </table:table-cell>
          <table:table-cell table:style-name="ce47"/>
          <table:table-cell table:style-name="ce63" table:formula="of:=ABS(([.J103]/[.I94])*100)" office:value-type="float" office:value="0.774935422048162" calcext:value-type="float">
            <text:p>0.774935422048162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63"/>
          <table:table-cell table:number-columns-repeated="3"/>
          <table:table-cell table:style-name="ce55" office:value-type="string" calcext:value-type="string">
            <text:p>Triplet</text:p>
          </table:table-cell>
          <table:table-cell table:style-name="ce47" office:value-type="float" office:value="-116.6686335376" calcext:value-type="float">
            <text:p>-116.6686335376</text:p>
          </table:table-cell>
          <table:table-cell table:style-name="ce47" table:number-columns-repeated="2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4"/>
          <table:table-cell table:style-name="ce68" table:formula="of:=[.H105]-[.H104]" office:value-type="float" office:value="0.231332753000004" calcext:value-type="float">
            <text:p>0.231332753000004</text:p>
          </table:table-cell>
          <table:table-cell table:style-name="ce68" table:formula="of:=[.H106]*conv" office:value-type="float" office:value="6.29488448932663" calcext:value-type="float">
            <text:p>6.29488448932663</text:p>
          </table:table-cell>
          <table:table-cell table:style-name="ce70" table:formula="of:=[.I97]-[.I106]" office:value-type="float" office:value="0.655443067475963" calcext:value-type="float">
            <text:p>0.655443067475963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107];[.P107];[.V107];[.AB107];[.AH107];[.AN107];[.AT107]);-MIN([.J107];[.P107];[.V107];[.AB107];[.AH107];[.AN107];[.AT107]))" office:value-type="float" office:value="9.43039104444008" calcext:value-type="float">
            <text:p>9.43039104444008</text:p>
          </table:table-cell>
          <table:table-cell table:style-name="ce63" table:formula="of:=AVERAGE([.J107];[.P107];[.V107];[.AB107];[.AH107];[.AN107];[.AT107])" office:value-type="float" office:value="9.43039104444008" calcext:value-type="float">
            <text:p>9.43039104444008</text:p>
          </table:table-cell>
          <table:table-cell table:number-columns-repeated="4"/>
          <table:table-cell table:style-name="ce68" table:number-columns-repeated="2"/>
          <table:table-cell table:style-name="ce63" table:formula="of:=ABS(([.J106]/[.I97])*100)" office:value-type="float" office:value="9.43039104444008" calcext:value-type="float">
            <text:p>9.43039104444008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55" office:value-type="string" calcext:value-type="string">
            <text:p>Max TDDFT % error</text:p>
          </table:table-cell>
          <table:table-cell table:style-name="ce55"/>
          <table:table-cell table:style-name="ce22"/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73321149340546" calcext:value-type="float">
            <text:p>0.273321149340546</text:p>
          </table:table-cell>
          <table:table-cell table:style-name="ce20" table:formula="of:=[.H108]*conv" office:value-type="float" office:value="7.43744688668752" calcext:value-type="float">
            <text:p>7.43744688668752</text:p>
          </table:table-cell>
          <table:table-cell table:style-name="ce71" table:formula="of:=[.I98]-[.I108]" office:value-type="float" office:value="1.13675644384604" calcext:value-type="float">
            <text:p>1.13675644384604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109];[.P109];[.V109];[.AB109];[.AH109];[.AN109];[.AT109]);-MIN([.J109];[.P109];[.V109];[.AB109];[.AH109];[.AN109];[.AT109]))" office:value-type="float" office:value="13.2578666498139" calcext:value-type="float">
            <text:p>13.2578666498139</text:p>
          </table:table-cell>
          <table:table-cell table:style-name="ce63" table:formula="of:=AVERAGE([.J109];[.P109];[.V109];[.AB109];[.AH109];[.AN109];[.AT109])" office:value-type="float" office:value="13.2578666498139" calcext:value-type="float">
            <text:p>13.2578666498139</text:p>
          </table:table-cell>
          <table:table-cell table:number-columns-repeated="4"/>
          <table:table-cell table:style-name="ce68" table:number-columns-repeated="2"/>
          <table:table-cell table:style-name="ce63" table:formula="of:=ABS(([.J108]/[.I98])*100)" office:value-type="float" office:value="13.2578666498139" calcext:value-type="float">
            <text:p>13.2578666498139</text:p>
          </table:table-cell>
          <table:table-cell table:number-columns-repeated="1014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office:value-type="string" calcext:value-type="string">
            <text:p>cation</text:p>
          </table:table-cell>
          <table:table-cell table:style-name="ce47" office:value-type="float" office:value="-116.5620115256" calcext:value-type="float">
            <text:p>-116.5620115256</text:p>
          </table:table-cell>
          <table:table-cell table:style-name="ce47"/>
          <table:table-cell table:style-name="ce63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4"/>
          <table:table-cell table:style-name="ce47" table:formula="of:=[.H110]-[.H104]" office:value-type="float" office:value="0.337954765000006" calcext:value-type="float">
            <text:p>0.337954765000006</text:p>
          </table:table-cell>
          <table:table-cell table:style-name="ce47" table:formula="of:=[.H111]*conv" office:value-type="float" office:value="9.19621705402231" calcext:value-type="float">
            <text:p>9.19621705402231</text:p>
          </table:table-cell>
          <table:table-cell table:style-name="ce70" table:formula="of:=[.I100]-[.I111]" office:value-type="float" office:value="0.404904383653985" calcext:value-type="float">
            <text:p>0.404904383653985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112];[.P112];[.V112];[.AB112];[.AH112];[.AN112];[.AT112]);-MIN([.J112];[.P112];[.V112];[.AB112];[.AH112];[.AN112];[.AT112]))" office:value-type="float" office:value="4.21726135100299" calcext:value-type="float">
            <text:p>4.21726135100299</text:p>
          </table:table-cell>
          <table:table-cell table:style-name="ce63" table:formula="of:=AVERAGE([.J112];[.P112];[.V112];[.AB112];[.AH112];[.AN112];[.AT112])" office:value-type="float" office:value="4.21726135100299" calcext:value-type="float">
            <text:p>4.21726135100299</text:p>
          </table:table-cell>
          <table:table-cell table:style-name="ce47"/>
          <table:table-cell table:number-columns-repeated="3"/>
          <table:table-cell table:style-name="ce47" table:number-columns-repeated="2"/>
          <table:table-cell table:style-name="ce63" table:formula="of:=ABS(([.J111]/[.I100])*100)" office:value-type="float" office:value="4.21726135100299" calcext:value-type="float">
            <text:p>4.21726135100299</text:p>
          </table:table-cell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9" office:value-type="string" calcext:value-type="string">
            <text:p>C*-N</text:p>
          </table:table-cell>
          <table:table-cell table:style-name="ce38" table:number-columns-repeated="3"/>
          <table:table-cell table:style-name="ce39" office:value-type="string" calcext:value-type="string">
            <text:p>C*-N</text:p>
          </table:table-cell>
          <table:table-cell table:style-name="ce38"/>
          <table:table-cell table:number-columns-repeated="2"/>
          <table:table-cell table:style-name="ce38" table:number-columns-repeated="2"/>
          <table:table-cell table:style-name="ce39" office:value-type="string" calcext:value-type="string">
            <text:p>C*-N</text:p>
          </table:table-cell>
          <table:table-cell table:style-name="ce38" table:number-columns-repeated="4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9" office:value-type="string" calcext:value-type="string">
            <text:p>Ethylamine</text:p>
          </table:table-cell>
          <table:table-cell table:style-name="ce38"/>
          <table:table-cell table:number-columns-repeated="3"/>
          <table:table-cell table:style-name="ce38"/>
          <table:table-cell table:style-name="ce39" office:value-type="string" calcext:value-type="string">
            <text:p>CHONH2CH2CHO</text:p>
          </table:table-cell>
          <table:table-cell table:style-name="ce38" table:number-columns-repeated="3"/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/>
          <table:table-cell office:value-type="float" office:value="-10.417" calcext:value-type="float">
            <text:p>-10.417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1.029" calcext:value-type="float">
            <text:p>-11.029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office:value-type="float" office:value="-134.1293209598" calcext:value-type="float">
            <text:p>-134.1293209598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320.425259966" calcext:value-type="float">
            <text:p>-320.425259966</text:p>
          </table:table-cell>
          <table:table-cell table:style-name="ce38"/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office:value-type="float" office:value="-133.8998514257" calcext:value-type="float">
            <text:p>-133.8998514257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320.308252355" calcext:value-type="float">
            <text:p>-320.308252355</text:p>
          </table:table-cell>
          <table:table-cell table:style-name="ce38"/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style-name="ce39" table:formula="of:=[.H118]-[.H117]" office:value-type="float" office:value="0.229469534099991" calcext:value-type="float">
            <text:p>0.229469534099991</text:p>
          </table:table-cell>
          <table:table-cell table:style-name="ce39" table:formula="of:=[.H119]*conv" office:value-type="float" office:value="6.24418372343071" calcext:value-type="float">
            <text:p>6.24418372343071</text:p>
          </table:table-cell>
          <table:table-cell/>
          <table:table-cell table:style-name="ce38" table:number-columns-repeated="3"/>
          <table:table-cell table:style-name="ce39" table:formula="of:=[.N118]-[.N117]" office:value-type="float" office:value="0.11700761100002" calcext:value-type="float">
            <text:p>0.11700761100002</text:p>
          </table:table-cell>
          <table:table-cell table:style-name="ce39" table:formula="of:=[.N119]*conv" office:value-type="float" office:value="3.18393909234796" calcext:value-type="float">
            <text:p>3.18393909234796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19"/>
          <table:table-cell table:style-name="ce21" table:number-columns-repeated="3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27769829295499" calcext:value-type="float">
            <text:p>0.27769829295499</text:p>
          </table:table-cell>
          <table:table-cell table:style-name="ce19" table:formula="of:=[.H120]*conv" office:value-type="float" office:value="7.55655502459187" calcext:value-type="float">
            <text:p>7.55655502459187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157574390024132" calcext:value-type="float">
            <text:p>0.157574390024132</text:p>
          </table:table-cell>
          <table:table-cell table:style-name="ce19" table:formula="of:=[.N120]*conv" office:value-type="float" office:value="4.28781731429962" calcext:value-type="float">
            <text:p>4.28781731429962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office:value-type="float" office:value="-133.8300831854" calcext:value-type="float">
            <text:p>-133.8300831854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320.0883307816" calcext:value-type="float">
            <text:p>-320.0883307816</text:p>
          </table:table-cell>
          <table:table-cell table:style-name="ce38"/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formula="of:=[.H121]-[.H117]" office:value-type="float" office:value="0.299237774399984" calcext:value-type="float">
            <text:p>0.299237774399984</text:p>
          </table:table-cell>
          <table:table-cell table:formula="of:=[.H122]*conv" office:value-type="float" office:value="8.14267413612222" calcext:value-type="float">
            <text:p>8.14267413612222</text:p>
          </table:table-cell>
          <table:table-cell/>
          <table:table-cell table:style-name="ce38" table:number-columns-repeated="3"/>
          <table:table-cell table:style-name="ce38" table:formula="of:=[.N121]-[.N117]" office:value-type="float" office:value="0.336929184399992" calcext:value-type="float">
            <text:p>0.336929184399992</text:p>
          </table:table-cell>
          <table:table-cell table:style-name="ce38" table:formula="of:=[.N122]*conv" office:value-type="float" office:value="9.16830958597958" calcext:value-type="float">
            <text:p>9.16830958597958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 table:number-columns-repeated="2"/>
          <table:table-cell table:style-name="ce55" table:number-columns-repeated="5"/>
          <table:table-cell table:style-name="ce47"/>
          <table:table-cell table:style-name="ce55" table:number-columns-repeated="5"/>
          <table:table-cell table:number-columns-repeated="1008"/>
        </table:table-row>
        <table:table-row table:style-name="ro1">
          <table:table-cell/>
          <table:table-cell table:style-name="ce55" table:number-columns-repeated="2"/>
          <table:table-cell table:number-columns-repeated="2"/>
          <table:table-cell table:style-name="ce68" office:value-type="string" calcext:value-type="string">
            <text:p>Ethylamine</text:p>
          </table:table-cell>
          <table:table-cell/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CHONH2CH2CHO</text:p>
          </table:table-cell>
          <table:table-cell table:style-name="ce47" table:number-columns-repeated="3"/>
          <table:table-cell table:style-name="ce55"/>
          <table:table-cell table:number-columns-repeated="1008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3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0.232" calcext:value-type="float">
            <text:p>-10.232</text:p>
          </table:table-cell>
          <table:table-cell table:style-name="ce70" table:formula="of:=[.I116]-[.I125]" office:value-type="float" office:value="-0.185000000000001" calcext:value-type="float">
            <text:p>-0.18500000000000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1.018" calcext:value-type="float">
            <text:p>-11.018</text:p>
          </table:table-cell>
          <table:table-cell table:style-name="ce70" table:formula="of:=[.O116]-[.O125]" office:value-type="float" office:value="-0.0109999999999992" calcext:value-type="float">
            <text:p>-0.010999999999999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126];[.P126];[.V126];[.AB126];[.AH126];[.AN126];[.AT126]);-MIN([.J126];[.P126];[.V126];[.AB126];[.AH126];[.AN126];[.AT126]))" office:value-type="float" office:value="1.77594316981857" calcext:value-type="float">
            <text:p>1.77594316981857</text:p>
          </table:table-cell>
          <table:table-cell table:style-name="ce63" table:formula="of:=AVERAGE([.J126];[.P126];[.V126];[.AB126];[.AH126];[.AN126];[.AT126])" office:value-type="float" office:value="0.937840113334343" calcext:value-type="float">
            <text:p>0.937840113334343</text:p>
          </table:table-cell>
          <table:table-cell table:number-columns-repeated="3"/>
          <table:table-cell office:value-type="string" calcext:value-type="string">
            <text:p>Singlet</text:p>
          </table:table-cell>
          <table:table-cell table:style-name="ce47" office:value-type="float" office:value="-97.0788449733" calcext:value-type="float">
            <text:p>-97.0788449733</text:p>
          </table:table-cell>
          <table:table-cell table:style-name="ce47"/>
          <table:table-cell table:style-name="ce63" table:formula="of:=ABS(([.J125]/[.I116])*100)" office:value-type="float" office:value="1.77594316981857" calcext:value-type="float">
            <text:p>1.77594316981857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283.3908771095" calcext:value-type="float">
            <text:p>-283.3908771095</text:p>
          </table:table-cell>
          <table:table-cell table:style-name="ce47"/>
          <table:table-cell table:style-name="ce63" table:formula="of:=ABS(([.P125]/[.O116])*100)" office:value-type="float" office:value="0.0997370568501154" calcext:value-type="float">
            <text:p>0.099737056850116</text:p>
          </table:table-cell>
          <table:table-cell table:number-columns-repeated="1008"/>
        </table:table-row>
        <table:table-row table:style-name="ro1">
          <table:table-cell/>
          <table:table-cell table:style-name="ce9"/>
          <table:table-cell table:style-name="ce63"/>
          <table:table-cell table:number-columns-repeated="3"/>
          <table:table-cell table:style-name="ce55" office:value-type="string" calcext:value-type="string">
            <text:p>Triplet</text:p>
          </table:table-cell>
          <table:table-cell table:style-name="ce47" office:value-type="float" office:value="-96.8656007374" calcext:value-type="float">
            <text:p>-96.8656007374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283.2174417398" calcext:value-type="float">
            <text:p>-283.2174417398</text:p>
          </table:table-cell>
          <table:table-cell table:style-name="ce47" table:number-columns-repeated="2"/>
          <table:table-cell table:number-columns-repeated="1008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4"/>
          <table:table-cell table:style-name="ce68" table:formula="of:=[.H127]-[.H126]" office:value-type="float" office:value="0.213244235899992" calcext:value-type="float">
            <text:p>0.213244235899992</text:p>
          </table:table-cell>
          <table:table-cell table:style-name="ce68" table:formula="of:=[.H128]*conv" office:value-type="float" office:value="5.8026708954834" calcext:value-type="float">
            <text:p>5.8026708954834</text:p>
          </table:table-cell>
          <table:table-cell table:style-name="ce70" table:formula="of:=[.I119]-[.I128]" office:value-type="float" office:value="0.441512827947315" calcext:value-type="float">
            <text:p>0.441512827947315</text:p>
          </table:table-cell>
          <table:table-cell table:style-name="ce47" table:number-columns-repeated="3"/>
          <table:table-cell table:style-name="ce68" table:formula="of:=[.N127]-[.N126]" office:value-type="float" office:value="0.17343536970003" calcext:value-type="float">
            <text:p>0.17343536970003</text:p>
          </table:table-cell>
          <table:table-cell table:style-name="ce68" table:formula="of:=[.N128]*conv" office:value-type="float" office:value="4.71941653080717" calcext:value-type="float">
            <text:p>4.71941653080717</text:p>
          </table:table-cell>
          <table:table-cell table:style-name="ce70" table:formula="of:=[.O119]-[.O128]" office:value-type="float" office:value="-1.53547743845921" calcext:value-type="float">
            <text:p>-1.53547743845921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129];[.P129];[.V129];[.AB129];[.AH129];[.AN129];[.AT129]);-MIN([.J129];[.P129];[.V129];[.AB129];[.AH129];[.AN129];[.AT129]))" office:value-type="float" office:value="48.225716445062" calcext:value-type="float">
            <text:p>48.225716445062</text:p>
          </table:table-cell>
          <table:table-cell table:style-name="ce63" table:formula="of:=AVERAGE([.J129];[.P129];[.V129];[.AB129];[.AH129];[.AN129];[.AT129])" office:value-type="float" office:value="27.6482508975622" calcext:value-type="float">
            <text:p>27.6482508975622</text:p>
          </table:table-cell>
          <table:table-cell table:number-columns-repeated="4"/>
          <table:table-cell table:style-name="ce68" table:number-columns-repeated="2"/>
          <table:table-cell table:style-name="ce63" table:formula="of:=ABS(([.J128]/[.I119])*100)" office:value-type="float" office:value="7.07078535006232" calcext:value-type="float">
            <text:p>7.0707853500623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P128]/[.O119])*100)" office:value-type="float" office:value="48.225716445062" calcext:value-type="float">
            <text:p>48.225716445062</text:p>
          </table:table-cell>
          <table:table-cell table:number-columns-repeated="1008"/>
        </table:table-row>
        <table:table-row table:style-name="ro1">
          <table:table-cell table:style-name="ce20"/>
          <table:table-cell table:style-name="ce55" office:value-type="string" calcext:value-type="string">
            <text:p>Max TDDFT % error</text:p>
          </table:table-cell>
          <table:table-cell table:style-name="ce55"/>
          <table:table-cell table:style-name="ce22"/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57626403007717" calcext:value-type="float">
            <text:p>0.257626403007717</text:p>
          </table:table-cell>
          <table:table-cell table:style-name="ce20" table:formula="of:=[.H130]*conv" office:value-type="float" office:value="7.01037110959494" calcext:value-type="float">
            <text:p>7.01037110959494</text:p>
          </table:table-cell>
          <table:table-cell table:style-name="ce71" table:formula="of:=[.I120]-[.I130]" office:value-type="float" office:value="0.54618391499693" calcext:value-type="float">
            <text:p>0.54618391499693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165853067344053" calcext:value-type="float">
            <text:p>0.165853067344053</text:p>
          </table:table-cell>
          <table:table-cell table:style-name="ce20" table:formula="of:=[.N130]*conv" office:value-type="float" office:value="4.51309158600342" calcext:value-type="float">
            <text:p>4.51309158600342</text:p>
          </table:table-cell>
          <table:table-cell table:style-name="ce71" table:formula="of:=[.O120]-[.O130]" office:value-type="float" office:value="-0.2252742717038" calcext:value-type="float">
            <text:p>-0.2252742717038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131];[.P131];[.V131];[.AB131];[.AH131];[.AN131];[.AT131]);-MIN([.J131];[.P131];[.V131];[.AB131];[.AH131];[.AN131];[.AT131]))" office:value-type="float" office:value="7.22794862499435" calcext:value-type="float">
            <text:p>7.22794862499435</text:p>
          </table:table-cell>
          <table:table-cell table:style-name="ce63" table:formula="of:=AVERAGE([.J131];[.P131];[.V131];[.AB131];[.AH131];[.AN131];[.AT131])" office:value-type="float" office:value="6.24088510639368" calcext:value-type="float">
            <text:p>6.24088510639368</text:p>
          </table:table-cell>
          <table:table-cell table:number-columns-repeated="4"/>
          <table:table-cell table:style-name="ce68" table:number-columns-repeated="2"/>
          <table:table-cell table:style-name="ce63" table:formula="of:=ABS(([.J130]/[.I120])*100)" office:value-type="float" office:value="7.22794862499435" calcext:value-type="float">
            <text:p>7.2279486249943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P130]/[.O120])*100)" office:value-type="float" office:value="5.253821587793" calcext:value-type="float">
            <text:p>5.253821587793</text:p>
          </table:table-cell>
          <table:table-cell table:number-columns-repeated="1008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office:value-type="string" calcext:value-type="string">
            <text:p>cation</text:p>
          </table:table-cell>
          <table:table-cell table:style-name="ce47" office:value-type="float" office:value="-96.7918389437" calcext:value-type="float">
            <text:p>-96.7918389437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283.0707945692" calcext:value-type="float">
            <text:p>-283.0707945692</text:p>
          </table:table-cell>
          <table:table-cell table:style-name="ce47"/>
          <table:table-cell table:style-name="ce63"/>
          <table:table-cell table:number-columns-repeated="1008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4"/>
          <table:table-cell table:style-name="ce47" table:formula="of:=[.H132]-[.H126]" office:value-type="float" office:value="0.287006029599993" calcext:value-type="float">
            <text:p>0.287006029599993</text:p>
          </table:table-cell>
          <table:table-cell table:style-name="ce47" table:formula="of:=[.H133]*conv" office:value-type="float" office:value="7.8098314252638" calcext:value-type="float">
            <text:p>7.8098314252638</text:p>
          </table:table-cell>
          <table:table-cell table:style-name="ce70" table:formula="of:=[.I122]-[.I133]" office:value-type="float" office:value="0.332842710858416" calcext:value-type="float">
            <text:p>0.332842710858416</text:p>
          </table:table-cell>
          <table:table-cell table:style-name="ce47" table:number-columns-repeated="3"/>
          <table:table-cell table:style-name="ce47" table:formula="of:=[.N132]-[.N126]" office:value-type="float" office:value="0.320082540300007" calcext:value-type="float">
            <text:p>0.320082540300007</text:p>
          </table:table-cell>
          <table:table-cell table:style-name="ce47" table:formula="of:=[.N133]*conv" office:value-type="float" office:value="8.70988907584023" calcext:value-type="float">
            <text:p>8.70988907584023</text:p>
          </table:table-cell>
          <table:table-cell table:style-name="ce70" table:formula="of:=[.O122]-[.O133]" office:value-type="float" office:value="0.45842051013935" calcext:value-type="float">
            <text:p>0.45842051013935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134];[.P134];[.V134];[.AB134];[.AH134];[.AN134];[.AT134]);-MIN([.J134];[.P134];[.V134];[.AB134];[.AH134];[.AN134];[.AT134]))" office:value-type="float" office:value="5.00005487206037" calcext:value-type="float">
            <text:p>5.00005487206037</text:p>
          </table:table-cell>
          <table:table-cell table:style-name="ce63" table:formula="of:=AVERAGE([.J134];[.P134];[.V134];[.AB134];[.AH134];[.AN134];[.AT134])" office:value-type="float" office:value="4.54384440140445" calcext:value-type="float">
            <text:p>4.54384440140445</text:p>
          </table:table-cell>
          <table:table-cell table:style-name="ce47"/>
          <table:table-cell table:number-columns-repeated="3"/>
          <table:table-cell table:style-name="ce47" table:number-columns-repeated="2"/>
          <table:table-cell table:style-name="ce63" table:formula="of:=ABS(([.J133]/[.I122])*100)" office:value-type="float" office:value="4.08763393074852" calcext:value-type="float">
            <text:p>4.08763393074852</text:p>
          </table:table-cell>
          <table:table-cell table:style-name="ce47" table:number-columns-repeated="5"/>
          <table:table-cell table:style-name="ce63" table:formula="of:=ABS(([.P133]/[.O122])*100)" office:value-type="float" office:value="5.00005487206037" calcext:value-type="float">
            <text:p>5.00005487206037</text:p>
          </table:table-cell>
          <table:table-cell table:number-columns-repeated="1008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9" office:value-type="string" calcext:value-type="string">
            <text:p>ALL C-X</text:p>
          </table:table-cell>
          <table:table-cell table:style-name="ce38" table:number-columns-repeated="5"/>
          <table:table-cell table:number-columns-repeated="2"/>
          <table:table-cell table:style-name="ce38" table:number-columns-repeated="37"/>
          <table:table-cell table:number-columns-repeated="97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9" office:value-type="string" calcext:value-type="string">
            <text:p>Methane</text:p>
          </table:table-cell>
          <table:table-cell table:style-name="ce38"/>
          <table:table-cell table:number-columns-repeated="3"/>
          <table:table-cell table:style-name="ce38"/>
          <table:table-cell table:style-name="ce39" office:value-type="string" calcext:value-type="string">
            <text:p>Fluoroacetic Acid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Propane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ano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ylamine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CHOCH2CHO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CHONH2CH2CHO</text:p>
          </table:table-cell>
          <table:table-cell table:style-name="ce38" table:number-columns-repeated="3"/>
          <table:table-cell table:style-name="ce51"/>
          <table:table-cell table:number-columns-repeated="97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/>
          <table:table-cell office:value-type="float" office:value="-10.924" calcext:value-type="float">
            <text:p>-10.924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8.346" calcext:value-type="float">
            <text:p>-8.346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9.106" calcext:value-type="float">
            <text:p>-9.106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609" calcext:value-type="float">
            <text:p>-7.609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6.538" calcext:value-type="float">
            <text:p>-6.538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438" calcext:value-type="float">
            <text:p>-7.438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441" calcext:value-type="float">
            <text:p>-7.441</text:p>
          </table:table-cell>
          <table:table-cell table:style-name="ce51"/>
          <table:table-cell table:number-columns-repeated="97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office:value-type="float" office:value="-40.4182104508" calcext:value-type="float">
            <text:p>-40.4182104508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327.7066983053" calcext:value-type="float">
            <text:p>-327.706698305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18.8828443993" calcext:value-type="float">
            <text:p>-118.882844399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54.7207164455" calcext:value-type="float">
            <text:p>-154.7207164455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34.8854355083" calcext:value-type="float">
            <text:p>-134.885435508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266.6345214916" calcext:value-type="float">
            <text:p>-266.634521491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321.9079482401" calcext:value-type="float">
            <text:p>-321.9079482401</text:p>
          </table:table-cell>
          <table:table-cell table:style-name="ce38"/>
          <table:table-cell table:style-name="ce51"/>
          <table:table-cell table:number-columns-repeated="97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office:value-type="float" office:value="-39.9733840631" calcext:value-type="float">
            <text:p>-39.9733840631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327.5065278434" calcext:value-type="float">
            <text:p>-327.5065278434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18.5206214514" calcext:value-type="float">
            <text:p>-118.5206214514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54.4561679436" calcext:value-type="float">
            <text:p>-154.456167943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34.6482770671" calcext:value-type="float">
            <text:p>-134.6482770671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266.5036181286" calcext:value-type="float">
            <text:p>-266.503618128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321.7758397308" calcext:value-type="float">
            <text:p>-321.7758397308</text:p>
          </table:table-cell>
          <table:table-cell table:style-name="ce38"/>
          <table:table-cell table:style-name="ce51"/>
          <table:table-cell table:number-columns-repeated="97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style-name="ce39" table:formula="of:=[.H140]-[.H139]" office:value-type="float" office:value="0.444826387699997" calcext:value-type="float">
            <text:p>0.444826387699997</text:p>
          </table:table-cell>
          <table:table-cell table:style-name="ce39" table:formula="of:=[.H141]*conv" office:value-type="float" office:value="12.1043418714507" calcext:value-type="float">
            <text:p>12.1043418714507</text:p>
          </table:table-cell>
          <table:table-cell/>
          <table:table-cell table:style-name="ce38" table:number-columns-repeated="3"/>
          <table:table-cell table:style-name="ce39" table:formula="of:=[.N140]-[.N139]" office:value-type="float" office:value="0.200170461899972" calcext:value-type="float">
            <text:p>0.200170461899972</text:p>
          </table:table-cell>
          <table:table-cell table:style-name="ce39" table:formula="of:=[.N141]*conv" office:value-type="float" office:value="5.44691540430275" calcext:value-type="float">
            <text:p>5.44691540430275</text:p>
          </table:table-cell>
          <table:table-cell table:style-name="ce51"/>
          <table:table-cell table:style-name="ce38" table:number-columns-repeated="3"/>
          <table:table-cell table:style-name="ce39" table:formula="of:=[.T140]-[.T139]" office:value-type="float" office:value="0.362222947899994" calcext:value-type="float">
            <text:p>0.362222947899994</text:p>
          </table:table-cell>
          <table:table-cell table:style-name="ce39" table:formula="of:=[.T141]*conv" office:value-type="float" office:value="9.85658791003021" calcext:value-type="float">
            <text:p>9.85658791003021</text:p>
          </table:table-cell>
          <table:table-cell table:style-name="ce51"/>
          <table:table-cell table:style-name="ce38" table:number-columns-repeated="3"/>
          <table:table-cell table:style-name="ce39" table:formula="of:=[.Z140]-[.Z139]" office:value-type="float" office:value="0.264548501899981" calcext:value-type="float">
            <text:p>0.264548501899981</text:p>
          </table:table-cell>
          <table:table-cell table:style-name="ce39" table:formula="of:=[.Z141]*conv" office:value-type="float" office:value="7.19873100409936" calcext:value-type="float">
            <text:p>7.19873100409936</text:p>
          </table:table-cell>
          <table:table-cell table:style-name="ce51"/>
          <table:table-cell table:style-name="ce38" table:number-columns-repeated="3"/>
          <table:table-cell table:style-name="ce39" table:formula="of:=[.AF140]-[.AF139]" office:value-type="float" office:value="0.237158441199995" calcext:value-type="float">
            <text:p>0.237158441199995</text:p>
          </table:table-cell>
          <table:table-cell table:style-name="ce39" table:formula="of:=[.AF141]*conv" office:value-type="float" office:value="6.4534095309137" calcext:value-type="float">
            <text:p>6.4534095309137</text:p>
          </table:table-cell>
          <table:table-cell table:style-name="ce51"/>
          <table:table-cell table:style-name="ce38" table:number-columns-repeated="3"/>
          <table:table-cell table:style-name="ce39" table:formula="of:=[.AL140]-[.AL139]" office:value-type="float" office:value="0.130903363000016" calcext:value-type="float">
            <text:p>0.130903363000016</text:p>
          </table:table-cell>
          <table:table-cell table:style-name="ce39" table:formula="of:=[.AL141]*conv" office:value-type="float" office:value="3.5620617429365" calcext:value-type="float">
            <text:p>3.5620617429365</text:p>
          </table:table-cell>
          <table:table-cell table:style-name="ce51"/>
          <table:table-cell table:style-name="ce38" table:number-columns-repeated="3"/>
          <table:table-cell table:style-name="ce39" table:formula="of:=[.AR140]-[.AR139]" office:value-type="float" office:value="0.132108509299997" calcext:value-type="float">
            <text:p>0.132108509299997</text:p>
          </table:table-cell>
          <table:table-cell table:style-name="ce39" table:formula="of:=[.AR141]*conv" office:value-type="float" office:value="3.59485544228403" calcext:value-type="float">
            <text:p>3.59485544228403</text:p>
          </table:table-cell>
          <table:table-cell table:style-name="ce51"/>
          <table:table-cell table:number-columns-repeated="978"/>
        </table:table-row>
        <table:table-row table:style-name="ro1">
          <table:table-cell table:style-name="ce19"/>
          <table:table-cell table:style-name="ce21" table:number-columns-repeated="3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397598" calcext:value-type="float">
            <text:p>0.397598</text:p>
          </table:table-cell>
          <table:table-cell table:style-name="ce19" table:formula="of:=[.H142]*conv" office:value-type="float" office:value="10.819192054431" calcext:value-type="float">
            <text:p>10.819192054431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199608" calcext:value-type="float">
            <text:p>0.199608</text:p>
          </table:table-cell>
          <table:table-cell table:style-name="ce19" table:formula="of:=[.N142]*conv" office:value-type="float" office:value="5.431610037276" calcext:value-type="float">
            <text:p>5.431610037276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337261" calcext:value-type="float">
            <text:p>0.337261</text:p>
          </table:table-cell>
          <table:table-cell table:style-name="ce19" table:formula="of:=[.T142]*conv" office:value-type="float" office:value="9.1773387478545" calcext:value-type="float">
            <text:p>9.1773387478545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310117046192091" calcext:value-type="float">
            <text:p>0.310117046192091</text:p>
          </table:table-cell>
          <table:table-cell table:style-name="ce19" table:formula="of:=[.Z142]*conv" office:value-type="float" office:value="8.43871418393725" calcext:value-type="float">
            <text:p>8.43871418393725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232694629626703" calcext:value-type="float">
            <text:p>0.232694629626703</text:p>
          </table:table-cell>
          <table:table-cell table:style-name="ce19" table:formula="of:=[.AF142]*conv" office:value-type="float" office:value="6.33194303785731" calcext:value-type="float">
            <text:p>6.33194303785731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130494110022776" calcext:value-type="float">
            <text:p>0.130494110022776</text:p>
          </table:table-cell>
          <table:table-cell table:style-name="ce19" table:formula="of:=[.AL142]*conv" office:value-type="float" office:value="3.55092540281506" calcext:value-type="float">
            <text:p>3.55092540281506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132118727871068" calcext:value-type="float">
            <text:p>0.132118727871068</text:p>
          </table:table-cell>
          <table:table-cell table:style-name="ce19" table:formula="of:=[.AR142]*conv" office:value-type="float" office:value="3.5951335037505" calcext:value-type="float">
            <text:p>3.5951335037505</text:p>
          </table:table-cell>
          <table:table-cell table:style-name="ce21"/>
          <table:table-cell table:style-name="ce76" table:number-columns-repeated="97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office:value-type="float" office:value="-39.8964407042" calcext:value-type="float">
            <text:p>-39.8964407042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327.3026141897" calcext:value-type="float">
            <text:p>-327.302614189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18.4597489097" calcext:value-type="float">
            <text:p>-118.459748909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54.3385199219" calcext:value-type="float">
            <text:p>-154.338519921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34.5468638481" calcext:value-type="float">
            <text:p>-134.5468638481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266.2751743271" calcext:value-type="float">
            <text:p>-266.2751743271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321.5538165008" calcext:value-type="float">
            <text:p>-321.5538165008</text:p>
          </table:table-cell>
          <table:table-cell table:style-name="ce38"/>
          <table:table-cell table:style-name="ce51"/>
          <table:table-cell table:number-columns-repeated="97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formula="of:=[.H143]-[.H139]" office:value-type="float" office:value="0.521769746599993" calcext:value-type="float">
            <text:p>0.521769746599993</text:p>
          </table:table-cell>
          <table:table-cell table:formula="of:=[.H144]*conv" office:value-type="float" office:value="14.1980771952" calcext:value-type="float">
            <text:p>14.1980771952</text:p>
          </table:table-cell>
          <table:table-cell/>
          <table:table-cell table:style-name="ce38" table:number-columns-repeated="3"/>
          <table:table-cell table:style-name="ce38" table:formula="of:=[.N143]-[.N139]" office:value-type="float" office:value="0.404084115599972" calcext:value-type="float">
            <text:p>0.404084115599972</text:p>
          </table:table-cell>
          <table:table-cell table:style-name="ce38" table:formula="of:=[.N144]*conv" office:value-type="float" office:value="10.9956882399333" calcext:value-type="float">
            <text:p>10.9956882399333</text:p>
          </table:table-cell>
          <table:table-cell table:style-name="ce51"/>
          <table:table-cell table:style-name="ce38" table:number-columns-repeated="3"/>
          <table:table-cell table:style-name="ce38" table:formula="of:=[.T143]-[.T139]" office:value-type="float" office:value="0.423095489600001" calcext:value-type="float">
            <text:p>0.423095489600001</text:p>
          </table:table-cell>
          <table:table-cell table:style-name="ce38" table:formula="of:=[.T144]*conv" office:value-type="float" office:value="11.5130140477214" calcext:value-type="float">
            <text:p>11.5130140477214</text:p>
          </table:table-cell>
          <table:table-cell table:style-name="ce51"/>
          <table:table-cell table:style-name="ce38" table:number-columns-repeated="3"/>
          <table:table-cell table:style-name="ce38" table:formula="of:=[.Z143]-[.Z139]" office:value-type="float" office:value="0.382196523599987" calcext:value-type="float">
            <text:p>0.382196523599987</text:p>
          </table:table-cell>
          <table:table-cell table:style-name="ce38" table:formula="of:=[.Z144]*conv" office:value-type="float" office:value="10.4000965582426" calcext:value-type="float">
            <text:p>10.4000965582426</text:p>
          </table:table-cell>
          <table:table-cell table:style-name="ce51"/>
          <table:table-cell table:style-name="ce38" table:number-columns-repeated="3"/>
          <table:table-cell table:style-name="ce38" table:formula="of:=[.AF143]-[.AF139]" office:value-type="float" office:value="0.338571660199989" calcext:value-type="float">
            <text:p>0.338571660199989</text:p>
          </table:table-cell>
          <table:table-cell table:style-name="ce38" table:formula="of:=[.AF144]*conv" office:value-type="float" office:value="9.21300362650524" calcext:value-type="float">
            <text:p>9.21300362650524</text:p>
          </table:table-cell>
          <table:table-cell table:style-name="ce51"/>
          <table:table-cell table:style-name="ce38" table:number-columns-repeated="3"/>
          <table:table-cell table:style-name="ce38" table:formula="of:=[.AL143]-[.AL139]" office:value-type="float" office:value="0.359347164500036" calcext:value-type="float">
            <text:p>0.359347164500036</text:p>
          </table:table-cell>
          <table:table-cell table:style-name="ce38" table:formula="of:=[.AL144]*conv" office:value-type="float" office:value="9.77833386219524" calcext:value-type="float">
            <text:p>9.77833386219524</text:p>
          </table:table-cell>
          <table:table-cell table:style-name="ce51"/>
          <table:table-cell table:style-name="ce38" table:number-columns-repeated="3"/>
          <table:table-cell table:style-name="ce38" table:formula="of:=[.AR143]-[.AR139]" office:value-type="float" office:value="0.354131739299987" calcext:value-type="float">
            <text:p>0.354131739299987</text:p>
          </table:table-cell>
          <table:table-cell table:style-name="ce38" table:formula="of:=[.AR144]*conv" office:value-type="float" office:value="9.63641492174571" calcext:value-type="float">
            <text:p>9.63641492174571</text:p>
          </table:table-cell>
          <table:table-cell table:style-name="ce51"/>
          <table:table-cell table:number-columns-repeated="978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 table:number-columns-repeated="2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number-columns-repeated="978"/>
        </table:table-row>
        <table:table-row table:style-name="ro1">
          <table:table-cell/>
          <table:table-cell table:style-name="ce55" table:number-columns-repeated="2"/>
          <table:table-cell table:number-columns-repeated="2"/>
          <table:table-cell table:style-name="ce68" office:value-type="string" calcext:value-type="string">
            <text:p>Methane</text:p>
          </table:table-cell>
          <table:table-cell/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Fluoroacetic Acid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Propane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ano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ylamine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CHOCH2CHO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CHONH2CH2CHO</text:p>
          </table:table-cell>
          <table:table-cell table:style-name="ce47" table:number-columns-repeated="3"/>
          <table:table-cell table:style-name="ce55"/>
          <table:table-cell table:number-columns-repeated="978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3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913" calcext:value-type="float">
            <text:p>-9.913</text:p>
          </table:table-cell>
          <table:table-cell table:style-name="ce70" table:formula="of:=[.I138]-[.I147]" office:value-type="float" office:value="-1.011" calcext:value-type="float">
            <text:p>-1.01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8.694" calcext:value-type="float">
            <text:p>-8.694</text:p>
          </table:table-cell>
          <table:table-cell table:style-name="ce70" table:formula="of:=[.O138]-[.O147]" office:value-type="float" office:value="0.348000000000001" calcext:value-type="float">
            <text:p>0.34800000000000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105" calcext:value-type="float">
            <text:p>-9.105</text:p>
          </table:table-cell>
          <table:table-cell table:style-name="ce70" table:formula="of:=[.U138]-[.U147]" office:value-type="float" office:value="-0.000999999999999446" calcext:value-type="float">
            <text:p>-0.000999999999999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7.392" calcext:value-type="float">
            <text:p>-7.392</text:p>
          </table:table-cell>
          <table:table-cell table:style-name="ce70" table:formula="of:=[.AA138]-[.AA147]" office:value-type="float" office:value="-0.217" calcext:value-type="float">
            <text:p>-0.217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6.261" calcext:value-type="float">
            <text:p>-6.261</text:p>
          </table:table-cell>
          <table:table-cell table:style-name="ce70" table:formula="of:=[.AG138]-[.AG147]" office:value-type="float" office:value="-0.277" calcext:value-type="float">
            <text:p>-0.277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7.412" calcext:value-type="float">
            <text:p>-7.412</text:p>
          </table:table-cell>
          <table:table-cell table:style-name="ce70" table:formula="of:=[.AM138]-[.AM147]" office:value-type="float" office:value="-0.0259999999999998" calcext:value-type="float">
            <text:p>-0.026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7.496" calcext:value-type="float">
            <text:p>-7.496</text:p>
          </table:table-cell>
          <table:table-cell table:style-name="ce70" table:formula="of:=[.AS138]-[.AS147]" office:value-type="float" office:value="0.0550000000000006" calcext:value-type="float">
            <text:p>0.055000000000001</text:p>
          </table:table-cell>
          <table:table-cell table:number-columns-repeated="978"/>
        </table:table-row>
        <table:table-row table:style-name="ro1">
          <table:table-cell/>
          <table:table-cell table:style-name="ce9" table:formula="of:=MAX(MAX([.J148];[.P148];[.V148];[.AB148];[.AH148];[.AN148];[.AT148]);-MIN([.J148];[.P148];[.V148];[.AB148];[.AH148];[.AN148];[.AT148]))" office:value-type="float" office:value="9.25485170267301" calcext:value-type="float">
            <text:p>9.25485170267301</text:p>
          </table:table-cell>
          <table:table-cell table:style-name="ce63" table:formula="of:=AVERAGE([.J148];[.P148];[.V148];[.AB148];[.AH148];[.AN148];[.AT148])" office:value-type="float" office:value="3.08755078024915" calcext:value-type="float">
            <text:p>3.08755078024915</text:p>
          </table:table-cell>
          <table:table-cell table:number-columns-repeated="3"/>
          <table:table-cell office:value-type="string" calcext:value-type="string">
            <text:p>Singlet</text:p>
          </table:table-cell>
          <table:table-cell table:style-name="ce47" office:value-type="float" office:value="-3.1984800804" calcext:value-type="float">
            <text:p>-3.1984800804</text:p>
          </table:table-cell>
          <table:table-cell table:style-name="ce47"/>
          <table:table-cell table:style-name="ce63" table:formula="of:=ABS(([.J147]/[.I138])*100)" office:value-type="float" office:value="9.25485170267301" calcext:value-type="float">
            <text:p>9.25485170267301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290.5460724975" calcext:value-type="float">
            <text:p>-290.5460724975</text:p>
          </table:table-cell>
          <table:table-cell table:style-name="ce47"/>
          <table:table-cell table:style-name="ce63" table:formula="of:=ABS(([.P147]/[.O138])*100)" office:value-type="float" office:value="4.16966211358736" calcext:value-type="float">
            <text:p>4.16966211358736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81.680926659" calcext:value-type="float">
            <text:p>-81.680926659</text:p>
          </table:table-cell>
          <table:table-cell table:style-name="ce47"/>
          <table:table-cell table:style-name="ce63" table:formula="of:=ABS(([.V147]/[.U138])*100)" office:value-type="float" office:value="0.01098177026136" calcext:value-type="float">
            <text:p>0.01098177026136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17.5392853429" calcext:value-type="float">
            <text:p>-117.5392853429</text:p>
          </table:table-cell>
          <table:table-cell table:style-name="ce47"/>
          <table:table-cell table:style-name="ce63" table:formula="of:=ABS(([.AB147]/[.AA138])*100)" office:value-type="float" office:value="2.85188592456301" calcext:value-type="float">
            <text:p>2.85188592456301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97.6925838069" calcext:value-type="float">
            <text:p>-97.6925838069</text:p>
          </table:table-cell>
          <table:table-cell table:style-name="ce47"/>
          <table:table-cell table:style-name="ce63" table:formula="of:=ABS(([.AH147]/[.AG138])*100)" office:value-type="float" office:value="4.23676965432854" calcext:value-type="float">
            <text:p>4.23676965432854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229.4587842533" calcext:value-type="float">
            <text:p>-229.4587842533</text:p>
          </table:table-cell>
          <table:table-cell table:style-name="ce47"/>
          <table:table-cell table:style-name="ce63" table:formula="of:=ABS(([.AN147]/[.AM138])*100)" office:value-type="float" office:value="0.349556332347403" calcext:value-type="float">
            <text:p>0.349556332347403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284.7376101959" calcext:value-type="float">
            <text:p>-284.7376101959</text:p>
          </table:table-cell>
          <table:table-cell table:style-name="ce47"/>
          <table:table-cell table:style-name="ce63" table:formula="of:=ABS(([.AT147]/[.AS138])*100)" office:value-type="float" office:value="0.739147963983344" calcext:value-type="float">
            <text:p>0.739147963983344</text:p>
          </table:table-cell>
          <table:table-cell table:number-columns-repeated="978"/>
        </table:table-row>
        <table:table-row table:style-name="ro1">
          <table:table-cell/>
          <table:table-cell table:style-name="ce55" table:number-columns-repeated="2"/>
          <table:table-cell table:number-columns-repeated="3"/>
          <table:table-cell table:style-name="ce55" office:value-type="string" calcext:value-type="string">
            <text:p>Triplet</text:p>
          </table:table-cell>
          <table:table-cell table:style-name="ce47" office:value-type="float" office:value="-2.8648126379" calcext:value-type="float">
            <text:p>-2.8648126379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290.3403711356" calcext:value-type="float">
            <text:p>-290.3403711356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81.3446185201" calcext:value-type="float">
            <text:p>-81.3446185201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17.3084059826" calcext:value-type="float">
            <text:p>-117.3084059826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97.4698405287" calcext:value-type="float">
            <text:p>-97.4698405287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229.3232536574" calcext:value-type="float">
            <text:p>-229.3232536574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284.5989474705" calcext:value-type="float">
            <text:p>-284.5989474705</text:p>
          </table:table-cell>
          <table:table-cell table:style-name="ce47" table:number-columns-repeated="2"/>
          <table:table-cell table:number-columns-repeated="978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4"/>
          <table:table-cell table:style-name="ce68" table:formula="of:=[.H149]-[.H148]" office:value-type="float" office:value="0.3336674425" calcext:value-type="float">
            <text:p>0.3336674425</text:p>
          </table:table-cell>
          <table:table-cell table:style-name="ce68" table:formula="of:=[.H150]*conv" office:value-type="float" office:value="9.07955307299914" calcext:value-type="float">
            <text:p>9.07955307299914</text:p>
          </table:table-cell>
          <table:table-cell table:style-name="ce70" table:formula="of:=[.I141]-[.I150]" office:value-type="float" office:value="3.02478879845156" calcext:value-type="float">
            <text:p>3.02478879845156</text:p>
          </table:table-cell>
          <table:table-cell table:style-name="ce47" table:number-columns-repeated="3"/>
          <table:table-cell table:style-name="ce68" table:formula="of:=[.N149]-[.N148]" office:value-type="float" office:value="0.205701361900026" calcext:value-type="float">
            <text:p>0.205701361900026</text:p>
          </table:table-cell>
          <table:table-cell table:style-name="ce68" table:formula="of:=[.N150]*conv" office:value-type="float" office:value="5.59741885083525" calcext:value-type="float">
            <text:p>5.59741885083525</text:p>
          </table:table-cell>
          <table:table-cell table:style-name="ce70" table:formula="of:=[.O141]-[.O150]" office:value-type="float" office:value="-0.150503446532503" calcext:value-type="float">
            <text:p>-0.150503446532503</text:p>
          </table:table-cell>
          <table:table-cell table:style-name="ce47" table:number-columns-repeated="3"/>
          <table:table-cell table:style-name="ce68" table:formula="of:=[.T149]-[.T148]" office:value-type="float" office:value="0.336308138899994" calcext:value-type="float">
            <text:p>0.336308138899994</text:p>
          </table:table-cell>
          <table:table-cell table:style-name="ce68" table:formula="of:=[.T150]*conv" office:value-type="float" office:value="9.15141007808716" calcext:value-type="float">
            <text:p>9.15141007808716</text:p>
          </table:table-cell>
          <table:table-cell table:style-name="ce70" table:formula="of:=[.U141]-[.U150]" office:value-type="float" office:value="0.70517783194305" calcext:value-type="float">
            <text:p>0.70517783194305</text:p>
          </table:table-cell>
          <table:table-cell table:style-name="ce47" table:number-columns-repeated="3"/>
          <table:table-cell table:style-name="ce68" table:formula="of:=[.Z149]-[.Z148]" office:value-type="float" office:value="0.230879360300008" calcext:value-type="float">
            <text:p>0.230879360300008</text:p>
          </table:table-cell>
          <table:table-cell table:style-name="ce68" table:formula="of:=[.Z150]*conv" office:value-type="float" office:value="6.28254704623756" calcext:value-type="float">
            <text:p>6.28254704623756</text:p>
          </table:table-cell>
          <table:table-cell table:style-name="ce70" table:formula="of:=[.AA141]-[.AA150]" office:value-type="float" office:value="0.916183957861793" calcext:value-type="float">
            <text:p>0.916183957861793</text:p>
          </table:table-cell>
          <table:table-cell table:style-name="ce47" table:number-columns-repeated="3"/>
          <table:table-cell table:style-name="ce68" table:formula="of:=[.AF149]-[.AF148]" office:value-type="float" office:value="0.222743278199999" calcext:value-type="float">
            <text:p>0.222743278199999</text:p>
          </table:table-cell>
          <table:table-cell table:style-name="ce68" table:formula="of:=[.AF150]*conv" office:value-type="float" office:value="6.06115298789065" calcext:value-type="float">
            <text:p>6.06115298789065</text:p>
          </table:table-cell>
          <table:table-cell table:style-name="ce70" table:formula="of:=[.AG141]-[.AG150]" office:value-type="float" office:value="0.392256543023047" calcext:value-type="float">
            <text:p>0.392256543023047</text:p>
          </table:table-cell>
          <table:table-cell table:style-name="ce47" table:number-columns-repeated="3"/>
          <table:table-cell table:style-name="ce68" table:formula="of:=[.AL149]-[.AL148]" office:value-type="float" office:value="0.135530595900008" calcext:value-type="float">
            <text:p>0.135530595900008</text:p>
          </table:table-cell>
          <table:table-cell table:style-name="ce68" table:formula="of:=[.AL150]*conv" office:value-type="float" office:value="3.68797515654923" calcext:value-type="float">
            <text:p>3.68797515654923</text:p>
          </table:table-cell>
          <table:table-cell table:style-name="ce70" table:formula="of:=[.AM141]-[.AM150]" office:value-type="float" office:value="-0.125913413612729" calcext:value-type="float">
            <text:p>-0.125913413612729</text:p>
          </table:table-cell>
          <table:table-cell table:style-name="ce47" table:number-columns-repeated="3"/>
          <table:table-cell table:style-name="ce68" table:formula="of:=[.AR149]-[.AR148]" office:value-type="float" office:value="0.138662725400025" calcext:value-type="float">
            <text:p>0.138662725400025</text:p>
          </table:table-cell>
          <table:table-cell table:style-name="ce68" table:formula="of:=[.AR150]*conv" office:value-type="float" office:value="3.77320473667798" calcext:value-type="float">
            <text:p>3.77320473667798</text:p>
          </table:table-cell>
          <table:table-cell table:style-name="ce70" table:formula="of:=[.AS141]-[.AS150]" office:value-type="float" office:value="-0.178349294393954" calcext:value-type="float">
            <text:p>-0.178349294393954</text:p>
          </table:table-cell>
          <table:table-cell table:number-columns-repeated="978"/>
        </table:table-row>
        <table:table-row table:style-name="ro1">
          <table:table-cell/>
          <table:table-cell table:style-name="ce9" table:formula="of:=MAX(MAX([.J151];[.P151];[.V151];[.AB151];[.AH151];[.AN151];[.AT151]);-MIN([.J151];[.P151];[.V151];[.AB151];[.AH151];[.AN151];[.AT151]))" office:value-type="float" office:value="24.9892875678423" calcext:value-type="float">
            <text:p>24.9892875678423</text:p>
          </table:table-cell>
          <table:table-cell table:style-name="ce63" table:formula="of:=AVERAGE([.J151];[.P151];[.V151];[.AB151];[.AH151];[.AN151];[.AT151])" office:value-type="float" office:value="8.88687868249986" calcext:value-type="float">
            <text:p>8.88687868249986</text:p>
          </table:table-cell>
          <table:table-cell table:number-columns-repeated="4"/>
          <table:table-cell table:style-name="ce68" table:number-columns-repeated="2"/>
          <table:table-cell table:style-name="ce63" table:formula="of:=ABS(([.J150]/[.I141])*100)" office:value-type="float" office:value="24.9892875678423" calcext:value-type="float">
            <text:p>24.989287567842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P150]/[.O141])*100)" office:value-type="float" office:value="2.76309498791947" calcext:value-type="float">
            <text:p>2.76309498791947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V150]/[.U141])*100)" office:value-type="float" office:value="7.15438078957781" calcext:value-type="float">
            <text:p>7.1543807895778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B150]/[.AA141])*100)" office:value-type="float" office:value="12.7270203226106" calcext:value-type="float">
            <text:p>12.7270203226106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H150]/[.AG141])*100)" office:value-type="float" office:value="6.07828375286001" calcext:value-type="float">
            <text:p>6.0782837528600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N150]/[.AM141])*100)" office:value-type="float" office:value="3.53484646532062" calcext:value-type="float">
            <text:p>3.5348464653206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T150]/[.AS141])*100)" office:value-type="float" office:value="4.96123689136822" calcext:value-type="float">
            <text:p>4.96123689136822</text:p>
          </table:table-cell>
          <table:table-cell table:number-columns-repeated="978"/>
        </table:table-row>
        <table:table-row table:style-name="ro1">
          <table:table-cell table:style-name="ce20"/>
          <table:table-cell table:style-name="ce55" office:value-type="string" calcext:value-type="string">
            <text:p>Max TDDFT % error</text:p>
          </table:table-cell>
          <table:table-cell table:style-name="ce55"/>
          <table:table-cell table:style-name="ce22"/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91011" calcext:value-type="float">
            <text:p>0.291011</text:p>
          </table:table-cell>
          <table:table-cell table:style-name="ce20" table:formula="of:=[.H152]*conv" office:value-type="float" office:value="7.9188122147295" calcext:value-type="float">
            <text:p>7.9188122147295</text:p>
          </table:table-cell>
          <table:table-cell table:style-name="ce71" table:formula="of:=[.I142]-[.I152]" office:value-type="float" office:value="2.9003798397015" calcext:value-type="float">
            <text:p>2.9003798397015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06394" calcext:value-type="float">
            <text:p>0.206394</text:p>
          </table:table-cell>
          <table:table-cell table:style-name="ce20" table:formula="of:=[.N152]*conv" office:value-type="float" office:value="5.616266492493" calcext:value-type="float">
            <text:p>5.616266492493</text:p>
          </table:table-cell>
          <table:table-cell table:style-name="ce71" table:formula="of:=[.O142]-[.O152]" office:value-type="float" office:value="-0.184656455217" calcext:value-type="float">
            <text:p>-0.184656455217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325962" calcext:value-type="float">
            <text:p>0.325962</text:p>
          </table:table-cell>
          <table:table-cell table:style-name="ce20" table:formula="of:=[.T152]*conv" office:value-type="float" office:value="8.869877314389" calcext:value-type="float">
            <text:p>8.869877314389</text:p>
          </table:table-cell>
          <table:table-cell table:style-name="ce71" table:formula="of:=[.U142]-[.U152]" office:value-type="float" office:value="0.3074614334655" calcext:value-type="float">
            <text:p>0.3074614334655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3046" calcext:value-type="float">
            <text:p>0.23046</text:p>
          </table:table-cell>
          <table:table-cell table:style-name="ce20" table:formula="of:=[.Z152]*conv" office:value-type="float" office:value="6.27113567187" calcext:value-type="float">
            <text:p>6.27113567187</text:p>
          </table:table-cell>
          <table:table-cell table:style-name="ce71" table:formula="of:=[.AA142]-[.AA152]" office:value-type="float" office:value="2.16757851206725" calcext:value-type="float">
            <text:p>2.16757851206725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1792" calcext:value-type="float">
            <text:p>0.21792</text:p>
          </table:table-cell>
          <table:table-cell table:style-name="ce20" table:formula="of:=[.AF152]*conv" office:value-type="float" office:value="5.92990491024" calcext:value-type="float">
            <text:p>5.92990491024</text:p>
          </table:table-cell>
          <table:table-cell table:style-name="ce71" table:formula="of:=[.AG142]-[.AG152]" office:value-type="float" office:value="0.402038127617306" calcext:value-type="float">
            <text:p>0.402038127617306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127633" calcext:value-type="float">
            <text:p>0.127633</text:p>
          </table:table-cell>
          <table:table-cell table:style-name="ce20" table:formula="of:=[.AL152]*conv" office:value-type="float" office:value="3.4730706378885" calcext:value-type="float">
            <text:p>3.4730706378885</text:p>
          </table:table-cell>
          <table:table-cell table:style-name="ce71" table:formula="of:=[.AM142]-[.AM152]" office:value-type="float" office:value="0.0778547649265615" calcext:value-type="float">
            <text:p>0.077854764926562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139419" calcext:value-type="float">
            <text:p>0.139419</text:p>
          </table:table-cell>
          <table:table-cell table:style-name="ce20" table:formula="of:=[.AR152]*conv" office:value-type="float" office:value="3.7937840156055" calcext:value-type="float">
            <text:p>3.7937840156055</text:p>
          </table:table-cell>
          <table:table-cell table:style-name="ce71" table:formula="of:=[.AS142]-[.AS152]" office:value-type="float" office:value="-0.198650511855001" calcext:value-type="float">
            <text:p>-0.198650511855001</text:p>
          </table:table-cell>
          <table:table-cell table:style-name="ce76" table:number-columns-repeated="978"/>
        </table:table-row>
        <table:table-row table:style-name="ro1">
          <table:table-cell/>
          <table:table-cell table:style-name="ce9" table:formula="of:=MAX(MAX([.J153];[.P153];[.V153];[.AB153];[.AH153];[.AN153];[.AT153]);-MIN([.J153];[.P153];[.V153];[.AB153];[.AH153];[.AN153];[.AT153]))" office:value-type="float" office:value="26.8077304211792" calcext:value-type="float">
            <text:p>26.8077304211792</text:p>
          </table:table-cell>
          <table:table-cell table:style-name="ce63" table:formula="of:=AVERAGE([.J153];[.P153];[.V153];[.AB153];[.AH153];[.AN153];[.AT153])" office:value-type="float" office:value="10.4730235795576" calcext:value-type="float">
            <text:p>10.4730235795576</text:p>
          </table:table-cell>
          <table:table-cell table:number-columns-repeated="4"/>
          <table:table-cell table:style-name="ce68" table:number-columns-repeated="2"/>
          <table:table-cell table:style-name="ce63" table:formula="of:=ABS(([.J152]/[.I142])*100)" office:value-type="float" office:value="26.8077304211792" calcext:value-type="float">
            <text:p>26.807730421179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P152]/[.O142])*100)" office:value-type="float" office:value="3.39966334014668" calcext:value-type="float">
            <text:p>3.3996633401466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V152]/[.U142])*100)" office:value-type="float" office:value="3.35022430699073" calcext:value-type="float">
            <text:p>3.3502243069907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B152]/[.AA142])*100)" office:value-type="float" office:value="25.6861230848788" calcext:value-type="float">
            <text:p>25.686123084878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H152]/[.AG142])*100)" office:value-type="float" office:value="6.34936425065115" calcext:value-type="float">
            <text:p>6.3493642506511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N152]/[.AM142])*100)" office:value-type="float" office:value="2.19252043044443" calcext:value-type="float">
            <text:p>2.1925204304444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T152]/[.AS142])*100)" office:value-type="float" office:value="5.52553922261207" calcext:value-type="float">
            <text:p>5.52553922261207</text:p>
          </table:table-cell>
          <table:table-cell table:number-columns-repeated="978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office:value-type="string" calcext:value-type="string">
            <text:p>cation</text:p>
          </table:table-cell>
          <table:table-cell table:style-name="ce47" office:value-type="float" office:value="-2.7125588801" calcext:value-type="float">
            <text:p>-2.7125588801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290.1226727052" calcext:value-type="float">
            <text:p>-290.1226727052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81.2552397561" calcext:value-type="float">
            <text:p>-81.2552397561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17.156105058" calcext:value-type="float">
            <text:p>-117.156105058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97.3577502171" calcext:value-type="float">
            <text:p>-97.3577502171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229.0950710769" calcext:value-type="float">
            <text:p>-229.0950710769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284.3796338576" calcext:value-type="float">
            <text:p>-284.3796338576</text:p>
          </table:table-cell>
          <table:table-cell table:style-name="ce47"/>
          <table:table-cell table:style-name="ce63"/>
          <table:table-cell table:number-columns-repeated="978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4"/>
          <table:table-cell table:style-name="ce47" table:formula="of:=[.H154]-[.H148]" office:value-type="float" office:value="0.4859212003" calcext:value-type="float">
            <text:p>0.4859212003</text:p>
          </table:table-cell>
          <table:table-cell table:style-name="ce47" table:formula="of:=[.H155]*conv" office:value-type="float" office:value="13.2225886180648" calcext:value-type="float">
            <text:p>13.2225886180648</text:p>
          </table:table-cell>
          <table:table-cell table:style-name="ce70" table:formula="of:=[.I144]-[.I155]" office:value-type="float" office:value="0.97548857713517" calcext:value-type="float">
            <text:p>0.97548857713517</text:p>
          </table:table-cell>
          <table:table-cell table:style-name="ce47" table:number-columns-repeated="3"/>
          <table:table-cell table:style-name="ce47" table:formula="of:=[.N154]-[.N148]" office:value-type="float" office:value="0.423399792300017" calcext:value-type="float">
            <text:p>0.423399792300017</text:p>
          </table:table-cell>
          <table:table-cell table:style-name="ce47" table:formula="of:=[.N155]*conv" office:value-type="float" office:value="11.5212945454959" calcext:value-type="float">
            <text:p>11.5212945454959</text:p>
          </table:table-cell>
          <table:table-cell table:style-name="ce70" table:formula="of:=[.O144]-[.O155]" office:value-type="float" office:value="-0.525606305562642" calcext:value-type="float">
            <text:p>-0.525606305562642</text:p>
          </table:table-cell>
          <table:table-cell table:style-name="ce47" table:number-columns-repeated="3"/>
          <table:table-cell table:style-name="ce47" table:formula="of:=[.T154]-[.T148]" office:value-type="float" office:value="0.425686902899997" calcext:value-type="float">
            <text:p>0.425686902899997</text:p>
          </table:table-cell>
          <table:table-cell table:style-name="ce47" table:formula="of:=[.T155]*conv" office:value-type="float" office:value="11.583529991426" calcext:value-type="float">
            <text:p>11.583529991426</text:p>
          </table:table-cell>
          <table:table-cell table:style-name="ce70" table:formula="of:=[.U144]-[.U155]" office:value-type="float" office:value="-0.0705159437045992" calcext:value-type="float">
            <text:p>-0.070515943704599</text:p>
          </table:table-cell>
          <table:table-cell table:style-name="ce47" table:number-columns-repeated="3"/>
          <table:table-cell table:style-name="ce47" table:formula="of:=[.Z154]-[.Z148]" office:value-type="float" office:value="0.383180284900007" calcext:value-type="float">
            <text:p>0.383180284900007</text:p>
          </table:table-cell>
          <table:table-cell table:style-name="ce47" table:formula="of:=[.Z155]*conv" office:value-type="float" office:value="10.4268660652336" calcext:value-type="float">
            <text:p>10.4268660652336</text:p>
          </table:table-cell>
          <table:table-cell table:style-name="ce70" table:formula="of:=[.AA144]-[.AA155]" office:value-type="float" office:value="-0.0267695069910658" calcext:value-type="float">
            <text:p>-0.026769506991066</text:p>
          </table:table-cell>
          <table:table-cell table:style-name="ce47" table:number-columns-repeated="3"/>
          <table:table-cell table:style-name="ce47" table:formula="of:=[.AF154]-[.AF148]" office:value-type="float" office:value="0.334833589799999" calcext:value-type="float">
            <text:p>0.334833589799999</text:p>
          </table:table-cell>
          <table:table-cell table:style-name="ce47" table:formula="of:=[.AF155]*conv" office:value-type="float" office:value="9.11128555556305" calcext:value-type="float">
            <text:p>9.11128555556305</text:p>
          </table:table-cell>
          <table:table-cell table:style-name="ce70" table:formula="of:=[.AG144]-[.AG155]" office:value-type="float" office:value="0.1017180709422" calcext:value-type="float">
            <text:p>0.1017180709422</text:p>
          </table:table-cell>
          <table:table-cell table:style-name="ce47" table:number-columns-repeated="3"/>
          <table:table-cell table:style-name="ce47" table:formula="of:=[.AL154]-[.AL148]" office:value-type="float" office:value="0.363713176399983" calcext:value-type="float">
            <text:p>0.363713176399983</text:p>
          </table:table-cell>
          <table:table-cell table:style-name="ce47" table:formula="of:=[.AL155]*conv" office:value-type="float" office:value="9.89713909073627" calcext:value-type="float">
            <text:p>9.89713909073627</text:p>
          </table:table-cell>
          <table:table-cell table:style-name="ce70" table:formula="of:=[.AM144]-[.AM155]" office:value-type="float" office:value="-0.11880522854103" calcext:value-type="float">
            <text:p>-0.11880522854103</text:p>
          </table:table-cell>
          <table:table-cell table:style-name="ce47" table:number-columns-repeated="3"/>
          <table:table-cell table:style-name="ce47" table:formula="of:=[.AR154]-[.AR148]" office:value-type="float" office:value="0.357976338299977" calcext:value-type="float">
            <text:p>0.357976338299977</text:p>
          </table:table-cell>
          <table:table-cell table:style-name="ce47" table:formula="of:=[.AR155]*conv" office:value-type="float" office:value="9.74103178338276" calcext:value-type="float">
            <text:p>9.74103178338276</text:p>
          </table:table-cell>
          <table:table-cell table:style-name="ce70" table:formula="of:=[.AS144]-[.AS155]" office:value-type="float" office:value="-0.104616861637044" calcext:value-type="float">
            <text:p>-0.104616861637044</text:p>
          </table:table-cell>
          <table:table-cell table:number-columns-repeated="978"/>
        </table:table-row>
        <table:table-row table:style-name="ro1">
          <table:table-cell/>
          <table:table-cell table:style-name="ce9" table:formula="of:=MAX(MAX([.J156];[.P156];[.V156];[.AB156];[.AH156];[.AN156];[.AT156]);-MIN([.J156];[.P156];[.V156];[.AB156];[.AH156];[.AN156];[.AT156]))" office:value-type="float" office:value="6.87056820246729" calcext:value-type="float">
            <text:p>6.87056820246729</text:p>
          </table:table-cell>
          <table:table-cell table:style-name="ce63" table:formula="of:=AVERAGE([.J156];[.P156];[.V156];[.AB156];[.AH156];[.AN156];[.AT156])" office:value-type="float" office:value="2.27503752815324" calcext:value-type="float">
            <text:p>2.27503752815324</text:p>
          </table:table-cell>
          <table:table-cell table:style-name="ce47"/>
          <table:table-cell table:number-columns-repeated="3"/>
          <table:table-cell table:style-name="ce47" table:number-columns-repeated="2"/>
          <table:table-cell table:style-name="ce63" table:formula="of:=ABS(([.J155]/[.I144])*100)" office:value-type="float" office:value="6.87056820246729" calcext:value-type="float">
            <text:p>6.87056820246729</text:p>
          </table:table-cell>
          <table:table-cell table:style-name="ce47" table:number-columns-repeated="5"/>
          <table:table-cell table:style-name="ce63" table:formula="of:=ABS(([.P155]/[.O144])*100)" office:value-type="float" office:value="4.78011284144803" calcext:value-type="float">
            <text:p>4.78011284144803</text:p>
          </table:table-cell>
          <table:table-cell table:style-name="ce47" table:number-columns-repeated="5"/>
          <table:table-cell table:style-name="ce63" table:formula="of:=ABS(([.V155]/[.U144])*100)" office:value-type="float" office:value="0.61248899212935" calcext:value-type="float">
            <text:p>0.61248899212935</text:p>
          </table:table-cell>
          <table:table-cell table:style-name="ce47" table:number-columns-repeated="5"/>
          <table:table-cell table:style-name="ce63" table:formula="of:=ABS(([.AB155]/[.AA144])*100)" office:value-type="float" office:value="0.257396715897313" calcext:value-type="float">
            <text:p>0.257396715897313</text:p>
          </table:table-cell>
          <table:table-cell table:style-name="ce47" table:number-columns-repeated="5"/>
          <table:table-cell table:style-name="ce63" table:formula="of:=ABS(([.AH155]/[.AG144])*100)" office:value-type="float" office:value="1.10407067082404" calcext:value-type="float">
            <text:p>1.10407067082404</text:p>
          </table:table-cell>
          <table:table-cell table:style-name="ce47" table:number-columns-repeated="5"/>
          <table:table-cell table:style-name="ce63" table:formula="of:=ABS(([.AN155]/[.AM144])*100)" office:value-type="float" office:value="1.21498437479571" calcext:value-type="float">
            <text:p>1.21498437479571</text:p>
          </table:table-cell>
          <table:table-cell table:style-name="ce47" table:number-columns-repeated="5"/>
          <table:table-cell table:style-name="ce63" table:formula="of:=ABS(([.AT155]/[.AS144])*100)" office:value-type="float" office:value="1.08564089951092" calcext:value-type="float">
            <text:p>1.08564089951092</text:p>
          </table:table-cell>
          <table:table-cell table:number-columns-repeated="978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number-columns-repeated="2"/>
          <table:table-cell table:style-name="ce38" table:number-columns-repeated="7"/>
          <table:table-cell table:number-columns-repeated="5"/>
          <table:table-cell office:value-type="string" calcext:value-type="string">
            <text:p>formula</text:p>
          </table:table-cell>
          <table:table-cell office:value-type="string" calcext:value-type="string">
            <text:p>st</text:p>
          </table:table-cell>
          <table:table-cell/>
          <table:table-cell office:value-type="string" calcext:value-type="string">
            <text:p>homo</text:p>
          </table:table-cell>
          <table:table-cell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tddft</text:p>
          </table:table-cell>
          <table:table-cell table:number-columns-repeated="99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9" office:value-type="string" calcext:value-type="string">
            <text:p>Propane</text:p>
          </table:table-cell>
          <table:table-cell table:style-name="ce38"/>
          <table:table-cell table:number-columns-repeated="3"/>
          <table:table-cell table:style-name="ce38"/>
          <table:table-cell table:style-name="ce39" office:value-type="string" calcext:value-type="string">
            <text:p>CHOCH2CHO</text:p>
          </table:table-cell>
          <table:table-cell table:style-name="ce38" table:number-columns-repeated="3"/>
          <table:table-cell table:style-name="ce51"/>
          <table:table-cell table:number-columns-repeated="6"/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table:number-columns-repeated="99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/>
          <table:table-cell office:value-type="float" office:value="-9.106" calcext:value-type="float">
            <text:p>-9.106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438" calcext:value-type="float">
            <text:p>-7.438</text:p>
          </table:table-cell>
          <table:table-cell table:style-name="ce51"/>
          <table:table-cell table:number-columns-repeated="5"/>
          <table:table-cell office:value-type="string" calcext:value-type="string">
            <text:p>CH_{4}</text:p>
          </table:table-cell>
          <table:table-cell office:value-type="float" office:value="12.1043418714507" calcext:value-type="float">
            <text:p>12.1043418714507</text:p>
          </table:table-cell>
          <table:table-cell office:value-type="float" office:value="9.07955307299914" calcext:value-type="float">
            <text:p>9.07955307299914</text:p>
          </table:table-cell>
          <table:table-cell office:value-type="float" office:value="-10.924" calcext:value-type="float">
            <text:p>-10.924</text:p>
          </table:table-cell>
          <table:table-cell office:value-type="float" office:value="-9.913" calcext:value-type="float">
            <text:p>-9.913</text:p>
          </table:table-cell>
          <table:table-cell office:value-type="float" office:value="14.1980771952" calcext:value-type="float">
            <text:p>14.1980771952</text:p>
          </table:table-cell>
          <table:table-cell office:value-type="float" office:value="13.2225886180648" calcext:value-type="float">
            <text:p>13.2225886180648</text:p>
          </table:table-cell>
          <table:table-cell office:value-type="float" office:value="10.819192054431" calcext:value-type="float">
            <text:p>10.819192054431</text:p>
          </table:table-cell>
          <table:table-cell office:value-type="float" office:value="7.9188122147295" calcext:value-type="float">
            <text:p>7.9188122147295</text:p>
          </table:table-cell>
          <table:table-cell table:number-columns-repeated="99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office:value-type="float" office:value="-118.8828443993" calcext:value-type="float">
            <text:p>-118.8828443993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266.6345214916" calcext:value-type="float">
            <text:p>-266.6345214916</text:p>
          </table:table-cell>
          <table:table-cell table:style-name="ce38"/>
          <table:table-cell table:style-name="ce51"/>
          <table:table-cell table:number-columns-repeated="5"/>
          <table:table-cell office:value-type="string" calcext:value-type="string">
            <text:p>CH_{2}FCOOH</text:p>
          </table:table-cell>
          <table:table-cell office:value-type="float" office:value="5.44691540430275" calcext:value-type="float">
            <text:p>5.44691540430275</text:p>
          </table:table-cell>
          <table:table-cell office:value-type="float" office:value="5.59741885083525" calcext:value-type="float">
            <text:p>5.59741885083525</text:p>
          </table:table-cell>
          <table:table-cell office:value-type="float" office:value="-8.346" calcext:value-type="float">
            <text:p>-8.346</text:p>
          </table:table-cell>
          <table:table-cell office:value-type="float" office:value="-8.694" calcext:value-type="float">
            <text:p>-8.694</text:p>
          </table:table-cell>
          <table:table-cell office:value-type="float" office:value="10.9956882399333" calcext:value-type="float">
            <text:p>10.9956882399333</text:p>
          </table:table-cell>
          <table:table-cell office:value-type="float" office:value="11.5212945454959" calcext:value-type="float">
            <text:p>11.5212945454959</text:p>
          </table:table-cell>
          <table:table-cell office:value-type="float" office:value="5.431610037276" calcext:value-type="float">
            <text:p>5.431610037276</text:p>
          </table:table-cell>
          <table:table-cell office:value-type="float" office:value="5.616266492493" calcext:value-type="float">
            <text:p>5.616266492493</text:p>
          </table:table-cell>
          <table:table-cell table:number-columns-repeated="99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office:value-type="float" office:value="-118.5206214514" calcext:value-type="float">
            <text:p>-118.5206214514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266.5036181286" calcext:value-type="float">
            <text:p>-266.5036181286</text:p>
          </table:table-cell>
          <table:table-cell table:style-name="ce38"/>
          <table:table-cell table:style-name="ce51"/>
          <table:table-cell table:number-columns-repeated="5"/>
          <table:table-cell office:value-type="string" calcext:value-type="string">
            <text:p>CH_{3}CH_{2}CH_{3}</text:p>
          </table:table-cell>
          <table:table-cell office:value-type="float" office:value="9.85658791003021" calcext:value-type="float">
            <text:p>9.85658791003021</text:p>
          </table:table-cell>
          <table:table-cell office:value-type="float" office:value="9.15141007808716" calcext:value-type="float">
            <text:p>9.15141007808716</text:p>
          </table:table-cell>
          <table:table-cell office:value-type="float" office:value="-9.106" calcext:value-type="float">
            <text:p>-9.106</text:p>
          </table:table-cell>
          <table:table-cell office:value-type="float" office:value="-9.105" calcext:value-type="float">
            <text:p>-9.105</text:p>
          </table:table-cell>
          <table:table-cell office:value-type="float" office:value="11.5130140477214" calcext:value-type="float">
            <text:p>11.5130140477214</text:p>
          </table:table-cell>
          <table:table-cell office:value-type="float" office:value="11.583529991426" calcext:value-type="float">
            <text:p>11.583529991426</text:p>
          </table:table-cell>
          <table:table-cell office:value-type="float" office:value="9.1773387478545" calcext:value-type="float">
            <text:p>9.1773387478545</text:p>
          </table:table-cell>
          <table:table-cell office:value-type="float" office:value="8.869877314389" calcext:value-type="float">
            <text:p>8.869877314389</text:p>
          </table:table-cell>
          <table:table-cell table:number-columns-repeated="99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style-name="ce39" table:formula="of:=[.H162]-[.H161]" office:value-type="float" office:value="0.362222947899994" calcext:value-type="float">
            <text:p>0.362222947899994</text:p>
          </table:table-cell>
          <table:table-cell table:style-name="ce39" table:formula="of:=[.H163]*conv" office:value-type="float" office:value="9.85658791003021" calcext:value-type="float">
            <text:p>9.85658791003021</text:p>
          </table:table-cell>
          <table:table-cell/>
          <table:table-cell table:style-name="ce38" table:number-columns-repeated="3"/>
          <table:table-cell table:style-name="ce39" table:formula="of:=[.N162]-[.N161]" office:value-type="float" office:value="0.130903363000016" calcext:value-type="float">
            <text:p>0.130903363000016</text:p>
          </table:table-cell>
          <table:table-cell table:style-name="ce39" table:formula="of:=[.N163]*conv" office:value-type="float" office:value="3.5620617429365" calcext:value-type="float">
            <text:p>3.5620617429365</text:p>
          </table:table-cell>
          <table:table-cell table:style-name="ce51"/>
          <table:table-cell table:number-columns-repeated="5"/>
          <table:table-cell office:value-type="string" calcext:value-type="string">
            <text:p>C_{2}H_{5}OH</text:p>
          </table:table-cell>
          <table:table-cell office:value-type="float" office:value="7.19873100409936" calcext:value-type="float">
            <text:p>7.19873100409936</text:p>
          </table:table-cell>
          <table:table-cell office:value-type="float" office:value="6.28254704623756" calcext:value-type="float">
            <text:p>6.28254704623756</text:p>
          </table:table-cell>
          <table:table-cell office:value-type="float" office:value="-7.609" calcext:value-type="float">
            <text:p>-7.609</text:p>
          </table:table-cell>
          <table:table-cell office:value-type="float" office:value="-7.392" calcext:value-type="float">
            <text:p>-7.392</text:p>
          </table:table-cell>
          <table:table-cell office:value-type="float" office:value="10.4000965582426" calcext:value-type="float">
            <text:p>10.4000965582426</text:p>
          </table:table-cell>
          <table:table-cell office:value-type="float" office:value="10.4268660652336" calcext:value-type="float">
            <text:p>10.4268660652336</text:p>
          </table:table-cell>
          <table:table-cell office:value-type="float" office:value="8.43871418393725" calcext:value-type="float">
            <text:p>8.43871418393725</text:p>
          </table:table-cell>
          <table:table-cell office:value-type="float" office:value="6.27113567187" calcext:value-type="float">
            <text:p>6.27113567187</text:p>
          </table:table-cell>
          <table:table-cell table:number-columns-repeated="994"/>
        </table:table-row>
        <table:table-row table:style-name="ro1">
          <table:table-cell table:style-name="ce19"/>
          <table:table-cell table:style-name="ce21" table:number-columns-repeated="3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337261" calcext:value-type="float">
            <text:p>0.337261</text:p>
          </table:table-cell>
          <table:table-cell table:style-name="ce19" table:formula="of:=[.H164]*conv" office:value-type="float" office:value="9.1773387478545" calcext:value-type="float">
            <text:p>9.1773387478545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130494110022776" calcext:value-type="float">
            <text:p>0.130494110022776</text:p>
          </table:table-cell>
          <table:table-cell table:style-name="ce19" table:formula="of:=[.N164]*conv" office:value-type="float" office:value="3.55092540281506" calcext:value-type="float">
            <text:p>3.55092540281506</text:p>
          </table:table-cell>
          <table:table-cell table:style-name="ce21"/>
          <table:table-cell table:number-columns-repeated="5"/>
          <table:table-cell office:value-type="string" calcext:value-type="string">
            <text:p>C_{2}H_{5}NH_{2}</text:p>
          </table:table-cell>
          <table:table-cell office:value-type="float" office:value="6.4534095309137" calcext:value-type="float">
            <text:p>6.4534095309137</text:p>
          </table:table-cell>
          <table:table-cell office:value-type="float" office:value="6.06115298789065" calcext:value-type="float">
            <text:p>6.06115298789065</text:p>
          </table:table-cell>
          <table:table-cell office:value-type="float" office:value="-6.538" calcext:value-type="float">
            <text:p>-6.538</text:p>
          </table:table-cell>
          <table:table-cell office:value-type="float" office:value="-6.261" calcext:value-type="float">
            <text:p>-6.261</text:p>
          </table:table-cell>
          <table:table-cell office:value-type="float" office:value="9.21300362650524" calcext:value-type="float">
            <text:p>9.21300362650524</text:p>
          </table:table-cell>
          <table:table-cell office:value-type="float" office:value="9.11128555556305" calcext:value-type="float">
            <text:p>9.11128555556305</text:p>
          </table:table-cell>
          <table:table-cell office:value-type="float" office:value="6.33194303785731" calcext:value-type="float">
            <text:p>6.33194303785731</text:p>
          </table:table-cell>
          <table:table-cell office:value-type="float" office:value="5.92990491024" calcext:value-type="float">
            <text:p>5.92990491024</text:p>
          </table:table-cell>
          <table:table-cell table:number-columns-repeated="99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office:value-type="float" office:value="-118.4597489097" calcext:value-type="float">
            <text:p>-118.4597489097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266.2751743271" calcext:value-type="float">
            <text:p>-266.2751743271</text:p>
          </table:table-cell>
          <table:table-cell table:style-name="ce38"/>
          <table:table-cell table:style-name="ce51"/>
          <table:table-cell table:number-columns-repeated="5"/>
          <table:table-cell office:value-type="string" calcext:value-type="string">
            <text:p>CHOCH_{2}CHO</text:p>
          </table:table-cell>
          <table:table-cell office:value-type="float" office:value="3.5620617429365" calcext:value-type="float">
            <text:p>3.5620617429365</text:p>
          </table:table-cell>
          <table:table-cell office:value-type="float" office:value="3.68797515654923" calcext:value-type="float">
            <text:p>3.68797515654923</text:p>
          </table:table-cell>
          <table:table-cell office:value-type="float" office:value="-7.438" calcext:value-type="float">
            <text:p>-7.438</text:p>
          </table:table-cell>
          <table:table-cell office:value-type="float" office:value="-7.412" calcext:value-type="float">
            <text:p>-7.412</text:p>
          </table:table-cell>
          <table:table-cell office:value-type="float" office:value="9.77833386219524" calcext:value-type="float">
            <text:p>9.77833386219524</text:p>
          </table:table-cell>
          <table:table-cell office:value-type="float" office:value="9.89713909073627" calcext:value-type="float">
            <text:p>9.89713909073627</text:p>
          </table:table-cell>
          <table:table-cell office:value-type="float" office:value="3.55092540281506" calcext:value-type="float">
            <text:p>3.55092540281506</text:p>
          </table:table-cell>
          <table:table-cell office:value-type="float" office:value="3.4730706378885" calcext:value-type="float">
            <text:p>3.4730706378885</text:p>
          </table:table-cell>
          <table:table-cell table:number-columns-repeated="99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formula="of:=[.H165]-[.H161]" office:value-type="float" office:value="0.423095489600001" calcext:value-type="float">
            <text:p>0.423095489600001</text:p>
          </table:table-cell>
          <table:table-cell table:formula="of:=[.H166]*conv" office:value-type="float" office:value="11.5130140477214" calcext:value-type="float">
            <text:p>11.5130140477214</text:p>
          </table:table-cell>
          <table:table-cell/>
          <table:table-cell table:style-name="ce38" table:number-columns-repeated="3"/>
          <table:table-cell table:style-name="ce38" table:formula="of:=[.N165]-[.N161]" office:value-type="float" office:value="0.359347164500036" calcext:value-type="float">
            <text:p>0.359347164500036</text:p>
          </table:table-cell>
          <table:table-cell table:style-name="ce38" table:formula="of:=[.N166]*conv" office:value-type="float" office:value="9.77833386219524" calcext:value-type="float">
            <text:p>9.77833386219524</text:p>
          </table:table-cell>
          <table:table-cell table:style-name="ce51"/>
          <table:table-cell table:number-columns-repeated="5"/>
          <table:table-cell office:value-type="string" calcext:value-type="string">
            <text:p>CHONH_{2}CH{2}CHO</text:p>
          </table:table-cell>
          <table:table-cell office:value-type="float" office:value="3.59485544228403" calcext:value-type="float">
            <text:p>3.59485544228403</text:p>
          </table:table-cell>
          <table:table-cell office:value-type="float" office:value="3.77320473667798" calcext:value-type="float">
            <text:p>3.77320473667798</text:p>
          </table:table-cell>
          <table:table-cell office:value-type="float" office:value="-7.441" calcext:value-type="float">
            <text:p>-7.441</text:p>
          </table:table-cell>
          <table:table-cell office:value-type="float" office:value="-7.496" calcext:value-type="float">
            <text:p>-7.496</text:p>
          </table:table-cell>
          <table:table-cell office:value-type="float" office:value="9.63641492174571" calcext:value-type="float">
            <text:p>9.63641492174571</text:p>
          </table:table-cell>
          <table:table-cell office:value-type="float" office:value="9.74103178338276" calcext:value-type="float">
            <text:p>9.74103178338276</text:p>
          </table:table-cell>
          <table:table-cell office:value-type="float" office:value="3.5951335037505" calcext:value-type="float">
            <text:p>3.5951335037505</text:p>
          </table:table-cell>
          <table:table-cell office:value-type="float" office:value="3.7937840156055" calcext:value-type="float">
            <text:p>3.7937840156055</text:p>
          </table:table-cell>
          <table:table-cell table:number-columns-repeated="994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 table:number-columns-repeated="2"/>
          <table:table-cell table:style-name="ce55" table:number-columns-repeated="5"/>
          <table:table-cell table:style-name="ce47"/>
          <table:table-cell table:style-name="ce55" table:number-columns-repeated="5"/>
          <table:table-cell table:number-columns-repeated="1008"/>
        </table:table-row>
        <table:table-row table:style-name="ro1">
          <table:table-cell/>
          <table:table-cell table:style-name="ce55" table:number-columns-repeated="2"/>
          <table:table-cell table:number-columns-repeated="2"/>
          <table:table-cell table:style-name="ce68" office:value-type="string" calcext:value-type="string">
            <text:p>Propane</text:p>
          </table:table-cell>
          <table:table-cell/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CHOCH2CHO</text:p>
          </table:table-cell>
          <table:table-cell table:style-name="ce47" table:number-columns-repeated="3"/>
          <table:table-cell table:style-name="ce55"/>
          <table:table-cell table:number-columns-repeated="1008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3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105" calcext:value-type="float">
            <text:p>-9.105</text:p>
          </table:table-cell>
          <table:table-cell table:style-name="ce70" table:formula="of:=[.I160]-[.I169]" office:value-type="float" office:value="-0.000999999999999446" calcext:value-type="float">
            <text:p>-0.000999999999999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7.412" calcext:value-type="float">
            <text:p>-7.412</text:p>
          </table:table-cell>
          <table:table-cell table:style-name="ce70" table:formula="of:=[.O160]-[.O169]" office:value-type="float" office:value="-0.0259999999999998" calcext:value-type="float">
            <text:p>-0.026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170];[.P170];[.V170];[.AB170];[.AH170];[.AN170];[.AT170]);-MIN([.J170];[.P170];[.V170];[.AB170];[.AH170];[.AN170];[.AT170]))" office:value-type="float" office:value="0.349556332347403" calcext:value-type="float">
            <text:p>0.349556332347403</text:p>
          </table:table-cell>
          <table:table-cell table:style-name="ce63" table:formula="of:=AVERAGE([.J170];[.P170];[.V170];[.AB170];[.AH170];[.AN170];[.AT170])" office:value-type="float" office:value="0.180269051304381" calcext:value-type="float">
            <text:p>0.180269051304381</text:p>
          </table:table-cell>
          <table:table-cell table:number-columns-repeated="3"/>
          <table:table-cell office:value-type="string" calcext:value-type="string">
            <text:p>Singlet</text:p>
          </table:table-cell>
          <table:table-cell table:style-name="ce47" office:value-type="float" office:value="-81.680926659" calcext:value-type="float">
            <text:p>-81.680926659</text:p>
          </table:table-cell>
          <table:table-cell table:style-name="ce47"/>
          <table:table-cell table:style-name="ce63" table:formula="of:=ABS(([.J169]/[.I160])*100)" office:value-type="float" office:value="0.01098177026136" calcext:value-type="float">
            <text:p>0.01098177026136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229.4587842533" calcext:value-type="float">
            <text:p>-229.4587842533</text:p>
          </table:table-cell>
          <table:table-cell table:style-name="ce47"/>
          <table:table-cell table:style-name="ce63" table:formula="of:=ABS(([.P169]/[.O160])*100)" office:value-type="float" office:value="0.349556332347403" calcext:value-type="float">
            <text:p>0.349556332347403</text:p>
          </table:table-cell>
          <table:table-cell table:number-columns-repeated="1008"/>
        </table:table-row>
        <table:table-row table:style-name="ro1">
          <table:table-cell/>
          <table:table-cell table:style-name="ce55" table:number-columns-repeated="2"/>
          <table:table-cell table:number-columns-repeated="3"/>
          <table:table-cell table:style-name="ce55" office:value-type="string" calcext:value-type="string">
            <text:p>Triplet</text:p>
          </table:table-cell>
          <table:table-cell table:style-name="ce47" office:value-type="float" office:value="-81.3446185201" calcext:value-type="float">
            <text:p>-81.3446185201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229.3232536574" calcext:value-type="float">
            <text:p>-229.3232536574</text:p>
          </table:table-cell>
          <table:table-cell table:style-name="ce47" table:number-columns-repeated="2"/>
          <table:table-cell table:number-columns-repeated="1008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4"/>
          <table:table-cell table:style-name="ce68" table:formula="of:=[.H171]-[.H170]" office:value-type="float" office:value="0.336308138899994" calcext:value-type="float">
            <text:p>0.336308138899994</text:p>
          </table:table-cell>
          <table:table-cell table:style-name="ce68" table:formula="of:=[.H172]*conv" office:value-type="float" office:value="9.15141007808716" calcext:value-type="float">
            <text:p>9.15141007808716</text:p>
          </table:table-cell>
          <table:table-cell table:style-name="ce70" table:formula="of:=[.I163]-[.I172]" office:value-type="float" office:value="0.70517783194305" calcext:value-type="float">
            <text:p>0.70517783194305</text:p>
          </table:table-cell>
          <table:table-cell table:style-name="ce47" table:number-columns-repeated="3"/>
          <table:table-cell table:style-name="ce68" table:formula="of:=[.N171]-[.N170]" office:value-type="float" office:value="0.135530595900008" calcext:value-type="float">
            <text:p>0.135530595900008</text:p>
          </table:table-cell>
          <table:table-cell table:style-name="ce68" table:formula="of:=[.N172]*conv" office:value-type="float" office:value="3.68797515654923" calcext:value-type="float">
            <text:p>3.68797515654923</text:p>
          </table:table-cell>
          <table:table-cell table:style-name="ce70" table:formula="of:=[.O163]-[.O172]" office:value-type="float" office:value="-0.125913413612729" calcext:value-type="float">
            <text:p>-0.125913413612729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173];[.P173];[.V173];[.AB173];[.AH173];[.AN173];[.AT173]);-MIN([.J173];[.P173];[.V173];[.AB173];[.AH173];[.AN173];[.AT173]))" office:value-type="float" office:value="7.15438078957781" calcext:value-type="float">
            <text:p>7.15438078957781</text:p>
          </table:table-cell>
          <table:table-cell table:style-name="ce63" table:formula="of:=AVERAGE([.J173];[.P173];[.V173];[.AB173];[.AH173];[.AN173];[.AT173])" office:value-type="float" office:value="5.34461362744922" calcext:value-type="float">
            <text:p>5.34461362744922</text:p>
          </table:table-cell>
          <table:table-cell table:number-columns-repeated="4"/>
          <table:table-cell table:style-name="ce68" table:number-columns-repeated="2"/>
          <table:table-cell table:style-name="ce63" table:formula="of:=ABS(([.J172]/[.I163])*100)" office:value-type="float" office:value="7.15438078957781" calcext:value-type="float">
            <text:p>7.1543807895778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P172]/[.O163])*100)" office:value-type="float" office:value="3.53484646532062" calcext:value-type="float">
            <text:p>3.53484646532062</text:p>
          </table:table-cell>
          <table:table-cell table:number-columns-repeated="1008"/>
        </table:table-row>
        <table:table-row table:style-name="ro1">
          <table:table-cell table:style-name="ce20"/>
          <table:table-cell table:style-name="ce55" office:value-type="string" calcext:value-type="string">
            <text:p>Max TDDFT % error</text:p>
          </table:table-cell>
          <table:table-cell table:style-name="ce55"/>
          <table:table-cell table:style-name="ce22"/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325962" calcext:value-type="float">
            <text:p>0.325962</text:p>
          </table:table-cell>
          <table:table-cell table:style-name="ce20" table:formula="of:=[.H174]*conv" office:value-type="float" office:value="8.869877314389" calcext:value-type="float">
            <text:p>8.869877314389</text:p>
          </table:table-cell>
          <table:table-cell table:style-name="ce71" table:formula="of:=[.I164]-[.I174]" office:value-type="float" office:value="0.3074614334655" calcext:value-type="float">
            <text:p>0.3074614334655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127633" calcext:value-type="float">
            <text:p>0.127633</text:p>
          </table:table-cell>
          <table:table-cell table:style-name="ce20" table:formula="of:=[.N174]*conv" office:value-type="float" office:value="3.4730706378885" calcext:value-type="float">
            <text:p>3.4730706378885</text:p>
          </table:table-cell>
          <table:table-cell table:style-name="ce71" table:formula="of:=[.O164]-[.O174]" office:value-type="float" office:value="0.0778547649265615" calcext:value-type="float">
            <text:p>0.077854764926562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175];[.P175];[.V175];[.AB175];[.AH175];[.AN175];[.AT175]);-MIN([.J175];[.P175];[.V175];[.AB175];[.AH175];[.AN175];[.AT175]))" office:value-type="float" office:value="3.35022430699073" calcext:value-type="float">
            <text:p>3.35022430699073</text:p>
          </table:table-cell>
          <table:table-cell table:style-name="ce63" table:formula="of:=AVERAGE([.J175];[.P175];[.V175];[.AB175];[.AH175];[.AN175];[.AT175])" office:value-type="float" office:value="2.77137236871758" calcext:value-type="float">
            <text:p>2.77137236871758</text:p>
          </table:table-cell>
          <table:table-cell table:number-columns-repeated="4"/>
          <table:table-cell table:style-name="ce68" table:number-columns-repeated="2"/>
          <table:table-cell table:style-name="ce63" table:formula="of:=ABS(([.J174]/[.I164])*100)" office:value-type="float" office:value="3.35022430699073" calcext:value-type="float">
            <text:p>3.3502243069907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P174]/[.O164])*100)" office:value-type="float" office:value="2.19252043044443" calcext:value-type="float">
            <text:p>2.19252043044443</text:p>
          </table:table-cell>
          <table:table-cell table:number-columns-repeated="1008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office:value-type="string" calcext:value-type="string">
            <text:p>cation</text:p>
          </table:table-cell>
          <table:table-cell table:style-name="ce47" office:value-type="float" office:value="-81.2552397561" calcext:value-type="float">
            <text:p>-81.2552397561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229.0950710769" calcext:value-type="float">
            <text:p>-229.0950710769</text:p>
          </table:table-cell>
          <table:table-cell table:style-name="ce47"/>
          <table:table-cell table:style-name="ce63"/>
          <table:table-cell table:number-columns-repeated="1008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4"/>
          <table:table-cell table:style-name="ce47" table:formula="of:=[.H176]-[.H170]" office:value-type="float" office:value="0.425686902899997" calcext:value-type="float">
            <text:p>0.425686902899997</text:p>
          </table:table-cell>
          <table:table-cell table:style-name="ce47" table:formula="of:=[.H177]*conv" office:value-type="float" office:value="11.583529991426" calcext:value-type="float">
            <text:p>11.583529991426</text:p>
          </table:table-cell>
          <table:table-cell table:style-name="ce70" table:formula="of:=[.I166]-[.I177]" office:value-type="float" office:value="-0.0705159437045992" calcext:value-type="float">
            <text:p>-0.070515943704599</text:p>
          </table:table-cell>
          <table:table-cell table:style-name="ce47" table:number-columns-repeated="3"/>
          <table:table-cell table:style-name="ce47" table:formula="of:=[.N176]-[.N170]" office:value-type="float" office:value="0.363713176399983" calcext:value-type="float">
            <text:p>0.363713176399983</text:p>
          </table:table-cell>
          <table:table-cell table:style-name="ce47" table:formula="of:=[.N177]*conv" office:value-type="float" office:value="9.89713909073627" calcext:value-type="float">
            <text:p>9.89713909073627</text:p>
          </table:table-cell>
          <table:table-cell table:style-name="ce70" table:formula="of:=[.O166]-[.O177]" office:value-type="float" office:value="-0.11880522854103" calcext:value-type="float">
            <text:p>-0.11880522854103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178];[.P178];[.V178];[.AB178];[.AH178];[.AN178];[.AT178]);-MIN([.J178];[.P178];[.V178];[.AB178];[.AH178];[.AN178];[.AT178]))" office:value-type="float" office:value="1.21498437479571" calcext:value-type="float">
            <text:p>1.21498437479571</text:p>
          </table:table-cell>
          <table:table-cell table:style-name="ce63" table:formula="of:=AVERAGE([.J178];[.P178];[.V178];[.AB178];[.AH178];[.AN178];[.AT178])" office:value-type="float" office:value="0.913736683462528" calcext:value-type="float">
            <text:p>0.913736683462528</text:p>
          </table:table-cell>
          <table:table-cell table:style-name="ce47"/>
          <table:table-cell table:number-columns-repeated="3"/>
          <table:table-cell table:style-name="ce47" table:number-columns-repeated="2"/>
          <table:table-cell table:style-name="ce63" table:formula="of:=ABS(([.J177]/[.I166])*100)" office:value-type="float" office:value="0.61248899212935" calcext:value-type="float">
            <text:p>0.61248899212935</text:p>
          </table:table-cell>
          <table:table-cell table:style-name="ce47" table:number-columns-repeated="5"/>
          <table:table-cell table:style-name="ce63" table:formula="of:=ABS(([.P177]/[.O166])*100)" office:value-type="float" office:value="1.21498437479571" calcext:value-type="float">
            <text:p>1.21498437479571</text:p>
          </table:table-cell>
          <table:table-cell table:number-columns-repeated="1008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9" office:value-type="string" calcext:value-type="string">
            <text:p>C*-H</text:p>
          </table:table-cell>
          <table:table-cell table:style-name="ce38" table:number-columns-repeated="5"/>
          <table:table-cell table:number-columns-repeated="2"/>
          <table:table-cell table:style-name="ce38"/>
          <table:table-cell table:number-columns-repeated="101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9" office:value-type="string" calcext:value-type="string">
            <text:p>Methane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/>
          <table:table-cell office:value-type="float" office:value="-10.924" calcext:value-type="float">
            <text:p>-10.924</text:p>
          </table:table-cell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office:value-type="float" office:value="-40.4182104508" calcext:value-type="float">
            <text:p>-40.4182104508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office:value-type="float" office:value="-39.9733840631" calcext:value-type="float">
            <text:p>-39.9733840631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style-name="ce39" table:formula="of:=[.H184]-[.H183]" office:value-type="float" office:value="0.444826387699997" calcext:value-type="float">
            <text:p>0.444826387699997</text:p>
          </table:table-cell>
          <table:table-cell table:style-name="ce39" table:formula="of:=[.H185]*conv" office:value-type="float" office:value="12.1043418714507" calcext:value-type="float">
            <text:p>12.1043418714507</text:p>
          </table:table-cell>
          <table:table-cell table:number-columns-repeated="1015"/>
        </table:table-row>
        <table:table-row table:style-name="ro1">
          <table:table-cell table:style-name="ce19"/>
          <table:table-cell table:style-name="ce21" table:number-columns-repeated="3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397598" calcext:value-type="float">
            <text:p>0.397598</text:p>
          </table:table-cell>
          <table:table-cell table:style-name="ce19" table:formula="of:=[.H186]*conv" office:value-type="float" office:value="10.819192054431" calcext:value-type="float">
            <text:p>10.819192054431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office:value-type="float" office:value="-39.8964407042" calcext:value-type="float">
            <text:p>-39.8964407042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formula="of:=[.H187]-[.H183]" office:value-type="float" office:value="0.521769746599993" calcext:value-type="float">
            <text:p>0.521769746599993</text:p>
          </table:table-cell>
          <table:table-cell table:formula="of:=[.H188]*conv" office:value-type="float" office:value="14.1980771952" calcext:value-type="float">
            <text:p>14.1980771952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 table:number-columns-repeated="2"/>
          <table:table-cell table:style-name="ce55" table:number-columns-repeated="5"/>
          <table:table-cell table:number-columns-repeated="1014"/>
        </table:table-row>
        <table:table-row table:style-name="ro1">
          <table:table-cell/>
          <table:table-cell table:style-name="ce55" table:number-columns-repeated="2"/>
          <table:table-cell table:number-columns-repeated="2"/>
          <table:table-cell table:style-name="ce68" office:value-type="string" calcext:value-type="string">
            <text:p>Methane</text:p>
          </table:table-cell>
          <table:table-cell/>
          <table:table-cell table:style-name="ce47" table:number-columns-repeated="2"/>
          <table:table-cell table:style-name="ce55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3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913" calcext:value-type="float">
            <text:p>-9.913</text:p>
          </table:table-cell>
          <table:table-cell table:style-name="ce70" table:formula="of:=[.I182]-[.I191]" office:value-type="float" office:value="-1.011" calcext:value-type="float">
            <text:p>-1.011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192];[.P192];[.V192];[.AB192];[.AH192];[.AN192];[.AT192]);-MIN([.J192];[.P192];[.V192];[.AB192];[.AH192];[.AN192];[.AT192]))" office:value-type="float" office:value="9.25485170267301" calcext:value-type="float">
            <text:p>9.25485170267301</text:p>
          </table:table-cell>
          <table:table-cell table:style-name="ce63" table:formula="of:=AVERAGE([.J192];[.P192];[.V192];[.AB192];[.AH192];[.AN192];[.AT192])" office:value-type="float" office:value="9.25485170267301" calcext:value-type="float">
            <text:p>9.25485170267301</text:p>
          </table:table-cell>
          <table:table-cell table:number-columns-repeated="3"/>
          <table:table-cell office:value-type="string" calcext:value-type="string">
            <text:p>Singlet</text:p>
          </table:table-cell>
          <table:table-cell table:style-name="ce47" office:value-type="float" office:value="-3.1984800804" calcext:value-type="float">
            <text:p>-3.1984800804</text:p>
          </table:table-cell>
          <table:table-cell table:style-name="ce47"/>
          <table:table-cell table:style-name="ce63" table:formula="of:=ABS(([.J191]/[.I182])*100)" office:value-type="float" office:value="9.25485170267301" calcext:value-type="float">
            <text:p>9.25485170267301</text:p>
          </table:table-cell>
          <table:table-cell table:number-columns-repeated="1014"/>
        </table:table-row>
        <table:table-row table:style-name="ro1">
          <table:table-cell/>
          <table:table-cell table:style-name="ce55" table:number-columns-repeated="2"/>
          <table:table-cell table:number-columns-repeated="3"/>
          <table:table-cell table:style-name="ce55" office:value-type="string" calcext:value-type="string">
            <text:p>Triplet</text:p>
          </table:table-cell>
          <table:table-cell table:style-name="ce47" office:value-type="float" office:value="-2.8648126379" calcext:value-type="float">
            <text:p>-2.8648126379</text:p>
          </table:table-cell>
          <table:table-cell table:style-name="ce47" table:number-columns-repeated="2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4"/>
          <table:table-cell table:style-name="ce68" table:formula="of:=[.H193]-[.H192]" office:value-type="float" office:value="0.3336674425" calcext:value-type="float">
            <text:p>0.3336674425</text:p>
          </table:table-cell>
          <table:table-cell table:style-name="ce68" table:formula="of:=[.H194]*conv" office:value-type="float" office:value="9.07955307299914" calcext:value-type="float">
            <text:p>9.07955307299914</text:p>
          </table:table-cell>
          <table:table-cell table:style-name="ce70" table:formula="of:=[.I185]-[.I194]" office:value-type="float" office:value="3.02478879845156" calcext:value-type="float">
            <text:p>3.02478879845156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195];[.P195];[.V195];[.AB195];[.AH195];[.AN195];[.AT195]);-MIN([.J195];[.P195];[.V195];[.AB195];[.AH195];[.AN195];[.AT195]))" office:value-type="float" office:value="24.9892875678423" calcext:value-type="float">
            <text:p>24.9892875678423</text:p>
          </table:table-cell>
          <table:table-cell table:style-name="ce63" table:formula="of:=AVERAGE([.J195];[.P195];[.V195];[.AB195];[.AH195];[.AN195];[.AT195])" office:value-type="float" office:value="24.9892875678423" calcext:value-type="float">
            <text:p>24.9892875678423</text:p>
          </table:table-cell>
          <table:table-cell table:number-columns-repeated="4"/>
          <table:table-cell table:style-name="ce68" table:number-columns-repeated="2"/>
          <table:table-cell table:style-name="ce63" table:formula="of:=ABS(([.J194]/[.I185])*100)" office:value-type="float" office:value="24.9892875678423" calcext:value-type="float">
            <text:p>24.9892875678423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55" office:value-type="string" calcext:value-type="string">
            <text:p>Max TDDFT % error</text:p>
          </table:table-cell>
          <table:table-cell table:style-name="ce55"/>
          <table:table-cell table:style-name="ce22"/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91011" calcext:value-type="float">
            <text:p>0.291011</text:p>
          </table:table-cell>
          <table:table-cell table:style-name="ce20" table:formula="of:=[.H196]*conv" office:value-type="float" office:value="7.9188122147295" calcext:value-type="float">
            <text:p>7.9188122147295</text:p>
          </table:table-cell>
          <table:table-cell table:style-name="ce71" table:formula="of:=[.I186]-[.I196]" office:value-type="float" office:value="2.9003798397015" calcext:value-type="float">
            <text:p>2.9003798397015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197];[.P197];[.V197];[.AB197];[.AH197];[.AN197];[.AT197]);-MIN([.J197];[.P197];[.V197];[.AB197];[.AH197];[.AN197];[.AT197]))" office:value-type="float" office:value="26.8077304211792" calcext:value-type="float">
            <text:p>26.8077304211792</text:p>
          </table:table-cell>
          <table:table-cell table:style-name="ce63" table:formula="of:=AVERAGE([.J197];[.P197];[.V197];[.AB197];[.AH197];[.AN197];[.AT197])" office:value-type="float" office:value="26.8077304211792" calcext:value-type="float">
            <text:p>26.8077304211792</text:p>
          </table:table-cell>
          <table:table-cell table:number-columns-repeated="4"/>
          <table:table-cell table:style-name="ce68" table:number-columns-repeated="2"/>
          <table:table-cell table:style-name="ce63" table:formula="of:=ABS(([.J196]/[.I186])*100)" office:value-type="float" office:value="26.8077304211792" calcext:value-type="float">
            <text:p>26.8077304211792</text:p>
          </table:table-cell>
          <table:table-cell table:number-columns-repeated="1014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office:value-type="string" calcext:value-type="string">
            <text:p>cation</text:p>
          </table:table-cell>
          <table:table-cell table:style-name="ce47" office:value-type="float" office:value="-2.7125588801" calcext:value-type="float">
            <text:p>-2.7125588801</text:p>
          </table:table-cell>
          <table:table-cell table:style-name="ce47"/>
          <table:table-cell table:style-name="ce63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4"/>
          <table:table-cell table:style-name="ce47" table:formula="of:=[.H198]-[.H192]" office:value-type="float" office:value="0.4859212003" calcext:value-type="float">
            <text:p>0.4859212003</text:p>
          </table:table-cell>
          <table:table-cell table:style-name="ce47" table:formula="of:=[.H199]*conv" office:value-type="float" office:value="13.2225886180648" calcext:value-type="float">
            <text:p>13.2225886180648</text:p>
          </table:table-cell>
          <table:table-cell table:style-name="ce70" table:formula="of:=[.I188]-[.I199]" office:value-type="float" office:value="0.97548857713517" calcext:value-type="float">
            <text:p>0.97548857713517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200];[.P200];[.V200];[.AB200];[.AH200];[.AN200];[.AT200]);-MIN([.J200];[.P200];[.V200];[.AB200];[.AH200];[.AN200];[.AT200]))" office:value-type="float" office:value="6.87056820246729" calcext:value-type="float">
            <text:p>6.87056820246729</text:p>
          </table:table-cell>
          <table:table-cell table:style-name="ce63" table:formula="of:=AVERAGE([.J200];[.P200];[.V200];[.AB200];[.AH200];[.AN200];[.AT200])" office:value-type="float" office:value="6.87056820246729" calcext:value-type="float">
            <text:p>6.87056820246729</text:p>
          </table:table-cell>
          <table:table-cell table:style-name="ce47"/>
          <table:table-cell table:number-columns-repeated="3"/>
          <table:table-cell table:style-name="ce47" table:number-columns-repeated="2"/>
          <table:table-cell table:style-name="ce63" table:formula="of:=ABS(([.J199]/[.I188])*100)" office:value-type="float" office:value="6.87056820246729" calcext:value-type="float">
            <text:p>6.87056820246729</text:p>
          </table:table-cell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9" office:value-type="string" calcext:value-type="string">
            <text:p>C*-F</text:p>
          </table:table-cell>
          <table:table-cell table:style-name="ce38" table:number-columns-repeated="5"/>
          <table:table-cell table:number-columns-repeated="2"/>
          <table:table-cell table:style-name="ce38"/>
          <table:table-cell table:number-columns-repeated="101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9" office:value-type="string" calcext:value-type="string">
            <text:p>Fluoroacetic Acid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/>
          <table:table-cell office:value-type="float" office:value="-8.346" calcext:value-type="float">
            <text:p>-8.346</text:p>
          </table:table-cell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office:value-type="float" office:value="-327.7066983053" calcext:value-type="float">
            <text:p>-327.7066983053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office:value-type="float" office:value="-327.5065278434" calcext:value-type="float">
            <text:p>-327.5065278434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style-name="ce39" table:formula="of:=[.H206]-[.H205]" office:value-type="float" office:value="0.200170461899972" calcext:value-type="float">
            <text:p>0.200170461899972</text:p>
          </table:table-cell>
          <table:table-cell table:style-name="ce39" table:formula="of:=[.H207]*conv" office:value-type="float" office:value="5.44691540430275" calcext:value-type="float">
            <text:p>5.44691540430275</text:p>
          </table:table-cell>
          <table:table-cell table:number-columns-repeated="1015"/>
        </table:table-row>
        <table:table-row table:style-name="ro1">
          <table:table-cell table:style-name="ce19"/>
          <table:table-cell table:style-name="ce21" table:number-columns-repeated="3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199608" calcext:value-type="float">
            <text:p>0.199608</text:p>
          </table:table-cell>
          <table:table-cell table:style-name="ce19" table:formula="of:=[.H208]*conv" office:value-type="float" office:value="5.431610037276" calcext:value-type="float">
            <text:p>5.431610037276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office:value-type="float" office:value="-327.3026141897" calcext:value-type="float">
            <text:p>-327.3026141897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formula="of:=[.H209]-[.H205]" office:value-type="float" office:value="0.404084115599972" calcext:value-type="float">
            <text:p>0.404084115599972</text:p>
          </table:table-cell>
          <table:table-cell table:formula="of:=[.H210]*conv" office:value-type="float" office:value="10.9956882399333" calcext:value-type="float">
            <text:p>10.9956882399333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 table:number-columns-repeated="2"/>
          <table:table-cell table:style-name="ce55" table:number-columns-repeated="5"/>
          <table:table-cell table:number-columns-repeated="1014"/>
        </table:table-row>
        <table:table-row table:style-name="ro1">
          <table:table-cell/>
          <table:table-cell table:style-name="ce55" table:number-columns-repeated="2"/>
          <table:table-cell table:number-columns-repeated="2"/>
          <table:table-cell table:style-name="ce68" office:value-type="string" calcext:value-type="string">
            <text:p>Fluoroacetic Acid</text:p>
          </table:table-cell>
          <table:table-cell/>
          <table:table-cell table:style-name="ce47" table:number-columns-repeated="2"/>
          <table:table-cell table:style-name="ce55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3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8.694" calcext:value-type="float">
            <text:p>-8.694</text:p>
          </table:table-cell>
          <table:table-cell table:style-name="ce70" table:formula="of:=[.I204]-[.I213]" office:value-type="float" office:value="0.348000000000001" calcext:value-type="float">
            <text:p>0.348000000000001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214];[.P214];[.V214];[.AB214];[.AH214];[.AN214];[.AT214]);-MIN([.J214];[.P214];[.V214];[.AB214];[.AH214];[.AN214];[.AT214]))" office:value-type="float" office:value="4.16966211358736" calcext:value-type="float">
            <text:p>4.16966211358736</text:p>
          </table:table-cell>
          <table:table-cell table:style-name="ce63" table:formula="of:=AVERAGE([.J214];[.P214];[.V214];[.AB214];[.AH214];[.AN214];[.AT214])" office:value-type="float" office:value="4.16966211358736" calcext:value-type="float">
            <text:p>4.16966211358736</text:p>
          </table:table-cell>
          <table:table-cell table:number-columns-repeated="3"/>
          <table:table-cell office:value-type="string" calcext:value-type="string">
            <text:p>Singlet</text:p>
          </table:table-cell>
          <table:table-cell table:style-name="ce47" office:value-type="float" office:value="-290.5460724975" calcext:value-type="float">
            <text:p>-290.5460724975</text:p>
          </table:table-cell>
          <table:table-cell table:style-name="ce47"/>
          <table:table-cell table:style-name="ce63" table:formula="of:=ABS(([.J213]/[.I204])*100)" office:value-type="float" office:value="4.16966211358736" calcext:value-type="float">
            <text:p>4.16966211358736</text:p>
          </table:table-cell>
          <table:table-cell table:number-columns-repeated="1014"/>
        </table:table-row>
        <table:table-row table:style-name="ro1">
          <table:table-cell/>
          <table:table-cell table:style-name="ce55" table:number-columns-repeated="2"/>
          <table:table-cell table:number-columns-repeated="3"/>
          <table:table-cell table:style-name="ce55" office:value-type="string" calcext:value-type="string">
            <text:p>Triplet</text:p>
          </table:table-cell>
          <table:table-cell table:style-name="ce47" office:value-type="float" office:value="-290.3403711356" calcext:value-type="float">
            <text:p>-290.3403711356</text:p>
          </table:table-cell>
          <table:table-cell table:style-name="ce47" table:number-columns-repeated="2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4"/>
          <table:table-cell table:style-name="ce68" table:formula="of:=[.H215]-[.H214]" office:value-type="float" office:value="0.205701361900026" calcext:value-type="float">
            <text:p>0.205701361900026</text:p>
          </table:table-cell>
          <table:table-cell table:style-name="ce68" table:formula="of:=[.H216]*conv" office:value-type="float" office:value="5.59741885083525" calcext:value-type="float">
            <text:p>5.59741885083525</text:p>
          </table:table-cell>
          <table:table-cell table:style-name="ce70" table:formula="of:=[.I207]-[.I216]" office:value-type="float" office:value="-0.150503446532503" calcext:value-type="float">
            <text:p>-0.150503446532503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217];[.P217];[.V217];[.AB217];[.AH217];[.AN217];[.AT217]);-MIN([.J217];[.P217];[.V217];[.AB217];[.AH217];[.AN217];[.AT217]))" office:value-type="float" office:value="2.76309498791947" calcext:value-type="float">
            <text:p>2.76309498791947</text:p>
          </table:table-cell>
          <table:table-cell table:style-name="ce63" table:formula="of:=AVERAGE([.J217];[.P217];[.V217];[.AB217];[.AH217];[.AN217];[.AT217])" office:value-type="float" office:value="2.76309498791947" calcext:value-type="float">
            <text:p>2.76309498791947</text:p>
          </table:table-cell>
          <table:table-cell table:number-columns-repeated="4"/>
          <table:table-cell table:style-name="ce68" table:number-columns-repeated="2"/>
          <table:table-cell table:style-name="ce63" table:formula="of:=ABS(([.J216]/[.I207])*100)" office:value-type="float" office:value="2.76309498791947" calcext:value-type="float">
            <text:p>2.76309498791947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55" office:value-type="string" calcext:value-type="string">
            <text:p>Max TDDFT % error</text:p>
          </table:table-cell>
          <table:table-cell table:style-name="ce55"/>
          <table:table-cell table:style-name="ce22"/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06394" calcext:value-type="float">
            <text:p>0.206394</text:p>
          </table:table-cell>
          <table:table-cell table:style-name="ce20" table:formula="of:=[.H218]*conv" office:value-type="float" office:value="5.616266492493" calcext:value-type="float">
            <text:p>5.616266492493</text:p>
          </table:table-cell>
          <table:table-cell table:style-name="ce71" table:formula="of:=[.I208]-[.I218]" office:value-type="float" office:value="-0.184656455217" calcext:value-type="float">
            <text:p>-0.184656455217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219];[.P219];[.V219];[.AB219];[.AH219];[.AN219];[.AT219]);-MIN([.J219];[.P219];[.V219];[.AB219];[.AH219];[.AN219];[.AT219]))" office:value-type="float" office:value="3.39966334014668" calcext:value-type="float">
            <text:p>3.39966334014668</text:p>
          </table:table-cell>
          <table:table-cell table:style-name="ce63" table:formula="of:=AVERAGE([.J219];[.P219];[.V219];[.AB219];[.AH219];[.AN219];[.AT219])" office:value-type="float" office:value="3.39966334014668" calcext:value-type="float">
            <text:p>3.39966334014668</text:p>
          </table:table-cell>
          <table:table-cell table:number-columns-repeated="4"/>
          <table:table-cell table:style-name="ce68" table:number-columns-repeated="2"/>
          <table:table-cell table:style-name="ce63" table:formula="of:=ABS(([.J218]/[.I208])*100)" office:value-type="float" office:value="3.39966334014668" calcext:value-type="float">
            <text:p>3.39966334014668</text:p>
          </table:table-cell>
          <table:table-cell table:number-columns-repeated="1014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office:value-type="string" calcext:value-type="string">
            <text:p>cation</text:p>
          </table:table-cell>
          <table:table-cell table:style-name="ce47" office:value-type="float" office:value="-290.1226727052" calcext:value-type="float">
            <text:p>-290.1226727052</text:p>
          </table:table-cell>
          <table:table-cell table:style-name="ce47"/>
          <table:table-cell table:style-name="ce63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4"/>
          <table:table-cell table:style-name="ce47" table:formula="of:=[.H220]-[.H214]" office:value-type="float" office:value="0.423399792300017" calcext:value-type="float">
            <text:p>0.423399792300017</text:p>
          </table:table-cell>
          <table:table-cell table:style-name="ce47" table:formula="of:=[.H221]*conv" office:value-type="float" office:value="11.5212945454959" calcext:value-type="float">
            <text:p>11.5212945454959</text:p>
          </table:table-cell>
          <table:table-cell table:style-name="ce70" table:formula="of:=[.I210]-[.I221]" office:value-type="float" office:value="-0.525606305562642" calcext:value-type="float">
            <text:p>-0.525606305562642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222];[.P222];[.V222];[.AB222];[.AH222];[.AN222];[.AT222]);-MIN([.J222];[.P222];[.V222];[.AB222];[.AH222];[.AN222];[.AT222]))" office:value-type="float" office:value="4.78011284144803" calcext:value-type="float">
            <text:p>4.78011284144803</text:p>
          </table:table-cell>
          <table:table-cell table:style-name="ce63" table:formula="of:=AVERAGE([.J222];[.P222];[.V222];[.AB222];[.AH222];[.AN222];[.AT222])" office:value-type="float" office:value="4.78011284144803" calcext:value-type="float">
            <text:p>4.78011284144803</text:p>
          </table:table-cell>
          <table:table-cell table:style-name="ce47"/>
          <table:table-cell table:number-columns-repeated="3"/>
          <table:table-cell table:style-name="ce47" table:number-columns-repeated="2"/>
          <table:table-cell table:style-name="ce63" table:formula="of:=ABS(([.J221]/[.I210])*100)" office:value-type="float" office:value="4.78011284144803" calcext:value-type="float">
            <text:p>4.78011284144803</text:p>
          </table:table-cell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9" office:value-type="string" calcext:value-type="string">
            <text:p>C*-O</text:p>
          </table:table-cell>
          <table:table-cell table:style-name="ce38" table:number-columns-repeated="5"/>
          <table:table-cell table:number-columns-repeated="2"/>
          <table:table-cell table:style-name="ce38"/>
          <table:table-cell table:number-columns-repeated="101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9" office:value-type="string" calcext:value-type="string">
            <text:p>Ethanol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/>
          <table:table-cell office:value-type="float" office:value="-7.609" calcext:value-type="float">
            <text:p>-7.609</text:p>
          </table:table-cell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office:value-type="float" office:value="-154.7207164455" calcext:value-type="float">
            <text:p>-154.7207164455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office:value-type="float" office:value="-154.4561679436" calcext:value-type="float">
            <text:p>-154.4561679436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style-name="ce39" table:formula="of:=[.H228]-[.H227]" office:value-type="float" office:value="0.264548501899981" calcext:value-type="float">
            <text:p>0.264548501899981</text:p>
          </table:table-cell>
          <table:table-cell table:style-name="ce39" table:formula="of:=[.H229]*conv" office:value-type="float" office:value="7.19873100409936" calcext:value-type="float">
            <text:p>7.19873100409936</text:p>
          </table:table-cell>
          <table:table-cell table:number-columns-repeated="1015"/>
        </table:table-row>
        <table:table-row table:style-name="ro1">
          <table:table-cell table:style-name="ce19"/>
          <table:table-cell table:style-name="ce21" table:number-columns-repeated="3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310117046192091" calcext:value-type="float">
            <text:p>0.310117046192091</text:p>
          </table:table-cell>
          <table:table-cell table:style-name="ce19" table:formula="of:=[.H230]*conv" office:value-type="float" office:value="8.43871418393725" calcext:value-type="float">
            <text:p>8.43871418393725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office:value-type="float" office:value="-154.3385199219" calcext:value-type="float">
            <text:p>-154.3385199219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formula="of:=[.H231]-[.H227]" office:value-type="float" office:value="0.382196523599987" calcext:value-type="float">
            <text:p>0.382196523599987</text:p>
          </table:table-cell>
          <table:table-cell table:formula="of:=[.H232]*conv" office:value-type="float" office:value="10.4000965582426" calcext:value-type="float">
            <text:p>10.4000965582426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 table:number-columns-repeated="2"/>
          <table:table-cell table:style-name="ce55" table:number-columns-repeated="5"/>
          <table:table-cell table:number-columns-repeated="1014"/>
        </table:table-row>
        <table:table-row table:style-name="ro1">
          <table:table-cell/>
          <table:table-cell table:style-name="ce55" table:number-columns-repeated="2"/>
          <table:table-cell table:number-columns-repeated="2"/>
          <table:table-cell table:style-name="ce68" office:value-type="string" calcext:value-type="string">
            <text:p>Ethanol</text:p>
          </table:table-cell>
          <table:table-cell/>
          <table:table-cell table:style-name="ce47" table:number-columns-repeated="2"/>
          <table:table-cell table:style-name="ce55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3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7.392" calcext:value-type="float">
            <text:p>-7.392</text:p>
          </table:table-cell>
          <table:table-cell table:style-name="ce70" table:formula="of:=[.I226]-[.I235]" office:value-type="float" office:value="-0.217" calcext:value-type="float">
            <text:p>-0.217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236];[.P236];[.V236];[.AB236];[.AH236];[.AN236];[.AT236]);-MIN([.J236];[.P236];[.V236];[.AB236];[.AH236];[.AN236];[.AT236]))" office:value-type="float" office:value="2.85188592456301" calcext:value-type="float">
            <text:p>2.85188592456301</text:p>
          </table:table-cell>
          <table:table-cell table:style-name="ce63" table:formula="of:=AVERAGE([.J236];[.P236];[.V236];[.AB236];[.AH236];[.AN236];[.AT236])" office:value-type="float" office:value="2.85188592456301" calcext:value-type="float">
            <text:p>2.85188592456301</text:p>
          </table:table-cell>
          <table:table-cell table:number-columns-repeated="3"/>
          <table:table-cell office:value-type="string" calcext:value-type="string">
            <text:p>Singlet</text:p>
          </table:table-cell>
          <table:table-cell table:style-name="ce47" office:value-type="float" office:value="-117.5392853429" calcext:value-type="float">
            <text:p>-117.5392853429</text:p>
          </table:table-cell>
          <table:table-cell table:style-name="ce47"/>
          <table:table-cell table:style-name="ce63" table:formula="of:=ABS(([.J235]/[.I226])*100)" office:value-type="float" office:value="2.85188592456301" calcext:value-type="float">
            <text:p>2.85188592456301</text:p>
          </table:table-cell>
          <table:table-cell table:number-columns-repeated="1014"/>
        </table:table-row>
        <table:table-row table:style-name="ro1">
          <table:table-cell/>
          <table:table-cell table:style-name="ce55" table:number-columns-repeated="2"/>
          <table:table-cell table:number-columns-repeated="3"/>
          <table:table-cell table:style-name="ce55" office:value-type="string" calcext:value-type="string">
            <text:p>Triplet</text:p>
          </table:table-cell>
          <table:table-cell table:style-name="ce47" office:value-type="float" office:value="-117.3084059826" calcext:value-type="float">
            <text:p>-117.3084059826</text:p>
          </table:table-cell>
          <table:table-cell table:style-name="ce47" table:number-columns-repeated="2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4"/>
          <table:table-cell table:style-name="ce68" table:formula="of:=[.H237]-[.H236]" office:value-type="float" office:value="0.230879360300008" calcext:value-type="float">
            <text:p>0.230879360300008</text:p>
          </table:table-cell>
          <table:table-cell table:style-name="ce68" table:formula="of:=[.H238]*conv" office:value-type="float" office:value="6.28254704623756" calcext:value-type="float">
            <text:p>6.28254704623756</text:p>
          </table:table-cell>
          <table:table-cell table:style-name="ce70" table:formula="of:=[.I229]-[.I238]" office:value-type="float" office:value="0.916183957861793" calcext:value-type="float">
            <text:p>0.916183957861793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239];[.P239];[.V239];[.AB239];[.AH239];[.AN239];[.AT239]);-MIN([.J239];[.P239];[.V239];[.AB239];[.AH239];[.AN239];[.AT239]))" office:value-type="float" office:value="12.7270203226106" calcext:value-type="float">
            <text:p>12.7270203226106</text:p>
          </table:table-cell>
          <table:table-cell table:style-name="ce63" table:formula="of:=AVERAGE([.J239];[.P239];[.V239];[.AB239];[.AH239];[.AN239];[.AT239])" office:value-type="float" office:value="12.7270203226106" calcext:value-type="float">
            <text:p>12.7270203226106</text:p>
          </table:table-cell>
          <table:table-cell table:number-columns-repeated="4"/>
          <table:table-cell table:style-name="ce68" table:number-columns-repeated="2"/>
          <table:table-cell table:style-name="ce63" table:formula="of:=ABS(([.J238]/[.I229])*100)" office:value-type="float" office:value="12.7270203226106" calcext:value-type="float">
            <text:p>12.7270203226106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55" office:value-type="string" calcext:value-type="string">
            <text:p>Max TDDFT % error</text:p>
          </table:table-cell>
          <table:table-cell table:style-name="ce55"/>
          <table:table-cell table:style-name="ce22"/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3046" calcext:value-type="float">
            <text:p>0.23046</text:p>
          </table:table-cell>
          <table:table-cell table:style-name="ce20" table:formula="of:=[.H240]*conv" office:value-type="float" office:value="6.27113567187" calcext:value-type="float">
            <text:p>6.27113567187</text:p>
          </table:table-cell>
          <table:table-cell table:style-name="ce71" table:formula="of:=[.I230]-[.I240]" office:value-type="float" office:value="2.16757851206725" calcext:value-type="float">
            <text:p>2.16757851206725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241];[.P241];[.V241];[.AB241];[.AH241];[.AN241];[.AT241]);-MIN([.J241];[.P241];[.V241];[.AB241];[.AH241];[.AN241];[.AT241]))" office:value-type="float" office:value="25.6861230848788" calcext:value-type="float">
            <text:p>25.6861230848788</text:p>
          </table:table-cell>
          <table:table-cell table:style-name="ce63" table:formula="of:=AVERAGE([.J241];[.P241];[.V241];[.AB241];[.AH241];[.AN241];[.AT241])" office:value-type="float" office:value="25.6861230848788" calcext:value-type="float">
            <text:p>25.6861230848788</text:p>
          </table:table-cell>
          <table:table-cell table:number-columns-repeated="4"/>
          <table:table-cell table:style-name="ce68" table:number-columns-repeated="2"/>
          <table:table-cell table:style-name="ce63" table:formula="of:=ABS(([.J240]/[.I230])*100)" office:value-type="float" office:value="25.6861230848788" calcext:value-type="float">
            <text:p>25.6861230848788</text:p>
          </table:table-cell>
          <table:table-cell table:number-columns-repeated="1014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office:value-type="string" calcext:value-type="string">
            <text:p>cation</text:p>
          </table:table-cell>
          <table:table-cell table:style-name="ce47" office:value-type="float" office:value="-117.156105058" calcext:value-type="float">
            <text:p>-117.156105058</text:p>
          </table:table-cell>
          <table:table-cell table:style-name="ce47"/>
          <table:table-cell table:style-name="ce63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4"/>
          <table:table-cell table:style-name="ce47" table:formula="of:=[.H242]-[.H236]" office:value-type="float" office:value="0.383180284900007" calcext:value-type="float">
            <text:p>0.383180284900007</text:p>
          </table:table-cell>
          <table:table-cell table:style-name="ce47" table:formula="of:=[.H243]*conv" office:value-type="float" office:value="10.4268660652336" calcext:value-type="float">
            <text:p>10.4268660652336</text:p>
          </table:table-cell>
          <table:table-cell table:style-name="ce70" table:formula="of:=[.I232]-[.I243]" office:value-type="float" office:value="-0.0267695069910658" calcext:value-type="float">
            <text:p>-0.026769506991066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244];[.P244];[.V244];[.AB244];[.AH244];[.AN244];[.AT244]);-MIN([.J244];[.P244];[.V244];[.AB244];[.AH244];[.AN244];[.AT244]))" office:value-type="float" office:value="0.257396715897313" calcext:value-type="float">
            <text:p>0.257396715897313</text:p>
          </table:table-cell>
          <table:table-cell table:style-name="ce63" table:formula="of:=AVERAGE([.J244];[.P244];[.V244];[.AB244];[.AH244];[.AN244];[.AT244])" office:value-type="float" office:value="0.257396715897313" calcext:value-type="float">
            <text:p>0.257396715897313</text:p>
          </table:table-cell>
          <table:table-cell table:style-name="ce47"/>
          <table:table-cell table:number-columns-repeated="3"/>
          <table:table-cell table:style-name="ce47" table:number-columns-repeated="2"/>
          <table:table-cell table:style-name="ce63" table:formula="of:=ABS(([.J243]/[.I232])*100)" office:value-type="float" office:value="0.257396715897313" calcext:value-type="float">
            <text:p>0.257396715897313</text:p>
          </table:table-cell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9" office:value-type="string" calcext:value-type="string">
            <text:p>C*-N</text:p>
          </table:table-cell>
          <table:table-cell table:style-name="ce38" table:number-columns-repeated="5"/>
          <table:table-cell table:number-columns-repeated="2"/>
          <table:table-cell table:style-name="ce38" table:number-columns-repeated="7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9" office:value-type="string" calcext:value-type="string">
            <text:p>Ethylamine</text:p>
          </table:table-cell>
          <table:table-cell table:style-name="ce38"/>
          <table:table-cell table:number-columns-repeated="3"/>
          <table:table-cell table:style-name="ce38"/>
          <table:table-cell table:style-name="ce39" office:value-type="string" calcext:value-type="string">
            <text:p>CHONH2CH2CHO</text:p>
          </table:table-cell>
          <table:table-cell table:style-name="ce38" table:number-columns-repeated="3"/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/>
          <table:table-cell office:value-type="float" office:value="-6.538" calcext:value-type="float">
            <text:p>-6.538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441" calcext:value-type="float">
            <text:p>-7.441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office:value-type="float" office:value="-134.8854355083" calcext:value-type="float">
            <text:p>-134.8854355083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321.9079482401" calcext:value-type="float">
            <text:p>-321.9079482401</text:p>
          </table:table-cell>
          <table:table-cell table:style-name="ce38"/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office:value-type="float" office:value="-134.6482770671" calcext:value-type="float">
            <text:p>-134.6482770671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321.7758397308" calcext:value-type="float">
            <text:p>-321.7758397308</text:p>
          </table:table-cell>
          <table:table-cell table:style-name="ce38"/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style-name="ce39" table:formula="of:=[.H250]-[.H249]" office:value-type="float" office:value="0.237158441199995" calcext:value-type="float">
            <text:p>0.237158441199995</text:p>
          </table:table-cell>
          <table:table-cell table:style-name="ce39" table:formula="of:=[.H251]*conv" office:value-type="float" office:value="6.4534095309137" calcext:value-type="float">
            <text:p>6.4534095309137</text:p>
          </table:table-cell>
          <table:table-cell/>
          <table:table-cell table:style-name="ce38" table:number-columns-repeated="3"/>
          <table:table-cell table:style-name="ce39" table:formula="of:=[.N250]-[.N249]" office:value-type="float" office:value="0.132108509299997" calcext:value-type="float">
            <text:p>0.132108509299997</text:p>
          </table:table-cell>
          <table:table-cell table:style-name="ce39" table:formula="of:=[.N251]*conv" office:value-type="float" office:value="3.59485544228403" calcext:value-type="float">
            <text:p>3.59485544228403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19"/>
          <table:table-cell table:style-name="ce21" table:number-columns-repeated="3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232694629626703" calcext:value-type="float">
            <text:p>0.232694629626703</text:p>
          </table:table-cell>
          <table:table-cell table:style-name="ce19" table:formula="of:=[.H252]*conv" office:value-type="float" office:value="6.33194303785731" calcext:value-type="float">
            <text:p>6.33194303785731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132118727871068" calcext:value-type="float">
            <text:p>0.132118727871068</text:p>
          </table:table-cell>
          <table:table-cell table:style-name="ce19" table:formula="of:=[.N252]*conv" office:value-type="float" office:value="3.5951335037505" calcext:value-type="float">
            <text:p>3.5951335037505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office:value-type="float" office:value="-134.5468638481" calcext:value-type="float">
            <text:p>-134.5468638481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321.5538165008" calcext:value-type="float">
            <text:p>-321.5538165008</text:p>
          </table:table-cell>
          <table:table-cell table:style-name="ce38"/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formula="of:=[.H253]-[.H249]" office:value-type="float" office:value="0.338571660199989" calcext:value-type="float">
            <text:p>0.338571660199989</text:p>
          </table:table-cell>
          <table:table-cell table:formula="of:=[.H254]*conv" office:value-type="float" office:value="9.21300362650524" calcext:value-type="float">
            <text:p>9.21300362650524</text:p>
          </table:table-cell>
          <table:table-cell/>
          <table:table-cell table:style-name="ce38" table:number-columns-repeated="3"/>
          <table:table-cell table:style-name="ce38" table:formula="of:=[.N253]-[.N249]" office:value-type="float" office:value="0.354131739299987" calcext:value-type="float">
            <text:p>0.354131739299987</text:p>
          </table:table-cell>
          <table:table-cell table:style-name="ce38" table:formula="of:=[.N254]*conv" office:value-type="float" office:value="9.63641492174571" calcext:value-type="float">
            <text:p>9.63641492174571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 table:number-columns-repeated="2"/>
          <table:table-cell table:style-name="ce55" table:number-columns-repeated="5"/>
          <table:table-cell table:style-name="ce47"/>
          <table:table-cell table:style-name="ce55" table:number-columns-repeated="5"/>
          <table:table-cell table:number-columns-repeated="1008"/>
        </table:table-row>
        <table:table-row table:style-name="ro1">
          <table:table-cell/>
          <table:table-cell table:style-name="ce55" table:number-columns-repeated="2"/>
          <table:table-cell table:number-columns-repeated="2"/>
          <table:table-cell table:style-name="ce68" office:value-type="string" calcext:value-type="string">
            <text:p>Ethylamine</text:p>
          </table:table-cell>
          <table:table-cell/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CHONH2CH2CHO</text:p>
          </table:table-cell>
          <table:table-cell table:style-name="ce47" table:number-columns-repeated="3"/>
          <table:table-cell table:style-name="ce55"/>
          <table:table-cell table:number-columns-repeated="1008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3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6.261" calcext:value-type="float">
            <text:p>-6.261</text:p>
          </table:table-cell>
          <table:table-cell table:style-name="ce70" table:formula="of:=[.I248]-[.I257]" office:value-type="float" office:value="-0.277" calcext:value-type="float">
            <text:p>-0.277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7.496" calcext:value-type="float">
            <text:p>-7.496</text:p>
          </table:table-cell>
          <table:table-cell table:style-name="ce70" table:formula="of:=[.O248]-[.O257]" office:value-type="float" office:value="0.0550000000000006" calcext:value-type="float">
            <text:p>0.055000000000001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258];[.P258];[.V258];[.AB258];[.AH258];[.AN258];[.AT258]);-MIN([.J258];[.P258];[.V258];[.AB258];[.AH258];[.AN258];[.AT258]))" office:value-type="float" office:value="4.23676965432854" calcext:value-type="float">
            <text:p>4.23676965432854</text:p>
          </table:table-cell>
          <table:table-cell table:style-name="ce63" table:formula="of:=AVERAGE([.J258];[.P258];[.V258];[.AB258];[.AH258];[.AN258];[.AT258])" office:value-type="float" office:value="2.48795880915594" calcext:value-type="float">
            <text:p>2.48795880915594</text:p>
          </table:table-cell>
          <table:table-cell table:number-columns-repeated="3"/>
          <table:table-cell office:value-type="string" calcext:value-type="string">
            <text:p>Singlet</text:p>
          </table:table-cell>
          <table:table-cell table:style-name="ce47" office:value-type="float" office:value="-97.6925838069" calcext:value-type="float">
            <text:p>-97.6925838069</text:p>
          </table:table-cell>
          <table:table-cell table:style-name="ce47"/>
          <table:table-cell table:style-name="ce63" table:formula="of:=ABS(([.J257]/[.I248])*100)" office:value-type="float" office:value="4.23676965432854" calcext:value-type="float">
            <text:p>4.23676965432854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284.7376101959" calcext:value-type="float">
            <text:p>-284.7376101959</text:p>
          </table:table-cell>
          <table:table-cell table:style-name="ce47"/>
          <table:table-cell table:style-name="ce63" table:formula="of:=ABS(([.P257]/[.O248])*100)" office:value-type="float" office:value="0.739147963983344" calcext:value-type="float">
            <text:p>0.739147963983344</text:p>
          </table:table-cell>
          <table:table-cell table:number-columns-repeated="1008"/>
        </table:table-row>
        <table:table-row table:style-name="ro1">
          <table:table-cell/>
          <table:table-cell table:style-name="ce55" table:number-columns-repeated="2"/>
          <table:table-cell table:number-columns-repeated="3"/>
          <table:table-cell table:style-name="ce55" office:value-type="string" calcext:value-type="string">
            <text:p>Triplet</text:p>
          </table:table-cell>
          <table:table-cell table:style-name="ce47" office:value-type="float" office:value="-97.4698405287" calcext:value-type="float">
            <text:p>-97.4698405287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284.5989474705" calcext:value-type="float">
            <text:p>-284.5989474705</text:p>
          </table:table-cell>
          <table:table-cell table:style-name="ce47" table:number-columns-repeated="2"/>
          <table:table-cell table:number-columns-repeated="1008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4"/>
          <table:table-cell table:style-name="ce68" table:formula="of:=[.H259]-[.H258]" office:value-type="float" office:value="0.222743278199999" calcext:value-type="float">
            <text:p>0.222743278199999</text:p>
          </table:table-cell>
          <table:table-cell table:style-name="ce68" table:formula="of:=[.H260]*conv" office:value-type="float" office:value="6.06115298789065" calcext:value-type="float">
            <text:p>6.06115298789065</text:p>
          </table:table-cell>
          <table:table-cell table:style-name="ce70" table:formula="of:=[.I251]-[.I260]" office:value-type="float" office:value="0.392256543023047" calcext:value-type="float">
            <text:p>0.392256543023047</text:p>
          </table:table-cell>
          <table:table-cell table:style-name="ce47" table:number-columns-repeated="3"/>
          <table:table-cell table:style-name="ce68" table:formula="of:=[.N259]-[.N258]" office:value-type="float" office:value="0.138662725400025" calcext:value-type="float">
            <text:p>0.138662725400025</text:p>
          </table:table-cell>
          <table:table-cell table:style-name="ce68" table:formula="of:=[.N260]*conv" office:value-type="float" office:value="3.77320473667798" calcext:value-type="float">
            <text:p>3.77320473667798</text:p>
          </table:table-cell>
          <table:table-cell table:style-name="ce70" table:formula="of:=[.O251]-[.O260]" office:value-type="float" office:value="-0.178349294393954" calcext:value-type="float">
            <text:p>-0.178349294393954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261];[.P261];[.V261];[.AB261];[.AH261];[.AN261];[.AT261]);-MIN([.J261];[.P261];[.V261];[.AB261];[.AH261];[.AN261];[.AT261]))" office:value-type="float" office:value="6.07828375286001" calcext:value-type="float">
            <text:p>6.07828375286001</text:p>
          </table:table-cell>
          <table:table-cell table:style-name="ce63" table:formula="of:=AVERAGE([.J261];[.P261];[.V261];[.AB261];[.AH261];[.AN261];[.AT261])" office:value-type="float" office:value="5.51976032211412" calcext:value-type="float">
            <text:p>5.51976032211412</text:p>
          </table:table-cell>
          <table:table-cell table:number-columns-repeated="4"/>
          <table:table-cell table:style-name="ce68" table:number-columns-repeated="2"/>
          <table:table-cell table:style-name="ce63" table:formula="of:=ABS(([.J260]/[.I251])*100)" office:value-type="float" office:value="6.07828375286001" calcext:value-type="float">
            <text:p>6.0782837528600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P260]/[.O251])*100)" office:value-type="float" office:value="4.96123689136822" calcext:value-type="float">
            <text:p>4.96123689136822</text:p>
          </table:table-cell>
          <table:table-cell table:number-columns-repeated="1008"/>
        </table:table-row>
        <table:table-row table:style-name="ro1">
          <table:table-cell table:style-name="ce20"/>
          <table:table-cell table:style-name="ce55" office:value-type="string" calcext:value-type="string">
            <text:p>Max TDDFT % error</text:p>
          </table:table-cell>
          <table:table-cell table:style-name="ce55"/>
          <table:table-cell table:style-name="ce22"/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1792" calcext:value-type="float">
            <text:p>0.21792</text:p>
          </table:table-cell>
          <table:table-cell table:style-name="ce20" table:formula="of:=[.H262]*conv" office:value-type="float" office:value="5.92990491024" calcext:value-type="float">
            <text:p>5.92990491024</text:p>
          </table:table-cell>
          <table:table-cell table:style-name="ce71" table:formula="of:=[.I252]-[.I262]" office:value-type="float" office:value="0.402038127617306" calcext:value-type="float">
            <text:p>0.402038127617306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139419" calcext:value-type="float">
            <text:p>0.139419</text:p>
          </table:table-cell>
          <table:table-cell table:style-name="ce20" table:formula="of:=[.N262]*conv" office:value-type="float" office:value="3.7937840156055" calcext:value-type="float">
            <text:p>3.7937840156055</text:p>
          </table:table-cell>
          <table:table-cell table:style-name="ce71" table:formula="of:=[.O252]-[.O262]" office:value-type="float" office:value="-0.198650511855001" calcext:value-type="float">
            <text:p>-0.198650511855001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263];[.P263];[.V263];[.AB263];[.AH263];[.AN263];[.AT263]);-MIN([.J263];[.P263];[.V263];[.AB263];[.AH263];[.AN263];[.AT263]))" office:value-type="float" office:value="6.34936425065115" calcext:value-type="float">
            <text:p>6.34936425065115</text:p>
          </table:table-cell>
          <table:table-cell table:style-name="ce63" table:formula="of:=AVERAGE([.J263];[.P263];[.V263];[.AB263];[.AH263];[.AN263];[.AT263])" office:value-type="float" office:value="5.93745173663161" calcext:value-type="float">
            <text:p>5.93745173663161</text:p>
          </table:table-cell>
          <table:table-cell table:number-columns-repeated="4"/>
          <table:table-cell table:style-name="ce68" table:number-columns-repeated="2"/>
          <table:table-cell table:style-name="ce63" table:formula="of:=ABS(([.J262]/[.I252])*100)" office:value-type="float" office:value="6.34936425065115" calcext:value-type="float">
            <text:p>6.3493642506511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P262]/[.O252])*100)" office:value-type="float" office:value="5.52553922261207" calcext:value-type="float">
            <text:p>5.52553922261207</text:p>
          </table:table-cell>
          <table:table-cell table:number-columns-repeated="1008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office:value-type="string" calcext:value-type="string">
            <text:p>cation</text:p>
          </table:table-cell>
          <table:table-cell table:style-name="ce47" office:value-type="float" office:value="-97.3577502171" calcext:value-type="float">
            <text:p>-97.3577502171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284.3796338576" calcext:value-type="float">
            <text:p>-284.3796338576</text:p>
          </table:table-cell>
          <table:table-cell table:style-name="ce47"/>
          <table:table-cell table:style-name="ce63"/>
          <table:table-cell table:number-columns-repeated="1008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4"/>
          <table:table-cell table:style-name="ce47" table:formula="of:=[.H264]-[.H258]" office:value-type="float" office:value="0.334833589799999" calcext:value-type="float">
            <text:p>0.334833589799999</text:p>
          </table:table-cell>
          <table:table-cell table:style-name="ce47" table:formula="of:=[.H265]*conv" office:value-type="float" office:value="9.11128555556305" calcext:value-type="float">
            <text:p>9.11128555556305</text:p>
          </table:table-cell>
          <table:table-cell table:style-name="ce70" table:formula="of:=[.I254]-[.I265]" office:value-type="float" office:value="0.1017180709422" calcext:value-type="float">
            <text:p>0.1017180709422</text:p>
          </table:table-cell>
          <table:table-cell table:style-name="ce47" table:number-columns-repeated="3"/>
          <table:table-cell table:style-name="ce47" table:formula="of:=[.N264]-[.N258]" office:value-type="float" office:value="0.357976338299977" calcext:value-type="float">
            <text:p>0.357976338299977</text:p>
          </table:table-cell>
          <table:table-cell table:style-name="ce47" table:formula="of:=[.N265]*conv" office:value-type="float" office:value="9.74103178338276" calcext:value-type="float">
            <text:p>9.74103178338276</text:p>
          </table:table-cell>
          <table:table-cell table:style-name="ce70" table:formula="of:=[.O254]-[.O265]" office:value-type="float" office:value="-0.104616861637044" calcext:value-type="float">
            <text:p>-0.104616861637044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266];[.P266];[.V266];[.AB266];[.AH266];[.AN266];[.AT266]);-MIN([.J266];[.P266];[.V266];[.AB266];[.AH266];[.AN266];[.AT266]))" office:value-type="float" office:value="1.10407067082404" calcext:value-type="float">
            <text:p>1.10407067082404</text:p>
          </table:table-cell>
          <table:table-cell table:style-name="ce63" table:formula="of:=AVERAGE([.J266];[.P266];[.V266];[.AB266];[.AH266];[.AN266];[.AT266])" office:value-type="float" office:value="1.09485578516748" calcext:value-type="float">
            <text:p>1.09485578516748</text:p>
          </table:table-cell>
          <table:table-cell table:style-name="ce47"/>
          <table:table-cell table:number-columns-repeated="3"/>
          <table:table-cell table:style-name="ce47" table:number-columns-repeated="2"/>
          <table:table-cell table:style-name="ce63" table:formula="of:=ABS(([.J265]/[.I254])*100)" office:value-type="float" office:value="1.10407067082404" calcext:value-type="float">
            <text:p>1.10407067082404</text:p>
          </table:table-cell>
          <table:table-cell table:style-name="ce47" table:number-columns-repeated="5"/>
          <table:table-cell table:style-name="ce63" table:formula="of:=ABS(([.P265]/[.O254])*100)" office:value-type="float" office:value="1.08564089951092" calcext:value-type="float">
            <text:p>1.08564089951092</text:p>
          </table:table-cell>
          <table:table-cell table:number-columns-repeated="1008"/>
        </table:table-row>
      </table:table>
      <table:table table:name="reta_mols" table:style-name="ta1">
        <table:table-column table:style-name="co1" table:number-columns-repeated="13" table:default-cell-style-name="Default"/>
        <table:table-column table:style-name="co1" table:default-cell-style-name="ce116"/>
        <table:table-column table:style-name="co1" table:number-columns-repeated="7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number-columns-repeated="13"/>
          <table:table-cell table:style-name="Default"/>
          <table:table-cell table:number-columns-repeated="9"/>
          <table:table-cell office:value-type="float" office:value="219474.6313705" calcext:value-type="float">
            <text:p>219474.6313705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14"/>
        </table:table-row>
        <table:table-row table:style-name="ro1">
          <table:table-cell table:style-name="ce48" office:value-type="string" calcext:value-type="string">
            <text:p>ps_geom_1</text:p>
          </table:table-cell>
          <table:table-cell table:style-name="ce109" office:value-type="string" calcext:value-type="string">
            <text:p>mXylylene</text:p>
          </table:table-cell>
          <table:table-cell table:style-name="ce112" office:value-type="string" calcext:value-type="string">
            <text:p>Results</text:p>
          </table:table-cell>
          <table:table-cell table:style-name="ce114"/>
          <table:table-cell table:style-name="ce48"/>
          <table:table-cell table:number-columns-repeated="8"/>
          <table:table-cell table:style-name="Default"/>
          <table:table-cell table:number-columns-repeated="14"/>
        </table:table-row>
        <table:table-row table:style-name="ro1">
          <table:table-cell table:style-name="ce48"/>
          <table:table-cell table:style-name="ce110" office:value-type="string" calcext:value-type="string">
            <text:p>PBE0</text:p>
          </table:table-cell>
          <table:table-cell table:style-name="ce110"/>
          <table:table-cell table:style-name="ce115"/>
          <table:table-cell table:style-name="ce48"/>
          <table:table-cell table:number-columns-repeated="8"/>
          <table:table-cell table:style-name="Default"/>
          <table:table-cell table:number-columns-repeated="14"/>
        </table:table-row>
        <table:table-row table:style-name="ro1">
          <table:table-cell table:style-name="ce48"/>
          <table:table-cell office:value-type="string" calcext:value-type="string">
            <text:p>Singlet UHF</text:p>
          </table:table-cell>
          <table:table-cell office:value-type="float" office:value="-308.9144706164" calcext:value-type="float">
            <text:p>-308.9144706164</text:p>
          </table:table-cell>
          <table:table-cell table:style-name="ce116"/>
          <table:table-cell table:style-name="ce48"/>
          <table:table-cell table:number-columns-repeated="8"/>
          <table:table-cell table:style-name="Default"/>
          <table:table-cell table:number-columns-repeated="7"/>
          <table:table-cell office:value-type="string" calcext:value-type="string">
            <text:p>folder</text:p>
          </table:table-cell>
          <table:table-cell table:number-columns-repeated="6"/>
        </table:table-row>
        <table:table-row table:style-name="ro1">
          <table:table-cell table:style-name="ce48"/>
          <table:table-cell office:value-type="string" calcext:value-type="string">
            <text:p>Triplet</text:p>
          </table:table-cell>
          <table:table-cell office:value-type="float" office:value="-308.9659043683" calcext:value-type="float">
            <text:p>-308.9659043683</text:p>
          </table:table-cell>
          <table:table-cell table:style-name="ce116"/>
          <table:table-cell table:style-name="ce48"/>
          <table:table-cell office:value-type="string" calcext:value-type="string">
            <text:p>Triplet GS</text:p>
          </table:table-cell>
          <table:table-cell office:value-type="string" calcext:value-type="string">
            <text:p>all ps</text:p>
          </table:table-cell>
          <table:table-cell table:style-name="ce48" office:value-type="string" calcext:value-type="string">
            <text:p>Set_4</text:p>
          </table:table-cell>
          <table:table-cell office:value-type="string" calcext:value-type="string">
            <text:p>tddft checked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Geometry taken from SI</text:p>
          </table:table-cell>
          <table:table-cell/>
          <table:table-cell office:value-type="string" calcext:value-type="string">
            <text:p>6-311++G**</text:p>
          </table:table-cell>
          <table:table-cell office:value-type="string" calcext:value-type="string">
            <text:p>ps_geom_1</text:p>
          </table:table-cell>
          <table:table-cell/>
          <table:table-cell office:value-type="string" calcext:value-type="string">
            <text:p>ref</text:p>
          </table:table-cell>
          <table:table-cell/>
          <table:table-cell office:value-type="string" calcext:value-type="string">
            <text:p>6-311++G**</text:p>
          </table:table-cell>
          <table:table-cell/>
          <table:table-cell office:value-type="string" calcext:value-type="string">
            <text:p>Delta</text:p>
          </table:table-cell>
          <table:table-cell office:value-type="string" calcext:value-type="string">
            <text:p>S*S</text:p>
          </table:table-cell>
          <table:table-cell office:value-type="string" calcext:value-type="string">
            <text:p>E_s Yamaguchi</text:p>
          </table:table-cell>
          <table:table-cell/>
        </table:table-row>
        <table:table-row table:style-name="ro1">
          <table:table-cell table:style-name="ce48"/>
          <table:table-cell office:value-type="string" calcext:value-type="string">
            <text:p>ST</text:p>
          </table:table-cell>
          <table:table-cell table:style-name="ce85" table:formula="of:=[.C6]-[.C5]" office:value-type="float" office:value="-0.0514337518999923" calcext:value-type="float">
            <text:p>-0.051433751899992</text:p>
          </table:table-cell>
          <table:table-cell table:style-name="ce116"/>
          <table:table-cell table:style-name="ce77"/>
          <table:table-cell table:style-name="ce78" office:value-type="string" calcext:value-type="string">
            <text:p>All-electron</text:p>
          </table:table-cell>
          <table:table-cell table:style-name="ce109" office:value-type="string" calcext:value-type="string">
            <text:p>mXylylene</text:p>
          </table:table-cell>
          <table:table-cell table:style-name="ce112" office:value-type="string" calcext:value-type="string">
            <text:p>Results</text:p>
          </table:table-cell>
          <table:table-cell table:style-name="ce114"/>
          <table:table-cell/>
          <table:table-cell table:style-name="ce78" office:value-type="string" calcext:value-type="string">
            <text:p>All-electron</text:p>
          </table:table-cell>
          <table:table-cell table:style-name="ce109" office:value-type="string" calcext:value-type="string">
            <text:p>mXylylene</text:p>
          </table:table-cell>
          <table:table-cell table:style-name="ce112" office:value-type="string" calcext:value-type="string">
            <text:p>Results</text:p>
          </table:table-cell>
          <table:table-cell table:style-name="ce114"/>
          <table:table-cell/>
          <table:table-cell table:style-name="ce78" office:value-type="string" calcext:value-type="string">
            <text:p>All-electron</text:p>
          </table:table-cell>
          <table:table-cell table:style-name="ce109" office:value-type="string" calcext:value-type="string">
            <text:p>mXylylene</text:p>
          </table:table-cell>
          <table:table-cell table:style-name="ce112" office:value-type="string" calcext:value-type="string">
            <text:p>Results</text:p>
          </table:table-cell>
          <table:table-cell table:style-name="ce114"/>
          <table:table-cell table:number-columns-repeated="2"/>
          <table:table-cell office:value-type="string" calcext:value-type="string">
            <text:p>reta_mols/ref/mxylylene_reta/triplet</text:p>
          </table:table-cell>
          <table:table-cell office:value-type="string" calcext:value-type="string">
            <text:p>triplet symmetry</text:p>
          </table:table-cell>
          <table:table-cell office:value-type="float" office:value="-309.4612311813" calcext:value-type="float">
            <text:p>-309.4612311813</text:p>
          </table:table-cell>
          <table:table-cell table:formula="of:=([.X7]-[.X$7])*[.X$1]" office:value-type="float" office:value="0" calcext:value-type="float">
            <text:p>0</text:p>
          </table:table-cell>
          <table:table-cell office:value-type="float" office:value="2.0644143" calcext:value-type="float">
            <text:p>2.0644143</text:p>
          </table:table-cell>
          <table:table-cell table:number-columns-repeated="2"/>
        </table:table-row>
        <table:table-row table:style-name="ro1">
          <table:table-cell table:style-name="ce48"/>
          <table:table-cell office:value-type="string" calcext:value-type="string">
            <text:p>Cation</text:p>
          </table:table-cell>
          <table:table-cell office:value-type="float" office:value="-308.7028524356" calcext:value-type="float">
            <text:p>-308.7028524356</text:p>
          </table:table-cell>
          <table:table-cell table:style-name="ce116"/>
          <table:table-cell table:style-name="ce77"/>
          <table:table-cell table:style-name="ce78"/>
          <table:table-cell table:style-name="ce110" office:value-type="string" calcext:value-type="string">
            <text:p>PBE0</text:p>
          </table:table-cell>
          <table:table-cell table:style-name="ce110"/>
          <table:table-cell table:style-name="ce115"/>
          <table:table-cell/>
          <table:table-cell table:style-name="ce78"/>
          <table:table-cell table:style-name="ce110" office:value-type="string" calcext:value-type="string">
            <text:p>B3-LYP</text:p>
          </table:table-cell>
          <table:table-cell table:style-name="ce110"/>
          <table:table-cell table:style-name="ce115"/>
          <table:table-cell/>
          <table:table-cell table:style-name="ce78"/>
          <table:table-cell table:style-name="ce110" office:value-type="string" calcext:value-type="string">
            <text:p>B3-LYP</text:p>
          </table:table-cell>
          <table:table-cell table:style-name="ce110"/>
          <table:table-cell table:style-name="ce115"/>
          <table:table-cell table:number-columns-repeated="2"/>
          <table:table-cell office:value-type="string" calcext:value-type="string">
            <text:p>reta_mols/ref/mxylylene_reta/singlet_uhf</text:p>
          </table:table-cell>
          <table:table-cell office:value-type="string" calcext:value-type="string">
            <text:p>singlet symmetry</text:p>
          </table:table-cell>
          <table:table-cell office:value-type="float" office:value="-309.4097765122" calcext:value-type="float">
            <text:p>-309.4097765122</text:p>
          </table:table-cell>
          <table:table-cell table:formula="of:=([.X8]-[.X$7])*[.X$1]" office:value-type="float" office:value="11292.9945330128" calcext:value-type="float">
            <text:p>11292.9945330128</text:p>
          </table:table-cell>
          <table:table-cell office:value-type="float" office:value="0" calcext:value-type="float">
            <text:p>0</text:p>
          </table:table-cell>
          <table:table-cell table:formula="of:=(2*([.X8]-[.X$7])/([.Z$7]-[.Z8]))*[.X$1]" office:value-type="float" office:value="10940.6280832416" calcext:value-type="float">
            <text:p>10940.6280832416</text:p>
          </table:table-cell>
          <table:table-cell/>
        </table:table-row>
        <table:table-row table:style-name="ro1">
          <table:table-cell table:style-name="ce48"/>
          <table:table-cell office:value-type="string" calcext:value-type="string">
            <text:p>IE</text:p>
          </table:table-cell>
          <table:table-cell table:formula="of:=[.C8]-[.C5]" office:value-type="float" office:value="0.211618180800031" calcext:value-type="float">
            <text:p>0.211618180800031</text:p>
          </table:table-cell>
          <table:table-cell table:style-name="ce116"/>
          <table:table-cell table:style-name="ce48"/>
          <table:table-cell table:style-name="ce78"/>
          <table:table-cell office:value-type="string" calcext:value-type="string">
            <text:p>Singlet UHF</text:p>
          </table:table-cell>
          <table:table-cell office:value-type="float" office:value="-308.9087973649" calcext:value-type="float">
            <text:p>-308.9087973649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Singlet UHF</text:p>
          </table:table-cell>
          <table:table-cell office:value-type="float" office:value="-309.0906768422" calcext:value-type="float">
            <text:p>-309.0906768422</text:p>
          </table:table-cell>
          <table:table-cell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Singlet UHF</text:p>
          </table:table-cell>
          <table:table-cell office:value-type="float" office:value="-309.409776514" calcext:value-type="float">
            <text:p>-309.409776514</text:p>
          </table:table-cell>
          <table:table-cell table:style-name="ce116"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reta_mols/ref/mxylylene_reta/singlet_uhf/fr_tr</text:p>
          </table:table-cell>
          <table:table-cell office:value-type="string" calcext:value-type="string">
            <text:p>Singlet_1 symmetry</text:p>
          </table:table-cell>
          <table:table-cell office:value-type="float" office:value="-309.4383271571" calcext:value-type="float">
            <text:p>-309.4383271571</text:p>
          </table:table-cell>
          <table:table-cell table:formula="of:=([.X9]-[.X$7])*[.X$1]" office:value-type="float" office:value="5026.85226819344" calcext:value-type="float">
            <text:p>5026.85226819344</text:p>
          </table:table-cell>
          <table:table-cell office:value-type="float" office:value="1.01778502" calcext:value-type="float">
            <text:p>1.01778502</text:p>
          </table:table-cell>
          <table:table-cell table:formula="of:=(2*([.X9]-[.X$7])/([.Z$7]-[.Z9]))*[.X$1]" office:value-type="float" office:value="9605.79331048991" calcext:value-type="float">
            <text:p>9605.79331048991</text:p>
          </table:table-cell>
          <table:table-cell/>
        </table:table-row>
        <table:table-row table:style-name="ro1">
          <table:table-cell table:style-name="ce48"/>
          <table:table-cell office:value-type="string" calcext:value-type="string">
            <text:p>HOMO</text:p>
          </table:table-cell>
          <table:table-cell office:value-type="float" office:value="-4.144" calcext:value-type="float">
            <text:p>-4.144</text:p>
          </table:table-cell>
          <table:table-cell table:style-name="ce116"/>
          <table:table-cell table:style-name="ce48"/>
          <table:table-cell table:style-name="ce78"/>
          <table:table-cell office:value-type="string" calcext:value-type="string">
            <text:p>Triplet</text:p>
          </table:table-cell>
          <table:table-cell office:value-type="float" office:value="-308.9716093944" calcext:value-type="float">
            <text:p>-308.9716093944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riplet</text:p>
          </table:table-cell>
          <table:table-cell office:value-type="float" office:value="-309.1408492302" calcext:value-type="float">
            <text:p>-309.1408492302</text:p>
          </table:table-cell>
          <table:table-cell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riplet</text:p>
          </table:table-cell>
          <table:table-cell office:value-type="float" office:value="-309.46123118" calcext:value-type="float">
            <text:p>-309.46123118</text:p>
          </table:table-cell>
          <table:table-cell table:style-name="ce116"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reta_mols/ref/mxylylene_reta/symmetry/orbitals/singlet_2</text:p>
          </table:table-cell>
          <table:table-cell office:value-type="string" calcext:value-type="string">
            <text:p>Singlet_2 symmetry</text:p>
          </table:table-cell>
          <table:table-cell office:value-type="float" office:value="-309.4383266388" calcext:value-type="float">
            <text:p>-309.4383266388</text:p>
          </table:table-cell>
          <table:table-cell table:formula="of:=([.X10]-[.X$7])*[.X$1]" office:value-type="float" office:value="5026.96602189454" calcext:value-type="float">
            <text:p>5026.96602189454</text:p>
          </table:table-cell>
          <table:table-cell office:value-type="float" office:value="1.01778767" calcext:value-type="float">
            <text:p>1.01778767</text:p>
          </table:table-cell>
          <table:table-cell table:formula="of:=(2*([.X10]-[.X$7])/([.Z$7]-[.Z10]))*[.X$1]" office:value-type="float" office:value="9606.0350038954" calcext:value-type="float">
            <text:p>9606.0350038954</text:p>
          </table:table-cell>
          <table:table-cell/>
        </table:table-row>
        <table:table-row table:style-name="ro1">
          <table:table-cell table:style-name="ce48"/>
          <table:table-cell table:number-columns-repeated="2"/>
          <table:table-cell table:style-name="ce116"/>
          <table:table-cell table:style-name="ce48"/>
          <table:table-cell table:style-name="ce78"/>
          <table:table-cell office:value-type="string" calcext:value-type="string">
            <text:p>ST</text:p>
          </table:table-cell>
          <table:table-cell table:style-name="ce85" table:formula="of:=[.H10]-[.H9]" office:value-type="float" office:value="-0.0628120294999803" calcext:value-type="float">
            <text:p>-0.06281202949998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ST</text:p>
          </table:table-cell>
          <table:table-cell table:style-name="ce85" table:formula="of:=[.M10]-[.M9]" office:value-type="float" office:value="-0.0501723879999645" calcext:value-type="float">
            <text:p>-0.050172387999965</text:p>
          </table:table-cell>
          <table:table-cell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ST</text:p>
          </table:table-cell>
          <table:table-cell table:style-name="ce85" table:formula="of:=[.R10]-[.R9]" office:value-type="float" office:value="-0.0514546660000406" calcext:value-type="float">
            <text:p>-0.051454666000041</text:p>
          </table:table-cell>
          <table:table-cell table:style-name="ce116"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reta_mols/ref/mxylylene_reta/singlet_uhf/fr_tr/try</text:p>
          </table:table-cell>
          <table:table-cell office:value-type="string" calcext:value-type="string">
            <text:p>Singlet_broken</text:p>
          </table:table-cell>
          <table:table-cell office:value-type="float" office:value="-309.4502621478" calcext:value-type="float">
            <text:p>-309.4502621478</text:p>
          </table:table-cell>
          <table:table-cell table:formula="of:=([.X11]-[.X$7])*[.X$1]" office:value-type="float" office:value="2407.42458389778" calcext:value-type="float">
            <text:p>2407.42458389778</text:p>
          </table:table-cell>
          <table:table-cell office:value-type="float" office:value="1.013" calcext:value-type="float">
            <text:p>1.013</text:p>
          </table:table-cell>
          <table:table-cell table:formula="of:=(2*([.X11]-[.X$7])/([.Z$7]-[.Z11]))*[.X$1]" office:value-type="float" office:value="4579.40239903106" calcext:value-type="float">
            <text:p>4579.40239903106</text:p>
          </table:table-cell>
          <table:table-cell/>
        </table:table-row>
        <table:table-row table:style-name="ro1">
          <table:table-cell table:style-name="ce48"/>
          <table:table-cell office:value-type="string" calcext:value-type="string">
            <text:p>tddft ciss 1</text:p>
          </table:table-cell>
          <table:table-cell office:value-type="float" office:value="0.02139" calcext:value-type="float">
            <text:p>0.02139</text:p>
          </table:table-cell>
          <table:table-cell table:style-name="ce116"/>
          <table:table-cell table:style-name="ce48"/>
          <table:table-cell table:style-name="ce78"/>
          <table:table-cell office:value-type="string" calcext:value-type="string">
            <text:p>Cation</text:p>
          </table:table-cell>
          <table:table-cell office:value-type="float" office:value="-308.7037791356" calcext:value-type="float">
            <text:p>-308.7037791356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Cation</text:p>
          </table:table-cell>
          <table:table-cell office:value-type="float" office:value="-308.8809776807" calcext:value-type="float">
            <text:p>-308.8809776807</text:p>
          </table:table-cell>
          <table:table-cell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Cation</text:p>
          </table:table-cell>
          <table:table-cell office:value-type="float" office:value="-309.2011063415" calcext:value-type="float">
            <text:p>-309.2011063415</text:p>
          </table:table-cell>
          <table:table-cell table:style-name="ce116"/>
          <table:table-cell office:value-type="string" calcext:value-type="string">
            <text:p>Eh</text:p>
          </table:table-cell>
          <table:table-cell table:number-columns-repeated="8"/>
        </table:table-row>
        <table:table-row table:style-name="ro1">
          <table:table-cell table:style-name="ce48"/>
          <table:table-cell table:style-name="ce111" office:value-type="string" calcext:value-type="string">
            <text:p>mXylylene</text:p>
          </table:table-cell>
          <table:table-cell table:style-name="ce113" office:value-type="string" calcext:value-type="string">
            <text:p>Results</text:p>
          </table:table-cell>
          <table:table-cell table:style-name="ce117" office:value-type="string" calcext:value-type="string">
            <text:p>Errors (%)</text:p>
          </table:table-cell>
          <table:table-cell table:style-name="ce48"/>
          <table:table-cell table:style-name="ce78"/>
          <table:table-cell office:value-type="string" calcext:value-type="string">
            <text:p>IE</text:p>
          </table:table-cell>
          <table:table-cell table:formula="of:=[.H12]-[.H10]" office:value-type="float" office:value="0.267830258800018" calcext:value-type="float">
            <text:p>0.267830258800018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IE</text:p>
          </table:table-cell>
          <table:table-cell table:formula="of:=[.M12]-[.M10]" office:value-type="float" office:value="0.259871549499962" calcext:value-type="float">
            <text:p>0.259871549499962</text:p>
          </table:table-cell>
          <table:table-cell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IE</text:p>
          </table:table-cell>
          <table:table-cell table:formula="of:=[.R12]-[.R10]" office:value-type="float" office:value="0.260124838500019" calcext:value-type="float">
            <text:p>0.260124838500019</text:p>
          </table:table-cell>
          <table:table-cell table:style-name="ce116"/>
          <table:table-cell office:value-type="string" calcext:value-type="string">
            <text:p>Eh</text:p>
          </table:table-cell>
          <table:table-cell table:number-columns-repeated="2"/>
          <table:table-cell office:value-type="string" calcext:value-type="string">
            <text:p>6-31G</text:p>
          </table:table-cell>
          <table:table-cell table:number-columns-repeated="5"/>
        </table:table-row>
        <table:table-row table:style-name="ro1">
          <table:table-cell table:style-name="ce48"/>
          <table:table-cell table:style-name="ce110" office:value-type="string" calcext:value-type="string">
            <text:p>PBE0</text:p>
          </table:table-cell>
          <table:table-cell table:style-name="ce110"/>
          <table:table-cell table:style-name="ce115"/>
          <table:table-cell table:style-name="ce78" table:number-columns-repeated="2"/>
          <table:table-cell table:style-name="ce48" office:value-type="string" calcext:value-type="string">
            <text:p>s HOMO</text:p>
          </table:table-cell>
          <table:table-cell office:value-type="float" office:value="-5.562" calcext:value-type="float">
            <text:p>-5.562</text:p>
          </table:table-cell>
          <table:table-cell table:style-name="ce116"/>
          <table:table-cell office:value-type="string" calcext:value-type="string">
            <text:p>eV</text:p>
          </table:table-cell>
          <table:table-cell table:style-name="ce78"/>
          <table:table-cell table:style-name="ce48" office:value-type="string" calcext:value-type="string">
            <text:p>s HOMO</text:p>
          </table:table-cell>
          <table:table-cell office:value-type="float" office:value="-3.705" calcext:value-type="float">
            <text:p>-3.705</text:p>
          </table:table-cell>
          <table:table-cell/>
          <table:table-cell office:value-type="string" calcext:value-type="string">
            <text:p>eV</text:p>
          </table:table-cell>
          <table:table-cell table:style-name="ce78"/>
          <table:table-cell table:style-name="ce48" office:value-type="string" calcext:value-type="string">
            <text:p>s HOMO</text:p>
          </table:table-cell>
          <table:table-cell office:value-type="float" office:value="-3.93" calcext:value-type="float">
            <text:p>-3.93</text:p>
          </table:table-cell>
          <table:table-cell table:style-name="ce116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reta_mols/ref/mxylylene_reta/6-31G/triplet</text:p>
          </table:table-cell>
          <table:table-cell office:value-type="string" calcext:value-type="string">
            <text:p>triplet</text:p>
          </table:table-cell>
          <table:table-cell office:value-type="float" office:value="-309.5170017068" calcext:value-type="float">
            <text:p>-309.5170017068</text:p>
          </table:table-cell>
          <table:table-cell/>
          <table:table-cell office:value-type="float" office:value="2.06936397" calcext:value-type="float">
            <text:p>2.06936397</text:p>
          </table:table-cell>
          <table:table-cell table:number-columns-repeated="2"/>
        </table:table-row>
        <table:table-row table:style-name="ro1">
          <table:table-cell table:style-name="ce48"/>
          <table:table-cell office:value-type="string" calcext:value-type="string">
            <text:p>Singlet UHF</text:p>
          </table:table-cell>
          <table:table-cell office:value-type="float" office:value="-3.6069836243" calcext:value-type="float">
            <text:p>-3.6069836243</text:p>
          </table:table-cell>
          <table:table-cell/>
          <table:table-cell table:style-name="ce48"/>
          <table:table-cell table:style-name="ce78"/>
          <table:table-cell table:style-name="ce48" office:value-type="string" calcext:value-type="string">
            <text:p>t HOMO</text:p>
          </table:table-cell>
          <table:table-cell office:value-type="float" office:value="-4.143" calcext:value-type="float">
            <text:p>-4.143</text:p>
          </table:table-cell>
          <table:table-cell table:style-name="ce116"/>
          <table:table-cell office:value-type="string" calcext:value-type="string">
            <text:p>eV</text:p>
          </table:table-cell>
          <table:table-cell table:style-name="ce78"/>
          <table:table-cell table:style-name="ce48" office:value-type="string" calcext:value-type="string">
            <text:p>t HOMO</text:p>
          </table:table-cell>
          <table:table-cell office:value-type="float" office:value="-5.136" calcext:value-type="float">
            <text:p>-5.136</text:p>
          </table:table-cell>
          <table:table-cell/>
          <table:table-cell office:value-type="string" calcext:value-type="string">
            <text:p>eV</text:p>
          </table:table-cell>
          <table:table-cell table:style-name="ce78"/>
          <table:table-cell table:style-name="ce48" office:value-type="string" calcext:value-type="string">
            <text:p>t HOMO</text:p>
          </table:table-cell>
          <table:table-cell office:value-type="float" office:value="-5.215" calcext:value-type="float">
            <text:p>-5.215</text:p>
          </table:table-cell>
          <table:table-cell table:style-name="ce116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reta_mols/ref/mxylylene_reta/6-31G/singlet_uhf/try</text:p>
          </table:table-cell>
          <table:table-cell office:value-type="string" calcext:value-type="string">
            <text:p>singlet_broken</text:p>
          </table:table-cell>
          <table:table-cell office:value-type="float" office:value="-309.5054916806" calcext:value-type="float">
            <text:p>-309.5054916806</text:p>
          </table:table-cell>
          <table:table-cell table:formula="of:=([.X15]-[.X$14])*[.X$1]" office:value-type="float" office:value="2526.15875730353" calcext:value-type="float">
            <text:p>2526.15875730353</text:p>
          </table:table-cell>
          <table:table-cell office:value-type="float" office:value="1.01228473" calcext:value-type="float">
            <text:p>1.01228473</text:p>
          </table:table-cell>
          <table:table-cell table:formula="of:=(2*([.X15]-[.X$14])/([.Z$14]-[.Z15]))*[.X1]" office:value-type="float" office:value="4779.50689354854" calcext:value-type="float">
            <text:p>4779.50689354854</text:p>
          </table:table-cell>
          <table:table-cell/>
        </table:table-row>
        <table:table-row table:style-name="ro1">
          <table:table-cell table:style-name="ce48"/>
          <table:table-cell office:value-type="string" calcext:value-type="string">
            <text:p>Triplet</text:p>
          </table:table-cell>
          <table:table-cell office:value-type="float" office:value="-3.739826233" calcext:value-type="float">
            <text:p>-3.739826233</text:p>
          </table:table-cell>
          <table:table-cell table:style-name="ce116"/>
          <table:table-cell table:style-name="ce48"/>
          <table:table-cell table:style-name="ce78"/>
          <table:table-cell office:value-type="string" calcext:value-type="string">
            <text:p>tddft urpa 1</text:p>
          </table:table-cell>
          <table:table-cell office:value-type="float" office:value="0.135037" calcext:value-type="float">
            <text:p>0.135037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ddft urpa 1</text:p>
          </table:table-cell>
          <table:table-cell office:value-type="float" office:value="0.128928" calcext:value-type="float">
            <text:p>0.128928</text:p>
          </table:table-cell>
          <table:table-cell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ddft urpa 1</text:p>
          </table:table-cell>
          <table:table-cell/>
          <table:table-cell table:style-name="ce116"/>
          <table:table-cell office:value-type="string" calcext:value-type="string">
            <text:p>Eh</text:p>
          </table:table-cell>
          <table:table-cell table:number-columns-repeated="8"/>
        </table:table-row>
        <table:table-row table:style-name="ro1">
          <table:table-cell table:style-name="ce48"/>
          <table:table-cell office:value-type="string" calcext:value-type="string">
            <text:p>ST</text:p>
          </table:table-cell>
          <table:table-cell table:style-name="ce85" table:formula="of:=[.C16]-[.C15]" office:value-type="float" office:value="-0.1328426087" calcext:value-type="float">
            <text:p>-0.1328426087</text:p>
          </table:table-cell>
          <table:table-cell table:style-name="ce116" table:formula="of:=ABS((([.C17]-[.C7])/[.C7])*100)" office:value-type="float" office:value="158.279055664263" calcext:value-type="float">
            <text:p>158.279055664263</text:p>
          </table:table-cell>
          <table:table-cell table:style-name="ce48"/>
          <table:table-cell table:style-name="ce78"/>
          <table:table-cell office:value-type="string" calcext:value-type="string">
            <text:p>tddft ucis 1</text:p>
          </table:table-cell>
          <table:table-cell office:value-type="float" office:value="0.137622" calcext:value-type="float">
            <text:p>0.137622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ddft ucis 1</text:p>
          </table:table-cell>
          <table:table-cell office:value-type="float" office:value="0.131098" calcext:value-type="float">
            <text:p>0.131098</text:p>
          </table:table-cell>
          <table:table-cell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ddft ucis 1</text:p>
          </table:table-cell>
          <table:table-cell/>
          <table:table-cell table:style-name="ce116"/>
          <table:table-cell office:value-type="string" calcext:value-type="string">
            <text:p>E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eta_mols/ps/mxylylene_reta/triplet</text:p>
          </table:table-cell>
          <table:table-cell office:value-type="string" calcext:value-type="string">
            <text:p>triplet</text:p>
          </table:table-cell>
          <table:table-cell office:value-type="float" office:value="-3.7588247957" calcext:value-type="float">
            <text:p>-3.7588247957</text:p>
          </table:table-cell>
          <table:table-cell/>
          <table:table-cell office:value-type="float" office:value="2.99487511" calcext:value-type="float">
            <text:p>2.99487511</text:p>
          </table:table-cell>
          <table:table-cell table:number-columns-repeated="2"/>
        </table:table-row>
        <table:table-row table:style-name="ro1">
          <table:table-cell table:style-name="ce48"/>
          <table:table-cell office:value-type="string" calcext:value-type="string">
            <text:p>Cation</text:p>
          </table:table-cell>
          <table:table-cell office:value-type="float" office:value="-3.3859670095" calcext:value-type="float">
            <text:p>-3.3859670095</text:p>
          </table:table-cell>
          <table:table-cell/>
          <table:table-cell table:style-name="ce48"/>
          <table:table-cell table:style-name="ce78" office:value-type="string" calcext:value-type="string">
            <text:p>Pseudo-system</text:p>
          </table:table-cell>
          <table:table-cell table:style-name="ce111" office:value-type="string" calcext:value-type="string">
            <text:p>mXylylene</text:p>
          </table:table-cell>
          <table:table-cell table:style-name="ce113" office:value-type="string" calcext:value-type="string">
            <text:p>Results</text:p>
          </table:table-cell>
          <table:table-cell table:style-name="ce117" office:value-type="string" calcext:value-type="string">
            <text:p>Errors (%)</text:p>
          </table:table-cell>
          <table:table-cell/>
          <table:table-cell table:style-name="ce78" office:value-type="string" calcext:value-type="string">
            <text:p>Pseudo-system</text:p>
          </table:table-cell>
          <table:table-cell table:style-name="ce111" office:value-type="string" calcext:value-type="string">
            <text:p>mXylylene</text:p>
          </table:table-cell>
          <table:table-cell table:style-name="ce113" office:value-type="string" calcext:value-type="string">
            <text:p>Results</text:p>
          </table:table-cell>
          <table:table-cell table:style-name="ce117" office:value-type="string" calcext:value-type="string">
            <text:p>Errors (%)</text:p>
          </table:table-cell>
          <table:table-cell/>
          <table:table-cell table:style-name="ce78" office:value-type="string" calcext:value-type="string">
            <text:p>Pseudo-system</text:p>
          </table:table-cell>
          <table:table-cell table:style-name="ce111" office:value-type="string" calcext:value-type="string">
            <text:p>mXylylene</text:p>
          </table:table-cell>
          <table:table-cell table:style-name="ce113" office:value-type="string" calcext:value-type="string">
            <text:p>Results</text:p>
          </table:table-cell>
          <table:table-cell table:style-name="ce117" office:value-type="string" calcext:value-type="string">
            <text:p>Errors (%)</text:p>
          </table:table-cell>
          <table:table-cell table:number-columns-repeated="3"/>
          <table:table-cell office:value-type="string" calcext:value-type="string">
            <text:p>singlet broken</text:p>
          </table:table-cell>
          <table:table-cell office:value-type="float" office:value="-3.7198147951" calcext:value-type="float">
            <text:p>-3.7198147951</text:p>
          </table:table-cell>
          <table:table-cell table:formula="of:=([.X18]-[.X$17])*[.X$1]" office:value-type="float" office:value="8561.70550144794" calcext:value-type="float">
            <text:p>8561.70550144794</text:p>
          </table:table-cell>
          <table:table-cell office:value-type="float" office:value="1.97479941" calcext:value-type="float">
            <text:p>1.97479941</text:p>
          </table:table-cell>
          <table:table-cell table:formula="of:=(2*([.X18]-[.X$17])/([.Z$17]-[.Z18]))*[.X1]" office:value-type="float" office:value="16786.4120308874" calcext:value-type="float">
            <text:p>16786.4120308874</text:p>
          </table:table-cell>
          <table:table-cell/>
        </table:table-row>
        <table:table-row table:style-name="ro1">
          <table:table-cell table:style-name="ce48"/>
          <table:table-cell office:value-type="string" calcext:value-type="string">
            <text:p>IE</text:p>
          </table:table-cell>
          <table:table-cell table:formula="of:=[.C18]-[.C15]" office:value-type="float" office:value="0.2210166148" calcext:value-type="float">
            <text:p>0.2210166148</text:p>
          </table:table-cell>
          <table:table-cell table:style-name="ce116" table:formula="of:=ABS((([.C19]-[.C9])/[.C9])*100)" office:value-type="float" office:value="4.4412223772259" calcext:value-type="float">
            <text:p>4.4412223772259</text:p>
          </table:table-cell>
          <table:table-cell table:style-name="ce77"/>
          <table:table-cell table:style-name="ce78"/>
          <table:table-cell table:style-name="ce110" office:value-type="string" calcext:value-type="string">
            <text:p>PBE0</text:p>
          </table:table-cell>
          <table:table-cell table:style-name="ce110"/>
          <table:table-cell table:style-name="ce115"/>
          <table:table-cell table:number-columns-repeated="2"/>
          <table:table-cell table:style-name="ce110" office:value-type="string" calcext:value-type="string">
            <text:p>B3-LYP</text:p>
          </table:table-cell>
          <table:table-cell table:style-name="ce110"/>
          <table:table-cell table:style-name="ce115"/>
          <table:table-cell table:number-columns-repeated="2"/>
          <table:table-cell table:style-name="ce110" office:value-type="string" calcext:value-type="string">
            <text:p>B3-LYP</text:p>
          </table:table-cell>
          <table:table-cell table:style-name="ce110"/>
          <table:table-cell table:style-name="ce115"/>
          <table:table-cell table:number-columns-repeated="2"/>
          <table:table-cell office:value-type="string" calcext:value-type="string">
            <text:p>reta_mols/ps/mxylylene_reta/singlet_uhf</text:p>
          </table:table-cell>
          <table:table-cell office:value-type="string" calcext:value-type="string">
            <text:p>Singlet UHF</text:p>
          </table:table-cell>
          <table:table-cell office:value-type="float" office:value="-3.7062274538" calcext:value-type="float">
            <text:p>-3.7062274538</text:p>
          </table:table-cell>
          <table:table-cell table:formula="of:=([.X19]-[.X$17])*[.X$1]" office:value-type="float" office:value="11543.7822245706" calcext:value-type="float">
            <text:p>11543.7822245706</text:p>
          </table:table-cell>
          <table:table-cell office:value-type="float" office:value="1.9377328" calcext:value-type="float">
            <text:p>1.9377328</text:p>
          </table:table-cell>
          <table:table-cell table:formula="of:=(2*([.X19]-[.X$17])/([.Z$17]-[.Z19]))*[.X1]" office:value-type="float" office:value="21839.5992958992" calcext:value-type="float">
            <text:p>21839.5992958992</text:p>
          </table:table-cell>
          <table:table-cell/>
        </table:table-row>
        <table:table-row table:style-name="ro1">
          <table:table-cell table:style-name="ce48"/>
          <table:table-cell table:style-name="ce48" office:value-type="string" calcext:value-type="string">
            <text:p>HOMO</text:p>
          </table:table-cell>
          <table:table-cell table:style-name="ce48" office:value-type="float" office:value="-4.603" calcext:value-type="float">
            <text:p>-4.603</text:p>
          </table:table-cell>
          <table:table-cell table:style-name="ce116" table:formula="of:=ABS((([.C20]-[.C10])/[.C10])*100)" office:value-type="float" office:value="11.0762548262548" calcext:value-type="float">
            <text:p>11.0762548262548</text:p>
          </table:table-cell>
          <table:table-cell table:style-name="ce77"/>
          <table:table-cell table:style-name="ce80"/>
          <table:table-cell office:value-type="string" calcext:value-type="string">
            <text:p>Singlet UHF</text:p>
          </table:table-cell>
          <table:table-cell office:value-type="float" office:value="-3.4006692754" calcext:value-type="float">
            <text:p>-3.4006692754</text:p>
          </table:table-cell>
          <table:table-cell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Singlet UHF</text:p>
          </table:table-cell>
          <table:table-cell office:value-type="float" office:value="-3.3907828991" calcext:value-type="float">
            <text:p>-3.3907828991</text:p>
          </table:table-cell>
          <table:table-cell table:style-name="Default"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Singlet UHF</text:p>
          </table:table-cell>
          <table:table-cell office:value-type="float" office:value="-3.7062284173" calcext:value-type="float">
            <text:p>-3.7062284173</text:p>
          </table:table-cell>
          <table:table-cell/>
          <table:table-cell office:value-type="string" calcext:value-type="string">
            <text:p>Eh</text:p>
          </table:table-cell>
          <table:table-cell table:number-columns-repeated="2"/>
          <table:table-cell office:value-type="string" calcext:value-type="string">
            <text:p>pbe0</text:p>
          </table:table-cell>
          <table:table-cell table:number-columns-repeated="5"/>
        </table:table-row>
        <table:table-row table:style-name="ro1">
          <table:table-cell table:style-name="ce48" table:number-columns-repeated="3"/>
          <table:table-cell table:style-name="ce116"/>
          <table:table-cell table:style-name="ce77"/>
          <table:table-cell table:style-name="ce65"/>
          <table:table-cell office:value-type="string" calcext:value-type="string">
            <text:p>Triplet</text:p>
          </table:table-cell>
          <table:table-cell office:value-type="float" office:value="-3.4191152479" calcext:value-type="float">
            <text:p>-3.4191152479</text:p>
          </table:table-cell>
          <table:table-cell table:style-name="ce116"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riplet</text:p>
          </table:table-cell>
          <table:table-cell office:value-type="float" office:value="-3.4232843765" calcext:value-type="float">
            <text:p>-3.4232843765</text:p>
          </table:table-cell>
          <table:table-cell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riplet</text:p>
          </table:table-cell>
          <table:table-cell office:value-type="float" office:value="-3.7588247957" calcext:value-type="float">
            <text:p>-3.7588247957</text:p>
          </table:table-cell>
          <table:table-cell table:style-name="ce116"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reta_mols/ps/mxylylene_reta/triplet/pbe0</text:p>
          </table:table-cell>
          <table:table-cell office:value-type="string" calcext:value-type="string">
            <text:p>triplet</text:p>
          </table:table-cell>
          <table:table-cell office:value-type="float" office:value="-3.73093314857" calcext:value-type="float">
            <text:p>-3.73093314857</text:p>
          </table:table-cell>
          <table:table-cell/>
          <table:table-cell office:value-type="float" office:value="2.74186189" calcext:value-type="float">
            <text:p>2.74186189</text:p>
          </table:table-cell>
          <table:table-cell table:number-columns-repeated="2"/>
        </table:table-row>
        <table:table-row table:style-name="ro1">
          <table:table-cell table:style-name="ce48"/>
          <table:table-cell office:value-type="string" calcext:value-type="string">
            <text:p>tddft ciss 1</text:p>
          </table:table-cell>
          <table:table-cell table:style-name="ce48" office:value-type="float" office:value="0.005023" calcext:value-type="float">
            <text:p>0.005023</text:p>
          </table:table-cell>
          <table:table-cell table:style-name="ce116" table:formula="of:=ABS((([.C22]-[.C12])/[.C12])*100)" office:value-type="float" office:value="76.5170640486209" calcext:value-type="float">
            <text:p>76.5170640486209</text:p>
          </table:table-cell>
          <table:table-cell table:style-name="ce77"/>
          <table:table-cell table:style-name="ce48"/>
          <table:table-cell office:value-type="string" calcext:value-type="string">
            <text:p>ST</text:p>
          </table:table-cell>
          <table:table-cell table:style-name="ce85" table:formula="of:=[.H21]-[.H20]" office:value-type="float" office:value="-0.0184459724999999" calcext:value-type="float">
            <text:p>-0.0184459725</text:p>
          </table:table-cell>
          <table:table-cell table:style-name="ce116" table:formula="of:=ABS((([.H22]-[.H11])/[.H11])*100)" office:value-type="float" office:value="70.6330576374615" calcext:value-type="float">
            <text:p>70.6330576374615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ST</text:p>
          </table:table-cell>
          <table:table-cell table:style-name="ce85" table:formula="of:=[.M21]-[.M20]" office:value-type="float" office:value="-0.0325014773999999" calcext:value-type="float">
            <text:p>-0.0325014774</text:p>
          </table:table-cell>
          <table:table-cell table:formula="of:=ABS((([.M22]-[.M11])/[.M11])*100)" office:value-type="float" office:value="35.2203897489933" calcext:value-type="float">
            <text:p>35.2203897489933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ST</text:p>
          </table:table-cell>
          <table:table-cell table:style-name="ce85" table:formula="of:=[.R21]-[.R20]" office:value-type="float" office:value="-0.0525963783999996" calcext:value-type="float">
            <text:p>-0.0525963784</text:p>
          </table:table-cell>
          <table:table-cell table:style-name="ce116" table:formula="of:=ABS((([.R22]-[.R11])/[.R11])*100)" office:value-type="float" office:value="2.2188704906921" calcext:value-type="float">
            <text:p>2.2188704906921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reta_mols/ps/mxylylene_reta/singlet_uhf/broken_sym/pbe0</text:p>
          </table:table-cell>
          <table:table-cell office:value-type="string" calcext:value-type="string">
            <text:p>singlet broken</text:p>
          </table:table-cell>
          <table:table-cell office:value-type="float" office:value="-3.69701432471" calcext:value-type="float">
            <text:p>-3.69701432471</text:p>
          </table:table-cell>
          <table:table-cell table:formula="of:=([.X22]-[.X$17])*[.X$1]" office:value-type="float" office:value="13565.8303353672" calcext:value-type="float">
            <text:p>13565.8303353672</text:p>
          </table:table-cell>
          <table:table-cell office:value-type="float" office:value="1.45681914" calcext:value-type="float">
            <text:p>1.45681914</text:p>
          </table:table-cell>
          <table:table-cell table:formula="of:=(2*([.X22]-[.X$17])/([.Z$17]-[.Z22]))*[.X1]" office:value-type="float" office:value="17640.2297445225" calcext:value-type="float">
            <text:p>17640.2297445225</text:p>
          </table:table-cell>
          <table:table-cell/>
        </table:table-row>
        <table:table-row table:style-name="ro1">
          <table:table-cell table:style-name="ce48" table:number-columns-repeated="3"/>
          <table:table-cell table:style-name="ce77" table:number-columns-repeated="2"/>
          <table:table-cell table:style-name="ce80"/>
          <table:table-cell office:value-type="string" calcext:value-type="string">
            <text:p>Cation</text:p>
          </table:table-cell>
          <table:table-cell office:value-type="float" office:value="-3.1202617051" calcext:value-type="float">
            <text:p>-3.1202617051</text:p>
          </table:table-cell>
          <table:table-cell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Cation</text:p>
          </table:table-cell>
          <table:table-cell office:value-type="float" office:value="-3.1129586214" calcext:value-type="float">
            <text:p>-3.1129586214</text:p>
          </table:table-cell>
          <table:table-cell table:style-name="Default"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Cation</text:p>
          </table:table-cell>
          <table:table-cell office:value-type="float" office:value="-3.3931310979" calcext:value-type="float">
            <text:p>-3.3931310979</text:p>
          </table:table-cell>
          <table:table-cell/>
          <table:table-cell office:value-type="string" calcext:value-type="string">
            <text:p>Eh</text:p>
          </table:table-cell>
          <table:table-cell table:number-columns-repeated="8"/>
        </table:table-row>
        <table:table-row table:style-name="ro1">
          <table:table-cell table:style-name="ce48" office:value-type="string" calcext:value-type="string">
            <text:p>set4</text:p>
          </table:table-cell>
          <table:table-cell table:style-name="ce109" office:value-type="string" calcext:value-type="string">
            <text:p>mXylylene</text:p>
          </table:table-cell>
          <table:table-cell table:style-name="ce112" office:value-type="string" calcext:value-type="string">
            <text:p>Results</text:p>
          </table:table-cell>
          <table:table-cell table:style-name="ce114"/>
          <table:table-cell table:style-name="ce77"/>
          <table:table-cell table:style-name="ce65"/>
          <table:table-cell office:value-type="string" calcext:value-type="string">
            <text:p>IE</text:p>
          </table:table-cell>
          <table:table-cell table:formula="of:=[.H23]-[.H20]" office:value-type="float" office:value="0.2804075703" calcext:value-type="float">
            <text:p>0.2804075703</text:p>
          </table:table-cell>
          <table:table-cell table:style-name="ce116" table:formula="of:=ABS((([.H24]-[.H13])/[.H13])*100)" office:value-type="float" office:value="4.69600095087585" calcext:value-type="float">
            <text:p>4.69600095087585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IE</text:p>
          </table:table-cell>
          <table:table-cell table:formula="of:=[.M23]-[.M20]" office:value-type="float" office:value="0.2778242777" calcext:value-type="float">
            <text:p>0.2778242777</text:p>
          </table:table-cell>
          <table:table-cell table:formula="of:=ABS((([.M24]-[.M13])/[.M13])*100)" office:value-type="float" office:value="6.90830844491517" calcext:value-type="float">
            <text:p>6.90830844491517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IE</text:p>
          </table:table-cell>
          <table:table-cell table:formula="of:=[.R23]-[.R20]" office:value-type="float" office:value="0.3130973194" calcext:value-type="float">
            <text:p>0.3130973194</text:p>
          </table:table-cell>
          <table:table-cell table:style-name="ce116" table:formula="of:=ABS((([.R24]-[.R13])/[.R13])*100)" office:value-type="float" office:value="20.3642532583359" calcext:value-type="float">
            <text:p>20.3642532583359</text:p>
          </table:table-cell>
          <table:table-cell office:value-type="string" calcext:value-type="string">
            <text:p>Eh</text:p>
          </table:table-cell>
          <table:table-cell table:number-columns-repeated="2"/>
          <table:table-cell office:value-type="string" calcext:value-type="string">
            <text:p>b3-lyp</text:p>
          </table:table-cell>
          <table:table-cell table:number-columns-repeated="5"/>
        </table:table-row>
        <table:table-row table:style-name="ro1">
          <table:table-cell table:style-name="ce48"/>
          <table:table-cell table:style-name="ce110" office:value-type="string" calcext:value-type="string">
            <text:p>PBE0</text:p>
          </table:table-cell>
          <table:table-cell table:style-name="ce110"/>
          <table:table-cell table:style-name="ce115"/>
          <table:table-cell table:style-name="ce48"/>
          <table:table-cell table:style-name="ce65"/>
          <table:table-cell table:style-name="ce48" office:value-type="string" calcext:value-type="string">
            <text:p>s HOMO</text:p>
          </table:table-cell>
          <table:table-cell office:value-type="float" office:value="-5.707" calcext:value-type="float">
            <text:p>-5.707</text:p>
          </table:table-cell>
          <table:table-cell table:style-name="ce116" table:formula="of:=ABS((([.H25]-[.H14])/[.H14])*100)" office:value-type="float" office:value="2.60697590794677" calcext:value-type="float">
            <text:p>2.60697590794677</text:p>
          </table:table-cell>
          <table:table-cell office:value-type="string" calcext:value-type="string">
            <text:p>eV</text:p>
          </table:table-cell>
          <table:table-cell/>
          <table:table-cell table:style-name="ce48" office:value-type="string" calcext:value-type="string">
            <text:p>s HOMO</text:p>
          </table:table-cell>
          <table:table-cell office:value-type="float" office:value="-5.507" calcext:value-type="float">
            <text:p>-5.507</text:p>
          </table:table-cell>
          <table:table-cell table:formula="of:=ABS((([.M25]-[.M14])/[.M14])*100)" office:value-type="float" office:value="48.6369770580297" calcext:value-type="float">
            <text:p>48.6369770580297</text:p>
          </table:table-cell>
          <table:table-cell office:value-type="string" calcext:value-type="string">
            <text:p>eV</text:p>
          </table:table-cell>
          <table:table-cell/>
          <table:table-cell table:style-name="ce48" office:value-type="string" calcext:value-type="string">
            <text:p>s HOMO</text:p>
          </table:table-cell>
          <table:table-cell office:value-type="float" office:value="-5.803" calcext:value-type="float">
            <text:p>-5.803</text:p>
          </table:table-cell>
          <table:table-cell table:style-name="ce116" table:formula="of:=ABS((([.R25]-[.R14])/[.R14])*100)" office:value-type="float" office:value="47.6590330788804" calcext:value-type="float">
            <text:p>47.6590330788804</text:p>
          </table:table-cell>
          <table:table-cell office:value-type="string" calcext:value-type="string">
            <text:p>eV</text:p>
          </table:table-cell>
          <table:table-cell table:number-columns-repeated="2"/>
          <table:table-cell office:value-type="string" calcext:value-type="string">
            <text:p>Using spin contamination correction</text:p>
          </table:table-cell>
          <table:table-cell table:number-columns-repeated="5"/>
        </table:table-row>
        <table:table-row table:style-name="ro1">
          <table:table-cell table:style-name="ce48"/>
          <table:table-cell office:value-type="string" calcext:value-type="string">
            <text:p>Singlet UHF</text:p>
          </table:table-cell>
          <table:table-cell office:value-type="float" office:value="-308.9144706164" calcext:value-type="float">
            <text:p>-308.9144706164</text:p>
          </table:table-cell>
          <table:table-cell table:style-name="ce116"/>
          <table:table-cell table:style-name="ce48"/>
          <table:table-cell table:style-name="ce65"/>
          <table:table-cell table:style-name="ce48" office:value-type="string" calcext:value-type="string">
            <text:p>t HOMO</text:p>
          </table:table-cell>
          <table:table-cell table:style-name="ce48" office:value-type="float" office:value="-6.066" calcext:value-type="float">
            <text:p>-6.066</text:p>
          </table:table-cell>
          <table:table-cell table:style-name="ce116" table:formula="of:=ABS((([.H26]-[.H15])/[.H15])*100)" office:value-type="float" office:value="46.415640839971" calcext:value-type="float">
            <text:p>46.415640839971</text:p>
          </table:table-cell>
          <table:table-cell office:value-type="string" calcext:value-type="string">
            <text:p>eV</text:p>
          </table:table-cell>
          <table:table-cell/>
          <table:table-cell table:style-name="ce48" office:value-type="string" calcext:value-type="string">
            <text:p>t HOMO</text:p>
          </table:table-cell>
          <table:table-cell office:value-type="float" office:value="-6.219" calcext:value-type="float">
            <text:p>-6.219</text:p>
          </table:table-cell>
          <table:table-cell table:formula="of:=ABS((([.M26]-[.M15])/[.M15])*100)" office:value-type="float" office:value="21.0864485981308" calcext:value-type="float">
            <text:p>21.0864485981308</text:p>
          </table:table-cell>
          <table:table-cell office:value-type="string" calcext:value-type="string">
            <text:p>eV</text:p>
          </table:table-cell>
          <table:table-cell/>
          <table:table-cell table:style-name="ce48" office:value-type="string" calcext:value-type="string">
            <text:p>t HOMO</text:p>
          </table:table-cell>
          <table:table-cell office:value-type="float" office:value="-7.329" calcext:value-type="float">
            <text:p>-7.329</text:p>
          </table:table-cell>
          <table:table-cell table:style-name="ce116" table:formula="of:=ABS((([.R26]-[.R15])/[.R15])*100)" office:value-type="float" office:value="40.5369127516779" calcext:value-type="float">
            <text:p>40.5369127516779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triplet corrected</text:p>
          </table:table-cell>
          <table:table-cell office:value-type="float" office:value="-3.7098274727" calcext:value-type="float">
            <text:p>-3.7098274727</text:p>
          </table:table-cell>
          <table:table-cell/>
          <table:table-cell office:value-type="float" office:value="2.0455322" calcext:value-type="float">
            <text:p>2.0455322</text:p>
          </table:table-cell>
          <table:table-cell table:number-columns-repeated="2"/>
        </table:table-row>
        <table:table-row table:style-name="ro1">
          <table:table-cell table:style-name="ce48"/>
          <table:table-cell office:value-type="string" calcext:value-type="string">
            <text:p>Triplet</text:p>
          </table:table-cell>
          <table:table-cell office:value-type="float" office:value="-308.9659043683" calcext:value-type="float">
            <text:p>-308.9659043683</text:p>
          </table:table-cell>
          <table:table-cell table:style-name="ce116"/>
          <table:table-cell table:style-name="ce48"/>
          <table:table-cell/>
          <table:table-cell office:value-type="string" calcext:value-type="string">
            <text:p>tddft urpa 1ex</text:p>
          </table:table-cell>
          <table:table-cell table:style-name="ce48" office:value-type="float" office:value="0.124984" calcext:value-type="float">
            <text:p>0.124984</text:p>
          </table:table-cell>
          <table:table-cell table:style-name="ce116" table:formula="of:=ABS((([.H27]-[.H16])/[.H16])*100)" office:value-type="float" office:value="7.44462628761006" calcext:value-type="float">
            <text:p>7.44462628761006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ddft urpa 1ex</text:p>
          </table:table-cell>
          <table:table-cell office:value-type="string" calcext:value-type="string">
            <text:p>unstable</text:p>
          </table:table-cell>
          <table:table-cell table:formula="of:=ABS((([.M27]-[.M16])/[.M16])*100)" office:value-type="string" office:string-value="" calcext:value-type="error">
            <text:p>#VALUE!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ddft urpa 1ex</text:p>
          </table:table-cell>
          <table:table-cell/>
          <table:table-cell table:style-name="ce116" table:formula="of:=ABS((([.R27]-[.R16])/[.R16])*100)" office:value-type="string" office:string-value="" calcext:value-type="error">
            <text:p>#DIV/0!</text:p>
          </table:table-cell>
          <table:table-cell office:value-type="string" calcext:value-type="string">
            <text:p>Eh</text:p>
          </table:table-cell>
          <table:table-cell table:number-columns-repeated="2"/>
          <table:table-cell office:value-type="string" calcext:value-type="string">
            <text:p>broken sym coorected</text:p>
          </table:table-cell>
          <table:table-cell office:value-type="float" office:value="-3.69471838257" calcext:value-type="float">
            <text:p>-3.69471838257</text:p>
          </table:table-cell>
          <table:table-cell table:formula="of:=([.X27]-[.X$26])*[.X$1]" office:value-type="float" office:value="3316.06198662535" calcext:value-type="float">
            <text:p>3316.06198662535</text:p>
          </table:table-cell>
          <table:table-cell office:value-type="float" office:value="1.07307801" calcext:value-type="float">
            <text:p>1.07307801</text:p>
          </table:table-cell>
          <table:table-cell table:formula="of:=(2*([.X27]-[.X$26])/([.Z$26]-[.Z27]))*[.X$1]" office:value-type="float" office:value="6819.98601214387" calcext:value-type="float">
            <text:p>6819.98601214387</text:p>
          </table:table-cell>
          <table:table-cell/>
        </table:table-row>
        <table:table-row table:style-name="ro1">
          <table:table-cell table:style-name="ce48"/>
          <table:table-cell office:value-type="string" calcext:value-type="string">
            <text:p>ST</text:p>
          </table:table-cell>
          <table:table-cell table:style-name="ce85" table:formula="of:=[.C27]-[.C26]" office:value-type="float" office:value="-0.0514337518999923" calcext:value-type="float">
            <text:p>-0.051433751899992</text:p>
          </table:table-cell>
          <table:table-cell table:style-name="ce116"/>
          <table:table-cell table:style-name="ce48"/>
          <table:table-cell/>
          <table:table-cell office:value-type="string" calcext:value-type="string">
            <text:p>tddft ucis 1ex</text:p>
          </table:table-cell>
          <table:table-cell table:style-name="ce48" office:value-type="float" office:value="0.125416" calcext:value-type="float">
            <text:p>0.125416</text:p>
          </table:table-cell>
          <table:table-cell table:style-name="ce116" table:formula="of:=ABS((([.H28]-[.H17])/[.H17])*100)" office:value-type="float" office:value="8.86922149075002" calcext:value-type="float">
            <text:p>8.86922149075002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ddft ucis 1ex</text:p>
          </table:table-cell>
          <table:table-cell office:value-type="float" office:value="0.266515" calcext:value-type="float">
            <text:p>0.266515</text:p>
          </table:table-cell>
          <table:table-cell table:formula="of:=ABS((([.M28]-[.M17])/[.M17])*100)" office:value-type="float" office:value="103.294481990572" calcext:value-type="float">
            <text:p>103.294481990572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ddft ucis 1ex</text:p>
          </table:table-cell>
          <table:table-cell/>
          <table:table-cell table:style-name="ce116" table:formula="of:=ABS((([.R28]-[.R17])/[.R17])*100)" office:value-type="string" office:string-value="" calcext:value-type="error">
            <text:p>#DIV/0!</text:p>
          </table:table-cell>
          <table:table-cell office:value-type="string" calcext:value-type="string">
            <text:p>E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308.7028524356" calcext:value-type="float">
            <text:p>-308.7028524356</text:p>
          </table:table-cell>
          <table:table-cell table:style-name="ce116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table:formula="of:=[.C29]-[.C26]" office:value-type="float" office:value="0.211618180800031" calcext:value-type="float">
            <text:p>0.211618180800031</text:p>
          </table:table-cell>
          <table:table-cell table:style-name="ce116"/>
          <table:table-cell/>
          <table:table-cell table:style-name="ce78"/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HOMO</text:p>
          </table:table-cell>
          <table:table-cell office:value-type="float" office:value="-4.144" calcext:value-type="float">
            <text:p>-4.144</text:p>
          </table:table-cell>
          <table:table-cell table:style-name="ce116"/>
          <table:table-cell/>
          <table:table-cell office:value-type="string" calcext:value-type="string">
            <text:p>Triplet GS</text:p>
          </table:table-cell>
          <table:table-cell office:value-type="string" calcext:value-type="string">
            <text:p>all ps</text:p>
          </table:table-cell>
          <table:table-cell table:style-name="ce48" office:value-type="string" calcext:value-type="string">
            <text:p>ps_geom_1</text:p>
          </table:table-cell>
          <table:table-cell office:value-type="string" calcext:value-type="string">
            <text:p>tddft checked</text:p>
          </table:table-cell>
          <table:table-cell table:number-columns-repeated="4"/>
          <table:table-cell table:style-name="Default" office:value-type="string" calcext:value-type="string">
            <text:p>tddft checked</text:p>
          </table:table-cell>
          <table:table-cell table:number-columns-repeated="6"/>
          <table:table-cell office:value-type="string" calcext:value-type="string">
            <text:p>ref</text:p>
          </table:table-cell>
          <table:table-cell/>
          <table:table-cell office:value-type="string" calcext:value-type="string">
            <text:p>def-SV(P)</text:p>
          </table:table-cell>
          <table:table-cell office:value-type="string" calcext:value-type="string">
            <text:p>B3lyp </text:p>
          </table:table-cell>
          <table:table-cell office:value-type="string" calcext:value-type="string">
            <text:p>opted geo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ddft ciss 1</text:p>
          </table:table-cell>
          <table:table-cell office:value-type="float" office:value="0.02139" calcext:value-type="float">
            <text:p>0.02139</text:p>
          </table:table-cell>
          <table:table-cell table:style-name="ce116"/>
          <table:table-cell/>
          <table:table-cell table:style-name="ce78" office:value-type="string" calcext:value-type="string">
            <text:p>All-electron</text:p>
          </table:table-cell>
          <table:table-cell table:style-name="ce109" office:value-type="string" calcext:value-type="string">
            <text:p>mXylylene</text:p>
          </table:table-cell>
          <table:table-cell table:style-name="ce112" office:value-type="string" calcext:value-type="string">
            <text:p>Results</text:p>
          </table:table-cell>
          <table:table-cell table:style-name="ce114"/>
          <table:table-cell/>
          <table:table-cell table:style-name="ce78" office:value-type="string" calcext:value-type="string">
            <text:p>All-electron</text:p>
          </table:table-cell>
          <table:table-cell table:style-name="ce109" office:value-type="string" calcext:value-type="string">
            <text:p>mXylylene</text:p>
          </table:table-cell>
          <table:table-cell table:style-name="ce112" office:value-type="string" calcext:value-type="string">
            <text:p>Results</text:p>
          </table:table-cell>
          <table:table-cell table:style-name="ce114"/>
          <table:table-cell table:number-columns-repeated="7"/>
          <table:table-cell office:value-type="string" calcext:value-type="string">
            <text:p>reta_mols/ref/mxylylene_b3lyp/gs_triplet</text:p>
          </table:table-cell>
          <table:table-cell office:value-type="string" calcext:value-type="string">
            <text:p>triplet</text:p>
          </table:table-cell>
          <table:table-cell office:value-type="float" office:value="-309.14084927373" calcext:value-type="float">
            <text:p>-309.14084927373</text:p>
          </table:table-cell>
          <table:table-cell/>
          <table:table-cell office:value-type="float" office:value="2.07216962" calcext:value-type="float">
            <text:p>2.0721696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6"/>
          <table:table-cell/>
          <table:table-cell table:style-name="ce78"/>
          <table:table-cell table:style-name="ce109"/>
          <table:table-cell table:style-name="ce112"/>
          <table:table-cell table:style-name="ce114"/>
          <table:table-cell/>
          <table:table-cell table:style-name="ce78"/>
          <table:table-cell table:style-name="ce109"/>
          <table:table-cell table:style-name="ce112"/>
          <table:table-cell table:style-name="ce114"/>
          <table:table-cell table:number-columns-repeated="7"/>
          <table:table-cell office:value-type="string" calcext:value-type="string">
            <text:p>reta_mols/ref/mxylylene_b3lyp/gs_triplet/singlet_uhf</text:p>
          </table:table-cell>
          <table:table-cell office:value-type="string" calcext:value-type="string">
            <text:p>singlet UHF</text:p>
          </table:table-cell>
          <table:table-cell office:value-type="float" office:value="-309.0854700978" calcext:value-type="float">
            <text:p>-309.0854700978</text:p>
          </table:table-cell>
          <table:table-cell table:formula="of:=([.X33]-[.X$32])*[.X$1]" office:value-type="float" office:value="12154.3242228388" calcext:value-type="float">
            <text:p>12154.3242228388</text:p>
          </table:table-cell>
          <table:table-cell office:value-type="float" office:value="0" calcext:value-type="float">
            <text:p>0</text:p>
          </table:table-cell>
          <table:table-cell table:formula="of:=(2*([.X33]-[.X$32])/([.Z$32]-[.Z33]))*[.X$1]" office:value-type="float" office:value="11731.0128529331" calcext:value-type="float">
            <text:p>11731.0128529331</text:p>
          </table:table-cell>
          <table:table-cell/>
        </table:table-row>
        <table:table-row table:style-name="ro1">
          <table:table-cell/>
          <table:table-cell table:style-name="ce111" office:value-type="string" calcext:value-type="string">
            <text:p>mXylylene</text:p>
          </table:table-cell>
          <table:table-cell table:style-name="ce113" office:value-type="string" calcext:value-type="string">
            <text:p>Results</text:p>
          </table:table-cell>
          <table:table-cell table:style-name="ce117" office:value-type="string" calcext:value-type="string">
            <text:p>Errors (%)</text:p>
          </table:table-cell>
          <table:table-cell/>
          <table:table-cell table:style-name="ce78"/>
          <table:table-cell table:style-name="ce110" office:value-type="string" calcext:value-type="string">
            <text:p>PBE0</text:p>
          </table:table-cell>
          <table:table-cell table:style-name="ce110"/>
          <table:table-cell table:style-name="ce115"/>
          <table:table-cell/>
          <table:table-cell table:style-name="ce78"/>
          <table:table-cell table:style-name="ce110" office:value-type="string" calcext:value-type="string">
            <text:p>B3-LYP</text:p>
          </table:table-cell>
          <table:table-cell table:style-name="ce110"/>
          <table:table-cell table:style-name="ce115"/>
          <table:table-cell table:number-columns-repeated="7"/>
          <table:table-cell office:value-type="string" calcext:value-type="string">
            <text:p>reta_mols/ref/mxylylene_b3lyp/gs_triplet/broken_try1</text:p>
          </table:table-cell>
          <table:table-cell office:value-type="string" calcext:value-type="string">
            <text:p>another singlet sol</text:p>
          </table:table-cell>
          <table:table-cell office:value-type="float" office:value="-309.1163369243" calcext:value-type="float">
            <text:p>-309.1163369243</text:p>
          </table:table-cell>
          <table:table-cell table:formula="of:=([.X34]-[.X$32])*[.X$1]" office:value-type="float" office:value="5379.83885517046" calcext:value-type="float">
            <text:p>5379.83885517046</text:p>
          </table:table-cell>
          <table:table-cell office:value-type="float" office:value="1.0192129" calcext:value-type="float">
            <text:p>1.0192129</text:p>
          </table:table-cell>
          <table:table-cell table:formula="of:=(2*([.X34]-[.X$32])/([.Z$32]-[.Z34]))*[.X$1]" office:value-type="float" office:value="10218.5374820923" calcext:value-type="float">
            <text:p>10218.5374820923</text:p>
          </table:table-cell>
          <table:table-cell/>
        </table:table-row>
        <table:table-row table:style-name="ro1">
          <table:table-cell/>
          <table:table-cell table:style-name="ce110" office:value-type="string" calcext:value-type="string">
            <text:p>PBE0</text:p>
          </table:table-cell>
          <table:table-cell table:style-name="ce110"/>
          <table:table-cell table:style-name="ce115"/>
          <table:table-cell/>
          <table:table-cell table:style-name="ce78"/>
          <table:table-cell office:value-type="string" calcext:value-type="string">
            <text:p>Singlet UHF</text:p>
          </table:table-cell>
          <table:table-cell office:value-type="float" office:value="-308.9087973649" calcext:value-type="float">
            <text:p>-308.9087973649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Singlet UHF</text:p>
          </table:table-cell>
          <table:table-cell office:value-type="float" office:value="-309.0906768422" calcext:value-type="float">
            <text:p>-309.0906768422</text:p>
          </table:table-cell>
          <table:table-cell/>
          <table:table-cell office:value-type="string" calcext:value-type="string">
            <text:p>Eh</text:p>
          </table:table-cell>
          <table:table-cell table:number-columns-repeated="6"/>
          <table:table-cell office:value-type="string" calcext:value-type="string">
            <text:p>reta_mols/ref/mxylylene_b3lyp/gs_triplet/broken_try2</text:p>
          </table:table-cell>
          <table:table-cell office:value-type="string" calcext:value-type="string">
            <text:p>singlet broken</text:p>
          </table:table-cell>
          <table:table-cell office:value-type="float" office:value="-309.12942259532" calcext:value-type="float">
            <text:p>-309.12942259532</text:p>
          </table:table-cell>
          <table:table-cell table:formula="of:=([.X35]-[.X$32])*[.X$1]" office:value-type="float" office:value="2507.86603181862" calcext:value-type="float">
            <text:p>2507.86603181862</text:p>
          </table:table-cell>
          <table:table-cell office:value-type="float" office:value="1.01322832" calcext:value-type="float">
            <text:p>1.01322832</text:p>
          </table:table-cell>
          <table:table-cell table:formula="of:=(2*([.X35]-[.X$32])/([.Z$32]-[.Z35]))*[.X$1]" office:value-type="float" office:value="4736.55344600993" calcext:value-type="float">
            <text:p>4736.553446009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let UHF</text:p>
          </table:table-cell>
          <table:table-cell office:value-type="float" office:value="-3.4006692754" calcext:value-type="float">
            <text:p>-3.4006692754</text:p>
          </table:table-cell>
          <table:table-cell table:number-columns-repeated="2"/>
          <table:table-cell table:style-name="ce78"/>
          <table:table-cell office:value-type="string" calcext:value-type="string">
            <text:p>Triplet</text:p>
          </table:table-cell>
          <table:table-cell office:value-type="float" office:value="-308.9716093944" calcext:value-type="float">
            <text:p>-308.9716093944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riplet</text:p>
          </table:table-cell>
          <table:table-cell office:value-type="float" office:value="-309.1408492302" calcext:value-type="float">
            <text:p>-309.1408492302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riplet</text:p>
          </table:table-cell>
          <table:table-cell office:value-type="float" office:value="-3.4191152479" calcext:value-type="float">
            <text:p>-3.4191152479</text:p>
          </table:table-cell>
          <table:table-cell table:style-name="ce116"/>
          <table:table-cell/>
          <table:table-cell table:style-name="ce78"/>
          <table:table-cell office:value-type="string" calcext:value-type="string">
            <text:p>ST</text:p>
          </table:table-cell>
          <table:table-cell table:style-name="ce85" table:formula="of:=[.H36]-[.H35]" office:value-type="float" office:value="-0.0628120294999803" calcext:value-type="float">
            <text:p>-0.06281202949998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ST</text:p>
          </table:table-cell>
          <table:table-cell table:style-name="ce85" table:formula="of:=[.M36]-[.M35]" office:value-type="float" office:value="-0.0501723879999645" calcext:value-type="float">
            <text:p>-0.050172387999965</text:p>
          </table:table-cell>
          <table:table-cell/>
          <table:table-cell office:value-type="string" calcext:value-type="string">
            <text:p>Eh</text:p>
          </table:table-cell>
          <table:table-cell table:number-columns-repeated="5"/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def-SV(P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table:style-name="ce85" table:formula="of:=[.C37]-[.C36]" office:value-type="float" office:value="-0.0184459724999999" calcext:value-type="float">
            <text:p>-0.0184459725</text:p>
          </table:table-cell>
          <table:table-cell table:style-name="ce116" table:formula="of:=ABS((([.C38]-[.C28])/[.C28])*100)" office:value-type="float" office:value="64.1364438358177" calcext:value-type="float">
            <text:p>64.1364438358177</text:p>
          </table:table-cell>
          <table:table-cell/>
          <table:table-cell table:style-name="ce78"/>
          <table:table-cell office:value-type="string" calcext:value-type="string">
            <text:p>Cation</text:p>
          </table:table-cell>
          <table:table-cell office:value-type="float" office:value="-308.7037791356" calcext:value-type="float">
            <text:p>-308.7037791356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Cation</text:p>
          </table:table-cell>
          <table:table-cell office:value-type="float" office:value="-308.8809776807" calcext:value-type="float">
            <text:p>-308.8809776807</text:p>
          </table:table-cell>
          <table:table-cell/>
          <table:table-cell office:value-type="string" calcext:value-type="string">
            <text:p>Eh</text:p>
          </table:table-cell>
          <table:table-cell table:number-columns-repeated="7"/>
          <table:table-cell office:value-type="string" calcext:value-type="string">
            <text:p>triplet</text:p>
          </table:table-cell>
          <table:table-cell office:value-type="float" office:value="-3.75605209219" calcext:value-type="float">
            <text:p>-3.75605209219</text:p>
          </table:table-cell>
          <table:table-cell/>
          <table:table-cell office:value-type="float" office:value="3.01467767" calcext:value-type="float">
            <text:p>3.014677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3.1202617051" calcext:value-type="float">
            <text:p>-3.1202617051</text:p>
          </table:table-cell>
          <table:table-cell table:number-columns-repeated="2"/>
          <table:table-cell table:style-name="ce78"/>
          <table:table-cell office:value-type="string" calcext:value-type="string">
            <text:p>IE</text:p>
          </table:table-cell>
          <table:table-cell table:formula="of:=[.H38]-[.H36]" office:value-type="float" office:value="0.267830258800018" calcext:value-type="float">
            <text:p>0.267830258800018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IE</text:p>
          </table:table-cell>
          <table:table-cell table:formula="of:=[.M38]-[.M36]" office:value-type="float" office:value="0.259871549499962" calcext:value-type="float">
            <text:p>0.259871549499962</text:p>
          </table:table-cell>
          <table:table-cell/>
          <table:table-cell office:value-type="string" calcext:value-type="string">
            <text:p>Eh</text:p>
          </table:table-cell>
          <table:table-cell table:number-columns-repeated="7"/>
          <table:table-cell office:value-type="string" calcext:value-type="string">
            <text:p>singlet UHF</text:p>
          </table:table-cell>
          <table:table-cell office:value-type="float" office:value="-3.70364546733" calcext:value-type="float">
            <text:p>-3.70364546733</text:p>
          </table:table-cell>
          <table:table-cell table:formula="of:=([.X38]-[.X$43])*[.X$1]" office:value-type="float" office:value="-11215.8432567138" calcext:value-type="float">
            <text:p>-11215.8432567138</text:p>
          </table:table-cell>
          <table:table-cell office:value-type="float" office:value="1.96160874" calcext:value-type="float">
            <text:p>1.96160874</text:p>
          </table:table-cell>
          <table:table-cell table:formula="of:=(2*([.X39]-[.X$38])/([.Z$38]-[.Z39]))*[.X$1]" office:value-type="float" office:value="21844.5808148962" calcext:value-type="float">
            <text:p>21844.58081489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table:formula="of:=[.C39]-[.C36]" office:value-type="float" office:value="0.2804075703" calcext:value-type="float">
            <text:p>0.2804075703</text:p>
          </table:table-cell>
          <table:table-cell table:style-name="ce116" table:formula="of:=ABS((([.C40]-[.C30])/[.C30])*100)" office:value-type="float" office:value="32.5063703127531" calcext:value-type="float">
            <text:p>32.5063703127531</text:p>
          </table:table-cell>
          <table:table-cell/>
          <table:table-cell table:style-name="ce78"/>
          <table:table-cell table:style-name="ce48" office:value-type="string" calcext:value-type="string">
            <text:p>s HOMO</text:p>
          </table:table-cell>
          <table:table-cell office:value-type="float" office:value="-5.562" calcext:value-type="float">
            <text:p>-5.562</text:p>
          </table:table-cell>
          <table:table-cell table:style-name="ce116"/>
          <table:table-cell office:value-type="string" calcext:value-type="string">
            <text:p>eV</text:p>
          </table:table-cell>
          <table:table-cell table:style-name="ce78"/>
          <table:table-cell table:style-name="ce48" office:value-type="string" calcext:value-type="string">
            <text:p>s HOMO</text:p>
          </table:table-cell>
          <table:table-cell office:value-type="float" office:value="-3.705" calcext:value-type="float">
            <text:p>-3.705</text:p>
          </table:table-cell>
          <table:table-cell/>
          <table:table-cell office:value-type="string" calcext:value-type="string">
            <text:p>eV</text:p>
          </table:table-cell>
          <table:table-cell table:number-columns-repeated="7"/>
          <table:table-cell office:value-type="string" calcext:value-type="string">
            <text:p>singlet try1 (not broken)</text:p>
          </table:table-cell>
          <table:table-cell office:value-type="float" office:value="-3.58409460479" calcext:value-type="float">
            <text:p>-3.58409460479</text:p>
          </table:table-cell>
          <table:table-cell table:formula="of:=([.X39]-[.X$43])*[.X$1]" office:value-type="float" office:value="286.08141580678" calcext:value-type="float">
            <text:p>286.08141580678</text:p>
          </table:table-cell>
          <table:table-cell office:value-type="float" office:value="0.00097811" calcext:value-type="float">
            <text:p>0.00097811</text:p>
          </table:table-cell>
          <table:table-cell table:formula="of:=(2*([.X40]-[.X$38])/([.Z$38]-[.Z40]))*[.X$1]" office:value-type="float" office:value="25045.8318137807" calcext:value-type="float">
            <text:p>25045.8318137807</text:p>
          </table:table-cell>
          <table:table-cell/>
        </table:table-row>
        <table:table-row table:style-name="ro1">
          <table:table-cell/>
          <table:table-cell table:style-name="ce48" office:value-type="string" calcext:value-type="string">
            <text:p>HOMO</text:p>
          </table:table-cell>
          <table:table-cell table:style-name="ce48" office:value-type="float" office:value="-5.707" calcext:value-type="float">
            <text:p>-5.707</text:p>
          </table:table-cell>
          <table:table-cell table:style-name="ce116" table:formula="of:=ABS((([.C41]-[.C31])/[.C31])*100)" office:value-type="float" office:value="37.7171814671815" calcext:value-type="float">
            <text:p>37.7171814671815</text:p>
          </table:table-cell>
          <table:table-cell/>
          <table:table-cell table:style-name="ce78"/>
          <table:table-cell table:style-name="ce48" office:value-type="string" calcext:value-type="string">
            <text:p>t HOMO</text:p>
          </table:table-cell>
          <table:table-cell office:value-type="float" office:value="-4.143" calcext:value-type="float">
            <text:p>-4.143</text:p>
          </table:table-cell>
          <table:table-cell table:style-name="ce116"/>
          <table:table-cell office:value-type="string" calcext:value-type="string">
            <text:p>eV</text:p>
          </table:table-cell>
          <table:table-cell table:style-name="ce78"/>
          <table:table-cell table:style-name="ce48" office:value-type="string" calcext:value-type="string">
            <text:p>t HOMO</text:p>
          </table:table-cell>
          <table:table-cell office:value-type="float" office:value="-5.136" calcext:value-type="float">
            <text:p>-5.136</text:p>
          </table:table-cell>
          <table:table-cell/>
          <table:table-cell office:value-type="string" calcext:value-type="string">
            <text:p>eV</text:p>
          </table:table-cell>
          <table:table-cell table:number-columns-repeated="7"/>
          <table:table-cell office:value-type="string" calcext:value-type="string">
            <text:p>singlet try 2</text:p>
          </table:table-cell>
          <table:table-cell office:value-type="float" office:value="-3.7098767201" calcext:value-type="float">
            <text:p>-3.7098767201</text:p>
          </table:table-cell>
          <table:table-cell table:formula="of:=([.X40]-[.X$43])*[.X$1]" office:value-type="float" office:value="26524.4629017986" calcext:value-type="float">
            <text:p>26524.4629017986</text:p>
          </table:table-cell>
          <table:table-cell office:value-type="float" office:value="2.00645343" calcext:value-type="float">
            <text:p>2.00645343</text:p>
          </table:table-cell>
          <table:table-cell table:formula="of:=(2*([.X41]-[.X$38])/([.Z$38]-[.Z41]))*[.X$1]" office:value-type="float" office:value="20103.3110805755" calcext:value-type="float">
            <text:p>20103.31108057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ddft ciss 1</text:p>
          </table:table-cell>
          <table:table-cell table:style-name="ce48"/>
          <table:table-cell table:style-name="ce116" table:formula="of:=ABS((([.C42]-[.C32])/[.C32])*100)" office:value-type="float" office:value="100" calcext:value-type="float">
            <text:p>100</text:p>
          </table:table-cell>
          <table:table-cell/>
          <table:table-cell table:style-name="ce78"/>
          <table:table-cell office:value-type="string" calcext:value-type="string">
            <text:p>tddft urpa 1</text:p>
          </table:table-cell>
          <table:table-cell office:value-type="float" office:value="0.135037" calcext:value-type="float">
            <text:p>0.135037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ddft urpa 1</text:p>
          </table:table-cell>
          <table:table-cell office:value-type="float" office:value="0.128928" calcext:value-type="float">
            <text:p>0.128928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tddft ucis 1</text:p>
          </table:table-cell>
          <table:table-cell office:value-type="float" office:value="0.137622" calcext:value-type="float">
            <text:p>0.137622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ddft ucis 1</text:p>
          </table:table-cell>
          <table:table-cell office:value-type="float" office:value="0.131098" calcext:value-type="float">
            <text:p>0.131098</text:p>
          </table:table-cell>
          <table:table-cell/>
          <table:table-cell office:value-type="string" calcext:value-type="string">
            <text:p>Eh</text:p>
          </table:table-cell>
          <table:table-cell table:number-columns-repeated="7"/>
          <table:table-cell office:value-type="string" calcext:value-type="string">
            <text:p>triplet constrained</text:p>
          </table:table-cell>
          <table:table-cell office:value-type="float" office:value="-3.70494895017" calcext:value-type="float">
            <text:p>-3.70494895017</text:p>
          </table:table-cell>
          <table:table-cell/>
          <table:table-cell office:value-type="float" office:value="2.04041939" calcext:value-type="float">
            <text:p>2.04041939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78" office:value-type="string" calcext:value-type="string">
            <text:p>Pseudo-system</text:p>
          </table:table-cell>
          <table:table-cell table:style-name="ce111" office:value-type="string" calcext:value-type="string">
            <text:p>mXylylene</text:p>
          </table:table-cell>
          <table:table-cell table:style-name="ce113" office:value-type="string" calcext:value-type="string">
            <text:p>Results</text:p>
          </table:table-cell>
          <table:table-cell table:style-name="ce117" office:value-type="string" calcext:value-type="string">
            <text:p>Errors (%)</text:p>
          </table:table-cell>
          <table:table-cell/>
          <table:table-cell table:style-name="ce78" office:value-type="string" calcext:value-type="string">
            <text:p>Pseudo-system</text:p>
          </table:table-cell>
          <table:table-cell table:style-name="ce111" office:value-type="string" calcext:value-type="string">
            <text:p>mXylylene</text:p>
          </table:table-cell>
          <table:table-cell table:style-name="ce113" office:value-type="string" calcext:value-type="string">
            <text:p>Results</text:p>
          </table:table-cell>
          <table:table-cell table:style-name="ce117" office:value-type="string" calcext:value-type="string">
            <text:p>Errors (%)</text:p>
          </table:table-cell>
          <table:table-cell table:number-columns-repeated="8"/>
          <table:table-cell office:value-type="string" calcext:value-type="string">
            <text:p>singlet UHF</text:p>
          </table:table-cell>
          <table:table-cell office:value-type="float" office:value="-3.70364546733" calcext:value-type="float">
            <text:p>-3.70364546733</text:p>
          </table:table-cell>
          <table:table-cell table:formula="of:=([.X44]-[.X$43])*[.X$1]" office:value-type="float" office:value="286.08141580678" calcext:value-type="float">
            <text:p>286.08141580678</text:p>
          </table:table-cell>
          <table:table-cell office:value-type="float" office:value="1.96160874" calcext:value-type="float">
            <text:p>1.96160874</text:p>
          </table:table-cell>
          <table:table-cell table:formula="of:=(2*([.X44]-[.X$43])/([.Z$43]-[.Z44]))*[.X$1]" office:value-type="float" office:value="7259.96843844787" calcext:value-type="float">
            <text:p>7259.96843844787</text:p>
          </table:table-cell>
          <table:table-cell/>
        </table:table-row>
        <table:table-row table:style-name="ro1">
          <table:table-cell table:number-columns-repeated="5"/>
          <table:table-cell table:style-name="ce65"/>
          <table:table-cell table:style-name="ce110" office:value-type="string" calcext:value-type="string">
            <text:p>PBE0</text:p>
          </table:table-cell>
          <table:table-cell table:style-name="ce110"/>
          <table:table-cell table:style-name="ce115"/>
          <table:table-cell table:number-columns-repeated="2"/>
          <table:table-cell table:style-name="ce110" office:value-type="string" calcext:value-type="string">
            <text:p>B3-LYP</text:p>
          </table:table-cell>
          <table:table-cell table:style-name="ce110"/>
          <table:table-cell table:style-name="ce115"/>
          <table:table-cell table:number-columns-repeated="8"/>
          <table:table-cell office:value-type="string" calcext:value-type="string">
            <text:p>singlet try1 (not broken)</text:p>
          </table:table-cell>
          <table:table-cell office:value-type="float" office:value="-3.58409460479" calcext:value-type="float">
            <text:p>-3.58409460479</text:p>
          </table:table-cell>
          <table:table-cell table:formula="of:=([.X45]-[.X$43])*[.X$1]" office:value-type="float" office:value="26524.4629017986" calcext:value-type="float">
            <text:p>26524.4629017986</text:p>
          </table:table-cell>
          <table:table-cell office:value-type="float" office:value="0.00097811" calcext:value-type="float">
            <text:p>0.00097811</text:p>
          </table:table-cell>
          <table:table-cell table:formula="of:=(2*([.X45]-[.X$43])/([.Z$43]-[.Z45]))*[.X$1]" office:value-type="float" office:value="26011.4994846026" calcext:value-type="float">
            <text:p>26011.4994846026</text:p>
          </table:table-cell>
          <table:table-cell/>
        </table:table-row>
        <table:table-row table:style-name="ro1">
          <table:table-cell table:number-columns-repeated="5"/>
          <table:table-cell table:style-name="ce48"/>
          <table:table-cell office:value-type="string" calcext:value-type="string">
            <text:p>Singlet UHF</text:p>
          </table:table-cell>
          <table:table-cell office:value-type="float" office:value="-3.6786458338" calcext:value-type="float">
            <text:p>-3.6786458338</text:p>
          </table:table-cell>
          <table:table-cell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Singlet UHF</text:p>
          </table:table-cell>
          <table:table-cell office:value-type="float" office:value="-3.7036454673" calcext:value-type="float">
            <text:p>-3.7036454673</text:p>
          </table:table-cell>
          <table:table-cell table:style-name="Default"/>
          <table:table-cell office:value-type="string" calcext:value-type="string">
            <text:p>Eh</text:p>
          </table:table-cell>
          <table:table-cell table:number-columns-repeated="7"/>
          <table:table-cell office:value-type="string" calcext:value-type="string">
            <text:p>singlet try2</text:p>
          </table:table-cell>
          <table:table-cell office:value-type="float" office:value="-3.7098767201" calcext:value-type="float">
            <text:p>-3.7098767201</text:p>
          </table:table-cell>
          <table:table-cell table:formula="of:=([.X46]-[.X$43])*[.X$1]" office:value-type="float" office:value="-1081.52048886541" calcext:value-type="float">
            <text:p>-1081.52048886541</text:p>
          </table:table-cell>
          <table:table-cell office:value-type="float" office:value="2.00645343" calcext:value-type="float">
            <text:p>2.00645343</text:p>
          </table:table-cell>
          <table:table-cell table:formula="of:=(2*([.X46]-[.X$43])/([.Z$43]-[.Z46]))*[.X$1]" office:value-type="float" office:value="-63682.6098167351" calcext:value-type="float">
            <text:p>-63682.6098167351</text:p>
          </table:table-cell>
          <table:table-cell/>
        </table:table-row>
        <table:table-row table:style-name="ro1">
          <table:table-cell table:number-columns-repeated="5"/>
          <table:table-cell table:style-name="ce80"/>
          <table:table-cell office:value-type="string" calcext:value-type="string">
            <text:p>Triplet</text:p>
          </table:table-cell>
          <table:table-cell office:value-type="float" office:value="-3.7301718723" calcext:value-type="float">
            <text:p>-3.7301718723</text:p>
          </table:table-cell>
          <table:table-cell table:style-name="ce116"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riplet</text:p>
          </table:table-cell>
          <table:table-cell office:value-type="float" office:value="-3.7560520922" calcext:value-type="float">
            <text:p>-3.7560520922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65"/>
          <table:table-cell office:value-type="string" calcext:value-type="string">
            <text:p>ST</text:p>
          </table:table-cell>
          <table:table-cell table:style-name="ce85" table:formula="of:=[.H47]-[.H46]" office:value-type="float" office:value="-0.0515260385" calcext:value-type="float">
            <text:p>-0.0515260385</text:p>
          </table:table-cell>
          <table:table-cell table:style-name="ce116" table:formula="of:=ABS((([.H48]-[.H37])/[.H37])*100)" office:value-type="float" office:value="17.9678814549112" calcext:value-type="float">
            <text:p>17.9678814549112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ST</text:p>
          </table:table-cell>
          <table:table-cell table:style-name="ce85" table:formula="of:=[.M47]-[.M46]" office:value-type="float" office:value="-0.0524066249000001" calcext:value-type="float">
            <text:p>-0.0524066249</text:p>
          </table:table-cell>
          <table:table-cell table:formula="of:=ABS((([.M48]-[.M37])/[.M37])*100)" office:value-type="float" office:value="4.45312050930731" calcext:value-type="float">
            <text:p>4.45312050930731</text:p>
          </table:table-cell>
          <table:table-cell office:value-type="string" calcext:value-type="string">
            <text:p>Eh</text:p>
          </table:table-cell>
          <table:table-cell table:number-columns-repeated="5"/>
          <table:table-cell office:value-type="string" calcext:value-type="string">
            <text:p>ps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5"/>
          <table:table-cell office:value-type="string" calcext:value-type="string">
            <text:p>Cation</text:p>
          </table:table-cell>
          <table:table-cell office:value-type="float" office:value="-3.3859670095" calcext:value-type="float">
            <text:p>-3.3859670095</text:p>
          </table:table-cell>
          <table:table-cell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Cation</text:p>
          </table:table-cell>
          <table:table-cell office:value-type="float" office:value="-3.3900854315" calcext:value-type="float">
            <text:p>-3.3900854315</text:p>
          </table:table-cell>
          <table:table-cell table:style-name="Default"/>
          <table:table-cell office:value-type="string" calcext:value-type="string">
            <text:p>Eh</text:p>
          </table:table-cell>
          <table:table-cell table:number-columns-repeated="7"/>
          <table:table-cell office:value-type="string" calcext:value-type="string">
            <text:p>dolg</text:p>
          </table:table-cell>
          <table:table-cell office:value-type="string" calcext:value-type="string">
            <text:p>autost2</text:p>
          </table:table-cell>
          <table:table-cell office:value-type="string" calcext:value-type="string">
            <text:p>reta geom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5"/>
          <table:table-cell office:value-type="string" calcext:value-type="string">
            <text:p>IE</text:p>
          </table:table-cell>
          <table:table-cell table:formula="of:=[.H49]-[.H46]" office:value-type="float" office:value="0.2926788243" calcext:value-type="float">
            <text:p>0.2926788243</text:p>
          </table:table-cell>
          <table:table-cell table:style-name="ce116" table:formula="of:=ABS((([.H50]-[.H39])/[.H39])*100)" office:value-type="float" office:value="9.27772896584332" calcext:value-type="float">
            <text:p>9.27772896584332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IE</text:p>
          </table:table-cell>
          <table:table-cell table:formula="of:=[.M49]-[.M46]" office:value-type="float" office:value="0.3135600358" calcext:value-type="float">
            <text:p>0.3135600358</text:p>
          </table:table-cell>
          <table:table-cell table:formula="of:=ABS((([.M50]-[.M39])/[.M39])*100)" office:value-type="float" office:value="20.6596244965419" calcext:value-type="float">
            <text:p>20.6596244965419</text:p>
          </table:table-cell>
          <table:table-cell office:value-type="string" calcext:value-type="string">
            <text:p>Eh</text:p>
          </table:table-cell>
          <table:table-cell table:number-columns-repeated="7"/>
          <table:table-cell office:value-type="string" calcext:value-type="string">
            <text:p>triplet</text:p>
          </table:table-cell>
          <table:table-cell office:value-type="float" office:value="0.2172408384" calcext:value-type="float">
            <text:p>0.2172408384</text:p>
          </table:table-cell>
          <table:table-cell/>
          <table:table-cell office:value-type="float" office:value="2.01893988" calcext:value-type="float">
            <text:p>2.01893988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08"/>
          <table:table-cell table:style-name="ce48" office:value-type="string" calcext:value-type="string">
            <text:p>s HOMO</text:p>
          </table:table-cell>
          <table:table-cell office:value-type="float" office:value="-5.866" calcext:value-type="float">
            <text:p>-5.866</text:p>
          </table:table-cell>
          <table:table-cell table:style-name="ce116" table:formula="of:=ABS((([.H51]-[.H40])/[.H40])*100)" office:value-type="float" office:value="5.46565983459186" calcext:value-type="float">
            <text:p>5.46565983459186</text:p>
          </table:table-cell>
          <table:table-cell office:value-type="string" calcext:value-type="string">
            <text:p>eV</text:p>
          </table:table-cell>
          <table:table-cell/>
          <table:table-cell table:style-name="ce48" office:value-type="string" calcext:value-type="string">
            <text:p>s HOMO</text:p>
          </table:table-cell>
          <table:table-cell office:value-type="float" office:value="-5.817" calcext:value-type="float">
            <text:p>-5.817</text:p>
          </table:table-cell>
          <table:table-cell table:formula="of:=ABS((([.M51]-[.M40])/[.M40])*100)" office:value-type="float" office:value="57.004048582996" calcext:value-type="float">
            <text:p>57.004048582996</text:p>
          </table:table-cell>
          <table:table-cell office:value-type="string" calcext:value-type="string">
            <text:p>eV</text:p>
          </table:table-cell>
          <table:table-cell table:number-columns-repeated="7"/>
          <table:table-cell office:value-type="string" calcext:value-type="string">
            <text:p>singlet UHF</text:p>
          </table:table-cell>
          <table:table-cell office:value-type="float" office:value="0.2433066921" calcext:value-type="float">
            <text:p>0.2433066921</text:p>
          </table:table-cell>
          <table:table-cell table:formula="of:=([.X51]-[.X$50])*[.X$1]" office:value-type="float" office:value="5720.79363216488" calcext:value-type="float">
            <text:p>5720.79363216488</text:p>
          </table:table-cell>
          <table:table-cell office:value-type="float" office:value="0" calcext:value-type="float">
            <text:p>0</text:p>
          </table:table-cell>
          <table:table-cell table:formula="of:=(2*([.X51]-[.X$50])/([.Z$50]-[.Z51]))*[.X$1]" office:value-type="float" office:value="5667.12628626156" calcext:value-type="float">
            <text:p>5667.12628626156</text:p>
          </table:table-cell>
          <table:table-cell/>
        </table:table-row>
        <table:table-row table:style-name="ro1">
          <table:table-cell table:number-columns-repeated="5"/>
          <table:table-cell table:style-name="ce65"/>
          <table:table-cell table:style-name="ce48" office:value-type="string" calcext:value-type="string">
            <text:p>t HOMO</text:p>
          </table:table-cell>
          <table:table-cell table:style-name="ce48" office:value-type="float" office:value="-7.362" calcext:value-type="float">
            <text:p>-7.362</text:p>
          </table:table-cell>
          <table:table-cell table:style-name="ce116" table:formula="of:=ABS((([.H52]-[.H41])/[.H41])*100)" office:value-type="float" office:value="77.697320782042" calcext:value-type="float">
            <text:p>77.697320782042</text:p>
          </table:table-cell>
          <table:table-cell office:value-type="string" calcext:value-type="string">
            <text:p>eV</text:p>
          </table:table-cell>
          <table:table-cell/>
          <table:table-cell table:style-name="ce48" office:value-type="string" calcext:value-type="string">
            <text:p>t HOMO</text:p>
          </table:table-cell>
          <table:table-cell table:style-name="ce48" office:value-type="float" office:value="-7.339" calcext:value-type="float">
            <text:p>-7.339</text:p>
          </table:table-cell>
          <table:table-cell table:formula="of:=ABS((([.M52]-[.M41])/[.M41])*100)" office:value-type="float" office:value="42.8933021806854" calcext:value-type="float">
            <text:p>42.8933021806854</text:p>
          </table:table-cell>
          <table:table-cell office:value-type="string" calcext:value-type="string">
            <text:p>eV</text:p>
          </table:table-cell>
          <table:table-cell table:number-columns-repeated="7"/>
          <table:table-cell office:value-type="string" calcext:value-type="string">
            <text:p>singlet broken</text:p>
          </table:table-cell>
          <table:table-cell office:value-type="float" office:value="0.22354972001" calcext:value-type="float">
            <text:p>0.22354972001</text:p>
          </table:table-cell>
          <table:table-cell table:formula="of:=([.X52]-[.X$50])*[.X$1]" office:value-type="float" office:value="1384.63946571487" calcext:value-type="float">
            <text:p>1384.63946571487</text:p>
          </table:table-cell>
          <table:table-cell office:value-type="float" office:value="0.96522115" calcext:value-type="float">
            <text:p>0.96522115</text:p>
          </table:table-cell>
          <table:table-cell table:formula="of:=(2*([.X52]-[.X$50])/([.Z$50]-[.Z52]))*[.X$1]" office:value-type="float" office:value="2628.10069953843" calcext:value-type="float">
            <text:p>2628.10069953843</text:p>
          </table:table-cell>
          <table:table-cell/>
        </table:table-row>
        <table:table-row table:style-name="ro1">
          <table:table-cell table:number-columns-repeated="5"/>
          <table:table-cell table:style-name="ce65"/>
          <table:table-cell office:value-type="string" calcext:value-type="string">
            <text:p>tddft urpa 1</text:p>
          </table:table-cell>
          <table:table-cell table:style-name="ce48" office:value-type="float" office:value="0.177501" calcext:value-type="float">
            <text:p>0.177501</text:p>
          </table:table-cell>
          <table:table-cell table:style-name="ce116" table:formula="of:=ABS((([.H53]-[.H42])/[.H42])*100)" office:value-type="float" office:value="31.4461962277006" calcext:value-type="float">
            <text:p>31.4461962277006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ddft urpa 1</text:p>
          </table:table-cell>
          <table:table-cell table:style-name="ce48" office:value-type="float" office:value="0.169384" calcext:value-type="float">
            <text:p>0.169384</text:p>
          </table:table-cell>
          <table:table-cell table:formula="of:=ABS((([.M53]-[.M42])/[.M42])*100)" office:value-type="float" office:value="31.3787540332589" calcext:value-type="float">
            <text:p>31.3787540332589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tddft ucis 1</text:p>
          </table:table-cell>
          <table:table-cell table:style-name="ce48" office:value-type="float" office:value="0.189143" calcext:value-type="float">
            <text:p>0.189143</text:p>
          </table:table-cell>
          <table:table-cell table:style-name="ce116" table:formula="of:=ABS((([.H54]-[.H43])/[.H43])*100)" office:value-type="float" office:value="37.4366017061226" calcext:value-type="float">
            <text:p>37.4366017061226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ddft ucis 1</text:p>
          </table:table-cell>
          <table:table-cell table:style-name="ce48" office:value-type="float" office:value="0.167493" calcext:value-type="float">
            <text:p>0.167493</text:p>
          </table:table-cell>
          <table:table-cell table:formula="of:=ABS((([.M54]-[.M43])/[.M43])*100)" office:value-type="float" office:value="27.761674472532" calcext:value-type="float">
            <text:p>27.761674472532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 table:number-rows-repeated="2">
          <table:table-cell table:number-columns-repeated="5"/>
          <table:table-cell table:style-name="ce78"/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riplet GS</text:p>
          </table:table-cell>
          <table:table-cell office:value-type="string" calcext:value-type="string">
            <text:p>hybrid ps-all-e</text:p>
          </table:table-cell>
          <table:table-cell table:style-name="ce48" office:value-type="string" calcext:value-type="string">
            <text:p>ps_geom_1</text:p>
          </table:table-cell>
          <table:table-cell office:value-type="string" calcext:value-type="string">
            <text:p>tddft checked</text:p>
          </table:table-cell>
          <table:table-cell table:number-columns-repeated="4"/>
          <table:table-cell table:style-name="Default" office:value-type="string" calcext:value-type="string">
            <text:p>tddft checked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78" office:value-type="string" calcext:value-type="string">
            <text:p>All-electron</text:p>
          </table:table-cell>
          <table:table-cell table:style-name="ce109" office:value-type="string" calcext:value-type="string">
            <text:p>mXylylene</text:p>
          </table:table-cell>
          <table:table-cell table:style-name="ce112" office:value-type="string" calcext:value-type="string">
            <text:p>Results</text:p>
          </table:table-cell>
          <table:table-cell table:style-name="ce114"/>
          <table:table-cell/>
          <table:table-cell table:style-name="ce78" office:value-type="string" calcext:value-type="string">
            <text:p>All-electron</text:p>
          </table:table-cell>
          <table:table-cell table:style-name="ce109" office:value-type="string" calcext:value-type="string">
            <text:p>mXylylene</text:p>
          </table:table-cell>
          <table:table-cell table:style-name="ce112" office:value-type="string" calcext:value-type="string">
            <text:p>Results</text:p>
          </table:table-cell>
          <table:table-cell table:style-name="ce114"/>
          <table:table-cell table:number-columns-repeated="14"/>
        </table:table-row>
        <table:table-row table:style-name="ro1">
          <table:table-cell table:number-columns-repeated="5"/>
          <table:table-cell table:style-name="ce78"/>
          <table:table-cell table:style-name="ce110" office:value-type="string" calcext:value-type="string">
            <text:p>PBE0</text:p>
          </table:table-cell>
          <table:table-cell table:style-name="ce110"/>
          <table:table-cell table:style-name="ce115"/>
          <table:table-cell/>
          <table:table-cell table:style-name="ce78"/>
          <table:table-cell table:style-name="ce110" office:value-type="string" calcext:value-type="string">
            <text:p>B3-LYP</text:p>
          </table:table-cell>
          <table:table-cell table:style-name="ce110"/>
          <table:table-cell table:style-name="ce115"/>
          <table:table-cell table:number-columns-repeated="14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Singlet UHF</text:p>
          </table:table-cell>
          <table:table-cell office:value-type="float" office:value="-308.9087973649" calcext:value-type="float">
            <text:p>-308.9087973649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Singlet UHF</text:p>
          </table:table-cell>
          <table:table-cell office:value-type="float" office:value="-309.0906768422" calcext:value-type="float">
            <text:p>-309.0906768422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Triplet</text:p>
          </table:table-cell>
          <table:table-cell office:value-type="float" office:value="-308.9716093944" calcext:value-type="float">
            <text:p>-308.9716093944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riplet</text:p>
          </table:table-cell>
          <table:table-cell office:value-type="float" office:value="-309.1408492302" calcext:value-type="float">
            <text:p>-309.1408492302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ST</text:p>
          </table:table-cell>
          <table:table-cell table:style-name="ce85" table:formula="of:=[.H61]-[.H60]" office:value-type="float" office:value="-0.0628120294999803" calcext:value-type="float">
            <text:p>-0.06281202949998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ST</text:p>
          </table:table-cell>
          <table:table-cell table:style-name="ce85" table:formula="of:=[.M61]-[.M60]" office:value-type="float" office:value="-0.0501723879999645" calcext:value-type="float">
            <text:p>-0.050172387999965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Cation</text:p>
          </table:table-cell>
          <table:table-cell office:value-type="float" office:value="-308.7037791356" calcext:value-type="float">
            <text:p>-308.7037791356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Cation</text:p>
          </table:table-cell>
          <table:table-cell office:value-type="float" office:value="-308.8809776807" calcext:value-type="float">
            <text:p>-308.8809776807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IE</text:p>
          </table:table-cell>
          <table:table-cell table:formula="of:=[.H63]-[.H61]" office:value-type="float" office:value="0.267830258800018" calcext:value-type="float">
            <text:p>0.267830258800018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IE</text:p>
          </table:table-cell>
          <table:table-cell table:formula="of:=[.M63]-[.M61]" office:value-type="float" office:value="0.259871549499962" calcext:value-type="float">
            <text:p>0.259871549499962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table:style-name="ce48" office:value-type="string" calcext:value-type="string">
            <text:p>s HOMO</text:p>
          </table:table-cell>
          <table:table-cell office:value-type="float" office:value="-5.562" calcext:value-type="float">
            <text:p>-5.562</text:p>
          </table:table-cell>
          <table:table-cell table:style-name="ce116"/>
          <table:table-cell office:value-type="string" calcext:value-type="string">
            <text:p>eV</text:p>
          </table:table-cell>
          <table:table-cell table:style-name="ce78"/>
          <table:table-cell table:style-name="ce48" office:value-type="string" calcext:value-type="string">
            <text:p>s HOMO</text:p>
          </table:table-cell>
          <table:table-cell office:value-type="float" office:value="-3.705" calcext:value-type="float">
            <text:p>-3.705</text:p>
          </table:table-cell>
          <table:table-cell/>
          <table:table-cell office:value-type="string" calcext:value-type="string">
            <text:p>eV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table:style-name="ce48" office:value-type="string" calcext:value-type="string">
            <text:p>t HOMO</text:p>
          </table:table-cell>
          <table:table-cell office:value-type="float" office:value="-4.143" calcext:value-type="float">
            <text:p>-4.143</text:p>
          </table:table-cell>
          <table:table-cell table:style-name="ce116"/>
          <table:table-cell office:value-type="string" calcext:value-type="string">
            <text:p>eV</text:p>
          </table:table-cell>
          <table:table-cell table:style-name="ce78"/>
          <table:table-cell table:style-name="ce48" office:value-type="string" calcext:value-type="string">
            <text:p>t HOMO</text:p>
          </table:table-cell>
          <table:table-cell office:value-type="float" office:value="-5.136" calcext:value-type="float">
            <text:p>-5.136</text:p>
          </table:table-cell>
          <table:table-cell/>
          <table:table-cell office:value-type="string" calcext:value-type="string">
            <text:p>eV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tddft urpa 1</text:p>
          </table:table-cell>
          <table:table-cell office:value-type="float" office:value="0.135037" calcext:value-type="float">
            <text:p>0.135037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ddft urpa 1</text:p>
          </table:table-cell>
          <table:table-cell office:value-type="float" office:value="0.128928" calcext:value-type="float">
            <text:p>0.128928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tddft ucis 1</text:p>
          </table:table-cell>
          <table:table-cell office:value-type="float" office:value="0.137622" calcext:value-type="float">
            <text:p>0.137622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ddft ucis 1</text:p>
          </table:table-cell>
          <table:table-cell office:value-type="float" office:value="0.131098" calcext:value-type="float">
            <text:p>0.131098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 office:value-type="string" calcext:value-type="string">
            <text:p>Pseudo-system</text:p>
          </table:table-cell>
          <table:table-cell table:style-name="ce111" office:value-type="string" calcext:value-type="string">
            <text:p>mXylylene</text:p>
          </table:table-cell>
          <table:table-cell table:style-name="ce113" office:value-type="string" calcext:value-type="string">
            <text:p>Results</text:p>
          </table:table-cell>
          <table:table-cell table:style-name="ce117" office:value-type="string" calcext:value-type="string">
            <text:p>Errors (%)</text:p>
          </table:table-cell>
          <table:table-cell/>
          <table:table-cell table:style-name="ce78" office:value-type="string" calcext:value-type="string">
            <text:p>Pseudo-system</text:p>
          </table:table-cell>
          <table:table-cell table:style-name="ce111" office:value-type="string" calcext:value-type="string">
            <text:p>mXylylene</text:p>
          </table:table-cell>
          <table:table-cell table:style-name="ce113" office:value-type="string" calcext:value-type="string">
            <text:p>Results</text:p>
          </table:table-cell>
          <table:table-cell table:style-name="ce117" office:value-type="string" calcext:value-type="string">
            <text:p>Errors (%)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48"/>
          <table:table-cell table:style-name="ce110" office:value-type="string" calcext:value-type="string">
            <text:p>PBE0</text:p>
          </table:table-cell>
          <table:table-cell table:style-name="ce110"/>
          <table:table-cell table:style-name="ce115"/>
          <table:table-cell table:number-columns-repeated="2"/>
          <table:table-cell table:style-name="ce110" office:value-type="string" calcext:value-type="string">
            <text:p>B3-LYP</text:p>
          </table:table-cell>
          <table:table-cell table:style-name="ce110"/>
          <table:table-cell table:style-name="ce115"/>
          <table:table-cell table:number-columns-repeated="14"/>
        </table:table-row>
        <table:table-row table:style-name="ro1">
          <table:table-cell table:number-columns-repeated="5"/>
          <table:table-cell table:style-name="ce80"/>
          <table:table-cell office:value-type="string" calcext:value-type="string">
            <text:p>Singlet UHF</text:p>
          </table:table-cell>
          <table:table-cell office:value-type="float" office:value="-84.3737784765" calcext:value-type="float">
            <text:p>-84.3737784765</text:p>
          </table:table-cell>
          <table:table-cell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Singlet UHF</text:p>
          </table:table-cell>
          <table:table-cell office:value-type="float" office:value="-84.4316800438" calcext:value-type="float">
            <text:p>-84.4316800438</text:p>
          </table:table-cell>
          <table:table-cell table:style-name="Default"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65"/>
          <table:table-cell office:value-type="string" calcext:value-type="string">
            <text:p>Triplet</text:p>
          </table:table-cell>
          <table:table-cell office:value-type="float" office:value="-84.4707590558" calcext:value-type="float">
            <text:p>-84.4707590558</text:p>
          </table:table-cell>
          <table:table-cell table:style-name="ce116"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riplet</text:p>
          </table:table-cell>
          <table:table-cell office:value-type="float" office:value="-84.5408981811" calcext:value-type="float">
            <text:p>-84.5408981811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65"/>
          <table:table-cell office:value-type="string" calcext:value-type="string">
            <text:p>ST</text:p>
          </table:table-cell>
          <table:table-cell table:style-name="ce85" table:formula="of:=[.H72]-[.H71]" office:value-type="float" office:value="-0.0969805793000091" calcext:value-type="float">
            <text:p>-0.096980579300009</text:p>
          </table:table-cell>
          <table:table-cell table:style-name="ce116" table:formula="of:=ABS((([.H73]-[.H62])/[.H62])*100)" office:value-type="float" office:value="54.3980986954728" calcext:value-type="float">
            <text:p>54.3980986954728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ST</text:p>
          </table:table-cell>
          <table:table-cell table:style-name="ce85" table:formula="of:=[.M72]-[.M71]" office:value-type="float" office:value="-0.109218137300005" calcext:value-type="float">
            <text:p>-0.109218137300005</text:p>
          </table:table-cell>
          <table:table-cell table:formula="of:=ABS((([.M73]-[.M62])/[.M62])*100)" office:value-type="float" office:value="117.685746391186" calcext:value-type="float">
            <text:p>117.685746391186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65"/>
          <table:table-cell office:value-type="string" calcext:value-type="string">
            <text:p>Cation</text:p>
          </table:table-cell>
          <table:table-cell office:value-type="float" office:value="-84.1685918195" calcext:value-type="float">
            <text:p>-84.1685918195</text:p>
          </table:table-cell>
          <table:table-cell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Cation</text:p>
          </table:table-cell>
          <table:table-cell office:value-type="float" office:value="-84.2431094015" calcext:value-type="float">
            <text:p>-84.2431094015</text:p>
          </table:table-cell>
          <table:table-cell table:style-name="Default"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65"/>
          <table:table-cell office:value-type="string" calcext:value-type="string">
            <text:p>IE</text:p>
          </table:table-cell>
          <table:table-cell table:formula="of:=[.H74]-[.H71]" office:value-type="float" office:value="0.205186656999999" calcext:value-type="float">
            <text:p>0.205186656999999</text:p>
          </table:table-cell>
          <table:table-cell table:style-name="ce116" table:formula="of:=ABS((([.H75]-[.H64])/[.H64])*100)" office:value-type="float" office:value="23.3892921885251" calcext:value-type="float">
            <text:p>23.3892921885251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IE</text:p>
          </table:table-cell>
          <table:table-cell table:formula="of:=[.M74]-[.M71]" office:value-type="float" office:value="0.188570642299993" calcext:value-type="float">
            <text:p>0.188570642299993</text:p>
          </table:table-cell>
          <table:table-cell table:formula="of:=ABS((([.M75]-[.M64])/[.M64])*100)" office:value-type="float" office:value="27.4369808227043" calcext:value-type="float">
            <text:p>27.4369808227043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48" office:value-type="string" calcext:value-type="string">
            <text:p>s HOMO</text:p>
          </table:table-cell>
          <table:table-cell office:value-type="float" office:value="-3.935" calcext:value-type="float">
            <text:p>-3.935</text:p>
          </table:table-cell>
          <table:table-cell table:style-name="ce116" table:formula="of:=ABS((([.H76]-[.H65])/[.H65])*100)" office:value-type="float" office:value="29.2520676015822" calcext:value-type="float">
            <text:p>29.2520676015822</text:p>
          </table:table-cell>
          <table:table-cell office:value-type="string" calcext:value-type="string">
            <text:p>eV</text:p>
          </table:table-cell>
          <table:table-cell/>
          <table:table-cell table:style-name="ce48" office:value-type="string" calcext:value-type="string">
            <text:p>s HOMO</text:p>
          </table:table-cell>
          <table:table-cell office:value-type="float" office:value="-3.76" calcext:value-type="float">
            <text:p>-3.76</text:p>
          </table:table-cell>
          <table:table-cell table:formula="of:=ABS((([.M76]-[.M65])/[.M65])*100)" office:value-type="float" office:value="1.48448043184885" calcext:value-type="float">
            <text:p>1.48448043184885</text:p>
          </table:table-cell>
          <table:table-cell office:value-type="string" calcext:value-type="string">
            <text:p>eV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48" office:value-type="string" calcext:value-type="string">
            <text:p>t HOMO</text:p>
          </table:table-cell>
          <table:table-cell table:style-name="ce48" office:value-type="float" office:value="-6.239" calcext:value-type="float">
            <text:p>-6.239</text:p>
          </table:table-cell>
          <table:table-cell table:style-name="ce116" table:formula="of:=ABS((([.H77]-[.H66])/[.H66])*100)" office:value-type="float" office:value="50.591358918658" calcext:value-type="float">
            <text:p>50.591358918658</text:p>
          </table:table-cell>
          <table:table-cell office:value-type="string" calcext:value-type="string">
            <text:p>eV</text:p>
          </table:table-cell>
          <table:table-cell/>
          <table:table-cell table:style-name="ce48" office:value-type="string" calcext:value-type="string">
            <text:p>t HOMO</text:p>
          </table:table-cell>
          <table:table-cell table:style-name="ce48" office:value-type="float" office:value="-5.899" calcext:value-type="float">
            <text:p>-5.899</text:p>
          </table:table-cell>
          <table:table-cell table:formula="of:=ABS((([.M77]-[.M66])/[.M66])*100)" office:value-type="float" office:value="14.8559190031153" calcext:value-type="float">
            <text:p>14.8559190031153</text:p>
          </table:table-cell>
          <table:table-cell office:value-type="string" calcext:value-type="string">
            <text:p>eV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tddft urpa 1</text:p>
          </table:table-cell>
          <table:table-cell table:style-name="ce48" office:value-type="string" calcext:value-type="string">
            <text:p>unstable</text:p>
          </table:table-cell>
          <table:table-cell table:style-name="ce116" table:formula="of:=ABS((([.H78]-[.H67])/[.H67])*100)" office:value-type="string" office:string-value="" calcext:value-type="error">
            <text:p>#VALUE!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ddft urpa 1</text:p>
          </table:table-cell>
          <table:table-cell table:style-name="ce48" office:value-type="float" office:value="0.158039" calcext:value-type="float">
            <text:p>0.158039</text:p>
          </table:table-cell>
          <table:table-cell table:formula="of:=ABS((([.M78]-[.M67])/[.M67])*100)" office:value-type="float" office:value="22.5792690493919" calcext:value-type="float">
            <text:p>22.5792690493919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tddft ucis 1</text:p>
          </table:table-cell>
          <table:table-cell table:style-name="ce48" office:value-type="float" office:value="0.192904" calcext:value-type="float">
            <text:p>0.192904</text:p>
          </table:table-cell>
          <table:table-cell table:style-name="ce116" table:formula="of:=ABS((([.H79]-[.H68])/[.H68])*100)" office:value-type="float" office:value="40.1694496519452" calcext:value-type="float">
            <text:p>40.1694496519452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ddft ucis 1</text:p>
          </table:table-cell>
          <table:table-cell table:style-name="ce48" office:value-type="float" office:value="0.14142" calcext:value-type="float">
            <text:p>0.14142</text:p>
          </table:table-cell>
          <table:table-cell table:formula="of:=ABS((([.M79]-[.M68])/[.M68])*100)" office:value-type="float" office:value="7.87349921432823" calcext:value-type="float">
            <text:p>7.87349921432823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/>
          <table:table-cell table:style-name="ce48"/>
          <table:table-cell table:style-name="ce116"/>
          <table:table-cell table:number-columns-repeated="3"/>
          <table:table-cell table:style-name="ce48"/>
          <table:table-cell table:number-columns-repeated="15"/>
        </table:table-row>
        <table:table-row table:style-name="ro1">
          <table:table-cell table:number-columns-repeated="13"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riplet GS</text:p>
          </table:table-cell>
          <table:table-cell office:value-type="string" calcext:value-type="string">
            <text:p>hybrid ps-all-e</text:p>
          </table:table-cell>
          <table:table-cell table:style-name="ce48" office:value-type="string" calcext:value-type="string">
            <text:p>Set_4</text:p>
          </table:table-cell>
          <table:table-cell office:value-type="string" calcext:value-type="string">
            <text:p>tddft checked</text:p>
          </table:table-cell>
          <table:table-cell table:number-columns-repeated="4"/>
          <table:table-cell table:style-name="Default" office:value-type="string" calcext:value-type="string">
            <text:p>tddft checked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78" office:value-type="string" calcext:value-type="string">
            <text:p>All-electron</text:p>
          </table:table-cell>
          <table:table-cell table:style-name="ce109" office:value-type="string" calcext:value-type="string">
            <text:p>mXylylene</text:p>
          </table:table-cell>
          <table:table-cell table:style-name="ce112" office:value-type="string" calcext:value-type="string">
            <text:p>Results</text:p>
          </table:table-cell>
          <table:table-cell table:style-name="ce114" office:value-type="string" calcext:value-type="string">
            <text:p>cp -r tr</text:p>
          </table:table-cell>
          <table:table-cell/>
          <table:table-cell table:style-name="ce78" office:value-type="string" calcext:value-type="string">
            <text:p>All-electron</text:p>
          </table:table-cell>
          <table:table-cell table:style-name="ce109" office:value-type="string" calcext:value-type="string">
            <text:p>mXylylene</text:p>
          </table:table-cell>
          <table:table-cell table:style-name="ce112" office:value-type="string" calcext:value-type="string">
            <text:p>Results</text:p>
          </table:table-cell>
          <table:table-cell table:style-name="ce114"/>
          <table:table-cell table:number-columns-repeated="14"/>
        </table:table-row>
        <table:table-row table:style-name="ro1">
          <table:table-cell table:number-columns-repeated="5"/>
          <table:table-cell table:style-name="ce78"/>
          <table:table-cell table:style-name="ce110" office:value-type="string" calcext:value-type="string">
            <text:p>PBE0</text:p>
          </table:table-cell>
          <table:table-cell table:style-name="ce110"/>
          <table:table-cell table:style-name="ce115"/>
          <table:table-cell/>
          <table:table-cell table:style-name="ce78"/>
          <table:table-cell table:style-name="ce110" office:value-type="string" calcext:value-type="string">
            <text:p>B3-LYP</text:p>
          </table:table-cell>
          <table:table-cell table:style-name="ce110"/>
          <table:table-cell table:style-name="ce115"/>
          <table:table-cell table:number-columns-repeated="14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Singlet UHF</text:p>
          </table:table-cell>
          <table:table-cell office:value-type="float" office:value="-308.9087973649" calcext:value-type="float">
            <text:p>-308.9087973649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Singlet UHF</text:p>
          </table:table-cell>
          <table:table-cell office:value-type="float" office:value="-309.0906768422" calcext:value-type="float">
            <text:p>-309.0906768422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Triplet</text:p>
          </table:table-cell>
          <table:table-cell office:value-type="float" office:value="-308.9716093944" calcext:value-type="float">
            <text:p>-308.9716093944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riplet</text:p>
          </table:table-cell>
          <table:table-cell office:value-type="float" office:value="-309.1408492302" calcext:value-type="float">
            <text:p>-309.1408492302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ST</text:p>
          </table:table-cell>
          <table:table-cell table:style-name="ce85" table:formula="of:=[.H86]-[.H85]" office:value-type="float" office:value="-0.0628120294999803" calcext:value-type="float">
            <text:p>-0.06281202949998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ST</text:p>
          </table:table-cell>
          <table:table-cell table:style-name="ce85" table:formula="of:=[.M86]-[.M85]" office:value-type="float" office:value="-0.0501723879999645" calcext:value-type="float">
            <text:p>-0.050172387999965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Cation</text:p>
          </table:table-cell>
          <table:table-cell office:value-type="float" office:value="-308.7037791356" calcext:value-type="float">
            <text:p>-308.7037791356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Cation</text:p>
          </table:table-cell>
          <table:table-cell office:value-type="float" office:value="-308.8809776807" calcext:value-type="float">
            <text:p>-308.8809776807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IE</text:p>
          </table:table-cell>
          <table:table-cell table:formula="of:=[.H88]-[.H86]" office:value-type="float" office:value="0.267830258800018" calcext:value-type="float">
            <text:p>0.267830258800018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IE</text:p>
          </table:table-cell>
          <table:table-cell table:formula="of:=[.M88]-[.M86]" office:value-type="float" office:value="0.259871549499962" calcext:value-type="float">
            <text:p>0.259871549499962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table:style-name="ce48" office:value-type="string" calcext:value-type="string">
            <text:p>s HOMO</text:p>
          </table:table-cell>
          <table:table-cell office:value-type="float" office:value="-5.562" calcext:value-type="float">
            <text:p>-5.562</text:p>
          </table:table-cell>
          <table:table-cell table:style-name="ce116"/>
          <table:table-cell office:value-type="string" calcext:value-type="string">
            <text:p>eV</text:p>
          </table:table-cell>
          <table:table-cell table:style-name="ce78"/>
          <table:table-cell table:style-name="ce48" office:value-type="string" calcext:value-type="string">
            <text:p>s HOMO</text:p>
          </table:table-cell>
          <table:table-cell office:value-type="float" office:value="-3.705" calcext:value-type="float">
            <text:p>-3.705</text:p>
          </table:table-cell>
          <table:table-cell/>
          <table:table-cell office:value-type="string" calcext:value-type="string">
            <text:p>eV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table:style-name="ce48" office:value-type="string" calcext:value-type="string">
            <text:p>t HOMO</text:p>
          </table:table-cell>
          <table:table-cell office:value-type="float" office:value="-4.143" calcext:value-type="float">
            <text:p>-4.143</text:p>
          </table:table-cell>
          <table:table-cell table:style-name="ce116"/>
          <table:table-cell office:value-type="string" calcext:value-type="string">
            <text:p>eV</text:p>
          </table:table-cell>
          <table:table-cell table:style-name="ce78"/>
          <table:table-cell table:style-name="ce48" office:value-type="string" calcext:value-type="string">
            <text:p>t HOMO</text:p>
          </table:table-cell>
          <table:table-cell office:value-type="float" office:value="-5.136" calcext:value-type="float">
            <text:p>-5.136</text:p>
          </table:table-cell>
          <table:table-cell/>
          <table:table-cell office:value-type="string" calcext:value-type="string">
            <text:p>eV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tddft urpa 1</text:p>
          </table:table-cell>
          <table:table-cell office:value-type="float" office:value="0.135037" calcext:value-type="float">
            <text:p>0.135037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ddft urpa 1</text:p>
          </table:table-cell>
          <table:table-cell office:value-type="float" office:value="0.128928" calcext:value-type="float">
            <text:p>0.128928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tddft ucis 1</text:p>
          </table:table-cell>
          <table:table-cell office:value-type="float" office:value="0.137622" calcext:value-type="float">
            <text:p>0.137622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ddft ucis 1</text:p>
          </table:table-cell>
          <table:table-cell office:value-type="float" office:value="0.131098" calcext:value-type="float">
            <text:p>0.131098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 office:value-type="string" calcext:value-type="string">
            <text:p>Pseudo-system</text:p>
          </table:table-cell>
          <table:table-cell table:style-name="ce111" office:value-type="string" calcext:value-type="string">
            <text:p>mXylylene</text:p>
          </table:table-cell>
          <table:table-cell table:style-name="ce113" office:value-type="string" calcext:value-type="string">
            <text:p>Results</text:p>
          </table:table-cell>
          <table:table-cell table:style-name="ce117" office:value-type="string" calcext:value-type="string">
            <text:p>Errors (%)</text:p>
          </table:table-cell>
          <table:table-cell/>
          <table:table-cell table:style-name="ce78" office:value-type="string" calcext:value-type="string">
            <text:p>Pseudo-system</text:p>
          </table:table-cell>
          <table:table-cell table:style-name="ce111" office:value-type="string" calcext:value-type="string">
            <text:p>mXylylene</text:p>
          </table:table-cell>
          <table:table-cell table:style-name="ce113" office:value-type="string" calcext:value-type="string">
            <text:p>Results</text:p>
          </table:table-cell>
          <table:table-cell table:style-name="ce117" office:value-type="string" calcext:value-type="string">
            <text:p>Errors (%)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80"/>
          <table:table-cell table:style-name="ce110" office:value-type="string" calcext:value-type="string">
            <text:p>PBE0</text:p>
          </table:table-cell>
          <table:table-cell table:style-name="ce110"/>
          <table:table-cell table:style-name="ce115"/>
          <table:table-cell table:number-columns-repeated="2"/>
          <table:table-cell table:style-name="ce110" office:value-type="string" calcext:value-type="string">
            <text:p>B3-LYP</text:p>
          </table:table-cell>
          <table:table-cell table:style-name="ce110"/>
          <table:table-cell table:style-name="ce115"/>
          <table:table-cell table:number-columns-repeated="14"/>
        </table:table-row>
        <table:table-row table:style-name="ro1">
          <table:table-cell table:number-columns-repeated="5"/>
          <table:table-cell table:style-name="ce65"/>
          <table:table-cell office:value-type="string" calcext:value-type="string">
            <text:p>Singlet UHF</text:p>
          </table:table-cell>
          <table:table-cell office:value-type="float" office:value="-84.2494356364" calcext:value-type="float">
            <text:p>-84.2494356364</text:p>
          </table:table-cell>
          <table:table-cell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Singlet UHF</text:p>
          </table:table-cell>
          <table:table-cell office:value-type="float" office:value="-84.3074961481" calcext:value-type="float">
            <text:p>-84.3074961481</text:p>
          </table:table-cell>
          <table:table-cell table:style-name="Default"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65"/>
          <table:table-cell office:value-type="string" calcext:value-type="string">
            <text:p>Triplet</text:p>
          </table:table-cell>
          <table:table-cell office:value-type="float" office:value="-84.3237857509" calcext:value-type="float">
            <text:p>-84.3237857509</text:p>
          </table:table-cell>
          <table:table-cell table:style-name="ce116"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riplet</text:p>
          </table:table-cell>
          <table:table-cell office:value-type="float" office:value="-84.3850297736" calcext:value-type="float">
            <text:p>-84.3850297736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65"/>
          <table:table-cell office:value-type="string" calcext:value-type="string">
            <text:p>ST</text:p>
          </table:table-cell>
          <table:table-cell table:style-name="ce85" table:formula="of:=[.H97]-[.H96]" office:value-type="float" office:value="-0.0743501145000067" calcext:value-type="float">
            <text:p>-0.074350114500007</text:p>
          </table:table-cell>
          <table:table-cell table:style-name="ce116" table:formula="of:=ABS((([.H98]-[.H87])/[.H87])*100)" office:value-type="float" office:value="18.3692281428831" calcext:value-type="float">
            <text:p>18.3692281428831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ST</text:p>
          </table:table-cell>
          <table:table-cell table:style-name="ce85" table:formula="of:=[.M97]-[.M96]" office:value-type="float" office:value="-0.0775336254999957" calcext:value-type="float">
            <text:p>-0.077533625499996</text:p>
          </table:table-cell>
          <table:table-cell table:formula="of:=ABS((([.M98]-[.M87])/[.M87])*100)" office:value-type="float" office:value="54.5344532934142" calcext:value-type="float">
            <text:p>54.5344532934142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65"/>
          <table:table-cell office:value-type="string" calcext:value-type="string">
            <text:p>Cation</text:p>
          </table:table-cell>
          <table:table-cell office:value-type="float" office:value="-84.0367542428" calcext:value-type="float">
            <text:p>-84.0367542428</text:p>
          </table:table-cell>
          <table:table-cell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Cation</text:p>
          </table:table-cell>
          <table:table-cell office:value-type="float" office:value="-84.1012996536" calcext:value-type="float">
            <text:p>-84.1012996536</text:p>
          </table:table-cell>
          <table:table-cell table:style-name="Default"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IE</text:p>
          </table:table-cell>
          <table:table-cell table:formula="of:=[.H99]-[.H96]" office:value-type="float" office:value="0.212681393599993" calcext:value-type="float">
            <text:p>0.212681393599993</text:p>
          </table:table-cell>
          <table:table-cell table:style-name="ce116" table:formula="of:=ABS((([.H100]-[.H89])/[.H89])*100)" office:value-type="float" office:value="20.590976332216" calcext:value-type="float">
            <text:p>20.590976332216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IE</text:p>
          </table:table-cell>
          <table:table-cell table:formula="of:=[.M99]-[.M96]" office:value-type="float" office:value="0.206196494500006" calcext:value-type="float">
            <text:p>0.206196494500006</text:p>
          </table:table-cell>
          <table:table-cell table:formula="of:=ABS((([.M100]-[.M89])/[.M89])*100)" office:value-type="float" office:value="20.6544560584784" calcext:value-type="float">
            <text:p>20.6544560584784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48" office:value-type="string" calcext:value-type="string">
            <text:p>s HOMO</text:p>
          </table:table-cell>
          <table:table-cell office:value-type="float" office:value="-3.726" calcext:value-type="float">
            <text:p>-3.726</text:p>
          </table:table-cell>
          <table:table-cell table:style-name="ce116" table:formula="of:=ABS((([.H101]-[.H90])/[.H90])*100)" office:value-type="float" office:value="33.0097087378641" calcext:value-type="float">
            <text:p>33.0097087378641</text:p>
          </table:table-cell>
          <table:table-cell office:value-type="string" calcext:value-type="string">
            <text:p>eV</text:p>
          </table:table-cell>
          <table:table-cell/>
          <table:table-cell table:style-name="ce48" office:value-type="string" calcext:value-type="string">
            <text:p>s HOMO</text:p>
          </table:table-cell>
          <table:table-cell table:style-name="ce48" office:value-type="float" office:value="-3.546" calcext:value-type="float">
            <text:p>-3.546</text:p>
          </table:table-cell>
          <table:table-cell table:formula="of:=ABS((([.M101]-[.M90])/[.M90])*100)" office:value-type="float" office:value="4.2914979757085" calcext:value-type="float">
            <text:p>4.2914979757085</text:p>
          </table:table-cell>
          <table:table-cell office:value-type="string" calcext:value-type="string">
            <text:p>eV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48" office:value-type="string" calcext:value-type="string">
            <text:p>t HOMO</text:p>
          </table:table-cell>
          <table:table-cell table:style-name="ce48" office:value-type="float" office:value="-5.59" calcext:value-type="float">
            <text:p>-5.59</text:p>
          </table:table-cell>
          <table:table-cell table:style-name="ce116" table:formula="of:=ABS((([.H102]-[.H91])/[.H91])*100)" office:value-type="float" office:value="34.9263818489018" calcext:value-type="float">
            <text:p>34.9263818489018</text:p>
          </table:table-cell>
          <table:table-cell office:value-type="string" calcext:value-type="string">
            <text:p>eV</text:p>
          </table:table-cell>
          <table:table-cell/>
          <table:table-cell table:style-name="ce48" office:value-type="string" calcext:value-type="string">
            <text:p>t HOMO</text:p>
          </table:table-cell>
          <table:table-cell table:style-name="ce48" office:value-type="float" office:value="-5.42" calcext:value-type="float">
            <text:p>-5.42</text:p>
          </table:table-cell>
          <table:table-cell table:formula="of:=ABS((([.M102]-[.M91])/[.M91])*100)" office:value-type="float" office:value="5.52959501557632" calcext:value-type="float">
            <text:p>5.52959501557632</text:p>
          </table:table-cell>
          <table:table-cell office:value-type="string" calcext:value-type="string">
            <text:p>eV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tddft urpa 1</text:p>
          </table:table-cell>
          <table:table-cell table:style-name="ce48" office:value-type="string" calcext:value-type="string">
            <text:p>unstable</text:p>
          </table:table-cell>
          <table:table-cell table:style-name="ce116" table:formula="of:=ABS((([.H103]-[.H92])/[.H92])*100)" office:value-type="string" office:string-value="" calcext:value-type="error">
            <text:p>#VALUE!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ddft urpa 1</text:p>
          </table:table-cell>
          <table:table-cell table:style-name="ce48" office:value-type="float" office:value="0.076348" calcext:value-type="float">
            <text:p>0.076348</text:p>
          </table:table-cell>
          <table:table-cell table:formula="of:=ABS((([.M103]-[.M92])/[.M92])*100)" office:value-type="float" office:value="40.7824522213949" calcext:value-type="float">
            <text:p>40.7824522213949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tddft ucis 1</text:p>
          </table:table-cell>
          <table:table-cell table:style-name="ce48" office:value-type="float" office:value="0.093057" calcext:value-type="float">
            <text:p>0.093057</text:p>
          </table:table-cell>
          <table:table-cell table:style-name="ce116" table:formula="of:=ABS((([.H104]-[.H93])/[.H93])*100)" office:value-type="float" office:value="32.3821772681693" calcext:value-type="float">
            <text:p>32.3821772681693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ddft ucis 1</text:p>
          </table:table-cell>
          <table:table-cell table:style-name="ce48" office:value-type="float" office:value="0.078637" calcext:value-type="float">
            <text:p>0.078637</text:p>
          </table:table-cell>
          <table:table-cell table:formula="of:=ABS((([.M104]-[.M93])/[.M93])*100)" office:value-type="float" office:value="40.0166287815222" calcext:value-type="float">
            <text:p>40.0166287815222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Geometry taken from SI</text:p>
          </table:table-cell>
          <table:table-cell/>
          <table:table-cell office:value-type="string" calcext:value-type="string">
            <text:p>6-311++G**</text:p>
          </table:table-cell>
          <table:table-cell table:style-name="Default" office:value-type="string" calcext:value-type="string">
            <text:p>autost2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78" office:value-type="string" calcext:value-type="string">
            <text:p>All-electron</text:p>
          </table:table-cell>
          <table:table-cell table:style-name="ce109" office:value-type="string" calcext:value-type="string">
            <text:p>mXylylene</text:p>
          </table:table-cell>
          <table:table-cell table:style-name="ce112" office:value-type="string" calcext:value-type="string">
            <text:p>Results</text:p>
          </table:table-cell>
          <table:table-cell table:style-name="ce114"/>
          <table:table-cell table:number-columns-repeated="14"/>
        </table:table-row>
        <table:table-row table:style-name="ro1">
          <table:table-cell table:number-columns-repeated="10"/>
          <table:table-cell table:style-name="ce78"/>
          <table:table-cell table:style-name="ce110" office:value-type="string" calcext:value-type="string">
            <text:p>B3-LYP</text:p>
          </table:table-cell>
          <table:table-cell table:style-name="ce110"/>
          <table:table-cell table:style-name="ce115"/>
          <table:table-cell table:number-columns-repeated="14"/>
        </table:table-row>
        <table:table-row table:style-name="ro1">
          <table:table-cell table:number-columns-repeated="10"/>
          <table:table-cell table:style-name="ce78"/>
          <table:table-cell office:value-type="string" calcext:value-type="string">
            <text:p>Singlet UHF</text:p>
          </table:table-cell>
          <table:table-cell office:value-type="float" office:value="-309.409776514" calcext:value-type="float">
            <text:p>-309.409776514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78"/>
          <table:table-cell office:value-type="string" calcext:value-type="string">
            <text:p>Triplet</text:p>
          </table:table-cell>
          <table:table-cell office:value-type="float" office:value="-309.46123118" calcext:value-type="float">
            <text:p>-309.46123118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78"/>
          <table:table-cell office:value-type="string" calcext:value-type="string">
            <text:p>ST</text:p>
          </table:table-cell>
          <table:table-cell table:style-name="ce85" table:formula="of:=[.M111]-[.M110]" office:value-type="float" office:value="-0.0514546660000406" calcext:value-type="float">
            <text:p>-0.051454666000041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78"/>
          <table:table-cell office:value-type="string" calcext:value-type="string">
            <text:p>Cation</text:p>
          </table:table-cell>
          <table:table-cell office:value-type="float" office:value="-309.2011063415" calcext:value-type="float">
            <text:p>-309.2011063415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78"/>
          <table:table-cell office:value-type="string" calcext:value-type="string">
            <text:p>IE</text:p>
          </table:table-cell>
          <table:table-cell table:formula="of:=[.M113]-[.M111]" office:value-type="float" office:value="0.260124838500019" calcext:value-type="float">
            <text:p>0.260124838500019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78"/>
          <table:table-cell table:style-name="ce48" office:value-type="string" calcext:value-type="string">
            <text:p>s HOMO</text:p>
          </table:table-cell>
          <table:table-cell office:value-type="float" office:value="-3.93" calcext:value-type="float">
            <text:p>-3.93</text:p>
          </table:table-cell>
          <table:table-cell/>
          <table:table-cell office:value-type="string" calcext:value-type="string">
            <text:p>eV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78"/>
          <table:table-cell table:style-name="ce48" office:value-type="string" calcext:value-type="string">
            <text:p>t HOMO</text:p>
          </table:table-cell>
          <table:table-cell office:value-type="float" office:value="-5.215" calcext:value-type="float">
            <text:p>-5.215</text:p>
          </table:table-cell>
          <table:table-cell/>
          <table:table-cell office:value-type="string" calcext:value-type="string">
            <text:p>eV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78"/>
          <table:table-cell office:value-type="string" calcext:value-type="string">
            <text:p>tddft urpa 1</text:p>
          </table:table-cell>
          <table:table-cell table:number-columns-repeated="2"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78"/>
          <table:table-cell office:value-type="string" calcext:value-type="string">
            <text:p>tddft ucis 1</text:p>
          </table:table-cell>
          <table:table-cell table:number-columns-repeated="2"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78" office:value-type="string" calcext:value-type="string">
            <text:p>Pseudo-system</text:p>
          </table:table-cell>
          <table:table-cell table:style-name="ce111" office:value-type="string" calcext:value-type="string">
            <text:p>mXylylene</text:p>
          </table:table-cell>
          <table:table-cell table:style-name="ce113" office:value-type="string" calcext:value-type="string">
            <text:p>Results</text:p>
          </table:table-cell>
          <table:table-cell table:style-name="ce117" office:value-type="string" calcext:value-type="string">
            <text:p>Errors (%)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style-name="ce110" office:value-type="string" calcext:value-type="string">
            <text:p>B3-LYP</text:p>
          </table:table-cell>
          <table:table-cell table:style-name="ce110"/>
          <table:table-cell table:style-name="ce115"/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Singlet UHF</text:p>
          </table:table-cell>
          <table:table-cell/>
          <table:table-cell table:style-name="Default"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Triplet</text:p>
          </table:table-cell>
          <table:table-cell table:number-columns-repeated="2"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T</text:p>
          </table:table-cell>
          <table:table-cell table:style-name="ce85" table:formula="of:=[.M122]-[.M121]" office:value-type="float" office:value="0" calcext:value-type="float">
            <text:p>0</text:p>
          </table:table-cell>
          <table:table-cell table:formula="of:=ABS((([.M123]-[.M112])/[.M112])*100)" office:value-type="float" office:value="100" calcext:value-type="float">
            <text:p>100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Cation</text:p>
          </table:table-cell>
          <table:table-cell/>
          <table:table-cell table:style-name="Default"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IE</text:p>
          </table:table-cell>
          <table:table-cell table:formula="of:=[.M124]-[.M121]" office:value-type="float" office:value="0" calcext:value-type="float">
            <text:p>0</text:p>
          </table:table-cell>
          <table:table-cell table:formula="of:=ABS((([.M125]-[.M114])/[.M114])*100)" office:value-type="float" office:value="100" calcext:value-type="float">
            <text:p>100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8" office:value-type="string" calcext:value-type="string">
            <text:p>s HOMO</text:p>
          </table:table-cell>
          <table:table-cell/>
          <table:table-cell table:formula="of:=ABS((([.M126]-[.M115])/[.M115])*100)" office:value-type="float" office:value="100" calcext:value-type="float">
            <text:p>100</text:p>
          </table:table-cell>
          <table:table-cell office:value-type="string" calcext:value-type="string">
            <text:p>eV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8" office:value-type="string" calcext:value-type="string">
            <text:p>t HOMO</text:p>
          </table:table-cell>
          <table:table-cell/>
          <table:table-cell table:formula="of:=ABS((([.M127]-[.M116])/[.M116])*100)" office:value-type="float" office:value="100" calcext:value-type="float">
            <text:p>100</text:p>
          </table:table-cell>
          <table:table-cell office:value-type="string" calcext:value-type="string">
            <text:p>eV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tddft urpa 1ex</text:p>
          </table:table-cell>
          <table:table-cell/>
          <table:table-cell table:formula="of:=ABS((([.M128]-[.M117])/[.M117])*100)" office:value-type="string" office:string-value="" calcext:value-type="error">
            <text:p>#DIV/0!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tddft ucis 1ex</text:p>
          </table:table-cell>
          <table:table-cell/>
          <table:table-cell table:formula="of:=ABS((([.M129]-[.M118])/[.M118])*100)" office:value-type="string" office:string-value="" calcext:value-type="error">
            <text:p>#DIV/0!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 table:number-rows-repeated="9">
          <table:table-cell table:number-columns-repeated="13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RIRADICAL</text:p>
          </table:table-cell>
          <table:table-cell table:number-columns-repeated="12"/>
          <table:table-cell table:style-name="Default"/>
          <table:table-cell table:number-columns-repeated="14"/>
        </table:table-row>
        <table:table-row table:style-name="ro1" table:number-rows-repeated="3">
          <table:table-cell table:number-columns-repeated="13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Geom_1</text:p>
          </table:table-cell>
          <table:table-cell table:number-columns-repeated="11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09" office:value-type="string" calcext:value-type="string">
            <text:p>C2Cl4</text:p>
          </table:table-cell>
          <table:table-cell table:style-name="ce112" office:value-type="string" calcext:value-type="string">
            <text:p>Results</text:p>
          </table:table-cell>
          <table:table-cell table:style-name="ce114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10" office:value-type="string" calcext:value-type="string">
            <text:p>HF</text:p>
          </table:table-cell>
          <table:table-cell table:style-name="ce110"/>
          <table:table-cell table:style-name="ce115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913.026693764" calcext:value-type="float">
            <text:p>-1913.026693764</text:p>
          </table:table-cell>
          <table:table-cell table:style-name="ce116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Triplet</text:p>
          </table:table-cell>
          <table:table-cell office:value-type="float" office:value="-1912.910382679" calcext:value-type="float">
            <text:p>-1912.910382679</text:p>
          </table:table-cell>
          <table:table-cell table:style-name="ce116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table:style-name="ce85" table:formula="of:=[.C147]-[.C146]" office:value-type="float" office:value="0.116311085000007" calcext:value-type="float">
            <text:p>0.116311085000007</text:p>
          </table:table-cell>
          <table:table-cell table:style-name="ce68" table:formula="of:=[.C148]*conv" office:value-type="float" office:value="3.16498565554736" calcext:value-type="float">
            <text:p>3.16498565554736</text:p>
          </table:table-cell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1912.694965718" calcext:value-type="float">
            <text:p>-1912.694965718</text:p>
          </table:table-cell>
          <table:table-cell table:style-name="ce116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table:formula="of:=[.C149]-[.C146]" office:value-type="float" office:value="0.331728045999853" calcext:value-type="float">
            <text:p>0.331728045999853</text:p>
          </table:table-cell>
          <table:table-cell table:style-name="ce47" table:formula="of:=[.C150]*conv" office:value-type="float" office:value="9.02677940913568" calcext:value-type="float">
            <text:p>9.02677940913568</text:p>
          </table:table-cell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HOMO</text:p>
          </table:table-cell>
          <table:table-cell office:value-type="float" office:value="-9.984" calcext:value-type="float">
            <text:p>-9.984</text:p>
          </table:table-cell>
          <table:table-cell table:style-name="ce116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table:style-name="ce116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tddft ciss 1</text:p>
          </table:table-cell>
          <table:table-cell/>
          <table:table-cell table:style-name="ce116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09" office:value-type="string" calcext:value-type="string">
            <text:p>C2Cl4</text:p>
          </table:table-cell>
          <table:table-cell table:style-name="ce113" office:value-type="string" calcext:value-type="string">
            <text:p>Results</text:p>
          </table:table-cell>
          <table:table-cell table:style-name="ce117" office:value-type="string" calcext:value-type="string">
            <text:p>Errors (%)</text:p>
          </table:table-cell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10" office:value-type="string" calcext:value-type="string">
            <text:p>HF</text:p>
          </table:table-cell>
          <table:table-cell table:style-name="ce110"/>
          <table:table-cell table:style-name="ce115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0.845301747" calcext:value-type="float">
            <text:p>-0.845301747</text:p>
          </table:table-cell>
          <table:table-cell table:number-columns-repeated="10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Triplet</text:p>
          </table:table-cell>
          <table:table-cell office:value-type="float" office:value="-0.7872103389" calcext:value-type="float">
            <text:p>-0.7872103389</text:p>
          </table:table-cell>
          <table:table-cell table:style-name="ce116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table:style-name="ce85" table:formula="of:=[.C157]-[.C156]" office:value-type="float" office:value="0.0580914081" calcext:value-type="float">
            <text:p>0.0580914081</text:p>
          </table:table-cell>
          <table:table-cell table:style-name="ce116" table:formula="of:=ABS((([.C158]-[.C148])/[.C148])*100)" office:value-type="float" office:value="50.0551404021408" calcext:value-type="float">
            <text:p>50.0551404021408</text:p>
          </table:table-cell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478032883" calcext:value-type="float">
            <text:p>-0.478032883</text:p>
          </table:table-cell>
          <table:table-cell table:number-columns-repeated="10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table:formula="of:=[.C159]-[.C156]" office:value-type="float" office:value="0.367268864" calcext:value-type="float">
            <text:p>0.367268864</text:p>
          </table:table-cell>
          <table:table-cell table:style-name="ce116" table:formula="of:=ABS((([.C160]-[.C150])/[.C150])*100)" office:value-type="float" office:value="10.7138417835684" calcext:value-type="float">
            <text:p>10.7138417835684</text:p>
          </table:table-cell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48" office:value-type="string" calcext:value-type="string">
            <text:p>HOMO</text:p>
          </table:table-cell>
          <table:table-cell table:style-name="ce48" office:value-type="float" office:value="-10.279" calcext:value-type="float">
            <text:p>-10.279</text:p>
          </table:table-cell>
          <table:table-cell table:style-name="ce116" table:formula="of:=ABS((([.C161]-[.C151])/[.C151])*100)" office:value-type="float" office:value="2.95472756410256" calcext:value-type="float">
            <text:p>2.95472756410256</text:p>
          </table:table-cell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48" table:number-columns-repeated="2"/>
          <table:table-cell table:style-name="ce116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tddft ciss 1</text:p>
          </table:table-cell>
          <table:table-cell table:style-name="ce48"/>
          <table:table-cell table:style-name="ce116" table:formula="of:=ABS((([.C163]-[.C153])/[.C153])*100)" office:value-type="string" office:string-value="" calcext:value-type="error">
            <text:p>#DIV/0!</text:p>
          </table:table-cell>
          <table:table-cell table:number-columns-repeated="9"/>
          <table:table-cell table:style-name="Default"/>
          <table:table-cell table:number-columns-repeated="14"/>
        </table:table-row>
      </table:table>
      <table:table table:name="new_seeded_potentials" table:style-name="ta1"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" table:default-cell-style-name="ce102"/>
        <table:table-column table:style-name="co13" table:default-cell-style-name="ce102"/>
        <table:table-column table:style-name="co1" table:number-columns-repeated="3" table:default-cell-style-name="ce102"/>
        <table:table-column table:style-name="co1" table:number-columns-repeated="5" table:default-cell-style-name="Default"/>
        <table:table-column table:style-name="co1" table:number-columns-repeated="5" table:default-cell-style-name="ce102"/>
        <table:table-row table:style-name="ro1">
          <table:table-cell office:value-type="string" calcext:value-type="string">
            <text:p>This sheet is a catalogue of new potential optimisation attemp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amma</text:p>
          </table:table-cell>
          <table:table-cell table:number-columns-repeated="8"/>
          <table:table-cell office:value-type="string" calcext:value-type="string">
            <text:p>RUN 1</text:p>
          </table:table-cell>
          <table:table-cell table:number-columns-repeated="4"/>
          <table:table-cell office:value-type="string" calcext:value-type="string">
            <text:p>RUN 2</text:p>
          </table:table-cell>
          <table:table-cell table:number-columns-repeated="4"/>
          <table:table-cell office:value-type="string" calcext:value-type="string">
            <text:p>RUN 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ob folder</text:p>
          </table:table-cell>
          <table:table-cell office:value-type="string" calcext:value-type="string">
            <text:p>job number</text:p>
          </table:table-cell>
          <table:table-cell office:value-type="string" calcext:value-type="string">
            <text:p>c ecp functions</text:p>
          </table:table-cell>
          <table:table-cell office:value-type="string" calcext:value-type="string">
            <text:p>c basis</text:p>
          </table:table-cell>
          <table:table-cell office:value-type="string" calcext:value-type="string">
            <text:p>initial gues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pt criteria</text:p>
          </table:table-cell>
          <table:table-cell office:value-type="string" calcext:value-type="string">
            <text:p># opt critera (and multipliers)</text:p>
          </table:table-cell>
          <table:table-cell office:value-type="string" calcext:value-type="string">
            <text:p>seeds</text:p>
          </table:table-cell>
          <table:table-cell office:value-type="string" calcext:value-type="string">
            <text:p>Best total error</text:p>
          </table:table-cell>
          <table:table-cell office:value-type="string" calcext:value-type="string">
            <text:p>Total error/#criteria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eeds</text:p>
          </table:table-cell>
          <table:table-cell office:value-type="string" calcext:value-type="string">
            <text:p>Best total error</text:p>
          </table:table-cell>
          <table:table-cell table:style-name="ce102" office:value-type="string" calcext:value-type="string">
            <text:p>Total error/#criteria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eeds</text:p>
          </table:table-cell>
          <table:table-cell office:value-type="string" calcext:value-type="string">
            <text:p>Best total error</text:p>
          </table:table-cell>
          <table:table-cell office:value-type="string" calcext:value-type="string">
            <text:p>Total error/#criteria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auto_dolgopt_folder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/>
          <table:table-cell office:value-type="string" calcext:value-type="string">
            <text:p>homo, homo-2 (*2 multiplier)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700200000000002" calcext:value-type="float">
            <text:p>0.700200000000002</text:p>
          </table:table-cell>
          <table:table-cell table:formula="of:=[.K4]/[.I4]" office:value-type="float" office:value="0.233400000000001" calcext:value-type="float">
            <text:p>0.23340000000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_dolgopt_folder_2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alt_guess</text:p>
          </table:table-cell>
          <table:table-cell/>
          <table:table-cell office:value-type="string" calcext:value-type="string">
            <text:p>homo, homo-2 (*2 multiplier)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.4274" calcext:value-type="float">
            <text:p>1.4274</text:p>
          </table:table-cell>
          <table:table-cell table:formula="of:=[.K5]/[.I5]" office:value-type="float" office:value="0.4758" calcext:value-type="float">
            <text:p>0.475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_dolgopt_folder_grand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All 0.1, pdist 0.5</text:p>
          </table:table-cell>
          <table:table-cell/>
          <table:table-cell office:value-type="string" calcext:value-type="string">
            <text:p>homo, homo-2 (*2 multiplier)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690500000000002" calcext:value-type="float">
            <text:p>0.690500000000002</text:p>
          </table:table-cell>
          <table:table-cell table:formula="of:=[.K6]/[.I6]" office:value-type="float" office:value="0.230166666666667" calcext:value-type="float">
            <text:p>0.23016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dopt_rn_2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/>
          <table:table-cell office:value-type="string" calcext:value-type="string">
            <text:p>homo, homo-2 (*2 multiplier)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0467999999999993" calcext:value-type="float">
            <text:p>0.046799999999999</text:p>
          </table:table-cell>
          <table:table-cell table:formula="of:=[.K7]/[.I7]" office:value-type="float" office:value="0.0155999999999998" calcext:value-type="float">
            <text:p>0.015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_opt_folder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ef-SV(P)</text:p>
          </table:table-cell>
          <table:table-cell office:value-type="string" calcext:value-type="string">
            <text:p>sp3_set_1</text:p>
          </table:table-cell>
          <table:table-cell/>
          <table:table-cell office:value-type="string" calcext:value-type="string">
            <text:p>homo, homo-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615399999999999" calcext:value-type="float">
            <text:p>0.615399999999999</text:p>
          </table:table-cell>
          <table:table-cell table:formula="of:=[.K8]/[.I8]" office:value-type="float" office:value="0.307699999999999" calcext:value-type="float">
            <text:p>0.30769999999999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_opt_nosym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ef-SV(P)</text:p>
          </table:table-cell>
          <table:table-cell office:value-type="string" calcext:value-type="string">
            <text:p>sp3_set_1</text:p>
          </table:table-cell>
          <table:table-cell office:value-type="string" calcext:value-type="string">
            <text:p>no symmetry</text:p>
          </table:table-cell>
          <table:table-cell office:value-type="string" calcext:value-type="string">
            <text:p>homo, homo-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723999999999998" calcext:value-type="float">
            <text:p>0.723999999999998</text:p>
          </table:table-cell>
          <table:table-cell table:formula="of:=[.K9]/[.I9]" office:value-type="float" office:value="0.361999999999999" calcext:value-type="float">
            <text:p>0.36199999999999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_opt_wd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Def-SV(P)</text:p>
          </table:table-cell>
          <table:table-cell office:value-type="string" calcext:value-type="string">
            <text:p>sp3_set_1</text:p>
          </table:table-cell>
          <table:table-cell/>
          <table:table-cell office:value-type="string" calcext:value-type="string">
            <text:p>homo, homo-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756699999999997" calcext:value-type="float">
            <text:p>0.756699999999997</text:p>
          </table:table-cell>
          <table:table-cell table:formula="of:=[.K10]/[.I10]" office:value-type="float" office:value="0.378349999999998" calcext:value-type="float">
            <text:p>0.37834999999999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opt_rn_2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ef-SV(P)</text:p>
          </table:table-cell>
          <table:table-cell office:value-type="string" calcext:value-type="string">
            <text:p>sp3_set_1</text:p>
          </table:table-cell>
          <table:table-cell/>
          <table:table-cell office:value-type="string" calcext:value-type="string">
            <text:p>homo, homo-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588100000000001" calcext:value-type="float">
            <text:p>0.588100000000001</text:p>
          </table:table-cell>
          <table:table-cell table:formula="of:=[.K11]/[.I11]" office:value-type="float" office:value="0.29405" calcext:value-type="float">
            <text:p>0.2940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dopt_rn_22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 office:value-type="string" calcext:value-type="string">
            <text:p>c r^n n=2 all funcs</text:p>
          </table:table-cell>
          <table:table-cell office:value-type="string" calcext:value-type="string">
            <text:p>homo, homo-2 (*2 multiplier)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014700000000003" calcext:value-type="float">
            <text:p>0.014700000000003</text:p>
          </table:table-cell>
          <table:table-cell table:formula="of:=[.K12]/[.I12]" office:value-type="float" office:value="0.004900000000001" calcext:value-type="float">
            <text:p>0.004900000000001</text:p>
          </table:table-cell>
          <table:table-cell/>
          <table:table-cell office:value-type="string" calcext:value-type="string">
            <text:p>poor butadiene sep curve compared to original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auto_co_opt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ef-SV(P)</text:p>
          </table:table-cell>
          <table:table-cell office:value-type="string" calcext:value-type="string">
            <text:p>All 0.1, pdist 0.5</text:p>
          </table:table-cell>
          <table:table-cell office:value-type="string" calcext:value-type="string">
            <text:p>C-O bonds</text:p>
          </table:table-cell>
          <table:table-cell office:value-type="string" calcext:value-type="string">
            <text:p>All 5 occ orbs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.61540000000006" calcext:value-type="float">
            <text:p>5.61540000000006</text:p>
          </table:table-cell>
          <table:table-cell table:formula="of:=[.K14]/[.I14]" office:value-type="float" office:value="1.12308000000001" calcext:value-type="float">
            <text:p>1.1230800000000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.77660000000006" calcext:value-type="float">
            <text:p>3.77660000000006</text:p>
          </table:table-cell>
          <table:table-cell table:formula="of:=[.P14]/[.I14]" office:value-type="float" office:value="0.755320000000012" calcext:value-type="float">
            <text:p>0.755320000000012</text:p>
          </table:table-cell>
          <table:table-cell/>
          <table:table-cell office:value-type="string" calcext:value-type="string">
            <text:p>probably not worth 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co_min_opt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ef-SV(P)</text:p>
          </table:table-cell>
          <table:table-cell office:value-type="string" calcext:value-type="string">
            <text:p>All 0.1, pdist 0.5</text:p>
          </table:table-cell>
          <table:table-cell office:value-type="string" calcext:value-type="string">
            <text:p>C-O bonds</text:p>
          </table:table-cell>
          <table:table-cell office:value-type="string" calcext:value-type="string">
            <text:p>HOMO, HOMO-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78700000000001" calcext:value-type="float">
            <text:p>0.178700000000001</text:p>
          </table:table-cell>
          <table:table-cell table:formula="of:=[.K15]/[.I15]" office:value-type="float" office:value="0.0893500000000005" calcext:value-type="float">
            <text:p>0.08935000000000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104" office:value-type="float" office:value="0.00870000000000104" calcext:value-type="float">
            <text:p>0.008700000000001</text:p>
          </table:table-cell>
          <table:table-cell table:formula="of:=[.P15]/[.I15]" office:value-type="float" office:value="0.00435000000000052" calcext:value-type="float">
            <text:p>0.004350000000001</text:p>
          </table:table-cell>
          <table:table-cell/>
          <table:table-cell office:value-type="string" calcext:value-type="string">
            <text:p>test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co_d_opt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sless-SV(P)</text:p>
          </table:table-cell>
          <table:table-cell office:value-type="string" calcext:value-type="string">
            <text:p>All 0.1, pdist 0.5</text:p>
          </table:table-cell>
          <table:table-cell office:value-type="string" calcext:value-type="string">
            <text:p>C-O bonds</text:p>
          </table:table-cell>
          <table:table-cell office:value-type="string" calcext:value-type="string">
            <text:p>All 5 occ orbs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.78870000000001" calcext:value-type="float">
            <text:p>3.78870000000001</text:p>
          </table:table-cell>
          <table:table-cell table:formula="of:=[.K16]/[.I16]" office:value-type="float" office:value="0.757740000000002" calcext:value-type="float">
            <text:p>0.75774000000000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104" office:value-type="float" office:value="2.55969999999998" calcext:value-type="float">
            <text:p>2.55969999999998</text:p>
          </table:table-cell>
          <table:table-cell table:formula="of:=[.P16]/[.I16]" office:value-type="float" office:value="0.511939999999996" calcext:value-type="float">
            <text:p>0.511939999999996</text:p>
          </table:table-cell>
          <table:table-cell/>
          <table:table-cell office:value-type="string" calcext:value-type="string">
            <text:p>test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co_st_opt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 office:value-type="string" calcext:value-type="string">
            <text:p>C-O bonds</text:p>
          </table:table-cell>
          <table:table-cell office:value-type="string" calcext:value-type="string">
            <text:p>All 5 occ orbs, st, 1sti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7.62822826393031" calcext:value-type="float">
            <text:p>7.62822826393031</text:p>
          </table:table-cell>
          <table:table-cell table:formula="of:=[.K17]/[.I17]" office:value-type="float" office:value="1.08974689484719" calcext:value-type="float">
            <text:p>1.08974689484719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.71485986046323" calcext:value-type="float">
            <text:p>4.71485986046323</text:p>
          </table:table-cell>
          <table:table-cell table:formula="of:=[.P17]/[.I17]" office:value-type="float" office:value="0.673551408637604" calcext:value-type="float">
            <text:p>0.673551408637604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auto_co_min_opt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/>
          <table:table-cell office:value-type="string" calcext:value-type="string">
            <text:p>C-O bonds</text:p>
          </table:table-cell>
          <table:table-cell office:value-type="string" calcext:value-type="string">
            <text:p>HOMO, HOMO-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103" office:value-type="float" office:value="0.0000999999999997669" calcext:value-type="float">
            <text:p>1.00E-04</text:p>
          </table:table-cell>
          <table:table-cell table:formula="of:=[.K19]/[.I19]" office:value-type="float" office:value="0.0000499999999998834" calcext:value-type="float">
            <text:p>4.99999999998834E-05</text:p>
          </table:table-cell>
          <table:table-cell/>
          <table:table-cell office:value-type="string" calcext:value-type="string">
            <text:p>test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to_co_d_opt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/>
          <table:table-cell office:value-type="string" calcext:value-type="string">
            <text:p>C-O bonds</text:p>
          </table:table-cell>
          <table:table-cell office:value-type="string" calcext:value-type="string">
            <text:p>All 5 occ orbs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.41499999999998" calcext:value-type="float">
            <text:p>1.41499999999998</text:p>
          </table:table-cell>
          <table:table-cell table:formula="of:=[.K20]/[.I20]" office:value-type="float" office:value="0.282999999999996" calcext:value-type="float">
            <text:p>0.282999999999996</text:p>
          </table:table-cell>
          <table:table-cell/>
          <table:table-cell office:value-type="string" calcext:value-type="string">
            <text:p>quite big errors on the HOMO, HOMO-2 orbs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auto_st_folder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/>
          <table:table-cell office:value-type="string" calcext:value-type="string">
            <text:p>st, 1sti, HOMO, HOMO-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04" office:value-type="float" office:value="0.752249368500154" calcext:value-type="float">
            <text:p>0.752249368500154</text:p>
          </table:table-cell>
          <table:table-cell table:formula="of:=[.K22]/[.I22]" office:value-type="float" office:value="0.188062342125039" calcext:value-type="float">
            <text:p>0.188062342125039</text:p>
          </table:table-cell>
          <table:table-cell/>
          <table:table-cell office:value-type="string" calcext:value-type="string">
            <text:p>test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to_st_folder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auto_st_1</text:p>
          </table:table-cell>
          <table:table-cell/>
          <table:table-cell office:value-type="string" calcext:value-type="string">
            <text:p>st, 1sti, HOMO, HOMO-2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757117322778099" calcext:value-type="float">
            <text:p>0.757117322778099</text:p>
          </table:table-cell>
          <table:table-cell table:formula="of:=[.K23]/[.I23]" office:value-type="float" office:value="0.189279330694525" calcext:value-type="float">
            <text:p>0.189279330694525</text:p>
          </table:table-cell>
          <table:table-cell/>
          <table:table-cell office:value-type="string" calcext:value-type="string">
            <text:p>Might be worth testing, though quite contract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todopt_rn_2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/>
          <table:table-cell office:value-type="string" calcext:value-type="string">
            <text:p>homo, homo-2 (*2 multiplier)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0467999999999993" calcext:value-type="float">
            <text:p>0.046799999999999</text:p>
          </table:table-cell>
          <table:table-cell table:formula="of:=[.K24]/[.I24]" office:value-type="float" office:value="0.0155999999999998" calcext:value-type="float">
            <text:p>0.0156</text:p>
          </table:table-cell>
          <table:table-cell table:number-columns-repeated="2"/>
          <table:table-cell table:style-name="ce48" office:value-type="float" office:value="300" calcext:value-type="float">
            <text:p>300</text:p>
          </table:table-cell>
          <table:table-cell table:style-name="ce104" office:value-type="float" office:value="0.201599999999999" calcext:value-type="float">
            <text:p>0.201599999999999</text:p>
          </table:table-cell>
          <table:table-cell table:formula="of:=[.P24]/[.I24]" office:value-type="float" office:value="0.0671999999999997" calcext:value-type="float">
            <text:p>0.0672</text:p>
          </table:table-cell>
          <table:table-cell table:style-name="ce48"/>
          <table:table-cell table:style-name="ce48" office:value-type="string" calcext:value-type="string">
            <text:p>tested</text:p>
          </table:table-cell>
          <table:table-cell table:number-columns-repeated="5"/>
        </table:table-row>
        <table:table-row table:style-name="ro1">
          <table:table-cell table:number-columns-repeated="14"/>
          <table:table-cell table:style-name="ce48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st_rng_opt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dolg</text:p>
          </table:table-cell>
          <table:table-cell/>
          <table:table-cell office:value-type="string" calcext:value-type="string">
            <text:p>Ethane separated at 7, 10 au</text:p>
          </table:table-cell>
          <table:table-cell office:value-type="string" calcext:value-type="string">
            <text:p>st, ie, HOMO, HOMO-2, 7au, 10au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wrong reference Es</text:p>
          </table:table-cell>
          <table:table-cell table:style-name="ce48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rng_opt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dolg</text:p>
          </table:table-cell>
          <table:table-cell/>
          <table:table-cell office:value-type="string" calcext:value-type="string">
            <text:p>Ethane separated at 7, 10 au</text:p>
          </table:table-cell>
          <table:table-cell office:value-type="string" calcext:value-type="string">
            <text:p>HOMO, HOMO-2, 7au, 10au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wrong reference Es</text:p>
          </table:table-cell>
          <table:table-cell table:style-name="ce48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strng_nod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/>
          <table:table-cell office:value-type="string" calcext:value-type="string">
            <text:p>Ethane separated at 7, 10 au</text:p>
          </table:table-cell>
          <table:table-cell office:value-type="string" calcext:value-type="string">
            <text:p>HOMO, HOMO-2, 7au, 10au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wrong reference Es</text:p>
          </table:table-cell>
          <table:table-cell table:style-name="ce48" table:number-columns-repeated="5"/>
          <table:table-cell table:number-columns-repeated="5"/>
        </table:table-row>
        <table:table-row table:style-name="ro1">
          <table:table-cell table:number-columns-repeated="14"/>
          <table:table-cell table:style-name="ce48" table:number-columns-repeated="5"/>
          <table:table-cell table:number-columns-repeated="5"/>
        </table:table-row>
        <table:table-row table:style-name="ro4">
          <table:table-cell/>
          <table:table-cell office:value-type="string" calcext:value-type="string">
            <text:p>auto_strngnod_newref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 office:value-type="string" calcext:value-type="string">
            <text:p>Ethane separated at 7au</text:p>
          </table:table-cell>
          <table:table-cell office:value-type="string" calcext:value-type="string">
            <text:p>st, ie, HOMO, HOMO-2, 7au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5.25645895700882" calcext:value-type="float">
            <text:p>5.25645895700882</text:p>
          </table:table-cell>
          <table:table-cell table:formula="of:=[.K30]/[.I30]" office:value-type="float" office:value="1.05129179140176" calcext:value-type="float">
            <text:p>1.05129179140176</text:p>
          </table:table-cell>
          <table:table-cell/>
          <table:table-cell office:value-type="string" calcext:value-type="string">
            <text:p>most of the error is on the orbitals, crashed at 93<text:span text:style-name="T1">rd</text:span> seed</text:p>
          </table:table-cell>
          <table:table-cell table:style-name="ce48" office:value-type="float" office:value="500" calcext:value-type="float">
            <text:p>500</text:p>
          </table:table-cell>
          <table:table-cell table:style-name="ce128" office:value-type="float" office:value="3.00646736151882" calcext:value-type="float">
            <text:p>3.00646736151882</text:p>
          </table:table-cell>
          <table:table-cell table:formula="of:=[.P30]/[.I30]" office:value-type="float" office:value="0.601293472303764" calcext:value-type="float">
            <text:p>0.601293472303764</text:p>
          </table:table-cell>
          <table:table-cell table:style-name="ce48"/>
          <table:table-cell table:style-name="ce48" office:value-type="string" calcext:value-type="string">
            <text:p>without the 10au, orbs *3 multipli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strngnod_newref_2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 office:value-type="string" calcext:value-type="string">
            <text:p>Ethane separated at 7au</text:p>
          </table:table-cell>
          <table:table-cell office:value-type="string" calcext:value-type="string">
            <text:p>st, ie, HOMO*5, HOMO-2*3, 7au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6.84294755241873" calcext:value-type="float">
            <text:p>6.84294755241873</text:p>
          </table:table-cell>
          <table:table-cell table:formula="of:=[.K31]/[.I31]" office:value-type="float" office:value="0.622086141128975" calcext:value-type="float">
            <text:p>0.622086141128975</text:p>
          </table:table-cell>
          <table:table-cell table:number-columns-repeated="2"/>
          <table:table-cell table:style-name="ce48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strngnod_newref_3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all near zero</text:p>
          </table:table-cell>
          <table:table-cell office:value-type="string" calcext:value-type="string">
            <text:p>Ethane separated at 7au</text:p>
          </table:table-cell>
          <table:table-cell office:value-type="string" calcext:value-type="string">
            <text:p>st, ie, HOMO*5, HOMO-2*3, 7au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6.31612890934707" calcext:value-type="float">
            <text:p>6.31612890934707</text:p>
          </table:table-cell>
          <table:table-cell table:formula="of:=[.K32]/[.I32]" office:value-type="float" office:value="0.57419353721337" calcext:value-type="float">
            <text:p>0.57419353721337</text:p>
          </table:table-cell>
          <table:table-cell office:value-type="string" calcext:value-type="string">
            <text:p>better HOMO, worse sep</text:p>
          </table:table-cell>
          <table:table-cell/>
          <table:table-cell table:style-name="ce48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strng_newref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s, p, d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 office:value-type="string" calcext:value-type="string">
            <text:p>Ethane separated at 7, 10 au</text:p>
          </table:table-cell>
          <table:table-cell office:value-type="string" calcext:value-type="string">
            <text:p>st, ie, HOMO, HOMO-2, 7au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.58583417184647" calcext:value-type="float">
            <text:p>1.58583417184647</text:p>
          </table:table-cell>
          <table:table-cell table:formula="of:=[.K33]/[.I33]" office:value-type="float" office:value="0.317166834369294" calcext:value-type="float">
            <text:p>0.317166834369294</text:p>
          </table:table-cell>
          <table:table-cell/>
          <table:table-cell office:value-type="string" calcext:value-type="string">
            <text:p>triffid sep geom</text:p>
          </table:table-cell>
          <table:table-cell table:style-name="ce48" table:number-columns-repeated="5"/>
          <table:table-cell table:number-columns-repeated="5"/>
        </table:table-row>
        <table:table-row table:style-name="ro1">
          <table:table-cell table:number-columns-repeated="14"/>
          <table:table-cell table:style-name="ce48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strngnod_newref_4</text:p>
          </table:table-cell>
          <table:table-cell office:value-type="float" office:value="2305" calcext:value-type="float">
            <text:p>2305</text:p>
          </table:table-cell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auto_st_1</text:p>
          </table:table-cell>
          <table:table-cell office:value-type="string" calcext:value-type="string">
            <text:p>Ethane separated at 7au</text:p>
          </table:table-cell>
          <table:table-cell office:value-type="string" calcext:value-type="string">
            <text:p>st, ie, HOMO*5, HOMO-2*3, 7au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.03102201578424" calcext:value-type="float">
            <text:p>8.03102201578424</text:p>
          </table:table-cell>
          <table:table-cell table:formula="of:=[.K35]/[.I35]" office:value-type="float" office:value="0.73009291052584" calcext:value-type="float">
            <text:p>0.73009291052584</text:p>
          </table:table-cell>
          <table:table-cell office:value-type="string" calcext:value-type="string">
            <text:p>similar to st_1</text:p>
          </table:table-cell>
          <table:table-cell/>
          <table:table-cell table:style-name="ce48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strngnod_newref_5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auto_st_1</text:p>
          </table:table-cell>
          <table:table-cell office:value-type="string" calcext:value-type="string">
            <text:p>Ethane separated at 7au</text:p>
          </table:table-cell>
          <table:table-cell office:value-type="string" calcext:value-type="string">
            <text:p>st, ie, HOMO*5, HOMO-2*3, 7au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5.87363024577774" calcext:value-type="float">
            <text:p>5.87363024577774</text:p>
          </table:table-cell>
          <table:table-cell table:formula="of:=[.K36]/[.I36]" office:value-type="float" office:value="0.533966385979794" calcext:value-type="float">
            <text:p>0.533966385979794</text:p>
          </table:table-cell>
          <table:table-cell office:value-type="string" calcext:value-type="string">
            <text:p>better sep, worse HOMO</text:p>
          </table:table-cell>
          <table:table-cell/>
          <table:table-cell table:style-name="ce48" table:number-columns-repeated="5"/>
          <table:table-cell table:number-columns-repeated="5"/>
        </table:table-row>
        <table:table-row table:style-name="ro1">
          <table:table-cell table:number-columns-repeated="14"/>
          <table:table-cell table:style-name="ce48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strng_newref_2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 office:value-type="string" calcext:value-type="string">
            <text:p>Ethane separated at 7, 10 au</text:p>
          </table:table-cell>
          <table:table-cell office:value-type="string" calcext:value-type="string">
            <text:p>st, ie, HOMO, HOMO-2, 7au, 10au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0.4526056438088" calcext:value-type="float">
            <text:p>10.4526056438088</text:p>
          </table:table-cell>
          <table:table-cell table:formula="of:=[.K38]/[.I38]" office:value-type="float" office:value="1.7421009406348" calcext:value-type="float">
            <text:p>1.7421009406348</text:p>
          </table:table-cell>
          <table:table-cell/>
          <table:table-cell office:value-type="string" calcext:value-type="string">
            <text:p>error on 10au sep due to failed convergence</text:p>
          </table:table-cell>
          <table:table-cell table:style-name="ce48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strng_newref_2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 office:value-type="string" calcext:value-type="string">
            <text:p>Ethane separated at 7, 10 au</text:p>
          </table:table-cell>
          <table:table-cell office:value-type="string" calcext:value-type="string">
            <text:p>st, ie, HOMO, HOMO-2, 7au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style-name="ce124" office:value-type="float" office:value="0.607664616091612" calcext:value-type="float">
            <text:p>0.607664616091612</text:p>
          </table:table-cell>
          <table:table-cell table:formula="of:=[.K39]/[.I39]" office:value-type="float" office:value="0.121532923218322" calcext:value-type="float">
            <text:p>0.121532923218322</text:p>
          </table:table-cell>
          <table:table-cell/>
          <table:table-cell office:value-type="string" calcext:value-type="string">
            <text:p>test this! </text:p>
          </table:table-cell>
          <table:table-cell table:style-name="ce48" table:number-columns-repeated="5"/>
          <table:table-cell table:number-columns-repeated="5"/>
        </table:table-row>
        <table:table-row table:style-name="ro1">
          <table:table-cell table:number-columns-repeated="14"/>
          <table:table-cell table:style-name="ce48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opt_strngnod_newref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 office:value-type="string" calcext:value-type="string">
            <text:p>Ethane separated at 7, 10 au</text:p>
          </table:table-cell>
          <table:table-cell office:value-type="string" calcext:value-type="string">
            <text:p>st, ie, HOMO, HOMO-2, 7au, 10au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41]/[.I41]" office:value-type="float" office:value="0" calcext:value-type="float">
            <text:p>0</text:p>
          </table:table-cell>
          <table:table-cell table:number-columns-repeated="2"/>
          <table:table-cell table:style-name="ce48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opt_strng_newref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 office:value-type="string" calcext:value-type="string">
            <text:p>Ethane separated at 7, 10 au</text:p>
          </table:table-cell>
          <table:table-cell office:value-type="string" calcext:value-type="string">
            <text:p>st, ie, HOMO, HOMO-2, 7au, 10au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42]/[.I42]" office:value-type="float" office:value="0" calcext:value-type="float">
            <text:p>0</text:p>
          </table:table-cell>
          <table:table-cell table:number-columns-repeated="2"/>
          <table:table-cell table:style-name="ce48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opt_strng_newrefguess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 office:value-type="string" calcext:value-type="string">
            <text:p>Ethane separated at 7</text:p>
          </table:table-cell>
          <table:table-cell office:value-type="string" calcext:value-type="string">
            <text:p>st, ie, HOMO, HOMO-2, 7au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5.25645895700882" calcext:value-type="float">
            <text:p>5.25645895700882</text:p>
          </table:table-cell>
          <table:table-cell table:formula="of:=[.K43]/[.I43]" office:value-type="float" office:value="1.05129179140176" calcext:value-type="float">
            <text:p>1.05129179140176</text:p>
          </table:table-cell>
          <table:table-cell table:number-columns-repeated="2"/>
          <table:table-cell table:style-name="ce48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opt_only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ef-SV(P)</text:p>
          </table:table-cell>
          <table:table-cell office:value-type="string" calcext:value-type="string">
            <text:p>sp3_set_1</text:p>
          </table:table-cell>
          <table:table-cell/>
          <table:table-cell office:value-type="string" calcext:value-type="string">
            <text:p>HOMO, HOMO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44]/[.I44]" office:value-type="float" office:value="0" calcext:value-type="float">
            <text:p>0</text:p>
          </table:table-cell>
          <table:table-cell/>
          <table:table-cell office:value-type="string" calcext:value-type="string">
            <text:p>no real difference</text:p>
          </table:table-cell>
          <table:table-cell table:style-name="ce48" table:number-columns-repeated="5"/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lpha 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def-SV(P)</text:p>
          </table:table-cell>
          <table:table-cell office:value-type="string" calcext:value-type="string">
            <text:p>Set_4</text:p>
          </table:table-cell>
          <table:table-cell/>
          <table:table-cell office:value-type="string" calcext:value-type="string">
            <text:p>homo, homo+1, homo+2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.1092" calcext:value-type="float">
            <text:p>1.1092</text:p>
          </table:table-cell>
          <table:table-cell table:formula="of:=[.K47]/[.I47]" office:value-type="float" office:value="0.369733333333333" calcext:value-type="float">
            <text:p>0.3697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aphth_opt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ef-SV(P)</text:p>
          </table:table-cell>
          <table:table-cell office:value-type="string" calcext:value-type="string">
            <text:p>ps_geo_1</text:p>
          </table:table-cell>
          <table:table-cell office:value-type="string" calcext:value-type="string">
            <text:p>Naphthalene, 0.1*upperbound</text:p>
          </table:table-cell>
          <table:table-cell office:value-type="string" calcext:value-type="string">
            <text:p>spectra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455.632445192855" calcext:value-type="float">
            <text:p>455.632445192855</text:p>
          </table:table-cell>
          <table:table-cell table:formula="of:=[.K48]/[.I48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Not mch spectra improvement, orbitals energies way out. Iteration limit kept being exceed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mplex_pseudosystems/phenyl_opt_test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ef-SV(P)</text:p>
          </table:table-cell>
          <table:table-cell office:value-type="string" calcext:value-type="string">
            <text:p>ps_geo_1</text:p>
          </table:table-cell>
          <table:table-cell office:value-type="string" calcext:value-type="string">
            <text:p>Bi-phenyl</text:p>
          </table:table-cell>
          <table:table-cell office:value-type="string" calcext:value-type="string">
            <text:p>spectra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765.59884823255" calcext:value-type="float">
            <text:p>765.59884823255</text:p>
          </table:table-cell>
          <table:table-cell table:formula="of:=[.K49]/[.I49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spectra but not a good on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spectra, slightly better. Conced potential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utoopt_allps_1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sless-SV(P)</text:p>
          </table:table-cell>
          <table:table-cell office:value-type="string" calcext:value-type="string">
            <text:p>All 0.1, pdist 0.5,0.25</text:p>
          </table:table-cell>
          <table:table-cell office:value-type="string" calcext:value-type="string">
            <text:p>benzene dimer all ps disp3</text:p>
          </table:table-cell>
          <table:table-cell office:value-type="string" calcext:value-type="string">
            <text:p>spectra, HOMO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1.93829815835429" calcext:value-type="float">
            <text:p>1.93829815835429</text:p>
          </table:table-cell>
          <table:table-cell table:formula="of:=[.K50]/[.I50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no spectra pea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toopt_allps_2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sless-SV(P)</text:p>
          </table:table-cell>
          <table:table-cell office:value-type="string" calcext:value-type="string">
            <text:p>All 0.1, pdist 0.5,0.25</text:p>
          </table:table-cell>
          <table:table-cell office:value-type="string" calcext:value-type="string">
            <text:p>benzene dimer all ps disp3</text:p>
          </table:table-cell>
          <table:table-cell office:value-type="string" calcext:value-type="string">
            <text:p>spectra 5ex, HOMO * 0.1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1.29984598666992" calcext:value-type="float">
            <text:p>1.29984598666992</text:p>
          </table:table-cell>
          <table:table-cell table:formula="of:=[.K51]/[.I51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we have a peak, . Excitations don’t look similar in escf output. Ideas: rerun with: new starting guess, fixed excitations to try to pull them all nearer to the main peak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toopt_allps_3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sless-SV(P)</text:p>
          </table:table-cell>
          <table:table-cell office:value-type="string" calcext:value-type="string">
            <text:p>All 0.1, pdist 0.5,0.25</text:p>
          </table:table-cell>
          <table:table-cell office:value-type="string" calcext:value-type="string">
            <text:p>benzene dimer all ps disp3</text:p>
          </table:table-cell>
          <table:table-cell office:value-type="string" calcext:value-type="string">
            <text:p>flexible 3ex, HOMO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0.263801081919607" calcext:value-type="float">
            <text:p>0.263801081919607</text:p>
          </table:table-cell>
          <table:table-cell table:formula="of:=[.K52]/[.I52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no pea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topt_halfps_1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sless-SV(P)</text:p>
          </table:table-cell>
          <table:table-cell office:value-type="string" calcext:value-type="string">
            <text:p>All 0.1, pdist 0.5,0.25</text:p>
          </table:table-cell>
          <table:table-cell office:value-type="string" calcext:value-type="string">
            <text:p>benzene dimer half ps disp3</text:p>
          </table:table-cell>
          <table:table-cell office:value-type="string" calcext:value-type="string">
            <text:p>spectra 5ex, HOMO</text:p>
          </table:table-cell>
          <table:table-cell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no spectra pea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topt_halfps_2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sless-SV(P)</text:p>
          </table:table-cell>
          <table:table-cell office:value-type="string" calcext:value-type="string">
            <text:p>All 0.1, pdist 0.5,0.25</text:p>
          </table:table-cell>
          <table:table-cell office:value-type="string" calcext:value-type="string">
            <text:p>benzene dimer half ps disp3</text:p>
          </table:table-cell>
          <table:table-cell office:value-type="string" calcext:value-type="string">
            <text:p>spectra 5ex, HOMO * 0.1</text:p>
          </table:table-cell>
          <table:table-cell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no spectra pea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topt_halfps_3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sless-SV(P)</text:p>
          </table:table-cell>
          <table:table-cell office:value-type="string" calcext:value-type="string">
            <text:p>All 0.1, pdist 0.5,0.25</text:p>
          </table:table-cell>
          <table:table-cell office:value-type="string" calcext:value-type="string">
            <text:p>benzene dimer half ps disp3</text:p>
          </table:table-cell>
          <table:table-cell office:value-type="string" calcext:value-type="string">
            <text:p>flexible 3ex, HOMO</text:p>
          </table:table-cell>
          <table:table-cell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no peak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auto_st_folder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sless-SV(P)</text:p>
          </table:table-cell>
          <table:table-cell office:value-type="string" calcext:value-type="string">
            <text:p>Set_4</text:p>
          </table:table-cell>
          <table:table-cell office:value-type="string" calcext:value-type="string">
            <text:p>ethylene, ps carbon s</text:p>
          </table:table-cell>
          <table:table-cell office:value-type="string" calcext:value-type="string">
            <text:p>st, 1sti, HOMO, HOMO+1, HOMO+2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style-name="ce104" office:value-type="float" office:value="2.999220360903" calcext:value-type="float">
            <text:p>2.999220360903</text:p>
          </table:table-cell>
          <table:table-cell table:formula="of:=[.K57]/[.I57]" office:value-type="float" office:value="0.5998440721806" calcext:value-type="float">
            <text:p>0.5998440721806</text:p>
          </table:table-cell>
          <table:table-cell/>
          <table:table-cell office:value-type="string" calcext:value-type="string">
            <text:p>Miserable spectra. Why?</text:p>
          </table:table-cell>
          <table:table-cell office:value-type="float" office:value="500" calcext:value-type="float">
            <text:p>500</text:p>
          </table:table-cell>
          <table:table-cell table:style-name="ce104" office:value-type="float" office:value="1.20499684040578" calcext:value-type="float">
            <text:p>1.20499684040578</text:p>
          </table:table-cell>
          <table:table-cell table:formula="of:=[.P57]/[.I57]" office:value-type="float" office:value="0.240999368081156" calcext:value-type="float">
            <text:p>0.240999368081156</text:p>
          </table:table-cell>
          <table:table-cell office:value-type="string" calcext:value-type="string">
            <text:p>good orbitals, diffuse potentials, good singlet spectra, great triplet spectra! doesn’t work without symmetry (wrong occupation)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auto_b3lyp_opt</text:p>
          </table:table-cell>
          <table:table-cell/>
          <table:table-cell office:value-type="string" calcext:value-type="string">
            <text:p>s,p</text:p>
          </table:table-cell>
          <table:table-cell office:value-type="string" calcext:value-type="string">
            <text:p>sless-SV(P)</text:p>
          </table:table-cell>
          <table:table-cell office:value-type="string" calcext:value-type="string">
            <text:p>Set_4</text:p>
          </table:table-cell>
          <table:table-cell office:value-type="string" calcext:value-type="string">
            <text:p>with b3lyp, to see if possible</text:p>
          </table:table-cell>
          <table:table-cell office:value-type="string" calcext:value-type="string">
            <text:p>st, 1sti, HOMO, HOMO+1, HOMO+2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10.5122315713651" calcext:value-type="float">
            <text:p>10.5122315713651</text:p>
          </table:table-cell>
          <table:table-cell table:formula="of:=[.K59]/[.I59]" office:value-type="float" office:value="2.10244631427302" calcext:value-type="float">
            <text:p>2.10244631427302</text:p>
          </table:table-cell>
          <table:table-cell/>
          <table:table-cell office:value-type="string" calcext:value-type="string">
            <text:p>wrong ref energy for 1a’</text:p>
          </table:table-cell>
          <table:table-cell office:value-type="float" office:value="400" calcext:value-type="float">
            <text:p>400</text:p>
          </table:table-cell>
          <table:table-cell table:style-name="ce76" office:value-type="float" office:value="4.02907452140069" calcext:value-type="float">
            <text:p>4.02907452140069</text:p>
          </table:table-cell>
          <table:table-cell table:formula="of:=[.P59]/[.I59]" office:value-type="float" office:value="0.805814904280138" calcext:value-type="float">
            <text:p>0.80581490428013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28" office:value-type="float" office:value="0.947307868799408" calcext:value-type="float">
            <text:p>0.947307868799408</text:p>
          </table:table-cell>
          <table:table-cell table:style-name="ce128" table:formula="of:=[.U59]/[.I59]" office:value-type="float" office:value="0.189461573759882" calcext:value-type="float">
            <text:p>0.1894615737598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_b3lyp_opt</text:p>
          </table:table-cell>
          <table:table-cell/>
          <table:table-cell office:value-type="string" calcext:value-type="string">
            <text:p>s,p</text:p>
          </table:table-cell>
          <table:table-cell office:value-type="string" calcext:value-type="string">
            <text:p>sless-SV(P)</text:p>
          </table:table-cell>
          <table:table-cell office:value-type="string" calcext:value-type="string">
            <text:p>Set_4</text:p>
          </table:table-cell>
          <table:table-cell office:value-type="string" calcext:value-type="string">
            <text:p>with b3lyp, to see if possible</text:p>
          </table:table-cell>
          <table:table-cell office:value-type="string" calcext:value-type="string">
            <text:p>st, 1sti, HOMO, HOMO+1, HOMO+2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K60]/[.I60]" office:value-type="float" office:value="0" calcext:value-type="float">
            <text:p>0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with geom opt for real this time</text:p>
          </table:table-cell>
          <table:table-cell/>
          <table:table-cell table:style-name="ce76" table:number-columns-repeated="2"/>
          <table:table-cell table:number-columns-repeated="7"/>
        </table:table-row>
        <table:table-row table:style-name="ro1">
          <table:table-cell table:number-columns-repeated="15"/>
          <table:table-cell table:style-name="ce76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auto_b3lyporbs_opt</text:p>
          </table:table-cell>
          <table:table-cell table:number-columns-repeated="13"/>
          <table:table-cell table:style-name="ce76" table:number-columns-repeated="2"/>
          <table:table-cell table:number-columns-repeated="7"/>
        </table:table-row>
        <table:table-row table:style-name="ro1">
          <table:table-cell table:number-columns-repeated="15"/>
          <table:table-cell table:style-name="ce76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auto_st_noLUMO</text:p>
          </table:table-cell>
          <table:table-cell table:number-columns-repeated="13"/>
          <table:table-cell table:style-name="ce76" table:number-columns-repeated="2"/>
          <table:table-cell table:number-columns-repeated="7"/>
        </table:table-row>
        <table:table-row table:style-name="ro1">
          <table:table-cell table:number-columns-repeated="15"/>
          <table:table-cell table:style-name="ce76" table:number-columns-repeated="2"/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uto_opt_1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2e_set_1</text:p>
          </table:table-cell>
          <table:table-cell/>
          <table:table-cell office:value-type="string" calcext:value-type="string">
            <text:p>st, 1sti, HOMO-HOMO-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style-name="ce128" office:value-type="float" office:value="2.87777951375551" calcext:value-type="float">
            <text:p>2.87777951375551</text:p>
          </table:table-cell>
          <table:table-cell table:formula="of:=[.K70]/[.I70]" office:value-type="float" office:value="0.575555902751102" calcext:value-type="float">
            <text:p>0.575555902751102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style-name="ce128" office:value-type="float" office:value="2.65704445868606" calcext:value-type="float">
            <text:p>2.65704445868606</text:p>
          </table:table-cell>
          <table:table-cell table:formula="of:=[.P70]/[.I70]" office:value-type="float" office:value="0.531408891737212" calcext:value-type="float">
            <text:p>0.5314088917372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uto_dopt_1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2e_set_1</text:p>
          </table:table-cell>
          <table:table-cell/>
          <table:table-cell office:value-type="string" calcext:value-type="string">
            <text:p>st, 1sti, HOMO-HOMO-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style-name="ce128" office:value-type="float" office:value="2.83587149768787" calcext:value-type="float">
            <text:p>2.83587149768787</text:p>
          </table:table-cell>
          <table:table-cell table:formula="of:=[.K71]/[.I71]" office:value-type="float" office:value="0.567174299537574" calcext:value-type="float">
            <text:p>0.567174299537574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cation</text:p>
          </table:table-cell>
          <table:table-cell office:value-type="string" calcext:value-type="string">
            <text:p>singlet</text:p>
          </table:table-cell>
          <table:table-cell office:value-type="string" calcext:value-type="string">
            <text:p>1st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ta-cl</text:p>
          </table:table-cell>
          <table:table-cell office:value-type="string" calcext:value-type="string">
            <text:p>cation gap E</text:p>
          </table:table-cell>
          <table:table-cell office:value-type="float" office:value="-13550.6323468" calcext:value-type="float">
            <text:p>-13550.6323468</text:p>
          </table:table-cell>
          <table:table-cell office:value-type="float" office:value="-13559.34977" calcext:value-type="float">
            <text:p>-13559.34977</text:p>
          </table:table-cell>
          <table:table-cell table:formula="of:=[.C74]-[.D74]" office:value-type="float" office:value="8.71742320000158" calcext:value-type="float">
            <text:p>8.71742320000158</text:p>
          </table:table-cell>
          <table:table-cell office:value-type="string" calcext:value-type="string">
            <text:p>eV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pt_1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ef-SV(P)</text:p>
          </table:table-cell>
          <table:table-cell office:value-type="string" calcext:value-type="string">
            <text:p>Beta_1</text:p>
          </table:table-cell>
          <table:table-cell/>
          <table:table-cell office:value-type="string" calcext:value-type="string">
            <text:p>HOMO,-1,-2; 1st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4" office:value-type="float" office:value="1.12632932186758" calcext:value-type="float">
            <text:p>1.12632932186758</text:p>
          </table:table-cell>
          <table:table-cell table:formula="of:=[.K75]/[.I75]" office:value-type="float" office:value="0.281582330466895" calcext:value-type="float">
            <text:p>0.281582330466895</text:p>
          </table:table-cell>
          <table:table-cell/>
          <table:table-cell office:value-type="string" calcext:value-type="string">
            <text:p>Bulk of error on HOMO-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to_opt_1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ef-SV(P)</text:p>
          </table:table-cell>
          <table:table-cell office:value-type="string" calcext:value-type="string">
            <text:p>Beta_1</text:p>
          </table:table-cell>
          <table:table-cell office:value-type="string" calcext:value-type="string">
            <text:p>with carbon s</text:p>
          </table:table-cell>
          <table:table-cell office:value-type="string" calcext:value-type="string">
            <text:p>HOMO,-1,-2; 1sti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28" office:value-type="float" office:value="0.599822646817934" calcext:value-type="float">
            <text:p>0.599822646817934</text:p>
          </table:table-cell>
          <table:table-cell table:formula="of:=[.K76]/[.I76]" office:value-type="float" office:value="0.149955661704484" calcext:value-type="float">
            <text:p>0.149955661704484</text:p>
          </table:table-cell>
          <table:table-cell table:number-columns-repeated="12"/>
        </table:table-row>
        <table:table-row table:style-name="ro1" table:number-rows-repeated="1048499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HO-CH3" table:style-name="ta1">
        <table:table-column table:style-name="co1" table:number-columns-repeated="22" table:default-cell-style-name="Default"/>
        <table:table-column table:style-name="co1" table:default-cell-style-name="ce128"/>
        <table:table-column table:style-name="co1" table:number-columns-repeated="1001" table:default-cell-style-name="Default"/>
        <table:table-row table:style-name="ro1">
          <table:table-cell table:number-columns-repeated="23"/>
          <table:table-cell office:value-type="string" calcext:value-type="string">
            <text:p>In Ethane</text:p>
          </table:table-cell>
          <table:table-cell table:number-columns-repeated="1000"/>
        </table:table-row>
        <table:table-row table:style-name="ro1">
          <table:table-cell/>
          <table:table-cell table:style-name="ce129" office:value-type="string" calcext:value-type="string">
            <text:p>HF</text:p>
          </table:table-cell>
          <table:table-cell table:style-name="ce129" table:number-columns-repeated="16"/>
          <table:table-cell table:number-columns-repeated="1006"/>
        </table:table-row>
        <table:table-row table:style-name="ro1">
          <table:table-cell table:number-columns-repeated="23"/>
          <table:table-cell office:value-type="string" calcext:value-type="string">
            <text:p>HF</text:p>
          </table:table-cell>
          <table:table-cell table:number-columns-repeated="5"/>
          <table:table-cell office:value-type="string" calcext:value-type="string">
            <text:p>PBE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auto_co_min_opt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auto_co_min_opt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auto_co_min_dol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ith_geomopt</text:p>
          </table:table-cell>
          <table:table-cell table:number-columns-repeated="7"/>
          <table:table-cell office:value-type="string" calcext:value-type="string">
            <text:p>auto_co_min_dol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ith_geomopt</text:p>
          </table:table-cell>
          <table:table-cell table:number-columns-repeated="3"/>
          <table:table-cell office:value-type="string" calcext:value-type="string">
            <text:p>auto_co_min_dol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ith_geomopt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opted on HOMO, HOMO-1</text:p>
          </table:table-cell>
          <table:table-cell table:number-columns-repeated="5"/>
          <table:table-cell office:value-type="string" calcext:value-type="string">
            <text:p>opted on HOMO, HOMO-1</text:p>
          </table:table-cell>
          <table:table-cell table:number-columns-repeated="5"/>
          <table:table-cell office:value-type="string" calcext:value-type="string">
            <text:p>opted on HOMO, HOMO-1</text:p>
          </table:table-cell>
          <table:table-cell table:number-columns-repeated="9"/>
          <table:table-cell office:value-type="string" calcext:value-type="string">
            <text:p>opted on HOMO, HOMO-1</text:p>
          </table:table-cell>
          <table:table-cell table:number-columns-repeated="5"/>
          <table:table-cell office:value-type="string" calcext:value-type="string">
            <text:p>opted on HOMO, HOMO-1</text:p>
          </table:table-cell>
          <table:table-cell table:number-columns-repeated="994"/>
        </table:table-row>
        <table:table-row table:style-name="ro1">
          <table:table-cell/>
          <table:table-cell table:style-name="ce39" office:value-type="string" calcext:value-type="string">
            <text:p>C*-O</text:p>
          </table:table-cell>
          <table:table-cell table:style-name="ce38" table:number-columns-repeated="4"/>
          <table:table-cell/>
          <table:table-cell table:style-name="ce39" office:value-type="string" calcext:value-type="string">
            <text:p>C*-O</text:p>
          </table:table-cell>
          <table:table-cell table:style-name="ce38" table:number-columns-repeated="4"/>
          <table:table-cell/>
          <table:table-cell table:style-name="ce39" office:value-type="string" calcext:value-type="string">
            <text:p>C*-O</text:p>
          </table:table-cell>
          <table:table-cell table:style-name="ce38" table:number-columns-repeated="4"/>
          <table:table-cell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 table:number-columns-repeated="990"/>
        </table:table-row>
        <table:table-row table:style-name="ro1">
          <table:table-cell/>
          <table:table-cell table:style-name="ce39" office:value-type="string" calcext:value-type="string">
            <text:p>Methanol</text:p>
          </table:table-cell>
          <table:table-cell table:style-name="ce38" table:number-columns-repeated="3"/>
          <table:table-cell table:style-name="ce51"/>
          <table:table-cell/>
          <table:table-cell table:style-name="ce39" office:value-type="string" calcext:value-type="string">
            <text:p>Methanol</text:p>
          </table:table-cell>
          <table:table-cell table:style-name="ce38" table:number-columns-repeated="3"/>
          <table:table-cell table:style-name="ce51"/>
          <table:table-cell/>
          <table:table-cell table:style-name="ce39" office:value-type="string" calcext:value-type="string">
            <text:p>Methanol</text:p>
          </table:table-cell>
          <table:table-cell table:style-name="ce38" table:number-columns-repeated="3"/>
          <table:table-cell table:style-name="ce51"/>
          <table:table-cell table:number-columns-repeated="5"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  <table:table-cell table:number-columns-repeated="990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2.146" calcext:value-type="float">
            <text:p>-12.146</text:p>
          </table:table-cell>
          <table:table-cell table:style-name="ce51"/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2.146" calcext:value-type="float">
            <text:p>-12.146</text:p>
          </table:table-cell>
          <table:table-cell table:style-name="ce51"/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2.146" calcext:value-type="float">
            <text:p>-12.146</text:p>
          </table:table-cell>
          <table:table-cell table:style-name="ce51"/>
          <table:table-cell table:number-columns-repeated="5"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3.284" calcext:value-type="float">
            <text:p>-13.284</text:p>
          </table:table-cell>
          <table:table-cell table:style-name="ce51"/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9.558" calcext:value-type="float">
            <text:p>-9.558</text:p>
          </table:table-cell>
          <table:table-cell table:style-name="ce51"/>
          <table:table-cell table:number-columns-repeated="990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114.9350531276" calcext:value-type="float">
            <text:p>-114.9350531276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114.9350531276" calcext:value-type="float">
            <text:p>-114.9350531276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114.9350531276" calcext:value-type="float">
            <text:p>-114.9350531276</text:p>
          </table:table-cell>
          <table:table-cell table:style-name="ce38"/>
          <table:table-cell table:style-name="ce51"/>
          <table:table-cell table:number-columns-repeated="5"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9.1525771133" calcext:value-type="float">
            <text:p>-79.1525771133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9.6444308408" calcext:value-type="float">
            <text:p>-79.6444308408</text:p>
          </table:table-cell>
          <table:table-cell table:style-name="ce38"/>
          <table:table-cell table:style-name="ce51"/>
          <table:table-cell table:number-columns-repeated="990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114.5181158966" calcext:value-type="float">
            <text:p>-114.5181158966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114.5181158966" calcext:value-type="float">
            <text:p>-114.5181158966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114.5181158966" calcext:value-type="float">
            <text:p>-114.5181158966</text:p>
          </table:table-cell>
          <table:table-cell table:style-name="ce38"/>
          <table:table-cell table:style-name="ce51"/>
          <table:table-cell table:number-columns-repeated="5"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8.7510146256" calcext:value-type="float">
            <text:p>-78.7510146256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9.2506451713" calcext:value-type="float">
            <text:p>-79.2506451713</text:p>
          </table:table-cell>
          <table:table-cell table:style-name="ce38"/>
          <table:table-cell table:style-name="ce51"/>
          <table:table-cell table:number-columns-repeated="990"/>
        </table:table-row>
        <table:table-row table:style-name="ro1">
          <table:table-cell/>
          <table:table-cell table:style-name="ce38" table:number-columns-repeated="2"/>
          <table:table-cell table:style-name="ce39" table:formula="of:=[.D10]-[.D9]" office:value-type="float" office:value="0.416937231000006" calcext:value-type="float">
            <text:p>0.416937231000006</text:p>
          </table:table-cell>
          <table:table-cell table:style-name="ce39" table:formula="of:=[.D11]*conv" office:value-type="float" office:value="11.3454393051065" calcext:value-type="float">
            <text:p>11.3454393051065</text:p>
          </table:table-cell>
          <table:table-cell table:style-name="ce51"/>
          <table:table-cell/>
          <table:table-cell table:style-name="ce38" table:number-columns-repeated="2"/>
          <table:table-cell table:style-name="ce39" table:formula="of:=[.J10]-[.J9]" office:value-type="float" office:value="0.416937231000006" calcext:value-type="float">
            <text:p>0.416937231000006</text:p>
          </table:table-cell>
          <table:table-cell table:style-name="ce39" table:formula="of:=[.J11]*conv" office:value-type="float" office:value="11.3454393051065" calcext:value-type="float">
            <text:p>11.3454393051065</text:p>
          </table:table-cell>
          <table:table-cell table:style-name="ce51"/>
          <table:table-cell/>
          <table:table-cell table:style-name="ce38" table:number-columns-repeated="2"/>
          <table:table-cell table:style-name="ce39" table:formula="of:=[.P10]-[.P9]" office:value-type="float" office:value="0.416937231000006" calcext:value-type="float">
            <text:p>0.416937231000006</text:p>
          </table:table-cell>
          <table:table-cell table:style-name="ce39" table:formula="of:=[.P11]*conv" office:value-type="float" office:value="11.3454393051065" calcext:value-type="float">
            <text:p>11.3454393051065</text:p>
          </table:table-cell>
          <table:table-cell table:style-name="ce51"/>
          <table:table-cell table:number-columns-repeated="5"/>
          <table:table-cell table:style-name="ce38" table:number-columns-repeated="2"/>
          <table:table-cell table:style-name="ce39" table:formula="of:=[.Z10]-[.Z9]" office:value-type="float" office:value="0.401562487699991" calcext:value-type="float">
            <text:p>0.401562487699991</text:p>
          </table:table-cell>
          <table:table-cell table:style-name="ce39" table:formula="of:=[.Z11]*conv" office:value-type="float" office:value="10.927071253581" calcext:value-type="float">
            <text:p>10.927071253581</text:p>
          </table:table-cell>
          <table:table-cell table:style-name="ce51"/>
          <table:table-cell/>
          <table:table-cell table:style-name="ce38" table:number-columns-repeated="2"/>
          <table:table-cell table:style-name="ce39" table:formula="of:=[.AF10]-[.AF9]" office:value-type="float" office:value="0.393785669500005" calcext:value-type="float">
            <text:p>0.393785669500005</text:p>
          </table:table-cell>
          <table:table-cell table:style-name="ce39" table:formula="of:=[.AF11]*conv" office:value-type="float" office:value="10.7154532633546" calcext:value-type="float">
            <text:p>10.7154532633546</text:p>
          </table:table-cell>
          <table:table-cell table:style-name="ce51"/>
          <table:table-cell table:number-columns-repeated="990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09122361903688" calcext:value-type="float">
            <text:p>0.309122361903688</text:p>
          </table:table-cell>
          <table:table-cell table:style-name="ce39" table:formula="of:=[.D12]*conv" office:value-type="float" office:value="8.41164744730941" calcext:value-type="float">
            <text:p>8.41164744730941</text:p>
          </table:table-cell>
          <table:table-cell table:style-name="ce51"/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09122361903688" calcext:value-type="float">
            <text:p>0.309122361903688</text:p>
          </table:table-cell>
          <table:table-cell table:style-name="ce39" table:formula="of:=[.J12]*conv" office:value-type="float" office:value="8.41164744730941" calcext:value-type="float">
            <text:p>8.41164744730941</text:p>
          </table:table-cell>
          <table:table-cell table:style-name="ce51"/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09122361903688" calcext:value-type="float">
            <text:p>0.309122361903688</text:p>
          </table:table-cell>
          <table:table-cell table:style-name="ce39" table:formula="of:=[.P12]*conv" office:value-type="float" office:value="8.41164744730941" calcext:value-type="float">
            <text:p>8.41164744730941</text:p>
          </table:table-cell>
          <table:table-cell table:style-name="ce51"/>
          <table:table-cell table:number-columns-repeated="5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09122361903688" calcext:value-type="float">
            <text:p>0.309122361903688</text:p>
          </table:table-cell>
          <table:table-cell table:style-name="ce39" table:formula="of:=[.Z12]*conv" office:value-type="float" office:value="8.41164744730941" calcext:value-type="float">
            <text:p>8.41164744730941</text:p>
          </table:table-cell>
          <table:table-cell table:style-name="ce51"/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AF12]*conv" office:value-type="float" office:value="0" calcext:value-type="float">
            <text:p>0</text:p>
          </table:table-cell>
          <table:table-cell table:style-name="ce51"/>
          <table:table-cell table:number-columns-repeated="990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114.5750463113" calcext:value-type="float">
            <text:p>-114.5750463113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114.5750463113" calcext:value-type="float">
            <text:p>-114.5750463113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114.5750463113" calcext:value-type="float">
            <text:p>-114.5750463113</text:p>
          </table:table-cell>
          <table:table-cell table:style-name="ce38"/>
          <table:table-cell table:style-name="ce51"/>
          <table:table-cell table:number-columns-repeated="5"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8.7060607" calcext:value-type="float">
            <text:p>-78.7060607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9.166100158" calcext:value-type="float">
            <text:p>-79.166100158</text:p>
          </table:table-cell>
          <table:table-cell table:style-name="ce38"/>
          <table:table-cell table:style-name="ce51"/>
          <table:table-cell table:number-columns-repeated="990"/>
        </table:table-row>
        <table:table-row table:style-name="ro1">
          <table:table-cell/>
          <table:table-cell table:style-name="ce38" table:number-columns-repeated="2"/>
          <table:table-cell table:style-name="ce38" table:formula="of:=[.D13]-[.D9]" office:value-type="float" office:value="0.3600068163" calcext:value-type="float">
            <text:p>0.3600068163</text:p>
          </table:table-cell>
          <table:table-cell table:style-name="ce38" table:formula="of:=[.D14]*conv" office:value-type="float" office:value="9.79628390096018" calcext:value-type="float">
            <text:p>9.79628390096018</text:p>
          </table:table-cell>
          <table:table-cell table:style-name="ce51"/>
          <table:table-cell/>
          <table:table-cell table:style-name="ce38" table:number-columns-repeated="2"/>
          <table:table-cell table:style-name="ce38" table:formula="of:=[.J13]-[.J9]" office:value-type="float" office:value="0.3600068163" calcext:value-type="float">
            <text:p>0.3600068163</text:p>
          </table:table-cell>
          <table:table-cell table:style-name="ce38" table:formula="of:=[.J14]*conv" office:value-type="float" office:value="9.79628390096018" calcext:value-type="float">
            <text:p>9.79628390096018</text:p>
          </table:table-cell>
          <table:table-cell table:style-name="ce51"/>
          <table:table-cell/>
          <table:table-cell table:style-name="ce38" table:number-columns-repeated="2"/>
          <table:table-cell table:style-name="ce38" table:formula="of:=[.P13]-[.P9]" office:value-type="float" office:value="0.3600068163" calcext:value-type="float">
            <text:p>0.3600068163</text:p>
          </table:table-cell>
          <table:table-cell table:style-name="ce38" table:formula="of:=[.P14]*conv" office:value-type="float" office:value="9.79628390096018" calcext:value-type="float">
            <text:p>9.79628390096018</text:p>
          </table:table-cell>
          <table:table-cell table:style-name="ce51"/>
          <table:table-cell table:number-columns-repeated="5"/>
          <table:table-cell table:style-name="ce38" table:number-columns-repeated="2"/>
          <table:table-cell table:style-name="ce38" table:formula="of:=[.Z13]-[.Z9]" office:value-type="float" office:value="0.446516413300003" calcext:value-type="float">
            <text:p>0.446516413300003</text:p>
          </table:table-cell>
          <table:table-cell table:style-name="ce38" table:formula="of:=[.Z14]*conv" office:value-type="float" office:value="12.1503298078673" calcext:value-type="float">
            <text:p>12.1503298078673</text:p>
          </table:table-cell>
          <table:table-cell table:style-name="ce51"/>
          <table:table-cell/>
          <table:table-cell table:style-name="ce38" table:number-columns-repeated="2"/>
          <table:table-cell table:style-name="ce38" table:formula="of:=[.AF13]-[.AF9]" office:value-type="float" office:value="0.478330682799992" calcext:value-type="float">
            <text:p>0.478330682799992</text:p>
          </table:table-cell>
          <table:table-cell table:style-name="ce38" table:formula="of:=[.AF14]*conv" office:value-type="float" office:value="13.0160401278181" calcext:value-type="float">
            <text:p>13.0160401278181</text:p>
          </table:table-cell>
          <table:table-cell table:style-name="ce51"/>
          <table:table-cell table:number-columns-repeated="990"/>
        </table:table-row>
        <table:table-row table:style-name="ro1">
          <table:table-cell/>
          <table:table-cell table:style-name="ce55" table:number-columns-repeated="5"/>
          <table:table-cell/>
          <table:table-cell table:style-name="ce55" table:number-columns-repeated="5"/>
          <table:table-cell/>
          <table:table-cell table:style-name="ce55" table:number-columns-repeated="5"/>
          <table:table-cell table:number-columns-repeated="5"/>
          <table:table-cell table:style-name="ce55" table:number-columns-repeated="5"/>
          <table:table-cell/>
          <table:table-cell table:style-name="ce55" table:number-columns-repeated="5"/>
          <table:table-cell table:number-columns-repeated="990"/>
        </table:table-row>
        <table:table-row table:style-name="ro1">
          <table:table-cell/>
          <table:table-cell table:style-name="ce68" office:value-type="string" calcext:value-type="string">
            <text:p>Methanol</text:p>
          </table:table-cell>
          <table:table-cell table:style-name="ce47" table:number-columns-repeated="3"/>
          <table:table-cell table:style-name="ce55"/>
          <table:table-cell/>
          <table:table-cell table:style-name="ce68" office:value-type="string" calcext:value-type="string">
            <text:p>Methanol</text:p>
          </table:table-cell>
          <table:table-cell table:style-name="ce47" table:number-columns-repeated="3"/>
          <table:table-cell table:style-name="ce55"/>
          <table:table-cell/>
          <table:table-cell table:style-name="ce68" office:value-type="string" calcext:value-type="string">
            <text:p>Methanol</text:p>
          </table:table-cell>
          <table:table-cell table:style-name="ce47" table:number-columns-repeated="3"/>
          <table:table-cell table:style-name="ce55"/>
          <table:table-cell table:number-columns-repeated="5"/>
          <table:table-cell table:style-name="ce68" office:value-type="string" calcext:value-type="string">
            <text:p>Ethane</text:p>
          </table:table-cell>
          <table:table-cell table:style-name="ce47" table:number-columns-repeated="3"/>
          <table:table-cell table:style-name="ce55"/>
          <table:table-cell/>
          <table:table-cell table:style-name="ce68" office:value-type="string" calcext:value-type="string">
            <text:p>Ethane</text:p>
          </table:table-cell>
          <table:table-cell table:style-name="ce47" table:number-columns-repeated="3"/>
          <table:table-cell table:style-name="ce55"/>
          <table:table-cell table:number-columns-repeated="990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122" calcext:value-type="float">
            <text:p>-12.122</text:p>
          </table:table-cell>
          <table:table-cell table:style-name="ce70" table:formula="of:=[.E8]-[.E17]" office:value-type="float" office:value="-0.0240000000000009" calcext:value-type="float">
            <text:p>-0.024000000000001</text:p>
          </table:table-cell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145" calcext:value-type="float">
            <text:p>-12.145</text:p>
          </table:table-cell>
          <table:table-cell table:style-name="ce70" table:formula="of:=[.K8]-[.K17]" office:value-type="float" office:value="-0.00100000000000122" calcext:value-type="float">
            <text:p>-0.001000000000001</text:p>
          </table:table-cell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145" calcext:value-type="float">
            <text:p>-12.145</text:p>
          </table:table-cell>
          <table:table-cell table:style-name="ce70" table:formula="of:=[.Q8]-[.Q17]" office:value-type="float" office:value="-0.00100000000000122" calcext:value-type="float">
            <text:p>-0.001000000000001</text:p>
          </table:table-cell>
          <table:table-cell table:number-columns-repeated="5"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1.019" calcext:value-type="float">
            <text:p>-11.019</text:p>
          </table:table-cell>
          <table:table-cell table:style-name="ce70" table:formula="of:=[.AA8]-[.AA17]" office:value-type="float" office:value="-2.265" calcext:value-type="float">
            <text:p>-2.265</text:p>
          </table:table-cell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137" calcext:value-type="float">
            <text:p>-9.137</text:p>
          </table:table-cell>
          <table:table-cell table:style-name="ce70" table:formula="of:=[.AG8]-[.AG17]" office:value-type="float" office:value="-0.420999999999999" calcext:value-type="float">
            <text:p>-0.420999999999999</text:p>
          </table:table-cell>
          <table:table-cell table:number-columns-repeated="990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75.9557456313" calcext:value-type="float">
            <text:p>-75.9557456313</text:p>
          </table:table-cell>
          <table:table-cell table:style-name="ce47"/>
          <table:table-cell table:style-name="ce63" table:formula="of:=ABS(([.F17]/[.E8])*100)" office:value-type="float" office:value="0.19759591635107" calcext:value-type="float">
            <text:p>0.19759591635107</text:p>
          </table:table-cell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75.936257185" calcext:value-type="float">
            <text:p>-75.936257185</text:p>
          </table:table-cell>
          <table:table-cell table:style-name="ce47"/>
          <table:table-cell table:style-name="ce63" table:formula="of:=ABS(([.L17]/[.K8])*100)" office:value-type="float" office:value="0.00823316318130432" calcext:value-type="float">
            <text:p>0.008233163181304</text:p>
          </table:table-cell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75.544321008" calcext:value-type="float">
            <text:p>-75.544321008</text:p>
          </table:table-cell>
          <table:table-cell table:style-name="ce47"/>
          <table:table-cell table:style-name="ce63" table:formula="of:=ABS(([.R17]/[.Q8])*100)" office:value-type="float" office:value="0.00823316318130432" calcext:value-type="float">
            <text:p>0.008233163181304</text:p>
          </table:table-cell>
          <table:table-cell table:number-columns-repeated="5"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39.8466466067" calcext:value-type="float">
            <text:p>-39.8466466067</text:p>
          </table:table-cell>
          <table:table-cell table:style-name="ce47"/>
          <table:table-cell table:style-name="ce63" table:formula="of:=ABS(([.AB17]/[.AA8])*100)" office:value-type="float" office:value="17.0505871725384" calcext:value-type="float">
            <text:p>17.0505871725384</text:p>
          </table:table-cell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40.1267348544" calcext:value-type="float">
            <text:p>-40.1267348544</text:p>
          </table:table-cell>
          <table:table-cell table:style-name="ce47"/>
          <table:table-cell table:style-name="ce63" table:formula="of:=ABS(([.AH17]/[.AG8])*100)" office:value-type="float" office:value="4.40468717304875" calcext:value-type="float">
            <text:p>4.40468717304875</text:p>
          </table:table-cell>
          <table:table-cell table:number-columns-repeated="990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75.6586490973" calcext:value-type="float">
            <text:p>-75.6586490973</text:p>
          </table:table-cell>
          <table:table-cell table:style-name="ce47" table:number-columns-repeated="2"/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75.6315869113" calcext:value-type="float">
            <text:p>-75.6315869113</text:p>
          </table:table-cell>
          <table:table-cell table:style-name="ce47" table:number-columns-repeated="2"/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75.3901784535" calcext:value-type="float">
            <text:p>-75.3901784535</text:p>
          </table:table-cell>
          <table:table-cell table:style-name="ce47" table:number-columns-repeated="2"/>
          <table:table-cell table:number-columns-repeated="5"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39.64339223698" calcext:value-type="float">
            <text:p>-39.64339223698</text:p>
          </table:table-cell>
          <table:table-cell table:style-name="ce47" table:number-columns-repeated="2"/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39.8992164385" calcext:value-type="float">
            <text:p>-39.8992164385</text:p>
          </table:table-cell>
          <table:table-cell table:style-name="ce47" table:number-columns-repeated="2"/>
          <table:table-cell table:number-columns-repeated="990"/>
        </table:table-row>
        <table:table-row table:style-name="ro1">
          <table:table-cell/>
          <table:table-cell table:style-name="ce47" table:number-columns-repeated="2"/>
          <table:table-cell table:style-name="ce68" table:formula="of:=[.D19]-[.D18]" office:value-type="float" office:value="0.297096534000005" calcext:value-type="float">
            <text:p>0.297096534000005</text:p>
          </table:table-cell>
          <table:table-cell table:style-name="ce68" table:formula="of:=[.D20]*conv" office:value-type="float" office:value="8.08440802029146" calcext:value-type="float">
            <text:p>8.08440802029146</text:p>
          </table:table-cell>
          <table:table-cell table:style-name="ce70" table:formula="of:=[.E11]-[.E20]" office:value-type="float" office:value="3.26103128481502" calcext:value-type="float">
            <text:p>3.26103128481502</text:p>
          </table:table-cell>
          <table:table-cell/>
          <table:table-cell table:style-name="ce47" table:number-columns-repeated="2"/>
          <table:table-cell table:style-name="ce68" table:formula="of:=[.J19]-[.J18]" office:value-type="float" office:value="0.304670273699998" calcext:value-type="float">
            <text:p>0.304670273699998</text:p>
          </table:table-cell>
          <table:table-cell table:style-name="ce68" table:formula="of:=[.J20]*conv" office:value-type="float" office:value="8.29049996337087" calcext:value-type="float">
            <text:p>8.29049996337087</text:p>
          </table:table-cell>
          <table:table-cell table:style-name="ce70" table:formula="of:=[.K11]-[.K20]" office:value-type="float" office:value="3.0549393417356" calcext:value-type="float">
            <text:p>3.0549393417356</text:p>
          </table:table-cell>
          <table:table-cell/>
          <table:table-cell table:style-name="ce47" table:number-columns-repeated="2"/>
          <table:table-cell table:style-name="ce68" table:formula="of:=[.P19]-[.P18]" office:value-type="float" office:value="0.154142554499998" calcext:value-type="float">
            <text:p>0.154142554499998</text:p>
          </table:table-cell>
          <table:table-cell table:style-name="ce68" table:formula="of:=[.P20]*conv" office:value-type="float" office:value="4.19443231831166" calcext:value-type="float">
            <text:p>4.19443231831166</text:p>
          </table:table-cell>
          <table:table-cell table:style-name="ce70" table:formula="of:=[.Q11]-[.Q20]" office:value-type="float" office:value="7.15100698679482" calcext:value-type="float">
            <text:p>7.15100698679482</text:p>
          </table:table-cell>
          <table:table-cell table:number-columns-repeated="5"/>
          <table:table-cell table:style-name="ce47" table:number-columns-repeated="2"/>
          <table:table-cell table:style-name="ce68" table:formula="of:=[.Z19]-[.Z18]" office:value-type="float" office:value="0.20325436972" calcext:value-type="float">
            <text:p>0.20325436972</text:p>
          </table:table-cell>
          <table:table-cell table:style-name="ce68" table:formula="of:=[.Z20]*conv" office:value-type="float" office:value="5.53083280575607" calcext:value-type="float">
            <text:p>5.53083280575607</text:p>
          </table:table-cell>
          <table:table-cell table:style-name="ce70" table:formula="of:=[.AA11]-[.AA20]" office:value-type="float" office:value="5.3962384478249" calcext:value-type="float">
            <text:p>5.3962384478249</text:p>
          </table:table-cell>
          <table:table-cell/>
          <table:table-cell table:style-name="ce47" table:number-columns-repeated="2"/>
          <table:table-cell table:style-name="ce68" table:formula="of:=[.AF19]-[.AF18]" office:value-type="float" office:value="0.227518415900001" calcext:value-type="float">
            <text:p>0.227518415900001</text:p>
          </table:table-cell>
          <table:table-cell table:style-name="ce68" table:formula="of:=[.AF20]*conv" office:value-type="float" office:value="6.19109109588583" calcext:value-type="float">
            <text:p>6.19109109588583</text:p>
          </table:table-cell>
          <table:table-cell table:style-name="ce70" table:formula="of:=[.AG11]-[.AG20]" office:value-type="float" office:value="4.52436216746873" calcext:value-type="float">
            <text:p>4.52436216746873</text:p>
          </table:table-cell>
          <table:table-cell table:number-columns-repeated="990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20]/[.E11])*100)" office:value-type="float" office:value="28.7431028197142" calcext:value-type="float">
            <text:p>28.7431028197142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L20]/[.K11])*100)" office:value-type="float" office:value="26.9265848556486" calcext:value-type="float">
            <text:p>26.9265848556486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R20]/[.Q11])*100)" office:value-type="float" office:value="63.0297936861398" calcext:value-type="float">
            <text:p>63.0297936861398</text:p>
          </table:table-cell>
          <table:table-cell table:number-columns-repeated="5"/>
          <table:table-cell table:style-name="ce47" table:number-columns-repeated="2"/>
          <table:table-cell table:style-name="ce68" table:number-columns-repeated="2"/>
          <table:table-cell table:style-name="ce63" table:formula="of:=ABS(([.AB20]/[.AA11])*100)" office:value-type="float" office:value="49.3841242780994" calcext:value-type="float">
            <text:p>49.3841242780994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AH20]/[.AG11])*100)" office:value-type="float" office:value="42.2227791608354" calcext:value-type="float">
            <text:p>42.2227791608354</text:p>
          </table:table-cell>
          <table:table-cell table:number-columns-repeated="990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D22]*conv" office:value-type="float" office:value="0" calcext:value-type="float">
            <text:p>0</text:p>
          </table:table-cell>
          <table:table-cell table:style-name="ce71" table:formula="of:=[.E12]-[.E22]" office:value-type="float" office:value="8.41164744730941" calcext:value-type="float">
            <text:p>8.41164744730941</text:p>
          </table:table-cell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J22]*conv" office:value-type="float" office:value="0" calcext:value-type="float">
            <text:p>0</text:p>
          </table:table-cell>
          <table:table-cell table:style-name="ce71" table:formula="of:=[.K12]-[.K22]" office:value-type="float" office:value="8.41164744730941" calcext:value-type="float">
            <text:p>8.41164744730941</text:p>
          </table:table-cell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P22]*conv" office:value-type="float" office:value="0" calcext:value-type="float">
            <text:p>0</text:p>
          </table:table-cell>
          <table:table-cell table:style-name="ce71" table:formula="of:=[.Q12]-[.Q22]" office:value-type="float" office:value="8.41164744730941" calcext:value-type="float">
            <text:p>8.41164744730941</text:p>
          </table:table-cell>
          <table:table-cell table:number-columns-repeated="5"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Z22]*conv" office:value-type="float" office:value="0" calcext:value-type="float">
            <text:p>0</text:p>
          </table:table-cell>
          <table:table-cell table:style-name="ce71" table:formula="of:=[.AA12]-[.AA22]" office:value-type="float" office:value="8.41164744730941" calcext:value-type="float">
            <text:p>8.41164744730941</text:p>
          </table:table-cell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AF22]*conv" office:value-type="float" office:value="0" calcext:value-type="float">
            <text:p>0</text:p>
          </table:table-cell>
          <table:table-cell table:style-name="ce71" table:formula="of:=[.AG12]-[.AG22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22]/[.E12])*100)" office:value-type="float" office:value="100" calcext:value-type="float">
            <text:p>100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L22]/[.K12])*100)" office:value-type="float" office:value="100" calcext:value-type="float">
            <text:p>100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R22]/[.Q12])*100)" office:value-type="float" office:value="100" calcext:value-type="float">
            <text:p>100</text:p>
          </table:table-cell>
          <table:table-cell table:number-columns-repeated="5"/>
          <table:table-cell table:style-name="ce47" table:number-columns-repeated="2"/>
          <table:table-cell table:style-name="ce68" table:number-columns-repeated="2"/>
          <table:table-cell table:style-name="ce63" table:formula="of:=ABS(([.AB22]/[.AA12])*100)" office:value-type="float" office:value="100" calcext:value-type="float">
            <text:p>100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AH22]/[.AG12])*100)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75.5398204509" calcext:value-type="float">
            <text:p>-75.5398204509</text:p>
          </table:table-cell>
          <table:table-cell table:style-name="ce47"/>
          <table:table-cell table:style-name="ce63"/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75.5208275134" calcext:value-type="float">
            <text:p>-75.5208275134</text:p>
          </table:table-cell>
          <table:table-cell table:style-name="ce47"/>
          <table:table-cell table:style-name="ce63"/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75.1803632863" calcext:value-type="float">
            <text:p>-75.1803632863</text:p>
          </table:table-cell>
          <table:table-cell table:style-name="ce47"/>
          <table:table-cell table:style-name="ce63"/>
          <table:table-cell table:number-columns-repeated="5"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39.4678729835" calcext:value-type="float">
            <text:p>-39.4678729835</text:p>
          </table:table-cell>
          <table:table-cell table:style-name="ce47"/>
          <table:table-cell table:style-name="ce63"/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39.7018886465" calcext:value-type="float">
            <text:p>-39.7018886465</text:p>
          </table:table-cell>
          <table:table-cell table:style-name="ce47"/>
          <table:table-cell table:style-name="ce63"/>
          <table:table-cell table:number-columns-repeated="990"/>
        </table:table-row>
        <table:table-row table:style-name="ro1">
          <table:table-cell/>
          <table:table-cell table:style-name="ce47" table:number-columns-repeated="2"/>
          <table:table-cell table:style-name="ce47" table:formula="of:=[.D24]-[.D18]" office:value-type="float" office:value="0.415925180400009" calcext:value-type="float">
            <text:p>0.415925180400009</text:p>
          </table:table-cell>
          <table:table-cell table:style-name="ce47" table:formula="of:=[.D25]*conv" office:value-type="float" office:value="11.3179000070965" calcext:value-type="float">
            <text:p>11.3179000070965</text:p>
          </table:table-cell>
          <table:table-cell table:style-name="ce70" table:formula="of:=[.E14]-[.E25]" office:value-type="float" office:value="-1.52161610613634" calcext:value-type="float">
            <text:p>-1.52161610613634</text:p>
          </table:table-cell>
          <table:table-cell/>
          <table:table-cell table:style-name="ce47" table:number-columns-repeated="2"/>
          <table:table-cell table:style-name="ce47" table:formula="of:=[.J24]-[.J18]" office:value-type="float" office:value="0.415429671600009" calcext:value-type="float">
            <text:p>0.415429671600009</text:p>
          </table:table-cell>
          <table:table-cell table:style-name="ce47" table:formula="of:=[.J25]*conv" office:value-type="float" office:value="11.3044165266166" calcext:value-type="float">
            <text:p>11.3044165266166</text:p>
          </table:table-cell>
          <table:table-cell table:style-name="ce70" table:formula="of:=[.K14]-[.K25]" office:value-type="float" office:value="-1.5081326256564" calcext:value-type="float">
            <text:p>-1.5081326256564</text:p>
          </table:table-cell>
          <table:table-cell/>
          <table:table-cell table:style-name="ce47" table:number-columns-repeated="2"/>
          <table:table-cell table:style-name="ce47" table:formula="of:=[.P24]-[.P18]" office:value-type="float" office:value="0.363957721700004" calcext:value-type="float">
            <text:p>0.363957721700004</text:p>
          </table:table-cell>
          <table:table-cell table:style-name="ce47" table:formula="of:=[.P25]*conv" office:value-type="float" office:value="9.9037935069228" calcext:value-type="float">
            <text:p>9.9037935069228</text:p>
          </table:table-cell>
          <table:table-cell table:style-name="ce70" table:formula="of:=[.Q14]-[.Q25]" office:value-type="float" office:value="-0.107509605962623" calcext:value-type="float">
            <text:p>-0.107509605962623</text:p>
          </table:table-cell>
          <table:table-cell table:number-columns-repeated="5"/>
          <table:table-cell table:style-name="ce47" table:number-columns-repeated="2"/>
          <table:table-cell table:style-name="ce47" table:formula="of:=[.Z24]-[.Z18]" office:value-type="float" office:value="0.378773623199997" calcext:value-type="float">
            <text:p>0.378773623199997</text:p>
          </table:table-cell>
          <table:table-cell table:style-name="ce47" table:formula="of:=[.Z25]*conv" office:value-type="float" office:value="10.3069546993532" calcext:value-type="float">
            <text:p>10.3069546993532</text:p>
          </table:table-cell>
          <table:table-cell table:style-name="ce70" table:formula="of:=[.AA14]-[.AA25]" office:value-type="float" office:value="1.84337510851405" calcext:value-type="float">
            <text:p>1.84337510851405</text:p>
          </table:table-cell>
          <table:table-cell/>
          <table:table-cell table:style-name="ce47" table:number-columns-repeated="2"/>
          <table:table-cell table:style-name="ce47" table:formula="of:=[.AF24]-[.AF18]" office:value-type="float" office:value="0.424846207899996" calcext:value-type="float">
            <text:p>0.424846207899996</text:p>
          </table:table-cell>
          <table:table-cell table:style-name="ce47" table:formula="of:=[.AF25]*conv" office:value-type="float" office:value="11.5606535165337" calcext:value-type="float">
            <text:p>11.5606535165337</text:p>
          </table:table-cell>
          <table:table-cell table:style-name="ce70" table:formula="of:=[.AG14]-[.AG25]" office:value-type="float" office:value="1.45538661128439" calcext:value-type="float">
            <text:p>1.45538661128439</text:p>
          </table:table-cell>
          <table:table-cell table:number-columns-repeated="990"/>
        </table:table-row>
        <table:table-row table:style-name="ro1">
          <table:table-cell/>
          <table:table-cell table:style-name="ce47" table:number-columns-repeated="4"/>
          <table:table-cell table:style-name="ce63" table:formula="of:=ABS(([.F25]/[.E14])*100)" office:value-type="float" office:value="15.5325848201194" calcext:value-type="float">
            <text:p>15.5325848201194</text:p>
          </table:table-cell>
          <table:table-cell/>
          <table:table-cell table:style-name="ce47" table:number-columns-repeated="4"/>
          <table:table-cell table:style-name="ce63" table:formula="of:=ABS(([.L25]/[.K14])*100)" office:value-type="float" office:value="15.3949460928606" calcext:value-type="float">
            <text:p>15.3949460928606</text:p>
          </table:table-cell>
          <table:table-cell/>
          <table:table-cell table:style-name="ce47" table:number-columns-repeated="4"/>
          <table:table-cell table:style-name="ce63" table:formula="of:=ABS(([.R25]/[.Q14])*100)" office:value-type="float" office:value="1.09745294286628" calcext:value-type="float">
            <text:p>1.09745294286628</text:p>
          </table:table-cell>
          <table:table-cell table:number-columns-repeated="5"/>
          <table:table-cell table:style-name="ce47" table:number-columns-repeated="4"/>
          <table:table-cell table:style-name="ce63" table:formula="of:=ABS(([.AB25]/[.AA14])*100)" office:value-type="float" office:value="15.1713997699097" calcext:value-type="float">
            <text:p>15.1713997699097</text:p>
          </table:table-cell>
          <table:table-cell/>
          <table:table-cell table:style-name="ce47" table:number-columns-repeated="4"/>
          <table:table-cell table:style-name="ce63" table:formula="of:=ABS(([.AH25]/[.AG14])*100)" office:value-type="float" office:value="11.1814852827159" calcext:value-type="float">
            <text:p>11.1814852827159</text:p>
          </table:table-cell>
          <table:table-cell table:number-columns-repeated="990"/>
        </table:table-row>
        <table:table-row table:style-name="ro1">
          <table:table-cell/>
          <table:table-cell table:style-name="ce48" office:value-type="float" office:value="-2.73833079" calcext:value-type="float">
            <text:p>-2.73833079</text:p>
          </table:table-cell>
          <table:table-cell table:style-name="ce48" office:value-type="float" office:value="5.56299061" calcext:value-type="float">
            <text:p>5.56299061</text:p>
          </table:table-cell>
          <table:table-cell table:style-name="ce48" office:value-type="float" office:value="47.21143046" calcext:value-type="float">
            <text:p>47.21143046</text:p>
          </table:table-cell>
          <table:table-cell table:style-name="ce48" office:value-type="float" office:value="22.3696569" calcext:value-type="float">
            <text:p>22.3696569</text:p>
          </table:table-cell>
          <table:table-cell table:style-name="ce83" office:value-type="float" office:value="-1.7984049" calcext:value-type="float">
            <text:p>-1.7984049</text:p>
          </table:table-cell>
          <table:table-cell table:style-name="ce48"/>
          <table:table-cell table:style-name="ce48" office:value-type="string" calcext:value-type="string">
            <text:p>-7.80715439,</text:p>
          </table:table-cell>
          <table:table-cell table:style-name="ce48" office:value-type="string" calcext:value-type="string">
            <text:p>3.19954892,</text:p>
          </table:table-cell>
          <table:table-cell table:style-name="ce48" office:value-type="string" calcext:value-type="string">
            <text:p>40.49284535,</text:p>
          </table:table-cell>
          <table:table-cell table:style-name="ce48" office:value-type="string" calcext:value-type="string">
            <text:p>20.11495033,</text:p>
          </table:table-cell>
          <table:table-cell table:style-name="ce83" office:value-type="string" calcext:value-type="string">
            <text:p>0.08213203,</text:p>
          </table:table-cell>
          <table:table-cell table:style-name="ce48"/>
          <table:table-cell table:style-name="ce48" office:value-type="float" office:value="28.56462182" calcext:value-type="float">
            <text:p>28.56462182</text:p>
          </table:table-cell>
          <table:table-cell table:style-name="ce48" office:value-type="float" office:value="1.3537654" calcext:value-type="float">
            <text:p>1.3537654</text:p>
          </table:table-cell>
          <table:table-cell table:style-name="ce48" office:value-type="float" office:value="46.93125601" calcext:value-type="float">
            <text:p>46.93125601</text:p>
          </table:table-cell>
          <table:table-cell table:style-name="ce48" office:value-type="float" office:value="29.68422634" calcext:value-type="float">
            <text:p>29.68422634</text:p>
          </table:table-cell>
          <table:table-cell office:value-type="float" office:value="-15.33303016" calcext:value-type="float">
            <text:p>-15.33303016</text:p>
          </table:table-cell>
          <table:table-cell table:style-name="ce124" office:value-type="string" calcext:value-type="string">
            <text:p>to test</text:p>
          </table:table-cell>
          <table:table-cell table:style-name="ce48" table:number-columns-repeated="3"/>
          <table:table-cell/>
          <table:table-cell table:style-name="ce48" office:value-type="float" office:value="28.56462182" calcext:value-type="float">
            <text:p>28.56462182</text:p>
          </table:table-cell>
          <table:table-cell table:style-name="ce48" office:value-type="float" office:value="1.3537654" calcext:value-type="float">
            <text:p>1.3537654</text:p>
          </table:table-cell>
          <table:table-cell table:style-name="ce48" office:value-type="float" office:value="46.93125601" calcext:value-type="float">
            <text:p>46.93125601</text:p>
          </table:table-cell>
          <table:table-cell table:style-name="ce48" office:value-type="float" office:value="29.68422634" calcext:value-type="float">
            <text:p>29.68422634</text:p>
          </table:table-cell>
          <table:table-cell office:value-type="float" office:value="-15.33303016" calcext:value-type="float">
            <text:p>-15.33303016</text:p>
          </table:table-cell>
          <table:table-cell table:style-name="ce48"/>
          <table:table-cell table:style-name="ce48" office:value-type="float" office:value="28.56462182" calcext:value-type="float">
            <text:p>28.56462182</text:p>
          </table:table-cell>
          <table:table-cell table:style-name="ce48" office:value-type="float" office:value="1.3537654" calcext:value-type="float">
            <text:p>1.3537654</text:p>
          </table:table-cell>
          <table:table-cell table:style-name="ce48" office:value-type="float" office:value="46.93125601" calcext:value-type="float">
            <text:p>46.93125601</text:p>
          </table:table-cell>
          <table:table-cell table:style-name="ce48" office:value-type="float" office:value="29.68422634" calcext:value-type="float">
            <text:p>29.68422634</text:p>
          </table:table-cell>
          <table:table-cell office:value-type="float" office:value="-15.33303016" calcext:value-type="float">
            <text:p>-15.33303016</text:p>
          </table:table-cell>
          <table:table-cell table:style-name="ce48" table:number-columns-repeated="990"/>
        </table:table-row>
        <table:table-row table:style-name="ro1">
          <table:table-cell/>
          <table:table-cell table:style-name="ce48"/>
          <table:table-cell table:style-name="ce48" office:value-type="float" office:value="0.9516884" calcext:value-type="float">
            <text:p>0.9516884</text:p>
          </table:table-cell>
          <table:table-cell table:style-name="ce48" office:value-type="float" office:value="0.67197326" calcext:value-type="float">
            <text:p>0.67197326</text:p>
          </table:table-cell>
          <table:table-cell table:style-name="ce48"/>
          <table:table-cell table:style-name="ce65"/>
          <table:table-cell table:number-columns-repeated="2"/>
          <table:table-cell office:value-type="string" calcext:value-type="string">
            <text:p>4.18137072,</text:p>
          </table:table-cell>
          <table:table-cell office:value-type="string" calcext:value-type="string">
            <text:p>0.63218051,</text:p>
          </table:table-cell>
          <table:table-cell table:number-columns-repeated="4"/>
          <table:table-cell office:value-type="float" office:value="16.24096934" calcext:value-type="float">
            <text:p>16.24096934</text:p>
          </table:table-cell>
          <table:table-cell office:value-type="float" office:value="0.99859183" calcext:value-type="float">
            <text:p>0.99859183</text:p>
          </table:table-cell>
          <table:table-cell table:number-columns-repeated="8"/>
          <table:table-cell office:value-type="float" office:value="16.24096934" calcext:value-type="float">
            <text:p>16.24096934</text:p>
          </table:table-cell>
          <table:table-cell office:value-type="float" office:value="0.99859183" calcext:value-type="float">
            <text:p>0.99859183</text:p>
          </table:table-cell>
          <table:table-cell table:number-columns-repeated="4"/>
          <table:table-cell office:value-type="float" office:value="16.24096934" calcext:value-type="float">
            <text:p>16.24096934</text:p>
          </table:table-cell>
          <table:table-cell office:value-type="float" office:value="0.99859183" calcext:value-type="float">
            <text:p>0.998591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 table:number-columns-repeated="5"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 table:number-columns-repeated="990"/>
        </table:table-row>
        <table:table-row table:style-name="ro1">
          <table:table-cell table:style-name="ce48"/>
          <table:table-cell/>
          <table:table-cell office:value-type="string" calcext:value-type="string">
            <text:p>c s exp</text:p>
          </table:table-cell>
          <table:table-cell office:value-type="string" calcext:value-type="string">
            <text:p>set dist</text:p>
          </table:table-cell>
          <table:table-cell table:number-columns-repeated="4"/>
          <table:table-cell office:value-type="string" calcext:value-type="string">
            <text:p>c s exp</text:p>
          </table:table-cell>
          <table:table-cell office:value-type="string" calcext:value-type="string">
            <text:p>set dist</text:p>
          </table:table-cell>
          <table:table-cell table:number-columns-repeated="4"/>
          <table:table-cell office:value-type="string" calcext:value-type="string">
            <text:p>c s exp</text:p>
          </table:table-cell>
          <table:table-cell office:value-type="string" calcext:value-type="string">
            <text:p>set dist</text:p>
          </table:table-cell>
          <table:table-cell table:number-columns-repeated="8"/>
          <table:table-cell office:value-type="string" calcext:value-type="string">
            <text:p>c s exp</text:p>
          </table:table-cell>
          <table:table-cell office:value-type="string" calcext:value-type="string">
            <text:p>set dist</text:p>
          </table:table-cell>
          <table:table-cell table:number-columns-repeated="4"/>
          <table:table-cell office:value-type="string" calcext:value-type="string">
            <text:p>c s exp</text:p>
          </table:table-cell>
          <table:table-cell office:value-type="string" calcext:value-type="string">
            <text:p>set dist</text:p>
          </table:table-cell>
          <table:table-cell table:number-columns-repeated="99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ted on all 5 occ orb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uto_co_opt</text:p>
          </table:table-cell>
          <table:table-cell table:number-columns-repeated="1022"/>
        </table:table-row>
        <table:table-row table:style-name="ro1">
          <table:table-cell/>
          <table:table-cell table:style-name="ce39" office:value-type="string" calcext:value-type="string">
            <text:p>C*-O</text:p>
          </table:table-cell>
          <table:table-cell table:style-name="ce38" table:number-columns-repeated="4"/>
          <table:table-cell table:number-columns-repeated="1018"/>
        </table:table-row>
        <table:table-row table:style-name="ro1">
          <table:table-cell/>
          <table:table-cell table:style-name="ce39" office:value-type="string" calcext:value-type="string">
            <text:p>Methanol</text:p>
          </table:table-cell>
          <table:table-cell table:style-name="ce38" table:number-columns-repeated="3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2.146" calcext:value-type="float">
            <text:p>-12.146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114.9350531276" calcext:value-type="float">
            <text:p>-114.9350531276</text:p>
          </table:table-cell>
          <table:table-cell table:style-name="ce38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114.5181158966" calcext:value-type="float">
            <text:p>-114.5181158966</text:p>
          </table:table-cell>
          <table:table-cell table:style-name="ce38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 table:number-columns-repeated="2"/>
          <table:table-cell table:style-name="ce39" table:formula="of:=[.D39]-[.D38]" office:value-type="float" office:value="0.416937231000006" calcext:value-type="float">
            <text:p>0.416937231000006</text:p>
          </table:table-cell>
          <table:table-cell table:style-name="ce39" table:formula="of:=[.D40]*conv" office:value-type="float" office:value="11.3454393051065" calcext:value-type="float">
            <text:p>11.3454393051065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09122361903688" calcext:value-type="float">
            <text:p>0.309122361903688</text:p>
          </table:table-cell>
          <table:table-cell table:style-name="ce39" table:formula="of:=[.D41]*conv" office:value-type="float" office:value="8.41164744730941" calcext:value-type="float">
            <text:p>8.41164744730941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114.5750463113" calcext:value-type="float">
            <text:p>-114.5750463113</text:p>
          </table:table-cell>
          <table:table-cell table:style-name="ce38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 table:number-columns-repeated="2"/>
          <table:table-cell table:style-name="ce38" table:formula="of:=[.D42]-[.D38]" office:value-type="float" office:value="0.3600068163" calcext:value-type="float">
            <text:p>0.3600068163</text:p>
          </table:table-cell>
          <table:table-cell table:style-name="ce38" table:formula="of:=[.D43]*conv" office:value-type="float" office:value="9.79628390096018" calcext:value-type="float">
            <text:p>9.79628390096018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55" table:number-columns-repeated="5"/>
          <table:table-cell table:number-columns-repeated="1018"/>
        </table:table-row>
        <table:table-row table:style-name="ro1">
          <table:table-cell/>
          <table:table-cell table:style-name="ce68" office:value-type="string" calcext:value-type="string">
            <text:p>Methanol</text:p>
          </table:table-cell>
          <table:table-cell table:style-name="ce47" table:number-columns-repeated="3"/>
          <table:table-cell table:style-name="ce55"/>
          <table:table-cell table:number-columns-repeated="1018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674" calcext:value-type="float">
            <text:p>-12.674</text:p>
          </table:table-cell>
          <table:table-cell table:style-name="ce70" table:formula="of:=[.E37]-[.E46]" office:value-type="float" office:value="0.527999999999999" calcext:value-type="float">
            <text:p>0.527999999999999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75.869608874" calcext:value-type="float">
            <text:p>-75.869608874</text:p>
          </table:table-cell>
          <table:table-cell table:style-name="ce47"/>
          <table:table-cell table:style-name="ce63" table:formula="of:=ABS(([.F46]/[.E37])*100)" office:value-type="float" office:value="4.34711015972335" calcext:value-type="float">
            <text:p>4.34711015972335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75.6778571524" calcext:value-type="float">
            <text:p>-75.6778571524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68" table:formula="of:=[.D48]-[.D47]" office:value-type="float" office:value="0.191751721599999" calcext:value-type="float">
            <text:p>0.191751721599999</text:p>
          </table:table-cell>
          <table:table-cell table:style-name="ce68" table:formula="of:=[.D49]*conv" office:value-type="float" office:value="5.21782982499454" calcext:value-type="float">
            <text:p>5.21782982499454</text:p>
          </table:table-cell>
          <table:table-cell table:style-name="ce70" table:formula="of:=[.E40]-[.E49]" office:value-type="float" office:value="6.12760948011194" calcext:value-type="float">
            <text:p>6.12760948011194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49]/[.E40])*100)" office:value-type="float" office:value="54.0094509813645" calcext:value-type="float">
            <text:p>54.0094509813645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D51]*conv" office:value-type="float" office:value="0" calcext:value-type="float">
            <text:p>0</text:p>
          </table:table-cell>
          <table:table-cell table:style-name="ce71" table:formula="of:=[.E41]-[.E51]" office:value-type="float" office:value="8.41164744730941" calcext:value-type="float">
            <text:p>8.41164744730941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51]/[.E41])*100)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75.4530343152" calcext:value-type="float">
            <text:p>-75.4530343152</text:p>
          </table:table-cell>
          <table:table-cell table:style-name="ce47"/>
          <table:table-cell table:style-name="ce63"/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47" table:formula="of:=[.D53]-[.D47]" office:value-type="float" office:value="0.416574558799994" calcext:value-type="float">
            <text:p>0.416574558799994</text:p>
          </table:table-cell>
          <table:table-cell table:style-name="ce47" table:formula="of:=[.D54]*conv" office:value-type="float" office:value="11.3355704924245" calcext:value-type="float">
            <text:p>11.3355704924245</text:p>
          </table:table-cell>
          <table:table-cell table:style-name="ce70" table:formula="of:=[.E43]-[.E54]" office:value-type="float" office:value="-1.53928659146431" calcext:value-type="float">
            <text:p>-1.53928659146431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4"/>
          <table:table-cell table:style-name="ce63" table:formula="of:=ABS(([.F54]/[.E43])*100)" office:value-type="float" office:value="15.7129642936689" calcext:value-type="float">
            <text:p>15.7129642936689</text:p>
          </table:table-cell>
          <table:table-cell table:number-columns-repeated="1018"/>
        </table:table-row>
        <table:table-row table:style-name="ro1">
          <table:table-cell table:style-name="ce48"/>
          <table:table-cell table:style-name="ce48" office:value-type="float" office:value="-15.09308781" calcext:value-type="float">
            <text:p>-15.09308781</text:p>
          </table:table-cell>
          <table:table-cell table:style-name="ce48" office:value-type="float" office:value="19.55711494" calcext:value-type="float">
            <text:p>19.55711494</text:p>
          </table:table-cell>
          <table:table-cell table:style-name="ce48" office:value-type="float" office:value="20.47837133" calcext:value-type="float">
            <text:p>20.47837133</text:p>
          </table:table-cell>
          <table:table-cell table:style-name="ce48" office:value-type="float" office:value="49.67768662" calcext:value-type="float">
            <text:p>49.67768662</text:p>
          </table:table-cell>
          <table:table-cell office:value-type="float" office:value="-2.6399993" calcext:value-type="float">
            <text:p>-2.6399993</text:p>
          </table:table-cell>
          <table:table-cell table:style-name="ce48" table:number-columns-repeated="16"/>
          <table:table-cell/>
          <table:table-cell table:style-name="ce48" table:number-columns-repeated="1001"/>
        </table:table-row>
        <table:table-row table:style-name="ro1">
          <table:table-cell table:number-columns-repeated="2"/>
          <table:table-cell office:value-type="float" office:value="31.85445885" calcext:value-type="float">
            <text:p>31.85445885</text:p>
          </table:table-cell>
          <table:table-cell office:value-type="float" office:value="0.99988131" calcext:value-type="float">
            <text:p>0.999881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 s exp</text:p>
          </table:table-cell>
          <table:table-cell office:value-type="string" calcext:value-type="string">
            <text:p>set dist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ted on all 5 occ orbs with d func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opted on all 5 occ orbs with d func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uto_co_d_opt</text:p>
          </table:table-cell>
          <table:table-cell table:number-columns-repeated="5"/>
          <table:table-cell office:value-type="string" calcext:value-type="string">
            <text:p>auto_co_d_opt</text:p>
          </table:table-cell>
          <table:table-cell/>
          <table:table-cell office:value-type="string" calcext:value-type="string">
            <text:p>mistake in input, double s</text:p>
          </table:table-cell>
          <table:table-cell table:number-columns-repeated="1014"/>
        </table:table-row>
        <table:table-row table:style-name="ro1">
          <table:table-cell/>
          <table:table-cell table:style-name="ce39" office:value-type="string" calcext:value-type="string">
            <text:p>C*-O</text:p>
          </table:table-cell>
          <table:table-cell table:style-name="ce38" table:number-columns-repeated="4"/>
          <table:table-cell/>
          <table:table-cell table:style-name="ce39" office:value-type="string" calcext:value-type="string">
            <text:p>C*-O</text:p>
          </table:table-cell>
          <table:table-cell table:style-name="ce38" table:number-columns-repeated="4"/>
          <table:table-cell table:number-columns-repeated="1012"/>
        </table:table-row>
        <table:table-row table:style-name="ro1">
          <table:table-cell/>
          <table:table-cell table:style-name="ce39" office:value-type="string" calcext:value-type="string">
            <text:p>Methanol</text:p>
          </table:table-cell>
          <table:table-cell table:style-name="ce38" table:number-columns-repeated="3"/>
          <table:table-cell table:style-name="ce51"/>
          <table:table-cell/>
          <table:table-cell table:style-name="ce39" office:value-type="string" calcext:value-type="string">
            <text:p>Methanol</text:p>
          </table:table-cell>
          <table:table-cell table:style-name="ce38" table:number-columns-repeated="3"/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2.146" calcext:value-type="float">
            <text:p>-12.146</text:p>
          </table:table-cell>
          <table:table-cell table:style-name="ce51"/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2.146" calcext:value-type="float">
            <text:p>-12.146</text:p>
          </table:table-cell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114.9350531276" calcext:value-type="float">
            <text:p>-114.9350531276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114.9350531276" calcext:value-type="float">
            <text:p>-114.9350531276</text:p>
          </table:table-cell>
          <table:table-cell table:style-name="ce38"/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114.5181158966" calcext:value-type="float">
            <text:p>-114.5181158966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114.5181158966" calcext:value-type="float">
            <text:p>-114.5181158966</text:p>
          </table:table-cell>
          <table:table-cell table:style-name="ce38"/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 table:number-columns-repeated="2"/>
          <table:table-cell table:style-name="ce39" table:formula="of:=[.D68]-[.D67]" office:value-type="float" office:value="0.416937231000006" calcext:value-type="float">
            <text:p>0.416937231000006</text:p>
          </table:table-cell>
          <table:table-cell table:style-name="ce39" table:formula="of:=[.D69]*conv" office:value-type="float" office:value="11.3454393051065" calcext:value-type="float">
            <text:p>11.3454393051065</text:p>
          </table:table-cell>
          <table:table-cell table:style-name="ce51"/>
          <table:table-cell/>
          <table:table-cell table:style-name="ce38" table:number-columns-repeated="2"/>
          <table:table-cell table:style-name="ce39" table:formula="of:=[.J68]-[.J67]" office:value-type="float" office:value="0.416937231000006" calcext:value-type="float">
            <text:p>0.416937231000006</text:p>
          </table:table-cell>
          <table:table-cell table:style-name="ce39" table:formula="of:=[.J69]*conv" office:value-type="float" office:value="11.3454393051065" calcext:value-type="float">
            <text:p>11.3454393051065</text:p>
          </table:table-cell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09122361903688" calcext:value-type="float">
            <text:p>0.309122361903688</text:p>
          </table:table-cell>
          <table:table-cell table:style-name="ce39" table:formula="of:=[.D70]*conv" office:value-type="float" office:value="8.41164744730941" calcext:value-type="float">
            <text:p>8.41164744730941</text:p>
          </table:table-cell>
          <table:table-cell table:style-name="ce51"/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09122361903688" calcext:value-type="float">
            <text:p>0.309122361903688</text:p>
          </table:table-cell>
          <table:table-cell table:style-name="ce39" table:formula="of:=[.J70]*conv" office:value-type="float" office:value="8.41164744730941" calcext:value-type="float">
            <text:p>8.41164744730941</text:p>
          </table:table-cell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114.5750463113" calcext:value-type="float">
            <text:p>-114.5750463113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114.5750463113" calcext:value-type="float">
            <text:p>-114.5750463113</text:p>
          </table:table-cell>
          <table:table-cell table:style-name="ce38"/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 table:number-columns-repeated="2"/>
          <table:table-cell table:style-name="ce38" table:formula="of:=[.D71]-[.D67]" office:value-type="float" office:value="0.3600068163" calcext:value-type="float">
            <text:p>0.3600068163</text:p>
          </table:table-cell>
          <table:table-cell table:style-name="ce38" table:formula="of:=[.D72]*conv" office:value-type="float" office:value="9.79628390096018" calcext:value-type="float">
            <text:p>9.79628390096018</text:p>
          </table:table-cell>
          <table:table-cell table:style-name="ce51"/>
          <table:table-cell/>
          <table:table-cell table:style-name="ce38" table:number-columns-repeated="2"/>
          <table:table-cell table:style-name="ce38" table:formula="of:=[.J71]-[.J67]" office:value-type="float" office:value="0.3600068163" calcext:value-type="float">
            <text:p>0.3600068163</text:p>
          </table:table-cell>
          <table:table-cell table:style-name="ce38" table:formula="of:=[.J72]*conv" office:value-type="float" office:value="9.79628390096018" calcext:value-type="float">
            <text:p>9.79628390096018</text:p>
          </table:table-cell>
          <table:table-cell table:style-name="ce51"/>
          <table:table-cell table:number-columns-repeated="1012"/>
        </table:table-row>
        <table:table-row table:style-name="ro1">
          <table:table-cell/>
          <table:table-cell table:style-name="ce55" table:number-columns-repeated="5"/>
          <table:table-cell/>
          <table:table-cell table:style-name="ce55" table:number-columns-repeated="5"/>
          <table:table-cell table:number-columns-repeated="1012"/>
        </table:table-row>
        <table:table-row table:style-name="ro1">
          <table:table-cell/>
          <table:table-cell table:style-name="ce68" office:value-type="string" calcext:value-type="string">
            <text:p>Methanol</text:p>
          </table:table-cell>
          <table:table-cell table:style-name="ce47" table:number-columns-repeated="3"/>
          <table:table-cell table:style-name="ce55"/>
          <table:table-cell/>
          <table:table-cell table:style-name="ce68" office:value-type="string" calcext:value-type="string">
            <text:p>Methanol</text:p>
          </table:table-cell>
          <table:table-cell table:style-name="ce47" table:number-columns-repeated="3"/>
          <table:table-cell table:style-name="ce55"/>
          <table:table-cell table:number-columns-repeated="1012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377" calcext:value-type="float">
            <text:p>-12.377</text:p>
          </table:table-cell>
          <table:table-cell table:style-name="ce70" table:formula="of:=[.E66]-[.E75]" office:value-type="float" office:value="0.231" calcext:value-type="float">
            <text:p>0.231</text:p>
          </table:table-cell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147" calcext:value-type="float">
            <text:p>-12.147</text:p>
          </table:table-cell>
          <table:table-cell table:style-name="ce70" table:formula="of:=[.K66]-[.K75]" office:value-type="float" office:value="0.000999999999999446" calcext:value-type="float">
            <text:p>0.000999999999999</text:p>
          </table:table-cell>
          <table:table-cell table:number-columns-repeated="1012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76.1391032662" calcext:value-type="float">
            <text:p>-76.1391032662</text:p>
          </table:table-cell>
          <table:table-cell table:style-name="ce47"/>
          <table:table-cell table:style-name="ce63" table:formula="of:=ABS(([.F75]/[.E66])*100)" office:value-type="float" office:value="1.90186069487897" calcext:value-type="float">
            <text:p>1.90186069487897</text:p>
          </table:table-cell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76.105532611" calcext:value-type="float">
            <text:p>-76.105532611</text:p>
          </table:table-cell>
          <table:table-cell table:style-name="ce47"/>
          <table:table-cell table:style-name="ce63" table:formula="of:=ABS(([.L75]/[.K66])*100)" office:value-type="float" office:value="0.00823316318128969" calcext:value-type="float">
            <text:p>0.00823316318129</text:p>
          </table:table-cell>
          <table:table-cell table:number-columns-repeated="1012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75.8060133405" calcext:value-type="float">
            <text:p>-75.8060133405</text:p>
          </table:table-cell>
          <table:table-cell table:style-name="ce47" table:number-columns-repeated="2"/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75.8731292254" calcext:value-type="float">
            <text:p>-75.8731292254</text:p>
          </table:table-cell>
          <table:table-cell table:style-name="ce47" table:number-columns-repeated="2"/>
          <table:table-cell table:number-columns-repeated="1012"/>
        </table:table-row>
        <table:table-row table:style-name="ro1">
          <table:table-cell/>
          <table:table-cell table:style-name="ce47" table:number-columns-repeated="2"/>
          <table:table-cell table:style-name="ce68" table:formula="of:=[.D77]-[.D76]" office:value-type="float" office:value="0.333089925699994" calcext:value-type="float">
            <text:p>0.333089925699994</text:p>
          </table:table-cell>
          <table:table-cell table:style-name="ce68" table:formula="of:=[.D78]*conv" office:value-type="float" office:value="9.06383804129897" calcext:value-type="float">
            <text:p>9.06383804129897</text:p>
          </table:table-cell>
          <table:table-cell table:style-name="ce70" table:formula="of:=[.E69]-[.E78]" office:value-type="float" office:value="2.2816012638075" calcext:value-type="float">
            <text:p>2.2816012638075</text:p>
          </table:table-cell>
          <table:table-cell/>
          <table:table-cell table:style-name="ce47" table:number-columns-repeated="2"/>
          <table:table-cell table:style-name="ce68" table:formula="of:=[.J77]-[.J76]" office:value-type="float" office:value="0.232403385599994" calcext:value-type="float">
            <text:p>0.232403385599994</text:p>
          </table:table-cell>
          <table:table-cell table:style-name="ce68" table:formula="of:=[.J78]*conv" office:value-type="float" office:value="6.32401788466321" calcext:value-type="float">
            <text:p>6.32401788466321</text:p>
          </table:table-cell>
          <table:table-cell table:style-name="ce70" table:formula="of:=[.K69]-[.K78]" office:value-type="float" office:value="5.02142142044327" calcext:value-type="float">
            <text:p>5.02142142044327</text:p>
          </table:table-cell>
          <table:table-cell table:number-columns-repeated="1012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78]/[.E69])*100)" office:value-type="float" office:value="20.1102945637422" calcext:value-type="float">
            <text:p>20.1102945637422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L78]/[.K69])*100)" office:value-type="float" office:value="44.2593828709936" calcext:value-type="float">
            <text:p>44.2593828709936</text:p>
          </table:table-cell>
          <table:table-cell table:number-columns-repeated="1012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D80]*conv" office:value-type="float" office:value="0" calcext:value-type="float">
            <text:p>0</text:p>
          </table:table-cell>
          <table:table-cell table:style-name="ce71" table:formula="of:=[.E70]-[.E80]" office:value-type="float" office:value="8.41164744730941" calcext:value-type="float">
            <text:p>8.41164744730941</text:p>
          </table:table-cell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J80]*conv" office:value-type="float" office:value="0" calcext:value-type="float">
            <text:p>0</text:p>
          </table:table-cell>
          <table:table-cell table:style-name="ce71" table:formula="of:=[.K70]-[.K80]" office:value-type="float" office:value="8.41164744730941" calcext:value-type="float">
            <text:p>8.41164744730941</text:p>
          </table:table-cell>
          <table:table-cell table:number-columns-repeated="1012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80]/[.E70])*100)" office:value-type="float" office:value="100" calcext:value-type="float">
            <text:p>100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L80]/[.K70])*100)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75.7093539571" calcext:value-type="float">
            <text:p>-75.7093539571</text:p>
          </table:table-cell>
          <table:table-cell table:style-name="ce47"/>
          <table:table-cell table:style-name="ce63"/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75.6939285416" calcext:value-type="float">
            <text:p>-75.6939285416</text:p>
          </table:table-cell>
          <table:table-cell table:style-name="ce47"/>
          <table:table-cell table:style-name="ce63"/>
          <table:table-cell table:number-columns-repeated="1012"/>
        </table:table-row>
        <table:table-row table:style-name="ro1">
          <table:table-cell/>
          <table:table-cell table:style-name="ce47" table:number-columns-repeated="2"/>
          <table:table-cell table:style-name="ce47" table:formula="of:=[.D82]-[.D76]" office:value-type="float" office:value="0.429749309099989" calcext:value-type="float">
            <text:p>0.429749309099989</text:p>
          </table:table-cell>
          <table:table-cell table:style-name="ce47" table:formula="of:=[.D83]*conv" office:value-type="float" office:value="11.6940736885292" calcext:value-type="float">
            <text:p>11.6940736885292</text:p>
          </table:table-cell>
          <table:table-cell table:style-name="ce70" table:formula="of:=[.E72]-[.E83]" office:value-type="float" office:value="-1.89778978756898" calcext:value-type="float">
            <text:p>-1.89778978756898</text:p>
          </table:table-cell>
          <table:table-cell/>
          <table:table-cell table:style-name="ce47" table:number-columns-repeated="2"/>
          <table:table-cell table:style-name="ce47" table:formula="of:=[.J82]-[.J76]" office:value-type="float" office:value="0.411604069399999" calcext:value-type="float">
            <text:p>0.411604069399999</text:p>
          </table:table-cell>
          <table:table-cell table:style-name="ce47" table:formula="of:=[.J83]*conv" office:value-type="float" office:value="11.2003165942081" calcext:value-type="float">
            <text:p>11.2003165942081</text:p>
          </table:table-cell>
          <table:table-cell table:style-name="ce70" table:formula="of:=[.K72]-[.K83]" office:value-type="float" office:value="-1.40403269324788" calcext:value-type="float">
            <text:p>-1.40403269324788</text:p>
          </table:table-cell>
          <table:table-cell table:number-columns-repeated="1012"/>
        </table:table-row>
        <table:table-row table:style-name="ro1">
          <table:table-cell/>
          <table:table-cell table:style-name="ce47" table:number-columns-repeated="4"/>
          <table:table-cell table:style-name="ce63" table:formula="of:=ABS(([.F83]/[.E72])*100)" office:value-type="float" office:value="19.3725478636136" calcext:value-type="float">
            <text:p>19.3725478636136</text:p>
          </table:table-cell>
          <table:table-cell/>
          <table:table-cell table:style-name="ce47" table:number-columns-repeated="4"/>
          <table:table-cell table:style-name="ce63" table:formula="of:=ABS(([.L83]/[.K72])*100)" office:value-type="float" office:value="14.3322989354185" calcext:value-type="float">
            <text:p>14.332298935418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-1.54131471" calcext:value-type="float">
            <text:p>-1.54131471</text:p>
          </table:table-cell>
          <table:table-cell office:value-type="float" office:value="0.27995356" calcext:value-type="float">
            <text:p>0.27995356</text:p>
          </table:table-cell>
          <table:table-cell office:value-type="float" office:value="47.59601136" calcext:value-type="float">
            <text:p>47.59601136</text:p>
          </table:table-cell>
          <table:table-cell office:value-type="float" office:value="18.63384418" calcext:value-type="float">
            <text:p>18.63384418</text:p>
          </table:table-cell>
          <table:table-cell office:value-type="float" office:value="-0.1160705" calcext:value-type="float">
            <text:p>-0.1160705</text:p>
          </table:table-cell>
          <table:table-cell/>
          <table:table-cell table:style-name="ce131" office:value-type="float" office:value="42.5980787" calcext:value-type="float">
            <text:p>4.26E+01</text:p>
          </table:table-cell>
          <table:table-cell table:style-name="ce131" office:value-type="float" office:value="44.456068" calcext:value-type="float">
            <text:p>4.45E+01</text:p>
          </table:table-cell>
          <table:table-cell table:style-name="ce131" office:value-type="float" office:value="48.8490525" calcext:value-type="float">
            <text:p>4.88E+01</text:p>
          </table:table-cell>
          <table:table-cell table:style-name="ce131" office:value-type="float" office:value="35.1467396" calcext:value-type="float">
            <text:p>3.51E+01</text:p>
          </table:table-cell>
          <table:table-cell table:style-name="ce131" office:value-type="float" office:value="-0.988273713" calcext:value-type="float">
            <text:p>-9.88E-01</text:p>
          </table:table-cell>
          <table:table-cell table:style-name="ce124" office:value-type="string" calcext:value-type="string">
            <text:p>to te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.92589037" calcext:value-type="float">
            <text:p>8.92589037</text:p>
          </table:table-cell>
          <table:table-cell office:value-type="float" office:value="-4.85715203" calcext:value-type="float">
            <text:p>-4.85715203</text:p>
          </table:table-cell>
          <table:table-cell office:value-type="float" office:value="9.95710149" calcext:value-type="float">
            <text:p>9.95710149</text:p>
          </table:table-cell>
          <table:table-cell office:value-type="float" office:value="0.99488914" calcext:value-type="float">
            <text:p>0.99488914</text:p>
          </table:table-cell>
          <table:table-cell table:number-columns-repeated="2"/>
          <table:table-cell table:style-name="ce131" office:value-type="float" office:value="0.001" calcext:value-type="float">
            <text:p>1.00E-03</text:p>
          </table:table-cell>
          <table:table-cell table:style-name="ce131" office:value-type="float" office:value="0.6" calcext:value-type="float">
            <text:p>6.00E-01</text:p>
          </table:table-cell>
          <table:table-cell table:style-name="ce131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 s exp</text:p>
          </table:table-cell>
          <table:table-cell office:value-type="string" calcext:value-type="string">
            <text:p>c d coeff</text:p>
          </table:table-cell>
          <table:table-cell office:value-type="string" calcext:value-type="string">
            <text:p>c d exp</text:p>
          </table:table-cell>
          <table:table-cell office:value-type="string" calcext:value-type="string">
            <text:p>set dist</text:p>
          </table:table-cell>
          <table:table-cell table:number-columns-repeated="2"/>
          <table:table-cell office:value-type="string" calcext:value-type="string">
            <text:p>c s exp</text:p>
          </table:table-cell>
          <table:table-cell office:value-type="string" calcext:value-type="string">
            <text:p>set dis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l5 occ, st, i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uto_co_st_opt</text:p>
          </table:table-cell>
          <table:table-cell table:number-columns-repeated="1022"/>
        </table:table-row>
        <table:table-row table:style-name="ro1">
          <table:table-cell/>
          <table:table-cell table:style-name="ce39" office:value-type="string" calcext:value-type="string">
            <text:p>C*-O</text:p>
          </table:table-cell>
          <table:table-cell table:style-name="ce38" table:number-columns-repeated="4"/>
          <table:table-cell table:number-columns-repeated="1018"/>
        </table:table-row>
        <table:table-row table:style-name="ro1">
          <table:table-cell/>
          <table:table-cell table:style-name="ce39" office:value-type="string" calcext:value-type="string">
            <text:p>Methanol</text:p>
          </table:table-cell>
          <table:table-cell table:style-name="ce38" table:number-columns-repeated="3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2.146" calcext:value-type="float">
            <text:p>-12.146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114.9350531276" calcext:value-type="float">
            <text:p>-114.9350531276</text:p>
          </table:table-cell>
          <table:table-cell table:style-name="ce38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114.5181158966" calcext:value-type="float">
            <text:p>-114.5181158966</text:p>
          </table:table-cell>
          <table:table-cell table:style-name="ce38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 table:number-columns-repeated="2"/>
          <table:table-cell table:style-name="ce39" table:formula="of:=[.D96]-[.D95]" office:value-type="float" office:value="0.416937231000006" calcext:value-type="float">
            <text:p>0.416937231000006</text:p>
          </table:table-cell>
          <table:table-cell table:style-name="ce39" table:formula="of:=[.D97]*conv" office:value-type="float" office:value="11.3454393051065" calcext:value-type="float">
            <text:p>11.3454393051065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09122361903688" calcext:value-type="float">
            <text:p>0.309122361903688</text:p>
          </table:table-cell>
          <table:table-cell table:style-name="ce39" table:formula="of:=[.D98]*conv" office:value-type="float" office:value="8.41164744730941" calcext:value-type="float">
            <text:p>8.41164744730941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114.5750463113" calcext:value-type="float">
            <text:p>-114.5750463113</text:p>
          </table:table-cell>
          <table:table-cell table:style-name="ce38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 table:number-columns-repeated="2"/>
          <table:table-cell table:style-name="ce38" table:formula="of:=[.D99]-[.D95]" office:value-type="float" office:value="0.3600068163" calcext:value-type="float">
            <text:p>0.3600068163</text:p>
          </table:table-cell>
          <table:table-cell table:style-name="ce38" table:formula="of:=[.D100]*conv" office:value-type="float" office:value="9.79628390096018" calcext:value-type="float">
            <text:p>9.79628390096018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55" table:number-columns-repeated="5"/>
          <table:table-cell table:number-columns-repeated="1018"/>
        </table:table-row>
        <table:table-row table:style-name="ro1">
          <table:table-cell/>
          <table:table-cell table:style-name="ce68" office:value-type="string" calcext:value-type="string">
            <text:p>Methanol</text:p>
          </table:table-cell>
          <table:table-cell table:style-name="ce47" table:number-columns-repeated="3"/>
          <table:table-cell table:style-name="ce55"/>
          <table:table-cell table:number-columns-repeated="1018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4212" calcext:value-type="float">
            <text:p>-12.4212</text:p>
          </table:table-cell>
          <table:table-cell table:style-name="ce70" table:formula="of:=[.E94]-[.E103]" office:value-type="float" office:value="0.2752" calcext:value-type="float">
            <text:p>0.2752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76.12328782068" calcext:value-type="float">
            <text:p>-76.12328782068</text:p>
          </table:table-cell>
          <table:table-cell table:style-name="ce47"/>
          <table:table-cell table:style-name="ce63" table:formula="of:=ABS(([.F103]/[.E94])*100)" office:value-type="float" office:value="2.26576650749218" calcext:value-type="float">
            <text:p>2.26576650749218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75.85651459478" calcext:value-type="float">
            <text:p>-75.85651459478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68" table:formula="of:=[.D105]-[.D104]" office:value-type="float" office:value="0.26677322590001" calcext:value-type="float">
            <text:p>0.26677322590001</text:p>
          </table:table-cell>
          <table:table-cell table:style-name="ce68" table:formula="of:=[.D106]*conv" office:value-type="float" office:value="7.25926882427054" calcext:value-type="float">
            <text:p>7.25926882427054</text:p>
          </table:table-cell>
          <table:table-cell table:style-name="ce70" table:formula="of:=[.E97]-[.E106]" office:value-type="float" office:value="4.08617048083593" calcext:value-type="float">
            <text:p>4.08617048083593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106]/[.E97])*100)" office:value-type="float" office:value="36.015974092751" calcext:value-type="float">
            <text:p>36.015974092751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D108]*conv" office:value-type="float" office:value="0" calcext:value-type="float">
            <text:p>0</text:p>
          </table:table-cell>
          <table:table-cell table:style-name="ce71" table:formula="of:=[.E98]-[.E108]" office:value-type="float" office:value="8.41164744730941" calcext:value-type="float">
            <text:p>8.41164744730941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108]/[.E98])*100)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75.76311718371" calcext:value-type="float">
            <text:p>-75.76311718371</text:p>
          </table:table-cell>
          <table:table-cell table:style-name="ce47"/>
          <table:table-cell table:style-name="ce63"/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47" table:formula="of:=[.D110]-[.D104]" office:value-type="float" office:value="0.360170636970011" calcext:value-type="float">
            <text:p>0.360170636970011</text:p>
          </table:table-cell>
          <table:table-cell table:style-name="ce47" table:formula="of:=[.D111]*conv" office:value-type="float" office:value="9.80074168820089" calcext:value-type="float">
            <text:p>9.80074168820089</text:p>
          </table:table-cell>
          <table:table-cell table:style-name="ce70" table:formula="of:=[.E100]-[.E111]" office:value-type="float" office:value="-0.00445778724071033" calcext:value-type="float">
            <text:p>-0.00445778724071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4"/>
          <table:table-cell table:style-name="ce63" table:formula="of:=ABS(([.F111]/[.E100])*100)" office:value-type="float" office:value="0.0455048800726713" calcext:value-type="float">
            <text:p>0.0455048800726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-1.28670809" calcext:value-type="float">
            <text:p>-1.28670809</text:p>
          </table:table-cell>
          <table:table-cell office:value-type="float" office:value="0.20254294" calcext:value-type="float">
            <text:p>0.20254294</text:p>
          </table:table-cell>
          <table:table-cell office:value-type="float" office:value="48.28522293" calcext:value-type="float">
            <text:p>48.28522293</text:p>
          </table:table-cell>
          <table:table-cell office:value-type="float" office:value="8.26698523" calcext:value-type="float">
            <text:p>8.26698523</text:p>
          </table:table-cell>
          <table:table-cell table:style-name="ce130" office:value-type="float" office:value="-43.1647309" calcext:value-type="float">
            <text:p>-43.1647309</text:p>
          </table:table-cell>
          <table:table-cell table:number-columns-repeated="1018"/>
        </table:table-row>
        <table:table-row table:style-name="ro1">
          <table:table-cell/>
          <table:table-cell table:style-name="ce130" office:value-type="float" office:value="28.73575945" calcext:value-type="float">
            <text:p>28.73575945</text:p>
          </table:table-cell>
          <table:table-cell office:value-type="float" office:value="-7.58266976" calcext:value-type="float">
            <text:p>-7.58266976</text:p>
          </table:table-cell>
          <table:table-cell office:value-type="float" office:value="45.67106771" calcext:value-type="float">
            <text:p>45.67106771</text:p>
          </table:table-cell>
          <table:table-cell office:value-type="float" office:value="0.60197653" calcext:value-type="float">
            <text:p>0.6019765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 exp</text:p>
          </table:table-cell>
          <table:table-cell office:value-type="string" calcext:value-type="string">
            <text:p>c s coeff</text:p>
          </table:table-cell>
          <table:table-cell office:value-type="string" calcext:value-type="string">
            <text:p>c s exp</text:p>
          </table:table-cell>
          <table:table-cell office:value-type="string" calcext:value-type="string">
            <text:p>set dist</text:p>
          </table:table-cell>
          <table:table-cell table:number-columns-repeated="1019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_sp3_pots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1022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 table:number-columns-repeated="1018"/>
        </table:table-row>
        <table:table-row table:style-name="ro1"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3.284" calcext:value-type="float">
            <text:p>-13.284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9.1525771133" calcext:value-type="float">
            <text:p>-79.1525771133</text:p>
          </table:table-cell>
          <table:table-cell table:style-name="ce38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8.7510146256" calcext:value-type="float">
            <text:p>-78.7510146256</text:p>
          </table:table-cell>
          <table:table-cell table:style-name="ce38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 table:number-columns-repeated="2"/>
          <table:table-cell table:style-name="ce39" table:formula="of:=[.D7]-[.D6]" office:value-type="float" office:value="0.401562487699991" calcext:value-type="float">
            <text:p>0.401562487699991</text:p>
          </table:table-cell>
          <table:table-cell table:style-name="ce39" table:formula="of:=[.D8]*conv" office:value-type="float" office:value="10.927071253581" calcext:value-type="float">
            <text:p>10.927071253581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78210651247436" calcext:value-type="float">
            <text:p>0.378210651247436</text:p>
          </table:table-cell>
          <table:table-cell table:style-name="ce39" table:formula="of:=[.D9]*conv" office:value-type="float" office:value="10.2916354530894" calcext:value-type="float">
            <text:p>10.2916354530894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8.7060607" calcext:value-type="float">
            <text:p>-78.7060607</text:p>
          </table:table-cell>
          <table:table-cell table:style-name="ce38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 table:number-columns-repeated="2"/>
          <table:table-cell table:style-name="ce38" table:formula="of:=[.D10]-[.D6]" office:value-type="float" office:value="0.446516413300003" calcext:value-type="float">
            <text:p>0.446516413300003</text:p>
          </table:table-cell>
          <table:table-cell table:style-name="ce38" table:formula="of:=[.D11]*conv" office:value-type="float" office:value="12.1503298078673" calcext:value-type="float">
            <text:p>12.1503298078673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55" table:number-columns-repeated="5"/>
          <table:table-cell table:number-columns-repeated="1018"/>
        </table:table-row>
        <table:table-row table:style-name="ro1">
          <table:table-cell/>
          <table:table-cell table:style-name="ce68" office:value-type="string" calcext:value-type="string">
            <text:p>Ethane</text:p>
          </table:table-cell>
          <table:table-cell table:style-name="ce47" office:value-type="string" calcext:value-type="string">
            <text:p><text:s/>(eclipsed)</text:p>
          </table:table-cell>
          <table:table-cell table:style-name="ce47" table:number-columns-repeated="2"/>
          <table:table-cell table:style-name="ce55"/>
          <table:table-cell table:number-columns-repeated="1018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3.911" calcext:value-type="float">
            <text:p>-13.911</text:p>
          </table:table-cell>
          <table:table-cell table:style-name="ce70" table:formula="of:=[.E5]-[.E14]" office:value-type="float" office:value="0.626999999999999" calcext:value-type="float">
            <text:p>0.626999999999999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40.3115575671" calcext:value-type="float">
            <text:p>-40.3115575671</text:p>
          </table:table-cell>
          <table:table-cell table:style-name="ce47"/>
          <table:table-cell table:style-name="ce63" table:formula="of:=ABS(([.F14]/[.E5])*100)" office:value-type="float" office:value="4.71996386630532" calcext:value-type="float">
            <text:p>4.71996386630532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39.9289467352" calcext:value-type="float">
            <text:p>-39.9289467352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68" table:formula="of:=[.D16]-[.D15]" office:value-type="float" office:value="0.382610831900003" calcext:value-type="float">
            <text:p>0.382610831900003</text:p>
          </table:table-cell>
          <table:table-cell table:style-name="ce68" table:formula="of:=[.D17]*conv" office:value-type="float" office:value="10.4113704606958" calcext:value-type="float">
            <text:p>10.4113704606958</text:p>
          </table:table-cell>
          <table:table-cell table:style-name="ce70" table:formula="of:=[.E8]-[.E17]" office:value-type="float" office:value="0.515700792885129" calcext:value-type="float">
            <text:p>0.515700792885129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17]/[.E8])*100)" office:value-type="float" office:value="4.71947863171594" calcext:value-type="float">
            <text:p>4.71947863171594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 office:value-type="float" office:value="0.392906656579651" calcext:value-type="float">
            <text:p>0.392906656579651</text:p>
          </table:table-cell>
          <table:table-cell table:style-name="ce68" table:formula="of:=[.D19]*conv" office:value-type="float" office:value="10.6915341047983" calcext:value-type="float">
            <text:p>10.6915341047983</text:p>
          </table:table-cell>
          <table:table-cell table:style-name="ce71" table:formula="of:=[.E9]-[.E19]" office:value-type="float" office:value="-0.399898651708952" calcext:value-type="float">
            <text:p>-0.399898651708952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19]/[.E9])*100)" office:value-type="float" office:value="3.88566670022216" calcext:value-type="float">
            <text:p>3.88566670022216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39.8527218826" calcext:value-type="float">
            <text:p>-39.8527218826</text:p>
          </table:table-cell>
          <table:table-cell table:style-name="ce47"/>
          <table:table-cell table:style-name="ce63"/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47" table:formula="of:=[.D21]-[.D15]" office:value-type="float" office:value="0.458835684500002" calcext:value-type="float">
            <text:p>0.458835684500002</text:p>
          </table:table-cell>
          <table:table-cell table:style-name="ce47" table:formula="of:=[.D22]*conv" office:value-type="float" office:value="12.4855542332503" calcext:value-type="float">
            <text:p>12.4855542332503</text:p>
          </table:table-cell>
          <table:table-cell table:style-name="ce70" table:formula="of:=[.E11]-[.E22]" office:value-type="float" office:value="-0.335224425382952" calcext:value-type="float">
            <text:p>-0.335224425382952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4"/>
          <table:table-cell table:style-name="ce63" table:formula="of:=ABS(([.F22]/[.E11])*100)" office:value-type="float" office:value="2.75897387711974" calcext:value-type="float">
            <text:p>2.75897387711974</text:p>
          </table:table-cell>
          <table:table-cell table:number-columns-repeated="1018"/>
        </table:table-row>
        <table:table-row table:style-name="ro1">
          <table:table-cell table:style-name="ce48" table:number-columns-repeated="5"/>
          <table:table-cell table:style-name="ce65"/>
          <table:table-cell table:style-name="ce48" table:number-columns-repeated="1018"/>
        </table:table-row>
        <table:table-row table:style-name="ro1" table:number-rows-repeated="4">
          <table:table-cell table:number-columns-repeated="6"/>
          <table:table-cell table:style-name="ce48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utodopt_rn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48" table:number-columns-repeated="7"/>
          <table:table-cell table:number-columns-repeated="1011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 table:style-name="ce48"/>
          <table:table-cell table:style-name="ce77"/>
          <table:table-cell table:style-name="ce48" table:number-columns-repeated="5"/>
          <table:table-cell table:number-columns-repeated="1011"/>
        </table:table-row>
        <table:table-row table:style-name="ro1"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  <table:table-cell table:style-name="ce48"/>
          <table:table-cell table:style-name="ce77"/>
          <table:table-cell table:style-name="ce48" table:number-columns-repeated="3"/>
          <table:table-cell table:style-name="ce78"/>
          <table:table-cell table:style-name="ce48"/>
          <table:table-cell table:number-columns-repeated="1011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3.284" calcext:value-type="float">
            <text:p>-13.284</text:p>
          </table:table-cell>
          <table:table-cell table:style-name="ce51"/>
          <table:table-cell table:style-name="ce48" table:number-columns-repeated="2"/>
          <table:table-cell table:style-name="ce78"/>
          <table:table-cell table:style-name="ce48" table:number-columns-repeated="2"/>
          <table:table-cell table:style-name="ce78"/>
          <table:table-cell table:style-name="ce48"/>
          <table:table-cell table:number-columns-repeated="1011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9.1525771133" calcext:value-type="float">
            <text:p>-79.1525771133</text:p>
          </table:table-cell>
          <table:table-cell table:style-name="ce38"/>
          <table:table-cell table:style-name="ce51"/>
          <table:table-cell table:style-name="ce48" table:number-columns-repeated="5"/>
          <table:table-cell table:style-name="ce78"/>
          <table:table-cell table:style-name="ce48"/>
          <table:table-cell table:number-columns-repeated="1011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8.7510146256" calcext:value-type="float">
            <text:p>-78.7510146256</text:p>
          </table:table-cell>
          <table:table-cell table:style-name="ce38"/>
          <table:table-cell table:style-name="ce51"/>
          <table:table-cell table:style-name="ce48" table:number-columns-repeated="2"/>
          <table:table-cell table:style-name="ce78"/>
          <table:table-cell table:style-name="ce48" table:number-columns-repeated="2"/>
          <table:table-cell table:style-name="ce78"/>
          <table:table-cell table:style-name="ce48"/>
          <table:table-cell table:number-columns-repeated="1011"/>
        </table:table-row>
        <table:table-row table:style-name="ro1">
          <table:table-cell/>
          <table:table-cell table:style-name="ce38" table:number-columns-repeated="2"/>
          <table:table-cell table:style-name="ce39" table:formula="of:=[.D34]-[.D33]" office:value-type="float" office:value="0.401562487699991" calcext:value-type="float">
            <text:p>0.401562487699991</text:p>
          </table:table-cell>
          <table:table-cell table:style-name="ce39" table:formula="of:=[.D35]*conv" office:value-type="float" office:value="10.927071253581" calcext:value-type="float">
            <text:p>10.927071253581</text:p>
          </table:table-cell>
          <table:table-cell table:style-name="ce51"/>
          <table:table-cell table:style-name="ce48" table:number-columns-repeated="3"/>
          <table:table-cell table:style-name="ce77" table:number-columns-repeated="2"/>
          <table:table-cell table:style-name="ce78"/>
          <table:table-cell table:style-name="ce48"/>
          <table:table-cell table:number-columns-repeated="1011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78210651247436" calcext:value-type="float">
            <text:p>0.378210651247436</text:p>
          </table:table-cell>
          <table:table-cell table:style-name="ce39" table:formula="of:=[.D36]*conv" office:value-type="float" office:value="10.2916354530894" calcext:value-type="float">
            <text:p>10.2916354530894</text:p>
          </table:table-cell>
          <table:table-cell table:style-name="ce51"/>
          <table:table-cell table:style-name="ce48" table:number-columns-repeated="3"/>
          <table:table-cell table:style-name="ce77" table:number-columns-repeated="2"/>
          <table:table-cell table:style-name="ce78"/>
          <table:table-cell table:style-name="ce48"/>
          <table:table-cell table:number-columns-repeated="1011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8.7060607" calcext:value-type="float">
            <text:p>-78.7060607</text:p>
          </table:table-cell>
          <table:table-cell table:style-name="ce38"/>
          <table:table-cell table:style-name="ce51"/>
          <table:table-cell table:style-name="ce48" table:number-columns-repeated="5"/>
          <table:table-cell table:style-name="ce78"/>
          <table:table-cell table:style-name="ce48"/>
          <table:table-cell table:number-columns-repeated="1011"/>
        </table:table-row>
        <table:table-row table:style-name="ro1">
          <table:table-cell/>
          <table:table-cell table:style-name="ce38" table:number-columns-repeated="2"/>
          <table:table-cell table:style-name="ce38" table:formula="of:=[.D37]-[.D33]" office:value-type="float" office:value="0.446516413300003" calcext:value-type="float">
            <text:p>0.446516413300003</text:p>
          </table:table-cell>
          <table:table-cell table:style-name="ce38" table:formula="of:=[.D38]*conv" office:value-type="float" office:value="12.1503298078673" calcext:value-type="float">
            <text:p>12.1503298078673</text:p>
          </table:table-cell>
          <table:table-cell table:style-name="ce51"/>
          <table:table-cell table:style-name="ce48" table:number-columns-repeated="5"/>
          <table:table-cell table:style-name="ce78"/>
          <table:table-cell table:style-name="ce48"/>
          <table:table-cell table:number-columns-repeated="1011"/>
        </table:table-row>
        <table:table-row table:style-name="ro1">
          <table:table-cell/>
          <table:table-cell table:style-name="ce55" table:number-columns-repeated="5"/>
          <table:table-cell table:style-name="ce48"/>
          <table:table-cell table:style-name="ce78" table:number-columns-repeated="5"/>
          <table:table-cell table:style-name="ce48"/>
          <table:table-cell table:number-columns-repeated="1011"/>
        </table:table-row>
        <table:table-row table:style-name="ro1">
          <table:table-cell/>
          <table:table-cell table:style-name="ce68" office:value-type="string" calcext:value-type="string">
            <text:p>Ethane</text:p>
          </table:table-cell>
          <table:table-cell table:style-name="ce47" office:value-type="string" calcext:value-type="string">
            <text:p><text:s/>(eclipsed)</text:p>
          </table:table-cell>
          <table:table-cell table:style-name="ce47" table:number-columns-repeated="2"/>
          <table:table-cell table:style-name="ce55"/>
          <table:table-cell table:style-name="ce48"/>
          <table:table-cell table:style-name="ce77"/>
          <table:table-cell table:style-name="ce48" table:number-columns-repeated="3"/>
          <table:table-cell table:style-name="ce78"/>
          <table:table-cell table:style-name="ce48"/>
          <table:table-cell table:number-columns-repeated="1011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3.331" calcext:value-type="float">
            <text:p>-13.331</text:p>
          </table:table-cell>
          <table:table-cell table:style-name="ce70" table:formula="of:=[.E32]-[.E41]" office:value-type="float" office:value="0.0469999999999988" calcext:value-type="float">
            <text:p>0.046999999999999</text:p>
          </table:table-cell>
          <table:table-cell table:style-name="ce48" table:number-columns-repeated="2"/>
          <table:table-cell table:style-name="ce78"/>
          <table:table-cell table:style-name="ce48" table:number-columns-repeated="2"/>
          <table:table-cell table:style-name="ce80"/>
          <table:table-cell table:style-name="ce48"/>
          <table:table-cell table:number-columns-repeated="1011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40.3055567628" calcext:value-type="float">
            <text:p>-40.3055567628</text:p>
          </table:table-cell>
          <table:table-cell table:style-name="ce47"/>
          <table:table-cell table:style-name="ce63" table:formula="of:=ABS(([.F41]/[.E32])*100)" office:value-type="float" office:value="0.353809093646483" calcext:value-type="float">
            <text:p>0.353809093646483</text:p>
          </table:table-cell>
          <table:table-cell table:style-name="ce48" table:number-columns-repeated="5"/>
          <table:table-cell table:style-name="ce65"/>
          <table:table-cell table:style-name="ce48"/>
          <table:table-cell table:number-columns-repeated="1011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40.0255235909" calcext:value-type="float">
            <text:p>-40.0255235909</text:p>
          </table:table-cell>
          <table:table-cell table:style-name="ce47" table:number-columns-repeated="2"/>
          <table:table-cell table:style-name="ce48" table:number-columns-repeated="2"/>
          <table:table-cell table:style-name="ce78"/>
          <table:table-cell table:style-name="ce48" table:number-columns-repeated="4"/>
          <table:table-cell table:number-columns-repeated="1011"/>
        </table:table-row>
        <table:table-row table:style-name="ro1">
          <table:table-cell/>
          <table:table-cell table:style-name="ce47" table:number-columns-repeated="2"/>
          <table:table-cell table:style-name="ce68" table:formula="of:=[.D43]-[.D42]" office:value-type="float" office:value="0.280033171900001" calcext:value-type="float">
            <text:p>0.280033171900001</text:p>
          </table:table-cell>
          <table:table-cell table:style-name="ce68" table:formula="of:=[.D44]*conv" office:value-type="float" office:value="7.62009031332553" calcext:value-type="float">
            <text:p>7.62009031332553</text:p>
          </table:table-cell>
          <table:table-cell table:style-name="ce70" table:formula="of:=[.E35]-[.E44]" office:value-type="float" office:value="3.30698094025544" calcext:value-type="float">
            <text:p>3.30698094025544</text:p>
          </table:table-cell>
          <table:table-cell table:style-name="ce48" table:number-columns-repeated="3"/>
          <table:table-cell table:style-name="ce77" table:number-columns-repeated="2"/>
          <table:table-cell table:style-name="ce80"/>
          <table:table-cell table:style-name="ce48"/>
          <table:table-cell table:number-columns-repeated="1011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44]/[.E35])*100)" office:value-type="float" office:value="30.2641106982046" calcext:value-type="float">
            <text:p>30.2641106982046</text:p>
          </table:table-cell>
          <table:table-cell table:style-name="ce48" table:number-columns-repeated="3"/>
          <table:table-cell table:style-name="ce77" table:number-columns-repeated="2"/>
          <table:table-cell table:style-name="ce65"/>
          <table:table-cell table:style-name="ce48"/>
          <table:table-cell table:number-columns-repeated="1011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D46]*conv" office:value-type="float" office:value="0" calcext:value-type="float">
            <text:p>0</text:p>
          </table:table-cell>
          <table:table-cell table:style-name="ce71" table:formula="of:=[.E36]-[.E46]" office:value-type="float" office:value="10.2916354530894" calcext:value-type="float">
            <text:p>10.2916354530894</text:p>
          </table:table-cell>
          <table:table-cell table:style-name="ce48" table:number-columns-repeated="3"/>
          <table:table-cell table:style-name="ce77" table:number-columns-repeated="2"/>
          <table:table-cell table:style-name="ce108"/>
          <table:table-cell table:style-name="ce48"/>
          <table:table-cell table:number-columns-repeated="1011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46]/[.E36])*100)" office:value-type="float" office:value="100" calcext:value-type="float">
            <text:p>100</text:p>
          </table:table-cell>
          <table:table-cell table:style-name="ce48" table:number-columns-repeated="3"/>
          <table:table-cell table:style-name="ce77" table:number-columns-repeated="2"/>
          <table:table-cell table:style-name="ce65"/>
          <table:table-cell table:style-name="ce48"/>
          <table:table-cell table:number-columns-repeated="1011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39.8635098198" calcext:value-type="float">
            <text:p>-39.8635098198</text:p>
          </table:table-cell>
          <table:table-cell table:style-name="ce47"/>
          <table:table-cell table:style-name="ce63"/>
          <table:table-cell table:style-name="ce48" table:number-columns-repeated="5"/>
          <table:table-cell table:style-name="ce65"/>
          <table:table-cell table:style-name="ce48"/>
          <table:table-cell table:number-columns-repeated="1011"/>
        </table:table-row>
        <table:table-row table:style-name="ro1">
          <table:table-cell/>
          <table:table-cell table:style-name="ce47" table:number-columns-repeated="2"/>
          <table:table-cell table:style-name="ce47" table:formula="of:=[.D48]-[.D42]" office:value-type="float" office:value="0.442046943000001" calcext:value-type="float">
            <text:p>0.442046943000001</text:p>
          </table:table-cell>
          <table:table-cell table:style-name="ce47" table:formula="of:=[.D49]*conv" office:value-type="float" office:value="12.0287093330226" calcext:value-type="float">
            <text:p>12.0287093330226</text:p>
          </table:table-cell>
          <table:table-cell table:style-name="ce70" table:formula="of:=[.E38]-[.E49]" office:value-type="float" office:value="0.121620474844681" calcext:value-type="float">
            <text:p>0.121620474844681</text:p>
          </table:table-cell>
          <table:table-cell table:style-name="ce48" table:number-columns-repeated="5"/>
          <table:table-cell table:style-name="ce80"/>
          <table:table-cell table:style-name="ce48"/>
          <table:table-cell table:number-columns-repeated="1011"/>
        </table:table-row>
        <table:table-row table:style-name="ro1">
          <table:table-cell/>
          <table:table-cell table:style-name="ce47" table:number-columns-repeated="4"/>
          <table:table-cell table:style-name="ce63" table:formula="of:=ABS(([.F49]/[.E38])*100)" office:value-type="float" office:value="1.00096439164912" calcext:value-type="float">
            <text:p>1.00096439164912</text:p>
          </table:table-cell>
          <table:table-cell table:style-name="ce48" table:number-columns-repeated="5"/>
          <table:table-cell table:style-name="ce65"/>
          <table:table-cell table:style-name="ce48"/>
          <table:table-cell table:number-columns-repeated="1011"/>
        </table:table-row>
        <table:table-row table:style-name="ro1">
          <table:table-cell/>
          <table:table-cell office:value-type="float" office:value="-14.4998146" calcext:value-type="float">
            <text:p>-14.4998146</text:p>
          </table:table-cell>
          <table:table-cell office:value-type="float" office:value="44.20634866" calcext:value-type="float">
            <text:p>44.20634866</text:p>
          </table:table-cell>
          <table:table-cell office:value-type="float" office:value="48.73338089" calcext:value-type="float">
            <text:p>48.73338089</text:p>
          </table:table-cell>
          <table:table-cell office:value-type="float" office:value="0.15742106" calcext:value-type="float">
            <text:p>0.15742106</text:p>
          </table:table-cell>
          <table:table-cell/>
          <table:table-cell table:style-name="ce48" table:number-columns-repeated="7"/>
          <table:table-cell table:number-columns-repeated="1011"/>
        </table:table-row>
        <table:table-row table:style-name="ro1">
          <table:table-cell table:number-columns-repeated="2"/>
          <table:table-cell office:value-type="float" office:value="-22.91588906" calcext:value-type="float">
            <text:p>-22.91588906</text:p>
          </table:table-cell>
          <table:table-cell office:value-type="float" office:value="0.62031775" calcext:value-type="float">
            <text:p>0.62031775</text:p>
          </table:table-cell>
          <table:table-cell table:number-columns-repeated="2"/>
          <table:table-cell table:style-name="ce48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 s coeff</text:p>
          </table:table-cell>
          <table:table-cell office:value-type="string" calcext:value-type="string">
            <text:p>c s ex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_st_rng_1</text:p>
          </table:table-cell>
          <table:table-cell table:number-columns-repeated="1022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 table:number-columns-repeated="1018"/>
        </table:table-row>
        <table:table-row table:style-name="ro1"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3.284" calcext:value-type="float">
            <text:p>-13.284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9.1525771133" calcext:value-type="float">
            <text:p>-79.1525771133</text:p>
          </table:table-cell>
          <table:table-cell table:style-name="ce38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8.7510146256" calcext:value-type="float">
            <text:p>-78.7510146256</text:p>
          </table:table-cell>
          <table:table-cell table:style-name="ce38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 table:number-columns-repeated="2"/>
          <table:table-cell table:style-name="ce39" table:formula="of:=[.D61]-[.D60]" office:value-type="float" office:value="0.401562487699991" calcext:value-type="float">
            <text:p>0.401562487699991</text:p>
          </table:table-cell>
          <table:table-cell table:style-name="ce39" table:formula="of:=[.D62]*conv" office:value-type="float" office:value="10.927071253581" calcext:value-type="float">
            <text:p>10.927071253581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78210651247436" calcext:value-type="float">
            <text:p>0.378210651247436</text:p>
          </table:table-cell>
          <table:table-cell table:style-name="ce39" table:formula="of:=[.D63]*conv" office:value-type="float" office:value="10.2916354530894" calcext:value-type="float">
            <text:p>10.2916354530894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8.7060607" calcext:value-type="float">
            <text:p>-78.7060607</text:p>
          </table:table-cell>
          <table:table-cell table:style-name="ce38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 table:number-columns-repeated="2"/>
          <table:table-cell table:style-name="ce38" table:formula="of:=[.D64]-[.D60]" office:value-type="float" office:value="0.446516413300003" calcext:value-type="float">
            <text:p>0.446516413300003</text:p>
          </table:table-cell>
          <table:table-cell table:style-name="ce38" table:formula="of:=[.D65]*conv" office:value-type="float" office:value="12.1503298078673" calcext:value-type="float">
            <text:p>12.1503298078673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55" table:number-columns-repeated="5"/>
          <table:table-cell table:number-columns-repeated="1018"/>
        </table:table-row>
        <table:table-row table:style-name="ro1">
          <table:table-cell/>
          <table:table-cell table:style-name="ce68" office:value-type="string" calcext:value-type="string">
            <text:p>Ethane</text:p>
          </table:table-cell>
          <table:table-cell table:style-name="ce47" office:value-type="string" calcext:value-type="string">
            <text:p><text:s/>(eclipsed)</text:p>
          </table:table-cell>
          <table:table-cell table:style-name="ce47" table:number-columns-repeated="2"/>
          <table:table-cell table:style-name="ce55"/>
          <table:table-cell table:number-columns-repeated="1018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3.5458" calcext:value-type="float">
            <text:p>-13.5458</text:p>
          </table:table-cell>
          <table:table-cell table:style-name="ce70" table:formula="of:=[.E59]-[.E68]" office:value-type="float" office:value="0.261799999999999" calcext:value-type="float">
            <text:p>0.261799999999999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39.37802902625" calcext:value-type="float">
            <text:p>-39.37802902625</text:p>
          </table:table-cell>
          <table:table-cell table:style-name="ce47"/>
          <table:table-cell table:style-name="ce63" table:formula="of:=ABS(([.F68]/[.E59])*100)" office:value-type="float" office:value="1.97079193014152" calcext:value-type="float">
            <text:p>1.97079193014152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38.9802068047" calcext:value-type="float">
            <text:p>-38.9802068047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68" table:formula="of:=[.D70]-[.D69]" office:value-type="float" office:value="0.397822221549994" calcext:value-type="float">
            <text:p>0.397822221549994</text:p>
          </table:table-cell>
          <table:table-cell table:style-name="ce68" table:formula="of:=[.D71]*conv" office:value-type="float" office:value="10.8252934332411" calcext:value-type="float">
            <text:p>10.8252934332411</text:p>
          </table:table-cell>
          <table:table-cell table:style-name="ce70" table:formula="of:=[.E62]-[.E71]" office:value-type="float" office:value="0.101777820339898" calcext:value-type="float">
            <text:p>0.101777820339898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71]/[.E62])*100)" office:value-type="float" office:value="0.931428174832697" calcext:value-type="float">
            <text:p>0.931428174832697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D73]*conv" office:value-type="float" office:value="0" calcext:value-type="float">
            <text:p>0</text:p>
          </table:table-cell>
          <table:table-cell table:style-name="ce71" table:formula="of:=[.E63]-[.E73]" office:value-type="float" office:value="10.2916354530894" calcext:value-type="float">
            <text:p>10.2916354530894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73]/[.E63])*100)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38.94341469685" calcext:value-type="float">
            <text:p>-38.94341469685</text:p>
          </table:table-cell>
          <table:table-cell table:style-name="ce47"/>
          <table:table-cell table:style-name="ce63"/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47" table:formula="of:=[.D75]-[.D69]" office:value-type="float" office:value="0.434614329399999" calcext:value-type="float">
            <text:p>0.434614329399999</text:p>
          </table:table-cell>
          <table:table-cell table:style-name="ce47" table:formula="of:=[.D76]*conv" office:value-type="float" office:value="11.826457626513" calcext:value-type="float">
            <text:p>11.826457626513</text:p>
          </table:table-cell>
          <table:table-cell table:style-name="ce70" table:formula="of:=[.E65]-[.E76]" office:value-type="float" office:value="0.323872181354277" calcext:value-type="float">
            <text:p>0.323872181354277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4"/>
          <table:table-cell table:style-name="ce63" table:formula="of:=ABS(([.F76]/[.E65])*100)" office:value-type="float" office:value="2.66554230605799" calcext:value-type="float">
            <text:p>2.6655423060579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.58783961" calcext:value-type="float">
            <text:p>24.58783961</text:p>
          </table:table-cell>
          <table:table-cell office:value-type="float" office:value="11.22546192" calcext:value-type="float">
            <text:p>11.22546192</text:p>
          </table:table-cell>
          <table:table-cell office:value-type="float" office:value="45.65124981" calcext:value-type="float">
            <text:p>45.65124981</text:p>
          </table:table-cell>
          <table:table-cell office:value-type="float" office:value="20.18323635" calcext:value-type="float">
            <text:p>20.18323635</text:p>
          </table:table-cell>
          <table:table-cell office:value-type="float" office:value="-31.70607303" calcext:value-type="float">
            <text:p>-31.7060730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.40806113" calcext:value-type="float">
            <text:p>29.40806113</text:p>
          </table:table-cell>
          <table:table-cell office:value-type="float" office:value="49.83431794" calcext:value-type="float">
            <text:p>49.83431794</text:p>
          </table:table-cell>
          <table:table-cell office:value-type="float" office:value="0.31687473" calcext:value-type="float">
            <text:p>0.316874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 exp</text:p>
          </table:table-cell>
          <table:table-cell office:value-type="string" calcext:value-type="string">
            <text:p>c d coeff</text:p>
          </table:table-cell>
          <table:table-cell office:value-type="string" calcext:value-type="string">
            <text:p>c d exp</text:p>
          </table:table-cell>
          <table:table-cell office:value-type="string" calcext:value-type="string">
            <text:p>set dist</text:p>
          </table:table-cell>
          <table:table-cell table:number-columns-repeated="1019"/>
        </table:table-row>
        <table:table-row table:style-name="ro1">
          <table:table-cell table:number-columns-repeated="7"/>
          <table:table-cell office:value-type="string" calcext:value-type="string">
            <text:p>PBE0</text:p>
          </table:table-cell>
          <table:table-cell table:number-columns-repeated="5"/>
          <table:table-cell office:value-type="string" calcext:value-type="string">
            <text:p>H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t, ie, HOMO, HOMO-1</text:p>
          </table:table-cell>
          <table:table-cell table:number-columns-repeated="5"/>
          <table:table-cell office:value-type="string" calcext:value-type="string">
            <text:p>st, ie, HOMO, HOMO-1</text:p>
          </table:table-cell>
          <table:table-cell table:number-columns-repeated="5"/>
          <table:table-cell office:value-type="string" calcext:value-type="string">
            <text:p>st, ie, HOMO, HOMO-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uto_st_opt</text:p>
          </table:table-cell>
          <table:table-cell table:number-columns-repeated="5"/>
          <table:table-cell office:value-type="string" calcext:value-type="string">
            <text:p>auto_st_opt</text:p>
          </table:table-cell>
          <table:table-cell table:number-columns-repeated="5"/>
          <table:table-cell office:value-type="string" calcext:value-type="string">
            <text:p>auto_st_opt</text:p>
          </table:table-cell>
          <table:table-cell table:number-columns-repeated="1010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 table:number-columns-repeated="1006"/>
        </table:table-row>
        <table:table-row table:style-name="ro1"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  <table:table-cell table:number-columns-repeated="1006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3.284" calcext:value-type="float">
            <text:p>-13.284</text:p>
          </table:table-cell>
          <table:table-cell table:style-name="ce51"/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9.558" calcext:value-type="float">
            <text:p>-9.558</text:p>
          </table:table-cell>
          <table:table-cell table:style-name="ce51"/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3.284" calcext:value-type="float">
            <text:p>-13.284</text:p>
          </table:table-cell>
          <table:table-cell table:style-name="ce51"/>
          <table:table-cell table:number-columns-repeated="1006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9.1525771133" calcext:value-type="float">
            <text:p>-79.1525771133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9.6444308408" calcext:value-type="float">
            <text:p>-79.6444308408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9.1525771133" calcext:value-type="float">
            <text:p>-79.1525771133</text:p>
          </table:table-cell>
          <table:table-cell table:style-name="ce38"/>
          <table:table-cell table:style-name="ce51"/>
          <table:table-cell table:number-columns-repeated="1006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8.7510146256" calcext:value-type="float">
            <text:p>-78.7510146256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9.2506451713" calcext:value-type="float">
            <text:p>-79.2506451713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8.7510146256" calcext:value-type="float">
            <text:p>-78.7510146256</text:p>
          </table:table-cell>
          <table:table-cell table:style-name="ce38"/>
          <table:table-cell table:style-name="ce51"/>
          <table:table-cell table:number-columns-repeated="1006"/>
        </table:table-row>
        <table:table-row table:style-name="ro1">
          <table:table-cell/>
          <table:table-cell table:style-name="ce38" table:number-columns-repeated="2"/>
          <table:table-cell table:style-name="ce39" table:formula="of:=[.D89]-[.D88]" office:value-type="float" office:value="0.401562487699991" calcext:value-type="float">
            <text:p>0.401562487699991</text:p>
          </table:table-cell>
          <table:table-cell table:style-name="ce39" table:formula="of:=[.D90]*conv" office:value-type="float" office:value="10.927071253581" calcext:value-type="float">
            <text:p>10.927071253581</text:p>
          </table:table-cell>
          <table:table-cell table:style-name="ce51"/>
          <table:table-cell/>
          <table:table-cell table:style-name="ce38" table:number-columns-repeated="2"/>
          <table:table-cell table:style-name="ce39" table:formula="of:=[.J89]-[.J88]" office:value-type="float" office:value="0.393785669500005" calcext:value-type="float">
            <text:p>0.393785669500005</text:p>
          </table:table-cell>
          <table:table-cell table:style-name="ce39" table:formula="of:=[.J90]*conv" office:value-type="float" office:value="10.7154532633546" calcext:value-type="float">
            <text:p>10.7154532633546</text:p>
          </table:table-cell>
          <table:table-cell table:style-name="ce51"/>
          <table:table-cell/>
          <table:table-cell table:style-name="ce38" table:number-columns-repeated="2"/>
          <table:table-cell table:style-name="ce39" table:formula="of:=[.P89]-[.P88]" office:value-type="float" office:value="0.401562487699991" calcext:value-type="float">
            <text:p>0.401562487699991</text:p>
          </table:table-cell>
          <table:table-cell table:style-name="ce39" table:formula="of:=[.P90]*conv" office:value-type="float" office:value="10.927071253581" calcext:value-type="float">
            <text:p>10.927071253581</text:p>
          </table:table-cell>
          <table:table-cell table:style-name="ce51"/>
          <table:table-cell table:number-columns-repeated="1006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09122361903688" calcext:value-type="float">
            <text:p>0.309122361903688</text:p>
          </table:table-cell>
          <table:table-cell table:style-name="ce39" table:formula="of:=[.D91]*conv" office:value-type="float" office:value="8.41164744730941" calcext:value-type="float">
            <text:p>8.41164744730941</text:p>
          </table:table-cell>
          <table:table-cell table:style-name="ce51"/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J91]*conv" office:value-type="float" office:value="0" calcext:value-type="float">
            <text:p>0</text:p>
          </table:table-cell>
          <table:table-cell table:style-name="ce51"/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09122361903688" calcext:value-type="float">
            <text:p>0.309122361903688</text:p>
          </table:table-cell>
          <table:table-cell table:style-name="ce39" table:formula="of:=[.P91]*conv" office:value-type="float" office:value="8.41164744730941" calcext:value-type="float">
            <text:p>8.41164744730941</text:p>
          </table:table-cell>
          <table:table-cell table:style-name="ce51"/>
          <table:table-cell table:number-columns-repeated="1006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8.7060607" calcext:value-type="float">
            <text:p>-78.7060607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9.166100158" calcext:value-type="float">
            <text:p>-79.166100158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8.7060607" calcext:value-type="float">
            <text:p>-78.7060607</text:p>
          </table:table-cell>
          <table:table-cell table:style-name="ce38"/>
          <table:table-cell table:style-name="ce51"/>
          <table:table-cell table:number-columns-repeated="1006"/>
        </table:table-row>
        <table:table-row table:style-name="ro1">
          <table:table-cell/>
          <table:table-cell table:style-name="ce38" table:number-columns-repeated="2"/>
          <table:table-cell table:style-name="ce38" table:formula="of:=[.D92]-[.D88]" office:value-type="float" office:value="0.446516413300003" calcext:value-type="float">
            <text:p>0.446516413300003</text:p>
          </table:table-cell>
          <table:table-cell table:style-name="ce38" table:formula="of:=[.D93]*conv" office:value-type="float" office:value="12.1503298078673" calcext:value-type="float">
            <text:p>12.1503298078673</text:p>
          </table:table-cell>
          <table:table-cell table:style-name="ce51"/>
          <table:table-cell/>
          <table:table-cell table:style-name="ce38" table:number-columns-repeated="2"/>
          <table:table-cell table:style-name="ce38" table:formula="of:=[.J92]-[.J88]" office:value-type="float" office:value="0.478330682799992" calcext:value-type="float">
            <text:p>0.478330682799992</text:p>
          </table:table-cell>
          <table:table-cell table:style-name="ce38" table:formula="of:=[.J93]*conv" office:value-type="float" office:value="13.0160401278181" calcext:value-type="float">
            <text:p>13.0160401278181</text:p>
          </table:table-cell>
          <table:table-cell table:style-name="ce51"/>
          <table:table-cell/>
          <table:table-cell table:style-name="ce38" table:number-columns-repeated="2"/>
          <table:table-cell table:style-name="ce38" table:formula="of:=[.P92]-[.P88]" office:value-type="float" office:value="0.446516413300003" calcext:value-type="float">
            <text:p>0.446516413300003</text:p>
          </table:table-cell>
          <table:table-cell table:style-name="ce38" table:formula="of:=[.P93]*conv" office:value-type="float" office:value="12.1503298078673" calcext:value-type="float">
            <text:p>12.1503298078673</text:p>
          </table:table-cell>
          <table:table-cell table:style-name="ce51"/>
          <table:table-cell table:number-columns-repeated="1006"/>
        </table:table-row>
        <table:table-row table:style-name="ro1">
          <table:table-cell/>
          <table:table-cell table:style-name="ce55" table:number-columns-repeated="5"/>
          <table:table-cell/>
          <table:table-cell table:style-name="ce55" table:number-columns-repeated="5"/>
          <table:table-cell/>
          <table:table-cell table:style-name="ce55" table:number-columns-repeated="5"/>
          <table:table-cell table:number-columns-repeated="1006"/>
        </table:table-row>
        <table:table-row table:style-name="ro1">
          <table:table-cell/>
          <table:table-cell table:style-name="ce68" office:value-type="string" calcext:value-type="string">
            <text:p>Ethane</text:p>
          </table:table-cell>
          <table:table-cell table:style-name="ce47" table:number-columns-repeated="3"/>
          <table:table-cell table:style-name="ce55"/>
          <table:table-cell/>
          <table:table-cell table:style-name="ce68" office:value-type="string" calcext:value-type="string">
            <text:p>Ethane</text:p>
          </table:table-cell>
          <table:table-cell table:style-name="ce47" table:number-columns-repeated="3"/>
          <table:table-cell table:style-name="ce55"/>
          <table:table-cell/>
          <table:table-cell table:style-name="ce68" office:value-type="string" calcext:value-type="string">
            <text:p>Ethane</text:p>
          </table:table-cell>
          <table:table-cell table:style-name="ce47" table:number-columns-repeated="3"/>
          <table:table-cell table:style-name="ce55"/>
          <table:table-cell table:number-columns-repeated="1006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3.568" calcext:value-type="float">
            <text:p>-13.568</text:p>
          </table:table-cell>
          <table:table-cell table:style-name="ce70" table:formula="of:=[.E87]-[.E96]" office:value-type="float" office:value="0.283999999999999" calcext:value-type="float">
            <text:p>0.283999999999999</text:p>
          </table:table-cell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748" calcext:value-type="float">
            <text:p>-9.748</text:p>
          </table:table-cell>
          <table:table-cell table:style-name="ce70" table:formula="of:=[.K87]-[.K96]" office:value-type="float" office:value="0.19" calcext:value-type="float">
            <text:p>0.19</text:p>
          </table:table-cell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3.3393" calcext:value-type="float">
            <text:p>-13.3393</text:p>
          </table:table-cell>
          <table:table-cell table:style-name="ce70" table:formula="of:=[.Q87]-[.Q96]" office:value-type="float" office:value="0.055299999999999" calcext:value-type="float">
            <text:p>0.055299999999999</text:p>
          </table:table-cell>
          <table:table-cell table:number-columns-repeated="1006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40.2381944456" calcext:value-type="float">
            <text:p>-40.2381944456</text:p>
          </table:table-cell>
          <table:table-cell table:style-name="ce47"/>
          <table:table-cell table:style-name="ce63" table:formula="of:=ABS(([.F96]/[.E87])*100)" office:value-type="float" office:value="2.13791026799156" calcext:value-type="float">
            <text:p>2.13791026799156</text:p>
          </table:table-cell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40.5012843553" calcext:value-type="float">
            <text:p>-40.5012843553</text:p>
          </table:table-cell>
          <table:table-cell table:style-name="ce47"/>
          <table:table-cell table:style-name="ce63" table:formula="of:=ABS(([.L96]/[.K87])*100)" office:value-type="float" office:value="1.98786356978447" calcext:value-type="float">
            <text:p>1.98786356978447</text:p>
          </table:table-cell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40.56268209081" calcext:value-type="float">
            <text:p>-40.56268209081</text:p>
          </table:table-cell>
          <table:table-cell table:style-name="ce47"/>
          <table:table-cell table:style-name="ce63" table:formula="of:=ABS(([.R96]/[.Q87])*100)" office:value-type="float" office:value="0.416290274013844" calcext:value-type="float">
            <text:p>0.416290274013844</text:p>
          </table:table-cell>
          <table:table-cell table:number-columns-repeated="1006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39.83766288956" calcext:value-type="float">
            <text:p>-39.83766288956</text:p>
          </table:table-cell>
          <table:table-cell table:style-name="ce47" table:number-columns-repeated="2"/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40.0980659984" calcext:value-type="float">
            <text:p>-40.0980659984</text:p>
          </table:table-cell>
          <table:table-cell table:style-name="ce47" table:number-columns-repeated="2"/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40.18239129382" calcext:value-type="float">
            <text:p>-40.18239129382</text:p>
          </table:table-cell>
          <table:table-cell table:style-name="ce47" table:number-columns-repeated="2"/>
          <table:table-cell table:number-columns-repeated="1006"/>
        </table:table-row>
        <table:table-row table:style-name="ro1">
          <table:table-cell/>
          <table:table-cell table:style-name="ce47" table:number-columns-repeated="2"/>
          <table:table-cell table:style-name="ce68" table:formula="of:=[.D98]-[.D97]" office:value-type="float" office:value="0.400531556040001" calcext:value-type="float">
            <text:p>0.400531556040001</text:p>
          </table:table-cell>
          <table:table-cell table:style-name="ce68" table:formula="of:=[.D99]*conv" office:value-type="float" office:value="10.8990181757878" calcext:value-type="float">
            <text:p>10.8990181757878</text:p>
          </table:table-cell>
          <table:table-cell table:style-name="ce70" table:formula="of:=[.E90]-[.E99]" office:value-type="float" office:value="0.0280530777932153" calcext:value-type="float">
            <text:p>0.028053077793215</text:p>
          </table:table-cell>
          <table:table-cell/>
          <table:table-cell table:style-name="ce47" table:number-columns-repeated="2"/>
          <table:table-cell table:style-name="ce68" table:formula="of:=[.J98]-[.J97]" office:value-type="float" office:value="0.403218356899998" calcext:value-type="float">
            <text:p>0.403218356899998</text:p>
          </table:table-cell>
          <table:table-cell table:style-name="ce68" table:formula="of:=[.J99]*conv" office:value-type="float" office:value="10.9721297470641" calcext:value-type="float">
            <text:p>10.9721297470641</text:p>
          </table:table-cell>
          <table:table-cell table:style-name="ce70" table:formula="of:=[.K90]-[.K99]" office:value-type="float" office:value="-0.256676483709523" calcext:value-type="float">
            <text:p>-0.256676483709523</text:p>
          </table:table-cell>
          <table:table-cell/>
          <table:table-cell table:style-name="ce47" table:number-columns-repeated="2"/>
          <table:table-cell table:style-name="ce68" table:formula="of:=[.P98]-[.P97]" office:value-type="float" office:value="0.380290796990003" calcext:value-type="float">
            <text:p>0.380290796990003</text:p>
          </table:table-cell>
          <table:table-cell table:style-name="ce68" table:formula="of:=[.P99]*conv" office:value-type="float" office:value="10.3482390987064" calcext:value-type="float">
            <text:p>10.3482390987064</text:p>
          </table:table-cell>
          <table:table-cell table:style-name="ce70" table:formula="of:=[.Q90]-[.Q99]" office:value-type="float" office:value="0.578832154874547" calcext:value-type="float">
            <text:p>0.578832154874547</text:p>
          </table:table-cell>
          <table:table-cell table:number-columns-repeated="1006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99]/[.E90])*100)" office:value-type="float" office:value="0.256730071051947" calcext:value-type="float">
            <text:p>0.256730071051947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L99]/[.K90])*100)" office:value-type="float" office:value="2.39538615307411" calcext:value-type="float">
            <text:p>2.39538615307411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R99]/[.Q90])*100)" office:value-type="float" office:value="5.2972305336149" calcext:value-type="float">
            <text:p>5.2972305336149</text:p>
          </table:table-cell>
          <table:table-cell table:number-columns-repeated="1006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D101]*conv" office:value-type="float" office:value="0" calcext:value-type="float">
            <text:p>0</text:p>
          </table:table-cell>
          <table:table-cell table:style-name="ce71" table:formula="of:=[.E91]-[.E101]" office:value-type="float" office:value="8.41164744730941" calcext:value-type="float">
            <text:p>8.41164744730941</text:p>
          </table:table-cell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J101]*conv" office:value-type="float" office:value="0" calcext:value-type="float">
            <text:p>0</text:p>
          </table:table-cell>
          <table:table-cell table:style-name="ce71" table:formula="of:=[.K91]-[.K101]" office:value-type="float" office:value="0" calcext:value-type="float">
            <text:p>0</text:p>
          </table:table-cell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P101]*conv" office:value-type="float" office:value="0" calcext:value-type="float">
            <text:p>0</text:p>
          </table:table-cell>
          <table:table-cell table:style-name="ce71" table:formula="of:=[.Q91]-[.Q101]" office:value-type="float" office:value="8.41164744730941" calcext:value-type="float">
            <text:p>8.41164744730941</text:p>
          </table:table-cell>
          <table:table-cell table:number-columns-repeated="1006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101]/[.E91])*100)" office:value-type="float" office:value="100" calcext:value-type="float">
            <text:p>100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L101]/[.K91])*100)" office:value-type="string" office:string-value="" calcext:value-type="error">
            <text:p>#DIV/0!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R101]/[.Q91])*100)"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39.78650384734" calcext:value-type="float">
            <text:p>-39.78650384734</text:p>
          </table:table-cell>
          <table:table-cell table:style-name="ce47"/>
          <table:table-cell table:style-name="ce63"/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40.015632543" calcext:value-type="float">
            <text:p>-40.015632543</text:p>
          </table:table-cell>
          <table:table-cell table:style-name="ce47"/>
          <table:table-cell table:style-name="ce63"/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40.11201720746" calcext:value-type="float">
            <text:p>-40.11201720746</text:p>
          </table:table-cell>
          <table:table-cell table:style-name="ce47"/>
          <table:table-cell table:style-name="ce63"/>
          <table:table-cell table:number-columns-repeated="1006"/>
        </table:table-row>
        <table:table-row table:style-name="ro1">
          <table:table-cell/>
          <table:table-cell table:style-name="ce47" table:number-columns-repeated="2"/>
          <table:table-cell table:style-name="ce47" table:formula="of:=[.D103]-[.D97]" office:value-type="float" office:value="0.451690598260001" calcext:value-type="float">
            <text:p>0.451690598260001</text:p>
          </table:table-cell>
          <table:table-cell table:style-name="ce47" table:formula="of:=[.D104]*conv" office:value-type="float" office:value="12.2911265442879" calcext:value-type="float">
            <text:p>12.2911265442879</text:p>
          </table:table-cell>
          <table:table-cell table:style-name="ce70" table:formula="of:=[.E93]-[.E104]" office:value-type="float" office:value="-0.140796736420617" calcext:value-type="float">
            <text:p>-0.140796736420617</text:p>
          </table:table-cell>
          <table:table-cell/>
          <table:table-cell table:style-name="ce47" table:number-columns-repeated="2"/>
          <table:table-cell table:style-name="ce47" table:formula="of:=[.J103]-[.J97]" office:value-type="float" office:value="0.485651812299999" calcext:value-type="float">
            <text:p>0.485651812299999</text:p>
          </table:table-cell>
          <table:table-cell table:style-name="ce47" table:formula="of:=[.J104]*conv" office:value-type="float" office:value="13.2152581976171" calcext:value-type="float">
            <text:p>13.2152581976171</text:p>
          </table:table-cell>
          <table:table-cell table:style-name="ce70" table:formula="of:=[.K93]-[.K104]" office:value-type="float" office:value="-0.199218069798967" calcext:value-type="float">
            <text:p>-0.199218069798967</text:p>
          </table:table-cell>
          <table:table-cell/>
          <table:table-cell table:style-name="ce47" table:number-columns-repeated="2"/>
          <table:table-cell table:style-name="ce47" table:formula="of:=[.P103]-[.P97]" office:value-type="float" office:value="0.450664883350001" calcext:value-type="float">
            <text:p>0.450664883350001</text:p>
          </table:table-cell>
          <table:table-cell table:style-name="ce47" table:formula="of:=[.P104]*conv" office:value-type="float" office:value="12.2632154214845" calcext:value-type="float">
            <text:p>12.2632154214845</text:p>
          </table:table-cell>
          <table:table-cell table:style-name="ce70" table:formula="of:=[.Q93]-[.Q104]" office:value-type="float" office:value="-0.112885613617227" calcext:value-type="float">
            <text:p>-0.112885613617227</text:p>
          </table:table-cell>
          <table:table-cell table:number-columns-repeated="1006"/>
        </table:table-row>
        <table:table-row table:style-name="ro1">
          <table:table-cell/>
          <table:table-cell table:style-name="ce47" table:number-columns-repeated="4"/>
          <table:table-cell table:style-name="ce63" table:formula="of:=ABS(([.F104]/[.E93])*100)" office:value-type="float" office:value="1.15878942092133" calcext:value-type="float">
            <text:p>1.15878942092133</text:p>
          </table:table-cell>
          <table:table-cell/>
          <table:table-cell table:style-name="ce47" table:number-columns-repeated="4"/>
          <table:table-cell table:style-name="ce63" office:value-type="string" calcext:value-type="string">
            <text:p>vi</text:p>
          </table:table-cell>
          <table:table-cell/>
          <table:table-cell table:style-name="ce47" table:number-columns-repeated="4"/>
          <table:table-cell table:style-name="ce63" table:formula="of:=ABS(([.R104]/[.Q93])*100)" office:value-type="float" office:value="0.929074481123415" calcext:value-type="float">
            <text:p>0.92907448112341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.0336954" calcext:value-type="float">
            <text:p>6.0336954</text:p>
          </table:table-cell>
          <table:table-cell office:value-type="float" office:value="4.99075881" calcext:value-type="float">
            <text:p>4.99075881</text:p>
          </table:table-cell>
          <table:table-cell office:value-type="float" office:value="48.80452964" calcext:value-type="float">
            <text:p>48.80452964</text:p>
          </table:table-cell>
          <table:table-cell office:value-type="float" office:value="6.67050954" calcext:value-type="float">
            <text:p>6.67050954</text:p>
          </table:table-cell>
          <table:table-cell office:value-type="float" office:value="-7.32447286" calcext:value-type="float">
            <text:p>-7.32447286</text:p>
          </table:table-cell>
          <table:table-cell/>
          <table:table-cell office:value-type="float" office:value="6.0336954" calcext:value-type="float">
            <text:p>6.0336954</text:p>
          </table:table-cell>
          <table:table-cell office:value-type="float" office:value="4.99075881" calcext:value-type="float">
            <text:p>4.99075881</text:p>
          </table:table-cell>
          <table:table-cell office:value-type="float" office:value="48.80452964" calcext:value-type="float">
            <text:p>48.80452964</text:p>
          </table:table-cell>
          <table:table-cell office:value-type="float" office:value="6.67050954" calcext:value-type="float">
            <text:p>6.67050954</text:p>
          </table:table-cell>
          <table:table-cell office:value-type="float" office:value="-7.32447286" calcext:value-type="float">
            <text:p>-7.32447286</text:p>
          </table:table-cell>
          <table:table-cell/>
          <table:table-cell office:value-type="float" office:value="-28.60789052" calcext:value-type="float">
            <text:p>-28.60789052</text:p>
          </table:table-cell>
          <table:table-cell office:value-type="float" office:value="32.3317863" calcext:value-type="float">
            <text:p>32.3317863</text:p>
          </table:table-cell>
          <table:table-cell office:value-type="float" office:value="42.23742301" calcext:value-type="float">
            <text:p>42.23742301</text:p>
          </table:table-cell>
          <table:table-cell office:value-type="float" office:value="18.27895207" calcext:value-type="float">
            <text:p>18.27895207</text:p>
          </table:table-cell>
          <table:table-cell office:value-type="float" office:value="-1.73794995" calcext:value-type="float">
            <text:p>-1.7379499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0.72208239" calcext:value-type="float">
            <text:p>0.72208239</text:p>
          </table:table-cell>
          <table:table-cell office:value-type="float" office:value="0.52109859" calcext:value-type="float">
            <text:p>0.52109859</text:p>
          </table:table-cell>
          <table:table-cell table:number-columns-repeated="4"/>
          <table:table-cell office:value-type="float" office:value="0.72208239" calcext:value-type="float">
            <text:p>0.72208239</text:p>
          </table:table-cell>
          <table:table-cell office:value-type="float" office:value="0.52109859" calcext:value-type="float">
            <text:p>0.52109859</text:p>
          </table:table-cell>
          <table:table-cell table:number-columns-repeated="4"/>
          <table:table-cell office:value-type="float" office:value="26.58293274" calcext:value-type="float">
            <text:p>26.58293274</text:p>
          </table:table-cell>
          <table:table-cell office:value-type="float" office:value="-16.6872299" calcext:value-type="float">
            <text:p>-16.6872299</text:p>
          </table:table-cell>
          <table:table-cell office:value-type="float" office:value="0.41658498" calcext:value-type="float">
            <text:p>0.41658498</text:p>
          </table:table-cell>
          <table:table-cell office:value-type="float" office:value="0.50000019" calcext:value-type="float">
            <text:p>0.500000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 s exp</text:p>
          </table:table-cell>
          <table:table-cell office:value-type="string" calcext:value-type="string">
            <text:p>set dist</text:p>
          </table:table-cell>
          <table:table-cell table:number-columns-repeated="4"/>
          <table:table-cell office:value-type="string" calcext:value-type="string">
            <text:p>c s exp</text:p>
          </table:table-cell>
          <table:table-cell office:value-type="string" calcext:value-type="string">
            <text:p>set dist</text:p>
          </table:table-cell>
          <table:table-cell table:number-columns-repeated="4"/>
          <table:table-cell office:value-type="string" calcext:value-type="string">
            <text:p>c s exp</text:p>
          </table:table-cell>
          <table:table-cell office:value-type="string" calcext:value-type="string">
            <text:p>c d coeff</text:p>
          </table:table-cell>
          <table:table-cell office:value-type="string" calcext:value-type="string">
            <text:p>c d exp</text:p>
          </table:table-cell>
          <table:table-cell office:value-type="string" calcext:value-type="string">
            <text:p>set dist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PBE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OMO, HOMO-2 * 2</text:p>
          </table:table-cell>
          <table:table-cell table:number-columns-repeated="5"/>
          <table:table-cell office:value-type="string" calcext:value-type="string">
            <text:p>HOMO, HOMO-2 * 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todopt_rn_2</text:p>
          </table:table-cell>
          <table:table-cell table:number-columns-repeated="5"/>
          <table:table-cell office:value-type="string" calcext:value-type="string">
            <text:p>autodopt_rn_2</text:p>
          </table:table-cell>
          <table:table-cell table:number-columns-repeated="1016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 table:number-columns-repeated="1012"/>
        </table:table-row>
        <table:table-row table:style-name="ro1"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3.284" calcext:value-type="float">
            <text:p>-13.284</text:p>
          </table:table-cell>
          <table:table-cell table:style-name="ce51"/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9.558" calcext:value-type="float">
            <text:p>-9.558</text:p>
          </table:table-cell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9.1525771133" calcext:value-type="float">
            <text:p>-79.1525771133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9.6444308408" calcext:value-type="float">
            <text:p>-79.6444308408</text:p>
          </table:table-cell>
          <table:table-cell table:style-name="ce38"/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8.7510146256" calcext:value-type="float">
            <text:p>-78.7510146256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9.2506451713" calcext:value-type="float">
            <text:p>-79.2506451713</text:p>
          </table:table-cell>
          <table:table-cell table:style-name="ce38"/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 table:number-columns-repeated="2"/>
          <table:table-cell table:style-name="ce39" table:formula="of:=[.D118]-[.D117]" office:value-type="float" office:value="0.401562487699991" calcext:value-type="float">
            <text:p>0.401562487699991</text:p>
          </table:table-cell>
          <table:table-cell table:style-name="ce39" table:formula="of:=[.D119]*conv" office:value-type="float" office:value="10.927071253581" calcext:value-type="float">
            <text:p>10.927071253581</text:p>
          </table:table-cell>
          <table:table-cell table:style-name="ce51"/>
          <table:table-cell/>
          <table:table-cell table:style-name="ce38" table:number-columns-repeated="2"/>
          <table:table-cell table:style-name="ce39" table:formula="of:=[.J118]-[.J117]" office:value-type="float" office:value="0.393785669500005" calcext:value-type="float">
            <text:p>0.393785669500005</text:p>
          </table:table-cell>
          <table:table-cell table:style-name="ce39" table:formula="of:=[.J119]*conv" office:value-type="float" office:value="10.7154532633546" calcext:value-type="float">
            <text:p>10.7154532633546</text:p>
          </table:table-cell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78210651247436" calcext:value-type="float">
            <text:p>0.378210651247436</text:p>
          </table:table-cell>
          <table:table-cell table:style-name="ce39" table:formula="of:=[.D120]*conv" office:value-type="float" office:value="10.2916354530894" calcext:value-type="float">
            <text:p>10.2916354530894</text:p>
          </table:table-cell>
          <table:table-cell table:style-name="ce51"/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J120]*conv" office:value-type="float" office:value="0" calcext:value-type="float">
            <text:p>0</text:p>
          </table:table-cell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8.7060607" calcext:value-type="float">
            <text:p>-78.7060607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9.166100158" calcext:value-type="float">
            <text:p>-79.166100158</text:p>
          </table:table-cell>
          <table:table-cell table:style-name="ce38"/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 table:number-columns-repeated="2"/>
          <table:table-cell table:style-name="ce38" table:formula="of:=[.D121]-[.D117]" office:value-type="float" office:value="0.446516413300003" calcext:value-type="float">
            <text:p>0.446516413300003</text:p>
          </table:table-cell>
          <table:table-cell table:style-name="ce38" table:formula="of:=[.D122]*conv" office:value-type="float" office:value="12.1503298078673" calcext:value-type="float">
            <text:p>12.1503298078673</text:p>
          </table:table-cell>
          <table:table-cell table:style-name="ce51"/>
          <table:table-cell/>
          <table:table-cell table:style-name="ce38" table:number-columns-repeated="2"/>
          <table:table-cell table:style-name="ce38" table:formula="of:=[.J121]-[.J117]" office:value-type="float" office:value="0.478330682799992" calcext:value-type="float">
            <text:p>0.478330682799992</text:p>
          </table:table-cell>
          <table:table-cell table:style-name="ce38" table:formula="of:=[.J122]*conv" office:value-type="float" office:value="13.0160401278181" calcext:value-type="float">
            <text:p>13.0160401278181</text:p>
          </table:table-cell>
          <table:table-cell table:style-name="ce51"/>
          <table:table-cell table:number-columns-repeated="1012"/>
        </table:table-row>
        <table:table-row table:style-name="ro1">
          <table:table-cell/>
          <table:table-cell table:style-name="ce55" table:number-columns-repeated="5"/>
          <table:table-cell/>
          <table:table-cell table:style-name="ce55" table:number-columns-repeated="5"/>
          <table:table-cell table:number-columns-repeated="1012"/>
        </table:table-row>
        <table:table-row table:style-name="ro1">
          <table:table-cell/>
          <table:table-cell table:style-name="ce68" office:value-type="string" calcext:value-type="string">
            <text:p>Ethane</text:p>
          </table:table-cell>
          <table:table-cell table:style-name="ce47" table:number-columns-repeated="3"/>
          <table:table-cell table:style-name="ce55"/>
          <table:table-cell/>
          <table:table-cell table:style-name="ce68" office:value-type="string" calcext:value-type="string">
            <text:p>Ethane</text:p>
          </table:table-cell>
          <table:table-cell table:style-name="ce47" table:number-columns-repeated="3"/>
          <table:table-cell table:style-name="ce55"/>
          <table:table-cell table:number-columns-repeated="1012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3.476" calcext:value-type="float">
            <text:p>-13.476</text:p>
          </table:table-cell>
          <table:table-cell table:style-name="ce70" table:formula="of:=[.E116]-[.E125]" office:value-type="float" office:value="0.192" calcext:value-type="float">
            <text:p>0.192</text:p>
          </table:table-cell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657" calcext:value-type="float">
            <text:p>-9.657</text:p>
          </table:table-cell>
          <table:table-cell table:style-name="ce70" table:formula="of:=[.K116]-[.K125]" office:value-type="float" office:value="0.0990000000000002" calcext:value-type="float">
            <text:p>0.099</text:p>
          </table:table-cell>
          <table:table-cell table:number-columns-repeated="1012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40.0664619543" calcext:value-type="float">
            <text:p>-40.0664619543</text:p>
          </table:table-cell>
          <table:table-cell table:style-name="ce47"/>
          <table:table-cell table:style-name="ce63" table:formula="of:=ABS(([.F125]/[.E116])*100)" office:value-type="float" office:value="1.4453477868112" calcext:value-type="float">
            <text:p>1.4453477868112</text:p>
          </table:table-cell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40.376897595" calcext:value-type="float">
            <text:p>-40.376897595</text:p>
          </table:table-cell>
          <table:table-cell table:style-name="ce47"/>
          <table:table-cell table:style-name="ce63" table:formula="of:=ABS(([.L125]/[.K116])*100)" office:value-type="float" office:value="1.03578154425612" calcext:value-type="float">
            <text:p>1.03578154425612</text:p>
          </table:table-cell>
          <table:table-cell table:number-columns-repeated="1012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39.6805795387" calcext:value-type="float">
            <text:p>-39.6805795387</text:p>
          </table:table-cell>
          <table:table-cell table:style-name="ce47" table:number-columns-repeated="2"/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40.0118975594" calcext:value-type="float">
            <text:p>-40.0118975594</text:p>
          </table:table-cell>
          <table:table-cell table:style-name="ce47" table:number-columns-repeated="2"/>
          <table:table-cell table:number-columns-repeated="1012"/>
        </table:table-row>
        <table:table-row table:style-name="ro1">
          <table:table-cell/>
          <table:table-cell table:style-name="ce47" table:number-columns-repeated="2"/>
          <table:table-cell table:style-name="ce68" table:formula="of:=[.D127]-[.D126]" office:value-type="float" office:value="0.385882415600001" calcext:value-type="float">
            <text:p>0.385882415600001</text:p>
          </table:table-cell>
          <table:table-cell table:style-name="ce68" table:formula="of:=[.D128]*conv" office:value-type="float" office:value="10.5003947826804" calcext:value-type="float">
            <text:p>10.5003947826804</text:p>
          </table:table-cell>
          <table:table-cell table:style-name="ce70" table:formula="of:=[.E119]-[.E128]" office:value-type="float" office:value="0.426676470900542" calcext:value-type="float">
            <text:p>0.426676470900542</text:p>
          </table:table-cell>
          <table:table-cell/>
          <table:table-cell table:style-name="ce47" table:number-columns-repeated="2"/>
          <table:table-cell table:style-name="ce68" table:formula="of:=[.J127]-[.J126]" office:value-type="float" office:value="0.365000035600005" calcext:value-type="float">
            <text:p>0.365000035600005</text:p>
          </table:table-cell>
          <table:table-cell table:style-name="ce68" table:formula="of:=[.J128]*conv" office:value-type="float" office:value="9.93215631122542" calcext:value-type="float">
            <text:p>9.93215631122542</text:p>
          </table:table-cell>
          <table:table-cell table:style-name="ce70" table:formula="of:=[.K119]-[.K128]" office:value-type="float" office:value="0.783296952129136" calcext:value-type="float">
            <text:p>0.783296952129136</text:p>
          </table:table-cell>
          <table:table-cell table:number-columns-repeated="1012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128]/[.E119])*100)" office:value-type="float" office:value="3.90476515617772" calcext:value-type="float">
            <text:p>3.90476515617772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L128]/[.K119])*100)" office:value-type="float" office:value="7.30997497612079" calcext:value-type="float">
            <text:p>7.30997497612079</text:p>
          </table:table-cell>
          <table:table-cell table:number-columns-repeated="1012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D130]*conv" office:value-type="float" office:value="0" calcext:value-type="float">
            <text:p>0</text:p>
          </table:table-cell>
          <table:table-cell table:style-name="ce71" table:formula="of:=[.E120]-[.E130]" office:value-type="float" office:value="10.2916354530894" calcext:value-type="float">
            <text:p>10.2916354530894</text:p>
          </table:table-cell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J130]*conv" office:value-type="float" office:value="0" calcext:value-type="float">
            <text:p>0</text:p>
          </table:table-cell>
          <table:table-cell table:style-name="ce71" table:formula="of:=[.K120]-[.K1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130]/[.E120])*100)" office:value-type="float" office:value="100" calcext:value-type="float">
            <text:p>100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L130]/[.K120])*100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39.5927526537" calcext:value-type="float">
            <text:p>-39.5927526537</text:p>
          </table:table-cell>
          <table:table-cell table:style-name="ce47"/>
          <table:table-cell table:style-name="ce63"/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39.8873011056" calcext:value-type="float">
            <text:p>-39.8873011056</text:p>
          </table:table-cell>
          <table:table-cell table:style-name="ce47"/>
          <table:table-cell table:style-name="ce63"/>
          <table:table-cell table:number-columns-repeated="1012"/>
        </table:table-row>
        <table:table-row table:style-name="ro1">
          <table:table-cell/>
          <table:table-cell table:style-name="ce47" table:number-columns-repeated="2"/>
          <table:table-cell table:style-name="ce47" table:formula="of:=[.D132]-[.D126]" office:value-type="float" office:value="0.4737093006" calcext:value-type="float">
            <text:p>0.4737093006</text:p>
          </table:table-cell>
          <table:table-cell table:style-name="ce47" table:formula="of:=[.D133]*conv" office:value-type="float" office:value="12.8902859198527" calcext:value-type="float">
            <text:p>12.8902859198527</text:p>
          </table:table-cell>
          <table:table-cell table:style-name="ce70" table:formula="of:=[.E122]-[.E133]" office:value-type="float" office:value="-0.739956111985372" calcext:value-type="float">
            <text:p>-0.739956111985372</text:p>
          </table:table-cell>
          <table:table-cell/>
          <table:table-cell table:style-name="ce47" table:number-columns-repeated="2"/>
          <table:table-cell table:style-name="ce47" table:formula="of:=[.J132]-[.J126]" office:value-type="float" office:value="0.4895964894" calcext:value-type="float">
            <text:p>0.4895964894</text:p>
          </table:table-cell>
          <table:table-cell table:style-name="ce47" table:formula="of:=[.J133]*conv" office:value-type="float" office:value="13.3225983229136" calcext:value-type="float">
            <text:p>13.3225983229136</text:p>
          </table:table-cell>
          <table:table-cell table:style-name="ce70" table:formula="of:=[.K122]-[.K133]" office:value-type="float" office:value="-0.306558195095455" calcext:value-type="float">
            <text:p>-0.306558195095455</text:p>
          </table:table-cell>
          <table:table-cell table:number-columns-repeated="1012"/>
        </table:table-row>
        <table:table-row table:style-name="ro1">
          <table:table-cell/>
          <table:table-cell table:style-name="ce47" table:number-columns-repeated="4"/>
          <table:table-cell table:style-name="ce63" table:formula="of:=ABS(([.F133]/[.E122])*100)" office:value-type="float" office:value="6.09000844986325" calcext:value-type="float">
            <text:p>6.09000844986325</text:p>
          </table:table-cell>
          <table:table-cell/>
          <table:table-cell table:style-name="ce47" table:number-columns-repeated="4"/>
          <table:table-cell table:style-name="ce63" table:formula="of:=ABS(([.L133]/[.K122])*100)" office:value-type="float" office:value="2.35523394277399" calcext:value-type="float">
            <text:p>2.3552339427739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-23.09591386" calcext:value-type="float">
            <text:p>-23.09591386</text:p>
          </table:table-cell>
          <table:table-cell office:value-type="float" office:value="45.76945675" calcext:value-type="float">
            <text:p>45.76945675</text:p>
          </table:table-cell>
          <table:table-cell office:value-type="float" office:value="49.82817432" calcext:value-type="float">
            <text:p>49.82817432</text:p>
          </table:table-cell>
          <table:table-cell office:value-type="float" office:value="0.1919835" calcext:value-type="float">
            <text:p>0.1919835</text:p>
          </table:table-cell>
          <table:table-cell office:value-type="float" office:value="-18.83505958" calcext:value-type="float">
            <text:p>-18.83505958</text:p>
          </table:table-cell>
          <table:table-cell/>
          <table:table-cell office:value-type="float" office:value="-23.09591386" calcext:value-type="float">
            <text:p>-23.09591386</text:p>
          </table:table-cell>
          <table:table-cell office:value-type="float" office:value="45.76945675" calcext:value-type="float">
            <text:p>45.76945675</text:p>
          </table:table-cell>
          <table:table-cell office:value-type="float" office:value="49.82817432" calcext:value-type="float">
            <text:p>49.82817432</text:p>
          </table:table-cell>
          <table:table-cell office:value-type="float" office:value="0.1919835" calcext:value-type="float">
            <text:p>0.1919835</text:p>
          </table:table-cell>
          <table:table-cell office:value-type="float" office:value="-18.83505958" calcext:value-type="float">
            <text:p>-18.8350595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51803626" calcext:value-type="float">
            <text:p>0.51803626</text:p>
          </table:table-cell>
          <table:table-cell office:value-type="float" office:value="0.94530501" calcext:value-type="float">
            <text:p>0.94530501</text:p>
          </table:table-cell>
          <table:table-cell table:number-columns-repeated="4"/>
          <table:table-cell office:value-type="float" office:value="0.51803626" calcext:value-type="float">
            <text:p>0.51803626</text:p>
          </table:table-cell>
          <table:table-cell office:value-type="float" office:value="0.94530501" calcext:value-type="float">
            <text:p>0.9453050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 s exp</text:p>
          </table:table-cell>
          <table:table-cell office:value-type="string" calcext:value-type="string">
            <text:p>set dist</text:p>
          </table:table-cell>
          <table:table-cell table:number-columns-repeated="4"/>
          <table:table-cell office:value-type="string" calcext:value-type="string">
            <text:p>c s exp</text:p>
          </table:table-cell>
          <table:table-cell office:value-type="string" calcext:value-type="string">
            <text:p>set dist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 table:number-columns-repeated="1009"/>
        </table:table-row>
        <table:table-row table:style-name="ro1">
          <table:table-cell table:number-columns-repeated="10"/>
          <table:table-cell table:style-name="ce39" office:value-type="string" calcext:value-type="string">
            <text:p>Ethyle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  <table:table-cell table:number-columns-repeated="100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133" office:value-type="float" office:value="-10.363" calcext:value-type="float">
            <text:p>-10.363</text:p>
          </table:table-cell>
          <table:table-cell table:style-name="ce51"/>
          <table:table-cell table:number-columns-repeated="1009"/>
        </table:table-row>
        <table:table-row table:style-name="ro1">
          <table:table-cell table:number-columns-repeated="10"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133" office:value-type="float" office:value="-77.96584874" calcext:value-type="float">
            <text:p>-77.96584874</text:p>
          </table:table-cell>
          <table:table-cell table:style-name="ce38"/>
          <table:table-cell table:style-name="ce51"/>
          <table:table-cell table:number-columns-repeated="100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133" office:value-type="float" office:value="-77.8360150327" calcext:value-type="float">
            <text:p>-77.8360150327</text:p>
          </table:table-cell>
          <table:table-cell table:style-name="ce38"/>
          <table:table-cell table:style-name="ce51"/>
          <table:table-cell table:number-columns-repeated="1009"/>
        </table:table-row>
        <table:table-row table:style-name="ro1">
          <table:table-cell table:number-columns-repeated="10"/>
          <table:table-cell table:style-name="ce38" table:number-columns-repeated="2"/>
          <table:table-cell table:style-name="ce39" table:formula="of:=[.M146]-[.M145]" office:value-type="float" office:value="0.129833707299994" calcext:value-type="float">
            <text:p>0.129833707299994</text:p>
          </table:table-cell>
          <table:table-cell table:style-name="ce39" table:formula="of:=[.M147]*conv" office:value-type="float" office:value="3.5329549304006" calcext:value-type="float">
            <text:p>3.5329549304006</text:p>
          </table:table-cell>
          <table:table-cell table:style-name="ce51"/>
          <table:table-cell table:number-columns-repeated="1009"/>
        </table:table-row>
        <table:table-row table:style-name="ro1">
          <table:table-cell table:number-columns-repeated="10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M148]*conv" office:value-type="float" office:value="0" calcext:value-type="float">
            <text:p>0</text:p>
          </table:table-cell>
          <table:table-cell table:style-name="ce51"/>
          <table:table-cell table:number-columns-repeated="1009"/>
        </table:table-row>
        <table:table-row table:style-name="ro1">
          <table:table-cell table:number-columns-repeated="10"/>
          <table:table-cell table:style-name="ce38"/>
          <table:table-cell table:style-name="ce38" office:value-type="string" calcext:value-type="string">
            <text:p>cation</text:p>
          </table:table-cell>
          <table:table-cell table:style-name="ce133" office:value-type="float" office:value="-77.6317554745" calcext:value-type="float">
            <text:p>-77.6317554745</text:p>
          </table:table-cell>
          <table:table-cell table:style-name="ce38"/>
          <table:table-cell table:style-name="ce51"/>
          <table:table-cell table:number-columns-repeated="1009"/>
        </table:table-row>
        <table:table-row table:style-name="ro1">
          <table:table-cell table:number-columns-repeated="10"/>
          <table:table-cell table:style-name="ce38" table:number-columns-repeated="2"/>
          <table:table-cell table:style-name="ce38" table:formula="of:=[.M149]-[.M145]" office:value-type="float" office:value="0.334093265500002" calcext:value-type="float">
            <text:p>0.334093265500002</text:p>
          </table:table-cell>
          <table:table-cell table:style-name="ce38" table:formula="of:=[.M150]*conv" office:value-type="float" office:value="9.09114030638113" calcext:value-type="float">
            <text:p>9.09114030638113</text:p>
          </table:table-cell>
          <table:table-cell table:style-name="ce51"/>
          <table:table-cell table:number-columns-repeated="1009"/>
        </table:table-row>
        <table:table-row table:style-name="ro1">
          <table:table-cell table:number-columns-repeated="10"/>
          <table:table-cell table:style-name="ce55" table:number-columns-repeated="5"/>
          <table:table-cell table:number-columns-repeated="1009"/>
        </table:table-row>
        <table:table-row table:style-name="ro1">
          <table:table-cell table:number-columns-repeated="10"/>
          <table:table-cell table:style-name="ce39" office:value-type="string" calcext:value-type="string">
            <text:p>Ethylene</text:p>
          </table:table-cell>
          <table:table-cell table:style-name="ce47" office:value-type="string" calcext:value-type="string">
            <text:p><text:s/>(eclipsed)</text:p>
          </table:table-cell>
          <table:table-cell table:style-name="ce47" table:number-columns-repeated="2"/>
          <table:table-cell table:style-name="ce55"/>
          <table:table-cell table:number-columns-repeated="1009"/>
        </table:table-row>
        <table:table-row table:style-name="ro1">
          <table:table-cell table:number-columns-repeated="10"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0.362" calcext:value-type="float">
            <text:p>-10.362</text:p>
          </table:table-cell>
          <table:table-cell table:style-name="ce70" table:formula="of:=[.N144]-[.N153]" office:value-type="float" office:value="-0.000999999999999446" calcext:value-type="float">
            <text:p>-0.000999999999999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0.812958191" calcext:value-type="float">
            <text:p>-0.812958191</text:p>
          </table:table-cell>
          <table:table-cell table:style-name="ce47"/>
          <table:table-cell table:style-name="ce63" table:formula="of:=ABS(([.O153]/[.N144])*100)" office:value-type="float" office:value="0.00964971533339232" calcext:value-type="float">
            <text:p>0.009649715333392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0.679627302" calcext:value-type="float">
            <text:p>-0.679627302</text:p>
          </table:table-cell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10"/>
          <table:table-cell table:style-name="ce47" table:number-columns-repeated="2"/>
          <table:table-cell table:style-name="ce68" table:formula="of:=[.M155]-[.M154]" office:value-type="float" office:value="0.133330889" calcext:value-type="float">
            <text:p>0.133330889</text:p>
          </table:table-cell>
          <table:table-cell table:style-name="ce68" table:formula="of:=[.M156]*conv" office:value-type="float" office:value="3.62811808630582" calcext:value-type="float">
            <text:p>3.62811808630582</text:p>
          </table:table-cell>
          <table:table-cell table:style-name="ce70" table:formula="of:=[.N147]-[.N156]" office:value-type="float" office:value="-0.0951631559052211" calcext:value-type="float">
            <text:p>-0.095163155905221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7" table:number-columns-repeated="2"/>
          <table:table-cell table:style-name="ce68" table:number-columns-repeated="2"/>
          <table:table-cell table:style-name="ce63" table:formula="of:=ABS(([.O156]/[.N147])*100)" office:value-type="float" office:value="2.69358533522053" calcext:value-type="float">
            <text:p>2.69358533522053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M158]*conv" office:value-type="float" office:value="0" calcext:value-type="float">
            <text:p>0</text:p>
          </table:table-cell>
          <table:table-cell table:style-name="ce71" table:formula="of:=[.N148]-[.N1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7" table:number-columns-repeated="2"/>
          <table:table-cell table:style-name="ce68" table:number-columns-repeated="2"/>
          <table:table-cell table:style-name="ce63" table:formula="of:=ABS(([.O158]/[.N148])*100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0.441306337" calcext:value-type="float">
            <text:p>-0.441306337</text:p>
          </table:table-cell>
          <table:table-cell table:style-name="ce47"/>
          <table:table-cell table:style-name="ce63"/>
          <table:table-cell table:number-columns-repeated="1009"/>
        </table:table-row>
        <table:table-row table:style-name="ro1">
          <table:table-cell table:number-columns-repeated="10"/>
          <table:table-cell table:style-name="ce47" table:number-columns-repeated="2"/>
          <table:table-cell table:style-name="ce47" table:formula="of:=[.M160]-[.M154]" office:value-type="float" office:value="0.371651854" calcext:value-type="float">
            <text:p>0.371651854</text:p>
          </table:table-cell>
          <table:table-cell table:style-name="ce47" table:formula="of:=[.M161]*conv" office:value-type="float" office:value="10.1131614993319" calcext:value-type="float">
            <text:p>10.1131614993319</text:p>
          </table:table-cell>
          <table:table-cell table:style-name="ce70" table:formula="of:=[.N150]-[.N161]" office:value-type="float" office:value="-1.02202119295073" calcext:value-type="float">
            <text:p>-1.02202119295073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7" table:number-columns-repeated="4"/>
          <table:table-cell table:style-name="ce63" table:formula="of:=ABS(([.O161]/[.N150])*100)" office:value-type="float" office:value="11.2419471981239" calcext:value-type="float">
            <text:p>11.2419471981239</text:p>
          </table:table-cell>
          <table:table-cell table:number-columns-repeated="1009"/>
        </table:table-row>
      </table:table>
      <table:table table:name="Long-range sp3 opts" table:style-name="ta1">
        <table:table-column table:style-name="co1" table:default-cell-style-name="Default"/>
        <table:table-column table:style-name="co1" table:number-columns-repeated="2" table:default-cell-style-name="ce47"/>
        <table:table-column table:style-name="co1" table:default-cell-style-name="ce38"/>
        <table:table-column table:style-name="co1" table:default-cell-style-name="ce47"/>
        <table:table-column table:style-name="co1" table:default-cell-style-name="ce51"/>
        <table:table-column table:style-name="co1" table:number-columns-repeated="12" table:default-cell-style-name="Default"/>
        <table:table-row table:style-name="ro5">
          <table:table-cell office:value-type="string" calcext:value-type="string">
            <text:p>By using these elongated molecules, maybe I can tune the potentials to have more accurate longer-range effects</text:p>
          </table:table-cell>
          <table:table-cell table:style-name="Default" table:number-columns-repeated="5"/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au</text:p>
          </table:table-cell>
          <table:table-cell table:style-name="ce92" office:value-type="float" office:value="370.42404581" calcext:value-type="float">
            <text:p>370.42404581</text:p>
          </table:table-cell>
          <table:table-cell office:value-type="string" calcext:value-type="string">
            <text:p>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</text:p>
          </table:table-cell>
          <table:table-cell table:style-name="ce92" office:value-type="float" office:value="529.1772083" calcext:value-type="float">
            <text:p>529.1772083</text:p>
          </table:table-cell>
          <table:table-cell office:value-type="string" calcext:value-type="string">
            <text:p>pm</text:p>
          </table:table-cell>
        </table:table-row>
        <table:table-row table:style-name="ro1" table:number-rows-repeated="7"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SCANNED ref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auto_st_rng_1</text:p>
          </table:table-cell>
          <table:table-cell table:style-name="Default" table:number-columns-repeated="4"/>
          <table:table-cell table:number-columns-repeated="7"/>
          <table:table-cell office:value-type="string" calcext:value-type="string">
            <text:p>sp3_set_1</text:p>
          </table:table-cell>
          <table:table-cell table:number-columns-repeated="4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/>
          <table:table-cell/>
          <table:table-cell table:style-name="ce38" table:number-columns-repeated="2"/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4"/>
        </table:table-row>
        <table:table-row table:style-name="ro1"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/>
          <table:table-cell table:style-name="ce38"/>
          <table:table-cell table:number-columns-repeated="2"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table:style-name="ce38" office:value-type="float" office:value="-13.284" calcext:value-type="float">
            <text:p>-13.284</text:p>
          </table:table-cell>
          <table:table-cell table:number-columns-repeated="2"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3.284" calcext:value-type="float">
            <text:p>-13.284</text:p>
          </table:table-cell>
          <table:table-cell table:style-name="ce51"/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3.284" calcext:value-type="float">
            <text:p>-13.284</text:p>
          </table:table-cell>
          <table:table-cell table:style-name="ce51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79.1525771133" calcext:value-type="float">
            <text:p>-79.1525771133</text:p>
          </table:table-cell>
          <table:table-cell table:style-name="ce38"/>
          <table:table-cell table:number-columns-repeated="2"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9.1525771222" calcext:value-type="float">
            <text:p>-79.1525771222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9.1525771222" calcext:value-type="float">
            <text:p>-79.1525771222</text:p>
          </table:table-cell>
          <table:table-cell table:style-name="ce38"/>
          <table:table-cell table:style-name="ce51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78.7510146256" calcext:value-type="float">
            <text:p>-78.7510146256</text:p>
          </table:table-cell>
          <table:table-cell table:style-name="ce38"/>
          <table:table-cell table:number-columns-repeated="2"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8.7510146256" calcext:value-type="float">
            <text:p>-78.7510146256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8.7510146256" calcext:value-type="float">
            <text:p>-78.7510146256</text:p>
          </table:table-cell>
          <table:table-cell table:style-name="ce38"/>
          <table:table-cell table:style-name="ce51"/>
        </table:table-row>
        <table:table-row table:style-name="ro1">
          <table:table-cell/>
          <table:table-cell table:style-name="ce38" table:number-columns-repeated="2"/>
          <table:table-cell table:style-name="ce39" table:formula="of:=[.D15]-[.D14]" office:value-type="float" office:value="0.401562487699991" calcext:value-type="float">
            <text:p>0.401562487699991</text:p>
          </table:table-cell>
          <table:table-cell table:style-name="ce39" table:formula="of:=[.D16]*conv" office:value-type="float" office:value="10.927071253581" calcext:value-type="float">
            <text:p>10.927071253581</text:p>
          </table:table-cell>
          <table:table-cell table:number-columns-repeated="2"/>
          <table:table-cell table:style-name="ce38" table:number-columns-repeated="2"/>
          <table:table-cell table:style-name="ce39" table:formula="of:=[.J15]-[.J14]" office:value-type="float" office:value="0.401562496599993" calcext:value-type="float">
            <text:p>0.401562496599993</text:p>
          </table:table-cell>
          <table:table-cell table:style-name="ce39" table:formula="of:=[.J16]*conv" office:value-type="float" office:value="10.9270714957624" calcext:value-type="float">
            <text:p>10.9270714957624</text:p>
          </table:table-cell>
          <table:table-cell table:style-name="ce51"/>
          <table:table-cell/>
          <table:table-cell table:style-name="ce38" table:number-columns-repeated="2"/>
          <table:table-cell table:style-name="ce39" table:formula="of:=[.P15]-[.P14]" office:value-type="float" office:value="0.401562496599993" calcext:value-type="float">
            <text:p>0.401562496599993</text:p>
          </table:table-cell>
          <table:table-cell table:style-name="ce39" table:formula="of:=[.P16]*conv" office:value-type="float" office:value="10.9270714957624" calcext:value-type="float">
            <text:p>10.9270714957624</text:p>
          </table:table-cell>
          <table:table-cell table:style-name="ce51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78.7060607" calcext:value-type="float">
            <text:p>-78.7060607</text:p>
          </table:table-cell>
          <table:table-cell table:style-name="ce38"/>
          <table:table-cell table:number-columns-repeated="2"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8.7060607" calcext:value-type="float">
            <text:p>-78.7060607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8.7060607" calcext:value-type="float">
            <text:p>-78.7060607</text:p>
          </table:table-cell>
          <table:table-cell table:style-name="ce38"/>
          <table:table-cell table:style-name="ce51"/>
        </table:table-row>
        <table:table-row table:style-name="ro1">
          <table:table-cell/>
          <table:table-cell table:style-name="ce38" table:number-columns-repeated="2"/>
          <table:table-cell table:formula="of:=[.D17]-[.D14]" office:value-type="float" office:value="0.446516413300003" calcext:value-type="float">
            <text:p>0.446516413300003</text:p>
          </table:table-cell>
          <table:table-cell table:style-name="ce38" table:formula="of:=[.D18]*conv" office:value-type="float" office:value="12.1503298078673" calcext:value-type="float">
            <text:p>12.1503298078673</text:p>
          </table:table-cell>
          <table:table-cell table:number-columns-repeated="2"/>
          <table:table-cell table:style-name="ce38" table:number-columns-repeated="2"/>
          <table:table-cell table:style-name="ce38" table:formula="of:=[.J17]-[.J14]" office:value-type="float" office:value="0.446516422200006" calcext:value-type="float">
            <text:p>0.446516422200006</text:p>
          </table:table-cell>
          <table:table-cell table:style-name="ce38" table:formula="of:=[.J18]*conv" office:value-type="float" office:value="12.1503300500487" calcext:value-type="float">
            <text:p>12.1503300500487</text:p>
          </table:table-cell>
          <table:table-cell table:style-name="ce51"/>
          <table:table-cell/>
          <table:table-cell table:style-name="ce38" table:number-columns-repeated="2"/>
          <table:table-cell table:style-name="ce38" table:formula="of:=[.P17]-[.P14]" office:value-type="float" office:value="0.446516422200006" calcext:value-type="float">
            <text:p>0.446516422200006</text:p>
          </table:table-cell>
          <table:table-cell table:style-name="ce38" table:formula="of:=[.P18]*conv" office:value-type="float" office:value="12.1503300500487" calcext:value-type="float">
            <text:p>12.1503300500487</text:p>
          </table:table-cell>
          <table:table-cell table:style-name="ce51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 7au</text:p>
          </table:table-cell>
          <table:table-cell office:value-type="float" office:value="-78.7785231791" calcext:value-type="float">
            <text:p>-78.7785231791</text:p>
          </table:table-cell>
          <table:table-cell table:style-name="ce38"/>
          <table:table-cell table:number-columns-repeated="2"/>
          <table:table-cell table:style-name="ce38"/>
          <table:table-cell table:style-name="ce38" office:value-type="string" calcext:value-type="string">
            <text:p>singlet 7au</text:p>
          </table:table-cell>
          <table:table-cell table:style-name="ce38" office:value-type="float" office:value="-78.8686665629" calcext:value-type="float">
            <text:p>-78.8686665629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singlet 7au</text:p>
          </table:table-cell>
          <table:table-cell table:style-name="ce38" office:value-type="float" office:value="-78.8686665629" calcext:value-type="float">
            <text:p>-78.8686665629</text:p>
          </table:table-cell>
          <table:table-cell table:style-name="ce38"/>
          <table:table-cell table:style-name="ce51"/>
        </table:table-row>
        <table:table-row table:style-name="ro1">
          <table:table-cell/>
          <table:table-cell table:style-name="ce38" table:number-columns-repeated="2"/>
          <table:table-cell table:formula="of:=[.D19]-[.D14]" office:value-type="float" office:value="0.374053934199992" calcext:value-type="float">
            <text:p>0.374053934199992</text:p>
          </table:table-cell>
          <table:table-cell table:style-name="ce38" table:formula="of:=[.D20]*conv" office:value-type="float" office:value="10.1785254272537" calcext:value-type="float">
            <text:p>10.1785254272537</text:p>
          </table:table-cell>
          <table:table-cell table:number-columns-repeated="2"/>
          <table:table-cell table:style-name="ce38" table:number-columns-repeated="2"/>
          <table:table-cell table:style-name="ce38" table:formula="of:=[.J19]-[.J14]" office:value-type="float" office:value="0.283910559299997" calcext:value-type="float">
            <text:p>0.283910559299997</text:p>
          </table:table-cell>
          <table:table-cell table:style-name="ce38" table:formula="of:=[.J20]*conv" office:value-type="float" office:value="7.72559939272227" calcext:value-type="float">
            <text:p>7.72559939272227</text:p>
          </table:table-cell>
          <table:table-cell table:style-name="ce51"/>
          <table:table-cell/>
          <table:table-cell table:style-name="ce38" table:number-columns-repeated="2"/>
          <table:table-cell table:style-name="ce38" table:formula="of:=[.P19]-[.P14]" office:value-type="float" office:value="0.283910559299997" calcext:value-type="float">
            <text:p>0.283910559299997</text:p>
          </table:table-cell>
          <table:table-cell table:style-name="ce38" table:formula="of:=[.P20]*conv" office:value-type="float" office:value="7.72559939272227" calcext:value-type="float">
            <text:p>7.72559939272227</text:p>
          </table:table-cell>
          <table:table-cell table:style-name="ce51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 10au</text:p>
          </table:table-cell>
          <table:table-cell office:value-type="float" office:value="-78.7920335449" calcext:value-type="float">
            <text:p>-78.7920335449</text:p>
          </table:table-cell>
          <table:table-cell table:style-name="ce38"/>
          <table:table-cell table:number-columns-repeated="2"/>
          <table:table-cell table:style-name="ce38"/>
          <table:table-cell table:style-name="ce38" office:value-type="string" calcext:value-type="string">
            <text:p>singlet 10au</text:p>
          </table:table-cell>
          <table:table-cell table:style-name="ce38" office:value-type="float" office:value="-78.8000489064" calcext:value-type="float">
            <text:p>-78.8000489064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singlet 10au</text:p>
          </table:table-cell>
          <table:table-cell table:style-name="ce38" office:value-type="float" office:value="-78.8000489064" calcext:value-type="float">
            <text:p>-78.8000489064</text:p>
          </table:table-cell>
          <table:table-cell table:style-name="ce38"/>
          <table:table-cell table:style-name="ce51"/>
        </table:table-row>
        <table:table-row table:style-name="ro1">
          <table:table-cell/>
          <table:table-cell table:style-name="ce38" table:number-columns-repeated="2"/>
          <table:table-cell table:formula="of:=[.D21]-[.D14]" office:value-type="float" office:value="0.360543568400004" calcext:value-type="float">
            <text:p>0.360543568400004</text:p>
          </table:table-cell>
          <table:table-cell table:style-name="ce38" table:formula="of:=[.D22]*conv" office:value-type="float" office:value="9.81088966873457" calcext:value-type="float">
            <text:p>9.81088966873457</text:p>
          </table:table-cell>
          <table:table-cell table:number-columns-repeated="2"/>
          <table:table-cell table:style-name="ce38" table:number-columns-repeated="2"/>
          <table:table-cell table:style-name="ce38" table:formula="of:=[.J21]-[.J14]" office:value-type="float" office:value="0.352528215800007" calcext:value-type="float">
            <text:p>0.352528215800007</text:p>
          </table:table-cell>
          <table:table-cell table:style-name="ce38" table:formula="of:=[.J22]*conv" office:value-type="float" office:value="9.59278082723296" calcext:value-type="float">
            <text:p>9.59278082723296</text:p>
          </table:table-cell>
          <table:table-cell table:style-name="ce51"/>
          <table:table-cell/>
          <table:table-cell table:style-name="ce38" table:number-columns-repeated="2"/>
          <table:table-cell table:style-name="ce38" table:formula="of:=[.P21]-[.P14]" office:value-type="float" office:value="0.352528215800007" calcext:value-type="float">
            <text:p>0.352528215800007</text:p>
          </table:table-cell>
          <table:table-cell table:style-name="ce38" table:formula="of:=[.P22]*conv" office:value-type="float" office:value="9.59278082723296" calcext:value-type="float">
            <text:p>9.59278082723296</text:p>
          </table:table-cell>
          <table:table-cell table:style-name="ce51"/>
        </table:table-row>
        <table:table-row table:style-name="ro1">
          <table:table-cell/>
          <table:table-cell table:style-name="ce55" table:number-columns-repeated="5"/>
          <table:table-cell/>
          <table:table-cell table:style-name="ce55" table:number-columns-repeated="5"/>
          <table:table-cell/>
          <table:table-cell table:style-name="ce55" table:number-columns-repeated="5"/>
        </table:table-row>
        <table:table-row table:style-name="ro6">
          <table:table-cell/>
          <table:table-cell table:style-name="ce68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7"/>
          <table:table-cell/>
          <table:table-cell table:style-name="ce55"/>
          <table:table-cell/>
          <table:table-cell table:style-name="ce68" office:value-type="string" calcext:value-type="string">
            <text:p>Ethane</text:p>
          </table:table-cell>
          <table:table-cell table:style-name="ce47" office:value-type="string" calcext:value-type="string">
            <text:p><text:s/>(eclipsed)</text:p>
          </table:table-cell>
          <table:table-cell table:style-name="ce47" table:number-columns-repeated="2"/>
          <table:table-cell table:style-name="ce55"/>
          <table:table-cell/>
          <table:table-cell table:style-name="ce68" office:value-type="string" calcext:value-type="string">
            <text:p>Ethane</text:p>
          </table:table-cell>
          <table:table-cell table:style-name="ce47" office:value-type="string" calcext:value-type="string">
            <text:p><text:s/>(eclipsed)</text:p>
          </table:table-cell>
          <table:table-cell table:style-name="ce47" table:number-columns-repeated="2"/>
          <table:table-cell table:style-name="ce55"/>
        </table:table-row>
        <table:table-row table:style-name="ro1"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office:value-type="float" office:value="-13.5458" calcext:value-type="float">
            <text:p>-13.5458</text:p>
          </table:table-cell>
          <table:table-cell table:style-name="ce70" table:formula="of:=[.E13]-[.E25]" office:value-type="float" office:value="0.261799999999999" calcext:value-type="float">
            <text:p>0.261799999999999</text:p>
          </table:table-cell>
          <table:table-cell table:formula="of:=[.F25]/27" office:value-type="float" office:value="0.00969629629629627" calcext:value-type="float">
            <text:p>0.009696296296296</text:p>
          </table:table-cell>
          <table:table-cell table:style-name="ce47"/>
          <table:table-cell table:style-name="ce55" office:value-type="string" calcext:value-type="string">
            <text:p>HOMO</text:p>
          </table:table-cell>
          <table:table-cell table:style-name="ce47" table:number-columns-repeated="2"/>
          <table:table-cell table:style-name="ce70" table:formula="of:=[.K13]-[.K25]" office:value-type="float" office:value="-13.284" calcext:value-type="float">
            <text:p>-13.284</text:p>
          </table:table-cell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3.911" calcext:value-type="float">
            <text:p>-13.911</text:p>
          </table:table-cell>
          <table:table-cell table:style-name="ce70" table:formula="of:=[.Q13]-[.Q25]" office:value-type="float" office:value="0.626999999999999" calcext:value-type="float">
            <text:p>0.626999999999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39.37802902625" calcext:value-type="float">
            <text:p>-39.37802902625</text:p>
          </table:table-cell>
          <table:table-cell/>
          <table:table-cell table:style-name="ce63" table:formula="of:=ABS(([.F25]/[.E13])*100)" office:value-type="float" office:value="1.97079193014152" calcext:value-type="float">
            <text:p>1.97079193014152</text:p>
          </table:table-cell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table:number-columns-repeated="2"/>
          <table:table-cell table:style-name="ce63" table:formula="of:=ABS(([.L25]/[.K13])*100)" office:value-type="float" office:value="100" calcext:value-type="float">
            <text:p>100</text:p>
          </table:table-cell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40.3115575671" calcext:value-type="float">
            <text:p>-40.3115575671</text:p>
          </table:table-cell>
          <table:table-cell table:style-name="ce47"/>
          <table:table-cell table:style-name="ce63" table:formula="of:=ABS(([.R25]/[.Q13])*100)" office:value-type="float" office:value="4.71996386630532" calcext:value-type="float">
            <text:p>4.71996386630532</text:p>
          </table:table-cell>
        </table:table-row>
        <table:table-row table:style-name="ro1"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38.9802068047" calcext:value-type="float">
            <text:p>-38.9802068047</text:p>
          </table:table-cell>
          <table:table-cell/>
          <table:table-cell table:style-name="ce47"/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table:number-columns-repeated="3"/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39.9289467352" calcext:value-type="float">
            <text:p>-39.9289467352</text:p>
          </table:table-cell>
          <table:table-cell table:style-name="ce47" table:number-columns-repeated="2"/>
        </table:table-row>
        <table:table-row table:style-name="ro1">
          <table:table-cell table:number-columns-repeated="3"/>
          <table:table-cell table:style-name="ce68" table:formula="of:=[.D27]-[.D26]" office:value-type="float" office:value="0.397822221549994" calcext:value-type="float">
            <text:p>0.397822221549994</text:p>
          </table:table-cell>
          <table:table-cell table:style-name="ce68" table:formula="of:=[.D28]*conv" office:value-type="float" office:value="10.8252934332411" calcext:value-type="float">
            <text:p>10.8252934332411</text:p>
          </table:table-cell>
          <table:table-cell table:style-name="ce70" table:formula="of:=[.E16]-[.E28]" office:value-type="float" office:value="0.101777820339898" calcext:value-type="float">
            <text:p>0.101777820339898</text:p>
          </table:table-cell>
          <table:table-cell/>
          <table:table-cell table:style-name="ce47" table:number-columns-repeated="2"/>
          <table:table-cell table:style-name="ce68" table:formula="of:=[.J27]-[.J26]" office:value-type="float" office:value="0" calcext:value-type="float">
            <text:p>0</text:p>
          </table:table-cell>
          <table:table-cell table:style-name="ce68" table:formula="of:=[.J28]*conv" office:value-type="float" office:value="0" calcext:value-type="float">
            <text:p>0</text:p>
          </table:table-cell>
          <table:table-cell table:style-name="ce70" table:formula="of:=[.K16]-[.K28]" office:value-type="float" office:value="10.9270714957624" calcext:value-type="float">
            <text:p>10.9270714957624</text:p>
          </table:table-cell>
          <table:table-cell/>
          <table:table-cell table:style-name="ce47" table:number-columns-repeated="2"/>
          <table:table-cell table:style-name="ce68" table:formula="of:=[.P27]-[.P26]" office:value-type="float" office:value="0.382610831900003" calcext:value-type="float">
            <text:p>0.382610831900003</text:p>
          </table:table-cell>
          <table:table-cell table:style-name="ce68" table:formula="of:=[.P28]*conv" office:value-type="float" office:value="10.4113704606958" calcext:value-type="float">
            <text:p>10.4113704606958</text:p>
          </table:table-cell>
          <table:table-cell table:style-name="ce70" table:formula="of:=[.Q16]-[.Q28]" office:value-type="float" office:value="0.515701035066519" calcext:value-type="float">
            <text:p>0.515701035066519</text:p>
          </table:table-cell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28]/[.E16])*100)" office:value-type="float" office:value="0.931428174832697" calcext:value-type="float">
            <text:p>0.931428174832697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L28]/[.K16])*100)" office:value-type="float" office:value="100" calcext:value-type="float">
            <text:p>100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R28]/[.Q16])*100)" office:value-type="float" office:value="4.71948074345915" calcext:value-type="float">
            <text:p>4.719480743459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38.94341469685" calcext:value-type="float">
            <text:p>-38.94341469685</text:p>
          </table:table-cell>
          <table:table-cell/>
          <table:table-cell table:style-name="ce63"/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table:number-columns-repeated="2"/>
          <table:table-cell table:style-name="ce63"/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39.8527218826" calcext:value-type="float">
            <text:p>-39.8527218826</text:p>
          </table:table-cell>
          <table:table-cell table:style-name="ce47"/>
          <table:table-cell table:style-name="ce63"/>
        </table:table-row>
        <table:table-row table:style-name="ro1">
          <table:table-cell table:number-columns-repeated="3"/>
          <table:table-cell table:style-name="ce47" table:formula="of:=[.D30]-[.D26]" office:value-type="float" office:value="0.434614329399999" calcext:value-type="float">
            <text:p>0.434614329399999</text:p>
          </table:table-cell>
          <table:table-cell table:formula="of:=[.D31]*conv" office:value-type="float" office:value="11.826457626513" calcext:value-type="float">
            <text:p>11.826457626513</text:p>
          </table:table-cell>
          <table:table-cell table:style-name="ce70" table:formula="of:=[.E31]-[.E18]" office:value-type="float" office:value="-0.323872181354277" calcext:value-type="float">
            <text:p>-0.323872181354277</text:p>
          </table:table-cell>
          <table:table-cell/>
          <table:table-cell table:style-name="ce47" table:number-columns-repeated="2"/>
          <table:table-cell table:style-name="ce47" table:formula="of:=[.J30]-[.J26]" office:value-type="float" office:value="0" calcext:value-type="float">
            <text:p>0</text:p>
          </table:table-cell>
          <table:table-cell table:style-name="ce47" table:formula="of:=[.J31]*conv" office:value-type="float" office:value="0" calcext:value-type="float">
            <text:p>0</text:p>
          </table:table-cell>
          <table:table-cell table:style-name="ce70" table:formula="of:=[.K31]-[.K18]" office:value-type="float" office:value="-12.1503300500487" calcext:value-type="float">
            <text:p>-12.1503300500487</text:p>
          </table:table-cell>
          <table:table-cell/>
          <table:table-cell table:style-name="ce47" table:number-columns-repeated="2"/>
          <table:table-cell table:style-name="ce47" table:formula="of:=[.P30]-[.P26]" office:value-type="float" office:value="0.458835684500002" calcext:value-type="float">
            <text:p>0.458835684500002</text:p>
          </table:table-cell>
          <table:table-cell table:style-name="ce47" table:formula="of:=[.P31]*conv" office:value-type="float" office:value="12.4855542332503" calcext:value-type="float">
            <text:p>12.4855542332503</text:p>
          </table:table-cell>
          <table:table-cell table:style-name="ce70" table:formula="of:=[.Q31]-[.Q18]" office:value-type="float" office:value="0.335224183201561" calcext:value-type="float">
            <text:p>0.335224183201561</text:p>
          </table:table-cell>
        </table:table-row>
        <table:table-row table:style-name="ro1">
          <table:table-cell table:number-columns-repeated="3"/>
          <table:table-cell table:style-name="ce47"/>
          <table:table-cell/>
          <table:table-cell table:style-name="ce63" table:formula="of:=ABS(([.F31]/[.E18])*100)" office:value-type="float" office:value="2.66554230605799" calcext:value-type="float">
            <text:p>2.66554230605799</text:p>
          </table:table-cell>
          <table:table-cell/>
          <table:table-cell table:style-name="ce47" table:number-columns-repeated="4"/>
          <table:table-cell table:style-name="ce63" table:formula="of:=ABS(([.L31]/[.K18])*100)" office:value-type="float" office:value="100" calcext:value-type="float">
            <text:p>100</text:p>
          </table:table-cell>
          <table:table-cell/>
          <table:table-cell table:style-name="ce47" table:number-columns-repeated="4"/>
          <table:table-cell table:style-name="ce63" table:formula="of:=ABS(([.R31]/[.Q18])*100)" office:value-type="float" office:value="2.75897182891931" calcext:value-type="float">
            <text:p>2.758971828919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glet 7au</text:p>
          </table:table-cell>
          <table:table-cell table:style-name="ce20" office:value-type="float" office:value="-38.9889588507" calcext:value-type="float">
            <text:p>-38.9889588507</text:p>
          </table:table-cell>
          <table:table-cell/>
          <table:table-cell table:style-name="ce63"/>
          <table:table-cell/>
          <table:table-cell table:style-name="ce47"/>
          <table:table-cell table:style-name="ce47" office:value-type="string" calcext:value-type="string">
            <text:p>singlet 7au</text:p>
          </table:table-cell>
          <table:table-cell table:style-name="ce20"/>
          <table:table-cell table:style-name="ce47"/>
          <table:table-cell table:style-name="ce63"/>
          <table:table-cell/>
          <table:table-cell table:style-name="ce47"/>
          <table:table-cell table:style-name="ce47" office:value-type="string" calcext:value-type="string">
            <text:p>singlet 7au</text:p>
          </table:table-cell>
          <table:table-cell table:style-name="ce20"/>
          <table:table-cell table:style-name="ce47"/>
          <table:table-cell table:style-name="ce63"/>
        </table:table-row>
        <table:table-row table:style-name="ro1">
          <table:table-cell table:number-columns-repeated="3"/>
          <table:table-cell table:style-name="ce47" table:formula="of:=[.D33]-[.D26]" office:value-type="float" office:value="0.389070175549996" calcext:value-type="float">
            <text:p>0.389070175549996</text:p>
          </table:table-cell>
          <table:table-cell table:formula="of:=[.D34]*conv" office:value-type="float" office:value="10.5871381443734" calcext:value-type="float">
            <text:p>10.5871381443734</text:p>
          </table:table-cell>
          <table:table-cell table:style-name="ce70" table:formula="of:=[.E20]-[.E34]" office:value-type="float" office:value="-0.408612717119762" calcext:value-type="float">
            <text:p>-0.408612717119762</text:p>
          </table:table-cell>
          <table:table-cell/>
          <table:table-cell table:style-name="ce47" table:number-columns-repeated="2"/>
          <table:table-cell table:style-name="ce47" table:formula="of:=[.J33]-[.J26]" office:value-type="float" office:value="0" calcext:value-type="float">
            <text:p>0</text:p>
          </table:table-cell>
          <table:table-cell table:style-name="ce47" table:formula="of:=[.J34]*conv" office:value-type="float" office:value="0" calcext:value-type="float">
            <text:p>0</text:p>
          </table:table-cell>
          <table:table-cell table:style-name="ce70" table:formula="of:=[.K20]-[.K34]" office:value-type="float" office:value="7.72559939272227" calcext:value-type="float">
            <text:p>7.72559939272227</text:p>
          </table:table-cell>
          <table:table-cell/>
          <table:table-cell table:style-name="ce47" table:number-columns-repeated="2"/>
          <table:table-cell table:style-name="ce47" table:formula="of:=[.P33]-[.P26]" office:value-type="float" office:value="40.3115575671" calcext:value-type="float">
            <text:p>40.3115575671</text:p>
          </table:table-cell>
          <table:table-cell table:style-name="ce47" table:formula="of:=[.P34]*conv" office:value-type="float" office:value="1096.93329275224" calcext:value-type="float">
            <text:p>1096.93329275224</text:p>
          </table:table-cell>
          <table:table-cell table:style-name="ce70" table:formula="of:=[.Q20]-[.Q34]" office:value-type="float" office:value="-1089.20769335952" calcext:value-type="float">
            <text:p>-1089.207693359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glet 10au</text:p>
          </table:table-cell>
          <table:table-cell table:style-name="ce20" office:value-type="float" office:value="-39.03065113816" calcext:value-type="float">
            <text:p>-39.03065113816</text:p>
          </table:table-cell>
          <table:table-cell/>
          <table:table-cell table:style-name="ce63" table:formula="of:=ABS(([.F34]/[.E20])*100)" office:value-type="float" office:value="4.01445887265433" calcext:value-type="float">
            <text:p>4.01445887265433</text:p>
          </table:table-cell>
          <table:table-cell/>
          <table:table-cell table:style-name="ce47"/>
          <table:table-cell table:style-name="ce47" office:value-type="string" calcext:value-type="string">
            <text:p>singlet 10au</text:p>
          </table:table-cell>
          <table:table-cell table:style-name="ce20"/>
          <table:table-cell table:style-name="ce47"/>
          <table:table-cell table:style-name="ce63" table:formula="of:=ABS(([.L34]/[.K20])*100)" office:value-type="float" office:value="100" calcext:value-type="float">
            <text:p>100</text:p>
          </table:table-cell>
          <table:table-cell/>
          <table:table-cell table:style-name="ce47"/>
          <table:table-cell table:style-name="ce47" office:value-type="string" calcext:value-type="string">
            <text:p>singlet 10au</text:p>
          </table:table-cell>
          <table:table-cell table:style-name="ce20"/>
          <table:table-cell table:style-name="ce47"/>
          <table:table-cell table:style-name="ce63" table:formula="of:=ABS(([.R34]/[.Q20])*100)" office:value-type="float" office:value="14098.6820308801" calcext:value-type="float">
            <text:p>14098.6820308801</text:p>
          </table:table-cell>
        </table:table-row>
        <table:table-row table:style-name="ro1">
          <table:table-cell table:number-columns-repeated="3"/>
          <table:table-cell table:style-name="ce47" table:formula="of:=[.D35]-[.D26]" office:value-type="float" office:value="0.347377888089994" calcext:value-type="float">
            <text:p>0.347377888089994</text:p>
          </table:table-cell>
          <table:table-cell table:formula="of:=[.D36]*conv" office:value-type="float" office:value="9.45263327961481" calcext:value-type="float">
            <text:p>9.45263327961481</text:p>
          </table:table-cell>
          <table:table-cell table:style-name="ce70" table:formula="of:=[.E22]-[.E36]" office:value-type="float" office:value="0.358256389119761" calcext:value-type="float">
            <text:p>0.358256389119761</text:p>
          </table:table-cell>
          <table:table-cell/>
          <table:table-cell table:style-name="ce47" table:number-columns-repeated="2"/>
          <table:table-cell table:style-name="ce47" table:formula="of:=[.J35]-[.J26]" office:value-type="float" office:value="0" calcext:value-type="float">
            <text:p>0</text:p>
          </table:table-cell>
          <table:table-cell table:style-name="ce47" table:formula="of:=[.J36]*conv" office:value-type="float" office:value="0" calcext:value-type="float">
            <text:p>0</text:p>
          </table:table-cell>
          <table:table-cell table:style-name="ce70" table:formula="of:=[.K22]-[.K36]" office:value-type="float" office:value="9.59278082723296" calcext:value-type="float">
            <text:p>9.59278082723296</text:p>
          </table:table-cell>
          <table:table-cell/>
          <table:table-cell table:style-name="ce47" table:number-columns-repeated="2"/>
          <table:table-cell table:style-name="ce47" table:formula="of:=[.P35]-[.P26]" office:value-type="float" office:value="40.3115575671" calcext:value-type="float">
            <text:p>40.3115575671</text:p>
          </table:table-cell>
          <table:table-cell table:style-name="ce47" table:formula="of:=[.P36]*conv" office:value-type="float" office:value="1096.93329275224" calcext:value-type="float">
            <text:p>1096.93329275224</text:p>
          </table:table-cell>
          <table:table-cell table:style-name="ce70" table:formula="of:=[.Q22]-[.Q36]" office:value-type="float" office:value="-1087.34051192501" calcext:value-type="float">
            <text:p>-1087.34051192501</text:p>
          </table:table-cell>
        </table:table-row>
        <table:table-row table:style-name="ro1">
          <table:table-cell table:number-columns-repeated="3"/>
          <table:table-cell table:style-name="ce47"/>
          <table:table-cell/>
          <table:table-cell table:style-name="ce63" table:formula="of:=ABS(([.F36]/[.E22])*100)" office:value-type="float" office:value="3.65161979408917" calcext:value-type="float">
            <text:p>3.65161979408917</text:p>
          </table:table-cell>
          <table:table-cell/>
          <table:table-cell table:style-name="ce47" table:number-columns-repeated="4"/>
          <table:table-cell table:style-name="ce63" table:formula="of:=ABS(([.L36]/[.K22])*100)" office:value-type="float" office:value="100" calcext:value-type="float">
            <text:p>100</text:p>
          </table:table-cell>
          <table:table-cell/>
          <table:table-cell table:style-name="ce47" table:number-columns-repeated="4"/>
          <table:table-cell table:style-name="ce63" table:formula="of:=ABS(([.R36]/[.Q22])*100)" office:value-type="float" office:value="11334.9875443642" calcext:value-type="float">
            <text:p>11334.9875443642</text:p>
          </table:table-cell>
        </table:table-row>
        <table:table-row table:style-name="ro1">
          <table:table-cell/>
          <table:table-cell table:style-name="Default" office:value-type="float" office:value="24.58783961" calcext:value-type="float">
            <text:p>24.58783961</text:p>
          </table:table-cell>
          <table:table-cell table:style-name="Default" office:value-type="float" office:value="11.22546192" calcext:value-type="float">
            <text:p>11.22546192</text:p>
          </table:table-cell>
          <table:table-cell table:style-name="Default" office:value-type="float" office:value="45.65124981" calcext:value-type="float">
            <text:p>45.65124981</text:p>
          </table:table-cell>
          <table:table-cell table:style-name="Default" office:value-type="float" office:value="20.18323635" calcext:value-type="float">
            <text:p>20.18323635</text:p>
          </table:table-cell>
          <table:table-cell table:style-name="Default" office:value-type="float" office:value="-31.70607303" calcext:value-type="float">
            <text:p>-31.70607303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float" office:value="29.40806113" calcext:value-type="float">
            <text:p>29.40806113</text:p>
          </table:table-cell>
          <table:table-cell table:style-name="Default" office:value-type="float" office:value="49.83431794" calcext:value-type="float">
            <text:p>49.83431794</text:p>
          </table:table-cell>
          <table:table-cell table:style-name="Default" office:value-type="float" office:value="0.31687473" calcext:value-type="float">
            <text:p>0.3168747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c p coeff</text:p>
          </table:table-cell>
          <table:table-cell table:style-name="Default" office:value-type="string" calcext:value-type="string">
            <text:p>c p exp</text:p>
          </table:table-cell>
          <table:table-cell table:style-name="Default" office:value-type="string" calcext:value-type="string">
            <text:p>h s coeff</text:p>
          </table:table-cell>
          <table:table-cell table:style-name="Default" office:value-type="string" calcext:value-type="string">
            <text:p>h s exp</text:p>
          </table:table-cell>
          <table:table-cell table:style-name="Default" office:value-type="string" calcext:value-type="string">
            <text:p>c s coeff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c s exp</text:p>
          </table:table-cell>
          <table:table-cell table:style-name="Default" office:value-type="string" calcext:value-type="string">
            <text:p>c d coeff</text:p>
          </table:table-cell>
          <table:table-cell table:style-name="Default" office:value-type="string" calcext:value-type="string">
            <text:p>c d exp</text:p>
          </table:table-cell>
          <table:table-cell table:style-name="Default" office:value-type="string" calcext:value-type="string">
            <text:p>set dist</text:p>
          </table:table-cell>
          <table:table-cell table:style-name="Default"/>
          <table:table-cell table:number-columns-repeated="12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auto_strng_newref_2</text:p>
          </table:table-cell>
          <table:table-cell table:style-name="Default" table:number-columns-repeated="4"/>
          <table:table-cell/>
          <table:table-cell office:value-type="string" calcext:value-type="string">
            <text:p>auto_strng_newref_2</text:p>
          </table:table-cell>
          <table:table-cell table:number-columns-repeated="10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/>
          <table:table-cell/>
          <table:table-cell table:style-name="ce38" table:number-columns-repeated="2"/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 table:number-columns-repeated="6"/>
        </table:table-row>
        <table:table-row table:style-name="ro1"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/>
          <table:table-cell table:style-name="ce38"/>
          <table:table-cell table:number-columns-repeated="2"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  <table:table-cell table:number-columns-repeated="6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table:style-name="ce38" office:value-type="float" office:value="-13.284" calcext:value-type="float">
            <text:p>-13.284</text:p>
          </table:table-cell>
          <table:table-cell table:number-columns-repeated="2"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3.284" calcext:value-type="float">
            <text:p>-13.284</text:p>
          </table:table-cell>
          <table:table-cell table:style-name="ce51"/>
          <table:table-cell table:number-columns-repeated="6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79.1525771222" calcext:value-type="float">
            <text:p>-79.1525771222</text:p>
          </table:table-cell>
          <table:table-cell table:style-name="ce38"/>
          <table:table-cell table:number-columns-repeated="2"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9.1525771222" calcext:value-type="float">
            <text:p>-79.1525771222</text:p>
          </table:table-cell>
          <table:table-cell table:style-name="ce38"/>
          <table:table-cell table:style-name="ce51"/>
          <table:table-cell table:number-columns-repeated="6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78.7510146256" calcext:value-type="float">
            <text:p>-78.7510146256</text:p>
          </table:table-cell>
          <table:table-cell table:style-name="ce38"/>
          <table:table-cell table:number-columns-repeated="2"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8.7510146256" calcext:value-type="float">
            <text:p>-78.7510146256</text:p>
          </table:table-cell>
          <table:table-cell table:style-name="ce38"/>
          <table:table-cell table:style-name="ce51"/>
          <table:table-cell table:number-columns-repeated="6"/>
        </table:table-row>
        <table:table-row table:style-name="ro1">
          <table:table-cell/>
          <table:table-cell table:style-name="ce38" table:number-columns-repeated="2"/>
          <table:table-cell table:style-name="ce39" table:formula="of:=[.D50]-[.D49]" office:value-type="float" office:value="0.401562496599993" calcext:value-type="float">
            <text:p>0.401562496599993</text:p>
          </table:table-cell>
          <table:table-cell table:style-name="ce39" table:formula="of:=[.D51]*conv" office:value-type="float" office:value="10.9270714957624" calcext:value-type="float">
            <text:p>10.9270714957624</text:p>
          </table:table-cell>
          <table:table-cell table:number-columns-repeated="2"/>
          <table:table-cell table:style-name="ce38" table:number-columns-repeated="2"/>
          <table:table-cell table:style-name="ce39" table:formula="of:=[.J50]-[.J49]" office:value-type="float" office:value="0.401562496599993" calcext:value-type="float">
            <text:p>0.401562496599993</text:p>
          </table:table-cell>
          <table:table-cell table:style-name="ce39" table:formula="of:=[.J51]*conv" office:value-type="float" office:value="10.9270714957624" calcext:value-type="float">
            <text:p>10.9270714957624</text:p>
          </table:table-cell>
          <table:table-cell table:style-name="ce51"/>
          <table:table-cell table:number-columns-repeated="6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78.7060607" calcext:value-type="float">
            <text:p>-78.7060607</text:p>
          </table:table-cell>
          <table:table-cell table:style-name="ce38"/>
          <table:table-cell table:number-columns-repeated="2"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8.7060607" calcext:value-type="float">
            <text:p>-78.7060607</text:p>
          </table:table-cell>
          <table:table-cell table:style-name="ce38"/>
          <table:table-cell table:style-name="ce51"/>
          <table:table-cell table:number-columns-repeated="6"/>
        </table:table-row>
        <table:table-row table:style-name="ro1">
          <table:table-cell/>
          <table:table-cell table:style-name="ce38" table:number-columns-repeated="2"/>
          <table:table-cell table:formula="of:=[.D52]-[.D49]" office:value-type="float" office:value="0.446516422200006" calcext:value-type="float">
            <text:p>0.446516422200006</text:p>
          </table:table-cell>
          <table:table-cell table:style-name="ce38" table:formula="of:=[.D53]*conv" office:value-type="float" office:value="12.1503300500487" calcext:value-type="float">
            <text:p>12.1503300500487</text:p>
          </table:table-cell>
          <table:table-cell table:number-columns-repeated="2"/>
          <table:table-cell table:style-name="ce38" table:number-columns-repeated="2"/>
          <table:table-cell table:style-name="ce38" table:formula="of:=[.J52]-[.J49]" office:value-type="float" office:value="0.446516422200006" calcext:value-type="float">
            <text:p>0.446516422200006</text:p>
          </table:table-cell>
          <table:table-cell table:style-name="ce38" table:formula="of:=[.J53]*conv" office:value-type="float" office:value="12.1503300500487" calcext:value-type="float">
            <text:p>12.1503300500487</text:p>
          </table:table-cell>
          <table:table-cell table:style-name="ce51"/>
          <table:table-cell table:number-columns-repeated="6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 7au</text:p>
          </table:table-cell>
          <table:table-cell office:value-type="float" office:value="-78.8686665629" calcext:value-type="float">
            <text:p>-78.8686665629</text:p>
          </table:table-cell>
          <table:table-cell table:style-name="ce38"/>
          <table:table-cell table:number-columns-repeated="2"/>
          <table:table-cell table:style-name="ce38"/>
          <table:table-cell table:style-name="ce38" office:value-type="string" calcext:value-type="string">
            <text:p>singlet 7au</text:p>
          </table:table-cell>
          <table:table-cell table:style-name="ce38" office:value-type="float" office:value="-78.8686665629" calcext:value-type="float">
            <text:p>-78.8686665629</text:p>
          </table:table-cell>
          <table:table-cell table:style-name="ce38"/>
          <table:table-cell table:style-name="ce51"/>
          <table:table-cell table:number-columns-repeated="6"/>
        </table:table-row>
        <table:table-row table:style-name="ro1">
          <table:table-cell/>
          <table:table-cell table:style-name="ce38" table:number-columns-repeated="2"/>
          <table:table-cell table:formula="of:=[.D54]-[.D49]" office:value-type="float" office:value="0.283910559299997" calcext:value-type="float">
            <text:p>0.283910559299997</text:p>
          </table:table-cell>
          <table:table-cell table:style-name="ce38" table:formula="of:=[.D55]*conv" office:value-type="float" office:value="7.72559939272227" calcext:value-type="float">
            <text:p>7.72559939272227</text:p>
          </table:table-cell>
          <table:table-cell table:number-columns-repeated="2"/>
          <table:table-cell table:style-name="ce38" table:number-columns-repeated="2"/>
          <table:table-cell table:style-name="ce38" table:formula="of:=[.J54]-[.J49]" office:value-type="float" office:value="0.283910559299997" calcext:value-type="float">
            <text:p>0.283910559299997</text:p>
          </table:table-cell>
          <table:table-cell table:style-name="ce38" table:formula="of:=[.J55]*conv" office:value-type="float" office:value="7.72559939272227" calcext:value-type="float">
            <text:p>7.72559939272227</text:p>
          </table:table-cell>
          <table:table-cell table:style-name="ce51"/>
          <table:table-cell table:number-columns-repeated="6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 10au</text:p>
          </table:table-cell>
          <table:table-cell office:value-type="float" office:value="-78.8000489064" calcext:value-type="float">
            <text:p>-78.8000489064</text:p>
          </table:table-cell>
          <table:table-cell table:style-name="ce38"/>
          <table:table-cell table:number-columns-repeated="2"/>
          <table:table-cell table:style-name="ce38"/>
          <table:table-cell table:style-name="ce38" office:value-type="string" calcext:value-type="string">
            <text:p>singlet 10au</text:p>
          </table:table-cell>
          <table:table-cell table:style-name="ce38" office:value-type="float" office:value="-78.8000489064" calcext:value-type="float">
            <text:p>-78.8000489064</text:p>
          </table:table-cell>
          <table:table-cell table:style-name="ce38"/>
          <table:table-cell table:style-name="ce51"/>
          <table:table-cell table:number-columns-repeated="6"/>
        </table:table-row>
        <table:table-row table:style-name="ro1">
          <table:table-cell/>
          <table:table-cell table:style-name="ce38" table:number-columns-repeated="2"/>
          <table:table-cell table:formula="of:=[.D56]-[.D49]" office:value-type="float" office:value="0.352528215800007" calcext:value-type="float">
            <text:p>0.352528215800007</text:p>
          </table:table-cell>
          <table:table-cell table:style-name="ce38" table:formula="of:=[.D57]*conv" office:value-type="float" office:value="9.59278082723296" calcext:value-type="float">
            <text:p>9.59278082723296</text:p>
          </table:table-cell>
          <table:table-cell table:number-columns-repeated="2"/>
          <table:table-cell table:style-name="ce38" table:number-columns-repeated="2"/>
          <table:table-cell table:style-name="ce38" table:formula="of:=[.J56]-[.J49]" office:value-type="float" office:value="0.352528215800007" calcext:value-type="float">
            <text:p>0.352528215800007</text:p>
          </table:table-cell>
          <table:table-cell table:style-name="ce38" table:formula="of:=[.J57]*conv" office:value-type="float" office:value="9.59278082723296" calcext:value-type="float">
            <text:p>9.59278082723296</text:p>
          </table:table-cell>
          <table:table-cell table:style-name="ce51"/>
          <table:table-cell table:number-columns-repeated="6"/>
        </table:table-row>
        <table:table-row table:style-name="ro1">
          <table:table-cell/>
          <table:table-cell table:style-name="ce55" table:number-columns-repeated="5"/>
          <table:table-cell/>
          <table:table-cell table:style-name="ce55" table:number-columns-repeated="5"/>
          <table:table-cell table:number-columns-repeated="6"/>
        </table:table-row>
        <table:table-row table:style-name="ro1">
          <table:table-cell/>
          <table:table-cell table:style-name="ce68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7"/>
          <table:table-cell/>
          <table:table-cell table:style-name="ce55"/>
          <table:table-cell/>
          <table:table-cell table:style-name="ce68" office:value-type="string" calcext:value-type="string">
            <text:p>Ethane</text:p>
          </table:table-cell>
          <table:table-cell table:style-name="ce47" office:value-type="string" calcext:value-type="string">
            <text:p><text:s/>(eclipsed)</text:p>
          </table:table-cell>
          <table:table-cell table:style-name="ce47" table:number-columns-repeated="2"/>
          <table:table-cell table:style-name="ce55"/>
          <table:table-cell table:number-columns-repeated="6"/>
        </table:table-row>
        <table:table-row table:style-name="ro1"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office:value-type="float" office:value="-13.9494" calcext:value-type="float">
            <text:p>-13.9494</text:p>
          </table:table-cell>
          <table:table-cell table:style-name="ce70" table:formula="of:=[.E48]-[.E60]" office:value-type="float" office:value="0.6654" calcext:value-type="float">
            <text:p>0.6654</text:p>
          </table:table-cell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3.284" calcext:value-type="float">
            <text:p>-13.284</text:p>
          </table:table-cell>
          <table:table-cell table:style-name="ce70" table:formula="of:=[.K48]-[.K6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39.55794569411" calcext:value-type="float">
            <text:p>-39.55794569411</text:p>
          </table:table-cell>
          <table:table-cell/>
          <table:table-cell table:style-name="ce63" table:formula="of:=ABS(([.F60]/[.E48])*100)" office:value-type="float" office:value="5.00903342366757" calcext:value-type="float">
            <text:p>5.00903342366757</text:p>
          </table:table-cell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39.53799017783" calcext:value-type="float">
            <text:p>-39.53799017783</text:p>
          </table:table-cell>
          <table:table-cell table:style-name="ce47"/>
          <table:table-cell table:style-name="ce63" table:formula="of:=ABS(([.L60]/[.K48])*10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39.19391952798" calcext:value-type="float">
            <text:p>-39.19391952798</text:p>
          </table:table-cell>
          <table:table-cell/>
          <table:table-cell table:style-name="ce47"/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39.13157633921" calcext:value-type="float">
            <text:p>-39.13157633921</text:p>
          </table:table-cell>
          <table:table-cell table:style-name="ce47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68" table:formula="of:=[.D62]-[.D61]" office:value-type="float" office:value="0.364026166130003" calcext:value-type="float">
            <text:p>0.364026166130003</text:p>
          </table:table-cell>
          <table:table-cell table:style-name="ce68" table:formula="of:=[.D63]*conv" office:value-type="float" office:value="9.90565597462439" calcext:value-type="float">
            <text:p>9.90565597462439</text:p>
          </table:table-cell>
          <table:table-cell table:style-name="ce70" table:formula="of:=[.E51]-[.E63]" office:value-type="float" office:value="1.02141552113797" calcext:value-type="float">
            <text:p>1.02141552113797</text:p>
          </table:table-cell>
          <table:table-cell/>
          <table:table-cell table:style-name="ce47" table:number-columns-repeated="2"/>
          <table:table-cell table:style-name="ce68" table:formula="of:=[.J62]-[.J61]" office:value-type="float" office:value="0.406413838619997" calcext:value-type="float">
            <text:p>0.406413838619997</text:p>
          </table:table-cell>
          <table:table-cell table:style-name="ce68" table:formula="of:=[.J63]*conv" office:value-type="float" office:value="11.0590832288097" calcext:value-type="float">
            <text:p>11.0590832288097</text:p>
          </table:table-cell>
          <table:table-cell table:style-name="ce70" table:formula="of:=[.K51]-[.K63]" office:value-type="float" office:value="-0.132011733047332" calcext:value-type="float">
            <text:p>-0.13201173304733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63]/[.E51])*100)" office:value-type="float" office:value="9.34756875649699" calcext:value-type="float">
            <text:p>9.34756875649699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L63]/[.K51])*100)" office:value-type="float" office:value="1.2081163109304" calcext:value-type="float">
            <text:p>1.2081163109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39.11236590351" calcext:value-type="float">
            <text:p>-39.11236590351</text:p>
          </table:table-cell>
          <table:table-cell/>
          <table:table-cell table:style-name="ce63"/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39.08081622801" calcext:value-type="float">
            <text:p>-39.08081622801</text:p>
          </table:table-cell>
          <table:table-cell table:style-name="ce47"/>
          <table:table-cell table:style-name="ce63"/>
          <table:table-cell table:number-columns-repeated="6"/>
        </table:table-row>
        <table:table-row table:style-name="ro1">
          <table:table-cell table:number-columns-repeated="3"/>
          <table:table-cell table:style-name="ce47" table:formula="of:=[.D65]-[.D61]" office:value-type="float" office:value="0.4455797906" calcext:value-type="float">
            <text:p>0.4455797906</text:p>
          </table:table-cell>
          <table:table-cell table:formula="of:=[.D66]*conv" office:value-type="float" office:value="12.1248430074461" calcext:value-type="float">
            <text:p>12.1248430074461</text:p>
          </table:table-cell>
          <table:table-cell table:style-name="ce70" table:formula="of:=[.E66]-[.E53]" office:value-type="float" office:value="-0.0254870426025988" calcext:value-type="float">
            <text:p>-0.025487042602599</text:p>
          </table:table-cell>
          <table:table-cell/>
          <table:table-cell table:style-name="ce47" table:number-columns-repeated="2"/>
          <table:table-cell table:style-name="ce47" table:formula="of:=[.J65]-[.J61]" office:value-type="float" office:value="0.457173949819996" calcext:value-type="float">
            <text:p>0.457173949819996</text:p>
          </table:table-cell>
          <table:table-cell table:style-name="ce47" table:formula="of:=[.J66]*conv" office:value-type="float" office:value="12.4403361319356" calcext:value-type="float">
            <text:p>12.4403361319356</text:p>
          </table:table-cell>
          <table:table-cell table:style-name="ce70" table:formula="of:=[.K66]-[.K53]" office:value-type="float" office:value="0.290006081886931" calcext:value-type="float">
            <text:p>0.29000608188693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7"/>
          <table:table-cell/>
          <table:table-cell table:style-name="ce63" table:formula="of:=ABS(([.F66]/[.E53])*100)" office:value-type="float" office:value="0.209764199800455" calcext:value-type="float">
            <text:p>0.209764199800455</text:p>
          </table:table-cell>
          <table:table-cell/>
          <table:table-cell table:style-name="ce47" table:number-columns-repeated="4"/>
          <table:table-cell table:style-name="ce63" table:formula="of:=ABS(([.L66]/[.K53])*100)" office:value-type="float" office:value="2.38681649545618" calcext:value-type="float">
            <text:p>2.386816495456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inglet 7au</text:p>
          </table:table-cell>
          <table:table-cell table:style-name="ce58" office:value-type="float" office:value="-39.27234148594" calcext:value-type="float">
            <text:p>-39.27234148594</text:p>
          </table:table-cell>
          <table:table-cell/>
          <table:table-cell table:style-name="ce63"/>
          <table:table-cell/>
          <table:table-cell table:style-name="ce47"/>
          <table:table-cell table:style-name="ce47" office:value-type="string" calcext:value-type="string">
            <text:p>singlet 7au</text:p>
          </table:table-cell>
          <table:table-cell table:style-name="ce58" office:value-type="float" office:value="-39.26060432322" calcext:value-type="float">
            <text:p>-39.26060432322</text:p>
          </table:table-cell>
          <table:table-cell table:style-name="ce47"/>
          <table:table-cell table:style-name="ce63"/>
          <table:table-cell table:number-columns-repeated="6"/>
        </table:table-row>
        <table:table-row table:style-name="ro1">
          <table:table-cell table:number-columns-repeated="3"/>
          <table:table-cell table:style-name="ce47" table:formula="of:=[.D68]-[.D61]" office:value-type="float" office:value="0.285604208170007" calcext:value-type="float">
            <text:p>0.285604208170007</text:p>
          </table:table-cell>
          <table:table-cell table:formula="of:=[.D69]*conv" office:value-type="float" office:value="7.7716859233321" calcext:value-type="float">
            <text:p>7.7716859233321</text:p>
          </table:table-cell>
          <table:table-cell table:style-name="ce70" table:formula="of:=[.E55]-[.E69]" office:value-type="float" office:value="-0.0460865306098235" calcext:value-type="float">
            <text:p>-0.046086530609824</text:p>
          </table:table-cell>
          <table:table-cell/>
          <table:table-cell table:style-name="ce47" table:number-columns-repeated="2"/>
          <table:table-cell table:style-name="ce47" table:formula="of:=[.J68]-[.J61]" office:value-type="float" office:value="0.277385854609996" calcext:value-type="float">
            <text:p>0.277385854609996</text:p>
          </table:table-cell>
          <table:table-cell table:style-name="ce47" table:formula="of:=[.J69]*conv" office:value-type="float" office:value="7.5480531446537" calcext:value-type="float">
            <text:p>7.5480531446537</text:p>
          </table:table-cell>
          <table:table-cell table:style-name="ce70" table:formula="of:=[.K55]-[.K69]" office:value-type="float" office:value="0.177546248068577" calcext:value-type="float">
            <text:p>0.1775462480685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inglet 10au</text:p>
          </table:table-cell>
          <table:table-cell table:style-name="ce58" office:value-type="float" office:value="-39.4751361003" calcext:value-type="float">
            <text:p>-39.4751361003</text:p>
          </table:table-cell>
          <table:table-cell/>
          <table:table-cell table:style-name="ce63" table:formula="of:=ABS(([.F69]/[.E55])*100)" office:value-type="float" office:value="0.596543106457711" calcext:value-type="float">
            <text:p>0.596543106457711</text:p>
          </table:table-cell>
          <table:table-cell/>
          <table:table-cell table:style-name="ce47"/>
          <table:table-cell table:style-name="ce47" office:value-type="string" calcext:value-type="string">
            <text:p>singlet 10au</text:p>
          </table:table-cell>
          <table:table-cell table:style-name="ce58"/>
          <table:table-cell table:style-name="ce47"/>
          <table:table-cell table:style-name="ce63" table:formula="of:=ABS(([.L69]/[.K55])*100)" office:value-type="float" office:value="2.29815499151859" calcext:value-type="float">
            <text:p>2.29815499151859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7" table:formula="of:=[.D70]-[.D61]" office:value-type="float" office:value="0.0828095938100049" calcext:value-type="float">
            <text:p>0.082809593810005</text:p>
          </table:table-cell>
          <table:table-cell table:formula="of:=[.D71]*conv" office:value-type="float" office:value="2.25336369745286" calcext:value-type="float">
            <text:p>2.25336369745286</text:p>
          </table:table-cell>
          <table:table-cell table:style-name="ce70" table:formula="of:=[.E57]-[.E71]" office:value-type="float" office:value="7.3394171297801" calcext:value-type="float">
            <text:p>7.3394171297801</text:p>
          </table:table-cell>
          <table:table-cell/>
          <table:table-cell table:style-name="ce47" table:number-columns-repeated="2"/>
          <table:table-cell table:style-name="ce47" table:formula="of:=[.J70]-[.J61]" office:value-type="float" office:value="39.53799017783" calcext:value-type="float">
            <text:p>39.53799017783</text:p>
          </table:table-cell>
          <table:table-cell table:style-name="ce47" table:formula="of:=[.J71]*conv" office:value-type="float" office:value="1075.88345308616" calcext:value-type="float">
            <text:p>1075.88345308616</text:p>
          </table:table-cell>
          <table:table-cell table:style-name="ce70" table:formula="of:=[.K57]-[.K71]" office:value-type="float" office:value="-1066.29067225892" calcext:value-type="float">
            <text:p>-1066.2906722589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7"/>
          <table:table-cell/>
          <table:table-cell table:style-name="ce63" table:formula="of:=ABS(([.F71]/[.E57])*100)" office:value-type="float" office:value="76.5097969187852" calcext:value-type="float">
            <text:p>76.5097969187852</text:p>
          </table:table-cell>
          <table:table-cell/>
          <table:table-cell table:style-name="ce47" table:number-columns-repeated="4"/>
          <table:table-cell table:style-name="ce63" table:formula="of:=ABS(([.L71]/[.K57])*100)" office:value-type="float" office:value="11115.5533672971" calcext:value-type="float">
            <text:p>11115.5533672971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6.87011631" calcext:value-type="float">
            <text:p>6.87011631</text:p>
          </table:table-cell>
          <table:table-cell table:style-name="Default" office:value-type="float" office:value="14.22300988" calcext:value-type="float">
            <text:p>14.22300988</text:p>
          </table:table-cell>
          <table:table-cell table:style-name="Default" office:value-type="float" office:value="28.22590063" calcext:value-type="float">
            <text:p>28.22590063</text:p>
          </table:table-cell>
          <table:table-cell table:style-name="Default" office:value-type="float" office:value="27.64012927" calcext:value-type="float">
            <text:p>27.64012927</text:p>
          </table:table-cell>
          <table:table-cell table:style-name="Default" office:value-type="float" office:value="-15.79052116" calcext:value-type="float">
            <text:p>-15.79052116</text:p>
          </table:table-cell>
          <table:table-cell/>
          <table:table-cell office:value-type="float" office:value="-18.169307" calcext:value-type="float">
            <text:p>-18.169307</text:p>
          </table:table-cell>
          <table:table-cell office:value-type="float" office:value="5.8988675" calcext:value-type="float">
            <text:p>5.8988675</text:p>
          </table:table-cell>
          <table:table-cell office:value-type="float" office:value="24.13269943" calcext:value-type="float">
            <text:p>24.13269943</text:p>
          </table:table-cell>
          <table:table-cell office:value-type="float" office:value="16.67738493" calcext:value-type="float">
            <text:p>16.67738493</text:p>
          </table:table-cell>
          <table:table-cell office:value-type="float" office:value="3.13711692" calcext:value-type="float">
            <text:p>3.13711692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1.7108323" calcext:value-type="float">
            <text:p>11.7108323</text:p>
          </table:table-cell>
          <table:table-cell table:style-name="Default" office:value-type="float" office:value="6.36149636" calcext:value-type="float">
            <text:p>6.36149636</text:p>
          </table:table-cell>
          <table:table-cell table:style-name="Default" office:value-type="float" office:value="0.12150554" calcext:value-type="float">
            <text:p>0.12150554</text:p>
          </table:table-cell>
          <table:table-cell table:style-name="Default" office:value-type="float" office:value="0.9999994" calcext:value-type="float">
            <text:p>0.9999994</text:p>
          </table:table-cell>
          <table:table-cell table:style-name="Default"/>
          <table:table-cell/>
          <table:table-cell office:value-type="float" office:value="8.05925145" calcext:value-type="float">
            <text:p>8.05925145</text:p>
          </table:table-cell>
          <table:table-cell office:value-type="float" office:value="22.82190904" calcext:value-type="float">
            <text:p>22.82190904</text:p>
          </table:table-cell>
          <table:table-cell office:value-type="float" office:value="0.20578496" calcext:value-type="float">
            <text:p>0.20578496</text:p>
          </table:table-cell>
          <table:table-cell office:value-type="float" office:value="0.76993929" calcext:value-type="float">
            <text:p>0.76993929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c p coeff</text:p>
          </table:table-cell>
          <table:table-cell table:style-name="Default" office:value-type="string" calcext:value-type="string">
            <text:p>c p exp</text:p>
          </table:table-cell>
          <table:table-cell table:style-name="Default" office:value-type="string" calcext:value-type="string">
            <text:p>h s coeff</text:p>
          </table:table-cell>
          <table:table-cell table:style-name="Default" office:value-type="string" calcext:value-type="string">
            <text:p>h s exp</text:p>
          </table:table-cell>
          <table:table-cell table:style-name="Default" office:value-type="string" calcext:value-type="string">
            <text:p>c s coeff</text:p>
          </table:table-cell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c s exp</text:p>
          </table:table-cell>
          <table:table-cell table:style-name="Default" office:value-type="string" calcext:value-type="string">
            <text:p>c d coeff</text:p>
          </table:table-cell>
          <table:table-cell table:style-name="Default" office:value-type="string" calcext:value-type="string">
            <text:p>c d exp</text:p>
          </table:table-cell>
          <table:table-cell table:style-name="Default" office:value-type="string" calcext:value-type="string">
            <text:p>set dist</text:p>
          </table:table-cell>
          <table:table-cell table:style-name="Default"/>
          <table:table-cell/>
          <table:table-cell office:value-type="string" calcext:value-type="string">
            <text:p>c s exp</text:p>
          </table:table-cell>
          <table:table-cell office:value-type="string" calcext:value-type="string">
            <text:p>c d coeff</text:p>
          </table:table-cell>
          <table:table-cell office:value-type="string" calcext:value-type="string">
            <text:p>c d exp</text:p>
          </table:table-cell>
          <table:table-cell office:value-type="string" calcext:value-type="string">
            <text:p>set dist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auto_strngnod_newref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/>
          <table:table-cell/>
          <table:table-cell table:style-name="ce38" table:number-columns-repeated="2"/>
          <table:table-cell table:number-columns-repeated="12"/>
        </table:table-row>
        <table:table-row table:style-name="ro1"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/>
          <table:table-cell table:style-name="ce38"/>
          <table:table-cell table:number-columns-repeated="13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table:style-name="ce38" office:value-type="float" office:value="-13.284" calcext:value-type="float">
            <text:p>-13.284</text:p>
          </table:table-cell>
          <table:table-cell table:number-columns-repeated="13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79.1525771222" calcext:value-type="float">
            <text:p>-79.1525771222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78.7510146256" calcext:value-type="float">
            <text:p>-78.7510146256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 table:number-columns-repeated="2"/>
          <table:table-cell table:style-name="ce39" table:formula="of:=[.D83]-[.D82]" office:value-type="float" office:value="0.401562496599993" calcext:value-type="float">
            <text:p>0.401562496599993</text:p>
          </table:table-cell>
          <table:table-cell table:style-name="ce39" table:formula="of:=[.D84]*conv" office:value-type="float" office:value="10.9270714957624" calcext:value-type="float">
            <text:p>10.9270714957624</text:p>
          </table:table-cell>
          <table:table-cell table:number-columns-repeated="13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78.7060607" calcext:value-type="float">
            <text:p>-78.7060607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 table:number-columns-repeated="2"/>
          <table:table-cell table:formula="of:=[.D85]-[.D82]" office:value-type="float" office:value="0.446516422200006" calcext:value-type="float">
            <text:p>0.446516422200006</text:p>
          </table:table-cell>
          <table:table-cell table:style-name="ce38" table:formula="of:=[.D86]*conv" office:value-type="float" office:value="12.1503300500487" calcext:value-type="float">
            <text:p>12.1503300500487</text:p>
          </table:table-cell>
          <table:table-cell table:number-columns-repeated="13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 7au</text:p>
          </table:table-cell>
          <table:table-cell office:value-type="float" office:value="-78.8686665629" calcext:value-type="float">
            <text:p>-78.8686665629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 table:number-columns-repeated="2"/>
          <table:table-cell table:formula="of:=[.D87]-[.D82]" office:value-type="float" office:value="0.283910559299997" calcext:value-type="float">
            <text:p>0.283910559299997</text:p>
          </table:table-cell>
          <table:table-cell table:style-name="ce38" table:formula="of:=[.D88]*conv" office:value-type="float" office:value="7.72559939272227" calcext:value-type="float">
            <text:p>7.72559939272227</text:p>
          </table:table-cell>
          <table:table-cell table:number-columns-repeated="13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 10au</text:p>
          </table:table-cell>
          <table:table-cell office:value-type="float" office:value="-78.8000489064" calcext:value-type="float">
            <text:p>-78.8000489064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 table:number-columns-repeated="2"/>
          <table:table-cell table:formula="of:=[.D89]-[.D82]" office:value-type="float" office:value="0.352528215800007" calcext:value-type="float">
            <text:p>0.352528215800007</text:p>
          </table:table-cell>
          <table:table-cell table:style-name="ce38" table:formula="of:=[.D90]*conv" office:value-type="float" office:value="9.59278082723296" calcext:value-type="float">
            <text:p>9.59278082723296</text:p>
          </table:table-cell>
          <table:table-cell table:number-columns-repeated="13"/>
        </table:table-row>
        <table:table-row table:style-name="ro1">
          <table:table-cell/>
          <table:table-cell table:style-name="ce55" table:number-columns-repeated="5"/>
          <table:table-cell table:number-columns-repeated="12"/>
        </table:table-row>
        <table:table-row table:style-name="ro1">
          <table:table-cell/>
          <table:table-cell table:style-name="ce68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7"/>
          <table:table-cell/>
          <table:table-cell table:style-name="ce55"/>
          <table:table-cell table:number-columns-repeated="12"/>
        </table:table-row>
        <table:table-row table:style-name="ro1"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office:value-type="float" office:value="-16.0525" calcext:value-type="float">
            <text:p>-16.0525</text:p>
          </table:table-cell>
          <table:table-cell table:style-name="ce70" table:formula="of:=[.E81]-[.E93]" office:value-type="float" office:value="2.7685" calcext:value-type="float">
            <text:p>2.76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39.44043286643" calcext:value-type="float">
            <text:p>-39.44043286643</text:p>
          </table:table-cell>
          <table:table-cell/>
          <table:table-cell table:style-name="ce63" table:formula="of:=ABS(([.F93]/[.E81])*100)" office:value-type="float" office:value="20.8408611863896" calcext:value-type="float">
            <text:p>20.840861186389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39.03894033777" calcext:value-type="float">
            <text:p>-39.03894033777</text:p>
          </table:table-cell>
          <table:table-cell/>
          <table:table-cell table:style-name="ce47"/>
          <table:table-cell table:number-columns-repeated="12"/>
        </table:table-row>
        <table:table-row table:style-name="ro1">
          <table:table-cell table:number-columns-repeated="3"/>
          <table:table-cell table:style-name="ce68" table:formula="of:=[.D95]-[.D94]" office:value-type="float" office:value="0.40149252866" calcext:value-type="float">
            <text:p>0.40149252866</text:p>
          </table:table-cell>
          <table:table-cell table:style-name="ce68" table:formula="of:=[.D96]*conv" office:value-type="float" office:value="10.9251675712445" calcext:value-type="float">
            <text:p>10.9251675712445</text:p>
          </table:table-cell>
          <table:table-cell table:style-name="ce70" table:formula="of:=[.E84]-[.E96]" office:value-type="float" office:value="0.00190392451781918" calcext:value-type="float">
            <text:p>0.001903924517819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96]/[.E84])*100)" office:value-type="float" office:value="0.0174239229473106" calcext:value-type="float">
            <text:p>0.0174239229473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38.9902573822" calcext:value-type="float">
            <text:p>-38.9902573822</text:p>
          </table:table-cell>
          <table:table-cell/>
          <table:table-cell table:style-name="ce63"/>
          <table:table-cell table:number-columns-repeated="12"/>
        </table:table-row>
        <table:table-row table:style-name="ro1">
          <table:table-cell table:number-columns-repeated="3"/>
          <table:table-cell table:style-name="ce47" table:formula="of:=[.D98]-[.D94]" office:value-type="float" office:value="0.450175484230002" calcext:value-type="float">
            <text:p>0.450175484230002</text:p>
          </table:table-cell>
          <table:table-cell table:formula="of:=[.D99]*conv" office:value-type="float" office:value="12.2498981938563" calcext:value-type="float">
            <text:p>12.2498981938563</text:p>
          </table:table-cell>
          <table:table-cell table:style-name="ce70" table:formula="of:=[.E99]-[.E86]" office:value-type="float" office:value="0.0995681438075753" calcext:value-type="float">
            <text:p>0.099568143807575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7"/>
          <table:table-cell/>
          <table:table-cell table:style-name="ce63" table:formula="of:=ABS(([.F99]/[.E86])*100)" office:value-type="float" office:value="0.819468634987214" calcext:value-type="float">
            <text:p>0.8194686349872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nglet 7au</text:p>
          </table:table-cell>
          <table:table-cell table:style-name="ce58" office:value-type="float" office:value="-39.15651818974" calcext:value-type="float">
            <text:p>-39.15651818974</text:p>
          </table:table-cell>
          <table:table-cell/>
          <table:table-cell table:style-name="ce63"/>
          <table:table-cell table:number-columns-repeated="12"/>
        </table:table-row>
        <table:table-row table:style-name="ro1">
          <table:table-cell table:number-columns-repeated="3"/>
          <table:table-cell table:style-name="ce47" table:formula="of:=[.D101]-[.D94]" office:value-type="float" office:value="0.283914676690003" calcext:value-type="float">
            <text:p>0.283914676690003</text:p>
          </table:table-cell>
          <table:table-cell table:formula="of:=[.D102]*conv" office:value-type="float" office:value="7.72571143260486" calcext:value-type="float">
            <text:p>7.72571143260486</text:p>
          </table:table-cell>
          <table:table-cell table:style-name="ce70" table:formula="of:=[.E88]-[.E102]" office:value-type="float" office:value="-0.000112039882584902" calcext:value-type="float">
            <text:p>-0.0001120398825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nglet 10au</text:p>
          </table:table-cell>
          <table:table-cell table:style-name="ce58" office:value-type="float" office:value="-39.12539907981" calcext:value-type="float">
            <text:p>-39.12539907981</text:p>
          </table:table-cell>
          <table:table-cell/>
          <table:table-cell table:style-name="ce63" table:formula="of:=ABS(([.F102]/[.E88])*100)" office:value-type="float" office:value="0.00145024194097415" calcext:value-type="float">
            <text:p>0.001450241940974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7" table:formula="of:=[.D103]-[.D94]" office:value-type="float" office:value="0.315033786619999" calcext:value-type="float">
            <text:p>0.315033786619999</text:p>
          </table:table-cell>
          <table:table-cell table:formula="of:=[.D104]*conv" office:value-type="float" office:value="8.57250549820775" calcext:value-type="float">
            <text:p>8.57250549820775</text:p>
          </table:table-cell>
          <table:table-cell table:style-name="ce70" table:formula="of:=[.E90]-[.E104]" office:value-type="float" office:value="1.02027532902521" calcext:value-type="float">
            <text:p>1.0202753290252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7"/>
          <table:table-cell/>
          <table:table-cell table:style-name="ce63" table:formula="of:=ABS(([.F104]/[.E90])*100)" office:value-type="float" office:value="10.635866151854" calcext:value-type="float">
            <text:p>10.635866151854</text:p>
          </table:table-cell>
          <table:table-cell table:number-columns-repeated="12"/>
        </table:table-row>
        <table:table-row table:style-name="ro1">
          <table:table-cell/>
          <table:table-cell table:style-name="ce57" office:value-type="float" office:value="2.64839145" calcext:value-type="float">
            <text:p>2.64839</text:p>
          </table:table-cell>
          <table:table-cell table:style-name="ce57" office:value-type="float" office:value="0.001" calcext:value-type="float">
            <text:p>0.00100</text:p>
          </table:table-cell>
          <table:table-cell table:style-name="ce57" office:value-type="float" office:value="26.385558" calcext:value-type="float">
            <text:p>26.38556</text:p>
          </table:table-cell>
          <table:table-cell table:style-name="ce57" office:value-type="float" office:value="49.9866855" calcext:value-type="float">
            <text:p>49.98669</text:p>
          </table:table-cell>
          <table:table-cell table:style-name="ce57" office:value-type="float" office:value="-17.1619756" calcext:value-type="float">
            <text:p>-17.16198</text:p>
          </table:table-cell>
          <table:table-cell table:number-columns-repeated="12"/>
        </table:table-row>
        <table:table-row table:style-name="ro1">
          <table:table-cell/>
          <table:table-cell table:style-name="ce57" office:value-type="float" office:value="14.3286485" calcext:value-type="float">
            <text:p>14.32865</text:p>
          </table:table-cell>
          <table:table-cell table:style-name="ce57" office:value-type="float" office:value="0.983510852" calcext:value-type="float">
            <text:p>0.98351</text:p>
          </table:table-cell>
          <table:table-cell table:style-name="ce57" table:number-columns-repeated="3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c p coeff</text:p>
          </table:table-cell>
          <table:table-cell table:style-name="Default" office:value-type="string" calcext:value-type="string">
            <text:p>c p exp</text:p>
          </table:table-cell>
          <table:table-cell table:style-name="Default" office:value-type="string" calcext:value-type="string">
            <text:p>h s coeff</text:p>
          </table:table-cell>
          <table:table-cell table:style-name="Default" office:value-type="string" calcext:value-type="string">
            <text:p>h s exp</text:p>
          </table:table-cell>
          <table:table-cell table:style-name="Default" office:value-type="string" calcext:value-type="string">
            <text:p>c s coeff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c s exp</text:p>
          </table:table-cell>
          <table:table-cell table:style-name="Default" office:value-type="string" calcext:value-type="string">
            <text:p>set dist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auto_st_1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/>
          <table:table-cell/>
          <table:table-cell table:style-name="ce38" table:number-columns-repeated="2"/>
          <table:table-cell table:number-columns-repeated="12"/>
        </table:table-row>
        <table:table-row table:style-name="ro1"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/>
          <table:table-cell table:style-name="ce38"/>
          <table:table-cell table:number-columns-repeated="13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table:style-name="ce38" office:value-type="float" office:value="-13.284" calcext:value-type="float">
            <text:p>-13.284</text:p>
          </table:table-cell>
          <table:table-cell table:number-columns-repeated="13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79.1525771133" calcext:value-type="float">
            <text:p>-79.1525771133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78.7510146256" calcext:value-type="float">
            <text:p>-78.7510146256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 table:number-columns-repeated="2"/>
          <table:table-cell table:style-name="ce39" table:formula="of:=[.D116]-[.D115]" office:value-type="float" office:value="0.401562487699991" calcext:value-type="float">
            <text:p>0.401562487699991</text:p>
          </table:table-cell>
          <table:table-cell table:style-name="ce39" table:formula="of:=[.D117]*conv" office:value-type="float" office:value="10.927071253581" calcext:value-type="float">
            <text:p>10.927071253581</text:p>
          </table:table-cell>
          <table:table-cell table:number-columns-repeated="13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78.7060607" calcext:value-type="float">
            <text:p>-78.7060607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 table:number-columns-repeated="2"/>
          <table:table-cell table:formula="of:=[.D118]-[.D115]" office:value-type="float" office:value="0.446516413300003" calcext:value-type="float">
            <text:p>0.446516413300003</text:p>
          </table:table-cell>
          <table:table-cell table:style-name="ce38" table:formula="of:=[.D119]*conv" office:value-type="float" office:value="12.1503298078673" calcext:value-type="float">
            <text:p>12.1503298078673</text:p>
          </table:table-cell>
          <table:table-cell table:number-columns-repeated="13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 7au</text:p>
          </table:table-cell>
          <table:table-cell office:value-type="float" office:value="-78.7785231791" calcext:value-type="float">
            <text:p>-78.7785231791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 table:number-columns-repeated="2"/>
          <table:table-cell table:formula="of:=[.D120]-[.D115]" office:value-type="float" office:value="0.374053934199992" calcext:value-type="float">
            <text:p>0.374053934199992</text:p>
          </table:table-cell>
          <table:table-cell table:style-name="ce38" table:formula="of:=[.D121]*conv" office:value-type="float" office:value="10.1785254272537" calcext:value-type="float">
            <text:p>10.1785254272537</text:p>
          </table:table-cell>
          <table:table-cell table:number-columns-repeated="13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 10au</text:p>
          </table:table-cell>
          <table:table-cell office:value-type="float" office:value="-78.7920335449" calcext:value-type="float">
            <text:p>-78.7920335449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 table:number-columns-repeated="2"/>
          <table:table-cell table:formula="of:=[.D122]-[.D115]" office:value-type="float" office:value="0.360543568400004" calcext:value-type="float">
            <text:p>0.360543568400004</text:p>
          </table:table-cell>
          <table:table-cell table:style-name="ce38" table:formula="of:=[.D123]*conv" office:value-type="float" office:value="9.81088966873457" calcext:value-type="float">
            <text:p>9.81088966873457</text:p>
          </table:table-cell>
          <table:table-cell table:number-columns-repeated="13"/>
        </table:table-row>
        <table:table-row table:style-name="ro1">
          <table:table-cell/>
          <table:table-cell table:style-name="ce55" table:number-columns-repeated="5"/>
          <table:table-cell table:number-columns-repeated="12"/>
        </table:table-row>
        <table:table-row table:style-name="ro1">
          <table:table-cell/>
          <table:table-cell table:style-name="ce68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7"/>
          <table:table-cell/>
          <table:table-cell table:style-name="ce55"/>
          <table:table-cell table:number-columns-repeated="12"/>
        </table:table-row>
        <table:table-row table:style-name="ro1"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office:value-type="float" office:value="-13.3393" calcext:value-type="float">
            <text:p>-13.3393</text:p>
          </table:table-cell>
          <table:table-cell table:style-name="ce70" table:formula="of:=[.E114]-[.E126]" office:value-type="float" office:value="0.055299999999999" calcext:value-type="float">
            <text:p>0.05529999999999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40.56268209081" calcext:value-type="float">
            <text:p>-40.56268209081</text:p>
          </table:table-cell>
          <table:table-cell/>
          <table:table-cell table:style-name="ce63" table:formula="of:=ABS(([.F126]/[.E114])*100)" office:value-type="float" office:value="0.416290274013844" calcext:value-type="float">
            <text:p>0.41629027401384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40.18239129382" calcext:value-type="float">
            <text:p>-40.18239129382</text:p>
          </table:table-cell>
          <table:table-cell/>
          <table:table-cell table:style-name="ce47"/>
          <table:table-cell table:number-columns-repeated="12"/>
        </table:table-row>
        <table:table-row table:style-name="ro1">
          <table:table-cell table:number-columns-repeated="3"/>
          <table:table-cell table:style-name="ce68" table:formula="of:=[.D128]-[.D127]" office:value-type="float" office:value="0.380290796990003" calcext:value-type="float">
            <text:p>0.380290796990003</text:p>
          </table:table-cell>
          <table:table-cell table:style-name="ce68" table:formula="of:=[.D129]*conv" office:value-type="float" office:value="10.3482390987064" calcext:value-type="float">
            <text:p>10.3482390987064</text:p>
          </table:table-cell>
          <table:table-cell table:style-name="ce70" table:formula="of:=[.E117]-[.E129]" office:value-type="float" office:value="0.578832154874547" calcext:value-type="float">
            <text:p>0.578832154874547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129]/[.E117])*100)" office:value-type="float" office:value="5.2972305336149" calcext:value-type="float">
            <text:p>5.29723053361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40.11201720746" calcext:value-type="float">
            <text:p>-40.11201720746</text:p>
          </table:table-cell>
          <table:table-cell/>
          <table:table-cell table:style-name="ce63"/>
          <table:table-cell table:number-columns-repeated="12"/>
        </table:table-row>
        <table:table-row table:style-name="ro1">
          <table:table-cell table:number-columns-repeated="3"/>
          <table:table-cell table:style-name="ce47" table:formula="of:=[.D131]-[.D127]" office:value-type="float" office:value="0.450664883350001" calcext:value-type="float">
            <text:p>0.450664883350001</text:p>
          </table:table-cell>
          <table:table-cell table:formula="of:=[.D132]*conv" office:value-type="float" office:value="12.2632154214845" calcext:value-type="float">
            <text:p>12.2632154214845</text:p>
          </table:table-cell>
          <table:table-cell table:style-name="ce70" table:formula="of:=[.E132]-[.E119]" office:value-type="float" office:value="0.112885613617227" calcext:value-type="float">
            <text:p>0.112885613617227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7"/>
          <table:table-cell/>
          <table:table-cell table:style-name="ce63" table:formula="of:=ABS(([.F132]/[.E119])*100)" office:value-type="float" office:value="0.929074481123415" calcext:value-type="float">
            <text:p>0.9290744811234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nglet 7au</text:p>
          </table:table-cell>
          <table:table-cell table:style-name="ce20" office:value-type="float" office:value="-39.5530487397" calcext:value-type="float">
            <text:p>-39.5530487397</text:p>
          </table:table-cell>
          <table:table-cell/>
          <table:table-cell table:style-name="ce63"/>
          <table:table-cell table:number-columns-repeated="12"/>
        </table:table-row>
        <table:table-row table:style-name="ro1">
          <table:table-cell table:number-columns-repeated="3"/>
          <table:table-cell table:style-name="ce47" table:formula="of:=[.D134]-[.D127]" office:value-type="float" office:value="1.00963335111" calcext:value-type="float">
            <text:p>1.00963335111</text:p>
          </table:table-cell>
          <table:table-cell table:formula="of:=[.D135]*conv" office:value-type="float" office:value="27.4735213210776" calcext:value-type="float">
            <text:p>27.4735213210776</text:p>
          </table:table-cell>
          <table:table-cell table:style-name="ce70" table:formula="of:=[.E121]-[.E135]" office:value-type="float" office:value="-17.294995893824" calcext:value-type="float">
            <text:p>-17.29499589382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nglet 10au</text:p>
          </table:table-cell>
          <table:table-cell table:style-name="ce20"/>
          <table:table-cell/>
          <table:table-cell table:style-name="ce63" table:formula="of:=ABS(([.F135]/[.E121])*100)" office:value-type="float" office:value="169.916517057721" calcext:value-type="float">
            <text:p>169.91651705772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7" table:formula="of:=[.D136]-[.D127]" office:value-type="float" office:value="40.56268209081" calcext:value-type="float">
            <text:p>40.56268209081</text:p>
          </table:table-cell>
          <table:table-cell table:formula="of:=[.D137]*conv" office:value-type="float" office:value="1103.76673872429" calcext:value-type="float">
            <text:p>1103.76673872429</text:p>
          </table:table-cell>
          <table:table-cell table:style-name="ce70" table:formula="of:=[.E123]-[.E137]" office:value-type="float" office:value="-1093.95584905556" calcext:value-type="float">
            <text:p>-1093.95584905556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7"/>
          <table:table-cell/>
          <table:table-cell table:style-name="ce63" table:formula="of:=ABS(([.F137]/[.E123])*100)" office:value-type="float" office:value="11150.4245383759" calcext:value-type="float">
            <text:p>11150.4245383759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float" office:value="-28.60789052" calcext:value-type="float">
            <text:p>-28.60789052</text:p>
          </table:table-cell>
          <table:table-cell table:style-name="Default" office:value-type="float" office:value="32.3317863" calcext:value-type="float">
            <text:p>32.3317863</text:p>
          </table:table-cell>
          <table:table-cell table:style-name="Default" office:value-type="float" office:value="42.23742301" calcext:value-type="float">
            <text:p>42.23742301</text:p>
          </table:table-cell>
          <table:table-cell table:style-name="Default" office:value-type="float" office:value="18.27895207" calcext:value-type="float">
            <text:p>18.27895207</text:p>
          </table:table-cell>
          <table:table-cell table:style-name="Default" office:value-type="float" office:value="-1.73794995" calcext:value-type="float">
            <text:p>-1.73794995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float" office:value="26.58293274" calcext:value-type="float">
            <text:p>26.58293274</text:p>
          </table:table-cell>
          <table:table-cell table:style-name="Default" office:value-type="float" office:value="-16.6872299" calcext:value-type="float">
            <text:p>-16.6872299</text:p>
          </table:table-cell>
          <table:table-cell table:style-name="Default" office:value-type="float" office:value="0.41658498" calcext:value-type="float">
            <text:p>0.41658498</text:p>
          </table:table-cell>
          <table:table-cell table:style-name="Default" office:value-type="float" office:value="0.50000019" calcext:value-type="float">
            <text:p>0.50000019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c p coeff</text:p>
          </table:table-cell>
          <table:table-cell table:style-name="Default" office:value-type="string" calcext:value-type="string">
            <text:p>c p exp</text:p>
          </table:table-cell>
          <table:table-cell table:style-name="Default" office:value-type="string" calcext:value-type="string">
            <text:p>h s coeff</text:p>
          </table:table-cell>
          <table:table-cell table:style-name="Default" office:value-type="string" calcext:value-type="string">
            <text:p>h s exp</text:p>
          </table:table-cell>
          <table:table-cell table:style-name="Default" office:value-type="string" calcext:value-type="string">
            <text:p>c s coeff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c s exp</text:p>
          </table:table-cell>
          <table:table-cell table:style-name="Default" office:value-type="string" calcext:value-type="string">
            <text:p>c d coeff</text:p>
          </table:table-cell>
          <table:table-cell table:style-name="Default" office:value-type="string" calcext:value-type="string">
            <text:p>c d exp</text:p>
          </table:table-cell>
          <table:table-cell table:style-name="Default" office:value-type="string" calcext:value-type="string">
            <text:p>set dist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strnod_frst1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/>
          <table:table-cell/>
          <table:table-cell table:style-name="ce38" table:number-columns-repeated="2"/>
          <table:table-cell table:number-columns-repeated="12"/>
        </table:table-row>
        <table:table-row table:style-name="ro1"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/>
          <table:table-cell table:style-name="ce38"/>
          <table:table-cell table:number-columns-repeated="13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table:style-name="ce38" office:value-type="float" office:value="-13.284" calcext:value-type="float">
            <text:p>-13.284</text:p>
          </table:table-cell>
          <table:table-cell table:number-columns-repeated="13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79.1525771222" calcext:value-type="float">
            <text:p>-79.1525771222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78.7510146256" calcext:value-type="float">
            <text:p>-78.7510146256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 table:number-columns-repeated="2"/>
          <table:table-cell table:style-name="ce39" table:formula="of:=[.D149]-[.D148]" office:value-type="float" office:value="0.401562496599993" calcext:value-type="float">
            <text:p>0.401562496599993</text:p>
          </table:table-cell>
          <table:table-cell table:style-name="ce39" table:formula="of:=[.D150]*conv" office:value-type="float" office:value="10.9270714957624" calcext:value-type="float">
            <text:p>10.9270714957624</text:p>
          </table:table-cell>
          <table:table-cell table:number-columns-repeated="13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78.7060607" calcext:value-type="float">
            <text:p>-78.7060607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 table:number-columns-repeated="2"/>
          <table:table-cell table:formula="of:=[.D151]-[.D148]" office:value-type="float" office:value="0.446516422200006" calcext:value-type="float">
            <text:p>0.446516422200006</text:p>
          </table:table-cell>
          <table:table-cell table:style-name="ce38" table:formula="of:=[.D152]*conv" office:value-type="float" office:value="12.1503300500487" calcext:value-type="float">
            <text:p>12.1503300500487</text:p>
          </table:table-cell>
          <table:table-cell table:number-columns-repeated="13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 7au</text:p>
          </table:table-cell>
          <table:table-cell office:value-type="float" office:value="-78.8686665629" calcext:value-type="float">
            <text:p>-78.8686665629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 table:number-columns-repeated="2"/>
          <table:table-cell table:formula="of:=[.D153]-[.D148]" office:value-type="float" office:value="0.283910559299997" calcext:value-type="float">
            <text:p>0.283910559299997</text:p>
          </table:table-cell>
          <table:table-cell table:style-name="ce38" table:formula="of:=[.D154]*conv" office:value-type="float" office:value="7.72559939272227" calcext:value-type="float">
            <text:p>7.72559939272227</text:p>
          </table:table-cell>
          <table:table-cell table:number-columns-repeated="13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 10au</text:p>
          </table:table-cell>
          <table:table-cell office:value-type="float" office:value="-78.8000489064" calcext:value-type="float">
            <text:p>-78.8000489064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 table:number-columns-repeated="2"/>
          <table:table-cell table:formula="of:=[.D155]-[.D148]" office:value-type="float" office:value="0.352528215800007" calcext:value-type="float">
            <text:p>0.352528215800007</text:p>
          </table:table-cell>
          <table:table-cell table:style-name="ce38" table:formula="of:=[.D156]*conv" office:value-type="float" office:value="9.59278082723296" calcext:value-type="float">
            <text:p>9.59278082723296</text:p>
          </table:table-cell>
          <table:table-cell table:number-columns-repeated="13"/>
        </table:table-row>
        <table:table-row table:style-name="ro1">
          <table:table-cell/>
          <table:table-cell table:style-name="ce55" table:number-columns-repeated="5"/>
          <table:table-cell table:number-columns-repeated="12"/>
        </table:table-row>
        <table:table-row table:style-name="ro1">
          <table:table-cell/>
          <table:table-cell table:style-name="ce68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7"/>
          <table:table-cell/>
          <table:table-cell table:style-name="ce55"/>
          <table:table-cell table:number-columns-repeated="12"/>
        </table:table-row>
        <table:table-row table:style-name="ro1"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office:value-type="float" office:value="-13.6605" calcext:value-type="float">
            <text:p>-13.6605</text:p>
          </table:table-cell>
          <table:table-cell table:style-name="ce70" table:formula="of:=[.E147]-[.E159]" office:value-type="float" office:value="0.3765" calcext:value-type="float">
            <text:p>0.37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40.26660734344" calcext:value-type="float">
            <text:p>-40.26660734344</text:p>
          </table:table-cell>
          <table:table-cell/>
          <table:table-cell table:style-name="ce63" table:formula="of:=ABS(([.F159]/[.E147])*100)" office:value-type="float" office:value="2.83423667570009" calcext:value-type="float">
            <text:p>2.8342366757000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39.88713060205" calcext:value-type="float">
            <text:p>-39.88713060205</text:p>
          </table:table-cell>
          <table:table-cell/>
          <table:table-cell table:style-name="ce47"/>
          <table:table-cell table:number-columns-repeated="12"/>
        </table:table-row>
        <table:table-row table:style-name="ro1">
          <table:table-cell table:number-columns-repeated="3"/>
          <table:table-cell table:style-name="ce68" table:formula="of:=[.D161]-[.D160]" office:value-type="float" office:value="0.37947674139" calcext:value-type="float">
            <text:p>0.37947674139</text:p>
          </table:table-cell>
          <table:table-cell table:style-name="ce68" table:formula="of:=[.D162]*conv" office:value-type="float" office:value="10.3260875187704" calcext:value-type="float">
            <text:p>10.3260875187704</text:p>
          </table:table-cell>
          <table:table-cell table:style-name="ce70" table:formula="of:=[.E150]-[.E162]" office:value-type="float" office:value="0.600983976991994" calcext:value-type="float">
            <text:p>0.600983976991994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162]/[.E150])*100)" office:value-type="float" office:value="5.49995465139093" calcext:value-type="float">
            <text:p>5.4999546513909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39.81629497127" calcext:value-type="float">
            <text:p>-39.81629497127</text:p>
          </table:table-cell>
          <table:table-cell/>
          <table:table-cell table:style-name="ce63"/>
          <table:table-cell table:number-columns-repeated="12"/>
        </table:table-row>
        <table:table-row table:style-name="ro1">
          <table:table-cell table:number-columns-repeated="3"/>
          <table:table-cell table:style-name="ce47" table:formula="of:=[.D164]-[.D160]" office:value-type="float" office:value="0.450312372170004" calcext:value-type="float">
            <text:p>0.450312372170004</text:p>
          </table:table-cell>
          <table:table-cell table:formula="of:=[.D165]*conv" office:value-type="float" office:value="12.2536231042251" calcext:value-type="float">
            <text:p>12.2536231042251</text:p>
          </table:table-cell>
          <table:table-cell table:style-name="ce70" table:formula="of:=[.E165]-[.E152]" office:value-type="float" office:value="0.103293054176378" calcext:value-type="float">
            <text:p>0.103293054176378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7"/>
          <table:table-cell/>
          <table:table-cell table:style-name="ce63" table:formula="of:=ABS(([.F165]/[.E152])*100)" office:value-type="float" office:value="0.850125500713983" calcext:value-type="float">
            <text:p>0.8501255007139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nglet 7au</text:p>
          </table:table-cell>
          <table:table-cell table:style-name="ce58" office:value-type="float" office:value="-39.78539166585" calcext:value-type="float">
            <text:p>-39.78539166585</text:p>
          </table:table-cell>
          <table:table-cell/>
          <table:table-cell table:style-name="ce63"/>
          <table:table-cell table:number-columns-repeated="12"/>
        </table:table-row>
        <table:table-row table:style-name="ro1">
          <table:table-cell table:number-columns-repeated="3"/>
          <table:table-cell table:style-name="ce47" table:formula="of:=[.D167]-[.D160]" office:value-type="float" office:value="0.481215677590001" calcext:value-type="float">
            <text:p>0.481215677590001</text:p>
          </table:table-cell>
          <table:table-cell table:formula="of:=[.D168]*conv" office:value-type="float" office:value="13.0945448303295" calcext:value-type="float">
            <text:p>13.0945448303295</text:p>
          </table:table-cell>
          <table:table-cell table:style-name="ce70" table:formula="of:=[.E154]-[.E168]" office:value-type="float" office:value="-5.36894543760727" calcext:value-type="float">
            <text:p>-5.368945437607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nglet 10au</text:p>
          </table:table-cell>
          <table:table-cell table:style-name="ce58"/>
          <table:table-cell/>
          <table:table-cell table:style-name="ce63" table:formula="of:=ABS(([.F168]/[.E154])*100)" office:value-type="float" office:value="69.4955195666108" calcext:value-type="float">
            <text:p>69.4955195666108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7" table:formula="of:=[.D169]-[.D160]" office:value-type="float" office:value="40.26660734344" calcext:value-type="float">
            <text:p>40.26660734344</text:p>
          </table:table-cell>
          <table:table-cell table:formula="of:=[.D170]*conv" office:value-type="float" office:value="1095.71013493287" calcext:value-type="float">
            <text:p>1095.71013493287</text:p>
          </table:table-cell>
          <table:table-cell table:style-name="ce70" table:formula="of:=[.E156]-[.E170]" office:value-type="float" office:value="-1086.11735410564" calcext:value-type="float">
            <text:p>-1086.11735410564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7"/>
          <table:table-cell/>
          <table:table-cell table:style-name="ce63" table:formula="of:=ABS(([.F170]/[.E156])*100)" office:value-type="float" office:value="11322.2367285017" calcext:value-type="float">
            <text:p>11322.2367285017</text:p>
          </table:table-cell>
          <table:table-cell table:number-columns-repeated="12"/>
        </table:table-row>
        <table:table-row table:style-name="ro1">
          <table:table-cell/>
          <table:table-cell table:style-name="ce57" office:value-type="float" office:value="6.02910428" calcext:value-type="float">
            <text:p>6.02910</text:p>
          </table:table-cell>
          <table:table-cell table:style-name="ce57" office:value-type="float" office:value="5.00566882" calcext:value-type="float">
            <text:p>5.00567</text:p>
          </table:table-cell>
          <table:table-cell table:style-name="ce57" office:value-type="float" office:value="48.80391821" calcext:value-type="float">
            <text:p>48.80392</text:p>
          </table:table-cell>
          <table:table-cell table:style-name="ce57" office:value-type="float" office:value="6.67228612" calcext:value-type="float">
            <text:p>6.67229</text:p>
          </table:table-cell>
          <table:table-cell table:style-name="ce57" office:value-type="float" office:value="-7.35887461" calcext:value-type="float">
            <text:p>-7.35887</text:p>
          </table:table-cell>
          <table:table-cell table:number-columns-repeated="12"/>
        </table:table-row>
        <table:table-row table:style-name="ro1">
          <table:table-cell/>
          <table:table-cell table:style-name="ce57" office:value-type="float" office:value="0.70990753" calcext:value-type="float">
            <text:p>0.70991</text:p>
          </table:table-cell>
          <table:table-cell table:style-name="ce57" office:value-type="float" office:value="0.52875249" calcext:value-type="float">
            <text:p>0.52875</text:p>
          </table:table-cell>
          <table:table-cell table:style-name="ce57"/>
          <table:table-cell table:style-name="Default"/>
          <table:table-cell table:style-name="ce57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c p coeff</text:p>
          </table:table-cell>
          <table:table-cell table:style-name="Default" office:value-type="string" calcext:value-type="string">
            <text:p>c p exp</text:p>
          </table:table-cell>
          <table:table-cell table:style-name="Default" office:value-type="string" calcext:value-type="string">
            <text:p>h s coeff</text:p>
          </table:table-cell>
          <table:table-cell table:style-name="Default" office:value-type="string" calcext:value-type="string">
            <text:p>h s exp</text:p>
          </table:table-cell>
          <table:table-cell table:style-name="Default" office:value-type="string" calcext:value-type="string">
            <text:p>c s coeff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c s exp</text:p>
          </table:table-cell>
          <table:table-cell table:style-name="Default" office:value-type="string" calcext:value-type="string">
            <text:p>set dist</text:p>
          </table:table-cell>
          <table:table-cell table:style-name="Default" table:number-columns-repeated="3"/>
          <table:table-cell table:number-columns-repeated="12"/>
        </table:table-row>
      </table:table>
      <table:table table:name="new sp2 2e pots" table:style-name="ta1">
        <table:table-column table:style-name="co1" table:default-cell-style-name="Default"/>
        <table:table-column table:style-name="co1" table:number-columns-repeated="2" table:default-cell-style-name="ce47"/>
        <table:table-column table:style-name="co1" table:number-columns-repeated="2" table:default-cell-style-name="ce38"/>
        <table:table-column table:style-name="co1" table:default-cell-style-name="ce51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sp3_2e_set_1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/>
        </table:table-row>
        <table:table-row table:style-name="ro1">
          <table:table-cell/>
          <table:table-cell table:style-name="ce39" office:value-type="string" calcext:value-type="string">
            <text:p>Propane</text:p>
          </table:table-cell>
          <table:table-cell table:style-name="ce38"/>
          <table:table-cell table:number-columns-repeated="3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2.821" calcext:value-type="float">
            <text:p>-12.821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118.1594301132" calcext:value-type="float">
            <text:p>-118.1594301132</text:p>
          </table:table-cell>
          <table:table-cell table:number-columns-repeated="2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117.7121765134" calcext:value-type="float">
            <text:p>-117.7121765134</text:p>
          </table:table-cell>
          <table:table-cell table:number-columns-repeated="2"/>
        </table:table-row>
        <table:table-row table:style-name="ro1">
          <table:table-cell/>
          <table:table-cell table:style-name="ce38" table:number-columns-repeated="2"/>
          <table:table-cell table:style-name="ce39" table:formula="of:=[.D8]-[.D7]" office:value-type="float" office:value="0.447253599800007" calcext:value-type="float">
            <text:p>0.447253599800007</text:p>
          </table:table-cell>
          <table:table-cell table:style-name="ce39" table:formula="of:=[.D9]*conv" office:value-type="float" office:value="12.1703896731671" calcext:value-type="float">
            <text:p>12.1703896731671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D10]*conv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117.7350756347" calcext:value-type="float">
            <text:p>-117.7350756347</text:p>
          </table:table-cell>
          <table:table-cell table:number-columns-repeated="2"/>
        </table:table-row>
        <table:table-row table:style-name="ro1">
          <table:table-cell/>
          <table:table-cell table:style-name="ce38" table:number-columns-repeated="2"/>
          <table:table-cell table:formula="of:=[.D11]-[.D7]" office:value-type="float" office:value="0.424354478500007" calcext:value-type="float">
            <text:p>0.424354478500007</text:p>
          </table:table-cell>
          <table:table-cell table:formula="of:=[.D12]*conv" office:value-type="float" office:value="11.5472728787607" calcext:value-type="float">
            <text:p>11.5472728787607</text:p>
          </table:table-cell>
          <table:table-cell/>
        </table:table-row>
        <table:table-row table:style-name="ro1">
          <table:table-cell/>
          <table:table-cell table:style-name="ce55" table:number-columns-repeated="5"/>
        </table:table-row>
        <table:table-row table:style-name="ro1">
          <table:table-cell/>
          <table:table-cell table:style-name="ce45" office:value-type="string" calcext:value-type="string">
            <text:p>Propane</text:p>
          </table:table-cell>
          <table:table-cell/>
          <table:table-cell table:style-name="ce47" table:number-columns-repeated="2"/>
          <table:table-cell table:style-name="ce55"/>
        </table:table-row>
        <table:table-row table:style-name="ro1"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821" calcext:value-type="float">
            <text:p>-12.821</text:p>
          </table:table-cell>
          <table:table-cell table:style-name="ce70" table:formula="of:=[.E6]-[.E1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81.1005266843" calcext:value-type="float">
            <text:p>-81.1005266843</text:p>
          </table:table-cell>
          <table:table-cell table:style-name="ce47"/>
          <table:table-cell table:style-name="ce63" table:formula="of:=ABS(([.F15]/[.E6])*10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80.7852004863" calcext:value-type="float">
            <text:p>-80.7852004863</text:p>
          </table:table-cell>
          <table:table-cell table:style-name="ce47" table:number-columns-repeated="2"/>
        </table:table-row>
        <table:table-row table:style-name="ro1">
          <table:table-cell table:number-columns-repeated="3"/>
          <table:table-cell table:style-name="ce68" table:formula="of:=[.D17]-[.D16]" office:value-type="float" office:value="0.315326197999994" calcext:value-type="float">
            <text:p>0.315326197999994</text:p>
          </table:table-cell>
          <table:table-cell table:style-name="ce68" table:formula="of:=[.D18]*conv" office:value-type="float" office:value="8.58046241670097" calcext:value-type="float">
            <text:p>8.58046241670097</text:p>
          </table:table-cell>
          <table:table-cell table:style-name="ce70" table:formula="of:=[.E9]-[.E18]" office:value-type="float" office:value="3.58992725646615" calcext:value-type="float">
            <text:p>3.58992725646615</text:p>
          </table:table-cell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18]/[.E9])*100)" office:value-type="float" office:value="29.4972252563211" calcext:value-type="float">
            <text:p>29.49722525632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DDFT</text:p>
          </table:table-cell>
          <table:table-cell table:style-name="ce68"/>
          <table:table-cell table:style-name="ce68" table:formula="of:=[.D20]*conv" office:value-type="float" office:value="0" calcext:value-type="float">
            <text:p>0</text:p>
          </table:table-cell>
          <table:table-cell table:style-name="ce71" table:formula="of:=[.E10]-[.E20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20]/[.E10])*100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80.71362326" calcext:value-type="float">
            <text:p>-80.71362326</text:p>
          </table:table-cell>
          <table:table-cell table:style-name="ce47"/>
          <table:table-cell table:style-name="ce63"/>
        </table:table-row>
        <table:table-row table:style-name="ro1">
          <table:table-cell table:number-columns-repeated="3"/>
          <table:table-cell table:style-name="ce47" table:formula="of:=[.D22]-[.D16]" office:value-type="float" office:value="0.386903424299987" calcext:value-type="float">
            <text:p>0.386903424299987</text:p>
          </table:table-cell>
          <table:table-cell table:style-name="ce47" table:formula="of:=[.D23]*conv" office:value-type="float" office:value="10.5281778429936" calcext:value-type="float">
            <text:p>10.5281778429936</text:p>
          </table:table-cell>
          <table:table-cell table:style-name="ce70" table:formula="of:=[.E12]-[.E23]" office:value-type="float" office:value="1.01909503576707" calcext:value-type="float">
            <text:p>1.01909503576707</text:p>
          </table:table-cell>
        </table:table-row>
        <table:table-row table:style-name="ro1">
          <table:table-cell table:number-columns-repeated="3"/>
          <table:table-cell table:style-name="ce47" table:number-columns-repeated="2"/>
          <table:table-cell table:style-name="ce63" table:formula="of:=ABS(([.F23]/[.E12])*100)" office:value-type="float" office:value="8.82541745108952" calcext:value-type="float">
            <text:p>8.82541745108952</text:p>
          </table:table-cell>
        </table:table-row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opted from sp3_2e_set_1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/>
        </table:table-row>
        <table:table-row table:style-name="ro1">
          <table:table-cell/>
          <table:table-cell table:style-name="ce39" office:value-type="string" calcext:value-type="string">
            <text:p>Propane</text:p>
          </table:table-cell>
          <table:table-cell table:style-name="ce38"/>
          <table:table-cell table:number-columns-repeated="3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2.821" calcext:value-type="float">
            <text:p>-12.821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118.1594301132" calcext:value-type="float">
            <text:p>-118.1594301132</text:p>
          </table:table-cell>
          <table:table-cell table:number-columns-repeated="2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117.7121765134" calcext:value-type="float">
            <text:p>-117.7121765134</text:p>
          </table:table-cell>
          <table:table-cell table:number-columns-repeated="2"/>
        </table:table-row>
        <table:table-row table:style-name="ro1">
          <table:table-cell/>
          <table:table-cell table:style-name="ce38" table:number-columns-repeated="2"/>
          <table:table-cell table:style-name="ce39" table:formula="of:=[.D32]-[.D31]" office:value-type="float" office:value="0.447253599800007" calcext:value-type="float">
            <text:p>0.447253599800007</text:p>
          </table:table-cell>
          <table:table-cell table:style-name="ce39" table:formula="of:=[.D33]*conv" office:value-type="float" office:value="12.1703896731671" calcext:value-type="float">
            <text:p>12.1703896731671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D34]*conv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117.7350756347" calcext:value-type="float">
            <text:p>-117.7350756347</text:p>
          </table:table-cell>
          <table:table-cell table:number-columns-repeated="2"/>
        </table:table-row>
        <table:table-row table:style-name="ro1">
          <table:table-cell/>
          <table:table-cell table:style-name="ce38" table:number-columns-repeated="2"/>
          <table:table-cell table:formula="of:=[.D35]-[.D31]" office:value-type="float" office:value="0.424354478500007" calcext:value-type="float">
            <text:p>0.424354478500007</text:p>
          </table:table-cell>
          <table:table-cell table:formula="of:=[.D36]*conv" office:value-type="float" office:value="11.5472728787607" calcext:value-type="float">
            <text:p>11.5472728787607</text:p>
          </table:table-cell>
          <table:table-cell/>
        </table:table-row>
        <table:table-row table:style-name="ro1">
          <table:table-cell/>
          <table:table-cell table:style-name="ce55" table:number-columns-repeated="5"/>
        </table:table-row>
        <table:table-row table:style-name="ro1">
          <table:table-cell/>
          <table:table-cell table:style-name="ce45" office:value-type="string" calcext:value-type="string">
            <text:p>Propane</text:p>
          </table:table-cell>
          <table:table-cell/>
          <table:table-cell table:style-name="ce47" table:number-columns-repeated="2"/>
          <table:table-cell table:style-name="ce55"/>
        </table:table-row>
        <table:table-row table:style-name="ro1"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137" office:value-type="float" office:value="-12.812" calcext:value-type="float">
            <text:p>-12.812</text:p>
          </table:table-cell>
          <table:table-cell table:style-name="ce70" table:formula="of:=[.E30]-[.E39]" office:value-type="float" office:value="-0.00900000000000034" calcext:value-type="float">
            <text:p>-0.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80.923602879" calcext:value-type="float">
            <text:p>-80.923602879</text:p>
          </table:table-cell>
          <table:table-cell table:style-name="ce47"/>
          <table:table-cell table:style-name="ce63" table:formula="of:=ABS(([.F39]/[.E30])*100)" office:value-type="float" office:value="0.0701973325013676" calcext:value-type="float">
            <text:p>0.070197332501368</text:p>
          </table:table-cell>
        </table:table-row>
        <table:table-row table:style-name="ro1"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80.56594855476" calcext:value-type="float">
            <text:p>-80.56594855476</text:p>
          </table:table-cell>
          <table:table-cell table:style-name="ce47" table:number-columns-repeated="2"/>
        </table:table-row>
        <table:table-row table:style-name="ro1">
          <table:table-cell table:number-columns-repeated="3"/>
          <table:table-cell table:style-name="ce68" table:formula="of:=[.D41]-[.D40]" office:value-type="float" office:value="0.357654324240002" calcext:value-type="float">
            <text:p>0.357654324240002</text:p>
          </table:table-cell>
          <table:table-cell table:style-name="ce68" table:formula="of:=[.D42]*conv" office:value-type="float" office:value="9.73226933498237" calcext:value-type="float">
            <text:p>9.73226933498237</text:p>
          </table:table-cell>
          <table:table-cell table:style-name="ce70" table:formula="of:=[.E33]-[.E42]" office:value-type="float" office:value="2.43812033818474" calcext:value-type="float">
            <text:p>2.43812033818474</text:p>
          </table:table-cell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42]/[.E33])*100)" office:value-type="float" office:value="20.033215070839" calcext:value-type="float">
            <text:p>20.0332150708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DDFT</text:p>
          </table:table-cell>
          <table:table-cell table:style-name="ce68"/>
          <table:table-cell table:style-name="ce68" table:formula="of:=[.D44]*conv" office:value-type="float" office:value="0" calcext:value-type="float">
            <text:p>0</text:p>
          </table:table-cell>
          <table:table-cell table:style-name="ce71" table:formula="of:=[.E34]-[.E4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44]/[.E34])*100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80.52012498502" calcext:value-type="float">
            <text:p>-80.52012498502</text:p>
          </table:table-cell>
          <table:table-cell table:style-name="ce47"/>
          <table:table-cell table:style-name="ce63"/>
        </table:table-row>
        <table:table-row table:style-name="ro1">
          <table:table-cell table:number-columns-repeated="3"/>
          <table:table-cell table:style-name="ce47" table:formula="of:=[.D46]-[.D40]" office:value-type="float" office:value="0.403477893979996" calcext:value-type="float">
            <text:p>0.403477893979996</text:p>
          </table:table-cell>
          <table:table-cell table:style-name="ce47" table:formula="of:=[.D47]*conv" office:value-type="float" office:value="10.9791921103399" calcext:value-type="float">
            <text:p>10.9791921103399</text:p>
          </table:table-cell>
          <table:table-cell table:style-name="ce70" table:formula="of:=[.E36]-[.E47]" office:value-type="float" office:value="0.568080768420755" calcext:value-type="float">
            <text:p>0.568080768420755</text:p>
          </table:table-cell>
        </table:table-row>
        <table:table-row table:style-name="ro1">
          <table:table-cell table:number-columns-repeated="3"/>
          <table:table-cell table:style-name="ce47" table:number-columns-repeated="2"/>
          <table:table-cell table:style-name="ce63" table:formula="of:=ABS(([.F47]/[.E36])*100)" office:value-type="float" office:value="4.91960980211741" calcext:value-type="float">
            <text:p>4.91960980211741</text:p>
          </table:table-cell>
        </table:table-row>
        <table:table-row table:style-name="ro1">
          <table:table-cell/>
          <table:table-cell table:style-name="ce48" table:number-columns-repeated="4"/>
          <table:table-cell table:style-name="ce65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auto_opt_1</text:p>
          </table:table-cell>
          <table:table-cell table:style-name="Default" office:value-type="string" calcext:value-type="string">
            <text:p>200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/>
        </table:table-row>
        <table:table-row table:style-name="ro1">
          <table:table-cell/>
          <table:table-cell table:style-name="ce39" office:value-type="string" calcext:value-type="string">
            <text:p>Propane</text:p>
          </table:table-cell>
          <table:table-cell table:style-name="ce38"/>
          <table:table-cell table:number-columns-repeated="3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2.821" calcext:value-type="float">
            <text:p>-12.821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118.1594301132" calcext:value-type="float">
            <text:p>-118.1594301132</text:p>
          </table:table-cell>
          <table:table-cell table:number-columns-repeated="2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117.7121765134" calcext:value-type="float">
            <text:p>-117.7121765134</text:p>
          </table:table-cell>
          <table:table-cell table:number-columns-repeated="2"/>
        </table:table-row>
        <table:table-row table:style-name="ro1">
          <table:table-cell/>
          <table:table-cell table:style-name="ce38" table:number-columns-repeated="2"/>
          <table:table-cell table:style-name="ce39" table:formula="of:=[.D56]-[.D55]" office:value-type="float" office:value="0.447253599800007" calcext:value-type="float">
            <text:p>0.447253599800007</text:p>
          </table:table-cell>
          <table:table-cell table:style-name="ce39" table:formula="of:=[.D57]*conv" office:value-type="float" office:value="12.1703896731671" calcext:value-type="float">
            <text:p>12.1703896731671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D58]*conv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117.7350756347" calcext:value-type="float">
            <text:p>-117.7350756347</text:p>
          </table:table-cell>
          <table:table-cell table:number-columns-repeated="2"/>
        </table:table-row>
        <table:table-row table:style-name="ro1">
          <table:table-cell/>
          <table:table-cell table:style-name="ce38" table:number-columns-repeated="2"/>
          <table:table-cell table:formula="of:=[.D59]-[.D55]" office:value-type="float" office:value="0.424354478500007" calcext:value-type="float">
            <text:p>0.424354478500007</text:p>
          </table:table-cell>
          <table:table-cell table:formula="of:=[.D60]*conv" office:value-type="float" office:value="11.5472728787607" calcext:value-type="float">
            <text:p>11.5472728787607</text:p>
          </table:table-cell>
          <table:table-cell/>
        </table:table-row>
        <table:table-row table:style-name="ro1">
          <table:table-cell/>
          <table:table-cell table:style-name="ce55" table:number-columns-repeated="5"/>
        </table:table-row>
        <table:table-row table:style-name="ro1">
          <table:table-cell/>
          <table:table-cell table:style-name="ce45" office:value-type="string" calcext:value-type="string">
            <text:p>Propane</text:p>
          </table:table-cell>
          <table:table-cell/>
          <table:table-cell table:style-name="ce47" table:number-columns-repeated="2"/>
          <table:table-cell table:style-name="ce55"/>
        </table:table-row>
        <table:table-row table:style-name="ro1"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8754" calcext:value-type="float">
            <text:p>-12.8754</text:p>
          </table:table-cell>
          <table:table-cell table:style-name="ce70" table:formula="of:=[.E54]-[.E63]" office:value-type="float" office:value="0.0544000000000011" calcext:value-type="float">
            <text:p>0.054400000000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80.96115706017" calcext:value-type="float">
            <text:p>-80.96115706017</text:p>
          </table:table-cell>
          <table:table-cell table:style-name="ce47"/>
          <table:table-cell table:style-name="ce63" table:formula="of:=ABS(([.F63]/[.E54])*100)" office:value-type="float" office:value="0.424303876452703" calcext:value-type="float">
            <text:p>0.424303876452703</text:p>
          </table:table-cell>
        </table:table-row>
        <table:table-row table:style-name="ro1"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80.57559285977" calcext:value-type="float">
            <text:p>-80.57559285977</text:p>
          </table:table-cell>
          <table:table-cell table:style-name="ce47" table:number-columns-repeated="2"/>
        </table:table-row>
        <table:table-row table:style-name="ro1">
          <table:table-cell table:number-columns-repeated="3"/>
          <table:table-cell table:style-name="ce68" table:formula="of:=[.D65]-[.D64]" office:value-type="float" office:value="0.385564200399998" calcext:value-type="float">
            <text:p>0.385564200399998</text:p>
          </table:table-cell>
          <table:table-cell table:style-name="ce68" table:formula="of:=[.D66]*conv" office:value-type="float" office:value="10.4917357065194" calcext:value-type="float">
            <text:p>10.4917357065194</text:p>
          </table:table-cell>
          <table:table-cell table:style-name="ce70" table:formula="of:=[.E57]-[.E66]" office:value-type="float" office:value="1.67865396664773" calcext:value-type="float">
            <text:p>1.67865396664773</text:p>
          </table:table-cell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66]/[.E57])*100)" office:value-type="float" office:value="13.7929352447011" calcext:value-type="float">
            <text:p>13.79293524470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DDFT</text:p>
          </table:table-cell>
          <table:table-cell table:style-name="ce68"/>
          <table:table-cell table:style-name="ce68" table:formula="of:=[.D68]*conv" office:value-type="float" office:value="0" calcext:value-type="float">
            <text:p>0</text:p>
          </table:table-cell>
          <table:table-cell table:style-name="ce71" table:formula="of:=[.E58]-[.E6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68]/[.E58])*100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80.5460459757" calcext:value-type="float">
            <text:p>-80.5460459757</text:p>
          </table:table-cell>
          <table:table-cell table:style-name="ce47"/>
          <table:table-cell table:style-name="ce63"/>
        </table:table-row>
        <table:table-row table:style-name="ro1">
          <table:table-cell table:number-columns-repeated="3"/>
          <table:table-cell table:style-name="ce47" table:formula="of:=[.D70]-[.D64]" office:value-type="float" office:value="0.415111084469999" calcext:value-type="float">
            <text:p>0.415111084469999</text:p>
          </table:table-cell>
          <table:table-cell table:style-name="ce47" table:formula="of:=[.D71]*conv" office:value-type="float" office:value="11.2957473297251" calcext:value-type="float">
            <text:p>11.2957473297251</text:p>
          </table:table-cell>
          <table:table-cell table:style-name="ce70" table:formula="of:=[.E60]-[.E71]" office:value-type="float" office:value="0.251525549035561" calcext:value-type="float">
            <text:p>0.251525549035561</text:p>
          </table:table-cell>
        </table:table-row>
        <table:table-row table:style-name="ro1">
          <table:table-cell table:number-columns-repeated="3"/>
          <table:table-cell table:style-name="ce47" table:number-columns-repeated="2"/>
          <table:table-cell table:style-name="ce63" table:formula="of:=ABS(([.F71]/[.E60])*100)" office:value-type="float" office:value="2.17822469146114" calcext:value-type="float">
            <text:p>2.17822469146114</text:p>
          </table:table-cell>
        </table:table-row>
        <table:table-row table:style-name="ro1">
          <table:table-cell/>
          <table:table-cell table:style-name="Default" office:value-type="float" office:value="-4.16907948" calcext:value-type="float">
            <text:p>-4.16907948</text:p>
          </table:table-cell>
          <table:table-cell table:style-name="Default" office:value-type="float" office:value="2.03289629" calcext:value-type="float">
            <text:p>2.03289629</text:p>
          </table:table-cell>
          <table:table-cell table:style-name="Default" office:value-type="float" office:value="7.27395415" calcext:value-type="float">
            <text:p>7.27395415</text:p>
          </table:table-cell>
          <table:table-cell table:style-name="Default" office:value-type="float" office:value="11.69228943" calcext:value-type="float">
            <text:p>11.69228943</text:p>
          </table:table-cell>
          <table:table-cell table:style-name="Default" office:value-type="float" office:value="9.44632123" calcext:value-type="float">
            <text:p>9.44632123</text:p>
          </table:table-cell>
        </table:table-row>
        <table:table-row table:style-name="ro1">
          <table:table-cell/>
          <table:table-cell table:style-name="Default"/>
          <table:table-cell table:style-name="Default" office:value-type="float" office:value="4.55635216" calcext:value-type="float">
            <text:p>4.55635216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c p co</text:p>
          </table:table-cell>
          <table:table-cell table:style-name="Default" office:value-type="string" calcext:value-type="string">
            <text:p>c p ex</text:p>
          </table:table-cell>
          <table:table-cell table:style-name="Default" office:value-type="string" calcext:value-type="string">
            <text:p>c s co</text:p>
          </table:table-cell>
          <table:table-cell table:style-name="Default" office:value-type="string" calcext:value-type="string">
            <text:p>c s ex</text:p>
          </table:table-cell>
          <table:table-cell table:style-name="Default" office:value-type="string" calcext:value-type="string">
            <text:p>h s co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h s ex</text:p>
          </table:table-cell>
          <table:table-cell table:style-name="Default" office:value-type="string" calcext:value-type="string">
            <text:p>set dist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auto_opt_1</text:p>
          </table:table-cell>
          <table:table-cell table:style-name="Default" office:value-type="string" calcext:value-type="string">
            <text:p>400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/>
        </table:table-row>
        <table:table-row table:style-name="ro1">
          <table:table-cell/>
          <table:table-cell table:style-name="ce39" office:value-type="string" calcext:value-type="string">
            <text:p>Propane</text:p>
          </table:table-cell>
          <table:table-cell table:style-name="ce38"/>
          <table:table-cell table:number-columns-repeated="3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2.821" calcext:value-type="float">
            <text:p>-12.821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118.1594301132" calcext:value-type="float">
            <text:p>-118.1594301132</text:p>
          </table:table-cell>
          <table:table-cell table:number-columns-repeated="2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117.7121765134" calcext:value-type="float">
            <text:p>-117.7121765134</text:p>
          </table:table-cell>
          <table:table-cell table:number-columns-repeated="2"/>
        </table:table-row>
        <table:table-row table:style-name="ro1">
          <table:table-cell/>
          <table:table-cell table:style-name="ce38" table:number-columns-repeated="2"/>
          <table:table-cell table:style-name="ce39" table:formula="of:=[.D83]-[.D82]" office:value-type="float" office:value="0.447253599800007" calcext:value-type="float">
            <text:p>0.447253599800007</text:p>
          </table:table-cell>
          <table:table-cell table:style-name="ce39" table:formula="of:=[.D84]*conv" office:value-type="float" office:value="12.1703896731671" calcext:value-type="float">
            <text:p>12.1703896731671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D85]*conv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117.7350756347" calcext:value-type="float">
            <text:p>-117.7350756347</text:p>
          </table:table-cell>
          <table:table-cell table:number-columns-repeated="2"/>
        </table:table-row>
        <table:table-row table:style-name="ro1">
          <table:table-cell/>
          <table:table-cell table:style-name="ce38" table:number-columns-repeated="2"/>
          <table:table-cell table:formula="of:=[.D86]-[.D82]" office:value-type="float" office:value="0.424354478500007" calcext:value-type="float">
            <text:p>0.424354478500007</text:p>
          </table:table-cell>
          <table:table-cell table:formula="of:=[.D87]*conv" office:value-type="float" office:value="11.5472728787607" calcext:value-type="float">
            <text:p>11.5472728787607</text:p>
          </table:table-cell>
          <table:table-cell/>
        </table:table-row>
        <table:table-row table:style-name="ro1">
          <table:table-cell/>
          <table:table-cell table:style-name="ce55" table:number-columns-repeated="5"/>
        </table:table-row>
        <table:table-row table:style-name="ro1">
          <table:table-cell/>
          <table:table-cell table:style-name="ce45" office:value-type="string" calcext:value-type="string">
            <text:p>Propane</text:p>
          </table:table-cell>
          <table:table-cell/>
          <table:table-cell table:style-name="ce47" table:number-columns-repeated="2"/>
          <table:table-cell table:style-name="ce55"/>
        </table:table-row>
        <table:table-row table:style-name="ro1"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7527" calcext:value-type="float">
            <text:p>-12.7527</text:p>
          </table:table-cell>
          <table:table-cell table:style-name="ce70" table:formula="of:=[.E81]-[.E90]" office:value-type="float" office:value="-0.0682999999999989" calcext:value-type="float">
            <text:p>-0.068299999999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82.90194936089" calcext:value-type="float">
            <text:p>-82.90194936089</text:p>
          </table:table-cell>
          <table:table-cell table:style-name="ce47"/>
          <table:table-cell table:style-name="ce63" table:formula="of:=ABS(([.F90]/[.E81])*100)" office:value-type="float" office:value="0.532719756649239" calcext:value-type="float">
            <text:p>0.532719756649239</text:p>
          </table:table-cell>
        </table:table-row>
        <table:table-row table:style-name="ro1"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82.53387268811" calcext:value-type="float">
            <text:p>-82.53387268811</text:p>
          </table:table-cell>
          <table:table-cell table:style-name="ce47" table:number-columns-repeated="2"/>
        </table:table-row>
        <table:table-row table:style-name="ro1">
          <table:table-cell table:number-columns-repeated="3"/>
          <table:table-cell table:style-name="ce68" table:formula="of:=[.D92]-[.D91]" office:value-type="float" office:value="0.368076672780006" calcext:value-type="float">
            <text:p>0.368076672780006</text:p>
          </table:table-cell>
          <table:table-cell table:style-name="ce68" table:formula="of:=[.D93]*conv" office:value-type="float" office:value="10.0158758684974" calcext:value-type="float">
            <text:p>10.0158758684974</text:p>
          </table:table-cell>
          <table:table-cell table:style-name="ce70" table:formula="of:=[.E84]-[.E93]" office:value-type="float" office:value="2.15451380466968" calcext:value-type="float">
            <text:p>2.15451380466968</text:p>
          </table:table-cell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93]/[.E84])*100)" office:value-type="float" office:value="17.7029155395072" calcext:value-type="float">
            <text:p>17.70291553950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DDFT</text:p>
          </table:table-cell>
          <table:table-cell table:style-name="ce68"/>
          <table:table-cell table:style-name="ce68" table:formula="of:=[.D95]*conv" office:value-type="float" office:value="0" calcext:value-type="float">
            <text:p>0</text:p>
          </table:table-cell>
          <table:table-cell table:style-name="ce71" table:formula="of:=[.E85]-[.E9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95]/[.E85])*100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82.47315443731" calcext:value-type="float">
            <text:p>-82.47315443731</text:p>
          </table:table-cell>
          <table:table-cell table:style-name="ce47"/>
          <table:table-cell table:style-name="ce63"/>
        </table:table-row>
        <table:table-row table:style-name="ro1">
          <table:table-cell table:number-columns-repeated="3"/>
          <table:table-cell table:style-name="ce47" table:formula="of:=[.D97]-[.D91]" office:value-type="float" office:value="0.42879492358" calcext:value-type="float">
            <text:p>0.42879492358</text:p>
          </table:table-cell>
          <table:table-cell table:style-name="ce47" table:formula="of:=[.D98]*conv" office:value-type="float" office:value="11.6681035371835" calcext:value-type="float">
            <text:p>11.6681035371835</text:p>
          </table:table-cell>
          <table:table-cell table:style-name="ce70" table:formula="of:=[.E87]-[.E98]" office:value-type="float" office:value="-0.120830658422824" calcext:value-type="float">
            <text:p>-0.120830658422824</text:p>
          </table:table-cell>
        </table:table-row>
        <table:table-row table:style-name="ro1">
          <table:table-cell table:number-columns-repeated="3"/>
          <table:table-cell table:style-name="ce47" table:number-columns-repeated="2"/>
          <table:table-cell table:style-name="ce63" table:formula="of:=ABS(([.F98]/[.E87])*100)" office:value-type="float" office:value="1.04639995686836" calcext:value-type="float">
            <text:p>1.04639995686836</text:p>
          </table:table-cell>
        </table:table-row>
        <table:table-row table:style-name="ro1">
          <table:table-cell/>
          <table:table-cell table:style-name="ce131" office:value-type="float" office:value="4.32982084" calcext:value-type="float">
            <text:p>4.33E+00</text:p>
          </table:table-cell>
          <table:table-cell table:style-name="ce131" office:value-type="float" office:value="0.0106869409" calcext:value-type="float">
            <text:p>1.07E-02</text:p>
          </table:table-cell>
          <table:table-cell table:style-name="ce131" office:value-type="float" office:value="-14.1414351" calcext:value-type="float">
            <text:p>-1.41E+01</text:p>
          </table:table-cell>
          <table:table-cell table:style-name="ce131" office:value-type="float" office:value="1.31794164" calcext:value-type="float">
            <text:p>1.32E+00</text:p>
          </table:table-cell>
          <table:table-cell table:style-name="ce131" office:value-type="float" office:value="15.5468592" calcext:value-type="float">
            <text:p>1.55E+01</text:p>
          </table:table-cell>
        </table:table-row>
        <table:table-row table:style-name="ro1">
          <table:table-cell/>
          <table:table-cell table:style-name="ce131" office:value-type="float" office:value="7.05087362" calcext:value-type="float">
            <text:p>7.05E+00</text:p>
          </table:table-cell>
          <table:table-cell table:style-name="ce131" office:value-type="float" office:value="0.869087471" calcext:value-type="float">
            <text:p>8.69E-01</text:p>
          </table:table-cell>
          <table:table-cell table:style-name="ce131" office:value-type="float" office:value="0.398649956" calcext:value-type="float">
            <text:p>3.99E-01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c p co</text:p>
          </table:table-cell>
          <table:table-cell table:style-name="Default" office:value-type="string" calcext:value-type="string">
            <text:p>c p ex</text:p>
          </table:table-cell>
          <table:table-cell table:style-name="Default" office:value-type="string" calcext:value-type="string">
            <text:p>c s co</text:p>
          </table:table-cell>
          <table:table-cell table:style-name="Default" office:value-type="string" calcext:value-type="string">
            <text:p>c s ex</text:p>
          </table:table-cell>
          <table:table-cell table:style-name="Default" office:value-type="string" calcext:value-type="string">
            <text:p>h s co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h s ex</text:p>
          </table:table-cell>
          <table:table-cell table:style-name="Default" office:value-type="string" calcext:value-type="string">
            <text:p>set dist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auto_dopt_1</text:p>
          </table:table-cell>
          <table:table-cell table:style-name="Default" office:value-type="string" calcext:value-type="string">
            <text:p>200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/>
        </table:table-row>
        <table:table-row table:style-name="ro1">
          <table:table-cell/>
          <table:table-cell table:style-name="ce39" office:value-type="string" calcext:value-type="string">
            <text:p>Propane</text:p>
          </table:table-cell>
          <table:table-cell table:style-name="ce38"/>
          <table:table-cell table:number-columns-repeated="3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2.821" calcext:value-type="float">
            <text:p>-12.821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118.1594301132" calcext:value-type="float">
            <text:p>-118.1594301132</text:p>
          </table:table-cell>
          <table:table-cell table:number-columns-repeated="2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117.7121765134" calcext:value-type="float">
            <text:p>-117.7121765134</text:p>
          </table:table-cell>
          <table:table-cell table:number-columns-repeated="2"/>
        </table:table-row>
        <table:table-row table:style-name="ro1">
          <table:table-cell/>
          <table:table-cell table:style-name="ce38" table:number-columns-repeated="2"/>
          <table:table-cell table:style-name="ce39" table:formula="of:=[.D110]-[.D109]" office:value-type="float" office:value="0.447253599800007" calcext:value-type="float">
            <text:p>0.447253599800007</text:p>
          </table:table-cell>
          <table:table-cell table:style-name="ce39" table:formula="of:=[.D111]*conv" office:value-type="float" office:value="12.1703896731671" calcext:value-type="float">
            <text:p>12.1703896731671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D112]*conv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117.7350756347" calcext:value-type="float">
            <text:p>-117.7350756347</text:p>
          </table:table-cell>
          <table:table-cell table:number-columns-repeated="2"/>
        </table:table-row>
        <table:table-row table:style-name="ro1">
          <table:table-cell/>
          <table:table-cell table:style-name="ce38" table:number-columns-repeated="2"/>
          <table:table-cell table:formula="of:=[.D113]-[.D109]" office:value-type="float" office:value="0.424354478500007" calcext:value-type="float">
            <text:p>0.424354478500007</text:p>
          </table:table-cell>
          <table:table-cell table:formula="of:=[.D114]*conv" office:value-type="float" office:value="11.5472728787607" calcext:value-type="float">
            <text:p>11.5472728787607</text:p>
          </table:table-cell>
          <table:table-cell/>
        </table:table-row>
        <table:table-row table:style-name="ro1">
          <table:table-cell/>
          <table:table-cell table:style-name="ce55" table:number-columns-repeated="5"/>
        </table:table-row>
        <table:table-row table:style-name="ro1">
          <table:table-cell/>
          <table:table-cell table:style-name="ce45" office:value-type="string" calcext:value-type="string">
            <text:p>Propane</text:p>
          </table:table-cell>
          <table:table-cell/>
          <table:table-cell table:style-name="ce47" table:number-columns-repeated="2"/>
          <table:table-cell table:style-name="ce55"/>
        </table:table-row>
        <table:table-row table:style-name="ro1"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8146" calcext:value-type="float">
            <text:p>-12.8146</text:p>
          </table:table-cell>
          <table:table-cell table:style-name="ce70" table:formula="of:=[.E108]-[.E117]" office:value-type="float" office:value="-0.0063999999999993" calcext:value-type="float">
            <text:p>-0.006399999999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80.86858675667" calcext:value-type="float">
            <text:p>-80.86858675667</text:p>
          </table:table-cell>
          <table:table-cell table:style-name="ce47"/>
          <table:table-cell table:style-name="ce63" table:formula="of:=ABS(([.F117]/[.E108])*100)" office:value-type="float" office:value="0.0499181031120762" calcext:value-type="float">
            <text:p>0.049918103112076</text:p>
          </table:table-cell>
        </table:table-row>
        <table:table-row table:style-name="ro1"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80.49081304281" calcext:value-type="float">
            <text:p>-80.49081304281</text:p>
          </table:table-cell>
          <table:table-cell table:style-name="ce47" table:number-columns-repeated="2"/>
        </table:table-row>
        <table:table-row table:style-name="ro1">
          <table:table-cell table:number-columns-repeated="3"/>
          <table:table-cell table:style-name="ce68" table:formula="of:=[.D119]-[.D118]" office:value-type="float" office:value="0.377773713859995" calcext:value-type="float">
            <text:p>0.377773713859995</text:p>
          </table:table-cell>
          <table:table-cell table:style-name="ce68" table:formula="of:=[.D120]*conv" office:value-type="float" office:value="10.2797457818373" calcext:value-type="float">
            <text:p>10.2797457818373</text:p>
          </table:table-cell>
          <table:table-cell table:style-name="ce70" table:formula="of:=[.E111]-[.E120]" office:value-type="float" office:value="1.89064389132982" calcext:value-type="float">
            <text:p>1.89064389132982</text:p>
          </table:table-cell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120]/[.E111])*100)" office:value-type="float" office:value="15.5347851802827" calcext:value-type="float">
            <text:p>15.53478518028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DDFT</text:p>
          </table:table-cell>
          <table:table-cell table:style-name="ce68"/>
          <table:table-cell table:style-name="ce68" table:formula="of:=[.D122]*conv" office:value-type="float" office:value="0" calcext:value-type="float">
            <text:p>0</text:p>
          </table:table-cell>
          <table:table-cell table:style-name="ce71" table:formula="of:=[.E112]-[.E122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122]/[.E112])*100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80.44942229738" calcext:value-type="float">
            <text:p>-80.44942229738</text:p>
          </table:table-cell>
          <table:table-cell table:style-name="ce47"/>
          <table:table-cell table:style-name="ce63"/>
        </table:table-row>
        <table:table-row table:style-name="ro1">
          <table:table-cell table:number-columns-repeated="3"/>
          <table:table-cell table:style-name="ce47" table:formula="of:=[.D124]-[.D118]" office:value-type="float" office:value="0.419164459290002" calcext:value-type="float">
            <text:p>0.419164459290002</text:p>
          </table:table-cell>
          <table:table-cell table:style-name="ce47" table:formula="of:=[.D125]*conv" office:value-type="float" office:value="11.4060452704748" calcext:value-type="float">
            <text:p>11.4060452704748</text:p>
          </table:table-cell>
          <table:table-cell table:style-name="ce70" table:formula="of:=[.E114]-[.E125]" office:value-type="float" office:value="0.141227608285831" calcext:value-type="float">
            <text:p>0.141227608285831</text:p>
          </table:table-cell>
        </table:table-row>
        <table:table-row table:style-name="ro1">
          <table:table-cell table:number-columns-repeated="3"/>
          <table:table-cell table:style-name="ce47" table:number-columns-repeated="2"/>
          <table:table-cell table:style-name="ce63" table:formula="of:=ABS(([.F125]/[.E114])*100)" office:value-type="float" office:value="1.22303863231289" calcext:value-type="float">
            <text:p>1.22303863231289</text:p>
          </table:table-cell>
        </table:table-row>
        <table:table-row table:style-name="ro1">
          <table:table-cell/>
          <table:table-cell table:style-name="ce131" office:value-type="float" office:value="-2.59801975" calcext:value-type="float">
            <text:p>-2.60E+00</text:p>
          </table:table-cell>
          <table:table-cell table:style-name="ce131" office:value-type="float" office:value="1.17356193" calcext:value-type="float">
            <text:p>1.17E+00</text:p>
          </table:table-cell>
          <table:table-cell table:style-name="ce131" office:value-type="float" office:value="8.11729463" calcext:value-type="float">
            <text:p>8.12E+00</text:p>
          </table:table-cell>
          <table:table-cell table:style-name="ce131" office:value-type="float" office:value="6.1129752" calcext:value-type="float">
            <text:p>6.11E+00</text:p>
          </table:table-cell>
          <table:table-cell table:style-name="ce131" office:value-type="float" office:value="25.94150793" calcext:value-type="float">
            <text:p>2.59E+01</text:p>
          </table:table-cell>
        </table:table-row>
        <table:table-row table:style-name="ro1">
          <table:table-cell/>
          <table:table-cell table:style-name="ce131" office:value-type="float" office:value="11.34727897" calcext:value-type="float">
            <text:p>1.13E+01</text:p>
          </table:table-cell>
          <table:table-cell table:style-name="ce131" office:value-type="float" office:value="7.48412354" calcext:value-type="float">
            <text:p>7.48E+00</text:p>
          </table:table-cell>
          <table:table-cell table:style-name="Default" office:value-type="float" office:value="8.11564781" calcext:value-type="float">
            <text:p>8.11564781</text:p>
          </table:table-cell>
          <table:table-cell table:style-name="Default" office:value-type="float" office:value="0.84497386" calcext:value-type="float">
            <text:p>0.84497386</text:p>
          </table:table-cell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c p co</text:p>
          </table:table-cell>
          <table:table-cell table:style-name="Default" office:value-type="string" calcext:value-type="string">
            <text:p>c p ex</text:p>
          </table:table-cell>
          <table:table-cell table:style-name="Default" office:value-type="string" calcext:value-type="string">
            <text:p>c s co</text:p>
          </table:table-cell>
          <table:table-cell table:style-name="Default" office:value-type="string" calcext:value-type="string">
            <text:p>c s ex</text:p>
          </table:table-cell>
          <table:table-cell table:style-name="Default" office:value-type="string" calcext:value-type="string">
            <text:p>h s co</text:p>
          </table:table-cell>
        </table:table-row>
        <table:table-row table:style-name="ro1">
          <table:table-cell/>
          <table:table-cell table:style-name="Default" office:value-type="string" calcext:value-type="string">
            <text:p>h s ex</text:p>
          </table:table-cell>
          <table:table-cell table:style-name="Default" office:value-type="string" calcext:value-type="string">
            <text:p>c d co</text:p>
          </table:table-cell>
          <table:table-cell table:style-name="Default" office:value-type="string" calcext:value-type="string">
            <text:p>c d ex</text:p>
          </table:table-cell>
          <table:table-cell table:style-name="Default" office:value-type="string" calcext:value-type="string">
            <text:p>set dist</text:p>
          </table:table-cell>
          <table:table-cell table:style-name="Default"/>
        </table:table-row>
      </table:table>
      <table:table table:name="sp2 1e " table:style-name="ta1">
        <table:table-column table:style-name="co1" table:default-cell-style-name="Default"/>
        <table:table-column table:style-name="co1" table:number-columns-repeated="3" table:default-cell-style-name="ce47"/>
        <table:table-column table:style-name="co1" table:default-cell-style-name="ce38"/>
        <table:table-column table:style-name="co1" table:default-cell-style-name="ce51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b3lyp potential</text:p>
          </table:table-cell>
          <table:table-cell table:style-name="Default" table:number-columns-repeated="4"/>
          <table:table-cell/>
          <table:table-cell office:value-type="string" calcext:value-type="string">
            <text:p>autob3lyp1</text:p>
          </table:table-cell>
          <table:table-cell table:number-columns-repeated="4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2"/>
          <table:table-cell/>
          <table:table-cell table:style-name="ce38"/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4"/>
        </table:table-row>
        <table:table-row table:style-name="ro1">
          <table:table-cell/>
          <table:table-cell table:style-name="ce39" office:value-type="string" calcext:value-type="string">
            <text:p>Ethene</text:p>
          </table:table-cell>
          <table:table-cell table:style-name="ce38" table:number-columns-repeated="2"/>
          <table:table-cell table:number-columns-repeated="3"/>
          <table:table-cell table:style-name="ce39" office:value-type="string" calcext:value-type="string">
            <text:p>Ethene</text:p>
          </table:table-cell>
          <table:table-cell table:style-name="ce38" table:number-columns-repeated="3"/>
          <table:table-cell table:style-name="ce51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office:value-type="float" office:value="-7.403" calcext:value-type="float">
            <text:p>-7.403</text:p>
          </table:table-cell>
          <table:table-cell table:number-columns-repeated="2"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403" calcext:value-type="float">
            <text:p>-7.403</text:p>
          </table:table-cell>
          <table:table-cell table:style-name="ce51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8.4636378074" calcext:value-type="float">
            <text:p>-78.4636378074</text:p>
          </table:table-cell>
          <table:table-cell table:number-columns-repeated="3"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8.4636378074" calcext:value-type="float">
            <text:p>-78.4636378074</text:p>
          </table:table-cell>
          <table:table-cell table:style-name="ce38"/>
          <table:table-cell table:style-name="ce51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8.2997978263" calcext:value-type="float">
            <text:p>-78.2997978263</text:p>
          </table:table-cell>
          <table:table-cell table:number-columns-repeated="3"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8.2997978263" calcext:value-type="float">
            <text:p>-78.2997978263</text:p>
          </table:table-cell>
          <table:table-cell table:style-name="ce38"/>
          <table:table-cell table:style-name="ce51"/>
        </table:table-row>
        <table:table-row table:style-name="ro1">
          <table:table-cell/>
          <table:table-cell table:style-name="ce38" table:number-columns-repeated="2"/>
          <table:table-cell table:style-name="ce39" table:formula="of:=[.D7]-[.D6]" office:value-type="float" office:value="0.163839981100011" calcext:value-type="float">
            <text:p>0.163839981100011</text:p>
          </table:table-cell>
          <table:table-cell table:style-name="ce39" table:formula="of:=[.D8]*conv" office:value-type="float" office:value="4.45831272218514" calcext:value-type="float">
            <text:p>4.45831272218514</text:p>
          </table:table-cell>
          <table:table-cell table:number-columns-repeated="2"/>
          <table:table-cell table:style-name="ce38" table:number-columns-repeated="2"/>
          <table:table-cell table:style-name="ce39" table:formula="of:=[.J7]-[.J6]" office:value-type="float" office:value="0.163839981100011" calcext:value-type="float">
            <text:p>0.163839981100011</text:p>
          </table:table-cell>
          <table:table-cell table:style-name="ce39" table:formula="of:=[.J8]*conv" office:value-type="float" office:value="4.45831272218514" calcext:value-type="float">
            <text:p>4.45831272218514</text:p>
          </table:table-cell>
          <table:table-cell table:style-name="ce51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D9]*conv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J9]*conv" office:value-type="float" office:value="0" calcext:value-type="float">
            <text:p>0</text:p>
          </table:table-cell>
          <table:table-cell table:style-name="ce51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8.0799030942" calcext:value-type="float">
            <text:p>-78.0799030942</text:p>
          </table:table-cell>
          <table:table-cell table:number-columns-repeated="3"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8.0799030942" calcext:value-type="float">
            <text:p>-78.0799030942</text:p>
          </table:table-cell>
          <table:table-cell table:style-name="ce38"/>
          <table:table-cell table:style-name="ce51"/>
        </table:table-row>
        <table:table-row table:style-name="ro1">
          <table:table-cell/>
          <table:table-cell table:style-name="ce38" table:number-columns-repeated="2"/>
          <table:table-cell table:style-name="ce38" table:formula="of:=[.D10]-[.D6]" office:value-type="float" office:value="0.383734713199999" calcext:value-type="float">
            <text:p>0.383734713199999</text:p>
          </table:table-cell>
          <table:table-cell table:formula="of:=[.D11]*conv" office:value-type="float" office:value="10.4419528268824" calcext:value-type="float">
            <text:p>10.4419528268824</text:p>
          </table:table-cell>
          <table:table-cell table:number-columns-repeated="2"/>
          <table:table-cell table:style-name="ce38" table:number-columns-repeated="2"/>
          <table:table-cell table:style-name="ce38" table:formula="of:=[.J10]-[.J6]" office:value-type="float" office:value="0.383734713199999" calcext:value-type="float">
            <text:p>0.383734713199999</text:p>
          </table:table-cell>
          <table:table-cell table:style-name="ce38" table:formula="of:=[.J11]*conv" office:value-type="float" office:value="10.4419528268824" calcext:value-type="float">
            <text:p>10.4419528268824</text:p>
          </table:table-cell>
          <table:table-cell table:style-name="ce51"/>
        </table:table-row>
        <table:table-row table:style-name="ro1">
          <table:table-cell/>
          <table:table-cell table:style-name="ce55" table:number-columns-repeated="5"/>
          <table:table-cell/>
          <table:table-cell table:style-name="ce55" table:number-columns-repeated="5"/>
        </table:table-row>
        <table:table-row table:style-name="ro1">
          <table:table-cell/>
          <table:table-cell table:style-name="ce68" office:value-type="string" calcext:value-type="string">
            <text:p>Ethene</text:p>
          </table:table-cell>
          <table:table-cell table:number-columns-repeated="2"/>
          <table:table-cell table:style-name="ce47"/>
          <table:table-cell table:style-name="ce55"/>
          <table:table-cell/>
          <table:table-cell table:style-name="ce68" office:value-type="string" calcext:value-type="string">
            <text:p>Ethene</text:p>
          </table:table-cell>
          <table:table-cell table:style-name="ce47" table:number-columns-repeated="3"/>
          <table:table-cell table:style-name="ce55"/>
        </table:table-row>
        <table:table-row table:style-name="ro1">
          <table:table-cell table:number-columns-repeated="2"/>
          <table:table-cell table:style-name="ce55" office:value-type="string" calcext:value-type="string">
            <text:p>HOMO</text:p>
          </table:table-cell>
          <table:table-cell/>
          <table:table-cell table:style-name="ce47" office:value-type="float" office:value="-7.3881" calcext:value-type="float">
            <text:p>-7.3881</text:p>
          </table:table-cell>
          <table:table-cell table:style-name="ce70" table:formula="of:=[.E5]-[.E14]" office:value-type="float" office:value="-0.0149000000000008" calcext:value-type="float">
            <text:p>-0.014900000000001</text:p>
          </table:table-cell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7.3881" calcext:value-type="float">
            <text:p>-7.3881</text:p>
          </table:table-cell>
          <table:table-cell table:style-name="ce70" table:formula="of:=[.K5]-[.K14]" office:value-type="float" office:value="-0.0149000000000008" calcext:value-type="float">
            <text:p>-0.014900000000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0.8644801788" calcext:value-type="float">
            <text:p>-0.8644801788</text:p>
          </table:table-cell>
          <table:table-cell table:style-name="ce47"/>
          <table:table-cell table:style-name="ce63" table:formula="of:=ABS(([.F14]/[.E5])*100)" office:value-type="float" office:value="0.201269755504536" calcext:value-type="float">
            <text:p>0.201269755504536</text:p>
          </table:table-cell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0.8644801788" calcext:value-type="float">
            <text:p>-0.8644801788</text:p>
          </table:table-cell>
          <table:table-cell table:style-name="ce47"/>
          <table:table-cell table:style-name="ce63" table:formula="of:=ABS(([.L14]/[.K5])*100)" office:value-type="float" office:value="0.201269755504536" calcext:value-type="float">
            <text:p>0.201269755504536</text:p>
          </table:table-cell>
        </table:table-row>
        <table:table-row table:style-name="ro1">
          <table:table-cell table:number-columns-repeated="2"/>
          <table:table-cell table:style-name="ce55" office:value-type="string" calcext:value-type="string">
            <text:p>Triplet</text:p>
          </table:table-cell>
          <table:table-cell office:value-type="float" office:value="-0.7649944061" calcext:value-type="float">
            <text:p>-0.7649944061</text:p>
          </table:table-cell>
          <table:table-cell table:style-name="ce47" table:number-columns-repeated="2"/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0.7649944061" calcext:value-type="float">
            <text:p>-0.7649944061</text:p>
          </table:table-cell>
          <table:table-cell table:style-name="ce47" table:number-columns-repeated="2"/>
        </table:table-row>
        <table:table-row table:style-name="ro1">
          <table:table-cell table:number-columns-repeated="3"/>
          <table:table-cell table:style-name="ce68" table:formula="of:=[.D16]-[.D15]" office:value-type="float" office:value="0.0994857727" calcext:value-type="float">
            <text:p>0.0994857727</text:p>
          </table:table-cell>
          <table:table-cell table:style-name="ce68" table:formula="of:=[.D17]*conv" office:value-type="float" office:value="2.7071456132193" calcext:value-type="float">
            <text:p>2.7071456132193</text:p>
          </table:table-cell>
          <table:table-cell table:style-name="ce70" table:formula="of:=[.E8]-[.E17]" office:value-type="float" office:value="1.75116710896584" calcext:value-type="float">
            <text:p>1.75116710896584</text:p>
          </table:table-cell>
          <table:table-cell/>
          <table:table-cell table:style-name="ce47" table:number-columns-repeated="2"/>
          <table:table-cell table:style-name="ce68" table:formula="of:=[.J16]-[.J15]" office:value-type="float" office:value="0.0994857727" calcext:value-type="float">
            <text:p>0.0994857727</text:p>
          </table:table-cell>
          <table:table-cell table:style-name="ce68" table:formula="of:=[.J17]*conv" office:value-type="float" office:value="2.7071456132193" calcext:value-type="float">
            <text:p>2.7071456132193</text:p>
          </table:table-cell>
          <table:table-cell table:style-name="ce70" table:formula="of:=[.K8]-[.K17]" office:value-type="float" office:value="1.75116710896584" calcext:value-type="float">
            <text:p>1.75116710896584</text:p>
          </table:table-cell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17]/[.E8])*100)" office:value-type="float" office:value="39.2786961814456" calcext:value-type="float">
            <text:p>39.2786961814456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L17]/[.K8])*100)" office:value-type="float" office:value="39.2786961814456" calcext:value-type="float">
            <text:p>39.2786961814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DDFT</text:p>
          </table:table-cell>
          <table:table-cell table:style-name="ce68"/>
          <table:table-cell table:style-name="ce68" table:formula="of:=[.D19]*conv" office:value-type="float" office:value="0" calcext:value-type="float">
            <text:p>0</text:p>
          </table:table-cell>
          <table:table-cell table:style-name="ce71" table:formula="of:=[.E9]-[.E19]" office:value-type="float" office:value="0" calcext:value-type="float">
            <text:p>0</text:p>
          </table:table-cell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J19]*conv" office:value-type="float" office:value="0" calcext:value-type="float">
            <text:p>0</text:p>
          </table:table-cell>
          <table:table-cell table:style-name="ce71" table:formula="of:=[.K9]-[.K1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19]/[.E9])*100)" office:value-type="string" office:string-value="" calcext:value-type="error">
            <text:p>#DIV/0!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L19]/[.K9])*100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0.47743775399" calcext:value-type="float">
            <text:p>-0.47743775399</text:p>
          </table:table-cell>
          <table:table-cell table:style-name="ce47"/>
          <table:table-cell table:style-name="ce63"/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0.47743775399" calcext:value-type="float">
            <text:p>-0.47743775399</text:p>
          </table:table-cell>
          <table:table-cell table:style-name="ce47"/>
          <table:table-cell table:style-name="ce63"/>
        </table:table-row>
        <table:table-row table:style-name="ro1">
          <table:table-cell table:number-columns-repeated="3"/>
          <table:table-cell table:formula="of:=[.D21]-[.D15]" office:value-type="float" office:value="0.38704242481" calcext:value-type="float">
            <text:p>0.38704242481</text:p>
          </table:table-cell>
          <table:table-cell table:style-name="ce47" table:formula="of:=[.D22]*conv" office:value-type="float" office:value="10.5319602393173" calcext:value-type="float">
            <text:p>10.5319602393173</text:p>
          </table:table-cell>
          <table:table-cell table:style-name="ce70" table:formula="of:=[.E11]-[.E22]" office:value-type="float" office:value="-0.0900074124348507" calcext:value-type="float">
            <text:p>-0.090007412434851</text:p>
          </table:table-cell>
          <table:table-cell/>
          <table:table-cell table:style-name="ce47" table:number-columns-repeated="2"/>
          <table:table-cell table:style-name="ce47" table:formula="of:=[.J21]-[.J15]" office:value-type="float" office:value="0.38704242481" calcext:value-type="float">
            <text:p>0.38704242481</text:p>
          </table:table-cell>
          <table:table-cell table:style-name="ce47" table:formula="of:=[.J22]*conv" office:value-type="float" office:value="10.5319602393173" calcext:value-type="float">
            <text:p>10.5319602393173</text:p>
          </table:table-cell>
          <table:table-cell table:style-name="ce70" table:formula="of:=[.K11]-[.K22]" office:value-type="float" office:value="-0.0900074124348507" calcext:value-type="float">
            <text:p>-0.090007412434851</text:p>
          </table:table-cell>
        </table:table-row>
        <table:table-row table:style-name="ro1">
          <table:table-cell table:number-columns-repeated="4"/>
          <table:table-cell table:style-name="ce47"/>
          <table:table-cell table:style-name="ce63" table:formula="of:=ABS(([.F22]/[.E11])*100)" office:value-type="float" office:value="0.861978730675072" calcext:value-type="float">
            <text:p>0.861978730675072</text:p>
          </table:table-cell>
          <table:table-cell/>
          <table:table-cell table:style-name="ce47" table:number-columns-repeated="4"/>
          <table:table-cell table:style-name="ce63" table:formula="of:=ABS(([.L22]/[.K11])*100)" office:value-type="float" office:value="0.861978730675072" calcext:value-type="float">
            <text:p>0.861978730675072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autost2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2"/>
          <table:table-cell/>
          <table:table-cell table:style-name="ce38"/>
          <table:table-cell table:number-columns-repeated="6"/>
        </table:table-row>
        <table:table-row table:style-name="ro1">
          <table:table-cell/>
          <table:table-cell table:style-name="ce39" office:value-type="string" calcext:value-type="string">
            <text:p>Ethene</text:p>
          </table:table-cell>
          <table:table-cell table:style-name="ce38" table:number-columns-repeated="2"/>
          <table:table-cell table:number-columns-repeated="8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office:value-type="float" office:value="-10.363" calcext:value-type="float">
            <text:p>-10.363</text:p>
          </table:table-cell>
          <table:table-cell table:number-columns-repeated="7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51" office:value-type="float" office:value="-77.96584874" calcext:value-type="float">
            <text:p>-77.96584874</text:p>
          </table:table-cell>
          <table:table-cell table:number-columns-repeated="8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51" office:value-type="float" office:value="-77.8360150327" calcext:value-type="float">
            <text:p>-77.8360150327</text:p>
          </table:table-cell>
          <table:table-cell table:number-columns-repeated="8"/>
        </table:table-row>
        <table:table-row table:style-name="ro1">
          <table:table-cell/>
          <table:table-cell table:style-name="ce38" table:number-columns-repeated="2"/>
          <table:table-cell table:style-name="ce39" table:formula="of:=[.D31]-[.D30]" office:value-type="float" office:value="0.129833707299994" calcext:value-type="float">
            <text:p>0.129833707299994</text:p>
          </table:table-cell>
          <table:table-cell table:style-name="ce39" table:formula="of:=[.D32]*conv" office:value-type="float" office:value="3.5329549304006" calcext:value-type="float">
            <text:p>3.5329549304006</text:p>
          </table:table-cell>
          <table:table-cell table:number-columns-repeated="7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137863353974491" calcext:value-type="float">
            <text:p>0.137863353974491</text:p>
          </table:table-cell>
          <table:table-cell table:style-name="ce39" table:formula="of:=[.D33]*conv" office:value-type="float" office:value="3.75145273345948" calcext:value-type="float">
            <text:p>3.75145273345948</text:p>
          </table:table-cell>
          <table:table-cell table:number-columns-repeated="7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51" office:value-type="float" office:value="-77.6317562756" calcext:value-type="float">
            <text:p>-77.6317562756</text:p>
          </table:table-cell>
          <table:table-cell table:number-columns-repeated="8"/>
        </table:table-row>
        <table:table-row table:style-name="ro1">
          <table:table-cell/>
          <table:table-cell table:style-name="ce38" table:number-columns-repeated="2"/>
          <table:table-cell table:style-name="ce38" table:formula="of:=[.D34]-[.D30]" office:value-type="float" office:value="0.334092464400001" calcext:value-type="float">
            <text:p>0.334092464400001</text:p>
          </table:table-cell>
          <table:table-cell table:formula="of:=[.D35]*conv" office:value-type="float" office:value="9.09111850734099" calcext:value-type="float">
            <text:p>9.09111850734099</text:p>
          </table:table-cell>
          <table:table-cell table:number-columns-repeated="7"/>
        </table:table-row>
        <table:table-row table:style-name="ro1">
          <table:table-cell/>
          <table:table-cell table:style-name="ce55" table:number-columns-repeated="5"/>
          <table:table-cell table:number-columns-repeated="6"/>
        </table:table-row>
        <table:table-row table:style-name="ro1">
          <table:table-cell/>
          <table:table-cell table:style-name="ce68" office:value-type="string" calcext:value-type="string">
            <text:p>Ethene</text:p>
          </table:table-cell>
          <table:table-cell table:number-columns-repeated="2"/>
          <table:table-cell table:style-name="ce47"/>
          <table:table-cell table:style-name="ce55"/>
          <table:table-cell table:number-columns-repeated="6"/>
        </table:table-row>
        <table:table-row table:style-name="ro1">
          <table:table-cell table:number-columns-repeated="2"/>
          <table:table-cell table:style-name="ce55" office:value-type="string" calcext:value-type="string">
            <text:p>HOMO</text:p>
          </table:table-cell>
          <table:table-cell/>
          <table:table-cell table:style-name="ce47" office:value-type="float" office:value="-10.375" calcext:value-type="float">
            <text:p>-10.375</text:p>
          </table:table-cell>
          <table:table-cell table:style-name="ce70" table:formula="of:=[.E29]-[.E38]" office:value-type="float" office:value="0.0120000000000005" calcext:value-type="float">
            <text:p>0.0120000000000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0.79594238289" calcext:value-type="float">
            <text:p>-0.79594238289</text:p>
          </table:table-cell>
          <table:table-cell table:style-name="ce47"/>
          <table:table-cell table:style-name="ce63" table:formula="of:=ABS(([.F38]/[.E29])*100)" office:value-type="float" office:value="0.115796584000776" calcext:value-type="float">
            <text:p>0.11579658400077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5" office:value-type="string" calcext:value-type="string">
            <text:p>Triplet</text:p>
          </table:table-cell>
          <table:table-cell office:value-type="float" office:value="-0.66635242424" calcext:value-type="float">
            <text:p>-0.66635242424</text:p>
          </table:table-cell>
          <table:table-cell table:style-name="ce47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68" table:formula="of:=[.D40]-[.D39]" office:value-type="float" office:value="0.12958995865" calcext:value-type="float">
            <text:p>0.12958995865</text:p>
          </table:table-cell>
          <table:table-cell table:style-name="ce68" table:formula="of:=[.D41]*conv" office:value-type="float" office:value="3.52632219216425" calcext:value-type="float">
            <text:p>3.52632219216425</text:p>
          </table:table-cell>
          <table:table-cell table:style-name="ce70" table:formula="of:=[.E32]-[.E41]" office:value-type="float" office:value="0.00663273823634869" calcext:value-type="float">
            <text:p>0.006632738236349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41]/[.E32])*100)" office:value-type="float" office:value="0.187739112641231" calcext:value-type="float">
            <text:p>0.187739112641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DDFT</text:p>
          </table:table-cell>
          <table:table-cell table:style-name="ce68"/>
          <table:table-cell table:style-name="ce68" table:formula="of:=[.D43]*conv" office:value-type="float" office:value="0" calcext:value-type="float">
            <text:p>0</text:p>
          </table:table-cell>
          <table:table-cell table:style-name="ce71" table:formula="of:=[.E33]-[.E43]" office:value-type="float" office:value="3.75145273345948" calcext:value-type="float">
            <text:p>3.7514527334594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43]/[.E33])*100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0.42608312003" calcext:value-type="float">
            <text:p>-0.42608312003</text:p>
          </table:table-cell>
          <table:table-cell table:style-name="ce47"/>
          <table:table-cell table:style-name="ce63"/>
          <table:table-cell table:number-columns-repeated="6"/>
        </table:table-row>
        <table:table-row table:style-name="ro1">
          <table:table-cell table:number-columns-repeated="3"/>
          <table:table-cell table:formula="of:=[.D45]-[.D39]" office:value-type="float" office:value="0.36985926286" calcext:value-type="float">
            <text:p>0.36985926286</text:p>
          </table:table-cell>
          <table:table-cell table:style-name="ce47" table:formula="of:=[.D46]*conv" office:value-type="float" office:value="10.06438261257" calcext:value-type="float">
            <text:p>10.06438261257</text:p>
          </table:table-cell>
          <table:table-cell table:style-name="ce70" table:formula="of:=[.E35]-[.E46]" office:value-type="float" office:value="-0.973264105229037" calcext:value-type="float">
            <text:p>-0.97326410522903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7"/>
          <table:table-cell table:style-name="ce63" table:formula="of:=ABS(([.F46]/[.E35])*100)" office:value-type="float" office:value="10.7056585440299" calcext:value-type="float">
            <text:p>10.7056585440299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-7.00807699" calcext:value-type="float">
            <text:p>-7.00807699</text:p>
          </table:table-cell>
          <table:table-cell table:style-name="Default" office:value-type="float" office:value="0.86064715" calcext:value-type="float">
            <text:p>0.86064715</text:p>
          </table:table-cell>
          <table:table-cell table:style-name="Default" office:value-type="float" office:value="13.5438614" calcext:value-type="float">
            <text:p>13.5438614</text:p>
          </table:table-cell>
          <table:table-cell table:style-name="Default" office:value-type="float" office:value="10.53415448" calcext:value-type="float">
            <text:p>10.53415448</text:p>
          </table:table-cell>
          <table:table-cell table:style-name="Default" office:value-type="float" office:value="-5.6152665" calcext:value-type="float">
            <text:p>-5.6152665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Default" office:value-type="float" office:value="12.29744407" calcext:value-type="float">
            <text:p>12.29744407</text:p>
          </table:table-cell>
          <table:table-cell table:style-name="Default" office:value-type="float" office:value="0.52500812" calcext:value-type="float">
            <text:p>0.52500812</text:p>
          </table:table-cell>
          <table:table-cell table:style-name="Default" office:value-type="float" office:value="0.73888922" calcext:value-type="float">
            <text:p>0.73888922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c p co</text:p>
          </table:table-cell>
          <table:table-cell table:style-name="Default" office:value-type="string" calcext:value-type="string">
            <text:p>c p ex</text:p>
          </table:table-cell>
          <table:table-cell table:style-name="Default" office:value-type="string" calcext:value-type="string">
            <text:p>c s co </text:p>
          </table:table-cell>
          <table:table-cell table:style-name="Default" office:value-type="string" calcext:value-type="string">
            <text:p>c s ex</text:p>
          </table:table-cell>
          <table:table-cell table:style-name="Default" office:value-type="string" calcext:value-type="string">
            <text:p>c s co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c s ex</text:p>
          </table:table-cell>
          <table:table-cell table:style-name="Default" office:value-type="string" calcext:value-type="string">
            <text:p>set dist</text:p>
          </table:table-cell>
          <table:table-cell table:style-name="Default" office:value-type="string" calcext:value-type="string">
            <text:p>set split</text:p>
          </table:table-cell>
          <table:table-cell table:style-name="Default"/>
          <table:table-cell table:number-columns-repeated="6"/>
        </table:table-row>
      </table:table>
      <table:table table:name="alpha_tests" table:style-name="ta1">
        <table:table-column table:style-name="co1" table:default-cell-style-name="Default"/>
        <table:table-column table:style-name="co15" table:default-cell-style-name="ce102"/>
        <table:table-column table:style-name="co1" table:number-columns-repeated="5" table:default-cell-style-name="Default"/>
        <table:table-column table:style-name="co1" table:number-columns-repeated="2" table:default-cell-style-name="ce102"/>
        <table:table-column table:style-name="co16" table:default-cell-style-name="ce102"/>
        <table:table-column table:style-name="co1" table:number-columns-repeated="2" table:default-cell-style-name="ce102"/>
        <table:table-column table:style-name="co1" table:number-columns-repeated="5" table:default-cell-style-name="ce67"/>
        <table:table-column table:style-name="co1" table:default-cell-style-name="ce102"/>
        <table:table-column table:style-name="co1" table:number-columns-repeated="1006" table:default-cell-style-name="Default"/>
        <table:table-row table:style-name="ro1">
          <table:table-cell/>
          <table:table-cell table:style-name="Default" office:value-type="string" calcext:value-type="string">
            <text:p>ALPHA</text:p>
          </table:table-cell>
          <table:table-cell table:number-columns-repeated="5"/>
          <table:table-cell table:style-name="Default" table:number-columns-repeated="11"/>
          <table:table-cell/>
          <table:table-cell office:value-type="string" calcext:value-type="string">
            <text:p>BETA</text:p>
          </table:table-cell>
          <table:table-cell table:number-columns-repeated="17"/>
          <table:table-cell office:value-type="string" calcext:value-type="string">
            <text:p>GAMMA</text:p>
          </table:table-cell>
          <table:table-cell table:number-columns-repeated="17"/>
          <table:table-cell office:value-type="string" calcext:value-type="string">
            <text:p>DELTA</text:p>
          </table:table-cell>
          <table:table-cell table:number-columns-repeated="968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11"/>
          <table:table-cell table:number-columns-repeated="1006"/>
        </table:table-row>
        <table:table-row table:style-name="ro1">
          <table:table-cell/>
          <table:table-cell table:style-name="Default"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table:style-name="Default" table:number-columns-repeated="11"/>
          <table:table-cell/>
          <table:table-cell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15"/>
          <table:table-cell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15"/>
          <table:table-cell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966"/>
        </table:table-row>
        <table:table-row table:style-name="ro1">
          <table:table-cell/>
          <table:table-cell table:style-name="Default" office:value-type="string" calcext:value-type="string">
            <text:p>Set_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tested across short trans polyenes and benzene, energies match those in the paper</text:p>
          </table:table-cell>
          <table:table-cell table:number-columns-repeated="3"/>
          <table:table-cell table:style-name="Default" table:number-columns-repeated="11"/>
          <table:table-cell table:number-columns-repeated="2"/>
          <table:table-cell office:value-type="string" calcext:value-type="string">
            <text:p>beta</text:p>
          </table:table-cell>
          <table:table-cell office:value-type="string" calcext:value-type="string">
            <text:p>reference beta</text:p>
          </table:table-cell>
          <table:table-cell table:number-columns-repeated="16"/>
          <table:table-cell office:value-type="string" calcext:value-type="string">
            <text:p>gamma</text:p>
          </table:table-cell>
          <table:table-cell office:value-type="string" calcext:value-type="string">
            <text:p>reference gamma</text:p>
          </table:table-cell>
          <table:table-cell table:number-columns-repeated="16"/>
          <table:table-cell office:value-type="string" calcext:value-type="string">
            <text:p>delta</text:p>
          </table:table-cell>
          <table:table-cell office:value-type="string" calcext:value-type="string">
            <text:p>reference delta</text:p>
          </table:table-cell>
          <table:table-cell table:number-columns-repeated="966"/>
        </table:table-row>
        <table:table-row table:style-name="ro1">
          <table:table-cell table:number-columns-repeated="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number-columns-repeated="4"/>
          <table:table-cell table:style-name="ce85" office:value-type="string" calcext:value-type="string">
            <text:p>% difference</text:p>
          </table:table-cell>
          <table:table-cell table:style-name="Default" table:number-columns-repeated="4"/>
          <table:table-cell table:number-columns-repeated="2"/>
          <table:table-cell table:style-name="ce10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style-name="ce102" table:number-columns-repeated="4"/>
          <table:table-cell table:style-name="ce85" office:value-type="string" calcext:value-type="string">
            <text:p>% difference</text:p>
          </table:table-cell>
          <table:table-cell table:number-columns-repeated="4"/>
          <table:table-cell table:style-name="ce102"/>
          <table:table-cell/>
          <table:table-cell table:style-name="ce10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style-name="ce102" table:number-columns-repeated="4"/>
          <table:table-cell table:style-name="ce85" office:value-type="string" calcext:value-type="string">
            <text:p>% difference</text:p>
          </table:table-cell>
          <table:table-cell table:number-columns-repeated="4"/>
          <table:table-cell table:style-name="ce102"/>
          <table:table-cell/>
          <table:table-cell table:style-name="ce10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style-name="ce102" table:number-columns-repeated="4"/>
          <table:table-cell table:style-name="ce85" office:value-type="string" calcext:value-type="string">
            <text:p>% difference</text:p>
          </table:table-cell>
          <table:table-cell table:number-columns-repeated="4"/>
          <table:table-cell table:style-name="ce102"/>
          <table:table-cell table:number-columns-repeated="952"/>
        </table:table-row>
        <table:table-row table:style-name="ro1">
          <table:table-cell table:number-columns-repeated="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Default" office:value-type="string" calcext:value-type="string">
            <text:p>st diff</text:p>
          </table:table-cell>
          <table:table-cell table:style-name="Default" office:value-type="string" calcext:value-type="string">
            <text:p>ie diff</text:p>
          </table:table-cell>
          <table:table-cell table:style-name="Default" office:value-type="string" calcext:value-type="string">
            <text:p>homo diff</text:p>
          </table:table-cell>
          <table:table-cell table:style-name="Default" office:value-type="string" calcext:value-type="string">
            <text:p>tddft rpa diff</text:p>
          </table:table-cell>
          <table:table-cell table:style-name="Default" office:value-type="string" calcext:value-type="string">
            <text:p>tddft ci diff</text:p>
          </table:table-cell>
          <table:table-cell table:number-columns-repeated="2"/>
          <table:table-cell table:style-name="ce10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 office:value-type="string" calcext:value-type="string">
            <text:p>mean st</text:p>
          </table:table-cell>
          <table:table-cell table:style-name="ce102" office:value-type="string" calcext:value-type="string">
            <text:p>mean ie</text:p>
          </table:table-cell>
          <table:table-cell table:style-name="ce102" office:value-type="string" calcext:value-type="string">
            <text:p>mean homo</text:p>
          </table:table-cell>
          <table:table-cell table:style-name="ce102" office:value-type="string" calcext:value-type="string">
            <text:p>tddft rpa diff</text:p>
          </table:table-cell>
          <table:table-cell table:style-name="ce102" office:value-type="string" calcext:value-type="string">
            <text:p>tddft ci diff</text:p>
          </table:table-cell>
          <table:table-cell office:value-type="string" calcext:value-type="string">
            <text:p>st diff</text:p>
          </table:table-cell>
          <table:table-cell office:value-type="string" calcext:value-type="string">
            <text:p>ie diff</text:p>
          </table:table-cell>
          <table:table-cell office:value-type="string" calcext:value-type="string">
            <text:p>homo diff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/>
          <table:table-cell/>
          <table:table-cell table:style-name="ce10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 office:value-type="string" calcext:value-type="string">
            <text:p>mean st</text:p>
          </table:table-cell>
          <table:table-cell table:style-name="ce102" office:value-type="string" calcext:value-type="string">
            <text:p>mean ie</text:p>
          </table:table-cell>
          <table:table-cell table:style-name="ce102" office:value-type="string" calcext:value-type="string">
            <text:p>mean homo</text:p>
          </table:table-cell>
          <table:table-cell table:style-name="ce102" office:value-type="string" calcext:value-type="string">
            <text:p>tddft rpa diff</text:p>
          </table:table-cell>
          <table:table-cell table:style-name="ce102" office:value-type="string" calcext:value-type="string">
            <text:p>tddft ci diff</text:p>
          </table:table-cell>
          <table:table-cell office:value-type="string" calcext:value-type="string">
            <text:p>st diff</text:p>
          </table:table-cell>
          <table:table-cell office:value-type="string" calcext:value-type="string">
            <text:p>ie diff</text:p>
          </table:table-cell>
          <table:table-cell office:value-type="string" calcext:value-type="string">
            <text:p>homo diff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/>
          <table:table-cell/>
          <table:table-cell table:style-name="ce10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 office:value-type="string" calcext:value-type="string">
            <text:p>mean st</text:p>
          </table:table-cell>
          <table:table-cell table:style-name="ce102" office:value-type="string" calcext:value-type="string">
            <text:p>mean ie</text:p>
          </table:table-cell>
          <table:table-cell table:style-name="ce102" office:value-type="string" calcext:value-type="string">
            <text:p>mean homo</text:p>
          </table:table-cell>
          <table:table-cell table:style-name="ce102" office:value-type="string" calcext:value-type="string">
            <text:p>tddft rpa diff</text:p>
          </table:table-cell>
          <table:table-cell table:style-name="ce102" office:value-type="string" calcext:value-type="string">
            <text:p>tddft ci diff</text:p>
          </table:table-cell>
          <table:table-cell office:value-type="string" calcext:value-type="string">
            <text:p>st diff</text:p>
          </table:table-cell>
          <table:table-cell office:value-type="string" calcext:value-type="string">
            <text:p>ie diff</text:p>
          </table:table-cell>
          <table:table-cell office:value-type="string" calcext:value-type="string">
            <text:p>homo diff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/>
          <table:table-cell table:number-columns-repeated="952"/>
        </table:table-row>
        <table:table-row table:style-name="ro1">
          <table:table-cell/>
          <table:table-cell office:value-type="string" calcext:value-type="string">
            <text:p>hf</text:p>
          </table:table-cell>
          <table:table-cell office:value-type="float" office:value="0.104635614184247" calcext:value-type="float">
            <text:p>0.104635614184247</text:p>
          </table:table-cell>
          <table:table-cell office:value-type="float" office:value="0.256015354877093" calcext:value-type="float">
            <text:p>0.256015354877093</text:p>
          </table:table-cell>
          <table:table-cell office:value-type="float" office:value="-0.304309395714286" calcext:value-type="float">
            <text:p>-0.304309395714286</text:p>
          </table:table-cell>
          <table:table-cell office:value-type="float" office:value="0.0856144898722021" calcext:value-type="float">
            <text:p>0.085614489872202</text:p>
          </table:table-cell>
          <table:table-cell office:value-type="float" office:value="0" calcext:value-type="float">
            <text:p>0</text:p>
          </table:table-cell>
          <table:table-cell office:value-type="float" office:value="0.0702397017642857" calcext:value-type="float">
            <text:p>0.070239701764286</text:p>
          </table:table-cell>
          <table:table-cell office:value-type="float" office:value="0.269925577904285" calcext:value-type="float">
            <text:p>0.269925577904285</text:p>
          </table:table-cell>
          <table:table-cell office:value-type="float" office:value="-0.299866331428571" calcext:value-type="float">
            <text:p>-0.299866331428571</text:p>
          </table:table-cell>
          <table:table-cell office:value-type="float" office:value="0.0781450664395889" calcext:value-type="float">
            <text:p>0.078145066439589</text:p>
          </table:table-cell>
          <table:table-cell office:value-type="float" office:value="0" calcext:value-type="float">
            <text:p>0</text:p>
          </table:table-cell>
          <table:table-cell table:formula="of:=([.H7]-[.C7])/[.C7]*100" office:value-type="float" office:value="-32.8720891907754" calcext:value-type="float">
            <text:p>-32.8720891907754</text:p>
          </table:table-cell>
          <table:table-cell table:formula="of:=([.I7]-[.D7])/[.D7]*100" office:value-type="float" office:value="5.43335497742702" calcext:value-type="float">
            <text:p>5.43335497742702</text:p>
          </table:table-cell>
          <table:table-cell table:formula="of:=([.J7]-[.E7])/[.E7]*100" office:value-type="float" office:value="-1.46004834168399" calcext:value-type="float">
            <text:p>-1.46004834168399</text:p>
          </table:table-cell>
          <table:table-cell table:formula="of:=([.K7]-[.F7])/[.F7]*100" office:value-type="float" office:value="-8.72448512367815" calcext:value-type="float">
            <text:p>-8.72448512367815</text:p>
          </table:table-cell>
          <table:table-cell table:formula="of:=([.L7]-[.G7])/[.G7]*100" office:value-type="string" office:string-value="" calcext:value-type="error">
            <text:p>#DIV/0!</text:p>
          </table:table-cell>
          <table:table-cell office:value-type="string" calcext:value-type="string">
            <text:p>hf</text:p>
          </table:table-cell>
          <table:table-cell/>
          <table:table-cell table:style-name="ce102" office:value-type="string" calcext:value-type="string">
            <text:p>hf</text:p>
          </table:table-cell>
          <table:table-cell office:value-type="float" office:value="0.163157120462017" calcext:value-type="float">
            <text:p>0.163157120462017</text:p>
          </table:table-cell>
          <table:table-cell office:value-type="float" office:value="0.343550796308008" calcext:value-type="float">
            <text:p>0.343550796308008</text:p>
          </table:table-cell>
          <table:table-cell office:value-type="float" office:value="-0.378388466" calcext:value-type="float">
            <text:p>-0.378388466</text:p>
          </table:table-cell>
          <table:table-cell office:value-type="float" office:value="0.106491825408822" calcext:value-type="float">
            <text:p>0.106491825408822</text:p>
          </table:table-cell>
          <table:table-cell office:value-type="float" office:value="0" calcext:value-type="float">
            <text:p>0</text:p>
          </table:table-cell>
          <table:table-cell table:style-name="ce102" table:number-columns-repeated="5"/>
          <table:table-cell table:style-name="ce67" table:formula="of:=([.Z7]-[.U7])/[.U7]*100" office:value-type="float" office:value="-100" calcext:value-type="float">
            <text:p>-100</text:p>
          </table:table-cell>
          <table:table-cell table:style-name="ce67" table:formula="of:=([.AA7]-[.V7])/[.V7]*100" office:value-type="float" office:value="-100" calcext:value-type="float">
            <text:p>-100</text:p>
          </table:table-cell>
          <table:table-cell table:style-name="ce67" table:formula="of:=([.AB7]-[.W7])/[.W7]*100" office:value-type="float" office:value="-100" calcext:value-type="float">
            <text:p>-100</text:p>
          </table:table-cell>
          <table:table-cell table:style-name="ce67" table:formula="of:=([.AC7]-[.X7])/[.X7]*100" office:value-type="float" office:value="-100" calcext:value-type="float">
            <text:p>-100</text:p>
          </table:table-cell>
          <table:table-cell table:style-name="ce67" table:formula="of:=([.AD7]-[.Y7])/[.Y7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hf</text:p>
          </table:table-cell>
          <table:table-cell/>
          <table:table-cell table:style-name="ce102" office:value-type="string" calcext:value-type="string">
            <text:p>hf</text:p>
          </table:table-cell>
          <table:table-cell table:number-columns-repeated="5"/>
          <table:table-cell table:style-name="ce102" table:number-columns-repeated="5"/>
          <table:table-cell table:style-name="ce67" table:formula="of:=([.AR7]-[.AM7])/[.AM7]*100" office:value-type="string" office:string-value="" calcext:value-type="error">
            <text:p>#DIV/0!</text:p>
          </table:table-cell>
          <table:table-cell table:style-name="ce67" table:formula="of:=([.AS7]-[.AN7])/[.AN7]*100" office:value-type="string" office:string-value="" calcext:value-type="error">
            <text:p>#DIV/0!</text:p>
          </table:table-cell>
          <table:table-cell table:style-name="ce67" table:formula="of:=([.AT7]-[.AO7])/[.AO7]*100" office:value-type="string" office:string-value="" calcext:value-type="error">
            <text:p>#DIV/0!</text:p>
          </table:table-cell>
          <table:table-cell table:style-name="ce67" table:formula="of:=([.AU7]-[.AP7])/[.AP7]*100" office:value-type="string" office:string-value="" calcext:value-type="error">
            <text:p>#DIV/0!</text:p>
          </table:table-cell>
          <table:table-cell table:style-name="ce67" table:formula="of:=([.AV7]-[.AQ7])/[.AQ7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hf</text:p>
          </table:table-cell>
          <table:table-cell/>
          <table:table-cell table:style-name="ce102" office:value-type="string" calcext:value-type="string">
            <text:p>hf</text:p>
          </table:table-cell>
          <table:table-cell office:value-type="float" office:value="0.252632808707091" calcext:value-type="float">
            <text:p>0.252632808707091</text:p>
          </table:table-cell>
          <table:table-cell office:value-type="float" office:value="0.373723963149956" calcext:value-type="float">
            <text:p>0.373723963149956</text:p>
          </table:table-cell>
          <table:table-cell office:value-type="float" office:value="-0.449639451428571" calcext:value-type="float">
            <text:p>-0.449639451428571</text:p>
          </table:table-cell>
          <table:table-cell office:value-type="float" office:value="0.25150396377664" calcext:value-type="float">
            <text:p>0.25150396377664</text:p>
          </table:table-cell>
          <table:table-cell office:value-type="float" office:value="0" calcext:value-type="float">
            <text:p>0</text:p>
          </table:table-cell>
          <table:table-cell table:style-name="ce102" table:number-columns-repeated="5"/>
          <table:table-cell table:style-name="ce67" table:formula="of:=([.BJ7]-[.BE7])/[.BE7]*100" office:value-type="float" office:value="-100" calcext:value-type="float">
            <text:p>-100</text:p>
          </table:table-cell>
          <table:table-cell table:style-name="ce67" table:formula="of:=([.BK7]-[.BF7])/[.BF7]*100" office:value-type="float" office:value="-100" calcext:value-type="float">
            <text:p>-100</text:p>
          </table:table-cell>
          <table:table-cell table:style-name="ce67" table:formula="of:=([.BL7]-[.BG7])/[.BG7]*100" office:value-type="float" office:value="-100" calcext:value-type="float">
            <text:p>-100</text:p>
          </table:table-cell>
          <table:table-cell table:style-name="ce67" table:formula="of:=([.BM7]-[.BH7])/[.BH7]*100" office:value-type="float" office:value="-100" calcext:value-type="float">
            <text:p>-100</text:p>
          </table:table-cell>
          <table:table-cell table:style-name="ce67" table:formula="of:=([.BN7]-[.BI7])/[.BI7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hf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pbe</text:p>
          </table:table-cell>
          <table:table-cell office:value-type="float" office:value="0.105055160408483" calcext:value-type="float">
            <text:p>0.105055160408483</text:p>
          </table:table-cell>
          <table:table-cell office:value-type="float" office:value="0.302170872805732" calcext:value-type="float">
            <text:p>0.302170872805732</text:p>
          </table:table-cell>
          <table:table-cell office:value-type="float" office:value="-0.201287495714286" calcext:value-type="float">
            <text:p>-0.201287495714286</text:p>
          </table:table-cell>
          <table:table-cell office:value-type="float" office:value="0.0962996774249569" calcext:value-type="float">
            <text:p>0.096299677424957</text:p>
          </table:table-cell>
          <table:table-cell office:value-type="float" office:value="0" calcext:value-type="float">
            <text:p>0</text:p>
          </table:table-cell>
          <table:table-cell office:value-type="float" office:value="0.10022787862" calcext:value-type="float">
            <text:p>0.10022787862</text:p>
          </table:table-cell>
          <table:table-cell office:value-type="float" office:value="0.33076917431" calcext:value-type="float">
            <text:p>0.33076917431</text:p>
          </table:table-cell>
          <table:table-cell office:value-type="float" office:value="-0.221452997142857" calcext:value-type="float">
            <text:p>-0.221452997142857</text:p>
          </table:table-cell>
          <table:table-cell office:value-type="float" office:value="0.0744557316336995" calcext:value-type="float">
            <text:p>0.0744557316337</text:p>
          </table:table-cell>
          <table:table-cell office:value-type="float" office:value="0" calcext:value-type="float">
            <text:p>0</text:p>
          </table:table-cell>
          <table:table-cell table:formula="of:=([.H8]-[.C8])/[.C8]*100" office:value-type="float" office:value="-4.59499730400033" calcext:value-type="float">
            <text:p>-4.59499730400033</text:p>
          </table:table-cell>
          <table:table-cell table:formula="of:=([.I8]-[.D8])/[.D8]*100" office:value-type="float" office:value="9.46428133152795" calcext:value-type="float">
            <text:p>9.46428133152795</text:p>
          </table:table-cell>
          <table:table-cell table:formula="of:=([.J8]-[.E8])/[.E8]*100" office:value-type="float" office:value="10.0182583905731" calcext:value-type="float">
            <text:p>10.0182583905731</text:p>
          </table:table-cell>
          <table:table-cell table:formula="of:=([.K8]-[.F8])/[.F8]*100" office:value-type="float" office:value="-22.6833011027266" calcext:value-type="float">
            <text:p>-22.6833011027266</text:p>
          </table:table-cell>
          <table:table-cell table:formula="of:=([.L8]-[.G8])/[.G8]*100" office:value-type="string" office:string-value="" calcext:value-type="error">
            <text:p>#DIV/0!</text:p>
          </table:table-cell>
          <table:table-cell office:value-type="string" calcext:value-type="string">
            <text:p>pbe</text:p>
          </table:table-cell>
          <table:table-cell/>
          <table:table-cell table:style-name="ce102" office:value-type="string" calcext:value-type="string">
            <text:p>pbe</text:p>
          </table:table-cell>
          <table:table-cell office:value-type="float" office:value="0.154717870792013" calcext:value-type="float">
            <text:p>0.154717870792013</text:p>
          </table:table-cell>
          <table:table-cell office:value-type="float" office:value="0.357519891330014" calcext:value-type="float">
            <text:p>0.357519891330014</text:p>
          </table:table-cell>
          <table:table-cell office:value-type="float" office:value="-0.205921558" calcext:value-type="float">
            <text:p>-0.205921558</text:p>
          </table:table-cell>
          <table:table-cell office:value-type="float" office:value="0.146116403035798" calcext:value-type="float">
            <text:p>0.146116403035798</text:p>
          </table:table-cell>
          <table:table-cell office:value-type="float" office:value="0" calcext:value-type="float">
            <text:p>0</text:p>
          </table:table-cell>
          <table:table-cell table:style-name="ce102" table:number-columns-repeated="5"/>
          <table:table-cell table:style-name="ce67" table:formula="of:=([.Z8]-[.U8])/[.U8]*100" office:value-type="float" office:value="-100" calcext:value-type="float">
            <text:p>-100</text:p>
          </table:table-cell>
          <table:table-cell table:style-name="ce67" table:formula="of:=([.AA8]-[.V8])/[.V8]*100" office:value-type="float" office:value="-100" calcext:value-type="float">
            <text:p>-100</text:p>
          </table:table-cell>
          <table:table-cell table:style-name="ce67" table:formula="of:=([.AB8]-[.W8])/[.W8]*100" office:value-type="float" office:value="-100" calcext:value-type="float">
            <text:p>-100</text:p>
          </table:table-cell>
          <table:table-cell table:style-name="ce67" table:formula="of:=([.AC8]-[.X8])/[.X8]*100" office:value-type="float" office:value="-100" calcext:value-type="float">
            <text:p>-100</text:p>
          </table:table-cell>
          <table:table-cell table:style-name="ce67" table:formula="of:=([.AD8]-[.Y8])/[.Y8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</text:p>
          </table:table-cell>
          <table:table-cell/>
          <table:table-cell table:style-name="ce102" office:value-type="string" calcext:value-type="string">
            <text:p>pbe</text:p>
          </table:table-cell>
          <table:table-cell table:number-columns-repeated="5"/>
          <table:table-cell table:style-name="ce102" table:number-columns-repeated="5"/>
          <table:table-cell table:style-name="ce67" table:formula="of:=([.AR8]-[.AM8])/[.AM8]*100" office:value-type="string" office:string-value="" calcext:value-type="error">
            <text:p>#DIV/0!</text:p>
          </table:table-cell>
          <table:table-cell table:style-name="ce67" table:formula="of:=([.AS8]-[.AN8])/[.AN8]*100" office:value-type="string" office:string-value="" calcext:value-type="error">
            <text:p>#DIV/0!</text:p>
          </table:table-cell>
          <table:table-cell table:style-name="ce67" table:formula="of:=([.AT8]-[.AO8])/[.AO8]*100" office:value-type="string" office:string-value="" calcext:value-type="error">
            <text:p>#DIV/0!</text:p>
          </table:table-cell>
          <table:table-cell table:style-name="ce67" table:formula="of:=([.AU8]-[.AP8])/[.AP8]*100" office:value-type="string" office:string-value="" calcext:value-type="error">
            <text:p>#DIV/0!</text:p>
          </table:table-cell>
          <table:table-cell table:style-name="ce67" table:formula="of:=([.AV8]-[.AQ8])/[.AQ8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</text:p>
          </table:table-cell>
          <table:table-cell/>
          <table:table-cell table:style-name="ce102" office:value-type="string" calcext:value-type="string">
            <text:p>pbe</text:p>
          </table:table-cell>
          <table:table-cell office:value-type="float" office:value="0.237298182870006" calcext:value-type="float">
            <text:p>0.237298182870006</text:p>
          </table:table-cell>
          <table:table-cell office:value-type="float" office:value="0.383098574904295" calcext:value-type="float">
            <text:p>0.383098574904295</text:p>
          </table:table-cell>
          <table:table-cell office:value-type="float" office:value="-0.240736967142857" calcext:value-type="float">
            <text:p>-0.240736967142857</text:p>
          </table:table-cell>
          <table:table-cell office:value-type="float" office:value="0.224054177499006" calcext:value-type="float">
            <text:p>0.224054177499006</text:p>
          </table:table-cell>
          <table:table-cell office:value-type="float" office:value="0" calcext:value-type="float">
            <text:p>0</text:p>
          </table:table-cell>
          <table:table-cell table:style-name="ce102" table:number-columns-repeated="5"/>
          <table:table-cell table:style-name="ce67" table:formula="of:=([.BJ8]-[.BE8])/[.BE8]*100" office:value-type="float" office:value="-100" calcext:value-type="float">
            <text:p>-100</text:p>
          </table:table-cell>
          <table:table-cell table:style-name="ce67" table:formula="of:=([.BK8]-[.BF8])/[.BF8]*100" office:value-type="float" office:value="-100" calcext:value-type="float">
            <text:p>-100</text:p>
          </table:table-cell>
          <table:table-cell table:style-name="ce67" table:formula="of:=([.BL8]-[.BG8])/[.BG8]*100" office:value-type="float" office:value="-100" calcext:value-type="float">
            <text:p>-100</text:p>
          </table:table-cell>
          <table:table-cell table:style-name="ce67" table:formula="of:=([.BM8]-[.BH8])/[.BH8]*100" office:value-type="float" office:value="-100" calcext:value-type="float">
            <text:p>-100</text:p>
          </table:table-cell>
          <table:table-cell table:style-name="ce67" table:formula="of:=([.BN8]-[.BI8])/[.BI8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pbe0</text:p>
          </table:table-cell>
          <table:table-cell office:value-type="float" office:value="0.103771154295771" calcext:value-type="float">
            <text:p>0.103771154295771</text:p>
          </table:table-cell>
          <table:table-cell office:value-type="float" office:value="0.303449880014284" calcext:value-type="float">
            <text:p>0.303449880014284</text:p>
          </table:table-cell>
          <table:table-cell office:value-type="float" office:value="-0.235633051428571" calcext:value-type="float">
            <text:p>-0.235633051428571</text:p>
          </table:table-cell>
          <table:table-cell office:value-type="float" office:value="0.0810520598675362" calcext:value-type="float">
            <text:p>0.081052059867536</text:p>
          </table:table-cell>
          <table:table-cell office:value-type="float" office:value="0" calcext:value-type="float">
            <text:p>0</text:p>
          </table:table-cell>
          <table:table-cell office:value-type="float" office:value="0.0999444575371422" calcext:value-type="float">
            <text:p>0.099944457537142</text:p>
          </table:table-cell>
          <table:table-cell office:value-type="float" office:value="0.324506026857143" calcext:value-type="float">
            <text:p>0.324506026857143</text:p>
          </table:table-cell>
          <table:table-cell office:value-type="float" office:value="-0.246452337142857" calcext:value-type="float">
            <text:p>-0.246452337142857</text:p>
          </table:table-cell>
          <table:table-cell office:value-type="float" office:value="0.0750117302890419" calcext:value-type="float">
            <text:p>0.075011730289042</text:p>
          </table:table-cell>
          <table:table-cell office:value-type="float" office:value="0" calcext:value-type="float">
            <text:p>0</text:p>
          </table:table-cell>
          <table:table-cell table:formula="of:=([.H9]-[.C9])/[.C9]*100" office:value-type="float" office:value="-3.68763052179402" calcext:value-type="float">
            <text:p>-3.68763052179402</text:p>
          </table:table-cell>
          <table:table-cell table:formula="of:=([.I9]-[.D9])/[.D9]*100" office:value-type="float" office:value="6.93892080032058" calcext:value-type="float">
            <text:p>6.93892080032058</text:p>
          </table:table-cell>
          <table:table-cell table:formula="of:=([.J9]-[.E9])/[.E9]*100" office:value-type="float" office:value="4.59158239843349" calcext:value-type="float">
            <text:p>4.59158239843349</text:p>
          </table:table-cell>
          <table:table-cell table:formula="of:=([.K9]-[.F9])/[.F9]*100" office:value-type="float" office:value="-7.45240724093383" calcext:value-type="float">
            <text:p>-7.45240724093383</text:p>
          </table:table-cell>
          <table:table-cell table:formula="of:=([.L9]-[.G9])/[.G9]*100" office:value-type="string" office:string-value="" calcext:value-type="error">
            <text:p>#DIV/0!</text:p>
          </table:table-cell>
          <table:table-cell office:value-type="string" calcext:value-type="string">
            <text:p>pbe0</text:p>
          </table:table-cell>
          <table:table-cell/>
          <table:table-cell table:style-name="ce102" office:value-type="string" calcext:value-type="string">
            <text:p>pbe0</text:p>
          </table:table-cell>
          <table:table-cell office:value-type="float" office:value="0.150326056835993" calcext:value-type="float">
            <text:p>0.150326056835993</text:p>
          </table:table-cell>
          <table:table-cell office:value-type="float" office:value="0.375673695629999" calcext:value-type="float">
            <text:p>0.375673695629999</text:p>
          </table:table-cell>
          <table:table-cell office:value-type="float" office:value="-0.258063528" calcext:value-type="float">
            <text:p>-0.258063528</text:p>
          </table:table-cell>
          <table:table-cell office:value-type="float" office:value="0.140046830938158" calcext:value-type="float">
            <text:p>0.140046830938158</text:p>
          </table:table-cell>
          <table:table-cell office:value-type="float" office:value="0" calcext:value-type="float">
            <text:p>0</text:p>
          </table:table-cell>
          <table:table-cell table:style-name="ce102" table:number-columns-repeated="5"/>
          <table:table-cell table:style-name="ce67" table:formula="of:=([.Z9]-[.U9])/[.U9]*100" office:value-type="float" office:value="-100" calcext:value-type="float">
            <text:p>-100</text:p>
          </table:table-cell>
          <table:table-cell table:style-name="ce67" table:formula="of:=([.AA9]-[.V9])/[.V9]*100" office:value-type="float" office:value="-100" calcext:value-type="float">
            <text:p>-100</text:p>
          </table:table-cell>
          <table:table-cell table:style-name="ce67" table:formula="of:=([.AB9]-[.W9])/[.W9]*100" office:value-type="float" office:value="-100" calcext:value-type="float">
            <text:p>-100</text:p>
          </table:table-cell>
          <table:table-cell table:style-name="ce67" table:formula="of:=([.AC9]-[.X9])/[.X9]*100" office:value-type="float" office:value="-100" calcext:value-type="float">
            <text:p>-100</text:p>
          </table:table-cell>
          <table:table-cell table:style-name="ce67" table:formula="of:=([.AD9]-[.Y9])/[.Y9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0</text:p>
          </table:table-cell>
          <table:table-cell/>
          <table:table-cell table:style-name="ce102" office:value-type="string" calcext:value-type="string">
            <text:p>pbe0</text:p>
          </table:table-cell>
          <table:table-cell table:number-columns-repeated="5"/>
          <table:table-cell table:style-name="ce102" table:number-columns-repeated="5"/>
          <table:table-cell table:style-name="ce67" table:formula="of:=([.AR9]-[.AM9])/[.AM9]*100" office:value-type="string" office:string-value="" calcext:value-type="error">
            <text:p>#DIV/0!</text:p>
          </table:table-cell>
          <table:table-cell table:style-name="ce67" table:formula="of:=([.AS9]-[.AN9])/[.AN9]*100" office:value-type="string" office:string-value="" calcext:value-type="error">
            <text:p>#DIV/0!</text:p>
          </table:table-cell>
          <table:table-cell table:style-name="ce67" table:formula="of:=([.AT9]-[.AO9])/[.AO9]*100" office:value-type="string" office:string-value="" calcext:value-type="error">
            <text:p>#DIV/0!</text:p>
          </table:table-cell>
          <table:table-cell table:style-name="ce67" table:formula="of:=([.AU9]-[.AP9])/[.AP9]*100" office:value-type="string" office:string-value="" calcext:value-type="error">
            <text:p>#DIV/0!</text:p>
          </table:table-cell>
          <table:table-cell table:style-name="ce67" table:formula="of:=([.AV9]-[.AQ9])/[.AQ9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0</text:p>
          </table:table-cell>
          <table:table-cell/>
          <table:table-cell table:style-name="ce102" office:value-type="string" calcext:value-type="string">
            <text:p>pbe0</text:p>
          </table:table-cell>
          <table:table-cell office:value-type="float" office:value="0.253132690658532" calcext:value-type="float">
            <text:p>0.253132690658532</text:p>
          </table:table-cell>
          <table:table-cell office:value-type="float" office:value="0.399546128341427" calcext:value-type="float">
            <text:p>0.399546128341427</text:p>
          </table:table-cell>
          <table:table-cell office:value-type="float" office:value="-0.30136052" calcext:value-type="float">
            <text:p>-0.30136052</text:p>
          </table:table-cell>
          <table:table-cell office:value-type="float" office:value="0.23959744946704" calcext:value-type="float">
            <text:p>0.23959744946704</text:p>
          </table:table-cell>
          <table:table-cell office:value-type="float" office:value="0" calcext:value-type="float">
            <text:p>0</text:p>
          </table:table-cell>
          <table:table-cell table:style-name="ce102" table:number-columns-repeated="5"/>
          <table:table-cell table:style-name="ce67" table:formula="of:=([.BJ9]-[.BE9])/[.BE9]*100" office:value-type="float" office:value="-100" calcext:value-type="float">
            <text:p>-100</text:p>
          </table:table-cell>
          <table:table-cell table:style-name="ce67" table:formula="of:=([.BK9]-[.BF9])/[.BF9]*100" office:value-type="float" office:value="-100" calcext:value-type="float">
            <text:p>-100</text:p>
          </table:table-cell>
          <table:table-cell table:style-name="ce67" table:formula="of:=([.BL9]-[.BG9])/[.BG9]*100" office:value-type="float" office:value="-100" calcext:value-type="float">
            <text:p>-100</text:p>
          </table:table-cell>
          <table:table-cell table:style-name="ce67" table:formula="of:=([.BM9]-[.BH9])/[.BH9]*100" office:value-type="float" office:value="-100" calcext:value-type="float">
            <text:p>-100</text:p>
          </table:table-cell>
          <table:table-cell table:style-name="ce67" table:formula="of:=([.BN9]-[.BI9])/[.BI9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0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tpss</text:p>
          </table:table-cell>
          <table:table-cell office:value-type="float" office:value="0.103073446632834" calcext:value-type="float">
            <text:p>0.103073446632834</text:p>
          </table:table-cell>
          <table:table-cell office:value-type="float" office:value="0.298191548441366" calcext:value-type="float">
            <text:p>0.298191548441366</text:p>
          </table:table-cell>
          <table:table-cell office:value-type="float" office:value="-0.2003269" calcext:value-type="float">
            <text:p>-0.2003269</text:p>
          </table:table-cell>
          <table:table-cell office:value-type="float" office:value="0.0906534922228662" calcext:value-type="float">
            <text:p>0.090653492222866</text:p>
          </table:table-cell>
          <table:table-cell office:value-type="float" office:value="0" calcext:value-type="float">
            <text:p>0</text:p>
          </table:table-cell>
          <table:table-cell office:value-type="float" office:value="0.0947420686485714" calcext:value-type="float">
            <text:p>0.094742068648571</text:p>
          </table:table-cell>
          <table:table-cell office:value-type="float" office:value="0.33322492759" calcext:value-type="float">
            <text:p>0.33322492759</text:p>
          </table:table-cell>
          <table:table-cell office:value-type="float" office:value="-0.22849502" calcext:value-type="float">
            <text:p>-0.22849502</text:p>
          </table:table-cell>
          <table:table-cell office:value-type="float" office:value="0.065570195905015" calcext:value-type="float">
            <text:p>0.065570195905015</text:p>
          </table:table-cell>
          <table:table-cell office:value-type="float" office:value="0" calcext:value-type="float">
            <text:p>0</text:p>
          </table:table-cell>
          <table:table-cell table:formula="of:=([.H10]-[.C10])/[.C10]*100" office:value-type="float" office:value="-8.08295274527925" calcext:value-type="float">
            <text:p>-8.08295274527925</text:p>
          </table:table-cell>
          <table:table-cell table:formula="of:=([.I10]-[.D10])/[.D10]*100" office:value-type="float" office:value="11.7486157242725" calcext:value-type="float">
            <text:p>11.7486157242725</text:p>
          </table:table-cell>
          <table:table-cell table:formula="of:=([.J10]-[.E10])/[.E10]*100" office:value-type="float" office:value="14.0610771693667" calcext:value-type="float">
            <text:p>14.0610771693667</text:p>
          </table:table-cell>
          <table:table-cell table:formula="of:=([.K10]-[.F10])/[.F10]*100" office:value-type="float" office:value="-27.6694208935552" calcext:value-type="float">
            <text:p>-27.6694208935552</text:p>
          </table:table-cell>
          <table:table-cell table:formula="of:=([.L10]-[.G10])/[.G10]*100" office:value-type="string" office:string-value="" calcext:value-type="error">
            <text:p>#DIV/0!</text:p>
          </table:table-cell>
          <table:table-cell office:value-type="string" calcext:value-type="string">
            <text:p>tpss</text:p>
          </table:table-cell>
          <table:table-cell/>
          <table:table-cell table:style-name="ce102" office:value-type="string" calcext:value-type="string">
            <text:p>tpss</text:p>
          </table:table-cell>
          <table:table-cell office:value-type="float" office:value="0.152576201796009" calcext:value-type="float">
            <text:p>0.152576201796009</text:p>
          </table:table-cell>
          <table:table-cell office:value-type="float" office:value="0.354675433074007" calcext:value-type="float">
            <text:p>0.354675433074007</text:p>
          </table:table-cell>
          <table:table-cell office:value-type="float" office:value="-0.209120322" calcext:value-type="float">
            <text:p>-0.209120322</text:p>
          </table:table-cell>
          <table:table-cell office:value-type="float" office:value="0.143483820981137" calcext:value-type="float">
            <text:p>0.143483820981137</text:p>
          </table:table-cell>
          <table:table-cell office:value-type="float" office:value="0" calcext:value-type="float">
            <text:p>0</text:p>
          </table:table-cell>
          <table:table-cell table:style-name="ce102" table:number-columns-repeated="5"/>
          <table:table-cell table:style-name="ce67" table:formula="of:=([.Z10]-[.U10])/[.U10]*100" office:value-type="float" office:value="-100" calcext:value-type="float">
            <text:p>-100</text:p>
          </table:table-cell>
          <table:table-cell table:style-name="ce67" table:formula="of:=([.AA10]-[.V10])/[.V10]*100" office:value-type="float" office:value="-100" calcext:value-type="float">
            <text:p>-100</text:p>
          </table:table-cell>
          <table:table-cell table:style-name="ce67" table:formula="of:=([.AB10]-[.W10])/[.W10]*100" office:value-type="float" office:value="-100" calcext:value-type="float">
            <text:p>-100</text:p>
          </table:table-cell>
          <table:table-cell table:style-name="ce67" table:formula="of:=([.AC10]-[.X10])/[.X10]*100" office:value-type="float" office:value="-100" calcext:value-type="float">
            <text:p>-100</text:p>
          </table:table-cell>
          <table:table-cell table:style-name="ce67" table:formula="of:=([.AD10]-[.Y10])/[.Y10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</text:p>
          </table:table-cell>
          <table:table-cell/>
          <table:table-cell table:style-name="ce102" office:value-type="string" calcext:value-type="string">
            <text:p>tpss</text:p>
          </table:table-cell>
          <table:table-cell table:number-columns-repeated="5"/>
          <table:table-cell table:style-name="ce102" table:number-columns-repeated="5"/>
          <table:table-cell table:style-name="ce67" table:formula="of:=([.AR10]-[.AM10])/[.AM10]*100" office:value-type="string" office:string-value="" calcext:value-type="error">
            <text:p>#DIV/0!</text:p>
          </table:table-cell>
          <table:table-cell table:style-name="ce67" table:formula="of:=([.AS10]-[.AN10])/[.AN10]*100" office:value-type="string" office:string-value="" calcext:value-type="error">
            <text:p>#DIV/0!</text:p>
          </table:table-cell>
          <table:table-cell table:style-name="ce67" table:formula="of:=([.AT10]-[.AO10])/[.AO10]*100" office:value-type="string" office:string-value="" calcext:value-type="error">
            <text:p>#DIV/0!</text:p>
          </table:table-cell>
          <table:table-cell table:style-name="ce67" table:formula="of:=([.AU10]-[.AP10])/[.AP10]*100" office:value-type="string" office:string-value="" calcext:value-type="error">
            <text:p>#DIV/0!</text:p>
          </table:table-cell>
          <table:table-cell table:style-name="ce67" table:formula="of:=([.AV10]-[.AQ10])/[.AQ10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</text:p>
          </table:table-cell>
          <table:table-cell/>
          <table:table-cell table:style-name="ce102" office:value-type="string" calcext:value-type="string">
            <text:p>tpss</text:p>
          </table:table-cell>
          <table:table-cell office:value-type="float" office:value="0.242143268812839" calcext:value-type="float">
            <text:p>0.242143268812839</text:p>
          </table:table-cell>
          <table:table-cell office:value-type="float" office:value="0.385399956198512" calcext:value-type="float">
            <text:p>0.385399956198512</text:p>
          </table:table-cell>
          <table:table-cell office:value-type="float" office:value="-0.246901751428571" calcext:value-type="float">
            <text:p>-0.246901751428571</text:p>
          </table:table-cell>
          <table:table-cell office:value-type="float" office:value="0.2313767003861" calcext:value-type="float">
            <text:p>0.2313767003861</text:p>
          </table:table-cell>
          <table:table-cell office:value-type="float" office:value="0" calcext:value-type="float">
            <text:p>0</text:p>
          </table:table-cell>
          <table:table-cell table:style-name="ce102" table:number-columns-repeated="5"/>
          <table:table-cell table:style-name="ce67" table:formula="of:=([.BJ10]-[.BE10])/[.BE10]*100" office:value-type="float" office:value="-100" calcext:value-type="float">
            <text:p>-100</text:p>
          </table:table-cell>
          <table:table-cell table:style-name="ce67" table:formula="of:=([.BK10]-[.BF10])/[.BF10]*100" office:value-type="float" office:value="-100" calcext:value-type="float">
            <text:p>-100</text:p>
          </table:table-cell>
          <table:table-cell table:style-name="ce67" table:formula="of:=([.BL10]-[.BG10])/[.BG10]*100" office:value-type="float" office:value="-100" calcext:value-type="float">
            <text:p>-100</text:p>
          </table:table-cell>
          <table:table-cell table:style-name="ce67" table:formula="of:=([.BM10]-[.BH10])/[.BH10]*100" office:value-type="float" office:value="-100" calcext:value-type="float">
            <text:p>-100</text:p>
          </table:table-cell>
          <table:table-cell table:style-name="ce67" table:formula="of:=([.BN10]-[.BI10])/[.BI10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tpssh</text:p>
          </table:table-cell>
          <table:table-cell office:value-type="float" office:value="0.102808715784249" calcext:value-type="float">
            <text:p>0.102808715784249</text:p>
          </table:table-cell>
          <table:table-cell office:value-type="float" office:value="0.29921137655424" calcext:value-type="float">
            <text:p>0.29921137655424</text:p>
          </table:table-cell>
          <table:table-cell office:value-type="float" office:value="-0.214133014285714" calcext:value-type="float">
            <text:p>-0.214133014285714</text:p>
          </table:table-cell>
          <table:table-cell office:value-type="float" office:value="0.0851634542147315" calcext:value-type="float">
            <text:p>0.085163454214732</text:p>
          </table:table-cell>
          <table:table-cell office:value-type="float" office:value="0" calcext:value-type="float">
            <text:p>0</text:p>
          </table:table-cell>
          <table:table-cell office:value-type="float" office:value="0.0947284779728568" calcext:value-type="float">
            <text:p>0.094728477972857</text:p>
          </table:table-cell>
          <table:table-cell office:value-type="float" office:value="0.330291362948571" calcext:value-type="float">
            <text:p>0.330291362948571</text:p>
          </table:table-cell>
          <table:table-cell office:value-type="float" office:value="-0.237679012857143" calcext:value-type="float">
            <text:p>-0.237679012857143</text:p>
          </table:table-cell>
          <table:table-cell office:value-type="float" office:value="0.0708180334567243" calcext:value-type="float">
            <text:p>0.070818033456724</text:p>
          </table:table-cell>
          <table:table-cell office:value-type="float" office:value="0" calcext:value-type="float">
            <text:p>0</text:p>
          </table:table-cell>
          <table:table-cell table:formula="of:=([.H11]-[.C11])/[.C11]*100" office:value-type="float" office:value="-7.85948715510573" calcext:value-type="float">
            <text:p>-7.85948715510573</text:p>
          </table:table-cell>
          <table:table-cell table:formula="of:=([.I11]-[.D11])/[.D11]*100" office:value-type="float" office:value="10.3873010285413" calcext:value-type="float">
            <text:p>10.3873010285413</text:p>
          </table:table-cell>
          <table:table-cell table:formula="of:=([.J11]-[.E11])/[.E11]*100" office:value-type="float" office:value="10.9959683937443" calcext:value-type="float">
            <text:p>10.9959683937443</text:p>
          </table:table-cell>
          <table:table-cell table:formula="of:=([.K11]-[.F11])/[.F11]*100" office:value-type="float" office:value="-16.8445736381671" calcext:value-type="float">
            <text:p>-16.8445736381671</text:p>
          </table:table-cell>
          <table:table-cell table:formula="of:=([.L11]-[.G11])/[.G11]*100" office:value-type="string" office:string-value="" calcext:value-type="error">
            <text:p>#DIV/0!</text:p>
          </table:table-cell>
          <table:table-cell office:value-type="string" calcext:value-type="string">
            <text:p>tpssh</text:p>
          </table:table-cell>
          <table:table-cell/>
          <table:table-cell table:style-name="ce102" office:value-type="string" calcext:value-type="string">
            <text:p>tpssh</text:p>
          </table:table-cell>
          <table:table-cell office:value-type="float" office:value="0.150985451128008" calcext:value-type="float">
            <text:p>0.150985451128008</text:p>
          </table:table-cell>
          <table:table-cell office:value-type="float" office:value="0.355490224468014" calcext:value-type="float">
            <text:p>0.355490224468014</text:p>
          </table:table-cell>
          <table:table-cell office:value-type="float" office:value="-0.229774284" calcext:value-type="float">
            <text:p>-0.229774284</text:p>
          </table:table-cell>
          <table:table-cell office:value-type="float" office:value="0.141233593967898" calcext:value-type="float">
            <text:p>0.141233593967898</text:p>
          </table:table-cell>
          <table:table-cell office:value-type="float" office:value="0" calcext:value-type="float">
            <text:p>0</text:p>
          </table:table-cell>
          <table:table-cell table:style-name="ce102" table:number-columns-repeated="5"/>
          <table:table-cell table:style-name="ce67" table:formula="of:=([.Z11]-[.U11])/[.U11]*100" office:value-type="float" office:value="-100" calcext:value-type="float">
            <text:p>-100</text:p>
          </table:table-cell>
          <table:table-cell table:style-name="ce67" table:formula="of:=([.AA11]-[.V11])/[.V11]*100" office:value-type="float" office:value="-100" calcext:value-type="float">
            <text:p>-100</text:p>
          </table:table-cell>
          <table:table-cell table:style-name="ce67" table:formula="of:=([.AB11]-[.W11])/[.W11]*100" office:value-type="float" office:value="-100" calcext:value-type="float">
            <text:p>-100</text:p>
          </table:table-cell>
          <table:table-cell table:style-name="ce67" table:formula="of:=([.AC11]-[.X11])/[.X11]*100" office:value-type="float" office:value="-100" calcext:value-type="float">
            <text:p>-100</text:p>
          </table:table-cell>
          <table:table-cell table:style-name="ce67" table:formula="of:=([.AD11]-[.Y11])/[.Y11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h</text:p>
          </table:table-cell>
          <table:table-cell/>
          <table:table-cell table:style-name="ce102" office:value-type="string" calcext:value-type="string">
            <text:p>tpssh</text:p>
          </table:table-cell>
          <table:table-cell table:number-columns-repeated="5"/>
          <table:table-cell table:style-name="ce102" table:number-columns-repeated="5"/>
          <table:table-cell table:style-name="ce67" table:formula="of:=([.AR11]-[.AM11])/[.AM11]*100" office:value-type="string" office:string-value="" calcext:value-type="error">
            <text:p>#DIV/0!</text:p>
          </table:table-cell>
          <table:table-cell table:style-name="ce67" table:formula="of:=([.AS11]-[.AN11])/[.AN11]*100" office:value-type="string" office:string-value="" calcext:value-type="error">
            <text:p>#DIV/0!</text:p>
          </table:table-cell>
          <table:table-cell table:style-name="ce67" table:formula="of:=([.AT11]-[.AO11])/[.AO11]*100" office:value-type="string" office:string-value="" calcext:value-type="error">
            <text:p>#DIV/0!</text:p>
          </table:table-cell>
          <table:table-cell table:style-name="ce67" table:formula="of:=([.AU11]-[.AP11])/[.AP11]*100" office:value-type="string" office:string-value="" calcext:value-type="error">
            <text:p>#DIV/0!</text:p>
          </table:table-cell>
          <table:table-cell table:style-name="ce67" table:formula="of:=([.AV11]-[.AQ11])/[.AQ11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h</text:p>
          </table:table-cell>
          <table:table-cell/>
          <table:table-cell table:style-name="ce102" office:value-type="string" calcext:value-type="string">
            <text:p>tpssh</text:p>
          </table:table-cell>
          <table:table-cell office:value-type="float" office:value="0.246928644718594" calcext:value-type="float">
            <text:p>0.246928644718594</text:p>
          </table:table-cell>
          <table:table-cell office:value-type="float" office:value="0.390792438080013" calcext:value-type="float">
            <text:p>0.390792438080013</text:p>
          </table:table-cell>
          <table:table-cell office:value-type="float" office:value="-0.270625692857143" calcext:value-type="float">
            <text:p>-0.270625692857143</text:p>
          </table:table-cell>
          <table:table-cell office:value-type="float" office:value="0.23695120097729" calcext:value-type="float">
            <text:p>0.23695120097729</text:p>
          </table:table-cell>
          <table:table-cell office:value-type="float" office:value="0" calcext:value-type="float">
            <text:p>0</text:p>
          </table:table-cell>
          <table:table-cell table:style-name="ce102" table:number-columns-repeated="5"/>
          <table:table-cell table:style-name="ce67" table:formula="of:=([.BJ11]-[.BE11])/[.BE11]*100" office:value-type="float" office:value="-100" calcext:value-type="float">
            <text:p>-100</text:p>
          </table:table-cell>
          <table:table-cell table:style-name="ce67" table:formula="of:=([.BK11]-[.BF11])/[.BF11]*100" office:value-type="float" office:value="-100" calcext:value-type="float">
            <text:p>-100</text:p>
          </table:table-cell>
          <table:table-cell table:style-name="ce67" table:formula="of:=([.BL11]-[.BG11])/[.BG11]*100" office:value-type="float" office:value="-100" calcext:value-type="float">
            <text:p>-100</text:p>
          </table:table-cell>
          <table:table-cell table:style-name="ce67" table:formula="of:=([.BM11]-[.BH11])/[.BH11]*100" office:value-type="float" office:value="-100" calcext:value-type="float">
            <text:p>-100</text:p>
          </table:table-cell>
          <table:table-cell table:style-name="ce67" table:formula="of:=([.BN11]-[.BI11])/[.BI11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h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b3-lyp</text:p>
          </table:table-cell>
          <table:table-cell office:value-type="float" office:value="0.106075873094312" calcext:value-type="float">
            <text:p>0.106075873094312</text:p>
          </table:table-cell>
          <table:table-cell office:value-type="float" office:value="0.298563794700044" calcext:value-type="float">
            <text:p>0.298563794700044</text:p>
          </table:table-cell>
          <table:table-cell office:value-type="float" office:value="-0.222976484285714" calcext:value-type="float">
            <text:p>-0.222976484285714</text:p>
          </table:table-cell>
          <table:table-cell office:value-type="float" office:value="0.0885801642755195" calcext:value-type="float">
            <text:p>0.08858016427552</text:p>
          </table:table-cell>
          <table:table-cell office:value-type="float" office:value="0" calcext:value-type="float">
            <text:p>0</text:p>
          </table:table-cell>
          <table:table-cell office:value-type="float" office:value="0.0810950685742857" calcext:value-type="float">
            <text:p>0.081095068574286</text:p>
          </table:table-cell>
          <table:table-cell office:value-type="float" office:value="0.313361202674286" calcext:value-type="float">
            <text:p>0.313361202674286</text:p>
          </table:table-cell>
          <table:table-cell office:value-type="float" office:value="-0.239055071428571" calcext:value-type="float">
            <text:p>-0.239055071428571</text:p>
          </table:table-cell>
          <table:table-cell office:value-type="float" office:value="0.0754205547146707" calcext:value-type="float">
            <text:p>0.075420554714671</text:p>
          </table:table-cell>
          <table:table-cell office:value-type="float" office:value="0" calcext:value-type="float">
            <text:p>0</text:p>
          </table:table-cell>
          <table:table-cell table:formula="of:=([.H12]-[.C12])/[.C12]*100" office:value-type="float" office:value="-23.5499400488704" calcext:value-type="float">
            <text:p>-23.5499400488704</text:p>
          </table:table-cell>
          <table:table-cell table:formula="of:=([.I12]-[.D12])/[.D12]*100" office:value-type="float" office:value="4.95619637642549" calcext:value-type="float">
            <text:p>4.95619637642549</text:p>
          </table:table-cell>
          <table:table-cell table:formula="of:=([.J12]-[.E12])/[.E12]*100" office:value-type="float" office:value="7.2108891636548" calcext:value-type="float">
            <text:p>7.2108891636548</text:p>
          </table:table-cell>
          <table:table-cell table:formula="of:=([.K12]-[.F12])/[.F12]*100" office:value-type="float" office:value="-14.8561584509114" calcext:value-type="float">
            <text:p>-14.8561584509114</text:p>
          </table:table-cell>
          <table:table-cell table:formula="of:=([.L12]-[.G12])/[.G12]*100" office:value-type="string" office:string-value="" calcext:value-type="error">
            <text:p>#DIV/0!</text:p>
          </table:table-cell>
          <table:table-cell office:value-type="string" calcext:value-type="string">
            <text:p>b3-lyp</text:p>
          </table:table-cell>
          <table:table-cell/>
          <table:table-cell table:style-name="ce102" office:value-type="string" calcext:value-type="string">
            <text:p>b3-lyp</text:p>
          </table:table-cell>
          <table:table-cell office:value-type="float" office:value="0.153813514612011" calcext:value-type="float">
            <text:p>0.153813514612011</text:p>
          </table:table-cell>
          <table:table-cell office:value-type="float" office:value="0.356415941253999" calcext:value-type="float">
            <text:p>0.356415941253999</text:p>
          </table:table-cell>
          <table:table-cell office:value-type="float" office:value="-0.24430916" calcext:value-type="float">
            <text:p>-0.24430916</text:p>
          </table:table-cell>
          <table:table-cell office:value-type="float" office:value="0.143967374630469" calcext:value-type="float">
            <text:p>0.143967374630469</text:p>
          </table:table-cell>
          <table:table-cell office:value-type="float" office:value="0" calcext:value-type="float">
            <text:p>0</text:p>
          </table:table-cell>
          <table:table-cell table:style-name="ce102" table:number-columns-repeated="5"/>
          <table:table-cell table:style-name="ce67" table:formula="of:=([.Z12]-[.U12])/[.U12]*100" office:value-type="float" office:value="-100" calcext:value-type="float">
            <text:p>-100</text:p>
          </table:table-cell>
          <table:table-cell table:style-name="ce67" table:formula="of:=([.AA12]-[.V12])/[.V12]*100" office:value-type="float" office:value="-100" calcext:value-type="float">
            <text:p>-100</text:p>
          </table:table-cell>
          <table:table-cell table:style-name="ce67" table:formula="of:=([.AB12]-[.W12])/[.W12]*100" office:value-type="float" office:value="-100" calcext:value-type="float">
            <text:p>-100</text:p>
          </table:table-cell>
          <table:table-cell table:style-name="ce67" table:formula="of:=([.AC12]-[.X12])/[.X12]*100" office:value-type="float" office:value="-100" calcext:value-type="float">
            <text:p>-100</text:p>
          </table:table-cell>
          <table:table-cell table:style-name="ce67" table:formula="of:=([.AD12]-[.Y12])/[.Y12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b3-lyp</text:p>
          </table:table-cell>
          <table:table-cell/>
          <table:table-cell table:style-name="ce102" office:value-type="string" calcext:value-type="string">
            <text:p>b3-lyp</text:p>
          </table:table-cell>
          <table:table-cell table:number-columns-repeated="5"/>
          <table:table-cell table:style-name="ce102" table:number-columns-repeated="5"/>
          <table:table-cell table:style-name="ce67" table:formula="of:=([.AR12]-[.AM12])/[.AM12]*100" office:value-type="string" office:string-value="" calcext:value-type="error">
            <text:p>#DIV/0!</text:p>
          </table:table-cell>
          <table:table-cell table:style-name="ce67" table:formula="of:=([.AS12]-[.AN12])/[.AN12]*100" office:value-type="string" office:string-value="" calcext:value-type="error">
            <text:p>#DIV/0!</text:p>
          </table:table-cell>
          <table:table-cell table:style-name="ce67" table:formula="of:=([.AT12]-[.AO12])/[.AO12]*100" office:value-type="string" office:string-value="" calcext:value-type="error">
            <text:p>#DIV/0!</text:p>
          </table:table-cell>
          <table:table-cell table:style-name="ce67" table:formula="of:=([.AU12]-[.AP12])/[.AP12]*100" office:value-type="string" office:string-value="" calcext:value-type="error">
            <text:p>#DIV/0!</text:p>
          </table:table-cell>
          <table:table-cell table:style-name="ce67" table:formula="of:=([.AV12]-[.AQ12])/[.AQ12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b3-lyp</text:p>
          </table:table-cell>
          <table:table-cell/>
          <table:table-cell table:style-name="ce102" office:value-type="string" calcext:value-type="string">
            <text:p>b3-lyp</text:p>
          </table:table-cell>
          <table:table-cell office:value-type="float" office:value="0.251964511897199" calcext:value-type="float">
            <text:p>0.251964511897199</text:p>
          </table:table-cell>
          <table:table-cell office:value-type="float" office:value="0.397039066701467" calcext:value-type="float">
            <text:p>0.397039066701467</text:p>
          </table:table-cell>
          <table:table-cell office:value-type="float" office:value="-0.287510881428571" calcext:value-type="float">
            <text:p>-0.287510881428571</text:p>
          </table:table-cell>
          <table:table-cell office:value-type="float" office:value="0.234766390073798" calcext:value-type="float">
            <text:p>0.234766390073798</text:p>
          </table:table-cell>
          <table:table-cell office:value-type="float" office:value="0" calcext:value-type="float">
            <text:p>0</text:p>
          </table:table-cell>
          <table:table-cell table:style-name="ce102" table:number-columns-repeated="5"/>
          <table:table-cell table:style-name="ce67" table:formula="of:=([.BJ12]-[.BE12])/[.BE12]*100" office:value-type="float" office:value="-100" calcext:value-type="float">
            <text:p>-100</text:p>
          </table:table-cell>
          <table:table-cell table:style-name="ce67" table:formula="of:=([.BK12]-[.BF12])/[.BF12]*100" office:value-type="float" office:value="-100" calcext:value-type="float">
            <text:p>-100</text:p>
          </table:table-cell>
          <table:table-cell table:style-name="ce67" table:formula="of:=([.BL12]-[.BG12])/[.BG12]*100" office:value-type="float" office:value="-100" calcext:value-type="float">
            <text:p>-100</text:p>
          </table:table-cell>
          <table:table-cell table:style-name="ce67" table:formula="of:=([.BM12]-[.BH12])/[.BH12]*100" office:value-type="float" office:value="-100" calcext:value-type="float">
            <text:p>-100</text:p>
          </table:table-cell>
          <table:table-cell table:style-name="ce67" table:formula="of:=([.BN12]-[.BI12])/[.BI12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b3-lyp</text:p>
          </table:table-cell>
          <table:table-cell table:number-columns-repeated="952"/>
        </table:table-row>
        <table:table-row table:style-name="ro1">
          <table:table-cell/>
          <table:table-cell table:style-name="ce48"/>
          <table:table-cell table:number-columns-repeated="5"/>
          <table:table-cell table:style-name="Default" table:number-columns-repeated="11"/>
          <table:table-cell table:number-columns-repeated="1006"/>
        </table:table-row>
        <table:table-row table:style-name="ro1">
          <table:table-cell/>
          <table:table-cell table:style-name="Default"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table:style-name="Default" table:number-columns-repeated="11"/>
          <table:table-cell/>
          <table:table-cell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15"/>
          <table:table-cell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15"/>
          <table:table-cell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966"/>
        </table:table-row>
        <table:table-row table:style-name="ro1">
          <table:table-cell/>
          <table:table-cell table:style-name="Default" office:value-type="string" calcext:value-type="string">
            <text:p>Set_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tested across short trans polyenes, energies match those in the paper</text:p>
          </table:table-cell>
          <table:table-cell table:number-columns-repeated="3"/>
          <table:table-cell table:style-name="Default" table:number-columns-repeated="11"/>
          <table:table-cell/>
          <table:table-cell office:value-type="string" calcext:value-type="string">
            <text:p>Beta_1</text:p>
          </table:table-cell>
          <table:table-cell office:value-type="string" calcext:value-type="string">
            <text:p>beta</text:p>
          </table:table-cell>
          <table:table-cell table:number-columns-repeated="17"/>
          <table:table-cell office:value-type="string" calcext:value-type="string">
            <text:p>gamma</text:p>
          </table:table-cell>
          <table:table-cell office:value-type="string" calcext:value-type="string">
            <text:p>reference gamma</text:p>
          </table:table-cell>
          <table:table-cell table:number-columns-repeated="16"/>
          <table:table-cell office:value-type="string" calcext:value-type="string">
            <text:p>delta</text:p>
          </table:table-cell>
          <table:table-cell office:value-type="string" calcext:value-type="string">
            <text:p>reference delta</text:p>
          </table:table-cell>
          <table:table-cell table:number-columns-repeated="966"/>
        </table:table-row>
        <table:table-row table:style-name="ro1">
          <table:table-cell table:number-columns-repeated="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number-columns-repeated="4"/>
          <table:table-cell table:style-name="ce85" office:value-type="string" calcext:value-type="string">
            <text:p>% difference</text:p>
          </table:table-cell>
          <table:table-cell table:style-name="Default" table:number-columns-repeated="4"/>
          <table:table-cell table:number-columns-repeated="2"/>
          <table:table-cell table:style-name="ce10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style-name="ce102" table:number-columns-repeated="4"/>
          <table:table-cell table:style-name="ce85" office:value-type="string" calcext:value-type="string">
            <text:p>% difference</text:p>
          </table:table-cell>
          <table:table-cell table:number-columns-repeated="4"/>
          <table:table-cell table:style-name="ce102"/>
          <table:table-cell/>
          <table:table-cell table:style-name="ce10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style-name="ce102" table:number-columns-repeated="4"/>
          <table:table-cell table:style-name="ce85" office:value-type="string" calcext:value-type="string">
            <text:p>% difference</text:p>
          </table:table-cell>
          <table:table-cell table:number-columns-repeated="4"/>
          <table:table-cell table:style-name="ce102"/>
          <table:table-cell/>
          <table:table-cell table:style-name="ce10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style-name="ce102" table:number-columns-repeated="4"/>
          <table:table-cell table:style-name="ce85" office:value-type="string" calcext:value-type="string">
            <text:p>% difference</text:p>
          </table:table-cell>
          <table:table-cell table:number-columns-repeated="4"/>
          <table:table-cell table:style-name="ce102"/>
          <table:table-cell table:number-columns-repeated="952"/>
        </table:table-row>
        <table:table-row table:style-name="ro1">
          <table:table-cell table:number-columns-repeated="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Default" office:value-type="string" calcext:value-type="string">
            <text:p>st diff</text:p>
          </table:table-cell>
          <table:table-cell table:style-name="Default" office:value-type="string" calcext:value-type="string">
            <text:p>ie diff</text:p>
          </table:table-cell>
          <table:table-cell table:style-name="Default" office:value-type="string" calcext:value-type="string">
            <text:p>homo diff</text:p>
          </table:table-cell>
          <table:table-cell table:style-name="Default" office:value-type="string" calcext:value-type="string">
            <text:p>tddft rpa diff</text:p>
          </table:table-cell>
          <table:table-cell table:style-name="Default" office:value-type="string" calcext:value-type="string">
            <text:p>tddft ci diff</text:p>
          </table:table-cell>
          <table:table-cell table:number-columns-repeated="2"/>
          <table:table-cell table:style-name="ce10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 office:value-type="string" calcext:value-type="string">
            <text:p>mean st</text:p>
          </table:table-cell>
          <table:table-cell table:style-name="ce102" office:value-type="string" calcext:value-type="string">
            <text:p>mean ie</text:p>
          </table:table-cell>
          <table:table-cell table:style-name="ce102" office:value-type="string" calcext:value-type="string">
            <text:p>mean homo</text:p>
          </table:table-cell>
          <table:table-cell table:style-name="ce102" office:value-type="string" calcext:value-type="string">
            <text:p>tddft rpa diff</text:p>
          </table:table-cell>
          <table:table-cell table:style-name="ce102" office:value-type="string" calcext:value-type="string">
            <text:p>tddft ci diff</text:p>
          </table:table-cell>
          <table:table-cell office:value-type="string" calcext:value-type="string">
            <text:p>st diff</text:p>
          </table:table-cell>
          <table:table-cell office:value-type="string" calcext:value-type="string">
            <text:p>ie diff</text:p>
          </table:table-cell>
          <table:table-cell office:value-type="string" calcext:value-type="string">
            <text:p>homo diff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/>
          <table:table-cell/>
          <table:table-cell table:style-name="ce10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 office:value-type="string" calcext:value-type="string">
            <text:p>mean st</text:p>
          </table:table-cell>
          <table:table-cell table:style-name="ce102" office:value-type="string" calcext:value-type="string">
            <text:p>mean ie</text:p>
          </table:table-cell>
          <table:table-cell table:style-name="ce102" office:value-type="string" calcext:value-type="string">
            <text:p>mean homo</text:p>
          </table:table-cell>
          <table:table-cell table:style-name="ce102" office:value-type="string" calcext:value-type="string">
            <text:p>tddft rpa diff</text:p>
          </table:table-cell>
          <table:table-cell table:style-name="ce102" office:value-type="string" calcext:value-type="string">
            <text:p>tddft ci diff</text:p>
          </table:table-cell>
          <table:table-cell office:value-type="string" calcext:value-type="string">
            <text:p>st diff</text:p>
          </table:table-cell>
          <table:table-cell office:value-type="string" calcext:value-type="string">
            <text:p>ie diff</text:p>
          </table:table-cell>
          <table:table-cell office:value-type="string" calcext:value-type="string">
            <text:p>homo diff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/>
          <table:table-cell/>
          <table:table-cell table:style-name="ce10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 office:value-type="string" calcext:value-type="string">
            <text:p>mean st</text:p>
          </table:table-cell>
          <table:table-cell table:style-name="ce102" office:value-type="string" calcext:value-type="string">
            <text:p>mean ie</text:p>
          </table:table-cell>
          <table:table-cell table:style-name="ce102" office:value-type="string" calcext:value-type="string">
            <text:p>mean homo</text:p>
          </table:table-cell>
          <table:table-cell table:style-name="ce102" office:value-type="string" calcext:value-type="string">
            <text:p>tddft rpa diff</text:p>
          </table:table-cell>
          <table:table-cell table:style-name="ce102" office:value-type="string" calcext:value-type="string">
            <text:p>tddft ci diff</text:p>
          </table:table-cell>
          <table:table-cell office:value-type="string" calcext:value-type="string">
            <text:p>st diff</text:p>
          </table:table-cell>
          <table:table-cell office:value-type="string" calcext:value-type="string">
            <text:p>ie diff</text:p>
          </table:table-cell>
          <table:table-cell office:value-type="string" calcext:value-type="string">
            <text:p>homo diff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/>
          <table:table-cell table:number-columns-repeated="952"/>
        </table:table-row>
        <table:table-row table:style-name="ro1">
          <table:table-cell/>
          <table:table-cell office:value-type="string" calcext:value-type="string">
            <text:p>hf</text:p>
          </table:table-cell>
          <table:table-cell office:value-type="float" office:value="0.0919600283033333" calcext:value-type="float">
            <text:p>0.091960028303333</text:p>
          </table:table-cell>
          <table:table-cell office:value-type="float" office:value="0.249069483278333" calcext:value-type="float">
            <text:p>0.249069483278333</text:p>
          </table:table-cell>
          <table:table-cell office:value-type="float" office:value="-0.298580253333333" calcext:value-type="float">
            <text:p>-0.298580253333333</text:p>
          </table:table-cell>
          <table:table-cell office:value-type="float" office:value="0.0791275599250004" calcext:value-type="float">
            <text:p>0.079127559925</text:p>
          </table:table-cell>
          <table:table-cell office:value-type="float" office:value="0" calcext:value-type="float">
            <text:p>0</text:p>
          </table:table-cell>
          <table:table-cell office:value-type="float" office:value="0.0626458422350003" calcext:value-type="float">
            <text:p>0.062645842235</text:p>
          </table:table-cell>
          <table:table-cell office:value-type="float" office:value="0.26163430224" calcext:value-type="float">
            <text:p>0.26163430224</text:p>
          </table:table-cell>
          <table:table-cell office:value-type="float" office:value="-0.292887888333333" calcext:value-type="float">
            <text:p>-0.292887888333333</text:p>
          </table:table-cell>
          <table:table-cell office:value-type="float" office:value="0.0721127302630074" calcext:value-type="float">
            <text:p>0.072112730263007</text:p>
          </table:table-cell>
          <table:table-cell office:value-type="float" office:value="0" calcext:value-type="float">
            <text:p>0</text:p>
          </table:table-cell>
          <table:table-cell table:formula="of:=([.H18]-[.C18])/[.C18]*100" office:value-type="float" office:value="-31.8770955263728" calcext:value-type="float">
            <text:p>-31.8770955263728</text:p>
          </table:table-cell>
          <table:table-cell table:formula="of:=([.I18]-[.D18])/[.D18]*100" office:value-type="float" office:value="5.0447043115378" calcext:value-type="float">
            <text:p>5.0447043115378</text:p>
          </table:table-cell>
          <table:table-cell table:formula="of:=([.J18]-[.E18])/[.E18]*100" office:value-type="float" office:value="-1.90647738303213" calcext:value-type="float">
            <text:p>-1.90647738303213</text:p>
          </table:table-cell>
          <table:table-cell table:formula="of:=([.K18]-[.F18])/[.F18]*100" office:value-type="float" office:value="-8.86521670659613" calcext:value-type="float">
            <text:p>-8.86521670659613</text:p>
          </table:table-cell>
          <table:table-cell table:formula="of:=([.L18]-[.G18])/[.G18]*100" office:value-type="string" office:string-value="" calcext:value-type="error">
            <text:p>#DIV/0!</text:p>
          </table:table-cell>
          <table:table-cell office:value-type="string" calcext:value-type="string">
            <text:p>hf</text:p>
          </table:table-cell>
          <table:table-cell/>
          <table:table-cell table:style-name="ce102" office:value-type="string" calcext:value-type="string">
            <text:p>hf</text:p>
          </table:table-cell>
          <table:table-cell office:value-type="float" office:value="0.163157120462017" calcext:value-type="float">
            <text:p>0.163157120462017</text:p>
          </table:table-cell>
          <table:table-cell office:value-type="float" office:value="0.343550796308008" calcext:value-type="float">
            <text:p>0.343550796308008</text:p>
          </table:table-cell>
          <table:table-cell office:value-type="float" office:value="-0.378388466" calcext:value-type="float">
            <text:p>-0.378388466</text:p>
          </table:table-cell>
          <table:table-cell office:value-type="float" office:value="0.106491825408822" calcext:value-type="float">
            <text:p>0.106491825408822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4111820849601" calcext:value-type="float">
            <text:p>0.14111820849601</text:p>
          </table:table-cell>
          <table:table-cell table:style-name="ce102" office:value-type="float" office:value="0.217150854864002" calcext:value-type="float">
            <text:p>0.217150854864002</text:p>
          </table:table-cell>
          <table:table-cell table:style-name="ce102" office:value-type="float" office:value="-0.277319412" calcext:value-type="float">
            <text:p>-0.277319412</text:p>
          </table:table-cell>
          <table:table-cell table:style-name="ce102" office:value-type="float" office:value="0.12070723352535" calcext:value-type="float">
            <text:p>0.12070723352535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Z18]-[.U18])/[.U18]*100" office:value-type="float" office:value="-13.5077843391687" calcext:value-type="float">
            <text:p>-13.5077843391687</text:p>
          </table:table-cell>
          <table:table-cell table:style-name="ce67" table:formula="of:=([.AA18]-[.V18])/[.V18]*100" office:value-type="float" office:value="-36.7922132046764" calcext:value-type="float">
            <text:p>-36.7922132046764</text:p>
          </table:table-cell>
          <table:table-cell table:style-name="ce67" table:formula="of:=([.AB18]-[.W18])/[.W18]*100" office:value-type="float" office:value="-26.7103950256243" calcext:value-type="float">
            <text:p>-26.7103950256243</text:p>
          </table:table-cell>
          <table:table-cell table:style-name="ce67" table:formula="of:=([.AC18]-[.X18])/[.X18]*100" office:value-type="float" office:value="13.3488256605191" calcext:value-type="float">
            <text:p>13.3488256605191</text:p>
          </table:table-cell>
          <table:table-cell table:style-name="ce67" table:formula="of:=([.AD18]-[.Y18])/[.Y18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hf</text:p>
          </table:table-cell>
          <table:table-cell/>
          <table:table-cell table:style-name="ce102" office:value-type="string" calcext:value-type="string">
            <text:p>hf</text:p>
          </table:table-cell>
          <table:table-cell table:number-columns-repeated="5"/>
          <table:table-cell table:style-name="ce102" office:value-type="float" office:value="0.163646413538714" calcext:value-type="float">
            <text:p>0.163646413538714</text:p>
          </table:table-cell>
          <table:table-cell table:style-name="ce102" office:value-type="float" office:value="0.301323341168739" calcext:value-type="float">
            <text:p>0.301323341168739</text:p>
          </table:table-cell>
          <table:table-cell table:style-name="ce102" office:value-type="float" office:value="-0.3533961875" calcext:value-type="float">
            <text:p>-0.3533961875</text:p>
          </table:table-cell>
          <table:table-cell table:style-name="ce102" office:value-type="float" office:value="0.182567887584614" calcext:value-type="float">
            <text:p>0.182567887584614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AR18]-[.AM18])/[.AM18]*100" office:value-type="string" office:string-value="" calcext:value-type="error">
            <text:p>#DIV/0!</text:p>
          </table:table-cell>
          <table:table-cell table:style-name="ce67" table:formula="of:=([.AS18]-[.AN18])/[.AN18]*100" office:value-type="string" office:string-value="" calcext:value-type="error">
            <text:p>#DIV/0!</text:p>
          </table:table-cell>
          <table:table-cell table:style-name="ce67" table:formula="of:=([.AT18]-[.AO18])/[.AO18]*100" office:value-type="string" office:string-value="" calcext:value-type="error">
            <text:p>#DIV/0!</text:p>
          </table:table-cell>
          <table:table-cell table:style-name="ce67" table:formula="of:=([.AU18]-[.AP18])/[.AP18]*100" office:value-type="string" office:string-value="" calcext:value-type="error">
            <text:p>#DIV/0!</text:p>
          </table:table-cell>
          <table:table-cell table:style-name="ce67" table:formula="of:=([.AV18]-[.AQ18])/[.AQ18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hf</text:p>
          </table:table-cell>
          <table:table-cell/>
          <table:table-cell table:style-name="ce102" office:value-type="string" calcext:value-type="string">
            <text:p>hf</text:p>
          </table:table-cell>
          <table:table-cell office:value-type="float" office:value="0.252632808707091" calcext:value-type="float">
            <text:p>0.252632808707091</text:p>
          </table:table-cell>
          <table:table-cell office:value-type="float" office:value="0.373723963149956" calcext:value-type="float">
            <text:p>0.373723963149956</text:p>
          </table:table-cell>
          <table:table-cell office:value-type="float" office:value="-0.449639451428571" calcext:value-type="float">
            <text:p>-0.449639451428571</text:p>
          </table:table-cell>
          <table:table-cell office:value-type="float" office:value="0.25150396377664" calcext:value-type="float">
            <text:p>0.25150396377664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18894402850003" calcext:value-type="float">
            <text:p>0.118894402850003</text:p>
          </table:table-cell>
          <table:table-cell table:style-name="ce102" office:value-type="float" office:value="0.932920831370041" calcext:value-type="float">
            <text:p>0.932920831370041</text:p>
          </table:table-cell>
          <table:table-cell table:style-name="ce102" office:value-type="float" office:value="-1.02976408" calcext:value-type="float">
            <text:p>-1.02976408</text:p>
          </table:table-cell>
          <table:table-cell table:style-name="ce102" office:value-type="float" office:value="0.123856506349191" calcext:value-type="float">
            <text:p>0.123856506349191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([.BJ18]-[.BE18])/[.BE18])*100" office:value-type="float" office:value="-52.9378612942343" calcext:value-type="float">
            <text:p>-52.9378612942343</text:p>
          </table:table-cell>
          <table:table-cell table:style-name="ce67" table:formula="of:=([.BK18]-[.BF18])/[.BF18]*100" office:value-type="float" office:value="149.628314841483" calcext:value-type="float">
            <text:p>149.628314841483</text:p>
          </table:table-cell>
          <table:table-cell table:style-name="ce67" table:formula="of:=([.BL18]-[.BG18])/[.BG18]*100" office:value-type="float" office:value="129.019957374356" calcext:value-type="float">
            <text:p>129.019957374356</text:p>
          </table:table-cell>
          <table:table-cell table:style-name="ce67" table:formula="of:=([.BM18]-[.BH18])/[.BH18]*100" office:value-type="float" office:value="-50.7536563283799" calcext:value-type="float">
            <text:p>-50.7536563283799</text:p>
          </table:table-cell>
          <table:table-cell table:style-name="ce67" table:formula="of:=([.BN18]-[.BI18])/[.BI18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hf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pbe</text:p>
          </table:table-cell>
          <table:table-cell office:value-type="float" office:value="0.0953120180116116" calcext:value-type="float">
            <text:p>0.095312018011612</text:p>
          </table:table-cell>
          <table:table-cell office:value-type="float" office:value="0.29575638781165" calcext:value-type="float">
            <text:p>0.29575638781165</text:p>
          </table:table-cell>
          <table:table-cell office:value-type="float" office:value="-0.196739666666667" calcext:value-type="float">
            <text:p>-0.196739666666667</text:p>
          </table:table-cell>
          <table:table-cell office:value-type="float" office:value="0.0876436077293274" calcext:value-type="float">
            <text:p>0.087643607729327</text:p>
          </table:table-cell>
          <table:table-cell office:value-type="float" office:value="0" calcext:value-type="float">
            <text:p>0</text:p>
          </table:table-cell>
          <table:table-cell office:value-type="float" office:value="0.0906028285333327" calcext:value-type="float">
            <text:p>0.090602828533333</text:p>
          </table:table-cell>
          <table:table-cell office:value-type="float" office:value="0.322134042461666" calcext:value-type="float">
            <text:p>0.322134042461666</text:p>
          </table:table-cell>
          <table:table-cell office:value-type="float" office:value="-0.215388401666667" calcext:value-type="float">
            <text:p>-0.215388401666667</text:p>
          </table:table-cell>
          <table:table-cell office:value-type="float" office:value="0.0660412714590411" calcext:value-type="float">
            <text:p>0.066041271459041</text:p>
          </table:table-cell>
          <table:table-cell office:value-type="float" office:value="0" calcext:value-type="float">
            <text:p>0</text:p>
          </table:table-cell>
          <table:table-cell table:formula="of:=([.H19]-[.C19])/[.C19]*100" office:value-type="float" office:value="-4.94081394615441" calcext:value-type="float">
            <text:p>-4.94081394615441</text:p>
          </table:table-cell>
          <table:table-cell table:formula="of:=([.I19]-[.D19])/[.D19]*100" office:value-type="float" office:value="8.91871003875476" calcext:value-type="float">
            <text:p>8.91871003875476</text:p>
          </table:table-cell>
          <table:table-cell table:formula="of:=([.J19]-[.E19])/[.E19]*100" office:value-type="float" office:value="9.47888919197788" calcext:value-type="float">
            <text:p>9.47888919197788</text:p>
          </table:table-cell>
          <table:table-cell table:formula="of:=([.K19]-[.F19])/[.F19]*100" office:value-type="float" office:value="-24.6479313551326" calcext:value-type="float">
            <text:p>-24.6479313551326</text:p>
          </table:table-cell>
          <table:table-cell table:formula="of:=([.L19]-[.G19])/[.G19]*100" office:value-type="string" office:string-value="" calcext:value-type="error">
            <text:p>#DIV/0!</text:p>
          </table:table-cell>
          <table:table-cell office:value-type="string" calcext:value-type="string">
            <text:p>pbe</text:p>
          </table:table-cell>
          <table:table-cell/>
          <table:table-cell table:style-name="ce102" office:value-type="string" calcext:value-type="string">
            <text:p>pbe</text:p>
          </table:table-cell>
          <table:table-cell office:value-type="float" office:value="0.154717870792013" calcext:value-type="float">
            <text:p>0.154717870792013</text:p>
          </table:table-cell>
          <table:table-cell office:value-type="float" office:value="0.357519891330014" calcext:value-type="float">
            <text:p>0.357519891330014</text:p>
          </table:table-cell>
          <table:table-cell office:value-type="float" office:value="-0.205921558" calcext:value-type="float">
            <text:p>-0.205921558</text:p>
          </table:table-cell>
          <table:table-cell office:value-type="float" office:value="0.146116403035798" calcext:value-type="float">
            <text:p>0.146116403035798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51588897998025" calcext:value-type="float">
            <text:p>0.151588897998025</text:p>
          </table:table-cell>
          <table:table-cell table:style-name="ce102" office:value-type="float" office:value="0.277690233756005" calcext:value-type="float">
            <text:p>0.277690233756005</text:p>
          </table:table-cell>
          <table:table-cell table:style-name="ce102" office:value-type="float" office:value="-0.119421468" calcext:value-type="float">
            <text:p>-0.119421468</text:p>
          </table:table-cell>
          <table:table-cell table:style-name="ce102" office:value-type="float" office:value="0.147611303972026" calcext:value-type="float">
            <text:p>0.147611303972026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Z19]-[.U19])/[.U19]*100" office:value-type="float" office:value="-2.02237322551722" calcext:value-type="float">
            <text:p>-2.02237322551722</text:p>
          </table:table-cell>
          <table:table-cell table:style-name="ce67" table:formula="of:=([.AA19]-[.V19])/[.V19]*100" office:value-type="float" office:value="-22.3287317740654" calcext:value-type="float">
            <text:p>-22.3287317740654</text:p>
          </table:table-cell>
          <table:table-cell table:style-name="ce67" table:formula="of:=([.AB19]-[.W19])/[.W19]*100" office:value-type="float" office:value="-42.0063303911094" calcext:value-type="float">
            <text:p>-42.0063303911094</text:p>
          </table:table-cell>
          <table:table-cell table:style-name="ce67" table:formula="of:=([.AC19]-[.X19])/[.X19]*100" office:value-type="float" office:value="1.02308906130256" calcext:value-type="float">
            <text:p>1.02308906130256</text:p>
          </table:table-cell>
          <table:table-cell table:style-name="ce67" table:formula="of:=([.AD19]-[.Y19])/[.Y19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</text:p>
          </table:table-cell>
          <table:table-cell/>
          <table:table-cell table:style-name="ce102" office:value-type="string" calcext:value-type="string">
            <text:p>pbe</text:p>
          </table:table-cell>
          <table:table-cell table:number-columns-repeated="5"/>
          <table:table-cell table:style-name="ce102" office:value-type="float" office:value="0.176169022463796" calcext:value-type="float">
            <text:p>0.176169022463796</text:p>
          </table:table-cell>
          <table:table-cell table:style-name="ce102" office:value-type="float" office:value="0.349789127400015" calcext:value-type="float">
            <text:p>0.349789127400015</text:p>
          </table:table-cell>
          <table:table-cell table:style-name="ce102" office:value-type="float" office:value="-0.18041822875" calcext:value-type="float">
            <text:p>-0.18041822875</text:p>
          </table:table-cell>
          <table:table-cell table:style-name="ce102" office:value-type="float" office:value="0.154185039106818" calcext:value-type="float">
            <text:p>0.154185039106818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AR19]-[.AM19])/[.AM19]*100" office:value-type="string" office:string-value="" calcext:value-type="error">
            <text:p>#DIV/0!</text:p>
          </table:table-cell>
          <table:table-cell table:style-name="ce67" table:formula="of:=([.AS19]-[.AN19])/[.AN19]*100" office:value-type="string" office:string-value="" calcext:value-type="error">
            <text:p>#DIV/0!</text:p>
          </table:table-cell>
          <table:table-cell table:style-name="ce67" table:formula="of:=([.AT19]-[.AO19])/[.AO19]*100" office:value-type="string" office:string-value="" calcext:value-type="error">
            <text:p>#DIV/0!</text:p>
          </table:table-cell>
          <table:table-cell table:style-name="ce67" table:formula="of:=([.AU19]-[.AP19])/[.AP19]*100" office:value-type="string" office:string-value="" calcext:value-type="error">
            <text:p>#DIV/0!</text:p>
          </table:table-cell>
          <table:table-cell table:style-name="ce67" table:formula="of:=([.AV19]-[.AQ19])/[.AQ19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</text:p>
          </table:table-cell>
          <table:table-cell/>
          <table:table-cell table:style-name="ce102" office:value-type="string" calcext:value-type="string">
            <text:p>pbe</text:p>
          </table:table-cell>
          <table:table-cell office:value-type="float" office:value="0.237298182870006" calcext:value-type="float">
            <text:p>0.237298182870006</text:p>
          </table:table-cell>
          <table:table-cell office:value-type="float" office:value="0.383098574904295" calcext:value-type="float">
            <text:p>0.383098574904295</text:p>
          </table:table-cell>
          <table:table-cell office:value-type="float" office:value="-0.240736967142857" calcext:value-type="float">
            <text:p>-0.240736967142857</text:p>
          </table:table-cell>
          <table:table-cell office:value-type="float" office:value="0.224054177499006" calcext:value-type="float">
            <text:p>0.224054177499006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53544475055725" calcext:value-type="float">
            <text:p>0.153544475055725</text:p>
          </table:table-cell>
          <table:table-cell table:style-name="ce102" office:value-type="float" office:value="0.986420145195723" calcext:value-type="float">
            <text:p>0.986420145195723</text:p>
          </table:table-cell>
          <table:table-cell table:style-name="ce102" office:value-type="float" office:value="-0.822657522857143" calcext:value-type="float">
            <text:p>-0.822657522857143</text:p>
          </table:table-cell>
          <table:table-cell table:style-name="ce102" office:value-type="float" office:value="0.141939877004228" calcext:value-type="float">
            <text:p>0.141939877004228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([.BJ19]-[.BE19])/[.BE19])*100" office:value-type="float" office:value="-35.294710984012" calcext:value-type="float">
            <text:p>-35.294710984012</text:p>
          </table:table-cell>
          <table:table-cell table:style-name="ce67" table:formula="of:=([.BK19]-[.BF19])/[.BF19]*100" office:value-type="float" office:value="157.484681440579" calcext:value-type="float">
            <text:p>157.484681440579</text:p>
          </table:table-cell>
          <table:table-cell table:style-name="ce67" table:formula="of:=([.BL19]-[.BG19])/[.BG19]*100" office:value-type="float" office:value="241.724635240156" calcext:value-type="float">
            <text:p>241.724635240156</text:p>
          </table:table-cell>
          <table:table-cell table:style-name="ce67" table:formula="of:=([.BM19]-[.BH19])/[.BH19]*100" office:value-type="float" office:value="-36.6493057221137" calcext:value-type="float">
            <text:p>-36.6493057221137</text:p>
          </table:table-cell>
          <table:table-cell table:style-name="ce67" table:formula="of:=([.BN19]-[.BI19])/[.BI19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pbe0</text:p>
          </table:table-cell>
          <table:table-cell office:value-type="float" office:value="0.0943758015117169" calcext:value-type="float">
            <text:p>0.094375801511717</text:p>
          </table:table-cell>
          <table:table-cell office:value-type="float" office:value="0.297023063154995" calcext:value-type="float">
            <text:p>0.297023063154995</text:p>
          </table:table-cell>
          <table:table-cell office:value-type="float" office:value="-0.230438345" calcext:value-type="float">
            <text:p>-0.230438345</text:p>
          </table:table-cell>
          <table:table-cell office:value-type="float" office:value="0.0724519020860739" calcext:value-type="float">
            <text:p>0.072451902086074</text:p>
          </table:table-cell>
          <table:table-cell office:value-type="float" office:value="0" calcext:value-type="float">
            <text:p>0</text:p>
          </table:table-cell>
          <table:table-cell office:value-type="float" office:value="0.0907795904916662" calcext:value-type="float">
            <text:p>0.090779590491666</text:p>
          </table:table-cell>
          <table:table-cell office:value-type="float" office:value="0.315984008493333" calcext:value-type="float">
            <text:p>0.315984008493333</text:p>
          </table:table-cell>
          <table:table-cell office:value-type="float" office:value="-0.239850155" calcext:value-type="float">
            <text:p>-0.239850155</text:p>
          </table:table-cell>
          <table:table-cell office:value-type="float" office:value="0.0696417742093498" calcext:value-type="float">
            <text:p>0.06964177420935</text:p>
          </table:table-cell>
          <table:table-cell office:value-type="float" office:value="0" calcext:value-type="float">
            <text:p>0</text:p>
          </table:table-cell>
          <table:table-cell table:formula="of:=([.H20]-[.C20])/[.C20]*100" office:value-type="float" office:value="-3.81052236107815" calcext:value-type="float">
            <text:p>-3.81052236107815</text:p>
          </table:table-cell>
          <table:table-cell table:formula="of:=([.I20]-[.D20])/[.D20]*100" office:value-type="float" office:value="6.38366096455063" calcext:value-type="float">
            <text:p>6.38366096455063</text:p>
          </table:table-cell>
          <table:table-cell table:formula="of:=([.J20]-[.E20])/[.E20]*100" office:value-type="float" office:value="4.08430723628049" calcext:value-type="float">
            <text:p>4.08430723628049</text:p>
          </table:table-cell>
          <table:table-cell table:formula="of:=([.K20]-[.F20])/[.F20]*100" office:value-type="float" office:value="-3.87861159722987" calcext:value-type="float">
            <text:p>-3.87861159722987</text:p>
          </table:table-cell>
          <table:table-cell table:formula="of:=([.L20]-[.G20])/[.G20]*100" office:value-type="string" office:string-value="" calcext:value-type="error">
            <text:p>#DIV/0!</text:p>
          </table:table-cell>
          <table:table-cell office:value-type="string" calcext:value-type="string">
            <text:p>pbe0</text:p>
          </table:table-cell>
          <table:table-cell/>
          <table:table-cell table:style-name="ce102" office:value-type="string" calcext:value-type="string">
            <text:p>pbe0</text:p>
          </table:table-cell>
          <table:table-cell office:value-type="float" office:value="0.150326056835993" calcext:value-type="float">
            <text:p>0.150326056835993</text:p>
          </table:table-cell>
          <table:table-cell office:value-type="float" office:value="0.375673695629999" calcext:value-type="float">
            <text:p>0.375673695629999</text:p>
          </table:table-cell>
          <table:table-cell office:value-type="float" office:value="-0.258063528" calcext:value-type="float">
            <text:p>-0.258063528</text:p>
          </table:table-cell>
          <table:table-cell office:value-type="float" office:value="0.140046830938158" calcext:value-type="float">
            <text:p>0.140046830938158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46948727078012" calcext:value-type="float">
            <text:p>0.146948727078012</text:p>
          </table:table-cell>
          <table:table-cell table:style-name="ce102" office:value-type="float" office:value="0.272906941936" calcext:value-type="float">
            <text:p>0.272906941936</text:p>
          </table:table-cell>
          <table:table-cell table:style-name="ce102" office:value-type="float" office:value="-0.166883654" calcext:value-type="float">
            <text:p>-0.166883654</text:p>
          </table:table-cell>
          <table:table-cell table:style-name="ce102" office:value-type="float" office:value="0.146634296515948" calcext:value-type="float">
            <text:p>0.146634296515948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Z20]-[.U20])/[.U20]*100" office:value-type="float" office:value="-2.24666955886809" calcext:value-type="float">
            <text:p>-2.24666955886809</text:p>
          </table:table-cell>
          <table:table-cell table:style-name="ce67" table:formula="of:=([.AA20]-[.V20])/[.V20]*100" office:value-type="float" office:value="-27.3553232205041" calcext:value-type="float">
            <text:p>-27.3553232205041</text:p>
          </table:table-cell>
          <table:table-cell table:style-name="ce67" table:formula="of:=([.AB20]-[.W20])/[.W20]*100" office:value-type="float" office:value="-35.3323364625163" calcext:value-type="float">
            <text:p>-35.3323364625163</text:p>
          </table:table-cell>
          <table:table-cell table:style-name="ce67" table:formula="of:=([.AC20]-[.X20])/[.X20]*100" office:value-type="float" office:value="4.70375911661928" calcext:value-type="float">
            <text:p>4.70375911661928</text:p>
          </table:table-cell>
          <table:table-cell table:style-name="ce67" table:formula="of:=([.AD20]-[.Y20])/[.Y20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0</text:p>
          </table:table-cell>
          <table:table-cell/>
          <table:table-cell table:style-name="ce102" office:value-type="string" calcext:value-type="string">
            <text:p>pbe0</text:p>
          </table:table-cell>
          <table:table-cell table:number-columns-repeated="5"/>
          <table:table-cell table:style-name="ce102" office:value-type="float" office:value="0.177467215066201" calcext:value-type="float">
            <text:p>0.177467215066201</text:p>
          </table:table-cell>
          <table:table-cell table:style-name="ce102" office:value-type="float" office:value="0.350280859126201" calcext:value-type="float">
            <text:p>0.350280859126201</text:p>
          </table:table-cell>
          <table:table-cell table:style-name="ce102" office:value-type="float" office:value="-0.23182557125" calcext:value-type="float">
            <text:p>-0.23182557125</text:p>
          </table:table-cell>
          <table:table-cell table:style-name="ce102" office:value-type="float" office:value="0.166820539824237" calcext:value-type="float">
            <text:p>0.166820539824237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AR20]-[.AM20])/[.AM20]*100" office:value-type="string" office:string-value="" calcext:value-type="error">
            <text:p>#DIV/0!</text:p>
          </table:table-cell>
          <table:table-cell table:style-name="ce67" table:formula="of:=([.AS20]-[.AN20])/[.AN20]*100" office:value-type="string" office:string-value="" calcext:value-type="error">
            <text:p>#DIV/0!</text:p>
          </table:table-cell>
          <table:table-cell table:style-name="ce67" table:formula="of:=([.AT20]-[.AO20])/[.AO20]*100" office:value-type="string" office:string-value="" calcext:value-type="error">
            <text:p>#DIV/0!</text:p>
          </table:table-cell>
          <table:table-cell table:style-name="ce67" table:formula="of:=([.AU20]-[.AP20])/[.AP20]*100" office:value-type="string" office:string-value="" calcext:value-type="error">
            <text:p>#DIV/0!</text:p>
          </table:table-cell>
          <table:table-cell table:style-name="ce67" table:formula="of:=([.AV20]-[.AQ20])/[.AQ20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0</text:p>
          </table:table-cell>
          <table:table-cell/>
          <table:table-cell table:style-name="ce102" office:value-type="string" calcext:value-type="string">
            <text:p>pbe0</text:p>
          </table:table-cell>
          <table:table-cell office:value-type="float" office:value="0.253132690658532" calcext:value-type="float">
            <text:p>0.253132690658532</text:p>
          </table:table-cell>
          <table:table-cell office:value-type="float" office:value="0.399546128341427" calcext:value-type="float">
            <text:p>0.399546128341427</text:p>
          </table:table-cell>
          <table:table-cell office:value-type="float" office:value="-0.30136052" calcext:value-type="float">
            <text:p>-0.30136052</text:p>
          </table:table-cell>
          <table:table-cell office:value-type="float" office:value="0.23959744946704" calcext:value-type="float">
            <text:p>0.23959744946704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59111364804261" calcext:value-type="float">
            <text:p>0.159111364804261</text:p>
          </table:table-cell>
          <table:table-cell table:style-name="ce102" office:value-type="float" office:value="0.985844511404281" calcext:value-type="float">
            <text:p>0.985844511404281</text:p>
          </table:table-cell>
          <table:table-cell table:style-name="ce102" office:value-type="float" office:value="-0.883786691428571" calcext:value-type="float">
            <text:p>-0.883786691428571</text:p>
          </table:table-cell>
          <table:table-cell table:style-name="ce102" office:value-type="float" office:value="0.150843669520705" calcext:value-type="float">
            <text:p>0.150843669520705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BJ20]-[.BE20])/[.BE20]*100" office:value-type="float" office:value="-37.1430989848335" calcext:value-type="float">
            <text:p>-37.1430989848335</text:p>
          </table:table-cell>
          <table:table-cell table:style-name="ce67" table:formula="of:=([.BK20]-[.BF20])/[.BF20]*100" office:value-type="float" office:value="146.741099831617" calcext:value-type="float">
            <text:p>146.741099831617</text:p>
          </table:table-cell>
          <table:table-cell table:style-name="ce67" table:formula="of:=([.BL20]-[.BG20])/[.BG20]*100" office:value-type="float" office:value="193.265584831275" calcext:value-type="float">
            <text:p>193.265584831275</text:p>
          </table:table-cell>
          <table:table-cell table:style-name="ce67" table:formula="of:=([.BM20]-[.BH20])/[.BH20]*100" office:value-type="float" office:value="-37.0428734294788" calcext:value-type="float">
            <text:p>-37.0428734294788</text:p>
          </table:table-cell>
          <table:table-cell table:style-name="ce67" table:formula="of:=([.BN20]-[.BI20])/[.BI20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0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tpss</text:p>
          </table:table-cell>
          <table:table-cell office:value-type="float" office:value="0.0933934092616369" calcext:value-type="float">
            <text:p>0.093393409261637</text:p>
          </table:table-cell>
          <table:table-cell office:value-type="float" office:value="0.291721930411654" calcext:value-type="float">
            <text:p>0.291721930411654</text:p>
          </table:table-cell>
          <table:table-cell office:value-type="float" office:value="-0.195704071666667" calcext:value-type="float">
            <text:p>-0.195704071666667</text:p>
          </table:table-cell>
          <table:table-cell office:value-type="float" office:value="0.0821200115052002" calcext:value-type="float">
            <text:p>0.0821200115052</text:p>
          </table:table-cell>
          <table:table-cell office:value-type="float" office:value="0" calcext:value-type="float">
            <text:p>0</text:p>
          </table:table-cell>
          <table:table-cell office:value-type="float" office:value="0.0863449557916667" calcext:value-type="float">
            <text:p>0.086344955791667</text:p>
          </table:table-cell>
          <table:table-cell office:value-type="float" office:value="0.324949698311666" calcext:value-type="float">
            <text:p>0.324949698311666</text:p>
          </table:table-cell>
          <table:table-cell office:value-type="float" office:value="-0.222475708333333" calcext:value-type="float">
            <text:p>-0.222475708333333</text:p>
          </table:table-cell>
          <table:table-cell office:value-type="float" office:value="0.0597784006684074" calcext:value-type="float">
            <text:p>0.059778400668407</text:p>
          </table:table-cell>
          <table:table-cell office:value-type="float" office:value="0" calcext:value-type="float">
            <text:p>0</text:p>
          </table:table-cell>
          <table:table-cell table:formula="of:=([.H21]-[.C21])/[.C21]*100" office:value-type="float" office:value="-7.54705661319668" calcext:value-type="float">
            <text:p>-7.54705661319668</text:p>
          </table:table-cell>
          <table:table-cell table:formula="of:=([.I21]-[.D21])/[.D21]*100" office:value-type="float" office:value="11.3902193959582" calcext:value-type="float">
            <text:p>11.3902193959582</text:p>
          </table:table-cell>
          <table:table-cell table:formula="of:=([.J21]-[.E21])/[.E21]*100" office:value-type="float" office:value="13.6796523642415" calcext:value-type="float">
            <text:p>13.6796523642415</text:p>
          </table:table-cell>
          <table:table-cell table:formula="of:=([.K21]-[.F21])/[.F21]*100" office:value-type="float" office:value="-27.2060493262084" calcext:value-type="float">
            <text:p>-27.2060493262084</text:p>
          </table:table-cell>
          <table:table-cell table:formula="of:=([.L21]-[.G21])/[.G21]*100" office:value-type="string" office:string-value="" calcext:value-type="error">
            <text:p>#DIV/0!</text:p>
          </table:table-cell>
          <table:table-cell office:value-type="string" calcext:value-type="string">
            <text:p>tpss</text:p>
          </table:table-cell>
          <table:table-cell/>
          <table:table-cell table:style-name="ce102" office:value-type="string" calcext:value-type="string">
            <text:p>tpss</text:p>
          </table:table-cell>
          <table:table-cell office:value-type="float" office:value="0.152576201796009" calcext:value-type="float">
            <text:p>0.152576201796009</text:p>
          </table:table-cell>
          <table:table-cell office:value-type="float" office:value="0.354675433074007" calcext:value-type="float">
            <text:p>0.354675433074007</text:p>
          </table:table-cell>
          <table:table-cell office:value-type="float" office:value="-0.209120322" calcext:value-type="float">
            <text:p>-0.209120322</text:p>
          </table:table-cell>
          <table:table-cell office:value-type="float" office:value="0.143483820981137" calcext:value-type="float">
            <text:p>0.143483820981137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46228670096008" calcext:value-type="float">
            <text:p>0.146228670096008</text:p>
          </table:table-cell>
          <table:table-cell table:style-name="ce102" office:value-type="float" office:value="0.27044345921" calcext:value-type="float">
            <text:p>0.27044345921</text:p>
          </table:table-cell>
          <table:table-cell table:style-name="ce102" office:value-type="float" office:value="-0.121110912" calcext:value-type="float">
            <text:p>-0.121110912</text:p>
          </table:table-cell>
          <table:table-cell table:style-name="ce102" office:value-type="float" office:value="0.150318211082793" calcext:value-type="float">
            <text:p>0.150318211082793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Z21]-[.U21])/[.U21]*100" office:value-type="float" office:value="-4.16023706533703" calcext:value-type="float">
            <text:p>-4.16023706533703</text:p>
          </table:table-cell>
          <table:table-cell table:style-name="ce67" table:formula="of:=([.AA21]-[.V21])/[.V21]*100" office:value-type="float" office:value="-23.7490296787573" calcext:value-type="float">
            <text:p>-23.7490296787573</text:p>
          </table:table-cell>
          <table:table-cell table:style-name="ce67" table:formula="of:=([.AB21]-[.W21])/[.W21]*100" office:value-type="float" office:value="-42.0855367657668" calcext:value-type="float">
            <text:p>-42.0855367657668</text:p>
          </table:table-cell>
          <table:table-cell table:style-name="ce67" table:formula="of:=([.AC21]-[.X21])/[.X21]*100" office:value-type="float" office:value="4.76317821404719" calcext:value-type="float">
            <text:p>4.76317821404719</text:p>
          </table:table-cell>
          <table:table-cell table:style-name="ce67" table:formula="of:=([.AD21]-[.Y21])/[.Y21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</text:p>
          </table:table-cell>
          <table:table-cell/>
          <table:table-cell table:style-name="ce102" office:value-type="string" calcext:value-type="string">
            <text:p>tpss</text:p>
          </table:table-cell>
          <table:table-cell table:number-columns-repeated="5"/>
          <table:table-cell table:style-name="ce102" office:value-type="float" office:value="0.177035918497495" calcext:value-type="float">
            <text:p>0.177035918497495</text:p>
          </table:table-cell>
          <table:table-cell table:style-name="ce102" office:value-type="float" office:value="0.347251208947455" calcext:value-type="float">
            <text:p>0.347251208947455</text:p>
          </table:table-cell>
          <table:table-cell table:style-name="ce102" office:value-type="float" office:value="-0.18419332125" calcext:value-type="float">
            <text:p>-0.18419332125</text:p>
          </table:table-cell>
          <table:table-cell table:style-name="ce102" office:value-type="float" office:value="0.159343275245207" calcext:value-type="float">
            <text:p>0.159343275245207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AR21]-[.AM21])/[.AM21]*100" office:value-type="string" office:string-value="" calcext:value-type="error">
            <text:p>#DIV/0!</text:p>
          </table:table-cell>
          <table:table-cell table:style-name="ce67" table:formula="of:=([.AS21]-[.AN21])/[.AN21]*100" office:value-type="string" office:string-value="" calcext:value-type="error">
            <text:p>#DIV/0!</text:p>
          </table:table-cell>
          <table:table-cell table:style-name="ce67" table:formula="of:=([.AT21]-[.AO21])/[.AO21]*100" office:value-type="string" office:string-value="" calcext:value-type="error">
            <text:p>#DIV/0!</text:p>
          </table:table-cell>
          <table:table-cell table:style-name="ce67" table:formula="of:=([.AU21]-[.AP21])/[.AP21]*100" office:value-type="string" office:string-value="" calcext:value-type="error">
            <text:p>#DIV/0!</text:p>
          </table:table-cell>
          <table:table-cell table:style-name="ce67" table:formula="of:=([.AV21]-[.AQ21])/[.AQ21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</text:p>
          </table:table-cell>
          <table:table-cell/>
          <table:table-cell table:style-name="ce102" office:value-type="string" calcext:value-type="string">
            <text:p>tpss</text:p>
          </table:table-cell>
          <table:table-cell office:value-type="float" office:value="0.242143268812839" calcext:value-type="float">
            <text:p>0.242143268812839</text:p>
          </table:table-cell>
          <table:table-cell office:value-type="float" office:value="0.385399956198512" calcext:value-type="float">
            <text:p>0.385399956198512</text:p>
          </table:table-cell>
          <table:table-cell office:value-type="float" office:value="-0.246901751428571" calcext:value-type="float">
            <text:p>-0.246901751428571</text:p>
          </table:table-cell>
          <table:table-cell office:value-type="float" office:value="0.2313767003861" calcext:value-type="float">
            <text:p>0.2313767003861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53388274741445" calcext:value-type="float">
            <text:p>0.153388274741445</text:p>
          </table:table-cell>
          <table:table-cell table:style-name="ce102" office:value-type="float" office:value="0.984515307664281" calcext:value-type="float">
            <text:p>0.984515307664281</text:p>
          </table:table-cell>
          <table:table-cell table:style-name="ce102" office:value-type="float" office:value="-0.828237192857143" calcext:value-type="float">
            <text:p>-0.828237192857143</text:p>
          </table:table-cell>
          <table:table-cell table:style-name="ce102" office:value-type="float" office:value="0.141988751100103" calcext:value-type="float">
            <text:p>0.141988751100103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BJ21]-[.BE21])/[.BE21]*100" office:value-type="float" office:value="-36.6539175367273" calcext:value-type="float">
            <text:p>-36.6539175367273</text:p>
          </table:table-cell>
          <table:table-cell table:style-name="ce67" table:formula="of:=([.BK21]-[.BF21])/[.BF21]*100" office:value-type="float" office:value="155.45288519887" calcext:value-type="float">
            <text:p>155.45288519887</text:p>
          </table:table-cell>
          <table:table-cell table:style-name="ce67" table:formula="of:=([.BL21]-[.BG21])/[.BG21]*100" office:value-type="float" office:value="235.45213351666" calcext:value-type="float">
            <text:p>235.45213351666</text:p>
          </table:table-cell>
          <table:table-cell table:style-name="ce67" table:formula="of:=([.BM21]-[.BH21])/[.BH21]*100" office:value-type="float" office:value="-38.6330815232626" calcext:value-type="float">
            <text:p>-38.6330815232626</text:p>
          </table:table-cell>
          <table:table-cell table:style-name="ce67" table:formula="of:=([.BN21]-[.BI21])/[.BI21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tpssh</text:p>
          </table:table-cell>
          <table:table-cell office:value-type="float" office:value="0.0932679758650466" calcext:value-type="float">
            <text:p>0.093267975865047</text:p>
          </table:table-cell>
          <table:table-cell office:value-type="float" office:value="0.292746484186694" calcext:value-type="float">
            <text:p>0.292746484186694</text:p>
          </table:table-cell>
          <table:table-cell office:value-type="float" office:value="-0.209239913333333" calcext:value-type="float">
            <text:p>-0.209239913333333</text:p>
          </table:table-cell>
          <table:table-cell office:value-type="float" office:value="0.0766489973168672" calcext:value-type="float">
            <text:p>0.076648997316867</text:p>
          </table:table-cell>
          <table:table-cell office:value-type="float" office:value="0" calcext:value-type="float">
            <text:p>0</text:p>
          </table:table-cell>
          <table:table-cell office:value-type="float" office:value="0.0864440918283331" calcext:value-type="float">
            <text:p>0.086444091828333</text:p>
          </table:table-cell>
          <table:table-cell office:value-type="float" office:value="0.322029929226666" calcext:value-type="float">
            <text:p>0.322029929226666</text:p>
          </table:table-cell>
          <table:table-cell office:value-type="float" office:value="-0.231432006666667" calcext:value-type="float">
            <text:p>-0.231432006666667</text:p>
          </table:table-cell>
          <table:table-cell office:value-type="float" office:value="0.0670530844638023" calcext:value-type="float">
            <text:p>0.067053084463802</text:p>
          </table:table-cell>
          <table:table-cell office:value-type="float" office:value="0" calcext:value-type="float">
            <text:p>0</text:p>
          </table:table-cell>
          <table:table-cell table:formula="of:=([.H22]-[.C22])/[.C22]*100" office:value-type="float" office:value="-7.31642771639782" calcext:value-type="float">
            <text:p>-7.31642771639782</text:p>
          </table:table-cell>
          <table:table-cell table:formula="of:=([.I22]-[.D22])/[.D22]*100" office:value-type="float" office:value="10.0030048597602" calcext:value-type="float">
            <text:p>10.0030048597602</text:p>
          </table:table-cell>
          <table:table-cell table:formula="of:=([.J22]-[.E22])/[.E22]*100" office:value-type="float" office:value="10.6060516752272" calcext:value-type="float">
            <text:p>10.6060516752272</text:p>
          </table:table-cell>
          <table:table-cell table:formula="of:=([.K22]-[.F22])/[.F22]*100" office:value-type="float" office:value="-12.5192933880079" calcext:value-type="float">
            <text:p>-12.5192933880079</text:p>
          </table:table-cell>
          <table:table-cell table:formula="of:=([.L22]-[.G22])/[.G22]*100" office:value-type="string" office:string-value="" calcext:value-type="error">
            <text:p>#DIV/0!</text:p>
          </table:table-cell>
          <table:table-cell office:value-type="string" calcext:value-type="string">
            <text:p>tpssh</text:p>
          </table:table-cell>
          <table:table-cell/>
          <table:table-cell table:style-name="ce102" office:value-type="string" calcext:value-type="string">
            <text:p>tpssh</text:p>
          </table:table-cell>
          <table:table-cell office:value-type="float" office:value="0.150985451128008" calcext:value-type="float">
            <text:p>0.150985451128008</text:p>
          </table:table-cell>
          <table:table-cell office:value-type="float" office:value="0.355490224468014" calcext:value-type="float">
            <text:p>0.355490224468014</text:p>
          </table:table-cell>
          <table:table-cell office:value-type="float" office:value="-0.229774284" calcext:value-type="float">
            <text:p>-0.229774284</text:p>
          </table:table-cell>
          <table:table-cell office:value-type="float" office:value="0.141233593967898" calcext:value-type="float">
            <text:p>0.141233593967898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5537408793999" calcext:value-type="float">
            <text:p>0.15537408793999</text:p>
          </table:table-cell>
          <table:table-cell table:style-name="ce102" office:value-type="float" office:value="0.269290386077998" calcext:value-type="float">
            <text:p>0.269290386077998</text:p>
          </table:table-cell>
          <table:table-cell table:style-name="ce102" office:value-type="float" office:value="-0.139922418" calcext:value-type="float">
            <text:p>-0.139922418</text:p>
          </table:table-cell>
          <table:table-cell table:style-name="ce102" office:value-type="float" office:value="0.150273600804557" calcext:value-type="float">
            <text:p>0.150273600804557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Z22]-[.U22])/[.U22]*100" office:value-type="float" office:value="2.9066620520021" calcext:value-type="float">
            <text:p>2.9066620520021</text:p>
          </table:table-cell>
          <table:table-cell table:style-name="ce67" table:formula="of:=([.AA22]-[.V22])/[.V22]*100" office:value-type="float" office:value="-24.2481599934324" calcext:value-type="float">
            <text:p>-24.2481599934324</text:p>
          </table:table-cell>
          <table:table-cell table:style-name="ce67" table:formula="of:=([.AB22]-[.W22])/[.W22]*100" office:value-type="float" office:value="-39.1044047383475" calcext:value-type="float">
            <text:p>-39.1044047383475</text:p>
          </table:table-cell>
          <table:table-cell table:style-name="ce67" table:formula="of:=([.AC22]-[.X22])/[.X22]*100" office:value-type="float" office:value="6.40074827998343" calcext:value-type="float">
            <text:p>6.40074827998343</text:p>
          </table:table-cell>
          <table:table-cell table:style-name="ce67" table:formula="of:=([.AD22]-[.Y22])/[.Y22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h</text:p>
          </table:table-cell>
          <table:table-cell/>
          <table:table-cell table:style-name="ce102" office:value-type="string" calcext:value-type="string">
            <text:p>tpssh</text:p>
          </table:table-cell>
          <table:table-cell table:number-columns-repeated="5"/>
          <table:table-cell table:style-name="ce102" office:value-type="float" office:value="0.177510329968754" calcext:value-type="float">
            <text:p>0.177510329968754</text:p>
          </table:table-cell>
          <table:table-cell table:style-name="ce102" office:value-type="float" office:value="0.347782214673771" calcext:value-type="float">
            <text:p>0.347782214673771</text:p>
          </table:table-cell>
          <table:table-cell table:style-name="ce102" office:value-type="float" office:value="-0.20446277125" calcext:value-type="float">
            <text:p>-0.20446277125</text:p>
          </table:table-cell>
          <table:table-cell table:style-name="ce102" office:value-type="float" office:value="0.164028266826965" calcext:value-type="float">
            <text:p>0.164028266826965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AR22]-[.AM22])/[.AM22]*100" office:value-type="string" office:string-value="" calcext:value-type="error">
            <text:p>#DIV/0!</text:p>
          </table:table-cell>
          <table:table-cell table:style-name="ce67" table:formula="of:=([.AS22]-[.AN22])/[.AN22]*100" office:value-type="string" office:string-value="" calcext:value-type="error">
            <text:p>#DIV/0!</text:p>
          </table:table-cell>
          <table:table-cell table:style-name="ce67" table:formula="of:=([.AT22]-[.AO22])/[.AO22]*100" office:value-type="string" office:string-value="" calcext:value-type="error">
            <text:p>#DIV/0!</text:p>
          </table:table-cell>
          <table:table-cell table:style-name="ce67" table:formula="of:=([.AU22]-[.AP22])/[.AP22]*100" office:value-type="string" office:string-value="" calcext:value-type="error">
            <text:p>#DIV/0!</text:p>
          </table:table-cell>
          <table:table-cell table:style-name="ce67" table:formula="of:=([.AV22]-[.AQ22])/[.AQ22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h</text:p>
          </table:table-cell>
          <table:table-cell/>
          <table:table-cell table:style-name="ce102" office:value-type="string" calcext:value-type="string">
            <text:p>tpssh</text:p>
          </table:table-cell>
          <table:table-cell office:value-type="float" office:value="0.246928644718594" calcext:value-type="float">
            <text:p>0.246928644718594</text:p>
          </table:table-cell>
          <table:table-cell office:value-type="float" office:value="0.390792438080013" calcext:value-type="float">
            <text:p>0.390792438080013</text:p>
          </table:table-cell>
          <table:table-cell office:value-type="float" office:value="-0.270625692857143" calcext:value-type="float">
            <text:p>-0.270625692857143</text:p>
          </table:table-cell>
          <table:table-cell office:value-type="float" office:value="0.23695120097729" calcext:value-type="float">
            <text:p>0.23695120097729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5452272742283" calcext:value-type="float">
            <text:p>0.15452272742283</text:p>
          </table:table-cell>
          <table:table-cell table:style-name="ce102" office:value-type="float" office:value="0.981919652555717" calcext:value-type="float">
            <text:p>0.981919652555717</text:p>
          </table:table-cell>
          <table:table-cell table:style-name="ce102" office:value-type="float" office:value="-0.852104968571429" calcext:value-type="float">
            <text:p>-0.852104968571429</text:p>
          </table:table-cell>
          <table:table-cell table:style-name="ce102" office:value-type="float" office:value="0.145539722719019" calcext:value-type="float">
            <text:p>0.145539722719019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BJ22]-[.BE22])/[.BE22]*100" office:value-type="float" office:value="-37.4221133400996" calcext:value-type="float">
            <text:p>-37.4221133400996</text:p>
          </table:table-cell>
          <table:table-cell table:style-name="ce67" table:formula="of:=([.BK22]-[.BF22])/[.BF22]*100" office:value-type="float" office:value="151.263728996382" calcext:value-type="float">
            <text:p>151.263728996382</text:p>
          </table:table-cell>
          <table:table-cell table:style-name="ce67" table:formula="of:=([.BL22]-[.BG22])/[.BG22]*100" office:value-type="float" office:value="214.864771180922" calcext:value-type="float">
            <text:p>214.864771180922</text:p>
          </table:table-cell>
          <table:table-cell table:style-name="ce67" table:formula="of:=([.BM22]-[.BH22])/[.BH22]*100" office:value-type="float" office:value="-38.5781873572492" calcext:value-type="float">
            <text:p>-38.5781873572492</text:p>
          </table:table-cell>
          <table:table-cell table:style-name="ce67" table:formula="of:=([.BN22]-[.BI22])/[.BI22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h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b3-lyp</text:p>
          </table:table-cell>
          <table:table-cell office:value-type="float" office:value="0.0966314652050073" calcext:value-type="float">
            <text:p>0.096631465205007</text:p>
          </table:table-cell>
          <table:table-cell office:value-type="float" office:value="0.292231929048341" calcext:value-type="float">
            <text:p>0.292231929048341</text:p>
          </table:table-cell>
          <table:table-cell office:value-type="float" office:value="-0.217999396666667" calcext:value-type="float">
            <text:p>-0.217999396666667</text:p>
          </table:table-cell>
          <table:table-cell office:value-type="float" office:value="0.080121556695636" calcext:value-type="float">
            <text:p>0.080121556695636</text:p>
          </table:table-cell>
          <table:table-cell office:value-type="float" office:value="0" calcext:value-type="float">
            <text:p>0</text:p>
          </table:table-cell>
          <table:table-cell office:value-type="float" office:value="0.0725925659549995" calcext:value-type="float">
            <text:p>0.072592565955</text:p>
          </table:table-cell>
          <table:table-cell office:value-type="float" office:value="0.304942602933333" calcext:value-type="float">
            <text:p>0.304942602933333</text:p>
          </table:table-cell>
          <table:table-cell office:value-type="float" office:value="-0.232602125" calcext:value-type="float">
            <text:p>-0.232602125</text:p>
          </table:table-cell>
          <table:table-cell office:value-type="float" office:value="0.0686386615206609" calcext:value-type="float">
            <text:p>0.068638661520661</text:p>
          </table:table-cell>
          <table:table-cell office:value-type="float" office:value="0" calcext:value-type="float">
            <text:p>0</text:p>
          </table:table-cell>
          <table:table-cell table:formula="of:=([.H23]-[.C23])/[.C23]*100" office:value-type="float" office:value="-24.876885804234" calcext:value-type="float">
            <text:p>-24.876885804234</text:p>
          </table:table-cell>
          <table:table-cell table:formula="of:=([.I23]-[.D23])/[.D23]*100" office:value-type="float" office:value="4.34951578576119" calcext:value-type="float">
            <text:p>4.34951578576119</text:p>
          </table:table-cell>
          <table:table-cell table:formula="of:=([.J23]-[.E23])/[.E23]*100" office:value-type="float" office:value="6.69851777418512" calcext:value-type="float">
            <text:p>6.69851777418512</text:p>
          </table:table-cell>
          <table:table-cell table:formula="of:=([.K23]-[.F23])/[.F23]*100" office:value-type="float" office:value="-14.3318423262744" calcext:value-type="float">
            <text:p>-14.3318423262744</text:p>
          </table:table-cell>
          <table:table-cell table:formula="of:=([.L23]-[.G23])/[.G23]*100" office:value-type="string" office:string-value="" calcext:value-type="error">
            <text:p>#DIV/0!</text:p>
          </table:table-cell>
          <table:table-cell office:value-type="string" calcext:value-type="string">
            <text:p>b3-lyp</text:p>
          </table:table-cell>
          <table:table-cell/>
          <table:table-cell table:style-name="ce102" office:value-type="string" calcext:value-type="string">
            <text:p>b3-lyp</text:p>
          </table:table-cell>
          <table:table-cell office:value-type="float" office:value="0.153813514612011" calcext:value-type="float">
            <text:p>0.153813514612011</text:p>
          </table:table-cell>
          <table:table-cell office:value-type="float" office:value="0.356415941253999" calcext:value-type="float">
            <text:p>0.356415941253999</text:p>
          </table:table-cell>
          <table:table-cell office:value-type="float" office:value="-0.24430916" calcext:value-type="float">
            <text:p>-0.24430916</text:p>
          </table:table-cell>
          <table:table-cell office:value-type="float" office:value="0.143967374630469" calcext:value-type="float">
            <text:p>0.143967374630469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51222789467994" calcext:value-type="float">
            <text:p>0.151222789467994</text:p>
          </table:table-cell>
          <table:table-cell table:style-name="ce102" office:value-type="float" office:value="0.271873297202006" calcext:value-type="float">
            <text:p>0.271873297202006</text:p>
          </table:table-cell>
          <table:table-cell table:style-name="ce102" office:value-type="float" office:value="-0.153820782" calcext:value-type="float">
            <text:p>-0.153820782</text:p>
          </table:table-cell>
          <table:table-cell table:style-name="ce102" office:value-type="float" office:value="0.144098969749123" calcext:value-type="float">
            <text:p>0.144098969749123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Z23]-[.U23])/[.U23]*100" office:value-type="float" office:value="-1.6843286823996" calcext:value-type="float">
            <text:p>-1.6843286823996</text:p>
          </table:table-cell>
          <table:table-cell table:style-name="ce67" table:formula="of:=([.AA23]-[.V23])/[.V23]*100" office:value-type="float" office:value="-23.7202196272539" calcext:value-type="float">
            <text:p>-23.7202196272539</text:p>
          </table:table-cell>
          <table:table-cell table:style-name="ce67" table:formula="of:=([.AB23]-[.W23])/[.W23]*100" office:value-type="float" office:value="-37.0384712550278" calcext:value-type="float">
            <text:p>-37.0384712550278</text:p>
          </table:table-cell>
          <table:table-cell table:style-name="ce67" table:formula="of:=([.AC23]-[.X23])/[.X23]*100" office:value-type="float" office:value="0.0914062085189522" calcext:value-type="float">
            <text:p>0.091406208518952</text:p>
          </table:table-cell>
          <table:table-cell table:style-name="ce67" table:formula="of:=([.AD23]-[.Y23])/[.Y23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b3-lyp</text:p>
          </table:table-cell>
          <table:table-cell/>
          <table:table-cell table:style-name="ce102" office:value-type="string" calcext:value-type="string">
            <text:p>b3-lyp</text:p>
          </table:table-cell>
          <table:table-cell table:number-columns-repeated="5"/>
          <table:table-cell table:style-name="ce102" office:value-type="float" office:value="0.177549703293778" calcext:value-type="float">
            <text:p>0.177549703293778</text:p>
          </table:table-cell>
          <table:table-cell table:style-name="ce102" office:value-type="float" office:value="0.347207714758781" calcext:value-type="float">
            <text:p>0.347207714758781</text:p>
          </table:table-cell>
          <table:table-cell table:style-name="ce102" office:value-type="float" office:value="-0.21835785875" calcext:value-type="float">
            <text:p>-0.21835785875</text:p>
          </table:table-cell>
          <table:table-cell table:style-name="ce102" office:value-type="float" office:value="0.159673170309491" calcext:value-type="float">
            <text:p>0.159673170309491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AR23]-[.AM23])/[.AM23]*100" office:value-type="string" office:string-value="" calcext:value-type="error">
            <text:p>#DIV/0!</text:p>
          </table:table-cell>
          <table:table-cell table:style-name="ce67" table:formula="of:=([.AS23]-[.AN23])/[.AN23]*100" office:value-type="string" office:string-value="" calcext:value-type="error">
            <text:p>#DIV/0!</text:p>
          </table:table-cell>
          <table:table-cell table:style-name="ce67" table:formula="of:=([.AT23]-[.AO23])/[.AO23]*100" office:value-type="string" office:string-value="" calcext:value-type="error">
            <text:p>#DIV/0!</text:p>
          </table:table-cell>
          <table:table-cell table:style-name="ce67" table:formula="of:=([.AU23]-[.AP23])/[.AP23]*100" office:value-type="string" office:string-value="" calcext:value-type="error">
            <text:p>#DIV/0!</text:p>
          </table:table-cell>
          <table:table-cell table:style-name="ce67" table:formula="of:=([.AV23]-[.AQ23])/[.AQ23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b3-lyp</text:p>
          </table:table-cell>
          <table:table-cell/>
          <table:table-cell table:style-name="ce102" office:value-type="string" calcext:value-type="string">
            <text:p>b3-lyp</text:p>
          </table:table-cell>
          <table:table-cell office:value-type="float" office:value="0.251964511897199" calcext:value-type="float">
            <text:p>0.251964511897199</text:p>
          </table:table-cell>
          <table:table-cell office:value-type="float" office:value="0.397039066701467" calcext:value-type="float">
            <text:p>0.397039066701467</text:p>
          </table:table-cell>
          <table:table-cell office:value-type="float" office:value="-0.287510881428571" calcext:value-type="float">
            <text:p>-0.287510881428571</text:p>
          </table:table-cell>
          <table:table-cell office:value-type="float" office:value="0.234766390073798" calcext:value-type="float">
            <text:p>0.234766390073798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57031059468551" calcext:value-type="float">
            <text:p>0.157031059468551</text:p>
          </table:table-cell>
          <table:table-cell table:style-name="ce102" office:value-type="float" office:value="0.984973484590029" calcext:value-type="float">
            <text:p>0.984973484590029</text:p>
          </table:table-cell>
          <table:table-cell table:style-name="ce102" office:value-type="float" office:value="-0.869934052857143" calcext:value-type="float">
            <text:p>-0.869934052857143</text:p>
          </table:table-cell>
          <table:table-cell table:style-name="ce102" office:value-type="float" office:value="0.14689674807121" calcext:value-type="float">
            <text:p>0.14689674807121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BJ23]-[.BE23])/[.BE23]*100" office:value-type="float" office:value="-37.6773108696278" calcext:value-type="float">
            <text:p>-37.6773108696278</text:p>
          </table:table-cell>
          <table:table-cell table:style-name="ce67" table:formula="of:=([.BK23]-[.BF23])/[.BF23]*100" office:value-type="float" office:value="148.079740055058" calcext:value-type="float">
            <text:p>148.079740055058</text:p>
          </table:table-cell>
          <table:table-cell table:style-name="ce67" table:formula="of:=([.BL23]-[.BG23])/[.BG23]*100" office:value-type="float" office:value="202.574305547899" calcext:value-type="float">
            <text:p>202.574305547899</text:p>
          </table:table-cell>
          <table:table-cell table:style-name="ce67" table:formula="of:=([.BM23]-[.BH23])/[.BH23]*100" office:value-type="float" office:value="-37.428544168936" calcext:value-type="float">
            <text:p>-37.428544168936</text:p>
          </table:table-cell>
          <table:table-cell table:style-name="ce67" table:formula="of:=([.BN23]-[.BI23])/[.BI23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b3-lyp</text:p>
          </table:table-cell>
          <table:table-cell table:number-columns-repeated="952"/>
        </table:table-row>
        <table:table-row table:style-name="ro1"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table:style-name="Default"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table:style-name="Default" table:number-columns-repeated="11"/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table:style-name="Default" office:value-type="string" calcext:value-type="string">
            <text:p>Set_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tested across long trans polyenes</text:p>
          </table:table-cell>
          <table:table-cell table:number-columns-repeated="3"/>
          <table:table-cell table:style-name="Default" table:number-columns-repeated="11"/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number-columns-repeated="4"/>
          <table:table-cell table:style-name="ce85" office:value-type="string" calcext:value-type="string">
            <text:p>% difference</text:p>
          </table:table-cell>
          <table:table-cell table:style-name="Default" table:number-columns-repeated="4"/>
          <table:table-cell/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Default" office:value-type="string" calcext:value-type="string">
            <text:p>st diff</text:p>
          </table:table-cell>
          <table:table-cell table:style-name="Default" office:value-type="string" calcext:value-type="string">
            <text:p>ie diff</text:p>
          </table:table-cell>
          <table:table-cell table:style-name="Default" office:value-type="string" calcext:value-type="string">
            <text:p>homo diff</text:p>
          </table:table-cell>
          <table:table-cell table:style-name="Default" office:value-type="string" calcext:value-type="string">
            <text:p>tddft rpa diff</text:p>
          </table:table-cell>
          <table:table-cell table:style-name="Default" office:value-type="string" calcext:value-type="string">
            <text:p>tddft ci diff</text:p>
          </table:table-cell>
          <table:table-cell/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office:value-type="string" calcext:value-type="string">
            <text:p>hf</text:p>
          </table:table-cell>
          <table:table-cell office:value-type="float" office:value="-0.159815928660009" calcext:value-type="float">
            <text:p>-0.159815928660009</text:p>
          </table:table-cell>
          <table:table-cell office:value-type="float" office:value="0.0365040942019732" calcext:value-type="float">
            <text:p>0.036504094201973</text:p>
          </table:table-cell>
          <table:table-cell office:value-type="float" office:value="-0.221502174" calcext:value-type="float">
            <text:p>-0.221502174</text:p>
          </table:table-cell>
          <table:table-cell office:value-type="float" office:value="0.0319230298654702" calcext:value-type="float">
            <text:p>0.03192302986547</text:p>
          </table:table-cell>
          <table:table-cell office:value-type="float" office:value="0" calcext:value-type="float">
            <text:p>0</text:p>
          </table:table-cell>
          <table:table-cell office:value-type="float" office:value="-0.211300326511999" calcext:value-type="float">
            <text:p>-0.211300326511999</text:p>
          </table:table-cell>
          <table:table-cell office:value-type="float" office:value="-0.0335498733199984" calcext:value-type="float">
            <text:p>-0.033549873319998</text:p>
          </table:table-cell>
          <table:table-cell office:value-type="float" office:value="-0.223063322" calcext:value-type="float">
            <text:p>-0.223063322</text:p>
          </table:table-cell>
          <table:table-cell office:value-type="float" office:value="0.0246372877204933" calcext:value-type="float">
            <text:p>0.024637287720493</text:p>
          </table:table-cell>
          <table:table-cell office:value-type="float" office:value="0" calcext:value-type="float">
            <text:p>0</text:p>
          </table:table-cell>
          <table:table-cell table:formula="of:=([.H29]-[.C29])/[.C29]*100" office:value-type="float" office:value="32.2148100528311" calcext:value-type="float">
            <text:p>32.2148100528311</text:p>
          </table:table-cell>
          <table:table-cell table:formula="of:=([.I29]-[.D29])/[.D29]*100" office:value-type="float" office:value="-191.90715193307" calcext:value-type="float">
            <text:p>-191.90715193307</text:p>
          </table:table-cell>
          <table:table-cell table:formula="of:=([.J29]-[.E29])/[.E29]*100" office:value-type="float" office:value="0.704800305932882" calcext:value-type="float">
            <text:p>0.704800305932882</text:p>
          </table:table-cell>
          <table:table-cell table:formula="of:=([.K29]-[.F29])/[.F29]*100" office:value-type="float" office:value="-22.82284036221" calcext:value-type="float">
            <text:p>-22.82284036221</text:p>
          </table:table-cell>
          <table:table-cell table:formula="of:=([.L29]-[.G29])/[.G29]*100" office:value-type="string" office:string-value="" calcext:value-type="error">
            <text:p>#DIV/0!</text:p>
          </table:table-cell>
          <table:table-cell office:value-type="string" calcext:value-type="string">
            <text:p>hf</text:p>
          </table:table-cell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office:value-type="string" calcext:value-type="string">
            <text:p>pbe</text:p>
          </table:table-cell>
          <table:table-cell office:value-type="float" office:value="0.0286423774741706" calcext:value-type="float">
            <text:p>0.028642377474171</text:p>
          </table:table-cell>
          <table:table-cell office:value-type="float" office:value="0.190481871600014" calcext:value-type="float">
            <text:p>0.190481871600014</text:p>
          </table:table-cell>
          <table:table-cell office:value-type="float" office:value="-0.155488454" calcext:value-type="float">
            <text:p>-0.155488454</text:p>
          </table:table-cell>
          <table:table-cell office:value-type="float" office:value="0.0249821238660563" calcext:value-type="float">
            <text:p>0.024982123866056</text:p>
          </table:table-cell>
          <table:table-cell office:value-type="float" office:value="0" calcext:value-type="float">
            <text:p>0</text:p>
          </table:table-cell>
          <table:table-cell office:value-type="float" office:value="0.0301351163079957" calcext:value-type="float">
            <text:p>0.030135116307996</text:p>
          </table:table-cell>
          <table:table-cell office:value-type="float" office:value="0.214032447501996" calcext:value-type="float">
            <text:p>0.214032447501996</text:p>
          </table:table-cell>
          <table:table-cell office:value-type="float" office:value="-0.176939598" calcext:value-type="float">
            <text:p>-0.176939598</text:p>
          </table:table-cell>
          <table:table-cell office:value-type="float" office:value="0.0238381796194128" calcext:value-type="float">
            <text:p>0.023838179619413</text:p>
          </table:table-cell>
          <table:table-cell office:value-type="float" office:value="0" calcext:value-type="float">
            <text:p>0</text:p>
          </table:table-cell>
          <table:table-cell table:formula="of:=([.H30]-[.C30])/[.C30]*100" office:value-type="float" office:value="5.21164430282101" calcext:value-type="float">
            <text:p>5.21164430282101</text:p>
          </table:table-cell>
          <table:table-cell table:formula="of:=([.I30]-[.D30])/[.D30]*100" office:value-type="float" office:value="12.3636835905492" calcext:value-type="float">
            <text:p>12.3636835905492</text:p>
          </table:table-cell>
          <table:table-cell table:formula="of:=([.J30]-[.E30])/[.E30]*100" office:value-type="float" office:value="13.7959722719991" calcext:value-type="float">
            <text:p>13.7959722719991</text:p>
          </table:table-cell>
          <table:table-cell table:formula="of:=([.K30]-[.F30])/[.F30]*100" office:value-type="float" office:value="-4.5790512158888" calcext:value-type="float">
            <text:p>-4.5790512158888</text:p>
          </table:table-cell>
          <table:table-cell table:formula="of:=([.L30]-[.G30])/[.G30]*100" office:value-type="string" office:string-value="" calcext:value-type="error">
            <text:p>#DIV/0!</text:p>
          </table:table-cell>
          <table:table-cell office:value-type="string" calcext:value-type="string">
            <text:p>pbe</text:p>
          </table:table-cell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office:value-type="string" calcext:value-type="string">
            <text:p>pbe0</text:p>
          </table:table-cell>
          <table:table-cell office:value-type="float" office:value="0.0336476481195405" calcext:value-type="float">
            <text:p>0.033647648119541</text:p>
          </table:table-cell>
          <table:table-cell office:value-type="float" office:value="0.199043970139883" calcext:value-type="float">
            <text:p>0.199043970139883</text:p>
          </table:table-cell>
          <table:table-cell office:value-type="float" office:value="-0.17629296" calcext:value-type="float">
            <text:p>-0.17629296</text:p>
          </table:table-cell>
          <table:table-cell office:value-type="float" office:value="0.0268412017890824" calcext:value-type="float">
            <text:p>0.026841201789082</text:p>
          </table:table-cell>
          <table:table-cell office:value-type="float" office:value="0" calcext:value-type="float">
            <text:p>0</text:p>
          </table:table-cell>
          <table:table-cell office:value-type="float" office:value="0.0167677001579989" calcext:value-type="float">
            <text:p>0.016767700157999</text:p>
          </table:table-cell>
          <table:table-cell office:value-type="float" office:value="0.207080718130001" calcext:value-type="float">
            <text:p>0.207080718130001</text:p>
          </table:table-cell>
          <table:table-cell office:value-type="float" office:value="-0.190046642" calcext:value-type="float">
            <text:p>-0.190046642</text:p>
          </table:table-cell>
          <table:table-cell office:value-type="float" office:value="0.0325407050267742" calcext:value-type="float">
            <text:p>0.032540705026774</text:p>
          </table:table-cell>
          <table:table-cell office:value-type="float" office:value="0" calcext:value-type="float">
            <text:p>0</text:p>
          </table:table-cell>
          <table:table-cell table:formula="of:=([.H31]-[.C31])/[.C31]*100" office:value-type="float" office:value="-50.1667988846411" calcext:value-type="float">
            <text:p>-50.1667988846411</text:p>
          </table:table-cell>
          <table:table-cell table:formula="of:=([.I31]-[.D31])/[.D31]*100" office:value-type="float" office:value="4.03767468287031" calcext:value-type="float">
            <text:p>4.03767468287031</text:p>
          </table:table-cell>
          <table:table-cell table:formula="of:=([.J31]-[.E31])/[.E31]*100" office:value-type="float" office:value="7.80160591778595" calcext:value-type="float">
            <text:p>7.80160591778595</text:p>
          </table:table-cell>
          <table:table-cell table:formula="of:=([.K31]-[.F31])/[.F31]*100" office:value-type="float" office:value="21.2341581516296" calcext:value-type="float">
            <text:p>21.2341581516296</text:p>
          </table:table-cell>
          <table:table-cell table:formula="of:=([.L31]-[.G31])/[.G31]*100" office:value-type="string" office:string-value="" calcext:value-type="error">
            <text:p>#DIV/0!</text:p>
          </table:table-cell>
          <table:table-cell office:value-type="string" calcext:value-type="string">
            <text:p>pbe0</text:p>
          </table:table-cell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office:value-type="string" calcext:value-type="string">
            <text:p>tpss</text:p>
          </table:table-cell>
          <table:table-cell office:value-type="float" office:value="0.0288438315076292" calcext:value-type="float">
            <text:p>0.028843831507629</text:p>
          </table:table-cell>
          <table:table-cell office:value-type="float" office:value="0.187693262171706" calcext:value-type="float">
            <text:p>0.187693262171706</text:p>
          </table:table-cell>
          <table:table-cell office:value-type="float" office:value="-0.1531861" calcext:value-type="float">
            <text:p>-0.1531861</text:p>
          </table:table-cell>
          <table:table-cell office:value-type="float" office:value="0.0223950812388435" calcext:value-type="float">
            <text:p>0.022395081238844</text:p>
          </table:table-cell>
          <table:table-cell office:value-type="float" office:value="0" calcext:value-type="float">
            <text:p>0</text:p>
          </table:table-cell>
          <table:table-cell office:value-type="float" office:value="0.0194818821479998" calcext:value-type="float">
            <text:p>0.019481882148</text:p>
          </table:table-cell>
          <table:table-cell office:value-type="float" office:value="0.215180508797992" calcext:value-type="float">
            <text:p>0.215180508797992</text:p>
          </table:table-cell>
          <table:table-cell office:value-type="float" office:value="-0.18287114" calcext:value-type="float">
            <text:p>-0.18287114</text:p>
          </table:table-cell>
          <table:table-cell office:value-type="float" office:value="0.0296591979578433" calcext:value-type="float">
            <text:p>0.029659197957843</text:p>
          </table:table-cell>
          <table:table-cell office:value-type="float" office:value="0" calcext:value-type="float">
            <text:p>0</text:p>
          </table:table-cell>
          <table:table-cell table:formula="of:=([.H32]-[.C32])/[.C32]*100" office:value-type="float" office:value="-32.4573708494766" calcext:value-type="float">
            <text:p>-32.4573708494766</text:p>
          </table:table-cell>
          <table:table-cell table:formula="of:=([.I32]-[.D32])/[.D32]*100" office:value-type="float" office:value="14.6447700403545" calcext:value-type="float">
            <text:p>14.6447700403545</text:p>
          </table:table-cell>
          <table:table-cell table:formula="of:=([.J32]-[.E32])/[.E32]*100" office:value-type="float" office:value="19.3784161878917" calcext:value-type="float">
            <text:p>19.3784161878917</text:p>
          </table:table-cell>
          <table:table-cell table:formula="of:=([.K32]-[.F32])/[.F32]*100" office:value-type="float" office:value="32.4362150845894" calcext:value-type="float">
            <text:p>32.4362150845894</text:p>
          </table:table-cell>
          <table:table-cell table:formula="of:=([.L32]-[.G32])/[.G32]*100" office:value-type="string" office:string-value="" calcext:value-type="error">
            <text:p>#DIV/0!</text:p>
          </table:table-cell>
          <table:table-cell office:value-type="string" calcext:value-type="string">
            <text:p>tpss</text:p>
          </table:table-cell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office:value-type="string" calcext:value-type="string">
            <text:p>tpssh</text:p>
          </table:table-cell>
          <table:table-cell office:value-type="float" office:value="0.0316973422061437" calcext:value-type="float">
            <text:p>0.031697342206144</text:p>
          </table:table-cell>
          <table:table-cell office:value-type="float" office:value="0.191457614309911" calcext:value-type="float">
            <text:p>0.191457614309911</text:p>
          </table:table-cell>
          <table:table-cell office:value-type="float" office:value="-0.161281938" calcext:value-type="float">
            <text:p>-0.161281938</text:p>
          </table:table-cell>
          <table:table-cell office:value-type="float" office:value="0.0137128778945824" calcext:value-type="float">
            <text:p>0.013712877894582</text:p>
          </table:table-cell>
          <table:table-cell office:value-type="float" office:value="0" calcext:value-type="float">
            <text:p>0</text:p>
          </table:table-cell>
          <table:table-cell office:value-type="float" office:value="0.00955725896000104" calcext:value-type="float">
            <text:p>0.009557258960001</text:p>
          </table:table-cell>
          <table:table-cell office:value-type="float" office:value="0.20903331936" calcext:value-type="float">
            <text:p>0.20903331936</text:p>
          </table:table-cell>
          <table:table-cell office:value-type="float" office:value="-0.187191166" calcext:value-type="float">
            <text:p>-0.187191166</text:p>
          </table:table-cell>
          <table:table-cell office:value-type="float" office:value="0.0306209142416596" calcext:value-type="float">
            <text:p>0.03062091424166</text:p>
          </table:table-cell>
          <table:table-cell office:value-type="float" office:value="0" calcext:value-type="float">
            <text:p>0</text:p>
          </table:table-cell>
          <table:table-cell table:formula="of:=([.H33]-[.C33])/[.C33]*100" office:value-type="float" office:value="-69.8483901336415" calcext:value-type="float">
            <text:p>-69.8483901336415</text:p>
          </table:table-cell>
          <table:table-cell table:formula="of:=([.I33]-[.D33])/[.D33]*100" office:value-type="float" office:value="9.17994570936172" calcext:value-type="float">
            <text:p>9.17994570936172</text:p>
          </table:table-cell>
          <table:table-cell table:formula="of:=([.J33]-[.E33])/[.E33]*100" office:value-type="float" office:value="16.0645564663292" calcext:value-type="float">
            <text:p>16.0645564663292</text:p>
          </table:table-cell>
          <table:table-cell table:formula="of:=([.K33]-[.F33])/[.F33]*100" office:value-type="float" office:value="123.300422253137" calcext:value-type="float">
            <text:p>123.300422253137</text:p>
          </table:table-cell>
          <table:table-cell table:formula="of:=([.L33]-[.G33])/[.G33]*100" office:value-type="string" office:string-value="" calcext:value-type="error">
            <text:p>#DIV/0!</text:p>
          </table:table-cell>
          <table:table-cell office:value-type="string" calcext:value-type="string">
            <text:p>tpssh</text:p>
          </table:table-cell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office:value-type="string" calcext:value-type="string">
            <text:p>b3-lyp</text:p>
          </table:table-cell>
          <table:table-cell office:value-type="float" office:value="0.0351310018661479" calcext:value-type="float">
            <text:p>0.035131001866148</text:p>
          </table:table-cell>
          <table:table-cell office:value-type="float" office:value="0.19153189308031" calcext:value-type="float">
            <text:p>0.19153189308031</text:p>
          </table:table-cell>
          <table:table-cell office:value-type="float" office:value="-0.165496172" calcext:value-type="float">
            <text:p>-0.165496172</text:p>
          </table:table-cell>
          <table:table-cell office:value-type="float" office:value="0.0176374406820664" calcext:value-type="float">
            <text:p>0.017637440682066</text:p>
          </table:table-cell>
          <table:table-cell office:value-type="float" office:value="0" calcext:value-type="float">
            <text:p>0</text:p>
          </table:table-cell>
          <table:table-cell office:value-type="float" office:value="-0.0779174282019994" calcext:value-type="float">
            <text:p>-0.077917428201999</text:p>
          </table:table-cell>
          <table:table-cell office:value-type="float" office:value="0.134591406142" calcext:value-type="float">
            <text:p>0.134591406142</text:p>
          </table:table-cell>
          <table:table-cell office:value-type="float" office:value="-0.184567754" calcext:value-type="float">
            <text:p>-0.184567754</text:p>
          </table:table-cell>
          <table:table-cell office:value-type="float" office:value="0.0196884107372935" calcext:value-type="float">
            <text:p>0.019688410737294</text:p>
          </table:table-cell>
          <table:table-cell office:value-type="float" office:value="0" calcext:value-type="float">
            <text:p>0</text:p>
          </table:table-cell>
          <table:table-cell table:formula="of:=([.H34]-[.C34])/[.C34]*100" office:value-type="float" office:value="-321.791079283396" calcext:value-type="float">
            <text:p>-321.791079283396</text:p>
          </table:table-cell>
          <table:table-cell table:formula="of:=([.I34]-[.D34])/[.D34]*100" office:value-type="float" office:value="-29.72898456887" calcext:value-type="float">
            <text:p>-29.72898456887</text:p>
          </table:table-cell>
          <table:table-cell table:formula="of:=([.J34]-[.E34])/[.E34]*100" office:value-type="float" office:value="11.5238810478348" calcext:value-type="float">
            <text:p>11.5238810478348</text:p>
          </table:table-cell>
          <table:table-cell table:formula="of:=([.K34]-[.F34])/[.F34]*100" office:value-type="float" office:value="11.6285015053942" calcext:value-type="float">
            <text:p>11.6285015053942</text:p>
          </table:table-cell>
          <table:table-cell table:formula="of:=([.L34]-[.G34])/[.G34]*100" office:value-type="string" office:string-value="" calcext:value-type="error">
            <text:p>#DIV/0!</text:p>
          </table:table-cell>
          <table:table-cell office:value-type="string" calcext:value-type="string">
            <text:p>b3-lyp</text:p>
          </table:table-cell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table:style-name="Default"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table:style-name="Default" table:number-columns-repeated="11"/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table:style-name="Default" office:value-type="string" calcext:value-type="string">
            <text:p>Set_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tested across rings</text:p>
          </table:table-cell>
          <table:table-cell table:number-columns-repeated="3"/>
          <table:table-cell table:style-name="Default" table:number-columns-repeated="11"/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number-columns-repeated="4"/>
          <table:table-cell table:style-name="ce85" office:value-type="string" calcext:value-type="string">
            <text:p>% difference</text:p>
          </table:table-cell>
          <table:table-cell table:style-name="Default" table:number-columns-repeated="4"/>
          <table:table-cell/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Default" office:value-type="string" calcext:value-type="string">
            <text:p>st diff</text:p>
          </table:table-cell>
          <table:table-cell table:style-name="Default" office:value-type="string" calcext:value-type="string">
            <text:p>ie diff</text:p>
          </table:table-cell>
          <table:table-cell table:style-name="Default" office:value-type="string" calcext:value-type="string">
            <text:p>homo diff</text:p>
          </table:table-cell>
          <table:table-cell table:style-name="Default" office:value-type="string" calcext:value-type="string">
            <text:p>tddft rpa diff</text:p>
          </table:table-cell>
          <table:table-cell table:style-name="Default" office:value-type="string" calcext:value-type="string">
            <text:p>tddft ci diff</text:p>
          </table:table-cell>
          <table:table-cell/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office:value-type="string" calcext:value-type="string">
            <text:p>hf</text:p>
          </table:table-cell>
          <table:table-cell office:value-type="float" office:value="0.119123742996521" calcext:value-type="float">
            <text:p>0.119123742996521</text:p>
          </table:table-cell>
          <table:table-cell office:value-type="float" office:value="0.242656410631412" calcext:value-type="float">
            <text:p>0.242656410631412</text:p>
          </table:table-cell>
          <table:table-cell office:value-type="float" office:value="-0.274159063333333" calcext:value-type="float">
            <text:p>-0.274159063333333</text:p>
          </table:table-cell>
          <table:table-cell office:value-type="float" office:value="0.0843159953943025" calcext:value-type="float">
            <text:p>0.084315995394303</text:p>
          </table:table-cell>
          <table:table-cell office:value-type="float" office:value="0" calcext:value-type="float">
            <text:p>0</text:p>
          </table:table-cell>
          <table:table-cell office:value-type="float" office:value="0.0687291296283332" calcext:value-type="float">
            <text:p>0.068729129628333</text:p>
          </table:table-cell>
          <table:table-cell office:value-type="float" office:value="0.24934452756" calcext:value-type="float">
            <text:p>0.24934452756</text:p>
          </table:table-cell>
          <table:table-cell office:value-type="float" office:value="-0.285288715" calcext:value-type="float">
            <text:p>-0.285288715</text:p>
          </table:table-cell>
          <table:table-cell office:value-type="float" office:value="0.0754592914453652" calcext:value-type="float">
            <text:p>0.075459291445365</text:p>
          </table:table-cell>
          <table:table-cell office:value-type="float" office:value="0" calcext:value-type="float">
            <text:p>0</text:p>
          </table:table-cell>
          <table:table-cell table:formula="of:=([.H40]-[.C40])/[.C40]*100" office:value-type="float" office:value="-42.3044240388413" calcext:value-type="float">
            <text:p>-42.3044240388413</text:p>
          </table:table-cell>
          <table:table-cell table:formula="of:=([.I40]-[.D40])/[.D40]*100" office:value-type="float" office:value="2.75620862897663" calcext:value-type="float">
            <text:p>2.75620862897663</text:p>
          </table:table-cell>
          <table:table-cell table:formula="of:=([.J40]-[.E40])/[.E40]*100" office:value-type="float" office:value="4.0595599982537" calcext:value-type="float">
            <text:p>4.0595599982537</text:p>
          </table:table-cell>
          <table:table-cell table:formula="of:=([.K40]-[.F40])/[.F40]*100" office:value-type="float" office:value="-10.504180028379" calcext:value-type="float">
            <text:p>-10.504180028379</text:p>
          </table:table-cell>
          <table:table-cell table:formula="of:=([.L40]-[.G40])/[.G40]*100" office:value-type="string" office:string-value="" calcext:value-type="error">
            <text:p>#DIV/0!</text:p>
          </table:table-cell>
          <table:table-cell office:value-type="string" calcext:value-type="string">
            <text:p>hf</text:p>
          </table:table-cell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office:value-type="string" calcext:value-type="string">
            <text:p>pbe</text:p>
          </table:table-cell>
          <table:table-cell office:value-type="float" office:value="0.0998767210433016" calcext:value-type="float">
            <text:p>0.099876721043302</text:p>
          </table:table-cell>
          <table:table-cell office:value-type="float" office:value="0.272565025173208" calcext:value-type="float">
            <text:p>0.272565025173208</text:p>
          </table:table-cell>
          <table:table-cell office:value-type="float" office:value="-0.193121595" calcext:value-type="float">
            <text:p>-0.193121595</text:p>
          </table:table-cell>
          <table:table-cell office:value-type="float" office:value="0.0924549684692139" calcext:value-type="float">
            <text:p>0.092454968469214</text:p>
          </table:table-cell>
          <table:table-cell office:value-type="float" office:value="0" calcext:value-type="float">
            <text:p>0</text:p>
          </table:table-cell>
          <table:table-cell office:value-type="float" office:value="0.107935438605002" calcext:value-type="float">
            <text:p>0.107935438605002</text:p>
          </table:table-cell>
          <table:table-cell office:value-type="float" office:value="0.314934612025" calcext:value-type="float">
            <text:p>0.314934612025</text:p>
          </table:table-cell>
          <table:table-cell office:value-type="float" office:value="-0.228065938333333" calcext:value-type="float">
            <text:p>-0.228065938333333</text:p>
          </table:table-cell>
          <table:table-cell office:value-type="float" office:value="0.0768861417757077" calcext:value-type="float">
            <text:p>0.076886141775708</text:p>
          </table:table-cell>
          <table:table-cell office:value-type="float" office:value="0" calcext:value-type="float">
            <text:p>0</text:p>
          </table:table-cell>
          <table:table-cell table:formula="of:=([.H41]-[.C41])/[.C41]*100" office:value-type="float" office:value="8.06866452714896" calcext:value-type="float">
            <text:p>8.06866452714896</text:p>
          </table:table-cell>
          <table:table-cell table:formula="of:=([.I41]-[.D41])/[.D41]*100" office:value-type="float" office:value="15.5447628780938" calcext:value-type="float">
            <text:p>15.5447628780938</text:p>
          </table:table-cell>
          <table:table-cell table:formula="of:=([.J41]-[.E41])/[.E41]*100" office:value-type="float" office:value="18.0944773852624" calcext:value-type="float">
            <text:p>18.0944773852624</text:p>
          </table:table-cell>
          <table:table-cell table:formula="of:=([.K41]-[.F41])/[.F41]*100" office:value-type="float" office:value="-16.8393618550531" calcext:value-type="float">
            <text:p>-16.8393618550531</text:p>
          </table:table-cell>
          <table:table-cell table:formula="of:=([.L41]-[.G41])/[.G41]*100" office:value-type="string" office:string-value="" calcext:value-type="error">
            <text:p>#DIV/0!</text:p>
          </table:table-cell>
          <table:table-cell office:value-type="string" calcext:value-type="string">
            <text:p>pbe</text:p>
          </table:table-cell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office:value-type="string" calcext:value-type="string">
            <text:p>pbe0</text:p>
          </table:table-cell>
          <table:table-cell office:value-type="float" office:value="0.103718650378369" calcext:value-type="float">
            <text:p>0.103718650378369</text:p>
          </table:table-cell>
          <table:table-cell office:value-type="float" office:value="0.277674332598281" calcext:value-type="float">
            <text:p>0.277674332598281</text:p>
          </table:table-cell>
          <table:table-cell office:value-type="float" office:value="-0.223482083333333" calcext:value-type="float">
            <text:p>-0.223482083333333</text:p>
          </table:table-cell>
          <table:table-cell office:value-type="float" office:value="0.0823261387637172" calcext:value-type="float">
            <text:p>0.082326138763717</text:p>
          </table:table-cell>
          <table:table-cell office:value-type="float" office:value="0" calcext:value-type="float">
            <text:p>0</text:p>
          </table:table-cell>
          <table:table-cell office:value-type="float" office:value="0.111665232053332" calcext:value-type="float">
            <text:p>0.111665232053332</text:p>
          </table:table-cell>
          <table:table-cell office:value-type="float" office:value="0.329340749365" calcext:value-type="float">
            <text:p>0.329340749365</text:p>
          </table:table-cell>
          <table:table-cell office:value-type="float" office:value="-0.248856066666667" calcext:value-type="float">
            <text:p>-0.248856066666667</text:p>
          </table:table-cell>
          <table:table-cell office:value-type="float" office:value="0.0520554266327473" calcext:value-type="float">
            <text:p>0.052055426632747</text:p>
          </table:table-cell>
          <table:table-cell office:value-type="float" office:value="0" calcext:value-type="float">
            <text:p>0</text:p>
          </table:table-cell>
          <table:table-cell table:formula="of:=([.H42]-[.C42])/[.C42]*100" office:value-type="float" office:value="7.66167092029602" calcext:value-type="float">
            <text:p>7.66167092029602</text:p>
          </table:table-cell>
          <table:table-cell table:formula="of:=([.I42]-[.D42])/[.D42]*100" office:value-type="float" office:value="18.606839272201" calcext:value-type="float">
            <text:p>18.606839272201</text:p>
          </table:table-cell>
          <table:table-cell table:formula="of:=([.J42]-[.E42])/[.E42]*100" office:value-type="float" office:value="11.3539228536221" calcext:value-type="float">
            <text:p>11.3539228536221</text:p>
          </table:table-cell>
          <table:table-cell table:formula="of:=([.K42]-[.F42])/[.F42]*100" office:value-type="float" office:value="-36.7692601469496" calcext:value-type="float">
            <text:p>-36.7692601469496</text:p>
          </table:table-cell>
          <table:table-cell table:formula="of:=([.L42]-[.G42])/[.G42]*100" office:value-type="string" office:string-value="" calcext:value-type="error">
            <text:p>#DIV/0!</text:p>
          </table:table-cell>
          <table:table-cell office:value-type="string" calcext:value-type="string">
            <text:p>pbe0</text:p>
          </table:table-cell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office:value-type="string" calcext:value-type="string">
            <text:p>tpss</text:p>
          </table:table-cell>
          <table:table-cell office:value-type="float" office:value="0.0994138911898972" calcext:value-type="float">
            <text:p>0.099413891189897</text:p>
          </table:table-cell>
          <table:table-cell office:value-type="float" office:value="0.269588881396544" calcext:value-type="float">
            <text:p>0.269588881396544</text:p>
          </table:table-cell>
          <table:table-cell office:value-type="float" office:value="-0.191746705" calcext:value-type="float">
            <text:p>-0.191746705</text:p>
          </table:table-cell>
          <table:table-cell office:value-type="float" office:value="0.0889912816888843" calcext:value-type="float">
            <text:p>0.088991281688884</text:p>
          </table:table-cell>
          <table:table-cell office:value-type="float" office:value="0" calcext:value-type="float">
            <text:p>0</text:p>
          </table:table-cell>
          <table:table-cell office:value-type="float" office:value="0.102786347943333" calcext:value-type="float">
            <text:p>0.102786347943333</text:p>
          </table:table-cell>
          <table:table-cell office:value-type="float" office:value="0.326152578075" calcext:value-type="float">
            <text:p>0.326152578075</text:p>
          </table:table-cell>
          <table:table-cell office:value-type="float" office:value="-0.234226885" calcext:value-type="float">
            <text:p>-0.234226885</text:p>
          </table:table-cell>
          <table:table-cell office:value-type="float" office:value="0.0537640448378931" calcext:value-type="float">
            <text:p>0.053764044837893</text:p>
          </table:table-cell>
          <table:table-cell office:value-type="float" office:value="0" calcext:value-type="float">
            <text:p>0</text:p>
          </table:table-cell>
          <table:table-cell table:formula="of:=([.H43]-[.C43])/[.C43]*100" office:value-type="float" office:value="3.39233955443294" calcext:value-type="float">
            <text:p>3.39233955443294</text:p>
          </table:table-cell>
          <table:table-cell table:formula="of:=([.I43]-[.D43])/[.D43]*100" office:value-type="float" office:value="20.9814649571008" calcext:value-type="float">
            <text:p>20.9814649571008</text:p>
          </table:table-cell>
          <table:table-cell table:formula="of:=([.J43]-[.E43])/[.E43]*100" office:value-type="float" office:value="22.1543207222257" calcext:value-type="float">
            <text:p>22.1543207222257</text:p>
          </table:table-cell>
          <table:table-cell table:formula="of:=([.K43]-[.F43])/[.F43]*100" office:value-type="float" office:value="-39.5850426945715" calcext:value-type="float">
            <text:p>-39.5850426945715</text:p>
          </table:table-cell>
          <table:table-cell table:formula="of:=([.L43]-[.G43])/[.G43]*100" office:value-type="string" office:string-value="" calcext:value-type="error">
            <text:p>#DIV/0!</text:p>
          </table:table-cell>
          <table:table-cell office:value-type="string" calcext:value-type="string">
            <text:p>tpss</text:p>
          </table:table-cell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office:value-type="string" calcext:value-type="string">
            <text:p>tpssh</text:p>
          </table:table-cell>
          <table:table-cell office:value-type="float" office:value="0.101148605805065" calcext:value-type="float">
            <text:p>0.101148605805065</text:p>
          </table:table-cell>
          <table:table-cell office:value-type="float" office:value="0.27202776971842" calcext:value-type="float">
            <text:p>0.27202776971842</text:p>
          </table:table-cell>
          <table:table-cell office:value-type="float" office:value="-0.204049355" calcext:value-type="float">
            <text:p>-0.204049355</text:p>
          </table:table-cell>
          <table:table-cell office:value-type="float" office:value="0.0855631387205106" calcext:value-type="float">
            <text:p>0.085563138720511</text:p>
          </table:table-cell>
          <table:table-cell office:value-type="float" office:value="0" calcext:value-type="float">
            <text:p>0</text:p>
          </table:table-cell>
          <table:table-cell office:value-type="float" office:value="0.104226113663332" calcext:value-type="float">
            <text:p>0.104226113663332</text:p>
          </table:table-cell>
          <table:table-cell office:value-type="float" office:value="0.3332007389" calcext:value-type="float">
            <text:p>0.3332007389</text:p>
          </table:table-cell>
          <table:table-cell office:value-type="float" office:value="-0.24182184" calcext:value-type="float">
            <text:p>-0.24182184</text:p>
          </table:table-cell>
          <table:table-cell office:value-type="float" office:value="0.0495412411567289" calcext:value-type="float">
            <text:p>0.049541241156729</text:p>
          </table:table-cell>
          <table:table-cell office:value-type="float" office:value="0" calcext:value-type="float">
            <text:p>0</text:p>
          </table:table-cell>
          <table:table-cell table:formula="of:=([.H44]-[.C44])/[.C44]*100" office:value-type="float" office:value="3.04256082797426" calcext:value-type="float">
            <text:p>3.04256082797426</text:p>
          </table:table-cell>
          <table:table-cell table:formula="of:=([.I44]-[.D44])/[.D44]*100" office:value-type="float" office:value="22.4877663206595" calcext:value-type="float">
            <text:p>22.4877663206595</text:p>
          </table:table-cell>
          <table:table-cell table:formula="of:=([.J44]-[.E44])/[.E44]*100" office:value-type="float" office:value="18.5114454294648" calcext:value-type="float">
            <text:p>18.5114454294648</text:p>
          </table:table-cell>
          <table:table-cell table:formula="of:=([.K44]-[.F44])/[.F44]*100" office:value-type="float" office:value="-42.0997851439814" calcext:value-type="float">
            <text:p>-42.0997851439814</text:p>
          </table:table-cell>
          <table:table-cell table:formula="of:=([.L44]-[.G44])/[.G44]*100" office:value-type="string" office:string-value="" calcext:value-type="error">
            <text:p>#DIV/0!</text:p>
          </table:table-cell>
          <table:table-cell office:value-type="string" calcext:value-type="string">
            <text:p>tpssh</text:p>
          </table:table-cell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office:value-type="string" calcext:value-type="string">
            <text:p>b3-lyp</text:p>
          </table:table-cell>
          <table:table-cell office:value-type="float" office:value="0.1040091716701" calcext:value-type="float">
            <text:p>0.1040091716701</text:p>
          </table:table-cell>
          <table:table-cell office:value-type="float" office:value="0.27048370427508" calcext:value-type="float">
            <text:p>0.27048370427508</text:p>
          </table:table-cell>
          <table:table-cell office:value-type="float" office:value="-0.210656138333333" calcext:value-type="float">
            <text:p>-0.210656138333333</text:p>
          </table:table-cell>
          <table:table-cell office:value-type="float" office:value="0.0877765496578903" calcext:value-type="float">
            <text:p>0.08777654965789</text:p>
          </table:table-cell>
          <table:table-cell office:value-type="float" office:value="0" calcext:value-type="float">
            <text:p>0</text:p>
          </table:table-cell>
          <table:table-cell office:value-type="float" office:value="0.0898903677966665" calcext:value-type="float">
            <text:p>0.089890367796667</text:p>
          </table:table-cell>
          <table:table-cell office:value-type="float" office:value="0.305845904136667" calcext:value-type="float">
            <text:p>0.305845904136667</text:p>
          </table:table-cell>
          <table:table-cell office:value-type="float" office:value="-0.242038371666667" calcext:value-type="float">
            <text:p>-0.242038371666667</text:p>
          </table:table-cell>
          <table:table-cell office:value-type="float" office:value="0.0756072357559568" calcext:value-type="float">
            <text:p>0.075607235755957</text:p>
          </table:table-cell>
          <table:table-cell office:value-type="float" office:value="0" calcext:value-type="float">
            <text:p>0</text:p>
          </table:table-cell>
          <table:table-cell table:formula="of:=([.H45]-[.C45])/[.C45]*100" office:value-type="float" office:value="-13.5745758251167" calcext:value-type="float">
            <text:p>-13.5745758251167</text:p>
          </table:table-cell>
          <table:table-cell table:formula="of:=([.I45]-[.D45])/[.D45]*100" office:value-type="float" office:value="13.0736895800658" calcext:value-type="float">
            <text:p>13.0736895800658</text:p>
          </table:table-cell>
          <table:table-cell table:formula="of:=([.J45]-[.E45])/[.E45]*100" office:value-type="float" office:value="14.897374261972" calcext:value-type="float">
            <text:p>14.897374261972</text:p>
          </table:table-cell>
          <table:table-cell table:formula="of:=([.K45]-[.F45])/[.F45]*100" office:value-type="float" office:value="-13.8639693054278" calcext:value-type="float">
            <text:p>-13.8639693054278</text:p>
          </table:table-cell>
          <table:table-cell table:formula="of:=([.L45]-[.G45])/[.G45]*100" office:value-type="string" office:string-value="" calcext:value-type="error">
            <text:p>#DIV/0!</text:p>
          </table:table-cell>
          <table:table-cell office:value-type="string" calcext:value-type="string">
            <text:p>b3-lyp</text:p>
          </table:table-cell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11"/>
          <table:table-cell table:number-columns-repeated="1006"/>
        </table:table-row>
        <table:table-row table:style-name="ro1">
          <table:table-cell/>
          <table:table-cell table:style-name="Default"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table:style-name="Default" table:number-columns-repeated="11"/>
          <table:table-cell table:number-columns-repeated="37"/>
          <table:table-cell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966"/>
        </table:table-row>
        <table:table-row table:style-name="ro1">
          <table:table-cell/>
          <table:table-cell table:style-name="Default" office:value-type="string" calcext:value-type="string">
            <text:p>autob3lyp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tested across alpha set</text:p>
          </table:table-cell>
          <table:table-cell table:number-columns-repeated="3"/>
          <table:table-cell table:style-name="Default" table:number-columns-repeated="11"/>
          <table:table-cell table:number-columns-repeated="38"/>
          <table:table-cell office:value-type="string" calcext:value-type="string">
            <text:p>delta</text:p>
          </table:table-cell>
          <table:table-cell office:value-type="string" calcext:value-type="string">
            <text:p>auto_delta1</text:p>
          </table:table-cell>
          <table:table-cell table:number-columns-repeated="966"/>
        </table:table-row>
        <table:table-row table:style-name="ro1">
          <table:table-cell table:number-columns-repeated="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number-columns-repeated="4"/>
          <table:table-cell table:style-name="ce85" office:value-type="string" calcext:value-type="string">
            <text:p>% difference</text:p>
          </table:table-cell>
          <table:table-cell table:style-name="Default" table:number-columns-repeated="4"/>
          <table:table-cell table:number-columns-repeated="38"/>
          <table:table-cell table:style-name="ce10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style-name="ce102" table:number-columns-repeated="4"/>
          <table:table-cell table:style-name="ce85" office:value-type="string" calcext:value-type="string">
            <text:p>% difference</text:p>
          </table:table-cell>
          <table:table-cell table:number-columns-repeated="4"/>
          <table:table-cell table:style-name="ce102"/>
          <table:table-cell table:number-columns-repeated="952"/>
        </table:table-row>
        <table:table-row table:style-name="ro1">
          <table:table-cell table:number-columns-repeated="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Default" office:value-type="string" calcext:value-type="string">
            <text:p>st diff</text:p>
          </table:table-cell>
          <table:table-cell table:style-name="Default" office:value-type="string" calcext:value-type="string">
            <text:p>ie diff</text:p>
          </table:table-cell>
          <table:table-cell table:style-name="Default" office:value-type="string" calcext:value-type="string">
            <text:p>homo diff</text:p>
          </table:table-cell>
          <table:table-cell table:style-name="Default" office:value-type="string" calcext:value-type="string">
            <text:p>tddft rpa diff</text:p>
          </table:table-cell>
          <table:table-cell table:style-name="Default" office:value-type="string" calcext:value-type="string">
            <text:p>tddft ci diff</text:p>
          </table:table-cell>
          <table:table-cell table:number-columns-repeated="38"/>
          <table:table-cell table:style-name="ce10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 office:value-type="string" calcext:value-type="string">
            <text:p>mean st</text:p>
          </table:table-cell>
          <table:table-cell table:style-name="ce102" office:value-type="string" calcext:value-type="string">
            <text:p>mean ie</text:p>
          </table:table-cell>
          <table:table-cell table:style-name="ce102" office:value-type="string" calcext:value-type="string">
            <text:p>mean homo</text:p>
          </table:table-cell>
          <table:table-cell table:style-name="ce102" office:value-type="string" calcext:value-type="string">
            <text:p>tddft rpa diff</text:p>
          </table:table-cell>
          <table:table-cell table:style-name="ce102" office:value-type="string" calcext:value-type="string">
            <text:p>tddft ci diff</text:p>
          </table:table-cell>
          <table:table-cell office:value-type="string" calcext:value-type="string">
            <text:p>st diff</text:p>
          </table:table-cell>
          <table:table-cell office:value-type="string" calcext:value-type="string">
            <text:p>ie diff</text:p>
          </table:table-cell>
          <table:table-cell office:value-type="string" calcext:value-type="string">
            <text:p>homo diff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/>
          <table:table-cell table:number-columns-repeated="952"/>
        </table:table-row>
        <table:table-row table:style-name="ro1">
          <table:table-cell/>
          <table:table-cell office:value-type="string" calcext:value-type="string">
            <text:p>hf</text:p>
          </table:table-cell>
          <table:table-cell office:value-type="float" office:value="0.0312091840283983" calcext:value-type="float">
            <text:p>0.031209184028398</text:p>
          </table:table-cell>
          <table:table-cell office:value-type="float" office:value="0.192172483365994" calcext:value-type="float">
            <text:p>0.192172483365994</text:p>
          </table:table-cell>
          <table:table-cell office:value-type="float" office:value="-0.267290986470588" calcext:value-type="float">
            <text:p>-0.267290986470588</text:p>
          </table:table-cell>
          <table:table-cell office:value-type="float" office:value="0.0670750871319356" calcext:value-type="float">
            <text:p>0.067075087131936</text:p>
          </table:table-cell>
          <table:table-cell office:value-type="float" office:value="0" calcext:value-type="float">
            <text:p>0</text:p>
          </table:table-cell>
          <table:table-cell office:value-type="float" office:value="0.0305883392311745" calcext:value-type="float">
            <text:p>0.030588339231175</text:p>
          </table:table-cell>
          <table:table-cell office:value-type="float" office:value="0.196644137187057" calcext:value-type="float">
            <text:p>0.196644137187057</text:p>
          </table:table-cell>
          <table:table-cell office:value-type="float" office:value="-0.251496698235294" calcext:value-type="float">
            <text:p>-0.251496698235294</text:p>
          </table:table-cell>
          <table:table-cell office:value-type="float" office:value="0.0675690500266289" calcext:value-type="float">
            <text:p>0.067569050026629</text:p>
          </table:table-cell>
          <table:table-cell office:value-type="float" office:value="0" calcext:value-type="float">
            <text:p>0</text:p>
          </table:table-cell>
          <table:table-cell table:formula="of:=([.H51]-[.C51])/[.C51]*100" office:value-type="float" office:value="-1.98930159999977" calcext:value-type="float">
            <text:p>-1.98930159999977</text:p>
          </table:table-cell>
          <table:table-cell table:formula="of:=([.I51]-[.D51])/[.D51]*100" office:value-type="float" office:value="2.32689599610715" calcext:value-type="float">
            <text:p>2.32689599610715</text:p>
          </table:table-cell>
          <table:table-cell table:formula="of:=([.J51]-[.E51])/[.E51]*100" office:value-type="float" office:value="-5.90902388585855" calcext:value-type="float">
            <text:p>-5.90902388585855</text:p>
          </table:table-cell>
          <table:table-cell table:formula="of:=([.K51]-[.F51])/[.F51]*100" office:value-type="float" office:value="0.736432729072255" calcext:value-type="float">
            <text:p>0.736432729072255</text:p>
          </table:table-cell>
          <table:table-cell table:formula="of:=([.L51]-[.G51])/[.G51]*100" office:value-type="string" office:string-value="" calcext:value-type="error">
            <text:p>#DIV/0!</text:p>
          </table:table-cell>
          <table:table-cell office:value-type="string" calcext:value-type="string">
            <text:p>hf</text:p>
          </table:table-cell>
          <table:table-cell table:number-columns-repeated="37"/>
          <table:table-cell table:style-name="ce102" office:value-type="string" calcext:value-type="string">
            <text:p>hf</text:p>
          </table:table-cell>
          <table:table-cell office:value-type="float" office:value="0.252632808707091" calcext:value-type="float">
            <text:p>0.252632808707091</text:p>
          </table:table-cell>
          <table:table-cell office:value-type="float" office:value="0.373723963149956" calcext:value-type="float">
            <text:p>0.373723963149956</text:p>
          </table:table-cell>
          <table:table-cell office:value-type="float" office:value="-0.449639451428571" calcext:value-type="float">
            <text:p>-0.449639451428571</text:p>
          </table:table-cell>
          <table:table-cell office:value-type="float" office:value="0.25150396377664" calcext:value-type="float">
            <text:p>0.25150396377664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82694458275023" calcext:value-type="float">
            <text:p>0.182694458275023</text:p>
          </table:table-cell>
          <table:table-cell table:style-name="ce102" office:value-type="float" office:value="0.903757645610028" calcext:value-type="float">
            <text:p>0.903757645610028</text:p>
          </table:table-cell>
          <table:table-cell table:style-name="ce102" office:value-type="float" office:value="-0.97447085" calcext:value-type="float">
            <text:p>-0.97447085</text:p>
          </table:table-cell>
          <table:table-cell table:style-name="ce102" office:value-type="float" office:value="0.132815290201948" calcext:value-type="float">
            <text:p>0.132815290201948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BJ51]-[.BE51])/[.BE51]*100" office:value-type="float" office:value="-27.6837956202103" calcext:value-type="float">
            <text:p>-27.6837956202103</text:p>
          </table:table-cell>
          <table:table-cell table:style-name="ce67" table:formula="of:=([.BK51]-[.BF51])/[.BF51]*100" office:value-type="float" office:value="141.824912160475" calcext:value-type="float">
            <text:p>141.824912160475</text:p>
          </table:table-cell>
          <table:table-cell table:style-name="ce67" table:formula="of:=([.BL51]-[.BG51])/[.BG51]*100" office:value-type="float" office:value="116.722720149213" calcext:value-type="float">
            <text:p>116.722720149213</text:p>
          </table:table-cell>
          <table:table-cell table:style-name="ce67" table:formula="of:=([.BM51]-[.BH51])/[.BH51]*100" office:value-type="float" office:value="-47.1915717718465" calcext:value-type="float">
            <text:p>-47.1915717718465</text:p>
          </table:table-cell>
          <table:table-cell table:style-name="ce67" table:formula="of:=([.BN51]-[.BI51])/[.BI51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hf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pbe</text:p>
          </table:table-cell>
          <table:table-cell office:value-type="float" office:value="0.0773139641330545" calcext:value-type="float">
            <text:p>0.077313964133055</text:p>
          </table:table-cell>
          <table:table-cell office:value-type="float" office:value="0.256608676765381" calcext:value-type="float">
            <text:p>0.256608676765381</text:p>
          </table:table-cell>
          <table:table-cell office:value-type="float" office:value="-0.183329990588235" calcext:value-type="float">
            <text:p>-0.183329990588235</text:p>
          </table:table-cell>
          <table:table-cell office:value-type="float" office:value="0.070911886853256" calcext:value-type="float">
            <text:p>0.070911886853256</text:p>
          </table:table-cell>
          <table:table-cell office:value-type="float" office:value="0" calcext:value-type="float">
            <text:p>0</text:p>
          </table:table-cell>
          <table:table-cell office:value-type="float" office:value="0.0770835483623547" calcext:value-type="float">
            <text:p>0.077083548362355</text:p>
          </table:table-cell>
          <table:table-cell office:value-type="float" office:value="0.275560272564702" calcext:value-type="float">
            <text:p>0.275560272564702</text:p>
          </table:table-cell>
          <table:table-cell office:value-type="float" office:value="-0.19994144" calcext:value-type="float">
            <text:p>-0.19994144</text:p>
          </table:table-cell>
          <table:table-cell office:value-type="float" office:value="0.0607295055131512" calcext:value-type="float">
            <text:p>0.060729505513151</text:p>
          </table:table-cell>
          <table:table-cell office:value-type="float" office:value="0" calcext:value-type="float">
            <text:p>0</text:p>
          </table:table-cell>
          <table:table-cell table:formula="of:=([.H52]-[.C52])/[.C52]*100" office:value-type="float" office:value="-0.298026072370647" calcext:value-type="float">
            <text:p>-0.298026072370647</text:p>
          </table:table-cell>
          <table:table-cell table:formula="of:=([.I52]-[.D52])/[.D52]*100" office:value-type="float" office:value="7.38540724273659" calcext:value-type="float">
            <text:p>7.38540724273659</text:p>
          </table:table-cell>
          <table:table-cell table:formula="of:=([.J52]-[.E52])/[.E52]*100" office:value-type="float" office:value="9.0609557980477" calcext:value-type="float">
            <text:p>9.0609557980477</text:p>
          </table:table-cell>
          <table:table-cell table:formula="of:=([.K52]-[.F52])/[.F52]*100" office:value-type="float" office:value="-14.3592023734696" calcext:value-type="float">
            <text:p>-14.3592023734696</text:p>
          </table:table-cell>
          <table:table-cell table:formula="of:=([.L52]-[.G52])/[.G52]*100" office:value-type="string" office:string-value="" calcext:value-type="error">
            <text:p>#DIV/0!</text:p>
          </table:table-cell>
          <table:table-cell office:value-type="string" calcext:value-type="string">
            <text:p>pbe</text:p>
          </table:table-cell>
          <table:table-cell table:number-columns-repeated="37"/>
          <table:table-cell table:style-name="ce102" office:value-type="string" calcext:value-type="string">
            <text:p>pbe</text:p>
          </table:table-cell>
          <table:table-cell office:value-type="float" office:value="0.237298182870006" calcext:value-type="float">
            <text:p>0.237298182870006</text:p>
          </table:table-cell>
          <table:table-cell office:value-type="float" office:value="0.383098574904295" calcext:value-type="float">
            <text:p>0.383098574904295</text:p>
          </table:table-cell>
          <table:table-cell office:value-type="float" office:value="-0.240736967142857" calcext:value-type="float">
            <text:p>-0.240736967142857</text:p>
          </table:table-cell>
          <table:table-cell office:value-type="float" office:value="0.224054177499006" calcext:value-type="float">
            <text:p>0.224054177499006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45749698626673" calcext:value-type="float">
            <text:p>0.145749698626673</text:p>
          </table:table-cell>
          <table:table-cell table:style-name="ce102" office:value-type="float" office:value="0.924630901676664" calcext:value-type="float">
            <text:p>0.924630901676664</text:p>
          </table:table-cell>
          <table:table-cell table:style-name="ce102" office:value-type="float" office:value="-0.757205305" calcext:value-type="float">
            <text:p>-0.757205305</text:p>
          </table:table-cell>
          <table:table-cell table:style-name="ce102" office:value-type="float" office:value="0.12376602101151" calcext:value-type="float">
            <text:p>0.12376602101151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BJ52]-[.BE52])/[.BE52]*100" office:value-type="float" office:value="-38.5795133936968" calcext:value-type="float">
            <text:p>-38.5795133936968</text:p>
          </table:table-cell>
          <table:table-cell table:style-name="ce67" table:formula="of:=([.BK52]-[.BF52])/[.BF52]*100" office:value-type="float" office:value="141.355870850643" calcext:value-type="float">
            <text:p>141.355870850643</text:p>
          </table:table-cell>
          <table:table-cell table:style-name="ce67" table:formula="of:=([.BL52]-[.BG52])/[.BG52]*100" office:value-type="float" office:value="214.53636472485" calcext:value-type="float">
            <text:p>214.53636472485</text:p>
          </table:table-cell>
          <table:table-cell table:style-name="ce67" table:formula="of:=([.BM52]-[.BH52])/[.BH52]*100" office:value-type="float" office:value="-44.7606724440302" calcext:value-type="float">
            <text:p>-44.7606724440302</text:p>
          </table:table-cell>
          <table:table-cell table:style-name="ce67" table:formula="of:=([.BN52]-[.BI52])/[.BI52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pbe0</text:p>
          </table:table-cell>
          <table:table-cell office:value-type="float" office:value="0.0798422932425638" calcext:value-type="float">
            <text:p>0.079842293242564</text:p>
          </table:table-cell>
          <table:table-cell office:value-type="float" office:value="0.261374794322592" calcext:value-type="float">
            <text:p>0.261374794322592</text:p>
          </table:table-cell>
          <table:table-cell office:value-type="float" office:value="-0.212058080588235" calcext:value-type="float">
            <text:p>-0.212058080588235</text:p>
          </table:table-cell>
          <table:table-cell office:value-type="float" office:value="0.0625220149480186" calcext:value-type="float">
            <text:p>0.062522014948019</text:p>
          </table:table-cell>
          <table:table-cell office:value-type="float" office:value="0" calcext:value-type="float">
            <text:p>0</text:p>
          </table:table-cell>
          <table:table-cell office:value-type="float" office:value="0.083257876624705" calcext:value-type="float">
            <text:p>0.083257876624705</text:p>
          </table:table-cell>
          <table:table-cell office:value-type="float" office:value="0.270673974728822" calcext:value-type="float">
            <text:p>0.270673974728822</text:p>
          </table:table-cell>
          <table:table-cell office:value-type="float" office:value="-0.217805801764706" calcext:value-type="float">
            <text:p>-0.217805801764706</text:p>
          </table:table-cell>
          <table:table-cell office:value-type="float" office:value="0.0575989743185686" calcext:value-type="float">
            <text:p>0.057598974318569</text:p>
          </table:table-cell>
          <table:table-cell office:value-type="float" office:value="0" calcext:value-type="float">
            <text:p>0</text:p>
          </table:table-cell>
          <table:table-cell table:formula="of:=([.H53]-[.C53])/[.C53]*100" office:value-type="float" office:value="4.2779124238886" calcext:value-type="float">
            <text:p>4.2779124238886</text:p>
          </table:table-cell>
          <table:table-cell table:formula="of:=([.I53]-[.D53])/[.D53]*100" office:value-type="float" office:value="3.5577953988757" calcext:value-type="float">
            <text:p>3.5577953988757</text:p>
          </table:table-cell>
          <table:table-cell table:formula="of:=([.J53]-[.E53])/[.E53]*100" office:value-type="float" office:value="2.71044666655814" calcext:value-type="float">
            <text:p>2.71044666655814</text:p>
          </table:table-cell>
          <table:table-cell table:formula="of:=([.K53]-[.F53])/[.F53]*100" office:value-type="float" office:value="-7.87409144369877" calcext:value-type="float">
            <text:p>-7.87409144369877</text:p>
          </table:table-cell>
          <table:table-cell table:formula="of:=([.L53]-[.G53])/[.G53]*100" office:value-type="string" office:string-value="" calcext:value-type="error">
            <text:p>#DIV/0!</text:p>
          </table:table-cell>
          <table:table-cell office:value-type="string" calcext:value-type="string">
            <text:p>pbe0</text:p>
          </table:table-cell>
          <table:table-cell table:number-columns-repeated="37"/>
          <table:table-cell table:style-name="ce102" office:value-type="string" calcext:value-type="string">
            <text:p>pbe0</text:p>
          </table:table-cell>
          <table:table-cell office:value-type="float" office:value="0.253132690658532" calcext:value-type="float">
            <text:p>0.253132690658532</text:p>
          </table:table-cell>
          <table:table-cell office:value-type="float" office:value="0.399546128341427" calcext:value-type="float">
            <text:p>0.399546128341427</text:p>
          </table:table-cell>
          <table:table-cell office:value-type="float" office:value="-0.30136052" calcext:value-type="float">
            <text:p>-0.30136052</text:p>
          </table:table-cell>
          <table:table-cell office:value-type="float" office:value="0.23959744946704" calcext:value-type="float">
            <text:p>0.23959744946704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68789634243296" calcext:value-type="float">
            <text:p>0.168789634243296</text:p>
          </table:table-cell>
          <table:table-cell table:style-name="ce102" office:value-type="float" office:value="0.935318461236648" calcext:value-type="float">
            <text:p>0.935318461236648</text:p>
          </table:table-cell>
          <table:table-cell table:style-name="ce102" office:value-type="float" office:value="-0.817861936666667" calcext:value-type="float">
            <text:p>-0.817861936666667</text:p>
          </table:table-cell>
          <table:table-cell table:style-name="ce102" office:value-type="float" office:value="0.146869382797131" calcext:value-type="float">
            <text:p>0.146869382797131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BJ53]-[.BE53])/[.BE53]*100" office:value-type="float" office:value="-33.319701298088" calcext:value-type="float">
            <text:p>-33.319701298088</text:p>
          </table:table-cell>
          <table:table-cell table:style-name="ce67" table:formula="of:=([.BK53]-[.BF53])/[.BF53]*100" office:value-type="float" office:value="134.095238294334" calcext:value-type="float">
            <text:p>134.095238294334</text:p>
          </table:table-cell>
          <table:table-cell table:style-name="ce67" table:formula="of:=([.BL53]-[.BG53])/[.BG53]*100" office:value-type="float" office:value="171.389874382572" calcext:value-type="float">
            <text:p>171.389874382572</text:p>
          </table:table-cell>
          <table:table-cell table:style-name="ce67" table:formula="of:=([.BM53]-[.BH53])/[.BH53]*100" office:value-type="float" office:value="-38.7016084170232" calcext:value-type="float">
            <text:p>-38.7016084170232</text:p>
          </table:table-cell>
          <table:table-cell table:style-name="ce67" table:formula="of:=([.BN53]-[.BI53])/[.BI53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0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tpss</text:p>
          </table:table-cell>
          <table:table-cell office:value-type="float" office:value="0.076532820693501" calcext:value-type="float">
            <text:p>0.076532820693501</text:p>
          </table:table-cell>
          <table:table-cell office:value-type="float" office:value="0.253313771746434" calcext:value-type="float">
            <text:p>0.253313771746434</text:p>
          </table:table-cell>
          <table:table-cell office:value-type="float" office:value="-0.181802068235294" calcext:value-type="float">
            <text:p>-0.181802068235294</text:p>
          </table:table-cell>
          <table:table-cell office:value-type="float" office:value="0.0669790097278773" calcext:value-type="float">
            <text:p>0.066979009727877</text:p>
          </table:table-cell>
          <table:table-cell office:value-type="float" office:value="0" calcext:value-type="float">
            <text:p>0</text:p>
          </table:table-cell>
          <table:table-cell office:value-type="float" office:value="0.0739577485829397" calcext:value-type="float">
            <text:p>0.07395774858294</text:p>
          </table:table-cell>
          <table:table-cell office:value-type="float" office:value="0.278475209778822" calcext:value-type="float">
            <text:p>0.278475209778822</text:p>
          </table:table-cell>
          <table:table-cell office:value-type="float" office:value="-0.205936601764706" calcext:value-type="float">
            <text:p>-0.205936601764706</text:p>
          </table:table-cell>
          <table:table-cell office:value-type="float" office:value="0.0492127105902991" calcext:value-type="float">
            <text:p>0.049212710590299</text:p>
          </table:table-cell>
          <table:table-cell office:value-type="float" office:value="0" calcext:value-type="float">
            <text:p>0</text:p>
          </table:table-cell>
          <table:table-cell table:formula="of:=([.H54]-[.C54])/[.C54]*100" office:value-type="float" office:value="-3.3646637968225" calcext:value-type="float">
            <text:p>-3.3646637968225</text:p>
          </table:table-cell>
          <table:table-cell table:formula="of:=([.I54]-[.D54])/[.D54]*100" office:value-type="float" office:value="9.93291357943794" calcext:value-type="float">
            <text:p>9.93291357943794</text:p>
          </table:table-cell>
          <table:table-cell table:formula="of:=([.J54]-[.E54])/[.E54]*100" office:value-type="float" office:value="13.2751699492089" calcext:value-type="float">
            <text:p>13.2751699492089</text:p>
          </table:table-cell>
          <table:table-cell table:formula="of:=([.K54]-[.F54])/[.F54]*100" office:value-type="float" office:value="-26.5251743938276" calcext:value-type="float">
            <text:p>-26.5251743938276</text:p>
          </table:table-cell>
          <table:table-cell table:formula="of:=([.L54]-[.G54])/[.G54]*100" office:value-type="string" office:string-value="" calcext:value-type="error">
            <text:p>#DIV/0!</text:p>
          </table:table-cell>
          <table:table-cell office:value-type="string" calcext:value-type="string">
            <text:p>tpss</text:p>
          </table:table-cell>
          <table:table-cell table:number-columns-repeated="37"/>
          <table:table-cell table:style-name="ce102" office:value-type="string" calcext:value-type="string">
            <text:p>tpss</text:p>
          </table:table-cell>
          <table:table-cell office:value-type="float" office:value="0.242143268812839" calcext:value-type="float">
            <text:p>0.242143268812839</text:p>
          </table:table-cell>
          <table:table-cell office:value-type="float" office:value="0.385399956198512" calcext:value-type="float">
            <text:p>0.385399956198512</text:p>
          </table:table-cell>
          <table:table-cell office:value-type="float" office:value="-0.246901751428571" calcext:value-type="float">
            <text:p>-0.246901751428571</text:p>
          </table:table-cell>
          <table:table-cell office:value-type="float" office:value="0.2313767003861" calcext:value-type="float">
            <text:p>0.2313767003861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5038660879668" calcext:value-type="float">
            <text:p>0.15038660879668</text:p>
          </table:table-cell>
          <table:table-cell table:style-name="ce102" office:value-type="float" office:value="0.924782517855022" calcext:value-type="float">
            <text:p>0.924782517855022</text:p>
          </table:table-cell>
          <table:table-cell table:style-name="ce102" office:value-type="float" office:value="-0.76272102" calcext:value-type="float">
            <text:p>-0.76272102</text:p>
          </table:table-cell>
          <table:table-cell table:style-name="ce102" office:value-type="float" office:value="0.126886863327957" calcext:value-type="float">
            <text:p>0.126886863327957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BJ54]-[.BE54])/[.BE54]*100" office:value-type="float" office:value="-37.893541483113" calcext:value-type="float">
            <text:p>-37.893541483113</text:p>
          </table:table-cell>
          <table:table-cell table:style-name="ce67" table:formula="of:=([.BK54]-[.BF54])/[.BF54]*100" office:value-type="float" office:value="139.953975858442" calcext:value-type="float">
            <text:p>139.953975858442</text:p>
          </table:table-cell>
          <table:table-cell table:style-name="ce67" table:formula="of:=([.BL54]-[.BG54])/[.BG54]*100" office:value-type="float" office:value="208.916812289465" calcext:value-type="float">
            <text:p>208.916812289465</text:p>
          </table:table-cell>
          <table:table-cell table:style-name="ce67" table:formula="of:=([.BM54]-[.BH54])/[.BH54]*100" office:value-type="float" office:value="-45.1600515020657" calcext:value-type="float">
            <text:p>-45.1600515020657</text:p>
          </table:table-cell>
          <table:table-cell table:style-name="ce67" table:formula="of:=([.BN54]-[.BI54])/[.BI54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tpssh</text:p>
          </table:table-cell>
          <table:table-cell office:value-type="float" office:value="0.0779391689028444" calcext:value-type="float">
            <text:p>0.077939168902844</text:p>
          </table:table-cell>
          <table:table-cell office:value-type="float" office:value="0.255643051767152" calcext:value-type="float">
            <text:p>0.255643051767152</text:p>
          </table:table-cell>
          <table:table-cell office:value-type="float" office:value="-0.193302664705882" calcext:value-type="float">
            <text:p>-0.193302664705882</text:p>
          </table:table-cell>
          <table:table-cell office:value-type="float" office:value="0.0612845415069457" calcext:value-type="float">
            <text:p>0.061284541506946</text:p>
          </table:table-cell>
          <table:table-cell office:value-type="float" office:value="0" calcext:value-type="float">
            <text:p>0</text:p>
          </table:table-cell>
          <table:table-cell office:value-type="float" office:value="0.0742590135047063" calcext:value-type="float">
            <text:p>0.074259013504706</text:p>
          </table:table-cell>
          <table:table-cell office:value-type="float" office:value="0.27528174514706" calcext:value-type="float">
            <text:p>0.27528174514706</text:p>
          </table:table-cell>
          <table:table-cell office:value-type="float" office:value="-0.212303095882353" calcext:value-type="float">
            <text:p>-0.212303095882353</text:p>
          </table:table-cell>
          <table:table-cell office:value-type="float" office:value="0.0523246976205467" calcext:value-type="float">
            <text:p>0.052324697620547</text:p>
          </table:table-cell>
          <table:table-cell office:value-type="float" office:value="0" calcext:value-type="float">
            <text:p>0</text:p>
          </table:table-cell>
          <table:table-cell table:formula="of:=([.H55]-[.C55])/[.C55]*100" office:value-type="float" office:value="-4.72183043512514" calcext:value-type="float">
            <text:p>-4.72183043512514</text:p>
          </table:table-cell>
          <table:table-cell table:formula="of:=([.I55]-[.D55])/[.D55]*100" office:value-type="float" office:value="7.68207594305968" calcext:value-type="float">
            <text:p>7.68207594305968</text:p>
          </table:table-cell>
          <table:table-cell table:formula="of:=([.J55]-[.E55])/[.E55]*100" office:value-type="float" office:value="9.8293684701041" calcext:value-type="float">
            <text:p>9.8293684701041</text:p>
          </table:table-cell>
          <table:table-cell table:formula="of:=([.K55]-[.F55])/[.F55]*100" office:value-type="float" office:value="-14.6200716625799" calcext:value-type="float">
            <text:p>-14.6200716625799</text:p>
          </table:table-cell>
          <table:table-cell table:formula="of:=([.L55]-[.G55])/[.G55]*100" office:value-type="string" office:string-value="" calcext:value-type="error">
            <text:p>#DIV/0!</text:p>
          </table:table-cell>
          <table:table-cell office:value-type="string" calcext:value-type="string">
            <text:p>tpssh</text:p>
          </table:table-cell>
          <table:table-cell table:number-columns-repeated="37"/>
          <table:table-cell table:style-name="ce102" office:value-type="string" calcext:value-type="string">
            <text:p>tpssh</text:p>
          </table:table-cell>
          <table:table-cell office:value-type="float" office:value="0.246928644718594" calcext:value-type="float">
            <text:p>0.246928644718594</text:p>
          </table:table-cell>
          <table:table-cell office:value-type="float" office:value="0.390792438080013" calcext:value-type="float">
            <text:p>0.390792438080013</text:p>
          </table:table-cell>
          <table:table-cell office:value-type="float" office:value="-0.270625692857143" calcext:value-type="float">
            <text:p>-0.270625692857143</text:p>
          </table:table-cell>
          <table:table-cell office:value-type="float" office:value="0.23695120097729" calcext:value-type="float">
            <text:p>0.23695120097729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5636719896338" calcext:value-type="float">
            <text:p>0.15636719896338</text:p>
          </table:table-cell>
          <table:table-cell table:style-name="ce102" office:value-type="float" office:value="0.929136434135046" calcext:value-type="float">
            <text:p>0.929136434135046</text:p>
          </table:table-cell>
          <table:table-cell table:style-name="ce102" office:value-type="float" office:value="-0.78638438" calcext:value-type="float">
            <text:p>-0.78638438</text:p>
          </table:table-cell>
          <table:table-cell table:style-name="ce102" office:value-type="float" office:value="0.13655789648108" calcext:value-type="float">
            <text:p>0.13655789648108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BJ55]-[.BE55])/[.BE55]*100" office:value-type="float" office:value="-36.6751479393653" calcext:value-type="float">
            <text:p>-36.6751479393653</text:p>
          </table:table-cell>
          <table:table-cell table:style-name="ce67" table:formula="of:=([.BK55]-[.BF55])/[.BF55]*100" office:value-type="float" office:value="137.757014618796" calcext:value-type="float">
            <text:p>137.757014618796</text:p>
          </table:table-cell>
          <table:table-cell table:style-name="ce67" table:formula="of:=([.BL55]-[.BG55])/[.BG55]*100" office:value-type="float" office:value="190.580089309966" calcext:value-type="float">
            <text:p>190.580089309966</text:p>
          </table:table-cell>
          <table:table-cell table:style-name="ce67" table:formula="of:=([.BM55]-[.BH55])/[.BH55]*100" office:value-type="float" office:value="-42.3687679497484" calcext:value-type="float">
            <text:p>-42.3687679497484</text:p>
          </table:table-cell>
          <table:table-cell table:style-name="ce67" table:formula="of:=([.BN55]-[.BI55])/[.BI55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h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b3-lyp</text:p>
          </table:table-cell>
          <table:table-cell office:value-type="float" office:value="0.0811389727982714" calcext:value-type="float">
            <text:p>0.081138972798271</text:p>
          </table:table-cell>
          <table:table-cell office:value-type="float" office:value="0.254938320979363" calcext:value-type="float">
            <text:p>0.254938320979363</text:p>
          </table:table-cell>
          <table:table-cell office:value-type="float" office:value="-0.199965533529412" calcext:value-type="float">
            <text:p>-0.199965533529412</text:p>
          </table:table-cell>
          <table:table-cell office:value-type="float" office:value="0.0644456377370727" calcext:value-type="float">
            <text:p>0.064445637737073</text:p>
          </table:table-cell>
          <table:table-cell office:value-type="float" office:value="0" calcext:value-type="float">
            <text:p>0</text:p>
          </table:table-cell>
          <table:table-cell office:value-type="float" office:value="0.0542346452194149" calcext:value-type="float">
            <text:p>0.054234645219415</text:p>
          </table:table-cell>
          <table:table-cell office:value-type="float" office:value="0.250378896354118" calcext:value-type="float">
            <text:p>0.250378896354118</text:p>
          </table:table-cell>
          <table:table-cell office:value-type="float" office:value="-0.210182021176471" calcext:value-type="float">
            <text:p>-0.210182021176471</text:p>
          </table:table-cell>
          <table:table-cell office:value-type="float" office:value="0.0530548969710102" calcext:value-type="float">
            <text:p>0.05305489697101</text:p>
          </table:table-cell>
          <table:table-cell office:value-type="float" office:value="0" calcext:value-type="float">
            <text:p>0</text:p>
          </table:table-cell>
          <table:table-cell table:formula="of:=([.H56]-[.C56])/[.C56]*100" office:value-type="float" office:value="-33.1583290384343" calcext:value-type="float">
            <text:p>-33.1583290384343</text:p>
          </table:table-cell>
          <table:table-cell table:formula="of:=([.I56]-[.D56])/[.D56]*100" office:value-type="float" office:value="-1.78844224270783" calcext:value-type="float">
            <text:p>-1.78844224270783</text:p>
          </table:table-cell>
          <table:table-cell table:formula="of:=([.J56]-[.E56])/[.E56]*100" office:value-type="float" office:value="5.10912429094003" calcext:value-type="float">
            <text:p>5.10912429094003</text:p>
          </table:table-cell>
          <table:table-cell table:formula="of:=([.K56]-[.F56])/[.F56]*100" office:value-type="float" office:value="-17.6749601152754" calcext:value-type="float">
            <text:p>-17.6749601152754</text:p>
          </table:table-cell>
          <table:table-cell table:formula="of:=([.L56]-[.G56])/[.G56]*100" office:value-type="string" office:string-value="" calcext:value-type="error">
            <text:p>#DIV/0!</text:p>
          </table:table-cell>
          <table:table-cell office:value-type="string" calcext:value-type="string">
            <text:p>b3-lyp</text:p>
          </table:table-cell>
          <table:table-cell table:number-columns-repeated="37"/>
          <table:table-cell table:style-name="ce102" office:value-type="string" calcext:value-type="string">
            <text:p>b3-lyp</text:p>
          </table:table-cell>
          <table:table-cell office:value-type="float" office:value="0.251964511897199" calcext:value-type="float">
            <text:p>0.251964511897199</text:p>
          </table:table-cell>
          <table:table-cell office:value-type="float" office:value="0.397039066701467" calcext:value-type="float">
            <text:p>0.397039066701467</text:p>
          </table:table-cell>
          <table:table-cell office:value-type="float" office:value="-0.287510881428571" calcext:value-type="float">
            <text:p>-0.287510881428571</text:p>
          </table:table-cell>
          <table:table-cell office:value-type="float" office:value="0.234766390073798" calcext:value-type="float">
            <text:p>0.234766390073798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66705192508346" calcext:value-type="float">
            <text:p>0.166705192508346</text:p>
          </table:table-cell>
          <table:table-cell table:style-name="ce102" office:value-type="float" office:value="0.932770739133332" calcext:value-type="float">
            <text:p>0.932770739133332</text:p>
          </table:table-cell>
          <table:table-cell table:style-name="ce102" office:value-type="float" office:value="-0.804236058333333" calcext:value-type="float">
            <text:p>-0.804236058333333</text:p>
          </table:table-cell>
          <table:table-cell table:style-name="ce102" office:value-type="float" office:value="0.143491281411778" calcext:value-type="float">
            <text:p>0.143491281411778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BJ56]-[.BE56])/[.BE56]*100" office:value-type="float" office:value="-33.8378284889733" calcext:value-type="float">
            <text:p>-33.8378284889733</text:p>
          </table:table-cell>
          <table:table-cell table:style-name="ce67" table:formula="of:=([.BK56]-[.BF56])/[.BF56]*100" office:value-type="float" office:value="134.931727722068" calcext:value-type="float">
            <text:p>134.931727722068</text:p>
          </table:table-cell>
          <table:table-cell table:style-name="ce67" table:formula="of:=([.BL56]-[.BG56])/[.BG56]*100" office:value-type="float" office:value="179.723694051954" calcext:value-type="float">
            <text:p>179.723694051954</text:p>
          </table:table-cell>
          <table:table-cell table:style-name="ce67" table:formula="of:=([.BM56]-[.BH56])/[.BH56]*100" office:value-type="float" office:value="-38.8791209139128" calcext:value-type="float">
            <text:p>-38.8791209139128</text:p>
          </table:table-cell>
          <table:table-cell table:style-name="ce67" table:formula="of:=([.BN56]-[.BI56])/[.BI56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b3-lyp</text:p>
          </table:table-cell>
          <table:table-cell table:number-columns-repeated="952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11"/>
          <table:table-cell table:number-columns-repeated="1006"/>
        </table:table-row>
        <table:table-row table:style-name="ro1">
          <table:table-cell/>
          <table:table-cell table:style-name="Default"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table:style-name="Default" table:number-columns-repeated="11"/>
          <table:table-cell table:number-columns-repeated="1006"/>
        </table:table-row>
        <table:table-row table:style-name="ro1">
          <table:table-cell/>
          <table:table-cell table:style-name="Default" office:value-type="string" calcext:value-type="string">
            <text:p>auto_opt_geom1</text:p>
          </table:table-cell>
          <table:table-cell office:value-type="string" calcext:value-type="string">
            <text:p>alpha</text:p>
          </table:table-cell>
          <table:table-cell table:number-columns-repeated="4"/>
          <table:table-cell table:style-name="Default" table:number-columns-repeated="11"/>
          <table:table-cell table:number-columns-repeated="1006"/>
        </table:table-row>
        <table:table-row table:style-name="ro1">
          <table:table-cell table:number-columns-repeated="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number-columns-repeated="4"/>
          <table:table-cell table:style-name="ce85" office:value-type="string" calcext:value-type="string">
            <text:p>% difference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Default" office:value-type="string" calcext:value-type="string">
            <text:p>st diff</text:p>
          </table:table-cell>
          <table:table-cell table:style-name="Default" office:value-type="string" calcext:value-type="string">
            <text:p>ie diff</text:p>
          </table:table-cell>
          <table:table-cell table:style-name="Default" office:value-type="string" calcext:value-type="string">
            <text:p>homo diff</text:p>
          </table:table-cell>
          <table:table-cell table:style-name="Default" office:value-type="string" calcext:value-type="string">
            <text:p>tddft rpa diff</text:p>
          </table:table-cell>
          <table:table-cell table:style-name="Default" office:value-type="string" calcext:value-type="string">
            <text:p>tddft ci diff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f</text:p>
          </table:table-cell>
          <table:table-cell office:value-type="float" office:value="0.0312091840283983" calcext:value-type="float">
            <text:p>0.031209184028398</text:p>
          </table:table-cell>
          <table:table-cell office:value-type="float" office:value="0.192172483365994" calcext:value-type="float">
            <text:p>0.192172483365994</text:p>
          </table:table-cell>
          <table:table-cell office:value-type="float" office:value="-0.267290986470588" calcext:value-type="float">
            <text:p>-0.267290986470588</text:p>
          </table:table-cell>
          <table:table-cell office:value-type="float" office:value="0.0670750871319356" calcext:value-type="float">
            <text:p>0.067075087131936</text:p>
          </table:table-cell>
          <table:table-cell office:value-type="float" office:value="0" calcext:value-type="float">
            <text:p>0</text:p>
          </table:table-cell>
          <table:table-cell office:value-type="float" office:value="-0.478355589495294" calcext:value-type="float">
            <text:p>-0.478355589495294</text:p>
          </table:table-cell>
          <table:table-cell office:value-type="float" office:value="-0.130725222624118" calcext:value-type="float">
            <text:p>-0.130725222624118</text:p>
          </table:table-cell>
          <table:table-cell office:value-type="float" office:value="-0.326738870588235" calcext:value-type="float">
            <text:p>-0.326738870588235</text:p>
          </table:table-cell>
          <table:table-cell office:value-type="float" office:value="0.0111725907596427" calcext:value-type="float">
            <text:p>0.011172590759643</text:p>
          </table:table-cell>
          <table:table-cell office:value-type="float" office:value="0" calcext:value-type="float">
            <text:p>0</text:p>
          </table:table-cell>
          <table:table-cell table:formula="of:=([.H62]-[.C62])/[.C62]*100" office:value-type="float" office:value="-1632.73981485713" calcext:value-type="float">
            <text:p>-1632.73981485713</text:p>
          </table:table-cell>
          <table:table-cell table:formula="of:=([.I62]-[.D62])/[.D62]*100" office:value-type="float" office:value="-168.024943183541" calcext:value-type="float">
            <text:p>-168.024943183541</text:p>
          </table:table-cell>
          <table:table-cell table:formula="of:=([.J62]-[.E62])/[.E62]*100" office:value-type="float" office:value="22.2408861977052" calcext:value-type="float">
            <text:p>22.2408861977052</text:p>
          </table:table-cell>
          <table:table-cell table:formula="of:=([.K62]-[.F62])/[.F62]*100" office:value-type="float" office:value="-83.3431587831315" calcext:value-type="float">
            <text:p>-83.3431587831315</text:p>
          </table:table-cell>
          <table:table-cell table:formula="of:=([.L62]-[.G62])/[.G62]*100" office:value-type="string" office:string-value="" calcext:value-type="error">
            <text:p>#DIV/0!</text:p>
          </table:table-cell>
          <table:table-cell office:value-type="string" calcext:value-type="string">
            <text:p>hf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e</text:p>
          </table:table-cell>
          <table:table-cell office:value-type="float" office:value="0.0773139641330545" calcext:value-type="float">
            <text:p>0.077313964133055</text:p>
          </table:table-cell>
          <table:table-cell office:value-type="float" office:value="0.256608676765381" calcext:value-type="float">
            <text:p>0.256608676765381</text:p>
          </table:table-cell>
          <table:table-cell office:value-type="float" office:value="-0.183329990588235" calcext:value-type="float">
            <text:p>-0.183329990588235</text:p>
          </table:table-cell>
          <table:table-cell office:value-type="float" office:value="0.070911886853256" calcext:value-type="float">
            <text:p>0.070911886853256</text:p>
          </table:table-cell>
          <table:table-cell office:value-type="float" office:value="0" calcext:value-type="float">
            <text:p>0</text:p>
          </table:table-cell>
          <table:table-cell office:value-type="float" office:value="0.0978321511358793" calcext:value-type="float">
            <text:p>0.097832151135879</text:p>
          </table:table-cell>
          <table:table-cell office:value-type="float" office:value="0.396171885946467" calcext:value-type="float">
            <text:p>0.396171885946467</text:p>
          </table:table-cell>
          <table:table-cell office:value-type="float" office:value="-0.310355362352941" calcext:value-type="float">
            <text:p>-0.310355362352941</text:p>
          </table:table-cell>
          <table:table-cell office:value-type="float" office:value="0.0607253862583546" calcext:value-type="float">
            <text:p>0.060725386258355</text:p>
          </table:table-cell>
          <table:table-cell office:value-type="float" office:value="0" calcext:value-type="float">
            <text:p>0</text:p>
          </table:table-cell>
          <table:table-cell table:formula="of:=([.H63]-[.C63])/[.C63]*100" office:value-type="float" office:value="26.5387853706657" calcext:value-type="float">
            <text:p>26.5387853706657</text:p>
          </table:table-cell>
          <table:table-cell table:formula="of:=([.I63]-[.D63])/[.D63]*100" office:value-type="float" office:value="54.3875643412828" calcext:value-type="float">
            <text:p>54.3875643412828</text:p>
          </table:table-cell>
          <table:table-cell table:formula="of:=([.J63]-[.E63])/[.E63]*100" office:value-type="float" office:value="69.2878297528575" calcext:value-type="float">
            <text:p>69.2878297528575</text:p>
          </table:table-cell>
          <table:table-cell table:formula="of:=([.K63]-[.F63])/[.F63]*100" office:value-type="float" office:value="-14.3650113499041" calcext:value-type="float">
            <text:p>-14.3650113499041</text:p>
          </table:table-cell>
          <table:table-cell table:formula="of:=([.L63]-[.G63])/[.G63]*100" office:value-type="string" office:string-value="" calcext:value-type="error">
            <text:p>#DIV/0!</text:p>
          </table:table-cell>
          <table:table-cell office:value-type="string" calcext:value-type="string">
            <text:p>pb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e0</text:p>
          </table:table-cell>
          <table:table-cell office:value-type="float" office:value="0.0798422932425638" calcext:value-type="float">
            <text:p>0.079842293242564</text:p>
          </table:table-cell>
          <table:table-cell office:value-type="float" office:value="0.261374794322592" calcext:value-type="float">
            <text:p>0.261374794322592</text:p>
          </table:table-cell>
          <table:table-cell office:value-type="float" office:value="-0.212058080588235" calcext:value-type="float">
            <text:p>-0.212058080588235</text:p>
          </table:table-cell>
          <table:table-cell office:value-type="float" office:value="0.0625220149480186" calcext:value-type="float">
            <text:p>0.062522014948019</text:p>
          </table:table-cell>
          <table:table-cell office:value-type="float" office:value="0" calcext:value-type="float">
            <text:p>0</text:p>
          </table:table-cell>
          <table:table-cell office:value-type="float" office:value="0.0671537748011772" calcext:value-type="float">
            <text:p>0.067153774801177</text:p>
          </table:table-cell>
          <table:table-cell office:value-type="float" office:value="0.36845823561824" calcext:value-type="float">
            <text:p>0.36845823561824</text:p>
          </table:table-cell>
          <table:table-cell office:value-type="float" office:value="-0.317839439411765" calcext:value-type="float">
            <text:p>-0.317839439411765</text:p>
          </table:table-cell>
          <table:table-cell office:value-type="float" office:value="0.0736504258217178" calcext:value-type="float">
            <text:p>0.073650425821718</text:p>
          </table:table-cell>
          <table:table-cell office:value-type="float" office:value="0" calcext:value-type="float">
            <text:p>0</text:p>
          </table:table-cell>
          <table:table-cell table:formula="of:=([.H64]-[.C64])/[.C64]*100" office:value-type="float" office:value="-15.8919764526783" calcext:value-type="float">
            <text:p>-15.8919764526783</text:p>
          </table:table-cell>
          <table:table-cell table:formula="of:=([.I64]-[.D64])/[.D64]*100" office:value-type="float" office:value="40.9693067662386" calcext:value-type="float">
            <text:p>40.9693067662386</text:p>
          </table:table-cell>
          <table:table-cell table:formula="of:=([.J64]-[.E64])/[.E64]*100" office:value-type="float" office:value="49.8832011164581" calcext:value-type="float">
            <text:p>49.8832011164581</text:p>
          </table:table-cell>
          <table:table-cell table:formula="of:=([.K64]-[.F64])/[.F64]*100" office:value-type="float" office:value="17.7991878268022" calcext:value-type="float">
            <text:p>17.7991878268022</text:p>
          </table:table-cell>
          <table:table-cell table:formula="of:=([.L64]-[.G64])/[.G64]*100" office:value-type="string" office:string-value="" calcext:value-type="error">
            <text:p>#DIV/0!</text:p>
          </table:table-cell>
          <table:table-cell office:value-type="string" calcext:value-type="string">
            <text:p>pbe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pss</text:p>
          </table:table-cell>
          <table:table-cell office:value-type="float" office:value="0.076532820693501" calcext:value-type="float">
            <text:p>0.076532820693501</text:p>
          </table:table-cell>
          <table:table-cell office:value-type="float" office:value="0.253313771746434" calcext:value-type="float">
            <text:p>0.253313771746434</text:p>
          </table:table-cell>
          <table:table-cell office:value-type="float" office:value="-0.181802068235294" calcext:value-type="float">
            <text:p>-0.181802068235294</text:p>
          </table:table-cell>
          <table:table-cell office:value-type="float" office:value="0.0669790097278773" calcext:value-type="float">
            <text:p>0.066979009727877</text:p>
          </table:table-cell>
          <table:table-cell office:value-type="float" office:value="0" calcext:value-type="float">
            <text:p>0</text:p>
          </table:table-cell>
          <table:table-cell office:value-type="float" office:value="0.082958379835878" calcext:value-type="float">
            <text:p>0.082958379835878</text:p>
          </table:table-cell>
          <table:table-cell office:value-type="float" office:value="0.397221922795879" calcext:value-type="float">
            <text:p>0.397221922795879</text:p>
          </table:table-cell>
          <table:table-cell office:value-type="float" office:value="-0.316302914117647" calcext:value-type="float">
            <text:p>-0.316302914117647</text:p>
          </table:table-cell>
          <table:table-cell office:value-type="float" office:value="0.0720194184844228" calcext:value-type="float">
            <text:p>0.072019418484423</text:p>
          </table:table-cell>
          <table:table-cell office:value-type="float" office:value="0" calcext:value-type="float">
            <text:p>0</text:p>
          </table:table-cell>
          <table:table-cell table:formula="of:=([.H65]-[.C65])/[.C65]*100" office:value-type="float" office:value="8.39582166729501" calcext:value-type="float">
            <text:p>8.39582166729501</text:p>
          </table:table-cell>
          <table:table-cell table:formula="of:=([.I65]-[.D65])/[.D65]*100" office:value-type="float" office:value="56.8102358025352" calcext:value-type="float">
            <text:p>56.8102358025352</text:p>
          </table:table-cell>
          <table:table-cell table:formula="of:=([.J65]-[.E65])/[.E65]*100" office:value-type="float" office:value="73.982021870223" calcext:value-type="float">
            <text:p>73.982021870223</text:p>
          </table:table-cell>
          <table:table-cell table:formula="of:=([.K65]-[.F65])/[.F65]*100" office:value-type="float" office:value="7.52535574506656" calcext:value-type="float">
            <text:p>7.52535574506656</text:p>
          </table:table-cell>
          <table:table-cell table:formula="of:=([.L65]-[.G65])/[.G65]*100" office:value-type="string" office:string-value="" calcext:value-type="error">
            <text:p>#DIV/0!</text:p>
          </table:table-cell>
          <table:table-cell office:value-type="string" calcext:value-type="string">
            <text:p>tps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pssh</text:p>
          </table:table-cell>
          <table:table-cell office:value-type="float" office:value="0.0779391689028444" calcext:value-type="float">
            <text:p>0.077939168902844</text:p>
          </table:table-cell>
          <table:table-cell office:value-type="float" office:value="0.255643051767152" calcext:value-type="float">
            <text:p>0.255643051767152</text:p>
          </table:table-cell>
          <table:table-cell office:value-type="float" office:value="-0.193302664705882" calcext:value-type="float">
            <text:p>-0.193302664705882</text:p>
          </table:table-cell>
          <table:table-cell office:value-type="float" office:value="0.0612845415069457" calcext:value-type="float">
            <text:p>0.061284541506946</text:p>
          </table:table-cell>
          <table:table-cell office:value-type="float" office:value="0" calcext:value-type="float">
            <text:p>0</text:p>
          </table:table-cell>
          <table:table-cell office:value-type="float" office:value="0.0650659668670635" calcext:value-type="float">
            <text:p>0.065065966867064</text:p>
          </table:table-cell>
          <table:table-cell office:value-type="float" office:value="0.38180556456353" calcext:value-type="float">
            <text:p>0.38180556456353</text:p>
          </table:table-cell>
          <table:table-cell office:value-type="float" office:value="-0.318490235882353" calcext:value-type="float">
            <text:p>-0.318490235882353</text:p>
          </table:table-cell>
          <table:table-cell office:value-type="float" office:value="0.0722757075504422" calcext:value-type="float">
            <text:p>0.072275707550442</text:p>
          </table:table-cell>
          <table:table-cell office:value-type="float" office:value="0" calcext:value-type="float">
            <text:p>0</text:p>
          </table:table-cell>
          <table:table-cell table:formula="of:=([.H66]-[.C66])/[.C66]*100" office:value-type="float" office:value="-16.5169865383452" calcext:value-type="float">
            <text:p>-16.5169865383452</text:p>
          </table:table-cell>
          <table:table-cell table:formula="of:=([.I66]-[.D66])/[.D66]*100" office:value-type="float" office:value="49.3510431534399" calcext:value-type="float">
            <text:p>49.3510431534399</text:p>
          </table:table-cell>
          <table:table-cell table:formula="of:=([.J66]-[.E66])/[.E66]*100" office:value-type="float" office:value="64.7624653115616" calcext:value-type="float">
            <text:p>64.7624653115616</text:p>
          </table:table-cell>
          <table:table-cell table:formula="of:=([.K66]-[.F66])/[.F66]*100" office:value-type="float" office:value="17.9346467693665" calcext:value-type="float">
            <text:p>17.9346467693665</text:p>
          </table:table-cell>
          <table:table-cell table:formula="of:=([.L66]-[.G66])/[.G66]*100" office:value-type="string" office:string-value="" calcext:value-type="error">
            <text:p>#DIV/0!</text:p>
          </table:table-cell>
          <table:table-cell office:value-type="string" calcext:value-type="string">
            <text:p>tpssh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3-lyp</text:p>
          </table:table-cell>
          <table:table-cell office:value-type="float" office:value="0.0811389727982714" calcext:value-type="float">
            <text:p>0.081138972798271</text:p>
          </table:table-cell>
          <table:table-cell office:value-type="float" office:value="0.254938320979363" calcext:value-type="float">
            <text:p>0.254938320979363</text:p>
          </table:table-cell>
          <table:table-cell office:value-type="float" office:value="-0.199965533529412" calcext:value-type="float">
            <text:p>-0.199965533529412</text:p>
          </table:table-cell>
          <table:table-cell office:value-type="float" office:value="0.0644456377370727" calcext:value-type="float">
            <text:p>0.064445637737073</text:p>
          </table:table-cell>
          <table:table-cell office:value-type="float" office:value="0" calcext:value-type="float">
            <text:p>0</text:p>
          </table:table-cell>
          <table:table-cell office:value-type="float" office:value="-0.0762351743070617" calcext:value-type="float">
            <text:p>-0.076235174307062</text:p>
          </table:table-cell>
          <table:table-cell office:value-type="float" office:value="0.255843727734115" calcext:value-type="float">
            <text:p>0.255843727734115</text:p>
          </table:table-cell>
          <table:table-cell office:value-type="float" office:value="-0.312174889411765" calcext:value-type="float">
            <text:p>-0.312174889411765</text:p>
          </table:table-cell>
          <table:table-cell office:value-type="float" office:value="0.0386430580274655" calcext:value-type="float">
            <text:p>0.038643058027466</text:p>
          </table:table-cell>
          <table:table-cell office:value-type="float" office:value="0" calcext:value-type="float">
            <text:p>0</text:p>
          </table:table-cell>
          <table:table-cell table:formula="of:=([.H67]-[.C67])/[.C67]*100" office:value-type="float" office:value="-193.956297051724" calcext:value-type="float">
            <text:p>-193.956297051724</text:p>
          </table:table-cell>
          <table:table-cell table:formula="of:=([.I67]-[.D67])/[.D67]*100" office:value-type="float" office:value="0.355147374970463" calcext:value-type="float">
            <text:p>0.355147374970463</text:p>
          </table:table-cell>
          <table:table-cell table:formula="of:=([.J67]-[.E67])/[.E67]*100" office:value-type="float" office:value="56.1143482588456" calcext:value-type="float">
            <text:p>56.1143482588456</text:p>
          </table:table-cell>
          <table:table-cell table:formula="of:=([.K67]-[.F67])/[.F67]*100" office:value-type="float" office:value="-40.0377443929989" calcext:value-type="float">
            <text:p>-40.0377443929989</text:p>
          </table:table-cell>
          <table:table-cell table:formula="of:=([.L67]-[.G67])/[.G67]*100" office:value-type="string" office:string-value="" calcext:value-type="error">
            <text:p>#DIV/0!</text:p>
          </table:table-cell>
          <table:table-cell office:value-type="string" calcext:value-type="string">
            <text:p>b3-lyp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11"/>
          <table:table-cell table:number-columns-repeated="1006"/>
        </table:table-row>
        <table:table-row table:style-name="ro1">
          <table:table-cell/>
          <table:table-cell table:style-name="Default"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table:style-name="Default" table:number-columns-repeated="11"/>
          <table:table-cell table:number-columns-repeated="1006"/>
        </table:table-row>
        <table:table-row table:style-name="ro1">
          <table:table-cell/>
          <table:table-cell table:style-name="Default" office:value-type="string" calcext:value-type="string">
            <text:p>auto_opt_pbe0</text:p>
          </table:table-cell>
          <table:table-cell office:value-type="string" calcext:value-type="string">
            <text:p>alpha</text:p>
          </table:table-cell>
          <table:table-cell table:number-columns-repeated="4"/>
          <table:table-cell table:style-name="Default" table:number-columns-repeated="11"/>
          <table:table-cell table:number-columns-repeated="1006"/>
        </table:table-row>
        <table:table-row table:style-name="ro1">
          <table:table-cell table:number-columns-repeated="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number-columns-repeated="4"/>
          <table:table-cell table:style-name="ce85" office:value-type="string" calcext:value-type="string">
            <text:p>% difference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Default" office:value-type="string" calcext:value-type="string">
            <text:p>st diff</text:p>
          </table:table-cell>
          <table:table-cell table:style-name="Default" office:value-type="string" calcext:value-type="string">
            <text:p>ie diff</text:p>
          </table:table-cell>
          <table:table-cell table:style-name="Default" office:value-type="string" calcext:value-type="string">
            <text:p>homo diff</text:p>
          </table:table-cell>
          <table:table-cell table:style-name="Default" office:value-type="string" calcext:value-type="string">
            <text:p>tddft rpa diff</text:p>
          </table:table-cell>
          <table:table-cell table:style-name="Default" office:value-type="string" calcext:value-type="string">
            <text:p>tddft ci diff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f</text:p>
          </table:table-cell>
          <table:table-cell office:value-type="float" office:value="0.0312091840283983" calcext:value-type="float">
            <text:p>0.031209184028398</text:p>
          </table:table-cell>
          <table:table-cell office:value-type="float" office:value="0.192172483365994" calcext:value-type="float">
            <text:p>0.192172483365994</text:p>
          </table:table-cell>
          <table:table-cell office:value-type="float" office:value="-0.267290986470588" calcext:value-type="float">
            <text:p>-0.267290986470588</text:p>
          </table:table-cell>
          <table:table-cell office:value-type="float" office:value="0.0670750871319356" calcext:value-type="float">
            <text:p>0.067075087131936</text:p>
          </table:table-cell>
          <table:table-cell office:value-type="float" office:value="0" calcext:value-type="float">
            <text:p>0</text:p>
          </table:table-cell>
          <table:table-cell office:value-type="float" office:value="-0.157239285731174" calcext:value-type="float">
            <text:p>-0.157239285731174</text:p>
          </table:table-cell>
          <table:table-cell office:value-type="float" office:value="0.0892715253588232" calcext:value-type="float">
            <text:p>0.089271525358823</text:p>
          </table:table-cell>
          <table:table-cell office:value-type="float" office:value="-0.267483209411765" calcext:value-type="float">
            <text:p>-0.267483209411765</text:p>
          </table:table-cell>
          <table:table-cell office:value-type="float" office:value="0.0310438159873998" calcext:value-type="float">
            <text:p>0.0310438159874</text:p>
          </table:table-cell>
          <table:table-cell office:value-type="float" office:value="0" calcext:value-type="float">
            <text:p>0</text:p>
          </table:table-cell>
          <table:table-cell table:formula="of:=([.H73]-[.C73])/[.C73]*100" office:value-type="float" office:value="-603.823764146146" calcext:value-type="float">
            <text:p>-603.823764146146</text:p>
          </table:table-cell>
          <table:table-cell table:formula="of:=([.I73]-[.D73])/[.D73]*100" office:value-type="float" office:value="-53.546145735753" calcext:value-type="float">
            <text:p>-53.546145735753</text:p>
          </table:table-cell>
          <table:table-cell table:formula="of:=([.J73]-[.E73])/[.E73]*100" office:value-type="float" office:value="0.0719152350459603" calcext:value-type="float">
            <text:p>0.07191523504596</text:p>
          </table:table-cell>
          <table:table-cell table:formula="of:=([.K73]-[.F73])/[.F73]*100" office:value-type="float" office:value="-53.7178148925291" calcext:value-type="float">
            <text:p>-53.7178148925291</text:p>
          </table:table-cell>
          <table:table-cell table:formula="of:=([.L73]-[.G73])/[.G73]*100" office:value-type="string" office:string-value="" calcext:value-type="error">
            <text:p>#DIV/0!</text:p>
          </table:table-cell>
          <table:table-cell office:value-type="string" calcext:value-type="string">
            <text:p>hf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e</text:p>
          </table:table-cell>
          <table:table-cell office:value-type="float" office:value="0.0773139641330545" calcext:value-type="float">
            <text:p>0.077313964133055</text:p>
          </table:table-cell>
          <table:table-cell office:value-type="float" office:value="0.256608676765381" calcext:value-type="float">
            <text:p>0.256608676765381</text:p>
          </table:table-cell>
          <table:table-cell office:value-type="float" office:value="-0.183329990588235" calcext:value-type="float">
            <text:p>-0.183329990588235</text:p>
          </table:table-cell>
          <table:table-cell office:value-type="float" office:value="0.070911886853256" calcext:value-type="float">
            <text:p>0.070911886853256</text:p>
          </table:table-cell>
          <table:table-cell office:value-type="float" office:value="0" calcext:value-type="float">
            <text:p>0</text:p>
          </table:table-cell>
          <table:table-cell office:value-type="float" office:value="0.0513950017029412" calcext:value-type="float">
            <text:p>0.051395001702941</text:p>
          </table:table-cell>
          <table:table-cell office:value-type="float" office:value="0.284591020004708" calcext:value-type="float">
            <text:p>0.284591020004708</text:p>
          </table:table-cell>
          <table:table-cell office:value-type="float" office:value="-0.206774072352941" calcext:value-type="float">
            <text:p>-0.206774072352941</text:p>
          </table:table-cell>
          <table:table-cell office:value-type="float" office:value="0.0385756154598304" calcext:value-type="float">
            <text:p>0.03857561545983</text:p>
          </table:table-cell>
          <table:table-cell office:value-type="float" office:value="0" calcext:value-type="float">
            <text:p>0</text:p>
          </table:table-cell>
          <table:table-cell table:formula="of:=([.H74]-[.C74])/[.C74]*100" office:value-type="float" office:value="-33.5242963166495" calcext:value-type="float">
            <text:p>-33.5242963166495</text:p>
          </table:table-cell>
          <table:table-cell table:formula="of:=([.I74]-[.D74])/[.D74]*100" office:value-type="float" office:value="10.9046753960356" calcext:value-type="float">
            <text:p>10.9046753960356</text:p>
          </table:table-cell>
          <table:table-cell table:formula="of:=([.J74]-[.E74])/[.E74]*100" office:value-type="float" office:value="12.7879141265884" calcext:value-type="float">
            <text:p>12.7879141265884</text:p>
          </table:table-cell>
          <table:table-cell table:formula="of:=([.K74]-[.F74])/[.F74]*100" office:value-type="float" office:value="-45.6006359841218" calcext:value-type="float">
            <text:p>-45.6006359841218</text:p>
          </table:table-cell>
          <table:table-cell table:formula="of:=([.L74]-[.G74])/[.G74]*100" office:value-type="string" office:string-value="" calcext:value-type="error">
            <text:p>#DIV/0!</text:p>
          </table:table-cell>
          <table:table-cell office:value-type="string" calcext:value-type="string">
            <text:p>pb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e0</text:p>
          </table:table-cell>
          <table:table-cell office:value-type="float" office:value="0.0798422932425638" calcext:value-type="float">
            <text:p>0.079842293242564</text:p>
          </table:table-cell>
          <table:table-cell office:value-type="float" office:value="0.261374794322592" calcext:value-type="float">
            <text:p>0.261374794322592</text:p>
          </table:table-cell>
          <table:table-cell office:value-type="float" office:value="-0.212058080588235" calcext:value-type="float">
            <text:p>-0.212058080588235</text:p>
          </table:table-cell>
          <table:table-cell office:value-type="float" office:value="0.0625220149480186" calcext:value-type="float">
            <text:p>0.062522014948019</text:p>
          </table:table-cell>
          <table:table-cell office:value-type="float" office:value="0" calcext:value-type="float">
            <text:p>0</text:p>
          </table:table-cell>
          <table:table-cell office:value-type="float" office:value="0.0341021646399984" calcext:value-type="float">
            <text:p>0.034102164639998</text:p>
          </table:table-cell>
          <table:table-cell office:value-type="float" office:value="0.268952935921764" calcext:value-type="float">
            <text:p>0.268952935921764</text:p>
          </table:table-cell>
          <table:table-cell office:value-type="float" office:value="-0.226223890588235" calcext:value-type="float">
            <text:p>-0.226223890588235</text:p>
          </table:table-cell>
          <table:table-cell office:value-type="float" office:value="0.0429740093728906" calcext:value-type="float">
            <text:p>0.042974009372891</text:p>
          </table:table-cell>
          <table:table-cell office:value-type="float" office:value="0" calcext:value-type="float">
            <text:p>0</text:p>
          </table:table-cell>
          <table:table-cell table:formula="of:=([.H75]-[.C75])/[.C75]*100" office:value-type="float" office:value="-57.2880947489888" calcext:value-type="float">
            <text:p>-57.2880947489888</text:p>
          </table:table-cell>
          <table:table-cell table:formula="of:=([.I75]-[.D75])/[.D75]*100" office:value-type="float" office:value="2.89933909610999" calcext:value-type="float">
            <text:p>2.89933909610999</text:p>
          </table:table-cell>
          <table:table-cell table:formula="of:=([.J75]-[.E75])/[.E75]*100" office:value-type="float" office:value="6.6801557199353" calcext:value-type="float">
            <text:p>6.6801557199353</text:p>
          </table:table-cell>
          <table:table-cell table:formula="of:=([.K75]-[.F75])/[.F75]*100" office:value-type="float" office:value="-31.2657958822671" calcext:value-type="float">
            <text:p>-31.2657958822671</text:p>
          </table:table-cell>
          <table:table-cell table:formula="of:=([.L75]-[.G75])/[.G75]*100" office:value-type="string" office:string-value="" calcext:value-type="error">
            <text:p>#DIV/0!</text:p>
          </table:table-cell>
          <table:table-cell office:value-type="string" calcext:value-type="string">
            <text:p>pbe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pss</text:p>
          </table:table-cell>
          <table:table-cell office:value-type="float" office:value="0.076532820693501" calcext:value-type="float">
            <text:p>0.076532820693501</text:p>
          </table:table-cell>
          <table:table-cell office:value-type="float" office:value="0.253313771746434" calcext:value-type="float">
            <text:p>0.253313771746434</text:p>
          </table:table-cell>
          <table:table-cell office:value-type="float" office:value="-0.181802068235294" calcext:value-type="float">
            <text:p>-0.181802068235294</text:p>
          </table:table-cell>
          <table:table-cell office:value-type="float" office:value="0.0669790097278773" calcext:value-type="float">
            <text:p>0.066979009727877</text:p>
          </table:table-cell>
          <table:table-cell office:value-type="float" office:value="0" calcext:value-type="float">
            <text:p>0</text:p>
          </table:table-cell>
          <table:table-cell office:value-type="float" office:value="0.0252992244329366" calcext:value-type="float">
            <text:p>0.025299224432937</text:p>
          </table:table-cell>
          <table:table-cell office:value-type="float" office:value="0.268174994518231" calcext:value-type="float">
            <text:p>0.268174994518231</text:p>
          </table:table-cell>
          <table:table-cell office:value-type="float" office:value="-0.213186262352941" calcext:value-type="float">
            <text:p>-0.213186262352941</text:p>
          </table:table-cell>
          <table:table-cell office:value-type="float" office:value="0.0490226397883898" calcext:value-type="float">
            <text:p>0.04902263978839</text:p>
          </table:table-cell>
          <table:table-cell office:value-type="float" office:value="0" calcext:value-type="float">
            <text:p>0</text:p>
          </table:table-cell>
          <table:table-cell table:formula="of:=([.H76]-[.C76])/[.C76]*100" office:value-type="float" office:value="-66.9433006601768" calcext:value-type="float">
            <text:p>-66.9433006601768</text:p>
          </table:table-cell>
          <table:table-cell table:formula="of:=([.I76]-[.D76])/[.D76]*100" office:value-type="float" office:value="5.86672515644865" calcext:value-type="float">
            <text:p>5.86672515644865</text:p>
          </table:table-cell>
          <table:table-cell table:formula="of:=([.J76]-[.E76])/[.E76]*100" office:value-type="float" office:value="17.2628366785292" calcext:value-type="float">
            <text:p>17.2628366785292</text:p>
          </table:table-cell>
          <table:table-cell table:formula="of:=([.K76]-[.F76])/[.F76]*100" office:value-type="float" office:value="-26.8089510615949" calcext:value-type="float">
            <text:p>-26.8089510615949</text:p>
          </table:table-cell>
          <table:table-cell table:formula="of:=([.L76]-[.G76])/[.G76]*100" office:value-type="string" office:string-value="" calcext:value-type="error">
            <text:p>#DIV/0!</text:p>
          </table:table-cell>
          <table:table-cell office:value-type="string" calcext:value-type="string">
            <text:p>tps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pssh</text:p>
          </table:table-cell>
          <table:table-cell office:value-type="float" office:value="0.0779391689028444" calcext:value-type="float">
            <text:p>0.077939168902844</text:p>
          </table:table-cell>
          <table:table-cell office:value-type="float" office:value="0.255643051767152" calcext:value-type="float">
            <text:p>0.255643051767152</text:p>
          </table:table-cell>
          <table:table-cell office:value-type="float" office:value="-0.193302664705882" calcext:value-type="float">
            <text:p>-0.193302664705882</text:p>
          </table:table-cell>
          <table:table-cell office:value-type="float" office:value="0.0612845415069457" calcext:value-type="float">
            <text:p>0.061284541506946</text:p>
          </table:table-cell>
          <table:table-cell office:value-type="float" office:value="0" calcext:value-type="float">
            <text:p>0</text:p>
          </table:table-cell>
          <table:table-cell office:value-type="float" office:value="0.0208546376041205" calcext:value-type="float">
            <text:p>0.020854637604121</text:p>
          </table:table-cell>
          <table:table-cell office:value-type="float" office:value="0.260975839525297" calcext:value-type="float">
            <text:p>0.260975839525297</text:p>
          </table:table-cell>
          <table:table-cell office:value-type="float" office:value="-0.220129968823529" calcext:value-type="float">
            <text:p>-0.220129968823529</text:p>
          </table:table-cell>
          <table:table-cell office:value-type="float" office:value="0.0484601522360534" calcext:value-type="float">
            <text:p>0.048460152236053</text:p>
          </table:table-cell>
          <table:table-cell office:value-type="float" office:value="0" calcext:value-type="float">
            <text:p>0</text:p>
          </table:table-cell>
          <table:table-cell table:formula="of:=([.H77]-[.C77])/[.C77]*100" office:value-type="float" office:value="-73.2424172624717" calcext:value-type="float">
            <text:p>-73.2424172624717</text:p>
          </table:table-cell>
          <table:table-cell table:formula="of:=([.I77]-[.D77])/[.D77]*100" office:value-type="float" office:value="2.08602882858802" calcext:value-type="float">
            <text:p>2.08602882858802</text:p>
          </table:table-cell>
          <table:table-cell table:formula="of:=([.J77]-[.E77])/[.E77]*100" office:value-type="float" office:value="13.878393326065" calcext:value-type="float">
            <text:p>13.878393326065</text:p>
          </table:table-cell>
          <table:table-cell table:formula="of:=([.K77]-[.F77])/[.F77]*100" office:value-type="float" office:value="-20.9259773436322" calcext:value-type="float">
            <text:p>-20.9259773436322</text:p>
          </table:table-cell>
          <table:table-cell table:formula="of:=([.L77]-[.G77])/[.G77]*100" office:value-type="string" office:string-value="" calcext:value-type="error">
            <text:p>#DIV/0!</text:p>
          </table:table-cell>
          <table:table-cell office:value-type="string" calcext:value-type="string">
            <text:p>tpssh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3-lyp</text:p>
          </table:table-cell>
          <table:table-cell office:value-type="float" office:value="0.0811389727982714" calcext:value-type="float">
            <text:p>0.081138972798271</text:p>
          </table:table-cell>
          <table:table-cell office:value-type="float" office:value="0.254938320979363" calcext:value-type="float">
            <text:p>0.254938320979363</text:p>
          </table:table-cell>
          <table:table-cell office:value-type="float" office:value="-0.199965533529412" calcext:value-type="float">
            <text:p>-0.199965533529412</text:p>
          </table:table-cell>
          <table:table-cell office:value-type="float" office:value="0.0644456377370727" calcext:value-type="float">
            <text:p>0.064445637737073</text:p>
          </table:table-cell>
          <table:table-cell office:value-type="float" office:value="0" calcext:value-type="float">
            <text:p>0</text:p>
          </table:table-cell>
          <table:table-cell office:value-type="float" office:value="-0.0428377447794084" calcext:value-type="float">
            <text:p>-0.042837744779408</text:p>
          </table:table-cell>
          <table:table-cell office:value-type="float" office:value="0.201045311050004" calcext:value-type="float">
            <text:p>0.201045311050004</text:p>
          </table:table-cell>
          <table:table-cell office:value-type="float" office:value="-0.219751737647059" calcext:value-type="float">
            <text:p>-0.219751737647059</text:p>
          </table:table-cell>
          <table:table-cell office:value-type="float" office:value="0.0285530182842241" calcext:value-type="float">
            <text:p>0.028553018284224</text:p>
          </table:table-cell>
          <table:table-cell office:value-type="float" office:value="0" calcext:value-type="float">
            <text:p>0</text:p>
          </table:table-cell>
          <table:table-cell table:formula="of:=([.H78]-[.C78])/[.C78]*100" office:value-type="float" office:value="-152.795522671839" calcext:value-type="float">
            <text:p>-152.795522671839</text:p>
          </table:table-cell>
          <table:table-cell table:formula="of:=([.I78]-[.D78])/[.D78]*100" office:value-type="float" office:value="-21.1396269192977" calcext:value-type="float">
            <text:p>-21.1396269192977</text:p>
          </table:table-cell>
          <table:table-cell table:formula="of:=([.J78]-[.E78])/[.E78]*100" office:value-type="float" office:value="9.89480725423951" calcext:value-type="float">
            <text:p>9.89480725423951</text:p>
          </table:table-cell>
          <table:table-cell table:formula="of:=([.K78]-[.F78])/[.F78]*100" office:value-type="float" office:value="-55.6944127068529" calcext:value-type="float">
            <text:p>-55.6944127068529</text:p>
          </table:table-cell>
          <table:table-cell table:formula="of:=([.L78]-[.G78])/[.G78]*100" office:value-type="string" office:string-value="" calcext:value-type="error">
            <text:p>#DIV/0!</text:p>
          </table:table-cell>
          <table:table-cell office:value-type="string" calcext:value-type="string">
            <text:p>b3-lyp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11"/>
          <table:table-cell table:number-columns-repeated="1006"/>
        </table:table-row>
        <table:table-row table:style-name="ro1">
          <table:table-cell/>
          <table:table-cell table:style-name="Default"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table:style-name="Default" table:number-columns-repeated="11"/>
          <table:table-cell table:number-columns-repeated="1006"/>
        </table:table-row>
        <table:table-row table:style-name="ro1">
          <table:table-cell/>
          <table:table-cell table:style-name="Default" office:value-type="string" calcext:value-type="string">
            <text:p>ps_geom_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erence guess basis</text:p>
          </table:table-cell>
          <table:table-cell table:number-columns-repeated="3"/>
          <table:table-cell table:style-name="Default" table:number-columns-repeated="11"/>
          <table:table-cell table:number-columns-repeated="1006"/>
        </table:table-row>
        <table:table-row table:style-name="ro1">
          <table:table-cell table:number-columns-repeated="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number-columns-repeated="4"/>
          <table:table-cell table:style-name="ce85" office:value-type="string" calcext:value-type="string">
            <text:p>% difference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Default" office:value-type="string" calcext:value-type="string">
            <text:p>st diff</text:p>
          </table:table-cell>
          <table:table-cell table:style-name="Default" office:value-type="string" calcext:value-type="string">
            <text:p>ie diff</text:p>
          </table:table-cell>
          <table:table-cell table:style-name="Default" office:value-type="string" calcext:value-type="string">
            <text:p>homo diff</text:p>
          </table:table-cell>
          <table:table-cell table:style-name="Default" office:value-type="string" calcext:value-type="string">
            <text:p>tddft rpa diff</text:p>
          </table:table-cell>
          <table:table-cell table:style-name="Default" office:value-type="string" calcext:value-type="string">
            <text:p>tddft ci diff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f</text:p>
          </table:table-cell>
          <table:table-cell office:value-type="float" office:value="0.0312091840283983" calcext:value-type="float">
            <text:p>0.031209184028398</text:p>
          </table:table-cell>
          <table:table-cell office:value-type="float" office:value="0.192172483365994" calcext:value-type="float">
            <text:p>0.192172483365994</text:p>
          </table:table-cell>
          <table:table-cell office:value-type="float" office:value="-0.267290986470588" calcext:value-type="float">
            <text:p>-0.267290986470588</text:p>
          </table:table-cell>
          <table:table-cell office:value-type="float" office:value="0.0670750871319356" calcext:value-type="float">
            <text:p>0.067075087131936</text:p>
          </table:table-cell>
          <table:table-cell office:value-type="float" office:value="0" calcext:value-type="float">
            <text:p>0</text:p>
          </table:table-cell>
          <table:table-cell office:value-type="float" office:value="-0.285225764715294" calcext:value-type="float">
            <text:p>-0.285225764715294</text:p>
          </table:table-cell>
          <table:table-cell office:value-type="float" office:value="-0.0115917224558828" calcext:value-type="float">
            <text:p>-0.011591722455883</text:p>
          </table:table-cell>
          <table:table-cell office:value-type="float" office:value="-0.289784188823529" calcext:value-type="float">
            <text:p>-0.289784188823529</text:p>
          </table:table-cell>
          <table:table-cell office:value-type="float" office:value="0.0147557000919761" calcext:value-type="float">
            <text:p>0.014755700091976</text:p>
          </table:table-cell>
          <table:table-cell office:value-type="float" office:value="0" calcext:value-type="float">
            <text:p>0</text:p>
          </table:table-cell>
          <table:table-cell table:formula="of:=([.H84]-[.C84])/[.C84]*100" office:value-type="float" office:value="-1013.91612307376" calcext:value-type="float">
            <text:p>-1013.91612307376</text:p>
          </table:table-cell>
          <table:table-cell table:formula="of:=([.I84]-[.D84])/[.D84]*100" office:value-type="float" office:value="-106.031936650268" calcext:value-type="float">
            <text:p>-106.031936650268</text:p>
          </table:table-cell>
          <table:table-cell table:formula="of:=([.J84]-[.E84])/[.E84]*100" office:value-type="float" office:value="8.41524910733048" calcext:value-type="float">
            <text:p>8.41524910733048</text:p>
          </table:table-cell>
          <table:table-cell table:formula="of:=([.K84]-[.F84])/[.F84]*100" office:value-type="float" office:value="-78.0012211345296" calcext:value-type="float">
            <text:p>-78.0012211345296</text:p>
          </table:table-cell>
          <table:table-cell table:formula="of:=([.L84]-[.G84])/[.G84]*100" office:value-type="string" office:string-value="" calcext:value-type="error">
            <text:p>#DIV/0!</text:p>
          </table:table-cell>
          <table:table-cell office:value-type="string" calcext:value-type="string">
            <text:p>hf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e</text:p>
          </table:table-cell>
          <table:table-cell office:value-type="float" office:value="0.0773139641330545" calcext:value-type="float">
            <text:p>0.077313964133055</text:p>
          </table:table-cell>
          <table:table-cell office:value-type="float" office:value="0.256608676765381" calcext:value-type="float">
            <text:p>0.256608676765381</text:p>
          </table:table-cell>
          <table:table-cell office:value-type="float" office:value="-0.183329990588235" calcext:value-type="float">
            <text:p>-0.183329990588235</text:p>
          </table:table-cell>
          <table:table-cell office:value-type="float" office:value="0.070911886853256" calcext:value-type="float">
            <text:p>0.070911886853256</text:p>
          </table:table-cell>
          <table:table-cell office:value-type="float" office:value="0" calcext:value-type="float">
            <text:p>0</text:p>
          </table:table-cell>
          <table:table-cell office:value-type="float" office:value="0.0343360382335263" calcext:value-type="float">
            <text:p>0.034336038233526</text:p>
          </table:table-cell>
          <table:table-cell office:value-type="float" office:value="0.295359790407645" calcext:value-type="float">
            <text:p>0.295359790407645</text:p>
          </table:table-cell>
          <table:table-cell office:value-type="float" office:value="-0.224202555882353" calcext:value-type="float">
            <text:p>-0.224202555882353</text:p>
          </table:table-cell>
          <table:table-cell office:value-type="float" office:value="0.0377972207667438" calcext:value-type="float">
            <text:p>0.037797220766744</text:p>
          </table:table-cell>
          <table:table-cell office:value-type="float" office:value="0" calcext:value-type="float">
            <text:p>0</text:p>
          </table:table-cell>
          <table:table-cell table:formula="of:=([.H85]-[.C85])/[.C85]*100" office:value-type="float" office:value="-55.5888271691318" calcext:value-type="float">
            <text:p>-55.5888271691318</text:p>
          </table:table-cell>
          <table:table-cell table:formula="of:=([.I85]-[.D85])/[.D85]*100" office:value-type="float" office:value="15.1012483797243" calcext:value-type="float">
            <text:p>15.1012483797243</text:p>
          </table:table-cell>
          <table:table-cell table:formula="of:=([.J85]-[.E85])/[.E85]*100" office:value-type="float" office:value="22.2945330237425" calcext:value-type="float">
            <text:p>22.2945330237425</text:p>
          </table:table-cell>
          <table:table-cell table:formula="of:=([.K85]-[.F85])/[.F85]*100" office:value-type="float" office:value="-46.6983288077487" calcext:value-type="float">
            <text:p>-46.6983288077487</text:p>
          </table:table-cell>
          <table:table-cell table:formula="of:=([.L85]-[.G85])/[.G85]*100" office:value-type="string" office:string-value="" calcext:value-type="error">
            <text:p>#DIV/0!</text:p>
          </table:table-cell>
          <table:table-cell office:value-type="string" calcext:value-type="string">
            <text:p>pb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e0</text:p>
          </table:table-cell>
          <table:table-cell office:value-type="float" office:value="0.0798422932425638" calcext:value-type="float">
            <text:p>0.079842293242564</text:p>
          </table:table-cell>
          <table:table-cell office:value-type="float" office:value="0.261374794322592" calcext:value-type="float">
            <text:p>0.261374794322592</text:p>
          </table:table-cell>
          <table:table-cell office:value-type="float" office:value="-0.212058080588235" calcext:value-type="float">
            <text:p>-0.212058080588235</text:p>
          </table:table-cell>
          <table:table-cell office:value-type="float" office:value="0.0625220149480186" calcext:value-type="float">
            <text:p>0.062522014948019</text:p>
          </table:table-cell>
          <table:table-cell office:value-type="float" office:value="0" calcext:value-type="float">
            <text:p>0</text:p>
          </table:table-cell>
          <table:table-cell office:value-type="float" office:value="0.00256733703882794" calcext:value-type="float">
            <text:p>0.002567337038828</text:p>
          </table:table-cell>
          <table:table-cell office:value-type="float" office:value="0.259368675310004" calcext:value-type="float">
            <text:p>0.259368675310004</text:p>
          </table:table-cell>
          <table:table-cell office:value-type="float" office:value="-0.244346591764706" calcext:value-type="float">
            <text:p>-0.244346591764706</text:p>
          </table:table-cell>
          <table:table-cell office:value-type="float" office:value="0.0423258791596413" calcext:value-type="float">
            <text:p>0.042325879159641</text:p>
          </table:table-cell>
          <table:table-cell office:value-type="float" office:value="0" calcext:value-type="float">
            <text:p>0</text:p>
          </table:table-cell>
          <table:table-cell table:formula="of:=([.H86]-[.C86])/[.C86]*100" office:value-type="float" office:value="-96.7844898554851" calcext:value-type="float">
            <text:p>-96.7844898554851</text:p>
          </table:table-cell>
          <table:table-cell table:formula="of:=([.I86]-[.D86])/[.D86]*100" office:value-type="float" office:value="-0.76752581203834" calcext:value-type="float">
            <text:p>-0.76752581203834</text:p>
          </table:table-cell>
          <table:table-cell table:formula="of:=([.J86]-[.E86])/[.E86]*100" office:value-type="float" office:value="15.2262583377652" calcext:value-type="float">
            <text:p>15.2262583377652</text:p>
          </table:table-cell>
          <table:table-cell table:formula="of:=([.K86]-[.F86])/[.F86]*100" office:value-type="float" office:value="-32.3024390771292" calcext:value-type="float">
            <text:p>-32.3024390771292</text:p>
          </table:table-cell>
          <table:table-cell table:formula="of:=([.L86]-[.G86])/[.G86]*100" office:value-type="string" office:string-value="" calcext:value-type="error">
            <text:p>#DIV/0!</text:p>
          </table:table-cell>
          <table:table-cell office:value-type="string" calcext:value-type="string">
            <text:p>pbe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pss</text:p>
          </table:table-cell>
          <table:table-cell office:value-type="float" office:value="0.076532820693501" calcext:value-type="float">
            <text:p>0.076532820693501</text:p>
          </table:table-cell>
          <table:table-cell office:value-type="float" office:value="0.253313771746434" calcext:value-type="float">
            <text:p>0.253313771746434</text:p>
          </table:table-cell>
          <table:table-cell office:value-type="float" office:value="-0.181802068235294" calcext:value-type="float">
            <text:p>-0.181802068235294</text:p>
          </table:table-cell>
          <table:table-cell office:value-type="float" office:value="0.0669790097278773" calcext:value-type="float">
            <text:p>0.066979009727877</text:p>
          </table:table-cell>
          <table:table-cell office:value-type="float" office:value="0" calcext:value-type="float">
            <text:p>0</text:p>
          </table:table-cell>
          <table:table-cell office:value-type="float" office:value="-0.015134350779995" calcext:value-type="float">
            <text:p>-0.015134350779995</text:p>
          </table:table-cell>
          <table:table-cell office:value-type="float" office:value="0.261811332081766" calcext:value-type="float">
            <text:p>0.261811332081766</text:p>
          </table:table-cell>
          <table:table-cell office:value-type="float" office:value="-0.23096802" calcext:value-type="float">
            <text:p>-0.23096802</text:p>
          </table:table-cell>
          <table:table-cell office:value-type="float" office:value="0.0399872089230002" calcext:value-type="float">
            <text:p>0.039987208923</text:p>
          </table:table-cell>
          <table:table-cell office:value-type="float" office:value="0" calcext:value-type="float">
            <text:p>0</text:p>
          </table:table-cell>
          <table:table-cell table:formula="of:=([.H87]-[.C87])/[.C87]*100" office:value-type="float" office:value="-119.774981038011" calcext:value-type="float">
            <text:p>-119.774981038011</text:p>
          </table:table-cell>
          <table:table-cell table:formula="of:=([.I87]-[.D87])/[.D87]*100" office:value-type="float" office:value="3.35455916065946" calcext:value-type="float">
            <text:p>3.35455916065946</text:p>
          </table:table-cell>
          <table:table-cell table:formula="of:=([.J87]-[.E87])/[.E87]*100" office:value-type="float" office:value="27.0436702079065" calcext:value-type="float">
            <text:p>27.0436702079065</text:p>
          </table:table-cell>
          <table:table-cell table:formula="of:=([.K87]-[.F87])/[.F87]*100" office:value-type="float" office:value="-40.2988950038819" calcext:value-type="float">
            <text:p>-40.2988950038819</text:p>
          </table:table-cell>
          <table:table-cell table:formula="of:=([.L87]-[.G87])/[.G87]*100" office:value-type="string" office:string-value="" calcext:value-type="error">
            <text:p>#DIV/0!</text:p>
          </table:table-cell>
          <table:table-cell office:value-type="string" calcext:value-type="string">
            <text:p>tps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pssh</text:p>
          </table:table-cell>
          <table:table-cell office:value-type="float" office:value="0.0779391689028444" calcext:value-type="float">
            <text:p>0.077939168902844</text:p>
          </table:table-cell>
          <table:table-cell office:value-type="float" office:value="0.255643051767152" calcext:value-type="float">
            <text:p>0.255643051767152</text:p>
          </table:table-cell>
          <table:table-cell office:value-type="float" office:value="-0.193302664705882" calcext:value-type="float">
            <text:p>-0.193302664705882</text:p>
          </table:table-cell>
          <table:table-cell office:value-type="float" office:value="0.0612845415069457" calcext:value-type="float">
            <text:p>0.061284541506946</text:p>
          </table:table-cell>
          <table:table-cell office:value-type="float" office:value="0" calcext:value-type="float">
            <text:p>0</text:p>
          </table:table-cell>
          <table:table-cell office:value-type="float" office:value="-0.0374051556300028" calcext:value-type="float">
            <text:p>-0.037405155630003</text:p>
          </table:table-cell>
          <table:table-cell office:value-type="float" office:value="0.241340651637646" calcext:value-type="float">
            <text:p>0.241340651637646</text:p>
          </table:table-cell>
          <table:table-cell office:value-type="float" office:value="-0.238101012941177" calcext:value-type="float">
            <text:p>-0.238101012941177</text:p>
          </table:table-cell>
          <table:table-cell office:value-type="float" office:value="0.0382972838757972" calcext:value-type="float">
            <text:p>0.038297283875797</text:p>
          </table:table-cell>
          <table:table-cell office:value-type="float" office:value="0" calcext:value-type="float">
            <text:p>0</text:p>
          </table:table-cell>
          <table:table-cell table:formula="of:=([.H88]-[.C88])/[.C88]*100" office:value-type="float" office:value="-147.992756603077" calcext:value-type="float">
            <text:p>-147.992756603077</text:p>
          </table:table-cell>
          <table:table-cell table:formula="of:=([.I88]-[.D88])/[.D88]*100" office:value-type="float" office:value="-5.59467586959222" calcext:value-type="float">
            <text:p>-5.59467586959222</text:p>
          </table:table-cell>
          <table:table-cell table:formula="of:=([.J88]-[.E88])/[.E88]*100" office:value-type="float" office:value="23.175235738968" calcext:value-type="float">
            <text:p>23.175235738968</text:p>
          </table:table-cell>
          <table:table-cell table:formula="of:=([.K88]-[.F88])/[.F88]*100" office:value-type="float" office:value="-37.5090635679199" calcext:value-type="float">
            <text:p>-37.5090635679199</text:p>
          </table:table-cell>
          <table:table-cell table:formula="of:=([.L88]-[.G88])/[.G88]*100" office:value-type="string" office:string-value="" calcext:value-type="error">
            <text:p>#DIV/0!</text:p>
          </table:table-cell>
          <table:table-cell office:value-type="string" calcext:value-type="string">
            <text:p>tpssh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3-lyp</text:p>
          </table:table-cell>
          <table:table-cell office:value-type="float" office:value="0.0811389727982714" calcext:value-type="float">
            <text:p>0.081138972798271</text:p>
          </table:table-cell>
          <table:table-cell office:value-type="float" office:value="0.254938320979363" calcext:value-type="float">
            <text:p>0.254938320979363</text:p>
          </table:table-cell>
          <table:table-cell office:value-type="float" office:value="-0.199965533529412" calcext:value-type="float">
            <text:p>-0.199965533529412</text:p>
          </table:table-cell>
          <table:table-cell office:value-type="float" office:value="0.0644456377370727" calcext:value-type="float">
            <text:p>0.064445637737073</text:p>
          </table:table-cell>
          <table:table-cell office:value-type="float" office:value="0" calcext:value-type="float">
            <text:p>0</text:p>
          </table:table-cell>
          <table:table-cell office:value-type="float" office:value="-0.107848805430589" calcext:value-type="float">
            <text:p>-0.107848805430589</text:p>
          </table:table-cell>
          <table:table-cell office:value-type="float" office:value="0.167101458561765" calcext:value-type="float">
            <text:p>0.167101458561765</text:p>
          </table:table-cell>
          <table:table-cell office:value-type="float" office:value="-0.238454682941176" calcext:value-type="float">
            <text:p>-0.238454682941176</text:p>
          </table:table-cell>
          <table:table-cell office:value-type="float" office:value="0.0182711431817654" calcext:value-type="float">
            <text:p>0.018271143181765</text:p>
          </table:table-cell>
          <table:table-cell office:value-type="float" office:value="0" calcext:value-type="float">
            <text:p>0</text:p>
          </table:table-cell>
          <table:table-cell table:formula="of:=([.H89]-[.C89])/[.C89]*100" office:value-type="float" office:value="-232.918623087236" calcext:value-type="float">
            <text:p>-232.918623087236</text:p>
          </table:table-cell>
          <table:table-cell table:formula="of:=([.I89]-[.D89])/[.D89]*100" office:value-type="float" office:value="-34.4541621205344" calcext:value-type="float">
            <text:p>-34.4541621205344</text:p>
          </table:table-cell>
          <table:table-cell table:formula="of:=([.J89]-[.E89])/[.E89]*100" office:value-type="float" office:value="19.2478917403548" calcext:value-type="float">
            <text:p>19.2478917403548</text:p>
          </table:table-cell>
          <table:table-cell table:formula="of:=([.K89]-[.F89])/[.F89]*100" office:value-type="float" office:value="-71.648751066273" calcext:value-type="float">
            <text:p>-71.648751066273</text:p>
          </table:table-cell>
          <table:table-cell table:formula="of:=([.L89]-[.G89])/[.G89]*100" office:value-type="string" office:string-value="" calcext:value-type="error">
            <text:p>#DIV/0!</text:p>
          </table:table-cell>
          <table:table-cell office:value-type="string" calcext:value-type="string">
            <text:p>b3-lyp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11"/>
          <table:table-cell table:number-columns-repeated="1006"/>
        </table:table-row>
        <table:table-row table:style-name="ro1">
          <table:table-cell/>
          <table:table-cell table:style-name="Default"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table:style-name="Default" table:number-columns-repeated="11"/>
          <table:table-cell table:number-columns-repeated="1006"/>
        </table:table-row>
        <table:table-row table:style-name="ro1">
          <table:table-cell/>
          <table:table-cell table:style-name="Default" office:value-type="string" calcext:value-type="string">
            <text:p>basis_alpha_all_1</text:p>
          </table:table-cell>
          <table:table-cell office:value-type="string" calcext:value-type="string">
            <text:p>alpha</text:p>
          </table:table-cell>
          <table:table-cell table:number-columns-repeated="4"/>
          <table:table-cell table:style-name="Default" table:number-columns-repeated="11"/>
          <table:table-cell table:number-columns-repeated="1006"/>
        </table:table-row>
        <table:table-row table:style-name="ro1">
          <table:table-cell table:number-columns-repeated="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number-columns-repeated="4"/>
          <table:table-cell table:style-name="ce85" office:value-type="string" calcext:value-type="string">
            <text:p>% difference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Default" office:value-type="string" calcext:value-type="string">
            <text:p>st diff</text:p>
          </table:table-cell>
          <table:table-cell table:style-name="Default" office:value-type="string" calcext:value-type="string">
            <text:p>ie diff</text:p>
          </table:table-cell>
          <table:table-cell table:style-name="Default" office:value-type="string" calcext:value-type="string">
            <text:p>homo diff</text:p>
          </table:table-cell>
          <table:table-cell table:style-name="Default" office:value-type="string" calcext:value-type="string">
            <text:p>tddft rpa diff</text:p>
          </table:table-cell>
          <table:table-cell table:style-name="Default" office:value-type="string" calcext:value-type="string">
            <text:p>tddft ci diff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f</text:p>
          </table:table-cell>
          <table:table-cell office:value-type="float" office:value="0.0312091840283983" calcext:value-type="float">
            <text:p>0.031209184028398</text:p>
          </table:table-cell>
          <table:table-cell office:value-type="float" office:value="0.192172483365994" calcext:value-type="float">
            <text:p>0.192172483365994</text:p>
          </table:table-cell>
          <table:table-cell office:value-type="float" office:value="-0.267290986470588" calcext:value-type="float">
            <text:p>-0.267290986470588</text:p>
          </table:table-cell>
          <table:table-cell office:value-type="float" office:value="0.0670750871319356" calcext:value-type="float">
            <text:p>0.067075087131936</text:p>
          </table:table-cell>
          <table:table-cell office:value-type="float" office:value="0" calcext:value-type="float">
            <text:p>0</text:p>
          </table:table-cell>
          <table:table-cell office:value-type="float" office:value="0.0861312234035292" calcext:value-type="float">
            <text:p>0.086131223403529</text:p>
          </table:table-cell>
          <table:table-cell office:value-type="float" office:value="-0.0753780022594122" calcext:value-type="float">
            <text:p>-0.075378002259412</text:p>
          </table:table-cell>
          <table:table-cell office:value-type="float" office:value="0.0615310188235294" calcext:value-type="float">
            <text:p>0.061531018823529</text:p>
          </table:table-cell>
          <table:table-cell office:value-type="float" office:value="0.0696630451827368" calcext:value-type="float">
            <text:p>0.069663045182737</text:p>
          </table:table-cell>
          <table:table-cell office:value-type="float" office:value="0" calcext:value-type="float">
            <text:p>0</text:p>
          </table:table-cell>
          <table:table-cell table:formula="of:=([.H95]-[.C95])/[.C95]*100" office:value-type="float" office:value="175.980375921253" calcext:value-type="float">
            <text:p>175.980375921253</text:p>
          </table:table-cell>
          <table:table-cell table:formula="of:=([.I95]-[.D95])/[.D95]*100" office:value-type="float" office:value="-139.224139137472" calcext:value-type="float">
            <text:p>-139.224139137472</text:p>
          </table:table-cell>
          <table:table-cell table:formula="of:=([.J95]-[.E95])/[.E95]*100" office:value-type="float" office:value="-123.02023709666" calcext:value-type="float">
            <text:p>-123.02023709666</text:p>
          </table:table-cell>
          <table:table-cell table:formula="of:=([.K95]-[.F95])/[.F95]*100" office:value-type="float" office:value="3.85829994631351" calcext:value-type="float">
            <text:p>3.85829994631351</text:p>
          </table:table-cell>
          <table:table-cell table:formula="of:=([.L95]-[.G95])/[.G95]*100" office:value-type="string" office:string-value="" calcext:value-type="error">
            <text:p>#DIV/0!</text:p>
          </table:table-cell>
          <table:table-cell office:value-type="string" calcext:value-type="string">
            <text:p>hf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e</text:p>
          </table:table-cell>
          <table:table-cell office:value-type="float" office:value="0.0773139641330545" calcext:value-type="float">
            <text:p>0.077313964133055</text:p>
          </table:table-cell>
          <table:table-cell office:value-type="float" office:value="0.256608676765381" calcext:value-type="float">
            <text:p>0.256608676765381</text:p>
          </table:table-cell>
          <table:table-cell office:value-type="float" office:value="-0.183329990588235" calcext:value-type="float">
            <text:p>-0.183329990588235</text:p>
          </table:table-cell>
          <table:table-cell office:value-type="float" office:value="0.070911886853256" calcext:value-type="float">
            <text:p>0.070911886853256</text:p>
          </table:table-cell>
          <table:table-cell office:value-type="float" office:value="0" calcext:value-type="float">
            <text:p>0</text:p>
          </table:table-cell>
          <table:table-cell office:value-type="float" office:value="0.0791445729688236" calcext:value-type="float">
            <text:p>0.079144572968824</text:p>
          </table:table-cell>
          <table:table-cell office:value-type="float" office:value="-0.00924544103058822" calcext:value-type="float">
            <text:p>-0.009245441030588</text:p>
          </table:table-cell>
          <table:table-cell office:value-type="float" office:value="0.0724783664705883" calcext:value-type="float">
            <text:p>0.072478366470588</text:p>
          </table:table-cell>
          <table:table-cell office:value-type="float" office:value="0.0723595734714756" calcext:value-type="float">
            <text:p>0.072359573471476</text:p>
          </table:table-cell>
          <table:table-cell office:value-type="float" office:value="0" calcext:value-type="float">
            <text:p>0</text:p>
          </table:table-cell>
          <table:table-cell table:formula="of:=([.H96]-[.C96])/[.C96]*100" office:value-type="float" office:value="2.36775963604543" calcext:value-type="float">
            <text:p>2.36775963604543</text:p>
          </table:table-cell>
          <table:table-cell table:formula="of:=([.I96]-[.D96])/[.D96]*100" office:value-type="float" office:value="-103.602933909769" calcext:value-type="float">
            <text:p>-103.602933909769</text:p>
          </table:table-cell>
          <table:table-cell table:formula="of:=([.J96]-[.E96])/[.E96]*100" office:value-type="float" office:value="-139.534375274898" calcext:value-type="float">
            <text:p>-139.534375274898</text:p>
          </table:table-cell>
          <table:table-cell table:formula="of:=([.K96]-[.F96])/[.F96]*100" office:value-type="float" office:value="2.04152883594174" calcext:value-type="float">
            <text:p>2.04152883594174</text:p>
          </table:table-cell>
          <table:table-cell table:formula="of:=([.L96]-[.G96])/[.G96]*100" office:value-type="string" office:string-value="" calcext:value-type="error">
            <text:p>#DIV/0!</text:p>
          </table:table-cell>
          <table:table-cell office:value-type="string" calcext:value-type="string">
            <text:p>pb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e0</text:p>
          </table:table-cell>
          <table:table-cell office:value-type="float" office:value="0.0798422932425638" calcext:value-type="float">
            <text:p>0.079842293242564</text:p>
          </table:table-cell>
          <table:table-cell office:value-type="float" office:value="0.261374794322592" calcext:value-type="float">
            <text:p>0.261374794322592</text:p>
          </table:table-cell>
          <table:table-cell office:value-type="float" office:value="-0.212058080588235" calcext:value-type="float">
            <text:p>-0.212058080588235</text:p>
          </table:table-cell>
          <table:table-cell office:value-type="float" office:value="0.0625220149480186" calcext:value-type="float">
            <text:p>0.062522014948019</text:p>
          </table:table-cell>
          <table:table-cell office:value-type="float" office:value="0" calcext:value-type="float">
            <text:p>0</text:p>
          </table:table-cell>
          <table:table-cell office:value-type="float" office:value="0.0845993190523529" calcext:value-type="float">
            <text:p>0.084599319052353</text:p>
          </table:table-cell>
          <table:table-cell office:value-type="float" office:value="-0.017849964372353" calcext:value-type="float">
            <text:p>-0.017849964372353</text:p>
          </table:table-cell>
          <table:table-cell office:value-type="float" office:value="0.0643423958823529" calcext:value-type="float">
            <text:p>0.064342395882353</text:p>
          </table:table-cell>
          <table:table-cell office:value-type="float" office:value="0.0723679866591692" calcext:value-type="float">
            <text:p>0.072367986659169</text:p>
          </table:table-cell>
          <table:table-cell office:value-type="float" office:value="0" calcext:value-type="float">
            <text:p>0</text:p>
          </table:table-cell>
          <table:table-cell table:formula="of:=([.H97]-[.C97])/[.C97]*100" office:value-type="float" office:value="5.95802752726187" calcext:value-type="float">
            <text:p>5.95802752726187</text:p>
          </table:table-cell>
          <table:table-cell table:formula="of:=([.I97]-[.D97])/[.D97]*100" office:value-type="float" office:value="-106.82926003581" calcext:value-type="float">
            <text:p>-106.82926003581</text:p>
          </table:table-cell>
          <table:table-cell table:formula="of:=([.J97]-[.E97])/[.E97]*100" office:value-type="float" office:value="-130.341874124236" calcext:value-type="float">
            <text:p>-130.341874124236</text:p>
          </table:table-cell>
          <table:table-cell table:formula="of:=([.K97]-[.F97])/[.F97]*100" office:value-type="float" office:value="15.748007672716" calcext:value-type="float">
            <text:p>15.748007672716</text:p>
          </table:table-cell>
          <table:table-cell table:formula="of:=([.L97]-[.G97])/[.G97]*100" office:value-type="string" office:string-value="" calcext:value-type="error">
            <text:p>#DIV/0!</text:p>
          </table:table-cell>
          <table:table-cell office:value-type="string" calcext:value-type="string">
            <text:p>pbe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pss</text:p>
          </table:table-cell>
          <table:table-cell office:value-type="float" office:value="0.076532820693501" calcext:value-type="float">
            <text:p>0.076532820693501</text:p>
          </table:table-cell>
          <table:table-cell office:value-type="float" office:value="0.253313771746434" calcext:value-type="float">
            <text:p>0.253313771746434</text:p>
          </table:table-cell>
          <table:table-cell office:value-type="float" office:value="-0.181802068235294" calcext:value-type="float">
            <text:p>-0.181802068235294</text:p>
          </table:table-cell>
          <table:table-cell office:value-type="float" office:value="0.0669790097278773" calcext:value-type="float">
            <text:p>0.066979009727877</text:p>
          </table:table-cell>
          <table:table-cell office:value-type="float" office:value="0" calcext:value-type="float">
            <text:p>0</text:p>
          </table:table-cell>
          <table:table-cell office:value-type="float" office:value="0.0797366859970589" calcext:value-type="float">
            <text:p>0.079736685997059</text:p>
          </table:table-cell>
          <table:table-cell office:value-type="float" office:value="-0.0114222998517647" calcext:value-type="float">
            <text:p>-0.011422299851765</text:p>
          </table:table-cell>
          <table:table-cell office:value-type="float" office:value="0.0715078847058824" calcext:value-type="float">
            <text:p>0.071507884705882</text:p>
          </table:table-cell>
          <table:table-cell office:value-type="float" office:value="0.0636224002628351" calcext:value-type="float">
            <text:p>0.063622400262835</text:p>
          </table:table-cell>
          <table:table-cell office:value-type="float" office:value="0" calcext:value-type="float">
            <text:p>0</text:p>
          </table:table-cell>
          <table:table-cell table:formula="of:=([.H98]-[.C98])/[.C98]*100" office:value-type="float" office:value="4.18626319339351" calcext:value-type="float">
            <text:p>4.18626319339351</text:p>
          </table:table-cell>
          <table:table-cell table:formula="of:=([.I98]-[.D98])/[.D98]*100" office:value-type="float" office:value="-104.509150755214" calcext:value-type="float">
            <text:p>-104.509150755214</text:p>
          </table:table-cell>
          <table:table-cell table:formula="of:=([.J98]-[.E98])/[.E98]*100" office:value-type="float" office:value="-139.332822448056" calcext:value-type="float">
            <text:p>-139.332822448056</text:p>
          </table:table-cell>
          <table:table-cell table:formula="of:=([.K98]-[.F98])/[.F98]*100" office:value-type="float" office:value="-5.01143489382636" calcext:value-type="float">
            <text:p>-5.01143489382636</text:p>
          </table:table-cell>
          <table:table-cell table:formula="of:=([.L98]-[.G98])/[.G98]*100" office:value-type="string" office:string-value="" calcext:value-type="error">
            <text:p>#DIV/0!</text:p>
          </table:table-cell>
          <table:table-cell office:value-type="string" calcext:value-type="string">
            <text:p>tps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pssh</text:p>
          </table:table-cell>
          <table:table-cell office:value-type="float" office:value="0.0779391689028444" calcext:value-type="float">
            <text:p>0.077939168902844</text:p>
          </table:table-cell>
          <table:table-cell office:value-type="float" office:value="0.255643051767152" calcext:value-type="float">
            <text:p>0.255643051767152</text:p>
          </table:table-cell>
          <table:table-cell office:value-type="float" office:value="-0.193302664705882" calcext:value-type="float">
            <text:p>-0.193302664705882</text:p>
          </table:table-cell>
          <table:table-cell office:value-type="float" office:value="0.0612845415069457" calcext:value-type="float">
            <text:p>0.061284541506946</text:p>
          </table:table-cell>
          <table:table-cell office:value-type="float" office:value="0" calcext:value-type="float">
            <text:p>0</text:p>
          </table:table-cell>
          <table:table-cell office:value-type="float" office:value="0.0807397664382353" calcext:value-type="float">
            <text:p>0.080739766438235</text:p>
          </table:table-cell>
          <table:table-cell office:value-type="float" office:value="-0.0147111224176471" calcext:value-type="float">
            <text:p>-0.014711122417647</text:p>
          </table:table-cell>
          <table:table-cell office:value-type="float" office:value="0.0683628570588235" calcext:value-type="float">
            <text:p>0.068362857058824</text:p>
          </table:table-cell>
          <table:table-cell office:value-type="float" office:value="0.0638513819259766" calcext:value-type="float">
            <text:p>0.063851381925977</text:p>
          </table:table-cell>
          <table:table-cell office:value-type="float" office:value="0" calcext:value-type="float">
            <text:p>0</text:p>
          </table:table-cell>
          <table:table-cell table:formula="of:=([.H99]-[.C99])/[.C99]*100" office:value-type="float" office:value="3.59331203400694" calcext:value-type="float">
            <text:p>3.59331203400694</text:p>
          </table:table-cell>
          <table:table-cell table:formula="of:=([.I99]-[.D99])/[.D99]*100" office:value-type="float" office:value="-105.75455593882" calcext:value-type="float">
            <text:p>-105.75455593882</text:p>
          </table:table-cell>
          <table:table-cell table:formula="of:=([.J99]-[.E99])/[.E99]*100" office:value-type="float" office:value="-135.365708570464" calcext:value-type="float">
            <text:p>-135.365708570464</text:p>
          </table:table-cell>
          <table:table-cell table:formula="of:=([.K99]-[.F99])/[.F99]*100" office:value-type="float" office:value="4.18839785028005" calcext:value-type="float">
            <text:p>4.18839785028005</text:p>
          </table:table-cell>
          <table:table-cell table:formula="of:=([.L99]-[.G99])/[.G99]*100" office:value-type="string" office:string-value="" calcext:value-type="error">
            <text:p>#DIV/0!</text:p>
          </table:table-cell>
          <table:table-cell office:value-type="string" calcext:value-type="string">
            <text:p>tpssh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3-lyp</text:p>
          </table:table-cell>
          <table:table-cell office:value-type="float" office:value="0.0811389727982714" calcext:value-type="float">
            <text:p>0.081138972798271</text:p>
          </table:table-cell>
          <table:table-cell office:value-type="float" office:value="0.254938320979363" calcext:value-type="float">
            <text:p>0.254938320979363</text:p>
          </table:table-cell>
          <table:table-cell office:value-type="float" office:value="-0.199965533529412" calcext:value-type="float">
            <text:p>-0.199965533529412</text:p>
          </table:table-cell>
          <table:table-cell office:value-type="float" office:value="0.0644456377370727" calcext:value-type="float">
            <text:p>0.064445637737073</text:p>
          </table:table-cell>
          <table:table-cell office:value-type="float" office:value="0" calcext:value-type="float">
            <text:p>0</text:p>
          </table:table-cell>
          <table:table-cell office:value-type="float" office:value="0.0815896457335295" calcext:value-type="float">
            <text:p>0.08158964573353</text:p>
          </table:table-cell>
          <table:table-cell office:value-type="float" office:value="-0.0214345705741176" calcext:value-type="float">
            <text:p>-0.021434570574118</text:p>
          </table:table-cell>
          <table:table-cell office:value-type="float" office:value="0.0713168188235294" calcext:value-type="float">
            <text:p>0.071316818823529</text:p>
          </table:table-cell>
          <table:table-cell office:value-type="float" office:value="0.0724163548196831" calcext:value-type="float">
            <text:p>0.072416354819683</text:p>
          </table:table-cell>
          <table:table-cell office:value-type="float" office:value="0" calcext:value-type="float">
            <text:p>0</text:p>
          </table:table-cell>
          <table:table-cell table:formula="of:=([.H100]-[.C100])/[.C100]*100" office:value-type="float" office:value="0.555433375251834" calcext:value-type="float">
            <text:p>0.555433375251834</text:p>
          </table:table-cell>
          <table:table-cell table:formula="of:=([.I100]-[.D100])/[.D100]*100" office:value-type="float" office:value="-108.407747604117" calcext:value-type="float">
            <text:p>-108.407747604117</text:p>
          </table:table-cell>
          <table:table-cell table:formula="of:=([.J100]-[.E100])/[.E100]*100" office:value-type="float" office:value="-135.664555568542" calcext:value-type="float">
            <text:p>-135.664555568542</text:p>
          </table:table-cell>
          <table:table-cell table:formula="of:=([.K100]-[.F100])/[.F100]*100" office:value-type="float" office:value="12.3681250779604" calcext:value-type="float">
            <text:p>12.3681250779604</text:p>
          </table:table-cell>
          <table:table-cell table:formula="of:=([.L100]-[.G100])/[.G100]*100" office:value-type="string" office:string-value="" calcext:value-type="error">
            <text:p>#DIV/0!</text:p>
          </table:table-cell>
          <table:table-cell office:value-type="string" calcext:value-type="string">
            <text:p>b3-lyp</text:p>
          </table:table-cell>
          <table:table-cell table:number-columns-repeated="1006"/>
        </table:table-row>
      </table:table>
      <table:table table:name="cages" table:style-name="ta1">
        <table:shapes>
          <draw:frame draw:z-index="0" draw:style-name="gr1" draw:text-style-name="P1" svg:width="159.99mm" svg:height="89.99mm" svg:x="394.79mm" svg:y="10.72mm">
            <draw:object draw:notify-on-update-of-ranges="cages.U27:cages.U46 cages.V27:cages.V46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48"/>
        <table:table-column table:style-name="co1" table:number-columns-repeated="10" table:default-cell-style-name="Default"/>
        <table:table-row table:style-name="ro1">
          <table:table-cell table:style-name="ce128" office:value-type="string" calcext:value-type="string">
            <text:p>PAOLA GEOM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Excitations</text:p>
          </table:table-cell>
          <table:table-cell table:number-columns-repeated="21"/>
        </table:table-row>
        <table:table-row table:style-name="ro1">
          <table:table-cell/>
          <table:table-cell table:style-name="ce85" office:value-type="string" calcext:value-type="string">
            <text:p>excitation</text:p>
          </table:table-cell>
          <table:table-cell table:style-name="ce85" office:value-type="string" calcext:value-type="string">
            <text:p>lambda (nm)</text:p>
          </table:table-cell>
          <table:table-cell table:style-name="ce85" office:value-type="string" calcext:value-type="string">
            <text:p>contributions</text:p>
          </table:table-cell>
          <table:table-cell table:style-name="ce85" table:number-columns-repeated="6"/>
          <table:table-cell table:number-columns-repeated="13"/>
        </table:table-row>
        <table:table-row table:style-name="ro1">
          <table:table-cell/>
          <table:table-cell table:style-name="ce85" table:number-columns-repeated="2"/>
          <table:table-cell table:style-name="ce85" office:value-type="string" calcext:value-type="string">
            <text:p>occ orb</text:p>
          </table:table-cell>
          <table:table-cell table:style-name="ce85" table:number-columns-repeated="2"/>
          <table:table-cell table:style-name="ce85" office:value-type="string" calcext:value-type="string">
            <text:p>virt orb</text:p>
          </table:table-cell>
          <table:table-cell table:style-name="ce85" table:number-columns-repeated="2"/>
          <table:table-cell table:style-name="ce85" office:value-type="string" calcext:value-type="string">
            <text:p>%</text:p>
          </table:table-cell>
          <table:table-cell/>
          <table:table-cell office:value-type="string" calcext:value-type="string">
            <text:p>Combined % contribution of Co orbs</text:p>
          </table:table-cell>
          <table:table-cell/>
          <table:table-cell office:value-type="string" calcext:value-type="string">
            <text:p>Occ Orbs with copper density: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/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63.387" calcext:value-type="float">
            <text:p>1063.387</text:p>
          </table:table-cell>
          <table:table-cell table:style-name="ce141" office:value-type="float" office:value="259" calcext:value-type="float">
            <text:p>259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46" calcext:value-type="float">
            <text:p>46</text:p>
          </table:table-cell>
          <table:table-cell table:style-name="ce128"/>
          <table:table-cell table:style-name="ce74" table:formula="of:=[.J6]+[.J7]+[.J10]" office:value-type="float" office:value="78.5" calcext:value-type="float">
            <text:p>78.5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a bit, shared with lower pi</text:p>
          </table:table-cell>
          <table:table-cell table:number-columns-repeated="8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58" calcext:value-type="float">
            <text:p>258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8" calcext:value-type="float">
            <text:p>28</text:p>
          </table:table-cell>
          <table:table-cell table:style-name="ce128"/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a bit, shared with lower pi</text:p>
          </table:table-cell>
          <table:table-cell table:number-columns-repeated="8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67" calcext:value-type="float">
            <text:p>267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9.2" calcext:value-type="float">
            <text:p>9.2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60" calcext:value-type="float">
            <text:p>260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4.5" calcext:value-type="float">
            <text:p>4.5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42" calcext:value-type="float">
            <text:p>242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4.5" calcext:value-type="float">
            <text:p>4.5</text:p>
          </table:table-cell>
          <table:table-cell table:style-name="ce128"/>
          <table:table-cell table:number-columns-repeated="2"/>
          <table:table-cell office:value-type="float" office:value="249" calcext:value-type="float">
            <text:p>249</text:p>
          </table:table-cell>
          <table:table-cell office:value-type="string" calcext:value-type="string">
            <text:p>tiny bit, shared with upper pi</text:p>
          </table:table-cell>
          <table:table-cell table:number-columns-repeated="8"/>
        </table:table-row>
        <table:table-row table:style-name="ro1">
          <table:table-cell/>
          <table:table-cell table:style-name="ce73" table:number-columns-repeated="11"/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lot, shared a bit with upper oxygen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21.96" calcext:value-type="float">
            <text:p>1021.96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tiny bit, shared with upper pi</text:p>
          </table:table-cell>
          <table:table-cell table:number-columns-repeated="8"/>
        </table:table-row>
        <table:table-row table:style-name="ro1">
          <table:table-cell/>
          <table:table-cell table:style-name="ce73" table:number-columns-repeated="11"/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tiny bit, shared with upper pi</text:p>
          </table:table-cell>
          <table:table-cell table:number-columns-repeated="8"/>
        </table:table-row>
        <table:table-row table:style-name="ro1">
          <table:table-cell/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965.761" calcext:value-type="float">
            <text:p>965.761</text:p>
          </table:table-cell>
          <table:table-cell table:style-name="ce141" office:value-type="float" office:value="267" calcext:value-type="float">
            <text:p>267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65.9" calcext:value-type="float">
            <text:p>65.9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lot, shared a bit with upper oxygen</text:p>
          </table:table-cell>
          <table:table-cell table:number-columns-repeated="8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66" calcext:value-type="float">
            <text:p>266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6.5" calcext:value-type="float">
            <text:p>26.5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tiny bit, shared with upper pi</text:p>
          </table:table-cell>
          <table:table-cell table:number-columns-repeated="8"/>
        </table:table-row>
        <table:table-row table:style-name="ro1">
          <table:table-cell/>
          <table:table-cell table:style-name="ce73" table:number-columns-repeated="11"/>
          <table:table-cell/>
          <table:table-cell office:value-type="string" calcext:value-type="string">
            <text:p>down to 2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14.562" calcext:value-type="float">
            <text:p>914.56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66.5" calcext:value-type="float">
            <text:p>66.5</text:p>
          </table:table-cell>
          <table:table-cell/>
          <table:table-cell office:value-type="float" office:value="3.3" calcext:value-type="float">
            <text:p>3.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1.6" calcext:value-type="float">
            <text:p>21.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3.3" calcext:value-type="float">
            <text:p>3.3</text:p>
          </table:table-cell>
          <table:table-cell table:style-name="ce128"/>
          <table:table-cell table:number-columns-repeated="12"/>
        </table:table-row>
        <table:table-row table:style-name="ro1">
          <table:table-cell/>
          <table:table-cell table:style-name="ce73" table:number-columns-repeated="11"/>
          <table:table-cell table:number-columns-repeated="11"/>
        </table:table-row>
        <table:table-row table:style-name="ro1">
          <table:table-cell/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854.243" calcext:value-type="float">
            <text:p>854.243</text:p>
          </table:table-cell>
          <table:table-cell table:style-name="ce141" office:value-type="float" office:value="254" calcext:value-type="float">
            <text:p>25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61.9" calcext:value-type="float">
            <text:p>61.9</text:p>
          </table:table-cell>
          <table:table-cell table:style-name="ce128"/>
          <table:table-cell table:style-name="ce74" office:value-type="float" office:value="61.9" calcext:value-type="float">
            <text:p>61.9</text:p>
          </table:table-cell>
          <table:table-cell table:number-columns-repeated="11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64" calcext:value-type="float">
            <text:p>26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2.7" calcext:value-type="float">
            <text:p>22.7</text:p>
          </table:table-cell>
          <table:table-cell table:number-columns-repeated="13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65" calcext:value-type="float">
            <text:p>265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7.3" calcext:value-type="float">
            <text:p>7.3</text:p>
          </table:table-cell>
          <table:table-cell table:number-columns-repeated="13"/>
        </table:table-row>
        <table:table-row table:style-name="ro1">
          <table:table-cell/>
          <table:table-cell table:style-name="ce73" table:number-columns-repeated="11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38.101" calcext:value-type="float">
            <text:p>838.10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60.2" calcext:value-type="float">
            <text:p>60.2</text:p>
          </table:table-cell>
          <table:table-cell/>
          <table:table-cell office:value-type="float" office:value="15.7" calcext:value-type="float">
            <text:p>15.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72" calcext:value-type="float">
            <text:p>2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17.1" calcext:value-type="float">
            <text:p>17.1</text:p>
          </table:table-cell>
          <table:table-cell table:number-columns-repeated="5"/>
          <table:table-cell office:value-type="string" calcext:value-type="string">
            <text:p>exc</text:p>
          </table:table-cell>
          <table:table-cell/>
          <table:table-cell office:value-type="string" calcext:value-type="string">
            <text:p>E h</text:p>
          </table:table-cell>
          <table:table-cell office:value-type="string" calcext:value-type="string">
            <text:p>E ev</text:p>
          </table:table-cell>
          <table:table-cell office:value-type="string" calcext:value-type="string">
            <text:p>E cm-1</text:p>
          </table:table-cell>
          <table:table-cell office:value-type="string" calcext:value-type="string">
            <text:p>E nm</text:p>
          </table:table-cell>
          <table:table-cell office:value-type="string" calcext:value-type="string">
            <text:p>osc vel</text:p>
          </table:table-cell>
          <table:table-cell office:value-type="string" calcext:value-type="string">
            <text:p>osc len</text:p>
          </table:table-cell>
        </table:table-row>
        <table:table-row table:style-name="ro1"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15.7" calcext:value-type="float">
            <text:p>15.7</text:p>
          </table:table-cell>
          <table:table-cell table:style-name="ce128"/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8212" calcext:value-type="float">
            <text:p>0.008212</text:p>
          </table:table-cell>
          <table:table-cell office:value-type="float" office:value="0.22345" calcext:value-type="float">
            <text:p>0.22345</text:p>
          </table:table-cell>
          <table:table-cell office:value-type="float" office:value="1802.221" calcext:value-type="float">
            <text:p>1802.221</text:p>
          </table:table-cell>
          <table:table-cell office:value-type="float" office:value="5548.71" calcext:value-type="float">
            <text:p>5548.71</text:p>
          </table:table-cell>
          <table:table-cell office:value-type="float" office:value="1.16299653" calcext:value-type="float">
            <text:p>1.16299653</text:p>
          </table:table-cell>
          <table:table-cell office:value-type="float" office:value="0.00463892" calcext:value-type="float">
            <text:p>0.00463892</text:p>
          </table:table-cell>
        </table:table-row>
        <table:table-row table:style-name="ro1">
          <table:table-cell/>
          <table:table-cell table:style-name="ce73" table:number-columns-repeated="11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.024057" calcext:value-type="float">
            <text:p>0.024057</text:p>
          </table:table-cell>
          <table:table-cell office:value-type="float" office:value="0.65462" calcext:value-type="float">
            <text:p>0.65462</text:p>
          </table:table-cell>
          <table:table-cell office:value-type="float" office:value="5279.898" calcext:value-type="float">
            <text:p>5279.898</text:p>
          </table:table-cell>
          <table:table-cell office:value-type="float" office:value="1893.976" calcext:value-type="float">
            <text:p>1893.976</text:p>
          </table:table-cell>
          <table:table-cell office:value-type="float" office:value="1.42488162" calcext:value-type="float">
            <text:p>1.42488162</text:p>
          </table:table-cell>
          <table:table-cell office:value-type="float" office:value="0.06008835" calcext:value-type="float">
            <text:p>0.06008835</text:p>
          </table:table-cell>
        </table:table-row>
        <table:table-row table:style-name="ro1">
          <table:table-cell/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828.4" calcext:value-type="float">
            <text:p>828.4</text:p>
          </table:table-cell>
          <table:table-cell table:style-name="ce141" office:value-type="float" office:value="265" calcext:value-type="float">
            <text:p>265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72.5" calcext:value-type="float">
            <text:p>72.5</text:p>
          </table:table-cell>
          <table:table-cell/>
          <table:table-cell table:formula="of:=[.J30]+[.J31]+[.J32]" office:value-type="float" office:value="20" calcext:value-type="float">
            <text:p>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.026317" calcext:value-type="float">
            <text:p>0.026317</text:p>
          </table:table-cell>
          <table:table-cell office:value-type="float" office:value="0.71612" calcext:value-type="float">
            <text:p>0.71612</text:p>
          </table:table-cell>
          <table:table-cell office:value-type="float" office:value="5775.895" calcext:value-type="float">
            <text:p>5775.895</text:p>
          </table:table-cell>
          <table:table-cell office:value-type="float" office:value="1731.333" calcext:value-type="float">
            <text:p>1731.333</text:p>
          </table:table-cell>
          <table:table-cell office:value-type="float" office:value="0.0022366" calcext:value-type="float">
            <text:p>0.0022366</text:p>
          </table:table-cell>
          <table:table-cell office:value-type="float" office:value="0.00050476" calcext:value-type="float">
            <text:p>0.00050476</text:p>
          </table:table-cell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54" calcext:value-type="float">
            <text:p>25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8.4" calcext:value-type="float">
            <text:p>8.4</text:p>
          </table:table-cell>
          <table:table-cell table:style-name="ce128"/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0.033725" calcext:value-type="float">
            <text:p>0.033725</text:p>
          </table:table-cell>
          <table:table-cell office:value-type="float" office:value="0.91771" calcext:value-type="float">
            <text:p>0.91771</text:p>
          </table:table-cell>
          <table:table-cell office:value-type="float" office:value="7401.851" calcext:value-type="float">
            <text:p>7401.851</text:p>
          </table:table-cell>
          <table:table-cell office:value-type="float" office:value="1351.013" calcext:value-type="float">
            <text:p>1351.013</text:p>
          </table:table-cell>
          <table:table-cell office:value-type="float" office:value="0.02184158" calcext:value-type="float">
            <text:p>0.02184158</text:p>
          </table:table-cell>
          <table:table-cell office:value-type="float" office:value="0.00254531" calcext:value-type="float">
            <text:p>0.00254531</text:p>
          </table:table-cell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48" calcext:value-type="float">
            <text:p>248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6.4" calcext:value-type="float">
            <text:p>6.4</text:p>
          </table:table-cell>
          <table:table-cell table:style-name="ce128"/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0.042847" calcext:value-type="float">
            <text:p>0.042847</text:p>
          </table:table-cell>
          <table:table-cell office:value-type="float" office:value="1.16594" calcext:value-type="float">
            <text:p>1.16594</text:p>
          </table:table-cell>
          <table:table-cell office:value-type="float" office:value="9403.917" calcext:value-type="float">
            <text:p>9403.917</text:p>
          </table:table-cell>
          <table:table-cell office:value-type="float" office:value="1063.387" calcext:value-type="float">
            <text:p>1063.387</text:p>
          </table:table-cell>
          <table:table-cell office:value-type="float" office:value="0.00243514" calcext:value-type="float">
            <text:p>0.00243514</text:p>
          </table:table-cell>
          <table:table-cell office:value-type="float" office:value="0.00184441" calcext:value-type="float">
            <text:p>0.00184441</text:p>
          </table:table-cell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51" calcext:value-type="float">
            <text:p>251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5.2" calcext:value-type="float">
            <text:p>5.2</text:p>
          </table:table-cell>
          <table:table-cell table:style-name="ce128"/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0.044584" calcext:value-type="float">
            <text:p>0.044584</text:p>
          </table:table-cell>
          <table:table-cell office:value-type="float" office:value="1.2132" calcext:value-type="float">
            <text:p>1.2132</text:p>
          </table:table-cell>
          <table:table-cell office:value-type="float" office:value="9785.12" calcext:value-type="float">
            <text:p>9785.12</text:p>
          </table:table-cell>
          <table:table-cell office:value-type="float" office:value="1021.96" calcext:value-type="float">
            <text:p>1021.96</text:p>
          </table:table-cell>
          <table:table-cell office:value-type="float" office:value="0.01448218" calcext:value-type="float">
            <text:p>0.01448218</text:p>
          </table:table-cell>
          <table:table-cell office:value-type="float" office:value="0.00387325" calcext:value-type="float">
            <text:p>0.00387325</text:p>
          </table:table-cell>
        </table:table-row>
        <table:table-row table:style-name="ro1">
          <table:table-cell/>
          <table:table-cell table:style-name="ce73" table:number-columns-repeated="11"/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0.047179" calcext:value-type="float">
            <text:p>0.047179</text:p>
          </table:table-cell>
          <table:table-cell office:value-type="float" office:value="1.2838" calcext:value-type="float">
            <text:p>1.2838</text:p>
          </table:table-cell>
          <table:table-cell office:value-type="float" office:value="10354.527" calcext:value-type="float">
            <text:p>10354.527</text:p>
          </table:table-cell>
          <table:table-cell office:value-type="float" office:value="965.761" calcext:value-type="float">
            <text:p>965.761</text:p>
          </table:table-cell>
          <table:table-cell office:value-type="float" office:value="0.02118036" calcext:value-type="float">
            <text:p>0.02118036</text:p>
          </table:table-cell>
          <table:table-cell office:value-type="float" office:value="0.00321942" calcext:value-type="float">
            <text:p>0.0032194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03.387" calcext:value-type="float">
            <text:p>803.387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50.6" calcext:value-type="float">
            <text:p>50.6</text:p>
          </table:table-cell>
          <table:table-cell/>
          <table:table-cell table:formula="of:=[.J35]+[.J37]+[.J38]+[.J40]+[.J41]" office:value-type="float" office:value="34.5" calcext:value-type="float">
            <text:p>34.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0.04982" calcext:value-type="float">
            <text:p>0.04982</text:p>
          </table:table-cell>
          <table:table-cell office:value-type="float" office:value="1.35567" calcext:value-type="float">
            <text:p>1.35567</text:p>
          </table:table-cell>
          <table:table-cell office:value-type="float" office:value="10934.191" calcext:value-type="float">
            <text:p>10934.191</text:p>
          </table:table-cell>
          <table:table-cell office:value-type="float" office:value="914.562" calcext:value-type="float">
            <text:p>914.562</text:p>
          </table:table-cell>
          <table:table-cell office:value-type="float" office:value="0.01581323" calcext:value-type="float">
            <text:p>0.01581323</text:p>
          </table:table-cell>
          <table:table-cell office:value-type="float" office:value="0.00609301" calcext:value-type="float">
            <text:p>0.00609301</text:p>
          </table:table-cell>
        </table:table-row>
        <table:table-row table:style-name="ro1"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.1" calcext:value-type="float">
            <text:p>27.1</text:p>
          </table:table-cell>
          <table:table-cell table:style-name="ce128"/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0.053338" calcext:value-type="float">
            <text:p>0.053338</text:p>
          </table:table-cell>
          <table:table-cell office:value-type="float" office:value="1.45139" calcext:value-type="float">
            <text:p>1.45139</text:p>
          </table:table-cell>
          <table:table-cell office:value-type="float" office:value="11706.274" calcext:value-type="float">
            <text:p>11706.274</text:p>
          </table:table-cell>
          <table:table-cell office:value-type="float" office:value="854.243" calcext:value-type="float">
            <text:p>854.243</text:p>
          </table:table-cell>
          <table:table-cell office:value-type="float" office:value="0.03758562" calcext:value-type="float">
            <text:p>0.03758562</text:p>
          </table:table-cell>
          <table:table-cell office:value-type="float" office:value="0.02074971" calcext:value-type="float">
            <text:p>0.02074971</text:p>
          </table:table-cell>
        </table:table-row>
        <table:table-row table:style-name="ro1"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3.7" calcext:value-type="float">
            <text:p>3.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0.054365" calcext:value-type="float">
            <text:p>0.054365</text:p>
          </table:table-cell>
          <table:table-cell office:value-type="float" office:value="1.47935" calcext:value-type="float">
            <text:p>1.47935</text:p>
          </table:table-cell>
          <table:table-cell office:value-type="float" office:value="11931.738" calcext:value-type="float">
            <text:p>11931.738</text:p>
          </table:table-cell>
          <table:table-cell office:value-type="float" office:value="838.101" calcext:value-type="float">
            <text:p>838.101</text:p>
          </table:table-cell>
          <table:table-cell office:value-type="float" office:value="0.72324056" calcext:value-type="float">
            <text:p>0.72324056</text:p>
          </table:table-cell>
          <table:table-cell office:value-type="float" office:value="0.37242498" calcext:value-type="float">
            <text:p>0.37242498</text:p>
          </table:table-cell>
        </table:table-row>
        <table:table-row table:style-name="ro1"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3.5" calcext:value-type="float">
            <text:p>3.5</text:p>
          </table:table-cell>
          <table:table-cell table:style-name="ce128"/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0.055002" calcext:value-type="float">
            <text:p>0.055002</text:p>
          </table:table-cell>
          <table:table-cell office:value-type="float" office:value="1.49667" calcext:value-type="float">
            <text:p>1.49667</text:p>
          </table:table-cell>
          <table:table-cell office:value-type="float" office:value="12071.469" calcext:value-type="float">
            <text:p>12071.469</text:p>
          </table:table-cell>
          <table:table-cell office:value-type="float" office:value="828.4" calcext:value-type="float">
            <text:p>828.4</text:p>
          </table:table-cell>
          <table:table-cell office:value-type="float" office:value="0.04813241" calcext:value-type="float">
            <text:p>0.04813241</text:p>
          </table:table-cell>
          <table:table-cell office:value-type="float" office:value="0.02081904" calcext:value-type="float">
            <text:p>0.02081904</text:p>
          </table:table-cell>
        </table:table-row>
        <table:table-row table:style-name="ro1"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.4" calcext:value-type="float">
            <text:p>2.4</text:p>
          </table:table-cell>
          <table:table-cell table:style-name="ce128"/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float" office:value="0.056714" calcext:value-type="float">
            <text:p>0.056714</text:p>
          </table:table-cell>
          <table:table-cell office:value-type="float" office:value="1.54327" calcext:value-type="float">
            <text:p>1.54327</text:p>
          </table:table-cell>
          <table:table-cell office:value-type="float" office:value="12447.305" calcext:value-type="float">
            <text:p>12447.305</text:p>
          </table:table-cell>
          <table:table-cell office:value-type="float" office:value="803.387" calcext:value-type="float">
            <text:p>803.387</text:p>
          </table:table-cell>
          <table:table-cell office:value-type="float" office:value="2.02854734" calcext:value-type="float">
            <text:p>2.02854734</text:p>
          </table:table-cell>
          <table:table-cell office:value-type="float" office:value="1.13591157" calcext:value-type="float">
            <text:p>1.13591157</text:p>
          </table:table-cell>
        </table:table-row>
        <table:table-row table:style-name="ro1">
          <table:table-cell table:number-columns-repeated="3"/>
          <table:table-cell office:value-type="float" office:value="270" calcext:value-type="float">
            <text:p>2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0.05871" calcext:value-type="float">
            <text:p>0.05871</text:p>
          </table:table-cell>
          <table:table-cell office:value-type="float" office:value="1.59758" calcext:value-type="float">
            <text:p>1.59758</text:p>
          </table:table-cell>
          <table:table-cell office:value-type="float" office:value="12885.362" calcext:value-type="float">
            <text:p>12885.362</text:p>
          </table:table-cell>
          <table:table-cell office:value-type="float" office:value="776.074" calcext:value-type="float">
            <text:p>776.074</text:p>
          </table:table-cell>
          <table:table-cell office:value-type="float" office:value="0.55647146" calcext:value-type="float">
            <text:p>0.55647146</text:p>
          </table:table-cell>
          <table:table-cell office:value-type="float" office:value="0.33497221" calcext:value-type="float">
            <text:p>0.33497221</text:p>
          </table:table-cell>
        </table:table-row>
        <table:table-row table:style-name="ro1"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0.8" calcext:value-type="float">
            <text:p>0.8</text:p>
          </table:table-cell>
          <table:table-cell table:style-name="ce128"/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0.084356" calcext:value-type="float">
            <text:p>0.084356</text:p>
          </table:table-cell>
          <table:table-cell office:value-type="float" office:value="2.29544" calcext:value-type="float">
            <text:p>2.29544</text:p>
          </table:table-cell>
          <table:table-cell office:value-type="float" office:value="18514.005" calcext:value-type="float">
            <text:p>18514.005</text:p>
          </table:table-cell>
          <table:table-cell office:value-type="float" office:value="540.132" calcext:value-type="float">
            <text:p>540.132</text:p>
          </table:table-cell>
          <table:table-cell office:value-type="float" office:value="0.00005932" calcext:value-type="float">
            <text:p>5.932E-05</text:p>
          </table:table-cell>
          <table:table-cell office:value-type="float" office:value="0.00028966" calcext:value-type="float">
            <text:p>0.00028966</text:p>
          </table:table-cell>
        </table:table-row>
        <table:table-row table:style-name="ro1"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0.7" calcext:value-type="float">
            <text:p>0.7</text:p>
          </table:table-cell>
          <table:table-cell table:style-name="ce128"/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0.085643" calcext:value-type="float">
            <text:p>0.085643</text:p>
          </table:table-cell>
          <table:table-cell office:value-type="float" office:value="2.33046" calcext:value-type="float">
            <text:p>2.33046</text:p>
          </table:table-cell>
          <table:table-cell office:value-type="float" office:value="18796.413" calcext:value-type="float">
            <text:p>18796.413</text:p>
          </table:table-cell>
          <table:table-cell office:value-type="float" office:value="532.016" calcext:value-type="float">
            <text:p>532.016</text:p>
          </table:table-cell>
          <table:table-cell office:value-type="float" office:value="0.00254377" calcext:value-type="float">
            <text:p>0.00254377</text:p>
          </table:table-cell>
          <table:table-cell office:value-type="float" office:value="0.00423719" calcext:value-type="float">
            <text:p>0.00423719</text:p>
          </table:table-cell>
        </table:table-row>
        <table:table-row table:style-name="ro1">
          <table:table-cell/>
          <table:table-cell table:style-name="ce73" table:number-columns-repeated="11"/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0.091537" calcext:value-type="float">
            <text:p>0.091537</text:p>
          </table:table-cell>
          <table:table-cell office:value-type="float" office:value="2.49086" calcext:value-type="float">
            <text:p>2.49086</text:p>
          </table:table-cell>
          <table:table-cell office:value-type="float" office:value="20090.113" calcext:value-type="float">
            <text:p>20090.113</text:p>
          </table:table-cell>
          <table:table-cell office:value-type="float" office:value="497.757" calcext:value-type="float">
            <text:p>497.757</text:p>
          </table:table-cell>
          <table:table-cell office:value-type="float" office:value="0.00027145" calcext:value-type="float">
            <text:p>0.00027145</text:p>
          </table:table-cell>
          <table:table-cell office:value-type="float" office:value="0.00241609" calcext:value-type="float">
            <text:p>0.00241609</text:p>
          </table:table-cell>
        </table:table-row>
        <table:table-row table:style-name="ro1">
          <table:table-cell/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776.074" calcext:value-type="float">
            <text:p>776.074</text:p>
          </table:table-cell>
          <table:table-cell table:style-name="ce141" office:value-type="float" office:value="251" calcext:value-type="float">
            <text:p>251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5.7" calcext:value-type="float">
            <text:p>25.7</text:p>
          </table:table-cell>
          <table:table-cell table:style-name="ce128"/>
          <table:table-cell table:formula="of:=[.J43]+[.J44]+[.J48]" office:value-type="float" office:value="48.8" calcext:value-type="float">
            <text:p>48.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float" office:value="0.093778" calcext:value-type="float">
            <text:p>0.093778</text:p>
          </table:table-cell>
          <table:table-cell office:value-type="float" office:value="2.55182" calcext:value-type="float">
            <text:p>2.55182</text:p>
          </table:table-cell>
          <table:table-cell office:value-type="float" office:value="20581.827" calcext:value-type="float">
            <text:p>20581.827</text:p>
          </table:table-cell>
          <table:table-cell office:value-type="float" office:value="485.866" calcext:value-type="float">
            <text:p>485.866</text:p>
          </table:table-cell>
          <table:table-cell office:value-type="float" office:value="0.00263302" calcext:value-type="float">
            <text:p>0.00263302</text:p>
          </table:table-cell>
          <table:table-cell office:value-type="float" office:value="0.0099206" calcext:value-type="float">
            <text:p>0.0099206</text:p>
          </table:table-cell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48" calcext:value-type="float">
            <text:p>248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0.6" calcext:value-type="float">
            <text:p>20.6</text:p>
          </table:table-cell>
          <table:table-cell table:style-name="ce128"/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float" office:value="0.104629" calcext:value-type="float">
            <text:p>0.104629</text:p>
          </table:table-cell>
          <table:table-cell office:value-type="float" office:value="2.8471" calcext:value-type="float">
            <text:p>2.8471</text:p>
          </table:table-cell>
          <table:table-cell office:value-type="float" office:value="22963.443" calcext:value-type="float">
            <text:p>22963.443</text:p>
          </table:table-cell>
          <table:table-cell office:value-type="float" office:value="435.475" calcext:value-type="float">
            <text:p>435.475</text:p>
          </table:table-cell>
          <table:table-cell office:value-type="float" office:value="0.02973746" calcext:value-type="float">
            <text:p>0.02973746</text:p>
          </table:table-cell>
          <table:table-cell office:value-type="float" office:value="0.02711632" calcext:value-type="float">
            <text:p>0.02711632</text:p>
          </table:table-cell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65" calcext:value-type="float">
            <text:p>265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15.9" calcext:value-type="float">
            <text:p>15.9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float" office:value="0.107606" calcext:value-type="float">
            <text:p>0.107606</text:p>
          </table:table-cell>
          <table:table-cell office:value-type="float" office:value="2.92811" calcext:value-type="float">
            <text:p>2.92811</text:p>
          </table:table-cell>
          <table:table-cell office:value-type="float" office:value="23616.788" calcext:value-type="float">
            <text:p>23616.788</text:p>
          </table:table-cell>
          <table:table-cell office:value-type="float" office:value="423.428" calcext:value-type="float">
            <text:p>423.428</text:p>
          </table:table-cell>
          <table:table-cell office:value-type="float" office:value="0.00063317" calcext:value-type="float">
            <text:p>0.00063317</text:p>
          </table:table-cell>
          <table:table-cell office:value-type="float" office:value="0.00192868" calcext:value-type="float">
            <text:p>0.00192868</text:p>
          </table:table-cell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72" calcext:value-type="float">
            <text:p>272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14.1" calcext:value-type="float">
            <text:p>14.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0.11332" calcext:value-type="float">
            <text:p>0.11332</text:p>
          </table:table-cell>
          <table:table-cell office:value-type="float" office:value="3.08359" calcext:value-type="float">
            <text:p>3.08359</text:p>
          </table:table-cell>
          <table:table-cell office:value-type="float" office:value="24870.858" calcext:value-type="float">
            <text:p>24870.858</text:p>
          </table:table-cell>
          <table:table-cell office:value-type="float" office:value="402.077" calcext:value-type="float">
            <text:p>402.077</text:p>
          </table:table-cell>
          <table:table-cell office:value-type="float" office:value="0.00157288" calcext:value-type="float">
            <text:p>0.00157288</text:p>
          </table:table-cell>
          <table:table-cell office:value-type="float" office:value="0.00733113" calcext:value-type="float">
            <text:p>0.00733113</text:p>
          </table:table-cell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64" calcext:value-type="float">
            <text:p>26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12.1" calcext:value-type="float">
            <text:p>12.1</text:p>
          </table:table-cell>
          <table:table-cell table:number-columns-repeated="13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47" calcext:value-type="float">
            <text:p>247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.5" calcext:value-type="float">
            <text:p>2.5</text:p>
          </table:table-cell>
          <table:table-cell table:style-name="ce128"/>
          <table:table-cell table:number-columns-repeated="12"/>
        </table:table-row>
        <table:table-row table:style-name="ro1">
          <table:table-cell/>
          <table:table-cell table:style-name="ce73" table:number-columns-repeated="11"/>
          <table:table-cell table:number-columns-repeated="1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40.132" calcext:value-type="float">
            <text:p>540.132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92.6" calcext:value-type="float">
            <text:p>92.6</text:p>
          </table:table-cell>
          <table:table-cell table:number-columns-repeated="13"/>
        </table:table-row>
        <table:table-row table:style-name="ro1">
          <table:table-cell/>
          <table:table-cell table:style-name="ce73" table:number-columns-repeated="11"/>
          <table:table-cell table:number-columns-repeated="11"/>
        </table:table-row>
        <table:table-row table:style-name="ro1">
          <table:table-cell/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532.016" calcext:value-type="float">
            <text:p>532.016</text:p>
          </table:table-cell>
          <table:table-cell table:style-name="ce141" office:value-type="float" office:value="262" calcext:value-type="float">
            <text:p>262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92.8" calcext:value-type="float">
            <text:p>92.8</text:p>
          </table:table-cell>
          <table:table-cell table:number-columns-repeated="13"/>
        </table:table-row>
        <table:table-row table:style-name="ro1">
          <table:table-cell/>
          <table:table-cell table:style-name="ce73" table:number-columns-repeated="11"/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97.757" calcext:value-type="float">
            <text:p>497.757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76.2" calcext:value-type="float">
            <text:p>76.2</text:p>
          </table:table-cell>
          <table:table-cell/>
          <table:table-cell office:value-type="float" office:value="18.2" calcext:value-type="float">
            <text:p>18.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18.2" calcext:value-type="float">
            <text:p>18.2</text:p>
          </table:table-cell>
          <table:table-cell table:style-name="ce128"/>
          <table:table-cell table:number-columns-repeated="12"/>
        </table:table-row>
        <table:table-row table:style-name="ro1">
          <table:table-cell/>
          <table:table-cell table:style-name="ce73" table:number-columns-repeated="11"/>
          <table:table-cell table:number-columns-repeated="11"/>
        </table:table-row>
        <table:table-row table:style-name="ro1">
          <table:table-cell/>
          <table:table-cell table:style-name="ce141" office:value-type="float" office:value="17" calcext:value-type="float">
            <text:p>17</text:p>
          </table:table-cell>
          <table:table-cell table:style-name="ce141" office:value-type="float" office:value="485.866" calcext:value-type="float">
            <text:p>485.866</text:p>
          </table:table-cell>
          <table:table-cell table:style-name="ce141" office:value-type="float" office:value="258" calcext:value-type="float">
            <text:p>258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58.6" calcext:value-type="float">
            <text:p>58.6</text:p>
          </table:table-cell>
          <table:table-cell table:style-name="ce128"/>
          <table:table-cell table:style-name="ce74" table:formula="of:=[.J57]+[.J58]" office:value-type="float" office:value="81.2" calcext:value-type="float">
            <text:p>81.2</text:p>
          </table:table-cell>
          <table:table-cell table:number-columns-repeated="11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59" calcext:value-type="float">
            <text:p>259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2.6" calcext:value-type="float">
            <text:p>22.6</text:p>
          </table:table-cell>
          <table:table-cell table:style-name="ce128"/>
          <table:table-cell table:number-columns-repeated="12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60" calcext:value-type="float">
            <text:p>260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16.7" calcext:value-type="float">
            <text:p>16.7</text:p>
          </table:table-cell>
          <table:table-cell table:number-columns-repeated="13"/>
        </table:table-row>
        <table:table-row table:style-name="ro1">
          <table:table-cell/>
          <table:table-cell table:style-name="ce73" table:number-columns-repeated="11"/>
          <table:table-cell table:number-columns-repeated="1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35.475" calcext:value-type="float">
            <text:p>435.47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91.6" calcext:value-type="float">
            <text:p>91.6</text:p>
          </table:table-cell>
          <table:table-cell table:number-columns-repeated="13"/>
        </table:table-row>
        <table:table-row table:style-name="ro1">
          <table:table-cell/>
          <table:table-cell table:style-name="ce73" table:number-columns-repeated="11"/>
          <table:table-cell table:number-columns-repeated="11"/>
        </table:table-row>
        <table:table-row table:style-name="ro1">
          <table:table-cell/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423.428" calcext:value-type="float">
            <text:p>423.428</text:p>
          </table:table-cell>
          <table:table-cell table:style-name="ce141" office:value-type="float" office:value="256" calcext:value-type="float">
            <text:p>256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95.9" calcext:value-type="float">
            <text:p>95.9</text:p>
          </table:table-cell>
          <table:table-cell table:number-columns-repeated="13"/>
        </table:table-row>
        <table:table-row table:style-name="ro1">
          <table:table-cell/>
          <table:table-cell table:style-name="ce73" table:number-columns-repeated="11"/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2.077" calcext:value-type="float">
            <text:p>402.07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94.1" calcext:value-type="float">
            <text:p>94.1</text:p>
          </table:table-cell>
          <table:table-cell table:number-columns-repeated="1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style-name="ce128" office:value-type="string" calcext:value-type="string">
            <text:p>PSEUDOGEOM5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Excitations</text:p>
          </table:table-cell>
          <table:table-cell table:number-columns-repeated="21"/>
        </table:table-row>
        <table:table-row table:style-name="ro1">
          <table:table-cell/>
          <table:table-cell table:style-name="ce85" office:value-type="string" calcext:value-type="string">
            <text:p>excitation</text:p>
          </table:table-cell>
          <table:table-cell table:style-name="ce85" office:value-type="string" calcext:value-type="string">
            <text:p>lambda (nm)</text:p>
          </table:table-cell>
          <table:table-cell table:style-name="ce85" office:value-type="string" calcext:value-type="string">
            <text:p>contributions</text:p>
          </table:table-cell>
          <table:table-cell table:style-name="ce85" table:number-columns-repeated="6"/>
          <table:table-cell table:number-columns-repeated="13"/>
        </table:table-row>
        <table:table-row table:style-name="ro1">
          <table:table-cell/>
          <table:table-cell table:style-name="ce85" table:number-columns-repeated="2"/>
          <table:table-cell table:style-name="ce85" office:value-type="string" calcext:value-type="string">
            <text:p>occ orb</text:p>
          </table:table-cell>
          <table:table-cell table:style-name="ce85" table:number-columns-repeated="2"/>
          <table:table-cell table:style-name="ce85" office:value-type="string" calcext:value-type="string">
            <text:p>virt orb</text:p>
          </table:table-cell>
          <table:table-cell table:style-name="ce85" table:number-columns-repeated="2"/>
          <table:table-cell table:style-name="ce85" office:value-type="string" calcext:value-type="string">
            <text:p>%</text:p>
          </table:table-cell>
          <table:table-cell/>
          <table:table-cell office:value-type="string" calcext:value-type="string">
            <text:p>Combined % contribution of Co orbs</text:p>
          </table:table-cell>
          <table:table-cell table:number-columns-repeated="11"/>
        </table:table-row>
        <table:table-row table:style-name="ro1">
          <table:table-cell/>
          <table:table-cell table:style-name="ce73" table:number-columns-repeated="11"/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26.75679877567" calcext:value-type="float">
            <text:p>1026.7567987756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52.8" calcext:value-type="float">
            <text:p>52.8</text:p>
          </table:table-cell>
          <table:table-cell table:style-name="ce48" office:value-type="string" calcext:value-type="string">
            <text:p>lower pi</text:p>
          </table:table-cell>
          <table:table-cell table:style-name="Default"/>
          <table:table-cell table:style-name="Default" office:value-type="string" calcext:value-type="string">
            <text:p>← ex 10 in paolageom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8.9" calcext:value-type="float">
            <text:p>28.9</text:p>
          </table:table-cell>
          <table:table-cell table:style-name="ce48" office:value-type="string" calcext:value-type="string">
            <text:p>copper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4.6" calcext:value-type="float">
            <text:p>4.6</text:p>
          </table:table-cell>
          <table:table-cell table:style-name="ce48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3.6" calcext:value-type="float">
            <text:p>3.6</text:p>
          </table:table-cell>
          <table:table-cell table:style-name="ce48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.5" calcext:value-type="float">
            <text:p>2.5</text:p>
          </table:table-cell>
          <table:table-cell table:style-name="ce4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3" table:number-columns-repeated="11"/>
          <table:table-cell table:style-name="Default"/>
          <table:table-cell table:number-columns-repeated="10"/>
        </table:table-row>
        <table:table-row table:style-name="ro4">
          <table:table-cell/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1009.26157993758" calcext:value-type="float">
            <text:p>1009.26157993758</text:p>
          </table:table-cell>
          <table:table-cell table:style-name="ce141" office:value-type="float" office:value="219" calcext:value-type="float">
            <text:p>219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34" calcext:value-type="float">
            <text:p>23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44.3" calcext:value-type="float">
            <text:p>44.3</text:p>
          </table:table-cell>
          <table:table-cell table:style-name="ce141" office:value-type="string" calcext:value-type="string">
            <text:p>copper</text:p>
          </table:table-cell>
          <table:table-cell table:style-name="ce141"/>
          <table:table-cell table:style-name="Default" office:value-type="string" calcext:value-type="string">
            <text:p>Doesn’t look like the same copper orb as paolageom 13<text:span text:style-name="T1">th</text:span> ex</text:p>
          </table:table-cell>
          <table:table-cell table:number-columns-repeated="10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28" calcext:value-type="float">
            <text:p>228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34" calcext:value-type="float">
            <text:p>23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32.2" calcext:value-type="float">
            <text:p>32.2</text:p>
          </table:table-cell>
          <table:table-cell table:style-name="ce141" office:value-type="string" calcext:value-type="string">
            <text:p>lower pi</text:p>
          </table:table-cell>
          <table:table-cell table:style-name="ce141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00" calcext:value-type="float">
            <text:p>200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34" calcext:value-type="float">
            <text:p>23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4.2" calcext:value-type="float">
            <text:p>4.2</text:p>
          </table:table-cell>
          <table:table-cell table:style-name="ce141"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29" calcext:value-type="float">
            <text:p>229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34" calcext:value-type="float">
            <text:p>23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4.1" calcext:value-type="float">
            <text:p>4.1</text:p>
          </table:table-cell>
          <table:table-cell table:style-name="ce141"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05" calcext:value-type="float">
            <text:p>205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34" calcext:value-type="float">
            <text:p>23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4.1" calcext:value-type="float">
            <text:p>4.1</text:p>
          </table:table-cell>
          <table:table-cell table:style-name="ce141"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33" calcext:value-type="float">
            <text:p>23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34" calcext:value-type="float">
            <text:p>23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.4" calcext:value-type="float">
            <text:p>2.4</text:p>
          </table:table-cell>
          <table:table-cell table:style-name="ce141"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73" table:number-columns-repeated="11"/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55.68701892255" calcext:value-type="float">
            <text:p>855.6870189225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table:style-name="ce48" office:value-type="float" office:value="51.7" calcext:value-type="float">
            <text:p>51.7</text:p>
          </table:table-cell>
          <table:table-cell office:value-type="string" calcext:value-type="string">
            <text:p>Copper + upper pi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ph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pha</text:p>
          </table:table-cell>
          <table:table-cell table:style-name="ce48" office:value-type="float" office:value="21.7" calcext:value-type="float">
            <text:p>21.7</text:p>
          </table:table-cell>
          <table:table-cell table:style-name="ce48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ph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pha</text:p>
          </table:table-cell>
          <table:table-cell table:style-name="ce48" office:value-type="float" office:value="7.5" calcext:value-type="float">
            <text:p>7.5</text:p>
          </table:table-cell>
          <table:table-cell table:style-name="ce48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table:style-name="ce48" office:value-type="float" office:value="3.5" calcext:value-type="float">
            <text:p>3.5</text:p>
          </table:table-cell>
          <table:table-cell table:style-name="ce48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table:style-name="ce48" office:value-type="float" office:value="3.1" calcext:value-type="float">
            <text:p>3.1</text:p>
          </table:table-cell>
          <table:table-cell table:style-name="ce48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table:style-name="ce48" office:value-type="float" office:value="2.8" calcext:value-type="float">
            <text:p>2.8</text:p>
          </table:table-cell>
          <table:table-cell table:style-name="ce4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3" table:number-columns-repeated="11"/>
          <table:table-cell table:number-columns-repeated="11"/>
        </table:table-row>
        <table:table-row table:style-name="ro4">
          <table:table-cell/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808.97101207221" calcext:value-type="float">
            <text:p>808.97101207221</text:p>
          </table:table-cell>
          <table:table-cell table:style-name="ce141" office:value-type="float" office:value="208" calcext:value-type="float">
            <text:p>208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34" calcext:value-type="float">
            <text:p>23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35" calcext:value-type="float">
            <text:p>35</text:p>
          </table:table-cell>
          <table:table-cell table:style-name="ce141" office:value-type="string" calcext:value-type="string">
            <text:p>Copper + ring ox</text:p>
          </table:table-cell>
          <table:table-cell table:style-name="ce141"/>
          <table:table-cell table:style-name="Default" office:value-type="string" calcext:value-type="string">
            <text:p>Possibly 13<text:span text:style-name="T1">th</text:span> ex paolageom (compare pg 251,248 w psg5 209,208)</text:p>
          </table:table-cell>
          <table:table-cell table:number-columns-repeated="10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09" calcext:value-type="float">
            <text:p>209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34" calcext:value-type="float">
            <text:p>23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3.6" calcext:value-type="float">
            <text:p>23.6</text:p>
          </table:table-cell>
          <table:table-cell table:style-name="ce141" office:value-type="string" calcext:value-type="string">
            <text:p>Copper + ring ox</text:p>
          </table:table-cell>
          <table:table-cell table:style-name="ce141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10" calcext:value-type="float">
            <text:p>210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34" calcext:value-type="float">
            <text:p>23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19.4" calcext:value-type="float">
            <text:p>19.4</text:p>
          </table:table-cell>
          <table:table-cell table:style-name="ce141"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15" calcext:value-type="float">
            <text:p>215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34" calcext:value-type="float">
            <text:p>23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10.4" calcext:value-type="float">
            <text:p>10.4</text:p>
          </table:table-cell>
          <table:table-cell table:style-name="ce141"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06" calcext:value-type="float">
            <text:p>206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34" calcext:value-type="float">
            <text:p>23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.8" calcext:value-type="float">
            <text:p>2.8</text:p>
          </table:table-cell>
          <table:table-cell table:style-name="ce141"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73" table:number-columns-repeated="11"/>
          <table:table-cell table:number-columns-repeated="11"/>
        </table:table-row>
        <table:table-row table:style-name="ro1" table:number-rows-repeated="1048476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ring distortion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44"/>
        <table:table-column table:style-name="co1" table:number-columns-repeated="10" table:default-cell-style-name="Default"/>
        <table:table-column table:style-name="co1" table:number-columns-repeated="2" table:default-cell-style-name="ce141"/>
        <table:table-row table:style-name="ro1">
          <table:table-cell/>
          <table:table-cell table:style-name="Default" office:value-type="string" calcext:value-type="string">
            <text:p>HELICENE VS TWISTACENE </text:p>
          </table:table-cell>
          <table:table-cell table:style-name="Default"/>
          <table:table-cell table:number-columns-repeated="10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measured clockwise </text:p>
          </table:table-cell>
          <table:table-cell table:style-name="Default"/>
          <table:table-cell table:number-columns-repeated="10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10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ring</text:p>
          </table:table-cell>
          <table:table-cell table:style-name="ce141"/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string" calcext:value-type="string">
            <text:p>Average</text:p>
          </table:table-cell>
          <table:table-cell table:style-name="ce144" office:value-type="string" calcext:value-type="string">
            <text:p>Maximum</text:p>
          </table:table-cell>
        </table:table-row>
        <table:table-row table:style-name="ro1">
          <table:table-cell/>
          <table:table-cell table:style-name="ce145" office:value-type="string" calcext:value-type="string" table:number-columns-spanned="1" table:number-rows-spanned="10">
            <text:p>Distortion</text:p>
          </table:table-cell>
          <table:table-cell office:value-type="string" calcext:value-type="string">
            <text:p>6helicene</text:p>
          </table:table-cell>
          <table:table-cell office:value-type="float" office:value="4.093" calcext:value-type="float">
            <text:p>4.093</text:p>
          </table:table-cell>
          <table:table-cell office:value-type="float" office:value="9.49" calcext:value-type="float">
            <text:p>9.49</text:p>
          </table:table-cell>
          <table:table-cell office:value-type="float" office:value="14.446" calcext:value-type="float">
            <text:p>14.446</text:p>
          </table:table-cell>
          <table:table-cell office:value-type="float" office:value="14.478" calcext:value-type="float">
            <text:p>14.478</text:p>
          </table:table-cell>
          <table:table-cell office:value-type="float" office:value="9.493" calcext:value-type="float">
            <text:p>9.493</text:p>
          </table:table-cell>
          <table:table-cell office:value-type="float" office:value="4.082" calcext:value-type="float">
            <text:p>4.082</text:p>
          </table:table-cell>
          <table:table-cell table:number-columns-repeated="4"/>
          <table:table-cell table:formula="of:=AVERAGE([.D5:.M5])" office:value-type="float" office:value="9.347" calcext:value-type="float">
            <text:p>9.347</text:p>
          </table:table-cell>
          <table:table-cell table:formula="of:=MAX([.D5:.M5])" office:value-type="float" office:value="14.478" calcext:value-type="float">
            <text:p>14.47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7helicene</text:p>
          </table:table-cell>
          <table:table-cell office:value-type="float" office:value="4.887" calcext:value-type="float">
            <text:p>4.887</text:p>
          </table:table-cell>
          <table:table-cell office:value-type="float" office:value="10.539" calcext:value-type="float">
            <text:p>10.539</text:p>
          </table:table-cell>
          <table:table-cell office:value-type="float" office:value="14.086" calcext:value-type="float">
            <text:p>14.086</text:p>
          </table:table-cell>
          <table:table-cell office:value-type="float" office:value="15.558" calcext:value-type="float">
            <text:p>15.558</text:p>
          </table:table-cell>
          <table:table-cell office:value-type="float" office:value="14.131" calcext:value-type="float">
            <text:p>14.131</text:p>
          </table:table-cell>
          <table:table-cell office:value-type="float" office:value="10.534" calcext:value-type="float">
            <text:p>10.534</text:p>
          </table:table-cell>
          <table:table-cell office:value-type="float" office:value="4.864" calcext:value-type="float">
            <text:p>4.864</text:p>
          </table:table-cell>
          <table:table-cell table:number-columns-repeated="3"/>
          <table:table-cell table:formula="of:=AVERAGE([.D6:.M6])" office:value-type="float" office:value="10.657" calcext:value-type="float">
            <text:p>10.657</text:p>
          </table:table-cell>
          <table:table-cell table:formula="of:=MAX([.D6:.M6])" office:value-type="float" office:value="15.558" calcext:value-type="float">
            <text:p>15.55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8helicene</text:p>
          </table:table-cell>
          <table:table-cell office:value-type="float" office:value="4.681" calcext:value-type="float">
            <text:p>4.681</text:p>
          </table:table-cell>
          <table:table-cell office:value-type="float" office:value="10.269" calcext:value-type="float">
            <text:p>10.269</text:p>
          </table:table-cell>
          <table:table-cell office:value-type="float" office:value="14.3" calcext:value-type="float">
            <text:p>14.3</text:p>
          </table:table-cell>
          <table:table-cell office:value-type="float" office:value="14.435" calcext:value-type="float">
            <text:p>14.435</text:p>
          </table:table-cell>
          <table:table-cell office:value-type="float" office:value="15.475" calcext:value-type="float">
            <text:p>15.475</text:p>
          </table:table-cell>
          <table:table-cell office:value-type="float" office:value="14.297" calcext:value-type="float">
            <text:p>14.297</text:p>
          </table:table-cell>
          <table:table-cell office:value-type="float" office:value="10.285" calcext:value-type="float">
            <text:p>10.285</text:p>
          </table:table-cell>
          <table:table-cell office:value-type="float" office:value="4.741" calcext:value-type="float">
            <text:p>4.741</text:p>
          </table:table-cell>
          <table:table-cell table:number-columns-repeated="2"/>
          <table:table-cell table:formula="of:=AVERAGE([.D7:.M7])" office:value-type="float" office:value="11.060375" calcext:value-type="float">
            <text:p>11.060375</text:p>
          </table:table-cell>
          <table:table-cell table:formula="of:=MAX([.D7:.M7])" office:value-type="float" office:value="15.475" calcext:value-type="float">
            <text:p>15.47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9helicene</text:p>
          </table:table-cell>
          <table:table-cell office:value-type="float" office:value="4.777" calcext:value-type="float">
            <text:p>4.777</text:p>
          </table:table-cell>
          <table:table-cell office:value-type="float" office:value="9.799" calcext:value-type="float">
            <text:p>9.799</text:p>
          </table:table-cell>
          <table:table-cell office:value-type="float" office:value="13.679" calcext:value-type="float">
            <text:p>13.679</text:p>
          </table:table-cell>
          <table:table-cell office:value-type="float" office:value="15.742" calcext:value-type="float">
            <text:p>15.742</text:p>
          </table:table-cell>
          <table:table-cell office:value-type="float" office:value="15.578" calcext:value-type="float">
            <text:p>15.578</text:p>
          </table:table-cell>
          <table:table-cell office:value-type="float" office:value="15.74" calcext:value-type="float">
            <text:p>15.74</text:p>
          </table:table-cell>
          <table:table-cell office:value-type="float" office:value="13.685" calcext:value-type="float">
            <text:p>13.685</text:p>
          </table:table-cell>
          <table:table-cell office:value-type="float" office:value="9.813" calcext:value-type="float">
            <text:p>9.813</text:p>
          </table:table-cell>
          <table:table-cell office:value-type="float" office:value="4.78" calcext:value-type="float">
            <text:p>4.78</text:p>
          </table:table-cell>
          <table:table-cell/>
          <table:table-cell table:formula="of:=AVERAGE([.D8:.M8])" office:value-type="float" office:value="11.5103333333333" calcext:value-type="float">
            <text:p>11.5103333333333</text:p>
          </table:table-cell>
          <table:table-cell table:formula="of:=MAX([.D8:.M8])" office:value-type="float" office:value="15.742" calcext:value-type="float">
            <text:p>15.74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0helicene</text:p>
          </table:table-cell>
          <table:table-cell office:value-type="float" office:value="5.201" calcext:value-type="float">
            <text:p>5.201</text:p>
          </table:table-cell>
          <table:table-cell office:value-type="float" office:value="10.443" calcext:value-type="float">
            <text:p>10.443</text:p>
          </table:table-cell>
          <table:table-cell office:value-type="float" office:value="13.366" calcext:value-type="float">
            <text:p>13.366</text:p>
          </table:table-cell>
          <table:table-cell office:value-type="float" office:value="15.105" calcext:value-type="float">
            <text:p>15.105</text:p>
          </table:table-cell>
          <table:table-cell office:value-type="float" office:value="15.906" calcext:value-type="float">
            <text:p>15.906</text:p>
          </table:table-cell>
          <table:table-cell office:value-type="float" office:value="15.896" calcext:value-type="float">
            <text:p>15.896</text:p>
          </table:table-cell>
          <table:table-cell office:value-type="float" office:value="15.112" calcext:value-type="float">
            <text:p>15.112</text:p>
          </table:table-cell>
          <table:table-cell office:value-type="float" office:value="13.372" calcext:value-type="float">
            <text:p>13.372</text:p>
          </table:table-cell>
          <table:table-cell office:value-type="float" office:value="10.425" calcext:value-type="float">
            <text:p>10.425</text:p>
          </table:table-cell>
          <table:table-cell office:value-type="float" office:value="5.208" calcext:value-type="float">
            <text:p>5.208</text:p>
          </table:table-cell>
          <table:table-cell table:formula="of:=AVERAGE([.D9:.M9])" office:value-type="float" office:value="12.0034" calcext:value-type="float">
            <text:p>12.0034</text:p>
          </table:table-cell>
          <table:table-cell table:formula="of:=MAX([.D9:.M9])" office:value-type="float" office:value="15.906" calcext:value-type="float">
            <text:p>15.906</text:p>
          </table:table-cell>
        </table:table-row>
        <table:table-row table:style-name="ro1">
          <table:table-cell/>
          <table:covered-table-cell/>
          <table:table-cell table:number-columns-repeated="13"/>
        </table:table-row>
        <table:table-row table:style-name="ro1">
          <table:table-cell/>
          <table:covered-table-cell/>
          <table:table-cell office:value-type="string" calcext:value-type="string">
            <text:p>Ant-c3</text:p>
          </table:table-cell>
          <table:table-cell office:value-type="float" office:value="12.598" calcext:value-type="float">
            <text:p>12.598</text:p>
          </table:table-cell>
          <table:table-cell office:value-type="float" office:value="17.859" calcext:value-type="float">
            <text:p>17.859</text:p>
          </table:table-cell>
          <table:table-cell office:value-type="float" office:value="11.969" calcext:value-type="float">
            <text:p>11.969</text:p>
          </table:table-cell>
          <table:table-cell table:number-columns-repeated="7"/>
          <table:table-cell table:formula="of:=AVERAGE([.D11:.M11])" office:value-type="float" office:value="14.142" calcext:value-type="float">
            <text:p>14.142</text:p>
          </table:table-cell>
          <table:table-cell table:formula="of:=MAX([.D11:.M11])" office:value-type="float" office:value="17.859" calcext:value-type="float">
            <text:p>17.85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nt-c4</text:p>
          </table:table-cell>
          <table:table-cell office:value-type="float" office:value="11.9" calcext:value-type="float">
            <text:p>11.9</text:p>
          </table:table-cell>
          <table:table-cell office:value-type="float" office:value="16.891" calcext:value-type="float">
            <text:p>16.891</text:p>
          </table:table-cell>
          <table:table-cell office:value-type="float" office:value="11.882" calcext:value-type="float">
            <text:p>11.882</text:p>
          </table:table-cell>
          <table:table-cell table:number-columns-repeated="7"/>
          <table:table-cell table:formula="of:=AVERAGE([.D12:.M12])" office:value-type="float" office:value="13.5576666666667" calcext:value-type="float">
            <text:p>13.5576666666667</text:p>
          </table:table-cell>
          <table:table-cell table:formula="of:=MAX([.D12:.M12])" office:value-type="float" office:value="16.891" calcext:value-type="float">
            <text:p>16.89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nt-c5</text:p>
          </table:table-cell>
          <table:table-cell office:value-type="float" office:value="7.546" calcext:value-type="float">
            <text:p>7.546</text:p>
          </table:table-cell>
          <table:table-cell office:value-type="float" office:value="13.332" calcext:value-type="float">
            <text:p>13.332</text:p>
          </table:table-cell>
          <table:table-cell office:value-type="float" office:value="10.302" calcext:value-type="float">
            <text:p>10.302</text:p>
          </table:table-cell>
          <table:table-cell table:number-columns-repeated="7"/>
          <table:table-cell table:formula="of:=AVERAGE([.D13:.M13])" office:value-type="float" office:value="10.3933333333333" calcext:value-type="float">
            <text:p>10.3933333333333</text:p>
          </table:table-cell>
          <table:table-cell table:formula="of:=MAX([.D13:.M13])" office:value-type="float" office:value="13.332" calcext:value-type="float">
            <text:p>13.33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nt-c6</text:p>
          </table:table-cell>
          <table:table-cell office:value-type="float" office:value="4.251" calcext:value-type="float">
            <text:p>4.251</text:p>
          </table:table-cell>
          <table:table-cell office:value-type="float" office:value="8.057" calcext:value-type="float">
            <text:p>8.057</text:p>
          </table:table-cell>
          <table:table-cell office:value-type="float" office:value="6.307" calcext:value-type="float">
            <text:p>6.307</text:p>
          </table:table-cell>
          <table:table-cell table:number-columns-repeated="7"/>
          <table:table-cell table:formula="of:=AVERAGE([.D14:.M14])" office:value-type="float" office:value="6.205" calcext:value-type="float">
            <text:p>6.205</text:p>
          </table:table-cell>
          <table:table-cell table:formula="of:=MAX([.D14:.M14])" office:value-type="float" office:value="8.057" calcext:value-type="float">
            <text:p>8.057</text:p>
          </table:table-cell>
        </table:table-row>
      </table:table>
      <table:table table:name="Timing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85"/>
        <table:table-column table:style-name="co1" table:number-columns-repeated="2" table:default-cell-style-name="ce102"/>
        <table:table-column table:style-name="co1" table:number-columns-repeated="2" table:default-cell-style-name="Default"/>
        <table:table-column table:style-name="co1" table:number-columns-repeated="2" table:default-cell-style-name="ce102"/>
        <table:table-column table:style-name="co1" table:number-columns-repeated="1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6"/>
          <table:table-cell table:style-name="ce66" office:value-type="string" calcext:value-type="string">
            <text:p>Dodecaphenyltetracene</text:p>
          </table:table-cell>
          <table:table-cell table:style-name="ce66"/>
          <table:table-cell table:style-name="ce66" office:value-type="string" calcext:value-type="string">
            <text:p>Ant-c3</text:p>
          </table:table-cell>
          <table:table-cell table:style-name="ce66"/>
          <table:table-cell table:style-name="ce66" office:value-type="string" calcext:value-type="string">
            <text:p>[10]helicene</text:p>
          </table:table-cell>
          <table:table-cell table:style-name="ce66"/>
          <table:table-cell table:style-name="ce66" office:value-type="string" calcext:value-type="string">
            <text:p>Cage</text:p>
          </table:table-cell>
          <table:table-cell table:style-name="ce66" table:number-columns-repeated="7"/>
          <table:table-cell table:style-name="ce102" table:number-columns-repeated="3"/>
        </table:table-row>
        <table:table-row table:style-name="ro1">
          <table:table-cell/>
          <table:table-cell table:style-name="ce66"/>
          <table:table-cell table:style-name="ce66" office:value-type="string" calcext:value-type="string">
            <text:p>ref</text:p>
          </table:table-cell>
          <table:table-cell table:style-name="ce66" office:value-type="string" calcext:value-type="string">
            <text:p>ps</text:p>
          </table:table-cell>
          <table:table-cell table:style-name="ce66" office:value-type="string" calcext:value-type="string">
            <text:p>ref</text:p>
          </table:table-cell>
          <table:table-cell table:style-name="ce66" office:value-type="string" calcext:value-type="string">
            <text:p>ps</text:p>
          </table:table-cell>
          <table:table-cell table:style-name="ce66" office:value-type="string" calcext:value-type="string">
            <text:p>ref</text:p>
          </table:table-cell>
          <table:table-cell table:style-name="ce66" office:value-type="string" calcext:value-type="string">
            <text:p>ps</text:p>
          </table:table-cell>
          <table:table-cell table:style-name="ce66" office:value-type="string" calcext:value-type="string">
            <text:p>ref</text:p>
          </table:table-cell>
          <table:table-cell table:style-name="ce66" office:value-type="string" calcext:value-type="string">
            <text:p>ps1</text:p>
          </table:table-cell>
          <table:table-cell table:style-name="ce66" office:value-type="string" calcext:value-type="string">
            <text:p>ps2</text:p>
          </table:table-cell>
          <table:table-cell table:style-name="ce66" office:value-type="string" calcext:value-type="string">
            <text:p>ps3+5</text:p>
          </table:table-cell>
          <table:table-cell table:style-name="ce66" office:value-type="string" calcext:value-type="string">
            <text:p>ps3</text:p>
          </table:table-cell>
          <table:table-cell table:style-name="ce66" office:value-type="string" calcext:value-type="string">
            <text:p>ps4</text:p>
          </table:table-cell>
          <table:table-cell table:style-name="ce66" office:value-type="string" calcext:value-type="string">
            <text:p>ps5</text:p>
          </table:table-cell>
          <table:table-cell table:style-name="ce66" office:value-type="string" calcext:value-type="string">
            <text:p>ps6</text:p>
          </table:table-cell>
          <table:table-cell table:style-name="ce66" office:value-type="string" calcext:value-type="string">
            <text:p>ps7</text:p>
          </table:table-cell>
          <table:table-cell table:style-name="ce66" office:value-type="string" calcext:value-type="string">
            <text:p>ps8</text:p>
          </table:table-cell>
          <table:table-cell table:style-name="ce66" office:value-type="string" calcext:value-type="string">
            <text:p>ps9</text:p>
          </table:table-cell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571" calcext:value-type="float">
            <text:p>571</text:p>
          </table:table-cell>
          <table:table-cell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PU time (s)</text:p>
          </table:table-cell>
          <table:table-cell/>
          <table:table-cell office:value-type="float" office:value="15642" calcext:value-type="float">
            <text:p>15642</text:p>
          </table:table-cell>
          <table:table-cell office:value-type="float" office:value="273" calcext:value-type="float">
            <text:p>273</text:p>
          </table:table-cell>
          <table:table-cell office:value-type="float" office:value="16.74" calcext:value-type="float">
            <text:p>16.74</text:p>
          </table:table-cell>
          <table:table-cell office:value-type="float" office:value="6063" calcext:value-type="float">
            <text:p>6063</text:p>
          </table:table-cell>
          <table:table-cell office:value-type="float" office:value="362" calcext:value-type="float">
            <text:p>362</text:p>
          </table:table-cell>
          <table:table-cell office:value-type="float" office:value="62975" calcext:value-type="float">
            <text:p>62975</text:p>
          </table:table-cell>
          <table:table-cell/>
          <table:table-cell office:value-type="float" office:value="69348" calcext:value-type="float">
            <text:p>69348</text:p>
          </table:table-cell>
          <table:table-cell office:value-type="float" office:value="108983" calcext:value-type="float">
            <text:p>108983</text:p>
          </table:table-cell>
          <table:table-cell office:value-type="float" office:value="103180" calcext:value-type="float">
            <text:p>103180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total els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276" calcext:value-type="float">
            <text:p>276</text:p>
          </table:table-cell>
          <table:table-cell office:value-type="float" office:value="42" calcext:value-type="float">
            <text:p>42</text:p>
          </table:table-cell>
          <table:table-cell office:value-type="float" office:value="545" calcext:value-type="float">
            <text:p>545</text:p>
          </table:table-cell>
          <table:table-cell office:value-type="float" office:value="233" calcext:value-type="float">
            <text:p>233</text:p>
          </table:table-cell>
          <table:table-cell office:value-type="float" office:value="383" calcext:value-type="float">
            <text:p>383</text:p>
          </table:table-cell>
          <table:table-cell office:value-type="float" office:value="449" calcext:value-type="float">
            <text:p>449</text:p>
          </table:table-cell>
          <table:table-cell office:value-type="float" office:value="473" calcext:value-type="float">
            <text:p>473</text:p>
          </table:table-cell>
          <table:table-cell office:value-type="float" office:value="437" calcext:value-type="float">
            <text:p>437</text:p>
          </table:table-cell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portion</text:p>
          </table:table-cell>
          <table:table-cell/>
          <table:table-cell table:formula="of:=[.D8]/[.C8]" office:value-type="string" office:string-value="" calcext:value-type="error">
            <text:p>#DIV/0!</text:p>
          </table:table-cell>
          <table:table-cell/>
          <table:table-cell table:formula="of:=[.F8]/[.E8]" office:value-type="float" office:value="0.148936170212766" calcext:value-type="float">
            <text:p>0.148936170212766</text:p>
          </table:table-cell>
          <table:table-cell/>
          <table:table-cell table:formula="of:=[.H8]/[.G8]" office:value-type="float" office:value="0.152173913043478" calcext:value-type="float">
            <text:p>0.152173913043478</text:p>
          </table:table-cell>
          <table:table-cell/>
          <table:table-cell table:formula="of:=[.J8]/[.I8]" office:value-type="float" office:value="0.427522935779817" calcext:value-type="float">
            <text:p>0.427522935779817</text:p>
          </table:table-cell>
          <table:table-cell table:formula="of:=[.K8]/[.I8]" office:value-type="float" office:value="0.702752293577982" calcext:value-type="float">
            <text:p>0.702752293577982</text:p>
          </table:table-cell>
          <table:table-cell table:formula="of:=[.L8]/[.I8]" office:value-type="float" office:value="0.823853211009174" calcext:value-type="float">
            <text:p>0.823853211009174</text:p>
          </table:table-cell>
          <table:table-cell table:formula="of:=[.M8]/[.I8]" office:value-type="float" office:value="0.867889908256881" calcext:value-type="float">
            <text:p>0.867889908256881</text:p>
          </table:table-cell>
          <table:table-cell table:formula="of:=[.N8]/[.I8]" office:value-type="float" office:value="0.801834862385321" calcext:value-type="float">
            <text:p>0.801834862385321</text:p>
          </table:table-cell>
          <table:table-cell table:formula="of:=[.O8]/[.I8]" office:value-type="float" office:value="0.856880733944954" calcext:value-type="float">
            <text:p>0.856880733944954</text:p>
          </table:table-cell>
          <table:table-cell table:formula="of:=[.P8]/[.I8]" office:value-type="float" office:value="0" calcext:value-type="float">
            <text:p>0</text:p>
          </table:table-cell>
          <table:table-cell table:formula="of:=[.Q8]/[.I8]" office:value-type="float" office:value="0" calcext:value-type="float">
            <text:p>0</text:p>
          </table:table-cell>
          <table:table-cell table:formula="of:=[.R8]/[.I8]" office:value-type="float" office:value="0" calcext:value-type="float">
            <text:p>0</text:p>
          </table:table-cell>
          <table:table-cell table:formula="of:=[.S8]/[.I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office:value-type="string" calcext:value-type="string">
            <text:p>ri</text:p>
          </table:table-cell>
          <table:table-cell table:number-columns-repeated="10"/>
        </table:table-row>
      </table:table>
      <table:named-expressions>
        <table:named-range table:name="conv" table:base-cell-address="$'sp3 CH3'.$F$1" table:cell-range-address="$'sp3 CH3'.$F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1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22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3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4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8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0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 style:data-style-name="N2" text:time-value="09:00:12.337922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4:11:07.668654919</meta:creation-date>
    <meta:generator>LibreOffice/6.2.6.2$Linux_X86_64 LibreOffice_project/20$Build-2</meta:generator>
    <dc:date>2019-08-29T17:21:58.831721802</dc:date>
    <meta:editing-duration>P7DT11H6M39S</meta:editing-duration>
    <meta:editing-cycles>290</meta:editing-cycles>
    <meta:document-statistic meta:table-count="14" meta:cell-count="11445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49cm" svg:y="0.316cm" chart:style-name="ch2">
          <text:p>Delta st</text:p>
        </chart:title>
        <chart:legend chart:legend-position="end" svg:x="13.525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H9:'sp3 CH3'.H9 'sp3 CH3'.N9:'sp3 CH3'.N9 'sp3 CH3'.T9:'sp3 CH3'.T9 'sp3 CH3'.Z9:'sp3 CH3'.Z9 'sp3 CH3'.AF9:'sp3 CH3'.AF9 'sp3 CH3'.AL9:'sp3 CH3'.AL9 'sp3 CH3'.D1:'sp3 CH3'.D1 'sp3 CH3'.H18:'sp3 CH3'.H18 'sp3 CH3'.N18:'sp3 CH3'.N18 'sp3 CH3'.T18:'sp3 CH3'.T18 'sp3 CH3'.Z18:'sp3 CH3'.Z18 'sp3 CH3'.AF18:'sp3 CH3'.AF18 'sp3 CH3'.AL18:'sp3 CH3'.AL18" chart:data-source-has-labels="both" svg:x="1.331cm" svg:y="1.275cm" svg:width="11.874cm" svg:height="7.545cm">
          <chartooo:coordinate-region svg:x="1.952cm" svg:y="1.475cm" svg:width="11.253cm" svg:height="6.698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9:'sp3 CH3'.H9 'sp3 CH3'.N9:'sp3 CH3'.N9 'sp3 CH3'.T9:'sp3 CH3'.T9 'sp3 CH3'.Z9:'sp3 CH3'.Z9 'sp3 CH3'.AF9:'sp3 CH3'.AF9 'sp3 CH3'.AL9:'sp3 CH3'.AL9" chart:label-cell-address="'sp3 CH3'.B1:'sp3 CH3'.B1" chart:class="chart:bar">
            <chart:data-point chart:repeated="6"/>
          </chart:series>
          <chart:series chart:style-name="ch10" chart:values-cell-range-address="'sp3 CH3'.H18:'sp3 CH3'.H18 'sp3 CH3'.N18:'sp3 CH3'.N18 'sp3 CH3'.T18:'sp3 CH3'.T18 'sp3 CH3'.Z18:'sp3 CH3'.Z18 'sp3 CH3'.AF18:'sp3 CH3'.AF18 'sp3 CH3'.AL18:'sp3 CH3'.AL18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10.927071253581">
                <text:p>10.927071253581</text:p>
                <draw:g>
                  <svg:desc>'sp3 CH3'.H9:'sp3 CH3'.H9 'sp3 CH3'.N9:'sp3 CH3'.N9 'sp3 CH3'.T9:'sp3 CH3'.T9 'sp3 CH3'.Z9:'sp3 CH3'.Z9 'sp3 CH3'.AF9:'sp3 CH3'.AF9 'sp3 CH3'.AL9:'sp3 CH3'.AL9</svg:desc>
                </draw:g>
              </table:table-cell>
              <table:table-cell office:value-type="float" office:value="11.3454393051065">
                <text:p>11.3454393051065</text:p>
              </table:table-cell>
              <table:table-cell office:value-type="float" office:value="6.16280663588037">
                <text:p>6.16280663588037</text:p>
              </table:table-cell>
              <table:table-cell office:value-type="float" office:value="4.92990945273473">
                <text:p>4.92990945273473</text:p>
              </table:table-cell>
              <table:table-cell office:value-type="float" office:value="4.15585148946775">
                <text:p>4.15585148946775</text:p>
              </table:table-cell>
              <table:table-cell office:value-type="float" office:value="11.3067432741439">
                <text:p>11.3067432741439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10.4113704606958">
                <text:p>10.4113704606958</text:p>
                <draw:g>
                  <svg:desc>'sp3 CH3'.H18:'sp3 CH3'.H18 'sp3 CH3'.N18:'sp3 CH3'.N18 'sp3 CH3'.T18:'sp3 CH3'.T18 'sp3 CH3'.Z18:'sp3 CH3'.Z18 'sp3 CH3'.AF18:'sp3 CH3'.AF18 'sp3 CH3'.AL18:'sp3 CH3'.AL18</svg:desc>
                </draw:g>
              </table:table-cell>
              <table:table-cell office:value-type="float" office:value="8.22180485857586">
                <text:p>8.22180485857586</text:p>
              </table:table-cell>
              <table:table-cell office:value-type="float" office:value="4.99403498510657">
                <text:p>4.99403498510657</text:p>
              </table:table-cell>
              <table:table-cell office:value-type="float" office:value="4.48150590766002">
                <text:p>4.48150590766002</text:p>
              </table:table-cell>
              <table:table-cell office:value-type="float" office:value="4.17641120068798">
                <text:p>4.17641120068798</text:p>
              </table:table-cell>
              <table:table-cell office:value-type="float" office:value="10.6974053506807">
                <text:p>10.69740535068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4" chart:reverse-direction="false" text:line-break="false" loext:try-staggering-first="false" chart:link-data-style-to-source="true" chart:axis-position="1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23cm" svg:y="0.574cm" chart:style-name="ch2">
          <text:p>PBE0 TDDFT</text:p>
        </chart:title>
        <chart:legend svg:x="12.215cm" svg:y="0.599cm" style:legend-expansion="custom" chartooo:width="2.936cm" chartooo:height="1.202cm" style:legend-expansion-aspect-ratio="2.44259567387687" chart:style-name="ch3"/>
        <chart:plot-area chart:style-name="ch4" table:cell-range-address="'sp3 CH3'.E5:'sp3 CH3'.E5 'sp3 CH3'.K5:'sp3 CH3'.K5 'sp3 CH3'.Q5:'sp3 CH3'.Q5 'sp3 CH3'.W5:'sp3 CH3'.W5 'sp3 CH3'.AC5:'sp3 CH3'.AC5 'sp3 CH3'.AI5:'sp3 CH3'.AI5 'sp3 CH3'.AO5:'sp3 CH3'.AO5 'sp3 CH3'.AU5:'sp3 CH3'.AU5 'sp3 CH3'.B1:'sp3 CH3'.B1 'sp3 CH3'.H144:'sp3 CH3'.H144 'sp3 CH3'.N144:'sp3 CH3'.N144 'sp3 CH3'.T144:'sp3 CH3'.T144 'sp3 CH3'.Z144:'sp3 CH3'.Z144 'sp3 CH3'.AF144:'sp3 CH3'.AF144 'sp3 CH3'.AL144:'sp3 CH3'.AL144 'sp3 CH3'.AR144:'sp3 CH3'.AR144 'sp3 CH3'.AX144:'sp3 CH3'.AX144 'sp3 CH3'.D1:'sp3 CH3'.D1 'sp3 CH3'.H154:'sp3 CH3'.H154 'sp3 CH3'.N154:'sp3 CH3'.N154 'sp3 CH3'.T154:'sp3 CH3'.T154 'sp3 CH3'.Z154:'sp3 CH3'.Z154 'sp3 CH3'.AF154:'sp3 CH3'.AF154 'sp3 CH3'.AL154:'sp3 CH3'.AL154 'sp3 CH3'.AR154:'sp3 CH3'.AR154 'sp3 CH3'.AX154:'sp3 CH3'.AX154" chart:data-source-has-labels="both" svg:x="0.51cm" svg:y="0.197cm" svg:width="14.983cm" svg:height="8.682cm">
          <chartooo:coordinate-region svg:x="1.237cm" svg:y="0.424cm" svg:width="14.256cm" svg:height="5.997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 'sp3 CH3'.AO5:'sp3 CH3'.AO5 'sp3 CH3'.AU5:'sp3 CH3'.AU5"/>
          </chart:axis>
          <chart:axis chart:dimension="y" chart:name="primary-y" chart:style-name="ch6">
            <chart:title svg:x="0cm" svg:y="3.854cm" chart:style-name="ch7">
              <text:p>eV</text:p>
            </chart:title>
            <chart:grid chart:style-name="ch8" chart:class="major"/>
          </chart:axis>
          <chart:series chart:style-name="ch9" chart:values-cell-range-address="'sp3 CH3'.H144:'sp3 CH3'.H144 'sp3 CH3'.N144:'sp3 CH3'.N144 'sp3 CH3'.T144:'sp3 CH3'.T144 'sp3 CH3'.Z144:'sp3 CH3'.Z144 'sp3 CH3'.AF144:'sp3 CH3'.AF144 'sp3 CH3'.AL144:'sp3 CH3'.AL144 'sp3 CH3'.AR144:'sp3 CH3'.AR144 'sp3 CH3'.AX144:'sp3 CH3'.AX144" chart:label-cell-address="'sp3 CH3'.B1:'sp3 CH3'.B1" chart:class="chart:bar">
            <chart:data-point chart:repeated="8"/>
          </chart:series>
          <chart:series chart:style-name="ch10" chart:values-cell-range-address="'sp3 CH3'.H154:'sp3 CH3'.H154 'sp3 CH3'.N154:'sp3 CH3'.N154 'sp3 CH3'.T154:'sp3 CH3'.T154 'sp3 CH3'.Z154:'sp3 CH3'.Z154 'sp3 CH3'.AF154:'sp3 CH3'.AF154 'sp3 CH3'.AL154:'sp3 CH3'.AL154 'sp3 CH3'.AR154:'sp3 CH3'.AR154 'sp3 CH3'.AX154:'sp3 CH3'.AX154" chart:label-cell-address="'sp3 CH3'.D1:'sp3 CH3'.D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 'sp3 CH3'.AO5:'sp3 CH3'.AO5 'sp3 CH3'.AU5:'sp3 CH3'.AU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  <table:table-cell office:value-type="string">
                <text:p>Ethanal</text:p>
              </table:table-cell>
              <table:table-cell office:value-type="string">
                <text:p>ClAuP(CH3)3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9.52704159162076">
                <text:p>9.52704159162076</text:p>
                <draw:g>
                  <svg:desc>'sp3 CH3'.H144:'sp3 CH3'.H144 'sp3 CH3'.N144:'sp3 CH3'.N144 'sp3 CH3'.T144:'sp3 CH3'.T144 'sp3 CH3'.Z144:'sp3 CH3'.Z144 'sp3 CH3'.AF144:'sp3 CH3'.AF144 'sp3 CH3'.AL144:'sp3 CH3'.AL144 'sp3 CH3'.AR144:'sp3 CH3'.AR144 'sp3 CH3'.AX144:'sp3 CH3'.AX144</svg:desc>
                </draw:g>
              </table:table-cell>
              <table:table-cell office:value-type="float" office:value="6.9975452627938">
                <text:p>6.9975452627938</text:p>
              </table:table-cell>
              <table:table-cell office:value-type="float" office:value="6.23708743282447">
                <text:p>6.23708743282447</text:p>
              </table:table-cell>
              <table:table-cell office:value-type="float" office:value="5.42268584982108">
                <text:p>5.42268584982108</text:p>
              </table:table-cell>
              <table:table-cell office:value-type="float" office:value="3.784504933491">
                <text:p>3.784504933491</text:p>
              </table:table-cell>
              <table:table-cell office:value-type="float" office:value="11.0803571891848">
                <text:p>11.0803571891848</text:p>
              </table:table-cell>
              <table:table-cell office:value-type="float" office:value="3.59477321542428">
                <text:p>3.59477321542428</text:p>
              </table:table-cell>
              <table:table-cell office:value-type="float" office:value="5.31184007569862">
                <text:p>5.31184007569862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9.74192370435608">
                <text:p>9.74192370435608</text:p>
                <draw:g>
                  <svg:desc>'sp3 CH3'.H154:'sp3 CH3'.H154 'sp3 CH3'.N154:'sp3 CH3'.N154 'sp3 CH3'.T154:'sp3 CH3'.T154 'sp3 CH3'.Z154:'sp3 CH3'.Z154 'sp3 CH3'.AF154:'sp3 CH3'.AF154 'sp3 CH3'.AL154:'sp3 CH3'.AL154 'sp3 CH3'.AR154:'sp3 CH3'.AR154 'sp3 CH3'.AX154:'sp3 CH3'.AX154</svg:desc>
                </draw:g>
              </table:table-cell>
              <table:table-cell office:value-type="float" office:value="7.53598361794207">
                <text:p>7.53598361794207</text:p>
              </table:table-cell>
              <table:table-cell office:value-type="float" office:value="6.42030172819163">
                <text:p>6.42030172819163</text:p>
              </table:table-cell>
              <table:table-cell office:value-type="float" office:value="4.99200474234917">
                <text:p>4.99200474234917</text:p>
              </table:table-cell>
              <table:table-cell office:value-type="float" office:value="3.80407409963292">
                <text:p>3.80407409963292</text:p>
              </table:table-cell>
              <table:table-cell office:value-type="float" office:value="9.99743700696669">
                <text:p>9.99743700696669</text:p>
              </table:table-cell>
              <table:table-cell office:value-type="float" office:value="3.31327545047102">
                <text:p>3.31327545047102</text:p>
              </table:table-cell>
              <table:table-cell office:value-type="float" office:value="4.58639573192791">
                <text:p>4.5863957319279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6" chart:origin="0" chart:interval-major="4" chart:reverse-direction="false" text:line-break="false" loext:try-staggering-first="false" chart:link-data-style-to-source="true" chart:axis-position="1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87cm" svg:y="0.649cm" chart:style-name="ch2">
          <text:p>PBE0 IE</text:p>
        </chart:title>
        <chart:legend svg:x="12.371cm" svg:y="0.624cm" style:legend-expansion="custom" chartooo:width="2.936cm" chartooo:height="1.202cm" style:legend-expansion-aspect-ratio="2.44259567387687" chart:style-name="ch3"/>
        <chart:plot-area chart:style-name="ch4" table:cell-range-address="'sp3 CH3'.E5:'sp3 CH3'.E5 'sp3 CH3'.K5:'sp3 CH3'.K5 'sp3 CH3'.Q5:'sp3 CH3'.Q5 'sp3 CH3'.W5:'sp3 CH3'.W5 'sp3 CH3'.AC5:'sp3 CH3'.AC5 'sp3 CH3'.AI5:'sp3 CH3'.AI5 'sp3 CH3'.AO5:'sp3 CH3'.AO5 'sp3 CH3'.AU5:'sp3 CH3'.AU5 'sp3 CH3'.B1:'sp3 CH3'.B1 'sp3 CH3'.H146:'sp3 CH3'.H146 'sp3 CH3'.N146:'sp3 CH3'.N146 'sp3 CH3'.T146:'sp3 CH3'.T146 'sp3 CH3'.Z146:'sp3 CH3'.Z146 'sp3 CH3'.AF146:'sp3 CH3'.AF146 'sp3 CH3'.AL146:'sp3 CH3'.AL146 'sp3 CH3'.AR146:'sp3 CH3'.AR146 'sp3 CH3'.AX146:'sp3 CH3'.AX146 'sp3 CH3'.D1:'sp3 CH3'.D1 'sp3 CH3'.H157:'sp3 CH3'.H157 'sp3 CH3'.N157:'sp3 CH3'.N157 'sp3 CH3'.T157:'sp3 CH3'.T157 'sp3 CH3'.Z157:'sp3 CH3'.Z157 'sp3 CH3'.AF157:'sp3 CH3'.AF157 'sp3 CH3'.AL157:'sp3 CH3'.AL157 'sp3 CH3'.AR157:'sp3 CH3'.AR157 'sp3 CH3'.AX157:'sp3 CH3'.AX157" chart:data-source-has-labels="both" svg:x="0.559cm" svg:y="0.247cm" svg:width="14.99cm" svg:height="8.658cm">
          <chartooo:coordinate-region svg:x="1.286cm" svg:y="0.474cm" svg:width="14.263cm" svg:height="5.973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 'sp3 CH3'.AO5:'sp3 CH3'.AO5 'sp3 CH3'.AU5:'sp3 CH3'.AU5"/>
          </chart:axis>
          <chart:axis chart:dimension="y" chart:name="primary-y" chart:style-name="ch6">
            <chart:title svg:x="0.024cm" svg:y="4.567cm" chart:style-name="ch7">
              <text:p>eV</text:p>
            </chart:title>
            <chart:grid chart:style-name="ch8" chart:class="major"/>
          </chart:axis>
          <chart:series chart:style-name="ch9" chart:values-cell-range-address="'sp3 CH3'.H146:'sp3 CH3'.H146 'sp3 CH3'.N146:'sp3 CH3'.N146 'sp3 CH3'.T146:'sp3 CH3'.T146 'sp3 CH3'.Z146:'sp3 CH3'.Z146 'sp3 CH3'.AF146:'sp3 CH3'.AF146 'sp3 CH3'.AL146:'sp3 CH3'.AL146 'sp3 CH3'.AR146:'sp3 CH3'.AR146 'sp3 CH3'.AX146:'sp3 CH3'.AX146" chart:label-cell-address="'sp3 CH3'.B1:'sp3 CH3'.B1" chart:class="chart:bar">
            <chart:data-point chart:repeated="8"/>
          </chart:series>
          <chart:series chart:style-name="ch10" chart:values-cell-range-address="'sp3 CH3'.H157:'sp3 CH3'.H157 'sp3 CH3'.N157:'sp3 CH3'.N157 'sp3 CH3'.T157:'sp3 CH3'.T157 'sp3 CH3'.Z157:'sp3 CH3'.Z157 'sp3 CH3'.AF157:'sp3 CH3'.AF157 'sp3 CH3'.AL157:'sp3 CH3'.AL157 'sp3 CH3'.AR157:'sp3 CH3'.AR157 'sp3 CH3'.AX157:'sp3 CH3'.AX157" chart:label-cell-address="'sp3 CH3'.D1:'sp3 CH3'.D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 'sp3 CH3'.AO5:'sp3 CH3'.AO5 'sp3 CH3'.AU5:'sp3 CH3'.AU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  <table:table-cell office:value-type="string">
                <text:p>Ethanal</text:p>
              </table:table-cell>
              <table:table-cell office:value-type="string">
                <text:p>ClAuP(CH3)3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13.0575413450342">
                <text:p>13.0575413450342</text:p>
                <draw:g>
                  <svg:desc>'sp3 CH3'.H146:'sp3 CH3'.H146 'sp3 CH3'.N146:'sp3 CH3'.N146 'sp3 CH3'.T146:'sp3 CH3'.T146 'sp3 CH3'.Z146:'sp3 CH3'.Z146 'sp3 CH3'.AF146:'sp3 CH3'.AF146 'sp3 CH3'.AL146:'sp3 CH3'.AL146 'sp3 CH3'.AR146:'sp3 CH3'.AR146 'sp3 CH3'.AX146:'sp3 CH3'.AX146</svg:desc>
                </draw:g>
              </table:table-cell>
              <table:table-cell office:value-type="float" office:value="10.6980873196776">
                <text:p>10.6980873196776</text:p>
              </table:table-cell>
              <table:table-cell office:value-type="float" office:value="9.37552192788368">
                <text:p>9.37552192788368</text:p>
              </table:table-cell>
              <table:table-cell office:value-type="float" office:value="10.6491911393321">
                <text:p>10.6491911393321</text:p>
              </table:table-cell>
              <table:table-cell office:value-type="float" office:value="9.23267412600929">
                <text:p>9.23267412600929</text:p>
              </table:table-cell>
              <table:table-cell office:value-type="float" office:value="14.1982449724334">
                <text:p>14.1982449724334</text:p>
              </table:table-cell>
              <table:table-cell office:value-type="float" office:value="10.0762818854293">
                <text:p>10.0762818854293</text:p>
              </table:table-cell>
              <table:table-cell office:value-type="float" office:value="8.94608669961236">
                <text:p>8.94608669961236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13.6624428438263">
                <text:p>13.6624428438263</text:p>
                <draw:g>
                  <svg:desc>'sp3 CH3'.H157:'sp3 CH3'.H157 'sp3 CH3'.N157:'sp3 CH3'.N157 'sp3 CH3'.T157:'sp3 CH3'.T157 'sp3 CH3'.Z157:'sp3 CH3'.Z157 'sp3 CH3'.AF157:'sp3 CH3'.AF157 'sp3 CH3'.AL157:'sp3 CH3'.AL157 'sp3 CH3'.AR157:'sp3 CH3'.AR157 'sp3 CH3'.AX157:'sp3 CH3'.AX157</svg:desc>
                </draw:g>
              </table:table-cell>
              <table:table-cell office:value-type="float" office:value="13.6071238436597">
                <text:p>13.6071238436597</text:p>
              </table:table-cell>
              <table:table-cell office:value-type="float" office:value="9.83133041722531">
                <text:p>9.83133041722531</text:p>
              </table:table-cell>
              <table:table-cell office:value-type="float" office:value="10.7661784596313">
                <text:p>10.7661784596313</text:p>
              </table:table-cell>
              <table:table-cell office:value-type="float" office:value="9.27733246873613">
                <text:p>9.27733246873613</text:p>
              </table:table-cell>
              <table:table-cell office:value-type="float" office:value="15.4432805773227">
                <text:p>15.4432805773227</text:p>
              </table:table-cell>
              <table:table-cell office:value-type="float" office:value="10.1330599058814">
                <text:p>10.1330599058814</text:p>
              </table:table-cell>
              <table:table-cell office:value-type="float" office:value="8.83040819030486">
                <text:p>8.8304081903048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2pt" fo:font-weight="bold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4" chart:reverse-direction="true" text:line-break="false" loext:try-staggering-first="false" chart:link-data-style-to-source="true" chart:axis-position="1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76cm" svg:y="0.315cm" chart:style-name="ch2">
          <text:p>PBE0 HOMO</text:p>
        </chart:title>
        <chart:legend svg:x="11.9cm" svg:y="0.59cm" style:legend-expansion="custom" chartooo:width="2.936cm" chartooo:height="1.202cm" style:legend-expansion-aspect-ratio="2.44259567387687" chart:style-name="ch3"/>
        <chart:plot-area chart:style-name="ch4" table:cell-range-address="'sp3 CH3'.E5:'sp3 CH3'.E5 'sp3 CH3'.K5:'sp3 CH3'.K5 'sp3 CH3'.Q5:'sp3 CH3'.Q5 'sp3 CH3'.W5:'sp3 CH3'.W5 'sp3 CH3'.AC5:'sp3 CH3'.AC5 'sp3 CH3'.AI5:'sp3 CH3'.AI5 'sp3 CH3'.AO5:'sp3 CH3'.AO5 'sp3 CH3'.AU5:'sp3 CH3'.AU5 'sp3 CH3'.B1:'sp3 CH3'.B1 'sp3 CH3'.H140:'sp3 CH3'.H140 'sp3 CH3'.N140:'sp3 CH3'.N140 'sp3 CH3'.T140:'sp3 CH3'.T140 'sp3 CH3'.Z140:'sp3 CH3'.Z140 'sp3 CH3'.AF140:'sp3 CH3'.AF140 'sp3 CH3'.AL140:'sp3 CH3'.AL140 'sp3 CH3'.AR140:'sp3 CH3'.AR140 'sp3 CH3'.AX140:'sp3 CH3'.AX140 'sp3 CH3'.D1:'sp3 CH3'.D1 'sp3 CH3'.H149:'sp3 CH3'.H149 'sp3 CH3'.N149:'sp3 CH3'.N149 'sp3 CH3'.T149:'sp3 CH3'.T149 'sp3 CH3'.Z149:'sp3 CH3'.Z149 'sp3 CH3'.AF149:'sp3 CH3'.AF149 'sp3 CH3'.AL149:'sp3 CH3'.AL149 'sp3 CH3'.AR149:'sp3 CH3'.AR149 'sp3 CH3'.AX149:'sp3 CH3'.AX149" chart:data-source-has-labels="both" svg:x="0.402cm" svg:y="0.072cm" svg:width="14.928cm" svg:height="8.707cm">
          <chartooo:coordinate-region svg:x="1.262cm" svg:y="0.299cm" svg:width="14.068cm" svg:height="6.266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 'sp3 CH3'.AO5:'sp3 CH3'.AO5 'sp3 CH3'.AU5:'sp3 CH3'.AU5"/>
          </chart:axis>
          <chart:axis chart:dimension="y" chart:name="primary-y" chart:style-name="ch6">
            <chart:title svg:x="0cm" svg:y="4.036cm" chart:style-name="ch7">
              <text:p>eV</text:p>
            </chart:title>
            <chart:grid chart:style-name="ch8" chart:class="major"/>
          </chart:axis>
          <chart:series chart:style-name="ch9" chart:values-cell-range-address="'sp3 CH3'.H140:'sp3 CH3'.H140 'sp3 CH3'.N140:'sp3 CH3'.N140 'sp3 CH3'.T140:'sp3 CH3'.T140 'sp3 CH3'.Z140:'sp3 CH3'.Z140 'sp3 CH3'.AF140:'sp3 CH3'.AF140 'sp3 CH3'.AL140:'sp3 CH3'.AL140 'sp3 CH3'.AR140:'sp3 CH3'.AR140 'sp3 CH3'.AX140:'sp3 CH3'.AX140" chart:label-cell-address="'sp3 CH3'.B1:'sp3 CH3'.B1" chart:class="chart:bar">
            <chart:data-point chart:repeated="8"/>
          </chart:series>
          <chart:series chart:style-name="ch10" chart:values-cell-range-address="'sp3 CH3'.H149:'sp3 CH3'.H149 'sp3 CH3'.N149:'sp3 CH3'.N149 'sp3 CH3'.T149:'sp3 CH3'.T149 'sp3 CH3'.Z149:'sp3 CH3'.Z149 'sp3 CH3'.AF149:'sp3 CH3'.AF149 'sp3 CH3'.AL149:'sp3 CH3'.AL149 'sp3 CH3'.AR149:'sp3 CH3'.AR149 'sp3 CH3'.AX149:'sp3 CH3'.AX149" chart:label-cell-address="'sp3 CH3'.D1:'sp3 CH3'.D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 'sp3 CH3'.AO5:'sp3 CH3'.AO5 'sp3 CH3'.AU5:'sp3 CH3'.AU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  <table:table-cell office:value-type="string">
                <text:p>Ethanal</text:p>
              </table:table-cell>
              <table:table-cell office:value-type="string">
                <text:p>ClAuP(CH3)3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-9.492">
                <text:p>-9.492</text:p>
                <draw:g>
                  <svg:desc>'sp3 CH3'.H140:'sp3 CH3'.H140 'sp3 CH3'.N140:'sp3 CH3'.N140 'sp3 CH3'.T140:'sp3 CH3'.T140 'sp3 CH3'.Z140:'sp3 CH3'.Z140 'sp3 CH3'.AF140:'sp3 CH3'.AF140 'sp3 CH3'.AL140:'sp3 CH3'.AL140 'sp3 CH3'.AR140:'sp3 CH3'.AR140 'sp3 CH3'.AX140:'sp3 CH3'.AX140</svg:desc>
                </draw:g>
              </table:table-cell>
              <table:table-cell office:value-type="float" office:value="-7.603">
                <text:p>-7.603</text:p>
              </table:table-cell>
              <table:table-cell office:value-type="float" office:value="-6.47">
                <text:p>-6.47</text:p>
              </table:table-cell>
              <table:table-cell office:value-type="float" office:value="-7.956">
                <text:p>-7.956</text:p>
              </table:table-cell>
              <table:table-cell office:value-type="float" office:value="-7.518">
                <text:p>-7.518</text:p>
              </table:table-cell>
              <table:table-cell office:value-type="float" office:value="-10.924">
                <text:p>-10.924</text:p>
              </table:table-cell>
              <table:table-cell office:value-type="float" office:value="-7.357">
                <text:p>-7.357</text:p>
              </table:table-cell>
              <table:table-cell office:value-type="float" office:value="-6.706">
                <text:p>-6.706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-10.14">
                <text:p>-10.14</text:p>
                <draw:g>
                  <svg:desc>'sp3 CH3'.H149:'sp3 CH3'.H149 'sp3 CH3'.N149:'sp3 CH3'.N149 'sp3 CH3'.T149:'sp3 CH3'.T149 'sp3 CH3'.Z149:'sp3 CH3'.Z149 'sp3 CH3'.AF149:'sp3 CH3'.AF149 'sp3 CH3'.AL149:'sp3 CH3'.AL149 'sp3 CH3'.AR149:'sp3 CH3'.AR149 'sp3 CH3'.AX149:'sp3 CH3'.AX149</svg:desc>
                </draw:g>
              </table:table-cell>
              <table:table-cell office:value-type="float" office:value="-8.196">
                <text:p>-8.196</text:p>
              </table:table-cell>
              <table:table-cell office:value-type="float" office:value="-6.713">
                <text:p>-6.713</text:p>
              </table:table-cell>
              <table:table-cell office:value-type="float" office:value="-7.86">
                <text:p>-7.86</text:p>
              </table:table-cell>
              <table:table-cell office:value-type="float" office:value="-7.518">
                <text:p>-7.518</text:p>
              </table:table-cell>
              <table:table-cell office:value-type="float" office:value="-11.084">
                <text:p>-11.084</text:p>
              </table:table-cell>
              <table:table-cell office:value-type="float" office:value="-7.113">
                <text:p>-7.113</text:p>
              </table:table-cell>
              <table:table-cell office:value-type="float" office:value="-6.549">
                <text:p>-6.54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02cm" svg:y="0.316cm" chart:style-name="ch2">
          <text:p>HF T-S</text:p>
        </chart:title>
        <chart:legend chart:legend-position="end" svg:x="13.525cm" svg:y="3.952cm" style:legend-expansion="high" chart:style-name="ch3"/>
        <chart:plot-area chart:style-name="ch4" table:cell-range-address="sp2.B1:sp2.B1 sp2.H9:sp2.H9 sp2.N9:sp2.N9 sp2.T9:sp2.T9 sp2.Z9:sp2.Z9 sp2.AF9:sp2.AF9 sp2.D1:sp2.D1 sp2.H18:sp2.H18 sp2.N18:sp2.N18 sp2.T18:sp2.T18 sp2.Z18:sp2.Z18 sp2.AF18:sp2.AF18" chart:data-source-has-labels="column" svg:x="0.32cm" svg:y="1.275cm" svg:width="12.885cm" svg:height="7.545cm">
          <chartooo:coordinate-region svg:x="0.941cm" svg:y="1.474cm" svg:width="12.264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p2.H9:sp2.H9 sp2.N9:sp2.N9 sp2.T9:sp2.T9 sp2.Z9:sp2.Z9 sp2.AF9:sp2.AF9" chart:label-cell-address="sp2.B1:sp2.B1" chart:class="chart:bar">
            <chart:data-point chart:repeated="5"/>
          </chart:series>
          <chart:series chart:style-name="ch9" chart:values-cell-range-address="sp2.H18:sp2.H18 sp2.N18:sp2.N18 sp2.T18:sp2.T18 sp2.Z18:sp2.Z18 sp2.AF18:sp2.AF18" chart:label-cell-address="sp2.D1:sp2.D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sp2.B1:sp2.B1</svg:desc>
                </draw:g>
              </table:table-cell>
              <table:table-cell office:value-type="float" office:value="3.53297228582162">
                <text:p>3.53297228582162</text:p>
                <draw:g>
                  <svg:desc>sp2.H9:sp2.H9 sp2.N9:sp2.N9 sp2.T9:sp2.T9 sp2.Z9:sp2.Z9 sp2.AF9:sp2.AF9</svg:desc>
                </draw:g>
              </table:table-cell>
              <table:table-cell office:value-type="float" office:value="2.89157720933773">
                <text:p>2.89157720933773</text:p>
              </table:table-cell>
              <table:table-cell office:value-type="float" office:value="3.62374808190364">
                <text:p>3.62374808190364</text:p>
              </table:table-cell>
              <table:table-cell office:value-type="float" office:value="3.83786306115421">
                <text:p>3.83786306115421</text:p>
              </table:table-cell>
              <table:table-cell office:value-type="float" office:value="3.56527553152954">
                <text:p>3.56527553152954</text:p>
              </table:table-cell>
            </table:table-row>
            <table:table-row>
              <table:table-cell office:value-type="string">
                <text:p>Pseudo</text:p>
                <draw:g>
                  <svg:desc>sp2.D1:sp2.D1</svg:desc>
                </draw:g>
              </table:table-cell>
              <table:table-cell office:value-type="float" office:value="4.95714306077302">
                <text:p>4.95714306077302</text:p>
                <draw:g>
                  <svg:desc>sp2.H18:sp2.H18 sp2.N18:sp2.N18 sp2.T18:sp2.T18 sp2.Z18:sp2.Z18 sp2.AF18:sp2.AF18</svg:desc>
                </draw:g>
              </table:table-cell>
              <table:table-cell office:value-type="float" office:value="14.387169358068">
                <text:p>14.387169358068</text:p>
              </table:table-cell>
              <table:table-cell office:value-type="float" office:value="4.11500510224612">
                <text:p>4.11500510224612</text:p>
              </table:table-cell>
              <table:table-cell office:value-type="float" office:value="4.12094195830438">
                <text:p>4.12094195830438</text:p>
              </table:table-cell>
              <table:table-cell office:value-type="float" office:value="3.44750546677504">
                <text:p>3.4475054667750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2pt" fo:font-weight="bold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2" chart:reverse-direction="false" text:line-break="false" loext:try-staggering-first="false" chart:link-data-style-to-source="true" chart:axis-position="1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78cm" svg:y="0.368cm" chart:style-name="ch2">
          <text:p>PBE0 Excitation</text:p>
        </chart:title>
        <chart:legend svg:x="12.571cm" svg:y="0.491cm" style:legend-expansion="custom" chartooo:width="2.936cm" chartooo:height="1.202cm" style:legend-expansion-aspect-ratio="2.44259567387687" chart:style-name="ch3"/>
        <chart:plot-area chart:style-name="ch4" table:cell-range-address="sp2.E93:sp2.E93 sp2.K93:sp2.K93 sp2.Q93:sp2.Q93 sp2.W93:sp2.W93 sp2.AC93:sp2.AC93 sp2.B1:sp2.B1 sp2.H97:sp2.H97 sp2.N97:sp2.N97 sp2.T97:sp2.T97 sp2.Z97:sp2.Z97 sp2.AF97:sp2.AF97 sp2.D1:sp2.D1 sp2.H106:sp2.H106 sp2.N106:sp2.N106 sp2.T106:sp2.T106 sp2.Z106:sp2.Z106 sp2.AF106:sp2.AF106" chart:data-source-has-labels="both" svg:x="0.83cm" svg:y="0.115cm" svg:width="14.776cm" svg:height="8.847cm">
          <chartooo:coordinate-region svg:x="1.319cm" svg:y="0.341cm" svg:width="14.287cm" svg:height="6.856cm"/>
          <chart:axis chart:dimension="x" chart:name="primary-x" chart:style-name="ch5" chartooo:axis-type="text">
            <chart:categories table:cell-range-address="sp2.E93:sp2.E93 sp2.K93:sp2.K93 sp2.Q93:sp2.Q93 sp2.W93:sp2.W93 sp2.AC93:sp2.AC93"/>
          </chart:axis>
          <chart:axis chart:dimension="y" chart:name="primary-y" chart:style-name="ch6">
            <chart:title svg:x="0cm" svg:y="4.879cm" chart:style-name="ch7">
              <text:p>eV</text:p>
            </chart:title>
            <chart:grid chart:style-name="ch8" chart:class="major"/>
          </chart:axis>
          <chart:series chart:style-name="ch9" chart:values-cell-range-address="sp2.H97:sp2.H97 sp2.N97:sp2.N97 sp2.T97:sp2.T97 sp2.Z97:sp2.Z97 sp2.AF97:sp2.AF97" chart:label-cell-address="sp2.B1:sp2.B1" chart:class="chart:bar">
            <chart:data-point chart:repeated="5"/>
          </chart:series>
          <chart:series chart:style-name="ch10" chart:values-cell-range-address="sp2.H106:sp2.H106 sp2.N106:sp2.N106 sp2.T106:sp2.T106 sp2.Z106:sp2.Z106 sp2.AF106:sp2.AF106" chart:label-cell-address="sp2.D1:sp2.D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ene</text:p>
                <draw:g>
                  <svg:desc>sp2.E93:sp2.E93 sp2.K93:sp2.K93 sp2.Q93:sp2.Q93 sp2.W93:sp2.W93 sp2.AC93:sp2.AC93</svg:desc>
                </draw:g>
              </table:table-cell>
              <table:table-cell office:value-type="string">
                <text:p>Methanal</text:p>
              </table:table-cell>
              <table:table-cell office:value-type="string">
                <text:p>Ethenol</text:p>
              </table:table-cell>
              <table:table-cell office:value-type="string">
                <text:p>CH2NH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sp2.B1:sp2.B1</svg:desc>
                </draw:g>
              </table:table-cell>
              <table:table-cell office:value-type="float" office:value="4.33762747296495">
                <text:p>4.33762747296495</text:p>
                <draw:g>
                  <svg:desc>sp2.H97:sp2.H97 sp2.N97:sp2.N97 sp2.T97:sp2.T97 sp2.Z97:sp2.Z97 sp2.AF97:sp2.AF97</svg:desc>
                </draw:g>
              </table:table-cell>
              <table:table-cell office:value-type="float" office:value="3.39405655812357">
                <text:p>3.39405655812357</text:p>
              </table:table-cell>
              <table:table-cell office:value-type="float" office:value="4.21197919783095">
                <text:p>4.21197919783095</text:p>
              </table:table-cell>
              <table:table-cell office:value-type="float" office:value="4.33533515981194">
                <text:p>4.33533515981194</text:p>
              </table:table-cell>
              <table:table-cell office:value-type="float" office:value="4.17411158563198">
                <text:p>4.17411158563198</text:p>
              </table:table-cell>
            </table:table-row>
            <table:table-row>
              <table:table-cell office:value-type="string">
                <text:p>Pseudo</text:p>
                <draw:g>
                  <svg:desc>sp2.D1:sp2.D1</svg:desc>
                </draw:g>
              </table:table-cell>
              <table:table-cell office:value-type="float" office:value="4.32813020153408">
                <text:p>4.32813020153408</text:p>
                <draw:g>
                  <svg:desc>sp2.H106:sp2.H106 sp2.N106:sp2.N106 sp2.T106:sp2.T106 sp2.Z106:sp2.Z106 sp2.AF106:sp2.AF106</svg:desc>
                </draw:g>
              </table:table-cell>
              <table:table-cell office:value-type="float" office:value="5.45067637247758">
                <text:p>5.45067637247758</text:p>
              </table:table-cell>
              <table:table-cell office:value-type="float" office:value="4.00826023442122">
                <text:p>4.00826023442122</text:p>
              </table:table-cell>
              <table:table-cell office:value-type="float" office:value="4.97451791917112">
                <text:p>4.97451791917112</text:p>
              </table:table-cell>
              <table:table-cell office:value-type="float" office:value="3.69533410813326">
                <text:p>3.6953341081332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2pt" fo:font-weight="bold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4" chart:reverse-direction="false" text:line-break="false" loext:try-staggering-first="false" chart:link-data-style-to-source="true" chart:axis-position="1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32cm" svg:y="0.315cm" chart:style-name="ch2">
          <text:p>PBE0 IE</text:p>
        </chart:title>
        <chart:legend svg:x="12.371cm" svg:y="0.599cm" style:legend-expansion="custom" chartooo:width="2.936cm" chartooo:height="1.202cm" style:legend-expansion-aspect-ratio="2.44259567387687" chart:style-name="ch3"/>
        <chart:plot-area chart:style-name="ch4" table:cell-range-address="sp2.E93:sp2.E93 sp2.K93:sp2.K93 sp2.Q93:sp2.Q93 sp2.W93:sp2.W93 sp2.AC93:sp2.AC93 sp2.B1:sp2.B1 sp2.H100:sp2.H100 sp2.N100:sp2.N100 sp2.T100:sp2.T100 sp2.Z100:sp2.Z100 sp2.AF100:sp2.AF100 sp2.D1:sp2.D1 sp2.H111:sp2.H111 sp2.N111:sp2.N111 sp2.T111:sp2.T111 sp2.Z111:sp2.Z111 sp2.AF111:sp2.AF111" chart:data-source-has-labels="both" svg:x="0.509cm" svg:y="0.169cm" svg:width="14.99cm" svg:height="8.663cm">
          <chartooo:coordinate-region svg:x="1.236cm" svg:y="0.395cm" svg:width="14.263cm" svg:height="6.672cm"/>
          <chart:axis chart:dimension="x" chart:name="primary-x" chart:style-name="ch5" chartooo:axis-type="text">
            <chart:categories table:cell-range-address="sp2.E93:sp2.E93 sp2.K93:sp2.K93 sp2.Q93:sp2.Q93 sp2.W93:sp2.W93 sp2.AC93:sp2.AC93"/>
          </chart:axis>
          <chart:axis chart:dimension="y" chart:name="primary-y" chart:style-name="ch6">
            <chart:title svg:x="0cm" svg:y="4.841cm" chart:style-name="ch7">
              <text:p>eV</text:p>
            </chart:title>
            <chart:grid chart:style-name="ch8" chart:class="major"/>
          </chart:axis>
          <chart:series chart:style-name="ch9" chart:values-cell-range-address="sp2.H100:sp2.H100 sp2.N100:sp2.N100 sp2.T100:sp2.T100 sp2.Z100:sp2.Z100 sp2.AF100:sp2.AF100" chart:label-cell-address="sp2.B1:sp2.B1" chart:class="chart:bar">
            <chart:data-point chart:repeated="5"/>
          </chart:series>
          <chart:series chart:style-name="ch10" chart:values-cell-range-address="sp2.H111:sp2.H111 sp2.N111:sp2.N111 sp2.T111:sp2.T111 sp2.Z111:sp2.Z111 sp2.AF111:sp2.AF111" chart:label-cell-address="sp2.D1:sp2.D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ene</text:p>
                <draw:g>
                  <svg:desc>sp2.E93:sp2.E93 sp2.K93:sp2.K93 sp2.Q93:sp2.Q93 sp2.W93:sp2.W93 sp2.AC93:sp2.AC93</svg:desc>
                </draw:g>
              </table:table-cell>
              <table:table-cell office:value-type="string">
                <text:p>Methanal</text:p>
              </table:table-cell>
              <table:table-cell office:value-type="string">
                <text:p>Ethenol</text:p>
              </table:table-cell>
              <table:table-cell office:value-type="string">
                <text:p>CH2NH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sp2.B1:sp2.B1</svg:desc>
                </draw:g>
              </table:table-cell>
              <table:table-cell office:value-type="float" office:value="10.5099059588564">
                <text:p>10.5099059588564</text:p>
                <draw:g>
                  <svg:desc>sp2.H100:sp2.H100 sp2.N100:sp2.N100 sp2.T100:sp2.T100 sp2.Z100:sp2.Z100 sp2.AF100:sp2.AF100</svg:desc>
                </draw:g>
              </table:table-cell>
              <table:table-cell office:value-type="float" office:value="10.7454975970667">
                <text:p>10.7454975970667</text:p>
              </table:table-cell>
              <table:table-cell office:value-type="float" office:value="9.09376941783403">
                <text:p>9.09376941783403</text:p>
              </table:table-cell>
              <table:table-cell office:value-type="float" office:value="10.4703078636953">
                <text:p>10.4703078636953</text:p>
              </table:table-cell>
              <table:table-cell office:value-type="float" office:value="7.99752005757289">
                <text:p>7.99752005757289</text:p>
              </table:table-cell>
            </table:table-row>
            <table:table-row>
              <table:table-cell office:value-type="string">
                <text:p>Pseudo</text:p>
                <draw:g>
                  <svg:desc>sp2.D1:sp2.D1</svg:desc>
                </draw:g>
              </table:table-cell>
              <table:table-cell office:value-type="float" office:value="10.9308556251789">
                <text:p>10.9308556251789</text:p>
                <draw:g>
                  <svg:desc>sp2.H111:sp2.H111 sp2.N111:sp2.N111 sp2.T111:sp2.T111 sp2.Z111:sp2.Z111 sp2.AF111:sp2.AF111</svg:desc>
                </draw:g>
              </table:table-cell>
              <table:table-cell office:value-type="float" office:value="14.5684787825149">
                <text:p>14.5684787825149</text:p>
              </table:table-cell>
              <table:table-cell office:value-type="float" office:value="9.65073107549009">
                <text:p>9.65073107549009</text:p>
              </table:table-cell>
              <table:table-cell office:value-type="float" office:value="12.9987183648179">
                <text:p>12.9987183648179</text:p>
              </table:table-cell>
              <table:table-cell office:value-type="float" office:value="8.49679658613079">
                <text:p>8.4967965861307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 style:rotation-angle="30"/>
      <style:graphic-properties svg:stroke-color="#b3b3b3"/>
      <style:text-properties fo:font-size="12pt" fo:font-weight="bold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4" chart:reverse-direction="true" text:line-break="false" loext:try-staggering-first="false" chart:link-data-style-to-source="true" chart:axis-position="1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47cm" svg:y="0.315cm" chart:style-name="ch2">
          <text:p>PBE0 HOMO</text:p>
        </chart:title>
        <chart:legend svg:x="12.173cm" svg:y="0.565cm" style:legend-expansion="custom" chartooo:width="2.936cm" chartooo:height="1.202cm" style:legend-expansion-aspect-ratio="2.44259567387687" chart:style-name="ch3"/>
        <chart:plot-area chart:style-name="ch4" table:cell-range-address="sp2.E93:sp2.E93 sp2.K93:sp2.K93 sp2.Q93:sp2.Q93 sp2.W93:sp2.W93 sp2.AC93:sp2.AC93 sp2.B1:sp2.B1 sp2.H94:sp2.H94 sp2.N94:sp2.N94 sp2.T94:sp2.T94 sp2.Z94:sp2.Z94 sp2.AF94:sp2.AF94 sp2.D1:sp2.D1 sp2.H103:sp2.H103 sp2.N103:sp2.N103 sp2.T103:sp2.T103 sp2.Z103:sp2.Z103 sp2.AF103:sp2.AF103" chart:data-source-has-labels="both" svg:x="0.321cm" svg:y="0.086cm" svg:width="15.094cm" svg:height="8.733cm">
          <chartooo:coordinate-region svg:x="1.181cm" svg:y="0.313cm" svg:width="14.234cm" svg:height="6.891cm"/>
          <chart:axis chart:dimension="x" chart:name="primary-x" chart:style-name="ch5" chartooo:axis-type="text">
            <chart:categories table:cell-range-address="sp2.E93:sp2.E93 sp2.K93:sp2.K93 sp2.Q93:sp2.Q93 sp2.W93:sp2.W93 sp2.AC93:sp2.AC93"/>
          </chart:axis>
          <chart:axis chart:dimension="y" chart:name="primary-y" chart:style-name="ch6">
            <chart:title svg:x="0.05cm" svg:y="4.268cm" chart:style-name="ch7">
              <text:p>eV</text:p>
            </chart:title>
            <chart:grid chart:style-name="ch8" chart:class="major"/>
          </chart:axis>
          <chart:series chart:style-name="ch9" chart:values-cell-range-address="sp2.H94:sp2.H94 sp2.N94:sp2.N94 sp2.T94:sp2.T94 sp2.Z94:sp2.Z94 sp2.AF94:sp2.AF94" chart:label-cell-address="sp2.B1:sp2.B1" chart:class="chart:bar">
            <chart:data-point chart:repeated="5"/>
          </chart:series>
          <chart:series chart:style-name="ch10" chart:values-cell-range-address="sp2.H103:sp2.H103 sp2.N103:sp2.N103 sp2.T103:sp2.T103 sp2.Z103:sp2.Z103 sp2.AF103:sp2.AF103" chart:label-cell-address="sp2.D1:sp2.D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ene</text:p>
                <draw:g>
                  <svg:desc>sp2.E93:sp2.E93 sp2.K93:sp2.K93 sp2.Q93:sp2.Q93 sp2.W93:sp2.W93 sp2.AC93:sp2.AC93</svg:desc>
                </draw:g>
              </table:table-cell>
              <table:table-cell office:value-type="string">
                <text:p>Methanal</text:p>
              </table:table-cell>
              <table:table-cell office:value-type="string">
                <text:p>Ethenol</text:p>
              </table:table-cell>
              <table:table-cell office:value-type="string">
                <text:p>CH2NH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sp2.B1:sp2.B1</svg:desc>
                </draw:g>
              </table:table-cell>
              <table:table-cell office:value-type="float" office:value="-7.797">
                <text:p>-7.797</text:p>
                <draw:g>
                  <svg:desc>sp2.H94:sp2.H94 sp2.N94:sp2.N94 sp2.T94:sp2.T94 sp2.Z94:sp2.Z94 sp2.AF94:sp2.AF94</svg:desc>
                </draw:g>
              </table:table-cell>
              <table:table-cell office:value-type="float" office:value="-7.665">
                <text:p>-7.665</text:p>
              </table:table-cell>
              <table:table-cell office:value-type="float" office:value="-6.504">
                <text:p>-6.504</text:p>
              </table:table-cell>
              <table:table-cell office:value-type="float" office:value="-7.591">
                <text:p>-7.591</text:p>
              </table:table-cell>
              <table:table-cell office:value-type="float" office:value="-5.554">
                <text:p>-5.554</text:p>
              </table:table-cell>
            </table:table-row>
            <table:table-row>
              <table:table-cell office:value-type="string">
                <text:p>Pseudo</text:p>
                <draw:g>
                  <svg:desc>sp2.D1:sp2.D1</svg:desc>
                </draw:g>
              </table:table-cell>
              <table:table-cell office:value-type="float" office:value="-8.046">
                <text:p>-8.046</text:p>
                <draw:g>
                  <svg:desc>sp2.H103:sp2.H103 sp2.N103:sp2.N103 sp2.T103:sp2.T103 sp2.Z103:sp2.Z103 sp2.AF103:sp2.AF103</svg:desc>
                </draw:g>
              </table:table-cell>
              <table:table-cell office:value-type="float" office:value="-10.985">
                <text:p>-10.985</text:p>
              </table:table-cell>
              <table:table-cell office:value-type="float" office:value="-6.964">
                <text:p>-6.964</text:p>
              </table:table-cell>
              <table:table-cell office:value-type="float" office:value="-9.82">
                <text:p>-9.82</text:p>
              </table:table-cell>
              <table:table-cell office:value-type="float" office:value="-5.973">
                <text:p>-5.97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2pt" fo:font-weight="bold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4" chart:reverse-direction="false" text:line-break="false" loext:try-staggering-first="false" chart:link-data-style-to-source="true" chart:axis-position="1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554cm" xlink:href=".." xlink:type="simple" chart:class="chart:bar" chart:style-name="ch1">
        <chart:title svg:x="6.842cm" svg:y="0.25cm" chart:style-name="ch2">
          <text:p>PBE0 TDDFT</text:p>
        </chart:title>
        <chart:legend svg:x="12.444cm" svg:y="0.524cm" style:legend-expansion="custom" chartooo:width="2.733cm" chartooo:height="1.202cm" style:legend-expansion-aspect-ratio="2.27371048252912" chart:style-name="ch3"/>
        <chart:plot-area chart:style-name="ch4" table:cell-range-address="sp2.E93:sp2.E93 sp2.K93:sp2.K93 sp2.Q93:sp2.Q93 sp2.W93:sp2.W93 sp2.AC93:sp2.AC93 sp2.B1:sp2.B1 sp2.H100:sp2.H100 sp2.N100:sp2.N100 sp2.T100:sp2.T100 sp2.Z100:sp2.Z100 sp2.AF100:sp2.AF100 sp2.D1:sp2.D1 sp2.H111:sp2.H111 sp2.N111:sp2.N111 sp2.T111:sp2.T111 sp2.Z111:sp2.Z111 sp2.AF111:sp2.AF111" chart:data-source-has-labels="both" svg:x="0.599cm" svg:y="0.106cm" svg:width="14.778cm" svg:height="8.25cm">
          <chartooo:coordinate-region svg:x="1.326cm" svg:y="0.332cm" svg:width="14.051cm" svg:height="6.259cm"/>
          <chart:axis chart:dimension="x" chart:name="primary-x" chart:style-name="ch5" chartooo:axis-type="text">
            <chart:categories table:cell-range-address="sp2.E93:sp2.E93 sp2.K93:sp2.K93 sp2.Q93:sp2.Q93 sp2.W93:sp2.W93 sp2.AC93:sp2.AC93"/>
          </chart:axis>
          <chart:axis chart:dimension="y" chart:name="primary-y" chart:style-name="ch6">
            <chart:title svg:x="0cm" svg:y="4.572cm" chart:style-name="ch7">
              <text:p>eV</text:p>
            </chart:title>
            <chart:grid chart:style-name="ch8" chart:class="major"/>
          </chart:axis>
          <chart:series chart:style-name="ch9" chart:values-cell-range-address="sp2.H100:sp2.H100 sp2.N100:sp2.N100 sp2.T100:sp2.T100 sp2.Z100:sp2.Z100 sp2.AF100:sp2.AF100" chart:label-cell-address="sp2.B1:sp2.B1" chart:class="chart:bar">
            <chart:data-point chart:repeated="5"/>
          </chart:series>
          <chart:series chart:style-name="ch10" chart:values-cell-range-address="sp2.H111:sp2.H111 sp2.N111:sp2.N111 sp2.T111:sp2.T111 sp2.Z111:sp2.Z111 sp2.AF111:sp2.AF111" chart:label-cell-address="sp2.D1:sp2.D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ene</text:p>
                <draw:g>
                  <svg:desc>sp2.E93:sp2.E93 sp2.K93:sp2.K93 sp2.Q93:sp2.Q93 sp2.W93:sp2.W93 sp2.AC93:sp2.AC93</svg:desc>
                </draw:g>
              </table:table-cell>
              <table:table-cell office:value-type="string">
                <text:p>Methanal</text:p>
              </table:table-cell>
              <table:table-cell office:value-type="string">
                <text:p>Ethenol</text:p>
              </table:table-cell>
              <table:table-cell office:value-type="string">
                <text:p>CH2NH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sp2.B1:sp2.B1</svg:desc>
                </draw:g>
              </table:table-cell>
              <table:table-cell office:value-type="float" office:value="10.5099059588564">
                <text:p>10.5099059588564</text:p>
                <draw:g>
                  <svg:desc>sp2.H100:sp2.H100 sp2.N100:sp2.N100 sp2.T100:sp2.T100 sp2.Z100:sp2.Z100 sp2.AF100:sp2.AF100</svg:desc>
                </draw:g>
              </table:table-cell>
              <table:table-cell office:value-type="float" office:value="10.7454975970667">
                <text:p>10.7454975970667</text:p>
              </table:table-cell>
              <table:table-cell office:value-type="float" office:value="9.09376941783403">
                <text:p>9.09376941783403</text:p>
              </table:table-cell>
              <table:table-cell office:value-type="float" office:value="10.4703078636953">
                <text:p>10.4703078636953</text:p>
              </table:table-cell>
              <table:table-cell office:value-type="float" office:value="7.99752005757289">
                <text:p>7.99752005757289</text:p>
              </table:table-cell>
            </table:table-row>
            <table:table-row>
              <table:table-cell office:value-type="string">
                <text:p>Pseudo</text:p>
                <draw:g>
                  <svg:desc>sp2.D1:sp2.D1</svg:desc>
                </draw:g>
              </table:table-cell>
              <table:table-cell office:value-type="float" office:value="10.9308556251789">
                <text:p>10.9308556251789</text:p>
                <draw:g>
                  <svg:desc>sp2.H111:sp2.H111 sp2.N111:sp2.N111 sp2.T111:sp2.T111 sp2.Z111:sp2.Z111 sp2.AF111:sp2.AF111</svg:desc>
                </draw:g>
              </table:table-cell>
              <table:table-cell office:value-type="float" office:value="14.5684787825149">
                <text:p>14.5684787825149</text:p>
              </table:table-cell>
              <table:table-cell office:value-type="float" office:value="9.65073107549009">
                <text:p>9.65073107549009</text:p>
              </table:table-cell>
              <table:table-cell office:value-type="float" office:value="12.9987183648179">
                <text:p>12.9987183648179</text:p>
              </table:table-cell>
              <table:table-cell office:value-type="float" office:value="8.49679658613079">
                <text:p>8.4967965861307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cages.U27:cages.V46" svg:x="0.32cm" svg:y="0.18cm" svg:width="13.097cm" svg:height="8.64cm">
          <chartooo:coordinate-region svg:x="1.047cm" svg:y="0.379cm" svg:width="11.99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ges.V27:cages.V46" chart:class="chart:scatter">
            <chart:domain table:cell-range-address="cages.U27:cages.U46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48.71">
                <text:p>5548.71</text:p>
                <draw:g>
                  <svg:desc>cages.U27:cages.U46</svg:desc>
                </draw:g>
              </table:table-cell>
              <table:table-cell office:value-type="float" office:value="1.16299653">
                <text:p>1.16299653</text:p>
                <draw:g>
                  <svg:desc>cages.V27:cages.V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93.976">
                <text:p>1893.976</text:p>
              </table:table-cell>
              <table:table-cell office:value-type="float" office:value="1.42488162">
                <text:p>1.42488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1.333">
                <text:p>1731.333</text:p>
              </table:table-cell>
              <table:table-cell office:value-type="float" office:value="0.0022366">
                <text:p>0.0022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1.013">
                <text:p>1351.013</text:p>
              </table:table-cell>
              <table:table-cell office:value-type="float" office:value="0.02184158">
                <text:p>0.02184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3.387">
                <text:p>1063.387</text:p>
              </table:table-cell>
              <table:table-cell office:value-type="float" office:value="0.00243514">
                <text:p>0.002435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1.96">
                <text:p>1021.96</text:p>
              </table:table-cell>
              <table:table-cell office:value-type="float" office:value="0.01448218">
                <text:p>0.01448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5.761">
                <text:p>965.761</text:p>
              </table:table-cell>
              <table:table-cell office:value-type="float" office:value="0.02118036">
                <text:p>0.02118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4.562">
                <text:p>914.562</text:p>
              </table:table-cell>
              <table:table-cell office:value-type="float" office:value="0.01581323">
                <text:p>0.015813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4.243">
                <text:p>854.243</text:p>
              </table:table-cell>
              <table:table-cell office:value-type="float" office:value="0.03758562">
                <text:p>0.037585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.101">
                <text:p>838.101</text:p>
              </table:table-cell>
              <table:table-cell office:value-type="float" office:value="0.72324056">
                <text:p>0.72324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8.4">
                <text:p>828.4</text:p>
              </table:table-cell>
              <table:table-cell office:value-type="float" office:value="0.04813241">
                <text:p>0.048132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3.387">
                <text:p>803.387</text:p>
              </table:table-cell>
              <table:table-cell office:value-type="float" office:value="2.02854734">
                <text:p>2.028547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76.074">
                <text:p>776.074</text:p>
              </table:table-cell>
              <table:table-cell office:value-type="float" office:value="0.55647146">
                <text:p>0.55647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0.132">
                <text:p>540.132</text:p>
              </table:table-cell>
              <table:table-cell office:value-type="float" office:value="0.00005932">
                <text:p>0.00005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2.016">
                <text:p>532.016</text:p>
              </table:table-cell>
              <table:table-cell office:value-type="float" office:value="0.00254377">
                <text:p>0.002543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7.757">
                <text:p>497.757</text:p>
              </table:table-cell>
              <table:table-cell office:value-type="float" office:value="0.00027145">
                <text:p>0.000271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5.866">
                <text:p>485.866</text:p>
              </table:table-cell>
              <table:table-cell office:value-type="float" office:value="0.00263302">
                <text:p>0.002633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5.475">
                <text:p>435.475</text:p>
              </table:table-cell>
              <table:table-cell office:value-type="float" office:value="0.02973746">
                <text:p>0.029737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3.428">
                <text:p>423.428</text:p>
              </table:table-cell>
              <table:table-cell office:value-type="float" office:value="0.00063317">
                <text:p>0.000633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2.077">
                <text:p>402.077</text:p>
              </table:table-cell>
              <table:table-cell office:value-type="float" office:value="0.00157288">
                <text:p>0.0015728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72cm" svg:y="0.316cm" chart:style-name="ch2">
          <text:p>HF HOMO</text:p>
        </chart:title>
        <chart:legend chart:legend-position="end" svg:x="13.525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H6:'sp3 CH3'.H6 'sp3 CH3'.N6:'sp3 CH3'.N6 'sp3 CH3'.T6:'sp3 CH3'.T6 'sp3 CH3'.Z6:'sp3 CH3'.Z6 'sp3 CH3'.AF6:'sp3 CH3'.AF6 'sp3 CH3'.AL6:'sp3 CH3'.AL6 'sp3 CH3'.D1:'sp3 CH3'.D1 'sp3 CH3'.H15:'sp3 CH3'.H15 'sp3 CH3'.N15:'sp3 CH3'.N15 'sp3 CH3'.T15:'sp3 CH3'.T15 'sp3 CH3'.Z15:'sp3 CH3'.Z15 'sp3 CH3'.AF15:'sp3 CH3'.AF15 'sp3 CH3'.AL15:'sp3 CH3'.AL15" chart:data-source-has-labels="both" svg:x="1.331cm" svg:y="1.275cm" svg:width="11.874cm" svg:height="7.545cm">
          <chartooo:coordinate-region svg:x="2.058cm" svg:y="1.474cm" svg:width="11.147cm" svg:height="5.582cm"/>
          <chart:axis chart:dimension="x" chart:name="primary-x" chart:style-name="ch5" chartooo:axis-type="auto">
            <chartooo:date-scale/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6:'sp3 CH3'.H6 'sp3 CH3'.N6:'sp3 CH3'.N6 'sp3 CH3'.T6:'sp3 CH3'.T6 'sp3 CH3'.Z6:'sp3 CH3'.Z6 'sp3 CH3'.AF6:'sp3 CH3'.AF6 'sp3 CH3'.AL6:'sp3 CH3'.AL6" chart:label-cell-address="'sp3 CH3'.B1:'sp3 CH3'.B1" chart:class="chart:bar">
            <chart:data-point chart:repeated="6"/>
          </chart:series>
          <chart:series chart:style-name="ch10" chart:values-cell-range-address="'sp3 CH3'.H15:'sp3 CH3'.H15 'sp3 CH3'.N15:'sp3 CH3'.N15 'sp3 CH3'.T15:'sp3 CH3'.T15 'sp3 CH3'.Z15:'sp3 CH3'.Z15 'sp3 CH3'.AF15:'sp3 CH3'.AF15 'sp3 CH3'.AL15:'sp3 CH3'.AL15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-13.284">
                <text:p>-13.284</text:p>
                <draw:g>
                  <svg:desc>'sp3 CH3'.H6:'sp3 CH3'.H6 'sp3 CH3'.N6:'sp3 CH3'.N6 'sp3 CH3'.T6:'sp3 CH3'.T6 'sp3 CH3'.Z6:'sp3 CH3'.Z6 'sp3 CH3'.AF6:'sp3 CH3'.AF6 'sp3 CH3'.AL6:'sp3 CH3'.AL6</svg:desc>
                </draw:g>
              </table:table-cell>
              <table:table-cell office:value-type="float" office:value="-12.146">
                <text:p>-12.146</text:p>
              </table:table-cell>
              <table:table-cell office:value-type="float" office:value="-10.45">
                <text:p>-10.45</text:p>
              </table:table-cell>
              <table:table-cell office:value-type="float" office:value="-12.369">
                <text:p>-12.369</text:p>
              </table:table-cell>
              <table:table-cell office:value-type="float" office:value="-9.78">
                <text:p>-9.78</text:p>
              </table:table-cell>
              <table:table-cell office:value-type="float" office:value="-14.892">
                <text:p>-14.892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-13.911">
                <text:p>-13.911</text:p>
                <draw:g>
                  <svg:desc>'sp3 CH3'.H15:'sp3 CH3'.H15 'sp3 CH3'.N15:'sp3 CH3'.N15 'sp3 CH3'.T15:'sp3 CH3'.T15 'sp3 CH3'.Z15:'sp3 CH3'.Z15 'sp3 CH3'.AF15:'sp3 CH3'.AF15 'sp3 CH3'.AL15:'sp3 CH3'.AL15</svg:desc>
                </draw:g>
              </table:table-cell>
              <table:table-cell office:value-type="float" office:value="-12.903">
                <text:p>-12.903</text:p>
              </table:table-cell>
              <table:table-cell office:value-type="float" office:value="-10.621">
                <text:p>-10.621</text:p>
              </table:table-cell>
              <table:table-cell office:value-type="float" office:value="-12.157">
                <text:p>-12.157</text:p>
              </table:table-cell>
              <table:table-cell office:value-type="float" office:value="-9.744">
                <text:p>-9.744</text:p>
              </table:table-cell>
              <table:table-cell office:value-type="float" office:value="-15.074">
                <text:p>-15.0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48cm" svg:y="0.316cm" chart:style-name="ch2">
          <text:p>HF IE</text:p>
        </chart:title>
        <chart:legend chart:legend-position="end" svg:x="13.525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H12:'sp3 CH3'.H12 'sp3 CH3'.N12:'sp3 CH3'.N12 'sp3 CH3'.T12:'sp3 CH3'.T12 'sp3 CH3'.Z12:'sp3 CH3'.Z12 'sp3 CH3'.AF12:'sp3 CH3'.AF12 'sp3 CH3'.AL12:'sp3 CH3'.AL12 'sp3 CH3'.D1:'sp3 CH3'.D1 'sp3 CH3'.H23:'sp3 CH3'.H23 'sp3 CH3'.N23:'sp3 CH3'.N23 'sp3 CH3'.T23:'sp3 CH3'.T23 'sp3 CH3'.Z23:'sp3 CH3'.Z23 'sp3 CH3'.AF23:'sp3 CH3'.AF23 'sp3 CH3'.AL23:'sp3 CH3'.AL23" chart:data-source-has-labels="both" svg:x="1.331cm" svg:y="1.275cm" svg:width="11.874cm" svg:height="7.545cm">
          <chartooo:coordinate-region svg:x="1.952cm" svg:y="1.474cm" svg:width="11.253cm" svg:height="6.699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12:'sp3 CH3'.H12 'sp3 CH3'.N12:'sp3 CH3'.N12 'sp3 CH3'.T12:'sp3 CH3'.T12 'sp3 CH3'.Z12:'sp3 CH3'.Z12 'sp3 CH3'.AF12:'sp3 CH3'.AF12 'sp3 CH3'.AL12:'sp3 CH3'.AL12" chart:label-cell-address="'sp3 CH3'.B1:'sp3 CH3'.B1" chart:class="chart:bar">
            <chart:data-point chart:repeated="6"/>
            <loext:propertry-mapping loext:property="BorderColor" loext:cell-range-address="'sp3 CH3'.B1:'sp3 CH3'.B1"/>
          </chart:series>
          <chart:series chart:style-name="ch10" chart:values-cell-range-address="'sp3 CH3'.H23:'sp3 CH3'.H23 'sp3 CH3'.N23:'sp3 CH3'.N23 'sp3 CH3'.T23:'sp3 CH3'.T23 'sp3 CH3'.Z23:'sp3 CH3'.Z23 'sp3 CH3'.AF23:'sp3 CH3'.AF23 'sp3 CH3'.AL23:'sp3 CH3'.AL23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12.1503298078673">
                <text:p>12.1503298078673</text:p>
                <draw:g>
                  <svg:desc>'sp3 CH3'.H12:'sp3 CH3'.H12 'sp3 CH3'.N12:'sp3 CH3'.N12 'sp3 CH3'.T12:'sp3 CH3'.T12 'sp3 CH3'.Z12:'sp3 CH3'.Z12 'sp3 CH3'.AF12:'sp3 CH3'.AF12 'sp3 CH3'.AL12:'sp3 CH3'.AL12</svg:desc>
                </draw:g>
              </table:table-cell>
              <table:table-cell office:value-type="float" office:value="9.79628390096018">
                <text:p>9.79628390096018</text:p>
              </table:table-cell>
              <table:table-cell office:value-type="float" office:value="8.28986550272997">
                <text:p>8.28986550272997</text:p>
              </table:table-cell>
              <table:table-cell office:value-type="float" office:value="9.57997595242274">
                <text:p>9.57997595242274</text:p>
              </table:table-cell>
              <table:table-cell office:value-type="float" office:value="9.49181630755597">
                <text:p>9.49181630755597</text:p>
              </table:table-cell>
              <table:table-cell office:value-type="float" office:value="13.4862998269913">
                <text:p>13.4862998269913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3 CH3'.B1:'sp3 CH3'.B1</svg:desc>
                </draw:g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12.4855542332503">
                <text:p>12.4855542332503</text:p>
                <draw:g>
                  <svg:desc>'sp3 CH3'.H23:'sp3 CH3'.H23 'sp3 CH3'.N23:'sp3 CH3'.N23 'sp3 CH3'.T23:'sp3 CH3'.T23 'sp3 CH3'.Z23:'sp3 CH3'.Z23 'sp3 CH3'.AF23:'sp3 CH3'.AF23 'sp3 CH3'.AL23:'sp3 CH3'.AL23</svg:desc>
                </draw:g>
              </table:table-cell>
              <table:table-cell office:value-type="float" office:value="12.3452551647525">
                <text:p>12.3452551647525</text:p>
              </table:table-cell>
              <table:table-cell office:value-type="float" office:value="8.51221870523644">
                <text:p>8.51221870523644</text:p>
              </table:table-cell>
              <table:table-cell office:value-type="float" office:value="9.47327842669269">
                <text:p>9.47327842669269</text:p>
              </table:table-cell>
              <table:table-cell office:value-type="float" office:value="9.4379774050706">
                <text:p>9.4379774050706</text:p>
              </table:table-cell>
              <table:table-cell office:value-type="float" office:value="14.4124421665288">
                <text:p>14.41244216652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08cm" svg:height="9cm" xlink:href=".." xlink:type="simple" chart:class="chart:bar" chart:style-name="ch1">
        <chart:title svg:x="7.099cm" svg:y="0.316cm" chart:style-name="ch2">
          <text:p>HF TDDFT</text:p>
        </chart:title>
        <chart:legend chart:legend-position="end" svg:x="14.033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G10:'sp3 CH3'.G10 'sp3 CH3'.M10:'sp3 CH3'.M10 'sp3 CH3'.S10:'sp3 CH3'.S10 'sp3 CH3'.Y10:'sp3 CH3'.Y10 'sp3 CH3'.AE10:'sp3 CH3'.AE10 'sp3 CH3'.AK10:'sp3 CH3'.AK10 'sp3 CH3'.D1:'sp3 CH3'.D1 'sp3 CH3'.G20:'sp3 CH3'.G20 'sp3 CH3'.M20:'sp3 CH3'.M20 'sp3 CH3'.S20:'sp3 CH3'.S20 'sp3 CH3'.Y20:'sp3 CH3'.Y20 'sp3 CH3'.AE20:'sp3 CH3'.AE20 'sp3 CH3'.AK20:'sp3 CH3'.AK20" chart:data-source-has-labels="both" svg:x="1.341cm" svg:y="1.275cm" svg:width="12.362cm" svg:height="7.545cm">
          <chartooo:coordinate-region svg:x="2.253cm" svg:y="1.475cm" svg:width="11.45cm" svg:height="6.698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G10:'sp3 CH3'.G10 'sp3 CH3'.M10:'sp3 CH3'.M10 'sp3 CH3'.S10:'sp3 CH3'.S10 'sp3 CH3'.Y10:'sp3 CH3'.Y10 'sp3 CH3'.AE10:'sp3 CH3'.AE10 'sp3 CH3'.AK10:'sp3 CH3'.AK10" chart:label-cell-address="'sp3 CH3'.B1:'sp3 CH3'.B1" chart:class="chart:bar">
            <chart:data-point chart:repeated="6"/>
          </chart:series>
          <chart:series chart:style-name="ch10" chart:values-cell-range-address="'sp3 CH3'.G20:'sp3 CH3'.G20 'sp3 CH3'.M20:'sp3 CH3'.M20 'sp3 CH3'.S20:'sp3 CH3'.S20 'sp3 CH3'.Y20:'sp3 CH3'.Y20 'sp3 CH3'.AE20:'sp3 CH3'.AE20 'sp3 CH3'.AK20:'sp3 CH3'.AK20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0.378210651247436">
                <text:p>0.378210651247436</text:p>
                <draw:g>
                  <svg:desc>'sp3 CH3'.G10:'sp3 CH3'.G10 'sp3 CH3'.M10:'sp3 CH3'.M10 'sp3 CH3'.S10:'sp3 CH3'.S10 'sp3 CH3'.Y10:'sp3 CH3'.Y10 'sp3 CH3'.AE10:'sp3 CH3'.AE10 'sp3 CH3'.AK10:'sp3 CH3'.AK10</svg:desc>
                </draw:g>
              </table:table-cell>
              <table:table-cell office:value-type="float" office:value="0.309122361903688">
                <text:p>0.309122361903688</text:p>
              </table:table-cell>
              <table:table-cell office:value-type="float" office:value="0.272516349960189">
                <text:p>0.272516349960189</text:p>
              </table:table-cell>
              <table:table-cell office:value-type="float" office:value="0.238281750588106">
                <text:p>0.238281750588106</text:p>
              </table:table-cell>
              <table:table-cell office:value-type="float" office:value="0.123805163669004">
                <text:p>0.123805163669004</text:p>
              </table:table-cell>
              <table:table-cell office:value-type="float" office:value="0.411958197062924">
                <text:p>0.411958197062924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0.392906656579651">
                <text:p>0.392906656579651</text:p>
                <draw:g>
                  <svg:desc>'sp3 CH3'.G20:'sp3 CH3'.G20 'sp3 CH3'.M20:'sp3 CH3'.M20 'sp3 CH3'.S20:'sp3 CH3'.S20 'sp3 CH3'.Y20:'sp3 CH3'.Y20 'sp3 CH3'.AE20:'sp3 CH3'.AE20 'sp3 CH3'.AK20:'sp3 CH3'.AK20</svg:desc>
                </draw:g>
              </table:table-cell>
              <table:table-cell office:value-type="float" office:value="0.314986591819849">
                <text:p>0.314986591819849</text:p>
              </table:table-cell>
              <table:table-cell office:value-type="float" office:value="0.255943104067436">
                <text:p>0.255943104067436</text:p>
              </table:table-cell>
              <table:table-cell office:value-type="float" office:value="0.218457133205118">
                <text:p>0.218457133205118</text:p>
              </table:table-cell>
              <table:table-cell office:value-type="float" office:value="0.124393020389931">
                <text:p>0.124393020389931</text:p>
              </table:table-cell>
              <table:table-cell office:value-type="float" office:value="0.388679884244521">
                <text:p>0.3886798842445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72cm" svg:y="0.316cm" chart:style-name="ch2">
          <text:p>HF HOMO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6:'sp3 CH2'.I6 'sp3 CH2'.O6:'sp3 CH2'.O6 'sp3 CH2'.U6:'sp3 CH2'.U6 'sp3 CH2'.AA6:'sp3 CH2'.AA6 'sp3 CH2'.AG6:'sp3 CH2'.AG6 'sp3 CH2'.AM6:'sp3 CH2'.AM6 'sp3 CH2'.AS6:'sp3 CH2'.AS6 'sp3 CH2'.D1:'sp3 CH2'.D1 'sp3 CH2'.I15:'sp3 CH2'.I15 'sp3 CH2'.O15:'sp3 CH2'.O15 'sp3 CH2'.U15:'sp3 CH2'.U15 'sp3 CH2'.AA15:'sp3 CH2'.AA15 'sp3 CH2'.AG15:'sp3 CH2'.AG15 'sp3 CH2'.AM15:'sp3 CH2'.AM15 'sp3 CH2'.AS15:'sp3 CH2'.AS15" chart:data-source-has-labels="both" svg:x="1.331cm" svg:y="1.275cm" svg:width="11.874cm" svg:height="7.545cm">
          <chartooo:coordinate-region svg:x="2.058cm" svg:y="1.474cm" svg:width="11.147cm" svg:height="5.076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6:'sp3 CH2'.I6 'sp3 CH2'.O6:'sp3 CH2'.O6 'sp3 CH2'.U6:'sp3 CH2'.U6 'sp3 CH2'.AA6:'sp3 CH2'.AA6 'sp3 CH2'.AG6:'sp3 CH2'.AG6 'sp3 CH2'.AM6:'sp3 CH2'.AM6 'sp3 CH2'.AS6:'sp3 CH2'.AS6" chart:label-cell-address="'sp3 CH2'.B1:'sp3 CH2'.B1" chart:class="chart:bar">
            <chart:data-point chart:repeated="7"/>
          </chart:series>
          <chart:series chart:style-name="ch10" chart:values-cell-range-address="'sp3 CH2'.I15:'sp3 CH2'.I15 'sp3 CH2'.O15:'sp3 CH2'.O15 'sp3 CH2'.U15:'sp3 CH2'.U15 'sp3 CH2'.AA15:'sp3 CH2'.AA15 'sp3 CH2'.AG15:'sp3 CH2'.AG15 'sp3 CH2'.AM15:'sp3 CH2'.AM15 'sp3 CH2'.AS15:'sp3 CH2'.AS15" chart:label-cell-address="'sp3 CH2'.D1:'sp3 CH2'.D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-14.892">
                <text:p>-14.892</text:p>
                <draw:g>
                  <svg:desc>'sp3 CH2'.I6:'sp3 CH2'.I6 'sp3 CH2'.O6:'sp3 CH2'.O6 'sp3 CH2'.U6:'sp3 CH2'.U6 'sp3 CH2'.AA6:'sp3 CH2'.AA6 'sp3 CH2'.AG6:'sp3 CH2'.AG6 'sp3 CH2'.AM6:'sp3 CH2'.AM6 'sp3 CH2'.AS6:'sp3 CH2'.AS6</svg:desc>
                </draw:g>
              </table:table-cell>
              <table:table-cell office:value-type="float" office:value="-12.78">
                <text:p>-12.78</text:p>
              </table:table-cell>
              <table:table-cell office:value-type="float" office:value="-12.82">
                <text:p>-12.82</text:p>
              </table:table-cell>
              <table:table-cell office:value-type="float" office:value="-12.001">
                <text:p>-12.001</text:p>
              </table:table-cell>
              <table:table-cell office:value-type="float" office:value="-10.417">
                <text:p>-10.417</text:p>
              </table:table-cell>
              <table:table-cell office:value-type="float" office:value="-11.543">
                <text:p>-11.543</text:p>
              </table:table-cell>
              <table:table-cell office:value-type="float" office:value="-11.029">
                <text:p>-11.029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-14.108">
                <text:p>-14.108</text:p>
                <draw:g>
                  <svg:desc>'sp3 CH2'.I15:'sp3 CH2'.I15 'sp3 CH2'.O15:'sp3 CH2'.O15 'sp3 CH2'.U15:'sp3 CH2'.U15 'sp3 CH2'.AA15:'sp3 CH2'.AA15 'sp3 CH2'.AG15:'sp3 CH2'.AG15 'sp3 CH2'.AM15:'sp3 CH2'.AM15 'sp3 CH2'.AS15:'sp3 CH2'.AS15</svg:desc>
                </draw:g>
              </table:table-cell>
              <table:table-cell office:value-type="float" office:value="-13.148">
                <text:p>-13.148</text:p>
              </table:table-cell>
              <table:table-cell office:value-type="float" office:value="-12.82">
                <text:p>-12.82</text:p>
              </table:table-cell>
              <table:table-cell office:value-type="float" office:value="-12.094">
                <text:p>-12.094</text:p>
              </table:table-cell>
              <table:table-cell office:value-type="float" office:value="-10.232">
                <text:p>-10.232</text:p>
              </table:table-cell>
              <table:table-cell office:value-type="float" office:value="-11.579">
                <text:p>-11.579</text:p>
              </table:table-cell>
              <table:table-cell office:value-type="float" office:value="-11.018">
                <text:p>-11.0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48cm" svg:y="0.316cm" chart:style-name="ch2">
          <text:p>HF IE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12:'sp3 CH2'.I12 'sp3 CH2'.O12:'sp3 CH2'.O12 'sp3 CH2'.U12:'sp3 CH2'.U12 'sp3 CH2'.AA12:'sp3 CH2'.AA12 'sp3 CH2'.AG12:'sp3 CH2'.AG12 'sp3 CH2'.AM12:'sp3 CH2'.AM12 'sp3 CH2'.AS12:'sp3 CH2'.AS12 'sp3 CH2'.D1:'sp3 CH2'.D1 'sp3 CH2'.I23:'sp3 CH2'.I23 'sp3 CH2'.O23:'sp3 CH2'.O23 'sp3 CH2'.U23:'sp3 CH2'.U23 'sp3 CH2'.AA23:'sp3 CH2'.AA23 'sp3 CH2'.AG23:'sp3 CH2'.AG23 'sp3 CH2'.AM23:'sp3 CH2'.AM23 'sp3 CH2'.AS23:'sp3 CH2'.AS23" chart:data-source-has-labels="both" svg:x="1.331cm" svg:y="1.275cm" svg:width="11.874cm" svg:height="7.545cm">
          <chartooo:coordinate-region svg:x="1.952cm" svg:y="1.275cm" svg:width="11.253cm" svg:height="4.926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12:'sp3 CH2'.I12 'sp3 CH2'.O12:'sp3 CH2'.O12 'sp3 CH2'.U12:'sp3 CH2'.U12 'sp3 CH2'.AA12:'sp3 CH2'.AA12 'sp3 CH2'.AG12:'sp3 CH2'.AG12 'sp3 CH2'.AM12:'sp3 CH2'.AM12 'sp3 CH2'.AS12:'sp3 CH2'.AS12" chart:label-cell-address="'sp3 CH2'.B1:'sp3 CH2'.B1" chart:class="chart:bar">
            <chart:data-point chart:repeated="7"/>
          </chart:series>
          <chart:series chart:style-name="ch10" chart:values-cell-range-address="'sp3 CH2'.I23:'sp3 CH2'.I23 'sp3 CH2'.O23:'sp3 CH2'.O23 'sp3 CH2'.U23:'sp3 CH2'.U23 'sp3 CH2'.AA23:'sp3 CH2'.AA23 'sp3 CH2'.AG23:'sp3 CH2'.AG23 'sp3 CH2'.AM23:'sp3 CH2'.AM23 'sp3 CH2'.AS23:'sp3 CH2'.AS23" chart:label-cell-address="'sp3 CH2'.D1:'sp3 CH2'.D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13.4295091913405">
                <text:p>13.4295091913405</text:p>
                <draw:g>
                  <svg:desc>'sp3 CH2'.I12:'sp3 CH2'.I12 'sp3 CH2'.O12:'sp3 CH2'.O12 'sp3 CH2'.U12:'sp3 CH2'.U12 'sp3 CH2'.AA12:'sp3 CH2'.AA12 'sp3 CH2'.AG12:'sp3 CH2'.AG12 'sp3 CH2'.AM12:'sp3 CH2'.AM12 'sp3 CH2'.AS12:'sp3 CH2'.AS12</svg:desc>
                </draw:g>
              </table:table-cell>
              <table:table-cell office:value-type="float" office:value="10.0529507191867">
                <text:p>10.0529507191867</text:p>
              </table:table-cell>
              <table:table-cell office:value-type="float" office:value="11.5468884499259">
                <text:p>11.5468884499259</text:p>
              </table:table-cell>
              <table:table-cell office:value-type="float" office:value="9.6011214376763">
                <text:p>9.6011214376763</text:p>
              </table:table-cell>
              <table:table-cell office:value-type="float" office:value="8.14267413612222">
                <text:p>8.14267413612222</text:p>
              </table:table-cell>
              <table:table-cell office:value-type="float" office:value="9.19195775668934">
                <text:p>9.19195775668934</text:p>
              </table:table-cell>
              <table:table-cell office:value-type="float" office:value="9.16830958597958">
                <text:p>9.16830958597958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12.1418831655428">
                <text:p>12.1418831655428</text:p>
                <draw:g>
                  <svg:desc>'sp3 CH2'.I23:'sp3 CH2'.I23 'sp3 CH2'.O23:'sp3 CH2'.O23 'sp3 CH2'.U23:'sp3 CH2'.U23 'sp3 CH2'.AA23:'sp3 CH2'.AA23 'sp3 CH2'.AG23:'sp3 CH2'.AG23 'sp3 CH2'.AM23:'sp3 CH2'.AM23 'sp3 CH2'.AS23:'sp3 CH2'.AS23</svg:desc>
                </draw:g>
              </table:table-cell>
              <table:table-cell office:value-type="float" office:value="10.4364750554515">
                <text:p>10.4364750554515</text:p>
              </table:table-cell>
              <table:table-cell office:value-type="float" office:value="10.6283538230077">
                <text:p>10.6283538230077</text:p>
              </table:table-cell>
              <table:table-cell office:value-type="float" office:value="9.19621705402231">
                <text:p>9.19621705402231</text:p>
              </table:table-cell>
              <table:table-cell office:value-type="float" office:value="7.8098314252638">
                <text:p>7.8098314252638</text:p>
              </table:table-cell>
              <table:table-cell office:value-type="float" office:value="9.22437197423192">
                <text:p>9.22437197423192</text:p>
              </table:table-cell>
              <table:table-cell office:value-type="float" office:value="8.70988907584023">
                <text:p>8.709889075840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53cm" svg:y="0.316cm" chart:style-name="ch2">
          <text:p>HF delta s-t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9:'sp3 CH2'.I9 'sp3 CH2'.O9:'sp3 CH2'.O9 'sp3 CH2'.U9:'sp3 CH2'.U9 'sp3 CH2'.AA9:'sp3 CH2'.AA9 'sp3 CH2'.AG9:'sp3 CH2'.AG9 'sp3 CH2'.AM9:'sp3 CH2'.AM9 'sp3 CH2'.AS9:'sp3 CH2'.AS9 'sp3 CH2'.D1:'sp3 CH2'.D1 'sp3 CH2'.I18:'sp3 CH2'.I18 'sp3 CH2'.O18:'sp3 CH2'.O18 'sp3 CH2'.U18:'sp3 CH2'.U18 'sp3 CH2'.AA18:'sp3 CH2'.AA18 'sp3 CH2'.AG18:'sp3 CH2'.AG18 'sp3 CH2'.AM18:'sp3 CH2'.AM18 'sp3 CH2'.AS18:'sp3 CH2'.AS18" chart:data-source-has-labels="both" svg:x="1.331cm" svg:y="1.275cm" svg:width="11.874cm" svg:height="7.545cm">
          <chartooo:coordinate-region svg:x="1.952cm" svg:y="1.275cm" svg:width="11.253cm" svg:height="4.925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9:'sp3 CH2'.I9 'sp3 CH2'.O9:'sp3 CH2'.O9 'sp3 CH2'.U9:'sp3 CH2'.U9 'sp3 CH2'.AA9:'sp3 CH2'.AA9 'sp3 CH2'.AG9:'sp3 CH2'.AG9 'sp3 CH2'.AM9:'sp3 CH2'.AM9 'sp3 CH2'.AS9:'sp3 CH2'.AS9" chart:label-cell-address="'sp3 CH2'.B1:'sp3 CH2'.B1" chart:class="chart:bar">
            <chart:data-point chart:repeated="7"/>
          </chart:series>
          <chart:series chart:style-name="ch10" chart:values-cell-range-address="'sp3 CH2'.I18:'sp3 CH2'.I18 'sp3 CH2'.O18:'sp3 CH2'.O18 'sp3 CH2'.U18:'sp3 CH2'.U18 'sp3 CH2'.AA18:'sp3 CH2'.AA18 'sp3 CH2'.AG18:'sp3 CH2'.AG18 'sp3 CH2'.AM18:'sp3 CH2'.AM18 'sp3 CH2'.AS18:'sp3 CH2'.AS18" chart:label-cell-address="'sp3 CH2'.D1:'sp3 CH2'.D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10.8615537309993">
                <text:p>10.8615537309993</text:p>
                <draw:g>
                  <svg:desc>'sp3 CH2'.I9:'sp3 CH2'.I9 'sp3 CH2'.O9:'sp3 CH2'.O9 'sp3 CH2'.U9:'sp3 CH2'.U9 'sp3 CH2'.AA9:'sp3 CH2'.AA9 'sp3 CH2'.AG9:'sp3 CH2'.AG9 'sp3 CH2'.AM9:'sp3 CH2'.AM9 'sp3 CH2'.AS9:'sp3 CH2'.AS9</svg:desc>
                </draw:g>
              </table:table-cell>
              <table:table-cell office:value-type="float" office:value="4.9432176782943">
                <text:p>4.9432176782943</text:p>
              </table:table-cell>
              <table:table-cell office:value-type="float" office:value="12.1698533993647">
                <text:p>12.1698533993647</text:p>
              </table:table-cell>
              <table:table-cell office:value-type="float" office:value="6.95032755680259">
                <text:p>6.95032755680259</text:p>
              </table:table-cell>
              <table:table-cell office:value-type="float" office:value="6.24418372343071">
                <text:p>6.24418372343071</text:p>
              </table:table-cell>
              <table:table-cell office:value-type="float" office:value="3.13398023396569">
                <text:p>3.13398023396569</text:p>
              </table:table-cell>
              <table:table-cell office:value-type="float" office:value="3.18393909234796">
                <text:p>3.18393909234796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8.29706678338905">
                <text:p>8.29706678338905</text:p>
                <draw:g>
                  <svg:desc>'sp3 CH2'.I18:'sp3 CH2'.I18 'sp3 CH2'.O18:'sp3 CH2'.O18 'sp3 CH2'.U18:'sp3 CH2'.U18 'sp3 CH2'.AA18:'sp3 CH2'.AA18 'sp3 CH2'.AG18:'sp3 CH2'.AG18 'sp3 CH2'.AM18:'sp3 CH2'.AM18 'sp3 CH2'.AS18:'sp3 CH2'.AS18</svg:desc>
                </draw:g>
              </table:table-cell>
              <table:table-cell office:value-type="float" office:value="5.08994526222655">
                <text:p>5.08994526222655</text:p>
              </table:table-cell>
              <table:table-cell office:value-type="float" office:value="8.97893483451643">
                <text:p>8.97893483451643</text:p>
              </table:table-cell>
              <table:table-cell office:value-type="float" office:value="6.29488448932663">
                <text:p>6.29488448932663</text:p>
              </table:table-cell>
              <table:table-cell office:value-type="float" office:value="5.8026708954834">
                <text:p>5.8026708954834</text:p>
              </table:table-cell>
              <table:table-cell office:value-type="float" office:value="3.42355384477495">
                <text:p>3.42355384477495</text:p>
              </table:table-cell>
              <table:table-cell office:value-type="float" office:value="4.71941653080717">
                <text:p>4.719416530807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4" chart:reverse-direction="false" text:line-break="false" loext:try-staggering-first="false" chart:link-data-style-to-source="true" chart:axis-position="1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9.208cm" xlink:href=".." xlink:type="simple" chart:class="chart:bar" chart:style-name="ch1">
        <chart:title svg:x="5.955cm" svg:y="0.319cm" chart:style-name="ch2">
          <text:p>PBE0 Excitation</text:p>
        </chart:title>
        <chart:legend svg:x="12.424cm" svg:y="0.65cm" style:legend-expansion="custom" chartooo:width="2.936cm" chartooo:height="1.202cm" style:legend-expansion-aspect-ratio="2.44259567387687" chart:style-name="ch3"/>
        <chart:plot-area chart:style-name="ch4" table:cell-range-address="'sp3 CH3'.E5:'sp3 CH3'.E5 'sp3 CH3'.K5:'sp3 CH3'.K5 'sp3 CH3'.Q5:'sp3 CH3'.Q5 'sp3 CH3'.W5:'sp3 CH3'.W5 'sp3 CH3'.AC5:'sp3 CH3'.AC5 'sp3 CH3'.AI5:'sp3 CH3'.AI5 'sp3 CH3'.AO5:'sp3 CH3'.AO5 'sp3 CH3'.AU5:'sp3 CH3'.AU5 'sp3 CH3'.B1:'sp3 CH3'.B1 'sp3 CH3'.H143:'sp3 CH3'.H143 'sp3 CH3'.N143:'sp3 CH3'.N143 'sp3 CH3'.T143:'sp3 CH3'.T143 'sp3 CH3'.Z143:'sp3 CH3'.Z143 'sp3 CH3'.AF143:'sp3 CH3'.AF143 'sp3 CH3'.AL143:'sp3 CH3'.AL143 'sp3 CH3'.AR143:'sp3 CH3'.AR143 'sp3 CH3'.AX143:'sp3 CH3'.AX143 'sp3 CH3'.D1:'sp3 CH3'.D1 'sp3 CH3'.H152:'sp3 CH3'.H152 'sp3 CH3'.N152:'sp3 CH3'.N152 'sp3 CH3'.T152:'sp3 CH3'.T152 'sp3 CH3'.Z152:'sp3 CH3'.Z152 'sp3 CH3'.AF152:'sp3 CH3'.AF152 'sp3 CH3'.AL152:'sp3 CH3'.AL152 'sp3 CH3'.AR152:'sp3 CH3'.AR152 'sp3 CH3'.AX152:'sp3 CH3'.AX152" chart:data-source-has-labels="both" svg:x="0.472cm" svg:y="0.028cm" svg:width="15.132cm" svg:height="9.11cm">
          <chartooo:coordinate-region svg:x="1.199cm" svg:y="0.254cm" svg:width="14.405cm" svg:height="6.426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 'sp3 CH3'.AO5:'sp3 CH3'.AO5 'sp3 CH3'.AU5:'sp3 CH3'.AU5"/>
          </chart:axis>
          <chart:axis chart:dimension="y" chart:name="primary-y" chart:style-name="ch6">
            <chart:title svg:x="0cm" svg:y="3.996cm" chart:style-name="ch7">
              <text:p>eV</text:p>
            </chart:title>
            <chart:grid chart:style-name="ch8" chart:class="major"/>
          </chart:axis>
          <chart:series chart:style-name="ch9" chart:values-cell-range-address="'sp3 CH3'.H143:'sp3 CH3'.H143 'sp3 CH3'.N143:'sp3 CH3'.N143 'sp3 CH3'.T143:'sp3 CH3'.T143 'sp3 CH3'.Z143:'sp3 CH3'.Z143 'sp3 CH3'.AF143:'sp3 CH3'.AF143 'sp3 CH3'.AL143:'sp3 CH3'.AL143 'sp3 CH3'.AR143:'sp3 CH3'.AR143 'sp3 CH3'.AX143:'sp3 CH3'.AX143" chart:label-cell-address="'sp3 CH3'.B1:'sp3 CH3'.B1" chart:class="chart:bar">
            <chart:data-point chart:repeated="8"/>
          </chart:series>
          <chart:series chart:style-name="ch10" chart:values-cell-range-address="'sp3 CH3'.H152:'sp3 CH3'.H152 'sp3 CH3'.N152:'sp3 CH3'.N152 'sp3 CH3'.T152:'sp3 CH3'.T152 'sp3 CH3'.Z152:'sp3 CH3'.Z152 'sp3 CH3'.AF152:'sp3 CH3'.AF152 'sp3 CH3'.AL152:'sp3 CH3'.AL152 'sp3 CH3'.AR152:'sp3 CH3'.AR152 'sp3 CH3'.AX152:'sp3 CH3'.AX152" chart:label-cell-address="'sp3 CH3'.D1:'sp3 CH3'.D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 'sp3 CH3'.AO5:'sp3 CH3'.AO5 'sp3 CH3'.AU5:'sp3 CH3'.AU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  <table:table-cell office:value-type="string">
                <text:p>Ethanal</text:p>
              </table:table-cell>
              <table:table-cell office:value-type="string">
                <text:p>ClAuP(CH3)3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10.7302917701002">
                <text:p>10.7302917701002</text:p>
                <draw:g>
                  <svg:desc>'sp3 CH3'.H143:'sp3 CH3'.H143 'sp3 CH3'.N143:'sp3 CH3'.N143 'sp3 CH3'.T143:'sp3 CH3'.T143 'sp3 CH3'.Z143:'sp3 CH3'.Z143 'sp3 CH3'.AF143:'sp3 CH3'.AF143 'sp3 CH3'.AL143:'sp3 CH3'.AL143 'sp3 CH3'.AR143:'sp3 CH3'.AR143 'sp3 CH3'.AX143:'sp3 CH3'.AX143</svg:desc>
                </draw:g>
              </table:table-cell>
              <table:table-cell office:value-type="float" office:value="8.95672326436227">
                <text:p>8.95672326436227</text:p>
              </table:table-cell>
              <table:table-cell office:value-type="float" office:value="6.37475382127327">
                <text:p>6.37475382127327</text:p>
              </table:table-cell>
              <table:table-cell office:value-type="float" office:value="5.4447156767977">
                <text:p>5.4447156767977</text:p>
              </table:table-cell>
              <table:table-cell office:value-type="float" office:value="3.84232157983893">
                <text:p>3.84232157983893</text:p>
              </table:table-cell>
              <table:table-cell office:value-type="float" office:value="11.1321234959184">
                <text:p>11.1321234959184</text:p>
              </table:table-cell>
              <table:table-cell office:value-type="float" office:value="3.59090653705055">
                <text:p>3.59090653705055</text:p>
              </table:table-cell>
              <table:table-cell office:value-type="float" office:value="5.69236717313238">
                <text:p>5.69236717313238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10.3353245173903">
                <text:p>10.3353245173903</text:p>
                <draw:g>
                  <svg:desc>'sp3 CH3'.H152:'sp3 CH3'.H152 'sp3 CH3'.N152:'sp3 CH3'.N152 'sp3 CH3'.T152:'sp3 CH3'.T152 'sp3 CH3'.Z152:'sp3 CH3'.Z152 'sp3 CH3'.AF152:'sp3 CH3'.AF152 'sp3 CH3'.AL152:'sp3 CH3'.AL152 'sp3 CH3'.AR152:'sp3 CH3'.AR152 'sp3 CH3'.AX152:'sp3 CH3'.AX152</svg:desc>
                </draw:g>
              </table:table-cell>
              <table:table-cell office:value-type="float" office:value="9.807992491675">
                <text:p>9.807992491675</text:p>
              </table:table-cell>
              <table:table-cell office:value-type="float" office:value="6.57362889429174">
                <text:p>6.57362889429174</text:p>
              </table:table-cell>
              <table:table-cell office:value-type="float" office:value="4.96993577481561">
                <text:p>4.96993577481561</text:p>
              </table:table-cell>
              <table:table-cell office:value-type="float" office:value="3.8642377676897">
                <text:p>3.8642377676897</text:p>
              </table:table-cell>
              <table:table-cell office:value-type="float" office:value="10.6559239569587">
                <text:p>10.6559239569587</text:p>
              </table:table-cell>
              <table:table-cell office:value-type="float" office:value="3.28931940747265">
                <text:p>3.28931940747265</text:p>
              </table:table-cell>
              <table:table-cell office:value-type="float" office:value="5.18040881583593">
                <text:p>5.1804088158359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45cm" svg:y="0.316cm" chart:style-name="ch2">
          <text:p>HF TDDFT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10:'sp3 CH2'.I10 'sp3 CH2'.O10:'sp3 CH2'.O10 'sp3 CH2'.U10:'sp3 CH2'.U10 'sp3 CH2'.AA10:'sp3 CH2'.AA10 'sp3 CH2'.AG10:'sp3 CH2'.AG10 'sp3 CH2'.AM10:'sp3 CH2'.AM10 'sp3 CH2'.AS10:'sp3 CH2'.AS10 'sp3 CH2'.D1:'sp3 CH2'.D1 'sp3 CH2'.I20:'sp3 CH2'.I20 'sp3 CH2'.O20:'sp3 CH2'.O20 'sp3 CH2'.U20:'sp3 CH2'.U20 'sp3 CH2'.AA20:'sp3 CH2'.AA20 'sp3 CH2'.AG20:'sp3 CH2'.AG20 'sp3 CH2'.AM20:'sp3 CH2'.AM20 'sp3 CH2'.AS20:'sp3 CH2'.AS20" chart:data-source-has-labels="both" svg:x="1.331cm" svg:y="1.275cm" svg:width="11.874cm" svg:height="7.545cm">
          <chartooo:coordinate-region svg:x="1.952cm" svg:y="1.275cm" svg:width="11.253cm" svg:height="4.925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10:'sp3 CH2'.I10 'sp3 CH2'.O10:'sp3 CH2'.O10 'sp3 CH2'.U10:'sp3 CH2'.U10 'sp3 CH2'.AA10:'sp3 CH2'.AA10 'sp3 CH2'.AG10:'sp3 CH2'.AG10 'sp3 CH2'.AM10:'sp3 CH2'.AM10 'sp3 CH2'.AS10:'sp3 CH2'.AS10" chart:label-cell-address="'sp3 CH2'.B1:'sp3 CH2'.B1" chart:class="chart:bar">
            <chart:data-point chart:repeated="7"/>
          </chart:series>
          <chart:series chart:style-name="ch10" chart:values-cell-range-address="'sp3 CH2'.I20:'sp3 CH2'.I20 'sp3 CH2'.O20:'sp3 CH2'.O20 'sp3 CH2'.U20:'sp3 CH2'.U20 'sp3 CH2'.AA20:'sp3 CH2'.AA20 'sp3 CH2'.AG20:'sp3 CH2'.AG20 'sp3 CH2'.AM20:'sp3 CH2'.AM20 'sp3 CH2'.AS20:'sp3 CH2'.AS20" chart:label-cell-address="'sp3 CH2'.D1:'sp3 CH2'.D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11.2100291700045">
                <text:p>11.2100291700045</text:p>
                <draw:g>
                  <svg:desc>'sp3 CH2'.I10:'sp3 CH2'.I10 'sp3 CH2'.O10:'sp3 CH2'.O10 'sp3 CH2'.U10:'sp3 CH2'.U10 'sp3 CH2'.AA10:'sp3 CH2'.AA10 'sp3 CH2'.AG10:'sp3 CH2'.AG10 'sp3 CH2'.AM10:'sp3 CH2'.AM10 'sp3 CH2'.AS10:'sp3 CH2'.AS10</svg:desc>
                </draw:g>
              </table:table-cell>
              <table:table-cell office:value-type="float" office:value="6.3937229590425">
                <text:p>6.3937229590425</text:p>
              </table:table-cell>
              <table:table-cell office:value-type="float" office:value="10.217131972255">
                <text:p>10.217131972255</text:p>
              </table:table-cell>
              <table:table-cell office:value-type="float" office:value="8.57420333053356">
                <text:p>8.57420333053356</text:p>
              </table:table-cell>
              <table:table-cell office:value-type="float" office:value="7.55655502459187">
                <text:p>7.55655502459187</text:p>
              </table:table-cell>
              <table:table-cell office:value-type="float" office:value="4.27822160394227">
                <text:p>4.27822160394227</text:p>
              </table:table-cell>
              <table:table-cell office:value-type="float" office:value="4.28781731429962">
                <text:p>4.28781731429962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7.345169018085">
                <text:p>7.345169018085</text:p>
                <draw:g>
                  <svg:desc>'sp3 CH2'.I20:'sp3 CH2'.I20 'sp3 CH2'.O20:'sp3 CH2'.O20 'sp3 CH2'.U20:'sp3 CH2'.U20 'sp3 CH2'.AA20:'sp3 CH2'.AA20 'sp3 CH2'.AG20:'sp3 CH2'.AG20 'sp3 CH2'.AM20:'sp3 CH2'.AM20 'sp3 CH2'.AS20:'sp3 CH2'.AS20</svg:desc>
                </draw:g>
              </table:table-cell>
              <table:table-cell office:value-type="float" office:value="6.56367140017194">
                <text:p>6.56367140017194</text:p>
              </table:table-cell>
              <table:table-cell office:value-type="float" office:value="8.61956331238671">
                <text:p>8.61956331238671</text:p>
              </table:table-cell>
              <table:table-cell office:value-type="float" office:value="7.43744688668752">
                <text:p>7.43744688668752</text:p>
              </table:table-cell>
              <table:table-cell office:value-type="float" office:value="7.01037110959494">
                <text:p>7.01037110959494</text:p>
              </table:table-cell>
              <table:table-cell office:value-type="float" office:value="4.1895311513481">
                <text:p>4.1895311513481</text:p>
              </table:table-cell>
              <table:table-cell office:value-type="float" office:value="4.51309158600342">
                <text:p>4.513091586003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